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8736in"/>
    </style:style>
    <style:style style:name="co2" style:family="table-column">
      <style:table-column-properties fo:break-before="auto" style:column-width="0.5374in"/>
    </style:style>
    <style:style style:name="co3" style:family="table-column">
      <style:table-column-properties fo:break-before="auto" style:column-width="0.6555in"/>
    </style:style>
    <style:style style:name="co4" style:family="table-column">
      <style:table-column-properties fo:break-before="auto" style:column-width="0.6661in"/>
    </style:style>
    <style:style style:name="co5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6161in"/>
    </style:style>
    <style:style style:name="co7" style:family="table-column">
      <style:table-column-properties fo:break-before="auto" style:column-width="0.9161in"/>
    </style:style>
    <style:style style:name="co8" style:family="table-column">
      <style:table-column-properties fo:break-before="auto" style:column-width="1.2098in"/>
    </style:style>
    <style:style style:name="co9" style:family="table-column">
      <style:table-column-properties fo:break-before="auto" style:column-width="0.5898in"/>
    </style:style>
    <style:style style:name="co10" style:family="table-column">
      <style:table-column-properties fo:break-before="auto" style:column-width="0.7425in"/>
    </style:style>
    <style:style style:name="co11" style:family="table-column">
      <style:table-column-properties fo:break-before="auto" style:column-width="0.8508in"/>
    </style:style>
    <style:style style:name="co12" style:family="table-column">
      <style:table-column-properties fo:break-before="auto" style:column-width="0.7752in"/>
    </style:style>
    <style:style style:name="co13" style:family="table-column">
      <style:table-column-properties fo:break-before="auto" style:column-width="1.0689in"/>
    </style:style>
    <style:style style:name="co14" style:family="table-column">
      <style:table-column-properties fo:break-before="auto" style:column-width="1.428in"/>
    </style:style>
    <style:style style:name="co15" style:family="table-column">
      <style:table-column-properties fo:break-before="auto" style:column-width="1.5146in"/>
    </style:style>
    <style:style style:name="co16" style:family="table-column">
      <style:table-column-properties fo:break-before="auto" style:column-width="1.7543in"/>
    </style:style>
    <style:style style:name="co17" style:family="table-column">
      <style:table-column-properties fo:break-before="auto" style:column-width="2.2008in"/>
    </style:style>
    <style:style style:name="co18" style:family="table-column">
      <style:table-column-properties fo:break-before="auto" style:column-width="1.6563in"/>
    </style:style>
    <style:style style:name="co19" style:family="table-column">
      <style:table-column-properties fo:break-before="auto" style:column-width="2.1028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2">
      <style:table-cell-properties fo:border="0.06pt solid #000000"/>
    </style:style>
    <style:style style:name="ce4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visibility="collapse" table:number-columns-repeated="2" table:default-cell-style-name="Default"/>
        <table:table-column table:style-name="co8" table:visibility="collapse" table:default-cell-style-name="Default"/>
        <table:table-column table:style-name="co9" table:visibility="collapse" table:number-columns-repeated="2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8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3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Day of week</text:p>
          </table:table-cell>
          <table:table-cell table:style-name="ce1" office:value-type="string">
            <text:p>G.Moon_Phase</text:p>
          </table:table-cell>
          <table:table-cell table:style-name="ce1" office:value-type="string">
            <text:p>G.Sun</text:p>
          </table:table-cell>
          <table:table-cell table:style-name="ce1" office:value-type="string">
            <text:p>G.Moon</text:p>
          </table:table-cell>
          <table:table-cell table:style-name="ce1" office:value-type="string">
            <text:p>G.TrueNorthNode</text:p>
          </table:table-cell>
          <table:table-cell table:style-name="ce1" office:value-type="string">
            <text:p>G.Sun</text:p>
          </table:table-cell>
          <table:table-cell table:style-name="ce1" office:value-type="string">
            <text:p>G.Moon</text:p>
          </table:table-cell>
          <table:table-cell table:style-name="ce1" office:value-type="string">
            <text:p>G.TrueNorthNode</text:p>
          </table:table-cell>
          <table:table-cell table:style-name="ce1" office:value-type="string">
            <text:p>D.Sun</text:p>
          </table:table-cell>
          <table:table-cell table:style-name="ce1" office:value-type="string">
            <text:p>D.Moon</text:p>
          </table:table-cell>
          <table:table-cell table:style-name="ce1" office:value-type="string">
            <text:p>G.L.Moon</text:p>
          </table:table-cell>
          <table:table-cell table:style-name="ce1" office:value-type="string">
            <text:p>G.Moon</text:p>
          </table:table-cell>
          <table:table-cell table:style-name="ce1" office:value-type="string">
            <text:p>G.Sun</text:p>
          </table:table-cell>
          <table:table-cell table:style-name="ce1" office:value-type="string">
            <text:p>G.TrueNorthNode</text:p>
          </table:table-cell>
          <table:table-cell table:style-name="ce1" office:value-type="string">
            <text:p>G.Moon/G.Sun</text:p>
          </table:table-cell>
          <table:table-cell table:style-name="ce1" office:value-type="string">
            <text:p>G.Moon/G.Sun / 360</text:p>
          </table:table-cell>
          <table:table-cell table:style-name="ce1" office:value-type="string">
            <text:p>G.Moon/G.Sun % 360</text:p>
          </table:table-cell>
          <table:table-cell table:style-name="ce1" office:value-type="string">
            <text:p>G.Moon_Phase</text:p>
          </table:table-cell>
          <table:table-cell office:value-type="string">
            <text:p>G.Moon/G.TrueNorthNode</text:p>
          </table:table-cell>
          <table:table-cell office:value-type="string">
            <text:p>G.Moon/G.TrueNorthNode % 360</text:p>
          </table:table-cell>
          <table:table-cell office:value-type="string">
            <text:p>G.Sun/G.TrueNorthNode</text:p>
          </table:table-cell>
          <table:table-cell office:value-type="string">
            <text:p>G.Sun/G.TrueNorthNode % 360</text:p>
          </table:table-cell>
        </table:table-row>
        <table:table-row table:style-name="ro2">
          <table:table-cell table:style-name="ce2" office:value-type="string">
            <text:p>1906-01-10 11:37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89.565">
            <text:p>289.57</text:p>
          </table:table-cell>
          <table:table-cell table:style-name="ce3" office:value-type="float" office:value="109.569">
            <text:p>109.57</text:p>
          </table:table-cell>
          <table:table-cell table:style-name="ce3" office:value-type="float" office:value="141.138">
            <text:p>141.14</text:p>
          </table:table-cell>
          <table:table-cell table:style-name="ce2" office:value-type="string">
            <text:p>19 ♑ 33' 54"</text:p>
          </table:table-cell>
          <table:table-cell table:style-name="ce2" office:value-type="string">
            <text:p>19 ♋ 34' 08"</text:p>
          </table:table-cell>
          <table:table-cell table:style-name="ce2" office:value-type="string">
            <text:p>21 ♌ 08' 16"</text:p>
          </table:table-cell>
          <table:table-cell table:style-name="ce2" office:value-type="float" office:value="-22.022">
            <text:p>-22.022</text:p>
          </table:table-cell>
          <table:table-cell table:style-name="ce2" office:value-type="float" office:value="19.322">
            <text:p>19.322</text:p>
          </table:table-cell>
          <table:table-cell table:style-name="ce2" office:value-type="float" office:value="-2.728">
            <text:p>-2.728</text:p>
          </table:table-cell>
          <table:table-cell table:style-name="ce2" office:value-type="float" office:value="109.569">
            <text:p>109.569</text:p>
          </table:table-cell>
          <table:table-cell table:style-name="ce2" office:value-type="float" office:value="289.565">
            <text:p>289.565</text:p>
          </table:table-cell>
          <table:table-cell table:style-name="ce2" office:value-type="float" office:value="141.138">
            <text:p>141.138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0.5000111111">
            <text:p>0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table:number-columns-repeated="2" office:value-type="float" office:value="328.431">
            <text:p>328.431</text:p>
          </table:table-cell>
          <table:table-cell office:value-type="float" office:value="508.427">
            <text:p>508.427</text:p>
          </table:table-cell>
          <table:table-cell office:value-type="float" office:value="148.427">
            <text:p>148.427</text:p>
          </table:table-cell>
        </table:table-row>
        <table:table-row table:style-name="ro2">
          <table:table-cell table:style-name="ce2" office:value-type="string">
            <text:p>1906-01-24 12:10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03.841">
            <text:p>303.84</text:p>
          </table:table-cell>
          <table:table-cell table:style-name="ce3" office:value-type="float" office:value="303.846">
            <text:p>303.85</text:p>
          </table:table-cell>
          <table:table-cell table:style-name="ce3" office:value-type="float" office:value="140.913">
            <text:p>140.91</text:p>
          </table:table-cell>
          <table:table-cell table:style-name="ce2" office:value-type="string">
            <text:p><text:s/>3 ♒ 50' 26"</text:p>
          </table:table-cell>
          <table:table-cell table:style-name="ce2" office:value-type="string">
            <text:p><text:s/>3 ♒ 50' 46"</text:p>
          </table:table-cell>
          <table:table-cell table:style-name="ce2" office:value-type="string">
            <text:p>20 ♌ 54' 45"</text:p>
          </table:table-cell>
          <table:table-cell table:style-name="ce2" office:value-type="float" office:value="-19.3">
            <text:p>-19.3</text:p>
          </table:table-cell>
          <table:table-cell table:style-name="ce2" office:value-type="float" office:value="-17.795">
            <text:p>-17.795</text:p>
          </table:table-cell>
          <table:table-cell table:style-name="ce2" office:value-type="float" office:value="1.547">
            <text:p>1.547</text:p>
          </table:table-cell>
          <table:table-cell table:style-name="ce2" office:value-type="float" office:value="303.846">
            <text:p>303.846</text:p>
          </table:table-cell>
          <table:table-cell table:style-name="ce2" office:value-type="float" office:value="303.841">
            <text:p>303.841</text:p>
          </table:table-cell>
          <table:table-cell table:style-name="ce2" office:value-type="float" office:value="140.913">
            <text:p>140.913</text:p>
          </table:table-cell>
          <table:table-cell table:style-name="ce2" office:value-type="float" office:value="360.005">
            <text:p>360.005</text:p>
          </table:table-cell>
          <table:table-cell table:style-name="ce2" office:value-type="float" office:value="1.0000138889">
            <text:p>1.0000138889</text:p>
          </table:table-cell>
          <table:table-cell table:style-name="ce2" office:value-type="float" office:value="0.005">
            <text:p>0.005</text:p>
          </table:table-cell>
          <table:table-cell table:style-name="ce2" office:value-type="float" office:value="30">
            <text:p>30</text:p>
          </table:table-cell>
          <table:table-cell office:value-type="float" office:value="522.933">
            <text:p>522.933</text:p>
          </table:table-cell>
          <table:table-cell office:value-type="float" office:value="162.933">
            <text:p>162.933</text:p>
          </table:table-cell>
          <table:table-cell office:value-type="float" office:value="522.928">
            <text:p>522.928</text:p>
          </table:table-cell>
          <table:table-cell office:value-type="float" office:value="162.928">
            <text:p>162.928</text:p>
          </table:table-cell>
        </table:table-row>
        <table:table-row table:style-name="ro2">
          <table:table-cell table:style-name="ce2" office:value-type="string">
            <text:p>1906-02-09 02:46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19.677">
            <text:p>319.68</text:p>
          </table:table-cell>
          <table:table-cell table:style-name="ce3" office:value-type="float" office:value="139.681">
            <text:p>139.68</text:p>
          </table:table-cell>
          <table:table-cell table:style-name="ce3" office:value-type="float" office:value="140.931">
            <text:p>140.93</text:p>
          </table:table-cell>
          <table:table-cell table:style-name="ce2" office:value-type="string">
            <text:p>19 ♒ 40' 36"</text:p>
          </table:table-cell>
          <table:table-cell table:style-name="ce2" office:value-type="string">
            <text:p>19 ♌ 40' 50"</text:p>
          </table:table-cell>
          <table:table-cell table:style-name="ce2" office:value-type="string">
            <text:p>20 ♌ 55' 51"</text:p>
          </table:table-cell>
          <table:table-cell table:style-name="ce2" office:value-type="float" office:value="-14.922">
            <text:p>-14.922</text:p>
          </table:table-cell>
          <table:table-cell table:style-name="ce2" office:value-type="float" office:value="14.811">
            <text:p>14.811</text:p>
          </table:table-cell>
          <table:table-cell table:style-name="ce2" office:value-type="float" office:value="-0.116">
            <text:p>-0.116</text:p>
          </table:table-cell>
          <table:table-cell table:style-name="ce2" office:value-type="float" office:value="499.681">
            <text:p>499.681</text:p>
          </table:table-cell>
          <table:table-cell table:style-name="ce2" office:value-type="float" office:value="319.677">
            <text:p>319.677</text:p>
          </table:table-cell>
          <table:table-cell table:style-name="ce2" office:value-type="float" office:value="140.931">
            <text:p>140.931</text:p>
          </table:table-cell>
          <table:table-cell table:style-name="ce2" office:value-type="float" office:value="540.004">
            <text:p>540.004</text:p>
          </table:table-cell>
          <table:table-cell table:style-name="ce2" office:value-type="float" office:value="1.5000111111">
            <text:p>1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office:value-type="float" office:value="718.75">
            <text:p>718.75</text:p>
          </table:table-cell>
          <table:table-cell office:value-type="float" office:value="358.75">
            <text:p>358.75</text:p>
          </table:table-cell>
          <table:table-cell office:value-type="float" office:value="538.746">
            <text:p>538.746</text:p>
          </table:table-cell>
          <table:table-cell office:value-type="float" office:value="178.746">
            <text:p>178.746</text:p>
          </table:table-cell>
        </table:table-row>
        <table:table-row table:style-name="ro2">
          <table:table-cell table:style-name="ce2" office:value-type="string">
            <text:p>1906-02-23 02:57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3" office:value-type="float" office:value="333.814">
            <text:p>333.81</text:p>
          </table:table-cell>
          <table:table-cell table:style-name="ce3" office:value-type="float" office:value="140.964">
            <text:p>140.96</text:p>
          </table:table-cell>
          <table:table-cell table:style-name="ce2" office:value-type="string">
            <text:p><text:s/>3 ♓ 48' 50"</text:p>
          </table:table-cell>
          <table:table-cell table:style-name="ce2" office:value-type="string">
            <text:p><text:s/>3 ♓ 48' 51"</text:p>
          </table:table-cell>
          <table:table-cell table:style-name="ce2" office:value-type="string">
            <text:p>20 ♌ 57' 49"</text:p>
          </table:table-cell>
          <table:table-cell table:style-name="ce2" office:value-type="float" office:value="-10.114">
            <text:p>-10.114</text:p>
          </table:table-cell>
          <table:table-cell table:style-name="ce2" office:value-type="float" office:value="-11.209">
            <text:p>-11.209</text:p>
          </table:table-cell>
          <table:table-cell table:style-name="ce2" office:value-type="float" office:value="-1.175">
            <text:p>-1.175</text:p>
          </table:table-cell>
          <table:table-cell table:style-name="ce2" office:value-type="float" office:value="693.814">
            <text:p>693.814</text:p>
          </table:table-cell>
          <table:table-cell table:style-name="ce2" office:value-type="float" office:value="333.814">
            <text:p>333.814</text:p>
          </table:table-cell>
          <table:table-cell table:style-name="ce2" office:value-type="float" office:value="140.964">
            <text:p>140.964</text:p>
          </table:table-cell>
          <table:table-cell table:style-name="ce2" office:value-type="float" office:value="720">
            <text:p>72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0">
            <text:p>30</text:p>
          </table:table-cell>
          <table:table-cell office:value-type="float" office:value="912.85">
            <text:p>912.85</text:p>
          </table:table-cell>
          <table:table-cell office:value-type="float" office:value="192.85">
            <text:p>192.85</text:p>
          </table:table-cell>
          <table:table-cell office:value-type="float" office:value="552.85">
            <text:p>552.85</text:p>
          </table:table-cell>
          <table:table-cell office:value-type="float" office:value="192.85">
            <text:p>192.85</text:p>
          </table:table-cell>
        </table:table-row>
        <table:table-row table:style-name="ro2">
          <table:table-cell table:style-name="ce2" office:value-type="string">
            <text:p>1906-03-10 15:18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49.365">
            <text:p>349.37</text:p>
          </table:table-cell>
          <table:table-cell table:style-name="ce3" office:value-type="float" office:value="169.37">
            <text:p>169.37</text:p>
          </table:table-cell>
          <table:table-cell table:style-name="ce3" office:value-type="float" office:value="140.77">
            <text:p>140.77</text:p>
          </table:table-cell>
          <table:table-cell table:style-name="ce2" office:value-type="string">
            <text:p>19 ♓ 21' 53"</text:p>
          </table:table-cell>
          <table:table-cell table:style-name="ce2" office:value-type="string">
            <text:p>19 ♍ 22' 11"</text:p>
          </table:table-cell>
          <table:table-cell table:style-name="ce2" office:value-type="string">
            <text:p>20 ♌ 46' 11"</text:p>
          </table:table-cell>
          <table:table-cell table:style-name="ce2" office:value-type="float" office:value="-4.212">
            <text:p>-4.212</text:p>
          </table:table-cell>
          <table:table-cell table:style-name="ce2" office:value-type="float" office:value="6.511">
            <text:p>6.511</text:p>
          </table:table-cell>
          <table:table-cell table:style-name="ce2" office:value-type="float" office:value="2.502">
            <text:p>2.502</text:p>
          </table:table-cell>
          <table:table-cell table:style-name="ce2" office:value-type="float" office:value="889.37">
            <text:p>889.37</text:p>
          </table:table-cell>
          <table:table-cell table:style-name="ce2" office:value-type="float" office:value="349.365">
            <text:p>349.365</text:p>
          </table:table-cell>
          <table:table-cell table:style-name="ce2" office:value-type="float" office:value="140.77">
            <text:p>140.77</text:p>
          </table:table-cell>
          <table:table-cell table:style-name="ce2" office:value-type="float" office:value="900.005">
            <text:p>900.005</text:p>
          </table:table-cell>
          <table:table-cell table:style-name="ce2" office:value-type="float" office:value="2.5000138889">
            <text:p>2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1108.6">
            <text:p>1108.6</text:p>
          </table:table-cell>
          <table:table-cell office:value-type="float" office:value="28.6">
            <text:p>28.6</text:p>
          </table:table-cell>
          <table:table-cell office:value-type="float" office:value="568.595">
            <text:p>568.595</text:p>
          </table:table-cell>
          <table:table-cell office:value-type="float" office:value="208.595">
            <text:p>208.595</text:p>
          </table:table-cell>
        </table:table-row>
        <table:table-row table:style-name="ro2">
          <table:table-cell table:style-name="ce2" office:value-type="string">
            <text:p>1906-03-24 18:52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.436">
            <text:p>3.44</text:p>
          </table:table-cell>
          <table:table-cell table:style-name="ce3" office:value-type="float" office:value="3.437">
            <text:p>3.44</text:p>
          </table:table-cell>
          <table:table-cell table:style-name="ce3" office:value-type="float" office:value="140.287">
            <text:p>140.29</text:p>
          </table:table-cell>
          <table:table-cell table:style-name="ce2" office:value-type="string">
            <text:p><text:s/>3 ♈ 26' 08"</text:p>
          </table:table-cell>
          <table:table-cell table:style-name="ce2" office:value-type="string">
            <text:p><text:s/>3 ♈ 26' 13"</text:p>
          </table:table-cell>
          <table:table-cell table:style-name="ce2" office:value-type="string">
            <text:p>20 ♌ 17' 13"</text:p>
          </table:table-cell>
          <table:table-cell table:style-name="ce2" office:value-type="float" office:value="1.366">
            <text:p>1.366</text:p>
          </table:table-cell>
          <table:table-cell table:style-name="ce2" office:value-type="float" office:value="-1.864">
            <text:p>-1.864</text:p>
          </table:table-cell>
          <table:table-cell table:style-name="ce2" office:value-type="float" office:value="-3.521">
            <text:p>-3.521</text:p>
          </table:table-cell>
          <table:table-cell table:style-name="ce2" office:value-type="float" office:value="1083.437">
            <text:p>1083.437</text:p>
          </table:table-cell>
          <table:table-cell table:style-name="ce2" office:value-type="float" office:value="363.436">
            <text:p>363.436</text:p>
          </table:table-cell>
          <table:table-cell table:style-name="ce2" office:value-type="float" office:value="140.287">
            <text:p>140.287</text:p>
          </table:table-cell>
          <table:table-cell table:style-name="ce2" office:value-type="float" office:value="1080.001">
            <text:p>1080.001</text:p>
          </table:table-cell>
          <table:table-cell table:style-name="ce2" office:value-type="float" office:value="3.0000027778">
            <text:p>3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1303.15">
            <text:p>1303.15</text:p>
          </table:table-cell>
          <table:table-cell office:value-type="float" office:value="223.15">
            <text:p>223.15</text:p>
          </table:table-cell>
          <table:table-cell office:value-type="float" office:value="583.149">
            <text:p>583.149</text:p>
          </table:table-cell>
          <table:table-cell office:value-type="float" office:value="223.149">
            <text:p>223.149</text:p>
          </table:table-cell>
        </table:table-row>
        <table:table-row table:style-name="ro2">
          <table:table-cell table:style-name="ce2" office:value-type="string">
            <text:p>1906-04-09 01:13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8.489">
            <text:p>18.49</text:p>
          </table:table-cell>
          <table:table-cell table:style-name="ce3" office:value-type="float" office:value="198.493">
            <text:p>198.49</text:p>
          </table:table-cell>
          <table:table-cell table:style-name="ce3" office:value-type="float" office:value="139.195">
            <text:p>139.20</text:p>
          </table:table-cell>
          <table:table-cell table:style-name="ce2" office:value-type="string">
            <text:p>18 ♈ 29' 21"</text:p>
          </table:table-cell>
          <table:table-cell table:style-name="ce2" office:value-type="string">
            <text:p>18 ♎ 29' 34"</text:p>
          </table:table-cell>
          <table:table-cell table:style-name="ce2" office:value-type="string">
            <text:p>19 ♌ 11' 43"</text:p>
          </table:table-cell>
          <table:table-cell table:style-name="ce2" office:value-type="float" office:value="7.25">
            <text:p>7.25</text:p>
          </table:table-cell>
          <table:table-cell table:style-name="ce2" office:value-type="float" office:value="-3.214">
            <text:p>-3.214</text:p>
          </table:table-cell>
          <table:table-cell table:style-name="ce2" office:value-type="float" office:value="4.363">
            <text:p>4.363</text:p>
          </table:table-cell>
          <table:table-cell table:style-name="ce2" office:value-type="float" office:value="1278.493">
            <text:p>1278.493</text:p>
          </table:table-cell>
          <table:table-cell table:style-name="ce2" office:value-type="float" office:value="378.489">
            <text:p>378.489</text:p>
          </table:table-cell>
          <table:table-cell table:style-name="ce2" office:value-type="float" office:value="139.195">
            <text:p>139.195</text:p>
          </table:table-cell>
          <table:table-cell table:style-name="ce2" office:value-type="float" office:value="1260.004">
            <text:p>1260.004</text:p>
          </table:table-cell>
          <table:table-cell table:style-name="ce2" office:value-type="float" office:value="3.5000111111">
            <text:p>3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office:value-type="float" office:value="1499.298">
            <text:p>1499.298</text:p>
          </table:table-cell>
          <table:table-cell office:value-type="float" office:value="59.298">
            <text:p>59.298</text:p>
          </table:table-cell>
          <table:table-cell office:value-type="float" office:value="599.294">
            <text:p>599.294</text:p>
          </table:table-cell>
          <table:table-cell office:value-type="float" office:value="239.294">
            <text:p>239.294</text:p>
          </table:table-cell>
        </table:table-row>
        <table:table-row table:style-name="ro2">
          <table:table-cell table:style-name="ce2" office:value-type="string">
            <text:p>1906-04-23 11:07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2.584">
            <text:p>32.58</text:p>
          </table:table-cell>
          <table:table-cell table:style-name="ce3" office:value-type="float" office:value="32.585">
            <text:p>32.59</text:p>
          </table:table-cell>
          <table:table-cell table:style-name="ce3" office:value-type="float" office:value="137.88">
            <text:p>137.88</text:p>
          </table:table-cell>
          <table:table-cell table:style-name="ce2" office:value-type="string">
            <text:p><text:s/>2 ♉ 35' 03"</text:p>
          </table:table-cell>
          <table:table-cell table:style-name="ce2" office:value-type="string">
            <text:p><text:s/>2 ♉ 35' 06"</text:p>
          </table:table-cell>
          <table:table-cell table:style-name="ce2" office:value-type="string">
            <text:p>17 ♌ 52' 46"</text:p>
          </table:table-cell>
          <table:table-cell table:style-name="ce2" office:value-type="float" office:value="12.375">
            <text:p>12.375</text:p>
          </table:table-cell>
          <table:table-cell table:style-name="ce2" office:value-type="float" office:value="7.833">
            <text:p>7.833</text:p>
          </table:table-cell>
          <table:table-cell table:style-name="ce2" office:value-type="float" office:value="-4.832">
            <text:p>-4.832</text:p>
          </table:table-cell>
          <table:table-cell table:style-name="ce2" office:value-type="float" office:value="1472.585">
            <text:p>1472.585</text:p>
          </table:table-cell>
          <table:table-cell table:style-name="ce2" office:value-type="float" office:value="392.584">
            <text:p>392.584</text:p>
          </table:table-cell>
          <table:table-cell table:style-name="ce2" office:value-type="float" office:value="137.88">
            <text:p>137.88</text:p>
          </table:table-cell>
          <table:table-cell table:style-name="ce2" office:value-type="float" office:value="1440.001">
            <text:p>1440.001</text:p>
          </table:table-cell>
          <table:table-cell table:style-name="ce2" office:value-type="float" office:value="4.0000027778">
            <text:p>4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1694.705">
            <text:p>1694.705</text:p>
          </table:table-cell>
          <table:table-cell office:value-type="float" office:value="254.705">
            <text:p>254.705</text:p>
          </table:table-cell>
          <table:table-cell office:value-type="float" office:value="614.704">
            <text:p>614.704</text:p>
          </table:table-cell>
          <table:table-cell office:value-type="float" office:value="254.704">
            <text:p>254.704</text:p>
          </table:table-cell>
        </table:table-row>
        <table:table-row table:style-name="ro2">
          <table:table-cell table:style-name="ce2" office:value-type="string">
            <text:p>1906-05-08 09:10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47.062">
            <text:p>47.06</text:p>
          </table:table-cell>
          <table:table-cell table:style-name="ce3" office:value-type="float" office:value="227.067">
            <text:p>227.07</text:p>
          </table:table-cell>
          <table:table-cell table:style-name="ce3" office:value-type="float" office:value="136.227">
            <text:p>136.23</text:p>
          </table:table-cell>
          <table:table-cell table:style-name="ce2" office:value-type="string">
            <text:p>17 ♉ 03' 42"</text:p>
          </table:table-cell>
          <table:table-cell table:style-name="ce2" office:value-type="string">
            <text:p>17 ♏ 04' 00"</text:p>
          </table:table-cell>
          <table:table-cell table:style-name="ce2" office:value-type="string">
            <text:p>16 ♌ 13' 36"</text:p>
          </table:table-cell>
          <table:table-cell table:style-name="ce2" office:value-type="float" office:value="16.938">
            <text:p>16.938</text:p>
          </table:table-cell>
          <table:table-cell table:style-name="ce2" office:value-type="float" office:value="-12.136">
            <text:p>-12.136</text:p>
          </table:table-cell>
          <table:table-cell table:style-name="ce2" office:value-type="float" office:value="5.003">
            <text:p>5.003</text:p>
          </table:table-cell>
          <table:table-cell table:style-name="ce2" office:value-type="float" office:value="1667.067">
            <text:p>1667.067</text:p>
          </table:table-cell>
          <table:table-cell table:style-name="ce2" office:value-type="float" office:value="407.062">
            <text:p>407.062</text:p>
          </table:table-cell>
          <table:table-cell table:style-name="ce2" office:value-type="float" office:value="136.227">
            <text:p>136.227</text:p>
          </table:table-cell>
          <table:table-cell table:style-name="ce2" office:value-type="float" office:value="1620.005">
            <text:p>1620.005</text:p>
          </table:table-cell>
          <table:table-cell table:style-name="ce2" office:value-type="float" office:value="4.5000138889">
            <text:p>4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1890.84">
            <text:p>1890.84</text:p>
          </table:table-cell>
          <table:table-cell office:value-type="float" office:value="90.84">
            <text:p>90.84</text:p>
          </table:table-cell>
          <table:table-cell office:value-type="float" office:value="630.835">
            <text:p>630.835</text:p>
          </table:table-cell>
          <table:table-cell office:value-type="float" office:value="270.835">
            <text:p>270.835</text:p>
          </table:table-cell>
        </table:table-row>
        <table:table-row table:style-name="ro2">
          <table:table-cell table:style-name="ce2" office:value-type="string">
            <text:p>1906-05-23 03:02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61.272">
            <text:p>61.27</text:p>
          </table:table-cell>
          <table:table-cell table:style-name="ce3" office:value-type="float" office:value="61.278">
            <text:p>61.28</text:p>
          </table:table-cell>
          <table:table-cell table:style-name="ce3" office:value-type="float" office:value="134.622">
            <text:p>134.62</text:p>
          </table:table-cell>
          <table:table-cell table:style-name="ce2" office:value-type="string">
            <text:p><text:s/>1 ♊ 16' 20"</text:p>
          </table:table-cell>
          <table:table-cell table:style-name="ce2" office:value-type="string">
            <text:p><text:s/>1 ♊ 16' 39"</text:p>
          </table:table-cell>
          <table:table-cell table:style-name="ce2" office:value-type="string">
            <text:p>14 ♌ 37' 19"</text:p>
          </table:table-cell>
          <table:table-cell table:style-name="ce2" office:value-type="float" office:value="20.424">
            <text:p>20.424</text:p>
          </table:table-cell>
          <table:table-cell table:style-name="ce2" office:value-type="float" office:value="15.72">
            <text:p>15.72</text:p>
          </table:table-cell>
          <table:table-cell table:style-name="ce2" office:value-type="float" office:value="-4.803">
            <text:p>-4.803</text:p>
          </table:table-cell>
          <table:table-cell table:style-name="ce2" office:value-type="float" office:value="1861.278">
            <text:p>1861.278</text:p>
          </table:table-cell>
          <table:table-cell table:style-name="ce2" office:value-type="float" office:value="421.272">
            <text:p>421.272</text:p>
          </table:table-cell>
          <table:table-cell table:style-name="ce2" office:value-type="float" office:value="134.622">
            <text:p>134.622</text:p>
          </table:table-cell>
          <table:table-cell table:style-name="ce2" office:value-type="float" office:value="1800.006">
            <text:p>1800.006</text:p>
          </table:table-cell>
          <table:table-cell table:style-name="ce2" office:value-type="float" office:value="5.0000166667">
            <text:p>5.0000166667</text:p>
          </table:table-cell>
          <table:table-cell table:style-name="ce2" office:value-type="float" office:value="0.006">
            <text:p>0.006</text:p>
          </table:table-cell>
          <table:table-cell table:style-name="ce2" office:value-type="float" office:value="30">
            <text:p>30</text:p>
          </table:table-cell>
          <table:table-cell office:value-type="float" office:value="2086.656">
            <text:p>2086.656</text:p>
          </table:table-cell>
          <table:table-cell office:value-type="float" office:value="286.656">
            <text:p>286.656</text:p>
          </table:table-cell>
          <table:table-cell office:value-type="float" office:value="646.65">
            <text:p>646.65</text:p>
          </table:table-cell>
          <table:table-cell office:value-type="float" office:value="286.65">
            <text:p>286.65</text:p>
          </table:table-cell>
        </table:table-row>
        <table:table-row table:style-name="ro2">
          <table:table-cell table:style-name="ce2" office:value-type="string">
            <text:p>1906-06-06 16:12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75.22">
            <text:p>75.22</text:p>
          </table:table-cell>
          <table:table-cell table:style-name="ce3" office:value-type="float" office:value="255.224">
            <text:p>255.22</text:p>
          </table:table-cell>
          <table:table-cell table:style-name="ce3" office:value-type="float" office:value="133.359">
            <text:p>133.36</text:p>
          </table:table-cell>
          <table:table-cell table:style-name="ce2" office:value-type="string">
            <text:p>15 ♊ 13' 13"</text:p>
          </table:table-cell>
          <table:table-cell table:style-name="ce2" office:value-type="string">
            <text:p>15 ♐ 13' 26"</text:p>
          </table:table-cell>
          <table:table-cell table:style-name="ce2" office:value-type="string">
            <text:p>13 ♌ 21' 32"</text:p>
          </table:table-cell>
          <table:table-cell table:style-name="ce2" office:value-type="float" office:value="22.63">
            <text:p>22.63</text:p>
          </table:table-cell>
          <table:table-cell table:style-name="ce2" office:value-type="float" office:value="-18.34">
            <text:p>-18.34</text:p>
          </table:table-cell>
          <table:table-cell table:style-name="ce2" office:value-type="float" office:value="4.315">
            <text:p>4.315</text:p>
          </table:table-cell>
          <table:table-cell table:style-name="ce2" office:value-type="float" office:value="2055.224">
            <text:p>2055.224</text:p>
          </table:table-cell>
          <table:table-cell table:style-name="ce2" office:value-type="float" office:value="435.22">
            <text:p>435.22</text:p>
          </table:table-cell>
          <table:table-cell table:style-name="ce2" office:value-type="float" office:value="133.359">
            <text:p>133.359</text:p>
          </table:table-cell>
          <table:table-cell table:style-name="ce2" office:value-type="float" office:value="1980.004">
            <text:p>1980.004</text:p>
          </table:table-cell>
          <table:table-cell table:style-name="ce2" office:value-type="float" office:value="5.5000111111">
            <text:p>5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office:value-type="float" office:value="2281.865">
            <text:p>2281.865</text:p>
          </table:table-cell>
          <table:table-cell office:value-type="float" office:value="121.865">
            <text:p>121.865</text:p>
          </table:table-cell>
          <table:table-cell office:value-type="float" office:value="661.861">
            <text:p>661.861</text:p>
          </table:table-cell>
          <table:table-cell office:value-type="float" office:value="301.861">
            <text:p>301.861</text:p>
          </table:table-cell>
        </table:table-row>
        <table:table-row table:style-name="ro2">
          <table:table-cell table:style-name="ce2" office:value-type="string">
            <text:p>1906-06-21 18:06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89.624">
            <text:p>89.62</text:p>
          </table:table-cell>
          <table:table-cell table:style-name="ce3" office:value-type="float" office:value="89.625">
            <text:p>89.63</text:p>
          </table:table-cell>
          <table:table-cell table:style-name="ce3" office:value-type="float" office:value="132.345">
            <text:p>132.35</text:p>
          </table:table-cell>
          <table:table-cell table:style-name="ce2" office:value-type="string">
            <text:p>29 ♊ 37' 27"</text:p>
          </table:table-cell>
          <table:table-cell table:style-name="ce2" office:value-type="string">
            <text:p>29 ♊ 37' 30"</text:p>
          </table:table-cell>
          <table:table-cell table:style-name="ce2" office:value-type="string">
            <text:p>12 ♌ 20' 42"</text:p>
          </table:table-cell>
          <table:table-cell table:style-name="ce2" office:value-type="float" office:value="23.449">
            <text:p>23.449</text:p>
          </table:table-cell>
          <table:table-cell table:style-name="ce2" office:value-type="float" office:value="19.955">
            <text:p>19.955</text:p>
          </table:table-cell>
          <table:table-cell table:style-name="ce2" office:value-type="float" office:value="-3.494">
            <text:p>-3.494</text:p>
          </table:table-cell>
          <table:table-cell table:style-name="ce2" office:value-type="float" office:value="2249.625">
            <text:p>2249.625</text:p>
          </table:table-cell>
          <table:table-cell table:style-name="ce2" office:value-type="float" office:value="449.624">
            <text:p>449.624</text:p>
          </table:table-cell>
          <table:table-cell table:style-name="ce2" office:value-type="float" office:value="132.345">
            <text:p>132.345</text:p>
          </table:table-cell>
          <table:table-cell table:style-name="ce2" office:value-type="float" office:value="2160.001">
            <text:p>2160.001</text:p>
          </table:table-cell>
          <table:table-cell table:style-name="ce2" office:value-type="float" office:value="6.0000027778">
            <text:p>6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2477.28">
            <text:p>2477.28</text:p>
          </table:table-cell>
          <table:table-cell office:value-type="float" office:value="317.28">
            <text:p>317.28</text:p>
          </table:table-cell>
          <table:table-cell office:value-type="float" office:value="677.279">
            <text:p>677.279</text:p>
          </table:table-cell>
          <table:table-cell office:value-type="float" office:value="317.279">
            <text:p>317.279</text:p>
          </table:table-cell>
        </table:table-row>
        <table:table-row table:style-name="ro2">
          <table:table-cell table:style-name="ce2" office:value-type="string">
            <text:p>1906-07-05 23:28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03.188">
            <text:p>103.19</text:p>
          </table:table-cell>
          <table:table-cell table:style-name="ce3" office:value-type="float" office:value="283.192">
            <text:p>283.19</text:p>
          </table:table-cell>
          <table:table-cell table:style-name="ce3" office:value-type="float" office:value="131.901">
            <text:p>131.90</text:p>
          </table:table-cell>
          <table:table-cell table:style-name="ce2" office:value-type="string">
            <text:p>13 ♋ 11' 15"</text:p>
          </table:table-cell>
          <table:table-cell table:style-name="ce2" office:value-type="string">
            <text:p>13 ♑ 11' 29"</text:p>
          </table:table-cell>
          <table:table-cell table:style-name="ce2" office:value-type="string">
            <text:p>11 ♌ 54' 01"</text:p>
          </table:table-cell>
          <table:table-cell table:style-name="ce2" office:value-type="float" office:value="22.796">
            <text:p>22.796</text:p>
          </table:table-cell>
          <table:table-cell table:style-name="ce2" office:value-type="float" office:value="-20.297">
            <text:p>-20.297</text:p>
          </table:table-cell>
          <table:table-cell table:style-name="ce2" office:value-type="float" office:value="2.51">
            <text:p>2.51</text:p>
          </table:table-cell>
          <table:table-cell table:style-name="ce2" office:value-type="float" office:value="2443.192">
            <text:p>2443.192</text:p>
          </table:table-cell>
          <table:table-cell table:style-name="ce2" office:value-type="float" office:value="463.188">
            <text:p>463.188</text:p>
          </table:table-cell>
          <table:table-cell table:style-name="ce2" office:value-type="float" office:value="131.901">
            <text:p>131.901</text:p>
          </table:table-cell>
          <table:table-cell table:style-name="ce2" office:value-type="float" office:value="2340.004">
            <text:p>2340.004</text:p>
          </table:table-cell>
          <table:table-cell table:style-name="ce2" office:value-type="float" office:value="6.5000111111">
            <text:p>6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office:value-type="float" office:value="2671.291">
            <text:p>2671.291</text:p>
          </table:table-cell>
          <table:table-cell office:value-type="float" office:value="151.291">
            <text:p>151.291</text:p>
          </table:table-cell>
          <table:table-cell office:value-type="float" office:value="691.287">
            <text:p>691.287</text:p>
          </table:table-cell>
          <table:table-cell office:value-type="float" office:value="331.287">
            <text:p>331.287</text:p>
          </table:table-cell>
        </table:table-row>
        <table:table-row table:style-name="ro2">
          <table:table-cell table:style-name="ce2" office:value-type="string">
            <text:p>1906-07-21 08:00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17.835">
            <text:p>117.84</text:p>
          </table:table-cell>
          <table:table-cell table:style-name="ce3" office:value-type="float" office:value="117.84">
            <text:p>117.84</text:p>
          </table:table-cell>
          <table:table-cell table:style-name="ce3" office:value-type="float" office:value="131.698">
            <text:p>131.70</text:p>
          </table:table-cell>
          <table:table-cell table:style-name="ce2" office:value-type="string">
            <text:p>27 ♋ 50' 05"</text:p>
          </table:table-cell>
          <table:table-cell table:style-name="ce2" office:value-type="string">
            <text:p>27 ♋ 50' 23"</text:p>
          </table:table-cell>
          <table:table-cell table:style-name="ce2" office:value-type="string">
            <text:p>11 ♌ 41' 53"</text:p>
          </table:table-cell>
          <table:table-cell table:style-name="ce2" office:value-type="float" office:value="20.603">
            <text:p>20.603</text:p>
          </table:table-cell>
          <table:table-cell table:style-name="ce2" office:value-type="float" office:value="19.363">
            <text:p>19.363</text:p>
          </table:table-cell>
          <table:table-cell table:style-name="ce2" office:value-type="float" office:value="-1.264">
            <text:p>-1.264</text:p>
          </table:table-cell>
          <table:table-cell table:style-name="ce2" office:value-type="float" office:value="2637.84">
            <text:p>2637.84</text:p>
          </table:table-cell>
          <table:table-cell table:style-name="ce2" office:value-type="float" office:value="477.835">
            <text:p>477.835</text:p>
          </table:table-cell>
          <table:table-cell table:style-name="ce2" office:value-type="float" office:value="131.698">
            <text:p>131.698</text:p>
          </table:table-cell>
          <table:table-cell table:style-name="ce2" office:value-type="float" office:value="2520.005">
            <text:p>2520.005</text:p>
          </table:table-cell>
          <table:table-cell table:style-name="ce2" office:value-type="float" office:value="7.0000138889">
            <text:p>7.0000138889</text:p>
          </table:table-cell>
          <table:table-cell table:style-name="ce2" office:value-type="float" office:value="0.005">
            <text:p>0.005</text:p>
          </table:table-cell>
          <table:table-cell table:style-name="ce2" office:value-type="float" office:value="30">
            <text:p>30</text:p>
          </table:table-cell>
          <table:table-cell office:value-type="float" office:value="2866.142">
            <text:p>2866.142</text:p>
          </table:table-cell>
          <table:table-cell office:value-type="float" office:value="346.142">
            <text:p>346.142</text:p>
          </table:table-cell>
          <table:table-cell office:value-type="float" office:value="706.137">
            <text:p>706.137</text:p>
          </table:table-cell>
          <table:table-cell office:value-type="float" office:value="346.137">
            <text:p>346.137</text:p>
          </table:table-cell>
        </table:table-row>
        <table:table-row table:style-name="ro2">
          <table:table-cell table:style-name="ce2" office:value-type="string">
            <text:p>1906-08-04 08:00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31.22">
            <text:p>131.22</text:p>
          </table:table-cell>
          <table:table-cell table:style-name="ce3" office:value-type="float" office:value="311.22">
            <text:p>311.22</text:p>
          </table:table-cell>
          <table:table-cell table:style-name="ce3" office:value-type="float" office:value="131.723">
            <text:p>131.72</text:p>
          </table:table-cell>
          <table:table-cell table:style-name="ce2" office:value-type="string">
            <text:p>11 ♌ 13' 11"</text:p>
          </table:table-cell>
          <table:table-cell table:style-name="ce2" office:value-type="string">
            <text:p>11 ♒ 13' 13"</text:p>
          </table:table-cell>
          <table:table-cell table:style-name="ce2" office:value-type="string">
            <text:p>11 ♌ 43' 22"</text:p>
          </table:table-cell>
          <table:table-cell table:style-name="ce2" office:value-type="float" office:value="17.417">
            <text:p>17.417</text:p>
          </table:table-cell>
          <table:table-cell table:style-name="ce2" office:value-type="float" office:value="-17.372">
            <text:p>-17.372</text:p>
          </table:table-cell>
          <table:table-cell table:style-name="ce2" office:value-type="float" office:value="0.046">
            <text:p>0.046</text:p>
          </table:table-cell>
          <table:table-cell table:style-name="ce2" office:value-type="float" office:value="2831.22">
            <text:p>2831.22</text:p>
          </table:table-cell>
          <table:table-cell table:style-name="ce2" office:value-type="float" office:value="491.22">
            <text:p>491.22</text:p>
          </table:table-cell>
          <table:table-cell table:style-name="ce2" office:value-type="float" office:value="131.723">
            <text:p>131.723</text:p>
          </table:table-cell>
          <table:table-cell table:style-name="ce2" office:value-type="float" office:value="2700">
            <text:p>2700</text:p>
          </table:table-cell>
          <table:table-cell table:style-name="ce2" office:value-type="float" office:value="7.5">
            <text:p>7.5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5">
            <text:p>15</text:p>
          </table:table-cell>
          <table:table-cell office:value-type="float" office:value="3059.497">
            <text:p>3059.497</text:p>
          </table:table-cell>
          <table:table-cell office:value-type="float" office:value="179.497">
            <text:p>179.497</text:p>
          </table:table-cell>
          <table:table-cell office:value-type="float" office:value="719.497">
            <text:p>719.497</text:p>
          </table:table-cell>
          <table:table-cell office:value-type="float" office:value="359.497">
            <text:p>359.497</text:p>
          </table:table-cell>
        </table:table-row>
        <table:table-row table:style-name="ro2">
          <table:table-cell table:style-name="ce2" office:value-type="string">
            <text:p>1906-08-19 20:28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46.12">
            <text:p>146.12</text:p>
          </table:table-cell>
          <table:table-cell table:style-name="ce3" office:value-type="float" office:value="146.123">
            <text:p>146.12</text:p>
          </table:table-cell>
          <table:table-cell table:style-name="ce3" office:value-type="float" office:value="131.76">
            <text:p>131.76</text:p>
          </table:table-cell>
          <table:table-cell table:style-name="ce2" office:value-type="string">
            <text:p>26 ♌ 07' 11"</text:p>
          </table:table-cell>
          <table:table-cell table:style-name="ce2" office:value-type="string">
            <text:p>26 ♌ 07' 24"</text:p>
          </table:table-cell>
          <table:table-cell table:style-name="ce2" office:value-type="string">
            <text:p>11 ♌ 45' 36"</text:p>
          </table:table-cell>
          <table:table-cell table:style-name="ce2" office:value-type="float" office:value="12.817">
            <text:p>12.817</text:p>
          </table:table-cell>
          <table:table-cell table:style-name="ce2" office:value-type="float" office:value="14.047">
            <text:p>14.047</text:p>
          </table:table-cell>
          <table:table-cell table:style-name="ce2" office:value-type="float" office:value="1.309">
            <text:p>1.309</text:p>
          </table:table-cell>
          <table:table-cell table:style-name="ce2" office:value-type="float" office:value="3026.123">
            <text:p>3026.123</text:p>
          </table:table-cell>
          <table:table-cell table:style-name="ce2" office:value-type="float" office:value="506.12">
            <text:p>506.12</text:p>
          </table:table-cell>
          <table:table-cell table:style-name="ce2" office:value-type="float" office:value="131.76">
            <text:p>131.76</text:p>
          </table:table-cell>
          <table:table-cell table:style-name="ce2" office:value-type="float" office:value="2880.003">
            <text:p>2880.003</text:p>
          </table:table-cell>
          <table:table-cell table:style-name="ce2" office:value-type="float" office:value="8.0000083333">
            <text:p>8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3254.363">
            <text:p>3254.363</text:p>
          </table:table-cell>
          <table:table-cell office:value-type="float" office:value="14.363">
            <text:p>14.363</text:p>
          </table:table-cell>
          <table:table-cell office:value-type="float" office:value="734.36">
            <text:p>734.36</text:p>
          </table:table-cell>
          <table:table-cell office:value-type="float" office:value="14.36">
            <text:p>14.36</text:p>
          </table:table-cell>
        </table:table-row>
        <table:table-row table:style-name="ro2">
          <table:table-cell table:style-name="ce2" office:value-type="string">
            <text:p>1906-09-02 18:37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59.565">
            <text:p>159.57</text:p>
          </table:table-cell>
          <table:table-cell table:style-name="ce3" office:value-type="float" office:value="339.567">
            <text:p>339.57</text:p>
          </table:table-cell>
          <table:table-cell table:style-name="ce3" office:value-type="float" office:value="131.601">
            <text:p>131.60</text:p>
          </table:table-cell>
          <table:table-cell table:style-name="ce2" office:value-type="string">
            <text:p><text:s/>9 ♍ 33' 53"</text:p>
          </table:table-cell>
          <table:table-cell table:style-name="ce2" office:value-type="string">
            <text:p><text:s/>9 ♓ 34' 02"</text:p>
          </table:table-cell>
          <table:table-cell table:style-name="ce2" office:value-type="string">
            <text:p>11 ♌ 36' 03"</text:p>
          </table:table-cell>
          <table:table-cell table:style-name="ce2" office:value-type="float" office:value="7.987">
            <text:p>7.987</text:p>
          </table:table-cell>
          <table:table-cell table:style-name="ce2" office:value-type="float" office:value="-10.255">
            <text:p>-10.255</text:p>
          </table:table-cell>
          <table:table-cell table:style-name="ce2" office:value-type="float" office:value="-2.451">
            <text:p>-2.451</text:p>
          </table:table-cell>
          <table:table-cell table:style-name="ce2" office:value-type="float" office:value="3219.567">
            <text:p>3219.567</text:p>
          </table:table-cell>
          <table:table-cell table:style-name="ce2" office:value-type="float" office:value="519.565">
            <text:p>519.565</text:p>
          </table:table-cell>
          <table:table-cell table:style-name="ce2" office:value-type="float" office:value="131.601">
            <text:p>131.601</text:p>
          </table:table-cell>
          <table:table-cell table:style-name="ce2" office:value-type="float" office:value="3060.002">
            <text:p>3060.002</text:p>
          </table:table-cell>
          <table:table-cell table:style-name="ce2" office:value-type="float" office:value="8.5000055556">
            <text:p>8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office:value-type="float" office:value="3447.966">
            <text:p>3447.966</text:p>
          </table:table-cell>
          <table:table-cell office:value-type="float" office:value="207.966">
            <text:p>207.966</text:p>
          </table:table-cell>
          <table:table-cell office:value-type="float" office:value="747.964">
            <text:p>747.964</text:p>
          </table:table-cell>
          <table:table-cell office:value-type="float" office:value="27.964">
            <text:p>27.964</text:p>
          </table:table-cell>
        </table:table-row>
        <table:table-row table:style-name="ro2">
          <table:table-cell table:style-name="ce2" office:value-type="string">
            <text:p>1906-09-18 07:34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74.678">
            <text:p>174.68</text:p>
          </table:table-cell>
          <table:table-cell table:style-name="ce3" office:value-type="float" office:value="174.681">
            <text:p>174.68</text:p>
          </table:table-cell>
          <table:table-cell table:style-name="ce3" office:value-type="float" office:value="131.042">
            <text:p>131.04</text:p>
          </table:table-cell>
          <table:table-cell table:style-name="ce2" office:value-type="string">
            <text:p>24 ♍ 40' 42"</text:p>
          </table:table-cell>
          <table:table-cell table:style-name="ce2" office:value-type="string">
            <text:p>24 ♍ 40' 49"</text:p>
          </table:table-cell>
          <table:table-cell table:style-name="ce2" office:value-type="string">
            <text:p>11 ♌ 02' 32"</text:p>
          </table:table-cell>
          <table:table-cell table:style-name="ce2" office:value-type="float" office:value="2.115">
            <text:p>2.115</text:p>
          </table:table-cell>
          <table:table-cell table:style-name="ce2" office:value-type="float" office:value="5.375">
            <text:p>5.375</text:p>
          </table:table-cell>
          <table:table-cell table:style-name="ce2" office:value-type="float" office:value="3.553">
            <text:p>3.553</text:p>
          </table:table-cell>
          <table:table-cell table:style-name="ce2" office:value-type="float" office:value="3414.681">
            <text:p>3414.681</text:p>
          </table:table-cell>
          <table:table-cell table:style-name="ce2" office:value-type="float" office:value="534.678">
            <text:p>534.678</text:p>
          </table:table-cell>
          <table:table-cell table:style-name="ce2" office:value-type="float" office:value="131.042">
            <text:p>131.042</text:p>
          </table:table-cell>
          <table:table-cell table:style-name="ce2" office:value-type="float" office:value="3240.003">
            <text:p>3240.003</text:p>
          </table:table-cell>
          <table:table-cell table:style-name="ce2" office:value-type="float" office:value="9.0000083333">
            <text:p>9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3643.639">
            <text:p>3643.639</text:p>
          </table:table-cell>
          <table:table-cell office:value-type="float" office:value="43.639">
            <text:p>43.639</text:p>
          </table:table-cell>
          <table:table-cell office:value-type="float" office:value="763.636">
            <text:p>763.636</text:p>
          </table:table-cell>
          <table:table-cell office:value-type="float" office:value="43.636">
            <text:p>43.636</text:p>
          </table:table-cell>
        </table:table-row>
        <table:table-row table:style-name="ro2">
          <table:table-cell table:style-name="ce2" office:value-type="string">
            <text:p>1906-10-02 07:49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88.415">
            <text:p>188.42</text:p>
          </table:table-cell>
          <table:table-cell table:style-name="ce3" office:value-type="float" office:value="8.42">
            <text:p>8.42</text:p>
          </table:table-cell>
          <table:table-cell table:style-name="ce3" office:value-type="float" office:value="130.154">
            <text:p>130.15</text:p>
          </table:table-cell>
          <table:table-cell table:style-name="ce2" office:value-type="string">
            <text:p><text:s/>8 ♎ 24' 54"</text:p>
          </table:table-cell>
          <table:table-cell table:style-name="ce2" office:value-type="string">
            <text:p><text:s/>8 ♈ 25' 13"</text:p>
          </table:table-cell>
          <table:table-cell table:style-name="ce2" office:value-type="string">
            <text:p>10 ♌ 09' 15"</text:p>
          </table:table-cell>
          <table:table-cell table:style-name="ce2" office:value-type="float" office:value="-3.339">
            <text:p>-3.339</text:p>
          </table:table-cell>
          <table:table-cell table:style-name="ce2" office:value-type="float" office:value="-0.624">
            <text:p>-0.624</text:p>
          </table:table-cell>
          <table:table-cell table:style-name="ce2" office:value-type="float" office:value="-4.314">
            <text:p>-4.314</text:p>
          </table:table-cell>
          <table:table-cell table:style-name="ce2" office:value-type="float" office:value="3608.42">
            <text:p>3608.42</text:p>
          </table:table-cell>
          <table:table-cell table:style-name="ce2" office:value-type="float" office:value="548.415">
            <text:p>548.415</text:p>
          </table:table-cell>
          <table:table-cell table:style-name="ce2" office:value-type="float" office:value="130.154">
            <text:p>130.154</text:p>
          </table:table-cell>
          <table:table-cell table:style-name="ce2" office:value-type="float" office:value="3420.005">
            <text:p>3420.005</text:p>
          </table:table-cell>
          <table:table-cell table:style-name="ce2" office:value-type="float" office:value="9.5000138889">
            <text:p>9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3838.266">
            <text:p>3838.266</text:p>
          </table:table-cell>
          <table:table-cell office:value-type="float" office:value="238.266">
            <text:p>238.266</text:p>
          </table:table-cell>
          <table:table-cell office:value-type="float" office:value="778.261">
            <text:p>778.261</text:p>
          </table:table-cell>
          <table:table-cell office:value-type="float" office:value="58.261">
            <text:p>58.261</text:p>
          </table:table-cell>
        </table:table-row>
        <table:table-row table:style-name="ro2">
          <table:table-cell table:style-name="ce2" office:value-type="string">
            <text:p>1906-10-17 17:43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03.654">
            <text:p>203.65</text:p>
          </table:table-cell>
          <table:table-cell table:style-name="ce3" office:value-type="float" office:value="203.66">
            <text:p>203.66</text:p>
          </table:table-cell>
          <table:table-cell table:style-name="ce3" office:value-type="float" office:value="128.66">
            <text:p>128.66</text:p>
          </table:table-cell>
          <table:table-cell table:style-name="ce2" office:value-type="string">
            <text:p>23 ♎ 39' 14"</text:p>
          </table:table-cell>
          <table:table-cell table:style-name="ce2" office:value-type="string">
            <text:p>23 ♎ 39' 37"</text:p>
          </table:table-cell>
          <table:table-cell table:style-name="ce2" office:value-type="string">
            <text:p><text:s/>8 ♌ 39' 37"</text:p>
          </table:table-cell>
          <table:table-cell table:style-name="ce2" office:value-type="float" office:value="-9.187">
            <text:p>-9.187</text:p>
          </table:table-cell>
          <table:table-cell table:style-name="ce2" office:value-type="float" office:value="-4.68">
            <text:p>-4.68</text:p>
          </table:table-cell>
          <table:table-cell table:style-name="ce2" office:value-type="float" office:value="4.848">
            <text:p>4.848</text:p>
          </table:table-cell>
          <table:table-cell table:style-name="ce2" office:value-type="float" office:value="3803.66">
            <text:p>3803.66</text:p>
          </table:table-cell>
          <table:table-cell table:style-name="ce2" office:value-type="float" office:value="563.654">
            <text:p>563.654</text:p>
          </table:table-cell>
          <table:table-cell table:style-name="ce2" office:value-type="float" office:value="128.66">
            <text:p>128.66</text:p>
          </table:table-cell>
          <table:table-cell table:style-name="ce2" office:value-type="float" office:value="3600.006">
            <text:p>3600.006</text:p>
          </table:table-cell>
          <table:table-cell table:style-name="ce2" office:value-type="float" office:value="10.0000166667">
            <text:p>10.0000166667</text:p>
          </table:table-cell>
          <table:table-cell table:style-name="ce2" office:value-type="float" office:value="0.006">
            <text:p>0.006</text:p>
          </table:table-cell>
          <table:table-cell table:style-name="ce2" office:value-type="float" office:value="30">
            <text:p>30</text:p>
          </table:table-cell>
          <table:table-cell office:value-type="float" office:value="4035">
            <text:p>4035</text:p>
          </table:table-cell>
          <table:table-cell office:value-type="float" office:value="75">
            <text:p>75</text:p>
          </table:table-cell>
          <table:table-cell office:value-type="float" office:value="794.994">
            <text:p>794.994</text:p>
          </table:table-cell>
          <table:table-cell office:value-type="float" office:value="74.994">
            <text:p>74.994</text:p>
          </table:table-cell>
        </table:table-row>
        <table:table-row table:style-name="ro2">
          <table:table-cell table:style-name="ce2" office:value-type="string">
            <text:p>1906-10-31 23:46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17.863">
            <text:p>217.86</text:p>
          </table:table-cell>
          <table:table-cell table:style-name="ce3" office:value-type="float" office:value="37.864">
            <text:p>37.86</text:p>
          </table:table-cell>
          <table:table-cell table:style-name="ce3" office:value-type="float" office:value="127.072">
            <text:p>127.07</text:p>
          </table:table-cell>
          <table:table-cell table:style-name="ce2" office:value-type="string">
            <text:p><text:s/>7 ♏ 51' 48"</text:p>
          </table:table-cell>
          <table:table-cell table:style-name="ce2" office:value-type="string">
            <text:p><text:s/>7 ♉ 51' 52"</text:p>
          </table:table-cell>
          <table:table-cell table:style-name="ce2" office:value-type="string">
            <text:p><text:s/>7 ♌ 04' 19"</text:p>
          </table:table-cell>
          <table:table-cell table:style-name="ce2" office:value-type="float" office:value="-14.138">
            <text:p>-14.138</text:p>
          </table:table-cell>
          <table:table-cell table:style-name="ce2" office:value-type="float" office:value="9.412">
            <text:p>9.412</text:p>
          </table:table-cell>
          <table:table-cell table:style-name="ce2" office:value-type="float" office:value="-4.99">
            <text:p>-4.99</text:p>
          </table:table-cell>
          <table:table-cell table:style-name="ce2" office:value-type="float" office:value="3997.864">
            <text:p>3997.864</text:p>
          </table:table-cell>
          <table:table-cell table:style-name="ce2" office:value-type="float" office:value="577.863">
            <text:p>577.863</text:p>
          </table:table-cell>
          <table:table-cell table:style-name="ce2" office:value-type="float" office:value="127.072">
            <text:p>127.072</text:p>
          </table:table-cell>
          <table:table-cell table:style-name="ce2" office:value-type="float" office:value="3780.001">
            <text:p>3780.001</text:p>
          </table:table-cell>
          <table:table-cell table:style-name="ce2" office:value-type="float" office:value="10.5000027778">
            <text:p>10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4230.792">
            <text:p>4230.792</text:p>
          </table:table-cell>
          <table:table-cell office:value-type="float" office:value="270.792">
            <text:p>270.792</text:p>
          </table:table-cell>
          <table:table-cell office:value-type="float" office:value="810.791">
            <text:p>810.791</text:p>
          </table:table-cell>
          <table:table-cell office:value-type="float" office:value="90.791">
            <text:p>90.791</text:p>
          </table:table-cell>
        </table:table-row>
        <table:table-row table:style-name="ro2">
          <table:table-cell table:style-name="ce2" office:value-type="string">
            <text:p>1906-11-16 03:37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33.093">
            <text:p>233.09</text:p>
          </table:table-cell>
          <table:table-cell table:style-name="ce3" office:value-type="float" office:value="233.097">
            <text:p>233.10</text:p>
          </table:table-cell>
          <table:table-cell table:style-name="ce3" office:value-type="float" office:value="125.37">
            <text:p>125.37</text:p>
          </table:table-cell>
          <table:table-cell table:style-name="ce2" office:value-type="string">
            <text:p>23 ♏ 05' 35"</text:p>
          </table:table-cell>
          <table:table-cell table:style-name="ce2" office:value-type="string">
            <text:p>23 ♏ 05' 49"</text:p>
          </table:table-cell>
          <table:table-cell table:style-name="ce2" office:value-type="string">
            <text:p><text:s/>5 ♌ 22' 11"</text:p>
          </table:table-cell>
          <table:table-cell table:style-name="ce2" office:value-type="float" office:value="-18.554">
            <text:p>-18.554</text:p>
          </table:table-cell>
          <table:table-cell table:style-name="ce2" office:value-type="float" office:value="-13.915">
            <text:p>-13.915</text:p>
          </table:table-cell>
          <table:table-cell table:style-name="ce2" office:value-type="float" office:value="4.791">
            <text:p>4.791</text:p>
          </table:table-cell>
          <table:table-cell table:style-name="ce2" office:value-type="float" office:value="4193.097">
            <text:p>4193.097</text:p>
          </table:table-cell>
          <table:table-cell table:style-name="ce2" office:value-type="float" office:value="593.093">
            <text:p>593.093</text:p>
          </table:table-cell>
          <table:table-cell table:style-name="ce2" office:value-type="float" office:value="125.37">
            <text:p>125.37</text:p>
          </table:table-cell>
          <table:table-cell table:style-name="ce2" office:value-type="float" office:value="3960.004">
            <text:p>3960.004</text:p>
          </table:table-cell>
          <table:table-cell table:style-name="ce2" office:value-type="float" office:value="11.0000111111">
            <text:p>11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4427.727">
            <text:p>4427.727</text:p>
          </table:table-cell>
          <table:table-cell office:value-type="float" office:value="107.727">
            <text:p>107.727</text:p>
          </table:table-cell>
          <table:table-cell office:value-type="float" office:value="827.723">
            <text:p>827.723</text:p>
          </table:table-cell>
          <table:table-cell office:value-type="float" office:value="107.723">
            <text:p>107.723</text:p>
          </table:table-cell>
        </table:table-row>
        <table:table-row table:style-name="ro2">
          <table:table-cell table:style-name="ce2" office:value-type="string">
            <text:p>1906-11-30 18:08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47.86">
            <text:p>247.86</text:p>
          </table:table-cell>
          <table:table-cell table:style-name="ce3" office:value-type="float" office:value="67.865">
            <text:p>67.87</text:p>
          </table:table-cell>
          <table:table-cell table:style-name="ce3" office:value-type="float" office:value="123.933">
            <text:p>123.93</text:p>
          </table:table-cell>
          <table:table-cell table:style-name="ce2" office:value-type="string">
            <text:p><text:s/>7 ♐ 51' 37"</text:p>
          </table:table-cell>
          <table:table-cell table:style-name="ce2" office:value-type="string">
            <text:p><text:s/>7 ♊ 51' 55"</text:p>
          </table:table-cell>
          <table:table-cell table:style-name="ce2" office:value-type="string">
            <text:p><text:s/>3 ♌ 56' 00"</text:p>
          </table:table-cell>
          <table:table-cell table:style-name="ce2" office:value-type="float" office:value="-21.63">
            <text:p>-21.63</text:p>
          </table:table-cell>
          <table:table-cell table:style-name="ce2" office:value-type="float" office:value="17.467">
            <text:p>17.467</text:p>
          </table:table-cell>
          <table:table-cell table:style-name="ce2" office:value-type="float" office:value="-4.217">
            <text:p>-4.217</text:p>
          </table:table-cell>
          <table:table-cell table:style-name="ce2" office:value-type="float" office:value="4387.865">
            <text:p>4387.865</text:p>
          </table:table-cell>
          <table:table-cell table:style-name="ce2" office:value-type="float" office:value="607.86">
            <text:p>607.86</text:p>
          </table:table-cell>
          <table:table-cell table:style-name="ce2" office:value-type="float" office:value="123.933">
            <text:p>123.933</text:p>
          </table:table-cell>
          <table:table-cell table:style-name="ce2" office:value-type="float" office:value="4140.005">
            <text:p>4140.005</text:p>
          </table:table-cell>
          <table:table-cell table:style-name="ce2" office:value-type="float" office:value="11.5000138889">
            <text:p>11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4623.932">
            <text:p>4623.932</text:p>
          </table:table-cell>
          <table:table-cell office:value-type="float" office:value="303.932">
            <text:p>303.932</text:p>
          </table:table-cell>
          <table:table-cell office:value-type="float" office:value="843.927">
            <text:p>843.927</text:p>
          </table:table-cell>
          <table:table-cell office:value-type="float" office:value="123.927">
            <text:p>123.927</text:p>
          </table:table-cell>
        </table:table-row>
        <table:table-row table:style-name="ro2">
          <table:table-cell table:style-name="ce2" office:value-type="string">
            <text:p>1906-12-15 13:55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62.92">
            <text:p>262.92</text:p>
          </table:table-cell>
          <table:table-cell table:style-name="ce3" office:value-type="float" office:value="262.925">
            <text:p>262.93</text:p>
          </table:table-cell>
          <table:table-cell table:style-name="ce3" office:value-type="float" office:value="123.051">
            <text:p>123.05</text:p>
          </table:table-cell>
          <table:table-cell table:style-name="ce2" office:value-type="string">
            <text:p>22 ♐ 55' 12"</text:p>
          </table:table-cell>
          <table:table-cell table:style-name="ce2" office:value-type="string">
            <text:p>22 ♐ 55' 30"</text:p>
          </table:table-cell>
          <table:table-cell table:style-name="ce2" office:value-type="string">
            <text:p><text:s/>3 ♌ 03' 05"</text:p>
          </table:table-cell>
          <table:table-cell table:style-name="ce2" office:value-type="float" office:value="-23.26">
            <text:p>-23.26</text:p>
          </table:table-cell>
          <table:table-cell table:style-name="ce2" office:value-type="float" office:value="-19.929">
            <text:p>-19.929</text:p>
          </table:table-cell>
          <table:table-cell table:style-name="ce2" office:value-type="float" office:value="3.337">
            <text:p>3.337</text:p>
          </table:table-cell>
          <table:table-cell table:style-name="ce2" office:value-type="float" office:value="4582.925">
            <text:p>4582.925</text:p>
          </table:table-cell>
          <table:table-cell table:style-name="ce2" office:value-type="float" office:value="622.92">
            <text:p>622.92</text:p>
          </table:table-cell>
          <table:table-cell table:style-name="ce2" office:value-type="float" office:value="123.051">
            <text:p>123.051</text:p>
          </table:table-cell>
          <table:table-cell table:style-name="ce2" office:value-type="float" office:value="4320.005">
            <text:p>4320.005</text:p>
          </table:table-cell>
          <table:table-cell table:style-name="ce2" office:value-type="float" office:value="12.0000138889">
            <text:p>12.0000138889</text:p>
          </table:table-cell>
          <table:table-cell table:style-name="ce2" office:value-type="float" office:value="0.005">
            <text:p>0.005</text:p>
          </table:table-cell>
          <table:table-cell table:style-name="ce2" office:value-type="float" office:value="30">
            <text:p>30</text:p>
          </table:table-cell>
          <table:table-cell office:value-type="float" office:value="4819.874">
            <text:p>4819.874</text:p>
          </table:table-cell>
          <table:table-cell office:value-type="float" office:value="139.874">
            <text:p>139.874</text:p>
          </table:table-cell>
          <table:table-cell office:value-type="float" office:value="859.869">
            <text:p>859.869</text:p>
          </table:table-cell>
          <table:table-cell office:value-type="float" office:value="139.869">
            <text:p>139.869</text:p>
          </table:table-cell>
        </table:table-row>
        <table:table-row table:style-name="ro2">
          <table:table-cell table:style-name="ce2" office:value-type="string">
            <text:p>1906-12-30 13:44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78.193">
            <text:p>278.19</text:p>
          </table:table-cell>
          <table:table-cell table:style-name="ce3" office:value-type="float" office:value="98.196">
            <text:p>98.20</text:p>
          </table:table-cell>
          <table:table-cell table:style-name="ce3" office:value-type="float" office:value="122.518">
            <text:p>122.52</text:p>
          </table:table-cell>
          <table:table-cell table:style-name="ce2" office:value-type="string">
            <text:p><text:s/>8 ♑ 11' 34"</text:p>
          </table:table-cell>
          <table:table-cell table:style-name="ce2" office:value-type="string">
            <text:p><text:s/>8 ♋ 11' 43"</text:p>
          </table:table-cell>
          <table:table-cell table:style-name="ce2" office:value-type="string">
            <text:p><text:s/>2 ♌ 31' 04"</text:p>
          </table:table-cell>
          <table:table-cell table:style-name="ce2" office:value-type="float" office:value="-23.196">
            <text:p>-23.196</text:p>
          </table:table-cell>
          <table:table-cell table:style-name="ce2" office:value-type="float" office:value="21.038">
            <text:p>21.038</text:p>
          </table:table-cell>
          <table:table-cell table:style-name="ce2" office:value-type="float" office:value="-2.163">
            <text:p>-2.163</text:p>
          </table:table-cell>
          <table:table-cell table:style-name="ce2" office:value-type="float" office:value="4778.196">
            <text:p>4778.196</text:p>
          </table:table-cell>
          <table:table-cell table:style-name="ce2" office:value-type="float" office:value="638.193">
            <text:p>638.193</text:p>
          </table:table-cell>
          <table:table-cell table:style-name="ce2" office:value-type="float" office:value="122.518">
            <text:p>122.518</text:p>
          </table:table-cell>
          <table:table-cell table:style-name="ce2" office:value-type="float" office:value="4500.003">
            <text:p>4500.003</text:p>
          </table:table-cell>
          <table:table-cell table:style-name="ce2" office:value-type="float" office:value="12.5000083333">
            <text:p>12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5015.678">
            <text:p>5015.678</text:p>
          </table:table-cell>
          <table:table-cell office:value-type="float" office:value="335.678">
            <text:p>335.678</text:p>
          </table:table-cell>
          <table:table-cell office:value-type="float" office:value="875.675">
            <text:p>875.675</text:p>
          </table:table-cell>
          <table:table-cell office:value-type="float" office:value="155.675">
            <text:p>155.675</text:p>
          </table:table-cell>
        </table:table-row>
        <table:table-row table:style-name="ro2">
          <table:table-cell table:style-name="ce2" office:value-type="string">
            <text:p>1907-01-14 00:57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92.938">
            <text:p>292.94</text:p>
          </table:table-cell>
          <table:table-cell table:style-name="ce3" office:value-type="float" office:value="292.94">
            <text:p>292.94</text:p>
          </table:table-cell>
          <table:table-cell table:style-name="ce3" office:value-type="float" office:value="122.454">
            <text:p>122.45</text:p>
          </table:table-cell>
          <table:table-cell table:style-name="ce2" office:value-type="string">
            <text:p>22 ♑ 56' 16"</text:p>
          </table:table-cell>
          <table:table-cell table:style-name="ce2" office:value-type="string">
            <text:p>22 ♑ 56' 24"</text:p>
          </table:table-cell>
          <table:table-cell table:style-name="ce2" office:value-type="string">
            <text:p><text:s/>2 ♌ 27' 15"</text:p>
          </table:table-cell>
          <table:table-cell table:style-name="ce2" office:value-type="float" office:value="-21.499">
            <text:p>-21.499</text:p>
          </table:table-cell>
          <table:table-cell table:style-name="ce2" office:value-type="float" office:value="-20.634">
            <text:p>-20.634</text:p>
          </table:table-cell>
          <table:table-cell table:style-name="ce2" office:value-type="float" office:value="0.876">
            <text:p>0.876</text:p>
          </table:table-cell>
          <table:table-cell table:style-name="ce2" office:value-type="float" office:value="4972.94">
            <text:p>4972.94</text:p>
          </table:table-cell>
          <table:table-cell table:style-name="ce2" office:value-type="float" office:value="652.938">
            <text:p>652.938</text:p>
          </table:table-cell>
          <table:table-cell table:style-name="ce2" office:value-type="float" office:value="122.454">
            <text:p>122.454</text:p>
          </table:table-cell>
          <table:table-cell table:style-name="ce2" office:value-type="float" office:value="4680.002">
            <text:p>4680.002</text:p>
          </table:table-cell>
          <table:table-cell table:style-name="ce2" office:value-type="float" office:value="13.0000055556">
            <text:p>13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5210.486">
            <text:p>5210.486</text:p>
          </table:table-cell>
          <table:table-cell office:value-type="float" office:value="170.486">
            <text:p>170.486</text:p>
          </table:table-cell>
          <table:table-cell office:value-type="float" office:value="890.484">
            <text:p>890.484</text:p>
          </table:table-cell>
          <table:table-cell office:value-type="float" office:value="170.484">
            <text:p>170.484</text:p>
          </table:table-cell>
        </table:table-row>
        <table:table-row table:style-name="ro2">
          <table:table-cell table:style-name="ce2" office:value-type="string">
            <text:p>1907-01-29 08:45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08.53">
            <text:p>308.53</text:p>
          </table:table-cell>
          <table:table-cell table:style-name="ce3" office:value-type="float" office:value="128.532">
            <text:p>128.53</text:p>
          </table:table-cell>
          <table:table-cell table:style-name="ce3" office:value-type="float" office:value="122.511">
            <text:p>122.51</text:p>
          </table:table-cell>
          <table:table-cell table:style-name="ce2" office:value-type="string">
            <text:p><text:s/>8 ♒ 31' 46"</text:p>
          </table:table-cell>
          <table:table-cell table:style-name="ce2" office:value-type="string">
            <text:p><text:s/>8 ♌ 31' 53"</text:p>
          </table:table-cell>
          <table:table-cell table:style-name="ce2" office:value-type="string">
            <text:p><text:s/>2 ♌ 30' 39"</text:p>
          </table:table-cell>
          <table:table-cell table:style-name="ce2" office:value-type="float" office:value="-18.138">
            <text:p>-18.138</text:p>
          </table:table-cell>
          <table:table-cell table:style-name="ce2" office:value-type="float" office:value="18.675">
            <text:p>18.675</text:p>
          </table:table-cell>
          <table:table-cell table:style-name="ce2" office:value-type="float" office:value="0.556">
            <text:p>0.556</text:p>
          </table:table-cell>
          <table:table-cell table:style-name="ce2" office:value-type="float" office:value="5168.532">
            <text:p>5168.532</text:p>
          </table:table-cell>
          <table:table-cell table:style-name="ce2" office:value-type="float" office:value="668.53">
            <text:p>668.53</text:p>
          </table:table-cell>
          <table:table-cell table:style-name="ce2" office:value-type="float" office:value="122.511">
            <text:p>122.511</text:p>
          </table:table-cell>
          <table:table-cell table:style-name="ce2" office:value-type="float" office:value="4860.002">
            <text:p>4860.002</text:p>
          </table:table-cell>
          <table:table-cell table:style-name="ce2" office:value-type="float" office:value="13.5000055556">
            <text:p>13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office:value-type="float" office:value="5406.021">
            <text:p>5406.021</text:p>
          </table:table-cell>
          <table:table-cell office:value-type="float" office:value="6.021">
            <text:p>6.021</text:p>
          </table:table-cell>
          <table:table-cell office:value-type="float" office:value="906.019">
            <text:p>906.019</text:p>
          </table:table-cell>
          <table:table-cell office:value-type="float" office:value="186.019">
            <text:p>186.019</text:p>
          </table:table-cell>
        </table:table-row>
        <table:table-row table:style-name="ro2">
          <table:table-cell table:style-name="ce2" office:value-type="string">
            <text:p>1907-02-12 12:43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22.885">
            <text:p>322.89</text:p>
          </table:table-cell>
          <table:table-cell table:style-name="ce3" office:value-type="float" office:value="322.886">
            <text:p>322.89</text:p>
          </table:table-cell>
          <table:table-cell table:style-name="ce3" office:value-type="float" office:value="122.453">
            <text:p>122.45</text:p>
          </table:table-cell>
          <table:table-cell table:style-name="ce2" office:value-type="string">
            <text:p>22 ♒ 53' 06"</text:p>
          </table:table-cell>
          <table:table-cell table:style-name="ce2" office:value-type="string">
            <text:p>22 ♒ 53' 09"</text:p>
          </table:table-cell>
          <table:table-cell table:style-name="ce2" office:value-type="string">
            <text:p><text:s/>2 ♌ 27' 12"</text:p>
          </table:table-cell>
          <table:table-cell table:style-name="ce2" office:value-type="float" office:value="-13.894">
            <text:p>-13.894</text:p>
          </table:table-cell>
          <table:table-cell table:style-name="ce2" office:value-type="float" office:value="-15.632">
            <text:p>-15.632</text:p>
          </table:table-cell>
          <table:table-cell table:style-name="ce2" office:value-type="float" office:value="-1.84">
            <text:p>-1.84</text:p>
          </table:table-cell>
          <table:table-cell table:style-name="ce2" office:value-type="float" office:value="5362.886">
            <text:p>5362.886</text:p>
          </table:table-cell>
          <table:table-cell table:style-name="ce2" office:value-type="float" office:value="682.885">
            <text:p>682.885</text:p>
          </table:table-cell>
          <table:table-cell table:style-name="ce2" office:value-type="float" office:value="122.453">
            <text:p>122.453</text:p>
          </table:table-cell>
          <table:table-cell table:style-name="ce2" office:value-type="float" office:value="5040.001">
            <text:p>5040.001</text:p>
          </table:table-cell>
          <table:table-cell table:style-name="ce2" office:value-type="float" office:value="14.0000027778">
            <text:p>14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5600.433">
            <text:p>5600.433</text:p>
          </table:table-cell>
          <table:table-cell office:value-type="float" office:value="200.433">
            <text:p>200.433</text:p>
          </table:table-cell>
          <table:table-cell office:value-type="float" office:value="920.432">
            <text:p>920.432</text:p>
          </table:table-cell>
          <table:table-cell office:value-type="float" office:value="200.432">
            <text:p>200.432</text:p>
          </table:table-cell>
        </table:table-row>
        <table:table-row table:style-name="ro2">
          <table:table-cell table:style-name="ce2" office:value-type="string">
            <text:p>1907-02-28 01:23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38.531">
            <text:p>338.53</text:p>
          </table:table-cell>
          <table:table-cell table:style-name="ce3" office:value-type="float" office:value="158.534">
            <text:p>158.53</text:p>
          </table:table-cell>
          <table:table-cell table:style-name="ce3" office:value-type="float" office:value="122.12">
            <text:p>122.12</text:p>
          </table:table-cell>
          <table:table-cell table:style-name="ce2" office:value-type="string">
            <text:p><text:s/>8 ♓ 31' 52"</text:p>
          </table:table-cell>
          <table:table-cell table:style-name="ce2" office:value-type="string">
            <text:p><text:s/>8 ♍ 32' 02"</text:p>
          </table:table-cell>
          <table:table-cell table:style-name="ce2" office:value-type="string">
            <text:p><text:s/>2 ♌ 07' 13"</text:p>
          </table:table-cell>
          <table:table-cell table:style-name="ce2" office:value-type="float" office:value="-8.375">
            <text:p>-8.375</text:p>
          </table:table-cell>
          <table:table-cell table:style-name="ce2" office:value-type="float" office:value="11.23">
            <text:p>11.23</text:p>
          </table:table-cell>
          <table:table-cell table:style-name="ce2" office:value-type="float" office:value="3.082">
            <text:p>3.082</text:p>
          </table:table-cell>
          <table:table-cell table:style-name="ce2" office:value-type="float" office:value="5558.534">
            <text:p>5558.534</text:p>
          </table:table-cell>
          <table:table-cell table:style-name="ce2" office:value-type="float" office:value="698.531">
            <text:p>698.531</text:p>
          </table:table-cell>
          <table:table-cell table:style-name="ce2" office:value-type="float" office:value="122.12">
            <text:p>122.12</text:p>
          </table:table-cell>
          <table:table-cell table:style-name="ce2" office:value-type="float" office:value="5220.003">
            <text:p>5220.003</text:p>
          </table:table-cell>
          <table:table-cell table:style-name="ce2" office:value-type="float" office:value="14.5000083333">
            <text:p>14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5796.414">
            <text:p>5796.414</text:p>
          </table:table-cell>
          <table:table-cell office:value-type="float" office:value="36.414">
            <text:p>36.414</text:p>
          </table:table-cell>
          <table:table-cell office:value-type="float" office:value="936.411">
            <text:p>936.411</text:p>
          </table:table-cell>
          <table:table-cell office:value-type="float" office:value="216.411">
            <text:p>216.411</text:p>
          </table:table-cell>
        </table:table-row>
        <table:table-row table:style-name="ro2">
          <table:table-cell table:style-name="ce2" office:value-type="string">
            <text:p>1907-03-14 01:06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52.525">
            <text:p>352.53</text:p>
          </table:table-cell>
          <table:table-cell table:style-name="ce3" office:value-type="float" office:value="352.531">
            <text:p>352.53</text:p>
          </table:table-cell>
          <table:table-cell table:style-name="ce3" office:value-type="float" office:value="121.374">
            <text:p>121.37</text:p>
          </table:table-cell>
          <table:table-cell table:style-name="ce2" office:value-type="string">
            <text:p>22 ♓ 31' 31"</text:p>
          </table:table-cell>
          <table:table-cell table:style-name="ce2" office:value-type="string">
            <text:p>22 ♓ 31' 52"</text:p>
          </table:table-cell>
          <table:table-cell table:style-name="ce2" office:value-type="string">
            <text:p><text:s/>1 ♌ 22' 26"</text:p>
          </table:table-cell>
          <table:table-cell table:style-name="ce2" office:value-type="float" office:value="-2.967">
            <text:p>-2.967</text:p>
          </table:table-cell>
          <table:table-cell table:style-name="ce2" office:value-type="float" office:value="-6.625">
            <text:p>-6.625</text:p>
          </table:table-cell>
          <table:table-cell table:style-name="ce2" office:value-type="float" office:value="-3.985">
            <text:p>-3.985</text:p>
          </table:table-cell>
          <table:table-cell table:style-name="ce2" office:value-type="float" office:value="5752.531">
            <text:p>5752.531</text:p>
          </table:table-cell>
          <table:table-cell table:style-name="ce2" office:value-type="float" office:value="712.525">
            <text:p>712.525</text:p>
          </table:table-cell>
          <table:table-cell table:style-name="ce2" office:value-type="float" office:value="121.374">
            <text:p>121.374</text:p>
          </table:table-cell>
          <table:table-cell table:style-name="ce2" office:value-type="float" office:value="5400.006">
            <text:p>5400.006</text:p>
          </table:table-cell>
          <table:table-cell table:style-name="ce2" office:value-type="float" office:value="15.0000166667">
            <text:p>15.0000166667</text:p>
          </table:table-cell>
          <table:table-cell table:style-name="ce2" office:value-type="float" office:value="0.006">
            <text:p>0.006</text:p>
          </table:table-cell>
          <table:table-cell table:style-name="ce2" office:value-type="float" office:value="30">
            <text:p>30</text:p>
          </table:table-cell>
          <table:table-cell office:value-type="float" office:value="5991.157">
            <text:p>5991.157</text:p>
          </table:table-cell>
          <table:table-cell office:value-type="float" office:value="231.157">
            <text:p>231.157</text:p>
          </table:table-cell>
          <table:table-cell office:value-type="float" office:value="951.151">
            <text:p>951.151</text:p>
          </table:table-cell>
          <table:table-cell office:value-type="float" office:value="231.151">
            <text:p>231.151</text:p>
          </table:table-cell>
        </table:table-row>
        <table:table-row table:style-name="ro2">
          <table:table-cell table:style-name="ce2" office:value-type="string">
            <text:p>1907-03-29 14:45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7.976">
            <text:p>7.98</text:p>
          </table:table-cell>
          <table:table-cell table:style-name="ce3" office:value-type="float" office:value="187.978">
            <text:p>187.98</text:p>
          </table:table-cell>
          <table:table-cell table:style-name="ce3" office:value-type="float" office:value="120.076">
            <text:p>120.08</text:p>
          </table:table-cell>
          <table:table-cell table:style-name="ce2" office:value-type="string">
            <text:p><text:s/>7 ♈ 58' 32"</text:p>
          </table:table-cell>
          <table:table-cell table:style-name="ce2" office:value-type="string">
            <text:p><text:s/>7 ♎ 58' 41"</text:p>
          </table:table-cell>
          <table:table-cell table:style-name="ce2" office:value-type="string">
            <text:p><text:s/>0 ♌ 04' 35"</text:p>
          </table:table-cell>
          <table:table-cell table:style-name="ce2" office:value-type="float" office:value="3.166">
            <text:p>3.166</text:p>
          </table:table-cell>
          <table:table-cell table:style-name="ce2" office:value-type="float" office:value="1.128">
            <text:p>1.128</text:p>
          </table:table-cell>
          <table:table-cell table:style-name="ce2" office:value-type="float" office:value="4.673">
            <text:p>4.673</text:p>
          </table:table-cell>
          <table:table-cell table:style-name="ce2" office:value-type="float" office:value="5947.978">
            <text:p>5947.978</text:p>
          </table:table-cell>
          <table:table-cell table:style-name="ce2" office:value-type="float" office:value="727.976">
            <text:p>727.976</text:p>
          </table:table-cell>
          <table:table-cell table:style-name="ce2" office:value-type="float" office:value="120.076">
            <text:p>120.076</text:p>
          </table:table-cell>
          <table:table-cell table:style-name="ce2" office:value-type="float" office:value="5580.002">
            <text:p>5580.002</text:p>
          </table:table-cell>
          <table:table-cell table:style-name="ce2" office:value-type="float" office:value="15.5000055556">
            <text:p>15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office:value-type="float" office:value="6187.902">
            <text:p>6187.902</text:p>
          </table:table-cell>
          <table:table-cell office:value-type="float" office:value="67.902">
            <text:p>67.902</text:p>
          </table:table-cell>
          <table:table-cell office:value-type="float" office:value="967.9">
            <text:p>967.9</text:p>
          </table:table-cell>
          <table:table-cell office:value-type="float" office:value="247.9">
            <text:p>247.9</text:p>
          </table:table-cell>
        </table:table-row>
        <table:table-row table:style-name="ro2">
          <table:table-cell table:style-name="ce2" office:value-type="string">
            <text:p>1907-04-12 14:06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3" office:value-type="float" office:value="21.726">
            <text:p>21.73</text:p>
          </table:table-cell>
          <table:table-cell table:style-name="ce3" office:value-type="float" office:value="118.641">
            <text:p>118.64</text:p>
          </table:table-cell>
          <table:table-cell table:style-name="ce2" office:value-type="string">
            <text:p>21 ♈ 43' 33"</text:p>
          </table:table-cell>
          <table:table-cell table:style-name="ce2" office:value-type="string">
            <text:p>21 ♈ 43' 35"</text:p>
          </table:table-cell>
          <table:table-cell table:style-name="ce2" office:value-type="string">
            <text:p>28 ♋ 38' 27"</text:p>
          </table:table-cell>
          <table:table-cell table:style-name="ce2" office:value-type="float" office:value="8.471">
            <text:p>8.471</text:p>
          </table:table-cell>
          <table:table-cell table:style-name="ce2" office:value-type="float" office:value="3.859">
            <text:p>3.859</text:p>
          </table:table-cell>
          <table:table-cell table:style-name="ce2" office:value-type="float" office:value="-4.968">
            <text:p>-4.968</text:p>
          </table:table-cell>
          <table:table-cell table:style-name="ce2" office:value-type="float" office:value="6141.726">
            <text:p>6141.726</text:p>
          </table:table-cell>
          <table:table-cell table:style-name="ce2" office:value-type="float" office:value="741.726">
            <text:p>741.726</text:p>
          </table:table-cell>
          <table:table-cell table:style-name="ce2" office:value-type="float" office:value="118.641">
            <text:p>118.641</text:p>
          </table:table-cell>
          <table:table-cell table:style-name="ce2" office:value-type="float" office:value="5760">
            <text:p>576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0">
            <text:p>30</text:p>
          </table:table-cell>
          <table:table-cell office:value-type="float" office:value="6383.085">
            <text:p>6383.085</text:p>
          </table:table-cell>
          <table:table-cell office:value-type="float" office:value="263.085">
            <text:p>263.085</text:p>
          </table:table-cell>
          <table:table-cell office:value-type="float" office:value="983.085">
            <text:p>983.085</text:p>
          </table:table-cell>
          <table:table-cell office:value-type="float" office:value="263.085">
            <text:p>263.085</text:p>
          </table:table-cell>
        </table:table-row>
        <table:table-row table:style-name="ro2">
          <table:table-cell table:style-name="ce2" office:value-type="string">
            <text:p>1907-04-28 01:05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6.812">
            <text:p>36.81</text:p>
          </table:table-cell>
          <table:table-cell table:style-name="ce3" office:value-type="float" office:value="216.814">
            <text:p>216.81</text:p>
          </table:table-cell>
          <table:table-cell table:style-name="ce3" office:value-type="float" office:value="116.928">
            <text:p>116.93</text:p>
          </table:table-cell>
          <table:table-cell table:style-name="ce2" office:value-type="string">
            <text:p><text:s/>6 ♉ 48' 42"</text:p>
          </table:table-cell>
          <table:table-cell table:style-name="ce2" office:value-type="string">
            <text:p><text:s/>6 ♏ 48' 50"</text:p>
          </table:table-cell>
          <table:table-cell table:style-name="ce2" office:value-type="string">
            <text:p>26 ♋ 55' 40"</text:p>
          </table:table-cell>
          <table:table-cell table:style-name="ce2" office:value-type="float" office:value="13.795">
            <text:p>13.795</text:p>
          </table:table-cell>
          <table:table-cell table:style-name="ce2" office:value-type="float" office:value="-9.122">
            <text:p>-9.122</text:p>
          </table:table-cell>
          <table:table-cell table:style-name="ce2" office:value-type="float" office:value="4.942">
            <text:p>4.942</text:p>
          </table:table-cell>
          <table:table-cell table:style-name="ce2" office:value-type="float" office:value="6336.814">
            <text:p>6336.814</text:p>
          </table:table-cell>
          <table:table-cell table:style-name="ce2" office:value-type="float" office:value="756.812">
            <text:p>756.812</text:p>
          </table:table-cell>
          <table:table-cell table:style-name="ce2" office:value-type="float" office:value="116.928">
            <text:p>116.928</text:p>
          </table:table-cell>
          <table:table-cell table:style-name="ce2" office:value-type="float" office:value="5940.002">
            <text:p>5940.002</text:p>
          </table:table-cell>
          <table:table-cell table:style-name="ce2" office:value-type="float" office:value="16.5000055556">
            <text:p>16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office:value-type="float" office:value="6579.886">
            <text:p>6579.886</text:p>
          </table:table-cell>
          <table:table-cell office:value-type="float" office:value="99.886">
            <text:p>99.886</text:p>
          </table:table-cell>
          <table:table-cell office:value-type="float" office:value="999.884">
            <text:p>999.884</text:p>
          </table:table-cell>
          <table:table-cell office:value-type="float" office:value="279.884">
            <text:p>279.884</text:p>
          </table:table-cell>
        </table:table-row>
        <table:table-row table:style-name="ro2">
          <table:table-cell table:style-name="ce2" office:value-type="string">
            <text:p>1907-05-12 04:00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50.489">
            <text:p>50.49</text:p>
          </table:table-cell>
          <table:table-cell table:style-name="ce3" office:value-type="float" office:value="50.494">
            <text:p>50.49</text:p>
          </table:table-cell>
          <table:table-cell table:style-name="ce3" office:value-type="float" office:value="115.512">
            <text:p>115.51</text:p>
          </table:table-cell>
          <table:table-cell table:style-name="ce2" office:value-type="string">
            <text:p>20 ♉ 29' 20"</text:p>
          </table:table-cell>
          <table:table-cell table:style-name="ce2" office:value-type="string">
            <text:p>20 ♉ 29' 37"</text:p>
          </table:table-cell>
          <table:table-cell table:style-name="ce2" office:value-type="string">
            <text:p>25 ♋ 30' 42"</text:p>
          </table:table-cell>
          <table:table-cell table:style-name="ce2" office:value-type="float" office:value="17.88">
            <text:p>17.88</text:p>
          </table:table-cell>
          <table:table-cell table:style-name="ce2" office:value-type="float" office:value="13.464">
            <text:p>13.464</text:p>
          </table:table-cell>
          <table:table-cell table:style-name="ce2" office:value-type="float" office:value="-4.578">
            <text:p>-4.578</text:p>
          </table:table-cell>
          <table:table-cell table:style-name="ce2" office:value-type="float" office:value="6530.494">
            <text:p>6530.494</text:p>
          </table:table-cell>
          <table:table-cell table:style-name="ce2" office:value-type="float" office:value="770.489">
            <text:p>770.489</text:p>
          </table:table-cell>
          <table:table-cell table:style-name="ce2" office:value-type="float" office:value="115.512">
            <text:p>115.512</text:p>
          </table:table-cell>
          <table:table-cell table:style-name="ce2" office:value-type="float" office:value="6120.005">
            <text:p>6120.005</text:p>
          </table:table-cell>
          <table:table-cell table:style-name="ce2" office:value-type="float" office:value="17.0000138889">
            <text:p>17.0000138889</text:p>
          </table:table-cell>
          <table:table-cell table:style-name="ce2" office:value-type="float" office:value="0.005">
            <text:p>0.005</text:p>
          </table:table-cell>
          <table:table-cell table:style-name="ce2" office:value-type="float" office:value="30">
            <text:p>30</text:p>
          </table:table-cell>
          <table:table-cell office:value-type="float" office:value="6774.982">
            <text:p>6774.982</text:p>
          </table:table-cell>
          <table:table-cell office:value-type="float" office:value="294.982">
            <text:p>294.982</text:p>
          </table:table-cell>
          <table:table-cell office:value-type="float" office:value="1014.977">
            <text:p>1014.977</text:p>
          </table:table-cell>
          <table:table-cell office:value-type="float" office:value="294.977">
            <text:p>294.977</text:p>
          </table:table-cell>
        </table:table-row>
        <table:table-row table:style-name="ro2">
          <table:table-cell table:style-name="ce2" office:value-type="string">
            <text:p>1907-05-27 09:18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65.137">
            <text:p>65.14</text:p>
          </table:table-cell>
          <table:table-cell table:style-name="ce3" office:value-type="float" office:value="245.137">
            <text:p>245.14</text:p>
          </table:table-cell>
          <table:table-cell table:style-name="ce3" office:value-type="float" office:value="114.404">
            <text:p>114.40</text:p>
          </table:table-cell>
          <table:table-cell table:style-name="ce2" office:value-type="string">
            <text:p><text:s/>5 ♊ 08' 11"</text:p>
          </table:table-cell>
          <table:table-cell table:style-name="ce2" office:value-type="string">
            <text:p><text:s/>5 ♐ 08' 14"</text:p>
          </table:table-cell>
          <table:table-cell table:style-name="ce2" office:value-type="string">
            <text:p>24 ♋ 24' 13"</text:p>
          </table:table-cell>
          <table:table-cell table:style-name="ce2" office:value-type="float" office:value="21.166">
            <text:p>21.166</text:p>
          </table:table-cell>
          <table:table-cell table:style-name="ce2" office:value-type="float" office:value="-17.337">
            <text:p>-17.337</text:p>
          </table:table-cell>
          <table:table-cell table:style-name="ce2" office:value-type="float" office:value="3.89">
            <text:p>3.89</text:p>
          </table:table-cell>
          <table:table-cell table:style-name="ce2" office:value-type="float" office:value="6725.137">
            <text:p>6725.137</text:p>
          </table:table-cell>
          <table:table-cell table:style-name="ce2" office:value-type="float" office:value="785.137">
            <text:p>785.137</text:p>
          </table:table-cell>
          <table:table-cell table:style-name="ce2" office:value-type="float" office:value="114.404">
            <text:p>114.404</text:p>
          </table:table-cell>
          <table:table-cell table:style-name="ce2" office:value-type="float" office:value="6300">
            <text:p>6300</text:p>
          </table:table-cell>
          <table:table-cell table:style-name="ce2" office:value-type="float" office:value="17.5">
            <text:p>17.5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5">
            <text:p>15</text:p>
          </table:table-cell>
          <table:table-cell office:value-type="float" office:value="6970.733">
            <text:p>6970.733</text:p>
          </table:table-cell>
          <table:table-cell office:value-type="float" office:value="130.733">
            <text:p>130.733</text:p>
          </table:table-cell>
          <table:table-cell office:value-type="float" office:value="1030.733">
            <text:p>1030.733</text:p>
          </table:table-cell>
          <table:table-cell office:value-type="float" office:value="310.733">
            <text:p>310.733</text:p>
          </table:table-cell>
        </table:table-row>
        <table:table-row table:style-name="ro2">
          <table:table-cell table:style-name="ce2" office:value-type="string">
            <text:p>1907-06-10 18:50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78.923">
            <text:p>78.92</text:p>
          </table:table-cell>
          <table:table-cell table:style-name="ce3" office:value-type="float" office:value="78.924">
            <text:p>78.92</text:p>
          </table:table-cell>
          <table:table-cell table:style-name="ce3" office:value-type="float" office:value="113.674">
            <text:p>113.67</text:p>
          </table:table-cell>
          <table:table-cell table:style-name="ce2" office:value-type="string">
            <text:p>18 ♊ 55' 23"</text:p>
          </table:table-cell>
          <table:table-cell table:style-name="ce2" office:value-type="string">
            <text:p>18 ♊ 55' 27"</text:p>
          </table:table-cell>
          <table:table-cell table:style-name="ce2" office:value-type="string">
            <text:p>23 ♋ 40' 26"</text:p>
          </table:table-cell>
          <table:table-cell table:style-name="ce2" office:value-type="float" office:value="22.988">
            <text:p>22.988</text:p>
          </table:table-cell>
          <table:table-cell table:style-name="ce2" office:value-type="float" office:value="20.032">
            <text:p>20.032</text:p>
          </table:table-cell>
          <table:table-cell table:style-name="ce2" office:value-type="float" office:value="-2.966">
            <text:p>-2.966</text:p>
          </table:table-cell>
          <table:table-cell table:style-name="ce2" office:value-type="float" office:value="6918.924">
            <text:p>6918.924</text:p>
          </table:table-cell>
          <table:table-cell table:style-name="ce2" office:value-type="float" office:value="798.923">
            <text:p>798.923</text:p>
          </table:table-cell>
          <table:table-cell table:style-name="ce2" office:value-type="float" office:value="113.674">
            <text:p>113.674</text:p>
          </table:table-cell>
          <table:table-cell table:style-name="ce2" office:value-type="float" office:value="6480.001">
            <text:p>6480.001</text:p>
          </table:table-cell>
          <table:table-cell table:style-name="ce2" office:value-type="float" office:value="18.0000027778">
            <text:p>18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7165.25">
            <text:p>7165.25</text:p>
          </table:table-cell>
          <table:table-cell office:value-type="float" office:value="325.25">
            <text:p>325.25</text:p>
          </table:table-cell>
          <table:table-cell office:value-type="float" office:value="1045.249">
            <text:p>1045.249</text:p>
          </table:table-cell>
          <table:table-cell office:value-type="float" office:value="325.249">
            <text:p>325.249</text:p>
          </table:table-cell>
        </table:table-row>
        <table:table-row table:style-name="ro2">
          <table:table-cell table:style-name="ce2" office:value-type="string">
            <text:p>1907-06-25 16:27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93.147">
            <text:p>93.15</text:p>
          </table:table-cell>
          <table:table-cell table:style-name="ce3" office:value-type="float" office:value="273.151">
            <text:p>273.15</text:p>
          </table:table-cell>
          <table:table-cell table:style-name="ce3" office:value-type="float" office:value="113.422">
            <text:p>113.42</text:p>
          </table:table-cell>
          <table:table-cell table:style-name="ce2" office:value-type="string">
            <text:p><text:s/>3 ♋ 08' 50"</text:p>
          </table:table-cell>
          <table:table-cell table:style-name="ce2" office:value-type="string">
            <text:p><text:s/>3 ♑ 09' 05"</text:p>
          </table:table-cell>
          <table:table-cell table:style-name="ce2" office:value-type="string">
            <text:p>23 ♋ 25' 19"</text:p>
          </table:table-cell>
          <table:table-cell table:style-name="ce2" office:value-type="float" office:value="23.413">
            <text:p>23.413</text:p>
          </table:table-cell>
          <table:table-cell table:style-name="ce2" office:value-type="float" office:value="-21.586">
            <text:p>-21.586</text:p>
          </table:table-cell>
          <table:table-cell table:style-name="ce2" office:value-type="float" office:value="1.827">
            <text:p>1.827</text:p>
          </table:table-cell>
          <table:table-cell table:style-name="ce2" office:value-type="float" office:value="7113.151">
            <text:p>7113.151</text:p>
          </table:table-cell>
          <table:table-cell table:style-name="ce2" office:value-type="float" office:value="813.147">
            <text:p>813.147</text:p>
          </table:table-cell>
          <table:table-cell table:style-name="ce2" office:value-type="float" office:value="113.422">
            <text:p>113.422</text:p>
          </table:table-cell>
          <table:table-cell table:style-name="ce2" office:value-type="float" office:value="6660.004">
            <text:p>6660.004</text:p>
          </table:table-cell>
          <table:table-cell table:style-name="ce2" office:value-type="float" office:value="18.5000111111">
            <text:p>18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office:value-type="float" office:value="7359.729">
            <text:p>7359.729</text:p>
          </table:table-cell>
          <table:table-cell office:value-type="float" office:value="159.729">
            <text:p>159.729</text:p>
          </table:table-cell>
          <table:table-cell office:value-type="float" office:value="1059.725">
            <text:p>1059.725</text:p>
          </table:table-cell>
          <table:table-cell office:value-type="float" office:value="339.725">
            <text:p>339.725</text:p>
          </table:table-cell>
        </table:table-row>
        <table:table-row table:style-name="ro2">
          <table:table-cell table:style-name="ce2" office:value-type="string">
            <text:p>1907-07-10 10:18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07.204">
            <text:p>107.20</text:p>
          </table:table-cell>
          <table:table-cell table:style-name="ce3" office:value-type="float" office:value="107.207">
            <text:p>107.21</text:p>
          </table:table-cell>
          <table:table-cell table:style-name="ce3" office:value-type="float" office:value="113.355">
            <text:p>113.36</text:p>
          </table:table-cell>
          <table:table-cell table:style-name="ce2" office:value-type="string">
            <text:p>17 ♋ 12' 14"</text:p>
          </table:table-cell>
          <table:table-cell table:style-name="ce2" office:value-type="string">
            <text:p>17 ♋ 12' 24"</text:p>
          </table:table-cell>
          <table:table-cell table:style-name="ce2" office:value-type="string">
            <text:p>23 ♋ 21' 17"</text:p>
          </table:table-cell>
          <table:table-cell table:style-name="ce2" office:value-type="float" office:value="22.343">
            <text:p>22.343</text:p>
          </table:table-cell>
          <table:table-cell table:style-name="ce2" office:value-type="float" office:value="21.779">
            <text:p>21.779</text:p>
          </table:table-cell>
          <table:table-cell table:style-name="ce2" office:value-type="float" office:value="-0.568">
            <text:p>-0.568</text:p>
          </table:table-cell>
          <table:table-cell table:style-name="ce2" office:value-type="float" office:value="7307.207">
            <text:p>7307.207</text:p>
          </table:table-cell>
          <table:table-cell table:style-name="ce2" office:value-type="float" office:value="827.204">
            <text:p>827.204</text:p>
          </table:table-cell>
          <table:table-cell table:style-name="ce2" office:value-type="float" office:value="113.355">
            <text:p>113.355</text:p>
          </table:table-cell>
          <table:table-cell table:style-name="ce2" office:value-type="float" office:value="6840.003">
            <text:p>6840.003</text:p>
          </table:table-cell>
          <table:table-cell table:style-name="ce2" office:value-type="float" office:value="19.0000083333">
            <text:p>19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7553.852">
            <text:p>7553.852</text:p>
          </table:table-cell>
          <table:table-cell office:value-type="float" office:value="353.852">
            <text:p>353.852</text:p>
          </table:table-cell>
          <table:table-cell office:value-type="float" office:value="1073.849">
            <text:p>1073.849</text:p>
          </table:table-cell>
          <table:table-cell office:value-type="float" office:value="353.849">
            <text:p>353.849</text:p>
          </table:table-cell>
        </table:table-row>
        <table:table-row table:style-name="ro2">
          <table:table-cell table:style-name="ce2" office:value-type="string">
            <text:p>1907-07-24 23:30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21.088">
            <text:p>121.09</text:p>
          </table:table-cell>
          <table:table-cell table:style-name="ce3" office:value-type="float" office:value="301.094">
            <text:p>301.09</text:p>
          </table:table-cell>
          <table:table-cell table:style-name="ce3" office:value-type="float" office:value="113.399">
            <text:p>113.40</text:p>
          </table:table-cell>
          <table:table-cell table:style-name="ce2" office:value-type="string">
            <text:p><text:s/>1 ♌ 05' 16"</text:p>
          </table:table-cell>
          <table:table-cell table:style-name="ce2" office:value-type="string">
            <text:p><text:s/>1 ♒ 05' 37"</text:p>
          </table:table-cell>
          <table:table-cell table:style-name="ce2" office:value-type="string">
            <text:p>23 ♋ 23' 57"</text:p>
          </table:table-cell>
          <table:table-cell table:style-name="ce2" office:value-type="float" office:value="19.925">
            <text:p>19.925</text:p>
          </table:table-cell>
          <table:table-cell table:style-name="ce2" office:value-type="float" office:value="-20.617">
            <text:p>-20.617</text:p>
          </table:table-cell>
          <table:table-cell table:style-name="ce2" office:value-type="float" office:value="-0.71">
            <text:p>-0.71</text:p>
          </table:table-cell>
          <table:table-cell table:style-name="ce2" office:value-type="float" office:value="7501.094">
            <text:p>7501.094</text:p>
          </table:table-cell>
          <table:table-cell table:style-name="ce2" office:value-type="float" office:value="841.088">
            <text:p>841.088</text:p>
          </table:table-cell>
          <table:table-cell table:style-name="ce2" office:value-type="float" office:value="113.399">
            <text:p>113.399</text:p>
          </table:table-cell>
          <table:table-cell table:style-name="ce2" office:value-type="float" office:value="7020.006">
            <text:p>7020.006</text:p>
          </table:table-cell>
          <table:table-cell table:style-name="ce2" office:value-type="float" office:value="19.5000166667">
            <text:p>19.5000166667</text:p>
          </table:table-cell>
          <table:table-cell table:style-name="ce2" office:value-type="float" office:value="180.006">
            <text:p>180.006</text:p>
          </table:table-cell>
          <table:table-cell table:style-name="ce2" office:value-type="float" office:value="15">
            <text:p>15</text:p>
          </table:table-cell>
          <table:table-cell office:value-type="float" office:value="7747.695">
            <text:p>7747.695</text:p>
          </table:table-cell>
          <table:table-cell office:value-type="float" office:value="187.695">
            <text:p>187.695</text:p>
          </table:table-cell>
          <table:table-cell office:value-type="float" office:value="1087.689">
            <text:p>1087.689</text:p>
          </table:table-cell>
          <table:table-cell office:value-type="float" office:value="7.689">
            <text:p>7.689</text:p>
          </table:table-cell>
        </table:table-row>
        <table:table-row table:style-name="ro2">
          <table:table-cell table:style-name="ce2" office:value-type="string">
            <text:p>1907-08-09 01:37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35.526">
            <text:p>135.53</text:p>
          </table:table-cell>
          <table:table-cell table:style-name="ce3" office:value-type="float" office:value="135.532">
            <text:p>135.53</text:p>
          </table:table-cell>
          <table:table-cell table:style-name="ce3" office:value-type="float" office:value="113.37">
            <text:p>113.37</text:p>
          </table:table-cell>
          <table:table-cell table:style-name="ce2" office:value-type="string">
            <text:p>15 ♌ 31' 34"</text:p>
          </table:table-cell>
          <table:table-cell table:style-name="ce2" office:value-type="string">
            <text:p>15 ♌ 31' 54"</text:p>
          </table:table-cell>
          <table:table-cell table:style-name="ce2" office:value-type="string">
            <text:p>23 ♋ 22' 13"</text:p>
          </table:table-cell>
          <table:table-cell table:style-name="ce2" office:value-type="float" office:value="16.189">
            <text:p>16.189</text:p>
          </table:table-cell>
          <table:table-cell table:style-name="ce2" office:value-type="float" office:value="18.082">
            <text:p>18.082</text:p>
          </table:table-cell>
          <table:table-cell table:style-name="ce2" office:value-type="float" office:value="1.985">
            <text:p>1.985</text:p>
          </table:table-cell>
          <table:table-cell table:style-name="ce2" office:value-type="float" office:value="7695.532">
            <text:p>7695.532</text:p>
          </table:table-cell>
          <table:table-cell table:style-name="ce2" office:value-type="float" office:value="855.526">
            <text:p>855.526</text:p>
          </table:table-cell>
          <table:table-cell table:style-name="ce2" office:value-type="float" office:value="113.37">
            <text:p>113.37</text:p>
          </table:table-cell>
          <table:table-cell table:style-name="ce2" office:value-type="float" office:value="7200.006">
            <text:p>7200.006</text:p>
          </table:table-cell>
          <table:table-cell table:style-name="ce2" office:value-type="float" office:value="20.0000166667">
            <text:p>20.0000166667</text:p>
          </table:table-cell>
          <table:table-cell table:style-name="ce2" office:value-type="float" office:value="0.006">
            <text:p>0.006</text:p>
          </table:table-cell>
          <table:table-cell table:style-name="ce2" office:value-type="float" office:value="30">
            <text:p>30</text:p>
          </table:table-cell>
          <table:table-cell office:value-type="float" office:value="7942.162">
            <text:p>7942.162</text:p>
          </table:table-cell>
          <table:table-cell office:value-type="float" office:value="22.162">
            <text:p>22.162</text:p>
          </table:table-cell>
          <table:table-cell office:value-type="float" office:value="1102.156">
            <text:p>1102.156</text:p>
          </table:table-cell>
          <table:table-cell office:value-type="float" office:value="22.156">
            <text:p>22.156</text:p>
          </table:table-cell>
        </table:table-row>
        <table:table-row table:style-name="ro2">
          <table:table-cell table:style-name="ce2" office:value-type="string">
            <text:p>1907-08-23 07:15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49.211">
            <text:p>149.21</text:p>
          </table:table-cell>
          <table:table-cell table:style-name="ce3" office:value-type="float" office:value="329.214">
            <text:p>329.21</text:p>
          </table:table-cell>
          <table:table-cell table:style-name="ce3" office:value-type="float" office:value="112.997">
            <text:p>113.00</text:p>
          </table:table-cell>
          <table:table-cell table:style-name="ce2" office:value-type="string">
            <text:p>29 ♌ 12' 39"</text:p>
          </table:table-cell>
          <table:table-cell table:style-name="ce2" office:value-type="string">
            <text:p>29 ♒ 12' 50"</text:p>
          </table:table-cell>
          <table:table-cell table:style-name="ce2" office:value-type="string">
            <text:p>22 ♋ 59' 49"</text:p>
          </table:table-cell>
          <table:table-cell table:style-name="ce2" office:value-type="float" office:value="11.754">
            <text:p>11.754</text:p>
          </table:table-cell>
          <table:table-cell table:style-name="ce2" office:value-type="float" office:value="-14.63">
            <text:p>-14.63</text:p>
          </table:table-cell>
          <table:table-cell table:style-name="ce2" office:value-type="float" office:value="-3.073">
            <text:p>-3.073</text:p>
          </table:table-cell>
          <table:table-cell table:style-name="ce2" office:value-type="float" office:value="7889.214">
            <text:p>7889.214</text:p>
          </table:table-cell>
          <table:table-cell table:style-name="ce2" office:value-type="float" office:value="869.211">
            <text:p>869.211</text:p>
          </table:table-cell>
          <table:table-cell table:style-name="ce2" office:value-type="float" office:value="112.997">
            <text:p>112.997</text:p>
          </table:table-cell>
          <table:table-cell table:style-name="ce2" office:value-type="float" office:value="7380.003">
            <text:p>7380.003</text:p>
          </table:table-cell>
          <table:table-cell table:style-name="ce2" office:value-type="float" office:value="20.5000083333">
            <text:p>20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8136.217">
            <text:p>8136.217</text:p>
          </table:table-cell>
          <table:table-cell office:value-type="float" office:value="216.217">
            <text:p>216.217</text:p>
          </table:table-cell>
          <table:table-cell office:value-type="float" office:value="1116.214">
            <text:p>1116.214</text:p>
          </table:table-cell>
          <table:table-cell office:value-type="float" office:value="36.214">
            <text:p>36.214</text:p>
          </table:table-cell>
        </table:table-row>
        <table:table-row table:style-name="ro2">
          <table:table-cell table:style-name="ce2" office:value-type="string">
            <text:p>1907-09-07 16:04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64.076">
            <text:p>164.08</text:p>
          </table:table-cell>
          <table:table-cell table:style-name="ce3" office:value-type="float" office:value="164.079">
            <text:p>164.08</text:p>
          </table:table-cell>
          <table:table-cell table:style-name="ce3" office:value-type="float" office:value="112.258">
            <text:p>112.26</text:p>
          </table:table-cell>
          <table:table-cell table:style-name="ce2" office:value-type="string">
            <text:p>14 ♍ 04' 35"</text:p>
          </table:table-cell>
          <table:table-cell table:style-name="ce2" office:value-type="string">
            <text:p>14 ♍ 04' 44"</text:p>
          </table:table-cell>
          <table:table-cell table:style-name="ce2" office:value-type="string">
            <text:p>22 ♋ 15' 27"</text:p>
          </table:table-cell>
          <table:table-cell table:style-name="ce2" office:value-type="float" office:value="6.268">
            <text:p>6.268</text:p>
          </table:table-cell>
          <table:table-cell table:style-name="ce2" office:value-type="float" office:value="9.973">
            <text:p>9.973</text:p>
          </table:table-cell>
          <table:table-cell table:style-name="ce2" office:value-type="float" office:value="4.019">
            <text:p>4.019</text:p>
          </table:table-cell>
          <table:table-cell table:style-name="ce2" office:value-type="float" office:value="8084.079">
            <text:p>8084.079</text:p>
          </table:table-cell>
          <table:table-cell table:style-name="ce2" office:value-type="float" office:value="884.076">
            <text:p>884.076</text:p>
          </table:table-cell>
          <table:table-cell table:style-name="ce2" office:value-type="float" office:value="112.258">
            <text:p>112.258</text:p>
          </table:table-cell>
          <table:table-cell table:style-name="ce2" office:value-type="float" office:value="7560.003">
            <text:p>7560.003</text:p>
          </table:table-cell>
          <table:table-cell table:style-name="ce2" office:value-type="float" office:value="21.0000083333">
            <text:p>21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8331.821">
            <text:p>8331.821</text:p>
          </table:table-cell>
          <table:table-cell office:value-type="float" office:value="51.821">
            <text:p>51.821</text:p>
          </table:table-cell>
          <table:table-cell office:value-type="float" office:value="1131.818">
            <text:p>1131.818</text:p>
          </table:table-cell>
          <table:table-cell office:value-type="float" office:value="51.818">
            <text:p>51.818</text:p>
          </table:table-cell>
        </table:table-row>
        <table:table-row table:style-name="ro2">
          <table:table-cell table:style-name="ce2" office:value-type="string">
            <text:p>1907-09-21 16:34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77.74">
            <text:p>177.74</text:p>
          </table:table-cell>
          <table:table-cell table:style-name="ce3" office:value-type="float" office:value="357.74">
            <text:p>357.74</text:p>
          </table:table-cell>
          <table:table-cell table:style-name="ce3" office:value-type="float" office:value="111.116">
            <text:p>111.12</text:p>
          </table:table-cell>
          <table:table-cell table:style-name="ce2" office:value-type="string">
            <text:p>27 ♍ 44' 23"</text:p>
          </table:table-cell>
          <table:table-cell table:style-name="ce2" office:value-type="string">
            <text:p>27 ♓ 44' 23"</text:p>
          </table:table-cell>
          <table:table-cell table:style-name="ce2" office:value-type="string">
            <text:p>21 ♋ 06' 59"</text:p>
          </table:table-cell>
          <table:table-cell table:style-name="ce2" office:value-type="float" office:value="0.899">
            <text:p>0.899</text:p>
          </table:table-cell>
          <table:table-cell table:style-name="ce2" office:value-type="float" office:value="-5.153">
            <text:p>-5.153</text:p>
          </table:table-cell>
          <table:table-cell table:style-name="ce2" office:value-type="float" office:value="-4.637">
            <text:p>-4.637</text:p>
          </table:table-cell>
          <table:table-cell table:style-name="ce2" office:value-type="float" office:value="8277.74">
            <text:p>8277.74</text:p>
          </table:table-cell>
          <table:table-cell table:style-name="ce2" office:value-type="float" office:value="897.74">
            <text:p>897.74</text:p>
          </table:table-cell>
          <table:table-cell table:style-name="ce2" office:value-type="float" office:value="111.116">
            <text:p>111.116</text:p>
          </table:table-cell>
          <table:table-cell table:style-name="ce2" office:value-type="float" office:value="7740">
            <text:p>7740</text:p>
          </table:table-cell>
          <table:table-cell table:style-name="ce2" office:value-type="float" office:value="21.5">
            <text:p>21.5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5">
            <text:p>15</text:p>
          </table:table-cell>
          <table:table-cell office:value-type="float" office:value="8526.624">
            <text:p>8526.624</text:p>
          </table:table-cell>
          <table:table-cell office:value-type="float" office:value="246.624">
            <text:p>246.624</text:p>
          </table:table-cell>
          <table:table-cell office:value-type="float" office:value="1146.624">
            <text:p>1146.624</text:p>
          </table:table-cell>
          <table:table-cell office:value-type="float" office:value="66.624">
            <text:p>66.624</text:p>
          </table:table-cell>
        </table:table-row>
        <table:table-row table:style-name="ro2">
          <table:table-cell table:style-name="ce2" office:value-type="string">
            <text:p>1907-10-07 05:21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93.002">
            <text:p>193.00</text:p>
          </table:table-cell>
          <table:table-cell table:style-name="ce3" office:value-type="float" office:value="193.003">
            <text:p>193.00</text:p>
          </table:table-cell>
          <table:table-cell table:style-name="ce3" office:value-type="float" office:value="109.51">
            <text:p>109.51</text:p>
          </table:table-cell>
          <table:table-cell table:style-name="ce2" office:value-type="string">
            <text:p>13 ♎ 00' 05"</text:p>
          </table:table-cell>
          <table:table-cell table:style-name="ce2" office:value-type="string">
            <text:p>13 ♎ 00' 11"</text:p>
          </table:table-cell>
          <table:table-cell table:style-name="ce2" office:value-type="string">
            <text:p>19 ♋ 30' 35"</text:p>
          </table:table-cell>
          <table:table-cell table:style-name="ce2" office:value-type="float" office:value="-5.137">
            <text:p>-5.137</text:p>
          </table:table-cell>
          <table:table-cell table:style-name="ce2" office:value-type="float" office:value="-0.553">
            <text:p>-0.553</text:p>
          </table:table-cell>
          <table:table-cell table:style-name="ce2" office:value-type="float" office:value="4.975">
            <text:p>4.975</text:p>
          </table:table-cell>
          <table:table-cell table:style-name="ce2" office:value-type="float" office:value="8473.003">
            <text:p>8473.003</text:p>
          </table:table-cell>
          <table:table-cell table:style-name="ce2" office:value-type="float" office:value="913.002">
            <text:p>913.002</text:p>
          </table:table-cell>
          <table:table-cell table:style-name="ce2" office:value-type="float" office:value="109.51">
            <text:p>109.51</text:p>
          </table:table-cell>
          <table:table-cell table:style-name="ce2" office:value-type="float" office:value="7920.001">
            <text:p>7920.001</text:p>
          </table:table-cell>
          <table:table-cell table:style-name="ce2" office:value-type="float" office:value="22.0000027778">
            <text:p>22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8723.493">
            <text:p>8723.493</text:p>
          </table:table-cell>
          <table:table-cell office:value-type="float" office:value="83.493">
            <text:p>83.493</text:p>
          </table:table-cell>
          <table:table-cell office:value-type="float" office:value="1163.492">
            <text:p>1163.492</text:p>
          </table:table-cell>
          <table:table-cell office:value-type="float" office:value="83.492">
            <text:p>83.492</text:p>
          </table:table-cell>
        </table:table-row>
        <table:table-row table:style-name="ro2">
          <table:table-cell table:style-name="ce2" office:value-type="string">
            <text:p>1907-10-21 04:17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06.83">
            <text:p>206.83</text:p>
          </table:table-cell>
          <table:table-cell table:style-name="ce3" office:value-type="float" office:value="26.832">
            <text:p>26.83</text:p>
          </table:table-cell>
          <table:table-cell table:style-name="ce3" office:value-type="float" office:value="107.957">
            <text:p>107.96</text:p>
          </table:table-cell>
          <table:table-cell table:style-name="ce2" office:value-type="string">
            <text:p>26 ♎ 49' 48"</text:p>
          </table:table-cell>
          <table:table-cell table:style-name="ce2" office:value-type="string">
            <text:p>26 ♈ 49' 53"</text:p>
          </table:table-cell>
          <table:table-cell table:style-name="ce2" office:value-type="string">
            <text:p>17 ♋ 57' 25"</text:p>
          </table:table-cell>
          <table:table-cell table:style-name="ce2" office:value-type="float" office:value="-10.348">
            <text:p>-10.348</text:p>
          </table:table-cell>
          <table:table-cell table:style-name="ce2" office:value-type="float" office:value="5.728">
            <text:p>5.728</text:p>
          </table:table-cell>
          <table:table-cell table:style-name="ce2" office:value-type="float" office:value="-4.95">
            <text:p>-4.95</text:p>
          </table:table-cell>
          <table:table-cell table:style-name="ce2" office:value-type="float" office:value="8666.832">
            <text:p>8666.832</text:p>
          </table:table-cell>
          <table:table-cell table:style-name="ce2" office:value-type="float" office:value="926.83">
            <text:p>926.83</text:p>
          </table:table-cell>
          <table:table-cell table:style-name="ce2" office:value-type="float" office:value="107.957">
            <text:p>107.957</text:p>
          </table:table-cell>
          <table:table-cell table:style-name="ce2" office:value-type="float" office:value="8100.002">
            <text:p>8100.002</text:p>
          </table:table-cell>
          <table:table-cell table:style-name="ce2" office:value-type="float" office:value="22.5000055556">
            <text:p>22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office:value-type="float" office:value="8918.875">
            <text:p>8918.875</text:p>
          </table:table-cell>
          <table:table-cell office:value-type="float" office:value="278.875">
            <text:p>278.875</text:p>
          </table:table-cell>
          <table:table-cell office:value-type="float" office:value="1178.873">
            <text:p>1178.873</text:p>
          </table:table-cell>
          <table:table-cell office:value-type="float" office:value="98.873">
            <text:p>98.873</text:p>
          </table:table-cell>
        </table:table-row>
        <table:table-row table:style-name="ro2">
          <table:table-cell table:style-name="ce2" office:value-type="string">
            <text:p>1907-11-05 17:39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22.372">
            <text:p>222.37</text:p>
          </table:table-cell>
          <table:table-cell table:style-name="ce3" office:value-type="float" office:value="222.375">
            <text:p>222.38</text:p>
          </table:table-cell>
          <table:table-cell table:style-name="ce3" office:value-type="float" office:value="106.352">
            <text:p>106.35</text:p>
          </table:table-cell>
          <table:table-cell table:style-name="ce2" office:value-type="string">
            <text:p>12 ♏ 22' 19"</text:p>
          </table:table-cell>
          <table:table-cell table:style-name="ce2" office:value-type="string">
            <text:p>12 ♏ 22' 30"</text:p>
          </table:table-cell>
          <table:table-cell table:style-name="ce2" office:value-type="string">
            <text:p>16 ♋ 21' 05"</text:p>
          </table:table-cell>
          <table:table-cell table:style-name="ce2" office:value-type="float" office:value="-15.557">
            <text:p>-15.557</text:p>
          </table:table-cell>
          <table:table-cell table:style-name="ce2" office:value-type="float" office:value="-11.223">
            <text:p>-11.223</text:p>
          </table:table-cell>
          <table:table-cell table:style-name="ce2" office:value-type="float" office:value="4.548">
            <text:p>4.548</text:p>
          </table:table-cell>
          <table:table-cell table:style-name="ce2" office:value-type="float" office:value="8862.375">
            <text:p>8862.375</text:p>
          </table:table-cell>
          <table:table-cell table:style-name="ce2" office:value-type="float" office:value="942.372">
            <text:p>942.372</text:p>
          </table:table-cell>
          <table:table-cell table:style-name="ce2" office:value-type="float" office:value="106.352">
            <text:p>106.352</text:p>
          </table:table-cell>
          <table:table-cell table:style-name="ce2" office:value-type="float" office:value="8280.003">
            <text:p>8280.003</text:p>
          </table:table-cell>
          <table:table-cell table:style-name="ce2" office:value-type="float" office:value="23.0000083333">
            <text:p>23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9116.023">
            <text:p>9116.023</text:p>
          </table:table-cell>
          <table:table-cell office:value-type="float" office:value="116.023">
            <text:p>116.023</text:p>
          </table:table-cell>
          <table:table-cell office:value-type="float" office:value="1196.02">
            <text:p>1196.02</text:p>
          </table:table-cell>
          <table:table-cell office:value-type="float" office:value="116.02">
            <text:p>116.02</text:p>
          </table:table-cell>
        </table:table-row>
        <table:table-row table:style-name="ro2">
          <table:table-cell table:style-name="ce2" office:value-type="string">
            <text:p>1907-11-19 19:05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36.522">
            <text:p>236.52</text:p>
          </table:table-cell>
          <table:table-cell table:style-name="ce3" office:value-type="float" office:value="56.526">
            <text:p>56.53</text:p>
          </table:table-cell>
          <table:table-cell table:style-name="ce3" office:value-type="float" office:value="105.225">
            <text:p>105.23</text:p>
          </table:table-cell>
          <table:table-cell table:style-name="ce2" office:value-type="string">
            <text:p>26 ♏ 31' 20"</text:p>
          </table:table-cell>
          <table:table-cell table:style-name="ce2" office:value-type="string">
            <text:p>26 ♉ 31' 34"</text:p>
          </table:table-cell>
          <table:table-cell table:style-name="ce2" office:value-type="string">
            <text:p>15 ♋ 13' 31"</text:p>
          </table:table-cell>
          <table:table-cell table:style-name="ce2" office:value-type="float" office:value="-19.387">
            <text:p>-19.387</text:p>
          </table:table-cell>
          <table:table-cell table:style-name="ce2" office:value-type="float" office:value="15.638">
            <text:p>15.638</text:p>
          </table:table-cell>
          <table:table-cell table:style-name="ce2" office:value-type="float" office:value="-3.853">
            <text:p>-3.853</text:p>
          </table:table-cell>
          <table:table-cell table:style-name="ce2" office:value-type="float" office:value="9056.526">
            <text:p>9056.526</text:p>
          </table:table-cell>
          <table:table-cell table:style-name="ce2" office:value-type="float" office:value="956.522">
            <text:p>956.522</text:p>
          </table:table-cell>
          <table:table-cell table:style-name="ce2" office:value-type="float" office:value="105.225">
            <text:p>105.225</text:p>
          </table:table-cell>
          <table:table-cell table:style-name="ce2" office:value-type="float" office:value="8460.004">
            <text:p>8460.004</text:p>
          </table:table-cell>
          <table:table-cell table:style-name="ce2" office:value-type="float" office:value="23.5000111111">
            <text:p>23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office:value-type="float" office:value="9311.301">
            <text:p>9311.301</text:p>
          </table:table-cell>
          <table:table-cell office:value-type="float" office:value="311.301">
            <text:p>311.301</text:p>
          </table:table-cell>
          <table:table-cell office:value-type="float" office:value="1211.297">
            <text:p>1211.297</text:p>
          </table:table-cell>
          <table:table-cell office:value-type="float" office:value="131.297">
            <text:p>131.297</text:p>
          </table:table-cell>
        </table:table-row>
        <table:table-row table:style-name="ro2">
          <table:table-cell table:style-name="ce2" office:value-type="string">
            <text:p>1907-12-05 05:23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52.144">
            <text:p>252.14</text:p>
          </table:table-cell>
          <table:table-cell table:style-name="ce3" office:value-type="float" office:value="252.15">
            <text:p>252.15</text:p>
          </table:table-cell>
          <table:table-cell table:style-name="ce3" office:value-type="float" office:value="104.543">
            <text:p>104.54</text:p>
          </table:table-cell>
          <table:table-cell table:style-name="ce2" office:value-type="string">
            <text:p>12 ♐ 08' 39"</text:p>
          </table:table-cell>
          <table:table-cell table:style-name="ce2" office:value-type="string">
            <text:p>12 ♐ 09' 00"</text:p>
          </table:table-cell>
          <table:table-cell table:style-name="ce2" office:value-type="string">
            <text:p>14 ♋ 32' 36"</text:p>
          </table:table-cell>
          <table:table-cell table:style-name="ce2" office:value-type="float" office:value="-22.259">
            <text:p>-22.259</text:p>
          </table:table-cell>
          <table:table-cell table:style-name="ce2" office:value-type="float" office:value="-19.486">
            <text:p>-19.486</text:p>
          </table:table-cell>
          <table:table-cell table:style-name="ce2" office:value-type="float" office:value="2.798">
            <text:p>2.798</text:p>
          </table:table-cell>
          <table:table-cell table:style-name="ce2" office:value-type="float" office:value="9252.15">
            <text:p>9252.15</text:p>
          </table:table-cell>
          <table:table-cell table:style-name="ce2" office:value-type="float" office:value="972.144">
            <text:p>972.144</text:p>
          </table:table-cell>
          <table:table-cell table:style-name="ce2" office:value-type="float" office:value="104.543">
            <text:p>104.543</text:p>
          </table:table-cell>
          <table:table-cell table:style-name="ce2" office:value-type="float" office:value="8640.006">
            <text:p>8640.006</text:p>
          </table:table-cell>
          <table:table-cell table:style-name="ce2" office:value-type="float" office:value="24.0000166667">
            <text:p>24.0000166667</text:p>
          </table:table-cell>
          <table:table-cell table:style-name="ce2" office:value-type="float" office:value="0.006">
            <text:p>0.006</text:p>
          </table:table-cell>
          <table:table-cell table:style-name="ce2" office:value-type="float" office:value="30">
            <text:p>30</text:p>
          </table:table-cell>
          <table:table-cell office:value-type="float" office:value="9507.607">
            <text:p>9507.607</text:p>
          </table:table-cell>
          <table:table-cell office:value-type="float" office:value="147.607">
            <text:p>147.607</text:p>
          </table:table-cell>
          <table:table-cell office:value-type="float" office:value="1227.601">
            <text:p>1227.601</text:p>
          </table:table-cell>
          <table:table-cell office:value-type="float" office:value="147.601">
            <text:p>147.601</text:p>
          </table:table-cell>
        </table:table-row>
        <table:table-row table:style-name="ro2">
          <table:table-cell table:style-name="ce2" office:value-type="string">
            <text:p>1907-12-19 12:56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66.7">
            <text:p>266.70</text:p>
          </table:table-cell>
          <table:table-cell table:style-name="ce3" office:value-type="float" office:value="86.705">
            <text:p>86.71</text:p>
          </table:table-cell>
          <table:table-cell table:style-name="ce3" office:value-type="float" office:value="104.245">
            <text:p>104.25</text:p>
          </table:table-cell>
          <table:table-cell table:style-name="ce2" office:value-type="string">
            <text:p>26 ♐ 42' 00"</text:p>
          </table:table-cell>
          <table:table-cell table:style-name="ce2" office:value-type="string">
            <text:p>26 ♊ 42' 16"</text:p>
          </table:table-cell>
          <table:table-cell table:style-name="ce2" office:value-type="string">
            <text:p>14 ♋ 14' 41"</text:p>
          </table:table-cell>
          <table:table-cell table:style-name="ce2" office:value-type="float" office:value="-23.409">
            <text:p>-23.409</text:p>
          </table:table-cell>
          <table:table-cell table:style-name="ce2" office:value-type="float" office:value="21.818">
            <text:p>21.818</text:p>
          </table:table-cell>
          <table:table-cell table:style-name="ce2" office:value-type="float" office:value="-1.592">
            <text:p>-1.592</text:p>
          </table:table-cell>
          <table:table-cell table:style-name="ce2" office:value-type="float" office:value="9446.705">
            <text:p>9446.705</text:p>
          </table:table-cell>
          <table:table-cell table:style-name="ce2" office:value-type="float" office:value="986.7">
            <text:p>986.7</text:p>
          </table:table-cell>
          <table:table-cell table:style-name="ce2" office:value-type="float" office:value="104.245">
            <text:p>104.245</text:p>
          </table:table-cell>
          <table:table-cell table:style-name="ce2" office:value-type="float" office:value="8820.005">
            <text:p>8820.005</text:p>
          </table:table-cell>
          <table:table-cell table:style-name="ce2" office:value-type="float" office:value="24.5000138889">
            <text:p>24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9702.46">
            <text:p>9702.46</text:p>
          </table:table-cell>
          <table:table-cell office:value-type="float" office:value="342.46">
            <text:p>342.46</text:p>
          </table:table-cell>
          <table:table-cell office:value-type="float" office:value="1242.455">
            <text:p>1242.455</text:p>
          </table:table-cell>
          <table:table-cell office:value-type="float" office:value="162.455">
            <text:p>162.455</text:p>
          </table:table-cell>
        </table:table-row>
        <table:table-row table:style-name="ro2">
          <table:table-cell table:style-name="ce2" office:value-type="string">
            <text:p>1908-01-03 16:44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82.147">
            <text:p>282.15</text:p>
          </table:table-cell>
          <table:table-cell table:style-name="ce3" office:value-type="float" office:value="282.149">
            <text:p>282.15</text:p>
          </table:table-cell>
          <table:table-cell table:style-name="ce3" office:value-type="float" office:value="104.274">
            <text:p>104.27</text:p>
          </table:table-cell>
          <table:table-cell table:style-name="ce2" office:value-type="string">
            <text:p>12 ♑ 08' 48"</text:p>
          </table:table-cell>
          <table:table-cell table:style-name="ce2" office:value-type="string">
            <text:p>12 ♑ 08' 56"</text:p>
          </table:table-cell>
          <table:table-cell table:style-name="ce2" office:value-type="string">
            <text:p>14 ♋ 16' 25"</text:p>
          </table:table-cell>
          <table:table-cell table:style-name="ce2" office:value-type="float" office:value="-22.895">
            <text:p>-22.895</text:p>
          </table:table-cell>
          <table:table-cell table:style-name="ce2" office:value-type="float" office:value="-22.699">
            <text:p>-22.699</text:p>
          </table:table-cell>
          <table:table-cell table:style-name="ce2" office:value-type="float" office:value="0.197">
            <text:p>0.197</text:p>
          </table:table-cell>
          <table:table-cell table:style-name="ce2" office:value-type="float" office:value="9642.149">
            <text:p>9642.149</text:p>
          </table:table-cell>
          <table:table-cell table:style-name="ce2" office:value-type="float" office:value="1002.147">
            <text:p>1002.147</text:p>
          </table:table-cell>
          <table:table-cell table:style-name="ce2" office:value-type="float" office:value="104.274">
            <text:p>104.274</text:p>
          </table:table-cell>
          <table:table-cell table:style-name="ce2" office:value-type="float" office:value="9000.002">
            <text:p>9000.002</text:p>
          </table:table-cell>
          <table:table-cell table:style-name="ce2" office:value-type="float" office:value="25.0000055556">
            <text:p>25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9897.875">
            <text:p>9897.875</text:p>
          </table:table-cell>
          <table:table-cell office:value-type="float" office:value="177.875">
            <text:p>177.875</text:p>
          </table:table-cell>
          <table:table-cell office:value-type="float" office:value="1257.873">
            <text:p>1257.873</text:p>
          </table:table-cell>
          <table:table-cell office:value-type="float" office:value="177.873">
            <text:p>177.873</text:p>
          </table:table-cell>
        </table:table-row>
        <table:table-row table:style-name="ro2">
          <table:table-cell table:style-name="ce2" office:value-type="string">
            <text:p>1908-01-18 08:37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97.087">
            <text:p>297.09</text:p>
          </table:table-cell>
          <table:table-cell table:style-name="ce3" office:value-type="float" office:value="117.087">
            <text:p>117.09</text:p>
          </table:table-cell>
          <table:table-cell table:style-name="ce3" office:value-type="float" office:value="104.325">
            <text:p>104.33</text:p>
          </table:table-cell>
          <table:table-cell table:style-name="ce2" office:value-type="string">
            <text:p>27 ♑ 05' 13"</text:p>
          </table:table-cell>
          <table:table-cell table:style-name="ce2" office:value-type="string">
            <text:p>27 ♋ 05' 13"</text:p>
          </table:table-cell>
          <table:table-cell table:style-name="ce2" office:value-type="string">
            <text:p>14 ♋ 19' 30"</text:p>
          </table:table-cell>
          <table:table-cell table:style-name="ce2" office:value-type="float" office:value="-20.751">
            <text:p>-20.751</text:p>
          </table:table-cell>
          <table:table-cell table:style-name="ce2" office:value-type="float" office:value="21.899">
            <text:p>21.899</text:p>
          </table:table-cell>
          <table:table-cell table:style-name="ce2" office:value-type="float" office:value="1.17">
            <text:p>1.17</text:p>
          </table:table-cell>
          <table:table-cell table:style-name="ce2" office:value-type="float" office:value="9837.087">
            <text:p>9837.087</text:p>
          </table:table-cell>
          <table:table-cell table:style-name="ce2" office:value-type="float" office:value="1017.087">
            <text:p>1017.087</text:p>
          </table:table-cell>
          <table:table-cell table:style-name="ce2" office:value-type="float" office:value="104.325">
            <text:p>104.325</text:p>
          </table:table-cell>
          <table:table-cell table:style-name="ce2" office:value-type="float" office:value="9180">
            <text:p>9180</text:p>
          </table:table-cell>
          <table:table-cell table:style-name="ce2" office:value-type="float" office:value="25.5">
            <text:p>25.5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5">
            <text:p>15</text:p>
          </table:table-cell>
          <table:table-cell office:value-type="float" office:value="10092.762">
            <text:p>10092.762</text:p>
          </table:table-cell>
          <table:table-cell office:value-type="float" office:value="12.762">
            <text:p>12.762</text:p>
          </table:table-cell>
          <table:table-cell office:value-type="float" office:value="1272.762">
            <text:p>1272.762</text:p>
          </table:table-cell>
          <table:table-cell office:value-type="float" office:value="192.762">
            <text:p>192.762</text:p>
          </table:table-cell>
        </table:table-row>
        <table:table-row table:style-name="ro2">
          <table:table-cell table:style-name="ce2" office:value-type="string">
            <text:p>1908-02-02 03:37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12.124">
            <text:p>312.12</text:p>
          </table:table-cell>
          <table:table-cell table:style-name="ce3" office:value-type="float" office:value="312.127">
            <text:p>312.13</text:p>
          </table:table-cell>
          <table:table-cell table:style-name="ce3" office:value-type="float" office:value="104.113">
            <text:p>104.11</text:p>
          </table:table-cell>
          <table:table-cell table:style-name="ce2" office:value-type="string">
            <text:p>12 ♒ 07' 26"</text:p>
          </table:table-cell>
          <table:table-cell table:style-name="ce2" office:value-type="string">
            <text:p>12 ♒ 07' 38"</text:p>
          </table:table-cell>
          <table:table-cell table:style-name="ce2" office:value-type="string">
            <text:p>14 ♋ 06' 47"</text:p>
          </table:table-cell>
          <table:table-cell table:style-name="ce2" office:value-type="float" office:value="-17.167">
            <text:p>-17.167</text:p>
          </table:table-cell>
          <table:table-cell table:style-name="ce2" office:value-type="float" office:value="-19.53">
            <text:p>-19.53</text:p>
          </table:table-cell>
          <table:table-cell table:style-name="ce2" office:value-type="float" office:value="-2.463">
            <text:p>-2.463</text:p>
          </table:table-cell>
          <table:table-cell table:style-name="ce2" office:value-type="float" office:value="10032.127">
            <text:p>10032.127</text:p>
          </table:table-cell>
          <table:table-cell table:style-name="ce2" office:value-type="float" office:value="1032.124">
            <text:p>1032.124</text:p>
          </table:table-cell>
          <table:table-cell table:style-name="ce2" office:value-type="float" office:value="104.113">
            <text:p>104.113</text:p>
          </table:table-cell>
          <table:table-cell table:style-name="ce2" office:value-type="float" office:value="9360.003">
            <text:p>9360.003</text:p>
          </table:table-cell>
          <table:table-cell table:style-name="ce2" office:value-type="float" office:value="26.0000083333">
            <text:p>26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10288.014">
            <text:p>10288.014</text:p>
          </table:table-cell>
          <table:table-cell office:value-type="float" office:value="208.014">
            <text:p>208.014</text:p>
          </table:table-cell>
          <table:table-cell office:value-type="float" office:value="1288.011">
            <text:p>1288.011</text:p>
          </table:table-cell>
          <table:table-cell office:value-type="float" office:value="208.011">
            <text:p>208.011</text:p>
          </table:table-cell>
        </table:table-row>
        <table:table-row table:style-name="ro2">
          <table:table-cell table:style-name="ce2" office:value-type="string">
            <text:p>1908-02-17 04:06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27.326">
            <text:p>327.33</text:p>
          </table:table-cell>
          <table:table-cell table:style-name="ce3" office:value-type="float" office:value="147.326">
            <text:p>147.33</text:p>
          </table:table-cell>
          <table:table-cell table:style-name="ce3" office:value-type="float" office:value="103.607">
            <text:p>103.61</text:p>
          </table:table-cell>
          <table:table-cell table:style-name="ce2" office:value-type="string">
            <text:p>27 ♒ 19' 32"</text:p>
          </table:table-cell>
          <table:table-cell table:style-name="ce2" office:value-type="string">
            <text:p>27 ♌ 19' 34"</text:p>
          </table:table-cell>
          <table:table-cell table:style-name="ce2" office:value-type="string">
            <text:p>13 ♋ 36' 25"</text:p>
          </table:table-cell>
          <table:table-cell table:style-name="ce2" office:value-type="float" office:value="-12.406">
            <text:p>-12.406</text:p>
          </table:table-cell>
          <table:table-cell table:style-name="ce2" office:value-type="float" office:value="15.749">
            <text:p>15.749</text:p>
          </table:table-cell>
          <table:table-cell table:style-name="ce2" office:value-type="float" office:value="3.562">
            <text:p>3.562</text:p>
          </table:table-cell>
          <table:table-cell table:style-name="ce2" office:value-type="float" office:value="10227.326">
            <text:p>10227.326</text:p>
          </table:table-cell>
          <table:table-cell table:style-name="ce2" office:value-type="float" office:value="1047.326">
            <text:p>1047.326</text:p>
          </table:table-cell>
          <table:table-cell table:style-name="ce2" office:value-type="float" office:value="103.607">
            <text:p>103.607</text:p>
          </table:table-cell>
          <table:table-cell table:style-name="ce2" office:value-type="float" office:value="9540">
            <text:p>9540</text:p>
          </table:table-cell>
          <table:table-cell table:style-name="ce2" office:value-type="float" office:value="26.5">
            <text:p>26.5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5">
            <text:p>15</text:p>
          </table:table-cell>
          <table:table-cell office:value-type="float" office:value="10483.719">
            <text:p>10483.719</text:p>
          </table:table-cell>
          <table:table-cell office:value-type="float" office:value="43.719">
            <text:p>43.719</text:p>
          </table:table-cell>
          <table:table-cell office:value-type="float" office:value="1303.719">
            <text:p>1303.719</text:p>
          </table:table-cell>
          <table:table-cell office:value-type="float" office:value="223.719">
            <text:p>223.719</text:p>
          </table:table-cell>
        </table:table-row>
        <table:table-row table:style-name="ro2">
          <table:table-cell table:style-name="ce2" office:value-type="string">
            <text:p>1908-03-02 13:57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3" office:value-type="float" office:value="341.822">
            <text:p>341.82</text:p>
          </table:table-cell>
          <table:table-cell table:style-name="ce3" office:value-type="float" office:value="102.543">
            <text:p>102.54</text:p>
          </table:table-cell>
          <table:table-cell table:style-name="ce2" office:value-type="string">
            <text:p>11 ♓ 49' 17"</text:p>
          </table:table-cell>
          <table:table-cell table:style-name="ce2" office:value-type="string">
            <text:p>11 ♓ 49' 18"</text:p>
          </table:table-cell>
          <table:table-cell table:style-name="ce2" office:value-type="string">
            <text:p>12 ♋ 32' 33"</text:p>
          </table:table-cell>
          <table:table-cell table:style-name="ce2" office:value-type="float" office:value="-7.132">
            <text:p>-7.132</text:p>
          </table:table-cell>
          <table:table-cell table:style-name="ce2" office:value-type="float" office:value="-11.168">
            <text:p>-11.168</text:p>
          </table:table-cell>
          <table:table-cell table:style-name="ce2" office:value-type="float" office:value="-4.37">
            <text:p>-4.37</text:p>
          </table:table-cell>
          <table:table-cell table:style-name="ce2" office:value-type="float" office:value="10421.822">
            <text:p>10421.822</text:p>
          </table:table-cell>
          <table:table-cell table:style-name="ce2" office:value-type="float" office:value="1061.822">
            <text:p>1061.822</text:p>
          </table:table-cell>
          <table:table-cell table:style-name="ce2" office:value-type="float" office:value="102.543">
            <text:p>102.543</text:p>
          </table:table-cell>
          <table:table-cell table:style-name="ce2" office:value-type="float" office:value="9720">
            <text:p>9720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0">
            <text:p>30</text:p>
          </table:table-cell>
          <table:table-cell office:value-type="float" office:value="10679.279">
            <text:p>10679.279</text:p>
          </table:table-cell>
          <table:table-cell office:value-type="float" office:value="239.279">
            <text:p>239.279</text:p>
          </table:table-cell>
          <table:table-cell office:value-type="float" office:value="1319.279">
            <text:p>1319.279</text:p>
          </table:table-cell>
          <table:table-cell office:value-type="float" office:value="239.279">
            <text:p>239.279</text:p>
          </table:table-cell>
        </table:table-row>
        <table:table-row table:style-name="ro2">
          <table:table-cell table:style-name="ce2" office:value-type="string">
            <text:p>1908-03-17 21:29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57.111">
            <text:p>357.11</text:p>
          </table:table-cell>
          <table:table-cell table:style-name="ce3" office:value-type="float" office:value="177.115">
            <text:p>177.12</text:p>
          </table:table-cell>
          <table:table-cell table:style-name="ce3" office:value-type="float" office:value="101.08">
            <text:p>101.08</text:p>
          </table:table-cell>
          <table:table-cell table:style-name="ce2" office:value-type="string">
            <text:p>27 ♓ 06' 39"</text:p>
          </table:table-cell>
          <table:table-cell table:style-name="ce2" office:value-type="string">
            <text:p>27 ♍ 06' 54"</text:p>
          </table:table-cell>
          <table:table-cell table:style-name="ce2" office:value-type="string">
            <text:p>11 ♋ 04' 46"</text:p>
          </table:table-cell>
          <table:table-cell table:style-name="ce2" office:value-type="float" office:value="-1.149">
            <text:p>-1.149</text:p>
          </table:table-cell>
          <table:table-cell table:style-name="ce2" office:value-type="float" office:value="5.61">
            <text:p>5.61</text:p>
          </table:table-cell>
          <table:table-cell table:style-name="ce2" office:value-type="float" office:value="4.865">
            <text:p>4.865</text:p>
          </table:table-cell>
          <table:table-cell table:style-name="ce2" office:value-type="float" office:value="10617.115">
            <text:p>10617.115</text:p>
          </table:table-cell>
          <table:table-cell table:style-name="ce2" office:value-type="float" office:value="1077.111">
            <text:p>1077.111</text:p>
          </table:table-cell>
          <table:table-cell table:style-name="ce2" office:value-type="float" office:value="101.08">
            <text:p>101.08</text:p>
          </table:table-cell>
          <table:table-cell table:style-name="ce2" office:value-type="float" office:value="9900.004">
            <text:p>9900.004</text:p>
          </table:table-cell>
          <table:table-cell table:style-name="ce2" office:value-type="float" office:value="27.5000111111">
            <text:p>27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office:value-type="float" office:value="10876.035">
            <text:p>10876.035</text:p>
          </table:table-cell>
          <table:table-cell office:value-type="float" office:value="76.035">
            <text:p>76.035</text:p>
          </table:table-cell>
          <table:table-cell office:value-type="float" office:value="1336.031">
            <text:p>1336.031</text:p>
          </table:table-cell>
          <table:table-cell office:value-type="float" office:value="256.031">
            <text:p>256.031</text:p>
          </table:table-cell>
        </table:table-row>
        <table:table-row table:style-name="ro2">
          <table:table-cell table:style-name="ce2" office:value-type="string">
            <text:p>1908-04-01 00:02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1.08">
            <text:p>11.08</text:p>
          </table:table-cell>
          <table:table-cell table:style-name="ce3" office:value-type="float" office:value="11.081">
            <text:p>11.08</text:p>
          </table:table-cell>
          <table:table-cell table:style-name="ce3" office:value-type="float" office:value="99.508">
            <text:p>99.51</text:p>
          </table:table-cell>
          <table:table-cell table:style-name="ce2" office:value-type="string">
            <text:p>11 ♈ 04' 46"</text:p>
          </table:table-cell>
          <table:table-cell table:style-name="ce2" office:value-type="string">
            <text:p>11 ♈ 04' 50"</text:p>
          </table:table-cell>
          <table:table-cell table:style-name="ce2" office:value-type="string">
            <text:p><text:s/>9 ♋ 30' 29"</text:p>
          </table:table-cell>
          <table:table-cell table:style-name="ce2" office:value-type="float" office:value="4.386">
            <text:p>4.386</text:p>
          </table:table-cell>
          <table:table-cell table:style-name="ce2" office:value-type="float" office:value="-0.218">
            <text:p>-0.218</text:p>
          </table:table-cell>
          <table:table-cell table:style-name="ce2" office:value-type="float" office:value="-5.003">
            <text:p>-5.003</text:p>
          </table:table-cell>
          <table:table-cell table:style-name="ce2" office:value-type="float" office:value="10811.081">
            <text:p>10811.081</text:p>
          </table:table-cell>
          <table:table-cell table:style-name="ce2" office:value-type="float" office:value="1091.08">
            <text:p>1091.08</text:p>
          </table:table-cell>
          <table:table-cell table:style-name="ce2" office:value-type="float" office:value="99.508">
            <text:p>99.508</text:p>
          </table:table-cell>
          <table:table-cell table:style-name="ce2" office:value-type="float" office:value="10080.001">
            <text:p>10080.001</text:p>
          </table:table-cell>
          <table:table-cell table:style-name="ce2" office:value-type="float" office:value="28.0000027778">
            <text:p>28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11071.573">
            <text:p>11071.573</text:p>
          </table:table-cell>
          <table:table-cell office:value-type="float" office:value="271.573">
            <text:p>271.573</text:p>
          </table:table-cell>
          <table:table-cell office:value-type="float" office:value="1351.572">
            <text:p>1351.572</text:p>
          </table:table-cell>
          <table:table-cell office:value-type="float" office:value="271.572">
            <text:p>271.572</text:p>
          </table:table-cell>
        </table:table-row>
        <table:table-row table:style-name="ro2">
          <table:table-cell table:style-name="ce2" office:value-type="string">
            <text:p>1908-04-16 11:55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6.294">
            <text:p>26.29</text:p>
          </table:table-cell>
          <table:table-cell table:style-name="ce3" office:value-type="float" office:value="206.294">
            <text:p>206.29</text:p>
          </table:table-cell>
          <table:table-cell table:style-name="ce3" office:value-type="float" office:value="97.822">
            <text:p>97.82</text:p>
          </table:table-cell>
          <table:table-cell table:style-name="ce2" office:value-type="string">
            <text:p>26 ♈ 17' 37"</text:p>
          </table:table-cell>
          <table:table-cell table:style-name="ce2" office:value-type="string">
            <text:p>26 ♎ 17' 38"</text:p>
          </table:table-cell>
          <table:table-cell table:style-name="ce2" office:value-type="string">
            <text:p><text:s/>7 ♋ 49' 19"</text:p>
          </table:table-cell>
          <table:table-cell table:style-name="ce2" office:value-type="float" office:value="10.154">
            <text:p>10.154</text:p>
          </table:table-cell>
          <table:table-cell table:style-name="ce2" office:value-type="float" office:value="-5.706">
            <text:p>-5.706</text:p>
          </table:table-cell>
          <table:table-cell table:style-name="ce2" office:value-type="float" office:value="4.768">
            <text:p>4.768</text:p>
          </table:table-cell>
          <table:table-cell table:style-name="ce2" office:value-type="float" office:value="11006.294">
            <text:p>11006.294</text:p>
          </table:table-cell>
          <table:table-cell table:style-name="ce2" office:value-type="float" office:value="1106.294">
            <text:p>1106.294</text:p>
          </table:table-cell>
          <table:table-cell table:style-name="ce2" office:value-type="float" office:value="97.822">
            <text:p>97.822</text:p>
          </table:table-cell>
          <table:table-cell table:style-name="ce2" office:value-type="float" office:value="10260">
            <text:p>10260</text:p>
          </table:table-cell>
          <table:table-cell table:style-name="ce2" office:value-type="float" office:value="28.5">
            <text:p>28.5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5">
            <text:p>15</text:p>
          </table:table-cell>
          <table:table-cell office:value-type="float" office:value="11268.472">
            <text:p>11268.472</text:p>
          </table:table-cell>
          <table:table-cell office:value-type="float" office:value="108.472">
            <text:p>108.472</text:p>
          </table:table-cell>
          <table:table-cell office:value-type="float" office:value="1368.472">
            <text:p>1368.472</text:p>
          </table:table-cell>
          <table:table-cell office:value-type="float" office:value="288.472">
            <text:p>288.472</text:p>
          </table:table-cell>
        </table:table-row>
        <table:table-row table:style-name="ro2">
          <table:table-cell table:style-name="ce2" office:value-type="string">
            <text:p>1908-04-30 10:34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9.873">
            <text:p>39.87</text:p>
          </table:table-cell>
          <table:table-cell table:style-name="ce3" office:value-type="float" office:value="39.878">
            <text:p>39.88</text:p>
          </table:table-cell>
          <table:table-cell table:style-name="ce3" office:value-type="float" office:value="96.613">
            <text:p>96.61</text:p>
          </table:table-cell>
          <table:table-cell table:style-name="ce2" office:value-type="string">
            <text:p><text:s/>9 ♉ 52' 23"</text:p>
          </table:table-cell>
          <table:table-cell table:style-name="ce2" office:value-type="string">
            <text:p><text:s/>9 ♉ 52' 41"</text:p>
          </table:table-cell>
          <table:table-cell table:style-name="ce2" office:value-type="string">
            <text:p><text:s/>6 ♋ 36' 47"</text:p>
          </table:table-cell>
          <table:table-cell table:style-name="ce2" office:value-type="float" office:value="14.781">
            <text:p>14.781</text:p>
          </table:table-cell>
          <table:table-cell table:style-name="ce2" office:value-type="float" office:value="10.744">
            <text:p>10.744</text:p>
          </table:table-cell>
          <table:table-cell table:style-name="ce2" office:value-type="float" office:value="-4.253">
            <text:p>-4.253</text:p>
          </table:table-cell>
          <table:table-cell table:style-name="ce2" office:value-type="float" office:value="11199.878">
            <text:p>11199.878</text:p>
          </table:table-cell>
          <table:table-cell table:style-name="ce2" office:value-type="float" office:value="1119.873">
            <text:p>1119.873</text:p>
          </table:table-cell>
          <table:table-cell table:style-name="ce2" office:value-type="float" office:value="96.613">
            <text:p>96.613</text:p>
          </table:table-cell>
          <table:table-cell table:style-name="ce2" office:value-type="float" office:value="10440.005">
            <text:p>10440.005</text:p>
          </table:table-cell>
          <table:table-cell table:style-name="ce2" office:value-type="float" office:value="29.0000138889">
            <text:p>29.0000138889</text:p>
          </table:table-cell>
          <table:table-cell table:style-name="ce2" office:value-type="float" office:value="0.005">
            <text:p>0.005</text:p>
          </table:table-cell>
          <table:table-cell table:style-name="ce2" office:value-type="float" office:value="30">
            <text:p>30</text:p>
          </table:table-cell>
          <table:table-cell office:value-type="float" office:value="11463.265">
            <text:p>11463.265</text:p>
          </table:table-cell>
          <table:table-cell office:value-type="float" office:value="303.265">
            <text:p>303.265</text:p>
          </table:table-cell>
          <table:table-cell office:value-type="float" office:value="1383.26">
            <text:p>1383.26</text:p>
          </table:table-cell>
          <table:table-cell office:value-type="float" office:value="303.26">
            <text:p>303.26</text:p>
          </table:table-cell>
        </table:table-row>
        <table:table-row table:style-name="ro2">
          <table:table-cell table:style-name="ce2" office:value-type="string">
            <text:p>1908-05-15 23:33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54.898">
            <text:p>54.90</text:p>
          </table:table-cell>
          <table:table-cell table:style-name="ce3" office:value-type="float" office:value="234.902">
            <text:p>234.90</text:p>
          </table:table-cell>
          <table:table-cell table:style-name="ce3" office:value-type="float" office:value="95.686">
            <text:p>95.69</text:p>
          </table:table-cell>
          <table:table-cell table:style-name="ce2" office:value-type="string">
            <text:p>24 ♉ 53' 51"</text:p>
          </table:table-cell>
          <table:table-cell table:style-name="ce2" office:value-type="string">
            <text:p>24 ♏ 54' 05"</text:p>
          </table:table-cell>
          <table:table-cell table:style-name="ce2" office:value-type="string">
            <text:p><text:s/>5 ♋ 41' 09"</text:p>
          </table:table-cell>
          <table:table-cell table:style-name="ce2" office:value-type="float" office:value="19.001">
            <text:p>19.001</text:p>
          </table:table-cell>
          <table:table-cell table:style-name="ce2" office:value-type="float" office:value="-15.724">
            <text:p>-15.724</text:p>
          </table:table-cell>
          <table:table-cell table:style-name="ce2" office:value-type="float" office:value="3.376">
            <text:p>3.376</text:p>
          </table:table-cell>
          <table:table-cell table:style-name="ce2" office:value-type="float" office:value="11394.902">
            <text:p>11394.902</text:p>
          </table:table-cell>
          <table:table-cell table:style-name="ce2" office:value-type="float" office:value="1134.898">
            <text:p>1134.898</text:p>
          </table:table-cell>
          <table:table-cell table:style-name="ce2" office:value-type="float" office:value="95.686">
            <text:p>95.686</text:p>
          </table:table-cell>
          <table:table-cell table:style-name="ce2" office:value-type="float" office:value="10620.004">
            <text:p>10620.004</text:p>
          </table:table-cell>
          <table:table-cell table:style-name="ce2" office:value-type="float" office:value="29.5000111111">
            <text:p>29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office:value-type="float" office:value="11659.216">
            <text:p>11659.216</text:p>
          </table:table-cell>
          <table:table-cell office:value-type="float" office:value="139.216">
            <text:p>139.216</text:p>
          </table:table-cell>
          <table:table-cell office:value-type="float" office:value="1399.212">
            <text:p>1399.212</text:p>
          </table:table-cell>
          <table:table-cell office:value-type="float" office:value="319.212">
            <text:p>319.212</text:p>
          </table:table-cell>
        </table:table-row>
        <table:table-row table:style-name="ro2">
          <table:table-cell table:style-name="ce2" office:value-type="string">
            <text:p>1908-05-29 22:15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68.298">
            <text:p>68.30</text:p>
          </table:table-cell>
          <table:table-cell table:style-name="ce3" office:value-type="float" office:value="68.299">
            <text:p>68.30</text:p>
          </table:table-cell>
          <table:table-cell table:style-name="ce3" office:value-type="float" office:value="95.239">
            <text:p>95.24</text:p>
          </table:table-cell>
          <table:table-cell table:style-name="ce2" office:value-type="string">
            <text:p><text:s/>8 ♊ 17' 52"</text:p>
          </table:table-cell>
          <table:table-cell table:style-name="ce2" office:value-type="string">
            <text:p><text:s/>8 ♊ 17' 56"</text:p>
          </table:table-cell>
          <table:table-cell table:style-name="ce2" office:value-type="string">
            <text:p><text:s/>5 ♋ 14' 20"</text:p>
          </table:table-cell>
          <table:table-cell table:style-name="ce2" office:value-type="float" office:value="21.7">
            <text:p>21.7</text:p>
          </table:table-cell>
          <table:table-cell table:style-name="ce2" office:value-type="float" office:value="19.358">
            <text:p>19.358</text:p>
          </table:table-cell>
          <table:table-cell table:style-name="ce2" office:value-type="float" office:value="-2.372">
            <text:p>-2.372</text:p>
          </table:table-cell>
          <table:table-cell table:style-name="ce2" office:value-type="float" office:value="11588.299">
            <text:p>11588.299</text:p>
          </table:table-cell>
          <table:table-cell table:style-name="ce2" office:value-type="float" office:value="1148.298">
            <text:p>1148.298</text:p>
          </table:table-cell>
          <table:table-cell table:style-name="ce2" office:value-type="float" office:value="95.239">
            <text:p>95.239</text:p>
          </table:table-cell>
          <table:table-cell table:style-name="ce2" office:value-type="float" office:value="10800.001">
            <text:p>10800.001</text:p>
          </table:table-cell>
          <table:table-cell table:style-name="ce2" office:value-type="float" office:value="30.0000027778">
            <text:p>30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11853.06">
            <text:p>11853.06</text:p>
          </table:table-cell>
          <table:table-cell office:value-type="float" office:value="333.06">
            <text:p>333.06</text:p>
          </table:table-cell>
          <table:table-cell office:value-type="float" office:value="1413.059">
            <text:p>1413.059</text:p>
          </table:table-cell>
          <table:table-cell office:value-type="float" office:value="333.059">
            <text:p>333.059</text:p>
          </table:table-cell>
        </table:table-row>
        <table:table-row table:style-name="ro2">
          <table:table-cell table:style-name="ce2" office:value-type="string">
            <text:p>1908-06-14 08:55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83.072">
            <text:p>83.07</text:p>
          </table:table-cell>
          <table:table-cell table:style-name="ce3" office:value-type="float" office:value="263.074">
            <text:p>263.07</text:p>
          </table:table-cell>
          <table:table-cell table:style-name="ce3" office:value-type="float" office:value="95.126">
            <text:p>95.13</text:p>
          </table:table-cell>
          <table:table-cell table:style-name="ce2" office:value-type="string">
            <text:p>23 ♊ 04' 20"</text:p>
          </table:table-cell>
          <table:table-cell table:style-name="ce2" office:value-type="string">
            <text:p>23 ♐ 04' 24"</text:p>
          </table:table-cell>
          <table:table-cell table:style-name="ce2" office:value-type="string">
            <text:p><text:s/>5 ♋ 07' 34"</text:p>
          </table:table-cell>
          <table:table-cell table:style-name="ce2" office:value-type="float" office:value="23.27">
            <text:p>23.27</text:p>
          </table:table-cell>
          <table:table-cell table:style-name="ce2" office:value-type="float" office:value="-22.167">
            <text:p>-22.167</text:p>
          </table:table-cell>
          <table:table-cell table:style-name="ce2" office:value-type="float" office:value="1.104">
            <text:p>1.104</text:p>
          </table:table-cell>
          <table:table-cell table:style-name="ce2" office:value-type="float" office:value="11783.074">
            <text:p>11783.074</text:p>
          </table:table-cell>
          <table:table-cell table:style-name="ce2" office:value-type="float" office:value="1163.072">
            <text:p>1163.072</text:p>
          </table:table-cell>
          <table:table-cell table:style-name="ce2" office:value-type="float" office:value="95.126">
            <text:p>95.126</text:p>
          </table:table-cell>
          <table:table-cell table:style-name="ce2" office:value-type="float" office:value="10980.002">
            <text:p>10980.002</text:p>
          </table:table-cell>
          <table:table-cell table:style-name="ce2" office:value-type="float" office:value="30.5000055556">
            <text:p>30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office:value-type="float" office:value="12047.948">
            <text:p>12047.948</text:p>
          </table:table-cell>
          <table:table-cell office:value-type="float" office:value="167.948">
            <text:p>167.948</text:p>
          </table:table-cell>
          <table:table-cell office:value-type="float" office:value="1427.946">
            <text:p>1427.946</text:p>
          </table:table-cell>
          <table:table-cell office:value-type="float" office:value="347.946">
            <text:p>347.946</text:p>
          </table:table-cell>
        </table:table-row>
        <table:table-row table:style-name="ro2">
          <table:table-cell table:style-name="ce2" office:value-type="string">
            <text:p>1908-06-28 11:32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96.533">
            <text:p>96.53</text:p>
          </table:table-cell>
          <table:table-cell table:style-name="ce3" office:value-type="float" office:value="96.537">
            <text:p>96.54</text:p>
          </table:table-cell>
          <table:table-cell table:style-name="ce3" office:value-type="float" office:value="95.148">
            <text:p>95.15</text:p>
          </table:table-cell>
          <table:table-cell table:style-name="ce2" office:value-type="string">
            <text:p><text:s/>6 ♋ 31' 58"</text:p>
          </table:table-cell>
          <table:table-cell table:style-name="ce2" office:value-type="string">
            <text:p><text:s/>6 ♋ 32' 13"</text:p>
          </table:table-cell>
          <table:table-cell table:style-name="ce2" office:value-type="string">
            <text:p><text:s/>5 ♋ 08' 53"</text:p>
          </table:table-cell>
          <table:table-cell table:style-name="ce2" office:value-type="float" office:value="23.29">
            <text:p>23.29</text:p>
          </table:table-cell>
          <table:table-cell table:style-name="ce2" office:value-type="float" office:value="23.418">
            <text:p>23.418</text:p>
          </table:table-cell>
          <table:table-cell table:style-name="ce2" office:value-type="float" office:value="0.129">
            <text:p>0.129</text:p>
          </table:table-cell>
          <table:table-cell table:style-name="ce2" office:value-type="float" office:value="11976.537">
            <text:p>11976.537</text:p>
          </table:table-cell>
          <table:table-cell table:style-name="ce2" office:value-type="float" office:value="1176.533">
            <text:p>1176.533</text:p>
          </table:table-cell>
          <table:table-cell table:style-name="ce2" office:value-type="float" office:value="95.148">
            <text:p>95.148</text:p>
          </table:table-cell>
          <table:table-cell table:style-name="ce2" office:value-type="float" office:value="11160.004">
            <text:p>11160.004</text:p>
          </table:table-cell>
          <table:table-cell table:style-name="ce2" office:value-type="float" office:value="31.0000111111">
            <text:p>31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12241.389">
            <text:p>12241.389</text:p>
          </table:table-cell>
          <table:table-cell office:value-type="float" office:value="1.389">
            <text:p>1.389</text:p>
          </table:table-cell>
          <table:table-cell office:value-type="float" office:value="1441.385">
            <text:p>1441.385</text:p>
          </table:table-cell>
          <table:table-cell office:value-type="float" office:value="1.385">
            <text:p>1.385</text:p>
          </table:table-cell>
        </table:table-row>
        <table:table-row table:style-name="ro2">
          <table:table-cell table:style-name="ce2" office:value-type="string">
            <text:p>1908-07-13 16:48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11.044">
            <text:p>111.04</text:p>
          </table:table-cell>
          <table:table-cell table:style-name="ce3" office:value-type="float" office:value="291.051">
            <text:p>291.05</text:p>
          </table:table-cell>
          <table:table-cell table:style-name="ce3" office:value-type="float" office:value="95.146">
            <text:p>95.15</text:p>
          </table:table-cell>
          <table:table-cell table:style-name="ce2" office:value-type="string">
            <text:p>21 ♋ 02' 37"</text:p>
          </table:table-cell>
          <table:table-cell table:style-name="ce2" office:value-type="string">
            <text:p>21 ♑ 03' 01"</text:p>
          </table:table-cell>
          <table:table-cell table:style-name="ce2" office:value-type="string">
            <text:p><text:s/>5 ♋ 08' 45"</text:p>
          </table:table-cell>
          <table:table-cell table:style-name="ce2" office:value-type="float" office:value="21.803">
            <text:p>21.803</text:p>
          </table:table-cell>
          <table:table-cell table:style-name="ce2" office:value-type="float" office:value="-23.232">
            <text:p>-23.232</text:p>
          </table:table-cell>
          <table:table-cell table:style-name="ce2" office:value-type="float" office:value="-1.447">
            <text:p>-1.447</text:p>
          </table:table-cell>
          <table:table-cell table:style-name="ce2" office:value-type="float" office:value="12171.051">
            <text:p>12171.051</text:p>
          </table:table-cell>
          <table:table-cell table:style-name="ce2" office:value-type="float" office:value="1191.044">
            <text:p>1191.044</text:p>
          </table:table-cell>
          <table:table-cell table:style-name="ce2" office:value-type="float" office:value="95.146">
            <text:p>95.146</text:p>
          </table:table-cell>
          <table:table-cell table:style-name="ce2" office:value-type="float" office:value="11340.007">
            <text:p>11340.007</text:p>
          </table:table-cell>
          <table:table-cell table:style-name="ce2" office:value-type="float" office:value="31.5000194444">
            <text:p>31.5000194444</text:p>
          </table:table-cell>
          <table:table-cell table:style-name="ce2" office:value-type="float" office:value="180.007">
            <text:p>180.007</text:p>
          </table:table-cell>
          <table:table-cell table:style-name="ce2" office:value-type="float" office:value="15">
            <text:p>15</text:p>
          </table:table-cell>
          <table:table-cell office:value-type="float" office:value="12435.905">
            <text:p>12435.905</text:p>
          </table:table-cell>
          <table:table-cell office:value-type="float" office:value="195.905">
            <text:p>195.905</text:p>
          </table:table-cell>
          <table:table-cell office:value-type="float" office:value="1455.898">
            <text:p>1455.898</text:p>
          </table:table-cell>
          <table:table-cell office:value-type="float" office:value="15.898">
            <text:p>15.898</text:p>
          </table:table-cell>
        </table:table-row>
        <table:table-row table:style-name="ro2">
          <table:table-cell table:style-name="ce2" office:value-type="string">
            <text:p>1908-07-28 02:17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24.787">
            <text:p>124.79</text:p>
          </table:table-cell>
          <table:table-cell table:style-name="ce3" office:value-type="float" office:value="124.79">
            <text:p>124.79</text:p>
          </table:table-cell>
          <table:table-cell table:style-name="ce3" office:value-type="float" office:value="94.991">
            <text:p>94.99</text:p>
          </table:table-cell>
          <table:table-cell table:style-name="ce2" office:value-type="string">
            <text:p><text:s/>4 ♌ 47' 13"</text:p>
          </table:table-cell>
          <table:table-cell table:style-name="ce2" office:value-type="string">
            <text:p><text:s/>4 ♌ 47' 25"</text:p>
          </table:table-cell>
          <table:table-cell table:style-name="ce2" office:value-type="string">
            <text:p><text:s/>4 ♋ 59' 26"</text:p>
          </table:table-cell>
          <table:table-cell table:style-name="ce2" office:value-type="float" office:value="19.077">
            <text:p>19.077</text:p>
          </table:table-cell>
          <table:table-cell table:style-name="ce2" office:value-type="float" office:value="21.593">
            <text:p>21.593</text:p>
          </table:table-cell>
          <table:table-cell table:style-name="ce2" office:value-type="float" office:value="2.594">
            <text:p>2.594</text:p>
          </table:table-cell>
          <table:table-cell table:style-name="ce2" office:value-type="float" office:value="12364.79">
            <text:p>12364.79</text:p>
          </table:table-cell>
          <table:table-cell table:style-name="ce2" office:value-type="float" office:value="1204.787">
            <text:p>1204.787</text:p>
          </table:table-cell>
          <table:table-cell table:style-name="ce2" office:value-type="float" office:value="94.991">
            <text:p>94.991</text:p>
          </table:table-cell>
          <table:table-cell table:style-name="ce2" office:value-type="float" office:value="11520.003">
            <text:p>11520.003</text:p>
          </table:table-cell>
          <table:table-cell table:style-name="ce2" office:value-type="float" office:value="32.0000083333">
            <text:p>32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12629.799">
            <text:p>12629.799</text:p>
          </table:table-cell>
          <table:table-cell office:value-type="float" office:value="29.799">
            <text:p>29.799</text:p>
          </table:table-cell>
          <table:table-cell office:value-type="float" office:value="1469.796">
            <text:p>1469.796</text:p>
          </table:table-cell>
          <table:table-cell office:value-type="float" office:value="29.796">
            <text:p>29.796</text:p>
          </table:table-cell>
        </table:table-row>
        <table:table-row table:style-name="ro2">
          <table:table-cell table:style-name="ce2" office:value-type="string">
            <text:p>1908-08-11 23:59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39.064">
            <text:p>139.06</text:p>
          </table:table-cell>
          <table:table-cell table:style-name="ce3" office:value-type="float" office:value="319.064">
            <text:p>319.06</text:p>
          </table:table-cell>
          <table:table-cell table:style-name="ce3" office:value-type="float" office:value="94.362">
            <text:p>94.36</text:p>
          </table:table-cell>
          <table:table-cell table:style-name="ce2" office:value-type="string">
            <text:p>19 ♌ 03' 48"</text:p>
          </table:table-cell>
          <table:table-cell table:style-name="ce2" office:value-type="string">
            <text:p>19 ♒ 03' 51"</text:p>
          </table:table-cell>
          <table:table-cell table:style-name="ce2" office:value-type="string">
            <text:p><text:s/>4 ♋ 21' 42"</text:p>
          </table:table-cell>
          <table:table-cell table:style-name="ce2" office:value-type="float" office:value="15.115">
            <text:p>15.115</text:p>
          </table:table-cell>
          <table:table-cell table:style-name="ce2" office:value-type="float" office:value="-18.554">
            <text:p>-18.554</text:p>
          </table:table-cell>
          <table:table-cell table:style-name="ce2" office:value-type="float" office:value="-3.623">
            <text:p>-3.623</text:p>
          </table:table-cell>
          <table:table-cell table:style-name="ce2" office:value-type="float" office:value="12559.064">
            <text:p>12559.064</text:p>
          </table:table-cell>
          <table:table-cell table:style-name="ce2" office:value-type="float" office:value="1219.064">
            <text:p>1219.064</text:p>
          </table:table-cell>
          <table:table-cell table:style-name="ce2" office:value-type="float" office:value="94.362">
            <text:p>94.362</text:p>
          </table:table-cell>
          <table:table-cell table:style-name="ce2" office:value-type="float" office:value="11700">
            <text:p>11700</text:p>
          </table:table-cell>
          <table:table-cell table:style-name="ce2" office:value-type="float" office:value="32.5">
            <text:p>32.5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5">
            <text:p>15</text:p>
          </table:table-cell>
          <table:table-cell office:value-type="float" office:value="12824.702">
            <text:p>12824.702</text:p>
          </table:table-cell>
          <table:table-cell office:value-type="float" office:value="224.702">
            <text:p>224.702</text:p>
          </table:table-cell>
          <table:table-cell office:value-type="float" office:value="1484.702">
            <text:p>1484.702</text:p>
          </table:table-cell>
          <table:table-cell office:value-type="float" office:value="44.702">
            <text:p>44.702</text:p>
          </table:table-cell>
        </table:table-row>
        <table:table-row table:style-name="ro2">
          <table:table-cell table:style-name="ce2" office:value-type="string">
            <text:p>1908-08-26 18:00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53.266">
            <text:p>153.27</text:p>
          </table:table-cell>
          <table:table-cell table:style-name="ce3" office:value-type="float" office:value="153.271">
            <text:p>153.27</text:p>
          </table:table-cell>
          <table:table-cell table:style-name="ce3" office:value-type="float" office:value="93.429">
            <text:p>93.43</text:p>
          </table:table-cell>
          <table:table-cell table:style-name="ce2" office:value-type="string">
            <text:p><text:s/>3 ♍ 15' 57"</text:p>
          </table:table-cell>
          <table:table-cell table:style-name="ce2" office:value-type="string">
            <text:p><text:s/>3 ♍ 16' 15"</text:p>
          </table:table-cell>
          <table:table-cell table:style-name="ce2" office:value-type="string">
            <text:p><text:s/>3 ♋ 25' 44"</text:p>
          </table:table-cell>
          <table:table-cell table:style-name="ce2" office:value-type="float" office:value="10.313">
            <text:p>10.313</text:p>
          </table:table-cell>
          <table:table-cell table:style-name="ce2" office:value-type="float" office:value="14.39">
            <text:p>14.39</text:p>
          </table:table-cell>
          <table:table-cell table:style-name="ce2" office:value-type="float" office:value="4.379">
            <text:p>4.379</text:p>
          </table:table-cell>
          <table:table-cell table:style-name="ce2" office:value-type="float" office:value="12753.271">
            <text:p>12753.271</text:p>
          </table:table-cell>
          <table:table-cell table:style-name="ce2" office:value-type="float" office:value="1233.266">
            <text:p>1233.266</text:p>
          </table:table-cell>
          <table:table-cell table:style-name="ce2" office:value-type="float" office:value="93.429">
            <text:p>93.429</text:p>
          </table:table-cell>
          <table:table-cell table:style-name="ce2" office:value-type="float" office:value="11880.005">
            <text:p>11880.005</text:p>
          </table:table-cell>
          <table:table-cell table:style-name="ce2" office:value-type="float" office:value="33.0000138889">
            <text:p>33.0000138889</text:p>
          </table:table-cell>
          <table:table-cell table:style-name="ce2" office:value-type="float" office:value="0.005">
            <text:p>0.005</text:p>
          </table:table-cell>
          <table:table-cell table:style-name="ce2" office:value-type="float" office:value="30">
            <text:p>30</text:p>
          </table:table-cell>
          <table:table-cell office:value-type="float" office:value="13019.842">
            <text:p>13019.842</text:p>
          </table:table-cell>
          <table:table-cell office:value-type="float" office:value="59.842">
            <text:p>59.842</text:p>
          </table:table-cell>
          <table:table-cell office:value-type="float" office:value="1499.837">
            <text:p>1499.837</text:p>
          </table:table-cell>
          <table:table-cell office:value-type="float" office:value="59.837">
            <text:p>59.837</text:p>
          </table:table-cell>
        </table:table-row>
        <table:table-row table:style-name="ro2">
          <table:table-cell table:style-name="ce2" office:value-type="string">
            <text:p>1908-09-10 07:24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67.376">
            <text:p>167.38</text:p>
          </table:table-cell>
          <table:table-cell table:style-name="ce3" office:value-type="float" office:value="347.382">
            <text:p>347.38</text:p>
          </table:table-cell>
          <table:table-cell table:style-name="ce3" office:value-type="float" office:value="92.014">
            <text:p>92.01</text:p>
          </table:table-cell>
          <table:table-cell table:style-name="ce2" office:value-type="string">
            <text:p>17 ♍ 22' 31"</text:p>
          </table:table-cell>
          <table:table-cell table:style-name="ce2" office:value-type="string">
            <text:p>17 ♓ 22' 53"</text:p>
          </table:table-cell>
          <table:table-cell table:style-name="ce2" office:value-type="string">
            <text:p><text:s/>2 ♋ 00' 51"</text:p>
          </table:table-cell>
          <table:table-cell table:style-name="ce2" office:value-type="float" office:value="4.99">
            <text:p>4.99</text:p>
          </table:table-cell>
          <table:table-cell table:style-name="ce2" office:value-type="float" office:value="-9.458">
            <text:p>-9.458</text:p>
          </table:table-cell>
          <table:table-cell table:style-name="ce2" office:value-type="float" office:value="-4.859">
            <text:p>-4.859</text:p>
          </table:table-cell>
          <table:table-cell table:style-name="ce2" office:value-type="float" office:value="12947.382">
            <text:p>12947.382</text:p>
          </table:table-cell>
          <table:table-cell table:style-name="ce2" office:value-type="float" office:value="1247.376">
            <text:p>1247.376</text:p>
          </table:table-cell>
          <table:table-cell table:style-name="ce2" office:value-type="float" office:value="92.014">
            <text:p>92.014</text:p>
          </table:table-cell>
          <table:table-cell table:style-name="ce2" office:value-type="float" office:value="12060.006">
            <text:p>12060.006</text:p>
          </table:table-cell>
          <table:table-cell table:style-name="ce2" office:value-type="float" office:value="33.5000166667">
            <text:p>33.5000166667</text:p>
          </table:table-cell>
          <table:table-cell table:style-name="ce2" office:value-type="float" office:value="180.006">
            <text:p>180.006</text:p>
          </table:table-cell>
          <table:table-cell table:style-name="ce2" office:value-type="float" office:value="15">
            <text:p>15</text:p>
          </table:table-cell>
          <table:table-cell office:value-type="float" office:value="13215.368">
            <text:p>13215.368</text:p>
          </table:table-cell>
          <table:table-cell office:value-type="float" office:value="255.368">
            <text:p>255.368</text:p>
          </table:table-cell>
          <table:table-cell office:value-type="float" office:value="1515.362">
            <text:p>1515.362</text:p>
          </table:table-cell>
          <table:table-cell office:value-type="float" office:value="75.362">
            <text:p>75.362</text:p>
          </table:table-cell>
        </table:table-row>
        <table:table-row table:style-name="ro2">
          <table:table-cell table:style-name="ce2" office:value-type="string">
            <text:p>1908-09-25 10:00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82.132">
            <text:p>182.13</text:p>
          </table:table-cell>
          <table:table-cell table:style-name="ce3" office:value-type="float" office:value="182.136">
            <text:p>182.14</text:p>
          </table:table-cell>
          <table:table-cell table:style-name="ce3" office:value-type="float" office:value="90.353">
            <text:p>90.35</text:p>
          </table:table-cell>
          <table:table-cell table:style-name="ce2" office:value-type="string">
            <text:p><text:s/>2 ♎ 07' 53"</text:p>
          </table:table-cell>
          <table:table-cell table:style-name="ce2" office:value-type="string">
            <text:p><text:s/>2 ♎ 08' 11"</text:p>
          </table:table-cell>
          <table:table-cell table:style-name="ce2" office:value-type="string">
            <text:p><text:s/>0 ♋ 21' 10"</text:p>
          </table:table-cell>
          <table:table-cell table:style-name="ce2" office:value-type="float" office:value="-0.848">
            <text:p>-0.848</text:p>
          </table:table-cell>
          <table:table-cell table:style-name="ce2" office:value-type="float" office:value="3.726">
            <text:p>3.726</text:p>
          </table:table-cell>
          <table:table-cell table:style-name="ce2" office:value-type="float" office:value="4.988">
            <text:p>4.988</text:p>
          </table:table-cell>
          <table:table-cell table:style-name="ce2" office:value-type="float" office:value="13142.136">
            <text:p>13142.136</text:p>
          </table:table-cell>
          <table:table-cell table:style-name="ce2" office:value-type="float" office:value="1262.132">
            <text:p>1262.132</text:p>
          </table:table-cell>
          <table:table-cell table:style-name="ce2" office:value-type="float" office:value="90.353">
            <text:p>90.353</text:p>
          </table:table-cell>
          <table:table-cell table:style-name="ce2" office:value-type="float" office:value="12240.004">
            <text:p>12240.004</text:p>
          </table:table-cell>
          <table:table-cell table:style-name="ce2" office:value-type="float" office:value="34.0000111111">
            <text:p>34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13411.783">
            <text:p>13411.783</text:p>
          </table:table-cell>
          <table:table-cell office:value-type="float" office:value="91.783">
            <text:p>91.783</text:p>
          </table:table-cell>
          <table:table-cell office:value-type="float" office:value="1531.779">
            <text:p>1531.779</text:p>
          </table:table-cell>
          <table:table-cell office:value-type="float" office:value="91.779">
            <text:p>91.779</text:p>
          </table:table-cell>
        </table:table-row>
        <table:table-row table:style-name="ro2">
          <table:table-cell table:style-name="ce2" office:value-type="string">
            <text:p>1908-10-09 16:03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96.167">
            <text:p>196.17</text:p>
          </table:table-cell>
          <table:table-cell table:style-name="ce3" office:value-type="float" office:value="16.17">
            <text:p>16.17</text:p>
          </table:table-cell>
          <table:table-cell table:style-name="ce3" office:value-type="float" office:value="88.816">
            <text:p>88.82</text:p>
          </table:table-cell>
          <table:table-cell table:style-name="ce2" office:value-type="string">
            <text:p>16 ♎ 10' 02"</text:p>
          </table:table-cell>
          <table:table-cell table:style-name="ce2" office:value-type="string">
            <text:p>16 ♈ 10' 10"</text:p>
          </table:table-cell>
          <table:table-cell table:style-name="ce2" office:value-type="string">
            <text:p>28 ♊ 48' 56"</text:p>
          </table:table-cell>
          <table:table-cell table:style-name="ce2" office:value-type="float" office:value="-6.362">
            <text:p>-6.362</text:p>
          </table:table-cell>
          <table:table-cell table:style-name="ce2" office:value-type="float" office:value="1.933">
            <text:p>1.933</text:p>
          </table:table-cell>
          <table:table-cell table:style-name="ce2" office:value-type="float" office:value="-4.796">
            <text:p>-4.796</text:p>
          </table:table-cell>
          <table:table-cell table:style-name="ce2" office:value-type="float" office:value="13336.17">
            <text:p>13336.17</text:p>
          </table:table-cell>
          <table:table-cell table:style-name="ce2" office:value-type="float" office:value="1276.167">
            <text:p>1276.167</text:p>
          </table:table-cell>
          <table:table-cell table:style-name="ce2" office:value-type="float" office:value="88.816">
            <text:p>88.816</text:p>
          </table:table-cell>
          <table:table-cell table:style-name="ce2" office:value-type="float" office:value="12420.003">
            <text:p>12420.003</text:p>
          </table:table-cell>
          <table:table-cell table:style-name="ce2" office:value-type="float" office:value="34.5000083333">
            <text:p>34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13607.354">
            <text:p>13607.354</text:p>
          </table:table-cell>
          <table:table-cell office:value-type="float" office:value="287.354">
            <text:p>287.354</text:p>
          </table:table-cell>
          <table:table-cell office:value-type="float" office:value="1547.351">
            <text:p>1547.351</text:p>
          </table:table-cell>
          <table:table-cell office:value-type="float" office:value="107.351">
            <text:p>107.351</text:p>
          </table:table-cell>
        </table:table-row>
        <table:table-row table:style-name="ro2">
          <table:table-cell table:style-name="ce2" office:value-type="string">
            <text:p>1908-10-25 01:47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11.468">
            <text:p>211.47</text:p>
          </table:table-cell>
          <table:table-cell table:style-name="ce3" office:value-type="float" office:value="211.472">
            <text:p>211.47</text:p>
          </table:table-cell>
          <table:table-cell table:style-name="ce3" office:value-type="float" office:value="87.359">
            <text:p>87.36</text:p>
          </table:table-cell>
          <table:table-cell table:style-name="ce2" office:value-type="string">
            <text:p><text:s/>1 ♏ 28' 03"</text:p>
          </table:table-cell>
          <table:table-cell table:style-name="ce2" office:value-type="string">
            <text:p><text:s/>1 ♏ 28' 20"</text:p>
          </table:table-cell>
          <table:table-cell table:style-name="ce2" office:value-type="string">
            <text:p>27 ♊ 21' 31"</text:p>
          </table:table-cell>
          <table:table-cell table:style-name="ce2" office:value-type="float" office:value="-11.99">
            <text:p>-11.99</text:p>
          </table:table-cell>
          <table:table-cell table:style-name="ce2" office:value-type="float" office:value="-8.043">
            <text:p>-8.043</text:p>
          </table:table-cell>
          <table:table-cell table:style-name="ce2" office:value-type="float" office:value="4.207">
            <text:p>4.207</text:p>
          </table:table-cell>
          <table:table-cell table:style-name="ce2" office:value-type="float" office:value="13531.472">
            <text:p>13531.472</text:p>
          </table:table-cell>
          <table:table-cell table:style-name="ce2" office:value-type="float" office:value="1291.468">
            <text:p>1291.468</text:p>
          </table:table-cell>
          <table:table-cell table:style-name="ce2" office:value-type="float" office:value="87.359">
            <text:p>87.359</text:p>
          </table:table-cell>
          <table:table-cell table:style-name="ce2" office:value-type="float" office:value="12600.004">
            <text:p>12600.004</text:p>
          </table:table-cell>
          <table:table-cell table:style-name="ce2" office:value-type="float" office:value="35.0000111111">
            <text:p>35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13804.113">
            <text:p>13804.113</text:p>
          </table:table-cell>
          <table:table-cell office:value-type="float" office:value="124.113">
            <text:p>124.113</text:p>
          </table:table-cell>
          <table:table-cell office:value-type="float" office:value="1564.109">
            <text:p>1564.109</text:p>
          </table:table-cell>
          <table:table-cell office:value-type="float" office:value="124.109">
            <text:p>124.109</text:p>
          </table:table-cell>
        </table:table-row>
        <table:table-row table:style-name="ro2">
          <table:table-cell table:style-name="ce2" office:value-type="string">
            <text:p>1908-11-08 02:58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25.533">
            <text:p>225.53</text:p>
          </table:table-cell>
          <table:table-cell table:style-name="ce3" office:value-type="float" office:value="45.534">
            <text:p>45.53</text:p>
          </table:table-cell>
          <table:table-cell table:style-name="ce3" office:value-type="float" office:value="86.51">
            <text:p>86.51</text:p>
          </table:table-cell>
          <table:table-cell table:style-name="ce2" office:value-type="string">
            <text:p>15 ♏ 31' 59"</text:p>
          </table:table-cell>
          <table:table-cell table:style-name="ce2" office:value-type="string">
            <text:p>15 ♉ 32' 02"</text:p>
          </table:table-cell>
          <table:table-cell table:style-name="ce2" office:value-type="string">
            <text:p>26 ♊ 30' 37"</text:p>
          </table:table-cell>
          <table:table-cell table:style-name="ce2" office:value-type="float" office:value="-16.5">
            <text:p>-16.5</text:p>
          </table:table-cell>
          <table:table-cell table:style-name="ce2" office:value-type="float" office:value="13.259">
            <text:p>13.259</text:p>
          </table:table-cell>
          <table:table-cell table:style-name="ce2" office:value-type="float" office:value="-3.385">
            <text:p>-3.385</text:p>
          </table:table-cell>
          <table:table-cell table:style-name="ce2" office:value-type="float" office:value="13725.534">
            <text:p>13725.534</text:p>
          </table:table-cell>
          <table:table-cell table:style-name="ce2" office:value-type="float" office:value="1305.533">
            <text:p>1305.533</text:p>
          </table:table-cell>
          <table:table-cell table:style-name="ce2" office:value-type="float" office:value="86.51">
            <text:p>86.51</text:p>
          </table:table-cell>
          <table:table-cell table:style-name="ce2" office:value-type="float" office:value="12780.001">
            <text:p>12780.001</text:p>
          </table:table-cell>
          <table:table-cell table:style-name="ce2" office:value-type="float" office:value="35.5000027778">
            <text:p>35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13999.024">
            <text:p>13999.024</text:p>
          </table:table-cell>
          <table:table-cell office:value-type="float" office:value="319.024">
            <text:p>319.024</text:p>
          </table:table-cell>
          <table:table-cell office:value-type="float" office:value="1579.023">
            <text:p>1579.023</text:p>
          </table:table-cell>
          <table:table-cell office:value-type="float" office:value="139.023">
            <text:p>139.023</text:p>
          </table:table-cell>
        </table:table-row>
        <table:table-row table:style-name="ro2">
          <table:table-cell table:style-name="ce2" office:value-type="string">
            <text:p>1908-11-23 16:53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41.242">
            <text:p>241.24</text:p>
          </table:table-cell>
          <table:table-cell table:style-name="ce3" office:value-type="float" office:value="241.246">
            <text:p>241.25</text:p>
          </table:table-cell>
          <table:table-cell table:style-name="ce3" office:value-type="float" office:value="86.006">
            <text:p>86.01</text:p>
          </table:table-cell>
          <table:table-cell table:style-name="ce2" office:value-type="string">
            <text:p><text:s/>1 ♐ 14' 30"</text:p>
          </table:table-cell>
          <table:table-cell table:style-name="ce2" office:value-type="string">
            <text:p><text:s/>1 ♐ 14' 45"</text:p>
          </table:table-cell>
          <table:table-cell table:style-name="ce2" office:value-type="string">
            <text:p>26 ♊ 00' 23"</text:p>
          </table:table-cell>
          <table:table-cell table:style-name="ce2" office:value-type="float" office:value="-20.419">
            <text:p>-20.419</text:p>
          </table:table-cell>
          <table:table-cell table:style-name="ce2" office:value-type="float" office:value="-18.27">
            <text:p>-18.27</text:p>
          </table:table-cell>
          <table:table-cell table:style-name="ce2" office:value-type="float" office:value="2.195">
            <text:p>2.195</text:p>
          </table:table-cell>
          <table:table-cell table:style-name="ce2" office:value-type="float" office:value="13921.246">
            <text:p>13921.246</text:p>
          </table:table-cell>
          <table:table-cell table:style-name="ce2" office:value-type="float" office:value="1321.242">
            <text:p>1321.242</text:p>
          </table:table-cell>
          <table:table-cell table:style-name="ce2" office:value-type="float" office:value="86.006">
            <text:p>86.006</text:p>
          </table:table-cell>
          <table:table-cell table:style-name="ce2" office:value-type="float" office:value="12960.004">
            <text:p>12960.004</text:p>
          </table:table-cell>
          <table:table-cell table:style-name="ce2" office:value-type="float" office:value="36.0000111111">
            <text:p>36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14195.24">
            <text:p>14195.24</text:p>
          </table:table-cell>
          <table:table-cell office:value-type="float" office:value="155.24">
            <text:p>155.24</text:p>
          </table:table-cell>
          <table:table-cell office:value-type="float" office:value="1595.236">
            <text:p>1595.236</text:p>
          </table:table-cell>
          <table:table-cell office:value-type="float" office:value="155.236">
            <text:p>155.236</text:p>
          </table:table-cell>
        </table:table-row>
        <table:table-row table:style-name="ro2">
          <table:table-cell table:style-name="ce2" office:value-type="string">
            <text:p>1908-12-07 16:44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55.43">
            <text:p>255.43</text:p>
          </table:table-cell>
          <table:table-cell table:style-name="ce3" office:value-type="float" office:value="75.431">
            <text:p>75.43</text:p>
          </table:table-cell>
          <table:table-cell table:style-name="ce3" office:value-type="float" office:value="85.901">
            <text:p>85.90</text:p>
          </table:table-cell>
          <table:table-cell table:style-name="ce2" office:value-type="string">
            <text:p>15 ♐ 25' 47"</text:p>
          </table:table-cell>
          <table:table-cell table:style-name="ce2" office:value-type="string">
            <text:p>15 ♊ 25' 51"</text:p>
          </table:table-cell>
          <table:table-cell table:style-name="ce2" office:value-type="string">
            <text:p>25 ♊ 54' 01"</text:p>
          </table:table-cell>
          <table:table-cell table:style-name="ce2" office:value-type="float" office:value="-22.654">
            <text:p>-22.654</text:p>
          </table:table-cell>
          <table:table-cell table:style-name="ce2" office:value-type="float" office:value="21.699">
            <text:p>21.699</text:p>
          </table:table-cell>
          <table:table-cell table:style-name="ce2" office:value-type="float" office:value="-0.961">
            <text:p>-0.961</text:p>
          </table:table-cell>
          <table:table-cell table:style-name="ce2" office:value-type="float" office:value="14115.431">
            <text:p>14115.431</text:p>
          </table:table-cell>
          <table:table-cell table:style-name="ce2" office:value-type="float" office:value="1335.43">
            <text:p>1335.43</text:p>
          </table:table-cell>
          <table:table-cell table:style-name="ce2" office:value-type="float" office:value="85.901">
            <text:p>85.901</text:p>
          </table:table-cell>
          <table:table-cell table:style-name="ce2" office:value-type="float" office:value="13140.001">
            <text:p>13140.001</text:p>
          </table:table-cell>
          <table:table-cell table:style-name="ce2" office:value-type="float" office:value="36.5000027778">
            <text:p>36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14389.53">
            <text:p>14389.53</text:p>
          </table:table-cell>
          <table:table-cell office:value-type="float" office:value="349.53">
            <text:p>349.53</text:p>
          </table:table-cell>
          <table:table-cell office:value-type="float" office:value="1609.529">
            <text:p>1609.529</text:p>
          </table:table-cell>
          <table:table-cell office:value-type="float" office:value="169.529">
            <text:p>169.529</text:p>
          </table:table-cell>
        </table:table-row>
        <table:table-row table:style-name="ro2">
          <table:table-cell table:style-name="ce2" office:value-type="string">
            <text:p>1908-12-23 06:50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71.292">
            <text:p>271.29</text:p>
          </table:table-cell>
          <table:table-cell table:style-name="ce3" office:value-type="float" office:value="271.295">
            <text:p>271.30</text:p>
          </table:table-cell>
          <table:table-cell table:style-name="ce3" office:value-type="float" office:value="85.965">
            <text:p>85.97</text:p>
          </table:table-cell>
          <table:table-cell table:style-name="ce2" office:value-type="string">
            <text:p><text:s/>1 ♑ 17' 31"</text:p>
          </table:table-cell>
          <table:table-cell table:style-name="ce2" office:value-type="string">
            <text:p><text:s/>1 ♑ 17' 43"</text:p>
          </table:table-cell>
          <table:table-cell table:style-name="ce2" office:value-type="string">
            <text:p>25 ♊ 57' 52"</text:p>
          </table:table-cell>
          <table:table-cell table:style-name="ce2" office:value-type="float" office:value="-23.445">
            <text:p>-23.445</text:p>
          </table:table-cell>
          <table:table-cell table:style-name="ce2" office:value-type="float" office:value="-23.937">
            <text:p>-23.937</text:p>
          </table:table-cell>
          <table:table-cell table:style-name="ce2" office:value-type="float" office:value="-0.492">
            <text:p>-0.492</text:p>
          </table:table-cell>
          <table:table-cell table:style-name="ce2" office:value-type="float" office:value="14311.295">
            <text:p>14311.295</text:p>
          </table:table-cell>
          <table:table-cell table:style-name="ce2" office:value-type="float" office:value="1351.292">
            <text:p>1351.292</text:p>
          </table:table-cell>
          <table:table-cell table:style-name="ce2" office:value-type="float" office:value="85.965">
            <text:p>85.965</text:p>
          </table:table-cell>
          <table:table-cell table:style-name="ce2" office:value-type="float" office:value="13320.003">
            <text:p>13320.003</text:p>
          </table:table-cell>
          <table:table-cell table:style-name="ce2" office:value-type="float" office:value="37.0000083333">
            <text:p>37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14585.33">
            <text:p>14585.33</text:p>
          </table:table-cell>
          <table:table-cell office:value-type="float" office:value="185.33">
            <text:p>185.33</text:p>
          </table:table-cell>
          <table:table-cell office:value-type="float" office:value="1625.327">
            <text:p>1625.327</text:p>
          </table:table-cell>
          <table:table-cell office:value-type="float" office:value="185.327">
            <text:p>185.327</text:p>
          </table:table-cell>
        </table:table-row>
        <table:table-row table:style-name="ro2">
          <table:table-cell table:style-name="ce2" office:value-type="string">
            <text:p>1909-01-06 09:13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85.663">
            <text:p>285.66</text:p>
          </table:table-cell>
          <table:table-cell table:style-name="ce3" office:value-type="float" office:value="105.664">
            <text:p>105.66</text:p>
          </table:table-cell>
          <table:table-cell table:style-name="ce3" office:value-type="float" office:value="85.946">
            <text:p>85.95</text:p>
          </table:table-cell>
          <table:table-cell table:style-name="ce2" office:value-type="string">
            <text:p>15 ♑ 39' 45"</text:p>
          </table:table-cell>
          <table:table-cell table:style-name="ce2" office:value-type="string">
            <text:p>15 ♋ 39' 50"</text:p>
          </table:table-cell>
          <table:table-cell table:style-name="ce2" office:value-type="string">
            <text:p>25 ♊ 56' 46"</text:p>
          </table:table-cell>
          <table:table-cell table:style-name="ce2" office:value-type="float" office:value="-22.532">
            <text:p>-22.532</text:p>
          </table:table-cell>
          <table:table-cell table:style-name="ce2" office:value-type="float" office:value="24.294">
            <text:p>24.294</text:p>
          </table:table-cell>
          <table:table-cell table:style-name="ce2" office:value-type="float" office:value="1.775">
            <text:p>1.775</text:p>
          </table:table-cell>
          <table:table-cell table:style-name="ce2" office:value-type="float" office:value="14505.664">
            <text:p>14505.664</text:p>
          </table:table-cell>
          <table:table-cell table:style-name="ce2" office:value-type="float" office:value="1365.663">
            <text:p>1365.663</text:p>
          </table:table-cell>
          <table:table-cell table:style-name="ce2" office:value-type="float" office:value="85.946">
            <text:p>85.946</text:p>
          </table:table-cell>
          <table:table-cell table:style-name="ce2" office:value-type="float" office:value="13500.001">
            <text:p>13500.001</text:p>
          </table:table-cell>
          <table:table-cell table:style-name="ce2" office:value-type="float" office:value="37.5000027778">
            <text:p>37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14779.718">
            <text:p>14779.718</text:p>
          </table:table-cell>
          <table:table-cell office:value-type="float" office:value="19.718">
            <text:p>19.718</text:p>
          </table:table-cell>
          <table:table-cell office:value-type="float" office:value="1639.717">
            <text:p>1639.717</text:p>
          </table:table-cell>
          <table:table-cell office:value-type="float" office:value="199.717">
            <text:p>199.717</text:p>
          </table:table-cell>
        </table:table-row>
        <table:table-row table:style-name="ro2">
          <table:table-cell table:style-name="ce2" office:value-type="string">
            <text:p>1909-01-21 19:12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01.364">
            <text:p>301.36</text:p>
          </table:table-cell>
          <table:table-cell table:style-name="ce3" office:value-type="float" office:value="301.366">
            <text:p>301.37</text:p>
          </table:table-cell>
          <table:table-cell table:style-name="ce3" office:value-type="float" office:value="85.555">
            <text:p>85.56</text:p>
          </table:table-cell>
          <table:table-cell table:style-name="ce2" office:value-type="string">
            <text:p><text:s/>1 ♒ 21' 50"</text:p>
          </table:table-cell>
          <table:table-cell table:style-name="ce2" office:value-type="string">
            <text:p><text:s/>1 ♒ 21' 58"</text:p>
          </table:table-cell>
          <table:table-cell table:style-name="ce2" office:value-type="string">
            <text:p>25 ♊ 33' 19"</text:p>
          </table:table-cell>
          <table:table-cell table:style-name="ce2" office:value-type="float" office:value="-19.866">
            <text:p>-19.866</text:p>
          </table:table-cell>
          <table:table-cell table:style-name="ce2" office:value-type="float" office:value="-22.826">
            <text:p>-22.826</text:p>
          </table:table-cell>
          <table:table-cell table:style-name="ce2" office:value-type="float" office:value="-3.037">
            <text:p>-3.037</text:p>
          </table:table-cell>
          <table:table-cell table:style-name="ce2" office:value-type="float" office:value="14701.366">
            <text:p>14701.366</text:p>
          </table:table-cell>
          <table:table-cell table:style-name="ce2" office:value-type="float" office:value="1381.364">
            <text:p>1381.364</text:p>
          </table:table-cell>
          <table:table-cell table:style-name="ce2" office:value-type="float" office:value="85.555">
            <text:p>85.555</text:p>
          </table:table-cell>
          <table:table-cell table:style-name="ce2" office:value-type="float" office:value="13680.002">
            <text:p>13680.002</text:p>
          </table:table-cell>
          <table:table-cell table:style-name="ce2" office:value-type="float" office:value="38.0000055556">
            <text:p>38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14975.811">
            <text:p>14975.811</text:p>
          </table:table-cell>
          <table:table-cell office:value-type="float" office:value="215.811">
            <text:p>215.811</text:p>
          </table:table-cell>
          <table:table-cell office:value-type="float" office:value="1655.809">
            <text:p>1655.809</text:p>
          </table:table-cell>
          <table:table-cell office:value-type="float" office:value="215.809">
            <text:p>215.809</text:p>
          </table:table-cell>
        </table:table-row>
        <table:table-row table:style-name="ro2">
          <table:table-cell table:style-name="ce2" office:value-type="string">
            <text:p>1909-02-05 03:25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15.929">
            <text:p>315.93</text:p>
          </table:table-cell>
          <table:table-cell table:style-name="ce3" office:value-type="float" office:value="135.93">
            <text:p>135.93</text:p>
          </table:table-cell>
          <table:table-cell table:style-name="ce3" office:value-type="float" office:value="84.837">
            <text:p>84.84</text:p>
          </table:table-cell>
          <table:table-cell table:style-name="ce2" office:value-type="string">
            <text:p>15 ♒ 55' 46"</text:p>
          </table:table-cell>
          <table:table-cell table:style-name="ce2" office:value-type="string">
            <text:p>15 ♌ 55' 47"</text:p>
          </table:table-cell>
          <table:table-cell table:style-name="ce2" office:value-type="string">
            <text:p>24 ♊ 50' 14"</text:p>
          </table:table-cell>
          <table:table-cell table:style-name="ce2" office:value-type="float" office:value="-16.07">
            <text:p>-16.07</text:p>
          </table:table-cell>
          <table:table-cell table:style-name="ce2" office:value-type="float" office:value="19.856">
            <text:p>19.856</text:p>
          </table:table-cell>
          <table:table-cell table:style-name="ce2" office:value-type="float" office:value="3.97">
            <text:p>3.97</text:p>
          </table:table-cell>
          <table:table-cell table:style-name="ce2" office:value-type="float" office:value="14895.93">
            <text:p>14895.93</text:p>
          </table:table-cell>
          <table:table-cell table:style-name="ce2" office:value-type="float" office:value="1395.929">
            <text:p>1395.929</text:p>
          </table:table-cell>
          <table:table-cell table:style-name="ce2" office:value-type="float" office:value="84.837">
            <text:p>84.837</text:p>
          </table:table-cell>
          <table:table-cell table:style-name="ce2" office:value-type="float" office:value="13860.001">
            <text:p>13860.001</text:p>
          </table:table-cell>
          <table:table-cell table:style-name="ce2" office:value-type="float" office:value="38.5000027778">
            <text:p>38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15171.093">
            <text:p>15171.093</text:p>
          </table:table-cell>
          <table:table-cell office:value-type="float" office:value="51.093">
            <text:p>51.093</text:p>
          </table:table-cell>
          <table:table-cell office:value-type="float" office:value="1671.092">
            <text:p>1671.092</text:p>
          </table:table-cell>
          <table:table-cell office:value-type="float" office:value="231.092">
            <text:p>231.092</text:p>
          </table:table-cell>
        </table:table-row>
        <table:table-row table:style-name="ro2">
          <table:table-cell table:style-name="ce2" office:value-type="string">
            <text:p>1909-02-20 05:52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31.192">
            <text:p>331.19</text:p>
          </table:table-cell>
          <table:table-cell table:style-name="ce3" office:value-type="float" office:value="331.197">
            <text:p>331.20</text:p>
          </table:table-cell>
          <table:table-cell table:style-name="ce3" office:value-type="float" office:value="83.47">
            <text:p>83.47</text:p>
          </table:table-cell>
          <table:table-cell table:style-name="ce2" office:value-type="string">
            <text:p><text:s/>1 ♓ 11' 31"</text:p>
          </table:table-cell>
          <table:table-cell table:style-name="ce2" office:value-type="string">
            <text:p><text:s/>1 ♓ 11' 48"</text:p>
          </table:table-cell>
          <table:table-cell table:style-name="ce2" office:value-type="string">
            <text:p>23 ♊ 28' 11"</text:p>
          </table:table-cell>
          <table:table-cell table:style-name="ce2" office:value-type="float" office:value="-11.056">
            <text:p>-11.056</text:p>
          </table:table-cell>
          <table:table-cell table:style-name="ce2" office:value-type="float" office:value="-15.407">
            <text:p>-15.407</text:p>
          </table:table-cell>
          <table:table-cell table:style-name="ce2" office:value-type="float" office:value="-4.662">
            <text:p>-4.662</text:p>
          </table:table-cell>
          <table:table-cell table:style-name="ce2" office:value-type="float" office:value="15091.197">
            <text:p>15091.197</text:p>
          </table:table-cell>
          <table:table-cell table:style-name="ce2" office:value-type="float" office:value="1411.192">
            <text:p>1411.192</text:p>
          </table:table-cell>
          <table:table-cell table:style-name="ce2" office:value-type="float" office:value="83.47">
            <text:p>83.47</text:p>
          </table:table-cell>
          <table:table-cell table:style-name="ce2" office:value-type="float" office:value="14040.005">
            <text:p>14040.005</text:p>
          </table:table-cell>
          <table:table-cell table:style-name="ce2" office:value-type="float" office:value="39.0000138889">
            <text:p>39.0000138889</text:p>
          </table:table-cell>
          <table:table-cell table:style-name="ce2" office:value-type="float" office:value="0.005">
            <text:p>0.005</text:p>
          </table:table-cell>
          <table:table-cell table:style-name="ce2" office:value-type="float" office:value="30">
            <text:p>30</text:p>
          </table:table-cell>
          <table:table-cell office:value-type="float" office:value="15367.727">
            <text:p>15367.727</text:p>
          </table:table-cell>
          <table:table-cell office:value-type="float" office:value="247.727">
            <text:p>247.727</text:p>
          </table:table-cell>
          <table:table-cell office:value-type="float" office:value="1687.722">
            <text:p>1687.722</text:p>
          </table:table-cell>
          <table:table-cell office:value-type="float" office:value="247.722">
            <text:p>247.722</text:p>
          </table:table-cell>
        </table:table-row>
        <table:table-row table:style-name="ro2">
          <table:table-cell table:style-name="ce2" office:value-type="string">
            <text:p>1909-03-06 21:56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45.92">
            <text:p>345.92</text:p>
          </table:table-cell>
          <table:table-cell table:style-name="ce3" office:value-type="float" office:value="165.925">
            <text:p>165.93</text:p>
          </table:table-cell>
          <table:table-cell table:style-name="ce3" office:value-type="float" office:value="81.896">
            <text:p>81.90</text:p>
          </table:table-cell>
          <table:table-cell table:style-name="ce2" office:value-type="string">
            <text:p>15 ♓ 55' 11"</text:p>
          </table:table-cell>
          <table:table-cell table:style-name="ce2" office:value-type="string">
            <text:p>15 ♍ 55' 30"</text:p>
          </table:table-cell>
          <table:table-cell table:style-name="ce2" office:value-type="string">
            <text:p>21 ♊ 53' 44"</text:p>
          </table:table-cell>
          <table:table-cell table:style-name="ce2" office:value-type="float" office:value="-5.556">
            <text:p>-5.556</text:p>
          </table:table-cell>
          <table:table-cell table:style-name="ce2" office:value-type="float" office:value="10.121">
            <text:p>10.121</text:p>
          </table:table-cell>
          <table:table-cell table:style-name="ce2" office:value-type="float" office:value="4.96">
            <text:p>4.96</text:p>
          </table:table-cell>
          <table:table-cell table:style-name="ce2" office:value-type="float" office:value="15285.925">
            <text:p>15285.925</text:p>
          </table:table-cell>
          <table:table-cell table:style-name="ce2" office:value-type="float" office:value="1425.92">
            <text:p>1425.92</text:p>
          </table:table-cell>
          <table:table-cell table:style-name="ce2" office:value-type="float" office:value="81.896">
            <text:p>81.896</text:p>
          </table:table-cell>
          <table:table-cell table:style-name="ce2" office:value-type="float" office:value="14220.005">
            <text:p>14220.005</text:p>
          </table:table-cell>
          <table:table-cell table:style-name="ce2" office:value-type="float" office:value="39.5000138889">
            <text:p>39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15564.029">
            <text:p>15564.029</text:p>
          </table:table-cell>
          <table:table-cell office:value-type="float" office:value="84.029">
            <text:p>84.029</text:p>
          </table:table-cell>
          <table:table-cell office:value-type="float" office:value="1704.024">
            <text:p>1704.024</text:p>
          </table:table-cell>
          <table:table-cell office:value-type="float" office:value="264.024">
            <text:p>264.024</text:p>
          </table:table-cell>
        </table:table-row>
        <table:table-row table:style-name="ro2">
          <table:table-cell table:style-name="ce2" office:value-type="string">
            <text:p>1909-03-21 15:11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0.584">
            <text:p>0.58</text:p>
          </table:table-cell>
          <table:table-cell table:style-name="ce3" office:value-type="float" office:value="0.587">
            <text:p>0.59</text:p>
          </table:table-cell>
          <table:table-cell table:style-name="ce3" office:value-type="float" office:value="80.203">
            <text:p>80.20</text:p>
          </table:table-cell>
          <table:table-cell table:style-name="ce2" office:value-type="string">
            <text:p><text:s/>0 ♈ 35' 02"</text:p>
          </table:table-cell>
          <table:table-cell table:style-name="ce2" office:value-type="string">
            <text:p><text:s/>0 ♈ 35' 13"</text:p>
          </table:table-cell>
          <table:table-cell table:style-name="ce2" office:value-type="string">
            <text:p>20 ♊ 12' 10"</text:p>
          </table:table-cell>
          <table:table-cell table:style-name="ce2" office:value-type="float" office:value="0.232">
            <text:p>0.232</text:p>
          </table:table-cell>
          <table:table-cell table:style-name="ce2" office:value-type="float" office:value="-4.284">
            <text:p>-4.284</text:p>
          </table:table-cell>
          <table:table-cell table:style-name="ce2" office:value-type="float" office:value="-4.925">
            <text:p>-4.925</text:p>
          </table:table-cell>
          <table:table-cell table:style-name="ce2" office:value-type="float" office:value="15480.587">
            <text:p>15480.587</text:p>
          </table:table-cell>
          <table:table-cell table:style-name="ce2" office:value-type="float" office:value="1440.584">
            <text:p>1440.584</text:p>
          </table:table-cell>
          <table:table-cell table:style-name="ce2" office:value-type="float" office:value="80.203">
            <text:p>80.203</text:p>
          </table:table-cell>
          <table:table-cell table:style-name="ce2" office:value-type="float" office:value="14400.003">
            <text:p>14400.003</text:p>
          </table:table-cell>
          <table:table-cell table:style-name="ce2" office:value-type="float" office:value="40.0000083333">
            <text:p>40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15760.384">
            <text:p>15760.384</text:p>
          </table:table-cell>
          <table:table-cell office:value-type="float" office:value="280.384">
            <text:p>280.384</text:p>
          </table:table-cell>
          <table:table-cell office:value-type="float" office:value="1720.381">
            <text:p>1720.381</text:p>
          </table:table-cell>
          <table:table-cell office:value-type="float" office:value="280.381">
            <text:p>280.381</text:p>
          </table:table-cell>
        </table:table-row>
        <table:table-row table:style-name="ro2">
          <table:table-cell table:style-name="ce2" office:value-type="string">
            <text:p>1909-04-05 15:29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5.416">
            <text:p>15.42</text:p>
          </table:table-cell>
          <table:table-cell table:style-name="ce3" office:value-type="float" office:value="195.421">
            <text:p>195.42</text:p>
          </table:table-cell>
          <table:table-cell table:style-name="ce3" office:value-type="float" office:value="78.63">
            <text:p>78.63</text:p>
          </table:table-cell>
          <table:table-cell table:style-name="ce2" office:value-type="string">
            <text:p>15 ♈ 24' 55"</text:p>
          </table:table-cell>
          <table:table-cell table:style-name="ce2" office:value-type="string">
            <text:p>15 ♎ 25' 15"</text:p>
          </table:table-cell>
          <table:table-cell table:style-name="ce2" office:value-type="string">
            <text:p>18 ♊ 37' 46"</text:p>
          </table:table-cell>
          <table:table-cell table:style-name="ce2" office:value-type="float" office:value="6.073">
            <text:p>6.073</text:p>
          </table:table-cell>
          <table:table-cell table:style-name="ce2" office:value-type="float" office:value="-1.919">
            <text:p>-1.919</text:p>
          </table:table-cell>
          <table:table-cell table:style-name="ce2" office:value-type="float" office:value="4.502">
            <text:p>4.502</text:p>
          </table:table-cell>
          <table:table-cell table:style-name="ce2" office:value-type="float" office:value="15675.421">
            <text:p>15675.421</text:p>
          </table:table-cell>
          <table:table-cell table:style-name="ce2" office:value-type="float" office:value="1455.416">
            <text:p>1455.416</text:p>
          </table:table-cell>
          <table:table-cell table:style-name="ce2" office:value-type="float" office:value="78.63">
            <text:p>78.63</text:p>
          </table:table-cell>
          <table:table-cell table:style-name="ce2" office:value-type="float" office:value="14580.005">
            <text:p>14580.005</text:p>
          </table:table-cell>
          <table:table-cell table:style-name="ce2" office:value-type="float" office:value="40.5000138889">
            <text:p>40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15956.791">
            <text:p>15956.791</text:p>
          </table:table-cell>
          <table:table-cell office:value-type="float" office:value="116.791">
            <text:p>116.791</text:p>
          </table:table-cell>
          <table:table-cell office:value-type="float" office:value="1736.786">
            <text:p>1736.786</text:p>
          </table:table-cell>
          <table:table-cell office:value-type="float" office:value="296.786">
            <text:p>296.786</text:p>
          </table:table-cell>
        </table:table-row>
        <table:table-row table:style-name="ro2">
          <table:table-cell table:style-name="ce2" office:value-type="string">
            <text:p>1909-04-19 23:52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9.473">
            <text:p>29.47</text:p>
          </table:table-cell>
          <table:table-cell table:style-name="ce3" office:value-type="float" office:value="29.478">
            <text:p>29.48</text:p>
          </table:table-cell>
          <table:table-cell table:style-name="ce3" office:value-type="float" office:value="77.603">
            <text:p>77.60</text:p>
          </table:table-cell>
          <table:table-cell table:style-name="ce2" office:value-type="string">
            <text:p>29 ♈ 28' 23"</text:p>
          </table:table-cell>
          <table:table-cell table:style-name="ce2" office:value-type="string">
            <text:p>29 ♈ 28' 41"</text:p>
          </table:table-cell>
          <table:table-cell table:style-name="ce2" office:value-type="string">
            <text:p>17 ♊ 36' 10"</text:p>
          </table:table-cell>
          <table:table-cell table:style-name="ce2" office:value-type="float" office:value="11.292">
            <text:p>11.292</text:p>
          </table:table-cell>
          <table:table-cell table:style-name="ce2" office:value-type="float" office:value="7.722">
            <text:p>7.722</text:p>
          </table:table-cell>
          <table:table-cell table:style-name="ce2" office:value-type="float" office:value="-3.815">
            <text:p>-3.815</text:p>
          </table:table-cell>
          <table:table-cell table:style-name="ce2" office:value-type="float" office:value="15869.478">
            <text:p>15869.478</text:p>
          </table:table-cell>
          <table:table-cell table:style-name="ce2" office:value-type="float" office:value="1469.473">
            <text:p>1469.473</text:p>
          </table:table-cell>
          <table:table-cell table:style-name="ce2" office:value-type="float" office:value="77.603">
            <text:p>77.603</text:p>
          </table:table-cell>
          <table:table-cell table:style-name="ce2" office:value-type="float" office:value="14760.005">
            <text:p>14760.005</text:p>
          </table:table-cell>
          <table:table-cell table:style-name="ce2" office:value-type="float" office:value="41.0000138889">
            <text:p>41.0000138889</text:p>
          </table:table-cell>
          <table:table-cell table:style-name="ce2" office:value-type="float" office:value="0.005">
            <text:p>0.005</text:p>
          </table:table-cell>
          <table:table-cell table:style-name="ce2" office:value-type="float" office:value="30">
            <text:p>30</text:p>
          </table:table-cell>
          <table:table-cell office:value-type="float" office:value="16151.875">
            <text:p>16151.875</text:p>
          </table:table-cell>
          <table:table-cell office:value-type="float" office:value="311.875">
            <text:p>311.875</text:p>
          </table:table-cell>
          <table:table-cell office:value-type="float" office:value="1751.87">
            <text:p>1751.87</text:p>
          </table:table-cell>
          <table:table-cell office:value-type="float" office:value="311.87">
            <text:p>311.87</text:p>
          </table:table-cell>
        </table:table-row>
        <table:table-row table:style-name="ro2">
          <table:table-cell table:style-name="ce2" office:value-type="string">
            <text:p>1909-05-05 07:08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44.346">
            <text:p>44.35</text:p>
          </table:table-cell>
          <table:table-cell table:style-name="ce3" office:value-type="float" office:value="224.351">
            <text:p>224.35</text:p>
          </table:table-cell>
          <table:table-cell table:style-name="ce3" office:value-type="float" office:value="76.873">
            <text:p>76.87</text:p>
          </table:table-cell>
          <table:table-cell table:style-name="ce2" office:value-type="string">
            <text:p>14 ♉ 20' 45"</text:p>
          </table:table-cell>
          <table:table-cell table:style-name="ce2" office:value-type="string">
            <text:p>14 ♏ 21' 03"</text:p>
          </table:table-cell>
          <table:table-cell table:style-name="ce2" office:value-type="string">
            <text:p>16 ♊ 52' 24"</text:p>
          </table:table-cell>
          <table:table-cell table:style-name="ce2" office:value-type="float" office:value="16.152">
            <text:p>16.152</text:p>
          </table:table-cell>
          <table:table-cell table:style-name="ce2" office:value-type="float" office:value="-13.481">
            <text:p>-13.481</text:p>
          </table:table-cell>
          <table:table-cell table:style-name="ce2" office:value-type="float" office:value="2.796">
            <text:p>2.796</text:p>
          </table:table-cell>
          <table:table-cell table:style-name="ce2" office:value-type="float" office:value="16064.351">
            <text:p>16064.351</text:p>
          </table:table-cell>
          <table:table-cell table:style-name="ce2" office:value-type="float" office:value="1484.346">
            <text:p>1484.346</text:p>
          </table:table-cell>
          <table:table-cell table:style-name="ce2" office:value-type="float" office:value="76.873">
            <text:p>76.873</text:p>
          </table:table-cell>
          <table:table-cell table:style-name="ce2" office:value-type="float" office:value="14940.005">
            <text:p>14940.005</text:p>
          </table:table-cell>
          <table:table-cell table:style-name="ce2" office:value-type="float" office:value="41.5000138889">
            <text:p>41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16347.478">
            <text:p>16347.478</text:p>
          </table:table-cell>
          <table:table-cell office:value-type="float" office:value="147.478">
            <text:p>147.478</text:p>
          </table:table-cell>
          <table:table-cell office:value-type="float" office:value="1767.473">
            <text:p>1767.473</text:p>
          </table:table-cell>
          <table:table-cell office:value-type="float" office:value="327.473">
            <text:p>327.473</text:p>
          </table:table-cell>
        </table:table-row>
        <table:table-row table:style-name="ro2">
          <table:table-cell table:style-name="ce2" office:value-type="string">
            <text:p>1909-05-19 08:43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57.92">
            <text:p>57.92</text:p>
          </table:table-cell>
          <table:table-cell table:style-name="ce3" office:value-type="float" office:value="57.926">
            <text:p>57.93</text:p>
          </table:table-cell>
          <table:table-cell table:style-name="ce3" office:value-type="float" office:value="76.651">
            <text:p>76.65</text:p>
          </table:table-cell>
          <table:table-cell table:style-name="ce2" office:value-type="string">
            <text:p>27 ♉ 55' 10"</text:p>
          </table:table-cell>
          <table:table-cell table:style-name="ce2" office:value-type="string">
            <text:p>27 ♉ 55' 32"</text:p>
          </table:table-cell>
          <table:table-cell table:style-name="ce2" office:value-type="string">
            <text:p>16 ♊ 39' 02"</text:p>
          </table:table-cell>
          <table:table-cell table:style-name="ce2" office:value-type="float" office:value="19.707">
            <text:p>19.707</text:p>
          </table:table-cell>
          <table:table-cell table:style-name="ce2" office:value-type="float" office:value="18.062">
            <text:p>18.062</text:p>
          </table:table-cell>
          <table:table-cell table:style-name="ce2" office:value-type="float" office:value="-1.689">
            <text:p>-1.689</text:p>
          </table:table-cell>
          <table:table-cell table:style-name="ce2" office:value-type="float" office:value="16257.926">
            <text:p>16257.926</text:p>
          </table:table-cell>
          <table:table-cell table:style-name="ce2" office:value-type="float" office:value="1497.92">
            <text:p>1497.92</text:p>
          </table:table-cell>
          <table:table-cell table:style-name="ce2" office:value-type="float" office:value="76.651">
            <text:p>76.651</text:p>
          </table:table-cell>
          <table:table-cell table:style-name="ce2" office:value-type="float" office:value="15120.006">
            <text:p>15120.006</text:p>
          </table:table-cell>
          <table:table-cell table:style-name="ce2" office:value-type="float" office:value="42.0000166667">
            <text:p>42.0000166667</text:p>
          </table:table-cell>
          <table:table-cell table:style-name="ce2" office:value-type="float" office:value="0.006">
            <text:p>0.006</text:p>
          </table:table-cell>
          <table:table-cell table:style-name="ce2" office:value-type="float" office:value="30">
            <text:p>30</text:p>
          </table:table-cell>
          <table:table-cell office:value-type="float" office:value="16541.275">
            <text:p>16541.275</text:p>
          </table:table-cell>
          <table:table-cell office:value-type="float" office:value="341.275">
            <text:p>341.275</text:p>
          </table:table-cell>
          <table:table-cell office:value-type="float" office:value="1781.269">
            <text:p>1781.269</text:p>
          </table:table-cell>
          <table:table-cell office:value-type="float" office:value="341.269">
            <text:p>341.269</text:p>
          </table:table-cell>
        </table:table-row>
        <table:table-row table:style-name="ro2">
          <table:table-cell table:style-name="ce2" office:value-type="string">
            <text:p>1909-06-03 20:25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72.781">
            <text:p>72.78</text:p>
          </table:table-cell>
          <table:table-cell table:style-name="ce3" office:value-type="float" office:value="252.785">
            <text:p>252.79</text:p>
          </table:table-cell>
          <table:table-cell table:style-name="ce3" office:value-type="float" office:value="76.631">
            <text:p>76.63</text:p>
          </table:table-cell>
          <table:table-cell table:style-name="ce2" office:value-type="string">
            <text:p>12 ♊ 46' 52"</text:p>
          </table:table-cell>
          <table:table-cell table:style-name="ce2" office:value-type="string">
            <text:p>12 ♐ 47' 04"</text:p>
          </table:table-cell>
          <table:table-cell table:style-name="ce2" office:value-type="string">
            <text:p>16 ♊ 37' 52"</text:p>
          </table:table-cell>
          <table:table-cell table:style-name="ce2" office:value-type="float" office:value="22.342">
            <text:p>22.342</text:p>
          </table:table-cell>
          <table:table-cell table:style-name="ce2" office:value-type="float" office:value="-21.99">
            <text:p>-21.99</text:p>
          </table:table-cell>
          <table:table-cell table:style-name="ce2" office:value-type="float" office:value="0.355">
            <text:p>0.355</text:p>
          </table:table-cell>
          <table:table-cell table:style-name="ce2" office:value-type="float" office:value="16452.785">
            <text:p>16452.785</text:p>
          </table:table-cell>
          <table:table-cell table:style-name="ce2" office:value-type="float" office:value="1512.781">
            <text:p>1512.781</text:p>
          </table:table-cell>
          <table:table-cell table:style-name="ce2" office:value-type="float" office:value="76.631">
            <text:p>76.631</text:p>
          </table:table-cell>
          <table:table-cell table:style-name="ce2" office:value-type="float" office:value="15300.004">
            <text:p>15300.004</text:p>
          </table:table-cell>
          <table:table-cell table:style-name="ce2" office:value-type="float" office:value="42.5000111111">
            <text:p>42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office:value-type="float" office:value="16736.154">
            <text:p>16736.154</text:p>
          </table:table-cell>
          <table:table-cell office:value-type="float" office:value="176.154">
            <text:p>176.154</text:p>
          </table:table-cell>
          <table:table-cell office:value-type="float" office:value="1796.15">
            <text:p>1796.15</text:p>
          </table:table-cell>
          <table:table-cell office:value-type="float" office:value="356.15">
            <text:p>356.15</text:p>
          </table:table-cell>
        </table:table-row>
        <table:table-row table:style-name="ro2">
          <table:table-cell table:style-name="ce2" office:value-type="string">
            <text:p>1909-06-17 18:28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3" office:value-type="float" office:value="86.084">
            <text:p>86.08</text:p>
          </table:table-cell>
          <table:table-cell table:style-name="ce3" office:value-type="float" office:value="76.668">
            <text:p>76.67</text:p>
          </table:table-cell>
          <table:table-cell table:number-columns-repeated="2" table:style-name="ce2" office:value-type="string">
            <text:p>26 ♊ 05' 01"</text:p>
          </table:table-cell>
          <table:table-cell table:style-name="ce2" office:value-type="string">
            <text:p>16 ♊ 40' 03"</text:p>
          </table:table-cell>
          <table:table-cell table:style-name="ce2" office:value-type="float" office:value="23.394">
            <text:p>23.394</text:p>
          </table:table-cell>
          <table:table-cell table:style-name="ce2" office:value-type="float" office:value="24.258">
            <text:p>24.258</text:p>
          </table:table-cell>
          <table:table-cell table:style-name="ce2" office:value-type="float" office:value="0.865">
            <text:p>0.865</text:p>
          </table:table-cell>
          <table:table-cell table:style-name="ce2" office:value-type="float" office:value="16646.084">
            <text:p>16646.084</text:p>
          </table:table-cell>
          <table:table-cell table:style-name="ce2" office:value-type="float" office:value="1526.084">
            <text:p>1526.084</text:p>
          </table:table-cell>
          <table:table-cell table:style-name="ce2" office:value-type="float" office:value="76.668">
            <text:p>76.668</text:p>
          </table:table-cell>
          <table:table-cell table:style-name="ce2" office:value-type="float" office:value="15480">
            <text:p>15480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0">
            <text:p>30</text:p>
          </table:table-cell>
          <table:table-cell office:value-type="float" office:value="16929.416">
            <text:p>16929.416</text:p>
          </table:table-cell>
          <table:table-cell office:value-type="float" office:value="9.416">
            <text:p>9.416</text:p>
          </table:table-cell>
          <table:table-cell office:value-type="float" office:value="1809.416">
            <text:p>1809.416</text:p>
          </table:table-cell>
          <table:table-cell office:value-type="float" office:value="9.416">
            <text:p>9.416</text:p>
          </table:table-cell>
        </table:table-row>
        <table:table-row table:style-name="ro2">
          <table:table-cell table:style-name="ce2" office:value-type="string">
            <text:p>1909-07-03 07:18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00.898">
            <text:p>100.90</text:p>
          </table:table-cell>
          <table:table-cell table:style-name="ce3" office:value-type="float" office:value="280.901">
            <text:p>280.90</text:p>
          </table:table-cell>
          <table:table-cell table:style-name="ce3" office:value-type="float" office:value="76.577">
            <text:p>76.58</text:p>
          </table:table-cell>
          <table:table-cell table:style-name="ce2" office:value-type="string">
            <text:p>10 ♋ 53' 54"</text:p>
          </table:table-cell>
          <table:table-cell table:style-name="ce2" office:value-type="string">
            <text:p>10 ♑ 54' 03"</text:p>
          </table:table-cell>
          <table:table-cell table:style-name="ce2" office:value-type="string">
            <text:p>16 ♊ 34' 38"</text:p>
          </table:table-cell>
          <table:table-cell table:style-name="ce2" office:value-type="float" office:value="23.004">
            <text:p>23.004</text:p>
          </table:table-cell>
          <table:table-cell table:style-name="ce2" office:value-type="float" office:value="-25.154">
            <text:p>-25.154</text:p>
          </table:table-cell>
          <table:table-cell table:style-name="ce2" office:value-type="float" office:value="-2.158">
            <text:p>-2.158</text:p>
          </table:table-cell>
          <table:table-cell table:style-name="ce2" office:value-type="float" office:value="16840.901">
            <text:p>16840.901</text:p>
          </table:table-cell>
          <table:table-cell table:style-name="ce2" office:value-type="float" office:value="1540.898">
            <text:p>1540.898</text:p>
          </table:table-cell>
          <table:table-cell table:style-name="ce2" office:value-type="float" office:value="76.577">
            <text:p>76.577</text:p>
          </table:table-cell>
          <table:table-cell table:style-name="ce2" office:value-type="float" office:value="15660.003">
            <text:p>15660.003</text:p>
          </table:table-cell>
          <table:table-cell table:style-name="ce2" office:value-type="float" office:value="43.5000083333">
            <text:p>43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17124.324">
            <text:p>17124.324</text:p>
          </table:table-cell>
          <table:table-cell office:value-type="float" office:value="204.324">
            <text:p>204.324</text:p>
          </table:table-cell>
          <table:table-cell office:value-type="float" office:value="1824.321">
            <text:p>1824.321</text:p>
          </table:table-cell>
          <table:table-cell office:value-type="float" office:value="24.321">
            <text:p>24.321</text:p>
          </table:table-cell>
        </table:table-row>
        <table:table-row table:style-name="ro2">
          <table:table-cell table:style-name="ce2" office:value-type="string">
            <text:p>1909-07-17 05:45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3" office:value-type="float" office:value="114.187">
            <text:p>114.19</text:p>
          </table:table-cell>
          <table:table-cell table:style-name="ce3" office:value-type="float" office:value="76.229">
            <text:p>76.23</text:p>
          </table:table-cell>
          <table:table-cell table:style-name="ce2" office:value-type="string">
            <text:p>24 ♋ 11' 13"</text:p>
          </table:table-cell>
          <table:table-cell table:style-name="ce2" office:value-type="string">
            <text:p>24 ♋ 11' 14"</text:p>
          </table:table-cell>
          <table:table-cell table:style-name="ce2" office:value-type="string">
            <text:p>16 ♊ 13' 44"</text:p>
          </table:table-cell>
          <table:table-cell table:style-name="ce2" office:value-type="float" office:value="21.287">
            <text:p>21.287</text:p>
          </table:table-cell>
          <table:table-cell table:style-name="ce2" office:value-type="float" office:value="24.419">
            <text:p>24.419</text:p>
          </table:table-cell>
          <table:table-cell table:style-name="ce2" office:value-type="float" office:value="3.182">
            <text:p>3.182</text:p>
          </table:table-cell>
          <table:table-cell table:style-name="ce2" office:value-type="float" office:value="17034.187">
            <text:p>17034.187</text:p>
          </table:table-cell>
          <table:table-cell table:style-name="ce2" office:value-type="float" office:value="1554.187">
            <text:p>1554.187</text:p>
          </table:table-cell>
          <table:table-cell table:style-name="ce2" office:value-type="float" office:value="76.229">
            <text:p>76.229</text:p>
          </table:table-cell>
          <table:table-cell table:style-name="ce2" office:value-type="float" office:value="15840">
            <text:p>15840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0">
            <text:p>30</text:p>
          </table:table-cell>
          <table:table-cell office:value-type="float" office:value="17317.958">
            <text:p>17317.958</text:p>
          </table:table-cell>
          <table:table-cell office:value-type="float" office:value="37.958">
            <text:p>37.958</text:p>
          </table:table-cell>
          <table:table-cell office:value-type="float" office:value="1837.958">
            <text:p>1837.958</text:p>
          </table:table-cell>
          <table:table-cell office:value-type="float" office:value="37.958">
            <text:p>37.958</text:p>
          </table:table-cell>
        </table:table-row>
        <table:table-row table:style-name="ro2">
          <table:table-cell table:style-name="ce2" office:value-type="string">
            <text:p>1909-08-01 16:14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28.936">
            <text:p>128.94</text:p>
          </table:table-cell>
          <table:table-cell table:style-name="ce3" office:value-type="float" office:value="308.938">
            <text:p>308.94</text:p>
          </table:table-cell>
          <table:table-cell table:style-name="ce3" office:value-type="float" office:value="75.368">
            <text:p>75.37</text:p>
          </table:table-cell>
          <table:table-cell table:style-name="ce2" office:value-type="string">
            <text:p><text:s/>8 ♌ 56' 08"</text:p>
          </table:table-cell>
          <table:table-cell table:style-name="ce2" office:value-type="string">
            <text:p><text:s/>8 ♒ 56' 16"</text:p>
          </table:table-cell>
          <table:table-cell table:style-name="ce2" office:value-type="string">
            <text:p>15 ♊ 22' 05"</text:p>
          </table:table-cell>
          <table:table-cell table:style-name="ce2" office:value-type="float" office:value="18.033">
            <text:p>18.033</text:p>
          </table:table-cell>
          <table:table-cell table:style-name="ce2" office:value-type="float" office:value="-21.986">
            <text:p>-21.986</text:p>
          </table:table-cell>
          <table:table-cell table:style-name="ce2" office:value-type="float" office:value="-4.101">
            <text:p>-4.101</text:p>
          </table:table-cell>
          <table:table-cell table:style-name="ce2" office:value-type="float" office:value="17228.938">
            <text:p>17228.938</text:p>
          </table:table-cell>
          <table:table-cell table:style-name="ce2" office:value-type="float" office:value="1568.936">
            <text:p>1568.936</text:p>
          </table:table-cell>
          <table:table-cell table:style-name="ce2" office:value-type="float" office:value="75.368">
            <text:p>75.368</text:p>
          </table:table-cell>
          <table:table-cell table:style-name="ce2" office:value-type="float" office:value="16020.002">
            <text:p>16020.002</text:p>
          </table:table-cell>
          <table:table-cell table:style-name="ce2" office:value-type="float" office:value="44.5000055556">
            <text:p>44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office:value-type="float" office:value="17513.57">
            <text:p>17513.57</text:p>
          </table:table-cell>
          <table:table-cell office:value-type="float" office:value="233.57">
            <text:p>233.57</text:p>
          </table:table-cell>
          <table:table-cell office:value-type="float" office:value="1853.568">
            <text:p>1853.568</text:p>
          </table:table-cell>
          <table:table-cell office:value-type="float" office:value="53.568">
            <text:p>53.568</text:p>
          </table:table-cell>
        </table:table-row>
        <table:table-row table:style-name="ro2">
          <table:table-cell table:style-name="ce2" office:value-type="string">
            <text:p>1909-08-15 18:55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42.47">
            <text:p>142.47</text:p>
          </table:table-cell>
          <table:table-cell table:style-name="ce3" office:value-type="float" office:value="142.472">
            <text:p>142.47</text:p>
          </table:table-cell>
          <table:table-cell table:style-name="ce3" office:value-type="float" office:value="74.256">
            <text:p>74.26</text:p>
          </table:table-cell>
          <table:table-cell table:style-name="ce2" office:value-type="string">
            <text:p>22 ♌ 28' 11"</text:p>
          </table:table-cell>
          <table:table-cell table:style-name="ce2" office:value-type="string">
            <text:p>22 ♌ 28' 20"</text:p>
          </table:table-cell>
          <table:table-cell table:style-name="ce2" office:value-type="string">
            <text:p>14 ♊ 15' 21"</text:p>
          </table:table-cell>
          <table:table-cell table:style-name="ce2" office:value-type="float" office:value="14.031">
            <text:p>14.031</text:p>
          </table:table-cell>
          <table:table-cell table:style-name="ce2" office:value-type="float" office:value="18.44">
            <text:p>18.44</text:p>
          </table:table-cell>
          <table:table-cell table:style-name="ce2" office:value-type="float" office:value="4.67">
            <text:p>4.67</text:p>
          </table:table-cell>
          <table:table-cell table:style-name="ce2" office:value-type="float" office:value="17422.472">
            <text:p>17422.472</text:p>
          </table:table-cell>
          <table:table-cell table:style-name="ce2" office:value-type="float" office:value="1582.47">
            <text:p>1582.47</text:p>
          </table:table-cell>
          <table:table-cell table:style-name="ce2" office:value-type="float" office:value="74.256">
            <text:p>74.256</text:p>
          </table:table-cell>
          <table:table-cell table:style-name="ce2" office:value-type="float" office:value="16200.002">
            <text:p>16200.002</text:p>
          </table:table-cell>
          <table:table-cell table:style-name="ce2" office:value-type="float" office:value="45.0000055556">
            <text:p>45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17708.216">
            <text:p>17708.216</text:p>
          </table:table-cell>
          <table:table-cell office:value-type="float" office:value="68.216">
            <text:p>68.216</text:p>
          </table:table-cell>
          <table:table-cell office:value-type="float" office:value="1868.214">
            <text:p>1868.214</text:p>
          </table:table-cell>
          <table:table-cell office:value-type="float" office:value="68.214">
            <text:p>68.214</text:p>
          </table:table-cell>
        </table:table-row>
        <table:table-row table:style-name="ro2">
          <table:table-cell table:style-name="ce2" office:value-type="string">
            <text:p>1909-08-31 00:08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57.145">
            <text:p>157.15</text:p>
          </table:table-cell>
          <table:table-cell table:style-name="ce3" office:value-type="float" office:value="337.146">
            <text:p>337.15</text:p>
          </table:table-cell>
          <table:table-cell table:style-name="ce3" office:value-type="float" office:value="72.654">
            <text:p>72.65</text:p>
          </table:table-cell>
          <table:table-cell table:style-name="ce2" office:value-type="string">
            <text:p><text:s/>7 ♍ 08' 40"</text:p>
          </table:table-cell>
          <table:table-cell table:style-name="ce2" office:value-type="string">
            <text:p><text:s/>7 ♓ 08' 46"</text:p>
          </table:table-cell>
          <table:table-cell table:style-name="ce2" office:value-type="string">
            <text:p>12 ♊ 39' 13"</text:p>
          </table:table-cell>
          <table:table-cell table:style-name="ce2" office:value-type="float" office:value="8.892">
            <text:p>8.892</text:p>
          </table:table-cell>
          <table:table-cell table:style-name="ce2" office:value-type="float" office:value="-13.511">
            <text:p>-13.511</text:p>
          </table:table-cell>
          <table:table-cell table:style-name="ce2" office:value-type="float" office:value="-4.981">
            <text:p>-4.981</text:p>
          </table:table-cell>
          <table:table-cell table:style-name="ce2" office:value-type="float" office:value="17617.146">
            <text:p>17617.146</text:p>
          </table:table-cell>
          <table:table-cell table:style-name="ce2" office:value-type="float" office:value="1597.145">
            <text:p>1597.145</text:p>
          </table:table-cell>
          <table:table-cell table:style-name="ce2" office:value-type="float" office:value="72.654">
            <text:p>72.654</text:p>
          </table:table-cell>
          <table:table-cell table:style-name="ce2" office:value-type="float" office:value="16380.001">
            <text:p>16380.001</text:p>
          </table:table-cell>
          <table:table-cell table:style-name="ce2" office:value-type="float" office:value="45.5000027778">
            <text:p>45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17904.492">
            <text:p>17904.492</text:p>
          </table:table-cell>
          <table:table-cell office:value-type="float" office:value="264.492">
            <text:p>264.492</text:p>
          </table:table-cell>
          <table:table-cell office:value-type="float" office:value="1884.491">
            <text:p>1884.491</text:p>
          </table:table-cell>
          <table:table-cell office:value-type="float" office:value="84.491">
            <text:p>84.491</text:p>
          </table:table-cell>
        </table:table-row>
        <table:table-row table:style-name="ro2">
          <table:table-cell table:style-name="ce2" office:value-type="string">
            <text:p>1909-09-14 10:09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71.145">
            <text:p>171.15</text:p>
          </table:table-cell>
          <table:table-cell table:style-name="ce3" office:value-type="float" office:value="171.148">
            <text:p>171.15</text:p>
          </table:table-cell>
          <table:table-cell table:style-name="ce3" office:value-type="float" office:value="71.055">
            <text:p>71.06</text:p>
          </table:table-cell>
          <table:table-cell table:style-name="ce2" office:value-type="string">
            <text:p>21 ♍ 08' 43"</text:p>
          </table:table-cell>
          <table:table-cell table:style-name="ce2" office:value-type="string">
            <text:p>21 ♍ 08' 54"</text:p>
          </table:table-cell>
          <table:table-cell table:style-name="ce2" office:value-type="string">
            <text:p>11 ♊ 03' 17"</text:p>
          </table:table-cell>
          <table:table-cell table:style-name="ce2" office:value-type="float" office:value="3.512">
            <text:p>3.512</text:p>
          </table:table-cell>
          <table:table-cell table:style-name="ce2" office:value-type="float" office:value="8.03">
            <text:p>8.03</text:p>
          </table:table-cell>
          <table:table-cell table:style-name="ce2" office:value-type="float" office:value="4.92">
            <text:p>4.92</text:p>
          </table:table-cell>
          <table:table-cell table:style-name="ce2" office:value-type="float" office:value="17811.148">
            <text:p>17811.148</text:p>
          </table:table-cell>
          <table:table-cell table:style-name="ce2" office:value-type="float" office:value="1611.145">
            <text:p>1611.145</text:p>
          </table:table-cell>
          <table:table-cell table:style-name="ce2" office:value-type="float" office:value="71.055">
            <text:p>71.055</text:p>
          </table:table-cell>
          <table:table-cell table:style-name="ce2" office:value-type="float" office:value="16560.003">
            <text:p>16560.003</text:p>
          </table:table-cell>
          <table:table-cell table:style-name="ce2" office:value-type="float" office:value="46.0000083333">
            <text:p>46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18100.093">
            <text:p>18100.093</text:p>
          </table:table-cell>
          <table:table-cell office:value-type="float" office:value="100.093">
            <text:p>100.093</text:p>
          </table:table-cell>
          <table:table-cell office:value-type="float" office:value="1900.09">
            <text:p>1900.09</text:p>
          </table:table-cell>
          <table:table-cell office:value-type="float" office:value="100.09">
            <text:p>100.09</text:p>
          </table:table-cell>
        </table:table-row>
        <table:table-row table:style-name="ro2">
          <table:table-cell table:style-name="ce2" office:value-type="string">
            <text:p>1909-09-29 08:05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85.742">
            <text:p>185.74</text:p>
          </table:table-cell>
          <table:table-cell table:style-name="ce3" office:value-type="float" office:value="5.743">
            <text:p>5.74</text:p>
          </table:table-cell>
          <table:table-cell table:style-name="ce3" office:value-type="float" office:value="69.581">
            <text:p>69.58</text:p>
          </table:table-cell>
          <table:table-cell table:style-name="ce2" office:value-type="string">
            <text:p><text:s/>5 ♎ 44' 32"</text:p>
          </table:table-cell>
          <table:table-cell table:style-name="ce2" office:value-type="string">
            <text:p><text:s/>5 ♈ 44' 35"</text:p>
          </table:table-cell>
          <table:table-cell table:style-name="ce2" office:value-type="string">
            <text:p><text:s/>9 ♊ 34' 50"</text:p>
          </table:table-cell>
          <table:table-cell table:style-name="ce2" office:value-type="float" office:value="-2.282">
            <text:p>-2.282</text:p>
          </table:table-cell>
          <table:table-cell table:style-name="ce2" office:value-type="float" office:value="-1.886">
            <text:p>-1.886</text:p>
          </table:table-cell>
          <table:table-cell table:style-name="ce2" office:value-type="float" office:value="-4.54">
            <text:p>-4.54</text:p>
          </table:table-cell>
          <table:table-cell table:style-name="ce2" office:value-type="float" office:value="18005.743">
            <text:p>18005.743</text:p>
          </table:table-cell>
          <table:table-cell table:style-name="ce2" office:value-type="float" office:value="1625.742">
            <text:p>1625.742</text:p>
          </table:table-cell>
          <table:table-cell table:style-name="ce2" office:value-type="float" office:value="69.581">
            <text:p>69.581</text:p>
          </table:table-cell>
          <table:table-cell table:style-name="ce2" office:value-type="float" office:value="16740.001">
            <text:p>16740.001</text:p>
          </table:table-cell>
          <table:table-cell table:style-name="ce2" office:value-type="float" office:value="46.5000027778">
            <text:p>46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18296.162">
            <text:p>18296.162</text:p>
          </table:table-cell>
          <table:table-cell office:value-type="float" office:value="296.162">
            <text:p>296.162</text:p>
          </table:table-cell>
          <table:table-cell office:value-type="float" office:value="1916.161">
            <text:p>1916.161</text:p>
          </table:table-cell>
          <table:table-cell office:value-type="float" office:value="116.161">
            <text:p>116.161</text:p>
          </table:table-cell>
        </table:table-row>
        <table:table-row table:style-name="ro2">
          <table:table-cell table:style-name="ce2" office:value-type="string">
            <text:p>1909-10-14 03:14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00.348">
            <text:p>200.35</text:p>
          </table:table-cell>
          <table:table-cell table:style-name="ce3" office:value-type="float" office:value="200.349">
            <text:p>200.35</text:p>
          </table:table-cell>
          <table:table-cell table:style-name="ce3" office:value-type="float" office:value="68.37">
            <text:p>68.37</text:p>
          </table:table-cell>
          <table:table-cell table:style-name="ce2" office:value-type="string">
            <text:p>20 ♎ 20' 53"</text:p>
          </table:table-cell>
          <table:table-cell table:style-name="ce2" office:value-type="string">
            <text:p>20 ♎ 20' 57"</text:p>
          </table:table-cell>
          <table:table-cell table:style-name="ce2" office:value-type="string">
            <text:p><text:s/>8 ♊ 22' 12"</text:p>
          </table:table-cell>
          <table:table-cell table:style-name="ce2" office:value-type="float" office:value="-7.954">
            <text:p>-7.954</text:p>
          </table:table-cell>
          <table:table-cell table:style-name="ce2" office:value-type="float" office:value="-4.426">
            <text:p>-4.426</text:p>
          </table:table-cell>
          <table:table-cell table:style-name="ce2" office:value-type="float" office:value="3.808">
            <text:p>3.808</text:p>
          </table:table-cell>
          <table:table-cell table:style-name="ce2" office:value-type="float" office:value="18200.349">
            <text:p>18200.349</text:p>
          </table:table-cell>
          <table:table-cell table:style-name="ce2" office:value-type="float" office:value="1640.348">
            <text:p>1640.348</text:p>
          </table:table-cell>
          <table:table-cell table:style-name="ce2" office:value-type="float" office:value="68.37">
            <text:p>68.37</text:p>
          </table:table-cell>
          <table:table-cell table:style-name="ce2" office:value-type="float" office:value="16920.001">
            <text:p>16920.001</text:p>
          </table:table-cell>
          <table:table-cell table:style-name="ce2" office:value-type="float" office:value="47.0000027778">
            <text:p>47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18491.979">
            <text:p>18491.979</text:p>
          </table:table-cell>
          <table:table-cell office:value-type="float" office:value="131.979">
            <text:p>131.979</text:p>
          </table:table-cell>
          <table:table-cell office:value-type="float" office:value="1931.978">
            <text:p>1931.978</text:p>
          </table:table-cell>
          <table:table-cell office:value-type="float" office:value="131.978">
            <text:p>131.978</text:p>
          </table:table-cell>
        </table:table-row>
        <table:table-row table:style-name="ro2">
          <table:table-cell table:style-name="ce2" office:value-type="string">
            <text:p>1909-10-28 17:07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14.859">
            <text:p>214.86</text:p>
          </table:table-cell>
          <table:table-cell table:style-name="ce3" office:value-type="float" office:value="34.864">
            <text:p>34.86</text:p>
          </table:table-cell>
          <table:table-cell table:style-name="ce3" office:value-type="float" office:value="67.755">
            <text:p>67.76</text:p>
          </table:table-cell>
          <table:table-cell table:style-name="ce2" office:value-type="string">
            <text:p><text:s/>4 ♏ 51' 33"</text:p>
          </table:table-cell>
          <table:table-cell table:style-name="ce2" office:value-type="string">
            <text:p><text:s/>4 ♉ 51' 51"</text:p>
          </table:table-cell>
          <table:table-cell table:style-name="ce2" office:value-type="string">
            <text:p><text:s/>7 ♊ 45' 18"</text:p>
          </table:table-cell>
          <table:table-cell table:style-name="ce2" office:value-type="float" office:value="-13.148">
            <text:p>-13.148</text:p>
          </table:table-cell>
          <table:table-cell table:style-name="ce2" office:value-type="float" office:value="10.483">
            <text:p>10.483</text:p>
          </table:table-cell>
          <table:table-cell table:style-name="ce2" office:value-type="float" office:value="-2.83">
            <text:p>-2.83</text:p>
          </table:table-cell>
          <table:table-cell table:style-name="ce2" office:value-type="float" office:value="18394.864">
            <text:p>18394.864</text:p>
          </table:table-cell>
          <table:table-cell table:style-name="ce2" office:value-type="float" office:value="1654.859">
            <text:p>1654.859</text:p>
          </table:table-cell>
          <table:table-cell table:style-name="ce2" office:value-type="float" office:value="67.755">
            <text:p>67.755</text:p>
          </table:table-cell>
          <table:table-cell table:style-name="ce2" office:value-type="float" office:value="17100.005">
            <text:p>17100.005</text:p>
          </table:table-cell>
          <table:table-cell table:style-name="ce2" office:value-type="float" office:value="47.5000138889">
            <text:p>47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18687.109">
            <text:p>18687.109</text:p>
          </table:table-cell>
          <table:table-cell office:value-type="float" office:value="327.109">
            <text:p>327.109</text:p>
          </table:table-cell>
          <table:table-cell office:value-type="float" office:value="1947.104">
            <text:p>1947.104</text:p>
          </table:table-cell>
          <table:table-cell office:value-type="float" office:value="147.104">
            <text:p>147.104</text:p>
          </table:table-cell>
        </table:table-row>
        <table:table-row table:style-name="ro2">
          <table:table-cell table:style-name="ce2" office:value-type="string">
            <text:p>1909-11-12 21:18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30.082">
            <text:p>230.08</text:p>
          </table:table-cell>
          <table:table-cell table:style-name="ce3" office:value-type="float" office:value="230.083">
            <text:p>230.08</text:p>
          </table:table-cell>
          <table:table-cell table:style-name="ce3" office:value-type="float" office:value="67.431">
            <text:p>67.43</text:p>
          </table:table-cell>
          <table:table-cell table:style-name="ce2" office:value-type="string">
            <text:p>20 ♏ 04' 53"</text:p>
          </table:table-cell>
          <table:table-cell table:style-name="ce2" office:value-type="string">
            <text:p>20 ♏ 05' 00"</text:p>
          </table:table-cell>
          <table:table-cell table:style-name="ce2" office:value-type="string">
            <text:p><text:s/>7 ♊ 25' 49"</text:p>
          </table:table-cell>
          <table:table-cell table:style-name="ce2" office:value-type="float" office:value="-17.772">
            <text:p>-17.772</text:p>
          </table:table-cell>
          <table:table-cell table:style-name="ce2" office:value-type="float" office:value="-16.257">
            <text:p>-16.257</text:p>
          </table:table-cell>
          <table:table-cell table:style-name="ce2" office:value-type="float" office:value="1.572">
            <text:p>1.572</text:p>
          </table:table-cell>
          <table:table-cell table:style-name="ce2" office:value-type="float" office:value="18590.083">
            <text:p>18590.083</text:p>
          </table:table-cell>
          <table:table-cell table:style-name="ce2" office:value-type="float" office:value="1670.082">
            <text:p>1670.082</text:p>
          </table:table-cell>
          <table:table-cell table:style-name="ce2" office:value-type="float" office:value="67.431">
            <text:p>67.431</text:p>
          </table:table-cell>
          <table:table-cell table:style-name="ce2" office:value-type="float" office:value="17280.001">
            <text:p>17280.001</text:p>
          </table:table-cell>
          <table:table-cell table:style-name="ce2" office:value-type="float" office:value="48.0000027778">
            <text:p>48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18882.652">
            <text:p>18882.652</text:p>
          </table:table-cell>
          <table:table-cell office:value-type="float" office:value="162.652">
            <text:p>162.652</text:p>
          </table:table-cell>
          <table:table-cell office:value-type="float" office:value="1962.651">
            <text:p>1962.651</text:p>
          </table:table-cell>
          <table:table-cell office:value-type="float" office:value="162.651">
            <text:p>162.651</text:p>
          </table:table-cell>
        </table:table-row>
        <table:table-row table:style-name="ro2">
          <table:table-cell table:style-name="ce2" office:value-type="string">
            <text:p>1909-11-27 03:52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44.496">
            <text:p>244.50</text:p>
          </table:table-cell>
          <table:table-cell table:style-name="ce3" office:value-type="float" office:value="64.501">
            <text:p>64.50</text:p>
          </table:table-cell>
          <table:table-cell table:style-name="ce3" office:value-type="float" office:value="67.444">
            <text:p>67.44</text:p>
          </table:table-cell>
          <table:table-cell table:style-name="ce2" office:value-type="string">
            <text:p><text:s/>4 ♐ 29' 45"</text:p>
          </table:table-cell>
          <table:table-cell table:style-name="ce2" office:value-type="string">
            <text:p><text:s/>4 ♊ 30' 02"</text:p>
          </table:table-cell>
          <table:table-cell table:style-name="ce2" office:value-type="string">
            <text:p><text:s/>7 ♊ 26' 36"</text:p>
          </table:table-cell>
          <table:table-cell table:style-name="ce2" office:value-type="float" office:value="-21.051">
            <text:p>-21.051</text:p>
          </table:table-cell>
          <table:table-cell table:style-name="ce2" office:value-type="float" office:value="20.784">
            <text:p>20.784</text:p>
          </table:table-cell>
          <table:table-cell table:style-name="ce2" office:value-type="float" office:value="-0.272">
            <text:p>-0.272</text:p>
          </table:table-cell>
          <table:table-cell table:style-name="ce2" office:value-type="float" office:value="18784.501">
            <text:p>18784.501</text:p>
          </table:table-cell>
          <table:table-cell table:style-name="ce2" office:value-type="float" office:value="1684.496">
            <text:p>1684.496</text:p>
          </table:table-cell>
          <table:table-cell table:style-name="ce2" office:value-type="float" office:value="67.444">
            <text:p>67.444</text:p>
          </table:table-cell>
          <table:table-cell table:style-name="ce2" office:value-type="float" office:value="17460.005">
            <text:p>17460.005</text:p>
          </table:table-cell>
          <table:table-cell table:style-name="ce2" office:value-type="float" office:value="48.5000138889">
            <text:p>48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19077.057">
            <text:p>19077.057</text:p>
          </table:table-cell>
          <table:table-cell office:value-type="float" office:value="357.057">
            <text:p>357.057</text:p>
          </table:table-cell>
          <table:table-cell office:value-type="float" office:value="1977.052">
            <text:p>1977.052</text:p>
          </table:table-cell>
          <table:table-cell office:value-type="float" office:value="177.052">
            <text:p>177.052</text:p>
          </table:table-cell>
        </table:table-row>
        <table:table-row table:style-name="ro2">
          <table:table-cell table:style-name="ce2" office:value-type="string">
            <text:p>1909-12-12 14:59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60.192">
            <text:p>260.19</text:p>
          </table:table-cell>
          <table:table-cell table:style-name="ce3" office:value-type="float" office:value="260.193">
            <text:p>260.19</text:p>
          </table:table-cell>
          <table:table-cell table:style-name="ce3" office:value-type="float" office:value="67.502">
            <text:p>67.50</text:p>
          </table:table-cell>
          <table:table-cell table:style-name="ce2" office:value-type="string">
            <text:p>20 ♐ 11' 30"</text:p>
          </table:table-cell>
          <table:table-cell table:style-name="ce2" office:value-type="string">
            <text:p>20 ♐ 11' 33"</text:p>
          </table:table-cell>
          <table:table-cell table:style-name="ce2" office:value-type="string">
            <text:p><text:s/>7 ♊ 30' 06"</text:p>
          </table:table-cell>
          <table:table-cell table:style-name="ce2" office:value-type="float" office:value="-23.089">
            <text:p>-23.089</text:p>
          </table:table-cell>
          <table:table-cell table:style-name="ce2" office:value-type="float" office:value="-24.247">
            <text:p>-24.247</text:p>
          </table:table-cell>
          <table:table-cell table:style-name="ce2" office:value-type="float" office:value="-1.162">
            <text:p>-1.162</text:p>
          </table:table-cell>
          <table:table-cell table:style-name="ce2" office:value-type="float" office:value="18980.193">
            <text:p>18980.193</text:p>
          </table:table-cell>
          <table:table-cell table:style-name="ce2" office:value-type="float" office:value="1700.192">
            <text:p>1700.192</text:p>
          </table:table-cell>
          <table:table-cell table:style-name="ce2" office:value-type="float" office:value="67.502">
            <text:p>67.502</text:p>
          </table:table-cell>
          <table:table-cell table:style-name="ce2" office:value-type="float" office:value="17640.001">
            <text:p>17640.001</text:p>
          </table:table-cell>
          <table:table-cell table:style-name="ce2" office:value-type="float" office:value="49.0000027778">
            <text:p>49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19272.691">
            <text:p>19272.691</text:p>
          </table:table-cell>
          <table:table-cell office:value-type="float" office:value="192.691">
            <text:p>192.691</text:p>
          </table:table-cell>
          <table:table-cell office:value-type="float" office:value="1992.69">
            <text:p>1992.69</text:p>
          </table:table-cell>
          <table:table-cell office:value-type="float" office:value="192.69">
            <text:p>192.69</text:p>
          </table:table-cell>
        </table:table-row>
        <table:table-row table:style-name="ro2">
          <table:table-cell table:style-name="ce2" office:value-type="string">
            <text:p>1909-12-26 16:30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74.512">
            <text:p>274.51</text:p>
          </table:table-cell>
          <table:table-cell table:style-name="ce3" office:value-type="float" office:value="94.515">
            <text:p>94.52</text:p>
          </table:table-cell>
          <table:table-cell table:style-name="ce3" office:value-type="float" office:value="67.338">
            <text:p>67.34</text:p>
          </table:table-cell>
          <table:table-cell table:style-name="ce2" office:value-type="string">
            <text:p><text:s/>4 ♑ 30' 44"</text:p>
          </table:table-cell>
          <table:table-cell table:style-name="ce2" office:value-type="string">
            <text:p><text:s/>4 ♋ 30' 54"</text:p>
          </table:table-cell>
          <table:table-cell table:style-name="ce2" office:value-type="string">
            <text:p><text:s/>7 ♊ 20' 17"</text:p>
          </table:table-cell>
          <table:table-cell table:style-name="ce2" office:value-type="float" office:value="-23.375">
            <text:p>-23.375</text:p>
          </table:table-cell>
          <table:table-cell table:style-name="ce2" office:value-type="float" office:value="25.765">
            <text:p>25.765</text:p>
          </table:table-cell>
          <table:table-cell table:style-name="ce2" office:value-type="float" office:value="2.392">
            <text:p>2.392</text:p>
          </table:table-cell>
          <table:table-cell table:style-name="ce2" office:value-type="float" office:value="19174.515">
            <text:p>19174.515</text:p>
          </table:table-cell>
          <table:table-cell table:style-name="ce2" office:value-type="float" office:value="1714.512">
            <text:p>1714.512</text:p>
          </table:table-cell>
          <table:table-cell table:style-name="ce2" office:value-type="float" office:value="67.338">
            <text:p>67.338</text:p>
          </table:table-cell>
          <table:table-cell table:style-name="ce2" office:value-type="float" office:value="17820.003">
            <text:p>17820.003</text:p>
          </table:table-cell>
          <table:table-cell table:style-name="ce2" office:value-type="float" office:value="49.5000083333">
            <text:p>49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19467.177">
            <text:p>19467.177</text:p>
          </table:table-cell>
          <table:table-cell office:value-type="float" office:value="27.177">
            <text:p>27.177</text:p>
          </table:table-cell>
          <table:table-cell office:value-type="float" office:value="2007.174">
            <text:p>2007.174</text:p>
          </table:table-cell>
          <table:table-cell office:value-type="float" office:value="207.174">
            <text:p>207.174</text:p>
          </table:table-cell>
        </table:table-row>
        <table:table-row table:style-name="ro2">
          <table:table-cell table:style-name="ce2" office:value-type="string">
            <text:p>1910-01-11 06:52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90.41">
            <text:p>290.41</text:p>
          </table:table-cell>
          <table:table-cell table:style-name="ce3" office:value-type="float" office:value="290.415">
            <text:p>290.42</text:p>
          </table:table-cell>
          <table:table-cell table:style-name="ce3" office:value-type="float" office:value="66.777">
            <text:p>66.78</text:p>
          </table:table-cell>
          <table:table-cell table:style-name="ce2" office:value-type="string">
            <text:p>20 ♑ 24' 37"</text:p>
          </table:table-cell>
          <table:table-cell table:style-name="ce2" office:value-type="string">
            <text:p>20 ♑ 24' 53"</text:p>
          </table:table-cell>
          <table:table-cell table:style-name="ce2" office:value-type="string">
            <text:p><text:s/>6 ♊ 46' 38"</text:p>
          </table:table-cell>
          <table:table-cell table:style-name="ce2" office:value-type="float" office:value="-21.901">
            <text:p>-21.901</text:p>
          </table:table-cell>
          <table:table-cell table:style-name="ce2" office:value-type="float" office:value="-25.412">
            <text:p>-25.412</text:p>
          </table:table-cell>
          <table:table-cell table:style-name="ce2" office:value-type="float" office:value="-3.553">
            <text:p>-3.553</text:p>
          </table:table-cell>
          <table:table-cell table:style-name="ce2" office:value-type="float" office:value="19370.415">
            <text:p>19370.415</text:p>
          </table:table-cell>
          <table:table-cell table:style-name="ce2" office:value-type="float" office:value="1730.41">
            <text:p>1730.41</text:p>
          </table:table-cell>
          <table:table-cell table:style-name="ce2" office:value-type="float" office:value="66.777">
            <text:p>66.777</text:p>
          </table:table-cell>
          <table:table-cell table:style-name="ce2" office:value-type="float" office:value="18000.005">
            <text:p>18000.005</text:p>
          </table:table-cell>
          <table:table-cell table:style-name="ce2" office:value-type="float" office:value="50.0000138889">
            <text:p>50.0000138889</text:p>
          </table:table-cell>
          <table:table-cell table:style-name="ce2" office:value-type="float" office:value="0.005">
            <text:p>0.005</text:p>
          </table:table-cell>
          <table:table-cell table:style-name="ce2" office:value-type="float" office:value="30">
            <text:p>30</text:p>
          </table:table-cell>
          <table:table-cell office:value-type="float" office:value="19663.638">
            <text:p>19663.638</text:p>
          </table:table-cell>
          <table:table-cell office:value-type="float" office:value="223.638">
            <text:p>223.638</text:p>
          </table:table-cell>
          <table:table-cell office:value-type="float" office:value="2023.633">
            <text:p>2023.633</text:p>
          </table:table-cell>
          <table:table-cell office:value-type="float" office:value="223.633">
            <text:p>223.633</text:p>
          </table:table-cell>
        </table:table-row>
        <table:table-row table:style-name="ro2">
          <table:table-cell table:style-name="ce2" office:value-type="string">
            <text:p>1910-01-25 06:51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04.661">
            <text:p>304.66</text:p>
          </table:table-cell>
          <table:table-cell table:style-name="ce3" office:value-type="float" office:value="124.663">
            <text:p>124.66</text:p>
          </table:table-cell>
          <table:table-cell table:style-name="ce3" office:value-type="float" office:value="65.812">
            <text:p>65.81</text:p>
          </table:table-cell>
          <table:table-cell table:style-name="ce2" office:value-type="string">
            <text:p><text:s/>4 ♒ 39' 38"</text:p>
          </table:table-cell>
          <table:table-cell table:style-name="ce2" office:value-type="string">
            <text:p><text:s/>4 ♌ 39' 46"</text:p>
          </table:table-cell>
          <table:table-cell table:style-name="ce2" office:value-type="string">
            <text:p><text:s/>5 ♊ 48' 44"</text:p>
          </table:table-cell>
          <table:table-cell table:style-name="ce2" office:value-type="float" office:value="-19.108">
            <text:p>-19.108</text:p>
          </table:table-cell>
          <table:table-cell table:style-name="ce2" office:value-type="float" office:value="23.318">
            <text:p>23.318</text:p>
          </table:table-cell>
          <table:table-cell table:style-name="ce2" office:value-type="float" office:value="4.341">
            <text:p>4.341</text:p>
          </table:table-cell>
          <table:table-cell table:style-name="ce2" office:value-type="float" office:value="19564.663">
            <text:p>19564.663</text:p>
          </table:table-cell>
          <table:table-cell table:style-name="ce2" office:value-type="float" office:value="1744.661">
            <text:p>1744.661</text:p>
          </table:table-cell>
          <table:table-cell table:style-name="ce2" office:value-type="float" office:value="65.812">
            <text:p>65.812</text:p>
          </table:table-cell>
          <table:table-cell table:style-name="ce2" office:value-type="float" office:value="18180.002">
            <text:p>18180.002</text:p>
          </table:table-cell>
          <table:table-cell table:style-name="ce2" office:value-type="float" office:value="50.5000055556">
            <text:p>50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office:value-type="float" office:value="19858.851">
            <text:p>19858.851</text:p>
          </table:table-cell>
          <table:table-cell office:value-type="float" office:value="58.851">
            <text:p>58.851</text:p>
          </table:table-cell>
          <table:table-cell office:value-type="float" office:value="2038.849">
            <text:p>2038.849</text:p>
          </table:table-cell>
          <table:table-cell office:value-type="float" office:value="238.849">
            <text:p>238.849</text:p>
          </table:table-cell>
        </table:table-row>
        <table:table-row table:style-name="ro2">
          <table:table-cell table:style-name="ce2" office:value-type="string">
            <text:p>1910-02-09 20:13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20.442">
            <text:p>320.44</text:p>
          </table:table-cell>
          <table:table-cell table:style-name="ce3" office:value-type="float" office:value="320.443">
            <text:p>320.44</text:p>
          </table:table-cell>
          <table:table-cell table:style-name="ce3" office:value-type="float" office:value="64.248">
            <text:p>64.25</text:p>
          </table:table-cell>
          <table:table-cell table:style-name="ce2" office:value-type="string">
            <text:p>20 ♒ 26' 29"</text:p>
          </table:table-cell>
          <table:table-cell table:style-name="ce2" office:value-type="string">
            <text:p>20 ♒ 26' 35"</text:p>
          </table:table-cell>
          <table:table-cell table:style-name="ce2" office:value-type="string">
            <text:p><text:s/>4 ♊ 14' 51"</text:p>
          </table:table-cell>
          <table:table-cell table:style-name="ce2" office:value-type="float" office:value="-14.683">
            <text:p>-14.683</text:p>
          </table:table-cell>
          <table:table-cell table:style-name="ce2" office:value-type="float" office:value="-19.294">
            <text:p>-19.294</text:p>
          </table:table-cell>
          <table:table-cell table:style-name="ce2" office:value-type="float" office:value="-4.87">
            <text:p>-4.87</text:p>
          </table:table-cell>
          <table:table-cell table:style-name="ce2" office:value-type="float" office:value="19760.443">
            <text:p>19760.443</text:p>
          </table:table-cell>
          <table:table-cell table:style-name="ce2" office:value-type="float" office:value="1760.442">
            <text:p>1760.442</text:p>
          </table:table-cell>
          <table:table-cell table:style-name="ce2" office:value-type="float" office:value="64.248">
            <text:p>64.248</text:p>
          </table:table-cell>
          <table:table-cell table:style-name="ce2" office:value-type="float" office:value="18360.001">
            <text:p>18360.001</text:p>
          </table:table-cell>
          <table:table-cell table:style-name="ce2" office:value-type="float" office:value="51.0000027778">
            <text:p>51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20056.195">
            <text:p>20056.195</text:p>
          </table:table-cell>
          <table:table-cell office:value-type="float" office:value="256.195">
            <text:p>256.195</text:p>
          </table:table-cell>
          <table:table-cell office:value-type="float" office:value="2056.194">
            <text:p>2056.194</text:p>
          </table:table-cell>
          <table:table-cell office:value-type="float" office:value="256.194">
            <text:p>256.194</text:p>
          </table:table-cell>
        </table:table-row>
        <table:table-row table:style-name="ro2">
          <table:table-cell table:style-name="ce2" office:value-type="string">
            <text:p>1910-02-23 22:36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34.667">
            <text:p>334.67</text:p>
          </table:table-cell>
          <table:table-cell table:style-name="ce3" office:value-type="float" office:value="154.668">
            <text:p>154.67</text:p>
          </table:table-cell>
          <table:table-cell table:style-name="ce3" office:value-type="float" office:value="62.648">
            <text:p>62.65</text:p>
          </table:table-cell>
          <table:table-cell table:style-name="ce2" office:value-type="string">
            <text:p><text:s/>4 ♓ 40' 01"</text:p>
          </table:table-cell>
          <table:table-cell table:style-name="ce2" office:value-type="string">
            <text:p><text:s/>4 ♍ 40' 04"</text:p>
          </table:table-cell>
          <table:table-cell table:style-name="ce2" office:value-type="string">
            <text:p><text:s/>2 ♊ 38' 54"</text:p>
          </table:table-cell>
          <table:table-cell table:style-name="ce2" office:value-type="float" office:value="-9.805">
            <text:p>-9.805</text:p>
          </table:table-cell>
          <table:table-cell table:style-name="ce2" office:value-type="float" office:value="14.444">
            <text:p>14.444</text:p>
          </table:table-cell>
          <table:table-cell table:style-name="ce2" office:value-type="float" office:value="4.99">
            <text:p>4.99</text:p>
          </table:table-cell>
          <table:table-cell table:style-name="ce2" office:value-type="float" office:value="19954.668">
            <text:p>19954.668</text:p>
          </table:table-cell>
          <table:table-cell table:style-name="ce2" office:value-type="float" office:value="1774.667">
            <text:p>1774.667</text:p>
          </table:table-cell>
          <table:table-cell table:style-name="ce2" office:value-type="float" office:value="62.648">
            <text:p>62.648</text:p>
          </table:table-cell>
          <table:table-cell table:style-name="ce2" office:value-type="float" office:value="18540.001">
            <text:p>18540.001</text:p>
          </table:table-cell>
          <table:table-cell table:style-name="ce2" office:value-type="float" office:value="51.5000027778">
            <text:p>51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20252.02">
            <text:p>20252.02</text:p>
          </table:table-cell>
          <table:table-cell office:value-type="float" office:value="92.02">
            <text:p>92.02</text:p>
          </table:table-cell>
          <table:table-cell office:value-type="float" office:value="2072.019">
            <text:p>2072.019</text:p>
          </table:table-cell>
          <table:table-cell office:value-type="float" office:value="272.019">
            <text:p>272.019</text:p>
          </table:table-cell>
        </table:table-row>
        <table:table-row table:style-name="ro2">
          <table:table-cell table:style-name="ce2" office:value-type="string">
            <text:p>1910-03-11 07:13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50.058">
            <text:p>350.06</text:p>
          </table:table-cell>
          <table:table-cell table:style-name="ce3" office:value-type="float" office:value="350.062">
            <text:p>350.06</text:p>
          </table:table-cell>
          <table:table-cell table:style-name="ce3" office:value-type="float" office:value="60.95">
            <text:p>60.95</text:p>
          </table:table-cell>
          <table:table-cell table:style-name="ce2" office:value-type="string">
            <text:p>20 ♓ 03' 27"</text:p>
          </table:table-cell>
          <table:table-cell table:style-name="ce2" office:value-type="string">
            <text:p>20 ♓ 03' 42"</text:p>
          </table:table-cell>
          <table:table-cell table:style-name="ce2" office:value-type="string">
            <text:p><text:s/>0 ♊ 56' 58"</text:p>
          </table:table-cell>
          <table:table-cell table:style-name="ce2" office:value-type="float" office:value="-3.94">
            <text:p>-3.94</text:p>
          </table:table-cell>
          <table:table-cell table:style-name="ce2" office:value-type="float" office:value="-8.31">
            <text:p>-8.31</text:p>
          </table:table-cell>
          <table:table-cell table:style-name="ce2" office:value-type="float" office:value="-4.757">
            <text:p>-4.757</text:p>
          </table:table-cell>
          <table:table-cell table:style-name="ce2" office:value-type="float" office:value="20150.062">
            <text:p>20150.062</text:p>
          </table:table-cell>
          <table:table-cell table:style-name="ce2" office:value-type="float" office:value="1790.058">
            <text:p>1790.058</text:p>
          </table:table-cell>
          <table:table-cell table:style-name="ce2" office:value-type="float" office:value="60.95">
            <text:p>60.95</text:p>
          </table:table-cell>
          <table:table-cell table:style-name="ce2" office:value-type="float" office:value="18720.004">
            <text:p>18720.004</text:p>
          </table:table-cell>
          <table:table-cell table:style-name="ce2" office:value-type="float" office:value="52.0000111111">
            <text:p>52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20449.112">
            <text:p>20449.112</text:p>
          </table:table-cell>
          <table:table-cell office:value-type="float" office:value="289.112">
            <text:p>289.112</text:p>
          </table:table-cell>
          <table:table-cell office:value-type="float" office:value="2089.108">
            <text:p>2089.108</text:p>
          </table:table-cell>
          <table:table-cell office:value-type="float" office:value="289.108">
            <text:p>289.108</text:p>
          </table:table-cell>
        </table:table-row>
        <table:table-row table:style-name="ro2">
          <table:table-cell table:style-name="ce2" office:value-type="string">
            <text:p>1910-03-25 15:21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4.313">
            <text:p>4.31</text:p>
          </table:table-cell>
          <table:table-cell table:style-name="ce3" office:value-type="float" office:value="184.317">
            <text:p>184.32</text:p>
          </table:table-cell>
          <table:table-cell table:style-name="ce3" office:value-type="float" office:value="59.618">
            <text:p>59.62</text:p>
          </table:table-cell>
          <table:table-cell table:style-name="ce2" office:value-type="string">
            <text:p><text:s/>4 ♈ 18' 47"</text:p>
          </table:table-cell>
          <table:table-cell table:style-name="ce2" office:value-type="string">
            <text:p><text:s/>4 ♎ 19' 02"</text:p>
          </table:table-cell>
          <table:table-cell table:style-name="ce2" office:value-type="string">
            <text:p>29 ♉ 37' 05"</text:p>
          </table:table-cell>
          <table:table-cell table:style-name="ce2" office:value-type="float" office:value="1.715">
            <text:p>1.715</text:p>
          </table:table-cell>
          <table:table-cell table:style-name="ce2" office:value-type="float" office:value="2.123">
            <text:p>2.123</text:p>
          </table:table-cell>
          <table:table-cell table:style-name="ce2" office:value-type="float" office:value="4.183">
            <text:p>4.183</text:p>
          </table:table-cell>
          <table:table-cell table:style-name="ce2" office:value-type="float" office:value="20344.317">
            <text:p>20344.317</text:p>
          </table:table-cell>
          <table:table-cell table:style-name="ce2" office:value-type="float" office:value="1804.313">
            <text:p>1804.313</text:p>
          </table:table-cell>
          <table:table-cell table:style-name="ce2" office:value-type="float" office:value="59.618">
            <text:p>59.618</text:p>
          </table:table-cell>
          <table:table-cell table:style-name="ce2" office:value-type="float" office:value="18900.004">
            <text:p>18900.004</text:p>
          </table:table-cell>
          <table:table-cell table:style-name="ce2" office:value-type="float" office:value="52.5000111111">
            <text:p>52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office:value-type="float" office:value="20644.699">
            <text:p>20644.699</text:p>
          </table:table-cell>
          <table:table-cell office:value-type="float" office:value="124.699">
            <text:p>124.699</text:p>
          </table:table-cell>
          <table:table-cell office:value-type="float" office:value="2104.695">
            <text:p>2104.695</text:p>
          </table:table-cell>
          <table:table-cell office:value-type="float" office:value="304.695">
            <text:p>304.695</text:p>
          </table:table-cell>
        </table:table-row>
        <table:table-row table:style-name="ro2">
          <table:table-cell table:style-name="ce2" office:value-type="string">
            <text:p>1910-04-09 16:25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9.145">
            <text:p>19.15</text:p>
          </table:table-cell>
          <table:table-cell table:style-name="ce3" office:value-type="float" office:value="19.149">
            <text:p>19.15</text:p>
          </table:table-cell>
          <table:table-cell table:style-name="ce3" office:value-type="float" office:value="58.78">
            <text:p>58.78</text:p>
          </table:table-cell>
          <table:table-cell table:style-name="ce2" office:value-type="string">
            <text:p>19 ♈ 08' 41"</text:p>
          </table:table-cell>
          <table:table-cell table:style-name="ce2" office:value-type="string">
            <text:p>19 ♈ 08' 57"</text:p>
          </table:table-cell>
          <table:table-cell table:style-name="ce2" office:value-type="string">
            <text:p>28 ♉ 46' 49"</text:p>
          </table:table-cell>
          <table:table-cell table:style-name="ce2" office:value-type="float" office:value="7.5">
            <text:p>7.5</text:p>
          </table:table-cell>
          <table:table-cell table:style-name="ce2" office:value-type="float" office:value="4.443">
            <text:p>4.443</text:p>
          </table:table-cell>
          <table:table-cell table:style-name="ce2" office:value-type="float" office:value="-3.304">
            <text:p>-3.304</text:p>
          </table:table-cell>
          <table:table-cell table:style-name="ce2" office:value-type="float" office:value="20539.149">
            <text:p>20539.149</text:p>
          </table:table-cell>
          <table:table-cell table:style-name="ce2" office:value-type="float" office:value="1819.145">
            <text:p>1819.145</text:p>
          </table:table-cell>
          <table:table-cell table:style-name="ce2" office:value-type="float" office:value="58.78">
            <text:p>58.78</text:p>
          </table:table-cell>
          <table:table-cell table:style-name="ce2" office:value-type="float" office:value="19080.004">
            <text:p>19080.004</text:p>
          </table:table-cell>
          <table:table-cell table:style-name="ce2" office:value-type="float" office:value="53.0000111111">
            <text:p>53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20840.369">
            <text:p>20840.369</text:p>
          </table:table-cell>
          <table:table-cell office:value-type="float" office:value="320.369">
            <text:p>320.369</text:p>
          </table:table-cell>
          <table:table-cell office:value-type="float" office:value="2120.365">
            <text:p>2120.365</text:p>
          </table:table-cell>
          <table:table-cell office:value-type="float" office:value="320.365">
            <text:p>320.365</text:p>
          </table:table-cell>
        </table:table-row>
        <table:table-row table:style-name="ro2">
          <table:table-cell table:style-name="ce2" office:value-type="string">
            <text:p>1910-04-24 08:23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3.482">
            <text:p>33.48</text:p>
          </table:table-cell>
          <table:table-cell table:style-name="ce3" office:value-type="float" office:value="213.484">
            <text:p>213.48</text:p>
          </table:table-cell>
          <table:table-cell table:style-name="ce3" office:value-type="float" office:value="58.29">
            <text:p>58.29</text:p>
          </table:table-cell>
          <table:table-cell table:style-name="ce2" office:value-type="string">
            <text:p><text:s/>3 ♉ 28' 54"</text:p>
          </table:table-cell>
          <table:table-cell table:style-name="ce2" office:value-type="string">
            <text:p><text:s/>3 ♏ 29' 03"</text:p>
          </table:table-cell>
          <table:table-cell table:style-name="ce2" office:value-type="string">
            <text:p>28 ♉ 17' 23"</text:p>
          </table:table-cell>
          <table:table-cell table:style-name="ce2" office:value-type="float" office:value="12.683">
            <text:p>12.683</text:p>
          </table:table-cell>
          <table:table-cell table:style-name="ce2" office:value-type="float" office:value="-10.613">
            <text:p>-10.613</text:p>
          </table:table-cell>
          <table:table-cell table:style-name="ce2" office:value-type="float" office:value="2.202">
            <text:p>2.202</text:p>
          </table:table-cell>
          <table:table-cell table:style-name="ce2" office:value-type="float" office:value="20733.484">
            <text:p>20733.484</text:p>
          </table:table-cell>
          <table:table-cell table:style-name="ce2" office:value-type="float" office:value="1833.482">
            <text:p>1833.482</text:p>
          </table:table-cell>
          <table:table-cell table:style-name="ce2" office:value-type="float" office:value="58.29">
            <text:p>58.29</text:p>
          </table:table-cell>
          <table:table-cell table:style-name="ce2" office:value-type="float" office:value="19260.002">
            <text:p>19260.002</text:p>
          </table:table-cell>
          <table:table-cell table:style-name="ce2" office:value-type="float" office:value="53.5000055556">
            <text:p>53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office:value-type="float" office:value="21035.194">
            <text:p>21035.194</text:p>
          </table:table-cell>
          <table:table-cell office:value-type="float" office:value="155.194">
            <text:p>155.194</text:p>
          </table:table-cell>
          <table:table-cell office:value-type="float" office:value="2135.192">
            <text:p>2135.192</text:p>
          </table:table-cell>
          <table:table-cell office:value-type="float" office:value="335.192">
            <text:p>335.192</text:p>
          </table:table-cell>
        </table:table-row>
        <table:table-row table:style-name="ro2">
          <table:table-cell table:style-name="ce2" office:value-type="string">
            <text:p>1910-05-09 00:33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47.717">
            <text:p>47.72</text:p>
          </table:table-cell>
          <table:table-cell table:style-name="ce3" office:value-type="float" office:value="47.722">
            <text:p>47.72</text:p>
          </table:table-cell>
          <table:table-cell table:style-name="ce3" office:value-type="float" office:value="58.222">
            <text:p>58.22</text:p>
          </table:table-cell>
          <table:table-cell table:style-name="ce2" office:value-type="string">
            <text:p>17 ♉ 42' 59"</text:p>
          </table:table-cell>
          <table:table-cell table:style-name="ce2" office:value-type="string">
            <text:p>17 ♉ 43' 20"</text:p>
          </table:table-cell>
          <table:table-cell table:style-name="ce2" office:value-type="string">
            <text:p>28 ♉ 13' 20"</text:p>
          </table:table-cell>
          <table:table-cell table:style-name="ce2" office:value-type="float" office:value="17.124">
            <text:p>17.124</text:p>
          </table:table-cell>
          <table:table-cell table:style-name="ce2" office:value-type="float" office:value="16.199">
            <text:p>16.199</text:p>
          </table:table-cell>
          <table:table-cell table:style-name="ce2" office:value-type="float" office:value="-0.965">
            <text:p>-0.965</text:p>
          </table:table-cell>
          <table:table-cell table:style-name="ce2" office:value-type="float" office:value="20927.722">
            <text:p>20927.722</text:p>
          </table:table-cell>
          <table:table-cell table:style-name="ce2" office:value-type="float" office:value="1847.717">
            <text:p>1847.717</text:p>
          </table:table-cell>
          <table:table-cell table:style-name="ce2" office:value-type="float" office:value="58.222">
            <text:p>58.222</text:p>
          </table:table-cell>
          <table:table-cell table:style-name="ce2" office:value-type="float" office:value="19440.005">
            <text:p>19440.005</text:p>
          </table:table-cell>
          <table:table-cell table:style-name="ce2" office:value-type="float" office:value="54.0000138889">
            <text:p>54.0000138889</text:p>
          </table:table-cell>
          <table:table-cell table:style-name="ce2" office:value-type="float" office:value="0.005">
            <text:p>0.005</text:p>
          </table:table-cell>
          <table:table-cell table:style-name="ce2" office:value-type="float" office:value="30">
            <text:p>30</text:p>
          </table:table-cell>
          <table:table-cell office:value-type="float" office:value="21229.5">
            <text:p>21229.5</text:p>
          </table:table-cell>
          <table:table-cell office:value-type="float" office:value="349.5">
            <text:p>349.5</text:p>
          </table:table-cell>
          <table:table-cell office:value-type="float" office:value="2149.495">
            <text:p>2149.495</text:p>
          </table:table-cell>
          <table:table-cell office:value-type="float" office:value="349.495">
            <text:p>349.495</text:p>
          </table:table-cell>
        </table:table-row>
        <table:table-row table:style-name="ro2">
          <table:table-cell table:style-name="ce2" office:value-type="string">
            <text:p>1910-05-24 00:40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62.174">
            <text:p>62.17</text:p>
          </table:table-cell>
          <table:table-cell table:style-name="ce3" office:value-type="float" office:value="242.178">
            <text:p>242.18</text:p>
          </table:table-cell>
          <table:table-cell table:style-name="ce3" office:value-type="float" office:value="58.261">
            <text:p>58.26</text:p>
          </table:table-cell>
          <table:table-cell table:style-name="ce2" office:value-type="string">
            <text:p><text:s/>2 ♊ 10' 26"</text:p>
          </table:table-cell>
          <table:table-cell table:style-name="ce2" office:value-type="string">
            <text:p><text:s/>2 ♐ 10' 41"</text:p>
          </table:table-cell>
          <table:table-cell table:style-name="ce2" office:value-type="string">
            <text:p>28 ♉ 15' 39"</text:p>
          </table:table-cell>
          <table:table-cell table:style-name="ce2" office:value-type="float" office:value="20.607">
            <text:p>20.607</text:p>
          </table:table-cell>
          <table:table-cell table:style-name="ce2" office:value-type="float" office:value="-20.964">
            <text:p>-20.964</text:p>
          </table:table-cell>
          <table:table-cell table:style-name="ce2" office:value-type="float" office:value="-0.362">
            <text:p>-0.362</text:p>
          </table:table-cell>
          <table:table-cell table:style-name="ce2" office:value-type="float" office:value="21122.178">
            <text:p>21122.178</text:p>
          </table:table-cell>
          <table:table-cell table:style-name="ce2" office:value-type="float" office:value="1862.174">
            <text:p>1862.174</text:p>
          </table:table-cell>
          <table:table-cell table:style-name="ce2" office:value-type="float" office:value="58.261">
            <text:p>58.261</text:p>
          </table:table-cell>
          <table:table-cell table:style-name="ce2" office:value-type="float" office:value="19620.004">
            <text:p>19620.004</text:p>
          </table:table-cell>
          <table:table-cell table:style-name="ce2" office:value-type="float" office:value="54.5000111111">
            <text:p>54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office:value-type="float" office:value="21423.917">
            <text:p>21423.917</text:p>
          </table:table-cell>
          <table:table-cell office:value-type="float" office:value="183.917">
            <text:p>183.917</text:p>
          </table:table-cell>
          <table:table-cell office:value-type="float" office:value="2163.913">
            <text:p>2163.913</text:p>
          </table:table-cell>
          <table:table-cell office:value-type="float" office:value="3.913">
            <text:p>3.913</text:p>
          </table:table-cell>
        </table:table-row>
        <table:table-row table:style-name="ro2">
          <table:table-cell table:style-name="ce2" office:value-type="string">
            <text:p>1910-06-07 08:17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75.897">
            <text:p>75.90</text:p>
          </table:table-cell>
          <table:table-cell table:style-name="ce3" office:value-type="float" office:value="75.899">
            <text:p>75.90</text:p>
          </table:table-cell>
          <table:table-cell table:style-name="ce3" office:value-type="float" office:value="58.23">
            <text:p>58.23</text:p>
          </table:table-cell>
          <table:table-cell table:style-name="ce2" office:value-type="string">
            <text:p>15 ♊ 53' 48"</text:p>
          </table:table-cell>
          <table:table-cell table:style-name="ce2" office:value-type="string">
            <text:p>15 ♊ 53' 56"</text:p>
          </table:table-cell>
          <table:table-cell table:style-name="ce2" office:value-type="string">
            <text:p>28 ♉ 13' 48"</text:p>
          </table:table-cell>
          <table:table-cell table:style-name="ce2" office:value-type="float" office:value="22.705">
            <text:p>22.705</text:p>
          </table:table-cell>
          <table:table-cell table:style-name="ce2" office:value-type="float" office:value="24.299">
            <text:p>24.299</text:p>
          </table:table-cell>
          <table:table-cell table:style-name="ce2" office:value-type="float" office:value="1.602">
            <text:p>1.602</text:p>
          </table:table-cell>
          <table:table-cell table:style-name="ce2" office:value-type="float" office:value="21315.899">
            <text:p>21315.899</text:p>
          </table:table-cell>
          <table:table-cell table:style-name="ce2" office:value-type="float" office:value="1875.897">
            <text:p>1875.897</text:p>
          </table:table-cell>
          <table:table-cell table:style-name="ce2" office:value-type="float" office:value="58.23">
            <text:p>58.23</text:p>
          </table:table-cell>
          <table:table-cell table:style-name="ce2" office:value-type="float" office:value="19800.002">
            <text:p>19800.002</text:p>
          </table:table-cell>
          <table:table-cell table:style-name="ce2" office:value-type="float" office:value="55.0000055556">
            <text:p>55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21617.669">
            <text:p>21617.669</text:p>
          </table:table-cell>
          <table:table-cell office:value-type="float" office:value="17.669">
            <text:p>17.669</text:p>
          </table:table-cell>
          <table:table-cell office:value-type="float" office:value="2177.667">
            <text:p>2177.667</text:p>
          </table:table-cell>
          <table:table-cell office:value-type="float" office:value="17.667">
            <text:p>17.667</text:p>
          </table:table-cell>
        </table:table-row>
        <table:table-row table:style-name="ro2">
          <table:table-cell table:style-name="ce2" office:value-type="string">
            <text:p>1910-06-22 15:12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90.498">
            <text:p>90.50</text:p>
          </table:table-cell>
          <table:table-cell table:style-name="ce3" office:value-type="float" office:value="270.501">
            <text:p>270.50</text:p>
          </table:table-cell>
          <table:table-cell table:style-name="ce3" office:value-type="float" office:value="58.017">
            <text:p>58.02</text:p>
          </table:table-cell>
          <table:table-cell table:style-name="ce2" office:value-type="string">
            <text:p><text:s/>0 ♋ 29' 53"</text:p>
          </table:table-cell>
          <table:table-cell table:style-name="ce2" office:value-type="string">
            <text:p><text:s/>0 ♑ 30' 04"</text:p>
          </table:table-cell>
          <table:table-cell table:style-name="ce2" office:value-type="string">
            <text:p>28 ♉ 01' 02"</text:p>
          </table:table-cell>
          <table:table-cell table:style-name="ce2" office:value-type="float" office:value="23.451">
            <text:p>23.451</text:p>
          </table:table-cell>
          <table:table-cell table:style-name="ce2" office:value-type="float" office:value="-26.25">
            <text:p>-26.25</text:p>
          </table:table-cell>
          <table:table-cell table:style-name="ce2" office:value-type="float" office:value="-2.799">
            <text:p>-2.799</text:p>
          </table:table-cell>
          <table:table-cell table:style-name="ce2" office:value-type="float" office:value="21510.501">
            <text:p>21510.501</text:p>
          </table:table-cell>
          <table:table-cell table:style-name="ce2" office:value-type="float" office:value="1890.498">
            <text:p>1890.498</text:p>
          </table:table-cell>
          <table:table-cell table:style-name="ce2" office:value-type="float" office:value="58.017">
            <text:p>58.017</text:p>
          </table:table-cell>
          <table:table-cell table:style-name="ce2" office:value-type="float" office:value="19980.003">
            <text:p>19980.003</text:p>
          </table:table-cell>
          <table:table-cell table:style-name="ce2" office:value-type="float" office:value="55.5000083333">
            <text:p>55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21812.484">
            <text:p>21812.484</text:p>
          </table:table-cell>
          <table:table-cell office:value-type="float" office:value="212.484">
            <text:p>212.484</text:p>
          </table:table-cell>
          <table:table-cell office:value-type="float" office:value="2192.481">
            <text:p>2192.481</text:p>
          </table:table-cell>
          <table:table-cell office:value-type="float" office:value="32.481">
            <text:p>32.481</text:p>
          </table:table-cell>
        </table:table-row>
        <table:table-row table:style-name="ro2">
          <table:table-cell table:style-name="ce2" office:value-type="string">
            <text:p>1910-07-06 16:20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03.893">
            <text:p>103.89</text:p>
          </table:table-cell>
          <table:table-cell table:style-name="ce3" office:value-type="float" office:value="103.896">
            <text:p>103.90</text:p>
          </table:table-cell>
          <table:table-cell table:style-name="ce3" office:value-type="float" office:value="57.409">
            <text:p>57.41</text:p>
          </table:table-cell>
          <table:table-cell table:style-name="ce2" office:value-type="string">
            <text:p>13 ♋ 53' 33"</text:p>
          </table:table-cell>
          <table:table-cell table:style-name="ce2" office:value-type="string">
            <text:p>13 ♋ 53' 45"</text:p>
          </table:table-cell>
          <table:table-cell table:style-name="ce2" office:value-type="string">
            <text:p>27 ♉ 24' 33"</text:p>
          </table:table-cell>
          <table:table-cell table:style-name="ce2" office:value-type="float" office:value="22.727">
            <text:p>22.727</text:p>
          </table:table-cell>
          <table:table-cell table:style-name="ce2" office:value-type="float" office:value="26.437">
            <text:p>26.437</text:p>
          </table:table-cell>
          <table:table-cell table:style-name="ce2" office:value-type="float" office:value="3.731">
            <text:p>3.731</text:p>
          </table:table-cell>
          <table:table-cell table:style-name="ce2" office:value-type="float" office:value="21703.896">
            <text:p>21703.896</text:p>
          </table:table-cell>
          <table:table-cell table:style-name="ce2" office:value-type="float" office:value="1903.893">
            <text:p>1903.893</text:p>
          </table:table-cell>
          <table:table-cell table:style-name="ce2" office:value-type="float" office:value="57.409">
            <text:p>57.409</text:p>
          </table:table-cell>
          <table:table-cell table:style-name="ce2" office:value-type="float" office:value="20160.003">
            <text:p>20160.003</text:p>
          </table:table-cell>
          <table:table-cell table:style-name="ce2" office:value-type="float" office:value="56.0000083333">
            <text:p>56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22006.487">
            <text:p>22006.487</text:p>
          </table:table-cell>
          <table:table-cell office:value-type="float" office:value="46.487">
            <text:p>46.487</text:p>
          </table:table-cell>
          <table:table-cell office:value-type="float" office:value="2206.484">
            <text:p>2206.484</text:p>
          </table:table-cell>
          <table:table-cell office:value-type="float" office:value="46.484">
            <text:p>46.484</text:p>
          </table:table-cell>
        </table:table-row>
        <table:table-row table:style-name="ro2">
          <table:table-cell table:style-name="ce2" office:value-type="string">
            <text:p>1910-07-22 03:37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18.65">
            <text:p>118.65</text:p>
          </table:table-cell>
          <table:table-cell table:style-name="ce3" office:value-type="float" office:value="298.656">
            <text:p>298.66</text:p>
          </table:table-cell>
          <table:table-cell table:style-name="ce3" office:value-type="float" office:value="56.359">
            <text:p>56.36</text:p>
          </table:table-cell>
          <table:table-cell table:style-name="ce2" office:value-type="string">
            <text:p>28 ♋ 39' 00"</text:p>
          </table:table-cell>
          <table:table-cell table:style-name="ce2" office:value-type="string">
            <text:p>28 ♑ 39' 20"</text:p>
          </table:table-cell>
          <table:table-cell table:style-name="ce2" office:value-type="string">
            <text:p>26 ♉ 21' 31"</text:p>
          </table:table-cell>
          <table:table-cell table:style-name="ce2" office:value-type="float" office:value="20.442">
            <text:p>20.442</text:p>
          </table:table-cell>
          <table:table-cell table:style-name="ce2" office:value-type="float" office:value="-24.827">
            <text:p>-24.827</text:p>
          </table:table-cell>
          <table:table-cell table:style-name="ce2" office:value-type="float" office:value="-4.484">
            <text:p>-4.484</text:p>
          </table:table-cell>
          <table:table-cell table:style-name="ce2" office:value-type="float" office:value="21898.656">
            <text:p>21898.656</text:p>
          </table:table-cell>
          <table:table-cell table:style-name="ce2" office:value-type="float" office:value="1918.65">
            <text:p>1918.65</text:p>
          </table:table-cell>
          <table:table-cell table:style-name="ce2" office:value-type="float" office:value="56.359">
            <text:p>56.359</text:p>
          </table:table-cell>
          <table:table-cell table:style-name="ce2" office:value-type="float" office:value="20340.006">
            <text:p>20340.006</text:p>
          </table:table-cell>
          <table:table-cell table:style-name="ce2" office:value-type="float" office:value="56.5000166667">
            <text:p>56.5000166667</text:p>
          </table:table-cell>
          <table:table-cell table:style-name="ce2" office:value-type="float" office:value="180.006">
            <text:p>180.006</text:p>
          </table:table-cell>
          <table:table-cell table:style-name="ce2" office:value-type="float" office:value="15">
            <text:p>15</text:p>
          </table:table-cell>
          <table:table-cell office:value-type="float" office:value="22202.297">
            <text:p>22202.297</text:p>
          </table:table-cell>
          <table:table-cell office:value-type="float" office:value="242.297">
            <text:p>242.297</text:p>
          </table:table-cell>
          <table:table-cell office:value-type="float" office:value="2222.291">
            <text:p>2222.291</text:p>
          </table:table-cell>
          <table:table-cell office:value-type="float" office:value="62.291">
            <text:p>62.291</text:p>
          </table:table-cell>
        </table:table-row>
        <table:table-row table:style-name="ro2">
          <table:table-cell table:style-name="ce2" office:value-type="string">
            <text:p>1910-08-05 01:37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31.957">
            <text:p>131.96</text:p>
          </table:table-cell>
          <table:table-cell table:style-name="ce3" office:value-type="float" office:value="131.96">
            <text:p>131.96</text:p>
          </table:table-cell>
          <table:table-cell table:style-name="ce3" office:value-type="float" office:value="55.069">
            <text:p>55.07</text:p>
          </table:table-cell>
          <table:table-cell table:style-name="ce2" office:value-type="string">
            <text:p>11 ♌ 57' 25"</text:p>
          </table:table-cell>
          <table:table-cell table:style-name="ce2" office:value-type="string">
            <text:p>11 ♌ 57' 36"</text:p>
          </table:table-cell>
          <table:table-cell table:style-name="ce2" office:value-type="string">
            <text:p>25 ♉ 04' 07"</text:p>
          </table:table-cell>
          <table:table-cell table:style-name="ce2" office:value-type="float" office:value="17.215">
            <text:p>17.215</text:p>
          </table:table-cell>
          <table:table-cell table:style-name="ce2" office:value-type="float" office:value="21.904">
            <text:p>21.904</text:p>
          </table:table-cell>
          <table:table-cell table:style-name="ce2" office:value-type="float" office:value="4.889">
            <text:p>4.889</text:p>
          </table:table-cell>
          <table:table-cell table:style-name="ce2" office:value-type="float" office:value="22091.96">
            <text:p>22091.96</text:p>
          </table:table-cell>
          <table:table-cell table:style-name="ce2" office:value-type="float" office:value="1931.957">
            <text:p>1931.957</text:p>
          </table:table-cell>
          <table:table-cell table:style-name="ce2" office:value-type="float" office:value="55.069">
            <text:p>55.069</text:p>
          </table:table-cell>
          <table:table-cell table:style-name="ce2" office:value-type="float" office:value="20520.003">
            <text:p>20520.003</text:p>
          </table:table-cell>
          <table:table-cell table:style-name="ce2" office:value-type="float" office:value="57.0000083333">
            <text:p>57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22396.891">
            <text:p>22396.891</text:p>
          </table:table-cell>
          <table:table-cell office:value-type="float" office:value="76.891">
            <text:p>76.891</text:p>
          </table:table-cell>
          <table:table-cell office:value-type="float" office:value="2236.888">
            <text:p>2236.888</text:p>
          </table:table-cell>
          <table:table-cell office:value-type="float" office:value="76.888">
            <text:p>76.888</text:p>
          </table:table-cell>
        </table:table-row>
        <table:table-row table:style-name="ro2">
          <table:table-cell table:style-name="ce2" office:value-type="string">
            <text:p>1910-08-20 14:15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46.867">
            <text:p>146.87</text:p>
          </table:table-cell>
          <table:table-cell table:style-name="ce3" office:value-type="float" office:value="326.872">
            <text:p>326.87</text:p>
          </table:table-cell>
          <table:table-cell table:style-name="ce3" office:value-type="float" office:value="53.405">
            <text:p>53.41</text:p>
          </table:table-cell>
          <table:table-cell table:style-name="ce2" office:value-type="string">
            <text:p>26 ♌ 51' 59"</text:p>
          </table:table-cell>
          <table:table-cell table:style-name="ce2" office:value-type="string">
            <text:p>26 ♒ 52' 18"</text:p>
          </table:table-cell>
          <table:table-cell table:style-name="ce2" office:value-type="string">
            <text:p>23 ♉ 24' 19"</text:p>
          </table:table-cell>
          <table:table-cell table:style-name="ce2" office:value-type="float" office:value="12.564">
            <text:p>12.564</text:p>
          </table:table-cell>
          <table:table-cell table:style-name="ce2" office:value-type="float" office:value="-17.254">
            <text:p>-17.254</text:p>
          </table:table-cell>
          <table:table-cell table:style-name="ce2" office:value-type="float" office:value="-4.998">
            <text:p>-4.998</text:p>
          </table:table-cell>
          <table:table-cell table:style-name="ce2" office:value-type="float" office:value="22286.872">
            <text:p>22286.872</text:p>
          </table:table-cell>
          <table:table-cell table:style-name="ce2" office:value-type="float" office:value="1946.867">
            <text:p>1946.867</text:p>
          </table:table-cell>
          <table:table-cell table:style-name="ce2" office:value-type="float" office:value="53.405">
            <text:p>53.405</text:p>
          </table:table-cell>
          <table:table-cell table:style-name="ce2" office:value-type="float" office:value="20700.005">
            <text:p>20700.005</text:p>
          </table:table-cell>
          <table:table-cell table:style-name="ce2" office:value-type="float" office:value="57.5000138889">
            <text:p>57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22593.467">
            <text:p>22593.467</text:p>
          </table:table-cell>
          <table:table-cell office:value-type="float" office:value="273.467">
            <text:p>273.467</text:p>
          </table:table-cell>
          <table:table-cell office:value-type="float" office:value="2253.462">
            <text:p>2253.462</text:p>
          </table:table-cell>
          <table:table-cell office:value-type="float" office:value="93.462">
            <text:p>93.462</text:p>
          </table:table-cell>
        </table:table-row>
        <table:table-row table:style-name="ro2">
          <table:table-cell table:style-name="ce2" office:value-type="string">
            <text:p>1910-09-03 13:06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60.345">
            <text:p>160.35</text:p>
          </table:table-cell>
          <table:table-cell table:style-name="ce3" office:value-type="float" office:value="160.349">
            <text:p>160.35</text:p>
          </table:table-cell>
          <table:table-cell table:style-name="ce3" office:value-type="float" office:value="51.956">
            <text:p>51.96</text:p>
          </table:table-cell>
          <table:table-cell table:style-name="ce2" office:value-type="string">
            <text:p>10 ♍ 20' 40"</text:p>
          </table:table-cell>
          <table:table-cell table:style-name="ce2" office:value-type="string">
            <text:p>10 ♍ 20' 57"</text:p>
          </table:table-cell>
          <table:table-cell table:style-name="ce2" office:value-type="string">
            <text:p>21 ♉ 57' 20"</text:p>
          </table:table-cell>
          <table:table-cell table:style-name="ce2" office:value-type="float" office:value="7.693">
            <text:p>7.693</text:p>
          </table:table-cell>
          <table:table-cell table:style-name="ce2" office:value-type="float" office:value="12.106">
            <text:p>12.106</text:p>
          </table:table-cell>
          <table:table-cell table:style-name="ce2" office:value-type="float" office:value="4.773">
            <text:p>4.773</text:p>
          </table:table-cell>
          <table:table-cell table:style-name="ce2" office:value-type="float" office:value="22480.349">
            <text:p>22480.349</text:p>
          </table:table-cell>
          <table:table-cell table:style-name="ce2" office:value-type="float" office:value="1960.345">
            <text:p>1960.345</text:p>
          </table:table-cell>
          <table:table-cell table:style-name="ce2" office:value-type="float" office:value="51.956">
            <text:p>51.956</text:p>
          </table:table-cell>
          <table:table-cell table:style-name="ce2" office:value-type="float" office:value="20880.004">
            <text:p>20880.004</text:p>
          </table:table-cell>
          <table:table-cell table:style-name="ce2" office:value-type="float" office:value="58.0000111111">
            <text:p>58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22788.393">
            <text:p>22788.393</text:p>
          </table:table-cell>
          <table:table-cell office:value-type="float" office:value="108.393">
            <text:p>108.393</text:p>
          </table:table-cell>
          <table:table-cell office:value-type="float" office:value="2268.389">
            <text:p>2268.389</text:p>
          </table:table-cell>
          <table:table-cell office:value-type="float" office:value="108.389">
            <text:p>108.389</text:p>
          </table:table-cell>
        </table:table-row>
        <table:table-row table:style-name="ro2">
          <table:table-cell table:style-name="ce2" office:value-type="string">
            <text:p>1910-09-18 23:52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75.376">
            <text:p>175.38</text:p>
          </table:table-cell>
          <table:table-cell table:style-name="ce3" office:value-type="float" office:value="355.378">
            <text:p>355.38</text:p>
          </table:table-cell>
          <table:table-cell table:style-name="ce3" office:value-type="float" office:value="50.63">
            <text:p>50.63</text:p>
          </table:table-cell>
          <table:table-cell table:style-name="ce2" office:value-type="string">
            <text:p>25 ♍ 22' 32"</text:p>
          </table:table-cell>
          <table:table-cell table:style-name="ce2" office:value-type="string">
            <text:p>25 ♓ 22' 39"</text:p>
          </table:table-cell>
          <table:table-cell table:style-name="ce2" office:value-type="string">
            <text:p>20 ♉ 37' 48"</text:p>
          </table:table-cell>
          <table:table-cell table:style-name="ce2" office:value-type="float" office:value="1.839">
            <text:p>1.839</text:p>
          </table:table-cell>
          <table:table-cell table:style-name="ce2" office:value-type="float" office:value="-5.685">
            <text:p>-5.685</text:p>
          </table:table-cell>
          <table:table-cell table:style-name="ce2" office:value-type="float" office:value="-4.192">
            <text:p>-4.192</text:p>
          </table:table-cell>
          <table:table-cell table:style-name="ce2" office:value-type="float" office:value="22675.378">
            <text:p>22675.378</text:p>
          </table:table-cell>
          <table:table-cell table:style-name="ce2" office:value-type="float" office:value="1975.376">
            <text:p>1975.376</text:p>
          </table:table-cell>
          <table:table-cell table:style-name="ce2" office:value-type="float" office:value="50.63">
            <text:p>50.63</text:p>
          </table:table-cell>
          <table:table-cell table:style-name="ce2" office:value-type="float" office:value="21060.002">
            <text:p>21060.002</text:p>
          </table:table-cell>
          <table:table-cell table:style-name="ce2" office:value-type="float" office:value="58.5000055556">
            <text:p>58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office:value-type="float" office:value="22984.748">
            <text:p>22984.748</text:p>
          </table:table-cell>
          <table:table-cell office:value-type="float" office:value="304.748">
            <text:p>304.748</text:p>
          </table:table-cell>
          <table:table-cell office:value-type="float" office:value="2284.746">
            <text:p>2284.746</text:p>
          </table:table-cell>
          <table:table-cell office:value-type="float" office:value="124.746">
            <text:p>124.746</text:p>
          </table:table-cell>
        </table:table-row>
        <table:table-row table:style-name="ro2">
          <table:table-cell table:style-name="ce2" office:value-type="string">
            <text:p>1910-10-03 03:33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89.258">
            <text:p>189.26</text:p>
          </table:table-cell>
          <table:table-cell table:style-name="ce3" office:value-type="float" office:value="189.262">
            <text:p>189.26</text:p>
          </table:table-cell>
          <table:table-cell table:style-name="ce3" office:value-type="float" office:value="49.743">
            <text:p>49.74</text:p>
          </table:table-cell>
          <table:table-cell table:style-name="ce2" office:value-type="string">
            <text:p><text:s/>9 ♎ 15' 27"</text:p>
          </table:table-cell>
          <table:table-cell table:style-name="ce2" office:value-type="string">
            <text:p><text:s/>9 ♎ 15' 43"</text:p>
          </table:table-cell>
          <table:table-cell table:style-name="ce2" office:value-type="string">
            <text:p>19 ♉ 44' 34"</text:p>
          </table:table-cell>
          <table:table-cell table:style-name="ce2" office:value-type="float" office:value="-3.671">
            <text:p>-3.671</text:p>
          </table:table-cell>
          <table:table-cell table:style-name="ce2" office:value-type="float" office:value="-0.585">
            <text:p>-0.585</text:p>
          </table:table-cell>
          <table:table-cell table:style-name="ce2" office:value-type="float" office:value="3.358">
            <text:p>3.358</text:p>
          </table:table-cell>
          <table:table-cell table:style-name="ce2" office:value-type="float" office:value="22869.262">
            <text:p>22869.262</text:p>
          </table:table-cell>
          <table:table-cell table:style-name="ce2" office:value-type="float" office:value="1989.258">
            <text:p>1989.258</text:p>
          </table:table-cell>
          <table:table-cell table:style-name="ce2" office:value-type="float" office:value="49.743">
            <text:p>49.743</text:p>
          </table:table-cell>
          <table:table-cell table:style-name="ce2" office:value-type="float" office:value="21240.004">
            <text:p>21240.004</text:p>
          </table:table-cell>
          <table:table-cell table:style-name="ce2" office:value-type="float" office:value="59.0000111111">
            <text:p>59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23179.519">
            <text:p>23179.519</text:p>
          </table:table-cell>
          <table:table-cell office:value-type="float" office:value="139.519">
            <text:p>139.519</text:p>
          </table:table-cell>
          <table:table-cell office:value-type="float" office:value="2299.515">
            <text:p>2299.515</text:p>
          </table:table-cell>
          <table:table-cell office:value-type="float" office:value="139.515">
            <text:p>139.515</text:p>
          </table:table-cell>
        </table:table-row>
        <table:table-row table:style-name="ro2">
          <table:table-cell table:style-name="ce2" office:value-type="string">
            <text:p>1910-10-18 09:25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04.337">
            <text:p>204.34</text:p>
          </table:table-cell>
          <table:table-cell table:style-name="ce3" office:value-type="float" office:value="24.341">
            <text:p>24.34</text:p>
          </table:table-cell>
          <table:table-cell table:style-name="ce3" office:value-type="float" office:value="49.329">
            <text:p>49.33</text:p>
          </table:table-cell>
          <table:table-cell table:style-name="ce2" office:value-type="string">
            <text:p>24 ♎ 20' 13"</text:p>
          </table:table-cell>
          <table:table-cell table:style-name="ce2" office:value-type="string">
            <text:p>24 ♈ 20' 28"</text:p>
          </table:table-cell>
          <table:table-cell table:style-name="ce2" office:value-type="string">
            <text:p>19 ♉ 19' 43"</text:p>
          </table:table-cell>
          <table:table-cell table:style-name="ce2" office:value-type="float" office:value="-9.44">
            <text:p>-9.44</text:p>
          </table:table-cell>
          <table:table-cell table:style-name="ce2" office:value-type="float" office:value="7.376">
            <text:p>7.376</text:p>
          </table:table-cell>
          <table:table-cell table:style-name="ce2" office:value-type="float" office:value="-2.22">
            <text:p>-2.22</text:p>
          </table:table-cell>
          <table:table-cell table:style-name="ce2" office:value-type="float" office:value="23064.341">
            <text:p>23064.341</text:p>
          </table:table-cell>
          <table:table-cell table:style-name="ce2" office:value-type="float" office:value="2004.337">
            <text:p>2004.337</text:p>
          </table:table-cell>
          <table:table-cell table:style-name="ce2" office:value-type="float" office:value="49.329">
            <text:p>49.329</text:p>
          </table:table-cell>
          <table:table-cell table:style-name="ce2" office:value-type="float" office:value="21420.004">
            <text:p>21420.004</text:p>
          </table:table-cell>
          <table:table-cell table:style-name="ce2" office:value-type="float" office:value="59.5000111111">
            <text:p>59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office:value-type="float" office:value="23375.012">
            <text:p>23375.012</text:p>
          </table:table-cell>
          <table:table-cell office:value-type="float" office:value="335.012">
            <text:p>335.012</text:p>
          </table:table-cell>
          <table:table-cell office:value-type="float" office:value="2315.008">
            <text:p>2315.008</text:p>
          </table:table-cell>
          <table:table-cell office:value-type="float" office:value="155.008">
            <text:p>155.008</text:p>
          </table:table-cell>
        </table:table-row>
        <table:table-row table:style-name="ro2">
          <table:table-cell table:style-name="ce2" office:value-type="string">
            <text:p>1910-11-01 20:57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18.78">
            <text:p>218.78</text:p>
          </table:table-cell>
          <table:table-cell table:style-name="ce3" office:value-type="float" office:value="218.785">
            <text:p>218.79</text:p>
          </table:table-cell>
          <table:table-cell table:style-name="ce3" office:value-type="float" office:value="49.183">
            <text:p>49.18</text:p>
          </table:table-cell>
          <table:table-cell table:style-name="ce2" office:value-type="string">
            <text:p><text:s/>8 ♏ 46' 49"</text:p>
          </table:table-cell>
          <table:table-cell table:style-name="ce2" office:value-type="string">
            <text:p><text:s/>8 ♏ 47' 05"</text:p>
          </table:table-cell>
          <table:table-cell table:style-name="ce2" office:value-type="string">
            <text:p>19 ♉ 10' 57"</text:p>
          </table:table-cell>
          <table:table-cell table:style-name="ce2" office:value-type="float" office:value="-14.435">
            <text:p>-14.435</text:p>
          </table:table-cell>
          <table:table-cell table:style-name="ce2" office:value-type="float" office:value="-13.53">
            <text:p>-13.53</text:p>
          </table:table-cell>
          <table:table-cell table:style-name="ce2" office:value-type="float" office:value="0.957">
            <text:p>0.957</text:p>
          </table:table-cell>
          <table:table-cell table:style-name="ce2" office:value-type="float" office:value="23258.785">
            <text:p>23258.785</text:p>
          </table:table-cell>
          <table:table-cell table:style-name="ce2" office:value-type="float" office:value="2018.78">
            <text:p>2018.78</text:p>
          </table:table-cell>
          <table:table-cell table:style-name="ce2" office:value-type="float" office:value="49.183">
            <text:p>49.183</text:p>
          </table:table-cell>
          <table:table-cell table:style-name="ce2" office:value-type="float" office:value="21600.005">
            <text:p>21600.005</text:p>
          </table:table-cell>
          <table:table-cell table:style-name="ce2" office:value-type="float" office:value="60.0000138889">
            <text:p>60.0000138889</text:p>
          </table:table-cell>
          <table:table-cell table:style-name="ce2" office:value-type="float" office:value="0.005">
            <text:p>0.005</text:p>
          </table:table-cell>
          <table:table-cell table:style-name="ce2" office:value-type="float" office:value="30">
            <text:p>30</text:p>
          </table:table-cell>
          <table:table-cell office:value-type="float" office:value="23569.602">
            <text:p>23569.602</text:p>
          </table:table-cell>
          <table:table-cell office:value-type="float" office:value="169.602">
            <text:p>169.602</text:p>
          </table:table-cell>
          <table:table-cell office:value-type="float" office:value="2329.597">
            <text:p>2329.597</text:p>
          </table:table-cell>
          <table:table-cell office:value-type="float" office:value="169.597">
            <text:p>169.597</text:p>
          </table:table-cell>
        </table:table-row>
        <table:table-row table:style-name="ro2">
          <table:table-cell table:style-name="ce2" office:value-type="string">
            <text:p>1910-11-16 19:25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33.791">
            <text:p>233.79</text:p>
          </table:table-cell>
          <table:table-cell table:style-name="ce3" office:value-type="float" office:value="53.795">
            <text:p>53.80</text:p>
          </table:table-cell>
          <table:table-cell table:style-name="ce3" office:value-type="float" office:value="49.241">
            <text:p>49.24</text:p>
          </table:table-cell>
          <table:table-cell table:style-name="ce2" office:value-type="string">
            <text:p>23 ♏ 47' 28"</text:p>
          </table:table-cell>
          <table:table-cell table:style-name="ce2" office:value-type="string">
            <text:p>23 ♉ 47' 40"</text:p>
          </table:table-cell>
          <table:table-cell table:style-name="ce2" office:value-type="string">
            <text:p>19 ♉ 14' 26"</text:p>
          </table:table-cell>
          <table:table-cell table:style-name="ce2" office:value-type="float" office:value="-18.731">
            <text:p>-18.731</text:p>
          </table:table-cell>
          <table:table-cell table:style-name="ce2" office:value-type="float" office:value="19.14">
            <text:p>19.14</text:p>
          </table:table-cell>
          <table:table-cell table:style-name="ce2" office:value-type="float" office:value="0.422">
            <text:p>0.422</text:p>
          </table:table-cell>
          <table:table-cell table:style-name="ce2" office:value-type="float" office:value="23453.795">
            <text:p>23453.795</text:p>
          </table:table-cell>
          <table:table-cell table:style-name="ce2" office:value-type="float" office:value="2033.791">
            <text:p>2033.791</text:p>
          </table:table-cell>
          <table:table-cell table:style-name="ce2" office:value-type="float" office:value="49.241">
            <text:p>49.241</text:p>
          </table:table-cell>
          <table:table-cell table:style-name="ce2" office:value-type="float" office:value="21780.004">
            <text:p>21780.004</text:p>
          </table:table-cell>
          <table:table-cell table:style-name="ce2" office:value-type="float" office:value="60.5000111111">
            <text:p>60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office:value-type="float" office:value="23764.554">
            <text:p>23764.554</text:p>
          </table:table-cell>
          <table:table-cell office:value-type="float" office:value="4.554">
            <text:p>4.554</text:p>
          </table:table-cell>
          <table:table-cell office:value-type="float" office:value="2344.55">
            <text:p>2344.55</text:p>
          </table:table-cell>
          <table:table-cell office:value-type="float" office:value="184.55">
            <text:p>184.55</text:p>
          </table:table-cell>
        </table:table-row>
        <table:table-row table:style-name="ro2">
          <table:table-cell table:style-name="ce2" office:value-type="string">
            <text:p>1910-12-01 16:11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48.826">
            <text:p>248.83</text:p>
          </table:table-cell>
          <table:table-cell table:style-name="ce3" office:value-type="float" office:value="248.83">
            <text:p>248.83</text:p>
          </table:table-cell>
          <table:table-cell table:style-name="ce3" office:value-type="float" office:value="49.247">
            <text:p>49.25</text:p>
          </table:table-cell>
          <table:table-cell table:style-name="ce2" office:value-type="string">
            <text:p><text:s/>8 ♐ 49' 33"</text:p>
          </table:table-cell>
          <table:table-cell table:style-name="ce2" office:value-type="string">
            <text:p><text:s/>8 ♐ 49' 46"</text:p>
          </table:table-cell>
          <table:table-cell table:style-name="ce2" office:value-type="string">
            <text:p>19 ♉ 14' 48"</text:p>
          </table:table-cell>
          <table:table-cell table:style-name="ce2" office:value-type="float" office:value="-21.785">
            <text:p>-21.785</text:p>
          </table:table-cell>
          <table:table-cell table:style-name="ce2" office:value-type="float" office:value="-23.531">
            <text:p>-23.531</text:p>
          </table:table-cell>
          <table:table-cell table:style-name="ce2" office:value-type="float" office:value="-1.767">
            <text:p>-1.767</text:p>
          </table:table-cell>
          <table:table-cell table:style-name="ce2" office:value-type="float" office:value="23648.83">
            <text:p>23648.83</text:p>
          </table:table-cell>
          <table:table-cell table:style-name="ce2" office:value-type="float" office:value="2048.826">
            <text:p>2048.826</text:p>
          </table:table-cell>
          <table:table-cell table:style-name="ce2" office:value-type="float" office:value="49.247">
            <text:p>49.247</text:p>
          </table:table-cell>
          <table:table-cell table:style-name="ce2" office:value-type="float" office:value="21960.004">
            <text:p>21960.004</text:p>
          </table:table-cell>
          <table:table-cell table:style-name="ce2" office:value-type="float" office:value="61.0000111111">
            <text:p>61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23959.583">
            <text:p>23959.583</text:p>
          </table:table-cell>
          <table:table-cell office:value-type="float" office:value="199.583">
            <text:p>199.583</text:p>
          </table:table-cell>
          <table:table-cell office:value-type="float" office:value="2359.579">
            <text:p>2359.579</text:p>
          </table:table-cell>
          <table:table-cell office:value-type="float" office:value="199.579">
            <text:p>199.579</text:p>
          </table:table-cell>
        </table:table-row>
        <table:table-row table:style-name="ro2">
          <table:table-cell table:style-name="ce2" office:value-type="string">
            <text:p>1910-12-16 06:05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63.639">
            <text:p>263.64</text:p>
          </table:table-cell>
          <table:table-cell table:style-name="ce3" office:value-type="float" office:value="83.641">
            <text:p>83.64</text:p>
          </table:table-cell>
          <table:table-cell table:style-name="ce3" office:value-type="float" office:value="48.874">
            <text:p>48.87</text:p>
          </table:table-cell>
          <table:table-cell table:style-name="ce2" office:value-type="string">
            <text:p>23 ♐ 38' 21"</text:p>
          </table:table-cell>
          <table:table-cell table:style-name="ce2" office:value-type="string">
            <text:p>23 ♊ 38' 25"</text:p>
          </table:table-cell>
          <table:table-cell table:style-name="ce2" office:value-type="string">
            <text:p>18 ♉ 52' 25"</text:p>
          </table:table-cell>
          <table:table-cell table:style-name="ce2" office:value-type="float" office:value="-23.299">
            <text:p>-23.299</text:p>
          </table:table-cell>
          <table:table-cell table:style-name="ce2" office:value-type="float" office:value="26.266">
            <text:p>26.266</text:p>
          </table:table-cell>
          <table:table-cell table:style-name="ce2" office:value-type="float" office:value="2.97">
            <text:p>2.97</text:p>
          </table:table-cell>
          <table:table-cell table:style-name="ce2" office:value-type="float" office:value="23843.641">
            <text:p>23843.641</text:p>
          </table:table-cell>
          <table:table-cell table:style-name="ce2" office:value-type="float" office:value="2063.639">
            <text:p>2063.639</text:p>
          </table:table-cell>
          <table:table-cell table:style-name="ce2" office:value-type="float" office:value="48.874">
            <text:p>48.874</text:p>
          </table:table-cell>
          <table:table-cell table:style-name="ce2" office:value-type="float" office:value="22140.002">
            <text:p>22140.002</text:p>
          </table:table-cell>
          <table:table-cell table:style-name="ce2" office:value-type="float" office:value="61.5000055556">
            <text:p>61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office:value-type="float" office:value="24154.767">
            <text:p>24154.767</text:p>
          </table:table-cell>
          <table:table-cell office:value-type="float" office:value="34.767">
            <text:p>34.767</text:p>
          </table:table-cell>
          <table:table-cell office:value-type="float" office:value="2374.765">
            <text:p>2374.765</text:p>
          </table:table-cell>
          <table:table-cell office:value-type="float" office:value="214.765">
            <text:p>214.765</text:p>
          </table:table-cell>
        </table:table-row>
        <table:table-row table:style-name="ro2">
          <table:table-cell table:style-name="ce2" office:value-type="string">
            <text:p>1910-12-31 11:22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79.144">
            <text:p>279.14</text:p>
          </table:table-cell>
          <table:table-cell table:style-name="ce3" office:value-type="float" office:value="279.146">
            <text:p>279.15</text:p>
          </table:table-cell>
          <table:table-cell table:style-name="ce3" office:value-type="float" office:value="48.13">
            <text:p>48.13</text:p>
          </table:table-cell>
          <table:table-cell table:style-name="ce2" office:value-type="string">
            <text:p><text:s/>9 ♑ 08' 38"</text:p>
          </table:table-cell>
          <table:table-cell table:style-name="ce2" office:value-type="string">
            <text:p><text:s/>9 ♑ 08' 46"</text:p>
          </table:table-cell>
          <table:table-cell table:style-name="ce2" office:value-type="string">
            <text:p>18 ♉ 07' 49"</text:p>
          </table:table-cell>
          <table:table-cell table:style-name="ce2" office:value-type="float" office:value="-23.137">
            <text:p>-23.137</text:p>
          </table:table-cell>
          <table:table-cell table:style-name="ce2" office:value-type="float" office:value="-27.1">
            <text:p>-27.1</text:p>
          </table:table-cell>
          <table:table-cell table:style-name="ce2" office:value-type="float" office:value="-3.973">
            <text:p>-3.973</text:p>
          </table:table-cell>
          <table:table-cell table:style-name="ce2" office:value-type="float" office:value="24039.146">
            <text:p>24039.146</text:p>
          </table:table-cell>
          <table:table-cell table:style-name="ce2" office:value-type="float" office:value="2079.144">
            <text:p>2079.144</text:p>
          </table:table-cell>
          <table:table-cell table:style-name="ce2" office:value-type="float" office:value="48.13">
            <text:p>48.13</text:p>
          </table:table-cell>
          <table:table-cell table:style-name="ce2" office:value-type="float" office:value="22320.002">
            <text:p>22320.002</text:p>
          </table:table-cell>
          <table:table-cell table:style-name="ce2" office:value-type="float" office:value="62.0000055556">
            <text:p>62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24351.016">
            <text:p>24351.016</text:p>
          </table:table-cell>
          <table:table-cell office:value-type="float" office:value="231.016">
            <text:p>231.016</text:p>
          </table:table-cell>
          <table:table-cell office:value-type="float" office:value="2391.014">
            <text:p>2391.014</text:p>
          </table:table-cell>
          <table:table-cell office:value-type="float" office:value="231.014">
            <text:p>231.014</text:p>
          </table:table-cell>
        </table:table-row>
        <table:table-row table:style-name="ro2">
          <table:table-cell table:style-name="ce2" office:value-type="string">
            <text:p>1911-01-14 17:26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93.67">
            <text:p>293.67</text:p>
          </table:table-cell>
          <table:table-cell table:style-name="ce3" office:value-type="float" office:value="113.675">
            <text:p>113.68</text:p>
          </table:table-cell>
          <table:table-cell table:style-name="ce3" office:value-type="float" office:value="46.869">
            <text:p>46.87</text:p>
          </table:table-cell>
          <table:table-cell table:style-name="ce2" office:value-type="string">
            <text:p>23 ♑ 40' 11"</text:p>
          </table:table-cell>
          <table:table-cell table:style-name="ce2" office:value-type="string">
            <text:p>23 ♋ 40' 29"</text:p>
          </table:table-cell>
          <table:table-cell table:style-name="ce2" office:value-type="string">
            <text:p>16 ♉ 52' 07"</text:p>
          </table:table-cell>
          <table:table-cell table:style-name="ce2" office:value-type="float" office:value="-21.377">
            <text:p>-21.377</text:p>
          </table:table-cell>
          <table:table-cell table:style-name="ce2" office:value-type="float" office:value="25.945">
            <text:p>25.945</text:p>
          </table:table-cell>
          <table:table-cell table:style-name="ce2" office:value-type="float" office:value="4.64">
            <text:p>4.64</text:p>
          </table:table-cell>
          <table:table-cell table:style-name="ce2" office:value-type="float" office:value="24233.675">
            <text:p>24233.675</text:p>
          </table:table-cell>
          <table:table-cell table:style-name="ce2" office:value-type="float" office:value="2093.67">
            <text:p>2093.67</text:p>
          </table:table-cell>
          <table:table-cell table:style-name="ce2" office:value-type="float" office:value="46.869">
            <text:p>46.869</text:p>
          </table:table-cell>
          <table:table-cell table:style-name="ce2" office:value-type="float" office:value="22500.005">
            <text:p>22500.005</text:p>
          </table:table-cell>
          <table:table-cell table:style-name="ce2" office:value-type="float" office:value="62.5000138889">
            <text:p>62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24546.806">
            <text:p>24546.806</text:p>
          </table:table-cell>
          <table:table-cell office:value-type="float" office:value="66.806">
            <text:p>66.806</text:p>
          </table:table-cell>
          <table:table-cell office:value-type="float" office:value="2406.801">
            <text:p>2406.801</text:p>
          </table:table-cell>
          <table:table-cell office:value-type="float" office:value="246.801">
            <text:p>246.801</text:p>
          </table:table-cell>
        </table:table-row>
        <table:table-row table:style-name="ro2">
          <table:table-cell table:style-name="ce2" office:value-type="string">
            <text:p>1911-01-30 04:45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09.407">
            <text:p>309.41</text:p>
          </table:table-cell>
          <table:table-cell table:style-name="ce3" office:value-type="float" office:value="309.41">
            <text:p>309.41</text:p>
          </table:table-cell>
          <table:table-cell table:style-name="ce3" office:value-type="float" office:value="45.18">
            <text:p>45.18</text:p>
          </table:table-cell>
          <table:table-cell table:style-name="ce2" office:value-type="string">
            <text:p><text:s/>9 ♒ 24' 23"</text:p>
          </table:table-cell>
          <table:table-cell table:style-name="ce2" office:value-type="string">
            <text:p><text:s/>9 ♒ 24' 35"</text:p>
          </table:table-cell>
          <table:table-cell table:style-name="ce2" office:value-type="string">
            <text:p>15 ♉ 10' 47"</text:p>
          </table:table-cell>
          <table:table-cell table:style-name="ce2" office:value-type="float" office:value="-17.91">
            <text:p>-17.91</text:p>
          </table:table-cell>
          <table:table-cell table:style-name="ce2" office:value-type="float" office:value="-22.696">
            <text:p>-22.696</text:p>
          </table:table-cell>
          <table:table-cell table:style-name="ce2" office:value-type="float" office:value="-4.972">
            <text:p>-4.972</text:p>
          </table:table-cell>
          <table:table-cell table:style-name="ce2" office:value-type="float" office:value="24429.41">
            <text:p>24429.41</text:p>
          </table:table-cell>
          <table:table-cell table:style-name="ce2" office:value-type="float" office:value="2109.407">
            <text:p>2109.407</text:p>
          </table:table-cell>
          <table:table-cell table:style-name="ce2" office:value-type="float" office:value="45.18">
            <text:p>45.18</text:p>
          </table:table-cell>
          <table:table-cell table:style-name="ce2" office:value-type="float" office:value="22680.003">
            <text:p>22680.003</text:p>
          </table:table-cell>
          <table:table-cell table:style-name="ce2" office:value-type="float" office:value="63.0000083333">
            <text:p>63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24744.23">
            <text:p>24744.23</text:p>
          </table:table-cell>
          <table:table-cell office:value-type="float" office:value="264.23">
            <text:p>264.23</text:p>
          </table:table-cell>
          <table:table-cell office:value-type="float" office:value="2424.227">
            <text:p>2424.227</text:p>
          </table:table-cell>
          <table:table-cell office:value-type="float" office:value="264.227">
            <text:p>264.227</text:p>
          </table:table-cell>
        </table:table-row>
        <table:table-row table:style-name="ro2">
          <table:table-cell table:style-name="ce2" office:value-type="string">
            <text:p>1911-02-13 05:38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23.628">
            <text:p>323.63</text:p>
          </table:table-cell>
          <table:table-cell table:style-name="ce3" office:value-type="float" office:value="143.631">
            <text:p>143.63</text:p>
          </table:table-cell>
          <table:table-cell table:style-name="ce3" office:value-type="float" office:value="43.562">
            <text:p>43.56</text:p>
          </table:table-cell>
          <table:table-cell table:style-name="ce2" office:value-type="string">
            <text:p>23 ♒ 37' 40"</text:p>
          </table:table-cell>
          <table:table-cell table:style-name="ce2" office:value-type="string">
            <text:p>23 ♌ 37' 51"</text:p>
          </table:table-cell>
          <table:table-cell table:style-name="ce2" office:value-type="string">
            <text:p>13 ♉ 33' 43"</text:p>
          </table:table-cell>
          <table:table-cell table:style-name="ce2" office:value-type="float" office:value="-13.652">
            <text:p>-13.652</text:p>
          </table:table-cell>
          <table:table-cell table:style-name="ce2" office:value-type="float" office:value="18.299">
            <text:p>18.299</text:p>
          </table:table-cell>
          <table:table-cell table:style-name="ce2" office:value-type="float" office:value="4.931">
            <text:p>4.931</text:p>
          </table:table-cell>
          <table:table-cell table:style-name="ce2" office:value-type="float" office:value="24623.631">
            <text:p>24623.631</text:p>
          </table:table-cell>
          <table:table-cell table:style-name="ce2" office:value-type="float" office:value="2123.628">
            <text:p>2123.628</text:p>
          </table:table-cell>
          <table:table-cell table:style-name="ce2" office:value-type="float" office:value="43.562">
            <text:p>43.562</text:p>
          </table:table-cell>
          <table:table-cell table:style-name="ce2" office:value-type="float" office:value="22860.003">
            <text:p>22860.003</text:p>
          </table:table-cell>
          <table:table-cell table:style-name="ce2" office:value-type="float" office:value="63.5000083333">
            <text:p>63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24940.069">
            <text:p>24940.069</text:p>
          </table:table-cell>
          <table:table-cell office:value-type="float" office:value="100.069">
            <text:p>100.069</text:p>
          </table:table-cell>
          <table:table-cell office:value-type="float" office:value="2440.066">
            <text:p>2440.066</text:p>
          </table:table-cell>
          <table:table-cell office:value-type="float" office:value="280.066">
            <text:p>280.066</text:p>
          </table:table-cell>
        </table:table-row>
        <table:table-row table:style-name="ro2">
          <table:table-cell table:style-name="ce2" office:value-type="string">
            <text:p>1911-02-28 19:32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39.32">
            <text:p>339.32</text:p>
          </table:table-cell>
          <table:table-cell table:style-name="ce3" office:value-type="float" office:value="339.326">
            <text:p>339.33</text:p>
          </table:table-cell>
          <table:table-cell table:style-name="ce3" office:value-type="float" office:value="41.945">
            <text:p>41.95</text:p>
          </table:table-cell>
          <table:table-cell table:style-name="ce2" office:value-type="string">
            <text:p><text:s/>9 ♓ 19' 12"</text:p>
          </table:table-cell>
          <table:table-cell table:style-name="ce2" office:value-type="string">
            <text:p><text:s/>9 ♓ 19' 32"</text:p>
          </table:table-cell>
          <table:table-cell table:style-name="ce2" office:value-type="string">
            <text:p>11 ♉ 56' 41"</text:p>
          </table:table-cell>
          <table:table-cell table:style-name="ce2" office:value-type="float" office:value="-8.08">
            <text:p>-8.08</text:p>
          </table:table-cell>
          <table:table-cell table:style-name="ce2" office:value-type="float" office:value="-12.235">
            <text:p>-12.235</text:p>
          </table:table-cell>
          <table:table-cell table:style-name="ce2" office:value-type="float" office:value="-4.492">
            <text:p>-4.492</text:p>
          </table:table-cell>
          <table:table-cell table:style-name="ce2" office:value-type="float" office:value="24819.326">
            <text:p>24819.326</text:p>
          </table:table-cell>
          <table:table-cell table:style-name="ce2" office:value-type="float" office:value="2139.32">
            <text:p>2139.32</text:p>
          </table:table-cell>
          <table:table-cell table:style-name="ce2" office:value-type="float" office:value="41.945">
            <text:p>41.945</text:p>
          </table:table-cell>
          <table:table-cell table:style-name="ce2" office:value-type="float" office:value="23040.006">
            <text:p>23040.006</text:p>
          </table:table-cell>
          <table:table-cell table:style-name="ce2" office:value-type="float" office:value="64.0000166667">
            <text:p>64.0000166667</text:p>
          </table:table-cell>
          <table:table-cell table:style-name="ce2" office:value-type="float" office:value="0.006">
            <text:p>0.006</text:p>
          </table:table-cell>
          <table:table-cell table:style-name="ce2" office:value-type="float" office:value="30">
            <text:p>30</text:p>
          </table:table-cell>
          <table:table-cell office:value-type="float" office:value="25137.381">
            <text:p>25137.381</text:p>
          </table:table-cell>
          <table:table-cell office:value-type="float" office:value="297.381">
            <text:p>297.381</text:p>
          </table:table-cell>
          <table:table-cell office:value-type="float" office:value="2457.375">
            <text:p>2457.375</text:p>
          </table:table-cell>
          <table:table-cell office:value-type="float" office:value="297.375">
            <text:p>297.375</text:p>
          </table:table-cell>
        </table:table-row>
        <table:table-row table:style-name="ro2">
          <table:table-cell table:style-name="ce2" office:value-type="string">
            <text:p>1911-03-14 18:59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53.298">
            <text:p>353.30</text:p>
          </table:table-cell>
          <table:table-cell table:style-name="ce3" office:value-type="float" office:value="173.301">
            <text:p>173.30</text:p>
          </table:table-cell>
          <table:table-cell table:style-name="ce3" office:value-type="float" office:value="40.892">
            <text:p>40.89</text:p>
          </table:table-cell>
          <table:table-cell table:style-name="ce2" office:value-type="string">
            <text:p>23 ♓ 17' 53"</text:p>
          </table:table-cell>
          <table:table-cell table:style-name="ce2" office:value-type="string">
            <text:p>23 ♍ 18' 03"</text:p>
          </table:table-cell>
          <table:table-cell table:style-name="ce2" office:value-type="string">
            <text:p>10 ♉ 53' 32"</text:p>
          </table:table-cell>
          <table:table-cell table:style-name="ce2" office:value-type="float" office:value="-2.662">
            <text:p>-2.662</text:p>
          </table:table-cell>
          <table:table-cell table:style-name="ce2" office:value-type="float" office:value="6.138">
            <text:p>6.138</text:p>
          </table:table-cell>
          <table:table-cell table:style-name="ce2" office:value-type="float" office:value="3.787">
            <text:p>3.787</text:p>
          </table:table-cell>
          <table:table-cell table:style-name="ce2" office:value-type="float" office:value="25013.301">
            <text:p>25013.301</text:p>
          </table:table-cell>
          <table:table-cell table:style-name="ce2" office:value-type="float" office:value="2153.298">
            <text:p>2153.298</text:p>
          </table:table-cell>
          <table:table-cell table:style-name="ce2" office:value-type="float" office:value="40.892">
            <text:p>40.892</text:p>
          </table:table-cell>
          <table:table-cell table:style-name="ce2" office:value-type="float" office:value="23220.003">
            <text:p>23220.003</text:p>
          </table:table-cell>
          <table:table-cell table:style-name="ce2" office:value-type="float" office:value="64.5000083333">
            <text:p>64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25332.409">
            <text:p>25332.409</text:p>
          </table:table-cell>
          <table:table-cell office:value-type="float" office:value="132.409">
            <text:p>132.409</text:p>
          </table:table-cell>
          <table:table-cell office:value-type="float" office:value="2472.406">
            <text:p>2472.406</text:p>
          </table:table-cell>
          <table:table-cell office:value-type="float" office:value="312.406">
            <text:p>312.406</text:p>
          </table:table-cell>
        </table:table-row>
        <table:table-row table:style-name="ro2">
          <table:table-cell table:style-name="ce2" office:value-type="string">
            <text:p>1911-03-30 07:38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8.701">
            <text:p>8.70</text:p>
          </table:table-cell>
          <table:table-cell table:style-name="ce3" office:value-type="float" office:value="8.704">
            <text:p>8.70</text:p>
          </table:table-cell>
          <table:table-cell table:style-name="ce3" office:value-type="float" office:value="40.24">
            <text:p>40.24</text:p>
          </table:table-cell>
          <table:table-cell table:style-name="ce2" office:value-type="string">
            <text:p><text:s/>8 ♈ 42' 05"</text:p>
          </table:table-cell>
          <table:table-cell table:style-name="ce2" office:value-type="string">
            <text:p><text:s/>8 ♈ 42' 13"</text:p>
          </table:table-cell>
          <table:table-cell table:style-name="ce2" office:value-type="string">
            <text:p>10 ♉ 14' 24"</text:p>
          </table:table-cell>
          <table:table-cell table:style-name="ce2" office:value-type="float" office:value="3.452">
            <text:p>3.452</text:p>
          </table:table-cell>
          <table:table-cell table:style-name="ce2" office:value-type="float" office:value="0.945">
            <text:p>0.945</text:p>
          </table:table-cell>
          <table:table-cell table:style-name="ce2" office:value-type="float" office:value="-2.729">
            <text:p>-2.729</text:p>
          </table:table-cell>
          <table:table-cell table:style-name="ce2" office:value-type="float" office:value="25208.704">
            <text:p>25208.704</text:p>
          </table:table-cell>
          <table:table-cell table:style-name="ce2" office:value-type="float" office:value="2168.701">
            <text:p>2168.701</text:p>
          </table:table-cell>
          <table:table-cell table:style-name="ce2" office:value-type="float" office:value="40.24">
            <text:p>40.24</text:p>
          </table:table-cell>
          <table:table-cell table:style-name="ce2" office:value-type="float" office:value="23400.003">
            <text:p>23400.003</text:p>
          </table:table-cell>
          <table:table-cell table:style-name="ce2" office:value-type="float" office:value="65.0000083333">
            <text:p>65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25528.464">
            <text:p>25528.464</text:p>
          </table:table-cell>
          <table:table-cell office:value-type="float" office:value="328.464">
            <text:p>328.464</text:p>
          </table:table-cell>
          <table:table-cell office:value-type="float" office:value="2488.461">
            <text:p>2488.461</text:p>
          </table:table-cell>
          <table:table-cell office:value-type="float" office:value="328.461">
            <text:p>328.461</text:p>
          </table:table-cell>
        </table:table-row>
        <table:table-row table:style-name="ro2">
          <table:table-cell table:style-name="ce2" office:value-type="string">
            <text:p>1911-04-13 09:37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2.554">
            <text:p>22.55</text:p>
          </table:table-cell>
          <table:table-cell table:style-name="ce3" office:value-type="float" office:value="202.557">
            <text:p>202.56</text:p>
          </table:table-cell>
          <table:table-cell table:style-name="ce3" office:value-type="float" office:value="39.985">
            <text:p>39.99</text:p>
          </table:table-cell>
          <table:table-cell table:style-name="ce2" office:value-type="string">
            <text:p>22 ♈ 33' 13"</text:p>
          </table:table-cell>
          <table:table-cell table:style-name="ce2" office:value-type="string">
            <text:p>22 ♎ 33' 23"</text:p>
          </table:table-cell>
          <table:table-cell table:style-name="ce2" office:value-type="string">
            <text:p><text:s/>9 ♉ 59' 06"</text:p>
          </table:table-cell>
          <table:table-cell table:style-name="ce2" office:value-type="float" office:value="8.781">
            <text:p>8.781</text:p>
          </table:table-cell>
          <table:table-cell table:style-name="ce2" office:value-type="float" office:value="-7.315">
            <text:p>-7.315</text:p>
          </table:table-cell>
          <table:table-cell table:style-name="ce2" office:value-type="float" office:value="1.579">
            <text:p>1.579</text:p>
          </table:table-cell>
          <table:table-cell table:style-name="ce2" office:value-type="float" office:value="25402.557">
            <text:p>25402.557</text:p>
          </table:table-cell>
          <table:table-cell table:style-name="ce2" office:value-type="float" office:value="2182.554">
            <text:p>2182.554</text:p>
          </table:table-cell>
          <table:table-cell table:style-name="ce2" office:value-type="float" office:value="39.985">
            <text:p>39.985</text:p>
          </table:table-cell>
          <table:table-cell table:style-name="ce2" office:value-type="float" office:value="23580.003">
            <text:p>23580.003</text:p>
          </table:table-cell>
          <table:table-cell table:style-name="ce2" office:value-type="float" office:value="65.5000083333">
            <text:p>65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25722.572">
            <text:p>25722.572</text:p>
          </table:table-cell>
          <table:table-cell office:value-type="float" office:value="162.572">
            <text:p>162.572</text:p>
          </table:table-cell>
          <table:table-cell office:value-type="float" office:value="2502.569">
            <text:p>2502.569</text:p>
          </table:table-cell>
          <table:table-cell office:value-type="float" office:value="342.569">
            <text:p>342.569</text:p>
          </table:table-cell>
        </table:table-row>
        <table:table-row table:style-name="ro2">
          <table:table-cell table:style-name="ce2" office:value-type="string">
            <text:p>1911-04-28 17:25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7.505">
            <text:p>37.51</text:p>
          </table:table-cell>
          <table:table-cell table:style-name="ce3" office:value-type="float" office:value="37.507">
            <text:p>37.51</text:p>
          </table:table-cell>
          <table:table-cell table:style-name="ce3" office:value-type="float" office:value="40.007">
            <text:p>40.01</text:p>
          </table:table-cell>
          <table:table-cell table:style-name="ce2" office:value-type="string">
            <text:p><text:s/>7 ♉ 30' 18"</text:p>
          </table:table-cell>
          <table:table-cell table:style-name="ce2" office:value-type="string">
            <text:p><text:s/>7 ♉ 30' 24"</text:p>
          </table:table-cell>
          <table:table-cell table:style-name="ce2" office:value-type="string">
            <text:p>10 ♉ 00' 25"</text:p>
          </table:table-cell>
          <table:table-cell table:style-name="ce2" office:value-type="float" office:value="14.023">
            <text:p>14.023</text:p>
          </table:table-cell>
          <table:table-cell table:style-name="ce2" office:value-type="float" office:value="13.805">
            <text:p>13.805</text:p>
          </table:table-cell>
          <table:table-cell table:style-name="ce2" office:value-type="float" office:value="-0.231">
            <text:p>-0.231</text:p>
          </table:table-cell>
          <table:table-cell table:style-name="ce2" office:value-type="float" office:value="25597.507">
            <text:p>25597.507</text:p>
          </table:table-cell>
          <table:table-cell table:style-name="ce2" office:value-type="float" office:value="2197.505">
            <text:p>2197.505</text:p>
          </table:table-cell>
          <table:table-cell table:style-name="ce2" office:value-type="float" office:value="40.007">
            <text:p>40.007</text:p>
          </table:table-cell>
          <table:table-cell table:style-name="ce2" office:value-type="float" office:value="23760.002">
            <text:p>23760.002</text:p>
          </table:table-cell>
          <table:table-cell table:style-name="ce2" office:value-type="float" office:value="66.0000055556">
            <text:p>66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25917.5">
            <text:p>25917.5</text:p>
          </table:table-cell>
          <table:table-cell office:value-type="float" office:value="357.5">
            <text:p>357.5</text:p>
          </table:table-cell>
          <table:table-cell office:value-type="float" office:value="2517.498">
            <text:p>2517.498</text:p>
          </table:table-cell>
          <table:table-cell office:value-type="float" office:value="357.498">
            <text:p>357.498</text:p>
          </table:table-cell>
        </table:table-row>
        <table:table-row table:style-name="ro2">
          <table:table-cell table:style-name="ce2" office:value-type="string">
            <text:p>1911-05-13 01:10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51.373">
            <text:p>51.37</text:p>
          </table:table-cell>
          <table:table-cell table:style-name="ce3" office:value-type="float" office:value="231.374">
            <text:p>231.37</text:p>
          </table:table-cell>
          <table:table-cell table:style-name="ce3" office:value-type="float" office:value="40.051">
            <text:p>40.05</text:p>
          </table:table-cell>
          <table:table-cell table:style-name="ce2" office:value-type="string">
            <text:p>21 ♉ 22' 22"</text:p>
          </table:table-cell>
          <table:table-cell table:style-name="ce2" office:value-type="string">
            <text:p>21 ♏ 22' 26"</text:p>
          </table:table-cell>
          <table:table-cell table:style-name="ce2" office:value-type="string">
            <text:p>10 ♉ 03' 02"</text:p>
          </table:table-cell>
          <table:table-cell table:style-name="ce2" office:value-type="float" office:value="18.115">
            <text:p>18.115</text:p>
          </table:table-cell>
          <table:table-cell table:style-name="ce2" office:value-type="float" office:value="-19.118">
            <text:p>-19.118</text:p>
          </table:table-cell>
          <table:table-cell table:style-name="ce2" office:value-type="float" office:value="-1.039">
            <text:p>-1.039</text:p>
          </table:table-cell>
          <table:table-cell table:style-name="ce2" office:value-type="float" office:value="25791.374">
            <text:p>25791.374</text:p>
          </table:table-cell>
          <table:table-cell table:style-name="ce2" office:value-type="float" office:value="2211.373">
            <text:p>2211.373</text:p>
          </table:table-cell>
          <table:table-cell table:style-name="ce2" office:value-type="float" office:value="40.051">
            <text:p>40.051</text:p>
          </table:table-cell>
          <table:table-cell table:style-name="ce2" office:value-type="float" office:value="23940.001">
            <text:p>23940.001</text:p>
          </table:table-cell>
          <table:table-cell table:style-name="ce2" office:value-type="float" office:value="66.5000027778">
            <text:p>66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26111.323">
            <text:p>26111.323</text:p>
          </table:table-cell>
          <table:table-cell office:value-type="float" office:value="191.323">
            <text:p>191.323</text:p>
          </table:table-cell>
          <table:table-cell office:value-type="float" office:value="2531.322">
            <text:p>2531.322</text:p>
          </table:table-cell>
          <table:table-cell office:value-type="float" office:value="11.322">
            <text:p>11.322</text:p>
          </table:table-cell>
        </table:table-row>
        <table:table-row table:style-name="ro2">
          <table:table-cell table:style-name="ce2" office:value-type="string">
            <text:p>1911-05-28 01:25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65.814">
            <text:p>65.81</text:p>
          </table:table-cell>
          <table:table-cell table:style-name="ce3" office:value-type="float" office:value="65.82">
            <text:p>65.82</text:p>
          </table:table-cell>
          <table:table-cell table:style-name="ce3" office:value-type="float" office:value="39.889">
            <text:p>39.89</text:p>
          </table:table-cell>
          <table:table-cell table:style-name="ce2" office:value-type="string">
            <text:p><text:s/>5 ♊ 48' 51"</text:p>
          </table:table-cell>
          <table:table-cell table:style-name="ce2" office:value-type="string">
            <text:p><text:s/>5 ♊ 49' 12"</text:p>
          </table:table-cell>
          <table:table-cell table:style-name="ce2" office:value-type="string">
            <text:p><text:s/>9 ♉ 53' 19"</text:p>
          </table:table-cell>
          <table:table-cell table:style-name="ce2" office:value-type="float" office:value="21.288">
            <text:p>21.288</text:p>
          </table:table-cell>
          <table:table-cell table:style-name="ce2" office:value-type="float" office:value="23.546">
            <text:p>23.546</text:p>
          </table:table-cell>
          <table:table-cell table:style-name="ce2" office:value-type="float" office:value="2.293">
            <text:p>2.293</text:p>
          </table:table-cell>
          <table:table-cell table:style-name="ce2" office:value-type="float" office:value="25985.82">
            <text:p>25985.82</text:p>
          </table:table-cell>
          <table:table-cell table:style-name="ce2" office:value-type="float" office:value="2225.814">
            <text:p>2225.814</text:p>
          </table:table-cell>
          <table:table-cell table:style-name="ce2" office:value-type="float" office:value="39.889">
            <text:p>39.889</text:p>
          </table:table-cell>
          <table:table-cell table:style-name="ce2" office:value-type="float" office:value="24120.006">
            <text:p>24120.006</text:p>
          </table:table-cell>
          <table:table-cell table:style-name="ce2" office:value-type="float" office:value="67.0000166667">
            <text:p>67.0000166667</text:p>
          </table:table-cell>
          <table:table-cell table:style-name="ce2" office:value-type="float" office:value="0.006">
            <text:p>0.006</text:p>
          </table:table-cell>
          <table:table-cell table:style-name="ce2" office:value-type="float" office:value="30">
            <text:p>30</text:p>
          </table:table-cell>
          <table:table-cell office:value-type="float" office:value="26305.931">
            <text:p>26305.931</text:p>
          </table:table-cell>
          <table:table-cell office:value-type="float" office:value="25.931">
            <text:p>25.931</text:p>
          </table:table-cell>
          <table:table-cell office:value-type="float" office:value="2545.925">
            <text:p>2545.925</text:p>
          </table:table-cell>
          <table:table-cell office:value-type="float" office:value="25.925">
            <text:p>25.925</text:p>
          </table:table-cell>
        </table:table-row>
        <table:table-row table:style-name="ro2">
          <table:table-cell table:style-name="ce2" office:value-type="string">
            <text:p>1911-06-11 16:51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79.834">
            <text:p>79.83</text:p>
          </table:table-cell>
          <table:table-cell table:style-name="ce3" office:value-type="float" office:value="259.839">
            <text:p>259.84</text:p>
          </table:table-cell>
          <table:table-cell table:style-name="ce3" office:value-type="float" office:value="39.504">
            <text:p>39.50</text:p>
          </table:table-cell>
          <table:table-cell table:style-name="ce2" office:value-type="string">
            <text:p>19 ♊ 50' 02"</text:p>
          </table:table-cell>
          <table:table-cell table:style-name="ce2" office:value-type="string">
            <text:p>19 ♐ 50' 18"</text:p>
          </table:table-cell>
          <table:table-cell table:style-name="ce2" office:value-type="string">
            <text:p><text:s/>9 ♉ 30' 15"</text:p>
          </table:table-cell>
          <table:table-cell table:style-name="ce2" office:value-type="float" office:value="23.063">
            <text:p>23.063</text:p>
          </table:table-cell>
          <table:table-cell table:style-name="ce2" office:value-type="float" office:value="-26.397">
            <text:p>-26.397</text:p>
          </table:table-cell>
          <table:table-cell table:style-name="ce2" office:value-type="float" office:value="-3.344">
            <text:p>-3.344</text:p>
          </table:table-cell>
          <table:table-cell table:style-name="ce2" office:value-type="float" office:value="26179.839">
            <text:p>26179.839</text:p>
          </table:table-cell>
          <table:table-cell table:style-name="ce2" office:value-type="float" office:value="2239.834">
            <text:p>2239.834</text:p>
          </table:table-cell>
          <table:table-cell table:style-name="ce2" office:value-type="float" office:value="39.504">
            <text:p>39.504</text:p>
          </table:table-cell>
          <table:table-cell table:style-name="ce2" office:value-type="float" office:value="24300.005">
            <text:p>24300.005</text:p>
          </table:table-cell>
          <table:table-cell table:style-name="ce2" office:value-type="float" office:value="67.5000138889">
            <text:p>67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26500.335">
            <text:p>26500.335</text:p>
          </table:table-cell>
          <table:table-cell office:value-type="float" office:value="220.335">
            <text:p>220.335</text:p>
          </table:table-cell>
          <table:table-cell office:value-type="float" office:value="2560.33">
            <text:p>2560.33</text:p>
          </table:table-cell>
          <table:table-cell office:value-type="float" office:value="40.33">
            <text:p>40.33</text:p>
          </table:table-cell>
        </table:table-row>
        <table:table-row table:style-name="ro2">
          <table:table-cell table:style-name="ce2" office:value-type="string">
            <text:p>1911-06-26 08:20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93.812">
            <text:p>93.81</text:p>
          </table:table-cell>
          <table:table-cell table:style-name="ce3" office:value-type="float" office:value="93.818">
            <text:p>93.82</text:p>
          </table:table-cell>
          <table:table-cell table:style-name="ce3" office:value-type="float" office:value="38.593">
            <text:p>38.59</text:p>
          </table:table-cell>
          <table:table-cell table:style-name="ce2" office:value-type="string">
            <text:p><text:s/>3 ♋ 48' 44"</text:p>
          </table:table-cell>
          <table:table-cell table:style-name="ce2" office:value-type="string">
            <text:p><text:s/>3 ♋ 49' 05"</text:p>
          </table:table-cell>
          <table:table-cell table:style-name="ce2" office:value-type="string">
            <text:p><text:s/>8 ♉ 35' 33"</text:p>
          </table:table-cell>
          <table:table-cell table:style-name="ce2" office:value-type="float" office:value="23.398">
            <text:p>23.398</text:p>
          </table:table-cell>
          <table:table-cell table:style-name="ce2" office:value-type="float" office:value="27.584">
            <text:p>27.584</text:p>
          </table:table-cell>
          <table:table-cell table:style-name="ce2" office:value-type="float" office:value="4.188">
            <text:p>4.188</text:p>
          </table:table-cell>
          <table:table-cell table:style-name="ce2" office:value-type="float" office:value="26373.818">
            <text:p>26373.818</text:p>
          </table:table-cell>
          <table:table-cell table:style-name="ce2" office:value-type="float" office:value="2253.812">
            <text:p>2253.812</text:p>
          </table:table-cell>
          <table:table-cell table:style-name="ce2" office:value-type="float" office:value="38.593">
            <text:p>38.593</text:p>
          </table:table-cell>
          <table:table-cell table:style-name="ce2" office:value-type="float" office:value="24480.006">
            <text:p>24480.006</text:p>
          </table:table-cell>
          <table:table-cell table:style-name="ce2" office:value-type="float" office:value="68.0000166667">
            <text:p>68.0000166667</text:p>
          </table:table-cell>
          <table:table-cell table:style-name="ce2" office:value-type="float" office:value="0.006">
            <text:p>0.006</text:p>
          </table:table-cell>
          <table:table-cell table:style-name="ce2" office:value-type="float" office:value="30">
            <text:p>30</text:p>
          </table:table-cell>
          <table:table-cell office:value-type="float" office:value="26695.225">
            <text:p>26695.225</text:p>
          </table:table-cell>
          <table:table-cell office:value-type="float" office:value="55.225">
            <text:p>55.225</text:p>
          </table:table-cell>
          <table:table-cell office:value-type="float" office:value="2575.219">
            <text:p>2575.219</text:p>
          </table:table-cell>
          <table:table-cell office:value-type="float" office:value="55.219">
            <text:p>55.219</text:p>
          </table:table-cell>
        </table:table-row>
        <table:table-row table:style-name="ro2">
          <table:table-cell table:style-name="ce2" office:value-type="string">
            <text:p>1911-07-11 07:53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08.096">
            <text:p>108.10</text:p>
          </table:table-cell>
          <table:table-cell table:style-name="ce3" office:value-type="float" office:value="288.097">
            <text:p>288.10</text:p>
          </table:table-cell>
          <table:table-cell table:style-name="ce3" office:value-type="float" office:value="37.368">
            <text:p>37.37</text:p>
          </table:table-cell>
          <table:table-cell table:style-name="ce2" office:value-type="string">
            <text:p>18 ♋ 05' 45"</text:p>
          </table:table-cell>
          <table:table-cell table:style-name="ce2" office:value-type="string">
            <text:p>18 ♑ 05' 48"</text:p>
          </table:table-cell>
          <table:table-cell table:style-name="ce2" office:value-type="string">
            <text:p><text:s/>7 ♉ 22' 06"</text:p>
          </table:table-cell>
          <table:table-cell table:style-name="ce2" office:value-type="float" office:value="22.229">
            <text:p>22.229</text:p>
          </table:table-cell>
          <table:table-cell table:style-name="ce2" office:value-type="float" office:value="-26.928">
            <text:p>-26.928</text:p>
          </table:table-cell>
          <table:table-cell table:style-name="ce2" office:value-type="float" office:value="-4.743">
            <text:p>-4.743</text:p>
          </table:table-cell>
          <table:table-cell table:style-name="ce2" office:value-type="float" office:value="26568.097">
            <text:p>26568.097</text:p>
          </table:table-cell>
          <table:table-cell table:style-name="ce2" office:value-type="float" office:value="2268.096">
            <text:p>2268.096</text:p>
          </table:table-cell>
          <table:table-cell table:style-name="ce2" office:value-type="float" office:value="37.368">
            <text:p>37.368</text:p>
          </table:table-cell>
          <table:table-cell table:style-name="ce2" office:value-type="float" office:value="24660.001">
            <text:p>24660.001</text:p>
          </table:table-cell>
          <table:table-cell table:style-name="ce2" office:value-type="float" office:value="68.5000027778">
            <text:p>68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26890.729">
            <text:p>26890.729</text:p>
          </table:table-cell>
          <table:table-cell office:value-type="float" office:value="250.729">
            <text:p>250.729</text:p>
          </table:table-cell>
          <table:table-cell office:value-type="float" office:value="2590.728">
            <text:p>2590.728</text:p>
          </table:table-cell>
          <table:table-cell office:value-type="float" office:value="70.728">
            <text:p>70.728</text:p>
          </table:table-cell>
        </table:table-row>
        <table:table-row table:style-name="ro2">
          <table:table-cell table:style-name="ce2" office:value-type="string">
            <text:p>1911-07-25 15:12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21.747">
            <text:p>121.75</text:p>
          </table:table-cell>
          <table:table-cell table:style-name="ce3" office:value-type="float" office:value="121.748">
            <text:p>121.75</text:p>
          </table:table-cell>
          <table:table-cell table:style-name="ce3" office:value-type="float" office:value="35.88">
            <text:p>35.88</text:p>
          </table:table-cell>
          <table:table-cell table:style-name="ce2" office:value-type="string">
            <text:p><text:s/>1 ♌ 44' 48"</text:p>
          </table:table-cell>
          <table:table-cell table:style-name="ce2" office:value-type="string">
            <text:p><text:s/>1 ♌ 44' 52"</text:p>
          </table:table-cell>
          <table:table-cell table:style-name="ce2" office:value-type="string">
            <text:p><text:s/>5 ♉ 52' 47"</text:p>
          </table:table-cell>
          <table:table-cell table:style-name="ce2" office:value-type="float" office:value="19.782">
            <text:p>19.782</text:p>
          </table:table-cell>
          <table:table-cell table:style-name="ce2" office:value-type="float" office:value="24.646">
            <text:p>24.646</text:p>
          </table:table-cell>
          <table:table-cell table:style-name="ce2" office:value-type="float" office:value="4.993">
            <text:p>4.993</text:p>
          </table:table-cell>
          <table:table-cell table:style-name="ce2" office:value-type="float" office:value="26761.748">
            <text:p>26761.748</text:p>
          </table:table-cell>
          <table:table-cell table:style-name="ce2" office:value-type="float" office:value="2281.747">
            <text:p>2281.747</text:p>
          </table:table-cell>
          <table:table-cell table:style-name="ce2" office:value-type="float" office:value="35.88">
            <text:p>35.88</text:p>
          </table:table-cell>
          <table:table-cell table:style-name="ce2" office:value-type="float" office:value="24840.001">
            <text:p>24840.001</text:p>
          </table:table-cell>
          <table:table-cell table:style-name="ce2" office:value-type="float" office:value="69.0000027778">
            <text:p>69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27085.868">
            <text:p>27085.868</text:p>
          </table:table-cell>
          <table:table-cell office:value-type="float" office:value="85.868">
            <text:p>85.868</text:p>
          </table:table-cell>
          <table:table-cell office:value-type="float" office:value="2605.867">
            <text:p>2605.867</text:p>
          </table:table-cell>
          <table:table-cell office:value-type="float" office:value="85.867">
            <text:p>85.867</text:p>
          </table:table-cell>
        </table:table-row>
        <table:table-row table:style-name="ro2">
          <table:table-cell table:style-name="ce2" office:value-type="string">
            <text:p>1911-08-09 21:55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36.371">
            <text:p>136.37</text:p>
          </table:table-cell>
          <table:table-cell table:style-name="ce3" office:value-type="float" office:value="316.374">
            <text:p>316.37</text:p>
          </table:table-cell>
          <table:table-cell table:style-name="ce3" office:value-type="float" office:value="34.226">
            <text:p>34.23</text:p>
          </table:table-cell>
          <table:table-cell table:style-name="ce2" office:value-type="string">
            <text:p>16 ♌ 22' 15"</text:p>
          </table:table-cell>
          <table:table-cell table:style-name="ce2" office:value-type="string">
            <text:p>16 ♒ 22' 26"</text:p>
          </table:table-cell>
          <table:table-cell table:style-name="ce2" office:value-type="string">
            <text:p><text:s/>4 ♉ 13' 34"</text:p>
          </table:table-cell>
          <table:table-cell table:style-name="ce2" office:value-type="float" office:value="15.939">
            <text:p>15.939</text:p>
          </table:table-cell>
          <table:table-cell table:style-name="ce2" office:value-type="float" office:value="-20.601">
            <text:p>-20.601</text:p>
          </table:table-cell>
          <table:table-cell table:style-name="ce2" office:value-type="float" office:value="-4.894">
            <text:p>-4.894</text:p>
          </table:table-cell>
          <table:table-cell table:style-name="ce2" office:value-type="float" office:value="26956.374">
            <text:p>26956.374</text:p>
          </table:table-cell>
          <table:table-cell table:style-name="ce2" office:value-type="float" office:value="2296.371">
            <text:p>2296.371</text:p>
          </table:table-cell>
          <table:table-cell table:style-name="ce2" office:value-type="float" office:value="34.226">
            <text:p>34.226</text:p>
          </table:table-cell>
          <table:table-cell table:style-name="ce2" office:value-type="float" office:value="25020.003">
            <text:p>25020.003</text:p>
          </table:table-cell>
          <table:table-cell table:style-name="ce2" office:value-type="float" office:value="69.5000083333">
            <text:p>69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27282.148">
            <text:p>27282.148</text:p>
          </table:table-cell>
          <table:table-cell office:value-type="float" office:value="282.148">
            <text:p>282.148</text:p>
          </table:table-cell>
          <table:table-cell office:value-type="float" office:value="2622.145">
            <text:p>2622.145</text:p>
          </table:table-cell>
          <table:table-cell office:value-type="float" office:value="102.145">
            <text:p>102.145</text:p>
          </table:table-cell>
        </table:table-row>
        <table:table-row table:style-name="ro2">
          <table:table-cell table:style-name="ce2" office:value-type="string">
            <text:p>1911-08-23 23:15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49.886">
            <text:p>149.89</text:p>
          </table:table-cell>
          <table:table-cell table:style-name="ce3" office:value-type="float" office:value="149.89">
            <text:p>149.89</text:p>
          </table:table-cell>
          <table:table-cell table:style-name="ce3" office:value-type="float" office:value="32.913">
            <text:p>32.91</text:p>
          </table:table-cell>
          <table:table-cell table:style-name="ce2" office:value-type="string">
            <text:p>29 ♌ 53' 11"</text:p>
          </table:table-cell>
          <table:table-cell table:style-name="ce2" office:value-type="string">
            <text:p>29 ♌ 53' 22"</text:p>
          </table:table-cell>
          <table:table-cell table:style-name="ce2" office:value-type="string">
            <text:p><text:s/>2 ♉ 54' 48"</text:p>
          </table:table-cell>
          <table:table-cell table:style-name="ce2" office:value-type="float" office:value="11.518">
            <text:p>11.518</text:p>
          </table:table-cell>
          <table:table-cell table:style-name="ce2" office:value-type="float" office:value="15.732">
            <text:p>15.732</text:p>
          </table:table-cell>
          <table:table-cell table:style-name="ce2" office:value-type="float" office:value="4.507">
            <text:p>4.507</text:p>
          </table:table-cell>
          <table:table-cell table:style-name="ce2" office:value-type="float" office:value="27149.89">
            <text:p>27149.89</text:p>
          </table:table-cell>
          <table:table-cell table:style-name="ce2" office:value-type="float" office:value="2309.886">
            <text:p>2309.886</text:p>
          </table:table-cell>
          <table:table-cell table:style-name="ce2" office:value-type="float" office:value="32.913">
            <text:p>32.913</text:p>
          </table:table-cell>
          <table:table-cell table:style-name="ce2" office:value-type="float" office:value="25200.004">
            <text:p>25200.004</text:p>
          </table:table-cell>
          <table:table-cell table:style-name="ce2" office:value-type="float" office:value="70.0000111111">
            <text:p>70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27476.977">
            <text:p>27476.977</text:p>
          </table:table-cell>
          <table:table-cell office:value-type="float" office:value="116.977">
            <text:p>116.977</text:p>
          </table:table-cell>
          <table:table-cell office:value-type="float" office:value="2636.973">
            <text:p>2636.973</text:p>
          </table:table-cell>
          <table:table-cell office:value-type="float" office:value="116.973">
            <text:p>116.973</text:p>
          </table:table-cell>
        </table:table-row>
        <table:table-row table:style-name="ro2">
          <table:table-cell table:style-name="ce2" office:value-type="string">
            <text:p>1911-09-08 10:57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64.874">
            <text:p>164.87</text:p>
          </table:table-cell>
          <table:table-cell table:style-name="ce3" office:value-type="float" office:value="344.877">
            <text:p>344.88</text:p>
          </table:table-cell>
          <table:table-cell table:style-name="ce3" office:value-type="float" office:value="31.77">
            <text:p>31.77</text:p>
          </table:table-cell>
          <table:table-cell table:style-name="ce2" office:value-type="string">
            <text:p>14 ♍ 52' 24"</text:p>
          </table:table-cell>
          <table:table-cell table:style-name="ce2" office:value-type="string">
            <text:p>14 ♓ 52' 37"</text:p>
          </table:table-cell>
          <table:table-cell table:style-name="ce2" office:value-type="string">
            <text:p><text:s/>1 ♉ 46' 12"</text:p>
          </table:table-cell>
          <table:table-cell table:style-name="ce2" office:value-type="float" office:value="5.961">
            <text:p>5.961</text:p>
          </table:table-cell>
          <table:table-cell table:style-name="ce2" office:value-type="float" office:value="-9.412">
            <text:p>-9.412</text:p>
          </table:table-cell>
          <table:table-cell table:style-name="ce2" office:value-type="float" office:value="-3.745">
            <text:p>-3.745</text:p>
          </table:table-cell>
          <table:table-cell table:style-name="ce2" office:value-type="float" office:value="27344.877">
            <text:p>27344.877</text:p>
          </table:table-cell>
          <table:table-cell table:style-name="ce2" office:value-type="float" office:value="2324.874">
            <text:p>2324.874</text:p>
          </table:table-cell>
          <table:table-cell table:style-name="ce2" office:value-type="float" office:value="31.77">
            <text:p>31.77</text:p>
          </table:table-cell>
          <table:table-cell table:style-name="ce2" office:value-type="float" office:value="25380.003">
            <text:p>25380.003</text:p>
          </table:table-cell>
          <table:table-cell table:style-name="ce2" office:value-type="float" office:value="70.5000083333">
            <text:p>70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27673.107">
            <text:p>27673.107</text:p>
          </table:table-cell>
          <table:table-cell office:value-type="float" office:value="313.107">
            <text:p>313.107</text:p>
          </table:table-cell>
          <table:table-cell office:value-type="float" office:value="2653.104">
            <text:p>2653.104</text:p>
          </table:table-cell>
          <table:table-cell office:value-type="float" office:value="133.104">
            <text:p>133.104</text:p>
          </table:table-cell>
        </table:table-row>
        <table:table-row table:style-name="ro2">
          <table:table-cell table:style-name="ce2" office:value-type="string">
            <text:p>1911-09-22 09:37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78.469">
            <text:p>178.47</text:p>
          </table:table-cell>
          <table:table-cell table:style-name="ce3" office:value-type="float" office:value="178.47">
            <text:p>178.47</text:p>
          </table:table-cell>
          <table:table-cell table:style-name="ce3" office:value-type="float" office:value="31.181">
            <text:p>31.18</text:p>
          </table:table-cell>
          <table:table-cell table:style-name="ce2" office:value-type="string">
            <text:p>28 ♍ 28' 07"</text:p>
          </table:table-cell>
          <table:table-cell table:style-name="ce2" office:value-type="string">
            <text:p>28 ♍ 28' 11"</text:p>
          </table:table-cell>
          <table:table-cell table:style-name="ce2" office:value-type="string">
            <text:p><text:s/>1 ♉ 10' 50"</text:p>
          </table:table-cell>
          <table:table-cell table:style-name="ce2" office:value-type="float" office:value="0.609">
            <text:p>0.609</text:p>
          </table:table-cell>
          <table:table-cell table:style-name="ce2" office:value-type="float" office:value="3.189">
            <text:p>3.189</text:p>
          </table:table-cell>
          <table:table-cell table:style-name="ce2" office:value-type="float" office:value="2.812">
            <text:p>2.812</text:p>
          </table:table-cell>
          <table:table-cell table:style-name="ce2" office:value-type="float" office:value="27538.47">
            <text:p>27538.47</text:p>
          </table:table-cell>
          <table:table-cell table:style-name="ce2" office:value-type="float" office:value="2338.469">
            <text:p>2338.469</text:p>
          </table:table-cell>
          <table:table-cell table:style-name="ce2" office:value-type="float" office:value="31.181">
            <text:p>31.181</text:p>
          </table:table-cell>
          <table:table-cell table:style-name="ce2" office:value-type="float" office:value="25560.001">
            <text:p>25560.001</text:p>
          </table:table-cell>
          <table:table-cell table:style-name="ce2" office:value-type="float" office:value="71.0000027778">
            <text:p>71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27867.289">
            <text:p>27867.289</text:p>
          </table:table-cell>
          <table:table-cell office:value-type="float" office:value="147.289">
            <text:p>147.289</text:p>
          </table:table-cell>
          <table:table-cell office:value-type="float" office:value="2667.288">
            <text:p>2667.288</text:p>
          </table:table-cell>
          <table:table-cell office:value-type="float" office:value="147.288">
            <text:p>147.288</text:p>
          </table:table-cell>
        </table:table-row>
        <table:table-row table:style-name="ro2">
          <table:table-cell table:style-name="ce2" office:value-type="string">
            <text:p>1911-10-07 23:12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93.77">
            <text:p>193.77</text:p>
          </table:table-cell>
          <table:table-cell table:style-name="ce3" office:value-type="float" office:value="13.775">
            <text:p>13.78</text:p>
          </table:table-cell>
          <table:table-cell table:style-name="ce3" office:value-type="float" office:value="30.925">
            <text:p>30.93</text:p>
          </table:table-cell>
          <table:table-cell table:style-name="ce2" office:value-type="string">
            <text:p>13 ♎ 46' 10"</text:p>
          </table:table-cell>
          <table:table-cell table:style-name="ce2" office:value-type="string">
            <text:p>13 ♈ 46' 29"</text:p>
          </table:table-cell>
          <table:table-cell table:style-name="ce2" office:value-type="string">
            <text:p><text:s/>0 ♉ 55' 29"</text:p>
          </table:table-cell>
          <table:table-cell table:style-name="ce2" office:value-type="float" office:value="-5.436">
            <text:p>-5.436</text:p>
          </table:table-cell>
          <table:table-cell table:style-name="ce2" office:value-type="float" office:value="4.005">
            <text:p>4.005</text:p>
          </table:table-cell>
          <table:table-cell table:style-name="ce2" office:value-type="float" office:value="-1.554">
            <text:p>-1.554</text:p>
          </table:table-cell>
          <table:table-cell table:style-name="ce2" office:value-type="float" office:value="27733.775">
            <text:p>27733.775</text:p>
          </table:table-cell>
          <table:table-cell table:style-name="ce2" office:value-type="float" office:value="2353.77">
            <text:p>2353.77</text:p>
          </table:table-cell>
          <table:table-cell table:style-name="ce2" office:value-type="float" office:value="30.925">
            <text:p>30.925</text:p>
          </table:table-cell>
          <table:table-cell table:style-name="ce2" office:value-type="float" office:value="25740.005">
            <text:p>25740.005</text:p>
          </table:table-cell>
          <table:table-cell table:style-name="ce2" office:value-type="float" office:value="71.5000138889">
            <text:p>71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28062.85">
            <text:p>28062.85</text:p>
          </table:table-cell>
          <table:table-cell office:value-type="float" office:value="342.85">
            <text:p>342.85</text:p>
          </table:table-cell>
          <table:table-cell office:value-type="float" office:value="2682.845">
            <text:p>2682.845</text:p>
          </table:table-cell>
          <table:table-cell office:value-type="float" office:value="162.845">
            <text:p>162.845</text:p>
          </table:table-cell>
        </table:table-row>
        <table:table-row table:style-name="ro2">
          <table:table-cell table:style-name="ce2" office:value-type="string">
            <text:p>1911-10-21 23:10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07.648">
            <text:p>207.65</text:p>
          </table:table-cell>
          <table:table-cell table:style-name="ce3" office:value-type="float" office:value="207.65">
            <text:p>207.65</text:p>
          </table:table-cell>
          <table:table-cell table:style-name="ce3" office:value-type="float" office:value="30.912">
            <text:p>30.91</text:p>
          </table:table-cell>
          <table:table-cell table:style-name="ce2" office:value-type="string">
            <text:p>27 ♎ 38' 51"</text:p>
          </table:table-cell>
          <table:table-cell table:style-name="ce2" office:value-type="string">
            <text:p>27 ♎ 38' 58"</text:p>
          </table:table-cell>
          <table:table-cell table:style-name="ce2" office:value-type="string">
            <text:p><text:s/>0 ♉ 54' 43"</text:p>
          </table:table-cell>
          <table:table-cell table:style-name="ce2" office:value-type="float" office:value="-10.643">
            <text:p>-10.643</text:p>
          </table:table-cell>
          <table:table-cell table:style-name="ce2" office:value-type="float" office:value="-10.362">
            <text:p>-10.362</text:p>
          </table:table-cell>
          <table:table-cell table:style-name="ce2" office:value-type="float" office:value="0.301">
            <text:p>0.301</text:p>
          </table:table-cell>
          <table:table-cell table:style-name="ce2" office:value-type="float" office:value="27927.65">
            <text:p>27927.65</text:p>
          </table:table-cell>
          <table:table-cell table:style-name="ce2" office:value-type="float" office:value="2367.648">
            <text:p>2367.648</text:p>
          </table:table-cell>
          <table:table-cell table:style-name="ce2" office:value-type="float" office:value="30.912">
            <text:p>30.912</text:p>
          </table:table-cell>
          <table:table-cell table:style-name="ce2" office:value-type="float" office:value="25920.002">
            <text:p>25920.002</text:p>
          </table:table-cell>
          <table:table-cell table:style-name="ce2" office:value-type="float" office:value="72.0000055556">
            <text:p>72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28256.738">
            <text:p>28256.738</text:p>
          </table:table-cell>
          <table:table-cell office:value-type="float" office:value="176.738">
            <text:p>176.738</text:p>
          </table:table-cell>
          <table:table-cell office:value-type="float" office:value="2696.736">
            <text:p>2696.736</text:p>
          </table:table-cell>
          <table:table-cell office:value-type="float" office:value="176.736">
            <text:p>176.736</text:p>
          </table:table-cell>
        </table:table-row>
        <table:table-row table:style-name="ro2">
          <table:table-cell table:style-name="ce2" office:value-type="string">
            <text:p>1911-11-06 10:48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23.125">
            <text:p>223.13</text:p>
          </table:table-cell>
          <table:table-cell table:style-name="ce3" office:value-type="float" office:value="43.13">
            <text:p>43.13</text:p>
          </table:table-cell>
          <table:table-cell table:style-name="ce3" office:value-type="float" office:value="30.957">
            <text:p>30.96</text:p>
          </table:table-cell>
          <table:table-cell table:style-name="ce2" office:value-type="string">
            <text:p>13 ♏ 07' 31"</text:p>
          </table:table-cell>
          <table:table-cell table:style-name="ce2" office:value-type="string">
            <text:p>13 ♉ 07' 47"</text:p>
          </table:table-cell>
          <table:table-cell table:style-name="ce2" office:value-type="string">
            <text:p><text:s/>0 ♉ 57' 23"</text:p>
          </table:table-cell>
          <table:table-cell table:style-name="ce2" office:value-type="float" office:value="-15.787">
            <text:p>-15.787</text:p>
          </table:table-cell>
          <table:table-cell table:style-name="ce2" office:value-type="float" office:value="16.851">
            <text:p>16.851</text:p>
          </table:table-cell>
          <table:table-cell table:style-name="ce2" office:value-type="float" office:value="1.114">
            <text:p>1.114</text:p>
          </table:table-cell>
          <table:table-cell table:style-name="ce2" office:value-type="float" office:value="28123.13">
            <text:p>28123.13</text:p>
          </table:table-cell>
          <table:table-cell table:style-name="ce2" office:value-type="float" office:value="2383.125">
            <text:p>2383.125</text:p>
          </table:table-cell>
          <table:table-cell table:style-name="ce2" office:value-type="float" office:value="30.957">
            <text:p>30.957</text:p>
          </table:table-cell>
          <table:table-cell table:style-name="ce2" office:value-type="float" office:value="26100.005">
            <text:p>26100.005</text:p>
          </table:table-cell>
          <table:table-cell table:style-name="ce2" office:value-type="float" office:value="72.5000138889">
            <text:p>72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28452.173">
            <text:p>28452.173</text:p>
          </table:table-cell>
          <table:table-cell office:value-type="float" office:value="12.173">
            <text:p>12.173</text:p>
          </table:table-cell>
          <table:table-cell office:value-type="float" office:value="2712.168">
            <text:p>2712.168</text:p>
          </table:table-cell>
          <table:table-cell office:value-type="float" office:value="192.168">
            <text:p>192.168</text:p>
          </table:table-cell>
        </table:table-row>
        <table:table-row table:style-name="ro2">
          <table:table-cell table:style-name="ce2" office:value-type="string">
            <text:p>1911-11-20 15:49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37.432">
            <text:p>237.43</text:p>
          </table:table-cell>
          <table:table-cell table:style-name="ce3" office:value-type="float" office:value="237.433">
            <text:p>237.43</text:p>
          </table:table-cell>
          <table:table-cell table:style-name="ce3" office:value-type="float" office:value="30.847">
            <text:p>30.85</text:p>
          </table:table-cell>
          <table:table-cell table:style-name="ce2" office:value-type="string">
            <text:p>27 ♏ 25' 55"</text:p>
          </table:table-cell>
          <table:table-cell table:style-name="ce2" office:value-type="string">
            <text:p>27 ♏ 25' 57"</text:p>
          </table:table-cell>
          <table:table-cell table:style-name="ce2" office:value-type="string">
            <text:p><text:s/>0 ♉ 50' 48"</text:p>
          </table:table-cell>
          <table:table-cell table:style-name="ce2" office:value-type="float" office:value="-19.598">
            <text:p>-19.598</text:p>
          </table:table-cell>
          <table:table-cell table:style-name="ce2" office:value-type="float" office:value="-21.876">
            <text:p>-21.876</text:p>
          </table:table-cell>
          <table:table-cell table:style-name="ce2" office:value-type="float" office:value="-2.341">
            <text:p>-2.341</text:p>
          </table:table-cell>
          <table:table-cell table:style-name="ce2" office:value-type="float" office:value="28317.433">
            <text:p>28317.433</text:p>
          </table:table-cell>
          <table:table-cell table:style-name="ce2" office:value-type="float" office:value="2397.432">
            <text:p>2397.432</text:p>
          </table:table-cell>
          <table:table-cell table:style-name="ce2" office:value-type="float" office:value="30.847">
            <text:p>30.847</text:p>
          </table:table-cell>
          <table:table-cell table:style-name="ce2" office:value-type="float" office:value="26280.001">
            <text:p>26280.001</text:p>
          </table:table-cell>
          <table:table-cell table:style-name="ce2" office:value-type="float" office:value="73.0000027778">
            <text:p>73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28646.586">
            <text:p>28646.586</text:p>
          </table:table-cell>
          <table:table-cell office:value-type="float" office:value="206.586">
            <text:p>206.586</text:p>
          </table:table-cell>
          <table:table-cell office:value-type="float" office:value="2726.585">
            <text:p>2726.585</text:p>
          </table:table-cell>
          <table:table-cell office:value-type="float" office:value="206.585">
            <text:p>206.585</text:p>
          </table:table-cell>
        </table:table-row>
        <table:table-row table:style-name="ro2">
          <table:table-cell table:style-name="ce2" office:value-type="string">
            <text:p>1911-12-05 21:52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52.88">
            <text:p>252.88</text:p>
          </table:table-cell>
          <table:table-cell table:style-name="ce3" office:value-type="float" office:value="72.885">
            <text:p>72.89</text:p>
          </table:table-cell>
          <table:table-cell table:style-name="ce3" office:value-type="float" office:value="30.245">
            <text:p>30.25</text:p>
          </table:table-cell>
          <table:table-cell table:style-name="ce2" office:value-type="string">
            <text:p>12 ♐ 52' 48"</text:p>
          </table:table-cell>
          <table:table-cell table:style-name="ce2" office:value-type="string">
            <text:p>12 ♊ 53' 05"</text:p>
          </table:table-cell>
          <table:table-cell table:style-name="ce2" office:value-type="string">
            <text:p><text:s/>0 ♉ 14' 42"</text:p>
          </table:table-cell>
          <table:table-cell table:style-name="ce2" office:value-type="float" office:value="-22.356">
            <text:p>-22.356</text:p>
          </table:table-cell>
          <table:table-cell table:style-name="ce2" office:value-type="float" office:value="25.819">
            <text:p>25.819</text:p>
          </table:table-cell>
          <table:table-cell table:style-name="ce2" office:value-type="float" office:value="3.491">
            <text:p>3.491</text:p>
          </table:table-cell>
          <table:table-cell table:style-name="ce2" office:value-type="float" office:value="28512.885">
            <text:p>28512.885</text:p>
          </table:table-cell>
          <table:table-cell table:style-name="ce2" office:value-type="float" office:value="2412.88">
            <text:p>2412.88</text:p>
          </table:table-cell>
          <table:table-cell table:style-name="ce2" office:value-type="float" office:value="30.245">
            <text:p>30.245</text:p>
          </table:table-cell>
          <table:table-cell table:style-name="ce2" office:value-type="float" office:value="26460.005">
            <text:p>26460.005</text:p>
          </table:table-cell>
          <table:table-cell table:style-name="ce2" office:value-type="float" office:value="73.5000138889">
            <text:p>73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28842.64">
            <text:p>28842.64</text:p>
          </table:table-cell>
          <table:table-cell office:value-type="float" office:value="42.64">
            <text:p>42.64</text:p>
          </table:table-cell>
          <table:table-cell office:value-type="float" office:value="2742.635">
            <text:p>2742.635</text:p>
          </table:table-cell>
          <table:table-cell office:value-type="float" office:value="222.635">
            <text:p>222.635</text:p>
          </table:table-cell>
        </table:table-row>
        <table:table-row table:style-name="ro2">
          <table:table-cell table:style-name="ce2" office:value-type="string">
            <text:p>1911-12-20 10:41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67.662">
            <text:p>267.66</text:p>
          </table:table-cell>
          <table:table-cell table:style-name="ce3" office:value-type="float" office:value="267.666">
            <text:p>267.67</text:p>
          </table:table-cell>
          <table:table-cell table:style-name="ce3" office:value-type="float" office:value="29.301">
            <text:p>29.30</text:p>
          </table:table-cell>
          <table:table-cell table:style-name="ce2" office:value-type="string">
            <text:p>27 ♐ 39' 43"</text:p>
          </table:table-cell>
          <table:table-cell table:style-name="ce2" office:value-type="string">
            <text:p>27 ♐ 39' 57"</text:p>
          </table:table-cell>
          <table:table-cell table:style-name="ce2" office:value-type="string">
            <text:p>29 ♈ 18' 03"</text:p>
          </table:table-cell>
          <table:table-cell table:style-name="ce2" office:value-type="float" office:value="-23.432">
            <text:p>-23.432</text:p>
          </table:table-cell>
          <table:table-cell table:style-name="ce2" office:value-type="float" office:value="-27.742">
            <text:p>-27.742</text:p>
          </table:table-cell>
          <table:table-cell table:style-name="ce2" office:value-type="float" office:value="-4.31">
            <text:p>-4.31</text:p>
          </table:table-cell>
          <table:table-cell table:style-name="ce2" office:value-type="float" office:value="28707.666">
            <text:p>28707.666</text:p>
          </table:table-cell>
          <table:table-cell table:style-name="ce2" office:value-type="float" office:value="2427.662">
            <text:p>2427.662</text:p>
          </table:table-cell>
          <table:table-cell table:style-name="ce2" office:value-type="float" office:value="29.301">
            <text:p>29.301</text:p>
          </table:table-cell>
          <table:table-cell table:style-name="ce2" office:value-type="float" office:value="26640.004">
            <text:p>26640.004</text:p>
          </table:table-cell>
          <table:table-cell table:style-name="ce2" office:value-type="float" office:value="74.0000111111">
            <text:p>74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29038.365">
            <text:p>29038.365</text:p>
          </table:table-cell>
          <table:table-cell office:value-type="float" office:value="238.365">
            <text:p>238.365</text:p>
          </table:table-cell>
          <table:table-cell office:value-type="float" office:value="2758.361">
            <text:p>2758.361</text:p>
          </table:table-cell>
          <table:table-cell office:value-type="float" office:value="238.361">
            <text:p>238.361</text:p>
          </table:table-cell>
        </table:table-row>
        <table:table-row table:style-name="ro2">
          <table:table-cell table:style-name="ce2" office:value-type="string">
            <text:p>1912-01-04 08:30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82.857">
            <text:p>282.86</text:p>
          </table:table-cell>
          <table:table-cell table:style-name="ce3" office:value-type="float" office:value="102.862">
            <text:p>102.86</text:p>
          </table:table-cell>
          <table:table-cell table:style-name="ce3" office:value-type="float" office:value="27.748">
            <text:p>27.75</text:p>
          </table:table-cell>
          <table:table-cell table:style-name="ce2" office:value-type="string">
            <text:p>12 ♑ 51' 23"</text:p>
          </table:table-cell>
          <table:table-cell table:style-name="ce2" office:value-type="string">
            <text:p>12 ♋ 51' 43"</text:p>
          </table:table-cell>
          <table:table-cell table:style-name="ce2" office:value-type="string">
            <text:p>27 ♈ 44' 53"</text:p>
          </table:table-cell>
          <table:table-cell table:style-name="ce2" office:value-type="float" office:value="-22.831">
            <text:p>-22.831</text:p>
          </table:table-cell>
          <table:table-cell table:style-name="ce2" office:value-type="float" office:value="27.653">
            <text:p>27.653</text:p>
          </table:table-cell>
          <table:table-cell table:style-name="ce2" office:value-type="float" office:value="4.846">
            <text:p>4.846</text:p>
          </table:table-cell>
          <table:table-cell table:style-name="ce2" office:value-type="float" office:value="28902.862">
            <text:p>28902.862</text:p>
          </table:table-cell>
          <table:table-cell table:style-name="ce2" office:value-type="float" office:value="2442.857">
            <text:p>2442.857</text:p>
          </table:table-cell>
          <table:table-cell table:style-name="ce2" office:value-type="float" office:value="27.748">
            <text:p>27.748</text:p>
          </table:table-cell>
          <table:table-cell table:style-name="ce2" office:value-type="float" office:value="26820.005">
            <text:p>26820.005</text:p>
          </table:table-cell>
          <table:table-cell table:style-name="ce2" office:value-type="float" office:value="74.5000138889">
            <text:p>74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29235.114">
            <text:p>29235.114</text:p>
          </table:table-cell>
          <table:table-cell office:value-type="float" office:value="75.114">
            <text:p>75.114</text:p>
          </table:table-cell>
          <table:table-cell office:value-type="float" office:value="2775.109">
            <text:p>2775.109</text:p>
          </table:table-cell>
          <table:table-cell office:value-type="float" office:value="255.109">
            <text:p>255.109</text:p>
          </table:table-cell>
        </table:table-row>
        <table:table-row table:style-name="ro2">
          <table:table-cell table:style-name="ce2" office:value-type="string">
            <text:p>1912-01-19 06:10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98.041">
            <text:p>298.04</text:p>
          </table:table-cell>
          <table:table-cell table:style-name="ce3" office:value-type="float" office:value="298.043">
            <text:p>298.04</text:p>
          </table:table-cell>
          <table:table-cell table:style-name="ce3" office:value-type="float" office:value="26.002">
            <text:p>26.00</text:p>
          </table:table-cell>
          <table:table-cell table:style-name="ce2" office:value-type="string">
            <text:p>28 ♑ 02' 28"</text:p>
          </table:table-cell>
          <table:table-cell table:style-name="ce2" office:value-type="string">
            <text:p>28 ♑ 02' 33"</text:p>
          </table:table-cell>
          <table:table-cell table:style-name="ce2" office:value-type="string">
            <text:p>26 ♈ 00' 05"</text:p>
          </table:table-cell>
          <table:table-cell table:style-name="ce2" office:value-type="float" office:value="-20.565">
            <text:p>-20.565</text:p>
          </table:table-cell>
          <table:table-cell table:style-name="ce2" office:value-type="float" office:value="-25.438">
            <text:p>-25.438</text:p>
          </table:table-cell>
          <table:table-cell table:style-name="ce2" office:value-type="float" office:value="-4.977">
            <text:p>-4.977</text:p>
          </table:table-cell>
          <table:table-cell table:style-name="ce2" office:value-type="float" office:value="29098.043">
            <text:p>29098.043</text:p>
          </table:table-cell>
          <table:table-cell table:style-name="ce2" office:value-type="float" office:value="2458.041">
            <text:p>2458.041</text:p>
          </table:table-cell>
          <table:table-cell table:style-name="ce2" office:value-type="float" office:value="26.002">
            <text:p>26.002</text:p>
          </table:table-cell>
          <table:table-cell table:style-name="ce2" office:value-type="float" office:value="27000.002">
            <text:p>27000.002</text:p>
          </table:table-cell>
          <table:table-cell table:style-name="ce2" office:value-type="float" office:value="75.0000055556">
            <text:p>75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29432.041">
            <text:p>29432.041</text:p>
          </table:table-cell>
          <table:table-cell office:value-type="float" office:value="272.041">
            <text:p>272.041</text:p>
          </table:table-cell>
          <table:table-cell office:value-type="float" office:value="2792.039">
            <text:p>2792.039</text:p>
          </table:table-cell>
          <table:table-cell office:value-type="float" office:value="272.039">
            <text:p>272.039</text:p>
          </table:table-cell>
        </table:table-row>
        <table:table-row table:style-name="ro2">
          <table:table-cell table:style-name="ce2" office:value-type="string">
            <text:p>1912-02-02 18:59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12.813">
            <text:p>312.81</text:p>
          </table:table-cell>
          <table:table-cell table:style-name="ce3" office:value-type="float" office:value="132.82">
            <text:p>132.82</text:p>
          </table:table-cell>
          <table:table-cell table:style-name="ce3" office:value-type="float" office:value="24.354">
            <text:p>24.35</text:p>
          </table:table-cell>
          <table:table-cell table:style-name="ce2" office:value-type="string">
            <text:p>12 ♒ 48' 47"</text:p>
          </table:table-cell>
          <table:table-cell table:style-name="ce2" office:value-type="string">
            <text:p>12 ♌ 49' 12"</text:p>
          </table:table-cell>
          <table:table-cell table:style-name="ce2" office:value-type="string">
            <text:p>24 ♈ 21' 15"</text:p>
          </table:table-cell>
          <table:table-cell table:style-name="ce2" office:value-type="float" office:value="-16.975">
            <text:p>-16.975</text:p>
          </table:table-cell>
          <table:table-cell table:style-name="ce2" office:value-type="float" office:value="21.537">
            <text:p>21.537</text:p>
          </table:table-cell>
          <table:table-cell table:style-name="ce2" office:value-type="float" office:value="4.764">
            <text:p>4.764</text:p>
          </table:table-cell>
          <table:table-cell table:style-name="ce2" office:value-type="float" office:value="29292.82">
            <text:p>29292.82</text:p>
          </table:table-cell>
          <table:table-cell table:style-name="ce2" office:value-type="float" office:value="2472.813">
            <text:p>2472.813</text:p>
          </table:table-cell>
          <table:table-cell table:style-name="ce2" office:value-type="float" office:value="24.354">
            <text:p>24.354</text:p>
          </table:table-cell>
          <table:table-cell table:style-name="ce2" office:value-type="float" office:value="27180.007">
            <text:p>27180.007</text:p>
          </table:table-cell>
          <table:table-cell table:style-name="ce2" office:value-type="float" office:value="75.5000194444">
            <text:p>75.5000194444</text:p>
          </table:table-cell>
          <table:table-cell table:style-name="ce2" office:value-type="float" office:value="180.007">
            <text:p>180.007</text:p>
          </table:table-cell>
          <table:table-cell table:style-name="ce2" office:value-type="float" office:value="15">
            <text:p>15</text:p>
          </table:table-cell>
          <table:table-cell office:value-type="float" office:value="29628.466">
            <text:p>29628.466</text:p>
          </table:table-cell>
          <table:table-cell office:value-type="float" office:value="108.466">
            <text:p>108.466</text:p>
          </table:table-cell>
          <table:table-cell office:value-type="float" office:value="2808.459">
            <text:p>2808.459</text:p>
          </table:table-cell>
          <table:table-cell office:value-type="float" office:value="288.459">
            <text:p>288.459</text:p>
          </table:table-cell>
        </table:table-row>
        <table:table-row table:style-name="ro2">
          <table:table-cell table:style-name="ce2" office:value-type="string">
            <text:p>1912-02-18 00:45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28.233">
            <text:p>328.23</text:p>
          </table:table-cell>
          <table:table-cell table:style-name="ce3" office:value-type="float" office:value="328.237">
            <text:p>328.24</text:p>
          </table:table-cell>
          <table:table-cell table:style-name="ce3" office:value-type="float" office:value="22.883">
            <text:p>22.88</text:p>
          </table:table-cell>
          <table:table-cell table:style-name="ce2" office:value-type="string">
            <text:p>28 ♒ 13' 59"</text:p>
          </table:table-cell>
          <table:table-cell table:style-name="ce2" office:value-type="string">
            <text:p>28 ♒ 14' 12"</text:p>
          </table:table-cell>
          <table:table-cell table:style-name="ce2" office:value-type="string">
            <text:p>22 ♈ 52' 57"</text:p>
          </table:table-cell>
          <table:table-cell table:style-name="ce2" office:value-type="float" office:value="-12.095">
            <text:p>-12.095</text:p>
          </table:table-cell>
          <table:table-cell table:style-name="ce2" office:value-type="float" office:value="-15.977">
            <text:p>-15.977</text:p>
          </table:table-cell>
          <table:table-cell table:style-name="ce2" office:value-type="float" office:value="-4.143">
            <text:p>-4.143</text:p>
          </table:table-cell>
          <table:table-cell table:style-name="ce2" office:value-type="float" office:value="29488.237">
            <text:p>29488.237</text:p>
          </table:table-cell>
          <table:table-cell table:style-name="ce2" office:value-type="float" office:value="2488.233">
            <text:p>2488.233</text:p>
          </table:table-cell>
          <table:table-cell table:style-name="ce2" office:value-type="float" office:value="22.883">
            <text:p>22.883</text:p>
          </table:table-cell>
          <table:table-cell table:style-name="ce2" office:value-type="float" office:value="27360.004">
            <text:p>27360.004</text:p>
          </table:table-cell>
          <table:table-cell table:style-name="ce2" office:value-type="float" office:value="76.0000111111">
            <text:p>76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29825.354">
            <text:p>29825.354</text:p>
          </table:table-cell>
          <table:table-cell office:value-type="float" office:value="305.354">
            <text:p>305.354</text:p>
          </table:table-cell>
          <table:table-cell office:value-type="float" office:value="2825.35">
            <text:p>2825.35</text:p>
          </table:table-cell>
          <table:table-cell office:value-type="float" office:value="305.35">
            <text:p>305.35</text:p>
          </table:table-cell>
        </table:table-row>
        <table:table-row table:style-name="ro2">
          <table:table-cell table:style-name="ce2" office:value-type="string">
            <text:p>1912-03-03 05:42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42.518">
            <text:p>342.52</text:p>
          </table:table-cell>
          <table:table-cell table:style-name="ce3" office:value-type="float" office:value="162.52">
            <text:p>162.52</text:p>
          </table:table-cell>
          <table:table-cell table:style-name="ce3" office:value-type="float" office:value="22.069">
            <text:p>22.07</text:p>
          </table:table-cell>
          <table:table-cell table:style-name="ce2" office:value-type="string">
            <text:p>12 ♓ 31' 05"</text:p>
          </table:table-cell>
          <table:table-cell table:style-name="ce2" office:value-type="string">
            <text:p>12 ♍ 31' 10"</text:p>
          </table:table-cell>
          <table:table-cell table:style-name="ce2" office:value-type="string">
            <text:p>22 ♈ 04' 09"</text:p>
          </table:table-cell>
          <table:table-cell table:style-name="ce2" office:value-type="float" office:value="-6.867">
            <text:p>-6.867</text:p>
          </table:table-cell>
          <table:table-cell table:style-name="ce2" office:value-type="float" office:value="9.903">
            <text:p>9.903</text:p>
          </table:table-cell>
          <table:table-cell table:style-name="ce2" office:value-type="float" office:value="3.289">
            <text:p>3.289</text:p>
          </table:table-cell>
          <table:table-cell table:style-name="ce2" office:value-type="float" office:value="29682.52">
            <text:p>29682.52</text:p>
          </table:table-cell>
          <table:table-cell table:style-name="ce2" office:value-type="float" office:value="2502.518">
            <text:p>2502.518</text:p>
          </table:table-cell>
          <table:table-cell table:style-name="ce2" office:value-type="float" office:value="22.069">
            <text:p>22.069</text:p>
          </table:table-cell>
          <table:table-cell table:style-name="ce2" office:value-type="float" office:value="27540.002">
            <text:p>27540.002</text:p>
          </table:table-cell>
          <table:table-cell table:style-name="ce2" office:value-type="float" office:value="76.5000055556">
            <text:p>76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office:value-type="float" office:value="30020.451">
            <text:p>30020.451</text:p>
          </table:table-cell>
          <table:table-cell office:value-type="float" office:value="140.451">
            <text:p>140.451</text:p>
          </table:table-cell>
          <table:table-cell office:value-type="float" office:value="2840.449">
            <text:p>2840.449</text:p>
          </table:table-cell>
          <table:table-cell office:value-type="float" office:value="320.449">
            <text:p>320.449</text:p>
          </table:table-cell>
        </table:table-row>
        <table:table-row table:style-name="ro2">
          <table:table-cell table:style-name="ce2" office:value-type="string">
            <text:p>1912-03-18 17:09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57.964">
            <text:p>357.96</text:p>
          </table:table-cell>
          <table:table-cell table:style-name="ce3" office:value-type="float" office:value="357.966">
            <text:p>357.97</text:p>
          </table:table-cell>
          <table:table-cell table:style-name="ce3" office:value-type="float" office:value="21.591">
            <text:p>21.59</text:p>
          </table:table-cell>
          <table:table-cell table:style-name="ce2" office:value-type="string">
            <text:p>27 ♓ 57' 48"</text:p>
          </table:table-cell>
          <table:table-cell table:style-name="ce2" office:value-type="string">
            <text:p>27 ♓ 57' 57"</text:p>
          </table:table-cell>
          <table:table-cell table:style-name="ce2" office:value-type="string">
            <text:p>21 ♈ 35' 26"</text:p>
          </table:table-cell>
          <table:table-cell table:style-name="ce2" office:value-type="float" office:value="-0.81">
            <text:p>-0.81</text:p>
          </table:table-cell>
          <table:table-cell table:style-name="ce2" office:value-type="float" office:value="-2.736">
            <text:p>-2.736</text:p>
          </table:table-cell>
          <table:table-cell table:style-name="ce2" office:value-type="float" office:value="-2.1">
            <text:p>-2.1</text:p>
          </table:table-cell>
          <table:table-cell table:style-name="ce2" office:value-type="float" office:value="29877.966">
            <text:p>29877.966</text:p>
          </table:table-cell>
          <table:table-cell table:style-name="ce2" office:value-type="float" office:value="2517.964">
            <text:p>2517.964</text:p>
          </table:table-cell>
          <table:table-cell table:style-name="ce2" office:value-type="float" office:value="21.591">
            <text:p>21.591</text:p>
          </table:table-cell>
          <table:table-cell table:style-name="ce2" office:value-type="float" office:value="27720.002">
            <text:p>27720.002</text:p>
          </table:table-cell>
          <table:table-cell table:style-name="ce2" office:value-type="float" office:value="77.0000055556">
            <text:p>77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30216.375">
            <text:p>30216.375</text:p>
          </table:table-cell>
          <table:table-cell office:value-type="float" office:value="336.375">
            <text:p>336.375</text:p>
          </table:table-cell>
          <table:table-cell office:value-type="float" office:value="2856.373">
            <text:p>2856.373</text:p>
          </table:table-cell>
          <table:table-cell office:value-type="float" office:value="336.373">
            <text:p>336.373</text:p>
          </table:table-cell>
        </table:table-row>
        <table:table-row table:style-name="ro2">
          <table:table-cell table:style-name="ce2" office:value-type="string">
            <text:p>1912-04-01 17:05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1.818">
            <text:p>11.82</text:p>
          </table:table-cell>
          <table:table-cell table:style-name="ce3" office:value-type="float" office:value="191.82">
            <text:p>191.82</text:p>
          </table:table-cell>
          <table:table-cell table:style-name="ce3" office:value-type="float" office:value="21.514">
            <text:p>21.51</text:p>
          </table:table-cell>
          <table:table-cell table:style-name="ce2" office:value-type="string">
            <text:p>11 ♈ 49' 03"</text:p>
          </table:table-cell>
          <table:table-cell table:style-name="ce2" office:value-type="string">
            <text:p>11 ♎ 49' 10"</text:p>
          </table:table-cell>
          <table:table-cell table:style-name="ce2" office:value-type="string">
            <text:p>21 ♈ 30' 49"</text:p>
          </table:table-cell>
          <table:table-cell table:style-name="ce2" office:value-type="float" office:value="4.675">
            <text:p>4.675</text:p>
          </table:table-cell>
          <table:table-cell table:style-name="ce2" office:value-type="float" office:value="-3.857">
            <text:p>-3.857</text:p>
          </table:table-cell>
          <table:table-cell table:style-name="ce2" office:value-type="float" office:value="0.89">
            <text:p>0.89</text:p>
          </table:table-cell>
          <table:table-cell table:style-name="ce2" office:value-type="float" office:value="30071.82">
            <text:p>30071.82</text:p>
          </table:table-cell>
          <table:table-cell table:style-name="ce2" office:value-type="float" office:value="2531.818">
            <text:p>2531.818</text:p>
          </table:table-cell>
          <table:table-cell table:style-name="ce2" office:value-type="float" office:value="21.514">
            <text:p>21.514</text:p>
          </table:table-cell>
          <table:table-cell table:style-name="ce2" office:value-type="float" office:value="27900.002">
            <text:p>27900.002</text:p>
          </table:table-cell>
          <table:table-cell table:style-name="ce2" office:value-type="float" office:value="77.5000055556">
            <text:p>77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office:value-type="float" office:value="30410.306">
            <text:p>30410.306</text:p>
          </table:table-cell>
          <table:table-cell office:value-type="float" office:value="170.306">
            <text:p>170.306</text:p>
          </table:table-cell>
          <table:table-cell office:value-type="float" office:value="2870.304">
            <text:p>2870.304</text:p>
          </table:table-cell>
          <table:table-cell office:value-type="float" office:value="350.304">
            <text:p>350.304</text:p>
          </table:table-cell>
        </table:table-row>
        <table:table-row table:style-name="ro2">
          <table:table-cell table:style-name="ce2" office:value-type="string">
            <text:p>1912-04-17 06:40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7.095">
            <text:p>27.10</text:p>
          </table:table-cell>
          <table:table-cell table:style-name="ce3" office:value-type="float" office:value="27.097">
            <text:p>27.10</text:p>
          </table:table-cell>
          <table:table-cell table:style-name="ce3" office:value-type="float" office:value="21.572">
            <text:p>21.57</text:p>
          </table:table-cell>
          <table:table-cell table:style-name="ce2" office:value-type="string">
            <text:p>27 ♈ 05' 41"</text:p>
          </table:table-cell>
          <table:table-cell table:style-name="ce2" office:value-type="string">
            <text:p>27 ♈ 05' 49"</text:p>
          </table:table-cell>
          <table:table-cell table:style-name="ce2" office:value-type="string">
            <text:p>21 ♈ 34' 17"</text:p>
          </table:table-cell>
          <table:table-cell table:style-name="ce2" office:value-type="float" office:value="10.444">
            <text:p>10.444</text:p>
          </table:table-cell>
          <table:table-cell table:style-name="ce2" office:value-type="float" office:value="10.92">
            <text:p>10.92</text:p>
          </table:table-cell>
          <table:table-cell table:style-name="ce2" office:value-type="float" office:value="0.509">
            <text:p>0.509</text:p>
          </table:table-cell>
          <table:table-cell table:style-name="ce2" office:value-type="float" office:value="30267.097">
            <text:p>30267.097</text:p>
          </table:table-cell>
          <table:table-cell table:style-name="ce2" office:value-type="float" office:value="2547.095">
            <text:p>2547.095</text:p>
          </table:table-cell>
          <table:table-cell table:style-name="ce2" office:value-type="float" office:value="21.572">
            <text:p>21.572</text:p>
          </table:table-cell>
          <table:table-cell table:style-name="ce2" office:value-type="float" office:value="28080.002">
            <text:p>28080.002</text:p>
          </table:table-cell>
          <table:table-cell table:style-name="ce2" office:value-type="float" office:value="78.0000055556">
            <text:p>78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30605.525">
            <text:p>30605.525</text:p>
          </table:table-cell>
          <table:table-cell office:value-type="float" office:value="5.525">
            <text:p>5.525</text:p>
          </table:table-cell>
          <table:table-cell office:value-type="float" office:value="2885.523">
            <text:p>2885.523</text:p>
          </table:table-cell>
          <table:table-cell office:value-type="float" office:value="5.523">
            <text:p>5.523</text:p>
          </table:table-cell>
        </table:table-row>
        <table:table-row table:style-name="ro2">
          <table:table-cell table:style-name="ce2" office:value-type="string">
            <text:p>1912-05-01 05:19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40.669">
            <text:p>40.67</text:p>
          </table:table-cell>
          <table:table-cell table:style-name="ce3" office:value-type="float" office:value="220.671">
            <text:p>220.67</text:p>
          </table:table-cell>
          <table:table-cell table:style-name="ce3" office:value-type="float" office:value="21.546">
            <text:p>21.55</text:p>
          </table:table-cell>
          <table:table-cell table:style-name="ce2" office:value-type="string">
            <text:p>10 ♉ 40' 08"</text:p>
          </table:table-cell>
          <table:table-cell table:style-name="ce2" office:value-type="string">
            <text:p>10 ♏ 40' 14"</text:p>
          </table:table-cell>
          <table:table-cell table:style-name="ce2" office:value-type="string">
            <text:p>21 ♈ 32' 45"</text:p>
          </table:table-cell>
          <table:table-cell table:style-name="ce2" office:value-type="float" office:value="15.033">
            <text:p>15.033</text:p>
          </table:table-cell>
          <table:table-cell table:style-name="ce2" office:value-type="float" office:value="-16.669">
            <text:p>-16.669</text:p>
          </table:table-cell>
          <table:table-cell table:style-name="ce2" office:value-type="float" office:value="-1.723">
            <text:p>-1.723</text:p>
          </table:table-cell>
          <table:table-cell table:style-name="ce2" office:value-type="float" office:value="30460.671">
            <text:p>30460.671</text:p>
          </table:table-cell>
          <table:table-cell table:style-name="ce2" office:value-type="float" office:value="2560.669">
            <text:p>2560.669</text:p>
          </table:table-cell>
          <table:table-cell table:style-name="ce2" office:value-type="float" office:value="21.546">
            <text:p>21.546</text:p>
          </table:table-cell>
          <table:table-cell table:style-name="ce2" office:value-type="float" office:value="28260.002">
            <text:p>28260.002</text:p>
          </table:table-cell>
          <table:table-cell table:style-name="ce2" office:value-type="float" office:value="78.5000055556">
            <text:p>78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office:value-type="float" office:value="30799.125">
            <text:p>30799.125</text:p>
          </table:table-cell>
          <table:table-cell office:value-type="float" office:value="199.125">
            <text:p>199.125</text:p>
          </table:table-cell>
          <table:table-cell office:value-type="float" office:value="2899.123">
            <text:p>2899.123</text:p>
          </table:table-cell>
          <table:table-cell office:value-type="float" office:value="19.123">
            <text:p>19.123</text:p>
          </table:table-cell>
        </table:table-row>
        <table:table-row table:style-name="ro2">
          <table:table-cell table:style-name="ce2" office:value-type="string">
            <text:p>1912-05-16 17:14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55.645">
            <text:p>55.65</text:p>
          </table:table-cell>
          <table:table-cell table:style-name="ce3" office:value-type="float" office:value="55.648">
            <text:p>55.65</text:p>
          </table:table-cell>
          <table:table-cell table:style-name="ce3" office:value-type="float" office:value="21.227">
            <text:p>21.23</text:p>
          </table:table-cell>
          <table:table-cell table:style-name="ce2" office:value-type="string">
            <text:p>25 ♉ 38' 42"</text:p>
          </table:table-cell>
          <table:table-cell table:style-name="ce2" office:value-type="string">
            <text:p>25 ♉ 38' 54"</text:p>
          </table:table-cell>
          <table:table-cell table:style-name="ce2" office:value-type="string">
            <text:p>21 ♈ 13' 35"</text:p>
          </table:table-cell>
          <table:table-cell table:style-name="ce2" office:value-type="float" office:value="19.182">
            <text:p>19.182</text:p>
          </table:table-cell>
          <table:table-cell table:style-name="ce2" office:value-type="float" office:value="22.032">
            <text:p>22.032</text:p>
          </table:table-cell>
          <table:table-cell table:style-name="ce2" office:value-type="float" office:value="2.936">
            <text:p>2.936</text:p>
          </table:table-cell>
          <table:table-cell table:style-name="ce2" office:value-type="float" office:value="30655.648">
            <text:p>30655.648</text:p>
          </table:table-cell>
          <table:table-cell table:style-name="ce2" office:value-type="float" office:value="2575.645">
            <text:p>2575.645</text:p>
          </table:table-cell>
          <table:table-cell table:style-name="ce2" office:value-type="float" office:value="21.227">
            <text:p>21.227</text:p>
          </table:table-cell>
          <table:table-cell table:style-name="ce2" office:value-type="float" office:value="28440.003">
            <text:p>28440.003</text:p>
          </table:table-cell>
          <table:table-cell table:style-name="ce2" office:value-type="float" office:value="79.0000083333">
            <text:p>79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30994.421">
            <text:p>30994.421</text:p>
          </table:table-cell>
          <table:table-cell office:value-type="float" office:value="34.421">
            <text:p>34.421</text:p>
          </table:table-cell>
          <table:table-cell office:value-type="float" office:value="2914.418">
            <text:p>2914.418</text:p>
          </table:table-cell>
          <table:table-cell office:value-type="float" office:value="34.418">
            <text:p>34.418</text:p>
          </table:table-cell>
        </table:table-row>
        <table:table-row table:style-name="ro2">
          <table:table-cell table:style-name="ce2" office:value-type="string">
            <text:p>1912-05-30 18:30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69.144">
            <text:p>69.14</text:p>
          </table:table-cell>
          <table:table-cell table:style-name="ce3" office:value-type="float" office:value="249.147">
            <text:p>249.15</text:p>
          </table:table-cell>
          <table:table-cell table:style-name="ce3" office:value-type="float" office:value="20.622">
            <text:p>20.62</text:p>
          </table:table-cell>
          <table:table-cell table:style-name="ce2" office:value-type="string">
            <text:p><text:s/>9 ♊ 08' 40"</text:p>
          </table:table-cell>
          <table:table-cell table:style-name="ce2" office:value-type="string">
            <text:p><text:s/>9 ♐ 08' 50"</text:p>
          </table:table-cell>
          <table:table-cell table:style-name="ce2" office:value-type="string">
            <text:p>20 ♈ 37' 17"</text:p>
          </table:table-cell>
          <table:table-cell table:style-name="ce2" office:value-type="float" office:value="21.834">
            <text:p>21.834</text:p>
          </table:table-cell>
          <table:table-cell table:style-name="ce2" office:value-type="float" office:value="-25.622">
            <text:p>-25.622</text:p>
          </table:table-cell>
          <table:table-cell table:style-name="ce2" office:value-type="float" office:value="-3.834">
            <text:p>-3.834</text:p>
          </table:table-cell>
          <table:table-cell table:style-name="ce2" office:value-type="float" office:value="30849.147">
            <text:p>30849.147</text:p>
          </table:table-cell>
          <table:table-cell table:style-name="ce2" office:value-type="float" office:value="2589.144">
            <text:p>2589.144</text:p>
          </table:table-cell>
          <table:table-cell table:style-name="ce2" office:value-type="float" office:value="20.622">
            <text:p>20.622</text:p>
          </table:table-cell>
          <table:table-cell table:style-name="ce2" office:value-type="float" office:value="28620.003">
            <text:p>28620.003</text:p>
          </table:table-cell>
          <table:table-cell table:style-name="ce2" office:value-type="float" office:value="79.5000083333">
            <text:p>79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31188.525">
            <text:p>31188.525</text:p>
          </table:table-cell>
          <table:table-cell office:value-type="float" office:value="228.525">
            <text:p>228.525</text:p>
          </table:table-cell>
          <table:table-cell office:value-type="float" office:value="2928.522">
            <text:p>2928.522</text:p>
          </table:table-cell>
          <table:table-cell office:value-type="float" office:value="48.522">
            <text:p>48.522</text:p>
          </table:table-cell>
        </table:table-row>
        <table:table-row table:style-name="ro2">
          <table:table-cell table:style-name="ce2" office:value-type="string">
            <text:p>1912-06-15 01:24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83.766">
            <text:p>83.77</text:p>
          </table:table-cell>
          <table:table-cell table:style-name="ce3" office:value-type="float" office:value="83.77">
            <text:p>83.77</text:p>
          </table:table-cell>
          <table:table-cell table:style-name="ce3" office:value-type="float" office:value="19.442">
            <text:p>19.44</text:p>
          </table:table-cell>
          <table:table-cell table:style-name="ce2" office:value-type="string">
            <text:p>23 ♊ 45' 56"</text:p>
          </table:table-cell>
          <table:table-cell table:style-name="ce2" office:value-type="string">
            <text:p>23 ♊ 46' 12"</text:p>
          </table:table-cell>
          <table:table-cell table:style-name="ce2" office:value-type="string">
            <text:p>19 ♈ 26' 31"</text:p>
          </table:table-cell>
          <table:table-cell table:style-name="ce2" office:value-type="float" office:value="23.306">
            <text:p>23.306</text:p>
          </table:table-cell>
          <table:table-cell table:style-name="ce2" office:value-type="float" office:value="27.854">
            <text:p>27.854</text:p>
          </table:table-cell>
          <table:table-cell table:style-name="ce2" office:value-type="float" office:value="4.553">
            <text:p>4.553</text:p>
          </table:table-cell>
          <table:table-cell table:style-name="ce2" office:value-type="float" office:value="31043.77">
            <text:p>31043.77</text:p>
          </table:table-cell>
          <table:table-cell table:style-name="ce2" office:value-type="float" office:value="2603.766">
            <text:p>2603.766</text:p>
          </table:table-cell>
          <table:table-cell table:style-name="ce2" office:value-type="float" office:value="19.442">
            <text:p>19.442</text:p>
          </table:table-cell>
          <table:table-cell table:style-name="ce2" office:value-type="float" office:value="28800.004">
            <text:p>28800.004</text:p>
          </table:table-cell>
          <table:table-cell table:style-name="ce2" office:value-type="float" office:value="80.0000111111">
            <text:p>80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31384.328">
            <text:p>31384.328</text:p>
          </table:table-cell>
          <table:table-cell office:value-type="float" office:value="64.328">
            <text:p>64.328</text:p>
          </table:table-cell>
          <table:table-cell office:value-type="float" office:value="2944.324">
            <text:p>2944.324</text:p>
          </table:table-cell>
          <table:table-cell office:value-type="float" office:value="64.324">
            <text:p>64.324</text:p>
          </table:table-cell>
        </table:table-row>
        <table:table-row table:style-name="ro2">
          <table:table-cell table:style-name="ce2" office:value-type="string">
            <text:p>1912-06-29 08:34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97.406">
            <text:p>97.41</text:p>
          </table:table-cell>
          <table:table-cell table:style-name="ce3" office:value-type="float" office:value="277.41">
            <text:p>277.41</text:p>
          </table:table-cell>
          <table:table-cell table:style-name="ce3" office:value-type="float" office:value="18.094">
            <text:p>18.09</text:p>
          </table:table-cell>
          <table:table-cell table:style-name="ce2" office:value-type="string">
            <text:p><text:s/>7 ♋ 24' 22"</text:p>
          </table:table-cell>
          <table:table-cell table:style-name="ce2" office:value-type="string">
            <text:p><text:s/>7 ♑ 24' 36"</text:p>
          </table:table-cell>
          <table:table-cell table:style-name="ce2" office:value-type="string">
            <text:p>18 ♈ 05' 38"</text:p>
          </table:table-cell>
          <table:table-cell table:style-name="ce2" office:value-type="float" office:value="23.245">
            <text:p>23.245</text:p>
          </table:table-cell>
          <table:table-cell table:style-name="ce2" office:value-type="float" office:value="-28.149">
            <text:p>-28.149</text:p>
          </table:table-cell>
          <table:table-cell table:style-name="ce2" office:value-type="float" office:value="-4.912">
            <text:p>-4.912</text:p>
          </table:table-cell>
          <table:table-cell table:style-name="ce2" office:value-type="float" office:value="31237.41">
            <text:p>31237.41</text:p>
          </table:table-cell>
          <table:table-cell table:style-name="ce2" office:value-type="float" office:value="2617.406">
            <text:p>2617.406</text:p>
          </table:table-cell>
          <table:table-cell table:style-name="ce2" office:value-type="float" office:value="18.094">
            <text:p>18.094</text:p>
          </table:table-cell>
          <table:table-cell table:style-name="ce2" office:value-type="float" office:value="28980.004">
            <text:p>28980.004</text:p>
          </table:table-cell>
          <table:table-cell table:style-name="ce2" office:value-type="float" office:value="80.5000111111">
            <text:p>80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office:value-type="float" office:value="31579.316">
            <text:p>31579.316</text:p>
          </table:table-cell>
          <table:table-cell office:value-type="float" office:value="259.316">
            <text:p>259.316</text:p>
          </table:table-cell>
          <table:table-cell office:value-type="float" office:value="2959.312">
            <text:p>2959.312</text:p>
          </table:table-cell>
          <table:table-cell office:value-type="float" office:value="79.312">
            <text:p>79.312</text:p>
          </table:table-cell>
        </table:table-row>
        <table:table-row table:style-name="ro2">
          <table:table-cell table:style-name="ce2" office:value-type="string">
            <text:p>1912-07-14 08:13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11.693">
            <text:p>111.69</text:p>
          </table:table-cell>
          <table:table-cell table:style-name="ce3" office:value-type="float" office:value="111.694">
            <text:p>111.69</text:p>
          </table:table-cell>
          <table:table-cell table:style-name="ce3" office:value-type="float" office:value="16.471">
            <text:p>16.47</text:p>
          </table:table-cell>
          <table:table-cell table:style-name="ce2" office:value-type="string">
            <text:p>21 ♋ 41' 36"</text:p>
          </table:table-cell>
          <table:table-cell table:style-name="ce2" office:value-type="string">
            <text:p>21 ♋ 41' 38"</text:p>
          </table:table-cell>
          <table:table-cell table:style-name="ce2" office:value-type="string">
            <text:p>16 ♈ 28' 15"</text:p>
          </table:table-cell>
          <table:table-cell table:style-name="ce2" office:value-type="float" office:value="21.704">
            <text:p>21.704</text:p>
          </table:table-cell>
          <table:table-cell table:style-name="ce2" office:value-type="float" office:value="26.622">
            <text:p>26.622</text:p>
          </table:table-cell>
          <table:table-cell table:style-name="ce2" office:value-type="float" office:value="4.984">
            <text:p>4.984</text:p>
          </table:table-cell>
          <table:table-cell table:style-name="ce2" office:value-type="float" office:value="31431.694">
            <text:p>31431.694</text:p>
          </table:table-cell>
          <table:table-cell table:style-name="ce2" office:value-type="float" office:value="2631.693">
            <text:p>2631.693</text:p>
          </table:table-cell>
          <table:table-cell table:style-name="ce2" office:value-type="float" office:value="16.471">
            <text:p>16.471</text:p>
          </table:table-cell>
          <table:table-cell table:style-name="ce2" office:value-type="float" office:value="29160.001">
            <text:p>29160.001</text:p>
          </table:table-cell>
          <table:table-cell table:style-name="ce2" office:value-type="float" office:value="81.0000027778">
            <text:p>81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31775.223">
            <text:p>31775.223</text:p>
          </table:table-cell>
          <table:table-cell office:value-type="float" office:value="95.223">
            <text:p>95.223</text:p>
          </table:table-cell>
          <table:table-cell office:value-type="float" office:value="2975.222">
            <text:p>2975.222</text:p>
          </table:table-cell>
          <table:table-cell office:value-type="float" office:value="95.222">
            <text:p>95.222</text:p>
          </table:table-cell>
        </table:table-row>
        <table:table-row table:style-name="ro2">
          <table:table-cell table:style-name="ce2" office:value-type="string">
            <text:p>1912-07-28 23:29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25.668">
            <text:p>125.67</text:p>
          </table:table-cell>
          <table:table-cell table:style-name="ce3" office:value-type="float" office:value="305.671">
            <text:p>305.67</text:p>
          </table:table-cell>
          <table:table-cell table:style-name="ce3" office:value-type="float" office:value="14.941">
            <text:p>14.94</text:p>
          </table:table-cell>
          <table:table-cell table:style-name="ce2" office:value-type="string">
            <text:p><text:s/>5 ♌ 40' 04"</text:p>
          </table:table-cell>
          <table:table-cell table:style-name="ce2" office:value-type="string">
            <text:p><text:s/>5 ♒ 40' 16"</text:p>
          </table:table-cell>
          <table:table-cell table:style-name="ce2" office:value-type="string">
            <text:p>14 ♈ 56' 26"</text:p>
          </table:table-cell>
          <table:table-cell table:style-name="ce2" office:value-type="float" office:value="18.865">
            <text:p>18.865</text:p>
          </table:table-cell>
          <table:table-cell table:style-name="ce2" office:value-type="float" office:value="-23.415">
            <text:p>-23.415</text:p>
          </table:table-cell>
          <table:table-cell table:style-name="ce2" office:value-type="float" office:value="-4.699">
            <text:p>-4.699</text:p>
          </table:table-cell>
          <table:table-cell table:style-name="ce2" office:value-type="float" office:value="31625.671">
            <text:p>31625.671</text:p>
          </table:table-cell>
          <table:table-cell table:style-name="ce2" office:value-type="float" office:value="2645.668">
            <text:p>2645.668</text:p>
          </table:table-cell>
          <table:table-cell table:style-name="ce2" office:value-type="float" office:value="14.941">
            <text:p>14.941</text:p>
          </table:table-cell>
          <table:table-cell table:style-name="ce2" office:value-type="float" office:value="29340.003">
            <text:p>29340.003</text:p>
          </table:table-cell>
          <table:table-cell table:style-name="ce2" office:value-type="float" office:value="81.5000083333">
            <text:p>81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31970.73">
            <text:p>31970.73</text:p>
          </table:table-cell>
          <table:table-cell office:value-type="float" office:value="290.73">
            <text:p>290.73</text:p>
          </table:table-cell>
          <table:table-cell office:value-type="float" office:value="2990.727">
            <text:p>2990.727</text:p>
          </table:table-cell>
          <table:table-cell office:value-type="float" office:value="110.727">
            <text:p>110.727</text:p>
          </table:table-cell>
        </table:table-row>
        <table:table-row table:style-name="ro2">
          <table:table-cell table:style-name="ce2" office:value-type="string">
            <text:p>1912-08-12 14:58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39.699">
            <text:p>139.70</text:p>
          </table:table-cell>
          <table:table-cell table:style-name="ce3" office:value-type="float" office:value="139.705">
            <text:p>139.71</text:p>
          </table:table-cell>
          <table:table-cell table:style-name="ce3" office:value-type="float" office:value="13.77">
            <text:p>13.77</text:p>
          </table:table-cell>
          <table:table-cell table:style-name="ce2" office:value-type="string">
            <text:p>19 ♌ 41' 56"</text:p>
          </table:table-cell>
          <table:table-cell table:style-name="ce2" office:value-type="string">
            <text:p>19 ♌ 42' 16"</text:p>
          </table:table-cell>
          <table:table-cell table:style-name="ce2" office:value-type="string">
            <text:p>13 ♈ 46' 10"</text:p>
          </table:table-cell>
          <table:table-cell table:style-name="ce2" office:value-type="float" office:value="14.918">
            <text:p>14.918</text:p>
          </table:table-cell>
          <table:table-cell table:style-name="ce2" office:value-type="float" office:value="18.831">
            <text:p>18.831</text:p>
          </table:table-cell>
          <table:table-cell table:style-name="ce2" office:value-type="float" office:value="4.129">
            <text:p>4.129</text:p>
          </table:table-cell>
          <table:table-cell table:style-name="ce2" office:value-type="float" office:value="31819.705">
            <text:p>31819.705</text:p>
          </table:table-cell>
          <table:table-cell table:style-name="ce2" office:value-type="float" office:value="2659.699">
            <text:p>2659.699</text:p>
          </table:table-cell>
          <table:table-cell table:style-name="ce2" office:value-type="float" office:value="13.77">
            <text:p>13.77</text:p>
          </table:table-cell>
          <table:table-cell table:style-name="ce2" office:value-type="float" office:value="29520.006">
            <text:p>29520.006</text:p>
          </table:table-cell>
          <table:table-cell table:style-name="ce2" office:value-type="float" office:value="82.0000166667">
            <text:p>82.0000166667</text:p>
          </table:table-cell>
          <table:table-cell table:style-name="ce2" office:value-type="float" office:value="0.006">
            <text:p>0.006</text:p>
          </table:table-cell>
          <table:table-cell table:style-name="ce2" office:value-type="float" office:value="30">
            <text:p>30</text:p>
          </table:table-cell>
          <table:table-cell office:value-type="float" office:value="32165.935">
            <text:p>32165.935</text:p>
          </table:table-cell>
          <table:table-cell office:value-type="float" office:value="125.935">
            <text:p>125.935</text:p>
          </table:table-cell>
          <table:table-cell office:value-type="float" office:value="3005.929">
            <text:p>3005.929</text:p>
          </table:table-cell>
          <table:table-cell office:value-type="float" office:value="125.929">
            <text:p>125.929</text:p>
          </table:table-cell>
        </table:table-row>
        <table:table-row table:style-name="ro2">
          <table:table-cell table:style-name="ce2" office:value-type="string">
            <text:p>1912-08-27 14:59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54.145">
            <text:p>154.15</text:p>
          </table:table-cell>
          <table:table-cell table:style-name="ce3" office:value-type="float" office:value="334.146">
            <text:p>334.15</text:p>
          </table:table-cell>
          <table:table-cell table:style-name="ce3" office:value-type="float" office:value="12.863">
            <text:p>12.86</text:p>
          </table:table-cell>
          <table:table-cell table:style-name="ce2" office:value-type="string">
            <text:p><text:s/>4 ♍ 08' 42"</text:p>
          </table:table-cell>
          <table:table-cell table:style-name="ce2" office:value-type="string">
            <text:p><text:s/>4 ♓ 08' 44"</text:p>
          </table:table-cell>
          <table:table-cell table:style-name="ce2" office:value-type="string">
            <text:p>12 ♈ 51' 47"</text:p>
          </table:table-cell>
          <table:table-cell table:style-name="ce2" office:value-type="float" office:value="9.995">
            <text:p>9.995</text:p>
          </table:table-cell>
          <table:table-cell table:style-name="ce2" office:value-type="float" office:value="-13.005">
            <text:p>-13.005</text:p>
          </table:table-cell>
          <table:table-cell table:style-name="ce2" office:value-type="float" office:value="-3.234">
            <text:p>-3.234</text:p>
          </table:table-cell>
          <table:table-cell table:style-name="ce2" office:value-type="float" office:value="32014.146">
            <text:p>32014.146</text:p>
          </table:table-cell>
          <table:table-cell table:style-name="ce2" office:value-type="float" office:value="2674.145">
            <text:p>2674.145</text:p>
          </table:table-cell>
          <table:table-cell table:style-name="ce2" office:value-type="float" office:value="12.863">
            <text:p>12.863</text:p>
          </table:table-cell>
          <table:table-cell table:style-name="ce2" office:value-type="float" office:value="29700.001">
            <text:p>29700.001</text:p>
          </table:table-cell>
          <table:table-cell table:style-name="ce2" office:value-type="float" office:value="82.5000027778">
            <text:p>82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32361.283">
            <text:p>32361.283</text:p>
          </table:table-cell>
          <table:table-cell office:value-type="float" office:value="321.283">
            <text:p>321.283</text:p>
          </table:table-cell>
          <table:table-cell office:value-type="float" office:value="3021.282">
            <text:p>3021.282</text:p>
          </table:table-cell>
          <table:table-cell office:value-type="float" office:value="141.282">
            <text:p>141.282</text:p>
          </table:table-cell>
        </table:table-row>
        <table:table-row table:style-name="ro2">
          <table:table-cell table:style-name="ce2" office:value-type="string">
            <text:p>1912-09-10 22:48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68.034">
            <text:p>168.03</text:p>
          </table:table-cell>
          <table:table-cell table:style-name="ce3" office:value-type="float" office:value="168.035">
            <text:p>168.04</text:p>
          </table:table-cell>
          <table:table-cell table:style-name="ce3" office:value-type="float" office:value="12.51">
            <text:p>12.51</text:p>
          </table:table-cell>
          <table:table-cell table:style-name="ce2" office:value-type="string">
            <text:p>18 ♍ 02' 00"</text:p>
          </table:table-cell>
          <table:table-cell table:style-name="ce2" office:value-type="string">
            <text:p>18 ♍ 02' 05"</text:p>
          </table:table-cell>
          <table:table-cell table:style-name="ce2" office:value-type="string">
            <text:p>12 ♈ 30' 37"</text:p>
          </table:table-cell>
          <table:table-cell table:style-name="ce2" office:value-type="float" office:value="4.734">
            <text:p>4.734</text:p>
          </table:table-cell>
          <table:table-cell table:style-name="ce2" office:value-type="float" office:value="6.732">
            <text:p>6.732</text:p>
          </table:table-cell>
          <table:table-cell table:style-name="ce2" office:value-type="float" office:value="2.173">
            <text:p>2.173</text:p>
          </table:table-cell>
          <table:table-cell table:style-name="ce2" office:value-type="float" office:value="32208.035">
            <text:p>32208.035</text:p>
          </table:table-cell>
          <table:table-cell table:style-name="ce2" office:value-type="float" office:value="2688.034">
            <text:p>2688.034</text:p>
          </table:table-cell>
          <table:table-cell table:style-name="ce2" office:value-type="float" office:value="12.51">
            <text:p>12.51</text:p>
          </table:table-cell>
          <table:table-cell table:style-name="ce2" office:value-type="float" office:value="29880.001">
            <text:p>29880.001</text:p>
          </table:table-cell>
          <table:table-cell table:style-name="ce2" office:value-type="float" office:value="83.0000027778">
            <text:p>83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32555.525">
            <text:p>32555.525</text:p>
          </table:table-cell>
          <table:table-cell office:value-type="float" office:value="155.525">
            <text:p>155.525</text:p>
          </table:table-cell>
          <table:table-cell office:value-type="float" office:value="3035.524">
            <text:p>3035.524</text:p>
          </table:table-cell>
          <table:table-cell office:value-type="float" office:value="155.524">
            <text:p>155.524</text:p>
          </table:table-cell>
        </table:table-row>
        <table:table-row table:style-name="ro2">
          <table:table-cell table:style-name="ce2" office:value-type="string">
            <text:p>1912-09-26 06:35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83.005">
            <text:p>183.01</text:p>
          </table:table-cell>
          <table:table-cell table:style-name="ce3" office:value-type="float" office:value="3.009">
            <text:p>3.01</text:p>
          </table:table-cell>
          <table:table-cell table:style-name="ce3" office:value-type="float" office:value="12.387">
            <text:p>12.39</text:p>
          </table:table-cell>
          <table:table-cell table:style-name="ce2" office:value-type="string">
            <text:p><text:s/>3 ♎ 00' 17"</text:p>
          </table:table-cell>
          <table:table-cell table:style-name="ce2" office:value-type="string">
            <text:p><text:s/>3 ♈ 00' 33"</text:p>
          </table:table-cell>
          <table:table-cell table:style-name="ce2" office:value-type="string">
            <text:p>12 ♈ 23' 11"</text:p>
          </table:table-cell>
          <table:table-cell table:style-name="ce2" office:value-type="float" office:value="-1.196">
            <text:p>-1.196</text:p>
          </table:table-cell>
          <table:table-cell table:style-name="ce2" office:value-type="float" office:value="0.406">
            <text:p>0.406</text:p>
          </table:table-cell>
          <table:table-cell table:style-name="ce2" office:value-type="float" office:value="-0.862">
            <text:p>-0.862</text:p>
          </table:table-cell>
          <table:table-cell table:style-name="ce2" office:value-type="float" office:value="32403.009">
            <text:p>32403.009</text:p>
          </table:table-cell>
          <table:table-cell table:style-name="ce2" office:value-type="float" office:value="2703.005">
            <text:p>2703.005</text:p>
          </table:table-cell>
          <table:table-cell table:style-name="ce2" office:value-type="float" office:value="12.387">
            <text:p>12.387</text:p>
          </table:table-cell>
          <table:table-cell table:style-name="ce2" office:value-type="float" office:value="30060.004">
            <text:p>30060.004</text:p>
          </table:table-cell>
          <table:table-cell table:style-name="ce2" office:value-type="float" office:value="83.5000111111">
            <text:p>83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office:value-type="float" office:value="32750.622">
            <text:p>32750.622</text:p>
          </table:table-cell>
          <table:table-cell office:value-type="float" office:value="350.622">
            <text:p>350.622</text:p>
          </table:table-cell>
          <table:table-cell office:value-type="float" office:value="3050.618">
            <text:p>3050.618</text:p>
          </table:table-cell>
          <table:table-cell office:value-type="float" office:value="170.618">
            <text:p>170.618</text:p>
          </table:table-cell>
        </table:table-row>
        <table:table-row table:style-name="ro2">
          <table:table-cell table:style-name="ce2" office:value-type="string">
            <text:p>1912-10-10 08:41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3" office:value-type="float" office:value="196.884">
            <text:p>196.88</text:p>
          </table:table-cell>
          <table:table-cell table:style-name="ce3" office:value-type="float" office:value="12.431">
            <text:p>12.43</text:p>
          </table:table-cell>
          <table:table-cell table:number-columns-repeated="2" table:style-name="ce2" office:value-type="string">
            <text:p>16 ♎ 53' 01"</text:p>
          </table:table-cell>
          <table:table-cell table:style-name="ce2" office:value-type="string">
            <text:p>12 ♈ 25' 51"</text:p>
          </table:table-cell>
          <table:table-cell table:style-name="ce2" office:value-type="float" office:value="-6.638">
            <text:p>-6.638</text:p>
          </table:table-cell>
          <table:table-cell table:style-name="ce2" office:value-type="float" office:value="-7.018">
            <text:p>-7.018</text:p>
          </table:table-cell>
          <table:table-cell table:style-name="ce2" office:value-type="float" office:value="-0.411">
            <text:p>-0.411</text:p>
          </table:table-cell>
          <table:table-cell table:style-name="ce2" office:value-type="float" office:value="32596.884">
            <text:p>32596.884</text:p>
          </table:table-cell>
          <table:table-cell table:style-name="ce2" office:value-type="float" office:value="2716.884">
            <text:p>2716.884</text:p>
          </table:table-cell>
          <table:table-cell table:style-name="ce2" office:value-type="float" office:value="12.431">
            <text:p>12.431</text:p>
          </table:table-cell>
          <table:table-cell table:style-name="ce2" office:value-type="float" office:value="30240">
            <text:p>30240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0">
            <text:p>30</text:p>
          </table:table-cell>
          <table:table-cell office:value-type="float" office:value="32944.453">
            <text:p>32944.453</text:p>
          </table:table-cell>
          <table:table-cell office:value-type="float" office:value="184.453">
            <text:p>184.453</text:p>
          </table:table-cell>
          <table:table-cell office:value-type="float" office:value="3064.453">
            <text:p>3064.453</text:p>
          </table:table-cell>
          <table:table-cell office:value-type="float" office:value="184.453">
            <text:p>184.453</text:p>
          </table:table-cell>
        </table:table-row>
        <table:table-row table:style-name="ro2">
          <table:table-cell table:style-name="ce2" office:value-type="string">
            <text:p>1912-10-25 21:30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12.319">
            <text:p>212.32</text:p>
          </table:table-cell>
          <table:table-cell table:style-name="ce3" office:value-type="float" office:value="32.319">
            <text:p>32.32</text:p>
          </table:table-cell>
          <table:table-cell table:style-name="ce3" office:value-type="float" office:value="12.423">
            <text:p>12.42</text:p>
          </table:table-cell>
          <table:table-cell table:style-name="ce2" office:value-type="string">
            <text:p><text:s/>2 ♏ 19' 06"</text:p>
          </table:table-cell>
          <table:table-cell table:style-name="ce2" office:value-type="string">
            <text:p><text:s/>2 ♉ 19' 07"</text:p>
          </table:table-cell>
          <table:table-cell table:style-name="ce2" office:value-type="string">
            <text:p>12 ♈ 25' 21"</text:p>
          </table:table-cell>
          <table:table-cell table:style-name="ce2" office:value-type="float" office:value="-12.285">
            <text:p>-12.285</text:p>
          </table:table-cell>
          <table:table-cell table:style-name="ce2" office:value-type="float" office:value="13.965">
            <text:p>13.965</text:p>
          </table:table-cell>
          <table:table-cell table:style-name="ce2" office:value-type="float" office:value="1.79">
            <text:p>1.79</text:p>
          </table:table-cell>
          <table:table-cell table:style-name="ce2" office:value-type="float" office:value="32792.319">
            <text:p>32792.319</text:p>
          </table:table-cell>
          <table:table-cell table:style-name="ce2" office:value-type="float" office:value="2732.319">
            <text:p>2732.319</text:p>
          </table:table-cell>
          <table:table-cell table:style-name="ce2" office:value-type="float" office:value="12.423">
            <text:p>12.423</text:p>
          </table:table-cell>
          <table:table-cell table:style-name="ce2" office:value-type="float" office:value="30420">
            <text:p>30420</text:p>
          </table:table-cell>
          <table:table-cell table:style-name="ce2" office:value-type="float" office:value="84.5">
            <text:p>84.5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5">
            <text:p>15</text:p>
          </table:table-cell>
          <table:table-cell office:value-type="float" office:value="33139.896">
            <text:p>33139.896</text:p>
          </table:table-cell>
          <table:table-cell office:value-type="float" office:value="19.896">
            <text:p>19.896</text:p>
          </table:table-cell>
          <table:table-cell office:value-type="float" office:value="3079.896">
            <text:p>3079.896</text:p>
          </table:table-cell>
          <table:table-cell office:value-type="float" office:value="199.896">
            <text:p>199.896</text:p>
          </table:table-cell>
        </table:table-row>
        <table:table-row table:style-name="ro2">
          <table:table-cell table:style-name="ce2" office:value-type="string">
            <text:p>1912-11-08 21:05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26.323">
            <text:p>226.32</text:p>
          </table:table-cell>
          <table:table-cell table:style-name="ce3" office:value-type="float" office:value="226.327">
            <text:p>226.33</text:p>
          </table:table-cell>
          <table:table-cell table:style-name="ce3" office:value-type="float" office:value="12.126">
            <text:p>12.13</text:p>
          </table:table-cell>
          <table:table-cell table:style-name="ce2" office:value-type="string">
            <text:p>16 ♏ 19' 22"</text:p>
          </table:table-cell>
          <table:table-cell table:style-name="ce2" office:value-type="string">
            <text:p>16 ♏ 19' 36"</text:p>
          </table:table-cell>
          <table:table-cell table:style-name="ce2" office:value-type="string">
            <text:p>12 ♈ 07' 35"</text:p>
          </table:table-cell>
          <table:table-cell table:style-name="ce2" office:value-type="float" office:value="-16.729">
            <text:p>-16.729</text:p>
          </table:table-cell>
          <table:table-cell table:style-name="ce2" office:value-type="float" office:value="-19.526">
            <text:p>-19.526</text:p>
          </table:table-cell>
          <table:table-cell table:style-name="ce2" office:value-type="float" office:value="-2.921">
            <text:p>-2.921</text:p>
          </table:table-cell>
          <table:table-cell table:style-name="ce2" office:value-type="float" office:value="32986.327">
            <text:p>32986.327</text:p>
          </table:table-cell>
          <table:table-cell table:style-name="ce2" office:value-type="float" office:value="2746.323">
            <text:p>2746.323</text:p>
          </table:table-cell>
          <table:table-cell table:style-name="ce2" office:value-type="float" office:value="12.126">
            <text:p>12.126</text:p>
          </table:table-cell>
          <table:table-cell table:style-name="ce2" office:value-type="float" office:value="30600.004">
            <text:p>30600.004</text:p>
          </table:table-cell>
          <table:table-cell table:style-name="ce2" office:value-type="float" office:value="85.0000111111">
            <text:p>85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33334.201">
            <text:p>33334.201</text:p>
          </table:table-cell>
          <table:table-cell office:value-type="float" office:value="214.201">
            <text:p>214.201</text:p>
          </table:table-cell>
          <table:table-cell office:value-type="float" office:value="3094.197">
            <text:p>3094.197</text:p>
          </table:table-cell>
          <table:table-cell office:value-type="float" office:value="214.197">
            <text:p>214.197</text:p>
          </table:table-cell>
        </table:table-row>
        <table:table-row table:style-name="ro2">
          <table:table-cell table:style-name="ce2" office:value-type="string">
            <text:p>1912-11-24 11:12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42.045">
            <text:p>242.05</text:p>
          </table:table-cell>
          <table:table-cell table:style-name="ce3" office:value-type="float" office:value="62.048">
            <text:p>62.05</text:p>
          </table:table-cell>
          <table:table-cell table:style-name="ce3" office:value-type="float" office:value="11.329">
            <text:p>11.33</text:p>
          </table:table-cell>
          <table:table-cell table:style-name="ce2" office:value-type="string">
            <text:p><text:s/>2 ♐ 02' 42"</text:p>
          </table:table-cell>
          <table:table-cell table:style-name="ce2" office:value-type="string">
            <text:p><text:s/>2 ♊ 02' 54"</text:p>
          </table:table-cell>
          <table:table-cell table:style-name="ce2" office:value-type="string">
            <text:p>11 ♈ 19' 42"</text:p>
          </table:table-cell>
          <table:table-cell table:style-name="ce2" office:value-type="float" office:value="-20.582">
            <text:p>-20.582</text:p>
          </table:table-cell>
          <table:table-cell table:style-name="ce2" office:value-type="float" office:value="24.456">
            <text:p>24.456</text:p>
          </table:table-cell>
          <table:table-cell table:style-name="ce2" office:value-type="float" office:value="3.955">
            <text:p>3.955</text:p>
          </table:table-cell>
          <table:table-cell table:style-name="ce2" office:value-type="float" office:value="33182.048">
            <text:p>33182.048</text:p>
          </table:table-cell>
          <table:table-cell table:style-name="ce2" office:value-type="float" office:value="2762.045">
            <text:p>2762.045</text:p>
          </table:table-cell>
          <table:table-cell table:style-name="ce2" office:value-type="float" office:value="11.329">
            <text:p>11.329</text:p>
          </table:table-cell>
          <table:table-cell table:style-name="ce2" office:value-type="float" office:value="30780.003">
            <text:p>30780.003</text:p>
          </table:table-cell>
          <table:table-cell table:style-name="ce2" office:value-type="float" office:value="85.5000083333">
            <text:p>85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33530.719">
            <text:p>33530.719</text:p>
          </table:table-cell>
          <table:table-cell office:value-type="float" office:value="50.719">
            <text:p>50.719</text:p>
          </table:table-cell>
          <table:table-cell office:value-type="float" office:value="3110.716">
            <text:p>3110.716</text:p>
          </table:table-cell>
          <table:table-cell office:value-type="float" office:value="230.716">
            <text:p>230.716</text:p>
          </table:table-cell>
        </table:table-row>
        <table:table-row table:style-name="ro2">
          <table:table-cell table:style-name="ce2" office:value-type="string">
            <text:p>1912-12-08 12:07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56.283">
            <text:p>256.28</text:p>
          </table:table-cell>
          <table:table-cell table:style-name="ce3" office:value-type="float" office:value="256.287">
            <text:p>256.29</text:p>
          </table:table-cell>
          <table:table-cell table:style-name="ce3" office:value-type="float" office:value="10.182">
            <text:p>10.18</text:p>
          </table:table-cell>
          <table:table-cell table:style-name="ce2" office:value-type="string">
            <text:p>16 ♐ 16' 57"</text:p>
          </table:table-cell>
          <table:table-cell table:style-name="ce2" office:value-type="string">
            <text:p>16 ♐ 17' 14"</text:p>
          </table:table-cell>
          <table:table-cell table:style-name="ce2" office:value-type="string">
            <text:p>10 ♈ 10' 55"</text:p>
          </table:table-cell>
          <table:table-cell table:style-name="ce2" office:value-type="float" office:value="-22.746">
            <text:p>-22.746</text:p>
          </table:table-cell>
          <table:table-cell table:style-name="ce2" office:value-type="float" office:value="-27.325">
            <text:p>-27.325</text:p>
          </table:table-cell>
          <table:table-cell table:style-name="ce2" office:value-type="float" office:value="-4.604">
            <text:p>-4.604</text:p>
          </table:table-cell>
          <table:table-cell table:style-name="ce2" office:value-type="float" office:value="33376.287">
            <text:p>33376.287</text:p>
          </table:table-cell>
          <table:table-cell table:style-name="ce2" office:value-type="float" office:value="2776.283">
            <text:p>2776.283</text:p>
          </table:table-cell>
          <table:table-cell table:style-name="ce2" office:value-type="float" office:value="10.182">
            <text:p>10.182</text:p>
          </table:table-cell>
          <table:table-cell table:style-name="ce2" office:value-type="float" office:value="30960.004">
            <text:p>30960.004</text:p>
          </table:table-cell>
          <table:table-cell table:style-name="ce2" office:value-type="float" office:value="86.0000111111">
            <text:p>86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33726.105">
            <text:p>33726.105</text:p>
          </table:table-cell>
          <table:table-cell office:value-type="float" office:value="246.105">
            <text:p>246.105</text:p>
          </table:table-cell>
          <table:table-cell office:value-type="float" office:value="3126.101">
            <text:p>3126.101</text:p>
          </table:table-cell>
          <table:table-cell office:value-type="float" office:value="246.101">
            <text:p>246.101</text:p>
          </table:table-cell>
        </table:table-row>
        <table:table-row table:style-name="ro2">
          <table:table-cell table:style-name="ce2" office:value-type="string">
            <text:p>1912-12-23 23:31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72.033">
            <text:p>272.03</text:p>
          </table:table-cell>
          <table:table-cell table:style-name="ce3" office:value-type="float" office:value="92.039">
            <text:p>92.04</text:p>
          </table:table-cell>
          <table:table-cell table:style-name="ce3" office:value-type="float" office:value="8.459">
            <text:p>8.46</text:p>
          </table:table-cell>
          <table:table-cell table:style-name="ce2" office:value-type="string">
            <text:p><text:s/>2 ♑ 01' 59"</text:p>
          </table:table-cell>
          <table:table-cell table:style-name="ce2" office:value-type="string">
            <text:p><text:s/>2 ♋ 02' 20"</text:p>
          </table:table-cell>
          <table:table-cell table:style-name="ce2" office:value-type="string">
            <text:p><text:s/>8 ♈ 27' 33"</text:p>
          </table:table-cell>
          <table:table-cell table:style-name="ce2" office:value-type="float" office:value="-23.437">
            <text:p>-23.437</text:p>
          </table:table-cell>
          <table:table-cell table:style-name="ce2" office:value-type="float" office:value="28.406">
            <text:p>28.406</text:p>
          </table:table-cell>
          <table:table-cell table:style-name="ce2" office:value-type="float" office:value="4.969">
            <text:p>4.969</text:p>
          </table:table-cell>
          <table:table-cell table:style-name="ce2" office:value-type="float" office:value="33572.039">
            <text:p>33572.039</text:p>
          </table:table-cell>
          <table:table-cell table:style-name="ce2" office:value-type="float" office:value="2792.033">
            <text:p>2792.033</text:p>
          </table:table-cell>
          <table:table-cell table:style-name="ce2" office:value-type="float" office:value="8.459">
            <text:p>8.459</text:p>
          </table:table-cell>
          <table:table-cell table:style-name="ce2" office:value-type="float" office:value="31140.006">
            <text:p>31140.006</text:p>
          </table:table-cell>
          <table:table-cell table:style-name="ce2" office:value-type="float" office:value="86.5000166667">
            <text:p>86.5000166667</text:p>
          </table:table-cell>
          <table:table-cell table:style-name="ce2" office:value-type="float" office:value="180.006">
            <text:p>180.006</text:p>
          </table:table-cell>
          <table:table-cell table:style-name="ce2" office:value-type="float" office:value="15">
            <text:p>15</text:p>
          </table:table-cell>
          <table:table-cell office:value-type="float" office:value="33923.58">
            <text:p>33923.58</text:p>
          </table:table-cell>
          <table:table-cell office:value-type="float" office:value="83.58">
            <text:p>83.58</text:p>
          </table:table-cell>
          <table:table-cell office:value-type="float" office:value="3143.574">
            <text:p>3143.574</text:p>
          </table:table-cell>
          <table:table-cell office:value-type="float" office:value="263.574">
            <text:p>263.574</text:p>
          </table:table-cell>
        </table:table-row>
        <table:table-row table:style-name="ro2">
          <table:table-cell table:style-name="ce2" office:value-type="string">
            <text:p>1913-01-07 05:29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86.557">
            <text:p>286.56</text:p>
          </table:table-cell>
          <table:table-cell table:style-name="ce3" office:value-type="float" office:value="286.559">
            <text:p>286.56</text:p>
          </table:table-cell>
          <table:table-cell table:style-name="ce3" office:value-type="float" office:value="6.778">
            <text:p>6.78</text:p>
          </table:table-cell>
          <table:table-cell table:style-name="ce2" office:value-type="string">
            <text:p>16 ♑ 33' 26"</text:p>
          </table:table-cell>
          <table:table-cell table:style-name="ce2" office:value-type="string">
            <text:p>16 ♑ 33' 32"</text:p>
          </table:table-cell>
          <table:table-cell table:style-name="ce2" office:value-type="string">
            <text:p><text:s/>6 ♈ 46' 40"</text:p>
          </table:table-cell>
          <table:table-cell table:style-name="ce2" office:value-type="float" office:value="-22.426">
            <text:p>-22.426</text:p>
          </table:table-cell>
          <table:table-cell table:style-name="ce2" office:value-type="float" office:value="-27.31">
            <text:p>-27.31</text:p>
          </table:table-cell>
          <table:table-cell table:style-name="ce2" office:value-type="float" office:value="-4.923">
            <text:p>-4.923</text:p>
          </table:table-cell>
          <table:table-cell table:style-name="ce2" office:value-type="float" office:value="33766.559">
            <text:p>33766.559</text:p>
          </table:table-cell>
          <table:table-cell table:style-name="ce2" office:value-type="float" office:value="2806.557">
            <text:p>2806.557</text:p>
          </table:table-cell>
          <table:table-cell table:style-name="ce2" office:value-type="float" office:value="6.778">
            <text:p>6.778</text:p>
          </table:table-cell>
          <table:table-cell table:style-name="ce2" office:value-type="float" office:value="31320.002">
            <text:p>31320.002</text:p>
          </table:table-cell>
          <table:table-cell table:style-name="ce2" office:value-type="float" office:value="87.0000055556">
            <text:p>87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34119.781">
            <text:p>34119.781</text:p>
          </table:table-cell>
          <table:table-cell office:value-type="float" office:value="279.781">
            <text:p>279.781</text:p>
          </table:table-cell>
          <table:table-cell office:value-type="float" office:value="3159.779">
            <text:p>3159.779</text:p>
          </table:table-cell>
          <table:table-cell office:value-type="float" office:value="279.779">
            <text:p>279.779</text:p>
          </table:table-cell>
        </table:table-row>
        <table:table-row table:style-name="ro2">
          <table:table-cell table:style-name="ce2" office:value-type="string">
            <text:p>1913-01-22 10:40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02.055">
            <text:p>302.06</text:p>
          </table:table-cell>
          <table:table-cell table:style-name="ce3" office:value-type="float" office:value="122.057">
            <text:p>122.06</text:p>
          </table:table-cell>
          <table:table-cell table:style-name="ce3" office:value-type="float" office:value="5.186">
            <text:p>5.19</text:p>
          </table:table-cell>
          <table:table-cell table:style-name="ce2" office:value-type="string">
            <text:p><text:s/>2 ♒ 03' 18"</text:p>
          </table:table-cell>
          <table:table-cell table:style-name="ce2" office:value-type="string">
            <text:p><text:s/>2 ♌ 03' 23"</text:p>
          </table:table-cell>
          <table:table-cell table:style-name="ce2" office:value-type="string">
            <text:p><text:s/>5 ♈ 11' 08"</text:p>
          </table:table-cell>
          <table:table-cell table:style-name="ce2" office:value-type="float" office:value="-19.713">
            <text:p>-19.713</text:p>
          </table:table-cell>
          <table:table-cell table:style-name="ce2" office:value-type="float" office:value="24.108">
            <text:p>24.108</text:p>
          </table:table-cell>
          <table:table-cell table:style-name="ce2" office:value-type="float" office:value="4.514">
            <text:p>4.514</text:p>
          </table:table-cell>
          <table:table-cell table:style-name="ce2" office:value-type="float" office:value="33962.057">
            <text:p>33962.057</text:p>
          </table:table-cell>
          <table:table-cell table:style-name="ce2" office:value-type="float" office:value="2822.055">
            <text:p>2822.055</text:p>
          </table:table-cell>
          <table:table-cell table:style-name="ce2" office:value-type="float" office:value="5.186">
            <text:p>5.186</text:p>
          </table:table-cell>
          <table:table-cell table:style-name="ce2" office:value-type="float" office:value="31500.002">
            <text:p>31500.002</text:p>
          </table:table-cell>
          <table:table-cell table:style-name="ce2" office:value-type="float" office:value="87.5000055556">
            <text:p>87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office:value-type="float" office:value="34316.871">
            <text:p>34316.871</text:p>
          </table:table-cell>
          <table:table-cell office:value-type="float" office:value="116.871">
            <text:p>116.871</text:p>
          </table:table-cell>
          <table:table-cell office:value-type="float" office:value="3176.869">
            <text:p>3176.869</text:p>
          </table:table-cell>
          <table:table-cell office:value-type="float" office:value="296.869">
            <text:p>296.869</text:p>
          </table:table-cell>
        </table:table-row>
        <table:table-row table:style-name="ro2">
          <table:table-cell table:style-name="ce2" office:value-type="string">
            <text:p>1913-02-06 00:22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16.85">
            <text:p>316.85</text:p>
          </table:table-cell>
          <table:table-cell table:style-name="ce3" office:value-type="float" office:value="316.852">
            <text:p>316.85</text:p>
          </table:table-cell>
          <table:table-cell table:style-name="ce3" office:value-type="float" office:value="3.978">
            <text:p>3.98</text:p>
          </table:table-cell>
          <table:table-cell table:style-name="ce2" office:value-type="string">
            <text:p>16 ♒ 51' 01"</text:p>
          </table:table-cell>
          <table:table-cell table:style-name="ce2" office:value-type="string">
            <text:p>16 ♒ 51' 07"</text:p>
          </table:table-cell>
          <table:table-cell table:style-name="ce2" office:value-type="string">
            <text:p><text:s/>3 ♈ 58' 39"</text:p>
          </table:table-cell>
          <table:table-cell table:style-name="ce2" office:value-type="float" office:value="-15.795">
            <text:p>-15.795</text:p>
          </table:table-cell>
          <table:table-cell table:style-name="ce2" office:value-type="float" office:value="-19.373">
            <text:p>-19.373</text:p>
          </table:table-cell>
          <table:table-cell table:style-name="ce2" office:value-type="float" office:value="-3.758">
            <text:p>-3.758</text:p>
          </table:table-cell>
          <table:table-cell table:style-name="ce2" office:value-type="float" office:value="34156.852">
            <text:p>34156.852</text:p>
          </table:table-cell>
          <table:table-cell table:style-name="ce2" office:value-type="float" office:value="2836.85">
            <text:p>2836.85</text:p>
          </table:table-cell>
          <table:table-cell table:style-name="ce2" office:value-type="float" office:value="3.978">
            <text:p>3.978</text:p>
          </table:table-cell>
          <table:table-cell table:style-name="ce2" office:value-type="float" office:value="31680.002">
            <text:p>31680.002</text:p>
          </table:table-cell>
          <table:table-cell table:style-name="ce2" office:value-type="float" office:value="88.0000055556">
            <text:p>88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34512.874">
            <text:p>34512.874</text:p>
          </table:table-cell>
          <table:table-cell office:value-type="float" office:value="312.874">
            <text:p>312.874</text:p>
          </table:table-cell>
          <table:table-cell office:value-type="float" office:value="3192.872">
            <text:p>3192.872</text:p>
          </table:table-cell>
          <table:table-cell office:value-type="float" office:value="312.872">
            <text:p>312.872</text:p>
          </table:table-cell>
        </table:table-row>
        <table:table-row table:style-name="ro2">
          <table:table-cell table:style-name="ce2" office:value-type="string">
            <text:p>1913-02-20 21:04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31.866">
            <text:p>331.87</text:p>
          </table:table-cell>
          <table:table-cell table:style-name="ce3" office:value-type="float" office:value="151.872">
            <text:p>151.87</text:p>
          </table:table-cell>
          <table:table-cell table:style-name="ce3" office:value-type="float" office:value="3.375">
            <text:p>3.38</text:p>
          </table:table-cell>
          <table:table-cell table:style-name="ce2" office:value-type="string">
            <text:p><text:s/>1 ♓ 51' 58"</text:p>
          </table:table-cell>
          <table:table-cell table:style-name="ce2" office:value-type="string">
            <text:p><text:s/>1 ♍ 52' 17"</text:p>
          </table:table-cell>
          <table:table-cell table:style-name="ce2" office:value-type="string">
            <text:p><text:s/>3 ♈ 22' 29"</text:p>
          </table:table-cell>
          <table:table-cell table:style-name="ce2" office:value-type="float" office:value="-10.817">
            <text:p>-10.817</text:p>
          </table:table-cell>
          <table:table-cell table:style-name="ce2" office:value-type="float" office:value="13.361">
            <text:p>13.361</text:p>
          </table:table-cell>
          <table:table-cell table:style-name="ce2" office:value-type="float" office:value="2.728">
            <text:p>2.728</text:p>
          </table:table-cell>
          <table:table-cell table:style-name="ce2" office:value-type="float" office:value="34351.872">
            <text:p>34351.872</text:p>
          </table:table-cell>
          <table:table-cell table:style-name="ce2" office:value-type="float" office:value="2851.866">
            <text:p>2851.866</text:p>
          </table:table-cell>
          <table:table-cell table:style-name="ce2" office:value-type="float" office:value="3.375">
            <text:p>3.375</text:p>
          </table:table-cell>
          <table:table-cell table:style-name="ce2" office:value-type="float" office:value="31860.006">
            <text:p>31860.006</text:p>
          </table:table-cell>
          <table:table-cell table:style-name="ce2" office:value-type="float" office:value="88.5000166667">
            <text:p>88.5000166667</text:p>
          </table:table-cell>
          <table:table-cell table:style-name="ce2" office:value-type="float" office:value="180.006">
            <text:p>180.006</text:p>
          </table:table-cell>
          <table:table-cell table:style-name="ce2" office:value-type="float" office:value="15">
            <text:p>15</text:p>
          </table:table-cell>
          <table:table-cell office:value-type="float" office:value="34708.497">
            <text:p>34708.497</text:p>
          </table:table-cell>
          <table:table-cell office:value-type="float" office:value="148.497">
            <text:p>148.497</text:p>
          </table:table-cell>
          <table:table-cell office:value-type="float" office:value="3208.491">
            <text:p>3208.491</text:p>
          </table:table-cell>
          <table:table-cell office:value-type="float" office:value="328.491">
            <text:p>328.491</text:p>
          </table:table-cell>
        </table:table-row>
        <table:table-row table:style-name="ro2">
          <table:table-cell table:style-name="ce2" office:value-type="string">
            <text:p>1913-03-07 19:22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46.85">
            <text:p>346.85</text:p>
          </table:table-cell>
          <table:table-cell table:style-name="ce3" office:value-type="float" office:value="346.851">
            <text:p>346.85</text:p>
          </table:table-cell>
          <table:table-cell table:style-name="ce3" office:value-type="float" office:value="3.082">
            <text:p>3.08</text:p>
          </table:table-cell>
          <table:table-cell table:style-name="ce2" office:value-type="string">
            <text:p>16 ♓ 50' 59"</text:p>
          </table:table-cell>
          <table:table-cell table:style-name="ce2" office:value-type="string">
            <text:p>16 ♓ 51' 02"</text:p>
          </table:table-cell>
          <table:table-cell table:style-name="ce2" office:value-type="string">
            <text:p><text:s/>3 ♈ 04' 54"</text:p>
          </table:table-cell>
          <table:table-cell table:style-name="ce2" office:value-type="float" office:value="-5.195">
            <text:p>-5.195</text:p>
          </table:table-cell>
          <table:table-cell table:style-name="ce2" office:value-type="float" office:value="-6.554">
            <text:p>-6.554</text:p>
          </table:table-cell>
          <table:table-cell table:style-name="ce2" office:value-type="float" office:value="-1.476">
            <text:p>-1.476</text:p>
          </table:table-cell>
          <table:table-cell table:style-name="ce2" office:value-type="float" office:value="34546.851">
            <text:p>34546.851</text:p>
          </table:table-cell>
          <table:table-cell table:style-name="ce2" office:value-type="float" office:value="2866.85">
            <text:p>2866.85</text:p>
          </table:table-cell>
          <table:table-cell table:style-name="ce2" office:value-type="float" office:value="3.082">
            <text:p>3.082</text:p>
          </table:table-cell>
          <table:table-cell table:style-name="ce2" office:value-type="float" office:value="32040.001">
            <text:p>32040.001</text:p>
          </table:table-cell>
          <table:table-cell table:style-name="ce2" office:value-type="float" office:value="89.0000027778">
            <text:p>89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34903.769">
            <text:p>34903.769</text:p>
          </table:table-cell>
          <table:table-cell office:value-type="float" office:value="343.769">
            <text:p>343.769</text:p>
          </table:table-cell>
          <table:table-cell office:value-type="float" office:value="3223.768">
            <text:p>3223.768</text:p>
          </table:table-cell>
          <table:table-cell office:value-type="float" office:value="343.768">
            <text:p>343.768</text:p>
          </table:table-cell>
        </table:table-row>
        <table:table-row table:style-name="ro2">
          <table:table-cell table:style-name="ce2" office:value-type="string">
            <text:p>1913-03-22 06:56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.272">
            <text:p>1.27</text:p>
          </table:table-cell>
          <table:table-cell table:style-name="ce3" office:value-type="float" office:value="181.278">
            <text:p>181.28</text:p>
          </table:table-cell>
          <table:table-cell table:style-name="ce3" office:value-type="float" office:value="3.108">
            <text:p>3.11</text:p>
          </table:table-cell>
          <table:table-cell table:style-name="ce2" office:value-type="string">
            <text:p><text:s/>1 ♈ 16' 20"</text:p>
          </table:table-cell>
          <table:table-cell table:style-name="ce2" office:value-type="string">
            <text:p><text:s/>1 ♎ 16' 39"</text:p>
          </table:table-cell>
          <table:table-cell table:style-name="ce2" office:value-type="string">
            <text:p><text:s/>3 ♈ 06' 30"</text:p>
          </table:table-cell>
          <table:table-cell table:style-name="ce2" office:value-type="float" office:value="0.506">
            <text:p>0.506</text:p>
          </table:table-cell>
          <table:table-cell table:style-name="ce2" office:value-type="float" office:value="-0.353">
            <text:p>-0.353</text:p>
          </table:table-cell>
          <table:table-cell table:style-name="ce2" office:value-type="float" office:value="0.17">
            <text:p>0.17</text:p>
          </table:table-cell>
          <table:table-cell table:style-name="ce2" office:value-type="float" office:value="34741.278">
            <text:p>34741.278</text:p>
          </table:table-cell>
          <table:table-cell table:style-name="ce2" office:value-type="float" office:value="2881.272">
            <text:p>2881.272</text:p>
          </table:table-cell>
          <table:table-cell table:style-name="ce2" office:value-type="float" office:value="3.108">
            <text:p>3.108</text:p>
          </table:table-cell>
          <table:table-cell table:style-name="ce2" office:value-type="float" office:value="32220.006">
            <text:p>32220.006</text:p>
          </table:table-cell>
          <table:table-cell table:style-name="ce2" office:value-type="float" office:value="89.5000166667">
            <text:p>89.5000166667</text:p>
          </table:table-cell>
          <table:table-cell table:style-name="ce2" office:value-type="float" office:value="180.006">
            <text:p>180.006</text:p>
          </table:table-cell>
          <table:table-cell table:style-name="ce2" office:value-type="float" office:value="15">
            <text:p>15</text:p>
          </table:table-cell>
          <table:table-cell office:value-type="float" office:value="35098.17">
            <text:p>35098.17</text:p>
          </table:table-cell>
          <table:table-cell office:value-type="float" office:value="178.17">
            <text:p>178.17</text:p>
          </table:table-cell>
          <table:table-cell office:value-type="float" office:value="3238.164">
            <text:p>3238.164</text:p>
          </table:table-cell>
          <table:table-cell office:value-type="float" office:value="358.164">
            <text:p>358.164</text:p>
          </table:table-cell>
        </table:table-row>
        <table:table-row table:style-name="ro2">
          <table:table-cell table:style-name="ce2" office:value-type="string">
            <text:p>1913-04-06 12:48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3" office:value-type="float" office:value="16.326">
            <text:p>16.33</text:p>
          </table:table-cell>
          <table:table-cell table:style-name="ce3" office:value-type="float" office:value="3.16">
            <text:p>3.16</text:p>
          </table:table-cell>
          <table:table-cell table:style-name="ce2" office:value-type="string">
            <text:p>16 ♈ 19' 34"</text:p>
          </table:table-cell>
          <table:table-cell table:style-name="ce2" office:value-type="string">
            <text:p>16 ♈ 19' 35"</text:p>
          </table:table-cell>
          <table:table-cell table:style-name="ce2" office:value-type="string">
            <text:p><text:s/>3 ♈ 09' 35"</text:p>
          </table:table-cell>
          <table:table-cell table:style-name="ce2" office:value-type="float" office:value="6.424">
            <text:p>6.424</text:p>
          </table:table-cell>
          <table:table-cell table:style-name="ce2" office:value-type="float" office:value="7.536">
            <text:p>7.536</text:p>
          </table:table-cell>
          <table:table-cell table:style-name="ce2" office:value-type="float" office:value="1.205">
            <text:p>1.205</text:p>
          </table:table-cell>
          <table:table-cell table:style-name="ce2" office:value-type="float" office:value="34936.326">
            <text:p>34936.326</text:p>
          </table:table-cell>
          <table:table-cell table:style-name="ce2" office:value-type="float" office:value="2896.326">
            <text:p>2896.326</text:p>
          </table:table-cell>
          <table:table-cell table:style-name="ce2" office:value-type="float" office:value="3.16">
            <text:p>3.16</text:p>
          </table:table-cell>
          <table:table-cell table:style-name="ce2" office:value-type="float" office:value="32400">
            <text:p>324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0">
            <text:p>30</text:p>
          </table:table-cell>
          <table:table-cell office:value-type="float" office:value="35293.166">
            <text:p>35293.166</text:p>
          </table:table-cell>
          <table:table-cell office:value-type="float" office:value="13.166">
            <text:p>13.166</text:p>
          </table:table-cell>
          <table:table-cell office:value-type="float" office:value="3253.166">
            <text:p>3253.166</text:p>
          </table:table-cell>
          <table:table-cell office:value-type="float" office:value="13.166">
            <text:p>13.166</text:p>
          </table:table-cell>
        </table:table-row>
        <table:table-row table:style-name="ro2">
          <table:table-cell table:style-name="ce2" office:value-type="string">
            <text:p>1913-04-20 16:33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0.189">
            <text:p>30.19</text:p>
          </table:table-cell>
          <table:table-cell table:style-name="ce3" office:value-type="float" office:value="210.194">
            <text:p>210.19</text:p>
          </table:table-cell>
          <table:table-cell table:style-name="ce3" office:value-type="float" office:value="2.984">
            <text:p>2.98</text:p>
          </table:table-cell>
          <table:table-cell table:style-name="ce2" office:value-type="string">
            <text:p><text:s/>0 ♉ 11' 20"</text:p>
          </table:table-cell>
          <table:table-cell table:style-name="ce2" office:value-type="string">
            <text:p><text:s/>0 ♏ 11' 38"</text:p>
          </table:table-cell>
          <table:table-cell table:style-name="ce2" office:value-type="string">
            <text:p><text:s/>2 ♈ 59' 04"</text:p>
          </table:table-cell>
          <table:table-cell table:style-name="ce2" office:value-type="float" office:value="11.545">
            <text:p>11.545</text:p>
          </table:table-cell>
          <table:table-cell table:style-name="ce2" office:value-type="float" office:value="-13.789">
            <text:p>-13.789</text:p>
          </table:table-cell>
          <table:table-cell table:style-name="ce2" office:value-type="float" office:value="-2.396">
            <text:p>-2.396</text:p>
          </table:table-cell>
          <table:table-cell table:style-name="ce2" office:value-type="float" office:value="35130.194">
            <text:p>35130.194</text:p>
          </table:table-cell>
          <table:table-cell table:style-name="ce2" office:value-type="float" office:value="2910.189">
            <text:p>2910.189</text:p>
          </table:table-cell>
          <table:table-cell table:style-name="ce2" office:value-type="float" office:value="2.984">
            <text:p>2.984</text:p>
          </table:table-cell>
          <table:table-cell table:style-name="ce2" office:value-type="float" office:value="32580.005">
            <text:p>32580.005</text:p>
          </table:table-cell>
          <table:table-cell table:style-name="ce2" office:value-type="float" office:value="90.5000138889">
            <text:p>90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35487.21">
            <text:p>35487.21</text:p>
          </table:table-cell>
          <table:table-cell office:value-type="float" office:value="207.21">
            <text:p>207.21</text:p>
          </table:table-cell>
          <table:table-cell office:value-type="float" office:value="3267.205">
            <text:p>3267.205</text:p>
          </table:table-cell>
          <table:table-cell office:value-type="float" office:value="27.205">
            <text:p>27.205</text:p>
          </table:table-cell>
        </table:table-row>
        <table:table-row table:style-name="ro2">
          <table:table-cell table:style-name="ce2" office:value-type="string">
            <text:p>1913-05-06 03:25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45.201">
            <text:p>45.20</text:p>
          </table:table-cell>
          <table:table-cell table:style-name="ce3" office:value-type="float" office:value="45.207">
            <text:p>45.21</text:p>
          </table:table-cell>
          <table:table-cell table:style-name="ce3" office:value-type="float" office:value="2.498">
            <text:p>2.50</text:p>
          </table:table-cell>
          <table:table-cell table:style-name="ce2" office:value-type="string">
            <text:p>15 ♉ 12' 03"</text:p>
          </table:table-cell>
          <table:table-cell table:style-name="ce2" office:value-type="string">
            <text:p>15 ♉ 12' 24"</text:p>
          </table:table-cell>
          <table:table-cell table:style-name="ce2" office:value-type="string">
            <text:p><text:s/>2 ♈ 29' 51"</text:p>
          </table:table-cell>
          <table:table-cell table:style-name="ce2" office:value-type="float" office:value="16.404">
            <text:p>16.404</text:p>
          </table:table-cell>
          <table:table-cell table:style-name="ce2" office:value-type="float" office:value="19.749">
            <text:p>19.749</text:p>
          </table:table-cell>
          <table:table-cell table:style-name="ce2" office:value-type="float" office:value="3.499">
            <text:p>3.499</text:p>
          </table:table-cell>
          <table:table-cell table:style-name="ce2" office:value-type="float" office:value="35325.207">
            <text:p>35325.207</text:p>
          </table:table-cell>
          <table:table-cell table:style-name="ce2" office:value-type="float" office:value="2925.201">
            <text:p>2925.201</text:p>
          </table:table-cell>
          <table:table-cell table:style-name="ce2" office:value-type="float" office:value="2.498">
            <text:p>2.498</text:p>
          </table:table-cell>
          <table:table-cell table:style-name="ce2" office:value-type="float" office:value="32760.006">
            <text:p>32760.006</text:p>
          </table:table-cell>
          <table:table-cell table:style-name="ce2" office:value-type="float" office:value="91.0000166667">
            <text:p>91.0000166667</text:p>
          </table:table-cell>
          <table:table-cell table:style-name="ce2" office:value-type="float" office:value="0.006">
            <text:p>0.006</text:p>
          </table:table-cell>
          <table:table-cell table:style-name="ce2" office:value-type="float" office:value="30">
            <text:p>30</text:p>
          </table:table-cell>
          <table:table-cell office:value-type="float" office:value="35682.709">
            <text:p>35682.709</text:p>
          </table:table-cell>
          <table:table-cell office:value-type="float" office:value="42.709">
            <text:p>42.709</text:p>
          </table:table-cell>
          <table:table-cell office:value-type="float" office:value="3282.703">
            <text:p>3282.703</text:p>
          </table:table-cell>
          <table:table-cell office:value-type="float" office:value="42.703">
            <text:p>42.703</text:p>
          </table:table-cell>
        </table:table-row>
        <table:table-row table:style-name="ro2">
          <table:table-cell table:style-name="ce2" office:value-type="string">
            <text:p>1913-05-20 02:18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58.663">
            <text:p>58.66</text:p>
          </table:table-cell>
          <table:table-cell table:style-name="ce3" office:value-type="float" office:value="238.663">
            <text:p>238.66</text:p>
          </table:table-cell>
          <table:table-cell table:style-name="ce3" office:value-type="float" office:value="1.623">
            <text:p>1.62</text:p>
          </table:table-cell>
          <table:table-cell table:style-name="ce2" office:value-type="string">
            <text:p>28 ♉ 39' 46"</text:p>
          </table:table-cell>
          <table:table-cell table:style-name="ce2" office:value-type="string">
            <text:p>28 ♏ 39' 47"</text:p>
          </table:table-cell>
          <table:table-cell table:style-name="ce2" office:value-type="string">
            <text:p><text:s/>1 ♈ 37' 21"</text:p>
          </table:table-cell>
          <table:table-cell table:style-name="ce2" office:value-type="float" office:value="19.873">
            <text:p>19.873</text:p>
          </table:table-cell>
          <table:table-cell table:style-name="ce2" office:value-type="float" office:value="-24.036">
            <text:p>-24.036</text:p>
          </table:table-cell>
          <table:table-cell table:style-name="ce2" office:value-type="float" office:value="-4.27">
            <text:p>-4.27</text:p>
          </table:table-cell>
          <table:table-cell table:style-name="ce2" office:value-type="float" office:value="35518.663">
            <text:p>35518.663</text:p>
          </table:table-cell>
          <table:table-cell table:style-name="ce2" office:value-type="float" office:value="2938.663">
            <text:p>2938.663</text:p>
          </table:table-cell>
          <table:table-cell table:style-name="ce2" office:value-type="float" office:value="1.623">
            <text:p>1.623</text:p>
          </table:table-cell>
          <table:table-cell table:style-name="ce2" office:value-type="float" office:value="32940">
            <text:p>32940</text:p>
          </table:table-cell>
          <table:table-cell table:style-name="ce2" office:value-type="float" office:value="91.5">
            <text:p>91.5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5">
            <text:p>15</text:p>
          </table:table-cell>
          <table:table-cell office:value-type="float" office:value="35877.04">
            <text:p>35877.04</text:p>
          </table:table-cell>
          <table:table-cell office:value-type="float" office:value="237.04">
            <text:p>237.04</text:p>
          </table:table-cell>
          <table:table-cell office:value-type="float" office:value="3297.04">
            <text:p>3297.04</text:p>
          </table:table-cell>
          <table:table-cell office:value-type="float" office:value="57.04">
            <text:p>57.04</text:p>
          </table:table-cell>
        </table:table-row>
        <table:table-row table:style-name="ro2">
          <table:table-cell table:style-name="ce2" office:value-type="string">
            <text:p>1913-06-04 14:57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73.559">
            <text:p>73.56</text:p>
          </table:table-cell>
          <table:table-cell table:style-name="ce3" office:value-type="float" office:value="73.565">
            <text:p>73.57</text:p>
          </table:table-cell>
          <table:table-cell table:style-name="ce3" office:value-type="float" office:value="0.258">
            <text:p>0.26</text:p>
          </table:table-cell>
          <table:table-cell table:style-name="ce2" office:value-type="string">
            <text:p>13 ♊ 33' 33"</text:p>
          </table:table-cell>
          <table:table-cell table:style-name="ce2" office:value-type="string">
            <text:p>13 ♊ 33' 55"</text:p>
          </table:table-cell>
          <table:table-cell table:style-name="ce2" office:value-type="string">
            <text:p><text:s/>0 ♈ 15' 30"</text:p>
          </table:table-cell>
          <table:table-cell table:style-name="ce2" office:value-type="float" office:value="22.441">
            <text:p>22.441</text:p>
          </table:table-cell>
          <table:table-cell table:style-name="ce2" office:value-type="float" office:value="27.219">
            <text:p>27.219</text:p>
          </table:table-cell>
          <table:table-cell table:style-name="ce2" office:value-type="float" office:value="4.815">
            <text:p>4.815</text:p>
          </table:table-cell>
          <table:table-cell table:style-name="ce2" office:value-type="float" office:value="35713.565">
            <text:p>35713.565</text:p>
          </table:table-cell>
          <table:table-cell table:style-name="ce2" office:value-type="float" office:value="2953.559">
            <text:p>2953.559</text:p>
          </table:table-cell>
          <table:table-cell table:style-name="ce2" office:value-type="float" office:value="0.258">
            <text:p>0.258</text:p>
          </table:table-cell>
          <table:table-cell table:style-name="ce2" office:value-type="float" office:value="33120.006">
            <text:p>33120.006</text:p>
          </table:table-cell>
          <table:table-cell table:style-name="ce2" office:value-type="float" office:value="92.0000166667">
            <text:p>92.0000166667</text:p>
          </table:table-cell>
          <table:table-cell table:style-name="ce2" office:value-type="float" office:value="0.006">
            <text:p>0.006</text:p>
          </table:table-cell>
          <table:table-cell table:style-name="ce2" office:value-type="float" office:value="30">
            <text:p>30</text:p>
          </table:table-cell>
          <table:table-cell office:value-type="float" office:value="36073.307">
            <text:p>36073.307</text:p>
          </table:table-cell>
          <table:table-cell office:value-type="float" office:value="73.307">
            <text:p>73.307</text:p>
          </table:table-cell>
          <table:table-cell office:value-type="float" office:value="3313.301">
            <text:p>3313.301</text:p>
          </table:table-cell>
          <table:table-cell office:value-type="float" office:value="73.301">
            <text:p>73.301</text:p>
          </table:table-cell>
        </table:table-row>
        <table:table-row table:style-name="ro2">
          <table:table-cell table:style-name="ce2" office:value-type="string">
            <text:p>1913-06-18 12:54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86.856">
            <text:p>86.86</text:p>
          </table:table-cell>
          <table:table-cell table:style-name="ce3" office:value-type="float" office:value="266.857">
            <text:p>266.86</text:p>
          </table:table-cell>
          <table:table-cell table:style-name="ce3" office:value-type="float" office:value="358.834">
            <text:p>358.83</text:p>
          </table:table-cell>
          <table:table-cell table:style-name="ce2" office:value-type="string">
            <text:p>26 ♊ 51' 20"</text:p>
          </table:table-cell>
          <table:table-cell table:style-name="ce2" office:value-type="string">
            <text:p>26 ♐ 51' 25"</text:p>
          </table:table-cell>
          <table:table-cell table:style-name="ce2" office:value-type="string">
            <text:p>28 ♓ 50' 02"</text:p>
          </table:table-cell>
          <table:table-cell table:style-name="ce2" office:value-type="float" office:value="23.415">
            <text:p>23.415</text:p>
          </table:table-cell>
          <table:table-cell table:style-name="ce2" office:value-type="float" office:value="-28.414">
            <text:p>-28.414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35906.857">
            <text:p>35906.857</text:p>
          </table:table-cell>
          <table:table-cell table:style-name="ce2" office:value-type="float" office:value="2966.856">
            <text:p>2966.856</text:p>
          </table:table-cell>
          <table:table-cell table:style-name="ce2" office:value-type="float" office:value="-1.166">
            <text:p>-1.166</text:p>
          </table:table-cell>
          <table:table-cell table:style-name="ce2" office:value-type="float" office:value="33300.001">
            <text:p>33300.001</text:p>
          </table:table-cell>
          <table:table-cell table:style-name="ce2" office:value-type="float" office:value="92.5000027778">
            <text:p>92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36268.023">
            <text:p>36268.023</text:p>
          </table:table-cell>
          <table:table-cell office:value-type="float" office:value="268.023">
            <text:p>268.023</text:p>
          </table:table-cell>
          <table:table-cell office:value-type="float" office:value="3328.022">
            <text:p>3328.022</text:p>
          </table:table-cell>
          <table:table-cell office:value-type="float" office:value="88.022">
            <text:p>88.022</text:p>
          </table:table-cell>
        </table:table-row>
        <table:table-row table:style-name="ro2">
          <table:table-cell table:style-name="ce2" office:value-type="string">
            <text:p>1913-07-04 00:07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01.607">
            <text:p>101.61</text:p>
          </table:table-cell>
          <table:table-cell table:style-name="ce3" office:value-type="float" office:value="101.612">
            <text:p>101.61</text:p>
          </table:table-cell>
          <table:table-cell table:style-name="ce3" office:value-type="float" office:value="357.205">
            <text:p>357.21</text:p>
          </table:table-cell>
          <table:table-cell table:style-name="ce2" office:value-type="string">
            <text:p>11 ♋ 36' 24"</text:p>
          </table:table-cell>
          <table:table-cell table:style-name="ce2" office:value-type="string">
            <text:p>11 ♋ 36' 43"</text:p>
          </table:table-cell>
          <table:table-cell table:style-name="ce2" office:value-type="string">
            <text:p>27 ♓ 12' 18"</text:p>
          </table:table-cell>
          <table:table-cell table:style-name="ce2" office:value-type="float" office:value="22.946">
            <text:p>22.946</text:p>
          </table:table-cell>
          <table:table-cell table:style-name="ce2" office:value-type="float" office:value="27.794">
            <text:p>27.794</text:p>
          </table:table-cell>
          <table:table-cell table:style-name="ce2" office:value-type="float" office:value="4.868">
            <text:p>4.868</text:p>
          </table:table-cell>
          <table:table-cell table:style-name="ce2" office:value-type="float" office:value="36101.612">
            <text:p>36101.612</text:p>
          </table:table-cell>
          <table:table-cell table:style-name="ce2" office:value-type="float" office:value="2981.607">
            <text:p>2981.607</text:p>
          </table:table-cell>
          <table:table-cell table:style-name="ce2" office:value-type="float" office:value="-2.795">
            <text:p>-2.795</text:p>
          </table:table-cell>
          <table:table-cell table:style-name="ce2" office:value-type="float" office:value="33480.005">
            <text:p>33480.005</text:p>
          </table:table-cell>
          <table:table-cell table:style-name="ce2" office:value-type="float" office:value="93.0000138889">
            <text:p>93.0000138889</text:p>
          </table:table-cell>
          <table:table-cell table:style-name="ce2" office:value-type="float" office:value="0.005">
            <text:p>0.005</text:p>
          </table:table-cell>
          <table:table-cell table:style-name="ce2" office:value-type="float" office:value="30">
            <text:p>30</text:p>
          </table:table-cell>
          <table:table-cell office:value-type="float" office:value="36464.407">
            <text:p>36464.407</text:p>
          </table:table-cell>
          <table:table-cell office:value-type="float" office:value="104.407">
            <text:p>104.407</text:p>
          </table:table-cell>
          <table:table-cell office:value-type="float" office:value="3344.402">
            <text:p>3344.402</text:p>
          </table:table-cell>
          <table:table-cell office:value-type="float" office:value="104.402">
            <text:p>104.402</text:p>
          </table:table-cell>
        </table:table-row>
        <table:table-row table:style-name="ro2">
          <table:table-cell table:style-name="ce2" office:value-type="string">
            <text:p>1913-07-18 01:06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14.998">
            <text:p>115.00</text:p>
          </table:table-cell>
          <table:table-cell table:style-name="ce3" office:value-type="float" office:value="294.999">
            <text:p>295.00</text:p>
          </table:table-cell>
          <table:table-cell table:style-name="ce3" office:value-type="float" office:value="355.907">
            <text:p>355.91</text:p>
          </table:table-cell>
          <table:table-cell table:style-name="ce2" office:value-type="string">
            <text:p>24 ♋ 59' 51"</text:p>
          </table:table-cell>
          <table:table-cell table:style-name="ce2" office:value-type="string">
            <text:p>24 ♑ 59' 54"</text:p>
          </table:table-cell>
          <table:table-cell table:style-name="ce2" office:value-type="string">
            <text:p>25 ♓ 54' 24"</text:p>
          </table:table-cell>
          <table:table-cell table:style-name="ce2" office:value-type="float" office:value="21.144">
            <text:p>21.144</text:p>
          </table:table-cell>
          <table:table-cell table:style-name="ce2" office:value-type="float" office:value="-25.498">
            <text:p>-25.498</text:p>
          </table:table-cell>
          <table:table-cell table:style-name="ce2" office:value-type="float" office:value="-4.429">
            <text:p>-4.429</text:p>
          </table:table-cell>
          <table:table-cell table:style-name="ce2" office:value-type="float" office:value="36294.999">
            <text:p>36294.999</text:p>
          </table:table-cell>
          <table:table-cell table:style-name="ce2" office:value-type="float" office:value="2994.998">
            <text:p>2994.998</text:p>
          </table:table-cell>
          <table:table-cell table:style-name="ce2" office:value-type="float" office:value="-4.093">
            <text:p>-4.093</text:p>
          </table:table-cell>
          <table:table-cell table:style-name="ce2" office:value-type="float" office:value="33660.001">
            <text:p>33660.001</text:p>
          </table:table-cell>
          <table:table-cell table:style-name="ce2" office:value-type="float" office:value="93.5000027778">
            <text:p>93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36659.092">
            <text:p>36659.092</text:p>
          </table:table-cell>
          <table:table-cell office:value-type="float" office:value="299.092">
            <text:p>299.092</text:p>
          </table:table-cell>
          <table:table-cell office:value-type="float" office:value="3359.091">
            <text:p>3359.091</text:p>
          </table:table-cell>
          <table:table-cell office:value-type="float" office:value="119.091">
            <text:p>119.091</text:p>
          </table:table-cell>
        </table:table-row>
        <table:table-row table:style-name="ro2">
          <table:table-cell table:style-name="ce2" office:value-type="string">
            <text:p>1913-08-02 07:58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29.604">
            <text:p>129.60</text:p>
          </table:table-cell>
          <table:table-cell table:style-name="ce3" office:value-type="float" office:value="129.609">
            <text:p>129.61</text:p>
          </table:table-cell>
          <table:table-cell table:style-name="ce3" office:value-type="float" office:value="354.919">
            <text:p>354.92</text:p>
          </table:table-cell>
          <table:table-cell table:style-name="ce2" office:value-type="string">
            <text:p><text:s/>9 ♌ 36' 15"</text:p>
          </table:table-cell>
          <table:table-cell table:style-name="ce2" office:value-type="string">
            <text:p><text:s/>9 ♌ 36' 33"</text:p>
          </table:table-cell>
          <table:table-cell table:style-name="ce2" office:value-type="string">
            <text:p>24 ♓ 55' 07"</text:p>
          </table:table-cell>
          <table:table-cell table:style-name="ce2" office:value-type="float" office:value="17.857">
            <text:p>17.857</text:p>
          </table:table-cell>
          <table:table-cell table:style-name="ce2" office:value-type="float" office:value="21.383">
            <text:p>21.383</text:p>
          </table:table-cell>
          <table:table-cell table:style-name="ce2" office:value-type="float" office:value="3.663">
            <text:p>3.663</text:p>
          </table:table-cell>
          <table:table-cell table:style-name="ce2" office:value-type="float" office:value="36489.609">
            <text:p>36489.609</text:p>
          </table:table-cell>
          <table:table-cell table:style-name="ce2" office:value-type="float" office:value="3009.604">
            <text:p>3009.604</text:p>
          </table:table-cell>
          <table:table-cell table:style-name="ce2" office:value-type="float" office:value="-5.081">
            <text:p>-5.081</text:p>
          </table:table-cell>
          <table:table-cell table:style-name="ce2" office:value-type="float" office:value="33840.005">
            <text:p>33840.005</text:p>
          </table:table-cell>
          <table:table-cell table:style-name="ce2" office:value-type="float" office:value="94.0000138889">
            <text:p>94.0000138889</text:p>
          </table:table-cell>
          <table:table-cell table:style-name="ce2" office:value-type="float" office:value="0.005">
            <text:p>0.005</text:p>
          </table:table-cell>
          <table:table-cell table:style-name="ce2" office:value-type="float" office:value="30">
            <text:p>30</text:p>
          </table:table-cell>
          <table:table-cell office:value-type="float" office:value="36854.69">
            <text:p>36854.69</text:p>
          </table:table-cell>
          <table:table-cell office:value-type="float" office:value="134.69">
            <text:p>134.69</text:p>
          </table:table-cell>
          <table:table-cell office:value-type="float" office:value="3374.685">
            <text:p>3374.685</text:p>
          </table:table-cell>
          <table:table-cell office:value-type="float" office:value="134.685">
            <text:p>134.685</text:p>
          </table:table-cell>
        </table:table-row>
        <table:table-row table:style-name="ro2">
          <table:table-cell table:style-name="ce2" office:value-type="string">
            <text:p>1913-08-16 15:27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43.333">
            <text:p>143.33</text:p>
          </table:table-cell>
          <table:table-cell table:style-name="ce3" office:value-type="float" office:value="323.334">
            <text:p>323.33</text:p>
          </table:table-cell>
          <table:table-cell table:style-name="ce3" office:value-type="float" office:value="354.305">
            <text:p>354.31</text:p>
          </table:table-cell>
          <table:table-cell table:style-name="ce2" office:value-type="string">
            <text:p>23 ♌ 19' 59"</text:p>
          </table:table-cell>
          <table:table-cell table:style-name="ce2" office:value-type="string">
            <text:p>23 ♒ 20' 03"</text:p>
          </table:table-cell>
          <table:table-cell table:style-name="ce2" office:value-type="string">
            <text:p>24 ♓ 18' 16"</text:p>
          </table:table-cell>
          <table:table-cell table:style-name="ce2" office:value-type="float" office:value="13.749">
            <text:p>13.749</text:p>
          </table:table-cell>
          <table:table-cell table:style-name="ce2" office:value-type="float" office:value="-16.284">
            <text:p>-16.284</text:p>
          </table:table-cell>
          <table:table-cell table:style-name="ce2" office:value-type="float" office:value="-2.687">
            <text:p>-2.687</text:p>
          </table:table-cell>
          <table:table-cell table:style-name="ce2" office:value-type="float" office:value="36683.334">
            <text:p>36683.334</text:p>
          </table:table-cell>
          <table:table-cell table:style-name="ce2" office:value-type="float" office:value="3023.333">
            <text:p>3023.333</text:p>
          </table:table-cell>
          <table:table-cell table:style-name="ce2" office:value-type="float" office:value="-5.695">
            <text:p>-5.695</text:p>
          </table:table-cell>
          <table:table-cell table:style-name="ce2" office:value-type="float" office:value="34020.001">
            <text:p>34020.001</text:p>
          </table:table-cell>
          <table:table-cell table:style-name="ce2" office:value-type="float" office:value="94.5000027778">
            <text:p>94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37049.029">
            <text:p>37049.029</text:p>
          </table:table-cell>
          <table:table-cell office:value-type="float" office:value="329.029">
            <text:p>329.029</text:p>
          </table:table-cell>
          <table:table-cell office:value-type="float" office:value="3389.028">
            <text:p>3389.028</text:p>
          </table:table-cell>
          <table:table-cell office:value-type="float" office:value="149.028">
            <text:p>149.028</text:p>
          </table:table-cell>
        </table:table-row>
        <table:table-row table:style-name="ro2">
          <table:table-cell table:style-name="ce2" office:value-type="string">
            <text:p>1913-08-31 15:38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57.81">
            <text:p>157.81</text:p>
          </table:table-cell>
          <table:table-cell table:style-name="ce3" office:value-type="float" office:value="157.814">
            <text:p>157.81</text:p>
          </table:table-cell>
          <table:table-cell table:style-name="ce3" office:value-type="float" office:value="354.129">
            <text:p>354.13</text:p>
          </table:table-cell>
          <table:table-cell table:style-name="ce2" office:value-type="string">
            <text:p><text:s/>7 ♍ 48' 36"</text:p>
          </table:table-cell>
          <table:table-cell table:style-name="ce2" office:value-type="string">
            <text:p><text:s/>7 ♍ 48' 48"</text:p>
          </table:table-cell>
          <table:table-cell table:style-name="ce2" office:value-type="string">
            <text:p>24 ♓ 07' 45"</text:p>
          </table:table-cell>
          <table:table-cell table:style-name="ce2" office:value-type="float" office:value="8.645">
            <text:p>8.645</text:p>
          </table:table-cell>
          <table:table-cell table:style-name="ce2" office:value-type="float" office:value="10.021">
            <text:p>10.021</text:p>
          </table:table-cell>
          <table:table-cell table:style-name="ce2" office:value-type="float" office:value="1.485">
            <text:p>1.485</text:p>
          </table:table-cell>
          <table:table-cell table:style-name="ce2" office:value-type="float" office:value="36877.814">
            <text:p>36877.814</text:p>
          </table:table-cell>
          <table:table-cell table:style-name="ce2" office:value-type="float" office:value="3037.81">
            <text:p>3037.81</text:p>
          </table:table-cell>
          <table:table-cell table:style-name="ce2" office:value-type="float" office:value="-5.871">
            <text:p>-5.871</text:p>
          </table:table-cell>
          <table:table-cell table:style-name="ce2" office:value-type="float" office:value="34200.004">
            <text:p>34200.004</text:p>
          </table:table-cell>
          <table:table-cell table:style-name="ce2" office:value-type="float" office:value="95.0000111111">
            <text:p>95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37243.685">
            <text:p>37243.685</text:p>
          </table:table-cell>
          <table:table-cell office:value-type="float" office:value="163.685">
            <text:p>163.685</text:p>
          </table:table-cell>
          <table:table-cell office:value-type="float" office:value="3403.681">
            <text:p>3403.681</text:p>
          </table:table-cell>
          <table:table-cell office:value-type="float" office:value="163.681">
            <text:p>163.681</text:p>
          </table:table-cell>
        </table:table-row>
        <table:table-row table:style-name="ro2">
          <table:table-cell table:style-name="ce2" office:value-type="string">
            <text:p>1913-09-15 07:46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72.063">
            <text:p>172.06</text:p>
          </table:table-cell>
          <table:table-cell table:style-name="ce3" office:value-type="float" office:value="352.068">
            <text:p>352.07</text:p>
          </table:table-cell>
          <table:table-cell table:style-name="ce3" office:value-type="float" office:value="354.114">
            <text:p>354.11</text:p>
          </table:table-cell>
          <table:table-cell table:style-name="ce2" office:value-type="string">
            <text:p>22 ♍ 03' 46"</text:p>
          </table:table-cell>
          <table:table-cell table:style-name="ce2" office:value-type="string">
            <text:p>22 ♓ 04' 03"</text:p>
          </table:table-cell>
          <table:table-cell table:style-name="ce2" office:value-type="string">
            <text:p>24 ♓ 06' 50"</text:p>
          </table:table-cell>
          <table:table-cell table:style-name="ce2" office:value-type="float" office:value="3.15">
            <text:p>3.15</text:p>
          </table:table-cell>
          <table:table-cell table:style-name="ce2" office:value-type="float" office:value="-3.323">
            <text:p>-3.323</text:p>
          </table:table-cell>
          <table:table-cell table:style-name="ce2" office:value-type="float" office:value="-0.19">
            <text:p>-0.19</text:p>
          </table:table-cell>
          <table:table-cell table:style-name="ce2" office:value-type="float" office:value="37072.068">
            <text:p>37072.068</text:p>
          </table:table-cell>
          <table:table-cell table:style-name="ce2" office:value-type="float" office:value="3052.063">
            <text:p>3052.063</text:p>
          </table:table-cell>
          <table:table-cell table:style-name="ce2" office:value-type="float" office:value="-5.886">
            <text:p>-5.886</text:p>
          </table:table-cell>
          <table:table-cell table:style-name="ce2" office:value-type="float" office:value="34380.005">
            <text:p>34380.005</text:p>
          </table:table-cell>
          <table:table-cell table:style-name="ce2" office:value-type="float" office:value="95.5000138889">
            <text:p>95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37437.954">
            <text:p>37437.954</text:p>
          </table:table-cell>
          <table:table-cell office:value-type="float" office:value="357.954">
            <text:p>357.954</text:p>
          </table:table-cell>
          <table:table-cell office:value-type="float" office:value="3417.949">
            <text:p>3417.949</text:p>
          </table:table-cell>
          <table:table-cell office:value-type="float" office:value="177.949">
            <text:p>177.949</text:p>
          </table:table-cell>
        </table:table-row>
        <table:table-row table:style-name="ro2">
          <table:table-cell table:style-name="ce2" office:value-type="string">
            <text:p>1913-09-29 23:57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86.43">
            <text:p>186.43</text:p>
          </table:table-cell>
          <table:table-cell table:style-name="ce3" office:value-type="float" office:value="186.431">
            <text:p>186.43</text:p>
          </table:table-cell>
          <table:table-cell table:style-name="ce3" office:value-type="float" office:value="354.138">
            <text:p>354.14</text:p>
          </table:table-cell>
          <table:table-cell table:style-name="ce2" office:value-type="string">
            <text:p><text:s/>6 ♎ 25' 48"</text:p>
          </table:table-cell>
          <table:table-cell table:style-name="ce2" office:value-type="string">
            <text:p><text:s/>6 ♎ 25' 51"</text:p>
          </table:table-cell>
          <table:table-cell table:style-name="ce2" office:value-type="string">
            <text:p>24 ♓ 08' 18"</text:p>
          </table:table-cell>
          <table:table-cell table:style-name="ce2" office:value-type="float" office:value="-2.555">
            <text:p>-2.555</text:p>
          </table:table-cell>
          <table:table-cell table:style-name="ce2" office:value-type="float" office:value="-3.591">
            <text:p>-3.591</text:p>
          </table:table-cell>
          <table:table-cell table:style-name="ce2" office:value-type="float" office:value="-1.128">
            <text:p>-1.128</text:p>
          </table:table-cell>
          <table:table-cell table:style-name="ce2" office:value-type="float" office:value="37266.431">
            <text:p>37266.431</text:p>
          </table:table-cell>
          <table:table-cell table:style-name="ce2" office:value-type="float" office:value="3066.43">
            <text:p>3066.43</text:p>
          </table:table-cell>
          <table:table-cell table:style-name="ce2" office:value-type="float" office:value="-5.862">
            <text:p>-5.862</text:p>
          </table:table-cell>
          <table:table-cell table:style-name="ce2" office:value-type="float" office:value="34560.001">
            <text:p>34560.001</text:p>
          </table:table-cell>
          <table:table-cell table:style-name="ce2" office:value-type="float" office:value="96.0000027778">
            <text:p>96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37632.293">
            <text:p>37632.293</text:p>
          </table:table-cell>
          <table:table-cell office:value-type="float" office:value="192.293">
            <text:p>192.293</text:p>
          </table:table-cell>
          <table:table-cell office:value-type="float" office:value="3432.292">
            <text:p>3432.292</text:p>
          </table:table-cell>
          <table:table-cell office:value-type="float" office:value="192.292">
            <text:p>192.292</text:p>
          </table:table-cell>
        </table:table-row>
        <table:table-row table:style-name="ro2">
          <table:table-cell table:style-name="ce2" office:value-type="string">
            <text:p>1913-10-15 01:07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01.29">
            <text:p>201.29</text:p>
          </table:table-cell>
          <table:table-cell table:style-name="ce3" office:value-type="float" office:value="21.293">
            <text:p>21.29</text:p>
          </table:table-cell>
          <table:table-cell table:style-name="ce3" office:value-type="float" office:value="354.033">
            <text:p>354.03</text:p>
          </table:table-cell>
          <table:table-cell table:style-name="ce2" office:value-type="string">
            <text:p>21 ♎ 17' 22"</text:p>
          </table:table-cell>
          <table:table-cell table:style-name="ce2" office:value-type="string">
            <text:p>21 ♈ 17' 33"</text:p>
          </table:table-cell>
          <table:table-cell table:style-name="ce2" office:value-type="string">
            <text:p>24 ♓ 02' 00"</text:p>
          </table:table-cell>
          <table:table-cell table:style-name="ce2" office:value-type="float" office:value="-8.309">
            <text:p>-8.309</text:p>
          </table:table-cell>
          <table:table-cell table:style-name="ce2" office:value-type="float" office:value="10.533">
            <text:p>10.533</text:p>
          </table:table-cell>
          <table:table-cell table:style-name="ce2" office:value-type="float" office:value="2.399">
            <text:p>2.399</text:p>
          </table:table-cell>
          <table:table-cell table:style-name="ce2" office:value-type="float" office:value="37461.293">
            <text:p>37461.293</text:p>
          </table:table-cell>
          <table:table-cell table:style-name="ce2" office:value-type="float" office:value="3081.29">
            <text:p>3081.29</text:p>
          </table:table-cell>
          <table:table-cell table:style-name="ce2" office:value-type="float" office:value="-5.967">
            <text:p>-5.967</text:p>
          </table:table-cell>
          <table:table-cell table:style-name="ce2" office:value-type="float" office:value="34740.003">
            <text:p>34740.003</text:p>
          </table:table-cell>
          <table:table-cell table:style-name="ce2" office:value-type="float" office:value="96.5000083333">
            <text:p>96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37827.26">
            <text:p>37827.26</text:p>
          </table:table-cell>
          <table:table-cell office:value-type="float" office:value="27.26">
            <text:p>27.26</text:p>
          </table:table-cell>
          <table:table-cell office:value-type="float" office:value="3447.257">
            <text:p>3447.257</text:p>
          </table:table-cell>
          <table:table-cell office:value-type="float" office:value="207.257">
            <text:p>207.257</text:p>
          </table:table-cell>
        </table:table-row>
        <table:table-row table:style-name="ro2">
          <table:table-cell table:style-name="ce2" office:value-type="string">
            <text:p>1913-10-29 09:29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15.576">
            <text:p>215.58</text:p>
          </table:table-cell>
          <table:table-cell table:style-name="ce3" office:value-type="float" office:value="215.579">
            <text:p>215.58</text:p>
          </table:table-cell>
          <table:table-cell table:style-name="ce3" office:value-type="float" office:value="353.486">
            <text:p>353.49</text:p>
          </table:table-cell>
          <table:table-cell table:style-name="ce2" office:value-type="string">
            <text:p><text:s/>5 ♏ 34' 34"</text:p>
          </table:table-cell>
          <table:table-cell table:style-name="ce2" office:value-type="string">
            <text:p><text:s/>5 ♏ 34' 46"</text:p>
          </table:table-cell>
          <table:table-cell table:style-name="ce2" office:value-type="string">
            <text:p>23 ♓ 29' 09"</text:p>
          </table:table-cell>
          <table:table-cell table:style-name="ce2" office:value-type="float" office:value="-13.388">
            <text:p>-13.388</text:p>
          </table:table-cell>
          <table:table-cell table:style-name="ce2" office:value-type="float" office:value="-16.653">
            <text:p>-16.653</text:p>
          </table:table-cell>
          <table:table-cell table:style-name="ce2" office:value-type="float" office:value="-3.464">
            <text:p>-3.464</text:p>
          </table:table-cell>
          <table:table-cell table:style-name="ce2" office:value-type="float" office:value="37655.579">
            <text:p>37655.579</text:p>
          </table:table-cell>
          <table:table-cell table:style-name="ce2" office:value-type="float" office:value="3095.576">
            <text:p>3095.576</text:p>
          </table:table-cell>
          <table:table-cell table:style-name="ce2" office:value-type="float" office:value="-6.514">
            <text:p>-6.514</text:p>
          </table:table-cell>
          <table:table-cell table:style-name="ce2" office:value-type="float" office:value="34920.003">
            <text:p>34920.003</text:p>
          </table:table-cell>
          <table:table-cell table:style-name="ce2" office:value-type="float" office:value="97.0000083333">
            <text:p>97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38022.093">
            <text:p>38022.093</text:p>
          </table:table-cell>
          <table:table-cell office:value-type="float" office:value="222.093">
            <text:p>222.093</text:p>
          </table:table-cell>
          <table:table-cell office:value-type="float" office:value="3462.09">
            <text:p>3462.09</text:p>
          </table:table-cell>
          <table:table-cell office:value-type="float" office:value="222.09">
            <text:p>222.09</text:p>
          </table:table-cell>
        </table:table-row>
        <table:table-row table:style-name="ro2">
          <table:table-cell table:style-name="ce2" office:value-type="string">
            <text:p>1913-11-13 18:11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30.993">
            <text:p>230.99</text:p>
          </table:table-cell>
          <table:table-cell table:style-name="ce3" office:value-type="float" office:value="50.994">
            <text:p>50.99</text:p>
          </table:table-cell>
          <table:table-cell table:style-name="ce3" office:value-type="float" office:value="352.508">
            <text:p>352.51</text:p>
          </table:table-cell>
          <table:table-cell table:style-name="ce2" office:value-type="string">
            <text:p>20 ♏ 59' 34"</text:p>
          </table:table-cell>
          <table:table-cell table:style-name="ce2" office:value-type="string">
            <text:p>20 ♉ 59' 38"</text:p>
          </table:table-cell>
          <table:table-cell table:style-name="ce2" office:value-type="string">
            <text:p>22 ♓ 30' 28"</text:p>
          </table:table-cell>
          <table:table-cell table:style-name="ce2" office:value-type="float" office:value="-18.015">
            <text:p>-18.015</text:p>
          </table:table-cell>
          <table:table-cell table:style-name="ce2" office:value-type="float" office:value="22.185">
            <text:p>22.185</text:p>
          </table:table-cell>
          <table:table-cell table:style-name="ce2" office:value-type="float" office:value="4.326">
            <text:p>4.326</text:p>
          </table:table-cell>
          <table:table-cell table:style-name="ce2" office:value-type="float" office:value="37850.994">
            <text:p>37850.994</text:p>
          </table:table-cell>
          <table:table-cell table:style-name="ce2" office:value-type="float" office:value="3110.993">
            <text:p>3110.993</text:p>
          </table:table-cell>
          <table:table-cell table:style-name="ce2" office:value-type="float" office:value="-7.492">
            <text:p>-7.492</text:p>
          </table:table-cell>
          <table:table-cell table:style-name="ce2" office:value-type="float" office:value="35100.001">
            <text:p>35100.001</text:p>
          </table:table-cell>
          <table:table-cell table:style-name="ce2" office:value-type="float" office:value="97.5000027778">
            <text:p>97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38218.486">
            <text:p>38218.486</text:p>
          </table:table-cell>
          <table:table-cell office:value-type="float" office:value="58.486">
            <text:p>58.486</text:p>
          </table:table-cell>
          <table:table-cell office:value-type="float" office:value="3478.485">
            <text:p>3478.485</text:p>
          </table:table-cell>
          <table:table-cell office:value-type="float" office:value="238.485">
            <text:p>238.485</text:p>
          </table:table-cell>
        </table:table-row>
        <table:table-row table:style-name="ro2">
          <table:table-cell table:style-name="ce2" office:value-type="string">
            <text:p>1913-11-27 20:41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45.24">
            <text:p>245.24</text:p>
          </table:table-cell>
          <table:table-cell table:style-name="ce3" office:value-type="float" office:value="245.242">
            <text:p>245.24</text:p>
          </table:table-cell>
          <table:table-cell table:style-name="ce3" office:value-type="float" office:value="351.129">
            <text:p>351.13</text:p>
          </table:table-cell>
          <table:table-cell table:style-name="ce2" office:value-type="string">
            <text:p><text:s/>5 ♐ 14' 25"</text:p>
          </table:table-cell>
          <table:table-cell table:style-name="ce2" office:value-type="string">
            <text:p><text:s/>5 ♐ 14' 30"</text:p>
          </table:table-cell>
          <table:table-cell table:style-name="ce2" office:value-type="string">
            <text:p>21 ♓ 07' 43"</text:p>
          </table:table-cell>
          <table:table-cell table:style-name="ce2" office:value-type="float" office:value="-21.187">
            <text:p>-21.187</text:p>
          </table:table-cell>
          <table:table-cell table:style-name="ce2" office:value-type="float" office:value="-25.938">
            <text:p>-25.938</text:p>
          </table:table-cell>
          <table:table-cell table:style-name="ce2" office:value-type="float" office:value="-4.832">
            <text:p>-4.832</text:p>
          </table:table-cell>
          <table:table-cell table:style-name="ce2" office:value-type="float" office:value="38045.242">
            <text:p>38045.242</text:p>
          </table:table-cell>
          <table:table-cell table:style-name="ce2" office:value-type="float" office:value="3125.24">
            <text:p>3125.24</text:p>
          </table:table-cell>
          <table:table-cell table:style-name="ce2" office:value-type="float" office:value="-8.871">
            <text:p>-8.871</text:p>
          </table:table-cell>
          <table:table-cell table:style-name="ce2" office:value-type="float" office:value="35280.002">
            <text:p>35280.002</text:p>
          </table:table-cell>
          <table:table-cell table:style-name="ce2" office:value-type="float" office:value="98.0000055556">
            <text:p>98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38414.113">
            <text:p>38414.113</text:p>
          </table:table-cell>
          <table:table-cell office:value-type="float" office:value="254.113">
            <text:p>254.113</text:p>
          </table:table-cell>
          <table:table-cell office:value-type="float" office:value="3494.111">
            <text:p>3494.111</text:p>
          </table:table-cell>
          <table:table-cell office:value-type="float" office:value="254.111">
            <text:p>254.111</text:p>
          </table:table-cell>
        </table:table-row>
        <table:table-row table:style-name="ro2">
          <table:table-cell table:style-name="ce2" office:value-type="string">
            <text:p>1913-12-13 10:01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61.033">
            <text:p>261.03</text:p>
          </table:table-cell>
          <table:table-cell table:style-name="ce3" office:value-type="float" office:value="81.038">
            <text:p>81.04</text:p>
          </table:table-cell>
          <table:table-cell table:style-name="ce3" office:value-type="float" office:value="349.339">
            <text:p>349.34</text:p>
          </table:table-cell>
          <table:table-cell table:style-name="ce2" office:value-type="string">
            <text:p>21 ♐ 01' 59"</text:p>
          </table:table-cell>
          <table:table-cell table:style-name="ce2" office:value-type="string">
            <text:p>21 ♊ 02' 15"</text:p>
          </table:table-cell>
          <table:table-cell table:style-name="ce2" office:value-type="string">
            <text:p>19 ♓ 20' 21"</text:p>
          </table:table-cell>
          <table:table-cell table:style-name="ce2" office:value-type="float" office:value="-23.149">
            <text:p>-23.149</text:p>
          </table:table-cell>
          <table:table-cell table:style-name="ce2" office:value-type="float" office:value="28.133">
            <text:p>28.133</text:p>
          </table:table-cell>
          <table:table-cell table:style-name="ce2" office:value-type="float" office:value="4.995">
            <text:p>4.995</text:p>
          </table:table-cell>
          <table:table-cell table:style-name="ce2" office:value-type="float" office:value="38241.038">
            <text:p>38241.038</text:p>
          </table:table-cell>
          <table:table-cell table:style-name="ce2" office:value-type="float" office:value="3141.033">
            <text:p>3141.033</text:p>
          </table:table-cell>
          <table:table-cell table:style-name="ce2" office:value-type="float" office:value="-10.661">
            <text:p>-10.661</text:p>
          </table:table-cell>
          <table:table-cell table:style-name="ce2" office:value-type="float" office:value="35460.005">
            <text:p>35460.005</text:p>
          </table:table-cell>
          <table:table-cell table:style-name="ce2" office:value-type="float" office:value="98.5000138889">
            <text:p>98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38611.699">
            <text:p>38611.699</text:p>
          </table:table-cell>
          <table:table-cell office:value-type="float" office:value="91.699">
            <text:p>91.699</text:p>
          </table:table-cell>
          <table:table-cell office:value-type="float" office:value="3511.694">
            <text:p>3511.694</text:p>
          </table:table-cell>
          <table:table-cell office:value-type="float" office:value="271.694">
            <text:p>271.694</text:p>
          </table:table-cell>
        </table:table-row>
        <table:table-row table:style-name="ro2">
          <table:table-cell table:style-name="ce2" office:value-type="string">
            <text:p>1913-12-27 09:59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75.29">
            <text:p>275.29</text:p>
          </table:table-cell>
          <table:table-cell table:style-name="ce3" office:value-type="float" office:value="275.295">
            <text:p>275.30</text:p>
          </table:table-cell>
          <table:table-cell table:style-name="ce3" office:value-type="float" office:value="347.763">
            <text:p>347.76</text:p>
          </table:table-cell>
          <table:table-cell table:style-name="ce2" office:value-type="string">
            <text:p><text:s/>5 ♑ 17' 23"</text:p>
          </table:table-cell>
          <table:table-cell table:style-name="ce2" office:value-type="string">
            <text:p><text:s/>5 ♑ 17' 43"</text:p>
          </table:table-cell>
          <table:table-cell table:style-name="ce2" office:value-type="string">
            <text:p>17 ♓ 45' 47"</text:p>
          </table:table-cell>
          <table:table-cell table:style-name="ce2" office:value-type="float" office:value="-23.347">
            <text:p>-23.347</text:p>
          </table:table-cell>
          <table:table-cell table:style-name="ce2" office:value-type="float" office:value="-28.133">
            <text:p>-28.133</text:p>
          </table:table-cell>
          <table:table-cell table:style-name="ce2" office:value-type="float" office:value="-4.79">
            <text:p>-4.79</text:p>
          </table:table-cell>
          <table:table-cell table:style-name="ce2" office:value-type="float" office:value="38435.295">
            <text:p>38435.295</text:p>
          </table:table-cell>
          <table:table-cell table:style-name="ce2" office:value-type="float" office:value="3155.29">
            <text:p>3155.29</text:p>
          </table:table-cell>
          <table:table-cell table:style-name="ce2" office:value-type="float" office:value="-12.237">
            <text:p>-12.237</text:p>
          </table:table-cell>
          <table:table-cell table:style-name="ce2" office:value-type="float" office:value="35640.005">
            <text:p>35640.005</text:p>
          </table:table-cell>
          <table:table-cell table:style-name="ce2" office:value-type="float" office:value="99.0000138889">
            <text:p>99.0000138889</text:p>
          </table:table-cell>
          <table:table-cell table:style-name="ce2" office:value-type="float" office:value="0.005">
            <text:p>0.005</text:p>
          </table:table-cell>
          <table:table-cell table:style-name="ce2" office:value-type="float" office:value="30">
            <text:p>30</text:p>
          </table:table-cell>
          <table:table-cell office:value-type="float" office:value="38807.532">
            <text:p>38807.532</text:p>
          </table:table-cell>
          <table:table-cell office:value-type="float" office:value="287.532">
            <text:p>287.532</text:p>
          </table:table-cell>
          <table:table-cell office:value-type="float" office:value="3527.527">
            <text:p>3527.527</text:p>
          </table:table-cell>
          <table:table-cell office:value-type="float" office:value="287.527">
            <text:p>287.527</text:p>
          </table:table-cell>
        </table:table-row>
        <table:table-row table:style-name="ro2">
          <table:table-cell table:style-name="ce2" office:value-type="string">
            <text:p>1914-01-12 00:09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91.181">
            <text:p>291.18</text:p>
          </table:table-cell>
          <table:table-cell table:style-name="ce3" office:value-type="float" office:value="111.185">
            <text:p>111.19</text:p>
          </table:table-cell>
          <table:table-cell table:style-name="ce3" office:value-type="float" office:value="346.307">
            <text:p>346.31</text:p>
          </table:table-cell>
          <table:table-cell table:style-name="ce2" office:value-type="string">
            <text:p>21 ♑ 10' 49"</text:p>
          </table:table-cell>
          <table:table-cell table:style-name="ce2" office:value-type="string">
            <text:p>21 ♋ 11' 06"</text:p>
          </table:table-cell>
          <table:table-cell table:style-name="ce2" office:value-type="string">
            <text:p>16 ♓ 18' 24"</text:p>
          </table:table-cell>
          <table:table-cell table:style-name="ce2" office:value-type="float" office:value="-21.784">
            <text:p>-21.784</text:p>
          </table:table-cell>
          <table:table-cell table:style-name="ce2" office:value-type="float" office:value="25.911">
            <text:p>25.911</text:p>
          </table:table-cell>
          <table:table-cell table:style-name="ce2" office:value-type="float" office:value="4.18">
            <text:p>4.18</text:p>
          </table:table-cell>
          <table:table-cell table:style-name="ce2" office:value-type="float" office:value="38631.185">
            <text:p>38631.185</text:p>
          </table:table-cell>
          <table:table-cell table:style-name="ce2" office:value-type="float" office:value="3171.181">
            <text:p>3171.181</text:p>
          </table:table-cell>
          <table:table-cell table:style-name="ce2" office:value-type="float" office:value="-13.693">
            <text:p>-13.693</text:p>
          </table:table-cell>
          <table:table-cell table:style-name="ce2" office:value-type="float" office:value="35820.004">
            <text:p>35820.004</text:p>
          </table:table-cell>
          <table:table-cell table:style-name="ce2" office:value-type="float" office:value="99.5000111111">
            <text:p>99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office:value-type="float" office:value="39004.878">
            <text:p>39004.878</text:p>
          </table:table-cell>
          <table:table-cell office:value-type="float" office:value="124.878">
            <text:p>124.878</text:p>
          </table:table-cell>
          <table:table-cell office:value-type="float" office:value="3544.874">
            <text:p>3544.874</text:p>
          </table:table-cell>
          <table:table-cell office:value-type="float" office:value="304.874">
            <text:p>304.874</text:p>
          </table:table-cell>
        </table:table-row>
        <table:table-row table:style-name="ro2">
          <table:table-cell table:style-name="ce2" office:value-type="string">
            <text:p>1914-01-26 01:34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05.491">
            <text:p>305.49</text:p>
          </table:table-cell>
          <table:table-cell table:style-name="ce3" office:value-type="float" office:value="305.495">
            <text:p>305.50</text:p>
          </table:table-cell>
          <table:table-cell table:style-name="ce3" office:value-type="float" office:value="345.414">
            <text:p>345.41</text:p>
          </table:table-cell>
          <table:table-cell table:style-name="ce2" office:value-type="string">
            <text:p><text:s/>5 ♒ 29' 26"</text:p>
          </table:table-cell>
          <table:table-cell table:style-name="ce2" office:value-type="string">
            <text:p><text:s/>5 ♒ 29' 40"</text:p>
          </table:table-cell>
          <table:table-cell table:style-name="ce2" office:value-type="string">
            <text:p>15 ♓ 24' 50"</text:p>
          </table:table-cell>
          <table:table-cell table:style-name="ce2" office:value-type="float" office:value="-18.908">
            <text:p>-18.908</text:p>
          </table:table-cell>
          <table:table-cell table:style-name="ce2" office:value-type="float" office:value="-22.123">
            <text:p>-22.123</text:p>
          </table:table-cell>
          <table:table-cell table:style-name="ce2" office:value-type="float" office:value="-3.318">
            <text:p>-3.318</text:p>
          </table:table-cell>
          <table:table-cell table:style-name="ce2" office:value-type="float" office:value="38825.495">
            <text:p>38825.495</text:p>
          </table:table-cell>
          <table:table-cell table:style-name="ce2" office:value-type="float" office:value="3185.491">
            <text:p>3185.491</text:p>
          </table:table-cell>
          <table:table-cell table:style-name="ce2" office:value-type="float" office:value="-14.586">
            <text:p>-14.586</text:p>
          </table:table-cell>
          <table:table-cell table:style-name="ce2" office:value-type="float" office:value="36000.004">
            <text:p>36000.004</text:p>
          </table:table-cell>
          <table:table-cell table:style-name="ce2" office:value-type="float" office:value="100.0000111111">
            <text:p>100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39200.081">
            <text:p>39200.081</text:p>
          </table:table-cell>
          <table:table-cell office:value-type="float" office:value="320.081">
            <text:p>320.081</text:p>
          </table:table-cell>
          <table:table-cell office:value-type="float" office:value="3560.077">
            <text:p>3560.077</text:p>
          </table:table-cell>
          <table:table-cell office:value-type="float" office:value="320.077">
            <text:p>320.077</text:p>
          </table:table-cell>
        </table:table-row>
        <table:table-row table:style-name="ro2">
          <table:table-cell table:style-name="ce2" office:value-type="string">
            <text:p>1914-02-10 12:35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21.169">
            <text:p>321.17</text:p>
          </table:table-cell>
          <table:table-cell table:style-name="ce3" office:value-type="float" office:value="141.171">
            <text:p>141.17</text:p>
          </table:table-cell>
          <table:table-cell table:style-name="ce3" office:value-type="float" office:value="344.994">
            <text:p>344.99</text:p>
          </table:table-cell>
          <table:table-cell table:style-name="ce2" office:value-type="string">
            <text:p>21 ♒ 10' 08"</text:p>
          </table:table-cell>
          <table:table-cell table:style-name="ce2" office:value-type="string">
            <text:p>21 ♌ 10' 16"</text:p>
          </table:table-cell>
          <table:table-cell table:style-name="ce2" office:value-type="string">
            <text:p>14 ♓ 59' 37"</text:p>
          </table:table-cell>
          <table:table-cell table:style-name="ce2" office:value-type="float" office:value="-14.451">
            <text:p>-14.451</text:p>
          </table:table-cell>
          <table:table-cell table:style-name="ce2" office:value-type="float" office:value="16.461">
            <text:p>16.461</text:p>
          </table:table-cell>
          <table:table-cell table:style-name="ce2" office:value-type="float" office:value="2.123">
            <text:p>2.123</text:p>
          </table:table-cell>
          <table:table-cell table:style-name="ce2" office:value-type="float" office:value="39021.171">
            <text:p>39021.171</text:p>
          </table:table-cell>
          <table:table-cell table:style-name="ce2" office:value-type="float" office:value="3201.169">
            <text:p>3201.169</text:p>
          </table:table-cell>
          <table:table-cell table:style-name="ce2" office:value-type="float" office:value="-15.006">
            <text:p>-15.006</text:p>
          </table:table-cell>
          <table:table-cell table:style-name="ce2" office:value-type="float" office:value="36180.002">
            <text:p>36180.002</text:p>
          </table:table-cell>
          <table:table-cell table:style-name="ce2" office:value-type="float" office:value="100.5000055556">
            <text:p>100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office:value-type="float" office:value="39396.177">
            <text:p>39396.177</text:p>
          </table:table-cell>
          <table:table-cell office:value-type="float" office:value="156.177">
            <text:p>156.177</text:p>
          </table:table-cell>
          <table:table-cell office:value-type="float" office:value="3576.175">
            <text:p>3576.175</text:p>
          </table:table-cell>
          <table:table-cell office:value-type="float" office:value="336.175">
            <text:p>336.175</text:p>
          </table:table-cell>
        </table:table-row>
        <table:table-row table:style-name="ro2">
          <table:table-cell table:style-name="ce2" office:value-type="string">
            <text:p>1914-02-24 19:02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35.562">
            <text:p>335.56</text:p>
          </table:table-cell>
          <table:table-cell table:style-name="ce3" office:value-type="float" office:value="335.563">
            <text:p>335.56</text:p>
          </table:table-cell>
          <table:table-cell table:style-name="ce3" office:value-type="float" office:value="344.877">
            <text:p>344.88</text:p>
          </table:table-cell>
          <table:table-cell table:style-name="ce2" office:value-type="string">
            <text:p><text:s/>5 ♓ 33' 43"</text:p>
          </table:table-cell>
          <table:table-cell table:style-name="ce2" office:value-type="string">
            <text:p><text:s/>5 ♓ 33' 45"</text:p>
          </table:table-cell>
          <table:table-cell table:style-name="ce2" office:value-type="string">
            <text:p>14 ♓ 52' 37"</text:p>
          </table:table-cell>
          <table:table-cell table:style-name="ce2" office:value-type="float" office:value="-9.477">
            <text:p>-9.477</text:p>
          </table:table-cell>
          <table:table-cell table:style-name="ce2" office:value-type="float" office:value="-10.275">
            <text:p>-10.275</text:p>
          </table:table-cell>
          <table:table-cell table:style-name="ce2" office:value-type="float" office:value="-0.858">
            <text:p>-0.858</text:p>
          </table:table-cell>
          <table:table-cell table:style-name="ce2" office:value-type="float" office:value="39215.563">
            <text:p>39215.563</text:p>
          </table:table-cell>
          <table:table-cell table:style-name="ce2" office:value-type="float" office:value="3215.562">
            <text:p>3215.562</text:p>
          </table:table-cell>
          <table:table-cell table:style-name="ce2" office:value-type="float" office:value="-15.123">
            <text:p>-15.123</text:p>
          </table:table-cell>
          <table:table-cell table:style-name="ce2" office:value-type="float" office:value="36360.001">
            <text:p>36360.001</text:p>
          </table:table-cell>
          <table:table-cell table:style-name="ce2" office:value-type="float" office:value="101.0000027778">
            <text:p>101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39590.686">
            <text:p>39590.686</text:p>
          </table:table-cell>
          <table:table-cell office:value-type="float" office:value="350.686">
            <text:p>350.686</text:p>
          </table:table-cell>
          <table:table-cell office:value-type="float" office:value="3590.685">
            <text:p>3590.685</text:p>
          </table:table-cell>
          <table:table-cell office:value-type="float" office:value="350.685">
            <text:p>350.685</text:p>
          </table:table-cell>
        </table:table-row>
        <table:table-row table:style-name="ro2">
          <table:table-cell table:style-name="ce2" office:value-type="string">
            <text:p>1914-03-11 23:19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50.766">
            <text:p>350.77</text:p>
          </table:table-cell>
          <table:table-cell table:style-name="ce3" office:value-type="float" office:value="170.77">
            <text:p>170.77</text:p>
          </table:table-cell>
          <table:table-cell table:style-name="ce3" office:value-type="float" office:value="344.937">
            <text:p>344.94</text:p>
          </table:table-cell>
          <table:table-cell table:style-name="ce2" office:value-type="string">
            <text:p>20 ♓ 45' 58"</text:p>
          </table:table-cell>
          <table:table-cell table:style-name="ce2" office:value-type="string">
            <text:p>20 ♍ 46' 13"</text:p>
          </table:table-cell>
          <table:table-cell table:style-name="ce2" office:value-type="string">
            <text:p>14 ♓ 56' 14"</text:p>
          </table:table-cell>
          <table:table-cell table:style-name="ce2" office:value-type="float" office:value="-3.662">
            <text:p>-3.662</text:p>
          </table:table-cell>
          <table:table-cell table:style-name="ce2" office:value-type="float" office:value="3.164">
            <text:p>3.164</text:p>
          </table:table-cell>
          <table:table-cell table:style-name="ce2" office:value-type="float" office:value="-0.539">
            <text:p>-0.539</text:p>
          </table:table-cell>
          <table:table-cell table:style-name="ce2" office:value-type="float" office:value="39410.77">
            <text:p>39410.77</text:p>
          </table:table-cell>
          <table:table-cell table:style-name="ce2" office:value-type="float" office:value="3230.766">
            <text:p>3230.766</text:p>
          </table:table-cell>
          <table:table-cell table:style-name="ce2" office:value-type="float" office:value="-15.063">
            <text:p>-15.063</text:p>
          </table:table-cell>
          <table:table-cell table:style-name="ce2" office:value-type="float" office:value="36540.004">
            <text:p>36540.004</text:p>
          </table:table-cell>
          <table:table-cell table:style-name="ce2" office:value-type="float" office:value="101.5000111111">
            <text:p>101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office:value-type="float" office:value="39785.833">
            <text:p>39785.833</text:p>
          </table:table-cell>
          <table:table-cell office:value-type="float" office:value="185.833">
            <text:p>185.833</text:p>
          </table:table-cell>
          <table:table-cell office:value-type="float" office:value="3605.829">
            <text:p>3605.829</text:p>
          </table:table-cell>
          <table:table-cell office:value-type="float" office:value="5.829">
            <text:p>5.829</text:p>
          </table:table-cell>
        </table:table-row>
        <table:table-row table:style-name="ro2">
          <table:table-cell table:style-name="ce2" office:value-type="string">
            <text:p>1914-03-26 13:09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5.251">
            <text:p>5.25</text:p>
          </table:table-cell>
          <table:table-cell table:style-name="ce3" office:value-type="float" office:value="5.252">
            <text:p>5.25</text:p>
          </table:table-cell>
          <table:table-cell table:style-name="ce3" office:value-type="float" office:value="344.928">
            <text:p>344.93</text:p>
          </table:table-cell>
          <table:table-cell table:style-name="ce2" office:value-type="string">
            <text:p><text:s/>5 ♈ 15' 03"</text:p>
          </table:table-cell>
          <table:table-cell table:style-name="ce2" office:value-type="string">
            <text:p><text:s/>5 ♈ 15' 07"</text:p>
          </table:table-cell>
          <table:table-cell table:style-name="ce2" office:value-type="string">
            <text:p>14 ♓ 55' 39"</text:p>
          </table:table-cell>
          <table:table-cell table:style-name="ce2" office:value-type="float" office:value="2.088">
            <text:p>2.088</text:p>
          </table:table-cell>
          <table:table-cell table:style-name="ce2" office:value-type="float" office:value="3.767">
            <text:p>3.767</text:p>
          </table:table-cell>
          <table:table-cell table:style-name="ce2" office:value-type="float" office:value="1.83">
            <text:p>1.83</text:p>
          </table:table-cell>
          <table:table-cell table:style-name="ce2" office:value-type="float" office:value="39605.252">
            <text:p>39605.252</text:p>
          </table:table-cell>
          <table:table-cell table:style-name="ce2" office:value-type="float" office:value="3245.251">
            <text:p>3245.251</text:p>
          </table:table-cell>
          <table:table-cell table:style-name="ce2" office:value-type="float" office:value="-15.072">
            <text:p>-15.072</text:p>
          </table:table-cell>
          <table:table-cell table:style-name="ce2" office:value-type="float" office:value="36720.001">
            <text:p>36720.001</text:p>
          </table:table-cell>
          <table:table-cell table:style-name="ce2" office:value-type="float" office:value="102.0000027778">
            <text:p>102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39980.324">
            <text:p>39980.324</text:p>
          </table:table-cell>
          <table:table-cell office:value-type="float" office:value="20.324">
            <text:p>20.324</text:p>
          </table:table-cell>
          <table:table-cell office:value-type="float" office:value="3620.323">
            <text:p>3620.323</text:p>
          </table:table-cell>
          <table:table-cell office:value-type="float" office:value="20.323">
            <text:p>20.323</text:p>
          </table:table-cell>
        </table:table-row>
        <table:table-row table:style-name="ro2">
          <table:table-cell table:style-name="ce2" office:value-type="string">
            <text:p>1914-04-10 08:29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9.84">
            <text:p>19.84</text:p>
          </table:table-cell>
          <table:table-cell table:style-name="ce3" office:value-type="float" office:value="199.846">
            <text:p>199.85</text:p>
          </table:table-cell>
          <table:table-cell table:style-name="ce3" office:value-type="float" office:value="344.542">
            <text:p>344.54</text:p>
          </table:table-cell>
          <table:table-cell table:style-name="ce2" office:value-type="string">
            <text:p>19 ♈ 50' 24"</text:p>
          </table:table-cell>
          <table:table-cell table:style-name="ce2" office:value-type="string">
            <text:p>19 ♎ 50' 45"</text:p>
          </table:table-cell>
          <table:table-cell table:style-name="ce2" office:value-type="string">
            <text:p>14 ♓ 32' 29"</text:p>
          </table:table-cell>
          <table:table-cell table:style-name="ce2" office:value-type="float" office:value="7.763">
            <text:p>7.763</text:p>
          </table:table-cell>
          <table:table-cell table:style-name="ce2" office:value-type="float" office:value="-10.548">
            <text:p>-10.548</text:p>
          </table:table-cell>
          <table:table-cell table:style-name="ce2" office:value-type="float" office:value="-3.007">
            <text:p>-3.007</text:p>
          </table:table-cell>
          <table:table-cell table:style-name="ce2" office:value-type="float" office:value="39799.846">
            <text:p>39799.846</text:p>
          </table:table-cell>
          <table:table-cell table:style-name="ce2" office:value-type="float" office:value="3259.84">
            <text:p>3259.84</text:p>
          </table:table-cell>
          <table:table-cell table:style-name="ce2" office:value-type="float" office:value="-15.458">
            <text:p>-15.458</text:p>
          </table:table-cell>
          <table:table-cell table:style-name="ce2" office:value-type="float" office:value="36900.006">
            <text:p>36900.006</text:p>
          </table:table-cell>
          <table:table-cell table:style-name="ce2" office:value-type="float" office:value="102.5000166667">
            <text:p>102.5000166667</text:p>
          </table:table-cell>
          <table:table-cell table:style-name="ce2" office:value-type="float" office:value="180.006">
            <text:p>180.006</text:p>
          </table:table-cell>
          <table:table-cell table:style-name="ce2" office:value-type="float" office:value="15">
            <text:p>15</text:p>
          </table:table-cell>
          <table:table-cell office:value-type="float" office:value="40175.304">
            <text:p>40175.304</text:p>
          </table:table-cell>
          <table:table-cell office:value-type="float" office:value="215.304">
            <text:p>215.304</text:p>
          </table:table-cell>
          <table:table-cell office:value-type="float" office:value="3635.298">
            <text:p>3635.298</text:p>
          </table:table-cell>
          <table:table-cell office:value-type="float" office:value="35.298">
            <text:p>35.298</text:p>
          </table:table-cell>
        </table:table-row>
        <table:table-row table:style-name="ro2">
          <table:table-cell table:style-name="ce2" office:value-type="string">
            <text:p>1914-04-25 06:22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4.411">
            <text:p>34.41</text:p>
          </table:table-cell>
          <table:table-cell table:style-name="ce3" office:value-type="float" office:value="34.415">
            <text:p>34.42</text:p>
          </table:table-cell>
          <table:table-cell table:style-name="ce3" office:value-type="float" office:value="343.858">
            <text:p>343.86</text:p>
          </table:table-cell>
          <table:table-cell table:style-name="ce2" office:value-type="string">
            <text:p><text:s/>4 ♉ 24' 41"</text:p>
          </table:table-cell>
          <table:table-cell table:style-name="ce2" office:value-type="string">
            <text:p><text:s/>4 ♉ 24' 55"</text:p>
          </table:table-cell>
          <table:table-cell table:style-name="ce2" office:value-type="string">
            <text:p>13 ♓ 51' 29"</text:p>
          </table:table-cell>
          <table:table-cell table:style-name="ce2" office:value-type="float" office:value="12.998">
            <text:p>12.998</text:p>
          </table:table-cell>
          <table:table-cell table:style-name="ce2" office:value-type="float" office:value="16.714">
            <text:p>16.714</text:p>
          </table:table-cell>
          <table:table-cell table:style-name="ce2" office:value-type="float" office:value="3.949">
            <text:p>3.949</text:p>
          </table:table-cell>
          <table:table-cell table:style-name="ce2" office:value-type="float" office:value="39994.415">
            <text:p>39994.415</text:p>
          </table:table-cell>
          <table:table-cell table:style-name="ce2" office:value-type="float" office:value="3274.411">
            <text:p>3274.411</text:p>
          </table:table-cell>
          <table:table-cell table:style-name="ce2" office:value-type="float" office:value="-16.142">
            <text:p>-16.142</text:p>
          </table:table-cell>
          <table:table-cell table:style-name="ce2" office:value-type="float" office:value="37080.004">
            <text:p>37080.004</text:p>
          </table:table-cell>
          <table:table-cell table:style-name="ce2" office:value-type="float" office:value="103.0000111111">
            <text:p>103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40370.557">
            <text:p>40370.557</text:p>
          </table:table-cell>
          <table:table-cell office:value-type="float" office:value="50.557">
            <text:p>50.557</text:p>
          </table:table-cell>
          <table:table-cell office:value-type="float" office:value="3650.553">
            <text:p>3650.553</text:p>
          </table:table-cell>
          <table:table-cell office:value-type="float" office:value="50.553">
            <text:p>50.553</text:p>
          </table:table-cell>
        </table:table-row>
        <table:table-row table:style-name="ro2">
          <table:table-cell table:style-name="ce2" office:value-type="string">
            <text:p>1914-05-09 16:31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48.397">
            <text:p>48.40</text:p>
          </table:table-cell>
          <table:table-cell table:style-name="ce3" office:value-type="float" office:value="228.401">
            <text:p>228.40</text:p>
          </table:table-cell>
          <table:table-cell table:style-name="ce3" office:value-type="float" office:value="342.668">
            <text:p>342.67</text:p>
          </table:table-cell>
          <table:table-cell table:style-name="ce2" office:value-type="string">
            <text:p>18 ♉ 23' 48"</text:p>
          </table:table-cell>
          <table:table-cell table:style-name="ce2" office:value-type="string">
            <text:p>18 ♏ 24' 03"</text:p>
          </table:table-cell>
          <table:table-cell table:style-name="ce2" office:value-type="string">
            <text:p>12 ♓ 40' 03"</text:p>
          </table:table-cell>
          <table:table-cell table:style-name="ce2" office:value-type="float" office:value="17.314">
            <text:p>17.314</text:p>
          </table:table-cell>
          <table:table-cell table:style-name="ce2" office:value-type="float" office:value="-21.738">
            <text:p>-21.738</text:p>
          </table:table-cell>
          <table:table-cell table:style-name="ce2" office:value-type="float" office:value="-4.608">
            <text:p>-4.608</text:p>
          </table:table-cell>
          <table:table-cell table:style-name="ce2" office:value-type="float" office:value="40188.401">
            <text:p>40188.401</text:p>
          </table:table-cell>
          <table:table-cell table:style-name="ce2" office:value-type="float" office:value="3288.397">
            <text:p>3288.397</text:p>
          </table:table-cell>
          <table:table-cell table:style-name="ce2" office:value-type="float" office:value="-17.332">
            <text:p>-17.332</text:p>
          </table:table-cell>
          <table:table-cell table:style-name="ce2" office:value-type="float" office:value="37260.004">
            <text:p>37260.004</text:p>
          </table:table-cell>
          <table:table-cell table:style-name="ce2" office:value-type="float" office:value="103.5000111111">
            <text:p>103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office:value-type="float" office:value="40565.733">
            <text:p>40565.733</text:p>
          </table:table-cell>
          <table:table-cell office:value-type="float" office:value="245.733">
            <text:p>245.733</text:p>
          </table:table-cell>
          <table:table-cell office:value-type="float" office:value="3665.729">
            <text:p>3665.729</text:p>
          </table:table-cell>
          <table:table-cell office:value-type="float" office:value="65.729">
            <text:p>65.729</text:p>
          </table:table-cell>
        </table:table-row>
        <table:table-row table:style-name="ro2">
          <table:table-cell table:style-name="ce2" office:value-type="string">
            <text:p>1914-05-24 21:35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3" office:value-type="float" office:value="63.048">
            <text:p>63.05</text:p>
          </table:table-cell>
          <table:table-cell table:style-name="ce3" office:value-type="float" office:value="341.164">
            <text:p>341.16</text:p>
          </table:table-cell>
          <table:table-cell table:style-name="ce2" office:value-type="string">
            <text:p><text:s/>3 ♊ 02' 52"</text:p>
          </table:table-cell>
          <table:table-cell table:style-name="ce2" office:value-type="string">
            <text:p><text:s/>3 ♊ 02' 54"</text:p>
          </table:table-cell>
          <table:table-cell table:style-name="ce2" office:value-type="string">
            <text:p>11 ♓ 09' 50"</text:p>
          </table:table-cell>
          <table:table-cell table:style-name="ce2" office:value-type="float" office:value="20.779">
            <text:p>20.779</text:p>
          </table:table-cell>
          <table:table-cell table:style-name="ce2" office:value-type="float" office:value="25.634">
            <text:p>25.634</text:p>
          </table:table-cell>
          <table:table-cell table:style-name="ce2" office:value-type="float" office:value="4.951">
            <text:p>4.951</text:p>
          </table:table-cell>
          <table:table-cell table:style-name="ce2" office:value-type="float" office:value="40383.048">
            <text:p>40383.048</text:p>
          </table:table-cell>
          <table:table-cell table:style-name="ce2" office:value-type="float" office:value="3303.048">
            <text:p>3303.048</text:p>
          </table:table-cell>
          <table:table-cell table:style-name="ce2" office:value-type="float" office:value="-18.836">
            <text:p>-18.836</text:p>
          </table:table-cell>
          <table:table-cell table:style-name="ce2" office:value-type="float" office:value="37440">
            <text:p>37440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0">
            <text:p>30</text:p>
          </table:table-cell>
          <table:table-cell office:value-type="float" office:value="40761.884">
            <text:p>40761.884</text:p>
          </table:table-cell>
          <table:table-cell office:value-type="float" office:value="81.884">
            <text:p>81.884</text:p>
          </table:table-cell>
          <table:table-cell office:value-type="float" office:value="3681.884">
            <text:p>3681.884</text:p>
          </table:table-cell>
          <table:table-cell office:value-type="float" office:value="81.884">
            <text:p>81.884</text:p>
          </table:table-cell>
        </table:table-row>
        <table:table-row table:style-name="ro2">
          <table:table-cell table:style-name="ce2" office:value-type="string">
            <text:p>1914-06-08 00:18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76.572">
            <text:p>76.57</text:p>
          </table:table-cell>
          <table:table-cell table:style-name="ce3" office:value-type="float" office:value="256.575">
            <text:p>256.58</text:p>
          </table:table-cell>
          <table:table-cell table:style-name="ce3" office:value-type="float" office:value="339.651">
            <text:p>339.65</text:p>
          </table:table-cell>
          <table:table-cell table:style-name="ce2" office:value-type="string">
            <text:p>16 ♊ 34' 19"</text:p>
          </table:table-cell>
          <table:table-cell table:style-name="ce2" office:value-type="string">
            <text:p>16 ♐ 34' 31"</text:p>
          </table:table-cell>
          <table:table-cell table:style-name="ce2" office:value-type="string">
            <text:p><text:s/>9 ♓ 39' 02"</text:p>
          </table:table-cell>
          <table:table-cell table:style-name="ce2" office:value-type="float" office:value="22.775">
            <text:p>22.775</text:p>
          </table:table-cell>
          <table:table-cell table:style-name="ce2" office:value-type="float" office:value="-27.721">
            <text:p>-27.721</text:p>
          </table:table-cell>
          <table:table-cell table:style-name="ce2" office:value-type="float" office:value="-4.972">
            <text:p>-4.972</text:p>
          </table:table-cell>
          <table:table-cell table:style-name="ce2" office:value-type="float" office:value="40576.575">
            <text:p>40576.575</text:p>
          </table:table-cell>
          <table:table-cell table:style-name="ce2" office:value-type="float" office:value="3316.572">
            <text:p>3316.572</text:p>
          </table:table-cell>
          <table:table-cell table:style-name="ce2" office:value-type="float" office:value="-20.349">
            <text:p>-20.349</text:p>
          </table:table-cell>
          <table:table-cell table:style-name="ce2" office:value-type="float" office:value="37620.003">
            <text:p>37620.003</text:p>
          </table:table-cell>
          <table:table-cell table:style-name="ce2" office:value-type="float" office:value="104.5000083333">
            <text:p>104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40956.924">
            <text:p>40956.924</text:p>
          </table:table-cell>
          <table:table-cell office:value-type="float" office:value="276.924">
            <text:p>276.924</text:p>
          </table:table-cell>
          <table:table-cell office:value-type="float" office:value="3696.921">
            <text:p>3696.921</text:p>
          </table:table-cell>
          <table:table-cell office:value-type="float" office:value="96.921">
            <text:p>96.921</text:p>
          </table:table-cell>
        </table:table-row>
        <table:table-row table:style-name="ro2">
          <table:table-cell table:style-name="ce2" office:value-type="string">
            <text:p>1914-06-23 10:33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3" office:value-type="float" office:value="91.304">
            <text:p>91.30</text:p>
          </table:table-cell>
          <table:table-cell table:style-name="ce3" office:value-type="float" office:value="338.091">
            <text:p>338.09</text:p>
          </table:table-cell>
          <table:table-cell table:style-name="ce2" office:value-type="string">
            <text:p><text:s/>1 ♋ 18' 12"</text:p>
          </table:table-cell>
          <table:table-cell table:style-name="ce2" office:value-type="string">
            <text:p><text:s/>1 ♋ 18' 14"</text:p>
          </table:table-cell>
          <table:table-cell table:style-name="ce2" office:value-type="string">
            <text:p><text:s/>8 ♓ 05' 26"</text:p>
          </table:table-cell>
          <table:table-cell table:style-name="ce2" office:value-type="float" office:value="23.446">
            <text:p>23.446</text:p>
          </table:table-cell>
          <table:table-cell table:style-name="ce2" office:value-type="float" office:value="28.078">
            <text:p>28.078</text:p>
          </table:table-cell>
          <table:table-cell table:style-name="ce2" office:value-type="float" office:value="4.633">
            <text:p>4.633</text:p>
          </table:table-cell>
          <table:table-cell table:style-name="ce2" office:value-type="float" office:value="40771.304">
            <text:p>40771.304</text:p>
          </table:table-cell>
          <table:table-cell table:style-name="ce2" office:value-type="float" office:value="3331.304">
            <text:p>3331.304</text:p>
          </table:table-cell>
          <table:table-cell table:style-name="ce2" office:value-type="float" office:value="-21.909">
            <text:p>-21.909</text:p>
          </table:table-cell>
          <table:table-cell table:style-name="ce2" office:value-type="float" office:value="37800">
            <text:p>3780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0">
            <text:p>30</text:p>
          </table:table-cell>
          <table:table-cell office:value-type="float" office:value="41153.213">
            <text:p>41153.213</text:p>
          </table:table-cell>
          <table:table-cell office:value-type="float" office:value="113.213">
            <text:p>113.213</text:p>
          </table:table-cell>
          <table:table-cell office:value-type="float" office:value="3713.213">
            <text:p>3713.213</text:p>
          </table:table-cell>
          <table:table-cell office:value-type="float" office:value="113.213">
            <text:p>113.213</text:p>
          </table:table-cell>
        </table:table-row>
        <table:table-row table:style-name="ro2">
          <table:table-cell table:style-name="ce2" office:value-type="string">
            <text:p>1914-07-07 09:00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04.591">
            <text:p>104.59</text:p>
          </table:table-cell>
          <table:table-cell table:style-name="ce3" office:value-type="float" office:value="284.597">
            <text:p>284.60</text:p>
          </table:table-cell>
          <table:table-cell table:style-name="ce3" office:value-type="float" office:value="337.024">
            <text:p>337.02</text:p>
          </table:table-cell>
          <table:table-cell table:style-name="ce2" office:value-type="string">
            <text:p>14 ♋ 35' 27"</text:p>
          </table:table-cell>
          <table:table-cell table:style-name="ce2" office:value-type="string">
            <text:p>14 ♑ 35' 48"</text:p>
          </table:table-cell>
          <table:table-cell table:style-name="ce2" office:value-type="string">
            <text:p><text:s/>7 ♓ 01' 25"</text:p>
          </table:table-cell>
          <table:table-cell table:style-name="ce2" office:value-type="float" office:value="22.653">
            <text:p>22.653</text:p>
          </table:table-cell>
          <table:table-cell table:style-name="ce2" office:value-type="float" office:value="-26.674">
            <text:p>-26.674</text:p>
          </table:table-cell>
          <table:table-cell table:style-name="ce2" office:value-type="float" office:value="-4.046">
            <text:p>-4.046</text:p>
          </table:table-cell>
          <table:table-cell table:style-name="ce2" office:value-type="float" office:value="40964.597">
            <text:p>40964.597</text:p>
          </table:table-cell>
          <table:table-cell table:style-name="ce2" office:value-type="float" office:value="3344.591">
            <text:p>3344.591</text:p>
          </table:table-cell>
          <table:table-cell table:style-name="ce2" office:value-type="float" office:value="-22.976">
            <text:p>-22.976</text:p>
          </table:table-cell>
          <table:table-cell table:style-name="ce2" office:value-type="float" office:value="37980.006">
            <text:p>37980.006</text:p>
          </table:table-cell>
          <table:table-cell table:style-name="ce2" office:value-type="float" office:value="105.5000166667">
            <text:p>105.5000166667</text:p>
          </table:table-cell>
          <table:table-cell table:style-name="ce2" office:value-type="float" office:value="180.006">
            <text:p>180.006</text:p>
          </table:table-cell>
          <table:table-cell table:style-name="ce2" office:value-type="float" office:value="15">
            <text:p>15</text:p>
          </table:table-cell>
          <table:table-cell office:value-type="float" office:value="41347.573">
            <text:p>41347.573</text:p>
          </table:table-cell>
          <table:table-cell office:value-type="float" office:value="307.573">
            <text:p>307.573</text:p>
          </table:table-cell>
          <table:table-cell office:value-type="float" office:value="3727.567">
            <text:p>3727.567</text:p>
          </table:table-cell>
          <table:table-cell office:value-type="float" office:value="127.567">
            <text:p>127.567</text:p>
          </table:table-cell>
        </table:table-row>
        <table:table-row table:style-name="ro2">
          <table:table-cell table:style-name="ce2" office:value-type="string">
            <text:p>1914-07-22 21:39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19.404">
            <text:p>119.40</text:p>
          </table:table-cell>
          <table:table-cell table:style-name="ce3" office:value-type="float" office:value="119.409">
            <text:p>119.41</text:p>
          </table:table-cell>
          <table:table-cell table:style-name="ce3" office:value-type="float" office:value="336.228">
            <text:p>336.23</text:p>
          </table:table-cell>
          <table:table-cell table:style-name="ce2" office:value-type="string">
            <text:p>29 ♋ 24' 12"</text:p>
          </table:table-cell>
          <table:table-cell table:style-name="ce2" office:value-type="string">
            <text:p>29 ♋ 24' 34"</text:p>
          </table:table-cell>
          <table:table-cell table:style-name="ce2" office:value-type="string">
            <text:p><text:s/>6 ♓ 13' 39"</text:p>
          </table:table-cell>
          <table:table-cell table:style-name="ce2" office:value-type="float" office:value="20.287">
            <text:p>20.287</text:p>
          </table:table-cell>
          <table:table-cell table:style-name="ce2" office:value-type="float" office:value="23.324">
            <text:p>23.324</text:p>
          </table:table-cell>
          <table:table-cell table:style-name="ce2" office:value-type="float" office:value="3.107">
            <text:p>3.107</text:p>
          </table:table-cell>
          <table:table-cell table:style-name="ce2" office:value-type="float" office:value="41159.409">
            <text:p>41159.409</text:p>
          </table:table-cell>
          <table:table-cell table:style-name="ce2" office:value-type="float" office:value="3359.404">
            <text:p>3359.404</text:p>
          </table:table-cell>
          <table:table-cell table:style-name="ce2" office:value-type="float" office:value="-23.772">
            <text:p>-23.772</text:p>
          </table:table-cell>
          <table:table-cell table:style-name="ce2" office:value-type="float" office:value="38160.005">
            <text:p>38160.005</text:p>
          </table:table-cell>
          <table:table-cell table:style-name="ce2" office:value-type="float" office:value="106.0000138889">
            <text:p>106.0000138889</text:p>
          </table:table-cell>
          <table:table-cell table:style-name="ce2" office:value-type="float" office:value="0.005">
            <text:p>0.005</text:p>
          </table:table-cell>
          <table:table-cell table:style-name="ce2" office:value-type="float" office:value="30">
            <text:p>30</text:p>
          </table:table-cell>
          <table:table-cell office:value-type="float" office:value="41543.181">
            <text:p>41543.181</text:p>
          </table:table-cell>
          <table:table-cell office:value-type="float" office:value="143.181">
            <text:p>143.181</text:p>
          </table:table-cell>
          <table:table-cell office:value-type="float" office:value="3743.176">
            <text:p>3743.176</text:p>
          </table:table-cell>
          <table:table-cell office:value-type="float" office:value="143.176">
            <text:p>143.176</text:p>
          </table:table-cell>
        </table:table-row>
        <table:table-row table:style-name="ro2">
          <table:table-cell table:style-name="ce2" office:value-type="string">
            <text:p>1914-08-05 19:41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32.714">
            <text:p>132.71</text:p>
          </table:table-cell>
          <table:table-cell table:style-name="ce3" office:value-type="float" office:value="312.717">
            <text:p>312.72</text:p>
          </table:table-cell>
          <table:table-cell table:style-name="ce3" office:value-type="float" office:value="335.883">
            <text:p>335.88</text:p>
          </table:table-cell>
          <table:table-cell table:style-name="ce2" office:value-type="string">
            <text:p>12 ♌ 42' 51"</text:p>
          </table:table-cell>
          <table:table-cell table:style-name="ce2" office:value-type="string">
            <text:p>12 ♒ 43' 01"</text:p>
          </table:table-cell>
          <table:table-cell table:style-name="ce2" office:value-type="string">
            <text:p><text:s/>5 ♓ 52' 59"</text:p>
          </table:table-cell>
          <table:table-cell table:style-name="ce2" office:value-type="float" office:value="17.003">
            <text:p>17.003</text:p>
          </table:table-cell>
          <table:table-cell table:style-name="ce2" office:value-type="float" office:value="-18.982">
            <text:p>-18.982</text:p>
          </table:table-cell>
          <table:table-cell table:style-name="ce2" office:value-type="float" office:value="-2.064">
            <text:p>-2.064</text:p>
          </table:table-cell>
          <table:table-cell table:style-name="ce2" office:value-type="float" office:value="41352.717">
            <text:p>41352.717</text:p>
          </table:table-cell>
          <table:table-cell table:style-name="ce2" office:value-type="float" office:value="3372.714">
            <text:p>3372.714</text:p>
          </table:table-cell>
          <table:table-cell table:style-name="ce2" office:value-type="float" office:value="-24.117">
            <text:p>-24.117</text:p>
          </table:table-cell>
          <table:table-cell table:style-name="ce2" office:value-type="float" office:value="38340.003">
            <text:p>38340.003</text:p>
          </table:table-cell>
          <table:table-cell table:style-name="ce2" office:value-type="float" office:value="106.5000083333">
            <text:p>106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41736.834">
            <text:p>41736.834</text:p>
          </table:table-cell>
          <table:table-cell office:value-type="float" office:value="336.834">
            <text:p>336.834</text:p>
          </table:table-cell>
          <table:table-cell office:value-type="float" office:value="3756.831">
            <text:p>3756.831</text:p>
          </table:table-cell>
          <table:table-cell office:value-type="float" office:value="156.831">
            <text:p>156.831</text:p>
          </table:table-cell>
        </table:table-row>
        <table:table-row table:style-name="ro2">
          <table:table-cell table:style-name="ce2" office:value-type="string">
            <text:p>1914-08-21 07:27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47.594">
            <text:p>147.59</text:p>
          </table:table-cell>
          <table:table-cell table:style-name="ce3" office:value-type="float" office:value="147.598">
            <text:p>147.60</text:p>
          </table:table-cell>
          <table:table-cell table:style-name="ce3" office:value-type="float" office:value="335.827">
            <text:p>335.83</text:p>
          </table:table-cell>
          <table:table-cell table:style-name="ce2" office:value-type="string">
            <text:p>27 ♌ 35' 36"</text:p>
          </table:table-cell>
          <table:table-cell table:style-name="ce2" office:value-type="string">
            <text:p>27 ♌ 35' 52"</text:p>
          </table:table-cell>
          <table:table-cell table:style-name="ce2" office:value-type="string">
            <text:p><text:s/>5 ♓ 49' 36"</text:p>
          </table:table-cell>
          <table:table-cell table:style-name="ce2" office:value-type="float" office:value="12.315">
            <text:p>12.315</text:p>
          </table:table-cell>
          <table:table-cell table:style-name="ce2" office:value-type="float" office:value="13.025">
            <text:p>13.025</text:p>
          </table:table-cell>
          <table:table-cell table:style-name="ce2" office:value-type="float" office:value="0.758">
            <text:p>0.758</text:p>
          </table:table-cell>
          <table:table-cell table:style-name="ce2" office:value-type="float" office:value="41547.598">
            <text:p>41547.598</text:p>
          </table:table-cell>
          <table:table-cell table:style-name="ce2" office:value-type="float" office:value="3387.594">
            <text:p>3387.594</text:p>
          </table:table-cell>
          <table:table-cell table:style-name="ce2" office:value-type="float" office:value="-24.173">
            <text:p>-24.173</text:p>
          </table:table-cell>
          <table:table-cell table:style-name="ce2" office:value-type="float" office:value="38520.004">
            <text:p>38520.004</text:p>
          </table:table-cell>
          <table:table-cell table:style-name="ce2" office:value-type="float" office:value="107.0000111111">
            <text:p>107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41931.771">
            <text:p>41931.771</text:p>
          </table:table-cell>
          <table:table-cell office:value-type="float" office:value="171.771">
            <text:p>171.771</text:p>
          </table:table-cell>
          <table:table-cell office:value-type="float" office:value="3771.767">
            <text:p>3771.767</text:p>
          </table:table-cell>
          <table:table-cell office:value-type="float" office:value="171.767">
            <text:p>171.767</text:p>
          </table:table-cell>
        </table:table-row>
        <table:table-row table:style-name="ro2">
          <table:table-cell table:style-name="ce2" office:value-type="string">
            <text:p>1914-09-04 09:02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61.186">
            <text:p>161.19</text:p>
          </table:table-cell>
          <table:table-cell table:style-name="ce3" office:value-type="float" office:value="341.191">
            <text:p>341.19</text:p>
          </table:table-cell>
          <table:table-cell table:style-name="ce3" office:value-type="float" office:value="335.867">
            <text:p>335.87</text:p>
          </table:table-cell>
          <table:table-cell table:style-name="ce2" office:value-type="string">
            <text:p>11 ♍ 11' 08"</text:p>
          </table:table-cell>
          <table:table-cell table:style-name="ce2" office:value-type="string">
            <text:p>11 ♓ 11' 25"</text:p>
          </table:table-cell>
          <table:table-cell table:style-name="ce2" office:value-type="string">
            <text:p><text:s/>5 ♓ 52' 00"</text:p>
          </table:table-cell>
          <table:table-cell table:style-name="ce2" office:value-type="float" office:value="7.374">
            <text:p>7.374</text:p>
          </table:table-cell>
          <table:table-cell table:style-name="ce2" office:value-type="float" office:value="-6.918">
            <text:p>-6.918</text:p>
          </table:table-cell>
          <table:table-cell table:style-name="ce2" office:value-type="float" office:value="0.491">
            <text:p>0.491</text:p>
          </table:table-cell>
          <table:table-cell table:style-name="ce2" office:value-type="float" office:value="41741.191">
            <text:p>41741.191</text:p>
          </table:table-cell>
          <table:table-cell table:style-name="ce2" office:value-type="float" office:value="3401.186">
            <text:p>3401.186</text:p>
          </table:table-cell>
          <table:table-cell table:style-name="ce2" office:value-type="float" office:value="-24.133">
            <text:p>-24.133</text:p>
          </table:table-cell>
          <table:table-cell table:style-name="ce2" office:value-type="float" office:value="38700.005">
            <text:p>38700.005</text:p>
          </table:table-cell>
          <table:table-cell table:style-name="ce2" office:value-type="float" office:value="107.5000138889">
            <text:p>107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42125.324">
            <text:p>42125.324</text:p>
          </table:table-cell>
          <table:table-cell office:value-type="float" office:value="5.324">
            <text:p>5.324</text:p>
          </table:table-cell>
          <table:table-cell office:value-type="float" office:value="3785.319">
            <text:p>3785.319</text:p>
          </table:table-cell>
          <table:table-cell office:value-type="float" office:value="185.319">
            <text:p>185.319</text:p>
          </table:table-cell>
        </table:table-row>
        <table:table-row table:style-name="ro2">
          <table:table-cell table:style-name="ce2" office:value-type="string">
            <text:p>1914-09-19 16:34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76.091">
            <text:p>176.09</text:p>
          </table:table-cell>
          <table:table-cell table:style-name="ce3" office:value-type="float" office:value="176.096">
            <text:p>176.10</text:p>
          </table:table-cell>
          <table:table-cell table:style-name="ce3" office:value-type="float" office:value="335.814">
            <text:p>335.81</text:p>
          </table:table-cell>
          <table:table-cell table:style-name="ce2" office:value-type="string">
            <text:p>26 ♍ 05' 27"</text:p>
          </table:table-cell>
          <table:table-cell table:style-name="ce2" office:value-type="string">
            <text:p>26 ♍ 05' 44"</text:p>
          </table:table-cell>
          <table:table-cell table:style-name="ce2" office:value-type="string">
            <text:p><text:s/>5 ♓ 48' 50"</text:p>
          </table:table-cell>
          <table:table-cell table:style-name="ce2" office:value-type="float" office:value="1.555">
            <text:p>1.555</text:p>
          </table:table-cell>
          <table:table-cell table:style-name="ce2" office:value-type="float" office:value="-0.121">
            <text:p>-0.121</text:p>
          </table:table-cell>
          <table:table-cell table:style-name="ce2" office:value-type="float" office:value="-1.824">
            <text:p>-1.824</text:p>
          </table:table-cell>
          <table:table-cell table:style-name="ce2" office:value-type="float" office:value="41936.096">
            <text:p>41936.096</text:p>
          </table:table-cell>
          <table:table-cell table:style-name="ce2" office:value-type="float" office:value="3416.091">
            <text:p>3416.091</text:p>
          </table:table-cell>
          <table:table-cell table:style-name="ce2" office:value-type="float" office:value="-24.186">
            <text:p>-24.186</text:p>
          </table:table-cell>
          <table:table-cell table:style-name="ce2" office:value-type="float" office:value="38880.005">
            <text:p>38880.005</text:p>
          </table:table-cell>
          <table:table-cell table:style-name="ce2" office:value-type="float" office:value="108.0000138889">
            <text:p>108.0000138889</text:p>
          </table:table-cell>
          <table:table-cell table:style-name="ce2" office:value-type="float" office:value="0.005">
            <text:p>0.005</text:p>
          </table:table-cell>
          <table:table-cell table:style-name="ce2" office:value-type="float" office:value="30">
            <text:p>30</text:p>
          </table:table-cell>
          <table:table-cell office:value-type="float" office:value="42320.282">
            <text:p>42320.282</text:p>
          </table:table-cell>
          <table:table-cell office:value-type="float" office:value="200.282">
            <text:p>200.282</text:p>
          </table:table-cell>
          <table:table-cell office:value-type="float" office:value="3800.277">
            <text:p>3800.277</text:p>
          </table:table-cell>
          <table:table-cell office:value-type="float" office:value="200.277">
            <text:p>200.277</text:p>
          </table:table-cell>
        </table:table-row>
        <table:table-row table:style-name="ro2">
          <table:table-cell table:style-name="ce2" office:value-type="string">
            <text:p>1914-10-04 00:59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90.173">
            <text:p>190.17</text:p>
          </table:table-cell>
          <table:table-cell table:style-name="ce3" office:value-type="float" office:value="10.177">
            <text:p>10.18</text:p>
          </table:table-cell>
          <table:table-cell table:style-name="ce3" office:value-type="float" office:value="335.554">
            <text:p>335.55</text:p>
          </table:table-cell>
          <table:table-cell table:style-name="ce2" office:value-type="string">
            <text:p>10 ♎ 10' 23"</text:p>
          </table:table-cell>
          <table:table-cell table:style-name="ce2" office:value-type="string">
            <text:p>10 ♈ 10' 37"</text:p>
          </table:table-cell>
          <table:table-cell table:style-name="ce2" office:value-type="string">
            <text:p><text:s/>5 ♓ 33' 16"</text:p>
          </table:table-cell>
          <table:table-cell table:style-name="ce2" office:value-type="float" office:value="-4.031">
            <text:p>-4.031</text:p>
          </table:table-cell>
          <table:table-cell table:style-name="ce2" office:value-type="float" office:value="6.744">
            <text:p>6.744</text:p>
          </table:table-cell>
          <table:table-cell table:style-name="ce2" office:value-type="float" office:value="2.95">
            <text:p>2.95</text:p>
          </table:table-cell>
          <table:table-cell table:style-name="ce2" office:value-type="float" office:value="42130.177">
            <text:p>42130.177</text:p>
          </table:table-cell>
          <table:table-cell table:style-name="ce2" office:value-type="float" office:value="3430.173">
            <text:p>3430.173</text:p>
          </table:table-cell>
          <table:table-cell table:style-name="ce2" office:value-type="float" office:value="-24.446">
            <text:p>-24.446</text:p>
          </table:table-cell>
          <table:table-cell table:style-name="ce2" office:value-type="float" office:value="39060.004">
            <text:p>39060.004</text:p>
          </table:table-cell>
          <table:table-cell table:style-name="ce2" office:value-type="float" office:value="108.5000111111">
            <text:p>108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office:value-type="float" office:value="42514.623">
            <text:p>42514.623</text:p>
          </table:table-cell>
          <table:table-cell office:value-type="float" office:value="34.623">
            <text:p>34.623</text:p>
          </table:table-cell>
          <table:table-cell office:value-type="float" office:value="3814.619">
            <text:p>3814.619</text:p>
          </table:table-cell>
          <table:table-cell office:value-type="float" office:value="214.619">
            <text:p>214.619</text:p>
          </table:table-cell>
        </table:table-row>
        <table:table-row table:style-name="ro2">
          <table:table-cell table:style-name="ce2" office:value-type="string">
            <text:p>1914-10-19 01:34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05.04">
            <text:p>205.04</text:p>
          </table:table-cell>
          <table:table-cell table:style-name="ce3" office:value-type="float" office:value="205.044">
            <text:p>205.04</text:p>
          </table:table-cell>
          <table:table-cell table:style-name="ce3" office:value-type="float" office:value="334.734">
            <text:p>334.73</text:p>
          </table:table-cell>
          <table:table-cell table:style-name="ce2" office:value-type="string">
            <text:p>25 ♎ 02' 23"</text:p>
          </table:table-cell>
          <table:table-cell table:style-name="ce2" office:value-type="string">
            <text:p>25 ♎ 02' 37"</text:p>
          </table:table-cell>
          <table:table-cell table:style-name="ce2" office:value-type="string">
            <text:p><text:s/>4 ♓ 44' 02"</text:p>
          </table:table-cell>
          <table:table-cell table:style-name="ce2" office:value-type="float" office:value="-9.698">
            <text:p>-9.698</text:p>
          </table:table-cell>
          <table:table-cell table:style-name="ce2" office:value-type="float" office:value="-13.359">
            <text:p>-13.359</text:p>
          </table:table-cell>
          <table:table-cell table:style-name="ce2" office:value-type="float" office:value="-3.937">
            <text:p>-3.937</text:p>
          </table:table-cell>
          <table:table-cell table:style-name="ce2" office:value-type="float" office:value="42325.044">
            <text:p>42325.044</text:p>
          </table:table-cell>
          <table:table-cell table:style-name="ce2" office:value-type="float" office:value="3445.04">
            <text:p>3445.04</text:p>
          </table:table-cell>
          <table:table-cell table:style-name="ce2" office:value-type="float" office:value="-25.266">
            <text:p>-25.266</text:p>
          </table:table-cell>
          <table:table-cell table:style-name="ce2" office:value-type="float" office:value="39240.004">
            <text:p>39240.004</text:p>
          </table:table-cell>
          <table:table-cell table:style-name="ce2" office:value-type="float" office:value="109.0000111111">
            <text:p>109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42710.31">
            <text:p>42710.31</text:p>
          </table:table-cell>
          <table:table-cell office:value-type="float" office:value="230.31">
            <text:p>230.31</text:p>
          </table:table-cell>
          <table:table-cell office:value-type="float" office:value="3830.306">
            <text:p>3830.306</text:p>
          </table:table-cell>
          <table:table-cell office:value-type="float" office:value="230.306">
            <text:p>230.306</text:p>
          </table:table-cell>
        </table:table-row>
        <table:table-row table:style-name="ro2">
          <table:table-cell table:style-name="ce2" office:value-type="string">
            <text:p>1914-11-02 18:49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19.726">
            <text:p>219.73</text:p>
          </table:table-cell>
          <table:table-cell table:style-name="ce3" office:value-type="float" office:value="39.728">
            <text:p>39.73</text:p>
          </table:table-cell>
          <table:table-cell table:style-name="ce3" office:value-type="float" office:value="333.578">
            <text:p>333.58</text:p>
          </table:table-cell>
          <table:table-cell table:style-name="ce2" office:value-type="string">
            <text:p><text:s/>9 ♏ 43' 34"</text:p>
          </table:table-cell>
          <table:table-cell table:style-name="ce2" office:value-type="string">
            <text:p><text:s/>9 ♉ 43' 39"</text:p>
          </table:table-cell>
          <table:table-cell table:style-name="ce2" office:value-type="string">
            <text:p><text:s/>3 ♓ 34' 41"</text:p>
          </table:table-cell>
          <table:table-cell table:style-name="ce2" office:value-type="float" office:value="-14.736">
            <text:p>-14.736</text:p>
          </table:table-cell>
          <table:table-cell table:style-name="ce2" office:value-type="float" office:value="19.096">
            <text:p>19.096</text:p>
          </table:table-cell>
          <table:table-cell table:style-name="ce2" office:value-type="float" office:value="4.602">
            <text:p>4.602</text:p>
          </table:table-cell>
          <table:table-cell table:style-name="ce2" office:value-type="float" office:value="42519.728">
            <text:p>42519.728</text:p>
          </table:table-cell>
          <table:table-cell table:style-name="ce2" office:value-type="float" office:value="3459.726">
            <text:p>3459.726</text:p>
          </table:table-cell>
          <table:table-cell table:style-name="ce2" office:value-type="float" office:value="-26.422">
            <text:p>-26.422</text:p>
          </table:table-cell>
          <table:table-cell table:style-name="ce2" office:value-type="float" office:value="39420.002">
            <text:p>39420.002</text:p>
          </table:table-cell>
          <table:table-cell table:style-name="ce2" office:value-type="float" office:value="109.5000055556">
            <text:p>109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office:value-type="float" office:value="42906.15">
            <text:p>42906.15</text:p>
          </table:table-cell>
          <table:table-cell office:value-type="float" office:value="66.15">
            <text:p>66.15</text:p>
          </table:table-cell>
          <table:table-cell office:value-type="float" office:value="3846.148">
            <text:p>3846.148</text:p>
          </table:table-cell>
          <table:table-cell office:value-type="float" office:value="246.148">
            <text:p>246.148</text:p>
          </table:table-cell>
        </table:table-row>
        <table:table-row table:style-name="ro2">
          <table:table-cell table:style-name="ce2" office:value-type="string">
            <text:p>1914-11-17 11:02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34.479">
            <text:p>234.48</text:p>
          </table:table-cell>
          <table:table-cell table:style-name="ce3" office:value-type="float" office:value="234.48">
            <text:p>234.48</text:p>
          </table:table-cell>
          <table:table-cell table:style-name="ce3" office:value-type="float" office:value="331.957">
            <text:p>331.96</text:p>
          </table:table-cell>
          <table:table-cell table:style-name="ce2" office:value-type="string">
            <text:p>24 ♏ 28' 45"</text:p>
          </table:table-cell>
          <table:table-cell table:style-name="ce2" office:value-type="string">
            <text:p>24 ♏ 28' 48"</text:p>
          </table:table-cell>
          <table:table-cell table:style-name="ce2" office:value-type="string">
            <text:p><text:s/>1 ♓ 57' 26"</text:p>
          </table:table-cell>
          <table:table-cell table:style-name="ce2" office:value-type="float" office:value="-18.901">
            <text:p>-18.901</text:p>
          </table:table-cell>
          <table:table-cell table:style-name="ce2" office:value-type="float" office:value="-23.705">
            <text:p>-23.705</text:p>
          </table:table-cell>
          <table:table-cell table:style-name="ce2" office:value-type="float" office:value="-4.96">
            <text:p>-4.96</text:p>
          </table:table-cell>
          <table:table-cell table:style-name="ce2" office:value-type="float" office:value="42714.48">
            <text:p>42714.48</text:p>
          </table:table-cell>
          <table:table-cell table:style-name="ce2" office:value-type="float" office:value="3474.479">
            <text:p>3474.479</text:p>
          </table:table-cell>
          <table:table-cell table:style-name="ce2" office:value-type="float" office:value="-28.043">
            <text:p>-28.043</text:p>
          </table:table-cell>
          <table:table-cell table:style-name="ce2" office:value-type="float" office:value="39600.001">
            <text:p>39600.001</text:p>
          </table:table-cell>
          <table:table-cell table:style-name="ce2" office:value-type="float" office:value="110.0000027778">
            <text:p>110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43102.523">
            <text:p>43102.523</text:p>
          </table:table-cell>
          <table:table-cell office:value-type="float" office:value="262.523">
            <text:p>262.523</text:p>
          </table:table-cell>
          <table:table-cell office:value-type="float" office:value="3862.522">
            <text:p>3862.522</text:p>
          </table:table-cell>
          <table:table-cell office:value-type="float" office:value="262.522">
            <text:p>262.522</text:p>
          </table:table-cell>
        </table:table-row>
        <table:table-row table:style-name="ro2">
          <table:table-cell table:style-name="ce2" office:value-type="string">
            <text:p>1914-12-02 13:21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49.752">
            <text:p>249.75</text:p>
          </table:table-cell>
          <table:table-cell table:style-name="ce3" office:value-type="float" office:value="69.756">
            <text:p>69.76</text:p>
          </table:table-cell>
          <table:table-cell table:style-name="ce3" office:value-type="float" office:value="330.171">
            <text:p>330.17</text:p>
          </table:table-cell>
          <table:table-cell table:style-name="ce2" office:value-type="string">
            <text:p><text:s/>9 ♐ 45' 06"</text:p>
          </table:table-cell>
          <table:table-cell table:style-name="ce2" office:value-type="string">
            <text:p><text:s/>9 ♊ 45' 23"</text:p>
          </table:table-cell>
          <table:table-cell table:style-name="ce2" office:value-type="string">
            <text:p><text:s/>0 ♓ 10' 14"</text:p>
          </table:table-cell>
          <table:table-cell table:style-name="ce2" office:value-type="float" office:value="-21.925">
            <text:p>-21.925</text:p>
          </table:table-cell>
          <table:table-cell table:style-name="ce2" office:value-type="float" office:value="26.79">
            <text:p>26.79</text:p>
          </table:table-cell>
          <table:table-cell table:style-name="ce2" office:value-type="float" office:value="4.921">
            <text:p>4.921</text:p>
          </table:table-cell>
          <table:table-cell table:style-name="ce2" office:value-type="float" office:value="42909.756">
            <text:p>42909.756</text:p>
          </table:table-cell>
          <table:table-cell table:style-name="ce2" office:value-type="float" office:value="3489.752">
            <text:p>3489.752</text:p>
          </table:table-cell>
          <table:table-cell table:style-name="ce2" office:value-type="float" office:value="-29.829">
            <text:p>-29.829</text:p>
          </table:table-cell>
          <table:table-cell table:style-name="ce2" office:value-type="float" office:value="39780.004">
            <text:p>39780.004</text:p>
          </table:table-cell>
          <table:table-cell table:style-name="ce2" office:value-type="float" office:value="110.5000111111">
            <text:p>110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office:value-type="float" office:value="43299.585">
            <text:p>43299.585</text:p>
          </table:table-cell>
          <table:table-cell office:value-type="float" office:value="99.585">
            <text:p>99.585</text:p>
          </table:table-cell>
          <table:table-cell office:value-type="float" office:value="3879.581">
            <text:p>3879.581</text:p>
          </table:table-cell>
          <table:table-cell office:value-type="float" office:value="279.581">
            <text:p>279.581</text:p>
          </table:table-cell>
        </table:table-row>
        <table:table-row table:style-name="ro2">
          <table:table-cell table:style-name="ce2" office:value-type="string">
            <text:p>1914-12-16 21:35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64.328">
            <text:p>264.33</text:p>
          </table:table-cell>
          <table:table-cell table:style-name="ce3" office:value-type="float" office:value="264.333">
            <text:p>264.33</text:p>
          </table:table-cell>
          <table:table-cell table:style-name="ce3" office:value-type="float" office:value="328.673">
            <text:p>328.67</text:p>
          </table:table-cell>
          <table:table-cell table:style-name="ce2" office:value-type="string">
            <text:p>24 ♐ 19' 40"</text:p>
          </table:table-cell>
          <table:table-cell table:style-name="ce2" office:value-type="string">
            <text:p>24 ♐ 19' 59"</text:p>
          </table:table-cell>
          <table:table-cell table:style-name="ce2" office:value-type="string">
            <text:p>28 ♒ 40' 22"</text:p>
          </table:table-cell>
          <table:table-cell table:style-name="ce2" office:value-type="float" office:value="-23.331">
            <text:p>-23.331</text:p>
          </table:table-cell>
          <table:table-cell table:style-name="ce2" office:value-type="float" office:value="-27.876">
            <text:p>-27.876</text:p>
          </table:table-cell>
          <table:table-cell table:style-name="ce2" office:value-type="float" office:value="-4.55">
            <text:p>-4.55</text:p>
          </table:table-cell>
          <table:table-cell table:style-name="ce2" office:value-type="float" office:value="43104.333">
            <text:p>43104.333</text:p>
          </table:table-cell>
          <table:table-cell table:style-name="ce2" office:value-type="float" office:value="3504.328">
            <text:p>3504.328</text:p>
          </table:table-cell>
          <table:table-cell table:style-name="ce2" office:value-type="float" office:value="-31.327">
            <text:p>-31.327</text:p>
          </table:table-cell>
          <table:table-cell table:style-name="ce2" office:value-type="float" office:value="39960.005">
            <text:p>39960.005</text:p>
          </table:table-cell>
          <table:table-cell table:style-name="ce2" office:value-type="float" office:value="111.0000138889">
            <text:p>111.0000138889</text:p>
          </table:table-cell>
          <table:table-cell table:style-name="ce2" office:value-type="float" office:value="0.005">
            <text:p>0.005</text:p>
          </table:table-cell>
          <table:table-cell table:style-name="ce2" office:value-type="float" office:value="30">
            <text:p>30</text:p>
          </table:table-cell>
          <table:table-cell office:value-type="float" office:value="43495.66">
            <text:p>43495.66</text:p>
          </table:table-cell>
          <table:table-cell office:value-type="float" office:value="295.66">
            <text:p>295.66</text:p>
          </table:table-cell>
          <table:table-cell office:value-type="float" office:value="3895.655">
            <text:p>3895.655</text:p>
          </table:table-cell>
          <table:table-cell office:value-type="float" office:value="295.655">
            <text:p>295.655</text:p>
          </table:table-cell>
        </table:table-row>
        <table:table-row table:style-name="ro2">
          <table:table-cell table:style-name="ce2" office:value-type="string">
            <text:p>1915-01-01 07:21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80.025">
            <text:p>280.03</text:p>
          </table:table-cell>
          <table:table-cell table:style-name="ce3" office:value-type="float" office:value="100.03">
            <text:p>100.03</text:p>
          </table:table-cell>
          <table:table-cell table:style-name="ce3" office:value-type="float" office:value="327.391">
            <text:p>327.39</text:p>
          </table:table-cell>
          <table:table-cell table:style-name="ce2" office:value-type="string">
            <text:p>10 ♑ 01' 28"</text:p>
          </table:table-cell>
          <table:table-cell table:style-name="ce2" office:value-type="string">
            <text:p>10 ♋ 01' 47"</text:p>
          </table:table-cell>
          <table:table-cell table:style-name="ce2" office:value-type="string">
            <text:p>27 ♒ 23' 29"</text:p>
          </table:table-cell>
          <table:table-cell table:style-name="ce2" office:value-type="float" office:value="-23.073">
            <text:p>-23.073</text:p>
          </table:table-cell>
          <table:table-cell table:style-name="ce2" office:value-type="float" office:value="26.829">
            <text:p>26.829</text:p>
          </table:table-cell>
          <table:table-cell table:style-name="ce2" office:value-type="float" office:value="3.767">
            <text:p>3.767</text:p>
          </table:table-cell>
          <table:table-cell table:style-name="ce2" office:value-type="float" office:value="43300.03">
            <text:p>43300.03</text:p>
          </table:table-cell>
          <table:table-cell table:style-name="ce2" office:value-type="float" office:value="3520.025">
            <text:p>3520.025</text:p>
          </table:table-cell>
          <table:table-cell table:style-name="ce2" office:value-type="float" office:value="-32.609">
            <text:p>-32.609</text:p>
          </table:table-cell>
          <table:table-cell table:style-name="ce2" office:value-type="float" office:value="40140.005">
            <text:p>40140.005</text:p>
          </table:table-cell>
          <table:table-cell table:style-name="ce2" office:value-type="float" office:value="111.5000138889">
            <text:p>111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43692.639">
            <text:p>43692.639</text:p>
          </table:table-cell>
          <table:table-cell office:value-type="float" office:value="132.639">
            <text:p>132.639</text:p>
          </table:table-cell>
          <table:table-cell office:value-type="float" office:value="3912.634">
            <text:p>3912.634</text:p>
          </table:table-cell>
          <table:table-cell office:value-type="float" office:value="312.634">
            <text:p>312.634</text:p>
          </table:table-cell>
        </table:table-row>
        <table:table-row table:style-name="ro2">
          <table:table-cell table:style-name="ce2" office:value-type="string">
            <text:p>1915-01-15 09:42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94.393">
            <text:p>294.39</text:p>
          </table:table-cell>
          <table:table-cell table:style-name="ce3" office:value-type="float" office:value="294.398">
            <text:p>294.40</text:p>
          </table:table-cell>
          <table:table-cell table:style-name="ce3" office:value-type="float" office:value="326.772">
            <text:p>326.77</text:p>
          </table:table-cell>
          <table:table-cell table:style-name="ce2" office:value-type="string">
            <text:p>24 ♑ 23' 33"</text:p>
          </table:table-cell>
          <table:table-cell table:style-name="ce2" office:value-type="string">
            <text:p>24 ♑ 23' 54"</text:p>
          </table:table-cell>
          <table:table-cell table:style-name="ce2" office:value-type="string">
            <text:p>26 ♒ 46' 20"</text:p>
          </table:table-cell>
          <table:table-cell table:style-name="ce2" office:value-type="float" office:value="-21.251">
            <text:p>-21.251</text:p>
          </table:table-cell>
          <table:table-cell table:style-name="ce2" office:value-type="float" office:value="-23.992">
            <text:p>-23.992</text:p>
          </table:table-cell>
          <table:table-cell table:style-name="ce2" office:value-type="float" office:value="-2.786">
            <text:p>-2.786</text:p>
          </table:table-cell>
          <table:table-cell table:style-name="ce2" office:value-type="float" office:value="43494.398">
            <text:p>43494.398</text:p>
          </table:table-cell>
          <table:table-cell table:style-name="ce2" office:value-type="float" office:value="3534.393">
            <text:p>3534.393</text:p>
          </table:table-cell>
          <table:table-cell table:style-name="ce2" office:value-type="float" office:value="-33.228">
            <text:p>-33.228</text:p>
          </table:table-cell>
          <table:table-cell table:style-name="ce2" office:value-type="float" office:value="40320.005">
            <text:p>40320.005</text:p>
          </table:table-cell>
          <table:table-cell table:style-name="ce2" office:value-type="float" office:value="112.0000138889">
            <text:p>112.0000138889</text:p>
          </table:table-cell>
          <table:table-cell table:style-name="ce2" office:value-type="float" office:value="0.005">
            <text:p>0.005</text:p>
          </table:table-cell>
          <table:table-cell table:style-name="ce2" office:value-type="float" office:value="30">
            <text:p>30</text:p>
          </table:table-cell>
          <table:table-cell office:value-type="float" office:value="43887.626">
            <text:p>43887.626</text:p>
          </table:table-cell>
          <table:table-cell office:value-type="float" office:value="327.626">
            <text:p>327.626</text:p>
          </table:table-cell>
          <table:table-cell office:value-type="float" office:value="3927.621">
            <text:p>3927.621</text:p>
          </table:table-cell>
          <table:table-cell office:value-type="float" office:value="327.621">
            <text:p>327.621</text:p>
          </table:table-cell>
        </table:table-row>
        <table:table-row table:style-name="ro2">
          <table:table-cell table:style-name="ce2" office:value-type="string">
            <text:p>1915-01-30 23:41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10.242">
            <text:p>310.24</text:p>
          </table:table-cell>
          <table:table-cell table:style-name="ce3" office:value-type="float" office:value="130.243">
            <text:p>130.24</text:p>
          </table:table-cell>
          <table:table-cell table:style-name="ce3" office:value-type="float" office:value="326.501">
            <text:p>326.50</text:p>
          </table:table-cell>
          <table:table-cell table:style-name="ce2" office:value-type="string">
            <text:p>10 ♒ 14' 30"</text:p>
          </table:table-cell>
          <table:table-cell table:style-name="ce2" office:value-type="string">
            <text:p>10 ♌ 14' 35"</text:p>
          </table:table-cell>
          <table:table-cell table:style-name="ce2" office:value-type="string">
            <text:p>26 ♒ 30' 01"</text:p>
          </table:table-cell>
          <table:table-cell table:style-name="ce2" office:value-type="float" office:value="-17.686">
            <text:p>-17.686</text:p>
          </table:table-cell>
          <table:table-cell table:style-name="ce2" office:value-type="float" office:value="19.106">
            <text:p>19.106</text:p>
          </table:table-cell>
          <table:table-cell table:style-name="ce2" office:value-type="float" office:value="1.476">
            <text:p>1.476</text:p>
          </table:table-cell>
          <table:table-cell table:style-name="ce2" office:value-type="float" office:value="43690.243">
            <text:p>43690.243</text:p>
          </table:table-cell>
          <table:table-cell table:style-name="ce2" office:value-type="float" office:value="3550.242">
            <text:p>3550.242</text:p>
          </table:table-cell>
          <table:table-cell table:style-name="ce2" office:value-type="float" office:value="-33.499">
            <text:p>-33.499</text:p>
          </table:table-cell>
          <table:table-cell table:style-name="ce2" office:value-type="float" office:value="40500.001">
            <text:p>40500.001</text:p>
          </table:table-cell>
          <table:table-cell table:style-name="ce2" office:value-type="float" office:value="112.5000027778">
            <text:p>112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44083.742">
            <text:p>44083.742</text:p>
          </table:table-cell>
          <table:table-cell office:value-type="float" office:value="163.742">
            <text:p>163.742</text:p>
          </table:table-cell>
          <table:table-cell office:value-type="float" office:value="3943.741">
            <text:p>3943.741</text:p>
          </table:table-cell>
          <table:table-cell office:value-type="float" office:value="343.741">
            <text:p>343.741</text:p>
          </table:table-cell>
        </table:table-row>
        <table:table-row table:style-name="ro2">
          <table:table-cell table:style-name="ce2" office:value-type="string">
            <text:p>1915-02-13 23:31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24.417">
            <text:p>324.42</text:p>
          </table:table-cell>
          <table:table-cell table:style-name="ce3" office:value-type="float" office:value="324.421">
            <text:p>324.42</text:p>
          </table:table-cell>
          <table:table-cell table:style-name="ce3" office:value-type="float" office:value="326.506">
            <text:p>326.51</text:p>
          </table:table-cell>
          <table:table-cell table:style-name="ce2" office:value-type="string">
            <text:p>24 ♒ 25' 01"</text:p>
          </table:table-cell>
          <table:table-cell table:style-name="ce2" office:value-type="string">
            <text:p>24 ♒ 25' 14"</text:p>
          </table:table-cell>
          <table:table-cell table:style-name="ce2" office:value-type="string">
            <text:p>26 ♒ 30' 21"</text:p>
          </table:table-cell>
          <table:table-cell table:style-name="ce2" office:value-type="float" office:value="-13.39">
            <text:p>-13.39</text:p>
          </table:table-cell>
          <table:table-cell table:style-name="ce2" office:value-type="float" office:value="-13.571">
            <text:p>-13.571</text:p>
          </table:table-cell>
          <table:table-cell table:style-name="ce2" office:value-type="float" office:value="-0.193">
            <text:p>-0.193</text:p>
          </table:table-cell>
          <table:table-cell table:style-name="ce2" office:value-type="float" office:value="43884.421">
            <text:p>43884.421</text:p>
          </table:table-cell>
          <table:table-cell table:style-name="ce2" office:value-type="float" office:value="3564.417">
            <text:p>3564.417</text:p>
          </table:table-cell>
          <table:table-cell table:style-name="ce2" office:value-type="float" office:value="-33.494">
            <text:p>-33.494</text:p>
          </table:table-cell>
          <table:table-cell table:style-name="ce2" office:value-type="float" office:value="40680.004">
            <text:p>40680.004</text:p>
          </table:table-cell>
          <table:table-cell table:style-name="ce2" office:value-type="float" office:value="113.0000111111">
            <text:p>113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44277.915">
            <text:p>44277.915</text:p>
          </table:table-cell>
          <table:table-cell office:value-type="float" office:value="357.915">
            <text:p>357.915</text:p>
          </table:table-cell>
          <table:table-cell office:value-type="float" office:value="3957.911">
            <text:p>3957.911</text:p>
          </table:table-cell>
          <table:table-cell office:value-type="float" office:value="357.911">
            <text:p>357.911</text:p>
          </table:table-cell>
        </table:table-row>
        <table:table-row table:style-name="ro2">
          <table:table-cell table:style-name="ce2" office:value-type="string">
            <text:p>1915-03-01 13:33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40.112">
            <text:p>340.11</text:p>
          </table:table-cell>
          <table:table-cell table:style-name="ce3" office:value-type="float" office:value="160.116">
            <text:p>160.12</text:p>
          </table:table-cell>
          <table:table-cell table:style-name="ce3" office:value-type="float" office:value="326.548">
            <text:p>326.55</text:p>
          </table:table-cell>
          <table:table-cell table:style-name="ce2" office:value-type="string">
            <text:p>10 ♓ 06' 41"</text:p>
          </table:table-cell>
          <table:table-cell table:style-name="ce2" office:value-type="string">
            <text:p>10 ♍ 06' 58"</text:p>
          </table:table-cell>
          <table:table-cell table:style-name="ce2" office:value-type="string">
            <text:p>26 ♒ 32' 52"</text:p>
          </table:table-cell>
          <table:table-cell table:style-name="ce2" office:value-type="float" office:value="-7.781">
            <text:p>-7.781</text:p>
          </table:table-cell>
          <table:table-cell table:style-name="ce2" office:value-type="float" office:value="6.633">
            <text:p>6.633</text:p>
          </table:table-cell>
          <table:table-cell table:style-name="ce2" office:value-type="float" office:value="-1.238">
            <text:p>-1.238</text:p>
          </table:table-cell>
          <table:table-cell table:style-name="ce2" office:value-type="float" office:value="44080.116">
            <text:p>44080.116</text:p>
          </table:table-cell>
          <table:table-cell table:style-name="ce2" office:value-type="float" office:value="3580.112">
            <text:p>3580.112</text:p>
          </table:table-cell>
          <table:table-cell table:style-name="ce2" office:value-type="float" office:value="-33.452">
            <text:p>-33.452</text:p>
          </table:table-cell>
          <table:table-cell table:style-name="ce2" office:value-type="float" office:value="40860.004">
            <text:p>40860.004</text:p>
          </table:table-cell>
          <table:table-cell table:style-name="ce2" office:value-type="float" office:value="113.5000111111">
            <text:p>113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office:value-type="float" office:value="44473.568">
            <text:p>44473.568</text:p>
          </table:table-cell>
          <table:table-cell office:value-type="float" office:value="193.568">
            <text:p>193.568</text:p>
          </table:table-cell>
          <table:table-cell office:value-type="float" office:value="3973.564">
            <text:p>3973.564</text:p>
          </table:table-cell>
          <table:table-cell office:value-type="float" office:value="13.564">
            <text:p>13.564</text:p>
          </table:table-cell>
        </table:table-row>
        <table:table-row table:style-name="ro2">
          <table:table-cell table:style-name="ce2" office:value-type="string">
            <text:p>1915-03-15 14:43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54.157">
            <text:p>354.16</text:p>
          </table:table-cell>
          <table:table-cell table:style-name="ce3" office:value-type="float" office:value="354.16">
            <text:p>354.16</text:p>
          </table:table-cell>
          <table:table-cell table:style-name="ce3" office:value-type="float" office:value="326.406">
            <text:p>326.41</text:p>
          </table:table-cell>
          <table:table-cell table:style-name="ce2" office:value-type="string">
            <text:p>24 ♓ 09' 23"</text:p>
          </table:table-cell>
          <table:table-cell table:style-name="ce2" office:value-type="string">
            <text:p>24 ♓ 09' 36"</text:p>
          </table:table-cell>
          <table:table-cell table:style-name="ce2" office:value-type="string">
            <text:p>26 ♒ 24' 22"</text:p>
          </table:table-cell>
          <table:table-cell table:style-name="ce2" office:value-type="float" office:value="-2.322">
            <text:p>-2.322</text:p>
          </table:table-cell>
          <table:table-cell table:style-name="ce2" office:value-type="float" office:value="-0.087">
            <text:p>-0.087</text:p>
          </table:table-cell>
          <table:table-cell table:style-name="ce2" office:value-type="float" office:value="2.433">
            <text:p>2.433</text:p>
          </table:table-cell>
          <table:table-cell table:style-name="ce2" office:value-type="float" office:value="44274.16">
            <text:p>44274.16</text:p>
          </table:table-cell>
          <table:table-cell table:style-name="ce2" office:value-type="float" office:value="3594.157">
            <text:p>3594.157</text:p>
          </table:table-cell>
          <table:table-cell table:style-name="ce2" office:value-type="float" office:value="-33.594">
            <text:p>-33.594</text:p>
          </table:table-cell>
          <table:table-cell table:style-name="ce2" office:value-type="float" office:value="41040.003">
            <text:p>41040.003</text:p>
          </table:table-cell>
          <table:table-cell table:style-name="ce2" office:value-type="float" office:value="114.0000083333">
            <text:p>114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44667.754">
            <text:p>44667.754</text:p>
          </table:table-cell>
          <table:table-cell office:value-type="float" office:value="27.754">
            <text:p>27.754</text:p>
          </table:table-cell>
          <table:table-cell office:value-type="float" office:value="3987.751">
            <text:p>3987.751</text:p>
          </table:table-cell>
          <table:table-cell office:value-type="float" office:value="27.751">
            <text:p>27.751</text:p>
          </table:table-cell>
        </table:table-row>
        <table:table-row table:style-name="ro2">
          <table:table-cell table:style-name="ce2" office:value-type="string">
            <text:p>1915-03-31 00:37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9.441">
            <text:p>9.44</text:p>
          </table:table-cell>
          <table:table-cell table:style-name="ce3" office:value-type="float" office:value="189.442">
            <text:p>189.44</text:p>
          </table:table-cell>
          <table:table-cell table:style-name="ce3" office:value-type="float" office:value="325.8">
            <text:p>325.80</text:p>
          </table:table-cell>
          <table:table-cell table:style-name="ce2" office:value-type="string">
            <text:p><text:s/>9 ♈ 26' 28"</text:p>
          </table:table-cell>
          <table:table-cell table:style-name="ce2" office:value-type="string">
            <text:p><text:s/>9 ♎ 26' 30"</text:p>
          </table:table-cell>
          <table:table-cell table:style-name="ce2" office:value-type="string">
            <text:p>25 ♒ 48' 00"</text:p>
          </table:table-cell>
          <table:table-cell table:style-name="ce2" office:value-type="float" office:value="3.743">
            <text:p>3.743</text:p>
          </table:table-cell>
          <table:table-cell table:style-name="ce2" office:value-type="float" office:value="-7.008">
            <text:p>-7.008</text:p>
          </table:table-cell>
          <table:table-cell table:style-name="ce2" office:value-type="float" office:value="-3.553">
            <text:p>-3.553</text:p>
          </table:table-cell>
          <table:table-cell table:style-name="ce2" office:value-type="float" office:value="44469.442">
            <text:p>44469.442</text:p>
          </table:table-cell>
          <table:table-cell table:style-name="ce2" office:value-type="float" office:value="3609.441">
            <text:p>3609.441</text:p>
          </table:table-cell>
          <table:table-cell table:style-name="ce2" office:value-type="float" office:value="-34.2">
            <text:p>-34.2</text:p>
          </table:table-cell>
          <table:table-cell table:style-name="ce2" office:value-type="float" office:value="41220.001">
            <text:p>41220.001</text:p>
          </table:table-cell>
          <table:table-cell table:style-name="ce2" office:value-type="float" office:value="114.5000027778">
            <text:p>114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44863.642">
            <text:p>44863.642</text:p>
          </table:table-cell>
          <table:table-cell office:value-type="float" office:value="223.642">
            <text:p>223.642</text:p>
          </table:table-cell>
          <table:table-cell office:value-type="float" office:value="4003.641">
            <text:p>4003.641</text:p>
          </table:table-cell>
          <table:table-cell office:value-type="float" office:value="43.641">
            <text:p>43.641</text:p>
          </table:table-cell>
        </table:table-row>
        <table:table-row table:style-name="ro2">
          <table:table-cell table:style-name="ce2" office:value-type="string">
            <text:p>1915-04-14 06:36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3.452">
            <text:p>23.45</text:p>
          </table:table-cell>
          <table:table-cell table:style-name="ce3" office:value-type="float" office:value="23.455">
            <text:p>23.46</text:p>
          </table:table-cell>
          <table:table-cell table:style-name="ce3" office:value-type="float" office:value="324.899">
            <text:p>324.90</text:p>
          </table:table-cell>
          <table:table-cell table:style-name="ce2" office:value-type="string">
            <text:p>23 ♈ 27' 07"</text:p>
          </table:table-cell>
          <table:table-cell table:style-name="ce2" office:value-type="string">
            <text:p>23 ♈ 27' 18"</text:p>
          </table:table-cell>
          <table:table-cell table:style-name="ce2" office:value-type="string">
            <text:p>24 ♒ 53' 56"</text:p>
          </table:table-cell>
          <table:table-cell table:style-name="ce2" office:value-type="float" office:value="9.114">
            <text:p>9.114</text:p>
          </table:table-cell>
          <table:table-cell table:style-name="ce2" office:value-type="float" office:value="13.126">
            <text:p>13.126</text:p>
          </table:table-cell>
          <table:table-cell table:style-name="ce2" office:value-type="float" office:value="4.322">
            <text:p>4.322</text:p>
          </table:table-cell>
          <table:table-cell table:style-name="ce2" office:value-type="float" office:value="44663.455">
            <text:p>44663.455</text:p>
          </table:table-cell>
          <table:table-cell table:style-name="ce2" office:value-type="float" office:value="3623.452">
            <text:p>3623.452</text:p>
          </table:table-cell>
          <table:table-cell table:style-name="ce2" office:value-type="float" office:value="-35.101">
            <text:p>-35.101</text:p>
          </table:table-cell>
          <table:table-cell table:style-name="ce2" office:value-type="float" office:value="41400.003">
            <text:p>41400.003</text:p>
          </table:table-cell>
          <table:table-cell table:style-name="ce2" office:value-type="float" office:value="115.0000083333">
            <text:p>115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45058.556">
            <text:p>45058.556</text:p>
          </table:table-cell>
          <table:table-cell office:value-type="float" office:value="58.556">
            <text:p>58.556</text:p>
          </table:table-cell>
          <table:table-cell office:value-type="float" office:value="4018.553">
            <text:p>4018.553</text:p>
          </table:table-cell>
          <table:table-cell office:value-type="float" office:value="58.553">
            <text:p>58.553</text:p>
          </table:table-cell>
        </table:table-row>
        <table:table-row table:style-name="ro2">
          <table:table-cell table:style-name="ce2" office:value-type="string">
            <text:p>1915-04-29 09:19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8.191">
            <text:p>38.19</text:p>
          </table:table-cell>
          <table:table-cell table:style-name="ce3" office:value-type="float" office:value="218.191">
            <text:p>218.19</text:p>
          </table:table-cell>
          <table:table-cell table:style-name="ce3" office:value-type="float" office:value="323.431">
            <text:p>323.43</text:p>
          </table:table-cell>
          <table:table-cell table:style-name="ce2" office:value-type="string">
            <text:p><text:s/>8 ♉ 11' 27"</text:p>
          </table:table-cell>
          <table:table-cell table:style-name="ce2" office:value-type="string">
            <text:p><text:s/>8 ♏ 11' 28"</text:p>
          </table:table-cell>
          <table:table-cell table:style-name="ce2" office:value-type="string">
            <text:p>23 ♒ 25' 50"</text:p>
          </table:table-cell>
          <table:table-cell table:style-name="ce2" office:value-type="float" office:value="14.245">
            <text:p>14.245</text:p>
          </table:table-cell>
          <table:table-cell table:style-name="ce2" office:value-type="float" office:value="-18.822">
            <text:p>-18.822</text:p>
          </table:table-cell>
          <table:table-cell table:style-name="ce2" office:value-type="float" office:value="-4.842">
            <text:p>-4.842</text:p>
          </table:table-cell>
          <table:table-cell table:style-name="ce2" office:value-type="float" office:value="44858.191">
            <text:p>44858.191</text:p>
          </table:table-cell>
          <table:table-cell table:style-name="ce2" office:value-type="float" office:value="3638.191">
            <text:p>3638.191</text:p>
          </table:table-cell>
          <table:table-cell table:style-name="ce2" office:value-type="float" office:value="-36.569">
            <text:p>-36.569</text:p>
          </table:table-cell>
          <table:table-cell table:style-name="ce2" office:value-type="float" office:value="41580">
            <text:p>41580</text:p>
          </table:table-cell>
          <table:table-cell table:style-name="ce2" office:value-type="float" office:value="115.5">
            <text:p>115.5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5">
            <text:p>15</text:p>
          </table:table-cell>
          <table:table-cell office:value-type="float" office:value="45254.76">
            <text:p>45254.76</text:p>
          </table:table-cell>
          <table:table-cell office:value-type="float" office:value="254.76">
            <text:p>254.76</text:p>
          </table:table-cell>
          <table:table-cell office:value-type="float" office:value="4034.76">
            <text:p>4034.76</text:p>
          </table:table-cell>
          <table:table-cell office:value-type="float" office:value="74.76">
            <text:p>74.76</text:p>
          </table:table-cell>
        </table:table-row>
        <table:table-row table:style-name="ro2">
          <table:table-cell table:style-name="ce2" office:value-type="string">
            <text:p>1915-05-13 22:31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52.273">
            <text:p>52.27</text:p>
          </table:table-cell>
          <table:table-cell table:style-name="ce3" office:value-type="float" office:value="52.274">
            <text:p>52.27</text:p>
          </table:table-cell>
          <table:table-cell table:style-name="ce3" office:value-type="float" office:value="321.867">
            <text:p>321.87</text:p>
          </table:table-cell>
          <table:table-cell table:number-columns-repeated="2" table:style-name="ce2" office:value-type="string">
            <text:p>22 ♉ 16' 24"</text:p>
          </table:table-cell>
          <table:table-cell table:style-name="ce2" office:value-type="string">
            <text:p>21 ♒ 52' 01"</text:p>
          </table:table-cell>
          <table:table-cell table:style-name="ce2" office:value-type="float" office:value="18.348">
            <text:p>18.348</text:p>
          </table:table-cell>
          <table:table-cell table:style-name="ce2" office:value-type="float" office:value="23.162">
            <text:p>23.162</text:p>
          </table:table-cell>
          <table:table-cell table:style-name="ce2" office:value-type="float" office:value="4.987">
            <text:p>4.987</text:p>
          </table:table-cell>
          <table:table-cell table:style-name="ce2" office:value-type="float" office:value="45052.274">
            <text:p>45052.274</text:p>
          </table:table-cell>
          <table:table-cell table:style-name="ce2" office:value-type="float" office:value="3652.273">
            <text:p>3652.273</text:p>
          </table:table-cell>
          <table:table-cell table:style-name="ce2" office:value-type="float" office:value="-38.133">
            <text:p>-38.133</text:p>
          </table:table-cell>
          <table:table-cell table:style-name="ce2" office:value-type="float" office:value="41760.001">
            <text:p>41760.001</text:p>
          </table:table-cell>
          <table:table-cell table:style-name="ce2" office:value-type="float" office:value="116.0000027778">
            <text:p>116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45450.407">
            <text:p>45450.407</text:p>
          </table:table-cell>
          <table:table-cell office:value-type="float" office:value="90.407">
            <text:p>90.407</text:p>
          </table:table-cell>
          <table:table-cell office:value-type="float" office:value="4050.406">
            <text:p>4050.406</text:p>
          </table:table-cell>
          <table:table-cell office:value-type="float" office:value="90.406">
            <text:p>90.406</text:p>
          </table:table-cell>
        </table:table-row>
        <table:table-row table:style-name="ro2">
          <table:table-cell table:style-name="ce2" office:value-type="string">
            <text:p>1915-05-28 16:33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66.461">
            <text:p>66.46</text:p>
          </table:table-cell>
          <table:table-cell table:style-name="ce3" office:value-type="float" office:value="246.466">
            <text:p>246.47</text:p>
          </table:table-cell>
          <table:table-cell table:style-name="ce3" office:value-type="float" office:value="320.299">
            <text:p>320.30</text:p>
          </table:table-cell>
          <table:table-cell table:style-name="ce2" office:value-type="string">
            <text:p><text:s/>6 ♊ 27' 40"</text:p>
          </table:table-cell>
          <table:table-cell table:style-name="ce2" office:value-type="string">
            <text:p><text:s/>6 ♐ 27' 55"</text:p>
          </table:table-cell>
          <table:table-cell table:style-name="ce2" office:value-type="string">
            <text:p>20 ♒ 17' 58"</text:p>
          </table:table-cell>
          <table:table-cell table:style-name="ce2" office:value-type="float" office:value="21.399">
            <text:p>21.399</text:p>
          </table:table-cell>
          <table:table-cell table:style-name="ce2" office:value-type="float" office:value="-26.151">
            <text:p>-26.151</text:p>
          </table:table-cell>
          <table:table-cell table:style-name="ce2" office:value-type="float" office:value="-4.824">
            <text:p>-4.824</text:p>
          </table:table-cell>
          <table:table-cell table:style-name="ce2" office:value-type="float" office:value="45246.466">
            <text:p>45246.466</text:p>
          </table:table-cell>
          <table:table-cell table:style-name="ce2" office:value-type="float" office:value="3666.461">
            <text:p>3666.461</text:p>
          </table:table-cell>
          <table:table-cell table:style-name="ce2" office:value-type="float" office:value="-39.701">
            <text:p>-39.701</text:p>
          </table:table-cell>
          <table:table-cell table:style-name="ce2" office:value-type="float" office:value="41940.005">
            <text:p>41940.005</text:p>
          </table:table-cell>
          <table:table-cell table:style-name="ce2" office:value-type="float" office:value="116.5000138889">
            <text:p>116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45646.167">
            <text:p>45646.167</text:p>
          </table:table-cell>
          <table:table-cell office:value-type="float" office:value="286.167">
            <text:p>286.167</text:p>
          </table:table-cell>
          <table:table-cell office:value-type="float" office:value="4066.162">
            <text:p>4066.162</text:p>
          </table:table-cell>
          <table:table-cell office:value-type="float" office:value="106.162">
            <text:p>106.162</text:p>
          </table:table-cell>
        </table:table-row>
        <table:table-row table:style-name="ro2">
          <table:table-cell table:style-name="ce2" office:value-type="string">
            <text:p>1915-06-12 13:58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80.716">
            <text:p>80.72</text:p>
          </table:table-cell>
          <table:table-cell table:style-name="ce3" office:value-type="float" office:value="80.72">
            <text:p>80.72</text:p>
          </table:table-cell>
          <table:table-cell table:style-name="ce3" office:value-type="float" office:value="318.902">
            <text:p>318.90</text:p>
          </table:table-cell>
          <table:table-cell table:style-name="ce2" office:value-type="string">
            <text:p>20 ♊ 42' 56"</text:p>
          </table:table-cell>
          <table:table-cell table:style-name="ce2" office:value-type="string">
            <text:p>20 ♊ 43' 11"</text:p>
          </table:table-cell>
          <table:table-cell table:style-name="ce2" office:value-type="string">
            <text:p>18 ♒ 54' 08"</text:p>
          </table:table-cell>
          <table:table-cell table:style-name="ce2" office:value-type="float" office:value="23.127">
            <text:p>23.127</text:p>
          </table:table-cell>
          <table:table-cell table:style-name="ce2" office:value-type="float" office:value="27.423">
            <text:p>27.423</text:p>
          </table:table-cell>
          <table:table-cell table:style-name="ce2" office:value-type="float" office:value="4.306">
            <text:p>4.306</text:p>
          </table:table-cell>
          <table:table-cell table:style-name="ce2" office:value-type="float" office:value="45440.72">
            <text:p>45440.72</text:p>
          </table:table-cell>
          <table:table-cell table:style-name="ce2" office:value-type="float" office:value="3680.716">
            <text:p>3680.716</text:p>
          </table:table-cell>
          <table:table-cell table:style-name="ce2" office:value-type="float" office:value="-41.098">
            <text:p>-41.098</text:p>
          </table:table-cell>
          <table:table-cell table:style-name="ce2" office:value-type="float" office:value="42120.004">
            <text:p>42120.004</text:p>
          </table:table-cell>
          <table:table-cell table:style-name="ce2" office:value-type="float" office:value="117.0000111111">
            <text:p>117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45841.818">
            <text:p>45841.818</text:p>
          </table:table-cell>
          <table:table-cell office:value-type="float" office:value="121.818">
            <text:p>121.818</text:p>
          </table:table-cell>
          <table:table-cell office:value-type="float" office:value="4081.814">
            <text:p>4081.814</text:p>
          </table:table-cell>
          <table:table-cell office:value-type="float" office:value="121.814">
            <text:p>121.814</text:p>
          </table:table-cell>
        </table:table-row>
        <table:table-row table:style-name="ro2">
          <table:table-cell table:style-name="ce2" office:value-type="string">
            <text:p>1915-06-26 23:27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94.454">
            <text:p>94.45</text:p>
          </table:table-cell>
          <table:table-cell table:style-name="ce3" office:value-type="float" office:value="274.455">
            <text:p>274.46</text:p>
          </table:table-cell>
          <table:table-cell table:style-name="ce3" office:value-type="float" office:value="318.042">
            <text:p>318.04</text:p>
          </table:table-cell>
          <table:table-cell table:style-name="ce2" office:value-type="string">
            <text:p><text:s/>4 ♋ 27' 13"</text:p>
          </table:table-cell>
          <table:table-cell table:style-name="ce2" office:value-type="string">
            <text:p><text:s/>4 ♑ 27' 16"</text:p>
          </table:table-cell>
          <table:table-cell table:style-name="ce2" office:value-type="string">
            <text:p>18 ♒ 02' 29"</text:p>
          </table:table-cell>
          <table:table-cell table:style-name="ce2" office:value-type="float" office:value="23.377">
            <text:p>23.377</text:p>
          </table:table-cell>
          <table:table-cell table:style-name="ce2" office:value-type="float" office:value="-26.925">
            <text:p>-26.925</text:p>
          </table:table-cell>
          <table:table-cell table:style-name="ce2" office:value-type="float" office:value="-3.55">
            <text:p>-3.55</text:p>
          </table:table-cell>
          <table:table-cell table:style-name="ce2" office:value-type="float" office:value="45634.455">
            <text:p>45634.455</text:p>
          </table:table-cell>
          <table:table-cell table:style-name="ce2" office:value-type="float" office:value="3694.454">
            <text:p>3694.454</text:p>
          </table:table-cell>
          <table:table-cell table:style-name="ce2" office:value-type="float" office:value="-41.958">
            <text:p>-41.958</text:p>
          </table:table-cell>
          <table:table-cell table:style-name="ce2" office:value-type="float" office:value="42300.001">
            <text:p>42300.001</text:p>
          </table:table-cell>
          <table:table-cell table:style-name="ce2" office:value-type="float" office:value="117.5000027778">
            <text:p>117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46036.413">
            <text:p>46036.413</text:p>
          </table:table-cell>
          <table:table-cell office:value-type="float" office:value="316.413">
            <text:p>316.413</text:p>
          </table:table-cell>
          <table:table-cell office:value-type="float" office:value="4096.412">
            <text:p>4096.412</text:p>
          </table:table-cell>
          <table:table-cell office:value-type="float" office:value="136.412">
            <text:p>136.412</text:p>
          </table:table-cell>
        </table:table-row>
        <table:table-row table:style-name="ro2">
          <table:table-cell table:style-name="ce2" office:value-type="string">
            <text:p>1915-07-12 04:31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08.956">
            <text:p>108.96</text:p>
          </table:table-cell>
          <table:table-cell table:style-name="ce3" office:value-type="float" office:value="108.958">
            <text:p>108.96</text:p>
          </table:table-cell>
          <table:table-cell table:style-name="ce3" office:value-type="float" office:value="317.452">
            <text:p>317.45</text:p>
          </table:table-cell>
          <table:table-cell table:style-name="ce2" office:value-type="string">
            <text:p>18 ♋ 57' 20"</text:p>
          </table:table-cell>
          <table:table-cell table:style-name="ce2" office:value-type="string">
            <text:p>18 ♋ 57' 29"</text:p>
          </table:table-cell>
          <table:table-cell table:style-name="ce2" office:value-type="string">
            <text:p>17 ♒ 27' 06"</text:p>
          </table:table-cell>
          <table:table-cell table:style-name="ce2" office:value-type="float" office:value="22.111">
            <text:p>22.111</text:p>
          </table:table-cell>
          <table:table-cell table:style-name="ce2" office:value-type="float" office:value="24.576">
            <text:p>24.576</text:p>
          </table:table-cell>
          <table:table-cell table:style-name="ce2" office:value-type="float" office:value="2.491">
            <text:p>2.491</text:p>
          </table:table-cell>
          <table:table-cell table:style-name="ce2" office:value-type="float" office:value="45828.958">
            <text:p>45828.958</text:p>
          </table:table-cell>
          <table:table-cell table:style-name="ce2" office:value-type="float" office:value="3708.956">
            <text:p>3708.956</text:p>
          </table:table-cell>
          <table:table-cell table:style-name="ce2" office:value-type="float" office:value="-42.548">
            <text:p>-42.548</text:p>
          </table:table-cell>
          <table:table-cell table:style-name="ce2" office:value-type="float" office:value="42480.002">
            <text:p>42480.002</text:p>
          </table:table-cell>
          <table:table-cell table:style-name="ce2" office:value-type="float" office:value="118.0000055556">
            <text:p>118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46231.506">
            <text:p>46231.506</text:p>
          </table:table-cell>
          <table:table-cell office:value-type="float" office:value="151.506">
            <text:p>151.506</text:p>
          </table:table-cell>
          <table:table-cell office:value-type="float" office:value="4111.504">
            <text:p>4111.504</text:p>
          </table:table-cell>
          <table:table-cell office:value-type="float" office:value="151.504">
            <text:p>151.504</text:p>
          </table:table-cell>
        </table:table-row>
        <table:table-row table:style-name="ro2">
          <table:table-cell table:style-name="ce2" office:value-type="string">
            <text:p>1915-07-26 07:11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22.423">
            <text:p>122.42</text:p>
          </table:table-cell>
          <table:table-cell table:style-name="ce3" office:value-type="float" office:value="302.427">
            <text:p>302.43</text:p>
          </table:table-cell>
          <table:table-cell table:style-name="ce3" office:value-type="float" office:value="317.31">
            <text:p>317.31</text:p>
          </table:table-cell>
          <table:table-cell table:style-name="ce2" office:value-type="string">
            <text:p><text:s/>2 ♌ 25' 22"</text:p>
          </table:table-cell>
          <table:table-cell table:style-name="ce2" office:value-type="string">
            <text:p><text:s/>2 ♒ 25' 37"</text:p>
          </table:table-cell>
          <table:table-cell table:style-name="ce2" office:value-type="string">
            <text:p>17 ♒ 18' 35"</text:p>
          </table:table-cell>
          <table:table-cell table:style-name="ce2" office:value-type="float" office:value="19.63">
            <text:p>19.63</text:p>
          </table:table-cell>
          <table:table-cell table:style-name="ce2" office:value-type="float" office:value="-20.948">
            <text:p>-20.948</text:p>
          </table:table-cell>
          <table:table-cell table:style-name="ce2" office:value-type="float" office:value="-1.355">
            <text:p>-1.355</text:p>
          </table:table-cell>
          <table:table-cell table:style-name="ce2" office:value-type="float" office:value="46022.427">
            <text:p>46022.427</text:p>
          </table:table-cell>
          <table:table-cell table:style-name="ce2" office:value-type="float" office:value="3722.423">
            <text:p>3722.423</text:p>
          </table:table-cell>
          <table:table-cell table:style-name="ce2" office:value-type="float" office:value="-42.69">
            <text:p>-42.69</text:p>
          </table:table-cell>
          <table:table-cell table:style-name="ce2" office:value-type="float" office:value="42660.004">
            <text:p>42660.004</text:p>
          </table:table-cell>
          <table:table-cell table:style-name="ce2" office:value-type="float" office:value="118.5000111111">
            <text:p>118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office:value-type="float" office:value="46425.117">
            <text:p>46425.117</text:p>
          </table:table-cell>
          <table:table-cell office:value-type="float" office:value="345.117">
            <text:p>345.117</text:p>
          </table:table-cell>
          <table:table-cell office:value-type="float" office:value="4125.113">
            <text:p>4125.113</text:p>
          </table:table-cell>
          <table:table-cell office:value-type="float" office:value="165.113">
            <text:p>165.113</text:p>
          </table:table-cell>
        </table:table-row>
        <table:table-row table:style-name="ro2">
          <table:table-cell table:style-name="ce2" office:value-type="string">
            <text:p>1915-08-10 17:52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37.208">
            <text:p>137.21</text:p>
          </table:table-cell>
          <table:table-cell table:style-name="ce3" office:value-type="float" office:value="137.21">
            <text:p>137.21</text:p>
          </table:table-cell>
          <table:table-cell table:style-name="ce3" office:value-type="float" office:value="317.327">
            <text:p>317.33</text:p>
          </table:table-cell>
          <table:table-cell table:style-name="ce2" office:value-type="string">
            <text:p>17 ♌ 12' 27"</text:p>
          </table:table-cell>
          <table:table-cell table:style-name="ce2" office:value-type="string">
            <text:p>17 ♌ 12' 37"</text:p>
          </table:table-cell>
          <table:table-cell table:style-name="ce2" office:value-type="string">
            <text:p>17 ♒ 19' 37"</text:p>
          </table:table-cell>
          <table:table-cell table:style-name="ce2" office:value-type="float" office:value="15.686">
            <text:p>15.686</text:p>
          </table:table-cell>
          <table:table-cell table:style-name="ce2" office:value-type="float" office:value="15.696">
            <text:p>15.696</text:p>
          </table:table-cell>
          <table:table-cell table:style-name="ce2" office:value-type="float" office:value="0.011">
            <text:p>0.011</text:p>
          </table:table-cell>
          <table:table-cell table:style-name="ce2" office:value-type="float" office:value="46217.21">
            <text:p>46217.21</text:p>
          </table:table-cell>
          <table:table-cell table:style-name="ce2" office:value-type="float" office:value="3737.208">
            <text:p>3737.208</text:p>
          </table:table-cell>
          <table:table-cell table:style-name="ce2" office:value-type="float" office:value="-42.673">
            <text:p>-42.673</text:p>
          </table:table-cell>
          <table:table-cell table:style-name="ce2" office:value-type="float" office:value="42840.002">
            <text:p>42840.002</text:p>
          </table:table-cell>
          <table:table-cell table:style-name="ce2" office:value-type="float" office:value="119.0000055556">
            <text:p>119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46619.883">
            <text:p>46619.883</text:p>
          </table:table-cell>
          <table:table-cell office:value-type="float" office:value="179.883">
            <text:p>179.883</text:p>
          </table:table-cell>
          <table:table-cell office:value-type="float" office:value="4139.881">
            <text:p>4139.881</text:p>
          </table:table-cell>
          <table:table-cell office:value-type="float" office:value="179.881">
            <text:p>179.881</text:p>
          </table:table-cell>
        </table:table-row>
        <table:table-row table:style-name="ro2">
          <table:table-cell table:style-name="ce2" office:value-type="string">
            <text:p>1915-08-24 16:41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50.626">
            <text:p>150.63</text:p>
          </table:table-cell>
          <table:table-cell table:style-name="ce3" office:value-type="float" office:value="330.631">
            <text:p>330.63</text:p>
          </table:table-cell>
          <table:table-cell table:style-name="ce3" office:value-type="float" office:value="317.345">
            <text:p>317.35</text:p>
          </table:table-cell>
          <table:table-cell table:style-name="ce2" office:value-type="string">
            <text:p><text:s/>0 ♍ 37' 32"</text:p>
          </table:table-cell>
          <table:table-cell table:style-name="ce2" office:value-type="string">
            <text:p><text:s/>0 ♓ 37' 51"</text:p>
          </table:table-cell>
          <table:table-cell table:style-name="ce2" office:value-type="string">
            <text:p>17 ♒ 20' 41"</text:p>
          </table:table-cell>
          <table:table-cell table:style-name="ce2" office:value-type="float" office:value="11.257">
            <text:p>11.257</text:p>
          </table:table-cell>
          <table:table-cell table:style-name="ce2" office:value-type="float" office:value="-10.121">
            <text:p>-10.121</text:p>
          </table:table-cell>
          <table:table-cell table:style-name="ce2" office:value-type="float" office:value="1.213">
            <text:p>1.213</text:p>
          </table:table-cell>
          <table:table-cell table:style-name="ce2" office:value-type="float" office:value="46410.631">
            <text:p>46410.631</text:p>
          </table:table-cell>
          <table:table-cell table:style-name="ce2" office:value-type="float" office:value="3750.626">
            <text:p>3750.626</text:p>
          </table:table-cell>
          <table:table-cell table:style-name="ce2" office:value-type="float" office:value="-42.655">
            <text:p>-42.655</text:p>
          </table:table-cell>
          <table:table-cell table:style-name="ce2" office:value-type="float" office:value="43020.005">
            <text:p>43020.005</text:p>
          </table:table-cell>
          <table:table-cell table:style-name="ce2" office:value-type="float" office:value="119.5000138889">
            <text:p>119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46813.286">
            <text:p>46813.286</text:p>
          </table:table-cell>
          <table:table-cell office:value-type="float" office:value="13.286">
            <text:p>13.286</text:p>
          </table:table-cell>
          <table:table-cell office:value-type="float" office:value="4153.281">
            <text:p>4153.281</text:p>
          </table:table-cell>
          <table:table-cell office:value-type="float" office:value="193.281">
            <text:p>193.281</text:p>
          </table:table-cell>
        </table:table-row>
        <table:table-row table:style-name="ro2">
          <table:table-cell table:style-name="ce2" office:value-type="string">
            <text:p>1915-09-09 05:52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3" office:value-type="float" office:value="165.678">
            <text:p>165.68</text:p>
          </table:table-cell>
          <table:table-cell table:style-name="ce3" office:value-type="float" office:value="317.184">
            <text:p>317.18</text:p>
          </table:table-cell>
          <table:table-cell table:style-name="ce2" office:value-type="string">
            <text:p>15 ♍ 40' 40"</text:p>
          </table:table-cell>
          <table:table-cell table:style-name="ce2" office:value-type="string">
            <text:p>15 ♍ 40' 41"</text:p>
          </table:table-cell>
          <table:table-cell table:style-name="ce2" office:value-type="string">
            <text:p>17 ♒ 11' 02"</text:p>
          </table:table-cell>
          <table:table-cell table:style-name="ce2" office:value-type="float" office:value="5.65">
            <text:p>5.65</text:p>
          </table:table-cell>
          <table:table-cell table:style-name="ce2" office:value-type="float" office:value="3.353">
            <text:p>3.353</text:p>
          </table:table-cell>
          <table:table-cell table:style-name="ce2" office:value-type="float" office:value="-2.491">
            <text:p>-2.491</text:p>
          </table:table-cell>
          <table:table-cell table:style-name="ce2" office:value-type="float" office:value="46605.678">
            <text:p>46605.678</text:p>
          </table:table-cell>
          <table:table-cell table:style-name="ce2" office:value-type="float" office:value="3765.678">
            <text:p>3765.678</text:p>
          </table:table-cell>
          <table:table-cell table:style-name="ce2" office:value-type="float" office:value="-42.816">
            <text:p>-42.816</text:p>
          </table:table-cell>
          <table:table-cell table:style-name="ce2" office:value-type="float" office:value="43200">
            <text:p>4320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0">
            <text:p>30</text:p>
          </table:table-cell>
          <table:table-cell office:value-type="float" office:value="47008.494">
            <text:p>47008.494</text:p>
          </table:table-cell>
          <table:table-cell office:value-type="float" office:value="208.494">
            <text:p>208.494</text:p>
          </table:table-cell>
          <table:table-cell office:value-type="float" office:value="4168.494">
            <text:p>4168.494</text:p>
          </table:table-cell>
          <table:table-cell office:value-type="float" office:value="208.494">
            <text:p>208.494</text:p>
          </table:table-cell>
        </table:table-row>
        <table:table-row table:style-name="ro2">
          <table:table-cell table:style-name="ce2" office:value-type="string">
            <text:p>1915-09-23 04:35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79.28">
            <text:p>179.28</text:p>
          </table:table-cell>
          <table:table-cell table:style-name="ce3" office:value-type="float" office:value="359.281">
            <text:p>359.28</text:p>
          </table:table-cell>
          <table:table-cell table:style-name="ce3" office:value-type="float" office:value="316.709">
            <text:p>316.71</text:p>
          </table:table-cell>
          <table:table-cell table:style-name="ce2" office:value-type="string">
            <text:p>29 ♍ 16' 46"</text:p>
          </table:table-cell>
          <table:table-cell table:style-name="ce2" office:value-type="string">
            <text:p>29 ♓ 16' 52"</text:p>
          </table:table-cell>
          <table:table-cell table:style-name="ce2" office:value-type="string">
            <text:p>16 ♒ 42' 32"</text:p>
          </table:table-cell>
          <table:table-cell table:style-name="ce2" office:value-type="float" office:value="0.287">
            <text:p>0.287</text:p>
          </table:table-cell>
          <table:table-cell table:style-name="ce2" office:value-type="float" office:value="2.91">
            <text:p>2.91</text:p>
          </table:table-cell>
          <table:table-cell table:style-name="ce2" office:value-type="float" office:value="3.484">
            <text:p>3.484</text:p>
          </table:table-cell>
          <table:table-cell table:style-name="ce2" office:value-type="float" office:value="46799.281">
            <text:p>46799.281</text:p>
          </table:table-cell>
          <table:table-cell table:style-name="ce2" office:value-type="float" office:value="3779.28">
            <text:p>3779.28</text:p>
          </table:table-cell>
          <table:table-cell table:style-name="ce2" office:value-type="float" office:value="-43.291">
            <text:p>-43.291</text:p>
          </table:table-cell>
          <table:table-cell table:style-name="ce2" office:value-type="float" office:value="43380.001">
            <text:p>43380.001</text:p>
          </table:table-cell>
          <table:table-cell table:style-name="ce2" office:value-type="float" office:value="120.5000027778">
            <text:p>120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47202.572">
            <text:p>47202.572</text:p>
          </table:table-cell>
          <table:table-cell office:value-type="float" office:value="42.572">
            <text:p>42.572</text:p>
          </table:table-cell>
          <table:table-cell office:value-type="float" office:value="4182.571">
            <text:p>4182.571</text:p>
          </table:table-cell>
          <table:table-cell office:value-type="float" office:value="222.571">
            <text:p>222.571</text:p>
          </table:table-cell>
        </table:table-row>
        <table:table-row table:style-name="ro2">
          <table:table-cell table:style-name="ce2" office:value-type="string">
            <text:p>1915-10-08 16:42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94.527">
            <text:p>194.53</text:p>
          </table:table-cell>
          <table:table-cell table:style-name="ce3" office:value-type="float" office:value="194.529">
            <text:p>194.53</text:p>
          </table:table-cell>
          <table:table-cell table:style-name="ce3" office:value-type="float" office:value="315.665">
            <text:p>315.67</text:p>
          </table:table-cell>
          <table:table-cell table:style-name="ce2" office:value-type="string">
            <text:p>14 ♎ 31' 35"</text:p>
          </table:table-cell>
          <table:table-cell table:style-name="ce2" office:value-type="string">
            <text:p>14 ♎ 31' 45"</text:p>
          </table:table-cell>
          <table:table-cell table:style-name="ce2" office:value-type="string">
            <text:p>15 ♒ 39' 55"</text:p>
          </table:table-cell>
          <table:table-cell table:style-name="ce2" office:value-type="float" office:value="-5.729">
            <text:p>-5.729</text:p>
          </table:table-cell>
          <table:table-cell table:style-name="ce2" office:value-type="float" office:value="-9.73">
            <text:p>-9.73</text:p>
          </table:table-cell>
          <table:table-cell table:style-name="ce2" office:value-type="float" office:value="-4.341">
            <text:p>-4.341</text:p>
          </table:table-cell>
          <table:table-cell table:style-name="ce2" office:value-type="float" office:value="46994.529">
            <text:p>46994.529</text:p>
          </table:table-cell>
          <table:table-cell table:style-name="ce2" office:value-type="float" office:value="3794.527">
            <text:p>3794.527</text:p>
          </table:table-cell>
          <table:table-cell table:style-name="ce2" office:value-type="float" office:value="-44.335">
            <text:p>-44.335</text:p>
          </table:table-cell>
          <table:table-cell table:style-name="ce2" office:value-type="float" office:value="43560.002">
            <text:p>43560.002</text:p>
          </table:table-cell>
          <table:table-cell table:style-name="ce2" office:value-type="float" office:value="121.0000055556">
            <text:p>121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47398.864">
            <text:p>47398.864</text:p>
          </table:table-cell>
          <table:table-cell office:value-type="float" office:value="238.864">
            <text:p>238.864</text:p>
          </table:table-cell>
          <table:table-cell office:value-type="float" office:value="4198.862">
            <text:p>4198.862</text:p>
          </table:table-cell>
          <table:table-cell office:value-type="float" office:value="238.862">
            <text:p>238.862</text:p>
          </table:table-cell>
        </table:table-row>
        <table:table-row table:style-name="ro2">
          <table:table-cell table:style-name="ce2" office:value-type="string">
            <text:p>1915-10-22 19:15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08.516">
            <text:p>208.52</text:p>
          </table:table-cell>
          <table:table-cell table:style-name="ce3" office:value-type="float" office:value="28.517">
            <text:p>28.52</text:p>
          </table:table-cell>
          <table:table-cell table:style-name="ce3" office:value-type="float" office:value="314.365">
            <text:p>314.37</text:p>
          </table:table-cell>
          <table:table-cell table:style-name="ce2" office:value-type="string">
            <text:p>28 ♎ 30' 59"</text:p>
          </table:table-cell>
          <table:table-cell table:style-name="ce2" office:value-type="string">
            <text:p>28 ♈ 31' 01"</text:p>
          </table:table-cell>
          <table:table-cell table:style-name="ce2" office:value-type="string">
            <text:p>14 ♒ 21' 53"</text:p>
          </table:table-cell>
          <table:table-cell table:style-name="ce2" office:value-type="float" office:value="-10.953">
            <text:p>-10.953</text:p>
          </table:table-cell>
          <table:table-cell table:style-name="ce2" office:value-type="float" office:value="15.451">
            <text:p>15.451</text:p>
          </table:table-cell>
          <table:table-cell table:style-name="ce2" office:value-type="float" office:value="4.819">
            <text:p>4.819</text:p>
          </table:table-cell>
          <table:table-cell table:style-name="ce2" office:value-type="float" office:value="47188.517">
            <text:p>47188.517</text:p>
          </table:table-cell>
          <table:table-cell table:style-name="ce2" office:value-type="float" office:value="3808.516">
            <text:p>3808.516</text:p>
          </table:table-cell>
          <table:table-cell table:style-name="ce2" office:value-type="float" office:value="-45.635">
            <text:p>-45.635</text:p>
          </table:table-cell>
          <table:table-cell table:style-name="ce2" office:value-type="float" office:value="43740.001">
            <text:p>43740.001</text:p>
          </table:table-cell>
          <table:table-cell table:style-name="ce2" office:value-type="float" office:value="121.5000027778">
            <text:p>121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47594.152">
            <text:p>47594.152</text:p>
          </table:table-cell>
          <table:table-cell office:value-type="float" office:value="74.152">
            <text:p>74.152</text:p>
          </table:table-cell>
          <table:table-cell office:value-type="float" office:value="4214.151">
            <text:p>4214.151</text:p>
          </table:table-cell>
          <table:table-cell office:value-type="float" office:value="254.151">
            <text:p>254.151</text:p>
          </table:table-cell>
        </table:table-row>
        <table:table-row table:style-name="ro2">
          <table:table-cell table:style-name="ce2" office:value-type="string">
            <text:p>1915-11-07 02:52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23.831">
            <text:p>223.83</text:p>
          </table:table-cell>
          <table:table-cell table:style-name="ce3" office:value-type="float" office:value="223.834">
            <text:p>223.83</text:p>
          </table:table-cell>
          <table:table-cell table:style-name="ce3" office:value-type="float" office:value="312.611">
            <text:p>312.61</text:p>
          </table:table-cell>
          <table:table-cell table:style-name="ce2" office:value-type="string">
            <text:p>13 ♏ 49' 50"</text:p>
          </table:table-cell>
          <table:table-cell table:style-name="ce2" office:value-type="string">
            <text:p>13 ♏ 50' 03"</text:p>
          </table:table-cell>
          <table:table-cell table:style-name="ce2" office:value-type="string">
            <text:p>12 ♒ 36' 38"</text:p>
          </table:table-cell>
          <table:table-cell table:style-name="ce2" office:value-type="float" office:value="-15.999">
            <text:p>-15.999</text:p>
          </table:table-cell>
          <table:table-cell table:style-name="ce2" office:value-type="float" office:value="-20.764">
            <text:p>-20.764</text:p>
          </table:table-cell>
          <table:table-cell table:style-name="ce2" office:value-type="float" office:value="-4.999">
            <text:p>-4.999</text:p>
          </table:table-cell>
          <table:table-cell table:style-name="ce2" office:value-type="float" office:value="47383.834">
            <text:p>47383.834</text:p>
          </table:table-cell>
          <table:table-cell table:style-name="ce2" office:value-type="float" office:value="3823.831">
            <text:p>3823.831</text:p>
          </table:table-cell>
          <table:table-cell table:style-name="ce2" office:value-type="float" office:value="-47.389">
            <text:p>-47.389</text:p>
          </table:table-cell>
          <table:table-cell table:style-name="ce2" office:value-type="float" office:value="43920.003">
            <text:p>43920.003</text:p>
          </table:table-cell>
          <table:table-cell table:style-name="ce2" office:value-type="float" office:value="122.0000083333">
            <text:p>122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47791.223">
            <text:p>47791.223</text:p>
          </table:table-cell>
          <table:table-cell office:value-type="float" office:value="271.223">
            <text:p>271.223</text:p>
          </table:table-cell>
          <table:table-cell office:value-type="float" office:value="4231.22">
            <text:p>4231.22</text:p>
          </table:table-cell>
          <table:table-cell office:value-type="float" office:value="271.22">
            <text:p>271.22</text:p>
          </table:table-cell>
        </table:table-row>
        <table:table-row table:style-name="ro2">
          <table:table-cell table:style-name="ce2" office:value-type="string">
            <text:p>1915-11-21 12:37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38.339">
            <text:p>238.34</text:p>
          </table:table-cell>
          <table:table-cell table:style-name="ce3" office:value-type="float" office:value="58.343">
            <text:p>58.34</text:p>
          </table:table-cell>
          <table:table-cell table:style-name="ce3" office:value-type="float" office:value="310.96">
            <text:p>310.96</text:p>
          </table:table-cell>
          <table:table-cell table:style-name="ce2" office:value-type="string">
            <text:p>28 ♏ 20' 19"</text:p>
          </table:table-cell>
          <table:table-cell table:style-name="ce2" office:value-type="string">
            <text:p>28 ♉ 20' 33"</text:p>
          </table:table-cell>
          <table:table-cell table:style-name="ce2" office:value-type="string">
            <text:p>10 ♒ 57' 34"</text:p>
          </table:table-cell>
          <table:table-cell table:style-name="ce2" office:value-type="float" office:value="-19.8">
            <text:p>-19.8</text:p>
          </table:table-cell>
          <table:table-cell table:style-name="ce2" office:value-type="float" office:value="24.462">
            <text:p>24.462</text:p>
          </table:table-cell>
          <table:table-cell table:style-name="ce2" office:value-type="float" office:value="4.784">
            <text:p>4.784</text:p>
          </table:table-cell>
          <table:table-cell table:style-name="ce2" office:value-type="float" office:value="47578.343">
            <text:p>47578.343</text:p>
          </table:table-cell>
          <table:table-cell table:style-name="ce2" office:value-type="float" office:value="3838.339">
            <text:p>3838.339</text:p>
          </table:table-cell>
          <table:table-cell table:style-name="ce2" office:value-type="float" office:value="-49.04">
            <text:p>-49.04</text:p>
          </table:table-cell>
          <table:table-cell table:style-name="ce2" office:value-type="float" office:value="44100.004">
            <text:p>44100.004</text:p>
          </table:table-cell>
          <table:table-cell table:style-name="ce2" office:value-type="float" office:value="122.5000111111">
            <text:p>122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office:value-type="float" office:value="47987.383">
            <text:p>47987.383</text:p>
          </table:table-cell>
          <table:table-cell office:value-type="float" office:value="107.383">
            <text:p>107.383</text:p>
          </table:table-cell>
          <table:table-cell office:value-type="float" office:value="4247.379">
            <text:p>4247.379</text:p>
          </table:table-cell>
          <table:table-cell office:value-type="float" office:value="287.379">
            <text:p>287.379</text:p>
          </table:table-cell>
        </table:table-row>
        <table:table-row table:style-name="ro2">
          <table:table-cell table:style-name="ce2" office:value-type="string">
            <text:p>1915-12-06 13:03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53.552">
            <text:p>253.55</text:p>
          </table:table-cell>
          <table:table-cell table:style-name="ce3" office:value-type="float" office:value="253.553">
            <text:p>253.55</text:p>
          </table:table-cell>
          <table:table-cell table:style-name="ce3" office:value-type="float" office:value="309.58">
            <text:p>309.58</text:p>
          </table:table-cell>
          <table:table-cell table:style-name="ce2" office:value-type="string">
            <text:p>13 ♐ 33' 08"</text:p>
          </table:table-cell>
          <table:table-cell table:style-name="ce2" office:value-type="string">
            <text:p>13 ♐ 33' 10"</text:p>
          </table:table-cell>
          <table:table-cell table:style-name="ce2" office:value-type="string">
            <text:p><text:s/>9 ♒ 34' 47"</text:p>
          </table:table-cell>
          <table:table-cell table:style-name="ce2" office:value-type="float" office:value="-22.439">
            <text:p>-22.439</text:p>
          </table:table-cell>
          <table:table-cell table:style-name="ce2" office:value-type="float" office:value="-26.629">
            <text:p>-26.629</text:p>
          </table:table-cell>
          <table:table-cell table:style-name="ce2" office:value-type="float" office:value="-4.223">
            <text:p>-4.223</text:p>
          </table:table-cell>
          <table:table-cell table:style-name="ce2" office:value-type="float" office:value="47773.553">
            <text:p>47773.553</text:p>
          </table:table-cell>
          <table:table-cell table:style-name="ce2" office:value-type="float" office:value="3853.552">
            <text:p>3853.552</text:p>
          </table:table-cell>
          <table:table-cell table:style-name="ce2" office:value-type="float" office:value="-50.42">
            <text:p>-50.42</text:p>
          </table:table-cell>
          <table:table-cell table:style-name="ce2" office:value-type="float" office:value="44280.001">
            <text:p>44280.001</text:p>
          </table:table-cell>
          <table:table-cell table:style-name="ce2" office:value-type="float" office:value="123.0000027778">
            <text:p>123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48183.973">
            <text:p>48183.973</text:p>
          </table:table-cell>
          <table:table-cell office:value-type="float" office:value="303.973">
            <text:p>303.973</text:p>
          </table:table-cell>
          <table:table-cell office:value-type="float" office:value="4263.972">
            <text:p>4263.972</text:p>
          </table:table-cell>
          <table:table-cell office:value-type="float" office:value="303.972">
            <text:p>303.972</text:p>
          </table:table-cell>
        </table:table-row>
        <table:table-row table:style-name="ro2">
          <table:table-cell table:style-name="ce2" office:value-type="string">
            <text:p>1915-12-21 07:53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68.59">
            <text:p>268.59</text:p>
          </table:table-cell>
          <table:table-cell table:style-name="ce3" office:value-type="float" office:value="88.594">
            <text:p>88.59</text:p>
          </table:table-cell>
          <table:table-cell table:style-name="ce3" office:value-type="float" office:value="308.56">
            <text:p>308.56</text:p>
          </table:table-cell>
          <table:table-cell table:style-name="ce2" office:value-type="string">
            <text:p>28 ♐ 35' 23"</text:p>
          </table:table-cell>
          <table:table-cell table:style-name="ce2" office:value-type="string">
            <text:p>28 ♊ 35' 36"</text:p>
          </table:table-cell>
          <table:table-cell table:style-name="ce2" office:value-type="string">
            <text:p><text:s/>8 ♒ 33' 37"</text:p>
          </table:table-cell>
          <table:table-cell table:style-name="ce2" office:value-type="float" office:value="-23.444">
            <text:p>-23.444</text:p>
          </table:table-cell>
          <table:table-cell table:style-name="ce2" office:value-type="float" office:value="26.763">
            <text:p>26.763</text:p>
          </table:table-cell>
          <table:table-cell table:style-name="ce2" office:value-type="float" office:value="3.319">
            <text:p>3.319</text:p>
          </table:table-cell>
          <table:table-cell table:style-name="ce2" office:value-type="float" office:value="47968.594">
            <text:p>47968.594</text:p>
          </table:table-cell>
          <table:table-cell table:style-name="ce2" office:value-type="float" office:value="3868.59">
            <text:p>3868.59</text:p>
          </table:table-cell>
          <table:table-cell table:style-name="ce2" office:value-type="float" office:value="-51.44">
            <text:p>-51.44</text:p>
          </table:table-cell>
          <table:table-cell table:style-name="ce2" office:value-type="float" office:value="44460.004">
            <text:p>44460.004</text:p>
          </table:table-cell>
          <table:table-cell table:style-name="ce2" office:value-type="float" office:value="123.5000111111">
            <text:p>123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office:value-type="float" office:value="48380.034">
            <text:p>48380.034</text:p>
          </table:table-cell>
          <table:table-cell office:value-type="float" office:value="140.034">
            <text:p>140.034</text:p>
          </table:table-cell>
          <table:table-cell office:value-type="float" office:value="4280.03">
            <text:p>4280.03</text:p>
          </table:table-cell>
          <table:table-cell office:value-type="float" office:value="320.03">
            <text:p>320.03</text:p>
          </table:table-cell>
        </table:table-row>
        <table:table-row table:style-name="ro2">
          <table:table-cell table:style-name="ce2" office:value-type="string">
            <text:p>1916-01-04 23:45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83.532">
            <text:p>283.53</text:p>
          </table:table-cell>
          <table:table-cell table:style-name="ce3" office:value-type="float" office:value="283.533">
            <text:p>283.53</text:p>
          </table:table-cell>
          <table:table-cell table:style-name="ce3" office:value-type="float" office:value="308.161">
            <text:p>308.16</text:p>
          </table:table-cell>
          <table:table-cell table:style-name="ce2" office:value-type="string">
            <text:p>13 ♑ 31' 53"</text:p>
          </table:table-cell>
          <table:table-cell table:style-name="ce2" office:value-type="string">
            <text:p>13 ♑ 31' 57"</text:p>
          </table:table-cell>
          <table:table-cell table:style-name="ce2" office:value-type="string">
            <text:p><text:s/>8 ♒ 09' 39"</text:p>
          </table:table-cell>
          <table:table-cell table:style-name="ce2" office:value-type="float" office:value="-22.764">
            <text:p>-22.764</text:p>
          </table:table-cell>
          <table:table-cell table:style-name="ce2" office:value-type="float" office:value="-24.941">
            <text:p>-24.941</text:p>
          </table:table-cell>
          <table:table-cell table:style-name="ce2" office:value-type="float" office:value="-2.189">
            <text:p>-2.189</text:p>
          </table:table-cell>
          <table:table-cell table:style-name="ce2" office:value-type="float" office:value="48163.533">
            <text:p>48163.533</text:p>
          </table:table-cell>
          <table:table-cell table:style-name="ce2" office:value-type="float" office:value="3883.532">
            <text:p>3883.532</text:p>
          </table:table-cell>
          <table:table-cell table:style-name="ce2" office:value-type="float" office:value="-51.839">
            <text:p>-51.839</text:p>
          </table:table-cell>
          <table:table-cell table:style-name="ce2" office:value-type="float" office:value="44640.001">
            <text:p>44640.001</text:p>
          </table:table-cell>
          <table:table-cell table:style-name="ce2" office:value-type="float" office:value="124.0000027778">
            <text:p>124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48575.372">
            <text:p>48575.372</text:p>
          </table:table-cell>
          <table:table-cell office:value-type="float" office:value="335.372">
            <text:p>335.372</text:p>
          </table:table-cell>
          <table:table-cell office:value-type="float" office:value="4295.371">
            <text:p>4295.371</text:p>
          </table:table-cell>
          <table:table-cell office:value-type="float" office:value="335.371">
            <text:p>335.371</text:p>
          </table:table-cell>
        </table:table-row>
        <table:table-row table:style-name="ro2">
          <table:table-cell table:style-name="ce2" office:value-type="string">
            <text:p>1916-01-20 03:29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98.971">
            <text:p>298.97</text:p>
          </table:table-cell>
          <table:table-cell table:style-name="ce3" office:value-type="float" office:value="118.973">
            <text:p>118.97</text:p>
          </table:table-cell>
          <table:table-cell table:style-name="ce3" office:value-type="float" office:value="308.026">
            <text:p>308.03</text:p>
          </table:table-cell>
          <table:table-cell table:style-name="ce2" office:value-type="string">
            <text:p>28 ♑ 58' 17"</text:p>
          </table:table-cell>
          <table:table-cell table:style-name="ce2" office:value-type="string">
            <text:p>28 ♋ 58' 22"</text:p>
          </table:table-cell>
          <table:table-cell table:style-name="ce2" office:value-type="string">
            <text:p><text:s/>8 ♒ 01' 33"</text:p>
          </table:table-cell>
          <table:table-cell table:style-name="ce2" office:value-type="float" office:value="-20.376">
            <text:p>-20.376</text:p>
          </table:table-cell>
          <table:table-cell table:style-name="ce2" office:value-type="float" office:value="21.191">
            <text:p>21.191</text:p>
          </table:table-cell>
          <table:table-cell table:style-name="ce2" office:value-type="float" office:value="0.834">
            <text:p>0.834</text:p>
          </table:table-cell>
          <table:table-cell table:style-name="ce2" office:value-type="float" office:value="48358.973">
            <text:p>48358.973</text:p>
          </table:table-cell>
          <table:table-cell table:style-name="ce2" office:value-type="float" office:value="3898.971">
            <text:p>3898.971</text:p>
          </table:table-cell>
          <table:table-cell table:style-name="ce2" office:value-type="float" office:value="-51.974">
            <text:p>-51.974</text:p>
          </table:table-cell>
          <table:table-cell table:style-name="ce2" office:value-type="float" office:value="44820.002">
            <text:p>44820.002</text:p>
          </table:table-cell>
          <table:table-cell table:style-name="ce2" office:value-type="float" office:value="124.5000055556">
            <text:p>124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office:value-type="float" office:value="48770.947">
            <text:p>48770.947</text:p>
          </table:table-cell>
          <table:table-cell office:value-type="float" office:value="170.947">
            <text:p>170.947</text:p>
          </table:table-cell>
          <table:table-cell office:value-type="float" office:value="4310.945">
            <text:p>4310.945</text:p>
          </table:table-cell>
          <table:table-cell office:value-type="float" office:value="350.945">
            <text:p>350.945</text:p>
          </table:table-cell>
        </table:table-row>
        <table:table-row table:style-name="ro2">
          <table:table-cell table:style-name="ce2" office:value-type="string">
            <text:p>1916-02-03 11:05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3" office:value-type="float" office:value="313.521">
            <text:p>313.52</text:p>
          </table:table-cell>
          <table:table-cell table:style-name="ce3" office:value-type="float" office:value="308.078">
            <text:p>308.08</text:p>
          </table:table-cell>
          <table:table-cell table:number-columns-repeated="2" table:style-name="ce2" office:value-type="string">
            <text:p>13 ♒ 31' 14"</text:p>
          </table:table-cell>
          <table:table-cell table:style-name="ce2" office:value-type="string">
            <text:p><text:s/>8 ♒ 04' 39"</text:p>
          </table:table-cell>
          <table:table-cell table:style-name="ce2" office:value-type="float" office:value="-16.773">
            <text:p>-16.773</text:p>
          </table:table-cell>
          <table:table-cell table:style-name="ce2" office:value-type="float" office:value="-16.291">
            <text:p>-16.291</text:p>
          </table:table-cell>
          <table:table-cell table:style-name="ce2" office:value-type="float" office:value="0.503">
            <text:p>0.503</text:p>
          </table:table-cell>
          <table:table-cell table:style-name="ce2" office:value-type="float" office:value="48553.521">
            <text:p>48553.521</text:p>
          </table:table-cell>
          <table:table-cell table:style-name="ce2" office:value-type="float" office:value="3913.521">
            <text:p>3913.521</text:p>
          </table:table-cell>
          <table:table-cell table:style-name="ce2" office:value-type="float" office:value="-51.922">
            <text:p>-51.922</text:p>
          </table:table-cell>
          <table:table-cell table:style-name="ce2" office:value-type="float" office:value="45000">
            <text:p>4500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0">
            <text:p>30</text:p>
          </table:table-cell>
          <table:table-cell office:value-type="float" office:value="48965.443">
            <text:p>48965.443</text:p>
          </table:table-cell>
          <table:table-cell office:value-type="float" office:value="5.443">
            <text:p>5.443</text:p>
          </table:table-cell>
          <table:table-cell office:value-type="float" office:value="4325.443">
            <text:p>4325.443</text:p>
          </table:table-cell>
          <table:table-cell office:value-type="float" office:value="5.443">
            <text:p>5.443</text:p>
          </table:table-cell>
        </table:table-row>
        <table:table-row table:style-name="ro2">
          <table:table-cell table:style-name="ce2" office:value-type="string">
            <text:p>1916-02-18 21:29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29.132">
            <text:p>329.13</text:p>
          </table:table-cell>
          <table:table-cell table:style-name="ce3" office:value-type="float" office:value="149.137">
            <text:p>149.14</text:p>
          </table:table-cell>
          <table:table-cell table:style-name="ce3" office:value-type="float" office:value="308.064">
            <text:p>308.06</text:p>
          </table:table-cell>
          <table:table-cell table:style-name="ce2" office:value-type="string">
            <text:p>29 ♒ 07' 54"</text:p>
          </table:table-cell>
          <table:table-cell table:style-name="ce2" office:value-type="string">
            <text:p>29 ♌ 08' 13"</text:p>
          </table:table-cell>
          <table:table-cell table:style-name="ce2" office:value-type="string">
            <text:p><text:s/>8 ♒ 03' 48"</text:p>
          </table:table-cell>
          <table:table-cell table:style-name="ce2" office:value-type="float" office:value="-11.782">
            <text:p>-11.782</text:p>
          </table:table-cell>
          <table:table-cell table:style-name="ce2" office:value-type="float" office:value="10.006">
            <text:p>10.006</text:p>
          </table:table-cell>
          <table:table-cell table:style-name="ce2" office:value-type="float" office:value="-1.892">
            <text:p>-1.892</text:p>
          </table:table-cell>
          <table:table-cell table:style-name="ce2" office:value-type="float" office:value="48749.137">
            <text:p>48749.137</text:p>
          </table:table-cell>
          <table:table-cell table:style-name="ce2" office:value-type="float" office:value="3929.132">
            <text:p>3929.132</text:p>
          </table:table-cell>
          <table:table-cell table:style-name="ce2" office:value-type="float" office:value="-51.936">
            <text:p>-51.936</text:p>
          </table:table-cell>
          <table:table-cell table:style-name="ce2" office:value-type="float" office:value="45180.005">
            <text:p>45180.005</text:p>
          </table:table-cell>
          <table:table-cell table:style-name="ce2" office:value-type="float" office:value="125.5000138889">
            <text:p>125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49161.073">
            <text:p>49161.073</text:p>
          </table:table-cell>
          <table:table-cell office:value-type="float" office:value="201.073">
            <text:p>201.073</text:p>
          </table:table-cell>
          <table:table-cell office:value-type="float" office:value="4341.068">
            <text:p>4341.068</text:p>
          </table:table-cell>
          <table:table-cell office:value-type="float" office:value="21.068">
            <text:p>21.068</text:p>
          </table:table-cell>
        </table:table-row>
        <table:table-row table:style-name="ro2">
          <table:table-cell table:style-name="ce2" office:value-type="string">
            <text:p>1916-03-03 22:58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43.267">
            <text:p>343.27</text:p>
          </table:table-cell>
          <table:table-cell table:style-name="ce3" office:value-type="float" office:value="343.269">
            <text:p>343.27</text:p>
          </table:table-cell>
          <table:table-cell table:style-name="ce3" office:value-type="float" office:value="307.715">
            <text:p>307.72</text:p>
          </table:table-cell>
          <table:table-cell table:style-name="ce2" office:value-type="string">
            <text:p>13 ♓ 16' 01"</text:p>
          </table:table-cell>
          <table:table-cell table:style-name="ce2" office:value-type="string">
            <text:p>13 ♓ 16' 07"</text:p>
          </table:table-cell>
          <table:table-cell table:style-name="ce2" office:value-type="string">
            <text:p><text:s/>7 ♒ 42' 53"</text:p>
          </table:table-cell>
          <table:table-cell table:style-name="ce2" office:value-type="float" office:value="-6.579">
            <text:p>-6.579</text:p>
          </table:table-cell>
          <table:table-cell table:style-name="ce2" office:value-type="float" office:value="-3.786">
            <text:p>-3.786</text:p>
          </table:table-cell>
          <table:table-cell table:style-name="ce2" office:value-type="float" office:value="3.023">
            <text:p>3.023</text:p>
          </table:table-cell>
          <table:table-cell table:style-name="ce2" office:value-type="float" office:value="48943.269">
            <text:p>48943.269</text:p>
          </table:table-cell>
          <table:table-cell table:style-name="ce2" office:value-type="float" office:value="3943.267">
            <text:p>3943.267</text:p>
          </table:table-cell>
          <table:table-cell table:style-name="ce2" office:value-type="float" office:value="-52.285">
            <text:p>-52.285</text:p>
          </table:table-cell>
          <table:table-cell table:style-name="ce2" office:value-type="float" office:value="45360.002">
            <text:p>45360.002</text:p>
          </table:table-cell>
          <table:table-cell table:style-name="ce2" office:value-type="float" office:value="126.0000055556">
            <text:p>126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49355.554">
            <text:p>49355.554</text:p>
          </table:table-cell>
          <table:table-cell office:value-type="float" office:value="35.554">
            <text:p>35.554</text:p>
          </table:table-cell>
          <table:table-cell office:value-type="float" office:value="4355.552">
            <text:p>4355.552</text:p>
          </table:table-cell>
          <table:table-cell office:value-type="float" office:value="35.552">
            <text:p>35.552</text:p>
          </table:table-cell>
        </table:table-row>
        <table:table-row table:style-name="ro2">
          <table:table-cell table:style-name="ce2" office:value-type="string">
            <text:p>1916-03-19 12:27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58.793">
            <text:p>358.79</text:p>
          </table:table-cell>
          <table:table-cell table:style-name="ce3" office:value-type="float" office:value="178.797">
            <text:p>178.80</text:p>
          </table:table-cell>
          <table:table-cell table:style-name="ce3" office:value-type="float" office:value="306.914">
            <text:p>306.91</text:p>
          </table:table-cell>
          <table:table-cell table:style-name="ce2" office:value-type="string">
            <text:p>28 ♓ 47' 34"</text:p>
          </table:table-cell>
          <table:table-cell table:style-name="ce2" office:value-type="string">
            <text:p>28 ♍ 47' 48"</text:p>
          </table:table-cell>
          <table:table-cell table:style-name="ce2" office:value-type="string">
            <text:p><text:s/>6 ♒ 54' 49"</text:p>
          </table:table-cell>
          <table:table-cell table:style-name="ce2" office:value-type="float" office:value="-0.48">
            <text:p>-0.48</text:p>
          </table:table-cell>
          <table:table-cell table:style-name="ce2" office:value-type="float" office:value="-3.209">
            <text:p>-3.209</text:p>
          </table:table-cell>
          <table:table-cell table:style-name="ce2" office:value-type="float" office:value="-4.02">
            <text:p>-4.02</text:p>
          </table:table-cell>
          <table:table-cell table:style-name="ce2" office:value-type="float" office:value="49138.797">
            <text:p>49138.797</text:p>
          </table:table-cell>
          <table:table-cell table:style-name="ce2" office:value-type="float" office:value="3958.793">
            <text:p>3958.793</text:p>
          </table:table-cell>
          <table:table-cell table:style-name="ce2" office:value-type="float" office:value="-53.086">
            <text:p>-53.086</text:p>
          </table:table-cell>
          <table:table-cell table:style-name="ce2" office:value-type="float" office:value="45540.004">
            <text:p>45540.004</text:p>
          </table:table-cell>
          <table:table-cell table:style-name="ce2" office:value-type="float" office:value="126.5000111111">
            <text:p>126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office:value-type="float" office:value="49551.883">
            <text:p>49551.883</text:p>
          </table:table-cell>
          <table:table-cell office:value-type="float" office:value="231.883">
            <text:p>231.883</text:p>
          </table:table-cell>
          <table:table-cell office:value-type="float" office:value="4371.879">
            <text:p>4371.879</text:p>
          </table:table-cell>
          <table:table-cell office:value-type="float" office:value="51.879">
            <text:p>51.879</text:p>
          </table:table-cell>
        </table:table-row>
        <table:table-row table:style-name="ro2">
          <table:table-cell table:style-name="ce2" office:value-type="string">
            <text:p>1916-04-02 11:21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3" office:value-type="float" office:value="12.6">
            <text:p>12.60</text:p>
          </table:table-cell>
          <table:table-cell table:style-name="ce3" office:value-type="float" office:value="305.778">
            <text:p>305.78</text:p>
          </table:table-cell>
          <table:table-cell table:style-name="ce2" office:value-type="string">
            <text:p>12 ♈ 35' 59"</text:p>
          </table:table-cell>
          <table:table-cell table:style-name="ce2" office:value-type="string">
            <text:p>12 ♈ 36' 00"</text:p>
          </table:table-cell>
          <table:table-cell table:style-name="ce2" office:value-type="string">
            <text:p><text:s/>5 ♒ 46' 39"</text:p>
          </table:table-cell>
          <table:table-cell table:style-name="ce2" office:value-type="float" office:value="4.981">
            <text:p>4.981</text:p>
          </table:table-cell>
          <table:table-cell table:style-name="ce2" office:value-type="float" office:value="9.248">
            <text:p>9.248</text:p>
          </table:table-cell>
          <table:table-cell table:style-name="ce2" office:value-type="float" office:value="4.637">
            <text:p>4.637</text:p>
          </table:table-cell>
          <table:table-cell table:style-name="ce2" office:value-type="float" office:value="49332.6">
            <text:p>49332.6</text:p>
          </table:table-cell>
          <table:table-cell table:style-name="ce2" office:value-type="float" office:value="3972.6">
            <text:p>3972.6</text:p>
          </table:table-cell>
          <table:table-cell table:style-name="ce2" office:value-type="float" office:value="-54.222">
            <text:p>-54.222</text:p>
          </table:table-cell>
          <table:table-cell table:style-name="ce2" office:value-type="float" office:value="45720">
            <text:p>45720</text:p>
          </table:table-cell>
          <table:table-cell table:style-name="ce2" office:value-type="float" office:value="127">
            <text:p>12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0">
            <text:p>30</text:p>
          </table:table-cell>
          <table:table-cell office:value-type="float" office:value="49746.822">
            <text:p>49746.822</text:p>
          </table:table-cell>
          <table:table-cell office:value-type="float" office:value="66.822">
            <text:p>66.822</text:p>
          </table:table-cell>
          <table:table-cell office:value-type="float" office:value="4386.822">
            <text:p>4386.822</text:p>
          </table:table-cell>
          <table:table-cell office:value-type="float" office:value="66.822">
            <text:p>66.822</text:p>
          </table:table-cell>
        </table:table-row>
        <table:table-row table:style-name="ro2">
          <table:table-cell table:style-name="ce2" office:value-type="string">
            <text:p>1916-04-18 00:08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7.84">
            <text:p>27.84</text:p>
          </table:table-cell>
          <table:table-cell table:style-name="ce3" office:value-type="float" office:value="207.846">
            <text:p>207.85</text:p>
          </table:table-cell>
          <table:table-cell table:style-name="ce3" office:value-type="float" office:value="304.152">
            <text:p>304.15</text:p>
          </table:table-cell>
          <table:table-cell table:style-name="ce2" office:value-type="string">
            <text:p>27 ♈ 50' 22"</text:p>
          </table:table-cell>
          <table:table-cell table:style-name="ce2" office:value-type="string">
            <text:p>27 ♎ 50' 45"</text:p>
          </table:table-cell>
          <table:table-cell table:style-name="ce2" office:value-type="string">
            <text:p><text:s/>4 ♒ 09' 06"</text:p>
          </table:table-cell>
          <table:table-cell table:style-name="ce2" office:value-type="float" office:value="10.711">
            <text:p>10.711</text:p>
          </table:table-cell>
          <table:table-cell table:style-name="ce2" office:value-type="float" office:value="-15.355">
            <text:p>-15.355</text:p>
          </table:table-cell>
          <table:table-cell table:style-name="ce2" office:value-type="float" office:value="-4.978">
            <text:p>-4.978</text:p>
          </table:table-cell>
          <table:table-cell table:style-name="ce2" office:value-type="float" office:value="49527.846">
            <text:p>49527.846</text:p>
          </table:table-cell>
          <table:table-cell table:style-name="ce2" office:value-type="float" office:value="3987.84">
            <text:p>3987.84</text:p>
          </table:table-cell>
          <table:table-cell table:style-name="ce2" office:value-type="float" office:value="-55.848">
            <text:p>-55.848</text:p>
          </table:table-cell>
          <table:table-cell table:style-name="ce2" office:value-type="float" office:value="45900.006">
            <text:p>45900.006</text:p>
          </table:table-cell>
          <table:table-cell table:style-name="ce2" office:value-type="float" office:value="127.5000166667">
            <text:p>127.5000166667</text:p>
          </table:table-cell>
          <table:table-cell table:style-name="ce2" office:value-type="float" office:value="180.006">
            <text:p>180.006</text:p>
          </table:table-cell>
          <table:table-cell table:style-name="ce2" office:value-type="float" office:value="15">
            <text:p>15</text:p>
          </table:table-cell>
          <table:table-cell office:value-type="float" office:value="49943.694">
            <text:p>49943.694</text:p>
          </table:table-cell>
          <table:table-cell office:value-type="float" office:value="263.694">
            <text:p>263.694</text:p>
          </table:table-cell>
          <table:table-cell office:value-type="float" office:value="4403.688">
            <text:p>4403.688</text:p>
          </table:table-cell>
          <table:table-cell office:value-type="float" office:value="83.688">
            <text:p>83.688</text:p>
          </table:table-cell>
        </table:table-row>
        <table:table-row table:style-name="ro2">
          <table:table-cell table:style-name="ce2" office:value-type="string">
            <text:p>1916-05-02 00:29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41.479">
            <text:p>41.48</text:p>
          </table:table-cell>
          <table:table-cell table:style-name="ce3" office:value-type="float" office:value="41.481">
            <text:p>41.48</text:p>
          </table:table-cell>
          <table:table-cell table:style-name="ce3" office:value-type="float" office:value="302.625">
            <text:p>302.63</text:p>
          </table:table-cell>
          <table:table-cell table:style-name="ce2" office:value-type="string">
            <text:p>11 ♉ 28' 43"</text:p>
          </table:table-cell>
          <table:table-cell table:style-name="ce2" office:value-type="string">
            <text:p>11 ♉ 28' 51"</text:p>
          </table:table-cell>
          <table:table-cell table:style-name="ce2" office:value-type="string">
            <text:p><text:s/>2 ♒ 37' 31"</text:p>
          </table:table-cell>
          <table:table-cell table:style-name="ce2" office:value-type="float" office:value="15.284">
            <text:p>15.284</text:p>
          </table:table-cell>
          <table:table-cell table:style-name="ce2" office:value-type="float" office:value="19.982">
            <text:p>19.982</text:p>
          </table:table-cell>
          <table:table-cell table:style-name="ce2" office:value-type="float" office:value="4.946">
            <text:p>4.946</text:p>
          </table:table-cell>
          <table:table-cell table:style-name="ce2" office:value-type="float" office:value="49721.481">
            <text:p>49721.481</text:p>
          </table:table-cell>
          <table:table-cell table:style-name="ce2" office:value-type="float" office:value="4001.479">
            <text:p>4001.479</text:p>
          </table:table-cell>
          <table:table-cell table:style-name="ce2" office:value-type="float" office:value="-57.375">
            <text:p>-57.375</text:p>
          </table:table-cell>
          <table:table-cell table:style-name="ce2" office:value-type="float" office:value="46080.002">
            <text:p>46080.002</text:p>
          </table:table-cell>
          <table:table-cell table:style-name="ce2" office:value-type="float" office:value="128.0000055556">
            <text:p>128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50138.856">
            <text:p>50138.856</text:p>
          </table:table-cell>
          <table:table-cell office:value-type="float" office:value="98.856">
            <text:p>98.856</text:p>
          </table:table-cell>
          <table:table-cell office:value-type="float" office:value="4418.854">
            <text:p>4418.854</text:p>
          </table:table-cell>
          <table:table-cell office:value-type="float" office:value="98.854">
            <text:p>98.854</text:p>
          </table:table-cell>
        </table:table-row>
        <table:table-row table:style-name="ro2">
          <table:table-cell table:style-name="ce2" office:value-type="string">
            <text:p>1916-05-17 09:11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56.322">
            <text:p>56.32</text:p>
          </table:table-cell>
          <table:table-cell table:style-name="ce3" office:value-type="float" office:value="236.325">
            <text:p>236.33</text:p>
          </table:table-cell>
          <table:table-cell table:style-name="ce3" office:value-type="float" office:value="301.115">
            <text:p>301.12</text:p>
          </table:table-cell>
          <table:table-cell table:style-name="ce2" office:value-type="string">
            <text:p>26 ♉ 19' 20"</text:p>
          </table:table-cell>
          <table:table-cell table:style-name="ce2" office:value-type="string">
            <text:p>26 ♏ 19' 31"</text:p>
          </table:table-cell>
          <table:table-cell table:style-name="ce2" office:value-type="string">
            <text:p><text:s/>1 ♒ 06' 54"</text:p>
          </table:table-cell>
          <table:table-cell table:style-name="ce2" office:value-type="float" office:value="19.34">
            <text:p>19.34</text:p>
          </table:table-cell>
          <table:table-cell table:style-name="ce2" office:value-type="float" office:value="-23.788">
            <text:p>-23.788</text:p>
          </table:table-cell>
          <table:table-cell table:style-name="ce2" office:value-type="float" office:value="-4.578">
            <text:p>-4.578</text:p>
          </table:table-cell>
          <table:table-cell table:style-name="ce2" office:value-type="float" office:value="49916.325">
            <text:p>49916.325</text:p>
          </table:table-cell>
          <table:table-cell table:style-name="ce2" office:value-type="float" office:value="4016.322">
            <text:p>4016.322</text:p>
          </table:table-cell>
          <table:table-cell table:style-name="ce2" office:value-type="float" office:value="-58.885">
            <text:p>-58.885</text:p>
          </table:table-cell>
          <table:table-cell table:style-name="ce2" office:value-type="float" office:value="46260.003">
            <text:p>46260.003</text:p>
          </table:table-cell>
          <table:table-cell table:style-name="ce2" office:value-type="float" office:value="128.5000083333">
            <text:p>128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50335.21">
            <text:p>50335.21</text:p>
          </table:table-cell>
          <table:table-cell office:value-type="float" office:value="295.21">
            <text:p>295.21</text:p>
          </table:table-cell>
          <table:table-cell office:value-type="float" office:value="4435.207">
            <text:p>4435.207</text:p>
          </table:table-cell>
          <table:table-cell office:value-type="float" office:value="115.207">
            <text:p>115.207</text:p>
          </table:table-cell>
        </table:table-row>
        <table:table-row table:style-name="ro2">
          <table:table-cell table:style-name="ce2" office:value-type="string">
            <text:p>1916-05-31 14:38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69.986">
            <text:p>69.99</text:p>
          </table:table-cell>
          <table:table-cell table:style-name="ce3" office:value-type="float" office:value="69.99">
            <text:p>69.99</text:p>
          </table:table-cell>
          <table:table-cell table:style-name="ce3" office:value-type="float" office:value="299.994">
            <text:p>299.99</text:p>
          </table:table-cell>
          <table:table-cell table:style-name="ce2" office:value-type="string">
            <text:p><text:s/>9 ♊ 59' 09"</text:p>
          </table:table-cell>
          <table:table-cell table:style-name="ce2" office:value-type="string">
            <text:p><text:s/>9 ♊ 59' 24"</text:p>
          </table:table-cell>
          <table:table-cell table:style-name="ce2" office:value-type="string">
            <text:p>29 ♑ 59' 38"</text:p>
          </table:table-cell>
          <table:table-cell table:style-name="ce2" office:value-type="float" office:value="21.959">
            <text:p>21.959</text:p>
          </table:table-cell>
          <table:table-cell table:style-name="ce2" office:value-type="float" office:value="25.837">
            <text:p>25.837</text:p>
          </table:table-cell>
          <table:table-cell table:style-name="ce2" office:value-type="float" office:value="3.922">
            <text:p>3.922</text:p>
          </table:table-cell>
          <table:table-cell table:style-name="ce2" office:value-type="float" office:value="50109.99">
            <text:p>50109.99</text:p>
          </table:table-cell>
          <table:table-cell table:style-name="ce2" office:value-type="float" office:value="4029.986">
            <text:p>4029.986</text:p>
          </table:table-cell>
          <table:table-cell table:style-name="ce2" office:value-type="float" office:value="-60.006">
            <text:p>-60.006</text:p>
          </table:table-cell>
          <table:table-cell table:style-name="ce2" office:value-type="float" office:value="46440.004">
            <text:p>46440.004</text:p>
          </table:table-cell>
          <table:table-cell table:style-name="ce2" office:value-type="float" office:value="129.0000111111">
            <text:p>129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50529.996">
            <text:p>50529.996</text:p>
          </table:table-cell>
          <table:table-cell office:value-type="float" office:value="129.996">
            <text:p>129.996</text:p>
          </table:table-cell>
          <table:table-cell office:value-type="float" office:value="4449.992">
            <text:p>4449.992</text:p>
          </table:table-cell>
          <table:table-cell office:value-type="float" office:value="129.992">
            <text:p>129.992</text:p>
          </table:table-cell>
        </table:table-row>
        <table:table-row table:style-name="ro2">
          <table:table-cell table:style-name="ce2" office:value-type="string">
            <text:p>1916-06-15 16:41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84.412">
            <text:p>84.41</text:p>
          </table:table-cell>
          <table:table-cell table:style-name="ce3" office:value-type="float" office:value="264.414">
            <text:p>264.41</text:p>
          </table:table-cell>
          <table:table-cell table:style-name="ce3" office:value-type="float" office:value="299.337">
            <text:p>299.34</text:p>
          </table:table-cell>
          <table:table-cell table:style-name="ce2" office:value-type="string">
            <text:p>24 ♊ 24' 44"</text:p>
          </table:table-cell>
          <table:table-cell table:style-name="ce2" office:value-type="string">
            <text:p>24 ♐ 24' 48"</text:p>
          </table:table-cell>
          <table:table-cell table:style-name="ce2" office:value-type="string">
            <text:p>29 ♑ 20' 12"</text:p>
          </table:table-cell>
          <table:table-cell table:style-name="ce2" office:value-type="float" office:value="23.333">
            <text:p>23.333</text:p>
          </table:table-cell>
          <table:table-cell table:style-name="ce2" office:value-type="float" office:value="-26.312">
            <text:p>-26.312</text:p>
          </table:table-cell>
          <table:table-cell table:style-name="ce2" office:value-type="float" office:value="-2.981">
            <text:p>-2.981</text:p>
          </table:table-cell>
          <table:table-cell table:style-name="ce2" office:value-type="float" office:value="50304.414">
            <text:p>50304.414</text:p>
          </table:table-cell>
          <table:table-cell table:style-name="ce2" office:value-type="float" office:value="4044.412">
            <text:p>4044.412</text:p>
          </table:table-cell>
          <table:table-cell table:style-name="ce2" office:value-type="float" office:value="-60.663">
            <text:p>-60.663</text:p>
          </table:table-cell>
          <table:table-cell table:style-name="ce2" office:value-type="float" office:value="46620.002">
            <text:p>46620.002</text:p>
          </table:table-cell>
          <table:table-cell table:style-name="ce2" office:value-type="float" office:value="129.5000055556">
            <text:p>129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office:value-type="float" office:value="50725.077">
            <text:p>50725.077</text:p>
          </table:table-cell>
          <table:table-cell office:value-type="float" office:value="325.077">
            <text:p>325.077</text:p>
          </table:table-cell>
          <table:table-cell office:value-type="float" office:value="4465.075">
            <text:p>4465.075</text:p>
          </table:table-cell>
          <table:table-cell office:value-type="float" office:value="145.075">
            <text:p>145.075</text:p>
          </table:table-cell>
        </table:table-row>
        <table:table-row table:style-name="ro2">
          <table:table-cell table:style-name="ce2" office:value-type="string">
            <text:p>1916-06-30 05:43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3" office:value-type="float" office:value="98.285">
            <text:p>98.29</text:p>
          </table:table-cell>
          <table:table-cell table:style-name="ce3" office:value-type="float" office:value="298.979">
            <text:p>298.98</text:p>
          </table:table-cell>
          <table:table-cell table:style-name="ce2" office:value-type="string">
            <text:p><text:s/>8 ♋ 17' 04"</text:p>
          </table:table-cell>
          <table:table-cell table:style-name="ce2" office:value-type="string">
            <text:p><text:s/>8 ♋ 17' 06"</text:p>
          </table:table-cell>
          <table:table-cell table:style-name="ce2" office:value-type="string">
            <text:p>28 ♑ 58' 44"</text:p>
          </table:table-cell>
          <table:table-cell table:style-name="ce2" office:value-type="float" office:value="23.192">
            <text:p>23.192</text:p>
          </table:table-cell>
          <table:table-cell table:style-name="ce2" office:value-type="float" office:value="25.05">
            <text:p>25.05</text:p>
          </table:table-cell>
          <table:table-cell table:style-name="ce2" office:value-type="float" office:value="1.861">
            <text:p>1.861</text:p>
          </table:table-cell>
          <table:table-cell table:style-name="ce2" office:value-type="float" office:value="50498.285">
            <text:p>50498.285</text:p>
          </table:table-cell>
          <table:table-cell table:style-name="ce2" office:value-type="float" office:value="4058.285">
            <text:p>4058.285</text:p>
          </table:table-cell>
          <table:table-cell table:style-name="ce2" office:value-type="float" office:value="-61.021">
            <text:p>-61.021</text:p>
          </table:table-cell>
          <table:table-cell table:style-name="ce2" office:value-type="float" office:value="46800">
            <text:p>46800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0">
            <text:p>30</text:p>
          </table:table-cell>
          <table:table-cell office:value-type="float" office:value="50919.306">
            <text:p>50919.306</text:p>
          </table:table-cell>
          <table:table-cell office:value-type="float" office:value="159.306">
            <text:p>159.306</text:p>
          </table:table-cell>
          <table:table-cell office:value-type="float" office:value="4479.306">
            <text:p>4479.306</text:p>
          </table:table-cell>
          <table:table-cell office:value-type="float" office:value="159.306">
            <text:p>159.306</text:p>
          </table:table-cell>
        </table:table-row>
        <table:table-row table:style-name="ro2">
          <table:table-cell table:style-name="ce2" office:value-type="string">
            <text:p>1916-07-14 23:41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12.346">
            <text:p>112.35</text:p>
          </table:table-cell>
          <table:table-cell table:style-name="ce3" office:value-type="float" office:value="292.352">
            <text:p>292.35</text:p>
          </table:table-cell>
          <table:table-cell table:style-name="ce3" office:value-type="float" office:value="298.966">
            <text:p>298.97</text:p>
          </table:table-cell>
          <table:table-cell table:style-name="ce2" office:value-type="string">
            <text:p>22 ♋ 20' 45"</text:p>
          </table:table-cell>
          <table:table-cell table:style-name="ce2" office:value-type="string">
            <text:p>22 ♑ 21' 08"</text:p>
          </table:table-cell>
          <table:table-cell table:style-name="ce2" office:value-type="string">
            <text:p>28 ♑ 57' 56"</text:p>
          </table:table-cell>
          <table:table-cell table:style-name="ce2" office:value-type="float" office:value="21.597">
            <text:p>21.597</text:p>
          </table:table-cell>
          <table:table-cell table:style-name="ce2" office:value-type="float" office:value="-22.199">
            <text:p>-22.199</text:p>
          </table:table-cell>
          <table:table-cell table:style-name="ce2" office:value-type="float" office:value="-0.611">
            <text:p>-0.611</text:p>
          </table:table-cell>
          <table:table-cell table:style-name="ce2" office:value-type="float" office:value="50692.352">
            <text:p>50692.352</text:p>
          </table:table-cell>
          <table:table-cell table:style-name="ce2" office:value-type="float" office:value="4072.346">
            <text:p>4072.346</text:p>
          </table:table-cell>
          <table:table-cell table:style-name="ce2" office:value-type="float" office:value="-61.034">
            <text:p>-61.034</text:p>
          </table:table-cell>
          <table:table-cell table:style-name="ce2" office:value-type="float" office:value="46980.006">
            <text:p>46980.006</text:p>
          </table:table-cell>
          <table:table-cell table:style-name="ce2" office:value-type="float" office:value="130.5000166667">
            <text:p>130.5000166667</text:p>
          </table:table-cell>
          <table:table-cell table:style-name="ce2" office:value-type="float" office:value="180.006">
            <text:p>180.006</text:p>
          </table:table-cell>
          <table:table-cell table:style-name="ce2" office:value-type="float" office:value="15">
            <text:p>15</text:p>
          </table:table-cell>
          <table:table-cell office:value-type="float" office:value="51113.386">
            <text:p>51113.386</text:p>
          </table:table-cell>
          <table:table-cell office:value-type="float" office:value="353.386">
            <text:p>353.386</text:p>
          </table:table-cell>
          <table:table-cell office:value-type="float" office:value="4493.38">
            <text:p>4493.38</text:p>
          </table:table-cell>
          <table:table-cell office:value-type="float" office:value="173.38">
            <text:p>173.38</text:p>
          </table:table-cell>
        </table:table-row>
        <table:table-row table:style-name="ro2">
          <table:table-cell table:style-name="ce2" office:value-type="string">
            <text:p>1916-07-29 21:16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26.574">
            <text:p>126.57</text:p>
          </table:table-cell>
          <table:table-cell table:style-name="ce3" office:value-type="float" office:value="126.578">
            <text:p>126.58</text:p>
          </table:table-cell>
          <table:table-cell table:style-name="ce3" office:value-type="float" office:value="299.016">
            <text:p>299.02</text:p>
          </table:table-cell>
          <table:table-cell table:style-name="ce2" office:value-type="string">
            <text:p><text:s/>6 ♌ 34' 26"</text:p>
          </table:table-cell>
          <table:table-cell table:style-name="ce2" office:value-type="string">
            <text:p><text:s/>6 ♌ 34' 40"</text:p>
          </table:table-cell>
          <table:table-cell table:style-name="ce2" office:value-type="string">
            <text:p>29 ♑ 00' 58"</text:p>
          </table:table-cell>
          <table:table-cell table:style-name="ce2" office:value-type="float" office:value="18.639">
            <text:p>18.639</text:p>
          </table:table-cell>
          <table:table-cell table:style-name="ce2" office:value-type="float" office:value="17.962">
            <text:p>17.962</text:p>
          </table:table-cell>
          <table:table-cell table:style-name="ce2" office:value-type="float" office:value="-0.698">
            <text:p>-0.698</text:p>
          </table:table-cell>
          <table:table-cell table:style-name="ce2" office:value-type="float" office:value="50886.578">
            <text:p>50886.578</text:p>
          </table:table-cell>
          <table:table-cell table:style-name="ce2" office:value-type="float" office:value="4086.574">
            <text:p>4086.574</text:p>
          </table:table-cell>
          <table:table-cell table:style-name="ce2" office:value-type="float" office:value="-60.984">
            <text:p>-60.984</text:p>
          </table:table-cell>
          <table:table-cell table:style-name="ce2" office:value-type="float" office:value="47160.004">
            <text:p>47160.004</text:p>
          </table:table-cell>
          <table:table-cell table:style-name="ce2" office:value-type="float" office:value="131.0000111111">
            <text:p>131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51307.562">
            <text:p>51307.562</text:p>
          </table:table-cell>
          <table:table-cell office:value-type="float" office:value="187.562">
            <text:p>187.562</text:p>
          </table:table-cell>
          <table:table-cell office:value-type="float" office:value="4507.558">
            <text:p>4507.558</text:p>
          </table:table-cell>
          <table:table-cell office:value-type="float" office:value="187.558">
            <text:p>187.558</text:p>
          </table:table-cell>
        </table:table-row>
        <table:table-row table:style-name="ro2">
          <table:table-cell table:style-name="ce2" office:value-type="string">
            <text:p>1916-08-13 07:01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40.379">
            <text:p>140.38</text:p>
          </table:table-cell>
          <table:table-cell table:style-name="ce3" office:value-type="float" office:value="320.385">
            <text:p>320.39</text:p>
          </table:table-cell>
          <table:table-cell table:style-name="ce3" office:value-type="float" office:value="298.933">
            <text:p>298.93</text:p>
          </table:table-cell>
          <table:table-cell table:style-name="ce2" office:value-type="string">
            <text:p>20 ♌ 22' 44"</text:p>
          </table:table-cell>
          <table:table-cell table:style-name="ce2" office:value-type="string">
            <text:p>20 ♒ 23' 05"</text:p>
          </table:table-cell>
          <table:table-cell table:style-name="ce2" office:value-type="string">
            <text:p>28 ♑ 55' 58"</text:p>
          </table:table-cell>
          <table:table-cell table:style-name="ce2" office:value-type="float" office:value="14.702">
            <text:p>14.702</text:p>
          </table:table-cell>
          <table:table-cell table:style-name="ce2" office:value-type="float" office:value="-12.872">
            <text:p>-12.872</text:p>
          </table:table-cell>
          <table:table-cell table:style-name="ce2" office:value-type="float" office:value="1.927">
            <text:p>1.927</text:p>
          </table:table-cell>
          <table:table-cell table:style-name="ce2" office:value-type="float" office:value="51080.385">
            <text:p>51080.385</text:p>
          </table:table-cell>
          <table:table-cell table:style-name="ce2" office:value-type="float" office:value="4100.379">
            <text:p>4100.379</text:p>
          </table:table-cell>
          <table:table-cell table:style-name="ce2" office:value-type="float" office:value="-61.067">
            <text:p>-61.067</text:p>
          </table:table-cell>
          <table:table-cell table:style-name="ce2" office:value-type="float" office:value="47340.006">
            <text:p>47340.006</text:p>
          </table:table-cell>
          <table:table-cell table:style-name="ce2" office:value-type="float" office:value="131.5000166667">
            <text:p>131.5000166667</text:p>
          </table:table-cell>
          <table:table-cell table:style-name="ce2" office:value-type="float" office:value="180.006">
            <text:p>180.006</text:p>
          </table:table-cell>
          <table:table-cell table:style-name="ce2" office:value-type="float" office:value="15">
            <text:p>15</text:p>
          </table:table-cell>
          <table:table-cell office:value-type="float" office:value="51501.452">
            <text:p>51501.452</text:p>
          </table:table-cell>
          <table:table-cell office:value-type="float" office:value="21.452">
            <text:p>21.452</text:p>
          </table:table-cell>
          <table:table-cell office:value-type="float" office:value="4521.446">
            <text:p>4521.446</text:p>
          </table:table-cell>
          <table:table-cell office:value-type="float" office:value="201.446">
            <text:p>201.446</text:p>
          </table:table-cell>
        </table:table-row>
        <table:table-row table:style-name="ro2">
          <table:table-cell table:style-name="ce2" office:value-type="string">
            <text:p>1916-08-28 12:25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55.046">
            <text:p>155.05</text:p>
          </table:table-cell>
          <table:table-cell table:style-name="ce3" office:value-type="float" office:value="155.05">
            <text:p>155.05</text:p>
          </table:table-cell>
          <table:table-cell table:style-name="ce3" office:value-type="float" office:value="298.633">
            <text:p>298.63</text:p>
          </table:table-cell>
          <table:table-cell table:style-name="ce2" office:value-type="string">
            <text:p><text:s/>5 ♍ 02' 47"</text:p>
          </table:table-cell>
          <table:table-cell table:style-name="ce2" office:value-type="string">
            <text:p><text:s/>5 ♍ 02' 58"</text:p>
          </table:table-cell>
          <table:table-cell table:style-name="ce2" office:value-type="string">
            <text:p>28 ♑ 37' 57"</text:p>
          </table:table-cell>
          <table:table-cell table:style-name="ce2" office:value-type="float" office:value="9.666">
            <text:p>9.666</text:p>
          </table:table-cell>
          <table:table-cell table:style-name="ce2" office:value-type="float" office:value="6.794">
            <text:p>6.794</text:p>
          </table:table-cell>
          <table:table-cell table:style-name="ce2" office:value-type="float" office:value="-3.083">
            <text:p>-3.083</text:p>
          </table:table-cell>
          <table:table-cell table:style-name="ce2" office:value-type="float" office:value="51275.05">
            <text:p>51275.05</text:p>
          </table:table-cell>
          <table:table-cell table:style-name="ce2" office:value-type="float" office:value="4115.046">
            <text:p>4115.046</text:p>
          </table:table-cell>
          <table:table-cell table:style-name="ce2" office:value-type="float" office:value="-61.367">
            <text:p>-61.367</text:p>
          </table:table-cell>
          <table:table-cell table:style-name="ce2" office:value-type="float" office:value="47520.004">
            <text:p>47520.004</text:p>
          </table:table-cell>
          <table:table-cell table:style-name="ce2" office:value-type="float" office:value="132.0000111111">
            <text:p>132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51696.417">
            <text:p>51696.417</text:p>
          </table:table-cell>
          <table:table-cell office:value-type="float" office:value="216.417">
            <text:p>216.417</text:p>
          </table:table-cell>
          <table:table-cell office:value-type="float" office:value="4536.413">
            <text:p>4536.413</text:p>
          </table:table-cell>
          <table:table-cell office:value-type="float" office:value="216.413">
            <text:p>216.413</text:p>
          </table:table-cell>
        </table:table-row>
        <table:table-row table:style-name="ro2">
          <table:table-cell table:style-name="ce2" office:value-type="string">
            <text:p>1916-09-11 15:31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68.75">
            <text:p>168.75</text:p>
          </table:table-cell>
          <table:table-cell table:style-name="ce3" office:value-type="float" office:value="348.755">
            <text:p>348.76</text:p>
          </table:table-cell>
          <table:table-cell table:style-name="ce3" office:value-type="float" office:value="297.883">
            <text:p>297.88</text:p>
          </table:table-cell>
          <table:table-cell table:style-name="ce2" office:value-type="string">
            <text:p>18 ♍ 44' 58"</text:p>
          </table:table-cell>
          <table:table-cell table:style-name="ce2" office:value-type="string">
            <text:p>18 ♓ 45' 18"</text:p>
          </table:table-cell>
          <table:table-cell table:style-name="ce2" office:value-type="string">
            <text:p>27 ♑ 52' 57"</text:p>
          </table:table-cell>
          <table:table-cell table:style-name="ce2" office:value-type="float" office:value="4.453">
            <text:p>4.453</text:p>
          </table:table-cell>
          <table:table-cell table:style-name="ce2" office:value-type="float" office:value="-0.793">
            <text:p>-0.793</text:p>
          </table:table-cell>
          <table:table-cell table:style-name="ce2" office:value-type="float" office:value="3.974">
            <text:p>3.974</text:p>
          </table:table-cell>
          <table:table-cell table:style-name="ce2" office:value-type="float" office:value="51468.755">
            <text:p>51468.755</text:p>
          </table:table-cell>
          <table:table-cell table:style-name="ce2" office:value-type="float" office:value="4128.75">
            <text:p>4128.75</text:p>
          </table:table-cell>
          <table:table-cell table:style-name="ce2" office:value-type="float" office:value="-62.117">
            <text:p>-62.117</text:p>
          </table:table-cell>
          <table:table-cell table:style-name="ce2" office:value-type="float" office:value="47700.005">
            <text:p>47700.005</text:p>
          </table:table-cell>
          <table:table-cell table:style-name="ce2" office:value-type="float" office:value="132.5000138889">
            <text:p>132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51890.872">
            <text:p>51890.872</text:p>
          </table:table-cell>
          <table:table-cell office:value-type="float" office:value="50.872">
            <text:p>50.872</text:p>
          </table:table-cell>
          <table:table-cell office:value-type="float" office:value="4550.867">
            <text:p>4550.867</text:p>
          </table:table-cell>
          <table:table-cell office:value-type="float" office:value="230.867">
            <text:p>230.867</text:p>
          </table:table-cell>
        </table:table-row>
        <table:table-row table:style-name="ro2">
          <table:table-cell table:style-name="ce2" office:value-type="string">
            <text:p>1916-09-27 02:34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83.861">
            <text:p>183.86</text:p>
          </table:table-cell>
          <table:table-cell table:style-name="ce3" office:value-type="float" office:value="183.864">
            <text:p>183.86</text:p>
          </table:table-cell>
          <table:table-cell table:style-name="ce3" office:value-type="float" office:value="296.665">
            <text:p>296.67</text:p>
          </table:table-cell>
          <table:table-cell table:style-name="ce2" office:value-type="string">
            <text:p><text:s/>3 ♎ 51' 39"</text:p>
          </table:table-cell>
          <table:table-cell table:style-name="ce2" office:value-type="string">
            <text:p><text:s/>3 ♎ 51' 49"</text:p>
          </table:table-cell>
          <table:table-cell table:style-name="ce2" office:value-type="string">
            <text:p>26 ♑ 39' 55"</text:p>
          </table:table-cell>
          <table:table-cell table:style-name="ce2" office:value-type="float" office:value="-1.536">
            <text:p>-1.536</text:p>
          </table:table-cell>
          <table:table-cell table:style-name="ce2" office:value-type="float" office:value="-5.802">
            <text:p>-5.802</text:p>
          </table:table-cell>
          <table:table-cell table:style-name="ce2" office:value-type="float" office:value="-4.649">
            <text:p>-4.649</text:p>
          </table:table-cell>
          <table:table-cell table:style-name="ce2" office:value-type="float" office:value="51663.864">
            <text:p>51663.864</text:p>
          </table:table-cell>
          <table:table-cell table:style-name="ce2" office:value-type="float" office:value="4143.861">
            <text:p>4143.861</text:p>
          </table:table-cell>
          <table:table-cell table:style-name="ce2" office:value-type="float" office:value="-63.335">
            <text:p>-63.335</text:p>
          </table:table-cell>
          <table:table-cell table:style-name="ce2" office:value-type="float" office:value="47880.003">
            <text:p>47880.003</text:p>
          </table:table-cell>
          <table:table-cell table:style-name="ce2" office:value-type="float" office:value="133.0000083333">
            <text:p>133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52087.199">
            <text:p>52087.199</text:p>
          </table:table-cell>
          <table:table-cell office:value-type="float" office:value="247.199">
            <text:p>247.199</text:p>
          </table:table-cell>
          <table:table-cell office:value-type="float" office:value="4567.196">
            <text:p>4567.196</text:p>
          </table:table-cell>
          <table:table-cell office:value-type="float" office:value="247.196">
            <text:p>247.196</text:p>
          </table:table-cell>
        </table:table-row>
        <table:table-row table:style-name="ro2">
          <table:table-cell table:style-name="ce2" office:value-type="string">
            <text:p>1916-10-11 02:01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97.637">
            <text:p>197.64</text:p>
          </table:table-cell>
          <table:table-cell table:style-name="ce3" office:value-type="float" office:value="17.64">
            <text:p>17.64</text:p>
          </table:table-cell>
          <table:table-cell table:style-name="ce3" office:value-type="float" office:value="295.221">
            <text:p>295.22</text:p>
          </table:table-cell>
          <table:table-cell table:style-name="ce2" office:value-type="string">
            <text:p>17 ♎ 38' 14"</text:p>
          </table:table-cell>
          <table:table-cell table:style-name="ce2" office:value-type="string">
            <text:p>17 ♈ 38' 25"</text:p>
          </table:table-cell>
          <table:table-cell table:style-name="ce2" office:value-type="string">
            <text:p>25 ♑ 13' 14"</text:p>
          </table:table-cell>
          <table:table-cell table:style-name="ce2" office:value-type="float" office:value="-6.925">
            <text:p>-6.925</text:p>
          </table:table-cell>
          <table:table-cell table:style-name="ce2" office:value-type="float" office:value="11.511">
            <text:p>11.511</text:p>
          </table:table-cell>
          <table:table-cell table:style-name="ce2" office:value-type="float" office:value="4.965">
            <text:p>4.965</text:p>
          </table:table-cell>
          <table:table-cell table:style-name="ce2" office:value-type="float" office:value="51857.64">
            <text:p>51857.64</text:p>
          </table:table-cell>
          <table:table-cell table:style-name="ce2" office:value-type="float" office:value="4157.637">
            <text:p>4157.637</text:p>
          </table:table-cell>
          <table:table-cell table:style-name="ce2" office:value-type="float" office:value="-64.779">
            <text:p>-64.779</text:p>
          </table:table-cell>
          <table:table-cell table:style-name="ce2" office:value-type="float" office:value="48060.003">
            <text:p>48060.003</text:p>
          </table:table-cell>
          <table:table-cell table:style-name="ce2" office:value-type="float" office:value="133.5000083333">
            <text:p>133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52282.419">
            <text:p>52282.419</text:p>
          </table:table-cell>
          <table:table-cell office:value-type="float" office:value="82.419">
            <text:p>82.419</text:p>
          </table:table-cell>
          <table:table-cell office:value-type="float" office:value="4582.416">
            <text:p>4582.416</text:p>
          </table:table-cell>
          <table:table-cell office:value-type="float" office:value="262.416">
            <text:p>262.416</text:p>
          </table:table-cell>
        </table:table-row>
        <table:table-row table:style-name="ro2">
          <table:table-cell table:style-name="ce2" office:value-type="string">
            <text:p>1916-10-26 15:37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13.11">
            <text:p>213.11</text:p>
          </table:table-cell>
          <table:table-cell table:style-name="ce3" office:value-type="float" office:value="213.116">
            <text:p>213.12</text:p>
          </table:table-cell>
          <table:table-cell table:style-name="ce3" office:value-type="float" office:value="293.454">
            <text:p>293.45</text:p>
          </table:table-cell>
          <table:table-cell table:style-name="ce2" office:value-type="string">
            <text:p><text:s/>3 ♏ 06' 37"</text:p>
          </table:table-cell>
          <table:table-cell table:style-name="ce2" office:value-type="string">
            <text:p><text:s/>3 ♏ 06' 58"</text:p>
          </table:table-cell>
          <table:table-cell table:style-name="ce2" office:value-type="string">
            <text:p>23 ♑ 27' 14"</text:p>
          </table:table-cell>
          <table:table-cell table:style-name="ce2" office:value-type="float" office:value="-12.556">
            <text:p>-12.556</text:p>
          </table:table-cell>
          <table:table-cell table:style-name="ce2" office:value-type="float" office:value="-17.195">
            <text:p>-17.195</text:p>
          </table:table-cell>
          <table:table-cell table:style-name="ce2" office:value-type="float" office:value="-4.94">
            <text:p>-4.94</text:p>
          </table:table-cell>
          <table:table-cell table:style-name="ce2" office:value-type="float" office:value="52053.116">
            <text:p>52053.116</text:p>
          </table:table-cell>
          <table:table-cell table:style-name="ce2" office:value-type="float" office:value="4173.11">
            <text:p>4173.11</text:p>
          </table:table-cell>
          <table:table-cell table:style-name="ce2" office:value-type="float" office:value="-66.546">
            <text:p>-66.546</text:p>
          </table:table-cell>
          <table:table-cell table:style-name="ce2" office:value-type="float" office:value="48240.006">
            <text:p>48240.006</text:p>
          </table:table-cell>
          <table:table-cell table:style-name="ce2" office:value-type="float" office:value="134.0000166667">
            <text:p>134.0000166667</text:p>
          </table:table-cell>
          <table:table-cell table:style-name="ce2" office:value-type="float" office:value="0.006">
            <text:p>0.006</text:p>
          </table:table-cell>
          <table:table-cell table:style-name="ce2" office:value-type="float" office:value="30">
            <text:p>30</text:p>
          </table:table-cell>
          <table:table-cell office:value-type="float" office:value="52479.662">
            <text:p>52479.662</text:p>
          </table:table-cell>
          <table:table-cell office:value-type="float" office:value="279.662">
            <text:p>279.662</text:p>
          </table:table-cell>
          <table:table-cell office:value-type="float" office:value="4599.656">
            <text:p>4599.656</text:p>
          </table:table-cell>
          <table:table-cell office:value-type="float" office:value="279.656">
            <text:p>279.656</text:p>
          </table:table-cell>
        </table:table-row>
        <table:table-row table:style-name="ro2">
          <table:table-cell table:style-name="ce2" office:value-type="string">
            <text:p>1916-11-09 15:18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27.124">
            <text:p>227.12</text:p>
          </table:table-cell>
          <table:table-cell table:style-name="ce3" office:value-type="float" office:value="47.13">
            <text:p>47.13</text:p>
          </table:table-cell>
          <table:table-cell table:style-name="ce3" office:value-type="float" office:value="292.008">
            <text:p>292.01</text:p>
          </table:table-cell>
          <table:table-cell table:style-name="ce2" office:value-type="string">
            <text:p>17 ♏ 07' 26"</text:p>
          </table:table-cell>
          <table:table-cell table:style-name="ce2" office:value-type="string">
            <text:p>17 ♉ 07' 46"</text:p>
          </table:table-cell>
          <table:table-cell table:style-name="ce2" office:value-type="string">
            <text:p>22 ♑ 00' 29"</text:p>
          </table:table-cell>
          <table:table-cell table:style-name="ce2" office:value-type="float" office:value="-16.956">
            <text:p>-16.956</text:p>
          </table:table-cell>
          <table:table-cell table:style-name="ce2" office:value-type="float" office:value="21.34">
            <text:p>21.34</text:p>
          </table:table-cell>
          <table:table-cell table:style-name="ce2" office:value-type="float" office:value="4.574">
            <text:p>4.574</text:p>
          </table:table-cell>
          <table:table-cell table:style-name="ce2" office:value-type="float" office:value="52247.13">
            <text:p>52247.13</text:p>
          </table:table-cell>
          <table:table-cell table:style-name="ce2" office:value-type="float" office:value="4187.124">
            <text:p>4187.124</text:p>
          </table:table-cell>
          <table:table-cell table:style-name="ce2" office:value-type="float" office:value="-67.992">
            <text:p>-67.992</text:p>
          </table:table-cell>
          <table:table-cell table:style-name="ce2" office:value-type="float" office:value="48420.006">
            <text:p>48420.006</text:p>
          </table:table-cell>
          <table:table-cell table:style-name="ce2" office:value-type="float" office:value="134.5000166667">
            <text:p>134.5000166667</text:p>
          </table:table-cell>
          <table:table-cell table:style-name="ce2" office:value-type="float" office:value="180.006">
            <text:p>180.006</text:p>
          </table:table-cell>
          <table:table-cell table:style-name="ce2" office:value-type="float" office:value="15">
            <text:p>15</text:p>
          </table:table-cell>
          <table:table-cell office:value-type="float" office:value="52675.122">
            <text:p>52675.122</text:p>
          </table:table-cell>
          <table:table-cell office:value-type="float" office:value="115.122">
            <text:p>115.122</text:p>
          </table:table-cell>
          <table:table-cell office:value-type="float" office:value="4615.116">
            <text:p>4615.116</text:p>
          </table:table-cell>
          <table:table-cell office:value-type="float" office:value="295.116">
            <text:p>295.116</text:p>
          </table:table-cell>
        </table:table-row>
        <table:table-row table:style-name="ro2">
          <table:table-cell table:style-name="ce2" office:value-type="string">
            <text:p>1916-11-25 03:51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42.784">
            <text:p>242.78</text:p>
          </table:table-cell>
          <table:table-cell table:style-name="ce3" office:value-type="float" office:value="242.79">
            <text:p>242.79</text:p>
          </table:table-cell>
          <table:table-cell table:style-name="ce3" office:value-type="float" office:value="290.802">
            <text:p>290.80</text:p>
          </table:table-cell>
          <table:table-cell table:style-name="ce2" office:value-type="string">
            <text:p><text:s/>2 ♐ 47' 02"</text:p>
          </table:table-cell>
          <table:table-cell table:style-name="ce2" office:value-type="string">
            <text:p><text:s/>2 ♐ 47' 23"</text:p>
          </table:table-cell>
          <table:table-cell table:style-name="ce2" office:value-type="string">
            <text:p>20 ♑ 48' 07"</text:p>
          </table:table-cell>
          <table:table-cell table:style-name="ce2" office:value-type="float" office:value="-20.726">
            <text:p>-20.726</text:p>
          </table:table-cell>
          <table:table-cell table:style-name="ce2" office:value-type="float" office:value="-24.471">
            <text:p>-24.471</text:p>
          </table:table-cell>
          <table:table-cell table:style-name="ce2" office:value-type="float" office:value="-3.818">
            <text:p>-3.818</text:p>
          </table:table-cell>
          <table:table-cell table:style-name="ce2" office:value-type="float" office:value="52442.79">
            <text:p>52442.79</text:p>
          </table:table-cell>
          <table:table-cell table:style-name="ce2" office:value-type="float" office:value="4202.784">
            <text:p>4202.784</text:p>
          </table:table-cell>
          <table:table-cell table:style-name="ce2" office:value-type="float" office:value="-69.198">
            <text:p>-69.198</text:p>
          </table:table-cell>
          <table:table-cell table:style-name="ce2" office:value-type="float" office:value="48600.006">
            <text:p>48600.006</text:p>
          </table:table-cell>
          <table:table-cell table:style-name="ce2" office:value-type="float" office:value="135.0000166667">
            <text:p>135.0000166667</text:p>
          </table:table-cell>
          <table:table-cell table:style-name="ce2" office:value-type="float" office:value="0.006">
            <text:p>0.006</text:p>
          </table:table-cell>
          <table:table-cell table:style-name="ce2" office:value-type="float" office:value="30">
            <text:p>30</text:p>
          </table:table-cell>
          <table:table-cell office:value-type="float" office:value="52871.988">
            <text:p>52871.988</text:p>
          </table:table-cell>
          <table:table-cell office:value-type="float" office:value="311.988">
            <text:p>311.988</text:p>
          </table:table-cell>
          <table:table-cell office:value-type="float" office:value="4631.982">
            <text:p>4631.982</text:p>
          </table:table-cell>
          <table:table-cell office:value-type="float" office:value="311.982">
            <text:p>311.982</text:p>
          </table:table-cell>
        </table:table-row>
        <table:table-row table:style-name="ro2">
          <table:table-cell table:style-name="ce2" office:value-type="string">
            <text:p>1916-12-09 07:44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57.149">
            <text:p>257.15</text:p>
          </table:table-cell>
          <table:table-cell table:style-name="ce3" office:value-type="float" office:value="77.154">
            <text:p>77.15</text:p>
          </table:table-cell>
          <table:table-cell table:style-name="ce3" office:value-type="float" office:value="290.097">
            <text:p>290.10</text:p>
          </table:table-cell>
          <table:table-cell table:style-name="ce2" office:value-type="string">
            <text:p>17 ♐ 08' 57"</text:p>
          </table:table-cell>
          <table:table-cell table:style-name="ce2" office:value-type="string">
            <text:p>17 ♊ 09' 13"</text:p>
          </table:table-cell>
          <table:table-cell table:style-name="ce2" office:value-type="string">
            <text:p>20 ♑ 05' 47"</text:p>
          </table:table-cell>
          <table:table-cell table:style-name="ce2" office:value-type="float" office:value="-22.83">
            <text:p>-22.83</text:p>
          </table:table-cell>
          <table:table-cell table:style-name="ce2" office:value-type="float" office:value="25.651">
            <text:p>25.651</text:p>
          </table:table-cell>
          <table:table-cell table:style-name="ce2" office:value-type="float" office:value="2.835">
            <text:p>2.835</text:p>
          </table:table-cell>
          <table:table-cell table:style-name="ce2" office:value-type="float" office:value="52637.154">
            <text:p>52637.154</text:p>
          </table:table-cell>
          <table:table-cell table:style-name="ce2" office:value-type="float" office:value="4217.149">
            <text:p>4217.149</text:p>
          </table:table-cell>
          <table:table-cell table:style-name="ce2" office:value-type="float" office:value="-69.903">
            <text:p>-69.903</text:p>
          </table:table-cell>
          <table:table-cell table:style-name="ce2" office:value-type="float" office:value="48780.005">
            <text:p>48780.005</text:p>
          </table:table-cell>
          <table:table-cell table:style-name="ce2" office:value-type="float" office:value="135.5000138889">
            <text:p>135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53067.057">
            <text:p>53067.057</text:p>
          </table:table-cell>
          <table:table-cell office:value-type="float" office:value="147.057">
            <text:p>147.057</text:p>
          </table:table-cell>
          <table:table-cell office:value-type="float" office:value="4647.052">
            <text:p>4647.052</text:p>
          </table:table-cell>
          <table:table-cell office:value-type="float" office:value="327.052">
            <text:p>327.052</text:p>
          </table:table-cell>
        </table:table-row>
        <table:table-row table:style-name="ro2">
          <table:table-cell table:style-name="ce2" office:value-type="string">
            <text:p>1916-12-24 15:31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72.747">
            <text:p>272.75</text:p>
          </table:table-cell>
          <table:table-cell table:style-name="ce3" office:value-type="float" office:value="272.749">
            <text:p>272.75</text:p>
          </table:table-cell>
          <table:table-cell table:style-name="ce3" office:value-type="float" office:value="289.867">
            <text:p>289.87</text:p>
          </table:table-cell>
          <table:table-cell table:style-name="ce2" office:value-type="string">
            <text:p><text:s/>2 ♑ 44' 50"</text:p>
          </table:table-cell>
          <table:table-cell table:style-name="ce2" office:value-type="string">
            <text:p><text:s/>2 ♑ 44' 57"</text:p>
          </table:table-cell>
          <table:table-cell table:style-name="ce2" office:value-type="string">
            <text:p>19 ♑ 52' 02"</text:p>
          </table:table-cell>
          <table:table-cell table:style-name="ce2" office:value-type="float" office:value="-23.422">
            <text:p>-23.422</text:p>
          </table:table-cell>
          <table:table-cell table:style-name="ce2" office:value-type="float" office:value="-24.978">
            <text:p>-24.978</text:p>
          </table:table-cell>
          <table:table-cell table:style-name="ce2" office:value-type="float" office:value="-1.556">
            <text:p>-1.556</text:p>
          </table:table-cell>
          <table:table-cell table:style-name="ce2" office:value-type="float" office:value="52832.749">
            <text:p>52832.749</text:p>
          </table:table-cell>
          <table:table-cell table:style-name="ce2" office:value-type="float" office:value="4232.747">
            <text:p>4232.747</text:p>
          </table:table-cell>
          <table:table-cell table:style-name="ce2" office:value-type="float" office:value="-70.133">
            <text:p>-70.133</text:p>
          </table:table-cell>
          <table:table-cell table:style-name="ce2" office:value-type="float" office:value="48960.002">
            <text:p>48960.002</text:p>
          </table:table-cell>
          <table:table-cell table:style-name="ce2" office:value-type="float" office:value="136.0000055556">
            <text:p>136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53262.882">
            <text:p>53262.882</text:p>
          </table:table-cell>
          <table:table-cell office:value-type="float" office:value="342.882">
            <text:p>342.882</text:p>
          </table:table-cell>
          <table:table-cell office:value-type="float" office:value="4662.88">
            <text:p>4662.88</text:p>
          </table:table-cell>
          <table:table-cell office:value-type="float" office:value="342.88">
            <text:p>342.88</text:p>
          </table:table-cell>
        </table:table-row>
        <table:table-row table:style-name="ro2">
          <table:table-cell table:style-name="ce2" office:value-type="string">
            <text:p>1917-01-08 02:42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87.491">
            <text:p>287.49</text:p>
          </table:table-cell>
          <table:table-cell table:style-name="ce3" office:value-type="float" office:value="107.492">
            <text:p>107.49</text:p>
          </table:table-cell>
          <table:table-cell table:style-name="ce3" office:value-type="float" office:value="289.849">
            <text:p>289.85</text:p>
          </table:table-cell>
          <table:table-cell table:style-name="ce2" office:value-type="string">
            <text:p>17 ♑ 29' 29"</text:p>
          </table:table-cell>
          <table:table-cell table:style-name="ce2" office:value-type="string">
            <text:p>17 ♋ 29' 31"</text:p>
          </table:table-cell>
          <table:table-cell table:style-name="ce2" office:value-type="string">
            <text:p>19 ♑ 50' 55"</text:p>
          </table:table-cell>
          <table:table-cell table:style-name="ce2" office:value-type="float" office:value="-22.306">
            <text:p>-22.306</text:p>
          </table:table-cell>
          <table:table-cell table:style-name="ce2" office:value-type="float" office:value="22.523">
            <text:p>22.523</text:p>
          </table:table-cell>
          <table:table-cell table:style-name="ce2" office:value-type="float" office:value="0.218">
            <text:p>0.218</text:p>
          </table:table-cell>
          <table:table-cell table:style-name="ce2" office:value-type="float" office:value="53027.492">
            <text:p>53027.492</text:p>
          </table:table-cell>
          <table:table-cell table:style-name="ce2" office:value-type="float" office:value="4247.491">
            <text:p>4247.491</text:p>
          </table:table-cell>
          <table:table-cell table:style-name="ce2" office:value-type="float" office:value="-70.151">
            <text:p>-70.151</text:p>
          </table:table-cell>
          <table:table-cell table:style-name="ce2" office:value-type="float" office:value="49140.001">
            <text:p>49140.001</text:p>
          </table:table-cell>
          <table:table-cell table:style-name="ce2" office:value-type="float" office:value="136.5000027778">
            <text:p>136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53457.643">
            <text:p>53457.643</text:p>
          </table:table-cell>
          <table:table-cell office:value-type="float" office:value="177.643">
            <text:p>177.643</text:p>
          </table:table-cell>
          <table:table-cell office:value-type="float" office:value="4677.642">
            <text:p>4677.642</text:p>
          </table:table-cell>
          <table:table-cell office:value-type="float" office:value="357.642">
            <text:p>357.642</text:p>
          </table:table-cell>
        </table:table-row>
        <table:table-row table:style-name="ro2">
          <table:table-cell table:style-name="ce2" office:value-type="string">
            <text:p>1917-01-23 02:40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02.764">
            <text:p>302.76</text:p>
          </table:table-cell>
          <table:table-cell table:style-name="ce3" office:value-type="float" office:value="302.765">
            <text:p>302.77</text:p>
          </table:table-cell>
          <table:table-cell table:style-name="ce3" office:value-type="float" office:value="289.878">
            <text:p>289.88</text:p>
          </table:table-cell>
          <table:table-cell table:style-name="ce2" office:value-type="string">
            <text:p><text:s/>2 ♒ 45' 51"</text:p>
          </table:table-cell>
          <table:table-cell table:style-name="ce2" office:value-type="string">
            <text:p><text:s/>2 ♒ 45' 54"</text:p>
          </table:table-cell>
          <table:table-cell table:style-name="ce2" office:value-type="string">
            <text:p>19 ♑ 52' 40"</text:p>
          </table:table-cell>
          <table:table-cell table:style-name="ce2" office:value-type="float" office:value="-19.551">
            <text:p>-19.551</text:p>
          </table:table-cell>
          <table:table-cell table:style-name="ce2" office:value-type="float" office:value="-18.4">
            <text:p>-18.4</text:p>
          </table:table-cell>
          <table:table-cell table:style-name="ce2" office:value-type="float" office:value="1.182">
            <text:p>1.182</text:p>
          </table:table-cell>
          <table:table-cell table:style-name="ce2" office:value-type="float" office:value="53222.765">
            <text:p>53222.765</text:p>
          </table:table-cell>
          <table:table-cell table:style-name="ce2" office:value-type="float" office:value="4262.764">
            <text:p>4262.764</text:p>
          </table:table-cell>
          <table:table-cell table:style-name="ce2" office:value-type="float" office:value="-70.122">
            <text:p>-70.122</text:p>
          </table:table-cell>
          <table:table-cell table:style-name="ce2" office:value-type="float" office:value="49320.001">
            <text:p>49320.001</text:p>
          </table:table-cell>
          <table:table-cell table:style-name="ce2" office:value-type="float" office:value="137.0000027778">
            <text:p>137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53652.887">
            <text:p>53652.887</text:p>
          </table:table-cell>
          <table:table-cell office:value-type="float" office:value="12.887">
            <text:p>12.887</text:p>
          </table:table-cell>
          <table:table-cell office:value-type="float" office:value="4692.886">
            <text:p>4692.886</text:p>
          </table:table-cell>
          <table:table-cell office:value-type="float" office:value="12.886">
            <text:p>12.886</text:p>
          </table:table-cell>
        </table:table-row>
        <table:table-row table:style-name="ro2">
          <table:table-cell table:style-name="ce2" office:value-type="string">
            <text:p>1917-02-06 22:29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17.814">
            <text:p>317.81</text:p>
          </table:table-cell>
          <table:table-cell table:style-name="ce3" office:value-type="float" office:value="137.817">
            <text:p>137.82</text:p>
          </table:table-cell>
          <table:table-cell table:style-name="ce3" office:value-type="float" office:value="289.757">
            <text:p>289.76</text:p>
          </table:table-cell>
          <table:table-cell table:style-name="ce2" office:value-type="string">
            <text:p>17 ♒ 48' 49"</text:p>
          </table:table-cell>
          <table:table-cell table:style-name="ce2" office:value-type="string">
            <text:p>17 ♌ 49' 02"</text:p>
          </table:table-cell>
          <table:table-cell table:style-name="ce2" office:value-type="string">
            <text:p>19 ♑ 45' 26"</text:p>
          </table:table-cell>
          <table:table-cell table:style-name="ce2" office:value-type="float" office:value="-15.501">
            <text:p>-15.501</text:p>
          </table:table-cell>
          <table:table-cell table:style-name="ce2" office:value-type="float" office:value="13.153">
            <text:p>13.153</text:p>
          </table:table-cell>
          <table:table-cell table:style-name="ce2" office:value-type="float" office:value="-2.464">
            <text:p>-2.464</text:p>
          </table:table-cell>
          <table:table-cell table:style-name="ce2" office:value-type="float" office:value="53417.817">
            <text:p>53417.817</text:p>
          </table:table-cell>
          <table:table-cell table:style-name="ce2" office:value-type="float" office:value="4277.814">
            <text:p>4277.814</text:p>
          </table:table-cell>
          <table:table-cell table:style-name="ce2" office:value-type="float" office:value="-70.243">
            <text:p>-70.243</text:p>
          </table:table-cell>
          <table:table-cell table:style-name="ce2" office:value-type="float" office:value="49500.003">
            <text:p>49500.003</text:p>
          </table:table-cell>
          <table:table-cell table:style-name="ce2" office:value-type="float" office:value="137.5000083333">
            <text:p>137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53848.06">
            <text:p>53848.06</text:p>
          </table:table-cell>
          <table:table-cell office:value-type="float" office:value="208.06">
            <text:p>208.06</text:p>
          </table:table-cell>
          <table:table-cell office:value-type="float" office:value="4708.057">
            <text:p>4708.057</text:p>
          </table:table-cell>
          <table:table-cell office:value-type="float" office:value="28.057">
            <text:p>28.057</text:p>
          </table:table-cell>
        </table:table-row>
        <table:table-row table:style-name="ro2">
          <table:table-cell table:style-name="ce2" office:value-type="string">
            <text:p>1917-02-21 13:09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32.571">
            <text:p>332.57</text:p>
          </table:table-cell>
          <table:table-cell table:style-name="ce3" office:value-type="float" office:value="332.574">
            <text:p>332.57</text:p>
          </table:table-cell>
          <table:table-cell table:style-name="ce3" office:value-type="float" office:value="289.141">
            <text:p>289.14</text:p>
          </table:table-cell>
          <table:table-cell table:style-name="ce2" office:value-type="string">
            <text:p><text:s/>2 ♓ 34' 14"</text:p>
          </table:table-cell>
          <table:table-cell table:style-name="ce2" office:value-type="string">
            <text:p><text:s/>2 ♓ 34' 28"</text:p>
          </table:table-cell>
          <table:table-cell table:style-name="ce2" office:value-type="string">
            <text:p>19 ♑ 08' 29"</text:p>
          </table:table-cell>
          <table:table-cell table:style-name="ce2" office:value-type="float" office:value="-10.563">
            <text:p>-10.563</text:p>
          </table:table-cell>
          <table:table-cell table:style-name="ce2" office:value-type="float" office:value="-7.247">
            <text:p>-7.247</text:p>
          </table:table-cell>
          <table:table-cell table:style-name="ce2" office:value-type="float" office:value="3.55">
            <text:p>3.55</text:p>
          </table:table-cell>
          <table:table-cell table:style-name="ce2" office:value-type="float" office:value="53612.574">
            <text:p>53612.574</text:p>
          </table:table-cell>
          <table:table-cell table:style-name="ce2" office:value-type="float" office:value="4292.571">
            <text:p>4292.571</text:p>
          </table:table-cell>
          <table:table-cell table:style-name="ce2" office:value-type="float" office:value="-70.859">
            <text:p>-70.859</text:p>
          </table:table-cell>
          <table:table-cell table:style-name="ce2" office:value-type="float" office:value="49680.003">
            <text:p>49680.003</text:p>
          </table:table-cell>
          <table:table-cell table:style-name="ce2" office:value-type="float" office:value="138.0000083333">
            <text:p>138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54043.433">
            <text:p>54043.433</text:p>
          </table:table-cell>
          <table:table-cell office:value-type="float" office:value="43.433">
            <text:p>43.433</text:p>
          </table:table-cell>
          <table:table-cell office:value-type="float" office:value="4723.43">
            <text:p>4723.43</text:p>
          </table:table-cell>
          <table:table-cell office:value-type="float" office:value="43.43">
            <text:p>43.43</text:p>
          </table:table-cell>
        </table:table-row>
        <table:table-row table:style-name="ro2">
          <table:table-cell table:style-name="ce2" office:value-type="string">
            <text:p>1917-03-08 16:58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47.779">
            <text:p>347.78</text:p>
          </table:table-cell>
          <table:table-cell table:style-name="ce3" office:value-type="float" office:value="167.782">
            <text:p>167.78</text:p>
          </table:table-cell>
          <table:table-cell table:style-name="ce3" office:value-type="float" office:value="288.144">
            <text:p>288.14</text:p>
          </table:table-cell>
          <table:table-cell table:style-name="ce2" office:value-type="string">
            <text:p>17 ♓ 46' 42"</text:p>
          </table:table-cell>
          <table:table-cell table:style-name="ce2" office:value-type="string">
            <text:p>17 ♍ 46' 55"</text:p>
          </table:table-cell>
          <table:table-cell table:style-name="ce2" office:value-type="string">
            <text:p>18 ♑ 08' 37"</text:p>
          </table:table-cell>
          <table:table-cell table:style-name="ce2" office:value-type="float" office:value="-4.833">
            <text:p>-4.833</text:p>
          </table:table-cell>
          <table:table-cell table:style-name="ce2" office:value-type="float" office:value="0.802">
            <text:p>0.802</text:p>
          </table:table-cell>
          <table:table-cell table:style-name="ce2" office:value-type="float" office:value="-4.375">
            <text:p>-4.375</text:p>
          </table:table-cell>
          <table:table-cell table:style-name="ce2" office:value-type="float" office:value="53807.782">
            <text:p>53807.782</text:p>
          </table:table-cell>
          <table:table-cell table:style-name="ce2" office:value-type="float" office:value="4307.779">
            <text:p>4307.779</text:p>
          </table:table-cell>
          <table:table-cell table:style-name="ce2" office:value-type="float" office:value="-71.856">
            <text:p>-71.856</text:p>
          </table:table-cell>
          <table:table-cell table:style-name="ce2" office:value-type="float" office:value="49860.003">
            <text:p>49860.003</text:p>
          </table:table-cell>
          <table:table-cell table:style-name="ce2" office:value-type="float" office:value="138.5000083333">
            <text:p>138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54239.638">
            <text:p>54239.638</text:p>
          </table:table-cell>
          <table:table-cell office:value-type="float" office:value="239.638">
            <text:p>239.638</text:p>
          </table:table-cell>
          <table:table-cell office:value-type="float" office:value="4739.635">
            <text:p>4739.635</text:p>
          </table:table-cell>
          <table:table-cell office:value-type="float" office:value="59.635">
            <text:p>59.635</text:p>
          </table:table-cell>
        </table:table-row>
        <table:table-row table:style-name="ro2">
          <table:table-cell table:style-name="ce2" office:value-type="string">
            <text:p>1917-03-22 23:05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.969">
            <text:p>1.97</text:p>
          </table:table-cell>
          <table:table-cell table:style-name="ce3" office:value-type="float" office:value="1.975">
            <text:p>1.98</text:p>
          </table:table-cell>
          <table:table-cell table:style-name="ce3" office:value-type="float" office:value="286.732">
            <text:p>286.73</text:p>
          </table:table-cell>
          <table:table-cell table:style-name="ce2" office:value-type="string">
            <text:p><text:s/>1 ♈ 58' 08"</text:p>
          </table:table-cell>
          <table:table-cell table:style-name="ce2" office:value-type="string">
            <text:p><text:s/>1 ♈ 58' 28"</text:p>
          </table:table-cell>
          <table:table-cell table:style-name="ce2" office:value-type="string">
            <text:p>16 ♑ 43' 54"</text:p>
          </table:table-cell>
          <table:table-cell table:style-name="ce2" office:value-type="float" office:value="0.784">
            <text:p>0.784</text:p>
          </table:table-cell>
          <table:table-cell table:style-name="ce2" office:value-type="float" office:value="5.243">
            <text:p>5.243</text:p>
          </table:table-cell>
          <table:table-cell table:style-name="ce2" office:value-type="float" office:value="4.859">
            <text:p>4.859</text:p>
          </table:table-cell>
          <table:table-cell table:style-name="ce2" office:value-type="float" office:value="54001.975">
            <text:p>54001.975</text:p>
          </table:table-cell>
          <table:table-cell table:style-name="ce2" office:value-type="float" office:value="4321.969">
            <text:p>4321.969</text:p>
          </table:table-cell>
          <table:table-cell table:style-name="ce2" office:value-type="float" office:value="-73.268">
            <text:p>-73.268</text:p>
          </table:table-cell>
          <table:table-cell table:style-name="ce2" office:value-type="float" office:value="50040.006">
            <text:p>50040.006</text:p>
          </table:table-cell>
          <table:table-cell table:style-name="ce2" office:value-type="float" office:value="139.0000166667">
            <text:p>139.0000166667</text:p>
          </table:table-cell>
          <table:table-cell table:style-name="ce2" office:value-type="float" office:value="0.006">
            <text:p>0.006</text:p>
          </table:table-cell>
          <table:table-cell table:style-name="ce2" office:value-type="float" office:value="30">
            <text:p>30</text:p>
          </table:table-cell>
          <table:table-cell office:value-type="float" office:value="54435.243">
            <text:p>54435.243</text:p>
          </table:table-cell>
          <table:table-cell office:value-type="float" office:value="75.243">
            <text:p>75.243</text:p>
          </table:table-cell>
          <table:table-cell office:value-type="float" office:value="4755.237">
            <text:p>4755.237</text:p>
          </table:table-cell>
          <table:table-cell office:value-type="float" office:value="75.237">
            <text:p>75.237</text:p>
          </table:table-cell>
        </table:table-row>
        <table:table-row table:style-name="ro2">
          <table:table-cell table:style-name="ce2" office:value-type="string">
            <text:p>1917-04-07 08:49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7.176">
            <text:p>17.18</text:p>
          </table:table-cell>
          <table:table-cell table:style-name="ce3" office:value-type="float" office:value="197.179">
            <text:p>197.18</text:p>
          </table:table-cell>
          <table:table-cell table:style-name="ce3" office:value-type="float" office:value="285.022">
            <text:p>285.02</text:p>
          </table:table-cell>
          <table:table-cell table:style-name="ce2" office:value-type="string">
            <text:p>17 ♈ 10' 34"</text:p>
          </table:table-cell>
          <table:table-cell table:style-name="ce2" office:value-type="string">
            <text:p>17 ♎ 10' 43"</text:p>
          </table:table-cell>
          <table:table-cell table:style-name="ce2" office:value-type="string">
            <text:p>15 ♑ 01' 20"</text:p>
          </table:table-cell>
          <table:table-cell table:style-name="ce2" office:value-type="float" office:value="6.749">
            <text:p>6.749</text:p>
          </table:table-cell>
          <table:table-cell table:style-name="ce2" office:value-type="float" office:value="-11.359">
            <text:p>-11.359</text:p>
          </table:table-cell>
          <table:table-cell table:style-name="ce2" office:value-type="float" office:value="-4.994">
            <text:p>-4.994</text:p>
          </table:table-cell>
          <table:table-cell table:style-name="ce2" office:value-type="float" office:value="54197.179">
            <text:p>54197.179</text:p>
          </table:table-cell>
          <table:table-cell table:style-name="ce2" office:value-type="float" office:value="4337.176">
            <text:p>4337.176</text:p>
          </table:table-cell>
          <table:table-cell table:style-name="ce2" office:value-type="float" office:value="-74.978">
            <text:p>-74.978</text:p>
          </table:table-cell>
          <table:table-cell table:style-name="ce2" office:value-type="float" office:value="50220.003">
            <text:p>50220.003</text:p>
          </table:table-cell>
          <table:table-cell table:style-name="ce2" office:value-type="float" office:value="139.5000083333">
            <text:p>139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54632.157">
            <text:p>54632.157</text:p>
          </table:table-cell>
          <table:table-cell office:value-type="float" office:value="272.157">
            <text:p>272.157</text:p>
          </table:table-cell>
          <table:table-cell office:value-type="float" office:value="4772.154">
            <text:p>4772.154</text:p>
          </table:table-cell>
          <table:table-cell office:value-type="float" office:value="92.154">
            <text:p>92.154</text:p>
          </table:table-cell>
        </table:table-row>
        <table:table-row table:style-name="ro2">
          <table:table-cell table:style-name="ce2" office:value-type="string">
            <text:p>1917-04-21 09:02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0.89">
            <text:p>30.89</text:p>
          </table:table-cell>
          <table:table-cell table:style-name="ce3" office:value-type="float" office:value="30.895">
            <text:p>30.90</text:p>
          </table:table-cell>
          <table:table-cell table:style-name="ce3" office:value-type="float" office:value="283.539">
            <text:p>283.54</text:p>
          </table:table-cell>
          <table:table-cell table:style-name="ce2" office:value-type="string">
            <text:p><text:s/>0 ♉ 53' 23"</text:p>
          </table:table-cell>
          <table:table-cell table:style-name="ce2" office:value-type="string">
            <text:p><text:s/>0 ♉ 53' 40"</text:p>
          </table:table-cell>
          <table:table-cell table:style-name="ce2" office:value-type="string">
            <text:p>13 ♑ 32' 19"</text:p>
          </table:table-cell>
          <table:table-cell table:style-name="ce2" office:value-type="float" office:value="11.789">
            <text:p>11.789</text:p>
          </table:table-cell>
          <table:table-cell table:style-name="ce2" office:value-type="float" office:value="16.282">
            <text:p>16.282</text:p>
          </table:table-cell>
          <table:table-cell table:style-name="ce2" office:value-type="float" office:value="4.798">
            <text:p>4.798</text:p>
          </table:table-cell>
          <table:table-cell table:style-name="ce2" office:value-type="float" office:value="54390.895">
            <text:p>54390.895</text:p>
          </table:table-cell>
          <table:table-cell table:style-name="ce2" office:value-type="float" office:value="4350.89">
            <text:p>4350.89</text:p>
          </table:table-cell>
          <table:table-cell table:style-name="ce2" office:value-type="float" office:value="-76.461">
            <text:p>-76.461</text:p>
          </table:table-cell>
          <table:table-cell table:style-name="ce2" office:value-type="float" office:value="50400.005">
            <text:p>50400.005</text:p>
          </table:table-cell>
          <table:table-cell table:style-name="ce2" office:value-type="float" office:value="140.0000138889">
            <text:p>140.0000138889</text:p>
          </table:table-cell>
          <table:table-cell table:style-name="ce2" office:value-type="float" office:value="0.005">
            <text:p>0.005</text:p>
          </table:table-cell>
          <table:table-cell table:style-name="ce2" office:value-type="float" office:value="30">
            <text:p>30</text:p>
          </table:table-cell>
          <table:table-cell office:value-type="float" office:value="54827.356">
            <text:p>54827.356</text:p>
          </table:table-cell>
          <table:table-cell office:value-type="float" office:value="107.356">
            <text:p>107.356</text:p>
          </table:table-cell>
          <table:table-cell office:value-type="float" office:value="4787.351">
            <text:p>4787.351</text:p>
          </table:table-cell>
          <table:table-cell office:value-type="float" office:value="107.351">
            <text:p>107.351</text:p>
          </table:table-cell>
        </table:table-row>
        <table:table-row table:style-name="ro2">
          <table:table-cell table:style-name="ce2" office:value-type="string">
            <text:p>1917-05-06 21:43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45.972">
            <text:p>45.97</text:p>
          </table:table-cell>
          <table:table-cell table:style-name="ce3" office:value-type="float" office:value="225.972">
            <text:p>225.97</text:p>
          </table:table-cell>
          <table:table-cell table:style-name="ce3" office:value-type="float" office:value="282.153">
            <text:p>282.15</text:p>
          </table:table-cell>
          <table:table-cell table:style-name="ce2" office:value-type="string">
            <text:p>15 ♉ 58' 17"</text:p>
          </table:table-cell>
          <table:table-cell table:style-name="ce2" office:value-type="string">
            <text:p>15 ♏ 58' 18"</text:p>
          </table:table-cell>
          <table:table-cell table:style-name="ce2" office:value-type="string">
            <text:p>12 ♑ 09' 10"</text:p>
          </table:table-cell>
          <table:table-cell table:style-name="ce2" office:value-type="float" office:value="16.626">
            <text:p>16.626</text:p>
          </table:table-cell>
          <table:table-cell table:style-name="ce2" office:value-type="float" office:value="-20.67">
            <text:p>-20.67</text:p>
          </table:table-cell>
          <table:table-cell table:style-name="ce2" office:value-type="float" office:value="-4.228">
            <text:p>-4.228</text:p>
          </table:table-cell>
          <table:table-cell table:style-name="ce2" office:value-type="float" office:value="54585.972">
            <text:p>54585.972</text:p>
          </table:table-cell>
          <table:table-cell table:style-name="ce2" office:value-type="float" office:value="4365.972">
            <text:p>4365.972</text:p>
          </table:table-cell>
          <table:table-cell table:style-name="ce2" office:value-type="float" office:value="-77.847">
            <text:p>-77.847</text:p>
          </table:table-cell>
          <table:table-cell table:style-name="ce2" office:value-type="float" office:value="50580">
            <text:p>50580</text:p>
          </table:table-cell>
          <table:table-cell table:style-name="ce2" office:value-type="float" office:value="140.5">
            <text:p>140.5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5">
            <text:p>15</text:p>
          </table:table-cell>
          <table:table-cell office:value-type="float" office:value="55023.819">
            <text:p>55023.819</text:p>
          </table:table-cell>
          <table:table-cell office:value-type="float" office:value="303.819">
            <text:p>303.819</text:p>
          </table:table-cell>
          <table:table-cell office:value-type="float" office:value="4803.819">
            <text:p>4803.819</text:p>
          </table:table-cell>
          <table:table-cell office:value-type="float" office:value="123.819">
            <text:p>123.819</text:p>
          </table:table-cell>
        </table:table-row>
        <table:table-row table:style-name="ro2">
          <table:table-cell table:style-name="ce2" office:value-type="string">
            <text:p>1917-05-20 19:47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59.397">
            <text:p>59.40</text:p>
          </table:table-cell>
          <table:table-cell table:style-name="ce3" office:value-type="float" office:value="59.401">
            <text:p>59.40</text:p>
          </table:table-cell>
          <table:table-cell table:style-name="ce3" office:value-type="float" office:value="281.321">
            <text:p>281.32</text:p>
          </table:table-cell>
          <table:table-cell table:style-name="ce2" office:value-type="string">
            <text:p>29 ♉ 23' 49"</text:p>
          </table:table-cell>
          <table:table-cell table:style-name="ce2" office:value-type="string">
            <text:p>29 ♉ 24' 04"</text:p>
          </table:table-cell>
          <table:table-cell table:style-name="ce2" office:value-type="string">
            <text:p>11 ♑ 19' 15"</text:p>
          </table:table-cell>
          <table:table-cell table:style-name="ce2" office:value-type="float" office:value="20.031">
            <text:p>20.031</text:p>
          </table:table-cell>
          <table:table-cell table:style-name="ce2" office:value-type="float" office:value="23.396">
            <text:p>23.396</text:p>
          </table:table-cell>
          <table:table-cell table:style-name="ce2" office:value-type="float" office:value="3.447">
            <text:p>3.447</text:p>
          </table:table-cell>
          <table:table-cell table:style-name="ce2" office:value-type="float" office:value="54779.401">
            <text:p>54779.401</text:p>
          </table:table-cell>
          <table:table-cell table:style-name="ce2" office:value-type="float" office:value="4379.397">
            <text:p>4379.397</text:p>
          </table:table-cell>
          <table:table-cell table:style-name="ce2" office:value-type="float" office:value="-78.679">
            <text:p>-78.679</text:p>
          </table:table-cell>
          <table:table-cell table:style-name="ce2" office:value-type="float" office:value="50760.004">
            <text:p>50760.004</text:p>
          </table:table-cell>
          <table:table-cell table:style-name="ce2" office:value-type="float" office:value="141.0000111111">
            <text:p>141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55218.08">
            <text:p>55218.08</text:p>
          </table:table-cell>
          <table:table-cell office:value-type="float" office:value="138.08">
            <text:p>138.08</text:p>
          </table:table-cell>
          <table:table-cell office:value-type="float" office:value="4818.076">
            <text:p>4818.076</text:p>
          </table:table-cell>
          <table:table-cell office:value-type="float" office:value="138.076">
            <text:p>138.076</text:p>
          </table:table-cell>
        </table:table-row>
        <table:table-row table:style-name="ro2">
          <table:table-cell table:style-name="ce2" office:value-type="string">
            <text:p>1917-06-05 08:07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74.278">
            <text:p>74.28</text:p>
          </table:table-cell>
          <table:table-cell table:style-name="ce3" office:value-type="float" office:value="254.28">
            <text:p>254.28</text:p>
          </table:table-cell>
          <table:table-cell table:style-name="ce3" office:value-type="float" office:value="280.848">
            <text:p>280.85</text:p>
          </table:table-cell>
          <table:table-cell table:style-name="ce2" office:value-type="string">
            <text:p>14 ♊ 16' 39"</text:p>
          </table:table-cell>
          <table:table-cell table:style-name="ce2" office:value-type="string">
            <text:p>14 ♐ 16' 49"</text:p>
          </table:table-cell>
          <table:table-cell table:style-name="ce2" office:value-type="string">
            <text:p>10 ♑ 50' 52"</text:p>
          </table:table-cell>
          <table:table-cell table:style-name="ce2" office:value-type="float" office:value="22.524">
            <text:p>22.524</text:p>
          </table:table-cell>
          <table:table-cell table:style-name="ce2" office:value-type="float" office:value="-24.851">
            <text:p>-24.851</text:p>
          </table:table-cell>
          <table:table-cell table:style-name="ce2" office:value-type="float" office:value="-2.343">
            <text:p>-2.343</text:p>
          </table:table-cell>
          <table:table-cell table:style-name="ce2" office:value-type="float" office:value="54974.28">
            <text:p>54974.28</text:p>
          </table:table-cell>
          <table:table-cell table:style-name="ce2" office:value-type="float" office:value="4394.278">
            <text:p>4394.278</text:p>
          </table:table-cell>
          <table:table-cell table:style-name="ce2" office:value-type="float" office:value="-79.152">
            <text:p>-79.152</text:p>
          </table:table-cell>
          <table:table-cell table:style-name="ce2" office:value-type="float" office:value="50940.002">
            <text:p>50940.002</text:p>
          </table:table-cell>
          <table:table-cell table:style-name="ce2" office:value-type="float" office:value="141.5000055556">
            <text:p>141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office:value-type="float" office:value="55413.432">
            <text:p>55413.432</text:p>
          </table:table-cell>
          <table:table-cell office:value-type="float" office:value="333.432">
            <text:p>333.432</text:p>
          </table:table-cell>
          <table:table-cell office:value-type="float" office:value="4833.43">
            <text:p>4833.43</text:p>
          </table:table-cell>
          <table:table-cell office:value-type="float" office:value="153.43">
            <text:p>153.43</text:p>
          </table:table-cell>
        </table:table-row>
        <table:table-row table:style-name="ro2">
          <table:table-cell table:style-name="ce2" office:value-type="string">
            <text:p>1917-06-19 08:03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87.652">
            <text:p>87.65</text:p>
          </table:table-cell>
          <table:table-cell table:style-name="ce3" office:value-type="float" office:value="87.656">
            <text:p>87.66</text:p>
          </table:table-cell>
          <table:table-cell table:style-name="ce3" office:value-type="float" office:value="280.698">
            <text:p>280.70</text:p>
          </table:table-cell>
          <table:table-cell table:style-name="ce2" office:value-type="string">
            <text:p>27 ♊ 39' 05"</text:p>
          </table:table-cell>
          <table:table-cell table:style-name="ce2" office:value-type="string">
            <text:p>27 ♊ 39' 21"</text:p>
          </table:table-cell>
          <table:table-cell table:style-name="ce2" office:value-type="string">
            <text:p>10 ♑ 41' 51"</text:p>
          </table:table-cell>
          <table:table-cell table:style-name="ce2" office:value-type="float" office:value="23.43">
            <text:p>23.43</text:p>
          </table:table-cell>
          <table:table-cell table:style-name="ce2" office:value-type="float" office:value="24.622">
            <text:p>24.622</text:p>
          </table:table-cell>
          <table:table-cell table:style-name="ce2" office:value-type="float" office:value="1.193">
            <text:p>1.193</text:p>
          </table:table-cell>
          <table:table-cell table:style-name="ce2" office:value-type="float" office:value="55167.656">
            <text:p>55167.656</text:p>
          </table:table-cell>
          <table:table-cell table:style-name="ce2" office:value-type="float" office:value="4407.652">
            <text:p>4407.652</text:p>
          </table:table-cell>
          <table:table-cell table:style-name="ce2" office:value-type="float" office:value="-79.302">
            <text:p>-79.302</text:p>
          </table:table-cell>
          <table:table-cell table:style-name="ce2" office:value-type="float" office:value="51120.004">
            <text:p>51120.004</text:p>
          </table:table-cell>
          <table:table-cell table:style-name="ce2" office:value-type="float" office:value="142.0000111111">
            <text:p>142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55606.958">
            <text:p>55606.958</text:p>
          </table:table-cell>
          <table:table-cell office:value-type="float" office:value="166.958">
            <text:p>166.958</text:p>
          </table:table-cell>
          <table:table-cell office:value-type="float" office:value="4846.954">
            <text:p>4846.954</text:p>
          </table:table-cell>
          <table:table-cell office:value-type="float" office:value="166.954">
            <text:p>166.954</text:p>
          </table:table-cell>
        </table:table-row>
        <table:table-row table:style-name="ro2">
          <table:table-cell table:style-name="ce2" office:value-type="string">
            <text:p>1917-07-04 16:41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02.299">
            <text:p>102.30</text:p>
          </table:table-cell>
          <table:table-cell table:style-name="ce3" office:value-type="float" office:value="282.304">
            <text:p>282.30</text:p>
          </table:table-cell>
          <table:table-cell table:style-name="ce3" office:value-type="float" office:value="280.745">
            <text:p>280.75</text:p>
          </table:table-cell>
          <table:table-cell table:style-name="ce2" office:value-type="string">
            <text:p>12 ♋ 17' 58"</text:p>
          </table:table-cell>
          <table:table-cell table:style-name="ce2" office:value-type="string">
            <text:p>12 ♑ 18' 14"</text:p>
          </table:table-cell>
          <table:table-cell table:style-name="ce2" office:value-type="string">
            <text:p>10 ♑ 44' 41"</text:p>
          </table:table-cell>
          <table:table-cell table:style-name="ce2" office:value-type="float" office:value="22.881">
            <text:p>22.881</text:p>
          </table:table-cell>
          <table:table-cell table:style-name="ce2" office:value-type="float" office:value="-22.737">
            <text:p>-22.737</text:p>
          </table:table-cell>
          <table:table-cell table:style-name="ce2" office:value-type="float" office:value="0.144">
            <text:p>0.144</text:p>
          </table:table-cell>
          <table:table-cell table:style-name="ce2" office:value-type="float" office:value="55362.304">
            <text:p>55362.304</text:p>
          </table:table-cell>
          <table:table-cell table:style-name="ce2" office:value-type="float" office:value="4422.299">
            <text:p>4422.299</text:p>
          </table:table-cell>
          <table:table-cell table:style-name="ce2" office:value-type="float" office:value="-79.255">
            <text:p>-79.255</text:p>
          </table:table-cell>
          <table:table-cell table:style-name="ce2" office:value-type="float" office:value="51300.005">
            <text:p>51300.005</text:p>
          </table:table-cell>
          <table:table-cell table:style-name="ce2" office:value-type="float" office:value="142.5000138889">
            <text:p>142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55801.559">
            <text:p>55801.559</text:p>
          </table:table-cell>
          <table:table-cell office:value-type="float" office:value="1.559">
            <text:p>1.559</text:p>
          </table:table-cell>
          <table:table-cell office:value-type="float" office:value="4861.554">
            <text:p>4861.554</text:p>
          </table:table-cell>
          <table:table-cell office:value-type="float" office:value="181.554">
            <text:p>181.554</text:p>
          </table:table-cell>
        </table:table-row>
        <table:table-row table:style-name="ro2">
          <table:table-cell table:style-name="ce2" office:value-type="string">
            <text:p>1917-07-18 22:00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15.863">
            <text:p>115.86</text:p>
          </table:table-cell>
          <table:table-cell table:style-name="ce3" office:value-type="float" office:value="115.864">
            <text:p>115.86</text:p>
          </table:table-cell>
          <table:table-cell table:style-name="ce3" office:value-type="float" office:value="280.769">
            <text:p>280.77</text:p>
          </table:table-cell>
          <table:table-cell table:style-name="ce2" office:value-type="string">
            <text:p>25 ♋ 51' 45"</text:p>
          </table:table-cell>
          <table:table-cell table:style-name="ce2" office:value-type="string">
            <text:p>25 ♋ 51' 49"</text:p>
          </table:table-cell>
          <table:table-cell table:style-name="ce2" office:value-type="string">
            <text:p>10 ♑ 46' 08"</text:p>
          </table:table-cell>
          <table:table-cell table:style-name="ce2" office:value-type="float" office:value="20.983">
            <text:p>20.983</text:p>
          </table:table-cell>
          <table:table-cell table:style-name="ce2" office:value-type="float" office:value="19.632">
            <text:p>19.632</text:p>
          </table:table-cell>
          <table:table-cell table:style-name="ce2" office:value-type="float" office:value="-1.375">
            <text:p>-1.375</text:p>
          </table:table-cell>
          <table:table-cell table:style-name="ce2" office:value-type="float" office:value="55555.864">
            <text:p>55555.864</text:p>
          </table:table-cell>
          <table:table-cell table:style-name="ce2" office:value-type="float" office:value="4435.863">
            <text:p>4435.863</text:p>
          </table:table-cell>
          <table:table-cell table:style-name="ce2" office:value-type="float" office:value="-79.231">
            <text:p>-79.231</text:p>
          </table:table-cell>
          <table:table-cell table:style-name="ce2" office:value-type="float" office:value="51480.001">
            <text:p>51480.001</text:p>
          </table:table-cell>
          <table:table-cell table:style-name="ce2" office:value-type="float" office:value="143.0000027778">
            <text:p>143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55995.095">
            <text:p>55995.095</text:p>
          </table:table-cell>
          <table:table-cell office:value-type="float" office:value="195.095">
            <text:p>195.095</text:p>
          </table:table-cell>
          <table:table-cell office:value-type="float" office:value="4875.094">
            <text:p>4875.094</text:p>
          </table:table-cell>
          <table:table-cell office:value-type="float" office:value="195.094">
            <text:p>195.094</text:p>
          </table:table-cell>
        </table:table-row>
        <table:table-row table:style-name="ro2">
          <table:table-cell table:style-name="ce2" office:value-type="string">
            <text:p>1917-08-03 00:11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30.285">
            <text:p>130.29</text:p>
          </table:table-cell>
          <table:table-cell table:style-name="ce3" office:value-type="float" office:value="310.286">
            <text:p>310.29</text:p>
          </table:table-cell>
          <table:table-cell table:style-name="ce3" office:value-type="float" office:value="280.53">
            <text:p>280.53</text:p>
          </table:table-cell>
          <table:table-cell table:style-name="ce2" office:value-type="string">
            <text:p>10 ♌ 17' 04"</text:p>
          </table:table-cell>
          <table:table-cell table:style-name="ce2" office:value-type="string">
            <text:p>10 ♒ 17' 10"</text:p>
          </table:table-cell>
          <table:table-cell table:style-name="ce2" office:value-type="string">
            <text:p>10 ♑ 31' 48"</text:p>
          </table:table-cell>
          <table:table-cell table:style-name="ce2" office:value-type="float" office:value="17.673">
            <text:p>17.673</text:p>
          </table:table-cell>
          <table:table-cell table:style-name="ce2" office:value-type="float" office:value="-15.174">
            <text:p>-15.174</text:p>
          </table:table-cell>
          <table:table-cell table:style-name="ce2" office:value-type="float" office:value="2.593">
            <text:p>2.593</text:p>
          </table:table-cell>
          <table:table-cell table:style-name="ce2" office:value-type="float" office:value="55750.286">
            <text:p>55750.286</text:p>
          </table:table-cell>
          <table:table-cell table:style-name="ce2" office:value-type="float" office:value="4450.285">
            <text:p>4450.285</text:p>
          </table:table-cell>
          <table:table-cell table:style-name="ce2" office:value-type="float" office:value="-79.47">
            <text:p>-79.47</text:p>
          </table:table-cell>
          <table:table-cell table:style-name="ce2" office:value-type="float" office:value="51660.001">
            <text:p>51660.001</text:p>
          </table:table-cell>
          <table:table-cell table:style-name="ce2" office:value-type="float" office:value="143.5000027778">
            <text:p>143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56189.756">
            <text:p>56189.756</text:p>
          </table:table-cell>
          <table:table-cell office:value-type="float" office:value="29.756">
            <text:p>29.756</text:p>
          </table:table-cell>
          <table:table-cell office:value-type="float" office:value="4889.755">
            <text:p>4889.755</text:p>
          </table:table-cell>
          <table:table-cell office:value-type="float" office:value="209.755">
            <text:p>209.755</text:p>
          </table:table-cell>
        </table:table-row>
        <table:table-row table:style-name="ro2">
          <table:table-cell table:style-name="ce2" office:value-type="string">
            <text:p>1917-08-17 13:21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44.244">
            <text:p>144.24</text:p>
          </table:table-cell>
          <table:table-cell table:style-name="ce3" office:value-type="float" office:value="144.246">
            <text:p>144.25</text:p>
          </table:table-cell>
          <table:table-cell table:style-name="ce3" office:value-type="float" office:value="280.046">
            <text:p>280.05</text:p>
          </table:table-cell>
          <table:table-cell table:style-name="ce2" office:value-type="string">
            <text:p>24 ♌ 14' 39"</text:p>
          </table:table-cell>
          <table:table-cell table:style-name="ce2" office:value-type="string">
            <text:p>24 ♌ 14' 46"</text:p>
          </table:table-cell>
          <table:table-cell table:style-name="ce2" office:value-type="string">
            <text:p>10 ♑ 02' 45"</text:p>
          </table:table-cell>
          <table:table-cell table:style-name="ce2" office:value-type="float" office:value="13.446">
            <text:p>13.446</text:p>
          </table:table-cell>
          <table:table-cell table:style-name="ce2" office:value-type="float" office:value="10.06">
            <text:p>10.06</text:p>
          </table:table-cell>
          <table:table-cell table:style-name="ce2" office:value-type="float" office:value="-3.586">
            <text:p>-3.586</text:p>
          </table:table-cell>
          <table:table-cell table:style-name="ce2" office:value-type="float" office:value="55944.246">
            <text:p>55944.246</text:p>
          </table:table-cell>
          <table:table-cell table:style-name="ce2" office:value-type="float" office:value="4464.244">
            <text:p>4464.244</text:p>
          </table:table-cell>
          <table:table-cell table:style-name="ce2" office:value-type="float" office:value="-79.954">
            <text:p>-79.954</text:p>
          </table:table-cell>
          <table:table-cell table:style-name="ce2" office:value-type="float" office:value="51840.002">
            <text:p>51840.002</text:p>
          </table:table-cell>
          <table:table-cell table:style-name="ce2" office:value-type="float" office:value="144.0000055556">
            <text:p>144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56384.2">
            <text:p>56384.2</text:p>
          </table:table-cell>
          <table:table-cell office:value-type="float" office:value="224.2">
            <text:p>224.2</text:p>
          </table:table-cell>
          <table:table-cell office:value-type="float" office:value="4904.198">
            <text:p>4904.198</text:p>
          </table:table-cell>
          <table:table-cell office:value-type="float" office:value="224.198">
            <text:p>224.198</text:p>
          </table:table-cell>
        </table:table-row>
        <table:table-row table:style-name="ro2">
          <table:table-cell table:style-name="ce2" office:value-type="string">
            <text:p>1917-09-01 07:29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58.482">
            <text:p>158.48</text:p>
          </table:table-cell>
          <table:table-cell table:style-name="ce3" office:value-type="float" office:value="338.488">
            <text:p>338.49</text:p>
          </table:table-cell>
          <table:table-cell table:style-name="ce3" office:value-type="float" office:value="278.993">
            <text:p>278.99</text:p>
          </table:table-cell>
          <table:table-cell table:style-name="ce2" office:value-type="string">
            <text:p><text:s/>8 ♍ 28' 55"</text:p>
          </table:table-cell>
          <table:table-cell table:style-name="ce2" office:value-type="string">
            <text:p><text:s/>8 ♓ 29' 16"</text:p>
          </table:table-cell>
          <table:table-cell table:style-name="ce2" office:value-type="string">
            <text:p><text:s/>8 ♑ 59' 35"</text:p>
          </table:table-cell>
          <table:table-cell table:style-name="ce2" office:value-type="float" office:value="8.393">
            <text:p>8.393</text:p>
          </table:table-cell>
          <table:table-cell table:style-name="ce2" office:value-type="float" office:value="-4.332">
            <text:p>-4.332</text:p>
          </table:table-cell>
          <table:table-cell table:style-name="ce2" office:value-type="float" office:value="4.375">
            <text:p>4.375</text:p>
          </table:table-cell>
          <table:table-cell table:style-name="ce2" office:value-type="float" office:value="56138.488">
            <text:p>56138.488</text:p>
          </table:table-cell>
          <table:table-cell table:style-name="ce2" office:value-type="float" office:value="4478.482">
            <text:p>4478.482</text:p>
          </table:table-cell>
          <table:table-cell table:style-name="ce2" office:value-type="float" office:value="-81.007">
            <text:p>-81.007</text:p>
          </table:table-cell>
          <table:table-cell table:style-name="ce2" office:value-type="float" office:value="52020.006">
            <text:p>52020.006</text:p>
          </table:table-cell>
          <table:table-cell table:style-name="ce2" office:value-type="float" office:value="144.5000166667">
            <text:p>144.5000166667</text:p>
          </table:table-cell>
          <table:table-cell table:style-name="ce2" office:value-type="float" office:value="180.006">
            <text:p>180.006</text:p>
          </table:table-cell>
          <table:table-cell table:style-name="ce2" office:value-type="float" office:value="15">
            <text:p>15</text:p>
          </table:table-cell>
          <table:table-cell office:value-type="float" office:value="56579.495">
            <text:p>56579.495</text:p>
          </table:table-cell>
          <table:table-cell office:value-type="float" office:value="59.495">
            <text:p>59.495</text:p>
          </table:table-cell>
          <table:table-cell office:value-type="float" office:value="4919.489">
            <text:p>4919.489</text:p>
          </table:table-cell>
          <table:table-cell office:value-type="float" office:value="239.489">
            <text:p>239.489</text:p>
          </table:table-cell>
        </table:table-row>
        <table:table-row table:style-name="ro2">
          <table:table-cell table:style-name="ce2" office:value-type="string">
            <text:p>1917-09-16 05:28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72.977">
            <text:p>172.98</text:p>
          </table:table-cell>
          <table:table-cell table:style-name="ce3" office:value-type="float" office:value="172.981">
            <text:p>172.98</text:p>
          </table:table-cell>
          <table:table-cell table:style-name="ce3" office:value-type="float" office:value="277.629">
            <text:p>277.63</text:p>
          </table:table-cell>
          <table:table-cell table:style-name="ce2" office:value-type="string">
            <text:p>22 ♍ 58' 36"</text:p>
          </table:table-cell>
          <table:table-cell table:style-name="ce2" office:value-type="string">
            <text:p>22 ♍ 58' 53"</text:p>
          </table:table-cell>
          <table:table-cell table:style-name="ce2" office:value-type="string">
            <text:p><text:s/>7 ♑ 37' 43"</text:p>
          </table:table-cell>
          <table:table-cell table:style-name="ce2" office:value-type="float" office:value="2.789">
            <text:p>2.789</text:p>
          </table:table-cell>
          <table:table-cell table:style-name="ce2" office:value-type="float" office:value="-1.664">
            <text:p>-1.664</text:p>
          </table:table-cell>
          <table:table-cell table:style-name="ce2" office:value-type="float" office:value="-4.846">
            <text:p>-4.846</text:p>
          </table:table-cell>
          <table:table-cell table:style-name="ce2" office:value-type="float" office:value="56332.981">
            <text:p>56332.981</text:p>
          </table:table-cell>
          <table:table-cell table:style-name="ce2" office:value-type="float" office:value="4492.977">
            <text:p>4492.977</text:p>
          </table:table-cell>
          <table:table-cell table:style-name="ce2" office:value-type="float" office:value="-82.371">
            <text:p>-82.371</text:p>
          </table:table-cell>
          <table:table-cell table:style-name="ce2" office:value-type="float" office:value="52200.004">
            <text:p>52200.004</text:p>
          </table:table-cell>
          <table:table-cell table:style-name="ce2" office:value-type="float" office:value="145.0000111111">
            <text:p>145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56775.352">
            <text:p>56775.352</text:p>
          </table:table-cell>
          <table:table-cell office:value-type="float" office:value="255.352">
            <text:p>255.352</text:p>
          </table:table-cell>
          <table:table-cell office:value-type="float" office:value="4935.348">
            <text:p>4935.348</text:p>
          </table:table-cell>
          <table:table-cell office:value-type="float" office:value="255.348">
            <text:p>255.348</text:p>
          </table:table-cell>
        </table:table-row>
        <table:table-row table:style-name="ro2">
          <table:table-cell table:style-name="ce2" office:value-type="string">
            <text:p>1917-09-30 15:31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87.1">
            <text:p>187.10</text:p>
          </table:table-cell>
          <table:table-cell table:style-name="ce3" office:value-type="float" office:value="7.103">
            <text:p>7.10</text:p>
          </table:table-cell>
          <table:table-cell table:style-name="ce3" office:value-type="float" office:value="276.024">
            <text:p>276.02</text:p>
          </table:table-cell>
          <table:table-cell table:style-name="ce2" office:value-type="string">
            <text:p><text:s/>7 ♎ 06' 00"</text:p>
          </table:table-cell>
          <table:table-cell table:style-name="ce2" office:value-type="string">
            <text:p><text:s/>7 ♈ 06' 12"</text:p>
          </table:table-cell>
          <table:table-cell table:style-name="ce2" office:value-type="string">
            <text:p><text:s/>6 ♑ 01' 25"</text:p>
          </table:table-cell>
          <table:table-cell table:style-name="ce2" office:value-type="float" office:value="-2.819">
            <text:p>-2.819</text:p>
          </table:table-cell>
          <table:table-cell table:style-name="ce2" office:value-type="float" office:value="7.412">
            <text:p>7.412</text:p>
          </table:table-cell>
          <table:table-cell table:style-name="ce2" office:value-type="float" office:value="5.002">
            <text:p>5.002</text:p>
          </table:table-cell>
          <table:table-cell table:style-name="ce2" office:value-type="float" office:value="56527.103">
            <text:p>56527.103</text:p>
          </table:table-cell>
          <table:table-cell table:style-name="ce2" office:value-type="float" office:value="4507.1">
            <text:p>4507.1</text:p>
          </table:table-cell>
          <table:table-cell table:style-name="ce2" office:value-type="float" office:value="-83.976">
            <text:p>-83.976</text:p>
          </table:table-cell>
          <table:table-cell table:style-name="ce2" office:value-type="float" office:value="52380.003">
            <text:p>52380.003</text:p>
          </table:table-cell>
          <table:table-cell table:style-name="ce2" office:value-type="float" office:value="145.5000083333">
            <text:p>145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56971.079">
            <text:p>56971.079</text:p>
          </table:table-cell>
          <table:table-cell office:value-type="float" office:value="91.079">
            <text:p>91.079</text:p>
          </table:table-cell>
          <table:table-cell office:value-type="float" office:value="4951.076">
            <text:p>4951.076</text:p>
          </table:table-cell>
          <table:table-cell office:value-type="float" office:value="271.076">
            <text:p>271.076</text:p>
          </table:table-cell>
        </table:table-row>
        <table:table-row table:style-name="ro2">
          <table:table-cell table:style-name="ce2" office:value-type="string">
            <text:p>1917-10-15 21:41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02.172">
            <text:p>202.17</text:p>
          </table:table-cell>
          <table:table-cell table:style-name="ce3" office:value-type="float" office:value="202.173">
            <text:p>202.17</text:p>
          </table:table-cell>
          <table:table-cell table:style-name="ce3" office:value-type="float" office:value="274.314">
            <text:p>274.31</text:p>
          </table:table-cell>
          <table:table-cell table:style-name="ce2" office:value-type="string">
            <text:p>22 ♎ 10' 17"</text:p>
          </table:table-cell>
          <table:table-cell table:style-name="ce2" office:value-type="string">
            <text:p>22 ♎ 10' 22"</text:p>
          </table:table-cell>
          <table:table-cell table:style-name="ce2" office:value-type="string">
            <text:p><text:s/>4 ♑ 18' 50"</text:p>
          </table:table-cell>
          <table:table-cell table:style-name="ce2" office:value-type="float" office:value="-8.638">
            <text:p>-8.638</text:p>
          </table:table-cell>
          <table:table-cell table:style-name="ce2" office:value-type="float" office:value="-13.064">
            <text:p>-13.064</text:p>
          </table:table-cell>
          <table:table-cell table:style-name="ce2" office:value-type="float" office:value="-4.775">
            <text:p>-4.775</text:p>
          </table:table-cell>
          <table:table-cell table:style-name="ce2" office:value-type="float" office:value="56722.173">
            <text:p>56722.173</text:p>
          </table:table-cell>
          <table:table-cell table:style-name="ce2" office:value-type="float" office:value="4522.172">
            <text:p>4522.172</text:p>
          </table:table-cell>
          <table:table-cell table:style-name="ce2" office:value-type="float" office:value="-85.686">
            <text:p>-85.686</text:p>
          </table:table-cell>
          <table:table-cell table:style-name="ce2" office:value-type="float" office:value="52560.001">
            <text:p>52560.001</text:p>
          </table:table-cell>
          <table:table-cell table:style-name="ce2" office:value-type="float" office:value="146.0000027778">
            <text:p>146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57167.859">
            <text:p>57167.859</text:p>
          </table:table-cell>
          <table:table-cell office:value-type="float" office:value="287.859">
            <text:p>287.859</text:p>
          </table:table-cell>
          <table:table-cell office:value-type="float" office:value="4967.858">
            <text:p>4967.858</text:p>
          </table:table-cell>
          <table:table-cell office:value-type="float" office:value="287.858">
            <text:p>287.858</text:p>
          </table:table-cell>
        </table:table-row>
        <table:table-row table:style-name="ro2">
          <table:table-cell table:style-name="ce2" office:value-type="string">
            <text:p>1917-10-30 01:19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16.268">
            <text:p>216.27</text:p>
          </table:table-cell>
          <table:table-cell table:style-name="ce3" office:value-type="float" office:value="36.268">
            <text:p>36.27</text:p>
          </table:table-cell>
          <table:table-cell table:style-name="ce3" office:value-type="float" office:value="273.046">
            <text:p>273.05</text:p>
          </table:table-cell>
          <table:table-cell table:style-name="ce2" office:value-type="string">
            <text:p><text:s/>6 ♏ 16' 04"</text:p>
          </table:table-cell>
          <table:table-cell table:style-name="ce2" office:value-type="string">
            <text:p><text:s/>6 ♉ 16' 05"</text:p>
          </table:table-cell>
          <table:table-cell table:style-name="ce2" office:value-type="string">
            <text:p><text:s/>3 ♑ 02' 44"</text:p>
          </table:table-cell>
          <table:table-cell table:style-name="ce2" office:value-type="float" office:value="-13.616">
            <text:p>-13.616</text:p>
          </table:table-cell>
          <table:table-cell table:style-name="ce2" office:value-type="float" office:value="17.625">
            <text:p>17.625</text:p>
          </table:table-cell>
          <table:table-cell table:style-name="ce2" office:value-type="float" office:value="4.252">
            <text:p>4.252</text:p>
          </table:table-cell>
          <table:table-cell table:style-name="ce2" office:value-type="float" office:value="56916.268">
            <text:p>56916.268</text:p>
          </table:table-cell>
          <table:table-cell table:style-name="ce2" office:value-type="float" office:value="4536.268">
            <text:p>4536.268</text:p>
          </table:table-cell>
          <table:table-cell table:style-name="ce2" office:value-type="float" office:value="-86.954">
            <text:p>-86.954</text:p>
          </table:table-cell>
          <table:table-cell table:style-name="ce2" office:value-type="float" office:value="52740">
            <text:p>52740</text:p>
          </table:table-cell>
          <table:table-cell table:style-name="ce2" office:value-type="float" office:value="146.5">
            <text:p>146.5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5">
            <text:p>15</text:p>
          </table:table-cell>
          <table:table-cell office:value-type="float" office:value="57363.222">
            <text:p>57363.222</text:p>
          </table:table-cell>
          <table:table-cell office:value-type="float" office:value="123.222">
            <text:p>123.222</text:p>
          </table:table-cell>
          <table:table-cell office:value-type="float" office:value="4983.222">
            <text:p>4983.222</text:p>
          </table:table-cell>
          <table:table-cell office:value-type="float" office:value="303.222">
            <text:p>303.222</text:p>
          </table:table-cell>
        </table:table-row>
        <table:table-row table:style-name="ro2">
          <table:table-cell table:style-name="ce2" office:value-type="string">
            <text:p>1917-11-14 13:29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31.835">
            <text:p>231.84</text:p>
          </table:table-cell>
          <table:table-cell table:style-name="ce3" office:value-type="float" office:value="231.839">
            <text:p>231.84</text:p>
          </table:table-cell>
          <table:table-cell table:style-name="ce3" office:value-type="float" office:value="272.03">
            <text:p>272.03</text:p>
          </table:table-cell>
          <table:table-cell table:style-name="ce2" office:value-type="string">
            <text:p>21 ♏ 50' 04"</text:p>
          </table:table-cell>
          <table:table-cell table:style-name="ce2" office:value-type="string">
            <text:p>21 ♏ 50' 18"</text:p>
          </table:table-cell>
          <table:table-cell table:style-name="ce2" office:value-type="string">
            <text:p><text:s/>2 ♑ 01' 48"</text:p>
          </table:table-cell>
          <table:table-cell table:style-name="ce2" office:value-type="float" office:value="-18.233">
            <text:p>-18.233</text:p>
          </table:table-cell>
          <table:table-cell table:style-name="ce2" office:value-type="float" office:value="-21.451">
            <text:p>-21.451</text:p>
          </table:table-cell>
          <table:table-cell table:style-name="ce2" office:value-type="float" office:value="-3.333">
            <text:p>-3.333</text:p>
          </table:table-cell>
          <table:table-cell table:style-name="ce2" office:value-type="float" office:value="57111.839">
            <text:p>57111.839</text:p>
          </table:table-cell>
          <table:table-cell table:style-name="ce2" office:value-type="float" office:value="4551.835">
            <text:p>4551.835</text:p>
          </table:table-cell>
          <table:table-cell table:style-name="ce2" office:value-type="float" office:value="-87.97">
            <text:p>-87.97</text:p>
          </table:table-cell>
          <table:table-cell table:style-name="ce2" office:value-type="float" office:value="52920.004">
            <text:p>52920.004</text:p>
          </table:table-cell>
          <table:table-cell table:style-name="ce2" office:value-type="float" office:value="147.0000111111">
            <text:p>147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57559.809">
            <text:p>57559.809</text:p>
          </table:table-cell>
          <table:table-cell office:value-type="float" office:value="319.809">
            <text:p>319.809</text:p>
          </table:table-cell>
          <table:table-cell office:value-type="float" office:value="4999.805">
            <text:p>4999.805</text:p>
          </table:table-cell>
          <table:table-cell office:value-type="float" office:value="319.805">
            <text:p>319.805</text:p>
          </table:table-cell>
        </table:table-row>
        <table:table-row table:style-name="ro2">
          <table:table-cell table:style-name="ce2" office:value-type="string">
            <text:p>1917-11-28 13:41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45.99">
            <text:p>245.99</text:p>
          </table:table-cell>
          <table:table-cell table:style-name="ce3" office:value-type="float" office:value="65.993">
            <text:p>65.99</text:p>
          </table:table-cell>
          <table:table-cell table:style-name="ce3" office:value-type="float" office:value="271.601">
            <text:p>271.60</text:p>
          </table:table-cell>
          <table:table-cell table:style-name="ce2" office:value-type="string">
            <text:p><text:s/>5 ♐ 59' 24"</text:p>
          </table:table-cell>
          <table:table-cell table:style-name="ce2" office:value-type="string">
            <text:p><text:s/>5 ♊ 59' 33"</text:p>
          </table:table-cell>
          <table:table-cell table:style-name="ce2" office:value-type="string">
            <text:p><text:s/>1 ♑ 36' 03"</text:p>
          </table:table-cell>
          <table:table-cell table:style-name="ce2" office:value-type="float" office:value="-21.316">
            <text:p>-21.316</text:p>
          </table:table-cell>
          <table:table-cell table:style-name="ce2" office:value-type="float" office:value="23.546">
            <text:p>23.546</text:p>
          </table:table-cell>
          <table:table-cell table:style-name="ce2" office:value-type="float" office:value="2.264">
            <text:p>2.264</text:p>
          </table:table-cell>
          <table:table-cell table:style-name="ce2" office:value-type="float" office:value="57305.993">
            <text:p>57305.993</text:p>
          </table:table-cell>
          <table:table-cell table:style-name="ce2" office:value-type="float" office:value="4565.99">
            <text:p>4565.99</text:p>
          </table:table-cell>
          <table:table-cell table:style-name="ce2" office:value-type="float" office:value="-88.399">
            <text:p>-88.399</text:p>
          </table:table-cell>
          <table:table-cell table:style-name="ce2" office:value-type="float" office:value="53100.003">
            <text:p>53100.003</text:p>
          </table:table-cell>
          <table:table-cell table:style-name="ce2" office:value-type="float" office:value="147.5000083333">
            <text:p>147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57754.392">
            <text:p>57754.392</text:p>
          </table:table-cell>
          <table:table-cell office:value-type="float" office:value="154.392">
            <text:p>154.392</text:p>
          </table:table-cell>
          <table:table-cell office:value-type="float" office:value="5014.389">
            <text:p>5014.389</text:p>
          </table:table-cell>
          <table:table-cell office:value-type="float" office:value="334.389">
            <text:p>334.389</text:p>
          </table:table-cell>
        </table:table-row>
        <table:table-row table:style-name="ro2">
          <table:table-cell table:style-name="ce2" office:value-type="string">
            <text:p>1917-12-14 04:18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61.84">
            <text:p>261.84</text:p>
          </table:table-cell>
          <table:table-cell table:style-name="ce3" office:value-type="float" office:value="261.843">
            <text:p>261.84</text:p>
          </table:table-cell>
          <table:table-cell table:style-name="ce3" office:value-type="float" office:value="271.493">
            <text:p>271.49</text:p>
          </table:table-cell>
          <table:table-cell table:style-name="ce2" office:value-type="string">
            <text:p>21 ♐ 50' 23"</text:p>
          </table:table-cell>
          <table:table-cell table:style-name="ce2" office:value-type="string">
            <text:p>21 ♐ 50' 34"</text:p>
          </table:table-cell>
          <table:table-cell table:style-name="ce2" office:value-type="string">
            <text:p><text:s/>1 ♑ 29' 33"</text:p>
          </table:table-cell>
          <table:table-cell table:style-name="ce2" office:value-type="float" office:value="-23.199">
            <text:p>-23.199</text:p>
          </table:table-cell>
          <table:table-cell table:style-name="ce2" office:value-type="float" office:value="-24.084">
            <text:p>-24.084</text:p>
          </table:table-cell>
          <table:table-cell table:style-name="ce2" office:value-type="float" office:value="-0.887">
            <text:p>-0.887</text:p>
          </table:table-cell>
          <table:table-cell table:style-name="ce2" office:value-type="float" office:value="57501.843">
            <text:p>57501.843</text:p>
          </table:table-cell>
          <table:table-cell table:style-name="ce2" office:value-type="float" office:value="4581.84">
            <text:p>4581.84</text:p>
          </table:table-cell>
          <table:table-cell table:style-name="ce2" office:value-type="float" office:value="-88.507">
            <text:p>-88.507</text:p>
          </table:table-cell>
          <table:table-cell table:style-name="ce2" office:value-type="float" office:value="53280.003">
            <text:p>53280.003</text:p>
          </table:table-cell>
          <table:table-cell table:style-name="ce2" office:value-type="float" office:value="148.0000083333">
            <text:p>148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57950.35">
            <text:p>57950.35</text:p>
          </table:table-cell>
          <table:table-cell office:value-type="float" office:value="350.35">
            <text:p>350.35</text:p>
          </table:table-cell>
          <table:table-cell office:value-type="float" office:value="5030.347">
            <text:p>5030.347</text:p>
          </table:table-cell>
          <table:table-cell office:value-type="float" office:value="350.347">
            <text:p>350.347</text:p>
          </table:table-cell>
        </table:table-row>
        <table:table-row table:style-name="ro2">
          <table:table-cell table:style-name="ce2" office:value-type="string">
            <text:p>1917-12-28 04:52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76.123">
            <text:p>276.12</text:p>
          </table:table-cell>
          <table:table-cell table:style-name="ce3" office:value-type="float" office:value="96.127">
            <text:p>96.13</text:p>
          </table:table-cell>
          <table:table-cell table:style-name="ce3" office:value-type="float" office:value="271.536">
            <text:p>271.54</text:p>
          </table:table-cell>
          <table:table-cell table:style-name="ce2" office:value-type="string">
            <text:p><text:s/>6 ♑ 07' 22"</text:p>
          </table:table-cell>
          <table:table-cell table:style-name="ce2" office:value-type="string">
            <text:p><text:s/>6 ♋ 07' 37"</text:p>
          </table:table-cell>
          <table:table-cell table:style-name="ce2" office:value-type="string">
            <text:p><text:s/>1 ♑ 32' 10"</text:p>
          </table:table-cell>
          <table:table-cell table:style-name="ce2" office:value-type="float" office:value="-23.308">
            <text:p>-23.308</text:p>
          </table:table-cell>
          <table:table-cell table:style-name="ce2" office:value-type="float" office:value="22.884">
            <text:p>22.884</text:p>
          </table:table-cell>
          <table:table-cell table:style-name="ce2" office:value-type="float" office:value="-0.424">
            <text:p>-0.424</text:p>
          </table:table-cell>
          <table:table-cell table:style-name="ce2" office:value-type="float" office:value="57696.127">
            <text:p>57696.127</text:p>
          </table:table-cell>
          <table:table-cell table:style-name="ce2" office:value-type="float" office:value="4596.123">
            <text:p>4596.123</text:p>
          </table:table-cell>
          <table:table-cell table:style-name="ce2" office:value-type="float" office:value="-88.464">
            <text:p>-88.464</text:p>
          </table:table-cell>
          <table:table-cell table:style-name="ce2" office:value-type="float" office:value="53460.004">
            <text:p>53460.004</text:p>
          </table:table-cell>
          <table:table-cell table:style-name="ce2" office:value-type="float" office:value="148.5000111111">
            <text:p>148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office:value-type="float" office:value="58144.591">
            <text:p>58144.591</text:p>
          </table:table-cell>
          <table:table-cell office:value-type="float" office:value="184.591">
            <text:p>184.591</text:p>
          </table:table-cell>
          <table:table-cell office:value-type="float" office:value="5044.587">
            <text:p>5044.587</text:p>
          </table:table-cell>
          <table:table-cell office:value-type="float" office:value="4.587">
            <text:p>4.587</text:p>
          </table:table-cell>
        </table:table-row>
        <table:table-row table:style-name="ro2">
          <table:table-cell table:style-name="ce2" office:value-type="string">
            <text:p>1918-01-12 17:36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91.951">
            <text:p>291.95</text:p>
          </table:table-cell>
          <table:table-cell table:style-name="ce3" office:value-type="float" office:value="291.952">
            <text:p>291.95</text:p>
          </table:table-cell>
          <table:table-cell table:style-name="ce3" office:value-type="float" office:value="271.497">
            <text:p>271.50</text:p>
          </table:table-cell>
          <table:table-cell table:style-name="ce2" office:value-type="string">
            <text:p>21 ♑ 57' 04"</text:p>
          </table:table-cell>
          <table:table-cell table:style-name="ce2" office:value-type="string">
            <text:p>21 ♑ 57' 08"</text:p>
          </table:table-cell>
          <table:table-cell table:style-name="ce2" office:value-type="string">
            <text:p><text:s/>1 ♑ 29' 49"</text:p>
          </table:table-cell>
          <table:table-cell table:style-name="ce2" office:value-type="float" office:value="-21.66">
            <text:p>-21.66</text:p>
          </table:table-cell>
          <table:table-cell table:style-name="ce2" office:value-type="float" office:value="-19.845">
            <text:p>-19.845</text:p>
          </table:table-cell>
          <table:table-cell table:style-name="ce2" office:value-type="float" office:value="1.839">
            <text:p>1.839</text:p>
          </table:table-cell>
          <table:table-cell table:style-name="ce2" office:value-type="float" office:value="57891.952">
            <text:p>57891.952</text:p>
          </table:table-cell>
          <table:table-cell table:style-name="ce2" office:value-type="float" office:value="4611.951">
            <text:p>4611.951</text:p>
          </table:table-cell>
          <table:table-cell table:style-name="ce2" office:value-type="float" office:value="-88.503">
            <text:p>-88.503</text:p>
          </table:table-cell>
          <table:table-cell table:style-name="ce2" office:value-type="float" office:value="53640.001">
            <text:p>53640.001</text:p>
          </table:table-cell>
          <table:table-cell table:style-name="ce2" office:value-type="float" office:value="149.0000027778">
            <text:p>149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58340.455">
            <text:p>58340.455</text:p>
          </table:table-cell>
          <table:table-cell office:value-type="float" office:value="20.455">
            <text:p>20.455</text:p>
          </table:table-cell>
          <table:table-cell office:value-type="float" office:value="5060.454">
            <text:p>5060.454</text:p>
          </table:table-cell>
          <table:table-cell office:value-type="float" office:value="20.454">
            <text:p>20.454</text:p>
          </table:table-cell>
        </table:table-row>
        <table:table-row table:style-name="ro2">
          <table:table-cell table:style-name="ce2" office:value-type="string">
            <text:p>1918-01-26 22:14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06.395">
            <text:p>306.40</text:p>
          </table:table-cell>
          <table:table-cell table:style-name="ce3" office:value-type="float" office:value="126.396">
            <text:p>126.40</text:p>
          </table:table-cell>
          <table:table-cell table:style-name="ce3" office:value-type="float" office:value="271.207">
            <text:p>271.21</text:p>
          </table:table-cell>
          <table:table-cell table:style-name="ce2" office:value-type="string">
            <text:p><text:s/>6 ♒ 23' 42"</text:p>
          </table:table-cell>
          <table:table-cell table:style-name="ce2" office:value-type="string">
            <text:p><text:s/>6 ♌ 23' 44"</text:p>
          </table:table-cell>
          <table:table-cell table:style-name="ce2" office:value-type="string">
            <text:p><text:s/>1 ♑ 12' 25"</text:p>
          </table:table-cell>
          <table:table-cell table:style-name="ce2" office:value-type="float" office:value="-18.683">
            <text:p>-18.683</text:p>
          </table:table-cell>
          <table:table-cell table:style-name="ce2" office:value-type="float" office:value="15.785">
            <text:p>15.785</text:p>
          </table:table-cell>
          <table:table-cell table:style-name="ce2" office:value-type="float" office:value="-2.991">
            <text:p>-2.991</text:p>
          </table:table-cell>
          <table:table-cell table:style-name="ce2" office:value-type="float" office:value="58086.396">
            <text:p>58086.396</text:p>
          </table:table-cell>
          <table:table-cell table:style-name="ce2" office:value-type="float" office:value="4626.395">
            <text:p>4626.395</text:p>
          </table:table-cell>
          <table:table-cell table:style-name="ce2" office:value-type="float" office:value="-88.793">
            <text:p>-88.793</text:p>
          </table:table-cell>
          <table:table-cell table:style-name="ce2" office:value-type="float" office:value="53820.001">
            <text:p>53820.001</text:p>
          </table:table-cell>
          <table:table-cell table:style-name="ce2" office:value-type="float" office:value="149.5000027778">
            <text:p>149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58535.189">
            <text:p>58535.189</text:p>
          </table:table-cell>
          <table:table-cell office:value-type="float" office:value="215.189">
            <text:p>215.189</text:p>
          </table:table-cell>
          <table:table-cell office:value-type="float" office:value="5075.188">
            <text:p>5075.188</text:p>
          </table:table-cell>
          <table:table-cell office:value-type="float" office:value="35.188">
            <text:p>35.188</text:p>
          </table:table-cell>
        </table:table-row>
        <table:table-row table:style-name="ro2">
          <table:table-cell table:style-name="ce2" office:value-type="string">
            <text:p>1918-02-11 05:05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21.893">
            <text:p>321.89</text:p>
          </table:table-cell>
          <table:table-cell table:style-name="ce3" office:value-type="float" office:value="321.896">
            <text:p>321.90</text:p>
          </table:table-cell>
          <table:table-cell table:style-name="ce3" office:value-type="float" office:value="270.324">
            <text:p>270.32</text:p>
          </table:table-cell>
          <table:table-cell table:style-name="ce2" office:value-type="string">
            <text:p>21 ♒ 53' 35"</text:p>
          </table:table-cell>
          <table:table-cell table:style-name="ce2" office:value-type="string">
            <text:p>21 ♒ 53' 46"</text:p>
          </table:table-cell>
          <table:table-cell table:style-name="ce2" office:value-type="string">
            <text:p><text:s/>0 ♑ 19' 27"</text:p>
          </table:table-cell>
          <table:table-cell table:style-name="ce2" office:value-type="float" office:value="-14.216">
            <text:p>-14.216</text:p>
          </table:table-cell>
          <table:table-cell table:style-name="ce2" office:value-type="float" office:value="-10.424">
            <text:p>-10.424</text:p>
          </table:table-cell>
          <table:table-cell table:style-name="ce2" office:value-type="float" office:value="4.003">
            <text:p>4.003</text:p>
          </table:table-cell>
          <table:table-cell table:style-name="ce2" office:value-type="float" office:value="58281.896">
            <text:p>58281.896</text:p>
          </table:table-cell>
          <table:table-cell table:style-name="ce2" office:value-type="float" office:value="4641.893">
            <text:p>4641.893</text:p>
          </table:table-cell>
          <table:table-cell table:style-name="ce2" office:value-type="float" office:value="-89.676">
            <text:p>-89.676</text:p>
          </table:table-cell>
          <table:table-cell table:style-name="ce2" office:value-type="float" office:value="54000.003">
            <text:p>54000.003</text:p>
          </table:table-cell>
          <table:table-cell table:style-name="ce2" office:value-type="float" office:value="150.0000083333">
            <text:p>150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58731.572">
            <text:p>58731.572</text:p>
          </table:table-cell>
          <table:table-cell office:value-type="float" office:value="51.572">
            <text:p>51.572</text:p>
          </table:table-cell>
          <table:table-cell office:value-type="float" office:value="5091.569">
            <text:p>5091.569</text:p>
          </table:table-cell>
          <table:table-cell office:value-type="float" office:value="51.569">
            <text:p>51.569</text:p>
          </table:table-cell>
        </table:table-row>
        <table:table-row table:style-name="ro2">
          <table:table-cell table:style-name="ce2" office:value-type="string">
            <text:p>1918-02-25 16:35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36.493">
            <text:p>336.49</text:p>
          </table:table-cell>
          <table:table-cell table:style-name="ce3" office:value-type="float" office:value="156.497">
            <text:p>156.50</text:p>
          </table:table-cell>
          <table:table-cell table:style-name="ce3" office:value-type="float" office:value="269.135">
            <text:p>269.14</text:p>
          </table:table-cell>
          <table:table-cell table:style-name="ce2" office:value-type="string">
            <text:p><text:s/>6 ♓ 29' 33"</text:p>
          </table:table-cell>
          <table:table-cell table:style-name="ce2" office:value-type="string">
            <text:p><text:s/>6 ♍ 29' 50"</text:p>
          </table:table-cell>
          <table:table-cell table:style-name="ce2" office:value-type="string">
            <text:p>29 ♐ 08' 06"</text:p>
          </table:table-cell>
          <table:table-cell table:style-name="ce2" office:value-type="float" office:value="-9.133">
            <text:p>-9.133</text:p>
          </table:table-cell>
          <table:table-cell table:style-name="ce2" office:value-type="float" office:value="4.816">
            <text:p>4.816</text:p>
          </table:table-cell>
          <table:table-cell table:style-name="ce2" office:value-type="float" office:value="-4.641">
            <text:p>-4.641</text:p>
          </table:table-cell>
          <table:table-cell table:style-name="ce2" office:value-type="float" office:value="58476.497">
            <text:p>58476.497</text:p>
          </table:table-cell>
          <table:table-cell table:style-name="ce2" office:value-type="float" office:value="4656.493">
            <text:p>4656.493</text:p>
          </table:table-cell>
          <table:table-cell table:style-name="ce2" office:value-type="float" office:value="-90.865">
            <text:p>-90.865</text:p>
          </table:table-cell>
          <table:table-cell table:style-name="ce2" office:value-type="float" office:value="54180.004">
            <text:p>54180.004</text:p>
          </table:table-cell>
          <table:table-cell table:style-name="ce2" office:value-type="float" office:value="150.5000111111">
            <text:p>150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office:value-type="float" office:value="58927.362">
            <text:p>58927.362</text:p>
          </table:table-cell>
          <table:table-cell office:value-type="float" office:value="247.362">
            <text:p>247.362</text:p>
          </table:table-cell>
          <table:table-cell office:value-type="float" office:value="5107.358">
            <text:p>5107.358</text:p>
          </table:table-cell>
          <table:table-cell office:value-type="float" office:value="67.358">
            <text:p>67.358</text:p>
          </table:table-cell>
        </table:table-row>
        <table:table-row table:style-name="ro2">
          <table:table-cell table:style-name="ce2" office:value-type="string">
            <text:p>1918-03-12 14:52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51.441">
            <text:p>351.44</text:p>
          </table:table-cell>
          <table:table-cell table:style-name="ce3" office:value-type="float" office:value="351.445">
            <text:p>351.45</text:p>
          </table:table-cell>
          <table:table-cell table:style-name="ce3" office:value-type="float" office:value="267.471">
            <text:p>267.47</text:p>
          </table:table-cell>
          <table:table-cell table:style-name="ce2" office:value-type="string">
            <text:p>21 ♓ 26' 26"</text:p>
          </table:table-cell>
          <table:table-cell table:style-name="ce2" office:value-type="string">
            <text:p>21 ♓ 26' 41"</text:p>
          </table:table-cell>
          <table:table-cell table:style-name="ce2" office:value-type="string">
            <text:p>27 ♐ 28' 15"</text:p>
          </table:table-cell>
          <table:table-cell table:style-name="ce2" office:value-type="float" office:value="-3.395">
            <text:p>-3.395</text:p>
          </table:table-cell>
          <table:table-cell table:style-name="ce2" office:value-type="float" office:value="1.18">
            <text:p>1.18</text:p>
          </table:table-cell>
          <table:table-cell table:style-name="ce2" office:value-type="float" office:value="4.975">
            <text:p>4.975</text:p>
          </table:table-cell>
          <table:table-cell table:style-name="ce2" office:value-type="float" office:value="58671.445">
            <text:p>58671.445</text:p>
          </table:table-cell>
          <table:table-cell table:style-name="ce2" office:value-type="float" office:value="4671.441">
            <text:p>4671.441</text:p>
          </table:table-cell>
          <table:table-cell table:style-name="ce2" office:value-type="float" office:value="-92.529">
            <text:p>-92.529</text:p>
          </table:table-cell>
          <table:table-cell table:style-name="ce2" office:value-type="float" office:value="54360.004">
            <text:p>54360.004</text:p>
          </table:table-cell>
          <table:table-cell table:style-name="ce2" office:value-type="float" office:value="151.0000111111">
            <text:p>151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59123.974">
            <text:p>59123.974</text:p>
          </table:table-cell>
          <table:table-cell office:value-type="float" office:value="83.974">
            <text:p>83.974</text:p>
          </table:table-cell>
          <table:table-cell office:value-type="float" office:value="5123.97">
            <text:p>5123.97</text:p>
          </table:table-cell>
          <table:table-cell office:value-type="float" office:value="83.97">
            <text:p>83.97</text:p>
          </table:table-cell>
        </table:table-row>
        <table:table-row table:style-name="ro2">
          <table:table-cell table:style-name="ce2" office:value-type="string">
            <text:p>1918-03-27 10:33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6.161">
            <text:p>6.16</text:p>
          </table:table-cell>
          <table:table-cell table:style-name="ce3" office:value-type="float" office:value="186.164">
            <text:p>186.16</text:p>
          </table:table-cell>
          <table:table-cell table:style-name="ce3" office:value-type="float" office:value="265.765">
            <text:p>265.77</text:p>
          </table:table-cell>
          <table:table-cell table:style-name="ce2" office:value-type="string">
            <text:p><text:s/>6 ♈ 09' 39"</text:p>
          </table:table-cell>
          <table:table-cell table:style-name="ce2" office:value-type="string">
            <text:p><text:s/>6 ♎ 09' 49"</text:p>
          </table:table-cell>
          <table:table-cell table:style-name="ce2" office:value-type="string">
            <text:p>25 ♐ 45' 52"</text:p>
          </table:table-cell>
          <table:table-cell table:style-name="ce2" office:value-type="float" office:value="2.448">
            <text:p>2.448</text:p>
          </table:table-cell>
          <table:table-cell table:style-name="ce2" office:value-type="float" office:value="-6.958">
            <text:p>-6.958</text:p>
          </table:table-cell>
          <table:table-cell table:style-name="ce2" office:value-type="float" office:value="-4.913">
            <text:p>-4.913</text:p>
          </table:table-cell>
          <table:table-cell table:style-name="ce2" office:value-type="float" office:value="58866.164">
            <text:p>58866.164</text:p>
          </table:table-cell>
          <table:table-cell table:style-name="ce2" office:value-type="float" office:value="4686.161">
            <text:p>4686.161</text:p>
          </table:table-cell>
          <table:table-cell table:style-name="ce2" office:value-type="float" office:value="-94.235">
            <text:p>-94.235</text:p>
          </table:table-cell>
          <table:table-cell table:style-name="ce2" office:value-type="float" office:value="54540.003">
            <text:p>54540.003</text:p>
          </table:table-cell>
          <table:table-cell table:style-name="ce2" office:value-type="float" office:value="151.5000083333">
            <text:p>151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59320.399">
            <text:p>59320.399</text:p>
          </table:table-cell>
          <table:table-cell office:value-type="float" office:value="280.399">
            <text:p>280.399</text:p>
          </table:table-cell>
          <table:table-cell office:value-type="float" office:value="5140.396">
            <text:p>5140.396</text:p>
          </table:table-cell>
          <table:table-cell office:value-type="float" office:value="100.396">
            <text:p>100.396</text:p>
          </table:table-cell>
        </table:table-row>
        <table:table-row table:style-name="ro2">
          <table:table-cell table:style-name="ce2" office:value-type="string">
            <text:p>1918-04-10 23:34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0.486">
            <text:p>20.49</text:p>
          </table:table-cell>
          <table:table-cell table:style-name="ce3" office:value-type="float" office:value="20.487">
            <text:p>20.49</text:p>
          </table:table-cell>
          <table:table-cell table:style-name="ce3" office:value-type="float" office:value="264.323">
            <text:p>264.32</text:p>
          </table:table-cell>
          <table:table-cell table:style-name="ce2" office:value-type="string">
            <text:p>20 ♈ 29' 08"</text:p>
          </table:table-cell>
          <table:table-cell table:style-name="ce2" office:value-type="string">
            <text:p>20 ♈ 29' 14"</text:p>
          </table:table-cell>
          <table:table-cell table:style-name="ce2" office:value-type="string">
            <text:p>24 ♐ 19' 21"</text:p>
          </table:table-cell>
          <table:table-cell table:style-name="ce2" office:value-type="float" office:value="8.006">
            <text:p>8.006</text:p>
          </table:table-cell>
          <table:table-cell table:style-name="ce2" office:value-type="float" office:value="12.204">
            <text:p>12.204</text:p>
          </table:table-cell>
          <table:table-cell table:style-name="ce2" office:value-type="float" office:value="4.536">
            <text:p>4.536</text:p>
          </table:table-cell>
          <table:table-cell table:style-name="ce2" office:value-type="float" office:value="59060.487">
            <text:p>59060.487</text:p>
          </table:table-cell>
          <table:table-cell table:style-name="ce2" office:value-type="float" office:value="4700.486">
            <text:p>4700.486</text:p>
          </table:table-cell>
          <table:table-cell table:style-name="ce2" office:value-type="float" office:value="-95.677">
            <text:p>-95.677</text:p>
          </table:table-cell>
          <table:table-cell table:style-name="ce2" office:value-type="float" office:value="54720.001">
            <text:p>54720.001</text:p>
          </table:table-cell>
          <table:table-cell table:style-name="ce2" office:value-type="float" office:value="152.0000027778">
            <text:p>152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59516.164">
            <text:p>59516.164</text:p>
          </table:table-cell>
          <table:table-cell office:value-type="float" office:value="116.164">
            <text:p>116.164</text:p>
          </table:table-cell>
          <table:table-cell office:value-type="float" office:value="5156.163">
            <text:p>5156.163</text:p>
          </table:table-cell>
          <table:table-cell office:value-type="float" office:value="116.163">
            <text:p>116.163</text:p>
          </table:table-cell>
        </table:table-row>
        <table:table-row table:style-name="ro2">
          <table:table-cell table:style-name="ce2" office:value-type="string">
            <text:p>1918-04-26 03:06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5.282">
            <text:p>35.28</text:p>
          </table:table-cell>
          <table:table-cell table:style-name="ce3" office:value-type="float" office:value="215.286">
            <text:p>215.29</text:p>
          </table:table-cell>
          <table:table-cell table:style-name="ce3" office:value-type="float" office:value="263.121">
            <text:p>263.12</text:p>
          </table:table-cell>
          <table:table-cell table:style-name="ce2" office:value-type="string">
            <text:p><text:s/>5 ♉ 16' 54"</text:p>
          </table:table-cell>
          <table:table-cell table:style-name="ce2" office:value-type="string">
            <text:p><text:s/>5 ♏ 17' 09"</text:p>
          </table:table-cell>
          <table:table-cell table:style-name="ce2" office:value-type="string">
            <text:p>23 ♐ 07' 16"</text:p>
          </table:table-cell>
          <table:table-cell table:style-name="ce2" office:value-type="float" office:value="13.288">
            <text:p>13.288</text:p>
          </table:table-cell>
          <table:table-cell table:style-name="ce2" office:value-type="float" office:value="-16.864">
            <text:p>-16.864</text:p>
          </table:table-cell>
          <table:table-cell table:style-name="ce2" office:value-type="float" office:value="-3.795">
            <text:p>-3.795</text:p>
          </table:table-cell>
          <table:table-cell table:style-name="ce2" office:value-type="float" office:value="59255.286">
            <text:p>59255.286</text:p>
          </table:table-cell>
          <table:table-cell table:style-name="ce2" office:value-type="float" office:value="4715.282">
            <text:p>4715.282</text:p>
          </table:table-cell>
          <table:table-cell table:style-name="ce2" office:value-type="float" office:value="-96.879">
            <text:p>-96.879</text:p>
          </table:table-cell>
          <table:table-cell table:style-name="ce2" office:value-type="float" office:value="54900.004">
            <text:p>54900.004</text:p>
          </table:table-cell>
          <table:table-cell table:style-name="ce2" office:value-type="float" office:value="152.5000111111">
            <text:p>152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office:value-type="float" office:value="59712.165">
            <text:p>59712.165</text:p>
          </table:table-cell>
          <table:table-cell office:value-type="float" office:value="312.165">
            <text:p>312.165</text:p>
          </table:table-cell>
          <table:table-cell office:value-type="float" office:value="5172.161">
            <text:p>5172.161</text:p>
          </table:table-cell>
          <table:table-cell office:value-type="float" office:value="132.161">
            <text:p>132.161</text:p>
          </table:table-cell>
        </table:table-row>
        <table:table-row table:style-name="ro2">
          <table:table-cell table:style-name="ce2" office:value-type="string">
            <text:p>1918-05-10 08:01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49.052">
            <text:p>49.05</text:p>
          </table:table-cell>
          <table:table-cell table:style-name="ce3" office:value-type="float" office:value="49.057">
            <text:p>49.06</text:p>
          </table:table-cell>
          <table:table-cell table:style-name="ce3" office:value-type="float" office:value="262.533">
            <text:p>262.53</text:p>
          </table:table-cell>
          <table:table-cell table:style-name="ce2" office:value-type="string">
            <text:p>19 ♉ 03' 07"</text:p>
          </table:table-cell>
          <table:table-cell table:style-name="ce2" office:value-type="string">
            <text:p>19 ♉ 03' 26"</text:p>
          </table:table-cell>
          <table:table-cell table:style-name="ce2" office:value-type="string">
            <text:p>22 ♐ 31' 58"</text:p>
          </table:table-cell>
          <table:table-cell table:style-name="ce2" office:value-type="float" office:value="17.492">
            <text:p>17.492</text:p>
          </table:table-cell>
          <table:table-cell table:style-name="ce2" office:value-type="float" office:value="20.25">
            <text:p>20.25</text:p>
          </table:table-cell>
          <table:table-cell table:style-name="ce2" office:value-type="float" office:value="2.868">
            <text:p>2.868</text:p>
          </table:table-cell>
          <table:table-cell table:style-name="ce2" office:value-type="float" office:value="59449.057">
            <text:p>59449.057</text:p>
          </table:table-cell>
          <table:table-cell table:style-name="ce2" office:value-type="float" office:value="4729.052">
            <text:p>4729.052</text:p>
          </table:table-cell>
          <table:table-cell table:style-name="ce2" office:value-type="float" office:value="-97.467">
            <text:p>-97.467</text:p>
          </table:table-cell>
          <table:table-cell table:style-name="ce2" office:value-type="float" office:value="55080.005">
            <text:p>55080.005</text:p>
          </table:table-cell>
          <table:table-cell table:style-name="ce2" office:value-type="float" office:value="153.0000138889">
            <text:p>153.0000138889</text:p>
          </table:table-cell>
          <table:table-cell table:style-name="ce2" office:value-type="float" office:value="0.005">
            <text:p>0.005</text:p>
          </table:table-cell>
          <table:table-cell table:style-name="ce2" office:value-type="float" office:value="30">
            <text:p>30</text:p>
          </table:table-cell>
          <table:table-cell office:value-type="float" office:value="59906.524">
            <text:p>59906.524</text:p>
          </table:table-cell>
          <table:table-cell office:value-type="float" office:value="146.524">
            <text:p>146.524</text:p>
          </table:table-cell>
          <table:table-cell office:value-type="float" office:value="5186.519">
            <text:p>5186.519</text:p>
          </table:table-cell>
          <table:table-cell office:value-type="float" office:value="146.519">
            <text:p>146.519</text:p>
          </table:table-cell>
        </table:table-row>
        <table:table-row table:style-name="ro2">
          <table:table-cell table:style-name="ce2" office:value-type="string">
            <text:p>1918-05-25 17:33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63.88">
            <text:p>63.88</text:p>
          </table:table-cell>
          <table:table-cell table:style-name="ce3" office:value-type="float" office:value="243.883">
            <text:p>243.88</text:p>
          </table:table-cell>
          <table:table-cell table:style-name="ce3" office:value-type="float" office:value="262.225">
            <text:p>262.23</text:p>
          </table:table-cell>
          <table:table-cell table:style-name="ce2" office:value-type="string">
            <text:p><text:s/>3 ♊ 52' 46"</text:p>
          </table:table-cell>
          <table:table-cell table:style-name="ce2" office:value-type="string">
            <text:p><text:s/>3 ♐ 52' 59"</text:p>
          </table:table-cell>
          <table:table-cell table:style-name="ce2" office:value-type="string">
            <text:p>22 ♐ 13' 29"</text:p>
          </table:table-cell>
          <table:table-cell table:style-name="ce2" office:value-type="float" office:value="20.934">
            <text:p>20.934</text:p>
          </table:table-cell>
          <table:table-cell table:style-name="ce2" office:value-type="float" office:value="-22.562">
            <text:p>-22.562</text:p>
          </table:table-cell>
          <table:table-cell table:style-name="ce2" office:value-type="float" office:value="-1.656">
            <text:p>-1.656</text:p>
          </table:table-cell>
          <table:table-cell table:style-name="ce2" office:value-type="float" office:value="59643.883">
            <text:p>59643.883</text:p>
          </table:table-cell>
          <table:table-cell table:style-name="ce2" office:value-type="float" office:value="4743.88">
            <text:p>4743.88</text:p>
          </table:table-cell>
          <table:table-cell table:style-name="ce2" office:value-type="float" office:value="-97.775">
            <text:p>-97.775</text:p>
          </table:table-cell>
          <table:table-cell table:style-name="ce2" office:value-type="float" office:value="55260.003">
            <text:p>55260.003</text:p>
          </table:table-cell>
          <table:table-cell table:style-name="ce2" office:value-type="float" office:value="153.5000083333">
            <text:p>153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60101.658">
            <text:p>60101.658</text:p>
          </table:table-cell>
          <table:table-cell office:value-type="float" office:value="341.658">
            <text:p>341.658</text:p>
          </table:table-cell>
          <table:table-cell office:value-type="float" office:value="5201.655">
            <text:p>5201.655</text:p>
          </table:table-cell>
          <table:table-cell office:value-type="float" office:value="161.655">
            <text:p>161.655</text:p>
          </table:table-cell>
        </table:table-row>
        <table:table-row table:style-name="ro2">
          <table:table-cell table:style-name="ce2" office:value-type="string">
            <text:p>1918-06-08 17:03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3" office:value-type="float" office:value="77.273">
            <text:p>77.27</text:p>
          </table:table-cell>
          <table:table-cell table:style-name="ce3" office:value-type="float" office:value="262.214">
            <text:p>262.21</text:p>
          </table:table-cell>
          <table:table-cell table:number-columns-repeated="2" table:style-name="ce2" office:value-type="string">
            <text:p>17 ♊ 16' 23"</text:p>
          </table:table-cell>
          <table:table-cell table:style-name="ce2" office:value-type="string">
            <text:p>22 ♐ 12' 49"</text:p>
          </table:table-cell>
          <table:table-cell table:style-name="ce2" office:value-type="float" office:value="22.84">
            <text:p>22.84</text:p>
          </table:table-cell>
          <table:table-cell table:style-name="ce2" office:value-type="float" office:value="23.294">
            <text:p>23.294</text:p>
          </table:table-cell>
          <table:table-cell table:style-name="ce2" office:value-type="float" office:value="0.456">
            <text:p>0.456</text:p>
          </table:table-cell>
          <table:table-cell table:style-name="ce2" office:value-type="float" office:value="59837.273">
            <text:p>59837.273</text:p>
          </table:table-cell>
          <table:table-cell table:style-name="ce2" office:value-type="float" office:value="4757.273">
            <text:p>4757.273</text:p>
          </table:table-cell>
          <table:table-cell table:style-name="ce2" office:value-type="float" office:value="-97.786">
            <text:p>-97.786</text:p>
          </table:table-cell>
          <table:table-cell table:style-name="ce2" office:value-type="float" office:value="55440">
            <text:p>55440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0">
            <text:p>30</text:p>
          </table:table-cell>
          <table:table-cell office:value-type="float" office:value="60295.059">
            <text:p>60295.059</text:p>
          </table:table-cell>
          <table:table-cell office:value-type="float" office:value="175.059">
            <text:p>175.059</text:p>
          </table:table-cell>
          <table:table-cell office:value-type="float" office:value="5215.059">
            <text:p>5215.059</text:p>
          </table:table-cell>
          <table:table-cell office:value-type="float" office:value="175.059">
            <text:p>175.059</text:p>
          </table:table-cell>
        </table:table-row>
        <table:table-row table:style-name="ro2">
          <table:table-cell table:style-name="ce2" office:value-type="string">
            <text:p>1918-06-24 05:38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92.098">
            <text:p>92.10</text:p>
          </table:table-cell>
          <table:table-cell table:style-name="ce3" office:value-type="float" office:value="272.101">
            <text:p>272.10</text:p>
          </table:table-cell>
          <table:table-cell table:style-name="ce3" office:value-type="float" office:value="262.269">
            <text:p>262.27</text:p>
          </table:table-cell>
          <table:table-cell table:style-name="ce2" office:value-type="string">
            <text:p><text:s/>2 ♋ 05' 52"</text:p>
          </table:table-cell>
          <table:table-cell table:style-name="ce2" office:value-type="string">
            <text:p><text:s/>2 ♑ 06' 02"</text:p>
          </table:table-cell>
          <table:table-cell table:style-name="ce2" office:value-type="string">
            <text:p>22 ♐ 16' 08"</text:p>
          </table:table-cell>
          <table:table-cell table:style-name="ce2" office:value-type="float" office:value="23.433">
            <text:p>23.433</text:p>
          </table:table-cell>
          <table:table-cell table:style-name="ce2" office:value-type="float" office:value="-22.53">
            <text:p>-22.53</text:p>
          </table:table-cell>
          <table:table-cell table:style-name="ce2" office:value-type="float" office:value="0.903">
            <text:p>0.903</text:p>
          </table:table-cell>
          <table:table-cell table:style-name="ce2" office:value-type="float" office:value="60032.101">
            <text:p>60032.101</text:p>
          </table:table-cell>
          <table:table-cell table:style-name="ce2" office:value-type="float" office:value="4772.098">
            <text:p>4772.098</text:p>
          </table:table-cell>
          <table:table-cell table:style-name="ce2" office:value-type="float" office:value="-97.731">
            <text:p>-97.731</text:p>
          </table:table-cell>
          <table:table-cell table:style-name="ce2" office:value-type="float" office:value="55620.003">
            <text:p>55620.003</text:p>
          </table:table-cell>
          <table:table-cell table:style-name="ce2" office:value-type="float" office:value="154.5000083333">
            <text:p>154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60489.832">
            <text:p>60489.832</text:p>
          </table:table-cell>
          <table:table-cell office:value-type="float" office:value="9.832">
            <text:p>9.832</text:p>
          </table:table-cell>
          <table:table-cell office:value-type="float" office:value="5229.829">
            <text:p>5229.829</text:p>
          </table:table-cell>
          <table:table-cell office:value-type="float" office:value="189.829">
            <text:p>189.829</text:p>
          </table:table-cell>
        </table:table-row>
        <table:table-row table:style-name="ro2">
          <table:table-cell table:style-name="ce2" office:value-type="string">
            <text:p>1918-07-08 03:22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05.357">
            <text:p>105.36</text:p>
          </table:table-cell>
          <table:table-cell table:style-name="ce3" office:value-type="float" office:value="105.358">
            <text:p>105.36</text:p>
          </table:table-cell>
          <table:table-cell table:style-name="ce3" office:value-type="float" office:value="262.19">
            <text:p>262.19</text:p>
          </table:table-cell>
          <table:table-cell table:style-name="ce2" office:value-type="string">
            <text:p>15 ♋ 21' 24"</text:p>
          </table:table-cell>
          <table:table-cell table:style-name="ce2" office:value-type="string">
            <text:p>15 ♋ 21' 27"</text:p>
          </table:table-cell>
          <table:table-cell table:style-name="ce2" office:value-type="string">
            <text:p>22 ♐ 11' 24"</text:p>
          </table:table-cell>
          <table:table-cell table:style-name="ce2" office:value-type="float" office:value="22.565">
            <text:p>22.565</text:p>
          </table:table-cell>
          <table:table-cell table:style-name="ce2" office:value-type="float" office:value="20.514">
            <text:p>20.514</text:p>
          </table:table-cell>
          <table:table-cell table:style-name="ce2" office:value-type="float" office:value="-2.064">
            <text:p>-2.064</text:p>
          </table:table-cell>
          <table:table-cell table:style-name="ce2" office:value-type="float" office:value="60225.358">
            <text:p>60225.358</text:p>
          </table:table-cell>
          <table:table-cell table:style-name="ce2" office:value-type="float" office:value="4785.357">
            <text:p>4785.357</text:p>
          </table:table-cell>
          <table:table-cell table:style-name="ce2" office:value-type="float" office:value="-97.81">
            <text:p>-97.81</text:p>
          </table:table-cell>
          <table:table-cell table:style-name="ce2" office:value-type="float" office:value="55800.001">
            <text:p>55800.001</text:p>
          </table:table-cell>
          <table:table-cell table:style-name="ce2" office:value-type="float" office:value="155.0000027778">
            <text:p>155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60683.168">
            <text:p>60683.168</text:p>
          </table:table-cell>
          <table:table-cell office:value-type="float" office:value="203.168">
            <text:p>203.168</text:p>
          </table:table-cell>
          <table:table-cell office:value-type="float" office:value="5243.167">
            <text:p>5243.167</text:p>
          </table:table-cell>
          <table:table-cell office:value-type="float" office:value="203.167">
            <text:p>203.167</text:p>
          </table:table-cell>
        </table:table-row>
        <table:table-row table:style-name="ro2">
          <table:table-cell table:style-name="ce2" office:value-type="string">
            <text:p>1918-07-23 15:35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20.154">
            <text:p>120.15</text:p>
          </table:table-cell>
          <table:table-cell table:style-name="ce3" office:value-type="float" office:value="300.155">
            <text:p>300.16</text:p>
          </table:table-cell>
          <table:table-cell table:style-name="ce3" office:value-type="float" office:value="261.781">
            <text:p>261.78</text:p>
          </table:table-cell>
          <table:table-cell table:style-name="ce2" office:value-type="string">
            <text:p><text:s/>0 ♌ 09' 14"</text:p>
          </table:table-cell>
          <table:table-cell table:style-name="ce2" office:value-type="string">
            <text:p><text:s/>0 ♒ 09' 19"</text:p>
          </table:table-cell>
          <table:table-cell table:style-name="ce2" office:value-type="string">
            <text:p>21 ♐ 46' 51"</text:p>
          </table:table-cell>
          <table:table-cell table:style-name="ce2" office:value-type="float" office:value="20.126">
            <text:p>20.126</text:p>
          </table:table-cell>
          <table:table-cell table:style-name="ce2" office:value-type="float" office:value="-16.985">
            <text:p>-16.985</text:p>
          </table:table-cell>
          <table:table-cell table:style-name="ce2" office:value-type="float" office:value="3.213">
            <text:p>3.213</text:p>
          </table:table-cell>
          <table:table-cell table:style-name="ce2" office:value-type="float" office:value="60420.155">
            <text:p>60420.155</text:p>
          </table:table-cell>
          <table:table-cell table:style-name="ce2" office:value-type="float" office:value="4800.154">
            <text:p>4800.154</text:p>
          </table:table-cell>
          <table:table-cell table:style-name="ce2" office:value-type="float" office:value="-98.219">
            <text:p>-98.219</text:p>
          </table:table-cell>
          <table:table-cell table:style-name="ce2" office:value-type="float" office:value="55980.001">
            <text:p>55980.001</text:p>
          </table:table-cell>
          <table:table-cell table:style-name="ce2" office:value-type="float" office:value="155.5000027778">
            <text:p>155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60878.374">
            <text:p>60878.374</text:p>
          </table:table-cell>
          <table:table-cell office:value-type="float" office:value="38.374">
            <text:p>38.374</text:p>
          </table:table-cell>
          <table:table-cell office:value-type="float" office:value="5258.373">
            <text:p>5258.373</text:p>
          </table:table-cell>
          <table:table-cell office:value-type="float" office:value="218.373">
            <text:p>218.373</text:p>
          </table:table-cell>
        </table:table-row>
        <table:table-row table:style-name="ro2">
          <table:table-cell table:style-name="ce2" office:value-type="string">
            <text:p>1918-08-06 15:30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33.543">
            <text:p>133.54</text:p>
          </table:table-cell>
          <table:table-cell table:style-name="ce3" office:value-type="float" office:value="133.546">
            <text:p>133.55</text:p>
          </table:table-cell>
          <table:table-cell table:style-name="ce3" office:value-type="float" office:value="261.074">
            <text:p>261.07</text:p>
          </table:table-cell>
          <table:table-cell table:style-name="ce2" office:value-type="string">
            <text:p>13 ♌ 32' 33"</text:p>
          </table:table-cell>
          <table:table-cell table:style-name="ce2" office:value-type="string">
            <text:p>13 ♌ 32' 44"</text:p>
          </table:table-cell>
          <table:table-cell table:style-name="ce2" office:value-type="string">
            <text:p>21 ♐ 04' 27"</text:p>
          </table:table-cell>
          <table:table-cell table:style-name="ce2" office:value-type="float" office:value="16.765">
            <text:p>16.765</text:p>
          </table:table-cell>
          <table:table-cell table:style-name="ce2" office:value-type="float" office:value="12.886">
            <text:p>12.886</text:p>
          </table:table-cell>
          <table:table-cell table:style-name="ce2" office:value-type="float" office:value="-4.044">
            <text:p>-4.044</text:p>
          </table:table-cell>
          <table:table-cell table:style-name="ce2" office:value-type="float" office:value="60613.546">
            <text:p>60613.546</text:p>
          </table:table-cell>
          <table:table-cell table:style-name="ce2" office:value-type="float" office:value="4813.543">
            <text:p>4813.543</text:p>
          </table:table-cell>
          <table:table-cell table:style-name="ce2" office:value-type="float" office:value="-98.926">
            <text:p>-98.926</text:p>
          </table:table-cell>
          <table:table-cell table:style-name="ce2" office:value-type="float" office:value="56160.003">
            <text:p>56160.003</text:p>
          </table:table-cell>
          <table:table-cell table:style-name="ce2" office:value-type="float" office:value="156.0000083333">
            <text:p>156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61072.472">
            <text:p>61072.472</text:p>
          </table:table-cell>
          <table:table-cell office:value-type="float" office:value="232.472">
            <text:p>232.472</text:p>
          </table:table-cell>
          <table:table-cell office:value-type="float" office:value="5272.469">
            <text:p>5272.469</text:p>
          </table:table-cell>
          <table:table-cell office:value-type="float" office:value="232.469">
            <text:p>232.469</text:p>
          </table:table-cell>
        </table:table-row>
        <table:table-row table:style-name="ro2">
          <table:table-cell table:style-name="ce2" office:value-type="string">
            <text:p>1918-08-22 00:02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48.297">
            <text:p>148.30</text:p>
          </table:table-cell>
          <table:table-cell table:style-name="ce3" office:value-type="float" office:value="328.299">
            <text:p>328.30</text:p>
          </table:table-cell>
          <table:table-cell table:style-name="ce3" office:value-type="float" office:value="259.782">
            <text:p>259.78</text:p>
          </table:table-cell>
          <table:table-cell table:style-name="ce2" office:value-type="string">
            <text:p>28 ♌ 17' 47"</text:p>
          </table:table-cell>
          <table:table-cell table:style-name="ce2" office:value-type="string">
            <text:p>28 ♒ 17' 57"</text:p>
          </table:table-cell>
          <table:table-cell table:style-name="ce2" office:value-type="string">
            <text:p>19 ♐ 46' 56"</text:p>
          </table:table-cell>
          <table:table-cell table:style-name="ce2" office:value-type="float" office:value="12.071">
            <text:p>12.071</text:p>
          </table:table-cell>
          <table:table-cell table:style-name="ce2" office:value-type="float" office:value="-7.667">
            <text:p>-7.667</text:p>
          </table:table-cell>
          <table:table-cell table:style-name="ce2" office:value-type="float" office:value="4.689">
            <text:p>4.689</text:p>
          </table:table-cell>
          <table:table-cell table:style-name="ce2" office:value-type="float" office:value="60808.299">
            <text:p>60808.299</text:p>
          </table:table-cell>
          <table:table-cell table:style-name="ce2" office:value-type="float" office:value="4828.297">
            <text:p>4828.297</text:p>
          </table:table-cell>
          <table:table-cell table:style-name="ce2" office:value-type="float" office:value="-100.218">
            <text:p>-100.218</text:p>
          </table:table-cell>
          <table:table-cell table:style-name="ce2" office:value-type="float" office:value="56340.002">
            <text:p>56340.002</text:p>
          </table:table-cell>
          <table:table-cell table:style-name="ce2" office:value-type="float" office:value="156.5000055556">
            <text:p>156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office:value-type="float" office:value="61268.517">
            <text:p>61268.517</text:p>
          </table:table-cell>
          <table:table-cell office:value-type="float" office:value="68.517">
            <text:p>68.517</text:p>
          </table:table-cell>
          <table:table-cell office:value-type="float" office:value="5288.515">
            <text:p>5288.515</text:p>
          </table:table-cell>
          <table:table-cell office:value-type="float" office:value="248.515">
            <text:p>248.515</text:p>
          </table:table-cell>
        </table:table-row>
        <table:table-row table:style-name="ro2">
          <table:table-cell table:style-name="ce2" office:value-type="string">
            <text:p>1918-09-05 05:44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62.059">
            <text:p>162.06</text:p>
          </table:table-cell>
          <table:table-cell table:style-name="ce3" office:value-type="float" office:value="162.062">
            <text:p>162.06</text:p>
          </table:table-cell>
          <table:table-cell table:style-name="ce3" office:value-type="float" office:value="258.343">
            <text:p>258.34</text:p>
          </table:table-cell>
          <table:table-cell table:style-name="ce2" office:value-type="string">
            <text:p>12 ♍ 03' 30"</text:p>
          </table:table-cell>
          <table:table-cell table:style-name="ce2" office:value-type="string">
            <text:p>12 ♍ 03' 43"</text:p>
          </table:table-cell>
          <table:table-cell table:style-name="ce2" office:value-type="string">
            <text:p>18 ♐ 20' 33"</text:p>
          </table:table-cell>
          <table:table-cell table:style-name="ce2" office:value-type="float" office:value="7.041">
            <text:p>7.041</text:p>
          </table:table-cell>
          <table:table-cell table:style-name="ce2" office:value-type="float" office:value="2.448">
            <text:p>2.448</text:p>
          </table:table-cell>
          <table:table-cell table:style-name="ce2" office:value-type="float" office:value="-4.965">
            <text:p>-4.965</text:p>
          </table:table-cell>
          <table:table-cell table:style-name="ce2" office:value-type="float" office:value="61002.062">
            <text:p>61002.062</text:p>
          </table:table-cell>
          <table:table-cell table:style-name="ce2" office:value-type="float" office:value="4842.059">
            <text:p>4842.059</text:p>
          </table:table-cell>
          <table:table-cell table:style-name="ce2" office:value-type="float" office:value="-101.657">
            <text:p>-101.657</text:p>
          </table:table-cell>
          <table:table-cell table:style-name="ce2" office:value-type="float" office:value="56520.003">
            <text:p>56520.003</text:p>
          </table:table-cell>
          <table:table-cell table:style-name="ce2" office:value-type="float" office:value="157.0000083333">
            <text:p>157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61463.719">
            <text:p>61463.719</text:p>
          </table:table-cell>
          <table:table-cell office:value-type="float" office:value="263.719">
            <text:p>263.719</text:p>
          </table:table-cell>
          <table:table-cell office:value-type="float" office:value="5303.716">
            <text:p>5303.716</text:p>
          </table:table-cell>
          <table:table-cell office:value-type="float" office:value="263.716">
            <text:p>263.716</text:p>
          </table:table-cell>
        </table:table-row>
        <table:table-row table:style-name="ro2">
          <table:table-cell table:style-name="ce2" office:value-type="string">
            <text:p>1918-09-20 08:01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76.756">
            <text:p>176.76</text:p>
          </table:table-cell>
          <table:table-cell table:style-name="ce3" office:value-type="float" office:value="356.76">
            <text:p>356.76</text:p>
          </table:table-cell>
          <table:table-cell table:style-name="ce3" office:value-type="float" office:value="256.662">
            <text:p>256.66</text:p>
          </table:table-cell>
          <table:table-cell table:style-name="ce2" office:value-type="string">
            <text:p>26 ♍ 45' 22"</text:p>
          </table:table-cell>
          <table:table-cell table:style-name="ce2" office:value-type="string">
            <text:p>26 ♓ 45' 37"</text:p>
          </table:table-cell>
          <table:table-cell table:style-name="ce2" office:value-type="string">
            <text:p>16 ♐ 39' 44"</text:p>
          </table:table-cell>
          <table:table-cell table:style-name="ce2" office:value-type="float" office:value="1.29">
            <text:p>1.29</text:p>
          </table:table-cell>
          <table:table-cell table:style-name="ce2" office:value-type="float" office:value="3.24">
            <text:p>3.24</text:p>
          </table:table-cell>
          <table:table-cell table:style-name="ce2" office:value-type="float" office:value="4.936">
            <text:p>4.936</text:p>
          </table:table-cell>
          <table:table-cell table:style-name="ce2" office:value-type="float" office:value="61196.76">
            <text:p>61196.76</text:p>
          </table:table-cell>
          <table:table-cell table:style-name="ce2" office:value-type="float" office:value="4856.756">
            <text:p>4856.756</text:p>
          </table:table-cell>
          <table:table-cell table:style-name="ce2" office:value-type="float" office:value="-103.338">
            <text:p>-103.338</text:p>
          </table:table-cell>
          <table:table-cell table:style-name="ce2" office:value-type="float" office:value="56700.004">
            <text:p>56700.004</text:p>
          </table:table-cell>
          <table:table-cell table:style-name="ce2" office:value-type="float" office:value="157.5000111111">
            <text:p>157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office:value-type="float" office:value="61660.098">
            <text:p>61660.098</text:p>
          </table:table-cell>
          <table:table-cell office:value-type="float" office:value="100.098">
            <text:p>100.098</text:p>
          </table:table-cell>
          <table:table-cell office:value-type="float" office:value="5320.094">
            <text:p>5320.094</text:p>
          </table:table-cell>
          <table:table-cell office:value-type="float" office:value="280.094">
            <text:p>280.094</text:p>
          </table:table-cell>
        </table:table-row>
        <table:table-row table:style-name="ro2">
          <table:table-cell table:style-name="ce2" office:value-type="string">
            <text:p>1918-10-04 22:06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91.075">
            <text:p>191.08</text:p>
          </table:table-cell>
          <table:table-cell table:style-name="ce3" office:value-type="float" office:value="191.079">
            <text:p>191.08</text:p>
          </table:table-cell>
          <table:table-cell table:style-name="ce3" office:value-type="float" office:value="255.137">
            <text:p>255.14</text:p>
          </table:table-cell>
          <table:table-cell table:style-name="ce2" office:value-type="string">
            <text:p>11 ♎ 04' 28"</text:p>
          </table:table-cell>
          <table:table-cell table:style-name="ce2" office:value-type="string">
            <text:p>11 ♎ 04' 43"</text:p>
          </table:table-cell>
          <table:table-cell table:style-name="ce2" office:value-type="string">
            <text:p>15 ♐ 08' 12"</text:p>
          </table:table-cell>
          <table:table-cell table:style-name="ce2" office:value-type="float" office:value="-4.384">
            <text:p>-4.384</text:p>
          </table:table-cell>
          <table:table-cell table:style-name="ce2" office:value-type="float" office:value="-8.558">
            <text:p>-8.558</text:p>
          </table:table-cell>
          <table:table-cell table:style-name="ce2" office:value-type="float" office:value="-4.538">
            <text:p>-4.538</text:p>
          </table:table-cell>
          <table:table-cell table:style-name="ce2" office:value-type="float" office:value="61391.079">
            <text:p>61391.079</text:p>
          </table:table-cell>
          <table:table-cell table:style-name="ce2" office:value-type="float" office:value="4871.075">
            <text:p>4871.075</text:p>
          </table:table-cell>
          <table:table-cell table:style-name="ce2" office:value-type="float" office:value="-104.863">
            <text:p>-104.863</text:p>
          </table:table-cell>
          <table:table-cell table:style-name="ce2" office:value-type="float" office:value="56880.004">
            <text:p>56880.004</text:p>
          </table:table-cell>
          <table:table-cell table:style-name="ce2" office:value-type="float" office:value="158.0000111111">
            <text:p>158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61855.942">
            <text:p>61855.942</text:p>
          </table:table-cell>
          <table:table-cell office:value-type="float" office:value="295.942">
            <text:p>295.942</text:p>
          </table:table-cell>
          <table:table-cell office:value-type="float" office:value="5335.938">
            <text:p>5335.938</text:p>
          </table:table-cell>
          <table:table-cell office:value-type="float" office:value="295.938">
            <text:p>295.938</text:p>
          </table:table-cell>
        </table:table-row>
        <table:table-row table:style-name="ro2">
          <table:table-cell table:style-name="ce2" office:value-type="string">
            <text:p>1918-10-19 16:35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05.696">
            <text:p>205.70</text:p>
          </table:table-cell>
          <table:table-cell table:style-name="ce3" office:value-type="float" office:value="25.702">
            <text:p>25.70</text:p>
          </table:table-cell>
          <table:table-cell table:style-name="ce3" office:value-type="float" office:value="254.047">
            <text:p>254.05</text:p>
          </table:table-cell>
          <table:table-cell table:style-name="ce2" office:value-type="string">
            <text:p>25 ♎ 41' 46"</text:p>
          </table:table-cell>
          <table:table-cell table:style-name="ce2" office:value-type="string">
            <text:p>25 ♈ 42' 08"</text:p>
          </table:table-cell>
          <table:table-cell table:style-name="ce2" office:value-type="string">
            <text:p>14 ♐ 02' 47"</text:p>
          </table:table-cell>
          <table:table-cell table:style-name="ce2" office:value-type="float" office:value="-9.936">
            <text:p>-9.936</text:p>
          </table:table-cell>
          <table:table-cell table:style-name="ce2" office:value-type="float" office:value="13.506">
            <text:p>13.506</text:p>
          </table:table-cell>
          <table:table-cell table:style-name="ce2" office:value-type="float" office:value="3.835">
            <text:p>3.835</text:p>
          </table:table-cell>
          <table:table-cell table:style-name="ce2" office:value-type="float" office:value="61585.702">
            <text:p>61585.702</text:p>
          </table:table-cell>
          <table:table-cell table:style-name="ce2" office:value-type="float" office:value="4885.696">
            <text:p>4885.696</text:p>
          </table:table-cell>
          <table:table-cell table:style-name="ce2" office:value-type="float" office:value="-105.953">
            <text:p>-105.953</text:p>
          </table:table-cell>
          <table:table-cell table:style-name="ce2" office:value-type="float" office:value="57060.006">
            <text:p>57060.006</text:p>
          </table:table-cell>
          <table:table-cell table:style-name="ce2" office:value-type="float" office:value="158.5000166667">
            <text:p>158.5000166667</text:p>
          </table:table-cell>
          <table:table-cell table:style-name="ce2" office:value-type="float" office:value="180.006">
            <text:p>180.006</text:p>
          </table:table-cell>
          <table:table-cell table:style-name="ce2" office:value-type="float" office:value="15">
            <text:p>15</text:p>
          </table:table-cell>
          <table:table-cell office:value-type="float" office:value="62051.655">
            <text:p>62051.655</text:p>
          </table:table-cell>
          <table:table-cell office:value-type="float" office:value="131.655">
            <text:p>131.655</text:p>
          </table:table-cell>
          <table:table-cell office:value-type="float" office:value="5351.649">
            <text:p>5351.649</text:p>
          </table:table-cell>
          <table:table-cell office:value-type="float" office:value="311.649">
            <text:p>311.649</text:p>
          </table:table-cell>
        </table:table-row>
        <table:table-row table:style-name="ro2">
          <table:table-cell table:style-name="ce2" office:value-type="string">
            <text:p>1918-11-03 16:02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20.646">
            <text:p>220.65</text:p>
          </table:table-cell>
          <table:table-cell table:style-name="ce3" office:value-type="float" office:value="220.651">
            <text:p>220.65</text:p>
          </table:table-cell>
          <table:table-cell table:style-name="ce3" office:value-type="float" office:value="253.273">
            <text:p>253.27</text:p>
          </table:table-cell>
          <table:table-cell table:style-name="ce2" office:value-type="string">
            <text:p>10 ♏ 38' 44"</text:p>
          </table:table-cell>
          <table:table-cell table:style-name="ce2" office:value-type="string">
            <text:p>10 ♏ 39' 03"</text:p>
          </table:table-cell>
          <table:table-cell table:style-name="ce2" office:value-type="string">
            <text:p>13 ♐ 16' 22"</text:p>
          </table:table-cell>
          <table:table-cell table:style-name="ce2" office:value-type="float" office:value="-15.023">
            <text:p>-15.023</text:p>
          </table:table-cell>
          <table:table-cell table:style-name="ce2" office:value-type="float" office:value="-17.69">
            <text:p>-17.69</text:p>
          </table:table-cell>
          <table:table-cell table:style-name="ce2" office:value-type="float" office:value="-2.808">
            <text:p>-2.808</text:p>
          </table:table-cell>
          <table:table-cell table:style-name="ce2" office:value-type="float" office:value="61780.651">
            <text:p>61780.651</text:p>
          </table:table-cell>
          <table:table-cell table:style-name="ce2" office:value-type="float" office:value="4900.646">
            <text:p>4900.646</text:p>
          </table:table-cell>
          <table:table-cell table:style-name="ce2" office:value-type="float" office:value="-106.727">
            <text:p>-106.727</text:p>
          </table:table-cell>
          <table:table-cell table:style-name="ce2" office:value-type="float" office:value="57240.005">
            <text:p>57240.005</text:p>
          </table:table-cell>
          <table:table-cell table:style-name="ce2" office:value-type="float" office:value="159.0000138889">
            <text:p>159.0000138889</text:p>
          </table:table-cell>
          <table:table-cell table:style-name="ce2" office:value-type="float" office:value="0.005">
            <text:p>0.005</text:p>
          </table:table-cell>
          <table:table-cell table:style-name="ce2" office:value-type="float" office:value="30">
            <text:p>30</text:p>
          </table:table-cell>
          <table:table-cell office:value-type="float" office:value="62247.378">
            <text:p>62247.378</text:p>
          </table:table-cell>
          <table:table-cell office:value-type="float" office:value="327.378">
            <text:p>327.378</text:p>
          </table:table-cell>
          <table:table-cell office:value-type="float" office:value="5367.373">
            <text:p>5367.373</text:p>
          </table:table-cell>
          <table:table-cell office:value-type="float" office:value="327.373">
            <text:p>327.373</text:p>
          </table:table-cell>
        </table:table-row>
        <table:table-row table:style-name="ro2">
          <table:table-cell table:style-name="ce2" office:value-type="string">
            <text:p>1918-11-18 02:33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35.165">
            <text:p>235.17</text:p>
          </table:table-cell>
          <table:table-cell table:style-name="ce3" office:value-type="float" office:value="55.165">
            <text:p>55.17</text:p>
          </table:table-cell>
          <table:table-cell table:style-name="ce3" office:value-type="float" office:value="253.053">
            <text:p>253.05</text:p>
          </table:table-cell>
          <table:table-cell table:style-name="ce2" office:value-type="string">
            <text:p>25 ♏ 09' 53"</text:p>
          </table:table-cell>
          <table:table-cell table:style-name="ce2" office:value-type="string">
            <text:p>25 ♉ 09' 55"</text:p>
          </table:table-cell>
          <table:table-cell table:style-name="ce2" office:value-type="string">
            <text:p>13 ♐ 03' 12"</text:p>
          </table:table-cell>
          <table:table-cell table:style-name="ce2" office:value-type="float" office:value="-19.064">
            <text:p>-19.064</text:p>
          </table:table-cell>
          <table:table-cell table:style-name="ce2" office:value-type="float" office:value="20.637">
            <text:p>20.637</text:p>
          </table:table-cell>
          <table:table-cell table:style-name="ce2" office:value-type="float" office:value="1.621">
            <text:p>1.621</text:p>
          </table:table-cell>
          <table:table-cell table:style-name="ce2" office:value-type="float" office:value="61975.165">
            <text:p>61975.165</text:p>
          </table:table-cell>
          <table:table-cell table:style-name="ce2" office:value-type="float" office:value="4915.165">
            <text:p>4915.165</text:p>
          </table:table-cell>
          <table:table-cell table:style-name="ce2" office:value-type="float" office:value="-106.947">
            <text:p>-106.947</text:p>
          </table:table-cell>
          <table:table-cell table:style-name="ce2" office:value-type="float" office:value="57420">
            <text:p>57420</text:p>
          </table:table-cell>
          <table:table-cell table:style-name="ce2" office:value-type="float" office:value="159.5">
            <text:p>159.5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5">
            <text:p>15</text:p>
          </table:table-cell>
          <table:table-cell office:value-type="float" office:value="62442.112">
            <text:p>62442.112</text:p>
          </table:table-cell>
          <table:table-cell office:value-type="float" office:value="162.112">
            <text:p>162.112</text:p>
          </table:table-cell>
          <table:table-cell office:value-type="float" office:value="5382.112">
            <text:p>5382.112</text:p>
          </table:table-cell>
          <table:table-cell office:value-type="float" office:value="342.112">
            <text:p>342.112</text:p>
          </table:table-cell>
        </table:table-row>
        <table:table-row table:style-name="ro2">
          <table:table-cell table:style-name="ce2" office:value-type="string">
            <text:p>1918-12-03 10:20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50.671">
            <text:p>250.67</text:p>
          </table:table-cell>
          <table:table-cell table:style-name="ce3" office:value-type="float" office:value="250.676">
            <text:p>250.68</text:p>
          </table:table-cell>
          <table:table-cell table:style-name="ce3" office:value-type="float" office:value="253.036">
            <text:p>253.04</text:p>
          </table:table-cell>
          <table:table-cell table:style-name="ce2" office:value-type="string">
            <text:p>10 ♐ 40' 16"</text:p>
          </table:table-cell>
          <table:table-cell table:style-name="ce2" office:value-type="string">
            <text:p>10 ♐ 40' 32"</text:p>
          </table:table-cell>
          <table:table-cell table:style-name="ce2" office:value-type="string">
            <text:p>13 ♐ 02' 09"</text:p>
          </table:table-cell>
          <table:table-cell table:style-name="ce2" office:value-type="float" office:value="-22.055">
            <text:p>-22.055</text:p>
          </table:table-cell>
          <table:table-cell table:style-name="ce2" office:value-type="float" office:value="-22.272">
            <text:p>-22.272</text:p>
          </table:table-cell>
          <table:table-cell table:style-name="ce2" office:value-type="float" office:value="-0.219">
            <text:p>-0.219</text:p>
          </table:table-cell>
          <table:table-cell table:style-name="ce2" office:value-type="float" office:value="62170.676">
            <text:p>62170.676</text:p>
          </table:table-cell>
          <table:table-cell table:style-name="ce2" office:value-type="float" office:value="4930.671">
            <text:p>4930.671</text:p>
          </table:table-cell>
          <table:table-cell table:style-name="ce2" office:value-type="float" office:value="-106.964">
            <text:p>-106.964</text:p>
          </table:table-cell>
          <table:table-cell table:style-name="ce2" office:value-type="float" office:value="57600.005">
            <text:p>57600.005</text:p>
          </table:table-cell>
          <table:table-cell table:style-name="ce2" office:value-type="float" office:value="160.0000138889">
            <text:p>160.0000138889</text:p>
          </table:table-cell>
          <table:table-cell table:style-name="ce2" office:value-type="float" office:value="0.005">
            <text:p>0.005</text:p>
          </table:table-cell>
          <table:table-cell table:style-name="ce2" office:value-type="float" office:value="30">
            <text:p>30</text:p>
          </table:table-cell>
          <table:table-cell office:value-type="float" office:value="62637.64">
            <text:p>62637.64</text:p>
          </table:table-cell>
          <table:table-cell office:value-type="float" office:value="357.64">
            <text:p>357.64</text:p>
          </table:table-cell>
          <table:table-cell office:value-type="float" office:value="5397.635">
            <text:p>5397.635</text:p>
          </table:table-cell>
          <table:table-cell office:value-type="float" office:value="357.635">
            <text:p>357.635</text:p>
          </table:table-cell>
        </table:table-row>
        <table:table-row table:style-name="ro2">
          <table:table-cell table:style-name="ce2" office:value-type="string">
            <text:p>1918-12-17 14:17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65.069">
            <text:p>265.07</text:p>
          </table:table-cell>
          <table:table-cell table:style-name="ce3" office:value-type="float" office:value="85.069">
            <text:p>85.07</text:p>
          </table:table-cell>
          <table:table-cell table:style-name="ce3" office:value-type="float" office:value="253.067">
            <text:p>253.07</text:p>
          </table:table-cell>
          <table:table-cell table:style-name="ce2" office:value-type="string">
            <text:p>25 ♐ 04' 07"</text:p>
          </table:table-cell>
          <table:table-cell table:style-name="ce2" office:value-type="string">
            <text:p>25 ♊ 04' 09"</text:p>
          </table:table-cell>
          <table:table-cell table:style-name="ce2" office:value-type="string">
            <text:p>13 ♐ 04' 00"</text:p>
          </table:table-cell>
          <table:table-cell table:style-name="ce2" office:value-type="float" office:value="-23.357">
            <text:p>-23.357</text:p>
          </table:table-cell>
          <table:table-cell table:style-name="ce2" office:value-type="float" office:value="22.257">
            <text:p>22.257</text:p>
          </table:table-cell>
          <table:table-cell table:style-name="ce2" office:value-type="float" office:value="-1.101">
            <text:p>-1.101</text:p>
          </table:table-cell>
          <table:table-cell table:style-name="ce2" office:value-type="float" office:value="62365.069">
            <text:p>62365.069</text:p>
          </table:table-cell>
          <table:table-cell table:style-name="ce2" office:value-type="float" office:value="4945.069">
            <text:p>4945.069</text:p>
          </table:table-cell>
          <table:table-cell table:style-name="ce2" office:value-type="float" office:value="-106.933">
            <text:p>-106.933</text:p>
          </table:table-cell>
          <table:table-cell table:style-name="ce2" office:value-type="float" office:value="57780">
            <text:p>57780</text:p>
          </table:table-cell>
          <table:table-cell table:style-name="ce2" office:value-type="float" office:value="160.5">
            <text:p>160.5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5">
            <text:p>15</text:p>
          </table:table-cell>
          <table:table-cell office:value-type="float" office:value="62832.002">
            <text:p>62832.002</text:p>
          </table:table-cell>
          <table:table-cell office:value-type="float" office:value="192.002">
            <text:p>192.002</text:p>
          </table:table-cell>
          <table:table-cell office:value-type="float" office:value="5412.002">
            <text:p>5412.002</text:p>
          </table:table-cell>
          <table:table-cell office:value-type="float" office:value="12.002">
            <text:p>12.002</text:p>
          </table:table-cell>
        </table:table-row>
        <table:table-row table:style-name="ro2">
          <table:table-cell table:style-name="ce2" office:value-type="string">
            <text:p>1919-01-02 03:24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80.908">
            <text:p>280.91</text:p>
          </table:table-cell>
          <table:table-cell table:style-name="ce3" office:value-type="float" office:value="280.909">
            <text:p>280.91</text:p>
          </table:table-cell>
          <table:table-cell table:style-name="ce3" office:value-type="float" office:value="252.932">
            <text:p>252.93</text:p>
          </table:table-cell>
          <table:table-cell table:style-name="ce2" office:value-type="string">
            <text:p>10 ♑ 54' 29"</text:p>
          </table:table-cell>
          <table:table-cell table:style-name="ce2" office:value-type="string">
            <text:p>10 ♑ 54' 32"</text:p>
          </table:table-cell>
          <table:table-cell table:style-name="ce2" office:value-type="string">
            <text:p>12 ♐ 55' 53"</text:p>
          </table:table-cell>
          <table:table-cell table:style-name="ce2" office:value-type="float" office:value="-23.001">
            <text:p>-23.001</text:p>
          </table:table-cell>
          <table:table-cell table:style-name="ce2" office:value-type="float" office:value="-20.554">
            <text:p>-20.554</text:p>
          </table:table-cell>
          <table:table-cell table:style-name="ce2" office:value-type="float" office:value="2.455">
            <text:p>2.455</text:p>
          </table:table-cell>
          <table:table-cell table:style-name="ce2" office:value-type="float" office:value="62560.909">
            <text:p>62560.909</text:p>
          </table:table-cell>
          <table:table-cell table:style-name="ce2" office:value-type="float" office:value="4960.908">
            <text:p>4960.908</text:p>
          </table:table-cell>
          <table:table-cell table:style-name="ce2" office:value-type="float" office:value="-107.068">
            <text:p>-107.068</text:p>
          </table:table-cell>
          <table:table-cell table:style-name="ce2" office:value-type="float" office:value="57960.001">
            <text:p>57960.001</text:p>
          </table:table-cell>
          <table:table-cell table:style-name="ce2" office:value-type="float" office:value="161.0000027778">
            <text:p>161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63027.977">
            <text:p>63027.977</text:p>
          </table:table-cell>
          <table:table-cell office:value-type="float" office:value="27.977">
            <text:p>27.977</text:p>
          </table:table-cell>
          <table:table-cell office:value-type="float" office:value="5427.976">
            <text:p>5427.976</text:p>
          </table:table-cell>
          <table:table-cell office:value-type="float" office:value="27.976">
            <text:p>27.976</text:p>
          </table:table-cell>
        </table:table-row>
        <table:table-row table:style-name="ro2">
          <table:table-cell table:style-name="ce2" office:value-type="string">
            <text:p>1919-01-16 03:45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95.189">
            <text:p>295.19</text:p>
          </table:table-cell>
          <table:table-cell table:style-name="ce3" office:value-type="float" office:value="115.192">
            <text:p>115.19</text:p>
          </table:table-cell>
          <table:table-cell table:style-name="ce3" office:value-type="float" office:value="252.406">
            <text:p>252.41</text:p>
          </table:table-cell>
          <table:table-cell table:style-name="ce2" office:value-type="string">
            <text:p>25 ♑ 11' 20"</text:p>
          </table:table-cell>
          <table:table-cell table:style-name="ce2" office:value-type="string">
            <text:p>25 ♋ 11' 32"</text:p>
          </table:table-cell>
          <table:table-cell table:style-name="ce2" office:value-type="string">
            <text:p>12 ♐ 24' 21"</text:p>
          </table:table-cell>
          <table:table-cell table:style-name="ce2" office:value-type="float" office:value="-21.106">
            <text:p>-21.106</text:p>
          </table:table-cell>
          <table:table-cell table:style-name="ce2" office:value-type="float" office:value="17.658">
            <text:p>17.658</text:p>
          </table:table-cell>
          <table:table-cell table:style-name="ce2" office:value-type="float" office:value="-3.504">
            <text:p>-3.504</text:p>
          </table:table-cell>
          <table:table-cell table:style-name="ce2" office:value-type="float" office:value="62755.192">
            <text:p>62755.192</text:p>
          </table:table-cell>
          <table:table-cell table:style-name="ce2" office:value-type="float" office:value="4975.189">
            <text:p>4975.189</text:p>
          </table:table-cell>
          <table:table-cell table:style-name="ce2" office:value-type="float" office:value="-107.594">
            <text:p>-107.594</text:p>
          </table:table-cell>
          <table:table-cell table:style-name="ce2" office:value-type="float" office:value="58140.003">
            <text:p>58140.003</text:p>
          </table:table-cell>
          <table:table-cell table:style-name="ce2" office:value-type="float" office:value="161.5000083333">
            <text:p>161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63222.786">
            <text:p>63222.786</text:p>
          </table:table-cell>
          <table:table-cell office:value-type="float" office:value="222.786">
            <text:p>222.786</text:p>
          </table:table-cell>
          <table:table-cell office:value-type="float" office:value="5442.783">
            <text:p>5442.783</text:p>
          </table:table-cell>
          <table:table-cell office:value-type="float" office:value="42.783">
            <text:p>42.783</text:p>
          </table:table-cell>
        </table:table-row>
        <table:table-row table:style-name="ro2">
          <table:table-cell table:style-name="ce2" office:value-type="string">
            <text:p>1919-01-31 18:07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11.051">
            <text:p>311.05</text:p>
          </table:table-cell>
          <table:table-cell table:style-name="ce3" office:value-type="float" office:value="311.056">
            <text:p>311.06</text:p>
          </table:table-cell>
          <table:table-cell table:style-name="ce3" office:value-type="float" office:value="251.313">
            <text:p>251.31</text:p>
          </table:table-cell>
          <table:table-cell table:style-name="ce2" office:value-type="string">
            <text:p>11 ♒ 03' 05"</text:p>
          </table:table-cell>
          <table:table-cell table:style-name="ce2" office:value-type="string">
            <text:p>11 ♒ 03' 22"</text:p>
          </table:table-cell>
          <table:table-cell table:style-name="ce2" office:value-type="string">
            <text:p>11 ♐ 18' 47"</text:p>
          </table:table-cell>
          <table:table-cell table:style-name="ce2" office:value-type="float" office:value="-17.463">
            <text:p>-17.463</text:p>
          </table:table-cell>
          <table:table-cell table:style-name="ce2" office:value-type="float" office:value="-13.244">
            <text:p>-13.244</text:p>
          </table:table-cell>
          <table:table-cell table:style-name="ce2" office:value-type="float" office:value="4.381">
            <text:p>4.381</text:p>
          </table:table-cell>
          <table:table-cell table:style-name="ce2" office:value-type="float" office:value="62951.056">
            <text:p>62951.056</text:p>
          </table:table-cell>
          <table:table-cell table:style-name="ce2" office:value-type="float" office:value="4991.051">
            <text:p>4991.051</text:p>
          </table:table-cell>
          <table:table-cell table:style-name="ce2" office:value-type="float" office:value="-108.687">
            <text:p>-108.687</text:p>
          </table:table-cell>
          <table:table-cell table:style-name="ce2" office:value-type="float" office:value="58320.005">
            <text:p>58320.005</text:p>
          </table:table-cell>
          <table:table-cell table:style-name="ce2" office:value-type="float" office:value="162.0000138889">
            <text:p>162.0000138889</text:p>
          </table:table-cell>
          <table:table-cell table:style-name="ce2" office:value-type="float" office:value="0.005">
            <text:p>0.005</text:p>
          </table:table-cell>
          <table:table-cell table:style-name="ce2" office:value-type="float" office:value="30">
            <text:p>30</text:p>
          </table:table-cell>
          <table:table-cell office:value-type="float" office:value="63419.743">
            <text:p>63419.743</text:p>
          </table:table-cell>
          <table:table-cell office:value-type="float" office:value="59.743">
            <text:p>59.743</text:p>
          </table:table-cell>
          <table:table-cell office:value-type="float" office:value="5459.738">
            <text:p>5459.738</text:p>
          </table:table-cell>
          <table:table-cell office:value-type="float" office:value="59.738">
            <text:p>59.738</text:p>
          </table:table-cell>
        </table:table-row>
        <table:table-row table:style-name="ro2">
          <table:table-cell table:style-name="ce2" office:value-type="string">
            <text:p>1919-02-14 18:38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25.25">
            <text:p>325.25</text:p>
          </table:table-cell>
          <table:table-cell table:style-name="ce3" office:value-type="float" office:value="145.252">
            <text:p>145.25</text:p>
          </table:table-cell>
          <table:table-cell table:style-name="ce3" office:value-type="float" office:value="249.952">
            <text:p>249.95</text:p>
          </table:table-cell>
          <table:table-cell table:style-name="ce2" office:value-type="string">
            <text:p>25 ♒ 15' 01"</text:p>
          </table:table-cell>
          <table:table-cell table:style-name="ce2" office:value-type="string">
            <text:p>25 ♌ 15' 08"</text:p>
          </table:table-cell>
          <table:table-cell table:style-name="ce2" office:value-type="string">
            <text:p><text:s/>9 ♐ 57' 08"</text:p>
          </table:table-cell>
          <table:table-cell table:style-name="ce2" office:value-type="float" office:value="-13.11">
            <text:p>-13.11</text:p>
          </table:table-cell>
          <table:table-cell table:style-name="ce2" office:value-type="float" office:value="8.535">
            <text:p>8.535</text:p>
          </table:table-cell>
          <table:table-cell table:style-name="ce2" office:value-type="float" office:value="-4.851">
            <text:p>-4.851</text:p>
          </table:table-cell>
          <table:table-cell table:style-name="ce2" office:value-type="float" office:value="63145.252">
            <text:p>63145.252</text:p>
          </table:table-cell>
          <table:table-cell table:style-name="ce2" office:value-type="float" office:value="5005.25">
            <text:p>5005.25</text:p>
          </table:table-cell>
          <table:table-cell table:style-name="ce2" office:value-type="float" office:value="-110.048">
            <text:p>-110.048</text:p>
          </table:table-cell>
          <table:table-cell table:style-name="ce2" office:value-type="float" office:value="58500.002">
            <text:p>58500.002</text:p>
          </table:table-cell>
          <table:table-cell table:style-name="ce2" office:value-type="float" office:value="162.5000055556">
            <text:p>162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office:value-type="float" office:value="63615.3">
            <text:p>63615.3</text:p>
          </table:table-cell>
          <table:table-cell office:value-type="float" office:value="255.3">
            <text:p>255.3</text:p>
          </table:table-cell>
          <table:table-cell office:value-type="float" office:value="5475.298">
            <text:p>5475.298</text:p>
          </table:table-cell>
          <table:table-cell office:value-type="float" office:value="75.298">
            <text:p>75.298</text:p>
          </table:table-cell>
        </table:table-row>
        <table:table-row table:style-name="ro2">
          <table:table-cell table:style-name="ce2" office:value-type="string">
            <text:p>1919-03-02 06:11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40.834">
            <text:p>340.83</text:p>
          </table:table-cell>
          <table:table-cell table:style-name="ce3" office:value-type="float" office:value="340.837">
            <text:p>340.84</text:p>
          </table:table-cell>
          <table:table-cell table:style-name="ce3" office:value-type="float" office:value="248.167">
            <text:p>248.17</text:p>
          </table:table-cell>
          <table:table-cell table:style-name="ce2" office:value-type="string">
            <text:p>10 ♓ 50' 03"</text:p>
          </table:table-cell>
          <table:table-cell table:style-name="ce2" office:value-type="string">
            <text:p>10 ♓ 50' 12"</text:p>
          </table:table-cell>
          <table:table-cell table:style-name="ce2" office:value-type="string">
            <text:p><text:s/>8 ♐ 10' 00"</text:p>
          </table:table-cell>
          <table:table-cell table:style-name="ce2" office:value-type="float" office:value="-7.507">
            <text:p>-7.507</text:p>
          </table:table-cell>
          <table:table-cell table:style-name="ce2" office:value-type="float" office:value="-2.876">
            <text:p>-2.87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3340.837">
            <text:p>63340.837</text:p>
          </table:table-cell>
          <table:table-cell table:style-name="ce2" office:value-type="float" office:value="5020.834">
            <text:p>5020.834</text:p>
          </table:table-cell>
          <table:table-cell table:style-name="ce2" office:value-type="float" office:value="-111.833">
            <text:p>-111.833</text:p>
          </table:table-cell>
          <table:table-cell table:style-name="ce2" office:value-type="float" office:value="58680.003">
            <text:p>58680.003</text:p>
          </table:table-cell>
          <table:table-cell table:style-name="ce2" office:value-type="float" office:value="163.0000083333">
            <text:p>163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63812.67">
            <text:p>63812.67</text:p>
          </table:table-cell>
          <table:table-cell office:value-type="float" office:value="92.67">
            <text:p>92.67</text:p>
          </table:table-cell>
          <table:table-cell office:value-type="float" office:value="5492.667">
            <text:p>5492.667</text:p>
          </table:table-cell>
          <table:table-cell office:value-type="float" office:value="92.667">
            <text:p>92.667</text:p>
          </table:table-cell>
        </table:table-row>
        <table:table-row table:style-name="ro2">
          <table:table-cell table:style-name="ce2" office:value-type="string">
            <text:p>1919-03-16 10:41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55.011">
            <text:p>355.01</text:p>
          </table:table-cell>
          <table:table-cell table:style-name="ce3" office:value-type="float" office:value="175.016">
            <text:p>175.02</text:p>
          </table:table-cell>
          <table:table-cell table:style-name="ce3" office:value-type="float" office:value="246.591">
            <text:p>246.59</text:p>
          </table:table-cell>
          <table:table-cell table:style-name="ce2" office:value-type="string">
            <text:p>25 ♓ 00' 41"</text:p>
          </table:table-cell>
          <table:table-cell table:style-name="ce2" office:value-type="string">
            <text:p>25 ♍ 00' 56"</text:p>
          </table:table-cell>
          <table:table-cell table:style-name="ce2" office:value-type="string">
            <text:p><text:s/>6 ♐ 35' 26"</text:p>
          </table:table-cell>
          <table:table-cell table:style-name="ce2" office:value-type="float" office:value="-1.983">
            <text:p>-1.983</text:p>
          </table:table-cell>
          <table:table-cell table:style-name="ce2" office:value-type="float" office:value="-2.395">
            <text:p>-2.395</text:p>
          </table:table-cell>
          <table:table-cell table:style-name="ce2" office:value-type="float" office:value="-4.767">
            <text:p>-4.767</text:p>
          </table:table-cell>
          <table:table-cell table:style-name="ce2" office:value-type="float" office:value="63535.016">
            <text:p>63535.016</text:p>
          </table:table-cell>
          <table:table-cell table:style-name="ce2" office:value-type="float" office:value="5035.011">
            <text:p>5035.011</text:p>
          </table:table-cell>
          <table:table-cell table:style-name="ce2" office:value-type="float" office:value="-113.409">
            <text:p>-113.409</text:p>
          </table:table-cell>
          <table:table-cell table:style-name="ce2" office:value-type="float" office:value="58860.005">
            <text:p>58860.005</text:p>
          </table:table-cell>
          <table:table-cell table:style-name="ce2" office:value-type="float" office:value="163.5000138889">
            <text:p>163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64008.425">
            <text:p>64008.425</text:p>
          </table:table-cell>
          <table:table-cell office:value-type="float" office:value="288.425">
            <text:p>288.425</text:p>
          </table:table-cell>
          <table:table-cell office:value-type="float" office:value="5508.42">
            <text:p>5508.42</text:p>
          </table:table-cell>
          <table:table-cell office:value-type="float" office:value="108.42">
            <text:p>108.42</text:p>
          </table:table-cell>
        </table:table-row>
        <table:table-row table:style-name="ro2">
          <table:table-cell table:style-name="ce2" office:value-type="string">
            <text:p>1919-03-31 16:05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0.102">
            <text:p>10.10</text:p>
          </table:table-cell>
          <table:table-cell table:style-name="ce3" office:value-type="float" office:value="10.106">
            <text:p>10.11</text:p>
          </table:table-cell>
          <table:table-cell table:style-name="ce3" office:value-type="float" office:value="245.26">
            <text:p>245.26</text:p>
          </table:table-cell>
          <table:table-cell table:style-name="ce2" office:value-type="string">
            <text:p>10 ♈ 06' 06"</text:p>
          </table:table-cell>
          <table:table-cell table:style-name="ce2" office:value-type="string">
            <text:p>10 ♈ 06' 20"</text:p>
          </table:table-cell>
          <table:table-cell table:style-name="ce2" office:value-type="string">
            <text:p><text:s/>5 ♐ 15' 35"</text:p>
          </table:table-cell>
          <table:table-cell table:style-name="ce2" office:value-type="float" office:value="4.002">
            <text:p>4.002</text:p>
          </table:table-cell>
          <table:table-cell table:style-name="ce2" office:value-type="float" office:value="7.853">
            <text:p>7.853</text:p>
          </table:table-cell>
          <table:table-cell table:style-name="ce2" office:value-type="float" office:value="4.187">
            <text:p>4.187</text:p>
          </table:table-cell>
          <table:table-cell table:style-name="ce2" office:value-type="float" office:value="63730.106">
            <text:p>63730.106</text:p>
          </table:table-cell>
          <table:table-cell table:style-name="ce2" office:value-type="float" office:value="5050.102">
            <text:p>5050.102</text:p>
          </table:table-cell>
          <table:table-cell table:style-name="ce2" office:value-type="float" office:value="-114.74">
            <text:p>-114.74</text:p>
          </table:table-cell>
          <table:table-cell table:style-name="ce2" office:value-type="float" office:value="59040.004">
            <text:p>59040.004</text:p>
          </table:table-cell>
          <table:table-cell table:style-name="ce2" office:value-type="float" office:value="164.0000111111">
            <text:p>164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64204.846">
            <text:p>64204.846</text:p>
          </table:table-cell>
          <table:table-cell office:value-type="float" office:value="124.846">
            <text:p>124.846</text:p>
          </table:table-cell>
          <table:table-cell office:value-type="float" office:value="5524.842">
            <text:p>5524.842</text:p>
          </table:table-cell>
          <table:table-cell office:value-type="float" office:value="124.842">
            <text:p>124.842</text:p>
          </table:table-cell>
        </table:table-row>
        <table:table-row table:style-name="ro2">
          <table:table-cell table:style-name="ce2" office:value-type="string">
            <text:p>1919-04-15 03:26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4.326">
            <text:p>24.33</text:p>
          </table:table-cell>
          <table:table-cell table:style-name="ce3" office:value-type="float" office:value="204.329">
            <text:p>204.33</text:p>
          </table:table-cell>
          <table:table-cell table:style-name="ce3" office:value-type="float" office:value="244.336">
            <text:p>244.34</text:p>
          </table:table-cell>
          <table:table-cell table:style-name="ce2" office:value-type="string">
            <text:p>24 ♈ 19' 31"</text:p>
          </table:table-cell>
          <table:table-cell table:style-name="ce2" office:value-type="string">
            <text:p>24 ♎ 19' 44"</text:p>
          </table:table-cell>
          <table:table-cell table:style-name="ce2" office:value-type="string">
            <text:p><text:s/>4 ♐ 20' 09"</text:p>
          </table:table-cell>
          <table:table-cell table:style-name="ce2" office:value-type="float" office:value="9.434">
            <text:p>9.434</text:p>
          </table:table-cell>
          <table:table-cell table:style-name="ce2" office:value-type="float" office:value="-12.526">
            <text:p>-12.526</text:p>
          </table:table-cell>
          <table:table-cell table:style-name="ce2" office:value-type="float" office:value="-3.326">
            <text:p>-3.326</text:p>
          </table:table-cell>
          <table:table-cell table:style-name="ce2" office:value-type="float" office:value="63924.329">
            <text:p>63924.329</text:p>
          </table:table-cell>
          <table:table-cell table:style-name="ce2" office:value-type="float" office:value="5064.326">
            <text:p>5064.326</text:p>
          </table:table-cell>
          <table:table-cell table:style-name="ce2" office:value-type="float" office:value="-115.664">
            <text:p>-115.664</text:p>
          </table:table-cell>
          <table:table-cell table:style-name="ce2" office:value-type="float" office:value="59220.003">
            <text:p>59220.003</text:p>
          </table:table-cell>
          <table:table-cell table:style-name="ce2" office:value-type="float" office:value="164.5000083333">
            <text:p>164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64399.993">
            <text:p>64399.993</text:p>
          </table:table-cell>
          <table:table-cell office:value-type="float" office:value="319.993">
            <text:p>319.993</text:p>
          </table:table-cell>
          <table:table-cell office:value-type="float" office:value="5539.99">
            <text:p>5539.99</text:p>
          </table:table-cell>
          <table:table-cell office:value-type="float" office:value="139.99">
            <text:p>139.99</text:p>
          </table:table-cell>
        </table:table-row>
        <table:table-row table:style-name="ro2">
          <table:table-cell table:style-name="ce2" office:value-type="string">
            <text:p>1919-04-30 00:30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8.829">
            <text:p>38.83</text:p>
          </table:table-cell>
          <table:table-cell table:style-name="ce3" office:value-type="float" office:value="38.833">
            <text:p>38.83</text:p>
          </table:table-cell>
          <table:table-cell table:style-name="ce3" office:value-type="float" office:value="243.952">
            <text:p>243.95</text:p>
          </table:table-cell>
          <table:table-cell table:style-name="ce2" office:value-type="string">
            <text:p><text:s/>8 ♉ 49' 45"</text:p>
          </table:table-cell>
          <table:table-cell table:style-name="ce2" office:value-type="string">
            <text:p><text:s/>8 ♉ 49' 58"</text:p>
          </table:table-cell>
          <table:table-cell table:style-name="ce2" office:value-type="string">
            <text:p><text:s/>3 ♐ 57' 06"</text:p>
          </table:table-cell>
          <table:table-cell table:style-name="ce2" office:value-type="float" office:value="14.448">
            <text:p>14.448</text:p>
          </table:table-cell>
          <table:table-cell table:style-name="ce2" office:value-type="float" office:value="16.561">
            <text:p>16.561</text:p>
          </table:table-cell>
          <table:table-cell table:style-name="ce2" office:value-type="float" office:value="2.23">
            <text:p>2.23</text:p>
          </table:table-cell>
          <table:table-cell table:style-name="ce2" office:value-type="float" office:value="64118.833">
            <text:p>64118.833</text:p>
          </table:table-cell>
          <table:table-cell table:style-name="ce2" office:value-type="float" office:value="5078.829">
            <text:p>5078.829</text:p>
          </table:table-cell>
          <table:table-cell table:style-name="ce2" office:value-type="float" office:value="-116.048">
            <text:p>-116.048</text:p>
          </table:table-cell>
          <table:table-cell table:style-name="ce2" office:value-type="float" office:value="59400.004">
            <text:p>59400.004</text:p>
          </table:table-cell>
          <table:table-cell table:style-name="ce2" office:value-type="float" office:value="165.0000111111">
            <text:p>165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64594.881">
            <text:p>64594.881</text:p>
          </table:table-cell>
          <table:table-cell office:value-type="float" office:value="154.881">
            <text:p>154.881</text:p>
          </table:table-cell>
          <table:table-cell office:value-type="float" office:value="5554.877">
            <text:p>5554.877</text:p>
          </table:table-cell>
          <table:table-cell office:value-type="float" office:value="154.877">
            <text:p>154.877</text:p>
          </table:table-cell>
        </table:table-row>
        <table:table-row table:style-name="ro2">
          <table:table-cell table:style-name="ce2" office:value-type="string">
            <text:p>1919-05-14 20:02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53.162">
            <text:p>53.16</text:p>
          </table:table-cell>
          <table:table-cell table:style-name="ce3" office:value-type="float" office:value="233.167">
            <text:p>233.17</text:p>
          </table:table-cell>
          <table:table-cell table:style-name="ce3" office:value-type="float" office:value="243.804">
            <text:p>243.80</text:p>
          </table:table-cell>
          <table:table-cell table:style-name="ce2" office:value-type="string">
            <text:p>23 ♉ 09' 43"</text:p>
          </table:table-cell>
          <table:table-cell table:style-name="ce2" office:value-type="string">
            <text:p>23 ♏ 10' 02"</text:p>
          </table:table-cell>
          <table:table-cell table:style-name="ce2" office:value-type="string">
            <text:p><text:s/>3 ♐ 48' 15"</text:p>
          </table:table-cell>
          <table:table-cell table:style-name="ce2" office:value-type="float" office:value="18.571">
            <text:p>18.571</text:p>
          </table:table-cell>
          <table:table-cell table:style-name="ce2" office:value-type="float" office:value="-19.518">
            <text:p>-19.518</text:p>
          </table:table-cell>
          <table:table-cell table:style-name="ce2" office:value-type="float" office:value="-0.978">
            <text:p>-0.978</text:p>
          </table:table-cell>
          <table:table-cell table:style-name="ce2" office:value-type="float" office:value="64313.167">
            <text:p>64313.167</text:p>
          </table:table-cell>
          <table:table-cell table:style-name="ce2" office:value-type="float" office:value="5093.162">
            <text:p>5093.162</text:p>
          </table:table-cell>
          <table:table-cell table:style-name="ce2" office:value-type="float" office:value="-116.196">
            <text:p>-116.196</text:p>
          </table:table-cell>
          <table:table-cell table:style-name="ce2" office:value-type="float" office:value="59580.005">
            <text:p>59580.005</text:p>
          </table:table-cell>
          <table:table-cell table:style-name="ce2" office:value-type="float" office:value="165.5000138889">
            <text:p>165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64789.363">
            <text:p>64789.363</text:p>
          </table:table-cell>
          <table:table-cell office:value-type="float" office:value="349.363">
            <text:p>349.363</text:p>
          </table:table-cell>
          <table:table-cell office:value-type="float" office:value="5569.358">
            <text:p>5569.358</text:p>
          </table:table-cell>
          <table:table-cell office:value-type="float" office:value="169.358">
            <text:p>169.358</text:p>
          </table:table-cell>
        </table:table-row>
        <table:table-row table:style-name="ro2">
          <table:table-cell table:style-name="ce2" office:value-type="string">
            <text:p>1919-05-29 08:12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67.111">
            <text:p>67.11</text:p>
          </table:table-cell>
          <table:table-cell table:style-name="ce3" office:value-type="float" office:value="67.112">
            <text:p>67.11</text:p>
          </table:table-cell>
          <table:table-cell table:style-name="ce3" office:value-type="float" office:value="243.852">
            <text:p>243.85</text:p>
          </table:table-cell>
          <table:table-cell table:style-name="ce2" office:value-type="string">
            <text:p><text:s/>7 ♊ 06' 41"</text:p>
          </table:table-cell>
          <table:table-cell table:style-name="ce2" office:value-type="string">
            <text:p><text:s/>7 ♊ 06' 43"</text:p>
          </table:table-cell>
          <table:table-cell table:style-name="ce2" office:value-type="string">
            <text:p><text:s/>3 ♐ 51' 07"</text:p>
          </table:table-cell>
          <table:table-cell table:style-name="ce2" office:value-type="float" office:value="21.506">
            <text:p>21.506</text:p>
          </table:table-cell>
          <table:table-cell table:style-name="ce2" office:value-type="float" office:value="21.208">
            <text:p>21.208</text:p>
          </table:table-cell>
          <table:table-cell table:style-name="ce2" office:value-type="float" office:value="-0.302">
            <text:p>-0.302</text:p>
          </table:table-cell>
          <table:table-cell table:style-name="ce2" office:value-type="float" office:value="64507.112">
            <text:p>64507.112</text:p>
          </table:table-cell>
          <table:table-cell table:style-name="ce2" office:value-type="float" office:value="5107.111">
            <text:p>5107.111</text:p>
          </table:table-cell>
          <table:table-cell table:style-name="ce2" office:value-type="float" office:value="-116.148">
            <text:p>-116.148</text:p>
          </table:table-cell>
          <table:table-cell table:style-name="ce2" office:value-type="float" office:value="59760.001">
            <text:p>59760.001</text:p>
          </table:table-cell>
          <table:table-cell table:style-name="ce2" office:value-type="float" office:value="166.0000027778">
            <text:p>166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64983.26">
            <text:p>64983.26</text:p>
          </table:table-cell>
          <table:table-cell office:value-type="float" office:value="183.26">
            <text:p>183.26</text:p>
          </table:table-cell>
          <table:table-cell office:value-type="float" office:value="5583.259">
            <text:p>5583.259</text:p>
          </table:table-cell>
          <table:table-cell office:value-type="float" office:value="183.259">
            <text:p>183.259</text:p>
          </table:table-cell>
        </table:table-row>
        <table:table-row table:style-name="ro2">
          <table:table-cell table:style-name="ce2" office:value-type="string">
            <text:p>1919-06-13 11:29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81.598">
            <text:p>81.60</text:p>
          </table:table-cell>
          <table:table-cell table:style-name="ce3" office:value-type="float" office:value="261.602">
            <text:p>261.60</text:p>
          </table:table-cell>
          <table:table-cell table:style-name="ce3" office:value-type="float" office:value="243.87">
            <text:p>243.87</text:p>
          </table:table-cell>
          <table:table-cell table:style-name="ce2" office:value-type="string">
            <text:p>21 ♊ 35' 53"</text:p>
          </table:table-cell>
          <table:table-cell table:style-name="ce2" office:value-type="string">
            <text:p>21 ♐ 36' 05"</text:p>
          </table:table-cell>
          <table:table-cell table:style-name="ce2" office:value-type="string">
            <text:p><text:s/>3 ♐ 52' 12"</text:p>
          </table:table-cell>
          <table:table-cell table:style-name="ce2" office:value-type="float" office:value="23.182">
            <text:p>23.182</text:p>
          </table:table-cell>
          <table:table-cell table:style-name="ce2" office:value-type="float" office:value="-21.578">
            <text:p>-21.578</text:p>
          </table:table-cell>
          <table:table-cell table:style-name="ce2" office:value-type="float" office:value="1.608">
            <text:p>1.608</text:p>
          </table:table-cell>
          <table:table-cell table:style-name="ce2" office:value-type="float" office:value="64701.602">
            <text:p>64701.602</text:p>
          </table:table-cell>
          <table:table-cell table:style-name="ce2" office:value-type="float" office:value="5121.598">
            <text:p>5121.598</text:p>
          </table:table-cell>
          <table:table-cell table:style-name="ce2" office:value-type="float" office:value="-116.13">
            <text:p>-116.13</text:p>
          </table:table-cell>
          <table:table-cell table:style-name="ce2" office:value-type="float" office:value="59940.004">
            <text:p>59940.004</text:p>
          </table:table-cell>
          <table:table-cell table:style-name="ce2" office:value-type="float" office:value="166.5000111111">
            <text:p>166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office:value-type="float" office:value="65177.732">
            <text:p>65177.732</text:p>
          </table:table-cell>
          <table:table-cell office:value-type="float" office:value="17.732">
            <text:p>17.732</text:p>
          </table:table-cell>
          <table:table-cell office:value-type="float" office:value="5597.728">
            <text:p>5597.728</text:p>
          </table:table-cell>
          <table:table-cell office:value-type="float" office:value="197.728">
            <text:p>197.728</text:p>
          </table:table-cell>
        </table:table-row>
        <table:table-row table:style-name="ro2">
          <table:table-cell table:style-name="ce2" office:value-type="string">
            <text:p>1919-06-27 15:53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95.134">
            <text:p>95.13</text:p>
          </table:table-cell>
          <table:table-cell table:style-name="ce3" office:value-type="float" office:value="95.139">
            <text:p>95.14</text:p>
          </table:table-cell>
          <table:table-cell table:style-name="ce3" office:value-type="float" office:value="243.61">
            <text:p>243.61</text:p>
          </table:table-cell>
          <table:table-cell table:style-name="ce2" office:value-type="string">
            <text:p><text:s/>5 ♋ 08' 02"</text:p>
          </table:table-cell>
          <table:table-cell table:style-name="ce2" office:value-type="string">
            <text:p><text:s/>5 ♋ 08' 20"</text:p>
          </table:table-cell>
          <table:table-cell table:style-name="ce2" office:value-type="string">
            <text:p><text:s/>3 ♐ 36' 34"</text:p>
          </table:table-cell>
          <table:table-cell table:style-name="ce2" office:value-type="float" office:value="23.349">
            <text:p>23.349</text:p>
          </table:table-cell>
          <table:table-cell table:style-name="ce2" office:value-type="float" office:value="20.618">
            <text:p>20.618</text:p>
          </table:table-cell>
          <table:table-cell table:style-name="ce2" office:value-type="float" office:value="-2.732">
            <text:p>-2.732</text:p>
          </table:table-cell>
          <table:table-cell table:style-name="ce2" office:value-type="float" office:value="64895.139">
            <text:p>64895.139</text:p>
          </table:table-cell>
          <table:table-cell table:style-name="ce2" office:value-type="float" office:value="5135.134">
            <text:p>5135.134</text:p>
          </table:table-cell>
          <table:table-cell table:style-name="ce2" office:value-type="float" office:value="-116.39">
            <text:p>-116.39</text:p>
          </table:table-cell>
          <table:table-cell table:style-name="ce2" office:value-type="float" office:value="60120.005">
            <text:p>60120.005</text:p>
          </table:table-cell>
          <table:table-cell table:style-name="ce2" office:value-type="float" office:value="167.0000138889">
            <text:p>167.0000138889</text:p>
          </table:table-cell>
          <table:table-cell table:style-name="ce2" office:value-type="float" office:value="0.005">
            <text:p>0.005</text:p>
          </table:table-cell>
          <table:table-cell table:style-name="ce2" office:value-type="float" office:value="30">
            <text:p>30</text:p>
          </table:table-cell>
          <table:table-cell office:value-type="float" office:value="65371.529">
            <text:p>65371.529</text:p>
          </table:table-cell>
          <table:table-cell office:value-type="float" office:value="211.529">
            <text:p>211.529</text:p>
          </table:table-cell>
          <table:table-cell office:value-type="float" office:value="5611.524">
            <text:p>5611.524</text:p>
          </table:table-cell>
          <table:table-cell office:value-type="float" office:value="211.524">
            <text:p>211.524</text:p>
          </table:table-cell>
        </table:table-row>
        <table:table-row table:style-name="ro2">
          <table:table-cell table:style-name="ce2" office:value-type="string">
            <text:p>1919-07-13 01:03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09.8">
            <text:p>109.80</text:p>
          </table:table-cell>
          <table:table-cell table:style-name="ce3" office:value-type="float" office:value="289.806">
            <text:p>289.81</text:p>
          </table:table-cell>
          <table:table-cell table:style-name="ce3" office:value-type="float" office:value="243.026">
            <text:p>243.03</text:p>
          </table:table-cell>
          <table:table-cell table:style-name="ce2" office:value-type="string">
            <text:p>19 ♋ 48' 01"</text:p>
          </table:table-cell>
          <table:table-cell table:style-name="ce2" office:value-type="string">
            <text:p>19 ♑ 48' 21"</text:p>
          </table:table-cell>
          <table:table-cell table:style-name="ce2" office:value-type="string">
            <text:p><text:s/>3 ♐ 01' 31"</text:p>
          </table:table-cell>
          <table:table-cell table:style-name="ce2" office:value-type="float" office:value="21.987">
            <text:p>21.987</text:p>
          </table:table-cell>
          <table:table-cell table:style-name="ce2" office:value-type="float" office:value="-18.279">
            <text:p>-18.279</text:p>
          </table:table-cell>
          <table:table-cell table:style-name="ce2" office:value-type="float" office:value="3.746">
            <text:p>3.746</text:p>
          </table:table-cell>
          <table:table-cell table:style-name="ce2" office:value-type="float" office:value="65089.806">
            <text:p>65089.806</text:p>
          </table:table-cell>
          <table:table-cell table:style-name="ce2" office:value-type="float" office:value="5149.8">
            <text:p>5149.8</text:p>
          </table:table-cell>
          <table:table-cell table:style-name="ce2" office:value-type="float" office:value="-116.974">
            <text:p>-116.974</text:p>
          </table:table-cell>
          <table:table-cell table:style-name="ce2" office:value-type="float" office:value="60300.006">
            <text:p>60300.006</text:p>
          </table:table-cell>
          <table:table-cell table:style-name="ce2" office:value-type="float" office:value="167.5000166667">
            <text:p>167.5000166667</text:p>
          </table:table-cell>
          <table:table-cell table:style-name="ce2" office:value-type="float" office:value="180.006">
            <text:p>180.006</text:p>
          </table:table-cell>
          <table:table-cell table:style-name="ce2" office:value-type="float" office:value="15">
            <text:p>15</text:p>
          </table:table-cell>
          <table:table-cell office:value-type="float" office:value="65566.78">
            <text:p>65566.78</text:p>
          </table:table-cell>
          <table:table-cell office:value-type="float" office:value="46.78">
            <text:p>46.78</text:p>
          </table:table-cell>
          <table:table-cell office:value-type="float" office:value="5626.774">
            <text:p>5626.774</text:p>
          </table:table-cell>
          <table:table-cell office:value-type="float" office:value="226.774">
            <text:p>226.774</text:p>
          </table:table-cell>
        </table:table-row>
        <table:table-row table:style-name="ro2">
          <table:table-cell table:style-name="ce2" office:value-type="string">
            <text:p>1919-07-27 00:22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23.137">
            <text:p>123.14</text:p>
          </table:table-cell>
          <table:table-cell table:style-name="ce3" office:value-type="float" office:value="123.14">
            <text:p>123.14</text:p>
          </table:table-cell>
          <table:table-cell table:style-name="ce3" office:value-type="float" office:value="242.056">
            <text:p>242.06</text:p>
          </table:table-cell>
          <table:table-cell table:style-name="ce2" office:value-type="string">
            <text:p><text:s/>3 ♌ 08' 13"</text:p>
          </table:table-cell>
          <table:table-cell table:style-name="ce2" office:value-type="string">
            <text:p><text:s/>3 ♌ 08' 25"</text:p>
          </table:table-cell>
          <table:table-cell table:style-name="ce2" office:value-type="string">
            <text:p><text:s/>2 ♐ 03' 20"</text:p>
          </table:table-cell>
          <table:table-cell table:style-name="ce2" office:value-type="float" office:value="19.464">
            <text:p>19.464</text:p>
          </table:table-cell>
          <table:table-cell table:style-name="ce2" office:value-type="float" office:value="15.136">
            <text:p>15.136</text:p>
          </table:table-cell>
          <table:table-cell table:style-name="ce2" office:value-type="float" office:value="-4.443">
            <text:p>-4.443</text:p>
          </table:table-cell>
          <table:table-cell table:style-name="ce2" office:value-type="float" office:value="65283.14">
            <text:p>65283.14</text:p>
          </table:table-cell>
          <table:table-cell table:style-name="ce2" office:value-type="float" office:value="5163.137">
            <text:p>5163.137</text:p>
          </table:table-cell>
          <table:table-cell table:style-name="ce2" office:value-type="float" office:value="-117.944">
            <text:p>-117.944</text:p>
          </table:table-cell>
          <table:table-cell table:style-name="ce2" office:value-type="float" office:value="60480.003">
            <text:p>60480.003</text:p>
          </table:table-cell>
          <table:table-cell table:style-name="ce2" office:value-type="float" office:value="168.0000083333">
            <text:p>168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65761.084">
            <text:p>65761.084</text:p>
          </table:table-cell>
          <table:table-cell office:value-type="float" office:value="241.084">
            <text:p>241.084</text:p>
          </table:table-cell>
          <table:table-cell office:value-type="float" office:value="5641.081">
            <text:p>5641.081</text:p>
          </table:table-cell>
          <table:table-cell office:value-type="float" office:value="241.081">
            <text:p>241.081</text:p>
          </table:table-cell>
        </table:table-row>
        <table:table-row table:style-name="ro2">
          <table:table-cell table:style-name="ce2" office:value-type="string">
            <text:p>1919-08-11 12:40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37.99">
            <text:p>137.99</text:p>
          </table:table-cell>
          <table:table-cell table:style-name="ce3" office:value-type="float" office:value="317.993">
            <text:p>317.99</text:p>
          </table:table-cell>
          <table:table-cell table:style-name="ce3" office:value-type="float" office:value="240.615">
            <text:p>240.62</text:p>
          </table:table-cell>
          <table:table-cell table:style-name="ce2" office:value-type="string">
            <text:p>17 ♌ 59' 24"</text:p>
          </table:table-cell>
          <table:table-cell table:style-name="ce2" office:value-type="string">
            <text:p>17 ♒ 59' 35"</text:p>
          </table:table-cell>
          <table:table-cell table:style-name="ce2" office:value-type="string">
            <text:p><text:s/>0 ♐ 36' 53"</text:p>
          </table:table-cell>
          <table:table-cell table:style-name="ce2" office:value-type="float" office:value="15.445">
            <text:p>15.445</text:p>
          </table:table-cell>
          <table:table-cell table:style-name="ce2" office:value-type="float" office:value="-10.776">
            <text:p>-10.776</text:p>
          </table:table-cell>
          <table:table-cell table:style-name="ce2" office:value-type="float" office:value="4.899">
            <text:p>4.899</text:p>
          </table:table-cell>
          <table:table-cell table:style-name="ce2" office:value-type="float" office:value="65477.993">
            <text:p>65477.993</text:p>
          </table:table-cell>
          <table:table-cell table:style-name="ce2" office:value-type="float" office:value="5177.99">
            <text:p>5177.99</text:p>
          </table:table-cell>
          <table:table-cell table:style-name="ce2" office:value-type="float" office:value="-119.385">
            <text:p>-119.385</text:p>
          </table:table-cell>
          <table:table-cell table:style-name="ce2" office:value-type="float" office:value="60660.003">
            <text:p>60660.003</text:p>
          </table:table-cell>
          <table:table-cell table:style-name="ce2" office:value-type="float" office:value="168.5000083333">
            <text:p>168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65957.378">
            <text:p>65957.378</text:p>
          </table:table-cell>
          <table:table-cell office:value-type="float" office:value="77.378">
            <text:p>77.378</text:p>
          </table:table-cell>
          <table:table-cell office:value-type="float" office:value="5657.375">
            <text:p>5657.375</text:p>
          </table:table-cell>
          <table:table-cell office:value-type="float" office:value="257.375">
            <text:p>257.375</text:p>
          </table:table-cell>
        </table:table-row>
        <table:table-row table:style-name="ro2">
          <table:table-cell table:style-name="ce2" office:value-type="string">
            <text:p>1919-08-25 10:37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51.379">
            <text:p>151.38</text:p>
          </table:table-cell>
          <table:table-cell table:style-name="ce3" office:value-type="float" office:value="151.382">
            <text:p>151.38</text:p>
          </table:table-cell>
          <table:table-cell table:style-name="ce3" office:value-type="float" office:value="239.147">
            <text:p>239.15</text:p>
          </table:table-cell>
          <table:table-cell table:style-name="ce2" office:value-type="string">
            <text:p><text:s/>1 ♍ 22' 44"</text:p>
          </table:table-cell>
          <table:table-cell table:style-name="ce2" office:value-type="string">
            <text:p><text:s/>1 ♍ 22' 55"</text:p>
          </table:table-cell>
          <table:table-cell table:style-name="ce2" office:value-type="string">
            <text:p>29 ♏ 08' 48"</text:p>
          </table:table-cell>
          <table:table-cell table:style-name="ce2" office:value-type="float" office:value="10.988">
            <text:p>10.988</text:p>
          </table:table-cell>
          <table:table-cell table:style-name="ce2" office:value-type="float" office:value="6.307">
            <text:p>6.307</text:p>
          </table:table-cell>
          <table:table-cell table:style-name="ce2" office:value-type="float" office:value="-5.004">
            <text:p>-5.004</text:p>
          </table:table-cell>
          <table:table-cell table:style-name="ce2" office:value-type="float" office:value="65671.382">
            <text:p>65671.382</text:p>
          </table:table-cell>
          <table:table-cell table:style-name="ce2" office:value-type="float" office:value="5191.379">
            <text:p>5191.379</text:p>
          </table:table-cell>
          <table:table-cell table:style-name="ce2" office:value-type="float" office:value="-120.853">
            <text:p>-120.853</text:p>
          </table:table-cell>
          <table:table-cell table:style-name="ce2" office:value-type="float" office:value="60840.003">
            <text:p>60840.003</text:p>
          </table:table-cell>
          <table:table-cell table:style-name="ce2" office:value-type="float" office:value="169.0000083333">
            <text:p>169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66152.235">
            <text:p>66152.235</text:p>
          </table:table-cell>
          <table:table-cell office:value-type="float" office:value="272.235">
            <text:p>272.235</text:p>
          </table:table-cell>
          <table:table-cell office:value-type="float" office:value="5672.232">
            <text:p>5672.232</text:p>
          </table:table-cell>
          <table:table-cell office:value-type="float" office:value="272.232">
            <text:p>272.232</text:p>
          </table:table-cell>
        </table:table-row>
        <table:table-row table:style-name="ro2">
          <table:table-cell table:style-name="ce2" office:value-type="string">
            <text:p>1919-09-09 22:55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66.4">
            <text:p>166.40</text:p>
          </table:table-cell>
          <table:table-cell table:style-name="ce3" office:value-type="float" office:value="346.407">
            <text:p>346.41</text:p>
          </table:table-cell>
          <table:table-cell table:style-name="ce3" office:value-type="float" office:value="237.516">
            <text:p>237.52</text:p>
          </table:table-cell>
          <table:table-cell table:style-name="ce2" office:value-type="string">
            <text:p>16 ♍ 24' 01"</text:p>
          </table:table-cell>
          <table:table-cell table:style-name="ce2" office:value-type="string">
            <text:p>16 ♓ 24' 23"</text:p>
          </table:table-cell>
          <table:table-cell table:style-name="ce2" office:value-type="string">
            <text:p>27 ♏ 30' 58"</text:p>
          </table:table-cell>
          <table:table-cell table:style-name="ce2" office:value-type="float" office:value="5.369">
            <text:p>5.369</text:p>
          </table:table-cell>
          <table:table-cell table:style-name="ce2" office:value-type="float" office:value="-0.97">
            <text:p>-0.97</text:p>
          </table:table-cell>
          <table:table-cell table:style-name="ce2" office:value-type="float" office:value="4.769">
            <text:p>4.769</text:p>
          </table:table-cell>
          <table:table-cell table:style-name="ce2" office:value-type="float" office:value="65866.407">
            <text:p>65866.407</text:p>
          </table:table-cell>
          <table:table-cell table:style-name="ce2" office:value-type="float" office:value="5206.4">
            <text:p>5206.4</text:p>
          </table:table-cell>
          <table:table-cell table:style-name="ce2" office:value-type="float" office:value="-122.484">
            <text:p>-122.484</text:p>
          </table:table-cell>
          <table:table-cell table:style-name="ce2" office:value-type="float" office:value="61020.007">
            <text:p>61020.007</text:p>
          </table:table-cell>
          <table:table-cell table:style-name="ce2" office:value-type="float" office:value="169.5000194444">
            <text:p>169.5000194444</text:p>
          </table:table-cell>
          <table:table-cell table:style-name="ce2" office:value-type="float" office:value="180.007">
            <text:p>180.007</text:p>
          </table:table-cell>
          <table:table-cell table:style-name="ce2" office:value-type="float" office:value="15">
            <text:p>15</text:p>
          </table:table-cell>
          <table:table-cell office:value-type="float" office:value="66348.891">
            <text:p>66348.891</text:p>
          </table:table-cell>
          <table:table-cell office:value-type="float" office:value="108.891">
            <text:p>108.891</text:p>
          </table:table-cell>
          <table:table-cell office:value-type="float" office:value="5688.884">
            <text:p>5688.884</text:p>
          </table:table-cell>
          <table:table-cell office:value-type="float" office:value="288.884">
            <text:p>288.884</text:p>
          </table:table-cell>
        </table:table-row>
        <table:table-row table:style-name="ro2">
          <table:table-cell table:style-name="ce2" office:value-type="string">
            <text:p>1919-09-23 23:34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80.087">
            <text:p>180.09</text:p>
          </table:table-cell>
          <table:table-cell table:style-name="ce3" office:value-type="float" office:value="180.09">
            <text:p>180.09</text:p>
          </table:table-cell>
          <table:table-cell table:style-name="ce3" office:value-type="float" office:value="236.269">
            <text:p>236.27</text:p>
          </table:table-cell>
          <table:table-cell table:style-name="ce2" office:value-type="string">
            <text:p><text:s/>0 ♎ 05' 12"</text:p>
          </table:table-cell>
          <table:table-cell table:style-name="ce2" office:value-type="string">
            <text:p><text:s/>0 ♎ 05' 25"</text:p>
          </table:table-cell>
          <table:table-cell table:style-name="ce2" office:value-type="string">
            <text:p>26 ♏ 16' 08"</text:p>
          </table:table-cell>
          <table:table-cell table:style-name="ce2" office:value-type="float" office:value="-0.035">
            <text:p>-0.035</text:p>
          </table:table-cell>
          <table:table-cell table:style-name="ce2" office:value-type="float" office:value="-3.918">
            <text:p>-3.918</text:p>
          </table:table-cell>
          <table:table-cell table:style-name="ce2" office:value-type="float" office:value="-4.232">
            <text:p>-4.232</text:p>
          </table:table-cell>
          <table:table-cell table:style-name="ce2" office:value-type="float" office:value="66060.09">
            <text:p>66060.09</text:p>
          </table:table-cell>
          <table:table-cell table:style-name="ce2" office:value-type="float" office:value="5220.087">
            <text:p>5220.087</text:p>
          </table:table-cell>
          <table:table-cell table:style-name="ce2" office:value-type="float" office:value="-123.731">
            <text:p>-123.731</text:p>
          </table:table-cell>
          <table:table-cell table:style-name="ce2" office:value-type="float" office:value="61200.003">
            <text:p>61200.003</text:p>
          </table:table-cell>
          <table:table-cell table:style-name="ce2" office:value-type="float" office:value="170.0000083333">
            <text:p>170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66543.821">
            <text:p>66543.821</text:p>
          </table:table-cell>
          <table:table-cell office:value-type="float" office:value="303.821">
            <text:p>303.821</text:p>
          </table:table-cell>
          <table:table-cell office:value-type="float" office:value="5703.818">
            <text:p>5703.818</text:p>
          </table:table-cell>
          <table:table-cell office:value-type="float" office:value="303.818">
            <text:p>303.818</text:p>
          </table:table-cell>
        </table:table-row>
        <table:table-row table:style-name="ro2">
          <table:table-cell table:style-name="ce2" office:value-type="string">
            <text:p>1919-10-09 08:38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95.215">
            <text:p>195.22</text:p>
          </table:table-cell>
          <table:table-cell table:style-name="ce3" office:value-type="float" office:value="15.216">
            <text:p>15.22</text:p>
          </table:table-cell>
          <table:table-cell table:style-name="ce3" office:value-type="float" office:value="235.38">
            <text:p>235.38</text:p>
          </table:table-cell>
          <table:table-cell table:style-name="ce2" office:value-type="string">
            <text:p>15 ♎ 12' 55"</text:p>
          </table:table-cell>
          <table:table-cell table:style-name="ce2" office:value-type="string">
            <text:p>15 ♈ 12' 57"</text:p>
          </table:table-cell>
          <table:table-cell table:style-name="ce2" office:value-type="string">
            <text:p>25 ♏ 22' 48"</text:p>
          </table:table-cell>
          <table:table-cell table:style-name="ce2" office:value-type="float" office:value="-5.994">
            <text:p>-5.994</text:p>
          </table:table-cell>
          <table:table-cell table:style-name="ce2" office:value-type="float" office:value="9.078">
            <text:p>9.078</text:p>
          </table:table-cell>
          <table:table-cell table:style-name="ce2" office:value-type="float" office:value="3.344">
            <text:p>3.344</text:p>
          </table:table-cell>
          <table:table-cell table:style-name="ce2" office:value-type="float" office:value="66255.216">
            <text:p>66255.216</text:p>
          </table:table-cell>
          <table:table-cell table:style-name="ce2" office:value-type="float" office:value="5235.215">
            <text:p>5235.215</text:p>
          </table:table-cell>
          <table:table-cell table:style-name="ce2" office:value-type="float" office:value="-124.62">
            <text:p>-124.62</text:p>
          </table:table-cell>
          <table:table-cell table:style-name="ce2" office:value-type="float" office:value="61380.001">
            <text:p>61380.001</text:p>
          </table:table-cell>
          <table:table-cell table:style-name="ce2" office:value-type="float" office:value="170.5000027778">
            <text:p>170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66739.836">
            <text:p>66739.836</text:p>
          </table:table-cell>
          <table:table-cell office:value-type="float" office:value="139.836">
            <text:p>139.836</text:p>
          </table:table-cell>
          <table:table-cell office:value-type="float" office:value="5719.835">
            <text:p>5719.835</text:p>
          </table:table-cell>
          <table:table-cell office:value-type="float" office:value="319.835">
            <text:p>319.835</text:p>
          </table:table-cell>
        </table:table-row>
        <table:table-row table:style-name="ro2">
          <table:table-cell table:style-name="ce2" office:value-type="string">
            <text:p>1919-10-23 15:40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09.396">
            <text:p>209.40</text:p>
          </table:table-cell>
          <table:table-cell table:style-name="ce3" office:value-type="float" office:value="209.398">
            <text:p>209.40</text:p>
          </table:table-cell>
          <table:table-cell table:style-name="ce3" office:value-type="float" office:value="234.888">
            <text:p>234.89</text:p>
          </table:table-cell>
          <table:table-cell table:style-name="ce2" office:value-type="string">
            <text:p>29 ♎ 23' 44"</text:p>
          </table:table-cell>
          <table:table-cell table:style-name="ce2" office:value-type="string">
            <text:p>29 ♎ 23' 53"</text:p>
          </table:table-cell>
          <table:table-cell table:style-name="ce2" office:value-type="string">
            <text:p>24 ♏ 53' 16"</text:p>
          </table:table-cell>
          <table:table-cell table:style-name="ce2" office:value-type="float" office:value="-11.263">
            <text:p>-11.263</text:p>
          </table:table-cell>
          <table:table-cell table:style-name="ce2" office:value-type="float" office:value="-13.377">
            <text:p>-13.377</text:p>
          </table:table-cell>
          <table:table-cell table:style-name="ce2" office:value-type="float" office:value="-2.26">
            <text:p>-2.26</text:p>
          </table:table-cell>
          <table:table-cell table:style-name="ce2" office:value-type="float" office:value="66449.398">
            <text:p>66449.398</text:p>
          </table:table-cell>
          <table:table-cell table:style-name="ce2" office:value-type="float" office:value="5249.396">
            <text:p>5249.396</text:p>
          </table:table-cell>
          <table:table-cell table:style-name="ce2" office:value-type="float" office:value="-125.112">
            <text:p>-125.112</text:p>
          </table:table-cell>
          <table:table-cell table:style-name="ce2" office:value-type="float" office:value="61560.002">
            <text:p>61560.002</text:p>
          </table:table-cell>
          <table:table-cell table:style-name="ce2" office:value-type="float" office:value="171.0000055556">
            <text:p>171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66934.51">
            <text:p>66934.51</text:p>
          </table:table-cell>
          <table:table-cell office:value-type="float" office:value="334.51">
            <text:p>334.51</text:p>
          </table:table-cell>
          <table:table-cell office:value-type="float" office:value="5734.508">
            <text:p>5734.508</text:p>
          </table:table-cell>
          <table:table-cell office:value-type="float" office:value="334.508">
            <text:p>334.508</text:p>
          </table:table-cell>
        </table:table-row>
        <table:table-row table:style-name="ro2">
          <table:table-cell table:style-name="ce2" office:value-type="string">
            <text:p>1919-11-07 18:35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24.521">
            <text:p>224.52</text:p>
          </table:table-cell>
          <table:table-cell table:style-name="ce3" office:value-type="float" office:value="44.526">
            <text:p>44.53</text:p>
          </table:table-cell>
          <table:table-cell table:style-name="ce3" office:value-type="float" office:value="234.813">
            <text:p>234.81</text:p>
          </table:table-cell>
          <table:table-cell table:style-name="ce2" office:value-type="string">
            <text:p>14 ♏ 31' 14"</text:p>
          </table:table-cell>
          <table:table-cell table:style-name="ce2" office:value-type="string">
            <text:p>14 ♉ 31' 32"</text:p>
          </table:table-cell>
          <table:table-cell table:style-name="ce2" office:value-type="string">
            <text:p>24 ♏ 48' 47"</text:p>
          </table:table-cell>
          <table:table-cell table:style-name="ce2" office:value-type="float" office:value="-16.201">
            <text:p>-16.201</text:p>
          </table:table-cell>
          <table:table-cell table:style-name="ce2" office:value-type="float" office:value="17.108">
            <text:p>17.108</text:p>
          </table:table-cell>
          <table:table-cell table:style-name="ce2" office:value-type="float" office:value="0.948">
            <text:p>0.948</text:p>
          </table:table-cell>
          <table:table-cell table:style-name="ce2" office:value-type="float" office:value="66644.526">
            <text:p>66644.526</text:p>
          </table:table-cell>
          <table:table-cell table:style-name="ce2" office:value-type="float" office:value="5264.521">
            <text:p>5264.521</text:p>
          </table:table-cell>
          <table:table-cell table:style-name="ce2" office:value-type="float" office:value="-125.187">
            <text:p>-125.187</text:p>
          </table:table-cell>
          <table:table-cell table:style-name="ce2" office:value-type="float" office:value="61740.005">
            <text:p>61740.005</text:p>
          </table:table-cell>
          <table:table-cell table:style-name="ce2" office:value-type="float" office:value="171.5000138889">
            <text:p>171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67129.713">
            <text:p>67129.713</text:p>
          </table:table-cell>
          <table:table-cell office:value-type="float" office:value="169.713">
            <text:p>169.713</text:p>
          </table:table-cell>
          <table:table-cell office:value-type="float" office:value="5749.708">
            <text:p>5749.708</text:p>
          </table:table-cell>
          <table:table-cell office:value-type="float" office:value="349.708">
            <text:p>349.708</text:p>
          </table:table-cell>
        </table:table-row>
        <table:table-row table:style-name="ro2">
          <table:table-cell table:style-name="ce2" office:value-type="string">
            <text:p>1919-11-22 10:20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39.286">
            <text:p>239.29</text:p>
          </table:table-cell>
          <table:table-cell table:style-name="ce3" office:value-type="float" office:value="239.287">
            <text:p>239.29</text:p>
          </table:table-cell>
          <table:table-cell table:style-name="ce3" office:value-type="float" office:value="234.854">
            <text:p>234.85</text:p>
          </table:table-cell>
          <table:table-cell table:style-name="ce2" office:value-type="string">
            <text:p>29 ♏ 17' 09"</text:p>
          </table:table-cell>
          <table:table-cell table:style-name="ce2" office:value-type="string">
            <text:p>29 ♏ 17' 11"</text:p>
          </table:table-cell>
          <table:table-cell table:style-name="ce2" office:value-type="string">
            <text:p>24 ♏ 51' 16"</text:p>
          </table:table-cell>
          <table:table-cell table:style-name="ce2" office:value-type="float" office:value="-20.005">
            <text:p>-20.005</text:p>
          </table:table-cell>
          <table:table-cell table:style-name="ce2" office:value-type="float" office:value="-19.604">
            <text:p>-19.604</text:p>
          </table:table-cell>
          <table:table-cell table:style-name="ce2" office:value-type="float" office:value="0.411">
            <text:p>0.411</text:p>
          </table:table-cell>
          <table:table-cell table:style-name="ce2" office:value-type="float" office:value="66839.287">
            <text:p>66839.287</text:p>
          </table:table-cell>
          <table:table-cell table:style-name="ce2" office:value-type="float" office:value="5279.286">
            <text:p>5279.286</text:p>
          </table:table-cell>
          <table:table-cell table:style-name="ce2" office:value-type="float" office:value="-125.146">
            <text:p>-125.146</text:p>
          </table:table-cell>
          <table:table-cell table:style-name="ce2" office:value-type="float" office:value="61920.001">
            <text:p>61920.001</text:p>
          </table:table-cell>
          <table:table-cell table:style-name="ce2" office:value-type="float" office:value="172.0000027778">
            <text:p>172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67324.433">
            <text:p>67324.433</text:p>
          </table:table-cell>
          <table:table-cell office:value-type="float" office:value="4.433">
            <text:p>4.433</text:p>
          </table:table-cell>
          <table:table-cell office:value-type="float" office:value="5764.432">
            <text:p>5764.432</text:p>
          </table:table-cell>
          <table:table-cell office:value-type="float" office:value="4.432">
            <text:p>4.432</text:p>
          </table:table-cell>
        </table:table-row>
        <table:table-row table:style-name="ro2">
          <table:table-cell table:style-name="ce2" office:value-type="string">
            <text:p>1919-12-07 05:03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54.263">
            <text:p>254.26</text:p>
          </table:table-cell>
          <table:table-cell table:style-name="ce3" office:value-type="float" office:value="74.263">
            <text:p>74.26</text:p>
          </table:table-cell>
          <table:table-cell table:style-name="ce3" office:value-type="float" office:value="234.803">
            <text:p>234.80</text:p>
          </table:table-cell>
          <table:table-cell table:style-name="ce2" office:value-type="string">
            <text:p>14 ♐ 15' 45"</text:p>
          </table:table-cell>
          <table:table-cell table:style-name="ce2" office:value-type="string">
            <text:p>14 ♊ 15' 48"</text:p>
          </table:table-cell>
          <table:table-cell table:style-name="ce2" office:value-type="string">
            <text:p>24 ♏ 48' 12"</text:p>
          </table:table-cell>
          <table:table-cell table:style-name="ce2" office:value-type="float" office:value="-22.52">
            <text:p>-22.52</text:p>
          </table:table-cell>
          <table:table-cell table:style-name="ce2" office:value-type="float" office:value="20.772">
            <text:p>20.772</text:p>
          </table:table-cell>
          <table:table-cell table:style-name="ce2" office:value-type="float" office:value="-1.76">
            <text:p>-1.76</text:p>
          </table:table-cell>
          <table:table-cell table:style-name="ce2" office:value-type="float" office:value="67034.263">
            <text:p>67034.263</text:p>
          </table:table-cell>
          <table:table-cell table:style-name="ce2" office:value-type="float" office:value="5294.263">
            <text:p>5294.263</text:p>
          </table:table-cell>
          <table:table-cell table:style-name="ce2" office:value-type="float" office:value="-125.197">
            <text:p>-125.197</text:p>
          </table:table-cell>
          <table:table-cell table:style-name="ce2" office:value-type="float" office:value="62100">
            <text:p>62100</text:p>
          </table:table-cell>
          <table:table-cell table:style-name="ce2" office:value-type="float" office:value="172.5">
            <text:p>172.5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5">
            <text:p>15</text:p>
          </table:table-cell>
          <table:table-cell office:value-type="float" office:value="67519.46">
            <text:p>67519.46</text:p>
          </table:table-cell>
          <table:table-cell office:value-type="float" office:value="199.46">
            <text:p>199.46</text:p>
          </table:table-cell>
          <table:table-cell office:value-type="float" office:value="5779.46">
            <text:p>5779.46</text:p>
          </table:table-cell>
          <table:table-cell office:value-type="float" office:value="19.46">
            <text:p>19.46</text:p>
          </table:table-cell>
        </table:table-row>
        <table:table-row table:style-name="ro2">
          <table:table-cell table:style-name="ce2" office:value-type="string">
            <text:p>1919-12-22 05:55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69.559">
            <text:p>269.56</text:p>
          </table:table-cell>
          <table:table-cell table:style-name="ce3" office:value-type="float" office:value="269.56">
            <text:p>269.56</text:p>
          </table:table-cell>
          <table:table-cell table:style-name="ce3" office:value-type="float" office:value="234.532">
            <text:p>234.53</text:p>
          </table:table-cell>
          <table:table-cell table:style-name="ce2" office:value-type="string">
            <text:p>29 ♐ 33' 32"</text:p>
          </table:table-cell>
          <table:table-cell table:style-name="ce2" office:value-type="string">
            <text:p>29 ♐ 33' 34"</text:p>
          </table:table-cell>
          <table:table-cell table:style-name="ce2" office:value-type="string">
            <text:p>24 ♏ 31' 54"</text:p>
          </table:table-cell>
          <table:table-cell table:style-name="ce2" office:value-type="float" office:value="-23.447">
            <text:p>-23.447</text:p>
          </table:table-cell>
          <table:table-cell table:style-name="ce2" office:value-type="float" office:value="-20.461">
            <text:p>-20.461</text:p>
          </table:table-cell>
          <table:table-cell table:style-name="ce2" office:value-type="float" office:value="2.987">
            <text:p>2.987</text:p>
          </table:table-cell>
          <table:table-cell table:style-name="ce2" office:value-type="float" office:value="67229.56">
            <text:p>67229.56</text:p>
          </table:table-cell>
          <table:table-cell table:style-name="ce2" office:value-type="float" office:value="5309.559">
            <text:p>5309.559</text:p>
          </table:table-cell>
          <table:table-cell table:style-name="ce2" office:value-type="float" office:value="-125.468">
            <text:p>-125.468</text:p>
          </table:table-cell>
          <table:table-cell table:style-name="ce2" office:value-type="float" office:value="62280.001">
            <text:p>62280.001</text:p>
          </table:table-cell>
          <table:table-cell table:style-name="ce2" office:value-type="float" office:value="173.0000027778">
            <text:p>173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67715.028">
            <text:p>67715.028</text:p>
          </table:table-cell>
          <table:table-cell office:value-type="float" office:value="35.028">
            <text:p>35.028</text:p>
          </table:table-cell>
          <table:table-cell office:value-type="float" office:value="5795.027">
            <text:p>5795.027</text:p>
          </table:table-cell>
          <table:table-cell office:value-type="float" office:value="35.027">
            <text:p>35.027</text:p>
          </table:table-cell>
        </table:table-row>
        <table:table-row table:style-name="ro2">
          <table:table-cell table:style-name="ce2" office:value-type="string">
            <text:p>1920-01-05 16:05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84.259">
            <text:p>284.26</text:p>
          </table:table-cell>
          <table:table-cell table:style-name="ce3" office:value-type="float" office:value="104.262">
            <text:p>104.26</text:p>
          </table:table-cell>
          <table:table-cell table:style-name="ce3" office:value-type="float" office:value="233.71">
            <text:p>233.71</text:p>
          </table:table-cell>
          <table:table-cell table:style-name="ce2" office:value-type="string">
            <text:p>14 ♑ 15' 32"</text:p>
          </table:table-cell>
          <table:table-cell table:style-name="ce2" office:value-type="string">
            <text:p>14 ♋ 15' 42"</text:p>
          </table:table-cell>
          <table:table-cell table:style-name="ce2" office:value-type="string">
            <text:p>23 ♏ 42' 37"</text:p>
          </table:table-cell>
          <table:table-cell table:style-name="ce2" office:value-type="float" office:value="-22.685">
            <text:p>-22.685</text:p>
          </table:table-cell>
          <table:table-cell table:style-name="ce2" office:value-type="float" office:value="18.747">
            <text:p>18.747</text:p>
          </table:table-cell>
          <table:table-cell table:style-name="ce2" office:value-type="float" office:value="-3.959">
            <text:p>-3.959</text:p>
          </table:table-cell>
          <table:table-cell table:style-name="ce2" office:value-type="float" office:value="67424.262">
            <text:p>67424.262</text:p>
          </table:table-cell>
          <table:table-cell table:style-name="ce2" office:value-type="float" office:value="5324.259">
            <text:p>5324.259</text:p>
          </table:table-cell>
          <table:table-cell table:style-name="ce2" office:value-type="float" office:value="-126.29">
            <text:p>-126.29</text:p>
          </table:table-cell>
          <table:table-cell table:style-name="ce2" office:value-type="float" office:value="62460.003">
            <text:p>62460.003</text:p>
          </table:table-cell>
          <table:table-cell table:style-name="ce2" office:value-type="float" office:value="173.5000083333">
            <text:p>173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67910.552">
            <text:p>67910.552</text:p>
          </table:table-cell>
          <table:table-cell office:value-type="float" office:value="230.552">
            <text:p>230.552</text:p>
          </table:table-cell>
          <table:table-cell office:value-type="float" office:value="5810.549">
            <text:p>5810.549</text:p>
          </table:table-cell>
          <table:table-cell office:value-type="float" office:value="50.549">
            <text:p>50.549</text:p>
          </table:table-cell>
        </table:table-row>
        <table:table-row table:style-name="ro2">
          <table:table-cell table:style-name="ce2" office:value-type="string">
            <text:p>1920-01-21 00:27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99.895">
            <text:p>299.90</text:p>
          </table:table-cell>
          <table:table-cell table:style-name="ce3" office:value-type="float" office:value="299.896">
            <text:p>299.90</text:p>
          </table:table-cell>
          <table:table-cell table:style-name="ce3" office:value-type="float" office:value="232.436">
            <text:p>232.44</text:p>
          </table:table-cell>
          <table:table-cell table:style-name="ce2" office:value-type="string">
            <text:p>29 ♑ 53' 41"</text:p>
          </table:table-cell>
          <table:table-cell table:style-name="ce2" office:value-type="string">
            <text:p>29 ♑ 53' 46"</text:p>
          </table:table-cell>
          <table:table-cell table:style-name="ce2" office:value-type="string">
            <text:p>22 ♏ 26' 10"</text:p>
          </table:table-cell>
          <table:table-cell table:style-name="ce2" office:value-type="float" office:value="-20.18">
            <text:p>-20.18</text:p>
          </table:table-cell>
          <table:table-cell table:style-name="ce2" office:value-type="float" office:value="-15.627">
            <text:p>-15.627</text:p>
          </table:table-cell>
          <table:table-cell table:style-name="ce2" office:value-type="float" office:value="4.655">
            <text:p>4.655</text:p>
          </table:table-cell>
          <table:table-cell table:style-name="ce2" office:value-type="float" office:value="67619.896">
            <text:p>67619.896</text:p>
          </table:table-cell>
          <table:table-cell table:style-name="ce2" office:value-type="float" office:value="5339.895">
            <text:p>5339.895</text:p>
          </table:table-cell>
          <table:table-cell table:style-name="ce2" office:value-type="float" office:value="-127.564">
            <text:p>-127.564</text:p>
          </table:table-cell>
          <table:table-cell table:style-name="ce2" office:value-type="float" office:value="62640.001">
            <text:p>62640.001</text:p>
          </table:table-cell>
          <table:table-cell table:style-name="ce2" office:value-type="float" office:value="174.0000027778">
            <text:p>174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68107.46">
            <text:p>68107.46</text:p>
          </table:table-cell>
          <table:table-cell office:value-type="float" office:value="67.46">
            <text:p>67.46</text:p>
          </table:table-cell>
          <table:table-cell office:value-type="float" office:value="5827.459">
            <text:p>5827.459</text:p>
          </table:table-cell>
          <table:table-cell office:value-type="float" office:value="67.459">
            <text:p>67.459</text:p>
          </table:table-cell>
        </table:table-row>
        <table:table-row table:style-name="ro2">
          <table:table-cell table:style-name="ce2" office:value-type="string">
            <text:p>1920-02-04 03:42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14.257">
            <text:p>314.26</text:p>
          </table:table-cell>
          <table:table-cell table:style-name="ce3" office:value-type="float" office:value="134.26">
            <text:p>134.26</text:p>
          </table:table-cell>
          <table:table-cell table:style-name="ce3" office:value-type="float" office:value="230.877">
            <text:p>230.88</text:p>
          </table:table-cell>
          <table:table-cell table:style-name="ce2" office:value-type="string">
            <text:p>14 ♒ 15' 25"</text:p>
          </table:table-cell>
          <table:table-cell table:style-name="ce2" office:value-type="string">
            <text:p>14 ♌ 15' 34"</text:p>
          </table:table-cell>
          <table:table-cell table:style-name="ce2" office:value-type="string">
            <text:p>20 ♏ 52' 35"</text:p>
          </table:table-cell>
          <table:table-cell table:style-name="ce2" office:value-type="float" office:value="-16.559">
            <text:p>-16.559</text:p>
          </table:table-cell>
          <table:table-cell table:style-name="ce2" office:value-type="float" office:value="11.791">
            <text:p>11.791</text:p>
          </table:table-cell>
          <table:table-cell table:style-name="ce2" office:value-type="float" office:value="-4.976">
            <text:p>-4.976</text:p>
          </table:table-cell>
          <table:table-cell table:style-name="ce2" office:value-type="float" office:value="67814.26">
            <text:p>67814.26</text:p>
          </table:table-cell>
          <table:table-cell table:style-name="ce2" office:value-type="float" office:value="5354.257">
            <text:p>5354.257</text:p>
          </table:table-cell>
          <table:table-cell table:style-name="ce2" office:value-type="float" office:value="-129.123">
            <text:p>-129.123</text:p>
          </table:table-cell>
          <table:table-cell table:style-name="ce2" office:value-type="float" office:value="62820.003">
            <text:p>62820.003</text:p>
          </table:table-cell>
          <table:table-cell table:style-name="ce2" office:value-type="float" office:value="174.5000083333">
            <text:p>174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68303.383">
            <text:p>68303.383</text:p>
          </table:table-cell>
          <table:table-cell office:value-type="float" office:value="263.383">
            <text:p>263.383</text:p>
          </table:table-cell>
          <table:table-cell office:value-type="float" office:value="5843.38">
            <text:p>5843.38</text:p>
          </table:table-cell>
          <table:table-cell office:value-type="float" office:value="83.38">
            <text:p>83.38</text:p>
          </table:table-cell>
        </table:table-row>
        <table:table-row table:style-name="ro2">
          <table:table-cell table:style-name="ce2" office:value-type="string">
            <text:p>1920-02-19 16:35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29.968">
            <text:p>329.97</text:p>
          </table:table-cell>
          <table:table-cell table:style-name="ce3" office:value-type="float" office:value="329.973">
            <text:p>329.97</text:p>
          </table:table-cell>
          <table:table-cell table:style-name="ce3" office:value-type="float" office:value="229.064">
            <text:p>229.06</text:p>
          </table:table-cell>
          <table:table-cell table:style-name="ce2" office:value-type="string">
            <text:p>29 ♒ 58' 06"</text:p>
          </table:table-cell>
          <table:table-cell table:style-name="ce2" office:value-type="string">
            <text:p>29 ♒ 58' 24"</text:p>
          </table:table-cell>
          <table:table-cell table:style-name="ce2" office:value-type="string">
            <text:p>19 ♏ 03' 49"</text:p>
          </table:table-cell>
          <table:table-cell table:style-name="ce2" office:value-type="float" office:value="-11.487">
            <text:p>-11.487</text:p>
          </table:table-cell>
          <table:table-cell table:style-name="ce2" office:value-type="float" office:value="-6.876">
            <text:p>-6.876</text:p>
          </table:table-cell>
          <table:table-cell table:style-name="ce2" office:value-type="float" office:value="4.919">
            <text:p>4.919</text:p>
          </table:table-cell>
          <table:table-cell table:style-name="ce2" office:value-type="float" office:value="68009.973">
            <text:p>68009.973</text:p>
          </table:table-cell>
          <table:table-cell table:style-name="ce2" office:value-type="float" office:value="5369.968">
            <text:p>5369.968</text:p>
          </table:table-cell>
          <table:table-cell table:style-name="ce2" office:value-type="float" office:value="-130.936">
            <text:p>-130.936</text:p>
          </table:table-cell>
          <table:table-cell table:style-name="ce2" office:value-type="float" office:value="63000.005">
            <text:p>63000.005</text:p>
          </table:table-cell>
          <table:table-cell table:style-name="ce2" office:value-type="float" office:value="175.0000138889">
            <text:p>175.0000138889</text:p>
          </table:table-cell>
          <table:table-cell table:style-name="ce2" office:value-type="float" office:value="0.005">
            <text:p>0.005</text:p>
          </table:table-cell>
          <table:table-cell table:style-name="ce2" office:value-type="float" office:value="30">
            <text:p>30</text:p>
          </table:table-cell>
          <table:table-cell office:value-type="float" office:value="68500.909">
            <text:p>68500.909</text:p>
          </table:table-cell>
          <table:table-cell office:value-type="float" office:value="100.909">
            <text:p>100.909</text:p>
          </table:table-cell>
          <table:table-cell office:value-type="float" office:value="5860.904">
            <text:p>5860.904</text:p>
          </table:table-cell>
          <table:table-cell office:value-type="float" office:value="100.904">
            <text:p>100.904</text:p>
          </table:table-cell>
        </table:table-row>
        <table:table-row table:style-name="ro2">
          <table:table-cell table:style-name="ce2" office:value-type="string">
            <text:p>1920-03-04 16:13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44.02">
            <text:p>344.02</text:p>
          </table:table-cell>
          <table:table-cell table:style-name="ce3" office:value-type="float" office:value="164.023">
            <text:p>164.02</text:p>
          </table:table-cell>
          <table:table-cell table:style-name="ce3" office:value-type="float" office:value="227.646">
            <text:p>227.65</text:p>
          </table:table-cell>
          <table:table-cell table:style-name="ce2" office:value-type="string">
            <text:p>14 ♓ 01' 13"</text:p>
          </table:table-cell>
          <table:table-cell table:style-name="ce2" office:value-type="string">
            <text:p>14 ♍ 01' 21"</text:p>
          </table:table-cell>
          <table:table-cell table:style-name="ce2" office:value-type="string">
            <text:p>17 ♏ 38' 44"</text:p>
          </table:table-cell>
          <table:table-cell table:style-name="ce2" office:value-type="float" office:value="-6.289">
            <text:p>-6.289</text:p>
          </table:table-cell>
          <table:table-cell table:style-name="ce2" office:value-type="float" office:value="2.104">
            <text:p>2.104</text:p>
          </table:table-cell>
          <table:table-cell table:style-name="ce2" office:value-type="float" office:value="-4.531">
            <text:p>-4.531</text:p>
          </table:table-cell>
          <table:table-cell table:style-name="ce2" office:value-type="float" office:value="68204.023">
            <text:p>68204.023</text:p>
          </table:table-cell>
          <table:table-cell table:style-name="ce2" office:value-type="float" office:value="5384.02">
            <text:p>5384.02</text:p>
          </table:table-cell>
          <table:table-cell table:style-name="ce2" office:value-type="float" office:value="-132.354">
            <text:p>-132.354</text:p>
          </table:table-cell>
          <table:table-cell table:style-name="ce2" office:value-type="float" office:value="63180.003">
            <text:p>63180.003</text:p>
          </table:table-cell>
          <table:table-cell table:style-name="ce2" office:value-type="float" office:value="175.5000083333">
            <text:p>175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68696.377">
            <text:p>68696.377</text:p>
          </table:table-cell>
          <table:table-cell office:value-type="float" office:value="296.377">
            <text:p>296.377</text:p>
          </table:table-cell>
          <table:table-cell office:value-type="float" office:value="5876.374">
            <text:p>5876.374</text:p>
          </table:table-cell>
          <table:table-cell office:value-type="float" office:value="116.374">
            <text:p>116.374</text:p>
          </table:table-cell>
        </table:table-row>
        <table:table-row table:style-name="ro2">
          <table:table-cell table:style-name="ce2" office:value-type="string">
            <text:p>1920-03-20 05:56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59.549">
            <text:p>359.55</text:p>
          </table:table-cell>
          <table:table-cell table:style-name="ce3" office:value-type="float" office:value="359.553">
            <text:p>359.55</text:p>
          </table:table-cell>
          <table:table-cell table:style-name="ce3" office:value-type="float" office:value="226.473">
            <text:p>226.47</text:p>
          </table:table-cell>
          <table:table-cell table:style-name="ce2" office:value-type="string">
            <text:p>29 ♓ 32' 55"</text:p>
          </table:table-cell>
          <table:table-cell table:style-name="ce2" office:value-type="string">
            <text:p>29 ♓ 33' 09"</text:p>
          </table:table-cell>
          <table:table-cell table:style-name="ce2" office:value-type="string">
            <text:p>16 ♏ 28' 24"</text:p>
          </table:table-cell>
          <table:table-cell table:style-name="ce2" office:value-type="float" office:value="-0.18">
            <text:p>-0.18</text:p>
          </table:table-cell>
          <table:table-cell table:style-name="ce2" office:value-type="float" office:value="3.265">
            <text:p>3.265</text:p>
          </table:table-cell>
          <table:table-cell table:style-name="ce2" office:value-type="float" office:value="3.754">
            <text:p>3.754</text:p>
          </table:table-cell>
          <table:table-cell table:style-name="ce2" office:value-type="float" office:value="68399.553">
            <text:p>68399.553</text:p>
          </table:table-cell>
          <table:table-cell table:style-name="ce2" office:value-type="float" office:value="5399.549">
            <text:p>5399.549</text:p>
          </table:table-cell>
          <table:table-cell table:style-name="ce2" office:value-type="float" office:value="-133.527">
            <text:p>-133.527</text:p>
          </table:table-cell>
          <table:table-cell table:style-name="ce2" office:value-type="float" office:value="63360.004">
            <text:p>63360.004</text:p>
          </table:table-cell>
          <table:table-cell table:style-name="ce2" office:value-type="float" office:value="176.0000111111">
            <text:p>176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68893.08">
            <text:p>68893.08</text:p>
          </table:table-cell>
          <table:table-cell office:value-type="float" office:value="133.08">
            <text:p>133.08</text:p>
          </table:table-cell>
          <table:table-cell office:value-type="float" office:value="5893.076">
            <text:p>5893.076</text:p>
          </table:table-cell>
          <table:table-cell office:value-type="float" office:value="133.076">
            <text:p>133.076</text:p>
          </table:table-cell>
        </table:table-row>
        <table:table-row table:style-name="ro2">
          <table:table-cell table:style-name="ce2" office:value-type="string">
            <text:p>1920-04-03 05:55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3.393">
            <text:p>13.39</text:p>
          </table:table-cell>
          <table:table-cell table:style-name="ce3" office:value-type="float" office:value="193.394">
            <text:p>193.39</text:p>
          </table:table-cell>
          <table:table-cell table:style-name="ce3" office:value-type="float" office:value="225.847">
            <text:p>225.85</text:p>
          </table:table-cell>
          <table:table-cell table:style-name="ce2" office:value-type="string">
            <text:p>13 ♈ 23' 34"</text:p>
          </table:table-cell>
          <table:table-cell table:style-name="ce2" office:value-type="string">
            <text:p>13 ♎ 23' 36"</text:p>
          </table:table-cell>
          <table:table-cell table:style-name="ce2" office:value-type="string">
            <text:p>15 ♏ 50' 50"</text:p>
          </table:table-cell>
          <table:table-cell table:style-name="ce2" office:value-type="float" office:value="5.288">
            <text:p>5.288</text:p>
          </table:table-cell>
          <table:table-cell table:style-name="ce2" office:value-type="float" office:value="-7.864">
            <text:p>-7.864</text:p>
          </table:table-cell>
          <table:table-cell table:style-name="ce2" office:value-type="float" office:value="-2.797">
            <text:p>-2.797</text:p>
          </table:table-cell>
          <table:table-cell table:style-name="ce2" office:value-type="float" office:value="68593.394">
            <text:p>68593.394</text:p>
          </table:table-cell>
          <table:table-cell table:style-name="ce2" office:value-type="float" office:value="5413.393">
            <text:p>5413.393</text:p>
          </table:table-cell>
          <table:table-cell table:style-name="ce2" office:value-type="float" office:value="-134.153">
            <text:p>-134.153</text:p>
          </table:table-cell>
          <table:table-cell table:style-name="ce2" office:value-type="float" office:value="63540.001">
            <text:p>63540.001</text:p>
          </table:table-cell>
          <table:table-cell table:style-name="ce2" office:value-type="float" office:value="176.5000027778">
            <text:p>176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69087.547">
            <text:p>69087.547</text:p>
          </table:table-cell>
          <table:table-cell office:value-type="float" office:value="327.547">
            <text:p>327.547</text:p>
          </table:table-cell>
          <table:table-cell office:value-type="float" office:value="5907.546">
            <text:p>5907.546</text:p>
          </table:table-cell>
          <table:table-cell office:value-type="float" office:value="147.546">
            <text:p>147.546</text:p>
          </table:table-cell>
        </table:table-row>
        <table:table-row table:style-name="ro2">
          <table:table-cell table:style-name="ce2" office:value-type="string">
            <text:p>1920-04-18 16:43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3" office:value-type="float" office:value="28.544">
            <text:p>28.54</text:p>
          </table:table-cell>
          <table:table-cell table:style-name="ce3" office:value-type="float" office:value="225.623">
            <text:p>225.62</text:p>
          </table:table-cell>
          <table:table-cell table:style-name="ce2" office:value-type="string">
            <text:p>28 ♈ 32' 38"</text:p>
          </table:table-cell>
          <table:table-cell table:style-name="ce2" office:value-type="string">
            <text:p>28 ♈ 32' 39"</text:p>
          </table:table-cell>
          <table:table-cell table:style-name="ce2" office:value-type="string">
            <text:p>15 ♏ 37' 24"</text:p>
          </table:table-cell>
          <table:table-cell table:style-name="ce2" office:value-type="float" office:value="10.961">
            <text:p>10.961</text:p>
          </table:table-cell>
          <table:table-cell table:style-name="ce2" office:value-type="float" office:value="12.41">
            <text:p>12.41</text:p>
          </table:table-cell>
          <table:table-cell table:style-name="ce2" office:value-type="float" office:value="1.551">
            <text:p>1.551</text:p>
          </table:table-cell>
          <table:table-cell table:style-name="ce2" office:value-type="float" office:value="68788.544">
            <text:p>68788.544</text:p>
          </table:table-cell>
          <table:table-cell table:style-name="ce2" office:value-type="float" office:value="5428.544">
            <text:p>5428.544</text:p>
          </table:table-cell>
          <table:table-cell table:style-name="ce2" office:value-type="float" office:value="-134.377">
            <text:p>-134.377</text:p>
          </table:table-cell>
          <table:table-cell table:style-name="ce2" office:value-type="float" office:value="63720">
            <text:p>63720</text:p>
          </table:table-cell>
          <table:table-cell table:style-name="ce2" office:value-type="float" office:value="177">
            <text:p>17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0">
            <text:p>30</text:p>
          </table:table-cell>
          <table:table-cell office:value-type="float" office:value="69282.921">
            <text:p>69282.921</text:p>
          </table:table-cell>
          <table:table-cell office:value-type="float" office:value="162.921">
            <text:p>162.921</text:p>
          </table:table-cell>
          <table:table-cell office:value-type="float" office:value="5922.921">
            <text:p>5922.921</text:p>
          </table:table-cell>
          <table:table-cell office:value-type="float" office:value="162.921">
            <text:p>162.921</text:p>
          </table:table-cell>
        </table:table-row>
        <table:table-row table:style-name="ro2">
          <table:table-cell table:style-name="ce2" office:value-type="string">
            <text:p>1920-05-02 20:48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42.327">
            <text:p>42.33</text:p>
          </table:table-cell>
          <table:table-cell table:style-name="ce3" office:value-type="float" office:value="222.331">
            <text:p>222.33</text:p>
          </table:table-cell>
          <table:table-cell table:style-name="ce3" office:value-type="float" office:value="225.604">
            <text:p>225.60</text:p>
          </table:table-cell>
          <table:table-cell table:style-name="ce2" office:value-type="string">
            <text:p>12 ♉ 19' 38"</text:p>
          </table:table-cell>
          <table:table-cell table:style-name="ce2" office:value-type="string">
            <text:p>12 ♏ 19' 51"</text:p>
          </table:table-cell>
          <table:table-cell table:style-name="ce2" office:value-type="string">
            <text:p>15 ♏ 36' 14"</text:p>
          </table:table-cell>
          <table:table-cell table:style-name="ce2" office:value-type="float" office:value="15.542">
            <text:p>15.542</text:p>
          </table:table-cell>
          <table:table-cell table:style-name="ce2" office:value-type="float" office:value="-15.831">
            <text:p>-15.831</text:p>
          </table:table-cell>
          <table:table-cell table:style-name="ce2" office:value-type="float" office:value="-0.303">
            <text:p>-0.303</text:p>
          </table:table-cell>
          <table:table-cell table:style-name="ce2" office:value-type="float" office:value="68982.331">
            <text:p>68982.331</text:p>
          </table:table-cell>
          <table:table-cell table:style-name="ce2" office:value-type="float" office:value="5442.327">
            <text:p>5442.327</text:p>
          </table:table-cell>
          <table:table-cell table:style-name="ce2" office:value-type="float" office:value="-134.396">
            <text:p>-134.396</text:p>
          </table:table-cell>
          <table:table-cell table:style-name="ce2" office:value-type="float" office:value="63900.004">
            <text:p>63900.004</text:p>
          </table:table-cell>
          <table:table-cell table:style-name="ce2" office:value-type="float" office:value="177.5000111111">
            <text:p>177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office:value-type="float" office:value="69476.727">
            <text:p>69476.727</text:p>
          </table:table-cell>
          <table:table-cell office:value-type="float" office:value="356.727">
            <text:p>356.727</text:p>
          </table:table-cell>
          <table:table-cell office:value-type="float" office:value="5936.723">
            <text:p>5936.723</text:p>
          </table:table-cell>
          <table:table-cell office:value-type="float" office:value="176.723">
            <text:p>176.723</text:p>
          </table:table-cell>
        </table:table-row>
        <table:table-row table:style-name="ro2">
          <table:table-cell table:style-name="ce2" office:value-type="string">
            <text:p>1920-05-18 01:25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57.001">
            <text:p>57.00</text:p>
          </table:table-cell>
          <table:table-cell table:style-name="ce3" office:value-type="float" office:value="57.005">
            <text:p>57.01</text:p>
          </table:table-cell>
          <table:table-cell table:style-name="ce3" office:value-type="float" office:value="225.641">
            <text:p>225.64</text:p>
          </table:table-cell>
          <table:table-cell table:style-name="ce2" office:value-type="string">
            <text:p>27 ♉ 00' 02"</text:p>
          </table:table-cell>
          <table:table-cell table:style-name="ce2" office:value-type="string">
            <text:p>27 ♉ 00' 17"</text:p>
          </table:table-cell>
          <table:table-cell table:style-name="ce2" office:value-type="string">
            <text:p>15 ♏ 38' 28"</text:p>
          </table:table-cell>
          <table:table-cell table:style-name="ce2" office:value-type="float" office:value="19.495">
            <text:p>19.495</text:p>
          </table:table-cell>
          <table:table-cell table:style-name="ce2" office:value-type="float" office:value="18.48">
            <text:p>18.48</text:p>
          </table:table-cell>
          <table:table-cell table:style-name="ce2" office:value-type="float" office:value="-1.044">
            <text:p>-1.044</text:p>
          </table:table-cell>
          <table:table-cell table:style-name="ce2" office:value-type="float" office:value="69177.005">
            <text:p>69177.005</text:p>
          </table:table-cell>
          <table:table-cell table:style-name="ce2" office:value-type="float" office:value="5457.001">
            <text:p>5457.001</text:p>
          </table:table-cell>
          <table:table-cell table:style-name="ce2" office:value-type="float" office:value="-134.359">
            <text:p>-134.359</text:p>
          </table:table-cell>
          <table:table-cell table:style-name="ce2" office:value-type="float" office:value="64080.004">
            <text:p>64080.004</text:p>
          </table:table-cell>
          <table:table-cell table:style-name="ce2" office:value-type="float" office:value="178.0000111111">
            <text:p>178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69671.364">
            <text:p>69671.364</text:p>
          </table:table-cell>
          <table:table-cell office:value-type="float" office:value="191.364">
            <text:p>191.364</text:p>
          </table:table-cell>
          <table:table-cell office:value-type="float" office:value="5951.36">
            <text:p>5951.36</text:p>
          </table:table-cell>
          <table:table-cell office:value-type="float" office:value="191.36">
            <text:p>191.36</text:p>
          </table:table-cell>
        </table:table-row>
        <table:table-row table:style-name="ro2">
          <table:table-cell table:style-name="ce2" office:value-type="string">
            <text:p>1920-06-01 12:18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70.878">
            <text:p>70.88</text:p>
          </table:table-cell>
          <table:table-cell table:style-name="ce3" office:value-type="float" office:value="250.881">
            <text:p>250.88</text:p>
          </table:table-cell>
          <table:table-cell table:style-name="ce3" office:value-type="float" office:value="225.562">
            <text:p>225.56</text:p>
          </table:table-cell>
          <table:table-cell table:style-name="ce2" office:value-type="string">
            <text:p>10 ♊ 52' 39"</text:p>
          </table:table-cell>
          <table:table-cell table:style-name="ce2" office:value-type="string">
            <text:p>10 ♐ 52' 51"</text:p>
          </table:table-cell>
          <table:table-cell table:style-name="ce2" office:value-type="string">
            <text:p>15 ♏ 33' 42"</text:p>
          </table:table-cell>
          <table:table-cell table:style-name="ce2" office:value-type="float" office:value="22.083">
            <text:p>22.083</text:p>
          </table:table-cell>
          <table:table-cell table:style-name="ce2" office:value-type="float" office:value="-19.862">
            <text:p>-19.862</text:p>
          </table:table-cell>
          <table:table-cell table:style-name="ce2" office:value-type="float" office:value="2.244">
            <text:p>2.244</text:p>
          </table:table-cell>
          <table:table-cell table:style-name="ce2" office:value-type="float" office:value="69370.881">
            <text:p>69370.881</text:p>
          </table:table-cell>
          <table:table-cell table:style-name="ce2" office:value-type="float" office:value="5470.878">
            <text:p>5470.878</text:p>
          </table:table-cell>
          <table:table-cell table:style-name="ce2" office:value-type="float" office:value="-134.438">
            <text:p>-134.438</text:p>
          </table:table-cell>
          <table:table-cell table:style-name="ce2" office:value-type="float" office:value="64260.003">
            <text:p>64260.003</text:p>
          </table:table-cell>
          <table:table-cell table:style-name="ce2" office:value-type="float" office:value="178.5000083333">
            <text:p>178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69865.319">
            <text:p>69865.319</text:p>
          </table:table-cell>
          <table:table-cell office:value-type="float" office:value="25.319">
            <text:p>25.319</text:p>
          </table:table-cell>
          <table:table-cell office:value-type="float" office:value="5965.316">
            <text:p>5965.316</text:p>
          </table:table-cell>
          <table:table-cell office:value-type="float" office:value="205.316">
            <text:p>205.316</text:p>
          </table:table-cell>
        </table:table-row>
        <table:table-row table:style-name="ro2">
          <table:table-cell table:style-name="ce2" office:value-type="string">
            <text:p>1920-06-16 08:41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85.075">
            <text:p>85.08</text:p>
          </table:table-cell>
          <table:table-cell table:style-name="ce3" office:value-type="float" office:value="85.077">
            <text:p>85.08</text:p>
          </table:table-cell>
          <table:table-cell table:style-name="ce3" office:value-type="float" office:value="225.067">
            <text:p>225.07</text:p>
          </table:table-cell>
          <table:table-cell table:style-name="ce2" office:value-type="string">
            <text:p>25 ♊ 04' 29"</text:p>
          </table:table-cell>
          <table:table-cell table:style-name="ce2" office:value-type="string">
            <text:p>25 ♊ 04' 37"</text:p>
          </table:table-cell>
          <table:table-cell table:style-name="ce2" office:value-type="string">
            <text:p>15 ♏ 03' 59"</text:p>
          </table:table-cell>
          <table:table-cell table:style-name="ce2" office:value-type="float" office:value="23.356">
            <text:p>23.356</text:p>
          </table:table-cell>
          <table:table-cell table:style-name="ce2" office:value-type="float" office:value="20.028">
            <text:p>20.028</text:p>
          </table:table-cell>
          <table:table-cell table:style-name="ce2" office:value-type="float" office:value="-3.33">
            <text:p>-3.33</text:p>
          </table:table-cell>
          <table:table-cell table:style-name="ce2" office:value-type="float" office:value="69565.077">
            <text:p>69565.077</text:p>
          </table:table-cell>
          <table:table-cell table:style-name="ce2" office:value-type="float" office:value="5485.075">
            <text:p>5485.075</text:p>
          </table:table-cell>
          <table:table-cell table:style-name="ce2" office:value-type="float" office:value="-134.933">
            <text:p>-134.933</text:p>
          </table:table-cell>
          <table:table-cell table:style-name="ce2" office:value-type="float" office:value="64440.002">
            <text:p>64440.002</text:p>
          </table:table-cell>
          <table:table-cell table:style-name="ce2" office:value-type="float" office:value="179.0000055556">
            <text:p>179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70060.01">
            <text:p>70060.01</text:p>
          </table:table-cell>
          <table:table-cell office:value-type="float" office:value="220.01">
            <text:p>220.01</text:p>
          </table:table-cell>
          <table:table-cell office:value-type="float" office:value="5980.008">
            <text:p>5980.008</text:p>
          </table:table-cell>
          <table:table-cell office:value-type="float" office:value="220.008">
            <text:p>220.008</text:p>
          </table:table-cell>
        </table:table-row>
        <table:table-row table:style-name="ro2">
          <table:table-cell table:style-name="ce2" office:value-type="string">
            <text:p>1920-07-01 03:41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99.183">
            <text:p>99.18</text:p>
          </table:table-cell>
          <table:table-cell table:style-name="ce3" office:value-type="float" office:value="279.187">
            <text:p>279.19</text:p>
          </table:table-cell>
          <table:table-cell table:style-name="ce3" office:value-type="float" office:value="224.285">
            <text:p>224.29</text:p>
          </table:table-cell>
          <table:table-cell table:style-name="ce2" office:value-type="string">
            <text:p><text:s/>9 ♋ 10' 59"</text:p>
          </table:table-cell>
          <table:table-cell table:style-name="ce2" office:value-type="string">
            <text:p><text:s/>9 ♑ 11' 11"</text:p>
          </table:table-cell>
          <table:table-cell table:style-name="ce2" office:value-type="string">
            <text:p>14 ♏ 17' 04"</text:p>
          </table:table-cell>
          <table:table-cell table:style-name="ce2" office:value-type="float" office:value="23.13">
            <text:p>23.13</text:p>
          </table:table-cell>
          <table:table-cell table:style-name="ce2" office:value-type="float" office:value="-18.971">
            <text:p>-18.971</text:p>
          </table:table-cell>
          <table:table-cell table:style-name="ce2" office:value-type="float" office:value="4.167">
            <text:p>4.167</text:p>
          </table:table-cell>
          <table:table-cell table:style-name="ce2" office:value-type="float" office:value="69759.187">
            <text:p>69759.187</text:p>
          </table:table-cell>
          <table:table-cell table:style-name="ce2" office:value-type="float" office:value="5499.183">
            <text:p>5499.183</text:p>
          </table:table-cell>
          <table:table-cell table:style-name="ce2" office:value-type="float" office:value="-135.715">
            <text:p>-135.715</text:p>
          </table:table-cell>
          <table:table-cell table:style-name="ce2" office:value-type="float" office:value="64620.004">
            <text:p>64620.004</text:p>
          </table:table-cell>
          <table:table-cell table:style-name="ce2" office:value-type="float" office:value="179.5000111111">
            <text:p>179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office:value-type="float" office:value="70254.902">
            <text:p>70254.902</text:p>
          </table:table-cell>
          <table:table-cell office:value-type="float" office:value="54.902">
            <text:p>54.902</text:p>
          </table:table-cell>
          <table:table-cell office:value-type="float" office:value="5994.898">
            <text:p>5994.898</text:p>
          </table:table-cell>
          <table:table-cell office:value-type="float" office:value="234.898">
            <text:p>234.898</text:p>
          </table:table-cell>
        </table:table-row>
        <table:table-row table:style-name="ro2">
          <table:table-cell table:style-name="ce2" office:value-type="string">
            <text:p>1920-07-15 15:25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12.998">
            <text:p>113.00</text:p>
          </table:table-cell>
          <table:table-cell table:style-name="ce3" office:value-type="float" office:value="113">
            <text:p>113.00</text:p>
          </table:table-cell>
          <table:table-cell table:style-name="ce3" office:value-type="float" office:value="223.02">
            <text:p>223.02</text:p>
          </table:table-cell>
          <table:table-cell table:style-name="ce2" office:value-type="string">
            <text:p>22 ♋ 59' 53"</text:p>
          </table:table-cell>
          <table:table-cell table:style-name="ce2" office:value-type="string">
            <text:p>22 ♋ 59' 58"</text:p>
          </table:table-cell>
          <table:table-cell table:style-name="ce2" office:value-type="string">
            <text:p>13 ♏ 01' 11"</text:p>
          </table:table-cell>
          <table:table-cell table:style-name="ce2" office:value-type="float" office:value="21.486">
            <text:p>21.486</text:p>
          </table:table-cell>
          <table:table-cell table:style-name="ce2" office:value-type="float" office:value="16.813">
            <text:p>16.813</text:p>
          </table:table-cell>
          <table:table-cell table:style-name="ce2" office:value-type="float" office:value="-4.738">
            <text:p>-4.738</text:p>
          </table:table-cell>
          <table:table-cell table:style-name="ce2" office:value-type="float" office:value="69953">
            <text:p>69953</text:p>
          </table:table-cell>
          <table:table-cell table:style-name="ce2" office:value-type="float" office:value="5512.998">
            <text:p>5512.998</text:p>
          </table:table-cell>
          <table:table-cell table:style-name="ce2" office:value-type="float" office:value="-136.98">
            <text:p>-136.98</text:p>
          </table:table-cell>
          <table:table-cell table:style-name="ce2" office:value-type="float" office:value="64800.002">
            <text:p>64800.002</text:p>
          </table:table-cell>
          <table:table-cell table:style-name="ce2" office:value-type="float" office:value="180.0000055556">
            <text:p>180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70449.98">
            <text:p>70449.98</text:p>
          </table:table-cell>
          <table:table-cell office:value-type="float" office:value="249.98">
            <text:p>249.98</text:p>
          </table:table-cell>
          <table:table-cell office:value-type="float" office:value="6009.978">
            <text:p>6009.978</text:p>
          </table:table-cell>
          <table:table-cell office:value-type="float" office:value="249.978">
            <text:p>249.978</text:p>
          </table:table-cell>
        </table:table-row>
        <table:table-row table:style-name="ro2">
          <table:table-cell table:style-name="ce2" office:value-type="string">
            <text:p>1920-07-30 18:20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27.441">
            <text:p>127.44</text:p>
          </table:table-cell>
          <table:table-cell table:style-name="ce3" office:value-type="float" office:value="307.447">
            <text:p>307.45</text:p>
          </table:table-cell>
          <table:table-cell table:style-name="ce3" office:value-type="float" office:value="221.481">
            <text:p>221.48</text:p>
          </table:table-cell>
          <table:table-cell table:style-name="ce2" office:value-type="string">
            <text:p><text:s/>7 ♌ 26' 27"</text:p>
          </table:table-cell>
          <table:table-cell table:style-name="ce2" office:value-type="string">
            <text:p><text:s/>7 ♒ 26' 47"</text:p>
          </table:table-cell>
          <table:table-cell table:style-name="ce2" office:value-type="string">
            <text:p>11 ♏ 28' 50"</text:p>
          </table:table-cell>
          <table:table-cell table:style-name="ce2" office:value-type="float" office:value="18.417">
            <text:p>18.417</text:p>
          </table:table-cell>
          <table:table-cell table:style-name="ce2" office:value-type="float" office:value="-13.59">
            <text:p>-13.59</text:p>
          </table:table-cell>
          <table:table-cell table:style-name="ce2" office:value-type="float" office:value="4.986">
            <text:p>4.986</text:p>
          </table:table-cell>
          <table:table-cell table:style-name="ce2" office:value-type="float" office:value="70147.447">
            <text:p>70147.447</text:p>
          </table:table-cell>
          <table:table-cell table:style-name="ce2" office:value-type="float" office:value="5527.441">
            <text:p>5527.441</text:p>
          </table:table-cell>
          <table:table-cell table:style-name="ce2" office:value-type="float" office:value="-138.519">
            <text:p>-138.519</text:p>
          </table:table-cell>
          <table:table-cell table:style-name="ce2" office:value-type="float" office:value="64980.006">
            <text:p>64980.006</text:p>
          </table:table-cell>
          <table:table-cell table:style-name="ce2" office:value-type="float" office:value="180.5000166667">
            <text:p>180.5000166667</text:p>
          </table:table-cell>
          <table:table-cell table:style-name="ce2" office:value-type="float" office:value="180.006">
            <text:p>180.006</text:p>
          </table:table-cell>
          <table:table-cell table:style-name="ce2" office:value-type="float" office:value="15">
            <text:p>15</text:p>
          </table:table-cell>
          <table:table-cell office:value-type="float" office:value="70645.966">
            <text:p>70645.966</text:p>
          </table:table-cell>
          <table:table-cell office:value-type="float" office:value="85.966">
            <text:p>85.966</text:p>
          </table:table-cell>
          <table:table-cell office:value-type="float" office:value="6025.96">
            <text:p>6025.96</text:p>
          </table:table-cell>
          <table:table-cell office:value-type="float" office:value="265.96">
            <text:p>265.96</text:p>
          </table:table-cell>
        </table:table-row>
        <table:table-row table:style-name="ro2">
          <table:table-cell table:style-name="ce2" office:value-type="string">
            <text:p>1920-08-13 22:44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41.037">
            <text:p>141.04</text:p>
          </table:table-cell>
          <table:table-cell table:style-name="ce3" office:value-type="float" office:value="141.043">
            <text:p>141.04</text:p>
          </table:table-cell>
          <table:table-cell table:style-name="ce3" office:value-type="float" office:value="219.97">
            <text:p>219.97</text:p>
          </table:table-cell>
          <table:table-cell table:style-name="ce2" office:value-type="string">
            <text:p>21 ♌ 02' 11"</text:p>
          </table:table-cell>
          <table:table-cell table:style-name="ce2" office:value-type="string">
            <text:p>21 ♌ 02' 35"</text:p>
          </table:table-cell>
          <table:table-cell table:style-name="ce2" office:value-type="string">
            <text:p><text:s/>9 ♏ 58' 12"</text:p>
          </table:table-cell>
          <table:table-cell table:style-name="ce2" office:value-type="float" office:value="14.49">
            <text:p>14.49</text:p>
          </table:table-cell>
          <table:table-cell table:style-name="ce2" office:value-type="float" office:value="9.818">
            <text:p>9.818</text:p>
          </table:table-cell>
          <table:table-cell table:style-name="ce2" office:value-type="float" office:value="-4.923">
            <text:p>-4.923</text:p>
          </table:table-cell>
          <table:table-cell table:style-name="ce2" office:value-type="float" office:value="70341.043">
            <text:p>70341.043</text:p>
          </table:table-cell>
          <table:table-cell table:style-name="ce2" office:value-type="float" office:value="5541.037">
            <text:p>5541.037</text:p>
          </table:table-cell>
          <table:table-cell table:style-name="ce2" office:value-type="float" office:value="-140.03">
            <text:p>-140.03</text:p>
          </table:table-cell>
          <table:table-cell table:style-name="ce2" office:value-type="float" office:value="65160.006">
            <text:p>65160.006</text:p>
          </table:table-cell>
          <table:table-cell table:style-name="ce2" office:value-type="float" office:value="181.0000166667">
            <text:p>181.0000166667</text:p>
          </table:table-cell>
          <table:table-cell table:style-name="ce2" office:value-type="float" office:value="0.006">
            <text:p>0.006</text:p>
          </table:table-cell>
          <table:table-cell table:style-name="ce2" office:value-type="float" office:value="30">
            <text:p>30</text:p>
          </table:table-cell>
          <table:table-cell office:value-type="float" office:value="70841.073">
            <text:p>70841.073</text:p>
          </table:table-cell>
          <table:table-cell office:value-type="float" office:value="281.073">
            <text:p>281.073</text:p>
          </table:table-cell>
          <table:table-cell office:value-type="float" office:value="6041.067">
            <text:p>6041.067</text:p>
          </table:table-cell>
          <table:table-cell office:value-type="float" office:value="281.067">
            <text:p>281.067</text:p>
          </table:table-cell>
        </table:table-row>
        <table:table-row table:style-name="ro2">
          <table:table-cell table:style-name="ce2" office:value-type="string">
            <text:p>1920-08-29 08:03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55.866">
            <text:p>155.87</text:p>
          </table:table-cell>
          <table:table-cell table:style-name="ce3" office:value-type="float" office:value="335.872">
            <text:p>335.87</text:p>
          </table:table-cell>
          <table:table-cell table:style-name="ce3" office:value-type="float" office:value="218.453">
            <text:p>218.45</text:p>
          </table:table-cell>
          <table:table-cell table:style-name="ce2" office:value-type="string">
            <text:p><text:s/>5 ♍ 51' 58"</text:p>
          </table:table-cell>
          <table:table-cell table:style-name="ce2" office:value-type="string">
            <text:p><text:s/>5 ♓ 52' 17"</text:p>
          </table:table-cell>
          <table:table-cell table:style-name="ce2" office:value-type="string">
            <text:p><text:s/>8 ♏ 27' 12"</text:p>
          </table:table-cell>
          <table:table-cell table:style-name="ce2" office:value-type="float" office:value="9.364">
            <text:p>9.364</text:p>
          </table:table-cell>
          <table:table-cell table:style-name="ce2" office:value-type="float" office:value="-5.183">
            <text:p>-5.183</text:p>
          </table:table-cell>
          <table:table-cell table:style-name="ce2" office:value-type="float" office:value="4.49">
            <text:p>4.49</text:p>
          </table:table-cell>
          <table:table-cell table:style-name="ce2" office:value-type="float" office:value="70535.872">
            <text:p>70535.872</text:p>
          </table:table-cell>
          <table:table-cell table:style-name="ce2" office:value-type="float" office:value="5555.866">
            <text:p>5555.866</text:p>
          </table:table-cell>
          <table:table-cell table:style-name="ce2" office:value-type="float" office:value="-141.547">
            <text:p>-141.547</text:p>
          </table:table-cell>
          <table:table-cell table:style-name="ce2" office:value-type="float" office:value="65340.006">
            <text:p>65340.006</text:p>
          </table:table-cell>
          <table:table-cell table:style-name="ce2" office:value-type="float" office:value="181.5000166667">
            <text:p>181.5000166667</text:p>
          </table:table-cell>
          <table:table-cell table:style-name="ce2" office:value-type="float" office:value="180.006">
            <text:p>180.006</text:p>
          </table:table-cell>
          <table:table-cell table:style-name="ce2" office:value-type="float" office:value="15">
            <text:p>15</text:p>
          </table:table-cell>
          <table:table-cell office:value-type="float" office:value="71037.419">
            <text:p>71037.419</text:p>
          </table:table-cell>
          <table:table-cell office:value-type="float" office:value="117.419">
            <text:p>117.419</text:p>
          </table:table-cell>
          <table:table-cell office:value-type="float" office:value="6057.413">
            <text:p>6057.413</text:p>
          </table:table-cell>
          <table:table-cell office:value-type="float" office:value="297.413">
            <text:p>297.413</text:p>
          </table:table-cell>
        </table:table-row>
        <table:table-row table:style-name="ro2">
          <table:table-cell table:style-name="ce2" office:value-type="string">
            <text:p>1920-09-12 07:52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69.442">
            <text:p>169.44</text:p>
          </table:table-cell>
          <table:table-cell table:style-name="ce3" office:value-type="float" office:value="169.446">
            <text:p>169.45</text:p>
          </table:table-cell>
          <table:table-cell table:style-name="ce3" office:value-type="float" office:value="217.464">
            <text:p>217.46</text:p>
          </table:table-cell>
          <table:table-cell table:style-name="ce2" office:value-type="string">
            <text:p>19 ♍ 26' 29"</text:p>
          </table:table-cell>
          <table:table-cell table:style-name="ce2" office:value-type="string">
            <text:p>19 ♍ 26' 45"</text:p>
          </table:table-cell>
          <table:table-cell table:style-name="ce2" office:value-type="string">
            <text:p><text:s/>7 ♏ 27' 50"</text:p>
          </table:table-cell>
          <table:table-cell table:style-name="ce2" office:value-type="float" office:value="4.181">
            <text:p>4.181</text:p>
          </table:table-cell>
          <table:table-cell table:style-name="ce2" office:value-type="float" office:value="0.671">
            <text:p>0.671</text:p>
          </table:table-cell>
          <table:table-cell table:style-name="ce2" office:value-type="float" office:value="-3.813">
            <text:p>-3.813</text:p>
          </table:table-cell>
          <table:table-cell table:style-name="ce2" office:value-type="float" office:value="70729.446">
            <text:p>70729.446</text:p>
          </table:table-cell>
          <table:table-cell table:style-name="ce2" office:value-type="float" office:value="5569.442">
            <text:p>5569.442</text:p>
          </table:table-cell>
          <table:table-cell table:style-name="ce2" office:value-type="float" office:value="-142.536">
            <text:p>-142.536</text:p>
          </table:table-cell>
          <table:table-cell table:style-name="ce2" office:value-type="float" office:value="65520.004">
            <text:p>65520.004</text:p>
          </table:table-cell>
          <table:table-cell table:style-name="ce2" office:value-type="float" office:value="182.0000111111">
            <text:p>182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71231.982">
            <text:p>71231.982</text:p>
          </table:table-cell>
          <table:table-cell office:value-type="float" office:value="311.982">
            <text:p>311.982</text:p>
          </table:table-cell>
          <table:table-cell office:value-type="float" office:value="6071.978">
            <text:p>6071.978</text:p>
          </table:table-cell>
          <table:table-cell office:value-type="float" office:value="311.978">
            <text:p>311.978</text:p>
          </table:table-cell>
        </table:table-row>
        <table:table-row table:style-name="ro2">
          <table:table-cell table:style-name="ce2" office:value-type="string">
            <text:p>1920-09-27 20:57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84.642">
            <text:p>184.64</text:p>
          </table:table-cell>
          <table:table-cell table:style-name="ce3" office:value-type="float" office:value="4.644">
            <text:p>4.64</text:p>
          </table:table-cell>
          <table:table-cell table:style-name="ce3" office:value-type="float" office:value="216.771">
            <text:p>216.77</text:p>
          </table:table-cell>
          <table:table-cell table:style-name="ce2" office:value-type="string">
            <text:p><text:s/>4 ♎ 38' 30"</text:p>
          </table:table-cell>
          <table:table-cell table:style-name="ce2" office:value-type="string">
            <text:p><text:s/>4 ♈ 38' 38"</text:p>
          </table:table-cell>
          <table:table-cell table:style-name="ce2" office:value-type="string">
            <text:p><text:s/>6 ♏ 46' 14"</text:p>
          </table:table-cell>
          <table:table-cell table:style-name="ce2" office:value-type="float" office:value="-1.845">
            <text:p>-1.845</text:p>
          </table:table-cell>
          <table:table-cell table:style-name="ce2" office:value-type="float" office:value="4.39">
            <text:p>4.39</text:p>
          </table:table-cell>
          <table:table-cell table:style-name="ce2" office:value-type="float" office:value="2.772">
            <text:p>2.772</text:p>
          </table:table-cell>
          <table:table-cell table:style-name="ce2" office:value-type="float" office:value="70924.644">
            <text:p>70924.644</text:p>
          </table:table-cell>
          <table:table-cell table:style-name="ce2" office:value-type="float" office:value="5584.642">
            <text:p>5584.642</text:p>
          </table:table-cell>
          <table:table-cell table:style-name="ce2" office:value-type="float" office:value="-143.229">
            <text:p>-143.229</text:p>
          </table:table-cell>
          <table:table-cell table:style-name="ce2" office:value-type="float" office:value="65700.002">
            <text:p>65700.002</text:p>
          </table:table-cell>
          <table:table-cell table:style-name="ce2" office:value-type="float" office:value="182.5000055556">
            <text:p>182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office:value-type="float" office:value="71427.873">
            <text:p>71427.873</text:p>
          </table:table-cell>
          <table:table-cell office:value-type="float" office:value="147.873">
            <text:p>147.873</text:p>
          </table:table-cell>
          <table:table-cell office:value-type="float" office:value="6087.871">
            <text:p>6087.871</text:p>
          </table:table-cell>
          <table:table-cell office:value-type="float" office:value="327.871">
            <text:p>327.871</text:p>
          </table:table-cell>
        </table:table-row>
        <table:table-row table:style-name="ro2">
          <table:table-cell table:style-name="ce2" office:value-type="string">
            <text:p>1920-10-11 19:51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98.401">
            <text:p>198.40</text:p>
          </table:table-cell>
          <table:table-cell table:style-name="ce3" office:value-type="float" office:value="198.402">
            <text:p>198.40</text:p>
          </table:table-cell>
          <table:table-cell table:style-name="ce3" office:value-type="float" office:value="216.525">
            <text:p>216.53</text:p>
          </table:table-cell>
          <table:table-cell table:style-name="ce2" office:value-type="string">
            <text:p>18 ♎ 24' 03"</text:p>
          </table:table-cell>
          <table:table-cell table:style-name="ce2" office:value-type="string">
            <text:p>18 ♎ 24' 08"</text:p>
          </table:table-cell>
          <table:table-cell table:style-name="ce2" office:value-type="string">
            <text:p><text:s/>6 ♏ 31' 29"</text:p>
          </table:table-cell>
          <table:table-cell table:style-name="ce2" office:value-type="float" office:value="-7.216">
            <text:p>-7.216</text:p>
          </table:table-cell>
          <table:table-cell table:style-name="ce2" office:value-type="float" office:value="-8.732">
            <text:p>-8.732</text:p>
          </table:table-cell>
          <table:table-cell table:style-name="ce2" office:value-type="float" office:value="-1.639">
            <text:p>-1.639</text:p>
          </table:table-cell>
          <table:table-cell table:style-name="ce2" office:value-type="float" office:value="71118.402">
            <text:p>71118.402</text:p>
          </table:table-cell>
          <table:table-cell table:style-name="ce2" office:value-type="float" office:value="5598.401">
            <text:p>5598.401</text:p>
          </table:table-cell>
          <table:table-cell table:style-name="ce2" office:value-type="float" office:value="-143.475">
            <text:p>-143.475</text:p>
          </table:table-cell>
          <table:table-cell table:style-name="ce2" office:value-type="float" office:value="65880.001">
            <text:p>65880.001</text:p>
          </table:table-cell>
          <table:table-cell table:style-name="ce2" office:value-type="float" office:value="183.0000027778">
            <text:p>183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71621.877">
            <text:p>71621.877</text:p>
          </table:table-cell>
          <table:table-cell office:value-type="float" office:value="341.877">
            <text:p>341.877</text:p>
          </table:table-cell>
          <table:table-cell office:value-type="float" office:value="6101.876">
            <text:p>6101.876</text:p>
          </table:table-cell>
          <table:table-cell office:value-type="float" office:value="341.876">
            <text:p>341.876</text:p>
          </table:table-cell>
        </table:table-row>
        <table:table-row table:style-name="ro2">
          <table:table-cell table:style-name="ce2" office:value-type="string">
            <text:p>1920-10-27 09:09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13.868">
            <text:p>213.87</text:p>
          </table:table-cell>
          <table:table-cell table:style-name="ce3" office:value-type="float" office:value="33.874">
            <text:p>33.87</text:p>
          </table:table-cell>
          <table:table-cell table:style-name="ce3" office:value-type="float" office:value="216.535">
            <text:p>216.54</text:p>
          </table:table-cell>
          <table:table-cell table:style-name="ce2" office:value-type="string">
            <text:p><text:s/>3 ♏ 52' 04"</text:p>
          </table:table-cell>
          <table:table-cell table:style-name="ce2" office:value-type="string">
            <text:p><text:s/>3 ♉ 52' 25"</text:p>
          </table:table-cell>
          <table:table-cell table:style-name="ce2" office:value-type="string">
            <text:p><text:s/>6 ♏ 32' 06"</text:p>
          </table:table-cell>
          <table:table-cell table:style-name="ce2" office:value-type="float" office:value="-12.812">
            <text:p>-12.812</text:p>
          </table:table-cell>
          <table:table-cell table:style-name="ce2" office:value-type="float" office:value="13.045">
            <text:p>13.045</text:p>
          </table:table-cell>
          <table:table-cell table:style-name="ce2" office:value-type="float" office:value="0.246">
            <text:p>0.246</text:p>
          </table:table-cell>
          <table:table-cell table:style-name="ce2" office:value-type="float" office:value="71313.874">
            <text:p>71313.874</text:p>
          </table:table-cell>
          <table:table-cell table:style-name="ce2" office:value-type="float" office:value="5613.868">
            <text:p>5613.868</text:p>
          </table:table-cell>
          <table:table-cell table:style-name="ce2" office:value-type="float" office:value="-143.465">
            <text:p>-143.465</text:p>
          </table:table-cell>
          <table:table-cell table:style-name="ce2" office:value-type="float" office:value="66060.006">
            <text:p>66060.006</text:p>
          </table:table-cell>
          <table:table-cell table:style-name="ce2" office:value-type="float" office:value="183.5000166667">
            <text:p>183.5000166667</text:p>
          </table:table-cell>
          <table:table-cell table:style-name="ce2" office:value-type="float" office:value="180.006">
            <text:p>180.006</text:p>
          </table:table-cell>
          <table:table-cell table:style-name="ce2" office:value-type="float" office:value="15">
            <text:p>15</text:p>
          </table:table-cell>
          <table:table-cell office:value-type="float" office:value="71817.339">
            <text:p>71817.339</text:p>
          </table:table-cell>
          <table:table-cell office:value-type="float" office:value="177.339">
            <text:p>177.339</text:p>
          </table:table-cell>
          <table:table-cell office:value-type="float" office:value="6117.333">
            <text:p>6117.333</text:p>
          </table:table-cell>
          <table:table-cell office:value-type="float" office:value="357.333">
            <text:p>357.333</text:p>
          </table:table-cell>
        </table:table-row>
        <table:table-row table:style-name="ro2">
          <table:table-cell table:style-name="ce2" office:value-type="string">
            <text:p>1920-11-10 11:05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27.981">
            <text:p>227.98</text:p>
          </table:table-cell>
          <table:table-cell table:style-name="ce3" office:value-type="float" office:value="227.983">
            <text:p>227.98</text:p>
          </table:table-cell>
          <table:table-cell table:style-name="ce3" office:value-type="float" office:value="216.577">
            <text:p>216.58</text:p>
          </table:table-cell>
          <table:table-cell table:style-name="ce2" office:value-type="string">
            <text:p>17 ♏ 58' 50"</text:p>
          </table:table-cell>
          <table:table-cell table:style-name="ce2" office:value-type="string">
            <text:p>17 ♏ 59' 00"</text:p>
          </table:table-cell>
          <table:table-cell table:style-name="ce2" office:value-type="string">
            <text:p><text:s/>6 ♏ 34' 38"</text:p>
          </table:table-cell>
          <table:table-cell table:style-name="ce2" office:value-type="float" office:value="-17.194">
            <text:p>-17.194</text:p>
          </table:table-cell>
          <table:table-cell table:style-name="ce2" office:value-type="float" office:value="-16.19">
            <text:p>-16.19</text:p>
          </table:table-cell>
          <table:table-cell table:style-name="ce2" office:value-type="float" office:value="1.046">
            <text:p>1.046</text:p>
          </table:table-cell>
          <table:table-cell table:style-name="ce2" office:value-type="float" office:value="71507.983">
            <text:p>71507.983</text:p>
          </table:table-cell>
          <table:table-cell table:style-name="ce2" office:value-type="float" office:value="5627.981">
            <text:p>5627.981</text:p>
          </table:table-cell>
          <table:table-cell table:style-name="ce2" office:value-type="float" office:value="-143.423">
            <text:p>-143.423</text:p>
          </table:table-cell>
          <table:table-cell table:style-name="ce2" office:value-type="float" office:value="66240.002">
            <text:p>66240.002</text:p>
          </table:table-cell>
          <table:table-cell table:style-name="ce2" office:value-type="float" office:value="184.0000055556">
            <text:p>184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72011.406">
            <text:p>72011.406</text:p>
          </table:table-cell>
          <table:table-cell office:value-type="float" office:value="11.406">
            <text:p>11.406</text:p>
          </table:table-cell>
          <table:table-cell office:value-type="float" office:value="6131.404">
            <text:p>6131.404</text:p>
          </table:table-cell>
          <table:table-cell office:value-type="float" office:value="11.404">
            <text:p>11.404</text:p>
          </table:table-cell>
        </table:table-row>
        <table:table-row table:style-name="ro2">
          <table:table-cell table:style-name="ce2" office:value-type="string">
            <text:p>1920-11-25 20:43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43.522">
            <text:p>243.52</text:p>
          </table:table-cell>
          <table:table-cell table:style-name="ce3" office:value-type="float" office:value="63.528">
            <text:p>63.53</text:p>
          </table:table-cell>
          <table:table-cell table:style-name="ce3" office:value-type="float" office:value="216.404">
            <text:p>216.40</text:p>
          </table:table-cell>
          <table:table-cell table:style-name="ce2" office:value-type="string">
            <text:p><text:s/>3 ♐ 31' 20"</text:p>
          </table:table-cell>
          <table:table-cell table:style-name="ce2" office:value-type="string">
            <text:p><text:s/>3 ♊ 31' 39"</text:p>
          </table:table-cell>
          <table:table-cell table:style-name="ce2" office:value-type="string">
            <text:p><text:s/>6 ♏ 24' 14"</text:p>
          </table:table-cell>
          <table:table-cell table:style-name="ce2" office:value-type="float" office:value="-20.865">
            <text:p>-20.865</text:p>
          </table:table-cell>
          <table:table-cell table:style-name="ce2" office:value-type="float" office:value="18.522">
            <text:p>18.522</text:p>
          </table:table-cell>
          <table:table-cell table:style-name="ce2" office:value-type="float" office:value="-2.387">
            <text:p>-2.387</text:p>
          </table:table-cell>
          <table:table-cell table:style-name="ce2" office:value-type="float" office:value="71703.528">
            <text:p>71703.528</text:p>
          </table:table-cell>
          <table:table-cell table:style-name="ce2" office:value-type="float" office:value="5643.522">
            <text:p>5643.522</text:p>
          </table:table-cell>
          <table:table-cell table:style-name="ce2" office:value-type="float" office:value="-143.596">
            <text:p>-143.596</text:p>
          </table:table-cell>
          <table:table-cell table:style-name="ce2" office:value-type="float" office:value="66420.006">
            <text:p>66420.006</text:p>
          </table:table-cell>
          <table:table-cell table:style-name="ce2" office:value-type="float" office:value="184.5000166667">
            <text:p>184.5000166667</text:p>
          </table:table-cell>
          <table:table-cell table:style-name="ce2" office:value-type="float" office:value="180.006">
            <text:p>180.006</text:p>
          </table:table-cell>
          <table:table-cell table:style-name="ce2" office:value-type="float" office:value="15">
            <text:p>15</text:p>
          </table:table-cell>
          <table:table-cell office:value-type="float" office:value="72207.124">
            <text:p>72207.124</text:p>
          </table:table-cell>
          <table:table-cell office:value-type="float" office:value="207.124">
            <text:p>207.124</text:p>
          </table:table-cell>
          <table:table-cell office:value-type="float" office:value="6147.118">
            <text:p>6147.118</text:p>
          </table:table-cell>
          <table:table-cell office:value-type="float" office:value="27.118">
            <text:p>27.118</text:p>
          </table:table-cell>
        </table:table-row>
        <table:table-row table:style-name="ro2">
          <table:table-cell table:style-name="ce2" office:value-type="string">
            <text:p>1920-12-10 05:04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58.08">
            <text:p>258.08</text:p>
          </table:table-cell>
          <table:table-cell table:style-name="ce3" office:value-type="float" office:value="258.081">
            <text:p>258.08</text:p>
          </table:table-cell>
          <table:table-cell table:style-name="ce3" office:value-type="float" office:value="215.945">
            <text:p>215.95</text:p>
          </table:table-cell>
          <table:table-cell table:style-name="ce2" office:value-type="string">
            <text:p>18 ♐ 04' 46"</text:p>
          </table:table-cell>
          <table:table-cell table:style-name="ce2" office:value-type="string">
            <text:p>18 ♐ 04' 51"</text:p>
          </table:table-cell>
          <table:table-cell table:style-name="ce2" office:value-type="string">
            <text:p><text:s/>5 ♏ 56' 41"</text:p>
          </table:table-cell>
          <table:table-cell table:style-name="ce2" office:value-type="float" office:value="-22.912">
            <text:p>-22.912</text:p>
          </table:table-cell>
          <table:table-cell table:style-name="ce2" office:value-type="float" office:value="-19.469">
            <text:p>-19.469</text:p>
          </table:table-cell>
          <table:table-cell table:style-name="ce2" office:value-type="float" office:value="3.457">
            <text:p>3.457</text:p>
          </table:table-cell>
          <table:table-cell table:style-name="ce2" office:value-type="float" office:value="71898.081">
            <text:p>71898.081</text:p>
          </table:table-cell>
          <table:table-cell table:style-name="ce2" office:value-type="float" office:value="5658.08">
            <text:p>5658.08</text:p>
          </table:table-cell>
          <table:table-cell table:style-name="ce2" office:value-type="float" office:value="-144.055">
            <text:p>-144.055</text:p>
          </table:table-cell>
          <table:table-cell table:style-name="ce2" office:value-type="float" office:value="66600.001">
            <text:p>66600.001</text:p>
          </table:table-cell>
          <table:table-cell table:style-name="ce2" office:value-type="float" office:value="185.0000027778">
            <text:p>185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72402.136">
            <text:p>72402.136</text:p>
          </table:table-cell>
          <table:table-cell office:value-type="float" office:value="42.136">
            <text:p>42.136</text:p>
          </table:table-cell>
          <table:table-cell office:value-type="float" office:value="6162.135">
            <text:p>6162.135</text:p>
          </table:table-cell>
          <table:table-cell office:value-type="float" office:value="42.135">
            <text:p>42.135</text:p>
          </table:table-cell>
        </table:table-row>
        <table:table-row table:style-name="ro2">
          <table:table-cell table:style-name="ce2" office:value-type="string">
            <text:p>1920-12-25 07:39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73.459">
            <text:p>273.46</text:p>
          </table:table-cell>
          <table:table-cell table:style-name="ce3" office:value-type="float" office:value="93.463">
            <text:p>93.46</text:p>
          </table:table-cell>
          <table:table-cell table:style-name="ce3" office:value-type="float" office:value="214.828">
            <text:p>214.83</text:p>
          </table:table-cell>
          <table:table-cell table:style-name="ce2" office:value-type="string">
            <text:p><text:s/>3 ♑ 27' 32"</text:p>
          </table:table-cell>
          <table:table-cell table:style-name="ce2" office:value-type="string">
            <text:p><text:s/>3 ♋ 27' 45"</text:p>
          </table:table-cell>
          <table:table-cell table:style-name="ce2" office:value-type="string">
            <text:p><text:s/>4 ♏ 49' 40"</text:p>
          </table:table-cell>
          <table:table-cell table:style-name="ce2" office:value-type="float" office:value="-23.402">
            <text:p>-23.402</text:p>
          </table:table-cell>
          <table:table-cell table:style-name="ce2" office:value-type="float" office:value="19.068">
            <text:p>19.068</text:p>
          </table:table-cell>
          <table:table-cell table:style-name="ce2" office:value-type="float" office:value="-4.335">
            <text:p>-4.335</text:p>
          </table:table-cell>
          <table:table-cell table:style-name="ce2" office:value-type="float" office:value="72093.463">
            <text:p>72093.463</text:p>
          </table:table-cell>
          <table:table-cell table:style-name="ce2" office:value-type="float" office:value="5673.459">
            <text:p>5673.459</text:p>
          </table:table-cell>
          <table:table-cell table:style-name="ce2" office:value-type="float" office:value="-145.172">
            <text:p>-145.172</text:p>
          </table:table-cell>
          <table:table-cell table:style-name="ce2" office:value-type="float" office:value="66780.004">
            <text:p>66780.004</text:p>
          </table:table-cell>
          <table:table-cell table:style-name="ce2" office:value-type="float" office:value="185.5000111111">
            <text:p>185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office:value-type="float" office:value="72598.635">
            <text:p>72598.635</text:p>
          </table:table-cell>
          <table:table-cell office:value-type="float" office:value="238.635">
            <text:p>238.635</text:p>
          </table:table-cell>
          <table:table-cell office:value-type="float" office:value="6178.631">
            <text:p>6178.631</text:p>
          </table:table-cell>
          <table:table-cell office:value-type="float" office:value="58.631">
            <text:p>58.631</text:p>
          </table:table-cell>
        </table:table-row>
        <table:table-row table:style-name="ro2">
          <table:table-cell table:style-name="ce2" office:value-type="string">
            <text:p>1921-01-09 00:27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88.442">
            <text:p>288.44</text:p>
          </table:table-cell>
          <table:table-cell table:style-name="ce3" office:value-type="float" office:value="288.444">
            <text:p>288.44</text:p>
          </table:table-cell>
          <table:table-cell table:style-name="ce3" office:value-type="float" office:value="213.401">
            <text:p>213.40</text:p>
          </table:table-cell>
          <table:table-cell table:style-name="ce2" office:value-type="string">
            <text:p>18 ♑ 26' 32"</text:p>
          </table:table-cell>
          <table:table-cell table:style-name="ce2" office:value-type="string">
            <text:p>18 ♑ 26' 40"</text:p>
          </table:table-cell>
          <table:table-cell table:style-name="ce2" office:value-type="string">
            <text:p><text:s/>3 ♏ 24' 01"</text:p>
          </table:table-cell>
          <table:table-cell table:style-name="ce2" office:value-type="float" office:value="-22.177">
            <text:p>-22.177</text:p>
          </table:table-cell>
          <table:table-cell table:style-name="ce2" office:value-type="float" office:value="-17.386">
            <text:p>-17.386</text:p>
          </table:table-cell>
          <table:table-cell table:style-name="ce2" office:value-type="float" office:value="4.834">
            <text:p>4.834</text:p>
          </table:table-cell>
          <table:table-cell table:style-name="ce2" office:value-type="float" office:value="72288.444">
            <text:p>72288.444</text:p>
          </table:table-cell>
          <table:table-cell table:style-name="ce2" office:value-type="float" office:value="5688.442">
            <text:p>5688.442</text:p>
          </table:table-cell>
          <table:table-cell table:style-name="ce2" office:value-type="float" office:value="-146.599">
            <text:p>-146.599</text:p>
          </table:table-cell>
          <table:table-cell table:style-name="ce2" office:value-type="float" office:value="66960.002">
            <text:p>66960.002</text:p>
          </table:table-cell>
          <table:table-cell table:style-name="ce2" office:value-type="float" office:value="186.0000055556">
            <text:p>186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72795.043">
            <text:p>72795.043</text:p>
          </table:table-cell>
          <table:table-cell office:value-type="float" office:value="75.043">
            <text:p>75.043</text:p>
          </table:table-cell>
          <table:table-cell office:value-type="float" office:value="6195.041">
            <text:p>6195.041</text:p>
          </table:table-cell>
          <table:table-cell office:value-type="float" office:value="75.041">
            <text:p>75.041</text:p>
          </table:table-cell>
        </table:table-row>
        <table:table-row table:style-name="ro2">
          <table:table-cell table:style-name="ce2" office:value-type="string">
            <text:p>1921-01-23 18:08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03.448">
            <text:p>303.45</text:p>
          </table:table-cell>
          <table:table-cell table:style-name="ce3" office:value-type="float" office:value="123.451">
            <text:p>123.45</text:p>
          </table:table-cell>
          <table:table-cell table:style-name="ce3" office:value-type="float" office:value="211.646">
            <text:p>211.65</text:p>
          </table:table-cell>
          <table:table-cell table:style-name="ce2" office:value-type="string">
            <text:p><text:s/>3 ♒ 26' 51"</text:p>
          </table:table-cell>
          <table:table-cell table:style-name="ce2" office:value-type="string">
            <text:p><text:s/>3 ♌ 27' 05"</text:p>
          </table:table-cell>
          <table:table-cell table:style-name="ce2" office:value-type="string">
            <text:p><text:s/>1 ♏ 38' 46"</text:p>
          </table:table-cell>
          <table:table-cell table:style-name="ce2" office:value-type="float" office:value="-19.391">
            <text:p>-19.391</text:p>
          </table:table-cell>
          <table:table-cell table:style-name="ce2" office:value-type="float" office:value="14.526">
            <text:p>14.526</text:p>
          </table:table-cell>
          <table:table-cell table:style-name="ce2" office:value-type="float" office:value="-4.997">
            <text:p>-4.997</text:p>
          </table:table-cell>
          <table:table-cell table:style-name="ce2" office:value-type="float" office:value="72483.451">
            <text:p>72483.451</text:p>
          </table:table-cell>
          <table:table-cell table:style-name="ce2" office:value-type="float" office:value="5703.448">
            <text:p>5703.448</text:p>
          </table:table-cell>
          <table:table-cell table:style-name="ce2" office:value-type="float" office:value="-148.354">
            <text:p>-148.354</text:p>
          </table:table-cell>
          <table:table-cell table:style-name="ce2" office:value-type="float" office:value="67140.003">
            <text:p>67140.003</text:p>
          </table:table-cell>
          <table:table-cell table:style-name="ce2" office:value-type="float" office:value="186.5000083333">
            <text:p>186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72991.805">
            <text:p>72991.805</text:p>
          </table:table-cell>
          <table:table-cell office:value-type="float" office:value="271.805">
            <text:p>271.805</text:p>
          </table:table-cell>
          <table:table-cell office:value-type="float" office:value="6211.802">
            <text:p>6211.802</text:p>
          </table:table-cell>
          <table:table-cell office:value-type="float" office:value="91.802">
            <text:p>91.802</text:p>
          </table:table-cell>
        </table:table-row>
        <table:table-row table:style-name="ro2">
          <table:table-cell table:style-name="ce2" office:value-type="string">
            <text:p>1921-02-07 19:37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18.734">
            <text:p>318.73</text:p>
          </table:table-cell>
          <table:table-cell table:style-name="ce3" office:value-type="float" office:value="318.738">
            <text:p>318.74</text:p>
          </table:table-cell>
          <table:table-cell table:style-name="ce3" office:value-type="float" office:value="209.888">
            <text:p>209.89</text:p>
          </table:table-cell>
          <table:table-cell table:style-name="ce2" office:value-type="string">
            <text:p>18 ♒ 44' 03"</text:p>
          </table:table-cell>
          <table:table-cell table:style-name="ce2" office:value-type="string">
            <text:p>18 ♒ 44' 18"</text:p>
          </table:table-cell>
          <table:table-cell table:style-name="ce2" office:value-type="string">
            <text:p>29 ♎ 53' 17"</text:p>
          </table:table-cell>
          <table:table-cell table:style-name="ce2" office:value-type="float" office:value="-15.215">
            <text:p>-15.215</text:p>
          </table:table-cell>
          <table:table-cell table:style-name="ce2" office:value-type="float" office:value="-10.697">
            <text:p>-10.697</text:p>
          </table:table-cell>
          <table:table-cell table:style-name="ce2" office:value-type="float" office:value="4.746">
            <text:p>4.746</text:p>
          </table:table-cell>
          <table:table-cell table:style-name="ce2" office:value-type="float" office:value="72678.738">
            <text:p>72678.738</text:p>
          </table:table-cell>
          <table:table-cell table:style-name="ce2" office:value-type="float" office:value="5718.734">
            <text:p>5718.734</text:p>
          </table:table-cell>
          <table:table-cell table:style-name="ce2" office:value-type="float" office:value="-150.112">
            <text:p>-150.112</text:p>
          </table:table-cell>
          <table:table-cell table:style-name="ce2" office:value-type="float" office:value="67320.004">
            <text:p>67320.004</text:p>
          </table:table-cell>
          <table:table-cell table:style-name="ce2" office:value-type="float" office:value="187.0000111111">
            <text:p>187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73188.85">
            <text:p>73188.85</text:p>
          </table:table-cell>
          <table:table-cell office:value-type="float" office:value="108.85">
            <text:p>108.85</text:p>
          </table:table-cell>
          <table:table-cell office:value-type="float" office:value="6228.846">
            <text:p>6228.846</text:p>
          </table:table-cell>
          <table:table-cell office:value-type="float" office:value="108.846">
            <text:p>108.846</text:p>
          </table:table-cell>
        </table:table-row>
        <table:table-row table:style-name="ro2">
          <table:table-cell table:style-name="ce2" office:value-type="string">
            <text:p>1921-02-22 04:32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33.246">
            <text:p>333.25</text:p>
          </table:table-cell>
          <table:table-cell table:style-name="ce3" office:value-type="float" office:value="153.249">
            <text:p>153.25</text:p>
          </table:table-cell>
          <table:table-cell table:style-name="ce3" office:value-type="float" office:value="208.603">
            <text:p>208.60</text:p>
          </table:table-cell>
          <table:table-cell table:style-name="ce2" office:value-type="string">
            <text:p><text:s/>3 ♓ 14' 43"</text:p>
          </table:table-cell>
          <table:table-cell table:style-name="ce2" office:value-type="string">
            <text:p><text:s/>3 ♍ 14' 56"</text:p>
          </table:table-cell>
          <table:table-cell table:style-name="ce2" office:value-type="string">
            <text:p>28 ♎ 36' 12"</text:p>
          </table:table-cell>
          <table:table-cell table:style-name="ce2" office:value-type="float" office:value="-10.319">
            <text:p>-10.319</text:p>
          </table:table-cell>
          <table:table-cell table:style-name="ce2" office:value-type="float" office:value="6.41">
            <text:p>6.41</text:p>
          </table:table-cell>
          <table:table-cell table:style-name="ce2" office:value-type="float" office:value="-4.187">
            <text:p>-4.187</text:p>
          </table:table-cell>
          <table:table-cell table:style-name="ce2" office:value-type="float" office:value="72873.249">
            <text:p>72873.249</text:p>
          </table:table-cell>
          <table:table-cell table:style-name="ce2" office:value-type="float" office:value="5733.246">
            <text:p>5733.246</text:p>
          </table:table-cell>
          <table:table-cell table:style-name="ce2" office:value-type="float" office:value="-151.397">
            <text:p>-151.397</text:p>
          </table:table-cell>
          <table:table-cell table:style-name="ce2" office:value-type="float" office:value="67500.003">
            <text:p>67500.003</text:p>
          </table:table-cell>
          <table:table-cell table:style-name="ce2" office:value-type="float" office:value="187.5000083333">
            <text:p>187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73384.646">
            <text:p>73384.646</text:p>
          </table:table-cell>
          <table:table-cell office:value-type="float" office:value="304.646">
            <text:p>304.646</text:p>
          </table:table-cell>
          <table:table-cell office:value-type="float" office:value="6244.643">
            <text:p>6244.643</text:p>
          </table:table-cell>
          <table:table-cell office:value-type="float" office:value="124.643">
            <text:p>124.643</text:p>
          </table:table-cell>
        </table:table-row>
        <table:table-row table:style-name="ro2">
          <table:table-cell table:style-name="ce2" office:value-type="string">
            <text:p>1921-03-09 13:09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3" office:value-type="float" office:value="348.649">
            <text:p>348.65</text:p>
          </table:table-cell>
          <table:table-cell table:style-name="ce3" office:value-type="float" office:value="207.618">
            <text:p>207.62</text:p>
          </table:table-cell>
          <table:table-cell table:style-name="ce2" office:value-type="string">
            <text:p>18 ♓ 38' 54"</text:p>
          </table:table-cell>
          <table:table-cell table:style-name="ce2" office:value-type="string">
            <text:p>18 ♓ 38' 57"</text:p>
          </table:table-cell>
          <table:table-cell table:style-name="ce2" office:value-type="string">
            <text:p>27 ♎ 37' 03"</text:p>
          </table:table-cell>
          <table:table-cell table:style-name="ce2" office:value-type="float" office:value="-4.492">
            <text:p>-4.492</text:p>
          </table:table-cell>
          <table:table-cell table:style-name="ce2" office:value-type="float" office:value="-1.499">
            <text:p>-1.499</text:p>
          </table:table-cell>
          <table:table-cell table:style-name="ce2" office:value-type="float" office:value="3.251">
            <text:p>3.251</text:p>
          </table:table-cell>
          <table:table-cell table:style-name="ce2" office:value-type="float" office:value="73068.649">
            <text:p>73068.649</text:p>
          </table:table-cell>
          <table:table-cell table:style-name="ce2" office:value-type="float" office:value="5748.649">
            <text:p>5748.649</text:p>
          </table:table-cell>
          <table:table-cell table:style-name="ce2" office:value-type="float" office:value="-152.382">
            <text:p>-152.382</text:p>
          </table:table-cell>
          <table:table-cell table:style-name="ce2" office:value-type="float" office:value="67680">
            <text:p>67680</text:p>
          </table:table-cell>
          <table:table-cell table:style-name="ce2" office:value-type="float" office:value="188">
            <text:p>18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0">
            <text:p>30</text:p>
          </table:table-cell>
          <table:table-cell office:value-type="float" office:value="73581.031">
            <text:p>73581.031</text:p>
          </table:table-cell>
          <table:table-cell office:value-type="float" office:value="141.031">
            <text:p>141.031</text:p>
          </table:table-cell>
          <table:table-cell office:value-type="float" office:value="6261.031">
            <text:p>6261.031</text:p>
          </table:table-cell>
          <table:table-cell office:value-type="float" office:value="141.031">
            <text:p>141.031</text:p>
          </table:table-cell>
        </table:table-row>
        <table:table-row table:style-name="ro2">
          <table:table-cell table:style-name="ce2" office:value-type="string">
            <text:p>1921-03-23 15:19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.669">
            <text:p>2.67</text:p>
          </table:table-cell>
          <table:table-cell table:style-name="ce3" office:value-type="float" office:value="182.676">
            <text:p>182.68</text:p>
          </table:table-cell>
          <table:table-cell table:style-name="ce3" office:value-type="float" office:value="207.24">
            <text:p>207.24</text:p>
          </table:table-cell>
          <table:table-cell table:style-name="ce2" office:value-type="string">
            <text:p><text:s/>2 ♈ 40' 10"</text:p>
          </table:table-cell>
          <table:table-cell table:style-name="ce2" office:value-type="string">
            <text:p><text:s/>2 ♎ 40' 32"</text:p>
          </table:table-cell>
          <table:table-cell table:style-name="ce2" office:value-type="string">
            <text:p>27 ♎ 14' 23"</text:p>
          </table:table-cell>
          <table:table-cell table:style-name="ce2" office:value-type="float" office:value="1.062">
            <text:p>1.062</text:p>
          </table:table-cell>
          <table:table-cell table:style-name="ce2" office:value-type="float" office:value="-3.064">
            <text:p>-3.064</text:p>
          </table:table-cell>
          <table:table-cell table:style-name="ce2" office:value-type="float" office:value="-2.179">
            <text:p>-2.179</text:p>
          </table:table-cell>
          <table:table-cell table:style-name="ce2" office:value-type="float" office:value="73262.676">
            <text:p>73262.676</text:p>
          </table:table-cell>
          <table:table-cell table:style-name="ce2" office:value-type="float" office:value="5762.669">
            <text:p>5762.669</text:p>
          </table:table-cell>
          <table:table-cell table:style-name="ce2" office:value-type="float" office:value="-152.76">
            <text:p>-152.76</text:p>
          </table:table-cell>
          <table:table-cell table:style-name="ce2" office:value-type="float" office:value="67860.007">
            <text:p>67860.007</text:p>
          </table:table-cell>
          <table:table-cell table:style-name="ce2" office:value-type="float" office:value="188.5000194444">
            <text:p>188.5000194444</text:p>
          </table:table-cell>
          <table:table-cell table:style-name="ce2" office:value-type="float" office:value="180.007">
            <text:p>180.007</text:p>
          </table:table-cell>
          <table:table-cell table:style-name="ce2" office:value-type="float" office:value="15">
            <text:p>15</text:p>
          </table:table-cell>
          <table:table-cell office:value-type="float" office:value="73775.436">
            <text:p>73775.436</text:p>
          </table:table-cell>
          <table:table-cell office:value-type="float" office:value="335.436">
            <text:p>335.436</text:p>
          </table:table-cell>
          <table:table-cell office:value-type="float" office:value="6275.429">
            <text:p>6275.429</text:p>
          </table:table-cell>
          <table:table-cell office:value-type="float" office:value="155.429">
            <text:p>155.429</text:p>
          </table:table-cell>
        </table:table-row>
        <table:table-row table:style-name="ro2">
          <table:table-cell table:style-name="ce2" office:value-type="string">
            <text:p>1921-04-08 04:06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7.995">
            <text:p>18.00</text:p>
          </table:table-cell>
          <table:table-cell table:style-name="ce3" office:value-type="float" office:value="18.001">
            <text:p>18.00</text:p>
          </table:table-cell>
          <table:table-cell table:style-name="ce3" office:value-type="float" office:value="207.135">
            <text:p>207.14</text:p>
          </table:table-cell>
          <table:table-cell table:style-name="ce2" office:value-type="string">
            <text:p>17 ♈ 59' 43"</text:p>
          </table:table-cell>
          <table:table-cell table:style-name="ce2" office:value-type="string">
            <text:p>18 ♈ 00' 03"</text:p>
          </table:table-cell>
          <table:table-cell table:style-name="ce2" office:value-type="string">
            <text:p>27 ♎ 08' 06"</text:p>
          </table:table-cell>
          <table:table-cell table:style-name="ce2" office:value-type="float" office:value="7.061">
            <text:p>7.061</text:p>
          </table:table-cell>
          <table:table-cell table:style-name="ce2" office:value-type="float" office:value="7.839">
            <text:p>7.839</text:p>
          </table:table-cell>
          <table:table-cell table:style-name="ce2" office:value-type="float" office:value="0.84">
            <text:p>0.84</text:p>
          </table:table-cell>
          <table:table-cell table:style-name="ce2" office:value-type="float" office:value="73458.001">
            <text:p>73458.001</text:p>
          </table:table-cell>
          <table:table-cell table:style-name="ce2" office:value-type="float" office:value="5777.995">
            <text:p>5777.995</text:p>
          </table:table-cell>
          <table:table-cell table:style-name="ce2" office:value-type="float" office:value="-152.865">
            <text:p>-152.865</text:p>
          </table:table-cell>
          <table:table-cell table:style-name="ce2" office:value-type="float" office:value="68040.006">
            <text:p>68040.006</text:p>
          </table:table-cell>
          <table:table-cell table:style-name="ce2" office:value-type="float" office:value="189.0000166667">
            <text:p>189.0000166667</text:p>
          </table:table-cell>
          <table:table-cell table:style-name="ce2" office:value-type="float" office:value="0.006">
            <text:p>0.006</text:p>
          </table:table-cell>
          <table:table-cell table:style-name="ce2" office:value-type="float" office:value="30">
            <text:p>30</text:p>
          </table:table-cell>
          <table:table-cell office:value-type="float" office:value="73970.866">
            <text:p>73970.866</text:p>
          </table:table-cell>
          <table:table-cell office:value-type="float" office:value="170.866">
            <text:p>170.866</text:p>
          </table:table-cell>
          <table:table-cell office:value-type="float" office:value="6290.86">
            <text:p>6290.86</text:p>
          </table:table-cell>
          <table:table-cell office:value-type="float" office:value="170.86">
            <text:p>170.86</text:p>
          </table:table-cell>
        </table:table-row>
        <table:table-row table:style-name="ro2">
          <table:table-cell table:style-name="ce2" office:value-type="string">
            <text:p>1921-04-22 02:50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1.642">
            <text:p>31.64</text:p>
          </table:table-cell>
          <table:table-cell table:style-name="ce3" office:value-type="float" office:value="211.647">
            <text:p>211.65</text:p>
          </table:table-cell>
          <table:table-cell table:style-name="ce3" office:value-type="float" office:value="207.177">
            <text:p>207.18</text:p>
          </table:table-cell>
          <table:table-cell table:style-name="ce2" office:value-type="string">
            <text:p><text:s/>1 ♉ 38' 32"</text:p>
          </table:table-cell>
          <table:table-cell table:style-name="ce2" office:value-type="string">
            <text:p><text:s/>1 ♏ 38' 49"</text:p>
          </table:table-cell>
          <table:table-cell table:style-name="ce2" office:value-type="string">
            <text:p>27 ♎ 10' 35"</text:p>
          </table:table-cell>
          <table:table-cell table:style-name="ce2" office:value-type="float" office:value="12.049">
            <text:p>12.049</text:p>
          </table:table-cell>
          <table:table-cell table:style-name="ce2" office:value-type="float" office:value="-11.663">
            <text:p>-11.663</text:p>
          </table:table-cell>
          <table:table-cell table:style-name="ce2" office:value-type="float" office:value="0.413">
            <text:p>0.413</text:p>
          </table:table-cell>
          <table:table-cell table:style-name="ce2" office:value-type="float" office:value="73651.647">
            <text:p>73651.647</text:p>
          </table:table-cell>
          <table:table-cell table:style-name="ce2" office:value-type="float" office:value="5791.642">
            <text:p>5791.642</text:p>
          </table:table-cell>
          <table:table-cell table:style-name="ce2" office:value-type="float" office:value="-152.823">
            <text:p>-152.823</text:p>
          </table:table-cell>
          <table:table-cell table:style-name="ce2" office:value-type="float" office:value="68220.005">
            <text:p>68220.005</text:p>
          </table:table-cell>
          <table:table-cell table:style-name="ce2" office:value-type="float" office:value="189.5000138889">
            <text:p>189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74164.47">
            <text:p>74164.47</text:p>
          </table:table-cell>
          <table:table-cell office:value-type="float" office:value="4.47">
            <text:p>4.47</text:p>
          </table:table-cell>
          <table:table-cell office:value-type="float" office:value="6304.465">
            <text:p>6304.465</text:p>
          </table:table-cell>
          <table:table-cell office:value-type="float" office:value="184.465">
            <text:p>184.465</text:p>
          </table:table-cell>
        </table:table-row>
        <table:table-row table:style-name="ro2">
          <table:table-cell table:style-name="ce2" office:value-type="string">
            <text:p>1921-05-07 16:01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46.738">
            <text:p>46.74</text:p>
          </table:table-cell>
          <table:table-cell table:style-name="ce3" office:value-type="float" office:value="46.74">
            <text:p>46.74</text:p>
          </table:table-cell>
          <table:table-cell table:style-name="ce3" office:value-type="float" office:value="207.156">
            <text:p>207.16</text:p>
          </table:table-cell>
          <table:table-cell table:style-name="ce2" office:value-type="string">
            <text:p>16 ♉ 44' 17"</text:p>
          </table:table-cell>
          <table:table-cell table:style-name="ce2" office:value-type="string">
            <text:p>16 ♉ 44' 23"</text:p>
          </table:table-cell>
          <table:table-cell table:style-name="ce2" office:value-type="string">
            <text:p>27 ♎ 09' 19"</text:p>
          </table:table-cell>
          <table:table-cell table:style-name="ce2" office:value-type="float" office:value="16.844">
            <text:p>16.844</text:p>
          </table:table-cell>
          <table:table-cell table:style-name="ce2" office:value-type="float" office:value="15.153">
            <text:p>15.153</text:p>
          </table:table-cell>
          <table:table-cell table:style-name="ce2" office:value-type="float" office:value="-1.764">
            <text:p>-1.764</text:p>
          </table:table-cell>
          <table:table-cell table:style-name="ce2" office:value-type="float" office:value="73846.74">
            <text:p>73846.74</text:p>
          </table:table-cell>
          <table:table-cell table:style-name="ce2" office:value-type="float" office:value="5806.738">
            <text:p>5806.738</text:p>
          </table:table-cell>
          <table:table-cell table:style-name="ce2" office:value-type="float" office:value="-152.844">
            <text:p>-152.844</text:p>
          </table:table-cell>
          <table:table-cell table:style-name="ce2" office:value-type="float" office:value="68400.002">
            <text:p>68400.002</text:p>
          </table:table-cell>
          <table:table-cell table:style-name="ce2" office:value-type="float" office:value="190.0000055556">
            <text:p>190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74359.584">
            <text:p>74359.584</text:p>
          </table:table-cell>
          <table:table-cell office:value-type="float" office:value="199.584">
            <text:p>199.584</text:p>
          </table:table-cell>
          <table:table-cell office:value-type="float" office:value="6319.582">
            <text:p>6319.582</text:p>
          </table:table-cell>
          <table:table-cell office:value-type="float" office:value="199.582">
            <text:p>199.582</text:p>
          </table:table-cell>
        </table:table-row>
        <table:table-row table:style-name="ro2">
          <table:table-cell table:style-name="ce2" office:value-type="string">
            <text:p>1921-05-21 15:16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60.205">
            <text:p>60.21</text:p>
          </table:table-cell>
          <table:table-cell table:style-name="ce3" office:value-type="float" office:value="240.209">
            <text:p>240.21</text:p>
          </table:table-cell>
          <table:table-cell table:style-name="ce3" office:value-type="float" office:value="206.907">
            <text:p>206.91</text:p>
          </table:table-cell>
          <table:table-cell table:style-name="ce2" office:value-type="string">
            <text:p><text:s/>0 ♊ 12' 19"</text:p>
          </table:table-cell>
          <table:table-cell table:style-name="ce2" office:value-type="string">
            <text:p><text:s/>0 ♐ 12' 33"</text:p>
          </table:table-cell>
          <table:table-cell table:style-name="ce2" office:value-type="string">
            <text:p>26 ♎ 54' 26"</text:p>
          </table:table-cell>
          <table:table-cell table:style-name="ce2" office:value-type="float" office:value="20.2">
            <text:p>20.2</text:p>
          </table:table-cell>
          <table:table-cell table:style-name="ce2" office:value-type="float" office:value="-17.408">
            <text:p>-17.408</text:p>
          </table:table-cell>
          <table:table-cell table:style-name="ce2" office:value-type="float" office:value="2.856">
            <text:p>2.856</text:p>
          </table:table-cell>
          <table:table-cell table:style-name="ce2" office:value-type="float" office:value="74040.209">
            <text:p>74040.209</text:p>
          </table:table-cell>
          <table:table-cell table:style-name="ce2" office:value-type="float" office:value="5820.205">
            <text:p>5820.205</text:p>
          </table:table-cell>
          <table:table-cell table:style-name="ce2" office:value-type="float" office:value="-153.093">
            <text:p>-153.093</text:p>
          </table:table-cell>
          <table:table-cell table:style-name="ce2" office:value-type="float" office:value="68580.004">
            <text:p>68580.004</text:p>
          </table:table-cell>
          <table:table-cell table:style-name="ce2" office:value-type="float" office:value="190.5000111111">
            <text:p>190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office:value-type="float" office:value="74553.302">
            <text:p>74553.302</text:p>
          </table:table-cell>
          <table:table-cell office:value-type="float" office:value="33.302">
            <text:p>33.302</text:p>
          </table:table-cell>
          <table:table-cell office:value-type="float" office:value="6333.298">
            <text:p>6333.298</text:p>
          </table:table-cell>
          <table:table-cell office:value-type="float" office:value="213.298">
            <text:p>213.298</text:p>
          </table:table-cell>
        </table:table-row>
        <table:table-row table:style-name="ro2">
          <table:table-cell table:style-name="ce2" office:value-type="string">
            <text:p>1921-06-06 01:15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74.988">
            <text:p>74.99</text:p>
          </table:table-cell>
          <table:table-cell table:style-name="ce3" office:value-type="float" office:value="74.991">
            <text:p>74.99</text:p>
          </table:table-cell>
          <table:table-cell table:style-name="ce3" office:value-type="float" office:value="206.181">
            <text:p>206.18</text:p>
          </table:table-cell>
          <table:table-cell table:style-name="ce2" office:value-type="string">
            <text:p>14 ♊ 59' 17"</text:p>
          </table:table-cell>
          <table:table-cell table:style-name="ce2" office:value-type="string">
            <text:p>14 ♊ 59' 29"</text:p>
          </table:table-cell>
          <table:table-cell table:style-name="ce2" office:value-type="string">
            <text:p>26 ♎ 10' 52"</text:p>
          </table:table-cell>
          <table:table-cell table:style-name="ce2" office:value-type="float" office:value="22.601">
            <text:p>22.601</text:p>
          </table:table-cell>
          <table:table-cell table:style-name="ce2" office:value-type="float" office:value="18.769">
            <text:p>18.769</text:p>
          </table:table-cell>
          <table:table-cell table:style-name="ce2" office:value-type="float" office:value="-3.857">
            <text:p>-3.857</text:p>
          </table:table-cell>
          <table:table-cell table:style-name="ce2" office:value-type="float" office:value="74234.991">
            <text:p>74234.991</text:p>
          </table:table-cell>
          <table:table-cell table:style-name="ce2" office:value-type="float" office:value="5834.988">
            <text:p>5834.988</text:p>
          </table:table-cell>
          <table:table-cell table:style-name="ce2" office:value-type="float" office:value="-153.819">
            <text:p>-153.819</text:p>
          </table:table-cell>
          <table:table-cell table:style-name="ce2" office:value-type="float" office:value="68760.003">
            <text:p>68760.003</text:p>
          </table:table-cell>
          <table:table-cell table:style-name="ce2" office:value-type="float" office:value="191.0000083333">
            <text:p>191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74748.81">
            <text:p>74748.81</text:p>
          </table:table-cell>
          <table:table-cell office:value-type="float" office:value="228.81">
            <text:p>228.81</text:p>
          </table:table-cell>
          <table:table-cell office:value-type="float" office:value="6348.807">
            <text:p>6348.807</text:p>
          </table:table-cell>
          <table:table-cell office:value-type="float" office:value="228.807">
            <text:p>228.807</text:p>
          </table:table-cell>
        </table:table-row>
        <table:table-row table:style-name="ro2">
          <table:table-cell table:style-name="ce2" office:value-type="string">
            <text:p>1921-06-20 04:41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88.5">
            <text:p>88.50</text:p>
          </table:table-cell>
          <table:table-cell table:style-name="ce3" office:value-type="float" office:value="268.503">
            <text:p>268.50</text:p>
          </table:table-cell>
          <table:table-cell table:style-name="ce3" office:value-type="float" office:value="205.195">
            <text:p>205.20</text:p>
          </table:table-cell>
          <table:table-cell table:style-name="ce2" office:value-type="string">
            <text:p>28 ♊ 29' 58"</text:p>
          </table:table-cell>
          <table:table-cell table:style-name="ce2" office:value-type="string">
            <text:p>28 ♐ 30' 09"</text:p>
          </table:table-cell>
          <table:table-cell table:style-name="ce2" office:value-type="string">
            <text:p>25 ♎ 11' 40"</text:p>
          </table:table-cell>
          <table:table-cell table:style-name="ce2" office:value-type="float" office:value="23.439">
            <text:p>23.439</text:p>
          </table:table-cell>
          <table:table-cell table:style-name="ce2" office:value-type="float" office:value="-18.926">
            <text:p>-18.926</text:p>
          </table:table-cell>
          <table:table-cell table:style-name="ce2" office:value-type="float" office:value="4.513">
            <text:p>4.513</text:p>
          </table:table-cell>
          <table:table-cell table:style-name="ce2" office:value-type="float" office:value="74428.503">
            <text:p>74428.503</text:p>
          </table:table-cell>
          <table:table-cell table:style-name="ce2" office:value-type="float" office:value="5848.5">
            <text:p>5848.5</text:p>
          </table:table-cell>
          <table:table-cell table:style-name="ce2" office:value-type="float" office:value="-154.805">
            <text:p>-154.805</text:p>
          </table:table-cell>
          <table:table-cell table:style-name="ce2" office:value-type="float" office:value="68940.003">
            <text:p>68940.003</text:p>
          </table:table-cell>
          <table:table-cell table:style-name="ce2" office:value-type="float" office:value="191.5000083333">
            <text:p>191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74943.308">
            <text:p>74943.308</text:p>
          </table:table-cell>
          <table:table-cell office:value-type="float" office:value="63.308">
            <text:p>63.308</text:p>
          </table:table-cell>
          <table:table-cell office:value-type="float" office:value="6363.305">
            <text:p>6363.305</text:p>
          </table:table-cell>
          <table:table-cell office:value-type="float" office:value="243.305">
            <text:p>243.305</text:p>
          </table:table-cell>
        </table:table-row>
        <table:table-row table:style-name="ro2">
          <table:table-cell table:style-name="ce2" office:value-type="string">
            <text:p>1921-07-05 08:36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02.959">
            <text:p>102.96</text:p>
          </table:table-cell>
          <table:table-cell table:style-name="ce3" office:value-type="float" office:value="102.963">
            <text:p>102.96</text:p>
          </table:table-cell>
          <table:table-cell table:style-name="ce3" office:value-type="float" office:value="203.696">
            <text:p>203.70</text:p>
          </table:table-cell>
          <table:table-cell table:style-name="ce2" office:value-type="string">
            <text:p>12 ♋ 57' 32"</text:p>
          </table:table-cell>
          <table:table-cell table:style-name="ce2" office:value-type="string">
            <text:p>12 ♋ 57' 46"</text:p>
          </table:table-cell>
          <table:table-cell table:style-name="ce2" office:value-type="string">
            <text:p>23 ♎ 41' 47"</text:p>
          </table:table-cell>
          <table:table-cell table:style-name="ce2" office:value-type="float" office:value="22.815">
            <text:p>22.815</text:p>
          </table:table-cell>
          <table:table-cell table:style-name="ce2" office:value-type="float" office:value="17.91">
            <text:p>17.91</text:p>
          </table:table-cell>
          <table:table-cell table:style-name="ce2" office:value-type="float" office:value="-4.927">
            <text:p>-4.927</text:p>
          </table:table-cell>
          <table:table-cell table:style-name="ce2" office:value-type="float" office:value="74622.963">
            <text:p>74622.963</text:p>
          </table:table-cell>
          <table:table-cell table:style-name="ce2" office:value-type="float" office:value="5862.959">
            <text:p>5862.959</text:p>
          </table:table-cell>
          <table:table-cell table:style-name="ce2" office:value-type="float" office:value="-156.304">
            <text:p>-156.304</text:p>
          </table:table-cell>
          <table:table-cell table:style-name="ce2" office:value-type="float" office:value="69120.004">
            <text:p>69120.004</text:p>
          </table:table-cell>
          <table:table-cell table:style-name="ce2" office:value-type="float" office:value="192.0000111111">
            <text:p>192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75139.267">
            <text:p>75139.267</text:p>
          </table:table-cell>
          <table:table-cell office:value-type="float" office:value="259.267">
            <text:p>259.267</text:p>
          </table:table-cell>
          <table:table-cell office:value-type="float" office:value="6379.263">
            <text:p>6379.263</text:p>
          </table:table-cell>
          <table:table-cell office:value-type="float" office:value="259.263">
            <text:p>259.263</text:p>
          </table:table-cell>
        </table:table-row>
        <table:table-row table:style-name="ro2">
          <table:table-cell table:style-name="ce2" office:value-type="string">
            <text:p>1921-07-19 19:08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16.73">
            <text:p>116.73</text:p>
          </table:table-cell>
          <table:table-cell table:style-name="ce3" office:value-type="float" office:value="296.731">
            <text:p>296.73</text:p>
          </table:table-cell>
          <table:table-cell table:style-name="ce3" office:value-type="float" office:value="202.154">
            <text:p>202.15</text:p>
          </table:table-cell>
          <table:table-cell table:style-name="ce2" office:value-type="string">
            <text:p>26 ♋ 43' 48"</text:p>
          </table:table-cell>
          <table:table-cell table:style-name="ce2" office:value-type="string">
            <text:p>26 ♑ 43' 52"</text:p>
          </table:table-cell>
          <table:table-cell table:style-name="ce2" office:value-type="string">
            <text:p>22 ♎ 09' 16"</text:p>
          </table:table-cell>
          <table:table-cell table:style-name="ce2" office:value-type="float" office:value="20.817">
            <text:p>20.817</text:p>
          </table:table-cell>
          <table:table-cell table:style-name="ce2" office:value-type="float" office:value="-15.927">
            <text:p>-15.927</text:p>
          </table:table-cell>
          <table:table-cell table:style-name="ce2" office:value-type="float" office:value="4.979">
            <text:p>4.979</text:p>
          </table:table-cell>
          <table:table-cell table:style-name="ce2" office:value-type="float" office:value="74816.731">
            <text:p>74816.731</text:p>
          </table:table-cell>
          <table:table-cell table:style-name="ce2" office:value-type="float" office:value="5876.73">
            <text:p>5876.73</text:p>
          </table:table-cell>
          <table:table-cell table:style-name="ce2" office:value-type="float" office:value="-157.846">
            <text:p>-157.846</text:p>
          </table:table-cell>
          <table:table-cell table:style-name="ce2" office:value-type="float" office:value="69300.001">
            <text:p>69300.001</text:p>
          </table:table-cell>
          <table:table-cell table:style-name="ce2" office:value-type="float" office:value="192.5000027778">
            <text:p>192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75334.577">
            <text:p>75334.577</text:p>
          </table:table-cell>
          <table:table-cell office:value-type="float" office:value="94.577">
            <text:p>94.577</text:p>
          </table:table-cell>
          <table:table-cell office:value-type="float" office:value="6394.576">
            <text:p>6394.576</text:p>
          </table:table-cell>
          <table:table-cell office:value-type="float" office:value="274.576">
            <text:p>274.576</text:p>
          </table:table-cell>
        </table:table-row>
        <table:table-row table:style-name="ro2">
          <table:table-cell table:style-name="ce2" office:value-type="string">
            <text:p>1921-08-03 15:18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30.915">
            <text:p>130.92</text:p>
          </table:table-cell>
          <table:table-cell table:style-name="ce3" office:value-type="float" office:value="130.922">
            <text:p>130.92</text:p>
          </table:table-cell>
          <table:table-cell table:style-name="ce3" office:value-type="float" office:value="200.648">
            <text:p>200.65</text:p>
          </table:table-cell>
          <table:table-cell table:style-name="ce2" office:value-type="string">
            <text:p>10 ♌ 54' 55"</text:p>
          </table:table-cell>
          <table:table-cell table:style-name="ce2" office:value-type="string">
            <text:p>10 ♌ 55' 19"</text:p>
          </table:table-cell>
          <table:table-cell table:style-name="ce2" office:value-type="string">
            <text:p>20 ♎ 38' 51"</text:p>
          </table:table-cell>
          <table:table-cell table:style-name="ce2" office:value-type="float" office:value="17.499">
            <text:p>17.499</text:p>
          </table:table-cell>
          <table:table-cell table:style-name="ce2" office:value-type="float" office:value="12.945">
            <text:p>12.945</text:p>
          </table:table-cell>
          <table:table-cell table:style-name="ce2" office:value-type="float" office:value="-4.728">
            <text:p>-4.728</text:p>
          </table:table-cell>
          <table:table-cell table:style-name="ce2" office:value-type="float" office:value="75010.922">
            <text:p>75010.922</text:p>
          </table:table-cell>
          <table:table-cell table:style-name="ce2" office:value-type="float" office:value="5890.915">
            <text:p>5890.915</text:p>
          </table:table-cell>
          <table:table-cell table:style-name="ce2" office:value-type="float" office:value="-159.352">
            <text:p>-159.352</text:p>
          </table:table-cell>
          <table:table-cell table:style-name="ce2" office:value-type="float" office:value="69480.007">
            <text:p>69480.007</text:p>
          </table:table-cell>
          <table:table-cell table:style-name="ce2" office:value-type="float" office:value="193.0000194444">
            <text:p>193.0000194444</text:p>
          </table:table-cell>
          <table:table-cell table:style-name="ce2" office:value-type="float" office:value="0.007">
            <text:p>0.007</text:p>
          </table:table-cell>
          <table:table-cell table:style-name="ce2" office:value-type="float" office:value="30">
            <text:p>30</text:p>
          </table:table-cell>
          <table:table-cell office:value-type="float" office:value="75530.274">
            <text:p>75530.274</text:p>
          </table:table-cell>
          <table:table-cell office:value-type="float" office:value="290.274">
            <text:p>290.274</text:p>
          </table:table-cell>
          <table:table-cell office:value-type="float" office:value="6410.267">
            <text:p>6410.267</text:p>
          </table:table-cell>
          <table:table-cell office:value-type="float" office:value="290.267">
            <text:p>290.267</text:p>
          </table:table-cell>
        </table:table-row>
        <table:table-row table:style-name="ro2">
          <table:table-cell table:style-name="ce2" office:value-type="string">
            <text:p>1921-08-18 10:29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45.12">
            <text:p>145.12</text:p>
          </table:table-cell>
          <table:table-cell table:style-name="ce3" office:value-type="float" office:value="325.124">
            <text:p>325.12</text:p>
          </table:table-cell>
          <table:table-cell table:style-name="ce3" office:value-type="float" office:value="199.342">
            <text:p>199.34</text:p>
          </table:table-cell>
          <table:table-cell table:style-name="ce2" office:value-type="string">
            <text:p>25 ♌ 07' 11"</text:p>
          </table:table-cell>
          <table:table-cell table:style-name="ce2" office:value-type="string">
            <text:p>25 ♒ 07' 27"</text:p>
          </table:table-cell>
          <table:table-cell table:style-name="ce2" office:value-type="string">
            <text:p>19 ♎ 20' 32"</text:p>
          </table:table-cell>
          <table:table-cell table:style-name="ce2" office:value-type="float" office:value="13.153">
            <text:p>13.153</text:p>
          </table:table-cell>
          <table:table-cell table:style-name="ce2" office:value-type="float" office:value="-9.255">
            <text:p>-9.255</text:p>
          </table:table-cell>
          <table:table-cell table:style-name="ce2" office:value-type="float" office:value="4.132">
            <text:p>4.132</text:p>
          </table:table-cell>
          <table:table-cell table:style-name="ce2" office:value-type="float" office:value="75205.124">
            <text:p>75205.124</text:p>
          </table:table-cell>
          <table:table-cell table:style-name="ce2" office:value-type="float" office:value="5905.12">
            <text:p>5905.12</text:p>
          </table:table-cell>
          <table:table-cell table:style-name="ce2" office:value-type="float" office:value="-160.658">
            <text:p>-160.658</text:p>
          </table:table-cell>
          <table:table-cell table:style-name="ce2" office:value-type="float" office:value="69660.004">
            <text:p>69660.004</text:p>
          </table:table-cell>
          <table:table-cell table:style-name="ce2" office:value-type="float" office:value="193.5000111111">
            <text:p>193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office:value-type="float" office:value="75725.782">
            <text:p>75725.782</text:p>
          </table:table-cell>
          <table:table-cell office:value-type="float" office:value="125.782">
            <text:p>125.782</text:p>
          </table:table-cell>
          <table:table-cell office:value-type="float" office:value="6425.778">
            <text:p>6425.778</text:p>
          </table:table-cell>
          <table:table-cell office:value-type="float" office:value="305.778">
            <text:p>305.778</text:p>
          </table:table-cell>
        </table:table-row>
        <table:table-row table:style-name="ro2">
          <table:table-cell table:style-name="ce2" office:value-type="string">
            <text:p>1921-09-01 22:33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59.12">
            <text:p>159.12</text:p>
          </table:table-cell>
          <table:table-cell table:style-name="ce3" office:value-type="float" office:value="159.123">
            <text:p>159.12</text:p>
          </table:table-cell>
          <table:table-cell table:style-name="ce3" office:value-type="float" office:value="198.578">
            <text:p>198.58</text:p>
          </table:table-cell>
          <table:table-cell table:style-name="ce2" office:value-type="string">
            <text:p><text:s/>9 ♍ 07' 10"</text:p>
          </table:table-cell>
          <table:table-cell table:style-name="ce2" office:value-type="string">
            <text:p><text:s/>9 ♍ 07' 21"</text:p>
          </table:table-cell>
          <table:table-cell table:style-name="ce2" office:value-type="string">
            <text:p>18 ♎ 34' 39"</text:p>
          </table:table-cell>
          <table:table-cell table:style-name="ce2" office:value-type="float" office:value="8.153">
            <text:p>8.153</text:p>
          </table:table-cell>
          <table:table-cell table:style-name="ce2" office:value-type="float" office:value="5.101">
            <text:p>5.101</text:p>
          </table:table-cell>
          <table:table-cell table:style-name="ce2" office:value-type="float" office:value="-3.291">
            <text:p>-3.291</text:p>
          </table:table-cell>
          <table:table-cell table:style-name="ce2" office:value-type="float" office:value="75399.123">
            <text:p>75399.123</text:p>
          </table:table-cell>
          <table:table-cell table:style-name="ce2" office:value-type="float" office:value="5919.12">
            <text:p>5919.12</text:p>
          </table:table-cell>
          <table:table-cell table:style-name="ce2" office:value-type="float" office:value="-161.422">
            <text:p>-161.422</text:p>
          </table:table-cell>
          <table:table-cell table:style-name="ce2" office:value-type="float" office:value="69840.003">
            <text:p>69840.003</text:p>
          </table:table-cell>
          <table:table-cell table:style-name="ce2" office:value-type="float" office:value="194.0000083333">
            <text:p>194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75920.545">
            <text:p>75920.545</text:p>
          </table:table-cell>
          <table:table-cell office:value-type="float" office:value="320.545">
            <text:p>320.545</text:p>
          </table:table-cell>
          <table:table-cell office:value-type="float" office:value="6440.542">
            <text:p>6440.542</text:p>
          </table:table-cell>
          <table:table-cell office:value-type="float" office:value="320.542">
            <text:p>320.542</text:p>
          </table:table-cell>
        </table:table-row>
        <table:table-row table:style-name="ro2">
          <table:table-cell table:style-name="ce2" office:value-type="string">
            <text:p>1921-09-17 02:20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73.856">
            <text:p>173.86</text:p>
          </table:table-cell>
          <table:table-cell table:style-name="ce3" office:value-type="float" office:value="353.858">
            <text:p>353.86</text:p>
          </table:table-cell>
          <table:table-cell table:style-name="ce3" office:value-type="float" office:value="198.091">
            <text:p>198.09</text:p>
          </table:table-cell>
          <table:table-cell table:style-name="ce2" office:value-type="string">
            <text:p>23 ♍ 51' 21"</text:p>
          </table:table-cell>
          <table:table-cell table:style-name="ce2" office:value-type="string">
            <text:p>23 ♓ 51' 29"</text:p>
          </table:table-cell>
          <table:table-cell table:style-name="ce2" office:value-type="string">
            <text:p>18 ♎ 05' 26"</text:p>
          </table:table-cell>
          <table:table-cell table:style-name="ce2" office:value-type="float" office:value="2.441">
            <text:p>2.441</text:p>
          </table:table-cell>
          <table:table-cell table:style-name="ce2" office:value-type="float" office:value="-0.462">
            <text:p>-0.462</text:p>
          </table:table-cell>
          <table:table-cell table:style-name="ce2" office:value-type="float" office:value="2.154">
            <text:p>2.154</text:p>
          </table:table-cell>
          <table:table-cell table:style-name="ce2" office:value-type="float" office:value="75593.858">
            <text:p>75593.858</text:p>
          </table:table-cell>
          <table:table-cell table:style-name="ce2" office:value-type="float" office:value="5933.856">
            <text:p>5933.856</text:p>
          </table:table-cell>
          <table:table-cell table:style-name="ce2" office:value-type="float" office:value="-161.909">
            <text:p>-161.909</text:p>
          </table:table-cell>
          <table:table-cell table:style-name="ce2" office:value-type="float" office:value="70020.002">
            <text:p>70020.002</text:p>
          </table:table-cell>
          <table:table-cell table:style-name="ce2" office:value-type="float" office:value="194.5000055556">
            <text:p>194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office:value-type="float" office:value="76115.767">
            <text:p>76115.767</text:p>
          </table:table-cell>
          <table:table-cell office:value-type="float" office:value="155.767">
            <text:p>155.767</text:p>
          </table:table-cell>
          <table:table-cell office:value-type="float" office:value="6455.765">
            <text:p>6455.765</text:p>
          </table:table-cell>
          <table:table-cell office:value-type="float" office:value="335.765">
            <text:p>335.765</text:p>
          </table:table-cell>
        </table:table-row>
        <table:table-row table:style-name="ro2">
          <table:table-cell table:style-name="ce2" office:value-type="string">
            <text:p>1921-10-01 07:27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87.784">
            <text:p>187.78</text:p>
          </table:table-cell>
          <table:table-cell table:style-name="ce3" office:value-type="float" office:value="187.79">
            <text:p>187.79</text:p>
          </table:table-cell>
          <table:table-cell table:style-name="ce3" office:value-type="float" office:value="198.019">
            <text:p>198.02</text:p>
          </table:table-cell>
          <table:table-cell table:style-name="ce2" office:value-type="string">
            <text:p><text:s/>7 ♎ 47' 03"</text:p>
          </table:table-cell>
          <table:table-cell table:style-name="ce2" office:value-type="string">
            <text:p><text:s/>7 ♎ 47' 23"</text:p>
          </table:table-cell>
          <table:table-cell table:style-name="ce2" office:value-type="string">
            <text:p>18 ♎ 01' 07"</text:p>
          </table:table-cell>
          <table:table-cell table:style-name="ce2" office:value-type="float" office:value="-3.089">
            <text:p>-3.089</text:p>
          </table:table-cell>
          <table:table-cell table:style-name="ce2" office:value-type="float" office:value="-3.955">
            <text:p>-3.955</text:p>
          </table:table-cell>
          <table:table-cell table:style-name="ce2" office:value-type="float" office:value="-0.94">
            <text:p>-0.94</text:p>
          </table:table-cell>
          <table:table-cell table:style-name="ce2" office:value-type="float" office:value="75787.79">
            <text:p>75787.79</text:p>
          </table:table-cell>
          <table:table-cell table:style-name="ce2" office:value-type="float" office:value="5947.784">
            <text:p>5947.784</text:p>
          </table:table-cell>
          <table:table-cell table:style-name="ce2" office:value-type="float" office:value="-161.981">
            <text:p>-161.981</text:p>
          </table:table-cell>
          <table:table-cell table:style-name="ce2" office:value-type="float" office:value="70200.006">
            <text:p>70200.006</text:p>
          </table:table-cell>
          <table:table-cell table:style-name="ce2" office:value-type="float" office:value="195.0000166667">
            <text:p>195.0000166667</text:p>
          </table:table-cell>
          <table:table-cell table:style-name="ce2" office:value-type="float" office:value="0.006">
            <text:p>0.006</text:p>
          </table:table-cell>
          <table:table-cell table:style-name="ce2" office:value-type="float" office:value="30">
            <text:p>30</text:p>
          </table:table-cell>
          <table:table-cell office:value-type="float" office:value="76309.771">
            <text:p>76309.771</text:p>
          </table:table-cell>
          <table:table-cell office:value-type="float" office:value="349.771">
            <text:p>349.771</text:p>
          </table:table-cell>
          <table:table-cell office:value-type="float" office:value="6469.765">
            <text:p>6469.765</text:p>
          </table:table-cell>
          <table:table-cell office:value-type="float" office:value="349.765">
            <text:p>349.765</text:p>
          </table:table-cell>
        </table:table-row>
        <table:table-row table:style-name="ro2">
          <table:table-cell table:style-name="ce2" office:value-type="string">
            <text:p>1921-10-16 18:00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03.043">
            <text:p>203.04</text:p>
          </table:table-cell>
          <table:table-cell table:style-name="ce3" office:value-type="float" office:value="23.044">
            <text:p>23.04</text:p>
          </table:table-cell>
          <table:table-cell table:style-name="ce3" office:value-type="float" office:value="198.071">
            <text:p>198.07</text:p>
          </table:table-cell>
          <table:table-cell table:style-name="ce2" office:value-type="string">
            <text:p>23 ♎ 02' 36"</text:p>
          </table:table-cell>
          <table:table-cell table:style-name="ce2" office:value-type="string">
            <text:p>23 ♈ 02' 38"</text:p>
          </table:table-cell>
          <table:table-cell table:style-name="ce2" office:value-type="string">
            <text:p>18 ♎ 04' 15"</text:p>
          </table:table-cell>
          <table:table-cell table:style-name="ce2" office:value-type="float" office:value="-8.96">
            <text:p>-8.96</text:p>
          </table:table-cell>
          <table:table-cell table:style-name="ce2" office:value-type="float" office:value="8.534">
            <text:p>8.534</text:p>
          </table:table-cell>
          <table:table-cell table:style-name="ce2" office:value-type="float" office:value="-0.46">
            <text:p>-0.46</text:p>
          </table:table-cell>
          <table:table-cell table:style-name="ce2" office:value-type="float" office:value="75983.044">
            <text:p>75983.044</text:p>
          </table:table-cell>
          <table:table-cell table:style-name="ce2" office:value-type="float" office:value="5963.043">
            <text:p>5963.043</text:p>
          </table:table-cell>
          <table:table-cell table:style-name="ce2" office:value-type="float" office:value="-161.929">
            <text:p>-161.929</text:p>
          </table:table-cell>
          <table:table-cell table:style-name="ce2" office:value-type="float" office:value="70380.001">
            <text:p>70380.001</text:p>
          </table:table-cell>
          <table:table-cell table:style-name="ce2" office:value-type="float" office:value="195.5000027778">
            <text:p>195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76504.973">
            <text:p>76504.973</text:p>
          </table:table-cell>
          <table:table-cell office:value-type="float" office:value="184.973">
            <text:p>184.973</text:p>
          </table:table-cell>
          <table:table-cell office:value-type="float" office:value="6484.972">
            <text:p>6484.972</text:p>
          </table:table-cell>
          <table:table-cell office:value-type="float" office:value="4.972">
            <text:p>4.972</text:p>
          </table:table-cell>
        </table:table-row>
        <table:table-row table:style-name="ro2">
          <table:table-cell table:style-name="ce2" office:value-type="string">
            <text:p>1921-10-30 18:39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17.022">
            <text:p>217.02</text:p>
          </table:table-cell>
          <table:table-cell table:style-name="ce3" office:value-type="float" office:value="217.025">
            <text:p>217.03</text:p>
          </table:table-cell>
          <table:table-cell table:style-name="ce3" office:value-type="float" office:value="198.038">
            <text:p>198.04</text:p>
          </table:table-cell>
          <table:table-cell table:style-name="ce2" office:value-type="string">
            <text:p><text:s/>7 ♏ 01' 20"</text:p>
          </table:table-cell>
          <table:table-cell table:style-name="ce2" office:value-type="string">
            <text:p><text:s/>7 ♏ 01' 30"</text:p>
          </table:table-cell>
          <table:table-cell table:style-name="ce2" office:value-type="string">
            <text:p>18 ♎ 02' 17"</text:p>
          </table:table-cell>
          <table:table-cell table:style-name="ce2" office:value-type="float" office:value="-13.862">
            <text:p>-13.862</text:p>
          </table:table-cell>
          <table:table-cell table:style-name="ce2" office:value-type="float" office:value="-12.242">
            <text:p>-12.242</text:p>
          </table:table-cell>
          <table:table-cell table:style-name="ce2" office:value-type="float" office:value="1.714">
            <text:p>1.714</text:p>
          </table:table-cell>
          <table:table-cell table:style-name="ce2" office:value-type="float" office:value="76177.025">
            <text:p>76177.025</text:p>
          </table:table-cell>
          <table:table-cell table:style-name="ce2" office:value-type="float" office:value="5977.022">
            <text:p>5977.022</text:p>
          </table:table-cell>
          <table:table-cell table:style-name="ce2" office:value-type="float" office:value="-161.962">
            <text:p>-161.962</text:p>
          </table:table-cell>
          <table:table-cell table:style-name="ce2" office:value-type="float" office:value="70560.003">
            <text:p>70560.003</text:p>
          </table:table-cell>
          <table:table-cell table:style-name="ce2" office:value-type="float" office:value="196.0000083333">
            <text:p>196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76698.987">
            <text:p>76698.987</text:p>
          </table:table-cell>
          <table:table-cell office:value-type="float" office:value="18.987">
            <text:p>18.987</text:p>
          </table:table-cell>
          <table:table-cell office:value-type="float" office:value="6498.984">
            <text:p>6498.984</text:p>
          </table:table-cell>
          <table:table-cell office:value-type="float" office:value="18.984">
            <text:p>18.984</text:p>
          </table:table-cell>
        </table:table-row>
        <table:table-row table:style-name="ro2">
          <table:table-cell table:style-name="ce2" office:value-type="string">
            <text:p>1921-11-15 08:39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32.672">
            <text:p>232.67</text:p>
          </table:table-cell>
          <table:table-cell table:style-name="ce3" office:value-type="float" office:value="52.673">
            <text:p>52.67</text:p>
          </table:table-cell>
          <table:table-cell table:style-name="ce3" office:value-type="float" office:value="197.73">
            <text:p>197.73</text:p>
          </table:table-cell>
          <table:table-cell table:style-name="ce2" office:value-type="string">
            <text:p>22 ♏ 40' 17"</text:p>
          </table:table-cell>
          <table:table-cell table:style-name="ce2" office:value-type="string">
            <text:p>22 ♉ 40' 22"</text:p>
          </table:table-cell>
          <table:table-cell table:style-name="ce2" office:value-type="string">
            <text:p>17 ♎ 43' 46"</text:p>
          </table:table-cell>
          <table:table-cell table:style-name="ce2" office:value-type="float" office:value="-18.445">
            <text:p>-18.445</text:p>
          </table:table-cell>
          <table:table-cell table:style-name="ce2" office:value-type="float" office:value="15.566">
            <text:p>15.566</text:p>
          </table:table-cell>
          <table:table-cell table:style-name="ce2" office:value-type="float" office:value="-2.976">
            <text:p>-2.976</text:p>
          </table:table-cell>
          <table:table-cell table:style-name="ce2" office:value-type="float" office:value="76372.673">
            <text:p>76372.673</text:p>
          </table:table-cell>
          <table:table-cell table:style-name="ce2" office:value-type="float" office:value="5992.672">
            <text:p>5992.672</text:p>
          </table:table-cell>
          <table:table-cell table:style-name="ce2" office:value-type="float" office:value="-162.27">
            <text:p>-162.27</text:p>
          </table:table-cell>
          <table:table-cell table:style-name="ce2" office:value-type="float" office:value="70740.001">
            <text:p>70740.001</text:p>
          </table:table-cell>
          <table:table-cell table:style-name="ce2" office:value-type="float" office:value="196.5000027778">
            <text:p>196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76894.943">
            <text:p>76894.943</text:p>
          </table:table-cell>
          <table:table-cell office:value-type="float" office:value="214.943">
            <text:p>214.943</text:p>
          </table:table-cell>
          <table:table-cell office:value-type="float" office:value="6514.942">
            <text:p>6514.942</text:p>
          </table:table-cell>
          <table:table-cell office:value-type="float" office:value="34.942">
            <text:p>34.942</text:p>
          </table:table-cell>
        </table:table-row>
        <table:table-row table:style-name="ro2">
          <table:table-cell table:style-name="ce2" office:value-type="string">
            <text:p>1921-11-29 08:26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46.813">
            <text:p>246.81</text:p>
          </table:table-cell>
          <table:table-cell table:style-name="ce3" office:value-type="float" office:value="246.814">
            <text:p>246.81</text:p>
          </table:table-cell>
          <table:table-cell table:style-name="ce3" office:value-type="float" office:value="197.033">
            <text:p>197.03</text:p>
          </table:table-cell>
          <table:table-cell table:style-name="ce2" office:value-type="string">
            <text:p><text:s/>6 ♐ 48' 45"</text:p>
          </table:table-cell>
          <table:table-cell table:style-name="ce2" office:value-type="string">
            <text:p><text:s/>6 ♐ 48' 52"</text:p>
          </table:table-cell>
          <table:table-cell table:style-name="ce2" office:value-type="string">
            <text:p>17 ♎ 01' 57"</text:p>
          </table:table-cell>
          <table:table-cell table:style-name="ce2" office:value-type="float" office:value="-21.454">
            <text:p>-21.454</text:p>
          </table:table-cell>
          <table:table-cell table:style-name="ce2" office:value-type="float" office:value="-17.601">
            <text:p>-17.601</text:p>
          </table:table-cell>
          <table:table-cell table:style-name="ce2" office:value-type="float" office:value="3.908">
            <text:p>3.908</text:p>
          </table:table-cell>
          <table:table-cell table:style-name="ce2" office:value-type="float" office:value="76566.814">
            <text:p>76566.814</text:p>
          </table:table-cell>
          <table:table-cell table:style-name="ce2" office:value-type="float" office:value="6006.813">
            <text:p>6006.813</text:p>
          </table:table-cell>
          <table:table-cell table:style-name="ce2" office:value-type="float" office:value="-162.967">
            <text:p>-162.967</text:p>
          </table:table-cell>
          <table:table-cell table:style-name="ce2" office:value-type="float" office:value="70920.001">
            <text:p>70920.001</text:p>
          </table:table-cell>
          <table:table-cell table:style-name="ce2" office:value-type="float" office:value="197.0000027778">
            <text:p>197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77089.781">
            <text:p>77089.781</text:p>
          </table:table-cell>
          <table:table-cell office:value-type="float" office:value="49.781">
            <text:p>49.781</text:p>
          </table:table-cell>
          <table:table-cell office:value-type="float" office:value="6529.78">
            <text:p>6529.78</text:p>
          </table:table-cell>
          <table:table-cell office:value-type="float" office:value="49.78">
            <text:p>49.78</text:p>
          </table:table-cell>
        </table:table-row>
        <table:table-row table:style-name="ro2">
          <table:table-cell table:style-name="ce2" office:value-type="string">
            <text:p>1921-12-14 21:51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62.615">
            <text:p>262.62</text:p>
          </table:table-cell>
          <table:table-cell table:style-name="ce3" office:value-type="float" office:value="82.619">
            <text:p>82.62</text:p>
          </table:table-cell>
          <table:table-cell table:style-name="ce3" office:value-type="float" office:value="195.704">
            <text:p>195.70</text:p>
          </table:table-cell>
          <table:table-cell table:style-name="ce2" office:value-type="string">
            <text:p>22 ♐ 36' 53"</text:p>
          </table:table-cell>
          <table:table-cell table:style-name="ce2" office:value-type="string">
            <text:p>22 ♊ 37' 09"</text:p>
          </table:table-cell>
          <table:table-cell table:style-name="ce2" office:value-type="string">
            <text:p>15 ♎ 42' 15"</text:p>
          </table:table-cell>
          <table:table-cell table:style-name="ce2" office:value-type="float" office:value="-23.241">
            <text:p>-23.241</text:p>
          </table:table-cell>
          <table:table-cell table:style-name="ce2" office:value-type="float" office:value="18.609">
            <text:p>18.609</text:p>
          </table:table-cell>
          <table:table-cell table:style-name="ce2" office:value-type="float" office:value="-4.639">
            <text:p>-4.639</text:p>
          </table:table-cell>
          <table:table-cell table:style-name="ce2" office:value-type="float" office:value="76762.619">
            <text:p>76762.619</text:p>
          </table:table-cell>
          <table:table-cell table:style-name="ce2" office:value-type="float" office:value="6022.615">
            <text:p>6022.615</text:p>
          </table:table-cell>
          <table:table-cell table:style-name="ce2" office:value-type="float" office:value="-164.296">
            <text:p>-164.296</text:p>
          </table:table-cell>
          <table:table-cell table:style-name="ce2" office:value-type="float" office:value="71100.004">
            <text:p>71100.004</text:p>
          </table:table-cell>
          <table:table-cell table:style-name="ce2" office:value-type="float" office:value="197.5000111111">
            <text:p>197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office:value-type="float" office:value="77286.915">
            <text:p>77286.915</text:p>
          </table:table-cell>
          <table:table-cell office:value-type="float" office:value="246.915">
            <text:p>246.915</text:p>
          </table:table-cell>
          <table:table-cell office:value-type="float" office:value="6546.911">
            <text:p>6546.911</text:p>
          </table:table-cell>
          <table:table-cell office:value-type="float" office:value="66.911">
            <text:p>66.911</text:p>
          </table:table-cell>
        </table:table-row>
        <table:table-row table:style-name="ro2">
          <table:table-cell table:style-name="ce2" office:value-type="string">
            <text:p>1921-12-29 00:40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76.994">
            <text:p>276.99</text:p>
          </table:table-cell>
          <table:table-cell table:style-name="ce3" office:value-type="float" office:value="276.996">
            <text:p>277.00</text:p>
          </table:table-cell>
          <table:table-cell table:style-name="ce3" office:value-type="float" office:value="194.187">
            <text:p>194.19</text:p>
          </table:table-cell>
          <table:table-cell table:style-name="ce2" office:value-type="string">
            <text:p><text:s/>6 ♑ 59' 36"</text:p>
          </table:table-cell>
          <table:table-cell table:style-name="ce2" office:value-type="string">
            <text:p><text:s/>6 ♑ 59' 44"</text:p>
          </table:table-cell>
          <table:table-cell table:style-name="ce2" office:value-type="string">
            <text:p>14 ♎ 11' 12"</text:p>
          </table:table-cell>
          <table:table-cell table:style-name="ce2" office:value-type="float" office:value="-23.262">
            <text:p>-23.262</text:p>
          </table:table-cell>
          <table:table-cell table:style-name="ce2" office:value-type="float" office:value="-18.311">
            <text:p>-18.311</text:p>
          </table:table-cell>
          <table:table-cell table:style-name="ce2" office:value-type="float" office:value="4.958">
            <text:p>4.958</text:p>
          </table:table-cell>
          <table:table-cell table:style-name="ce2" office:value-type="float" office:value="76956.996">
            <text:p>76956.996</text:p>
          </table:table-cell>
          <table:table-cell table:style-name="ce2" office:value-type="float" office:value="6036.994">
            <text:p>6036.994</text:p>
          </table:table-cell>
          <table:table-cell table:style-name="ce2" office:value-type="float" office:value="-165.813">
            <text:p>-165.813</text:p>
          </table:table-cell>
          <table:table-cell table:style-name="ce2" office:value-type="float" office:value="71280.002">
            <text:p>71280.002</text:p>
          </table:table-cell>
          <table:table-cell table:style-name="ce2" office:value-type="float" office:value="198.0000055556">
            <text:p>198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77482.809">
            <text:p>77482.809</text:p>
          </table:table-cell>
          <table:table-cell office:value-type="float" office:value="82.809">
            <text:p>82.809</text:p>
          </table:table-cell>
          <table:table-cell office:value-type="float" office:value="6562.807">
            <text:p>6562.807</text:p>
          </table:table-cell>
          <table:table-cell office:value-type="float" office:value="82.807">
            <text:p>82.807</text:p>
          </table:table-cell>
        </table:table-row>
        <table:table-row table:style-name="ro2">
          <table:table-cell table:style-name="ce2" office:value-type="string">
            <text:p>1922-01-13 09:37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92.661">
            <text:p>292.66</text:p>
          </table:table-cell>
          <table:table-cell table:style-name="ce3" office:value-type="float" office:value="112.666">
            <text:p>112.67</text:p>
          </table:table-cell>
          <table:table-cell table:style-name="ce3" office:value-type="float" office:value="192.362">
            <text:p>192.36</text:p>
          </table:table-cell>
          <table:table-cell table:style-name="ce2" office:value-type="string">
            <text:p>22 ♑ 39' 39"</text:p>
          </table:table-cell>
          <table:table-cell table:style-name="ce2" office:value-type="string">
            <text:p>22 ♋ 39' 59"</text:p>
          </table:table-cell>
          <table:table-cell table:style-name="ce2" office:value-type="string">
            <text:p>12 ♎ 21' 44"</text:p>
          </table:table-cell>
          <table:table-cell table:style-name="ce2" office:value-type="float" office:value="-21.542">
            <text:p>-21.542</text:p>
          </table:table-cell>
          <table:table-cell table:style-name="ce2" office:value-type="float" office:value="16.674">
            <text:p>16.674</text:p>
          </table:table-cell>
          <table:table-cell table:style-name="ce2" office:value-type="float" office:value="-4.933">
            <text:p>-4.933</text:p>
          </table:table-cell>
          <table:table-cell table:style-name="ce2" office:value-type="float" office:value="77152.666">
            <text:p>77152.666</text:p>
          </table:table-cell>
          <table:table-cell table:style-name="ce2" office:value-type="float" office:value="6052.661">
            <text:p>6052.661</text:p>
          </table:table-cell>
          <table:table-cell table:style-name="ce2" office:value-type="float" office:value="-167.638">
            <text:p>-167.638</text:p>
          </table:table-cell>
          <table:table-cell table:style-name="ce2" office:value-type="float" office:value="71460.005">
            <text:p>71460.005</text:p>
          </table:table-cell>
          <table:table-cell table:style-name="ce2" office:value-type="float" office:value="198.5000138889">
            <text:p>198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77680.304">
            <text:p>77680.304</text:p>
          </table:table-cell>
          <table:table-cell office:value-type="float" office:value="280.304">
            <text:p>280.304</text:p>
          </table:table-cell>
          <table:table-cell office:value-type="float" office:value="6580.299">
            <text:p>6580.299</text:p>
          </table:table-cell>
          <table:table-cell office:value-type="float" office:value="100.299">
            <text:p>100.299</text:p>
          </table:table-cell>
        </table:table-row>
        <table:table-row table:style-name="ro2">
          <table:table-cell table:style-name="ce2" office:value-type="string">
            <text:p>1922-01-27 18:49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07.296">
            <text:p>307.30</text:p>
          </table:table-cell>
          <table:table-cell table:style-name="ce3" office:value-type="float" office:value="307.3">
            <text:p>307.30</text:p>
          </table:table-cell>
          <table:table-cell table:style-name="ce3" office:value-type="float" office:value="190.802">
            <text:p>190.80</text:p>
          </table:table-cell>
          <table:table-cell table:style-name="ce2" office:value-type="string">
            <text:p><text:s/>7 ♒ 17' 44"</text:p>
          </table:table-cell>
          <table:table-cell table:style-name="ce2" office:value-type="string">
            <text:p><text:s/>7 ♒ 18' 01"</text:p>
          </table:table-cell>
          <table:table-cell table:style-name="ce2" office:value-type="string">
            <text:p>10 ♎ 48' 07"</text:p>
          </table:table-cell>
          <table:table-cell table:style-name="ce2" office:value-type="float" office:value="-18.453">
            <text:p>-18.453</text:p>
          </table:table-cell>
          <table:table-cell table:style-name="ce2" office:value-type="float" office:value="-14.077">
            <text:p>-14.077</text:p>
          </table:table-cell>
          <table:table-cell table:style-name="ce2" office:value-type="float" office:value="4.52">
            <text:p>4.52</text:p>
          </table:table-cell>
          <table:table-cell table:style-name="ce2" office:value-type="float" office:value="77347.3">
            <text:p>77347.3</text:p>
          </table:table-cell>
          <table:table-cell table:style-name="ce2" office:value-type="float" office:value="6067.296">
            <text:p>6067.296</text:p>
          </table:table-cell>
          <table:table-cell table:style-name="ce2" office:value-type="float" office:value="-169.198">
            <text:p>-169.198</text:p>
          </table:table-cell>
          <table:table-cell table:style-name="ce2" office:value-type="float" office:value="71640.004">
            <text:p>71640.004</text:p>
          </table:table-cell>
          <table:table-cell table:style-name="ce2" office:value-type="float" office:value="199.0000111111">
            <text:p>199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77876.498">
            <text:p>77876.498</text:p>
          </table:table-cell>
          <table:table-cell office:value-type="float" office:value="116.498">
            <text:p>116.498</text:p>
          </table:table-cell>
          <table:table-cell office:value-type="float" office:value="6596.494">
            <text:p>6596.494</text:p>
          </table:table-cell>
          <table:table-cell office:value-type="float" office:value="116.494">
            <text:p>116.494</text:p>
          </table:table-cell>
        </table:table-row>
        <table:table-row table:style-name="ro2">
          <table:table-cell table:style-name="ce2" office:value-type="string">
            <text:p>1922-02-11 20:17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22.563">
            <text:p>322.56</text:p>
          </table:table-cell>
          <table:table-cell table:style-name="ce3" office:value-type="float" office:value="142.565">
            <text:p>142.57</text:p>
          </table:table-cell>
          <table:table-cell table:style-name="ce3" office:value-type="float" office:value="189.677">
            <text:p>189.68</text:p>
          </table:table-cell>
          <table:table-cell table:style-name="ce2" office:value-type="string">
            <text:p>22 ♒ 33' 47"</text:p>
          </table:table-cell>
          <table:table-cell table:style-name="ce2" office:value-type="string">
            <text:p>22 ♌ 33' 53"</text:p>
          </table:table-cell>
          <table:table-cell table:style-name="ce2" office:value-type="string">
            <text:p><text:s/>9 ♎ 40' 37"</text:p>
          </table:table-cell>
          <table:table-cell table:style-name="ce2" office:value-type="float" office:value="-13.997">
            <text:p>-13.997</text:p>
          </table:table-cell>
          <table:table-cell table:style-name="ce2" office:value-type="float" office:value="10.431">
            <text:p>10.431</text:p>
          </table:table-cell>
          <table:table-cell table:style-name="ce2" office:value-type="float" office:value="-3.768">
            <text:p>-3.768</text:p>
          </table:table-cell>
          <table:table-cell table:style-name="ce2" office:value-type="float" office:value="77542.565">
            <text:p>77542.565</text:p>
          </table:table-cell>
          <table:table-cell table:style-name="ce2" office:value-type="float" office:value="6082.563">
            <text:p>6082.563</text:p>
          </table:table-cell>
          <table:table-cell table:style-name="ce2" office:value-type="float" office:value="-170.323">
            <text:p>-170.323</text:p>
          </table:table-cell>
          <table:table-cell table:style-name="ce2" office:value-type="float" office:value="71820.002">
            <text:p>71820.002</text:p>
          </table:table-cell>
          <table:table-cell table:style-name="ce2" office:value-type="float" office:value="199.5000055556">
            <text:p>199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office:value-type="float" office:value="78072.888">
            <text:p>78072.888</text:p>
          </table:table-cell>
          <table:table-cell office:value-type="float" office:value="312.888">
            <text:p>312.888</text:p>
          </table:table-cell>
          <table:table-cell office:value-type="float" office:value="6612.886">
            <text:p>6612.886</text:p>
          </table:table-cell>
          <table:table-cell office:value-type="float" office:value="132.886">
            <text:p>132.886</text:p>
          </table:table-cell>
        </table:table-row>
        <table:table-row table:style-name="ro2">
          <table:table-cell table:style-name="ce2" office:value-type="string">
            <text:p>1922-02-26 13:48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37.41">
            <text:p>337.41</text:p>
          </table:table-cell>
          <table:table-cell table:style-name="ce3" office:value-type="float" office:value="337.411">
            <text:p>337.41</text:p>
          </table:table-cell>
          <table:table-cell table:style-name="ce3" office:value-type="float" office:value="188.945">
            <text:p>188.95</text:p>
          </table:table-cell>
          <table:table-cell table:style-name="ce2" office:value-type="string">
            <text:p><text:s/>7 ♓ 24' 35"</text:p>
          </table:table-cell>
          <table:table-cell table:style-name="ce2" office:value-type="string">
            <text:p><text:s/>7 ♓ 24' 39"</text:p>
          </table:table-cell>
          <table:table-cell table:style-name="ce2" office:value-type="string">
            <text:p><text:s/>8 ♎ 56' 41"</text:p>
          </table:table-cell>
          <table:table-cell table:style-name="ce2" office:value-type="float" office:value="-8.792">
            <text:p>-8.792</text:p>
          </table:table-cell>
          <table:table-cell table:style-name="ce2" office:value-type="float" office:value="-6.257">
            <text:p>-6.257</text:p>
          </table:table-cell>
          <table:table-cell table:style-name="ce2" office:value-type="float" office:value="2.729">
            <text:p>2.729</text:p>
          </table:table-cell>
          <table:table-cell table:style-name="ce2" office:value-type="float" office:value="77737.411">
            <text:p>77737.411</text:p>
          </table:table-cell>
          <table:table-cell table:style-name="ce2" office:value-type="float" office:value="6097.41">
            <text:p>6097.41</text:p>
          </table:table-cell>
          <table:table-cell table:style-name="ce2" office:value-type="float" office:value="-171.055">
            <text:p>-171.055</text:p>
          </table:table-cell>
          <table:table-cell table:style-name="ce2" office:value-type="float" office:value="72000.001">
            <text:p>72000.001</text:p>
          </table:table-cell>
          <table:table-cell table:style-name="ce2" office:value-type="float" office:value="200.0000027778">
            <text:p>200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78268.466">
            <text:p>78268.466</text:p>
          </table:table-cell>
          <table:table-cell office:value-type="float" office:value="148.466">
            <text:p>148.466</text:p>
          </table:table-cell>
          <table:table-cell office:value-type="float" office:value="6628.465">
            <text:p>6628.465</text:p>
          </table:table-cell>
          <table:table-cell office:value-type="float" office:value="148.465">
            <text:p>148.465</text:p>
          </table:table-cell>
        </table:table-row>
        <table:table-row table:style-name="ro2">
          <table:table-cell table:style-name="ce2" office:value-type="string">
            <text:p>1922-03-13 06:14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52.108">
            <text:p>352.11</text:p>
          </table:table-cell>
          <table:table-cell table:style-name="ce3" office:value-type="float" office:value="172.11">
            <text:p>172.11</text:p>
          </table:table-cell>
          <table:table-cell table:style-name="ce3" office:value-type="float" office:value="188.755">
            <text:p>188.76</text:p>
          </table:table-cell>
          <table:table-cell table:style-name="ce2" office:value-type="string">
            <text:p>22 ♓ 06' 29"</text:p>
          </table:table-cell>
          <table:table-cell table:style-name="ce2" office:value-type="string">
            <text:p>22 ♍ 06' 37"</text:p>
          </table:table-cell>
          <table:table-cell table:style-name="ce2" office:value-type="string">
            <text:p><text:s/>8 ♎ 45' 18"</text:p>
          </table:table-cell>
          <table:table-cell table:style-name="ce2" office:value-type="float" office:value="-3.132">
            <text:p>-3.132</text:p>
          </table:table-cell>
          <table:table-cell table:style-name="ce2" office:value-type="float" office:value="1.739">
            <text:p>1.739</text:p>
          </table:table-cell>
          <table:table-cell table:style-name="ce2" office:value-type="float" office:value="-1.514">
            <text:p>-1.514</text:p>
          </table:table-cell>
          <table:table-cell table:style-name="ce2" office:value-type="float" office:value="77932.11">
            <text:p>77932.11</text:p>
          </table:table-cell>
          <table:table-cell table:style-name="ce2" office:value-type="float" office:value="6112.108">
            <text:p>6112.108</text:p>
          </table:table-cell>
          <table:table-cell table:style-name="ce2" office:value-type="float" office:value="-171.245">
            <text:p>-171.245</text:p>
          </table:table-cell>
          <table:table-cell table:style-name="ce2" office:value-type="float" office:value="72180.002">
            <text:p>72180.002</text:p>
          </table:table-cell>
          <table:table-cell table:style-name="ce2" office:value-type="float" office:value="200.5000055556">
            <text:p>200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office:value-type="float" office:value="78463.355">
            <text:p>78463.355</text:p>
          </table:table-cell>
          <table:table-cell office:value-type="float" office:value="343.355">
            <text:p>343.355</text:p>
          </table:table-cell>
          <table:table-cell office:value-type="float" office:value="6643.353">
            <text:p>6643.353</text:p>
          </table:table-cell>
          <table:table-cell office:value-type="float" office:value="163.353">
            <text:p>163.353</text:p>
          </table:table-cell>
        </table:table-row>
        <table:table-row table:style-name="ro2">
          <table:table-cell table:style-name="ce2" office:value-type="string">
            <text:p>1922-03-28 08:03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3" office:value-type="float" office:value="7.076">
            <text:p>7.08</text:p>
          </table:table-cell>
          <table:table-cell table:style-name="ce3" office:value-type="float" office:value="188.745">
            <text:p>188.75</text:p>
          </table:table-cell>
          <table:table-cell table:number-columns-repeated="2" table:style-name="ce2" office:value-type="string">
            <text:p><text:s/>7 ♈ 04' 34"</text:p>
          </table:table-cell>
          <table:table-cell table:style-name="ce2" office:value-type="string">
            <text:p><text:s/>8 ♎ 44' 40"</text:p>
          </table:table-cell>
          <table:table-cell table:style-name="ce2" office:value-type="float" office:value="2.81">
            <text:p>2.81</text:p>
          </table:table-cell>
          <table:table-cell table:style-name="ce2" office:value-type="float" office:value="2.952">
            <text:p>2.952</text:p>
          </table:table-cell>
          <table:table-cell table:style-name="ce2" office:value-type="float" office:value="0.155">
            <text:p>0.155</text:p>
          </table:table-cell>
          <table:table-cell table:style-name="ce2" office:value-type="float" office:value="78127.076">
            <text:p>78127.076</text:p>
          </table:table-cell>
          <table:table-cell table:style-name="ce2" office:value-type="float" office:value="6127.076">
            <text:p>6127.076</text:p>
          </table:table-cell>
          <table:table-cell table:style-name="ce2" office:value-type="float" office:value="-171.255">
            <text:p>-171.255</text:p>
          </table:table-cell>
          <table:table-cell table:style-name="ce2" office:value-type="float" office:value="72360">
            <text:p>72360</text:p>
          </table:table-cell>
          <table:table-cell table:style-name="ce2" office:value-type="float" office:value="201">
            <text:p>2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0">
            <text:p>30</text:p>
          </table:table-cell>
          <table:table-cell office:value-type="float" office:value="78658.331">
            <text:p>78658.331</text:p>
          </table:table-cell>
          <table:table-cell office:value-type="float" office:value="178.331">
            <text:p>178.331</text:p>
          </table:table-cell>
          <table:table-cell office:value-type="float" office:value="6658.331">
            <text:p>6658.331</text:p>
          </table:table-cell>
          <table:table-cell office:value-type="float" office:value="178.331">
            <text:p>178.331</text:p>
          </table:table-cell>
        </table:table-row>
        <table:table-row table:style-name="ro2">
          <table:table-cell table:style-name="ce2" office:value-type="string">
            <text:p>1922-04-11 15:44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1.175">
            <text:p>21.18</text:p>
          </table:table-cell>
          <table:table-cell table:style-name="ce3" office:value-type="float" office:value="201.18">
            <text:p>201.18</text:p>
          </table:table-cell>
          <table:table-cell table:style-name="ce3" office:value-type="float" office:value="188.767">
            <text:p>188.77</text:p>
          </table:table-cell>
          <table:table-cell table:style-name="ce2" office:value-type="string">
            <text:p>21 ♈ 10' 29"</text:p>
          </table:table-cell>
          <table:table-cell table:style-name="ce2" office:value-type="string">
            <text:p>21 ♎ 10' 46"</text:p>
          </table:table-cell>
          <table:table-cell table:style-name="ce2" office:value-type="string">
            <text:p><text:s/>8 ♎ 46' 01"</text:p>
          </table:table-cell>
          <table:table-cell table:style-name="ce2" office:value-type="float" office:value="8.264">
            <text:p>8.264</text:p>
          </table:table-cell>
          <table:table-cell table:style-name="ce2" office:value-type="float" office:value="-7.209">
            <text:p>-7.209</text:p>
          </table:table-cell>
          <table:table-cell table:style-name="ce2" office:value-type="float" office:value="1.139">
            <text:p>1.139</text:p>
          </table:table-cell>
          <table:table-cell table:style-name="ce2" office:value-type="float" office:value="78321.18">
            <text:p>78321.18</text:p>
          </table:table-cell>
          <table:table-cell table:style-name="ce2" office:value-type="float" office:value="6141.175">
            <text:p>6141.175</text:p>
          </table:table-cell>
          <table:table-cell table:style-name="ce2" office:value-type="float" office:value="-171.233">
            <text:p>-171.233</text:p>
          </table:table-cell>
          <table:table-cell table:style-name="ce2" office:value-type="float" office:value="72540.005">
            <text:p>72540.005</text:p>
          </table:table-cell>
          <table:table-cell table:style-name="ce2" office:value-type="float" office:value="201.5000138889">
            <text:p>201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78852.413">
            <text:p>78852.413</text:p>
          </table:table-cell>
          <table:table-cell office:value-type="float" office:value="12.413">
            <text:p>12.413</text:p>
          </table:table-cell>
          <table:table-cell office:value-type="float" office:value="6672.408">
            <text:p>6672.408</text:p>
          </table:table-cell>
          <table:table-cell office:value-type="float" office:value="192.408">
            <text:p>192.408</text:p>
          </table:table-cell>
        </table:table-row>
        <table:table-row table:style-name="ro2">
          <table:table-cell table:style-name="ce2" office:value-type="string">
            <text:p>1922-04-27 00:04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6.159">
            <text:p>36.16</text:p>
          </table:table-cell>
          <table:table-cell table:style-name="ce3" office:value-type="float" office:value="36.161">
            <text:p>36.16</text:p>
          </table:table-cell>
          <table:table-cell table:style-name="ce3" office:value-type="float" office:value="188.651">
            <text:p>188.65</text:p>
          </table:table-cell>
          <table:table-cell table:style-name="ce2" office:value-type="string">
            <text:p><text:s/>6 ♉ 09' 33"</text:p>
          </table:table-cell>
          <table:table-cell table:style-name="ce2" office:value-type="string">
            <text:p><text:s/>6 ♉ 09' 38"</text:p>
          </table:table-cell>
          <table:table-cell table:style-name="ce2" office:value-type="string">
            <text:p><text:s/>8 ♎ 39' 03"</text:p>
          </table:table-cell>
          <table:table-cell table:style-name="ce2" office:value-type="float" office:value="13.578">
            <text:p>13.578</text:p>
          </table:table-cell>
          <table:table-cell table:style-name="ce2" office:value-type="float" office:value="11.293">
            <text:p>11.293</text:p>
          </table:table-cell>
          <table:table-cell table:style-name="ce2" office:value-type="float" office:value="-2.421">
            <text:p>-2.421</text:p>
          </table:table-cell>
          <table:table-cell table:style-name="ce2" office:value-type="float" office:value="78516.161">
            <text:p>78516.161</text:p>
          </table:table-cell>
          <table:table-cell table:style-name="ce2" office:value-type="float" office:value="6156.159">
            <text:p>6156.159</text:p>
          </table:table-cell>
          <table:table-cell table:style-name="ce2" office:value-type="float" office:value="-171.349">
            <text:p>-171.349</text:p>
          </table:table-cell>
          <table:table-cell table:style-name="ce2" office:value-type="float" office:value="72720.002">
            <text:p>72720.002</text:p>
          </table:table-cell>
          <table:table-cell table:style-name="ce2" office:value-type="float" office:value="202.0000055556">
            <text:p>202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79047.51">
            <text:p>79047.51</text:p>
          </table:table-cell>
          <table:table-cell office:value-type="float" office:value="207.51">
            <text:p>207.51</text:p>
          </table:table-cell>
          <table:table-cell office:value-type="float" office:value="6687.508">
            <text:p>6687.508</text:p>
          </table:table-cell>
          <table:table-cell office:value-type="float" office:value="207.508">
            <text:p>207.508</text:p>
          </table:table-cell>
        </table:table-row>
        <table:table-row table:style-name="ro2">
          <table:table-cell table:style-name="ce2" office:value-type="string">
            <text:p>1922-05-11 01:06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49.767">
            <text:p>49.77</text:p>
          </table:table-cell>
          <table:table-cell table:style-name="ce3" office:value-type="float" office:value="229.77">
            <text:p>229.77</text:p>
          </table:table-cell>
          <table:table-cell table:style-name="ce3" office:value-type="float" office:value="188.16">
            <text:p>188.16</text:p>
          </table:table-cell>
          <table:table-cell table:style-name="ce2" office:value-type="string">
            <text:p>19 ♉ 46' 01"</text:p>
          </table:table-cell>
          <table:table-cell table:style-name="ce2" office:value-type="string">
            <text:p>19 ♏ 46' 13"</text:p>
          </table:table-cell>
          <table:table-cell table:style-name="ce2" office:value-type="string">
            <text:p><text:s/>8 ♎ 09' 37"</text:p>
          </table:table-cell>
          <table:table-cell table:style-name="ce2" office:value-type="float" office:value="17.684">
            <text:p>17.684</text:p>
          </table:table-cell>
          <table:table-cell table:style-name="ce2" office:value-type="float" office:value="-14.374">
            <text:p>-14.374</text:p>
          </table:table-cell>
          <table:table-cell table:style-name="ce2" office:value-type="float" office:value="3.435">
            <text:p>3.435</text:p>
          </table:table-cell>
          <table:table-cell table:style-name="ce2" office:value-type="float" office:value="78709.77">
            <text:p>78709.77</text:p>
          </table:table-cell>
          <table:table-cell table:style-name="ce2" office:value-type="float" office:value="6169.767">
            <text:p>6169.767</text:p>
          </table:table-cell>
          <table:table-cell table:style-name="ce2" office:value-type="float" office:value="-171.84">
            <text:p>-171.84</text:p>
          </table:table-cell>
          <table:table-cell table:style-name="ce2" office:value-type="float" office:value="72900.003">
            <text:p>72900.003</text:p>
          </table:table-cell>
          <table:table-cell table:style-name="ce2" office:value-type="float" office:value="202.5000083333">
            <text:p>202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79241.61">
            <text:p>79241.61</text:p>
          </table:table-cell>
          <table:table-cell office:value-type="float" office:value="41.61">
            <text:p>41.61</text:p>
          </table:table-cell>
          <table:table-cell office:value-type="float" office:value="6701.607">
            <text:p>6701.607</text:p>
          </table:table-cell>
          <table:table-cell office:value-type="float" office:value="221.607">
            <text:p>221.607</text:p>
          </table:table-cell>
        </table:table-row>
        <table:table-row table:style-name="ro2">
          <table:table-cell table:style-name="ce2" office:value-type="string">
            <text:p>1922-05-26 13:04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64.687">
            <text:p>64.69</text:p>
          </table:table-cell>
          <table:table-cell table:style-name="ce3" office:value-type="float" office:value="64.69">
            <text:p>64.69</text:p>
          </table:table-cell>
          <table:table-cell table:style-name="ce3" office:value-type="float" office:value="187.234">
            <text:p>187.23</text:p>
          </table:table-cell>
          <table:table-cell table:style-name="ce2" office:value-type="string">
            <text:p><text:s/>4 ♊ 41' 11"</text:p>
          </table:table-cell>
          <table:table-cell table:style-name="ce2" office:value-type="string">
            <text:p><text:s/>4 ♊ 41' 25"</text:p>
          </table:table-cell>
          <table:table-cell table:style-name="ce2" office:value-type="string">
            <text:p><text:s/>7 ♎ 14' 03"</text:p>
          </table:table-cell>
          <table:table-cell table:style-name="ce2" office:value-type="float" office:value="21.081">
            <text:p>21.081</text:p>
          </table:table-cell>
          <table:table-cell table:style-name="ce2" office:value-type="float" office:value="16.862">
            <text:p>16.862</text:p>
          </table:table-cell>
          <table:table-cell table:style-name="ce2" office:value-type="float" office:value="-4.29">
            <text:p>-4.29</text:p>
          </table:table-cell>
          <table:table-cell table:style-name="ce2" office:value-type="float" office:value="78904.69">
            <text:p>78904.69</text:p>
          </table:table-cell>
          <table:table-cell table:style-name="ce2" office:value-type="float" office:value="6184.687">
            <text:p>6184.687</text:p>
          </table:table-cell>
          <table:table-cell table:style-name="ce2" office:value-type="float" office:value="-172.766">
            <text:p>-172.766</text:p>
          </table:table-cell>
          <table:table-cell table:style-name="ce2" office:value-type="float" office:value="73080.003">
            <text:p>73080.003</text:p>
          </table:table-cell>
          <table:table-cell table:style-name="ce2" office:value-type="float" office:value="203.0000083333">
            <text:p>203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79437.456">
            <text:p>79437.456</text:p>
          </table:table-cell>
          <table:table-cell office:value-type="float" office:value="237.456">
            <text:p>237.456</text:p>
          </table:table-cell>
          <table:table-cell office:value-type="float" office:value="6717.453">
            <text:p>6717.453</text:p>
          </table:table-cell>
          <table:table-cell office:value-type="float" office:value="237.453">
            <text:p>237.453</text:p>
          </table:table-cell>
        </table:table-row>
        <table:table-row table:style-name="ro2">
          <table:table-cell table:style-name="ce2" office:value-type="string">
            <text:p>1922-06-09 10:58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78.012">
            <text:p>78.01</text:p>
          </table:table-cell>
          <table:table-cell table:style-name="ce3" office:value-type="float" office:value="258.018">
            <text:p>258.02</text:p>
          </table:table-cell>
          <table:table-cell table:style-name="ce3" office:value-type="float" office:value="186.034">
            <text:p>186.03</text:p>
          </table:table-cell>
          <table:table-cell table:style-name="ce2" office:value-type="string">
            <text:p>18 ♊ 00' 43"</text:p>
          </table:table-cell>
          <table:table-cell table:style-name="ce2" office:value-type="string">
            <text:p>18 ♐ 01' 03"</text:p>
          </table:table-cell>
          <table:table-cell table:style-name="ce2" office:value-type="string">
            <text:p><text:s/>6 ♎ 02' 02"</text:p>
          </table:table-cell>
          <table:table-cell table:style-name="ce2" office:value-type="float" office:value="22.906">
            <text:p>22.906</text:p>
          </table:table-cell>
          <table:table-cell table:style-name="ce2" office:value-type="float" office:value="-18.136">
            <text:p>-18.136</text:p>
          </table:table-cell>
          <table:table-cell table:style-name="ce2" office:value-type="float" office:value="4.789">
            <text:p>4.789</text:p>
          </table:table-cell>
          <table:table-cell table:style-name="ce2" office:value-type="float" office:value="79098.018">
            <text:p>79098.018</text:p>
          </table:table-cell>
          <table:table-cell table:style-name="ce2" office:value-type="float" office:value="6198.012">
            <text:p>6198.012</text:p>
          </table:table-cell>
          <table:table-cell table:style-name="ce2" office:value-type="float" office:value="-173.966">
            <text:p>-173.966</text:p>
          </table:table-cell>
          <table:table-cell table:style-name="ce2" office:value-type="float" office:value="73260.006">
            <text:p>73260.006</text:p>
          </table:table-cell>
          <table:table-cell table:style-name="ce2" office:value-type="float" office:value="203.5000166667">
            <text:p>203.5000166667</text:p>
          </table:table-cell>
          <table:table-cell table:style-name="ce2" office:value-type="float" office:value="180.006">
            <text:p>180.006</text:p>
          </table:table-cell>
          <table:table-cell table:style-name="ce2" office:value-type="float" office:value="15">
            <text:p>15</text:p>
          </table:table-cell>
          <table:table-cell office:value-type="float" office:value="79631.984">
            <text:p>79631.984</text:p>
          </table:table-cell>
          <table:table-cell office:value-type="float" office:value="71.984">
            <text:p>71.984</text:p>
          </table:table-cell>
          <table:table-cell office:value-type="float" office:value="6731.978">
            <text:p>6731.978</text:p>
          </table:table-cell>
          <table:table-cell office:value-type="float" office:value="251.978">
            <text:p>251.978</text:p>
          </table:table-cell>
        </table:table-row>
        <table:table-row table:style-name="ro2">
          <table:table-cell table:style-name="ce2" office:value-type="string">
            <text:p>1922-06-24 23:19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3" office:value-type="float" office:value="92.824">
            <text:p>92.82</text:p>
          </table:table-cell>
          <table:table-cell table:style-name="ce3" office:value-type="float" office:value="184.422">
            <text:p>184.42</text:p>
          </table:table-cell>
          <table:table-cell table:style-name="ce2" office:value-type="string">
            <text:p><text:s/>2 ♋ 49' 26"</text:p>
          </table:table-cell>
          <table:table-cell table:style-name="ce2" office:value-type="string">
            <text:p><text:s/>2 ♋ 49' 27"</text:p>
          </table:table-cell>
          <table:table-cell table:style-name="ce2" office:value-type="string">
            <text:p><text:s/>4 ♎ 25' 20"</text:p>
          </table:table-cell>
          <table:table-cell table:style-name="ce2" office:value-type="float" office:value="23.416">
            <text:p>23.416</text:p>
          </table:table-cell>
          <table:table-cell table:style-name="ce2" office:value-type="float" office:value="18.408">
            <text:p>18.408</text:p>
          </table:table-cell>
          <table:table-cell table:style-name="ce2" office:value-type="float" office:value="-5.009">
            <text:p>-5.009</text:p>
          </table:table-cell>
          <table:table-cell table:style-name="ce2" office:value-type="float" office:value="79292.824">
            <text:p>79292.824</text:p>
          </table:table-cell>
          <table:table-cell table:style-name="ce2" office:value-type="float" office:value="6212.824">
            <text:p>6212.824</text:p>
          </table:table-cell>
          <table:table-cell table:style-name="ce2" office:value-type="float" office:value="-175.578">
            <text:p>-175.578</text:p>
          </table:table-cell>
          <table:table-cell table:style-name="ce2" office:value-type="float" office:value="73440">
            <text:p>73440</text:p>
          </table:table-cell>
          <table:table-cell table:style-name="ce2" office:value-type="float" office:value="204">
            <text:p>2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0">
            <text:p>30</text:p>
          </table:table-cell>
          <table:table-cell office:value-type="float" office:value="79828.402">
            <text:p>79828.402</text:p>
          </table:table-cell>
          <table:table-cell office:value-type="float" office:value="268.402">
            <text:p>268.402</text:p>
          </table:table-cell>
          <table:table-cell office:value-type="float" office:value="6748.402">
            <text:p>6748.402</text:p>
          </table:table-cell>
          <table:table-cell office:value-type="float" office:value="268.402">
            <text:p>268.402</text:p>
          </table:table-cell>
        </table:table-row>
        <table:table-row table:style-name="ro2">
          <table:table-cell table:style-name="ce2" office:value-type="string">
            <text:p>1922-07-08 22:08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06.125">
            <text:p>106.13</text:p>
          </table:table-cell>
          <table:table-cell table:style-name="ce3" office:value-type="float" office:value="286.13">
            <text:p>286.13</text:p>
          </table:table-cell>
          <table:table-cell table:style-name="ce3" office:value-type="float" office:value="182.966">
            <text:p>182.97</text:p>
          </table:table-cell>
          <table:table-cell table:style-name="ce2" office:value-type="string">
            <text:p>16 ♋ 07' 28"</text:p>
          </table:table-cell>
          <table:table-cell table:style-name="ce2" office:value-type="string">
            <text:p>16 ♑ 07' 47"</text:p>
          </table:table-cell>
          <table:table-cell table:style-name="ce2" office:value-type="string">
            <text:p><text:s/>2 ♎ 57' 57"</text:p>
          </table:table-cell>
          <table:table-cell table:style-name="ce2" office:value-type="float" office:value="22.473">
            <text:p>22.473</text:p>
          </table:table-cell>
          <table:table-cell table:style-name="ce2" office:value-type="float" office:value="-17.616">
            <text:p>-17.616</text:p>
          </table:table-cell>
          <table:table-cell table:style-name="ce2" office:value-type="float" office:value="4.889">
            <text:p>4.889</text:p>
          </table:table-cell>
          <table:table-cell table:style-name="ce2" office:value-type="float" office:value="79486.13">
            <text:p>79486.13</text:p>
          </table:table-cell>
          <table:table-cell table:style-name="ce2" office:value-type="float" office:value="6226.125">
            <text:p>6226.125</text:p>
          </table:table-cell>
          <table:table-cell table:style-name="ce2" office:value-type="float" office:value="-177.034">
            <text:p>-177.034</text:p>
          </table:table-cell>
          <table:table-cell table:style-name="ce2" office:value-type="float" office:value="73620.005">
            <text:p>73620.005</text:p>
          </table:table-cell>
          <table:table-cell table:style-name="ce2" office:value-type="float" office:value="204.5000138889">
            <text:p>204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80023.164">
            <text:p>80023.164</text:p>
          </table:table-cell>
          <table:table-cell office:value-type="float" office:value="103.164">
            <text:p>103.164</text:p>
          </table:table-cell>
          <table:table-cell office:value-type="float" office:value="6763.159">
            <text:p>6763.159</text:p>
          </table:table-cell>
          <table:table-cell office:value-type="float" office:value="283.159">
            <text:p>283.159</text:p>
          </table:table-cell>
        </table:table-row>
        <table:table-row table:style-name="ro2">
          <table:table-cell table:style-name="ce2" office:value-type="string">
            <text:p>1922-07-24 07:47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20.82">
            <text:p>120.82</text:p>
          </table:table-cell>
          <table:table-cell table:style-name="ce3" office:value-type="float" office:value="120.823">
            <text:p>120.82</text:p>
          </table:table-cell>
          <table:table-cell table:style-name="ce3" office:value-type="float" office:value="181.563">
            <text:p>181.56</text:p>
          </table:table-cell>
          <table:table-cell table:style-name="ce2" office:value-type="string">
            <text:p><text:s/>0 ♌ 49' 13"</text:p>
          </table:table-cell>
          <table:table-cell table:style-name="ce2" office:value-type="string">
            <text:p><text:s/>0 ♌ 49' 24"</text:p>
          </table:table-cell>
          <table:table-cell table:style-name="ce2" office:value-type="string">
            <text:p><text:s/>1 ♎ 33' 46"</text:p>
          </table:table-cell>
          <table:table-cell table:style-name="ce2" office:value-type="float" office:value="19.981">
            <text:p>19.981</text:p>
          </table:table-cell>
          <table:table-cell table:style-name="ce2" office:value-type="float" office:value="15.649">
            <text:p>15.649</text:p>
          </table:table-cell>
          <table:table-cell table:style-name="ce2" office:value-type="float" office:value="-4.433">
            <text:p>-4.433</text:p>
          </table:table-cell>
          <table:table-cell table:style-name="ce2" office:value-type="float" office:value="79680.823">
            <text:p>79680.823</text:p>
          </table:table-cell>
          <table:table-cell table:style-name="ce2" office:value-type="float" office:value="6240.82">
            <text:p>6240.82</text:p>
          </table:table-cell>
          <table:table-cell table:style-name="ce2" office:value-type="float" office:value="-178.437">
            <text:p>-178.437</text:p>
          </table:table-cell>
          <table:table-cell table:style-name="ce2" office:value-type="float" office:value="73800.003">
            <text:p>73800.003</text:p>
          </table:table-cell>
          <table:table-cell table:style-name="ce2" office:value-type="float" office:value="205.0000083333">
            <text:p>205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80219.26">
            <text:p>80219.26</text:p>
          </table:table-cell>
          <table:table-cell office:value-type="float" office:value="299.26">
            <text:p>299.26</text:p>
          </table:table-cell>
          <table:table-cell office:value-type="float" office:value="6779.257">
            <text:p>6779.257</text:p>
          </table:table-cell>
          <table:table-cell office:value-type="float" office:value="299.257">
            <text:p>299.257</text:p>
          </table:table-cell>
        </table:table-row>
        <table:table-row table:style-name="ro2">
          <table:table-cell table:style-name="ce2" office:value-type="string">
            <text:p>1922-08-07 11:19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34.355">
            <text:p>134.36</text:p>
          </table:table-cell>
          <table:table-cell table:style-name="ce3" office:value-type="float" office:value="314.356">
            <text:p>314.36</text:p>
          </table:table-cell>
          <table:table-cell table:style-name="ce3" office:value-type="float" office:value="180.562">
            <text:p>180.56</text:p>
          </table:table-cell>
          <table:table-cell table:style-name="ce2" office:value-type="string">
            <text:p>14 ♌ 21' 17"</text:p>
          </table:table-cell>
          <table:table-cell table:style-name="ce2" office:value-type="string">
            <text:p>14 ♒ 21' 20"</text:p>
          </table:table-cell>
          <table:table-cell table:style-name="ce2" office:value-type="string">
            <text:p><text:s/>0 ♎ 33' 42"</text:p>
          </table:table-cell>
          <table:table-cell table:style-name="ce2" office:value-type="float" office:value="16.529">
            <text:p>16.529</text:p>
          </table:table-cell>
          <table:table-cell table:style-name="ce2" office:value-type="float" office:value="-12.972">
            <text:p>-12.972</text:p>
          </table:table-cell>
          <table:table-cell table:style-name="ce2" office:value-type="float" office:value="3.714">
            <text:p>3.714</text:p>
          </table:table-cell>
          <table:table-cell table:style-name="ce2" office:value-type="float" office:value="79874.356">
            <text:p>79874.356</text:p>
          </table:table-cell>
          <table:table-cell table:style-name="ce2" office:value-type="float" office:value="6254.355">
            <text:p>6254.355</text:p>
          </table:table-cell>
          <table:table-cell table:style-name="ce2" office:value-type="float" office:value="-179.438">
            <text:p>-179.438</text:p>
          </table:table-cell>
          <table:table-cell table:style-name="ce2" office:value-type="float" office:value="73980.001">
            <text:p>73980.001</text:p>
          </table:table-cell>
          <table:table-cell table:style-name="ce2" office:value-type="float" office:value="205.5000027778">
            <text:p>205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80413.794">
            <text:p>80413.794</text:p>
          </table:table-cell>
          <table:table-cell office:value-type="float" office:value="133.794">
            <text:p>133.794</text:p>
          </table:table-cell>
          <table:table-cell office:value-type="float" office:value="6793.793">
            <text:p>6793.793</text:p>
          </table:table-cell>
          <table:table-cell office:value-type="float" office:value="313.793">
            <text:p>313.793</text:p>
          </table:table-cell>
        </table:table-row>
        <table:table-row table:style-name="ro2">
          <table:table-cell table:style-name="ce2" office:value-type="string">
            <text:p>1922-08-22 15:34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48.941">
            <text:p>148.94</text:p>
          </table:table-cell>
          <table:table-cell table:style-name="ce3" office:value-type="float" office:value="148.944">
            <text:p>148.94</text:p>
          </table:table-cell>
          <table:table-cell table:style-name="ce3" office:value-type="float" office:value="180.005">
            <text:p>180.01</text:p>
          </table:table-cell>
          <table:table-cell table:style-name="ce2" office:value-type="string">
            <text:p>28 ♌ 56' 27"</text:p>
          </table:table-cell>
          <table:table-cell table:style-name="ce2" office:value-type="string">
            <text:p>28 ♌ 56' 38"</text:p>
          </table:table-cell>
          <table:table-cell table:style-name="ce2" office:value-type="string">
            <text:p><text:s/>0 ♎ 00' 18"</text:p>
          </table:table-cell>
          <table:table-cell table:style-name="ce2" office:value-type="float" office:value="11.846">
            <text:p>11.846</text:p>
          </table:table-cell>
          <table:table-cell table:style-name="ce2" office:value-type="float" office:value="9.313">
            <text:p>9.313</text:p>
          </table:table-cell>
          <table:table-cell table:style-name="ce2" office:value-type="float" office:value="-2.699">
            <text:p>-2.699</text:p>
          </table:table-cell>
          <table:table-cell table:style-name="ce2" office:value-type="float" office:value="80068.944">
            <text:p>80068.944</text:p>
          </table:table-cell>
          <table:table-cell table:style-name="ce2" office:value-type="float" office:value="6268.941">
            <text:p>6268.941</text:p>
          </table:table-cell>
          <table:table-cell table:style-name="ce2" office:value-type="float" office:value="-179.995">
            <text:p>-179.995</text:p>
          </table:table-cell>
          <table:table-cell table:style-name="ce2" office:value-type="float" office:value="74160.003">
            <text:p>74160.003</text:p>
          </table:table-cell>
          <table:table-cell table:style-name="ce2" office:value-type="float" office:value="206.0000083333">
            <text:p>206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80608.939">
            <text:p>80608.939</text:p>
          </table:table-cell>
          <table:table-cell office:value-type="float" office:value="328.939">
            <text:p>328.939</text:p>
          </table:table-cell>
          <table:table-cell office:value-type="float" office:value="6808.936">
            <text:p>6808.936</text:p>
          </table:table-cell>
          <table:table-cell office:value-type="float" office:value="328.936">
            <text:p>328.936</text:p>
          </table:table-cell>
        </table:table-row>
        <table:table-row table:style-name="ro2">
          <table:table-cell table:style-name="ce2" office:value-type="string">
            <text:p>1922-09-06 02:48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62.931">
            <text:p>162.93</text:p>
          </table:table-cell>
          <table:table-cell table:style-name="ce3" office:value-type="float" office:value="342.934">
            <text:p>342.93</text:p>
          </table:table-cell>
          <table:table-cell table:style-name="ce3" office:value-type="float" office:value="179.738">
            <text:p>179.74</text:p>
          </table:table-cell>
          <table:table-cell table:style-name="ce2" office:value-type="string">
            <text:p>12 ♍ 55' 51"</text:p>
          </table:table-cell>
          <table:table-cell table:style-name="ce2" office:value-type="string">
            <text:p>12 ♓ 56' 03"</text:p>
          </table:table-cell>
          <table:table-cell table:style-name="ce2" office:value-type="string">
            <text:p>29 ♍ 44' 15"</text:p>
          </table:table-cell>
          <table:table-cell table:style-name="ce2" office:value-type="float" office:value="6.707">
            <text:p>6.707</text:p>
          </table:table-cell>
          <table:table-cell table:style-name="ce2" office:value-type="float" office:value="-5.294">
            <text:p>-5.294</text:p>
          </table:table-cell>
          <table:table-cell table:style-name="ce2" office:value-type="float" office:value="1.528">
            <text:p>1.528</text:p>
          </table:table-cell>
          <table:table-cell table:style-name="ce2" office:value-type="float" office:value="80262.934">
            <text:p>80262.934</text:p>
          </table:table-cell>
          <table:table-cell table:style-name="ce2" office:value-type="float" office:value="6282.931">
            <text:p>6282.931</text:p>
          </table:table-cell>
          <table:table-cell table:style-name="ce2" office:value-type="float" office:value="-180.262">
            <text:p>-180.262</text:p>
          </table:table-cell>
          <table:table-cell table:style-name="ce2" office:value-type="float" office:value="74340.003">
            <text:p>74340.003</text:p>
          </table:table-cell>
          <table:table-cell table:style-name="ce2" office:value-type="float" office:value="206.5000083333">
            <text:p>206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80803.196">
            <text:p>80803.196</text:p>
          </table:table-cell>
          <table:table-cell office:value-type="float" office:value="163.196">
            <text:p>163.196</text:p>
          </table:table-cell>
          <table:table-cell office:value-type="float" office:value="6823.193">
            <text:p>6823.193</text:p>
          </table:table-cell>
          <table:table-cell office:value-type="float" office:value="343.193">
            <text:p>343.193</text:p>
          </table:table-cell>
        </table:table-row>
        <table:table-row table:style-name="ro2">
          <table:table-cell table:style-name="ce2" office:value-type="string">
            <text:p>1922-09-20 23:38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77.415">
            <text:p>177.42</text:p>
          </table:table-cell>
          <table:table-cell table:style-name="ce3" office:value-type="float" office:value="177.418">
            <text:p>177.42</text:p>
          </table:table-cell>
          <table:table-cell table:style-name="ce3" office:value-type="float" office:value="179.764">
            <text:p>179.76</text:p>
          </table:table-cell>
          <table:table-cell table:style-name="ce2" office:value-type="string">
            <text:p>27 ♍ 24' 52"</text:p>
          </table:table-cell>
          <table:table-cell table:style-name="ce2" office:value-type="string">
            <text:p>27 ♍ 25' 06"</text:p>
          </table:table-cell>
          <table:table-cell table:style-name="ce2" office:value-type="string">
            <text:p>29 ♍ 45' 48"</text:p>
          </table:table-cell>
          <table:table-cell table:style-name="ce2" office:value-type="float" office:value="1.028">
            <text:p>1.028</text:p>
          </table:table-cell>
          <table:table-cell table:style-name="ce2" office:value-type="float" office:value="0.827">
            <text:p>0.827</text:p>
          </table:table-cell>
          <table:table-cell table:style-name="ce2" office:value-type="float" office:value="-0.218">
            <text:p>-0.218</text:p>
          </table:table-cell>
          <table:table-cell table:style-name="ce2" office:value-type="float" office:value="80457.418">
            <text:p>80457.418</text:p>
          </table:table-cell>
          <table:table-cell table:style-name="ce2" office:value-type="float" office:value="6297.415">
            <text:p>6297.415</text:p>
          </table:table-cell>
          <table:table-cell table:style-name="ce2" office:value-type="float" office:value="-180.236">
            <text:p>-180.236</text:p>
          </table:table-cell>
          <table:table-cell table:style-name="ce2" office:value-type="float" office:value="74520.003">
            <text:p>74520.003</text:p>
          </table:table-cell>
          <table:table-cell table:style-name="ce2" office:value-type="float" office:value="207.0000083333">
            <text:p>207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80997.654">
            <text:p>80997.654</text:p>
          </table:table-cell>
          <table:table-cell office:value-type="float" office:value="357.654">
            <text:p>357.654</text:p>
          </table:table-cell>
          <table:table-cell office:value-type="float" office:value="6837.651">
            <text:p>6837.651</text:p>
          </table:table-cell>
          <table:table-cell office:value-type="float" office:value="357.651">
            <text:p>357.651</text:p>
          </table:table-cell>
        </table:table-row>
        <table:table-row table:style-name="ro2">
          <table:table-cell table:style-name="ce2" office:value-type="string">
            <text:p>1922-10-05 19:58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91.997">
            <text:p>192.00</text:p>
          </table:table-cell>
          <table:table-cell table:style-name="ce3" office:value-type="float" office:value="11.998">
            <text:p>12.00</text:p>
          </table:table-cell>
          <table:table-cell table:style-name="ce3" office:value-type="float" office:value="179.815">
            <text:p>179.82</text:p>
          </table:table-cell>
          <table:table-cell table:style-name="ce2" office:value-type="string">
            <text:p>11 ♎ 59' 48"</text:p>
          </table:table-cell>
          <table:table-cell table:style-name="ce2" office:value-type="string">
            <text:p>11 ♈ 59' 51"</text:p>
          </table:table-cell>
          <table:table-cell table:style-name="ce2" office:value-type="string">
            <text:p>29 ♍ 48' 53"</text:p>
          </table:table-cell>
          <table:table-cell table:style-name="ce2" office:value-type="float" office:value="-4.744">
            <text:p>-4.744</text:p>
          </table:table-cell>
          <table:table-cell table:style-name="ce2" office:value-type="float" office:value="3.715">
            <text:p>3.715</text:p>
          </table:table-cell>
          <table:table-cell table:style-name="ce2" office:value-type="float" office:value="-1.118">
            <text:p>-1.118</text:p>
          </table:table-cell>
          <table:table-cell table:style-name="ce2" office:value-type="float" office:value="80651.998">
            <text:p>80651.998</text:p>
          </table:table-cell>
          <table:table-cell table:style-name="ce2" office:value-type="float" office:value="6311.997">
            <text:p>6311.997</text:p>
          </table:table-cell>
          <table:table-cell table:style-name="ce2" office:value-type="float" office:value="-180.185">
            <text:p>-180.185</text:p>
          </table:table-cell>
          <table:table-cell table:style-name="ce2" office:value-type="float" office:value="74700.001">
            <text:p>74700.001</text:p>
          </table:table-cell>
          <table:table-cell table:style-name="ce2" office:value-type="float" office:value="207.5000027778">
            <text:p>207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81192.183">
            <text:p>81192.183</text:p>
          </table:table-cell>
          <table:table-cell office:value-type="float" office:value="192.183">
            <text:p>192.183</text:p>
          </table:table-cell>
          <table:table-cell office:value-type="float" office:value="6852.182">
            <text:p>6852.182</text:p>
          </table:table-cell>
          <table:table-cell office:value-type="float" office:value="12.182">
            <text:p>12.182</text:p>
          </table:table-cell>
        </table:table-row>
        <table:table-row table:style-name="ro2">
          <table:table-cell table:style-name="ce2" office:value-type="string">
            <text:p>1922-10-20 08:41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06.387">
            <text:p>206.39</text:p>
          </table:table-cell>
          <table:table-cell table:style-name="ce3" office:value-type="float" office:value="206.393">
            <text:p>206.39</text:p>
          </table:table-cell>
          <table:table-cell table:style-name="ce3" office:value-type="float" office:value="179.637">
            <text:p>179.64</text:p>
          </table:table-cell>
          <table:table-cell table:style-name="ce2" office:value-type="string">
            <text:p>26 ♎ 23' 14"</text:p>
          </table:table-cell>
          <table:table-cell table:style-name="ce2" office:value-type="string">
            <text:p>26 ♎ 23' 33"</text:p>
          </table:table-cell>
          <table:table-cell table:style-name="ce2" office:value-type="string">
            <text:p>29 ♍ 38' 11"</text:p>
          </table:table-cell>
          <table:table-cell table:style-name="ce2" office:value-type="float" office:value="-10.186">
            <text:p>-10.186</text:p>
          </table:table-cell>
          <table:table-cell table:style-name="ce2" office:value-type="float" office:value="-7.983">
            <text:p>-7.983</text:p>
          </table:table-cell>
          <table:table-cell table:style-name="ce2" office:value-type="float" office:value="2.364">
            <text:p>2.364</text:p>
          </table:table-cell>
          <table:table-cell table:style-name="ce2" office:value-type="float" office:value="80846.393">
            <text:p>80846.393</text:p>
          </table:table-cell>
          <table:table-cell table:style-name="ce2" office:value-type="float" office:value="6326.387">
            <text:p>6326.387</text:p>
          </table:table-cell>
          <table:table-cell table:style-name="ce2" office:value-type="float" office:value="-180.363">
            <text:p>-180.363</text:p>
          </table:table-cell>
          <table:table-cell table:style-name="ce2" office:value-type="float" office:value="74880.006">
            <text:p>74880.006</text:p>
          </table:table-cell>
          <table:table-cell table:style-name="ce2" office:value-type="float" office:value="208.0000166667">
            <text:p>208.0000166667</text:p>
          </table:table-cell>
          <table:table-cell table:style-name="ce2" office:value-type="float" office:value="0.006">
            <text:p>0.006</text:p>
          </table:table-cell>
          <table:table-cell table:style-name="ce2" office:value-type="float" office:value="30">
            <text:p>30</text:p>
          </table:table-cell>
          <table:table-cell office:value-type="float" office:value="81386.756">
            <text:p>81386.756</text:p>
          </table:table-cell>
          <table:table-cell office:value-type="float" office:value="26.756">
            <text:p>26.756</text:p>
          </table:table-cell>
          <table:table-cell office:value-type="float" office:value="6866.75">
            <text:p>6866.75</text:p>
          </table:table-cell>
          <table:table-cell office:value-type="float" office:value="26.75">
            <text:p>26.75</text:p>
          </table:table-cell>
        </table:table-row>
        <table:table-row table:style-name="ro2">
          <table:table-cell table:style-name="ce2" office:value-type="string">
            <text:p>1922-11-04 13:37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21.573">
            <text:p>221.57</text:p>
          </table:table-cell>
          <table:table-cell table:style-name="ce3" office:value-type="float" office:value="41.573">
            <text:p>41.57</text:p>
          </table:table-cell>
          <table:table-cell table:style-name="ce3" office:value-type="float" office:value="179.169">
            <text:p>179.17</text:p>
          </table:table-cell>
          <table:table-cell table:style-name="ce2" office:value-type="string">
            <text:p>11 ♏ 34' 21"</text:p>
          </table:table-cell>
          <table:table-cell table:style-name="ce2" office:value-type="string">
            <text:p>11 ♉ 34' 23"</text:p>
          </table:table-cell>
          <table:table-cell table:style-name="ce2" office:value-type="string">
            <text:p>29 ♍ 10' 08"</text:p>
          </table:table-cell>
          <table:table-cell table:style-name="ce2" office:value-type="float" office:value="-15.309">
            <text:p>-15.309</text:p>
          </table:table-cell>
          <table:table-cell table:style-name="ce2" office:value-type="float" office:value="11.995">
            <text:p>11.995</text:p>
          </table:table-cell>
          <table:table-cell table:style-name="ce2" office:value-type="float" office:value="-3.482">
            <text:p>-3.482</text:p>
          </table:table-cell>
          <table:table-cell table:style-name="ce2" office:value-type="float" office:value="81041.573">
            <text:p>81041.573</text:p>
          </table:table-cell>
          <table:table-cell table:style-name="ce2" office:value-type="float" office:value="6341.573">
            <text:p>6341.573</text:p>
          </table:table-cell>
          <table:table-cell table:style-name="ce2" office:value-type="float" office:value="-180.831">
            <text:p>-180.831</text:p>
          </table:table-cell>
          <table:table-cell table:style-name="ce2" office:value-type="float" office:value="75060">
            <text:p>75060</text:p>
          </table:table-cell>
          <table:table-cell table:style-name="ce2" office:value-type="float" office:value="208.5">
            <text:p>208.5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5">
            <text:p>15</text:p>
          </table:table-cell>
          <table:table-cell office:value-type="float" office:value="81582.404">
            <text:p>81582.404</text:p>
          </table:table-cell>
          <table:table-cell office:value-type="float" office:value="222.404">
            <text:p>222.404</text:p>
          </table:table-cell>
          <table:table-cell office:value-type="float" office:value="6882.404">
            <text:p>6882.404</text:p>
          </table:table-cell>
          <table:table-cell office:value-type="float" office:value="42.404">
            <text:p>42.404</text:p>
          </table:table-cell>
        </table:table-row>
        <table:table-row table:style-name="ro2">
          <table:table-cell table:style-name="ce2" office:value-type="string">
            <text:p>1922-11-18 19:06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35.888">
            <text:p>235.89</text:p>
          </table:table-cell>
          <table:table-cell table:style-name="ce3" office:value-type="float" office:value="235.889">
            <text:p>235.89</text:p>
          </table:table-cell>
          <table:table-cell table:style-name="ce3" office:value-type="float" office:value="178.181">
            <text:p>178.18</text:p>
          </table:table-cell>
          <table:table-cell table:style-name="ce2" office:value-type="string">
            <text:p>25 ♏ 53' 15"</text:p>
          </table:table-cell>
          <table:table-cell table:style-name="ce2" office:value-type="string">
            <text:p>25 ♏ 53' 20"</text:p>
          </table:table-cell>
          <table:table-cell table:style-name="ce2" office:value-type="string">
            <text:p>28 ♍ 10' 49"</text:p>
          </table:table-cell>
          <table:table-cell table:style-name="ce2" office:value-type="float" office:value="-19.234">
            <text:p>-19.234</text:p>
          </table:table-cell>
          <table:table-cell table:style-name="ce2" office:value-type="float" office:value="-15.05">
            <text:p>-15.05</text:p>
          </table:table-cell>
          <table:table-cell table:style-name="ce2" office:value-type="float" office:value="4.304">
            <text:p>4.304</text:p>
          </table:table-cell>
          <table:table-cell table:style-name="ce2" office:value-type="float" office:value="81235.889">
            <text:p>81235.889</text:p>
          </table:table-cell>
          <table:table-cell table:style-name="ce2" office:value-type="float" office:value="6355.888">
            <text:p>6355.888</text:p>
          </table:table-cell>
          <table:table-cell table:style-name="ce2" office:value-type="float" office:value="-181.819">
            <text:p>-181.819</text:p>
          </table:table-cell>
          <table:table-cell table:style-name="ce2" office:value-type="float" office:value="75240.001">
            <text:p>75240.001</text:p>
          </table:table-cell>
          <table:table-cell table:style-name="ce2" office:value-type="float" office:value="209.0000027778">
            <text:p>209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81777.708">
            <text:p>81777.708</text:p>
          </table:table-cell>
          <table:table-cell office:value-type="float" office:value="57.708">
            <text:p>57.708</text:p>
          </table:table-cell>
          <table:table-cell office:value-type="float" office:value="6897.707">
            <text:p>6897.707</text:p>
          </table:table-cell>
          <table:table-cell office:value-type="float" office:value="57.707">
            <text:p>57.707</text:p>
          </table:table-cell>
        </table:table-row>
        <table:table-row table:style-name="ro2">
          <table:table-cell table:style-name="ce2" office:value-type="string">
            <text:p>1922-12-04 06:24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51.548">
            <text:p>251.55</text:p>
          </table:table-cell>
          <table:table-cell table:style-name="ce3" office:value-type="float" office:value="71.553">
            <text:p>71.55</text:p>
          </table:table-cell>
          <table:table-cell table:style-name="ce3" office:value-type="float" office:value="176.703">
            <text:p>176.70</text:p>
          </table:table-cell>
          <table:table-cell table:style-name="ce2" office:value-type="string">
            <text:p>11 ♐ 32' 51"</text:p>
          </table:table-cell>
          <table:table-cell table:style-name="ce2" office:value-type="string">
            <text:p>11 ♊ 33' 09"</text:p>
          </table:table-cell>
          <table:table-cell table:style-name="ce2" office:value-type="string">
            <text:p>26 ♍ 42' 10"</text:p>
          </table:table-cell>
          <table:table-cell table:style-name="ce2" office:value-type="float" office:value="-22.175">
            <text:p>-22.175</text:p>
          </table:table-cell>
          <table:table-cell table:style-name="ce2" office:value-type="float" office:value="17.374">
            <text:p>17.374</text:p>
          </table:table-cell>
          <table:table-cell table:style-name="ce2" office:value-type="float" office:value="-4.845">
            <text:p>-4.845</text:p>
          </table:table-cell>
          <table:table-cell table:style-name="ce2" office:value-type="float" office:value="81431.553">
            <text:p>81431.553</text:p>
          </table:table-cell>
          <table:table-cell table:style-name="ce2" office:value-type="float" office:value="6371.548">
            <text:p>6371.548</text:p>
          </table:table-cell>
          <table:table-cell table:style-name="ce2" office:value-type="float" office:value="-183.297">
            <text:p>-183.297</text:p>
          </table:table-cell>
          <table:table-cell table:style-name="ce2" office:value-type="float" office:value="75420.005">
            <text:p>75420.005</text:p>
          </table:table-cell>
          <table:table-cell table:style-name="ce2" office:value-type="float" office:value="209.5000138889">
            <text:p>209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81974.85">
            <text:p>81974.85</text:p>
          </table:table-cell>
          <table:table-cell office:value-type="float" office:value="254.85">
            <text:p>254.85</text:p>
          </table:table-cell>
          <table:table-cell office:value-type="float" office:value="6914.845">
            <text:p>6914.845</text:p>
          </table:table-cell>
          <table:table-cell office:value-type="float" office:value="74.845">
            <text:p>74.845</text:p>
          </table:table-cell>
        </table:table-row>
        <table:table-row table:style-name="ro2">
          <table:table-cell table:style-name="ce2" office:value-type="string">
            <text:p>1922-12-18 07:20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65.82">
            <text:p>265.82</text:p>
          </table:table-cell>
          <table:table-cell table:style-name="ce3" office:value-type="float" office:value="265.825">
            <text:p>265.83</text:p>
          </table:table-cell>
          <table:table-cell table:style-name="ce3" office:value-type="float" office:value="175.097">
            <text:p>175.10</text:p>
          </table:table-cell>
          <table:table-cell table:style-name="ce2" office:value-type="string">
            <text:p>25 ♐ 49' 13"</text:p>
          </table:table-cell>
          <table:table-cell table:style-name="ce2" office:value-type="string">
            <text:p>25 ♐ 49' 28"</text:p>
          </table:table-cell>
          <table:table-cell table:style-name="ce2" office:value-type="string">
            <text:p>25 ♍ 05' 48"</text:p>
          </table:table-cell>
          <table:table-cell table:style-name="ce2" office:value-type="float" office:value="-23.38">
            <text:p>-23.38</text:p>
          </table:table-cell>
          <table:table-cell table:style-name="ce2" office:value-type="float" office:value="-18.379">
            <text:p>-18.379</text:p>
          </table:table-cell>
          <table:table-cell table:style-name="ce2" office:value-type="float" office:value="5.004">
            <text:p>5.004</text:p>
          </table:table-cell>
          <table:table-cell table:style-name="ce2" office:value-type="float" office:value="81625.825">
            <text:p>81625.825</text:p>
          </table:table-cell>
          <table:table-cell table:style-name="ce2" office:value-type="float" office:value="6385.82">
            <text:p>6385.82</text:p>
          </table:table-cell>
          <table:table-cell table:style-name="ce2" office:value-type="float" office:value="-184.903">
            <text:p>-184.903</text:p>
          </table:table-cell>
          <table:table-cell table:style-name="ce2" office:value-type="float" office:value="75600.005">
            <text:p>75600.005</text:p>
          </table:table-cell>
          <table:table-cell table:style-name="ce2" office:value-type="float" office:value="210.0000138889">
            <text:p>210.0000138889</text:p>
          </table:table-cell>
          <table:table-cell table:style-name="ce2" office:value-type="float" office:value="0.005">
            <text:p>0.005</text:p>
          </table:table-cell>
          <table:table-cell table:style-name="ce2" office:value-type="float" office:value="30">
            <text:p>30</text:p>
          </table:table-cell>
          <table:table-cell office:value-type="float" office:value="82170.728">
            <text:p>82170.728</text:p>
          </table:table-cell>
          <table:table-cell office:value-type="float" office:value="90.728">
            <text:p>90.728</text:p>
          </table:table-cell>
          <table:table-cell office:value-type="float" office:value="6930.723">
            <text:p>6930.723</text:p>
          </table:table-cell>
          <table:table-cell office:value-type="float" office:value="90.723">
            <text:p>90.723</text:p>
          </table:table-cell>
        </table:table-row>
        <table:table-row table:style-name="ro2">
          <table:table-cell table:style-name="ce2" office:value-type="string">
            <text:p>1923-01-02 21:34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81.709">
            <text:p>281.71</text:p>
          </table:table-cell>
          <table:table-cell table:style-name="ce3" office:value-type="float" office:value="101.714">
            <text:p>101.71</text:p>
          </table:table-cell>
          <table:table-cell table:style-name="ce3" office:value-type="float" office:value="173.312">
            <text:p>173.31</text:p>
          </table:table-cell>
          <table:table-cell table:style-name="ce2" office:value-type="string">
            <text:p>11 ♑ 42' 30"</text:p>
          </table:table-cell>
          <table:table-cell table:style-name="ce2" office:value-type="string">
            <text:p>11 ♋ 42' 50"</text:p>
          </table:table-cell>
          <table:table-cell table:style-name="ce2" office:value-type="string">
            <text:p>23 ♍ 18' 41"</text:p>
          </table:table-cell>
          <table:table-cell table:style-name="ce2" office:value-type="float" office:value="-22.931">
            <text:p>-22.931</text:p>
          </table:table-cell>
          <table:table-cell table:style-name="ce2" office:value-type="float" office:value="18.174">
            <text:p>18.174</text:p>
          </table:table-cell>
          <table:table-cell table:style-name="ce2" office:value-type="float" office:value="-4.774">
            <text:p>-4.774</text:p>
          </table:table-cell>
          <table:table-cell table:style-name="ce2" office:value-type="float" office:value="81821.714">
            <text:p>81821.714</text:p>
          </table:table-cell>
          <table:table-cell table:style-name="ce2" office:value-type="float" office:value="6401.709">
            <text:p>6401.709</text:p>
          </table:table-cell>
          <table:table-cell table:style-name="ce2" office:value-type="float" office:value="-186.688">
            <text:p>-186.688</text:p>
          </table:table-cell>
          <table:table-cell table:style-name="ce2" office:value-type="float" office:value="75780.005">
            <text:p>75780.005</text:p>
          </table:table-cell>
          <table:table-cell table:style-name="ce2" office:value-type="float" office:value="210.5000138889">
            <text:p>210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82368.402">
            <text:p>82368.402</text:p>
          </table:table-cell>
          <table:table-cell office:value-type="float" office:value="288.402">
            <text:p>288.402</text:p>
          </table:table-cell>
          <table:table-cell office:value-type="float" office:value="6948.397">
            <text:p>6948.397</text:p>
          </table:table-cell>
          <table:table-cell office:value-type="float" office:value="108.397">
            <text:p>108.397</text:p>
          </table:table-cell>
        </table:table-row>
        <table:table-row table:style-name="ro2">
          <table:table-cell table:style-name="ce2" office:value-type="string">
            <text:p>1923-01-16 21:42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95.98">
            <text:p>295.98</text:p>
          </table:table-cell>
          <table:table-cell table:style-name="ce3" office:value-type="float" office:value="295.986">
            <text:p>295.99</text:p>
          </table:table-cell>
          <table:table-cell table:style-name="ce3" office:value-type="float" office:value="172.004">
            <text:p>172.00</text:p>
          </table:table-cell>
          <table:table-cell table:style-name="ce2" office:value-type="string">
            <text:p>25 ♑ 58' 48"</text:p>
          </table:table-cell>
          <table:table-cell table:style-name="ce2" office:value-type="string">
            <text:p>25 ♑ 59' 09"</text:p>
          </table:table-cell>
          <table:table-cell table:style-name="ce2" office:value-type="string">
            <text:p>22 ♍ 00' 14"</text:p>
          </table:table-cell>
          <table:table-cell table:style-name="ce2" office:value-type="float" office:value="-20.958">
            <text:p>-20.958</text:p>
          </table:table-cell>
          <table:table-cell table:style-name="ce2" office:value-type="float" office:value="-16.808">
            <text:p>-16.808</text:p>
          </table:table-cell>
          <table:table-cell table:style-name="ce2" office:value-type="float" office:value="4.222">
            <text:p>4.222</text:p>
          </table:table-cell>
          <table:table-cell table:style-name="ce2" office:value-type="float" office:value="82015.986">
            <text:p>82015.986</text:p>
          </table:table-cell>
          <table:table-cell table:style-name="ce2" office:value-type="float" office:value="6415.98">
            <text:p>6415.98</text:p>
          </table:table-cell>
          <table:table-cell table:style-name="ce2" office:value-type="float" office:value="-187.996">
            <text:p>-187.996</text:p>
          </table:table-cell>
          <table:table-cell table:style-name="ce2" office:value-type="float" office:value="75960.006">
            <text:p>75960.006</text:p>
          </table:table-cell>
          <table:table-cell table:style-name="ce2" office:value-type="float" office:value="211.0000166667">
            <text:p>211.0000166667</text:p>
          </table:table-cell>
          <table:table-cell table:style-name="ce2" office:value-type="float" office:value="0.006">
            <text:p>0.006</text:p>
          </table:table-cell>
          <table:table-cell table:style-name="ce2" office:value-type="float" office:value="30">
            <text:p>30</text:p>
          </table:table-cell>
          <table:table-cell office:value-type="float" office:value="82563.982">
            <text:p>82563.982</text:p>
          </table:table-cell>
          <table:table-cell office:value-type="float" office:value="123.982">
            <text:p>123.982</text:p>
          </table:table-cell>
          <table:table-cell office:value-type="float" office:value="6963.976">
            <text:p>6963.976</text:p>
          </table:table-cell>
          <table:table-cell office:value-type="float" office:value="123.976">
            <text:p>123.976</text:p>
          </table:table-cell>
        </table:table-row>
        <table:table-row table:style-name="ro2">
          <table:table-cell table:style-name="ce2" office:value-type="string">
            <text:p>1923-02-01 10:53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11.79">
            <text:p>311.79</text:p>
          </table:table-cell>
          <table:table-cell table:style-name="ce3" office:value-type="float" office:value="131.793">
            <text:p>131.79</text:p>
          </table:table-cell>
          <table:table-cell table:style-name="ce3" office:value-type="float" office:value="171.063">
            <text:p>171.06</text:p>
          </table:table-cell>
          <table:table-cell table:style-name="ce2" office:value-type="string">
            <text:p>11 ♒ 47' 25"</text:p>
          </table:table-cell>
          <table:table-cell table:style-name="ce2" office:value-type="string">
            <text:p>11 ♌ 47' 36"</text:p>
          </table:table-cell>
          <table:table-cell table:style-name="ce2" office:value-type="string">
            <text:p>21 ♍ 03' 48"</text:p>
          </table:table-cell>
          <table:table-cell table:style-name="ce2" office:value-type="float" office:value="-17.258">
            <text:p>-17.258</text:p>
          </table:table-cell>
          <table:table-cell table:style-name="ce2" office:value-type="float" office:value="14.102">
            <text:p>14.102</text:p>
          </table:table-cell>
          <table:table-cell table:style-name="ce2" office:value-type="float" office:value="-3.282">
            <text:p>-3.282</text:p>
          </table:table-cell>
          <table:table-cell table:style-name="ce2" office:value-type="float" office:value="82211.793">
            <text:p>82211.793</text:p>
          </table:table-cell>
          <table:table-cell table:style-name="ce2" office:value-type="float" office:value="6431.79">
            <text:p>6431.79</text:p>
          </table:table-cell>
          <table:table-cell table:style-name="ce2" office:value-type="float" office:value="-188.937">
            <text:p>-188.937</text:p>
          </table:table-cell>
          <table:table-cell table:style-name="ce2" office:value-type="float" office:value="76140.003">
            <text:p>76140.003</text:p>
          </table:table-cell>
          <table:table-cell table:style-name="ce2" office:value-type="float" office:value="211.5000083333">
            <text:p>211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82760.73">
            <text:p>82760.73</text:p>
          </table:table-cell>
          <table:table-cell office:value-type="float" office:value="320.73">
            <text:p>320.73</text:p>
          </table:table-cell>
          <table:table-cell office:value-type="float" office:value="6980.727">
            <text:p>6980.727</text:p>
          </table:table-cell>
          <table:table-cell office:value-type="float" office:value="140.727">
            <text:p>140.727</text:p>
          </table:table-cell>
        </table:table-row>
        <table:table-row table:style-name="ro2">
          <table:table-cell table:style-name="ce2" office:value-type="string">
            <text:p>1923-02-15 14:07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26.101">
            <text:p>326.10</text:p>
          </table:table-cell>
          <table:table-cell table:style-name="ce3" office:value-type="float" office:value="326.103">
            <text:p>326.10</text:p>
          </table:table-cell>
          <table:table-cell table:style-name="ce3" office:value-type="float" office:value="170.609">
            <text:p>170.61</text:p>
          </table:table-cell>
          <table:table-cell table:style-name="ce2" office:value-type="string">
            <text:p>26 ♒ 06' 02"</text:p>
          </table:table-cell>
          <table:table-cell table:style-name="ce2" office:value-type="string">
            <text:p>26 ♒ 06' 10"</text:p>
          </table:table-cell>
          <table:table-cell table:style-name="ce2" office:value-type="string">
            <text:p>20 ♍ 36' 30"</text:p>
          </table:table-cell>
          <table:table-cell table:style-name="ce2" office:value-type="float" office:value="-12.822">
            <text:p>-12.822</text:p>
          </table:table-cell>
          <table:table-cell table:style-name="ce2" office:value-type="float" office:value="-10.77">
            <text:p>-10.77</text:p>
          </table:table-cell>
          <table:table-cell table:style-name="ce2" office:value-type="float" office:value="2.179">
            <text:p>2.179</text:p>
          </table:table-cell>
          <table:table-cell table:style-name="ce2" office:value-type="float" office:value="82406.103">
            <text:p>82406.103</text:p>
          </table:table-cell>
          <table:table-cell table:style-name="ce2" office:value-type="float" office:value="6446.101">
            <text:p>6446.101</text:p>
          </table:table-cell>
          <table:table-cell table:style-name="ce2" office:value-type="float" office:value="-189.391">
            <text:p>-189.391</text:p>
          </table:table-cell>
          <table:table-cell table:style-name="ce2" office:value-type="float" office:value="76320.002">
            <text:p>76320.002</text:p>
          </table:table-cell>
          <table:table-cell table:style-name="ce2" office:value-type="float" office:value="212.0000055556">
            <text:p>212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82955.494">
            <text:p>82955.494</text:p>
          </table:table-cell>
          <table:table-cell office:value-type="float" office:value="155.494">
            <text:p>155.494</text:p>
          </table:table-cell>
          <table:table-cell office:value-type="float" office:value="6995.492">
            <text:p>6995.492</text:p>
          </table:table-cell>
          <table:table-cell office:value-type="float" office:value="155.492">
            <text:p>155.492</text:p>
          </table:table-cell>
        </table:table-row>
        <table:table-row table:style-name="ro2">
          <table:table-cell table:style-name="ce2" office:value-type="string">
            <text:p>1923-03-02 22:24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41.543">
            <text:p>341.54</text:p>
          </table:table-cell>
          <table:table-cell table:style-name="ce3" office:value-type="float" office:value="161.546">
            <text:p>161.55</text:p>
          </table:table-cell>
          <table:table-cell table:style-name="ce3" office:value-type="float" office:value="170.548">
            <text:p>170.55</text:p>
          </table:table-cell>
          <table:table-cell table:style-name="ce2" office:value-type="string">
            <text:p>11 ♓ 32' 33"</text:p>
          </table:table-cell>
          <table:table-cell table:style-name="ce2" office:value-type="string">
            <text:p>11 ♍ 32' 46"</text:p>
          </table:table-cell>
          <table:table-cell table:style-name="ce2" office:value-type="string">
            <text:p>20 ♍ 32' 51"</text:p>
          </table:table-cell>
          <table:table-cell table:style-name="ce2" office:value-type="float" office:value="-7.237">
            <text:p>-7.237</text:p>
          </table:table-cell>
          <table:table-cell table:style-name="ce2" office:value-type="float" office:value="6.468">
            <text:p>6.468</text:p>
          </table:table-cell>
          <table:table-cell table:style-name="ce2" office:value-type="float" office:value="-0.83">
            <text:p>-0.83</text:p>
          </table:table-cell>
          <table:table-cell table:style-name="ce2" office:value-type="float" office:value="82601.546">
            <text:p>82601.546</text:p>
          </table:table-cell>
          <table:table-cell table:style-name="ce2" office:value-type="float" office:value="6461.543">
            <text:p>6461.543</text:p>
          </table:table-cell>
          <table:table-cell table:style-name="ce2" office:value-type="float" office:value="-189.452">
            <text:p>-189.452</text:p>
          </table:table-cell>
          <table:table-cell table:style-name="ce2" office:value-type="float" office:value="76500.003">
            <text:p>76500.003</text:p>
          </table:table-cell>
          <table:table-cell table:style-name="ce2" office:value-type="float" office:value="212.5000083333">
            <text:p>212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83150.998">
            <text:p>83150.998</text:p>
          </table:table-cell>
          <table:table-cell office:value-type="float" office:value="350.998">
            <text:p>350.998</text:p>
          </table:table-cell>
          <table:table-cell office:value-type="float" office:value="7010.995">
            <text:p>7010.995</text:p>
          </table:table-cell>
          <table:table-cell office:value-type="float" office:value="170.995">
            <text:p>170.995</text:p>
          </table:table-cell>
        </table:table-row>
        <table:table-row table:style-name="ro2">
          <table:table-cell table:style-name="ce2" office:value-type="string">
            <text:p>1923-03-17 07:52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55.921">
            <text:p>355.92</text:p>
          </table:table-cell>
          <table:table-cell table:style-name="ce3" office:value-type="float" office:value="355.927">
            <text:p>355.93</text:p>
          </table:table-cell>
          <table:table-cell table:style-name="ce3" office:value-type="float" office:value="170.592">
            <text:p>170.59</text:p>
          </table:table-cell>
          <table:table-cell table:style-name="ce2" office:value-type="string">
            <text:p>25 ♓ 55' 16"</text:p>
          </table:table-cell>
          <table:table-cell table:style-name="ce2" office:value-type="string">
            <text:p>25 ♓ 55' 35"</text:p>
          </table:table-cell>
          <table:table-cell table:style-name="ce2" office:value-type="string">
            <text:p>20 ♍ 35' 29"</text:p>
          </table:table-cell>
          <table:table-cell table:style-name="ce2" office:value-type="float" office:value="-1.622">
            <text:p>-1.622</text:p>
          </table:table-cell>
          <table:table-cell table:style-name="ce2" office:value-type="float" office:value="-2.073">
            <text:p>-2.073</text:p>
          </table:table-cell>
          <table:table-cell table:style-name="ce2" office:value-type="float" office:value="-0.494">
            <text:p>-0.494</text:p>
          </table:table-cell>
          <table:table-cell table:style-name="ce2" office:value-type="float" office:value="82795.927">
            <text:p>82795.927</text:p>
          </table:table-cell>
          <table:table-cell table:style-name="ce2" office:value-type="float" office:value="6475.921">
            <text:p>6475.921</text:p>
          </table:table-cell>
          <table:table-cell table:style-name="ce2" office:value-type="float" office:value="-189.408">
            <text:p>-189.408</text:p>
          </table:table-cell>
          <table:table-cell table:style-name="ce2" office:value-type="float" office:value="76680.006">
            <text:p>76680.006</text:p>
          </table:table-cell>
          <table:table-cell table:style-name="ce2" office:value-type="float" office:value="213.0000166667">
            <text:p>213.0000166667</text:p>
          </table:table-cell>
          <table:table-cell table:style-name="ce2" office:value-type="float" office:value="0.006">
            <text:p>0.006</text:p>
          </table:table-cell>
          <table:table-cell table:style-name="ce2" office:value-type="float" office:value="30">
            <text:p>30</text:p>
          </table:table-cell>
          <table:table-cell office:value-type="float" office:value="83345.335">
            <text:p>83345.335</text:p>
          </table:table-cell>
          <table:table-cell office:value-type="float" office:value="185.335">
            <text:p>185.335</text:p>
          </table:table-cell>
          <table:table-cell office:value-type="float" office:value="7025.329">
            <text:p>7025.329</text:p>
          </table:table-cell>
          <table:table-cell office:value-type="float" office:value="185.329">
            <text:p>185.329</text:p>
          </table:table-cell>
        </table:table-row>
        <table:table-row table:style-name="ro2">
          <table:table-cell table:style-name="ce2" office:value-type="string">
            <text:p>1923-04-01 08:10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0.796">
            <text:p>10.80</text:p>
          </table:table-cell>
          <table:table-cell table:style-name="ce3" office:value-type="float" office:value="190.802">
            <text:p>190.80</text:p>
          </table:table-cell>
          <table:table-cell table:style-name="ce3" office:value-type="float" office:value="170.529">
            <text:p>170.53</text:p>
          </table:table-cell>
          <table:table-cell table:style-name="ce2" office:value-type="string">
            <text:p>10 ♈ 47' 44"</text:p>
          </table:table-cell>
          <table:table-cell table:style-name="ce2" office:value-type="string">
            <text:p>10 ♎ 48' 06"</text:p>
          </table:table-cell>
          <table:table-cell table:style-name="ce2" office:value-type="string">
            <text:p>20 ♍ 31' 42"</text:p>
          </table:table-cell>
          <table:table-cell table:style-name="ce2" office:value-type="float" office:value="4.274">
            <text:p>4.274</text:p>
          </table:table-cell>
          <table:table-cell table:style-name="ce2" office:value-type="float" office:value="-2.595">
            <text:p>-2.595</text:p>
          </table:table-cell>
          <table:table-cell table:style-name="ce2" office:value-type="float" office:value="1.828">
            <text:p>1.828</text:p>
          </table:table-cell>
          <table:table-cell table:style-name="ce2" office:value-type="float" office:value="82990.802">
            <text:p>82990.802</text:p>
          </table:table-cell>
          <table:table-cell table:style-name="ce2" office:value-type="float" office:value="6490.796">
            <text:p>6490.796</text:p>
          </table:table-cell>
          <table:table-cell table:style-name="ce2" office:value-type="float" office:value="-189.471">
            <text:p>-189.471</text:p>
          </table:table-cell>
          <table:table-cell table:style-name="ce2" office:value-type="float" office:value="76860.006">
            <text:p>76860.006</text:p>
          </table:table-cell>
          <table:table-cell table:style-name="ce2" office:value-type="float" office:value="213.5000166667">
            <text:p>213.5000166667</text:p>
          </table:table-cell>
          <table:table-cell table:style-name="ce2" office:value-type="float" office:value="180.006">
            <text:p>180.006</text:p>
          </table:table-cell>
          <table:table-cell table:style-name="ce2" office:value-type="float" office:value="15">
            <text:p>15</text:p>
          </table:table-cell>
          <table:table-cell office:value-type="float" office:value="83540.273">
            <text:p>83540.273</text:p>
          </table:table-cell>
          <table:table-cell office:value-type="float" office:value="20.273">
            <text:p>20.273</text:p>
          </table:table-cell>
          <table:table-cell office:value-type="float" office:value="7040.267">
            <text:p>7040.267</text:p>
          </table:table-cell>
          <table:table-cell office:value-type="float" office:value="200.267">
            <text:p>200.267</text:p>
          </table:table-cell>
        </table:table-row>
        <table:table-row table:style-name="ro2">
          <table:table-cell table:style-name="ce2" office:value-type="string">
            <text:p>1923-04-16 01:29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5.257">
            <text:p>25.26</text:p>
          </table:table-cell>
          <table:table-cell table:style-name="ce3" office:value-type="float" office:value="25.259">
            <text:p>25.26</text:p>
          </table:table-cell>
          <table:table-cell table:style-name="ce3" office:value-type="float" office:value="170.265">
            <text:p>170.27</text:p>
          </table:table-cell>
          <table:table-cell table:style-name="ce2" office:value-type="string">
            <text:p>25 ♈ 15' 26"</text:p>
          </table:table-cell>
          <table:table-cell table:style-name="ce2" office:value-type="string">
            <text:p>25 ♈ 15' 33"</text:p>
          </table:table-cell>
          <table:table-cell table:style-name="ce2" office:value-type="string">
            <text:p>20 ♍ 15' 53"</text:p>
          </table:table-cell>
          <table:table-cell table:style-name="ce2" office:value-type="float" office:value="9.775">
            <text:p>9.775</text:p>
          </table:table-cell>
          <table:table-cell table:style-name="ce2" office:value-type="float" office:value="6.996">
            <text:p>6.996</text:p>
          </table:table-cell>
          <table:table-cell table:style-name="ce2" office:value-type="float" office:value="-2.984">
            <text:p>-2.984</text:p>
          </table:table-cell>
          <table:table-cell table:style-name="ce2" office:value-type="float" office:value="83185.259">
            <text:p>83185.259</text:p>
          </table:table-cell>
          <table:table-cell table:style-name="ce2" office:value-type="float" office:value="6505.257">
            <text:p>6505.257</text:p>
          </table:table-cell>
          <table:table-cell table:style-name="ce2" office:value-type="float" office:value="-189.735">
            <text:p>-189.735</text:p>
          </table:table-cell>
          <table:table-cell table:style-name="ce2" office:value-type="float" office:value="77040.002">
            <text:p>77040.002</text:p>
          </table:table-cell>
          <table:table-cell table:style-name="ce2" office:value-type="float" office:value="214.0000055556">
            <text:p>214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83734.994">
            <text:p>83734.994</text:p>
          </table:table-cell>
          <table:table-cell office:value-type="float" office:value="214.994">
            <text:p>214.994</text:p>
          </table:table-cell>
          <table:table-cell office:value-type="float" office:value="7054.992">
            <text:p>7054.992</text:p>
          </table:table-cell>
          <table:table-cell office:value-type="float" office:value="214.992">
            <text:p>214.992</text:p>
          </table:table-cell>
        </table:table-row>
        <table:table-row table:style-name="ro2">
          <table:table-cell table:style-name="ce2" office:value-type="string">
            <text:p>1923-04-30 16:30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9.509">
            <text:p>39.51</text:p>
          </table:table-cell>
          <table:table-cell table:style-name="ce3" office:value-type="float" office:value="219.51">
            <text:p>219.51</text:p>
          </table:table-cell>
          <table:table-cell table:style-name="ce3" office:value-type="float" office:value="169.477">
            <text:p>169.48</text:p>
          </table:table-cell>
          <table:table-cell table:style-name="ce2" office:value-type="string">
            <text:p><text:s/>9 ♉ 30' 33"</text:p>
          </table:table-cell>
          <table:table-cell table:style-name="ce2" office:value-type="string">
            <text:p><text:s/>9 ♏ 30' 35"</text:p>
          </table:table-cell>
          <table:table-cell table:style-name="ce2" office:value-type="string">
            <text:p>19 ♍ 28' 38"</text:p>
          </table:table-cell>
          <table:table-cell table:style-name="ce2" office:value-type="float" office:value="14.664">
            <text:p>14.664</text:p>
          </table:table-cell>
          <table:table-cell table:style-name="ce2" office:value-type="float" office:value="-10.932">
            <text:p>-10.932</text:p>
          </table:table-cell>
          <table:table-cell table:style-name="ce2" office:value-type="float" office:value="3.932">
            <text:p>3.932</text:p>
          </table:table-cell>
          <table:table-cell table:style-name="ce2" office:value-type="float" office:value="83379.51">
            <text:p>83379.51</text:p>
          </table:table-cell>
          <table:table-cell table:style-name="ce2" office:value-type="float" office:value="6519.509">
            <text:p>6519.509</text:p>
          </table:table-cell>
          <table:table-cell table:style-name="ce2" office:value-type="float" office:value="-190.523">
            <text:p>-190.523</text:p>
          </table:table-cell>
          <table:table-cell table:style-name="ce2" office:value-type="float" office:value="77220.001">
            <text:p>77220.001</text:p>
          </table:table-cell>
          <table:table-cell table:style-name="ce2" office:value-type="float" office:value="214.5000027778">
            <text:p>214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83930.033">
            <text:p>83930.033</text:p>
          </table:table-cell>
          <table:table-cell office:value-type="float" office:value="50.033">
            <text:p>50.033</text:p>
          </table:table-cell>
          <table:table-cell office:value-type="float" office:value="7070.032">
            <text:p>7070.032</text:p>
          </table:table-cell>
          <table:table-cell office:value-type="float" office:value="230.032">
            <text:p>230.032</text:p>
          </table:table-cell>
        </table:table-row>
        <table:table-row table:style-name="ro2">
          <table:table-cell table:style-name="ce2" office:value-type="string">
            <text:p>1923-05-15 17:39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54.063">
            <text:p>54.06</text:p>
          </table:table-cell>
          <table:table-cell table:style-name="ce3" office:value-type="float" office:value="54.069">
            <text:p>54.07</text:p>
          </table:table-cell>
          <table:table-cell table:style-name="ce3" office:value-type="float" office:value="168.356">
            <text:p>168.36</text:p>
          </table:table-cell>
          <table:table-cell table:style-name="ce2" office:value-type="string">
            <text:p>24 ♉ 03' 48"</text:p>
          </table:table-cell>
          <table:table-cell table:style-name="ce2" office:value-type="string">
            <text:p>24 ♉ 04' 07"</text:p>
          </table:table-cell>
          <table:table-cell table:style-name="ce2" office:value-type="string">
            <text:p>18 ♍ 21' 21"</text:p>
          </table:table-cell>
          <table:table-cell table:style-name="ce2" office:value-type="float" office:value="18.794">
            <text:p>18.794</text:p>
          </table:table-cell>
          <table:table-cell table:style-name="ce2" office:value-type="float" office:value="14.333">
            <text:p>14.333</text:p>
          </table:table-cell>
          <table:table-cell table:style-name="ce2" office:value-type="float" office:value="-4.601">
            <text:p>-4.601</text:p>
          </table:table-cell>
          <table:table-cell table:style-name="ce2" office:value-type="float" office:value="83574.069">
            <text:p>83574.069</text:p>
          </table:table-cell>
          <table:table-cell table:style-name="ce2" office:value-type="float" office:value="6534.063">
            <text:p>6534.063</text:p>
          </table:table-cell>
          <table:table-cell table:style-name="ce2" office:value-type="float" office:value="-191.644">
            <text:p>-191.644</text:p>
          </table:table-cell>
          <table:table-cell table:style-name="ce2" office:value-type="float" office:value="77400.006">
            <text:p>77400.006</text:p>
          </table:table-cell>
          <table:table-cell table:style-name="ce2" office:value-type="float" office:value="215.0000166667">
            <text:p>215.0000166667</text:p>
          </table:table-cell>
          <table:table-cell table:style-name="ce2" office:value-type="float" office:value="0.006">
            <text:p>0.006</text:p>
          </table:table-cell>
          <table:table-cell table:style-name="ce2" office:value-type="float" office:value="30">
            <text:p>30</text:p>
          </table:table-cell>
          <table:table-cell office:value-type="float" office:value="84125.713">
            <text:p>84125.713</text:p>
          </table:table-cell>
          <table:table-cell office:value-type="float" office:value="245.713">
            <text:p>245.713</text:p>
          </table:table-cell>
          <table:table-cell office:value-type="float" office:value="7085.707">
            <text:p>7085.707</text:p>
          </table:table-cell>
          <table:table-cell office:value-type="float" office:value="245.707">
            <text:p>245.707</text:p>
          </table:table-cell>
        </table:table-row>
        <table:table-row table:style-name="ro2">
          <table:table-cell table:style-name="ce2" office:value-type="string">
            <text:p>1923-05-30 00:07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67.78">
            <text:p>67.78</text:p>
          </table:table-cell>
          <table:table-cell table:style-name="ce3" office:value-type="float" office:value="247.782">
            <text:p>247.78</text:p>
          </table:table-cell>
          <table:table-cell table:style-name="ce3" office:value-type="float" office:value="166.912">
            <text:p>166.91</text:p>
          </table:table-cell>
          <table:table-cell table:style-name="ce2" office:value-type="string">
            <text:p><text:s/>7 ♊ 46' 47"</text:p>
          </table:table-cell>
          <table:table-cell table:style-name="ce2" office:value-type="string">
            <text:p><text:s/>7 ♐ 46' 53"</text:p>
          </table:table-cell>
          <table:table-cell table:style-name="ce2" office:value-type="string">
            <text:p>16 ♍ 54' 43"</text:p>
          </table:table-cell>
          <table:table-cell table:style-name="ce2" office:value-type="float" office:value="21.614">
            <text:p>21.614</text:p>
          </table:table-cell>
          <table:table-cell table:style-name="ce2" office:value-type="float" office:value="-16.723">
            <text:p>-16.723</text:p>
          </table:table-cell>
          <table:table-cell table:style-name="ce2" office:value-type="float" office:value="4.954">
            <text:p>4.954</text:p>
          </table:table-cell>
          <table:table-cell table:style-name="ce2" office:value-type="float" office:value="83767.782">
            <text:p>83767.782</text:p>
          </table:table-cell>
          <table:table-cell table:style-name="ce2" office:value-type="float" office:value="6547.78">
            <text:p>6547.78</text:p>
          </table:table-cell>
          <table:table-cell table:style-name="ce2" office:value-type="float" office:value="-193.088">
            <text:p>-193.088</text:p>
          </table:table-cell>
          <table:table-cell table:style-name="ce2" office:value-type="float" office:value="77580.002">
            <text:p>77580.002</text:p>
          </table:table-cell>
          <table:table-cell table:style-name="ce2" office:value-type="float" office:value="215.5000055556">
            <text:p>215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office:value-type="float" office:value="84320.87">
            <text:p>84320.87</text:p>
          </table:table-cell>
          <table:table-cell office:value-type="float" office:value="80.87">
            <text:p>80.87</text:p>
          </table:table-cell>
          <table:table-cell office:value-type="float" office:value="7100.868">
            <text:p>7100.868</text:p>
          </table:table-cell>
          <table:table-cell office:value-type="float" office:value="260.868">
            <text:p>260.868</text:p>
          </table:table-cell>
        </table:table-row>
        <table:table-row table:style-name="ro2">
          <table:table-cell table:style-name="ce2" office:value-type="string">
            <text:p>1923-06-14 07:42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82.434">
            <text:p>82.43</text:p>
          </table:table-cell>
          <table:table-cell table:style-name="ce3" office:value-type="float" office:value="82.435">
            <text:p>82.44</text:p>
          </table:table-cell>
          <table:table-cell table:style-name="ce3" office:value-type="float" office:value="165.257">
            <text:p>165.26</text:p>
          </table:table-cell>
          <table:table-cell table:style-name="ce2" office:value-type="string">
            <text:p>22 ♊ 26' 03"</text:p>
          </table:table-cell>
          <table:table-cell table:style-name="ce2" office:value-type="string">
            <text:p>22 ♊ 26' 06"</text:p>
          </table:table-cell>
          <table:table-cell table:style-name="ce2" office:value-type="string">
            <text:p>15 ♍ 15' 25"</text:p>
          </table:table-cell>
          <table:table-cell table:style-name="ce2" office:value-type="float" office:value="23.23">
            <text:p>23.23</text:p>
          </table:table-cell>
          <table:table-cell table:style-name="ce2" office:value-type="float" office:value="18.273">
            <text:p>18.273</text:p>
          </table:table-cell>
          <table:table-cell table:style-name="ce2" office:value-type="float" office:value="-4.965">
            <text:p>-4.965</text:p>
          </table:table-cell>
          <table:table-cell table:style-name="ce2" office:value-type="float" office:value="83962.435">
            <text:p>83962.435</text:p>
          </table:table-cell>
          <table:table-cell table:style-name="ce2" office:value-type="float" office:value="6562.434">
            <text:p>6562.434</text:p>
          </table:table-cell>
          <table:table-cell table:style-name="ce2" office:value-type="float" office:value="-194.743">
            <text:p>-194.743</text:p>
          </table:table-cell>
          <table:table-cell table:style-name="ce2" office:value-type="float" office:value="77760.001">
            <text:p>77760.001</text:p>
          </table:table-cell>
          <table:table-cell table:style-name="ce2" office:value-type="float" office:value="216.0000027778">
            <text:p>216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84517.178">
            <text:p>84517.178</text:p>
          </table:table-cell>
          <table:table-cell office:value-type="float" office:value="277.178">
            <text:p>277.178</text:p>
          </table:table-cell>
          <table:table-cell office:value-type="float" office:value="7117.177">
            <text:p>7117.177</text:p>
          </table:table-cell>
          <table:table-cell office:value-type="float" office:value="277.177">
            <text:p>277.177</text:p>
          </table:table-cell>
        </table:table-row>
        <table:table-row table:style-name="ro2">
          <table:table-cell table:style-name="ce2" office:value-type="string">
            <text:p>1923-06-28 08:05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95.807">
            <text:p>95.81</text:p>
          </table:table-cell>
          <table:table-cell table:style-name="ce3" office:value-type="float" office:value="275.812">
            <text:p>275.81</text:p>
          </table:table-cell>
          <table:table-cell table:style-name="ce3" office:value-type="float" office:value="163.884">
            <text:p>163.88</text:p>
          </table:table-cell>
          <table:table-cell table:style-name="ce2" office:value-type="string">
            <text:p><text:s/>5 ♋ 48' 25"</text:p>
          </table:table-cell>
          <table:table-cell table:style-name="ce2" office:value-type="string">
            <text:p><text:s/>5 ♑ 48' 42"</text:p>
          </table:table-cell>
          <table:table-cell table:style-name="ce2" office:value-type="string">
            <text:p>13 ♍ 53' 02"</text:p>
          </table:table-cell>
          <table:table-cell table:style-name="ce2" office:value-type="float" office:value="23.319">
            <text:p>23.319</text:p>
          </table:table-cell>
          <table:table-cell table:style-name="ce2" office:value-type="float" office:value="-18.644">
            <text:p>-18.644</text:p>
          </table:table-cell>
          <table:table-cell table:style-name="ce2" office:value-type="float" office:value="4.68">
            <text:p>4.68</text:p>
          </table:table-cell>
          <table:table-cell table:style-name="ce2" office:value-type="float" office:value="84155.812">
            <text:p>84155.812</text:p>
          </table:table-cell>
          <table:table-cell table:style-name="ce2" office:value-type="float" office:value="6575.807">
            <text:p>6575.807</text:p>
          </table:table-cell>
          <table:table-cell table:style-name="ce2" office:value-type="float" office:value="-196.116">
            <text:p>-196.116</text:p>
          </table:table-cell>
          <table:table-cell table:style-name="ce2" office:value-type="float" office:value="77940.005">
            <text:p>77940.005</text:p>
          </table:table-cell>
          <table:table-cell table:style-name="ce2" office:value-type="float" office:value="216.5000138889">
            <text:p>216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84711.928">
            <text:p>84711.928</text:p>
          </table:table-cell>
          <table:table-cell office:value-type="float" office:value="111.928">
            <text:p>111.928</text:p>
          </table:table-cell>
          <table:table-cell office:value-type="float" office:value="7131.923">
            <text:p>7131.923</text:p>
          </table:table-cell>
          <table:table-cell office:value-type="float" office:value="291.923">
            <text:p>291.923</text:p>
          </table:table-cell>
        </table:table-row>
        <table:table-row table:style-name="ro2">
          <table:table-cell table:style-name="ce2" office:value-type="string">
            <text:p>1923-07-13 19:45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10.571">
            <text:p>110.57</text:p>
          </table:table-cell>
          <table:table-cell table:style-name="ce3" office:value-type="float" office:value="110.573">
            <text:p>110.57</text:p>
          </table:table-cell>
          <table:table-cell table:style-name="ce3" office:value-type="float" office:value="162.634">
            <text:p>162.63</text:p>
          </table:table-cell>
          <table:table-cell table:style-name="ce2" office:value-type="string">
            <text:p>20 ♋ 34' 17"</text:p>
          </table:table-cell>
          <table:table-cell table:style-name="ce2" office:value-type="string">
            <text:p>20 ♋ 34' 22"</text:p>
          </table:table-cell>
          <table:table-cell table:style-name="ce2" office:value-type="string">
            <text:p>12 ♍ 38' 03"</text:p>
          </table:table-cell>
          <table:table-cell table:style-name="ce2" office:value-type="float" office:value="21.871">
            <text:p>21.871</text:p>
          </table:table-cell>
          <table:table-cell table:style-name="ce2" office:value-type="float" office:value="17.886">
            <text:p>17.886</text:p>
          </table:table-cell>
          <table:table-cell table:style-name="ce2" office:value-type="float" office:value="-4.03">
            <text:p>-4.03</text:p>
          </table:table-cell>
          <table:table-cell table:style-name="ce2" office:value-type="float" office:value="84350.573">
            <text:p>84350.573</text:p>
          </table:table-cell>
          <table:table-cell table:style-name="ce2" office:value-type="float" office:value="6590.571">
            <text:p>6590.571</text:p>
          </table:table-cell>
          <table:table-cell table:style-name="ce2" office:value-type="float" office:value="-197.366">
            <text:p>-197.366</text:p>
          </table:table-cell>
          <table:table-cell table:style-name="ce2" office:value-type="float" office:value="78120.002">
            <text:p>78120.002</text:p>
          </table:table-cell>
          <table:table-cell table:style-name="ce2" office:value-type="float" office:value="217.0000055556">
            <text:p>217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84907.939">
            <text:p>84907.939</text:p>
          </table:table-cell>
          <table:table-cell office:value-type="float" office:value="307.939">
            <text:p>307.939</text:p>
          </table:table-cell>
          <table:table-cell office:value-type="float" office:value="7147.937">
            <text:p>7147.937</text:p>
          </table:table-cell>
          <table:table-cell office:value-type="float" office:value="307.937">
            <text:p>307.937</text:p>
          </table:table-cell>
        </table:table-row>
        <table:table-row table:style-name="ro2">
          <table:table-cell table:style-name="ce2" office:value-type="string">
            <text:p>1923-07-27 17:33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23.847">
            <text:p>123.85</text:p>
          </table:table-cell>
          <table:table-cell table:style-name="ce3" office:value-type="float" office:value="303.849">
            <text:p>303.85</text:p>
          </table:table-cell>
          <table:table-cell table:style-name="ce3" office:value-type="float" office:value="161.927">
            <text:p>161.93</text:p>
          </table:table-cell>
          <table:table-cell table:style-name="ce2" office:value-type="string">
            <text:p><text:s/>3 ♌ 50' 50"</text:p>
          </table:table-cell>
          <table:table-cell table:style-name="ce2" office:value-type="string">
            <text:p><text:s/>3 ♒ 50' 57"</text:p>
          </table:table-cell>
          <table:table-cell table:style-name="ce2" office:value-type="string">
            <text:p>11 ♍ 55' 35"</text:p>
          </table:table-cell>
          <table:table-cell table:style-name="ce2" office:value-type="float" office:value="19.297">
            <text:p>19.297</text:p>
          </table:table-cell>
          <table:table-cell table:style-name="ce2" office:value-type="float" office:value="-16.188">
            <text:p>-16.188</text:p>
          </table:table-cell>
          <table:table-cell table:style-name="ce2" office:value-type="float" office:value="3.196">
            <text:p>3.196</text:p>
          </table:table-cell>
          <table:table-cell table:style-name="ce2" office:value-type="float" office:value="84543.849">
            <text:p>84543.849</text:p>
          </table:table-cell>
          <table:table-cell table:style-name="ce2" office:value-type="float" office:value="6603.847">
            <text:p>6603.847</text:p>
          </table:table-cell>
          <table:table-cell table:style-name="ce2" office:value-type="float" office:value="-198.073">
            <text:p>-198.073</text:p>
          </table:table-cell>
          <table:table-cell table:style-name="ce2" office:value-type="float" office:value="78300.002">
            <text:p>78300.002</text:p>
          </table:table-cell>
          <table:table-cell table:style-name="ce2" office:value-type="float" office:value="217.5000055556">
            <text:p>217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office:value-type="float" office:value="85101.922">
            <text:p>85101.922</text:p>
          </table:table-cell>
          <table:table-cell office:value-type="float" office:value="141.922">
            <text:p>141.922</text:p>
          </table:table-cell>
          <table:table-cell office:value-type="float" office:value="7161.92">
            <text:p>7161.92</text:p>
          </table:table-cell>
          <table:table-cell office:value-type="float" office:value="321.92">
            <text:p>321.92</text:p>
          </table:table-cell>
        </table:table-row>
        <table:table-row table:style-name="ro2">
          <table:table-cell table:style-name="ce2" office:value-type="string">
            <text:p>1923-08-12 06:17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38.719">
            <text:p>138.72</text:p>
          </table:table-cell>
          <table:table-cell table:style-name="ce3" office:value-type="float" office:value="138.724">
            <text:p>138.72</text:p>
          </table:table-cell>
          <table:table-cell table:style-name="ce3" office:value-type="float" office:value="161.548">
            <text:p>161.55</text:p>
          </table:table-cell>
          <table:table-cell table:style-name="ce2" office:value-type="string">
            <text:p>18 ♌ 43' 09"</text:p>
          </table:table-cell>
          <table:table-cell table:style-name="ce2" office:value-type="string">
            <text:p>18 ♌ 43' 27"</text:p>
          </table:table-cell>
          <table:table-cell table:style-name="ce2" office:value-type="string">
            <text:p>11 ♍ 32' 52"</text:p>
          </table:table-cell>
          <table:table-cell table:style-name="ce2" office:value-type="float" office:value="15.219">
            <text:p>15.219</text:p>
          </table:table-cell>
          <table:table-cell table:style-name="ce2" office:value-type="float" office:value="13.279">
            <text:p>13.279</text:p>
          </table:table-cell>
          <table:table-cell table:style-name="ce2" office:value-type="float" office:value="-2.038">
            <text:p>-2.038</text:p>
          </table:table-cell>
          <table:table-cell table:style-name="ce2" office:value-type="float" office:value="84738.724">
            <text:p>84738.724</text:p>
          </table:table-cell>
          <table:table-cell table:style-name="ce2" office:value-type="float" office:value="6618.719">
            <text:p>6618.719</text:p>
          </table:table-cell>
          <table:table-cell table:style-name="ce2" office:value-type="float" office:value="-198.452">
            <text:p>-198.452</text:p>
          </table:table-cell>
          <table:table-cell table:style-name="ce2" office:value-type="float" office:value="78480.005">
            <text:p>78480.005</text:p>
          </table:table-cell>
          <table:table-cell table:style-name="ce2" office:value-type="float" office:value="218.0000138889">
            <text:p>218.0000138889</text:p>
          </table:table-cell>
          <table:table-cell table:style-name="ce2" office:value-type="float" office:value="0.005">
            <text:p>0.005</text:p>
          </table:table-cell>
          <table:table-cell table:style-name="ce2" office:value-type="float" office:value="30">
            <text:p>30</text:p>
          </table:table-cell>
          <table:table-cell office:value-type="float" office:value="85297.176">
            <text:p>85297.176</text:p>
          </table:table-cell>
          <table:table-cell office:value-type="float" office:value="337.176">
            <text:p>337.176</text:p>
          </table:table-cell>
          <table:table-cell office:value-type="float" office:value="7177.171">
            <text:p>7177.171</text:p>
          </table:table-cell>
          <table:table-cell office:value-type="float" office:value="337.171">
            <text:p>337.171</text:p>
          </table:table-cell>
        </table:table-row>
        <table:table-row table:style-name="ro2">
          <table:table-cell table:style-name="ce2" office:value-type="string">
            <text:p>1923-08-26 05:30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52.161">
            <text:p>152.16</text:p>
          </table:table-cell>
          <table:table-cell table:style-name="ce3" office:value-type="float" office:value="332.166">
            <text:p>332.17</text:p>
          </table:table-cell>
          <table:table-cell table:style-name="ce3" office:value-type="float" office:value="161.462">
            <text:p>161.46</text:p>
          </table:table-cell>
          <table:table-cell table:style-name="ce2" office:value-type="string">
            <text:p><text:s/>2 ♍ 09' 39"</text:p>
          </table:table-cell>
          <table:table-cell table:style-name="ce2" office:value-type="string">
            <text:p><text:s/>2 ♓ 09' 57"</text:p>
          </table:table-cell>
          <table:table-cell table:style-name="ce2" office:value-type="string">
            <text:p>11 ♍ 27' 42"</text:p>
          </table:table-cell>
          <table:table-cell table:style-name="ce2" office:value-type="float" office:value="10.709">
            <text:p>10.709</text:p>
          </table:table-cell>
          <table:table-cell table:style-name="ce2" office:value-type="float" office:value="-9.908">
            <text:p>-9.908</text:p>
          </table:table-cell>
          <table:table-cell table:style-name="ce2" office:value-type="float" office:value="0.855">
            <text:p>0.855</text:p>
          </table:table-cell>
          <table:table-cell table:style-name="ce2" office:value-type="float" office:value="84932.166">
            <text:p>84932.166</text:p>
          </table:table-cell>
          <table:table-cell table:style-name="ce2" office:value-type="float" office:value="6632.161">
            <text:p>6632.161</text:p>
          </table:table-cell>
          <table:table-cell table:style-name="ce2" office:value-type="float" office:value="-198.538">
            <text:p>-198.538</text:p>
          </table:table-cell>
          <table:table-cell table:style-name="ce2" office:value-type="float" office:value="78660.005">
            <text:p>78660.005</text:p>
          </table:table-cell>
          <table:table-cell table:style-name="ce2" office:value-type="float" office:value="218.5000138889">
            <text:p>218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85490.704">
            <text:p>85490.704</text:p>
          </table:table-cell>
          <table:table-cell office:value-type="float" office:value="170.704">
            <text:p>170.704</text:p>
          </table:table-cell>
          <table:table-cell office:value-type="float" office:value="7190.699">
            <text:p>7190.699</text:p>
          </table:table-cell>
          <table:table-cell office:value-type="float" office:value="350.699">
            <text:p>350.699</text:p>
          </table:table-cell>
        </table:table-row>
        <table:table-row table:style-name="ro2">
          <table:table-cell table:style-name="ce2" office:value-type="string">
            <text:p>1923-09-10 15:53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67.11">
            <text:p>167.11</text:p>
          </table:table-cell>
          <table:table-cell table:style-name="ce3" office:value-type="float" office:value="167.113">
            <text:p>167.11</text:p>
          </table:table-cell>
          <table:table-cell table:style-name="ce3" office:value-type="float" office:value="161.52">
            <text:p>161.52</text:p>
          </table:table-cell>
          <table:table-cell table:style-name="ce2" office:value-type="string">
            <text:p>17 ♍ 06' 34"</text:p>
          </table:table-cell>
          <table:table-cell table:style-name="ce2" office:value-type="string">
            <text:p>17 ♍ 06' 48"</text:p>
          </table:table-cell>
          <table:table-cell table:style-name="ce2" office:value-type="string">
            <text:p>11 ♍ 31' 11"</text:p>
          </table:table-cell>
          <table:table-cell table:style-name="ce2" office:value-type="float" office:value="5.093">
            <text:p>5.093</text:p>
          </table:table-cell>
          <table:table-cell table:style-name="ce2" office:value-type="float" office:value="5.567">
            <text:p>5.567</text:p>
          </table:table-cell>
          <table:table-cell table:style-name="ce2" office:value-type="float" office:value="0.517">
            <text:p>0.517</text:p>
          </table:table-cell>
          <table:table-cell table:style-name="ce2" office:value-type="float" office:value="85127.113">
            <text:p>85127.113</text:p>
          </table:table-cell>
          <table:table-cell table:style-name="ce2" office:value-type="float" office:value="6647.11">
            <text:p>6647.11</text:p>
          </table:table-cell>
          <table:table-cell table:style-name="ce2" office:value-type="float" office:value="-198.48">
            <text:p>-198.48</text:p>
          </table:table-cell>
          <table:table-cell table:style-name="ce2" office:value-type="float" office:value="78840.003">
            <text:p>78840.003</text:p>
          </table:table-cell>
          <table:table-cell table:style-name="ce2" office:value-type="float" office:value="219.0000083333">
            <text:p>219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85685.593">
            <text:p>85685.593</text:p>
          </table:table-cell>
          <table:table-cell office:value-type="float" office:value="5.593">
            <text:p>5.593</text:p>
          </table:table-cell>
          <table:table-cell office:value-type="float" office:value="7205.59">
            <text:p>7205.59</text:p>
          </table:table-cell>
          <table:table-cell office:value-type="float" office:value="5.59">
            <text:p>5.59</text:p>
          </table:table-cell>
        </table:table-row>
        <table:table-row table:style-name="ro2">
          <table:table-cell table:style-name="ce2" office:value-type="string">
            <text:p>1923-09-24 20:16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80.953">
            <text:p>180.95</text:p>
          </table:table-cell>
          <table:table-cell table:style-name="ce3" office:value-type="float" office:value="0.953">
            <text:p>0.95</text:p>
          </table:table-cell>
          <table:table-cell table:style-name="ce3" office:value-type="float" office:value="161.508">
            <text:p>161.51</text:p>
          </table:table-cell>
          <table:table-cell table:style-name="ce2" office:value-type="string">
            <text:p><text:s/>0 ♎ 57' 10"</text:p>
          </table:table-cell>
          <table:table-cell table:style-name="ce2" office:value-type="string">
            <text:p><text:s/>0 ♈ 57' 12"</text:p>
          </table:table-cell>
          <table:table-cell table:style-name="ce2" office:value-type="string">
            <text:p>11 ♍ 30' 29"</text:p>
          </table:table-cell>
          <table:table-cell table:style-name="ce2" office:value-type="float" office:value="-0.379">
            <text:p>-0.379</text:p>
          </table:table-cell>
          <table:table-cell table:style-name="ce2" office:value-type="float" office:value="-1.229">
            <text:p>-1.229</text:p>
          </table:table-cell>
          <table:table-cell table:style-name="ce2" office:value-type="float" office:value="-1.753">
            <text:p>-1.753</text:p>
          </table:table-cell>
          <table:table-cell table:style-name="ce2" office:value-type="float" office:value="85320.953">
            <text:p>85320.953</text:p>
          </table:table-cell>
          <table:table-cell table:style-name="ce2" office:value-type="float" office:value="6660.953">
            <text:p>6660.953</text:p>
          </table:table-cell>
          <table:table-cell table:style-name="ce2" office:value-type="float" office:value="-198.492">
            <text:p>-198.492</text:p>
          </table:table-cell>
          <table:table-cell table:style-name="ce2" office:value-type="float" office:value="79020">
            <text:p>79020</text:p>
          </table:table-cell>
          <table:table-cell table:style-name="ce2" office:value-type="float" office:value="219.5">
            <text:p>219.5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5">
            <text:p>15</text:p>
          </table:table-cell>
          <table:table-cell office:value-type="float" office:value="85879.445">
            <text:p>85879.445</text:p>
          </table:table-cell>
          <table:table-cell office:value-type="float" office:value="199.445">
            <text:p>199.445</text:p>
          </table:table-cell>
          <table:table-cell office:value-type="float" office:value="7219.445">
            <text:p>7219.445</text:p>
          </table:table-cell>
          <table:table-cell office:value-type="float" office:value="19.445">
            <text:p>19.445</text:p>
          </table:table-cell>
        </table:table-row>
        <table:table-row table:style-name="ro2">
          <table:table-cell table:style-name="ce2" office:value-type="string">
            <text:p>1923-10-10 01:06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95.914">
            <text:p>195.91</text:p>
          </table:table-cell>
          <table:table-cell table:style-name="ce3" office:value-type="float" office:value="195.915">
            <text:p>195.92</text:p>
          </table:table-cell>
          <table:table-cell table:style-name="ce3" office:value-type="float" office:value="161.146">
            <text:p>161.15</text:p>
          </table:table-cell>
          <table:table-cell table:style-name="ce2" office:value-type="string">
            <text:p>15 ♎ 54' 49"</text:p>
          </table:table-cell>
          <table:table-cell table:style-name="ce2" office:value-type="string">
            <text:p>15 ♎ 54' 55"</text:p>
          </table:table-cell>
          <table:table-cell table:style-name="ce2" office:value-type="string">
            <text:p>11 ♍ 08' 45"</text:p>
          </table:table-cell>
          <table:table-cell table:style-name="ce2" office:value-type="float" office:value="-6.263">
            <text:p>-6.263</text:p>
          </table:table-cell>
          <table:table-cell table:style-name="ce2" office:value-type="float" office:value="-3.526">
            <text:p>-3.526</text:p>
          </table:table-cell>
          <table:table-cell table:style-name="ce2" office:value-type="float" office:value="2.966">
            <text:p>2.966</text:p>
          </table:table-cell>
          <table:table-cell table:style-name="ce2" office:value-type="float" office:value="85515.915">
            <text:p>85515.915</text:p>
          </table:table-cell>
          <table:table-cell table:style-name="ce2" office:value-type="float" office:value="6675.914">
            <text:p>6675.914</text:p>
          </table:table-cell>
          <table:table-cell table:style-name="ce2" office:value-type="float" office:value="-198.854">
            <text:p>-198.854</text:p>
          </table:table-cell>
          <table:table-cell table:style-name="ce2" office:value-type="float" office:value="79200.001">
            <text:p>79200.001</text:p>
          </table:table-cell>
          <table:table-cell table:style-name="ce2" office:value-type="float" office:value="220.0000027778">
            <text:p>220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86074.769">
            <text:p>86074.769</text:p>
          </table:table-cell>
          <table:table-cell office:value-type="float" office:value="34.769">
            <text:p>34.769</text:p>
          </table:table-cell>
          <table:table-cell office:value-type="float" office:value="7234.768">
            <text:p>7234.768</text:p>
          </table:table-cell>
          <table:table-cell office:value-type="float" office:value="34.768">
            <text:p>34.768</text:p>
          </table:table-cell>
        </table:table-row>
        <table:table-row table:style-name="ro2">
          <table:table-cell table:style-name="ce2" office:value-type="string">
            <text:p>1923-10-24 13:27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10.321">
            <text:p>210.32</text:p>
          </table:table-cell>
          <table:table-cell table:style-name="ce3" office:value-type="float" office:value="30.324">
            <text:p>30.32</text:p>
          </table:table-cell>
          <table:table-cell table:style-name="ce3" office:value-type="float" office:value="160.483">
            <text:p>160.48</text:p>
          </table:table-cell>
          <table:table-cell table:style-name="ce2" office:value-type="string">
            <text:p><text:s/>0 ♏ 19' 17"</text:p>
          </table:table-cell>
          <table:table-cell table:style-name="ce2" office:value-type="string">
            <text:p><text:s/>0 ♉ 19' 27"</text:p>
          </table:table-cell>
          <table:table-cell table:style-name="ce2" office:value-type="string">
            <text:p>10 ♍ 29' 00"</text:p>
          </table:table-cell>
          <table:table-cell table:style-name="ce2" office:value-type="float" office:value="-11.589">
            <text:p>-11.589</text:p>
          </table:table-cell>
          <table:table-cell table:style-name="ce2" office:value-type="float" office:value="7.927">
            <text:p>7.927</text:p>
          </table:table-cell>
          <table:table-cell table:style-name="ce2" office:value-type="float" office:value="-3.907">
            <text:p>-3.907</text:p>
          </table:table-cell>
          <table:table-cell table:style-name="ce2" office:value-type="float" office:value="85710.324">
            <text:p>85710.324</text:p>
          </table:table-cell>
          <table:table-cell table:style-name="ce2" office:value-type="float" office:value="6690.321">
            <text:p>6690.321</text:p>
          </table:table-cell>
          <table:table-cell table:style-name="ce2" office:value-type="float" office:value="-199.517">
            <text:p>-199.517</text:p>
          </table:table-cell>
          <table:table-cell table:style-name="ce2" office:value-type="float" office:value="79380.003">
            <text:p>79380.003</text:p>
          </table:table-cell>
          <table:table-cell table:style-name="ce2" office:value-type="float" office:value="220.5000083333">
            <text:p>220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86269.841">
            <text:p>86269.841</text:p>
          </table:table-cell>
          <table:table-cell office:value-type="float" office:value="229.841">
            <text:p>229.841</text:p>
          </table:table-cell>
          <table:table-cell office:value-type="float" office:value="7249.838">
            <text:p>7249.838</text:p>
          </table:table-cell>
          <table:table-cell office:value-type="float" office:value="49.838">
            <text:p>49.838</text:p>
          </table:table-cell>
        </table:table-row>
        <table:table-row table:style-name="ro2">
          <table:table-cell table:style-name="ce2" office:value-type="string">
            <text:p>1923-11-08 10:27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25.206">
            <text:p>225.21</text:p>
          </table:table-cell>
          <table:table-cell table:style-name="ce3" office:value-type="float" office:value="225.211">
            <text:p>225.21</text:p>
          </table:table-cell>
          <table:table-cell table:style-name="ce3" office:value-type="float" office:value="159.195">
            <text:p>159.20</text:p>
          </table:table-cell>
          <table:table-cell table:style-name="ce2" office:value-type="string">
            <text:p>15 ♏ 12' 23"</text:p>
          </table:table-cell>
          <table:table-cell table:style-name="ce2" office:value-type="string">
            <text:p>15 ♏ 12' 40"</text:p>
          </table:table-cell>
          <table:table-cell table:style-name="ce2" office:value-type="string">
            <text:p><text:s/>9 ♍ 11' 40"</text:p>
          </table:table-cell>
          <table:table-cell table:style-name="ce2" office:value-type="float" office:value="-16.401">
            <text:p>-16.401</text:p>
          </table:table-cell>
          <table:table-cell table:style-name="ce2" office:value-type="float" office:value="-11.987">
            <text:p>-11.987</text:p>
          </table:table-cell>
          <table:table-cell table:style-name="ce2" office:value-type="float" office:value="4.613">
            <text:p>4.613</text:p>
          </table:table-cell>
          <table:table-cell table:style-name="ce2" office:value-type="float" office:value="85905.211">
            <text:p>85905.211</text:p>
          </table:table-cell>
          <table:table-cell table:style-name="ce2" office:value-type="float" office:value="6705.206">
            <text:p>6705.206</text:p>
          </table:table-cell>
          <table:table-cell table:style-name="ce2" office:value-type="float" office:value="-200.805">
            <text:p>-200.805</text:p>
          </table:table-cell>
          <table:table-cell table:style-name="ce2" office:value-type="float" office:value="79560.005">
            <text:p>79560.005</text:p>
          </table:table-cell>
          <table:table-cell table:style-name="ce2" office:value-type="float" office:value="221.0000138889">
            <text:p>221.0000138889</text:p>
          </table:table-cell>
          <table:table-cell table:style-name="ce2" office:value-type="float" office:value="0.005">
            <text:p>0.005</text:p>
          </table:table-cell>
          <table:table-cell table:style-name="ce2" office:value-type="float" office:value="30">
            <text:p>30</text:p>
          </table:table-cell>
          <table:table-cell office:value-type="float" office:value="86466.016">
            <text:p>86466.016</text:p>
          </table:table-cell>
          <table:table-cell office:value-type="float" office:value="66.016">
            <text:p>66.016</text:p>
          </table:table-cell>
          <table:table-cell office:value-type="float" office:value="7266.011">
            <text:p>7266.011</text:p>
          </table:table-cell>
          <table:table-cell office:value-type="float" office:value="66.011">
            <text:p>66.011</text:p>
          </table:table-cell>
        </table:table-row>
        <table:table-row table:style-name="ro2">
          <table:table-cell table:style-name="ce2" office:value-type="string">
            <text:p>1923-11-23 07:58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40.22">
            <text:p>240.22</text:p>
          </table:table-cell>
          <table:table-cell table:style-name="ce3" office:value-type="float" office:value="60.223">
            <text:p>60.22</text:p>
          </table:table-cell>
          <table:table-cell table:style-name="ce3" office:value-type="float" office:value="157.611">
            <text:p>157.61</text:p>
          </table:table-cell>
          <table:table-cell table:style-name="ce2" office:value-type="string">
            <text:p><text:s/>0 ♐ 13' 11"</text:p>
          </table:table-cell>
          <table:table-cell table:style-name="ce2" office:value-type="string">
            <text:p><text:s/>0 ♊ 13' 22"</text:p>
          </table:table-cell>
          <table:table-cell table:style-name="ce2" office:value-type="string">
            <text:p><text:s/>7 ♍ 36' 40"</text:p>
          </table:table-cell>
          <table:table-cell table:style-name="ce2" office:value-type="float" office:value="-20.203">
            <text:p>-20.203</text:p>
          </table:table-cell>
          <table:table-cell table:style-name="ce2" office:value-type="float" office:value="15.362">
            <text:p>15.362</text:p>
          </table:table-cell>
          <table:table-cell table:style-name="ce2" office:value-type="float" office:value="-4.95">
            <text:p>-4.95</text:p>
          </table:table-cell>
          <table:table-cell table:style-name="ce2" office:value-type="float" office:value="86100.223">
            <text:p>86100.223</text:p>
          </table:table-cell>
          <table:table-cell table:style-name="ce2" office:value-type="float" office:value="6720.22">
            <text:p>6720.22</text:p>
          </table:table-cell>
          <table:table-cell table:style-name="ce2" office:value-type="float" office:value="-202.389">
            <text:p>-202.389</text:p>
          </table:table-cell>
          <table:table-cell table:style-name="ce2" office:value-type="float" office:value="79740.003">
            <text:p>79740.003</text:p>
          </table:table-cell>
          <table:table-cell table:style-name="ce2" office:value-type="float" office:value="221.5000083333">
            <text:p>221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86662.612">
            <text:p>86662.612</text:p>
          </table:table-cell>
          <table:table-cell office:value-type="float" office:value="262.612">
            <text:p>262.612</text:p>
          </table:table-cell>
          <table:table-cell office:value-type="float" office:value="7282.609">
            <text:p>7282.609</text:p>
          </table:table-cell>
          <table:table-cell office:value-type="float" office:value="82.609">
            <text:p>82.609</text:p>
          </table:table-cell>
        </table:table-row>
        <table:table-row table:style-name="ro2">
          <table:table-cell table:style-name="ce2" office:value-type="string">
            <text:p>1923-12-07 20:31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54.94">
            <text:p>254.94</text:p>
          </table:table-cell>
          <table:table-cell table:style-name="ce3" office:value-type="float" office:value="254.943">
            <text:p>254.94</text:p>
          </table:table-cell>
          <table:table-cell table:style-name="ce3" office:value-type="float" office:value="155.902">
            <text:p>155.90</text:p>
          </table:table-cell>
          <table:table-cell table:style-name="ce2" office:value-type="string">
            <text:p>14 ♐ 56' 23"</text:p>
          </table:table-cell>
          <table:table-cell table:style-name="ce2" office:value-type="string">
            <text:p>14 ♐ 56' 35"</text:p>
          </table:table-cell>
          <table:table-cell table:style-name="ce2" office:value-type="string">
            <text:p><text:s/>5 ♍ 54' 07"</text:p>
          </table:table-cell>
          <table:table-cell table:style-name="ce2" office:value-type="float" office:value="-22.596">
            <text:p>-22.596</text:p>
          </table:table-cell>
          <table:table-cell table:style-name="ce2" office:value-type="float" office:value="-17.682">
            <text:p>-17.682</text:p>
          </table:table-cell>
          <table:table-cell table:style-name="ce2" office:value-type="float" office:value="4.944">
            <text:p>4.944</text:p>
          </table:table-cell>
          <table:table-cell table:style-name="ce2" office:value-type="float" office:value="86294.943">
            <text:p>86294.943</text:p>
          </table:table-cell>
          <table:table-cell table:style-name="ce2" office:value-type="float" office:value="6734.94">
            <text:p>6734.94</text:p>
          </table:table-cell>
          <table:table-cell table:style-name="ce2" office:value-type="float" office:value="-204.098">
            <text:p>-204.098</text:p>
          </table:table-cell>
          <table:table-cell table:style-name="ce2" office:value-type="float" office:value="79920.003">
            <text:p>79920.003</text:p>
          </table:table-cell>
          <table:table-cell table:style-name="ce2" office:value-type="float" office:value="222.0000083333">
            <text:p>222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86859.041">
            <text:p>86859.041</text:p>
          </table:table-cell>
          <table:table-cell office:value-type="float" office:value="99.041">
            <text:p>99.041</text:p>
          </table:table-cell>
          <table:table-cell office:value-type="float" office:value="7299.038">
            <text:p>7299.038</text:p>
          </table:table-cell>
          <table:table-cell office:value-type="float" office:value="99.038">
            <text:p>99.038</text:p>
          </table:table-cell>
        </table:table-row>
        <table:table-row table:style-name="ro2">
          <table:table-cell table:style-name="ce2" office:value-type="string">
            <text:p>1923-12-23 02:33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70.459">
            <text:p>270.46</text:p>
          </table:table-cell>
          <table:table-cell table:style-name="ce3" office:value-type="float" office:value="90.462">
            <text:p>90.46</text:p>
          </table:table-cell>
          <table:table-cell table:style-name="ce3" office:value-type="float" office:value="154.224">
            <text:p>154.22</text:p>
          </table:table-cell>
          <table:table-cell table:style-name="ce2" office:value-type="string">
            <text:p><text:s/>0 ♑ 27' 32"</text:p>
          </table:table-cell>
          <table:table-cell table:style-name="ce2" office:value-type="string">
            <text:p><text:s/>0 ♋ 27' 42"</text:p>
          </table:table-cell>
          <table:table-cell table:style-name="ce2" office:value-type="string">
            <text:p><text:s/>4 ♍ 13' 25"</text:p>
          </table:table-cell>
          <table:table-cell table:style-name="ce2" office:value-type="float" office:value="-23.446">
            <text:p>-23.446</text:p>
          </table:table-cell>
          <table:table-cell table:style-name="ce2" office:value-type="float" office:value="18.922">
            <text:p>18.922</text:p>
          </table:table-cell>
          <table:table-cell table:style-name="ce2" office:value-type="float" office:value="-4.524">
            <text:p>-4.524</text:p>
          </table:table-cell>
          <table:table-cell table:style-name="ce2" office:value-type="float" office:value="86490.462">
            <text:p>86490.462</text:p>
          </table:table-cell>
          <table:table-cell table:style-name="ce2" office:value-type="float" office:value="6750.459">
            <text:p>6750.459</text:p>
          </table:table-cell>
          <table:table-cell table:style-name="ce2" office:value-type="float" office:value="-205.776">
            <text:p>-205.776</text:p>
          </table:table-cell>
          <table:table-cell table:style-name="ce2" office:value-type="float" office:value="80100.003">
            <text:p>80100.003</text:p>
          </table:table-cell>
          <table:table-cell table:style-name="ce2" office:value-type="float" office:value="222.5000083333">
            <text:p>222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87056.238">
            <text:p>87056.238</text:p>
          </table:table-cell>
          <table:table-cell office:value-type="float" office:value="296.238">
            <text:p>296.238</text:p>
          </table:table-cell>
          <table:table-cell office:value-type="float" office:value="7316.235">
            <text:p>7316.235</text:p>
          </table:table-cell>
          <table:table-cell office:value-type="float" office:value="116.235">
            <text:p>116.235</text:p>
          </table:table-cell>
        </table:table-row>
        <table:table-row table:style-name="ro2">
          <table:table-cell table:style-name="ce2" office:value-type="string">
            <text:p>1924-01-06 07:48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84.951">
            <text:p>284.95</text:p>
          </table:table-cell>
          <table:table-cell table:style-name="ce3" office:value-type="float" office:value="284.952">
            <text:p>284.95</text:p>
          </table:table-cell>
          <table:table-cell table:style-name="ce3" office:value-type="float" office:value="153.132">
            <text:p>153.13</text:p>
          </table:table-cell>
          <table:table-cell table:style-name="ce2" office:value-type="string">
            <text:p>14 ♑ 57' 03"</text:p>
          </table:table-cell>
          <table:table-cell table:style-name="ce2" office:value-type="string">
            <text:p>14 ♑ 57' 07"</text:p>
          </table:table-cell>
          <table:table-cell table:style-name="ce2" office:value-type="string">
            <text:p><text:s/>3 ♍ 07' 56"</text:p>
          </table:table-cell>
          <table:table-cell table:style-name="ce2" office:value-type="float" office:value="-22.608">
            <text:p>-22.608</text:p>
          </table:table-cell>
          <table:table-cell table:style-name="ce2" office:value-type="float" office:value="-18.812">
            <text:p>-18.812</text:p>
          </table:table-cell>
          <table:table-cell table:style-name="ce2" office:value-type="float" office:value="3.82">
            <text:p>3.82</text:p>
          </table:table-cell>
          <table:table-cell table:style-name="ce2" office:value-type="float" office:value="86684.952">
            <text:p>86684.952</text:p>
          </table:table-cell>
          <table:table-cell table:style-name="ce2" office:value-type="float" office:value="6764.951">
            <text:p>6764.951</text:p>
          </table:table-cell>
          <table:table-cell table:style-name="ce2" office:value-type="float" office:value="-206.868">
            <text:p>-206.868</text:p>
          </table:table-cell>
          <table:table-cell table:style-name="ce2" office:value-type="float" office:value="80280.001">
            <text:p>80280.001</text:p>
          </table:table-cell>
          <table:table-cell table:style-name="ce2" office:value-type="float" office:value="223.0000027778">
            <text:p>223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87251.82">
            <text:p>87251.82</text:p>
          </table:table-cell>
          <table:table-cell office:value-type="float" office:value="131.82">
            <text:p>131.82</text:p>
          </table:table-cell>
          <table:table-cell office:value-type="float" office:value="7331.819">
            <text:p>7331.819</text:p>
          </table:table-cell>
          <table:table-cell office:value-type="float" office:value="131.819">
            <text:p>131.819</text:p>
          </table:table-cell>
        </table:table-row>
        <table:table-row table:style-name="ro2">
          <table:table-cell table:style-name="ce2" office:value-type="string">
            <text:p>1924-01-21 19:57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00.747">
            <text:p>300.75</text:p>
          </table:table-cell>
          <table:table-cell table:style-name="ce3" office:value-type="float" office:value="120.748">
            <text:p>120.75</text:p>
          </table:table-cell>
          <table:table-cell table:style-name="ce3" office:value-type="float" office:value="152.377">
            <text:p>152.38</text:p>
          </table:table-cell>
          <table:table-cell table:style-name="ce2" office:value-type="string">
            <text:p><text:s/>0 ♒ 44' 48"</text:p>
          </table:table-cell>
          <table:table-cell table:style-name="ce2" office:value-type="string">
            <text:p><text:s/>0 ♌ 44' 53"</text:p>
          </table:table-cell>
          <table:table-cell table:style-name="ce2" office:value-type="string">
            <text:p><text:s/>2 ♍ 22' 38"</text:p>
          </table:table-cell>
          <table:table-cell table:style-name="ce2" office:value-type="float" office:value="-19.997">
            <text:p>-19.997</text:p>
          </table:table-cell>
          <table:table-cell table:style-name="ce2" office:value-type="float" office:value="17.328">
            <text:p>17.328</text:p>
          </table:table-cell>
          <table:table-cell table:style-name="ce2" office:value-type="float" office:value="-2.732">
            <text:p>-2.732</text:p>
          </table:table-cell>
          <table:table-cell table:style-name="ce2" office:value-type="float" office:value="86880.748">
            <text:p>86880.748</text:p>
          </table:table-cell>
          <table:table-cell table:style-name="ce2" office:value-type="float" office:value="6780.747">
            <text:p>6780.747</text:p>
          </table:table-cell>
          <table:table-cell table:style-name="ce2" office:value-type="float" office:value="-207.623">
            <text:p>-207.623</text:p>
          </table:table-cell>
          <table:table-cell table:style-name="ce2" office:value-type="float" office:value="80460.001">
            <text:p>80460.001</text:p>
          </table:table-cell>
          <table:table-cell table:style-name="ce2" office:value-type="float" office:value="223.5000027778">
            <text:p>223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87448.371">
            <text:p>87448.371</text:p>
          </table:table-cell>
          <table:table-cell office:value-type="float" office:value="328.371">
            <text:p>328.371</text:p>
          </table:table-cell>
          <table:table-cell office:value-type="float" office:value="7348.37">
            <text:p>7348.37</text:p>
          </table:table-cell>
          <table:table-cell office:value-type="float" office:value="148.37">
            <text:p>148.37</text:p>
          </table:table-cell>
        </table:table-row>
        <table:table-row table:style-name="ro2">
          <table:table-cell table:style-name="ce2" office:value-type="string">
            <text:p>1924-02-04 20:38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14.998">
            <text:p>315.00</text:p>
          </table:table-cell>
          <table:table-cell table:style-name="ce3" office:value-type="float" office:value="314.999">
            <text:p>315.00</text:p>
          </table:table-cell>
          <table:table-cell table:style-name="ce3" office:value-type="float" office:value="152.153">
            <text:p>152.15</text:p>
          </table:table-cell>
          <table:table-cell table:style-name="ce2" office:value-type="string">
            <text:p>14 ♒ 59' 53"</text:p>
          </table:table-cell>
          <table:table-cell table:style-name="ce2" office:value-type="string">
            <text:p>14 ♒ 59' 55"</text:p>
          </table:table-cell>
          <table:table-cell table:style-name="ce2" office:value-type="string">
            <text:p><text:s/>2 ♍ 09' 11"</text:p>
          </table:table-cell>
          <table:table-cell table:style-name="ce2" office:value-type="float" office:value="-16.342">
            <text:p>-16.342</text:p>
          </table:table-cell>
          <table:table-cell table:style-name="ce2" office:value-type="float" office:value="-14.855">
            <text:p>-14.855</text:p>
          </table:table-cell>
          <table:table-cell table:style-name="ce2" office:value-type="float" office:value="1.555">
            <text:p>1.555</text:p>
          </table:table-cell>
          <table:table-cell table:style-name="ce2" office:value-type="float" office:value="87074.999">
            <text:p>87074.999</text:p>
          </table:table-cell>
          <table:table-cell table:style-name="ce2" office:value-type="float" office:value="6794.998">
            <text:p>6794.998</text:p>
          </table:table-cell>
          <table:table-cell table:style-name="ce2" office:value-type="float" office:value="-207.847">
            <text:p>-207.847</text:p>
          </table:table-cell>
          <table:table-cell table:style-name="ce2" office:value-type="float" office:value="80640.001">
            <text:p>80640.001</text:p>
          </table:table-cell>
          <table:table-cell table:style-name="ce2" office:value-type="float" office:value="224.0000027778">
            <text:p>224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87642.846">
            <text:p>87642.846</text:p>
          </table:table-cell>
          <table:table-cell office:value-type="float" office:value="162.846">
            <text:p>162.846</text:p>
          </table:table-cell>
          <table:table-cell office:value-type="float" office:value="7362.845">
            <text:p>7362.845</text:p>
          </table:table-cell>
          <table:table-cell office:value-type="float" office:value="162.845">
            <text:p>162.845</text:p>
          </table:table-cell>
        </table:table-row>
        <table:table-row table:style-name="ro2">
          <table:table-cell table:style-name="ce2" office:value-type="string">
            <text:p>1924-02-20 11:07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30.773">
            <text:p>330.77</text:p>
          </table:table-cell>
          <table:table-cell table:style-name="ce3" office:value-type="float" office:value="150.776">
            <text:p>150.78</text:p>
          </table:table-cell>
          <table:table-cell table:style-name="ce3" office:value-type="float" office:value="152.169">
            <text:p>152.17</text:p>
          </table:table-cell>
          <table:table-cell table:style-name="ce2" office:value-type="string">
            <text:p><text:s/>0 ♓ 46' 23"</text:p>
          </table:table-cell>
          <table:table-cell table:style-name="ce2" office:value-type="string">
            <text:p><text:s/>0 ♍ 46' 31"</text:p>
          </table:table-cell>
          <table:table-cell table:style-name="ce2" office:value-type="string">
            <text:p><text:s/>2 ♍ 10' 07"</text:p>
          </table:table-cell>
          <table:table-cell table:style-name="ce2" office:value-type="float" office:value="-11.203">
            <text:p>-11.203</text:p>
          </table:table-cell>
          <table:table-cell table:style-name="ce2" office:value-type="float" office:value="11.081">
            <text:p>11.081</text:p>
          </table:table-cell>
          <table:table-cell table:style-name="ce2" office:value-type="float" office:value="-0.129">
            <text:p>-0.129</text:p>
          </table:table-cell>
          <table:table-cell table:style-name="ce2" office:value-type="float" office:value="87270.776">
            <text:p>87270.776</text:p>
          </table:table-cell>
          <table:table-cell table:style-name="ce2" office:value-type="float" office:value="6810.773">
            <text:p>6810.773</text:p>
          </table:table-cell>
          <table:table-cell table:style-name="ce2" office:value-type="float" office:value="-207.831">
            <text:p>-207.831</text:p>
          </table:table-cell>
          <table:table-cell table:style-name="ce2" office:value-type="float" office:value="80820.003">
            <text:p>80820.003</text:p>
          </table:table-cell>
          <table:table-cell table:style-name="ce2" office:value-type="float" office:value="224.5000083333">
            <text:p>224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87838.607">
            <text:p>87838.607</text:p>
          </table:table-cell>
          <table:table-cell office:value-type="float" office:value="358.607">
            <text:p>358.607</text:p>
          </table:table-cell>
          <table:table-cell office:value-type="float" office:value="7378.604">
            <text:p>7378.604</text:p>
          </table:table-cell>
          <table:table-cell office:value-type="float" office:value="178.604">
            <text:p>178.604</text:p>
          </table:table-cell>
        </table:table-row>
        <table:table-row table:style-name="ro2">
          <table:table-cell table:style-name="ce2" office:value-type="string">
            <text:p>1924-03-05 10:58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44.83">
            <text:p>344.83</text:p>
          </table:table-cell>
          <table:table-cell table:style-name="ce3" office:value-type="float" office:value="344.835">
            <text:p>344.84</text:p>
          </table:table-cell>
          <table:table-cell table:style-name="ce3" office:value-type="float" office:value="152.201">
            <text:p>152.20</text:p>
          </table:table-cell>
          <table:table-cell table:style-name="ce2" office:value-type="string">
            <text:p>14 ♓ 49' 46"</text:p>
          </table:table-cell>
          <table:table-cell table:style-name="ce2" office:value-type="string">
            <text:p>14 ♓ 50' 04"</text:p>
          </table:table-cell>
          <table:table-cell table:style-name="ce2" office:value-type="string">
            <text:p><text:s/>2 ♍ 12' 05"</text:p>
          </table:table-cell>
          <table:table-cell table:style-name="ce2" office:value-type="float" office:value="-5.977">
            <text:p>-5.977</text:p>
          </table:table-cell>
          <table:table-cell table:style-name="ce2" office:value-type="float" office:value="-7.041">
            <text:p>-7.041</text:p>
          </table:table-cell>
          <table:table-cell table:style-name="ce2" office:value-type="float" office:value="-1.156">
            <text:p>-1.156</text:p>
          </table:table-cell>
          <table:table-cell table:style-name="ce2" office:value-type="float" office:value="87464.835">
            <text:p>87464.835</text:p>
          </table:table-cell>
          <table:table-cell table:style-name="ce2" office:value-type="float" office:value="6824.83">
            <text:p>6824.83</text:p>
          </table:table-cell>
          <table:table-cell table:style-name="ce2" office:value-type="float" office:value="-207.799">
            <text:p>-207.799</text:p>
          </table:table-cell>
          <table:table-cell table:style-name="ce2" office:value-type="float" office:value="81000.005">
            <text:p>81000.005</text:p>
          </table:table-cell>
          <table:table-cell table:style-name="ce2" office:value-type="float" office:value="225.0000138889">
            <text:p>225.0000138889</text:p>
          </table:table-cell>
          <table:table-cell table:style-name="ce2" office:value-type="float" office:value="0.005">
            <text:p>0.005</text:p>
          </table:table-cell>
          <table:table-cell table:style-name="ce2" office:value-type="float" office:value="30">
            <text:p>30</text:p>
          </table:table-cell>
          <table:table-cell office:value-type="float" office:value="88032.634">
            <text:p>88032.634</text:p>
          </table:table-cell>
          <table:table-cell office:value-type="float" office:value="192.634">
            <text:p>192.634</text:p>
          </table:table-cell>
          <table:table-cell office:value-type="float" office:value="7392.629">
            <text:p>7392.629</text:p>
          </table:table-cell>
          <table:table-cell office:value-type="float" office:value="192.629">
            <text:p>192.629</text:p>
          </table:table-cell>
        </table:table-row>
        <table:table-row table:style-name="ro2">
          <table:table-cell table:style-name="ce2" office:value-type="string">
            <text:p>1924-03-20 23:31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0.303">
            <text:p>0.30</text:p>
          </table:table-cell>
          <table:table-cell table:style-name="ce3" office:value-type="float" office:value="180.309">
            <text:p>180.31</text:p>
          </table:table-cell>
          <table:table-cell table:style-name="ce3" office:value-type="float" office:value="152.017">
            <text:p>152.02</text:p>
          </table:table-cell>
          <table:table-cell table:style-name="ce2" office:value-type="string">
            <text:p><text:s/>0 ♈ 18' 09"</text:p>
          </table:table-cell>
          <table:table-cell table:style-name="ce2" office:value-type="string">
            <text:p><text:s/>0 ♎ 18' 33"</text:p>
          </table:table-cell>
          <table:table-cell table:style-name="ce2" office:value-type="string">
            <text:p><text:s/>2 ♍ 01' 02"</text:p>
          </table:table-cell>
          <table:table-cell table:style-name="ce2" office:value-type="float" office:value="0.121">
            <text:p>0.121</text:p>
          </table:table-cell>
          <table:table-cell table:style-name="ce2" office:value-type="float" office:value="2.15">
            <text:p>2.15</text:p>
          </table:table-cell>
          <table:table-cell table:style-name="ce2" office:value-type="float" office:value="2.478">
            <text:p>2.478</text:p>
          </table:table-cell>
          <table:table-cell table:style-name="ce2" office:value-type="float" office:value="87660.309">
            <text:p>87660.309</text:p>
          </table:table-cell>
          <table:table-cell table:style-name="ce2" office:value-type="float" office:value="6840.303">
            <text:p>6840.303</text:p>
          </table:table-cell>
          <table:table-cell table:style-name="ce2" office:value-type="float" office:value="-207.983">
            <text:p>-207.983</text:p>
          </table:table-cell>
          <table:table-cell table:style-name="ce2" office:value-type="float" office:value="81180.006">
            <text:p>81180.006</text:p>
          </table:table-cell>
          <table:table-cell table:style-name="ce2" office:value-type="float" office:value="225.5000166667">
            <text:p>225.5000166667</text:p>
          </table:table-cell>
          <table:table-cell table:style-name="ce2" office:value-type="float" office:value="180.006">
            <text:p>180.006</text:p>
          </table:table-cell>
          <table:table-cell table:style-name="ce2" office:value-type="float" office:value="15">
            <text:p>15</text:p>
          </table:table-cell>
          <table:table-cell office:value-type="float" office:value="88228.292">
            <text:p>88228.292</text:p>
          </table:table-cell>
          <table:table-cell office:value-type="float" office:value="28.292">
            <text:p>28.292</text:p>
          </table:table-cell>
          <table:table-cell office:value-type="float" office:value="7408.286">
            <text:p>7408.286</text:p>
          </table:table-cell>
          <table:table-cell office:value-type="float" office:value="208.286">
            <text:p>208.286</text:p>
          </table:table-cell>
        </table:table-row>
        <table:table-row table:style-name="ro2">
          <table:table-cell table:style-name="ce2" office:value-type="string">
            <text:p>1924-04-04 02:18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4.257">
            <text:p>14.26</text:p>
          </table:table-cell>
          <table:table-cell table:style-name="ce3" office:value-type="float" office:value="14.262">
            <text:p>14.26</text:p>
          </table:table-cell>
          <table:table-cell table:style-name="ce3" office:value-type="float" office:value="151.548">
            <text:p>151.55</text:p>
          </table:table-cell>
          <table:table-cell table:style-name="ce2" office:value-type="string">
            <text:p>14 ♈ 15' 25"</text:p>
          </table:table-cell>
          <table:table-cell table:style-name="ce2" office:value-type="string">
            <text:p>14 ♈ 15' 44"</text:p>
          </table:table-cell>
          <table:table-cell table:style-name="ce2" office:value-type="string">
            <text:p><text:s/>1 ♍ 32' 53"</text:p>
          </table:table-cell>
          <table:table-cell table:style-name="ce2" office:value-type="float" office:value="5.624">
            <text:p>5.624</text:p>
          </table:table-cell>
          <table:table-cell table:style-name="ce2" office:value-type="float" office:value="2.403">
            <text:p>2.403</text:p>
          </table:table-cell>
          <table:table-cell table:style-name="ce2" office:value-type="float" office:value="-3.494">
            <text:p>-3.494</text:p>
          </table:table-cell>
          <table:table-cell table:style-name="ce2" office:value-type="float" office:value="87854.262">
            <text:p>87854.262</text:p>
          </table:table-cell>
          <table:table-cell table:style-name="ce2" office:value-type="float" office:value="6854.257">
            <text:p>6854.257</text:p>
          </table:table-cell>
          <table:table-cell table:style-name="ce2" office:value-type="float" office:value="-208.452">
            <text:p>-208.452</text:p>
          </table:table-cell>
          <table:table-cell table:style-name="ce2" office:value-type="float" office:value="81360.005">
            <text:p>81360.005</text:p>
          </table:table-cell>
          <table:table-cell table:style-name="ce2" office:value-type="float" office:value="226.0000138889">
            <text:p>226.0000138889</text:p>
          </table:table-cell>
          <table:table-cell table:style-name="ce2" office:value-type="float" office:value="0.005">
            <text:p>0.005</text:p>
          </table:table-cell>
          <table:table-cell table:style-name="ce2" office:value-type="float" office:value="30">
            <text:p>30</text:p>
          </table:table-cell>
          <table:table-cell office:value-type="float" office:value="88422.714">
            <text:p>88422.714</text:p>
          </table:table-cell>
          <table:table-cell office:value-type="float" office:value="222.714">
            <text:p>222.714</text:p>
          </table:table-cell>
          <table:table-cell office:value-type="float" office:value="7422.709">
            <text:p>7422.709</text:p>
          </table:table-cell>
          <table:table-cell office:value-type="float" office:value="222.709">
            <text:p>222.709</text:p>
          </table:table-cell>
        </table:table-row>
        <table:table-row table:style-name="ro2">
          <table:table-cell table:style-name="ce2" office:value-type="string">
            <text:p>1924-04-19 09:11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9.242">
            <text:p>29.24</text:p>
          </table:table-cell>
          <table:table-cell table:style-name="ce3" office:value-type="float" office:value="209.244">
            <text:p>209.24</text:p>
          </table:table-cell>
          <table:table-cell table:style-name="ce3" office:value-type="float" office:value="150.482">
            <text:p>150.48</text:p>
          </table:table-cell>
          <table:table-cell table:style-name="ce2" office:value-type="string">
            <text:p>29 ♈ 14' 31"</text:p>
          </table:table-cell>
          <table:table-cell table:style-name="ce2" office:value-type="string">
            <text:p>29 ♎ 14' 37"</text:p>
          </table:table-cell>
          <table:table-cell table:style-name="ce2" office:value-type="string">
            <text:p><text:s/>0 ♍ 28' 56"</text:p>
          </table:table-cell>
          <table:table-cell table:style-name="ce2" office:value-type="float" office:value="11.208">
            <text:p>11.208</text:p>
          </table:table-cell>
          <table:table-cell table:style-name="ce2" office:value-type="float" office:value="-7.145">
            <text:p>-7.145</text:p>
          </table:table-cell>
          <table:table-cell table:style-name="ce2" office:value-type="float" office:value="4.341">
            <text:p>4.341</text:p>
          </table:table-cell>
          <table:table-cell table:style-name="ce2" office:value-type="float" office:value="88049.244">
            <text:p>88049.244</text:p>
          </table:table-cell>
          <table:table-cell table:style-name="ce2" office:value-type="float" office:value="6869.242">
            <text:p>6869.242</text:p>
          </table:table-cell>
          <table:table-cell table:style-name="ce2" office:value-type="float" office:value="-209.518">
            <text:p>-209.518</text:p>
          </table:table-cell>
          <table:table-cell table:style-name="ce2" office:value-type="float" office:value="81540.002">
            <text:p>81540.002</text:p>
          </table:table-cell>
          <table:table-cell table:style-name="ce2" office:value-type="float" office:value="226.5000055556">
            <text:p>226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office:value-type="float" office:value="88618.762">
            <text:p>88618.762</text:p>
          </table:table-cell>
          <table:table-cell office:value-type="float" office:value="58.762">
            <text:p>58.762</text:p>
          </table:table-cell>
          <table:table-cell office:value-type="float" office:value="7438.76">
            <text:p>7438.76</text:p>
          </table:table-cell>
          <table:table-cell office:value-type="float" office:value="238.76">
            <text:p>238.76</text:p>
          </table:table-cell>
        </table:table-row>
        <table:table-row table:style-name="ro2">
          <table:table-cell table:style-name="ce2" office:value-type="string">
            <text:p>1924-05-03 18:00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43.213">
            <text:p>43.21</text:p>
          </table:table-cell>
          <table:table-cell table:style-name="ce3" office:value-type="float" office:value="43.214">
            <text:p>43.21</text:p>
          </table:table-cell>
          <table:table-cell table:style-name="ce3" office:value-type="float" office:value="149.196">
            <text:p>149.20</text:p>
          </table:table-cell>
          <table:table-cell table:style-name="ce2" office:value-type="string">
            <text:p>13 ♉ 12' 46"</text:p>
          </table:table-cell>
          <table:table-cell table:style-name="ce2" office:value-type="string">
            <text:p>13 ♉ 12' 51"</text:p>
          </table:table-cell>
          <table:table-cell table:style-name="ce2" office:value-type="string">
            <text:p>29 ♌ 11' 45"</text:p>
          </table:table-cell>
          <table:table-cell table:style-name="ce2" office:value-type="float" office:value="15.81">
            <text:p>15.81</text:p>
          </table:table-cell>
          <table:table-cell table:style-name="ce2" office:value-type="float" office:value="11.212">
            <text:p>11.212</text:p>
          </table:table-cell>
          <table:table-cell table:style-name="ce2" office:value-type="float" office:value="-4.818">
            <text:p>-4.818</text:p>
          </table:table-cell>
          <table:table-cell table:style-name="ce2" office:value-type="float" office:value="88243.214">
            <text:p>88243.214</text:p>
          </table:table-cell>
          <table:table-cell table:style-name="ce2" office:value-type="float" office:value="6883.213">
            <text:p>6883.213</text:p>
          </table:table-cell>
          <table:table-cell table:style-name="ce2" office:value-type="float" office:value="-210.804">
            <text:p>-210.804</text:p>
          </table:table-cell>
          <table:table-cell table:style-name="ce2" office:value-type="float" office:value="81720.001">
            <text:p>81720.001</text:p>
          </table:table-cell>
          <table:table-cell table:style-name="ce2" office:value-type="float" office:value="227.0000027778">
            <text:p>227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88814.018">
            <text:p>88814.018</text:p>
          </table:table-cell>
          <table:table-cell office:value-type="float" office:value="254.018">
            <text:p>254.018</text:p>
          </table:table-cell>
          <table:table-cell office:value-type="float" office:value="7454.017">
            <text:p>7454.017</text:p>
          </table:table-cell>
          <table:table-cell office:value-type="float" office:value="254.017">
            <text:p>254.017</text:p>
          </table:table-cell>
        </table:table-row>
        <table:table-row table:style-name="ro2">
          <table:table-cell table:style-name="ce2" office:value-type="string">
            <text:p>1924-05-18 16:53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57.65">
            <text:p>57.65</text:p>
          </table:table-cell>
          <table:table-cell table:style-name="ce3" office:value-type="float" office:value="237.654">
            <text:p>237.65</text:p>
          </table:table-cell>
          <table:table-cell table:style-name="ce3" office:value-type="float" office:value="147.556">
            <text:p>147.56</text:p>
          </table:table-cell>
          <table:table-cell table:style-name="ce2" office:value-type="string">
            <text:p>27 ♉ 39' 00"</text:p>
          </table:table-cell>
          <table:table-cell table:style-name="ce2" office:value-type="string">
            <text:p>27 ♏ 39' 14"</text:p>
          </table:table-cell>
          <table:table-cell table:style-name="ce2" office:value-type="string">
            <text:p>27 ♌ 33' 23"</text:p>
          </table:table-cell>
          <table:table-cell table:style-name="ce2" office:value-type="float" office:value="19.642">
            <text:p>19.642</text:p>
          </table:table-cell>
          <table:table-cell table:style-name="ce2" office:value-type="float" office:value="-14.764">
            <text:p>-14.764</text:p>
          </table:table-cell>
          <table:table-cell table:style-name="ce2" office:value-type="float" office:value="5.004">
            <text:p>5.004</text:p>
          </table:table-cell>
          <table:table-cell table:style-name="ce2" office:value-type="float" office:value="88437.654">
            <text:p>88437.654</text:p>
          </table:table-cell>
          <table:table-cell table:style-name="ce2" office:value-type="float" office:value="6897.65">
            <text:p>6897.65</text:p>
          </table:table-cell>
          <table:table-cell table:style-name="ce2" office:value-type="float" office:value="-212.444">
            <text:p>-212.444</text:p>
          </table:table-cell>
          <table:table-cell table:style-name="ce2" office:value-type="float" office:value="81900.004">
            <text:p>81900.004</text:p>
          </table:table-cell>
          <table:table-cell table:style-name="ce2" office:value-type="float" office:value="227.5000111111">
            <text:p>227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office:value-type="float" office:value="89010.098">
            <text:p>89010.098</text:p>
          </table:table-cell>
          <table:table-cell office:value-type="float" office:value="90.098">
            <text:p>90.098</text:p>
          </table:table-cell>
          <table:table-cell office:value-type="float" office:value="7470.094">
            <text:p>7470.094</text:p>
          </table:table-cell>
          <table:table-cell office:value-type="float" office:value="270.094">
            <text:p>270.094</text:p>
          </table:table-cell>
        </table:table-row>
        <table:table-row table:style-name="ro2">
          <table:table-cell table:style-name="ce2" office:value-type="string">
            <text:p>1924-06-02 09:35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71.756">
            <text:p>71.76</text:p>
          </table:table-cell>
          <table:table-cell table:style-name="ce3" office:value-type="float" office:value="71.762">
            <text:p>71.76</text:p>
          </table:table-cell>
          <table:table-cell table:style-name="ce3" office:value-type="float" office:value="145.963">
            <text:p>145.96</text:p>
          </table:table-cell>
          <table:table-cell table:style-name="ce2" office:value-type="string">
            <text:p>11 ♊ 45' 23"</text:p>
          </table:table-cell>
          <table:table-cell table:style-name="ce2" office:value-type="string">
            <text:p>11 ♊ 45' 41"</text:p>
          </table:table-cell>
          <table:table-cell table:style-name="ce2" office:value-type="string">
            <text:p>25 ♌ 57' 45"</text:p>
          </table:table-cell>
          <table:table-cell table:style-name="ce2" office:value-type="float" office:value="22.203">
            <text:p>22.203</text:p>
          </table:table-cell>
          <table:table-cell table:style-name="ce2" office:value-type="float" office:value="17.424">
            <text:p>17.424</text:p>
          </table:table-cell>
          <table:table-cell table:style-name="ce2" office:value-type="float" office:value="-4.822">
            <text:p>-4.822</text:p>
          </table:table-cell>
          <table:table-cell table:style-name="ce2" office:value-type="float" office:value="88631.762">
            <text:p>88631.762</text:p>
          </table:table-cell>
          <table:table-cell table:style-name="ce2" office:value-type="float" office:value="6911.756">
            <text:p>6911.756</text:p>
          </table:table-cell>
          <table:table-cell table:style-name="ce2" office:value-type="float" office:value="-214.037">
            <text:p>-214.037</text:p>
          </table:table-cell>
          <table:table-cell table:style-name="ce2" office:value-type="float" office:value="82080.006">
            <text:p>82080.006</text:p>
          </table:table-cell>
          <table:table-cell table:style-name="ce2" office:value-type="float" office:value="228.0000166667">
            <text:p>228.0000166667</text:p>
          </table:table-cell>
          <table:table-cell table:style-name="ce2" office:value-type="float" office:value="0.006">
            <text:p>0.006</text:p>
          </table:table-cell>
          <table:table-cell table:style-name="ce2" office:value-type="float" office:value="30">
            <text:p>30</text:p>
          </table:table-cell>
          <table:table-cell office:value-type="float" office:value="89205.799">
            <text:p>89205.799</text:p>
          </table:table-cell>
          <table:table-cell office:value-type="float" office:value="285.799">
            <text:p>285.799</text:p>
          </table:table-cell>
          <table:table-cell office:value-type="float" office:value="7485.793">
            <text:p>7485.793</text:p>
          </table:table-cell>
          <table:table-cell office:value-type="float" office:value="285.793">
            <text:p>285.793</text:p>
          </table:table-cell>
        </table:table-row>
        <table:table-row table:style-name="ro2">
          <table:table-cell table:style-name="ce2" office:value-type="string">
            <text:p>1924-06-16 23:42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85.702">
            <text:p>85.70</text:p>
          </table:table-cell>
          <table:table-cell table:style-name="ce3" office:value-type="float" office:value="265.708">
            <text:p>265.71</text:p>
          </table:table-cell>
          <table:table-cell table:style-name="ce3" office:value-type="float" office:value="144.682">
            <text:p>144.68</text:p>
          </table:table-cell>
          <table:table-cell table:style-name="ce2" office:value-type="string">
            <text:p>25 ♊ 42' 06"</text:p>
          </table:table-cell>
          <table:table-cell table:style-name="ce2" office:value-type="string">
            <text:p>25 ♐ 42' 28"</text:p>
          </table:table-cell>
          <table:table-cell table:style-name="ce2" office:value-type="string">
            <text:p>24 ♌ 40' 56"</text:p>
          </table:table-cell>
          <table:table-cell table:style-name="ce2" office:value-type="float" office:value="23.377">
            <text:p>23.377</text:p>
          </table:table-cell>
          <table:table-cell table:style-name="ce2" office:value-type="float" office:value="-19.027">
            <text:p>-19.027</text:p>
          </table:table-cell>
          <table:table-cell table:style-name="ce2" office:value-type="float" office:value="4.352">
            <text:p>4.352</text:p>
          </table:table-cell>
          <table:table-cell table:style-name="ce2" office:value-type="float" office:value="88825.708">
            <text:p>88825.708</text:p>
          </table:table-cell>
          <table:table-cell table:style-name="ce2" office:value-type="float" office:value="6925.702">
            <text:p>6925.702</text:p>
          </table:table-cell>
          <table:table-cell table:style-name="ce2" office:value-type="float" office:value="-215.318">
            <text:p>-215.318</text:p>
          </table:table-cell>
          <table:table-cell table:style-name="ce2" office:value-type="float" office:value="82260.006">
            <text:p>82260.006</text:p>
          </table:table-cell>
          <table:table-cell table:style-name="ce2" office:value-type="float" office:value="228.5000166667">
            <text:p>228.5000166667</text:p>
          </table:table-cell>
          <table:table-cell table:style-name="ce2" office:value-type="float" office:value="180.006">
            <text:p>180.006</text:p>
          </table:table-cell>
          <table:table-cell table:style-name="ce2" office:value-type="float" office:value="15">
            <text:p>15</text:p>
          </table:table-cell>
          <table:table-cell office:value-type="float" office:value="89401.026">
            <text:p>89401.026</text:p>
          </table:table-cell>
          <table:table-cell office:value-type="float" office:value="121.026">
            <text:p>121.026</text:p>
          </table:table-cell>
          <table:table-cell office:value-type="float" office:value="7501.02">
            <text:p>7501.02</text:p>
          </table:table-cell>
          <table:table-cell office:value-type="float" office:value="301.02">
            <text:p>301.02</text:p>
          </table:table-cell>
        </table:table-row>
        <table:table-row table:style-name="ro2">
          <table:table-cell table:style-name="ce2" office:value-type="string">
            <text:p>1924-07-02 00:35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00.043">
            <text:p>100.04</text:p>
          </table:table-cell>
          <table:table-cell table:style-name="ce3" office:value-type="float" office:value="100.045">
            <text:p>100.05</text:p>
          </table:table-cell>
          <table:table-cell table:style-name="ce3" office:value-type="float" office:value="143.647">
            <text:p>143.65</text:p>
          </table:table-cell>
          <table:table-cell table:style-name="ce2" office:value-type="string">
            <text:p>10 ♋ 02' 35"</text:p>
          </table:table-cell>
          <table:table-cell table:style-name="ce2" office:value-type="string">
            <text:p>10 ♋ 02' 43"</text:p>
          </table:table-cell>
          <table:table-cell table:style-name="ce2" office:value-type="string">
            <text:p>23 ♌ 38' 48"</text:p>
          </table:table-cell>
          <table:table-cell table:style-name="ce2" office:value-type="float" office:value="23.066">
            <text:p>23.066</text:p>
          </table:table-cell>
          <table:table-cell table:style-name="ce2" office:value-type="float" office:value="19.527">
            <text:p>19.527</text:p>
          </table:table-cell>
          <table:table-cell table:style-name="ce2" office:value-type="float" office:value="-3.549">
            <text:p>-3.549</text:p>
          </table:table-cell>
          <table:table-cell table:style-name="ce2" office:value-type="float" office:value="89020.045">
            <text:p>89020.045</text:p>
          </table:table-cell>
          <table:table-cell table:style-name="ce2" office:value-type="float" office:value="6940.043">
            <text:p>6940.043</text:p>
          </table:table-cell>
          <table:table-cell table:style-name="ce2" office:value-type="float" office:value="-216.353">
            <text:p>-216.353</text:p>
          </table:table-cell>
          <table:table-cell table:style-name="ce2" office:value-type="float" office:value="82440.002">
            <text:p>82440.002</text:p>
          </table:table-cell>
          <table:table-cell table:style-name="ce2" office:value-type="float" office:value="229.0000055556">
            <text:p>229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89596.398">
            <text:p>89596.398</text:p>
          </table:table-cell>
          <table:table-cell office:value-type="float" office:value="316.398">
            <text:p>316.398</text:p>
          </table:table-cell>
          <table:table-cell office:value-type="float" office:value="7516.396">
            <text:p>7516.396</text:p>
          </table:table-cell>
          <table:table-cell office:value-type="float" office:value="316.396">
            <text:p>316.396</text:p>
          </table:table-cell>
        </table:table-row>
        <table:table-row table:style-name="ro2">
          <table:table-cell table:style-name="ce2" office:value-type="string">
            <text:p>1924-07-16 06:49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13.64">
            <text:p>113.64</text:p>
          </table:table-cell>
          <table:table-cell table:style-name="ce3" office:value-type="float" office:value="293.645">
            <text:p>293.65</text:p>
          </table:table-cell>
          <table:table-cell table:style-name="ce3" office:value-type="float" office:value="143.181">
            <text:p>143.18</text:p>
          </table:table-cell>
          <table:table-cell table:style-name="ce2" office:value-type="string">
            <text:p>23 ♋ 38' 22"</text:p>
          </table:table-cell>
          <table:table-cell table:style-name="ce2" office:value-type="string">
            <text:p>23 ♑ 38' 40"</text:p>
          </table:table-cell>
          <table:table-cell table:style-name="ce2" office:value-type="string">
            <text:p>23 ♌ 10' 50"</text:p>
          </table:table-cell>
          <table:table-cell table:style-name="ce2" office:value-type="float" office:value="21.377">
            <text:p>21.377</text:p>
          </table:table-cell>
          <table:table-cell table:style-name="ce2" office:value-type="float" office:value="-18.839">
            <text:p>-18.839</text:p>
          </table:table-cell>
          <table:table-cell table:style-name="ce2" office:value-type="float" office:value="2.575">
            <text:p>2.575</text:p>
          </table:table-cell>
          <table:table-cell table:style-name="ce2" office:value-type="float" office:value="89213.645">
            <text:p>89213.645</text:p>
          </table:table-cell>
          <table:table-cell table:style-name="ce2" office:value-type="float" office:value="6953.64">
            <text:p>6953.64</text:p>
          </table:table-cell>
          <table:table-cell table:style-name="ce2" office:value-type="float" office:value="-216.819">
            <text:p>-216.819</text:p>
          </table:table-cell>
          <table:table-cell table:style-name="ce2" office:value-type="float" office:value="82620.005">
            <text:p>82620.005</text:p>
          </table:table-cell>
          <table:table-cell table:style-name="ce2" office:value-type="float" office:value="229.5000138889">
            <text:p>229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89790.464">
            <text:p>89790.464</text:p>
          </table:table-cell>
          <table:table-cell office:value-type="float" office:value="150.464">
            <text:p>150.464</text:p>
          </table:table-cell>
          <table:table-cell office:value-type="float" office:value="7530.459">
            <text:p>7530.459</text:p>
          </table:table-cell>
          <table:table-cell office:value-type="float" office:value="330.459">
            <text:p>330.459</text:p>
          </table:table-cell>
        </table:table-row>
        <table:table-row table:style-name="ro2">
          <table:table-cell table:style-name="ce2" office:value-type="string">
            <text:p>1924-07-31 14:42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3" office:value-type="float" office:value="128.281">
            <text:p>128.28</text:p>
          </table:table-cell>
          <table:table-cell table:style-name="ce3" office:value-type="float" office:value="142.958">
            <text:p>142.96</text:p>
          </table:table-cell>
          <table:table-cell table:style-name="ce2" office:value-type="string">
            <text:p><text:s/>8 ♌ 16' 50"</text:p>
          </table:table-cell>
          <table:table-cell table:style-name="ce2" office:value-type="string">
            <text:p><text:s/>8 ♌ 16' 51"</text:p>
          </table:table-cell>
          <table:table-cell table:style-name="ce2" office:value-type="string">
            <text:p>22 ♌ 57' 28"</text:p>
          </table:table-cell>
          <table:table-cell table:style-name="ce2" office:value-type="float" office:value="18.201">
            <text:p>18.201</text:p>
          </table:table-cell>
          <table:table-cell table:style-name="ce2" office:value-type="float" office:value="16.909">
            <text:p>16.909</text:p>
          </table:table-cell>
          <table:table-cell table:style-name="ce2" office:value-type="float" office:value="-1.337">
            <text:p>-1.337</text:p>
          </table:table-cell>
          <table:table-cell table:style-name="ce2" office:value-type="float" office:value="89408.281">
            <text:p>89408.281</text:p>
          </table:table-cell>
          <table:table-cell table:style-name="ce2" office:value-type="float" office:value="6968.281">
            <text:p>6968.281</text:p>
          </table:table-cell>
          <table:table-cell table:style-name="ce2" office:value-type="float" office:value="-217.042">
            <text:p>-217.042</text:p>
          </table:table-cell>
          <table:table-cell table:style-name="ce2" office:value-type="float" office:value="82800">
            <text:p>82800</text:p>
          </table:table-cell>
          <table:table-cell table:style-name="ce2" office:value-type="float" office:value="230">
            <text:p>23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0">
            <text:p>30</text:p>
          </table:table-cell>
          <table:table-cell office:value-type="float" office:value="89985.323">
            <text:p>89985.323</text:p>
          </table:table-cell>
          <table:table-cell office:value-type="float" office:value="345.323">
            <text:p>345.323</text:p>
          </table:table-cell>
          <table:table-cell office:value-type="float" office:value="7545.323">
            <text:p>7545.323</text:p>
          </table:table-cell>
          <table:table-cell office:value-type="float" office:value="345.323">
            <text:p>345.323</text:p>
          </table:table-cell>
        </table:table-row>
        <table:table-row table:style-name="ro2">
          <table:table-cell table:style-name="ce2" office:value-type="string">
            <text:p>1924-08-14 15:19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41.727">
            <text:p>141.73</text:p>
          </table:table-cell>
          <table:table-cell table:style-name="ce3" office:value-type="float" office:value="321.729">
            <text:p>321.73</text:p>
          </table:table-cell>
          <table:table-cell table:style-name="ce3" office:value-type="float" office:value="142.979">
            <text:p>142.98</text:p>
          </table:table-cell>
          <table:table-cell table:style-name="ce2" office:value-type="string">
            <text:p>21 ♌ 43' 37"</text:p>
          </table:table-cell>
          <table:table-cell table:style-name="ce2" office:value-type="string">
            <text:p>21 ♒ 43' 45"</text:p>
          </table:table-cell>
          <table:table-cell table:style-name="ce2" office:value-type="string">
            <text:p>22 ♌ 58' 43"</text:p>
          </table:table-cell>
          <table:table-cell table:style-name="ce2" office:value-type="float" office:value="14.268">
            <text:p>14.268</text:p>
          </table:table-cell>
          <table:table-cell table:style-name="ce2" office:value-type="float" office:value="-14.158">
            <text:p>-14.158</text:p>
          </table:table-cell>
          <table:table-cell table:style-name="ce2" office:value-type="float" office:value="0.116">
            <text:p>0.116</text:p>
          </table:table-cell>
          <table:table-cell table:style-name="ce2" office:value-type="float" office:value="89601.729">
            <text:p>89601.729</text:p>
          </table:table-cell>
          <table:table-cell table:style-name="ce2" office:value-type="float" office:value="6981.727">
            <text:p>6981.727</text:p>
          </table:table-cell>
          <table:table-cell table:style-name="ce2" office:value-type="float" office:value="-217.021">
            <text:p>-217.021</text:p>
          </table:table-cell>
          <table:table-cell table:style-name="ce2" office:value-type="float" office:value="82980.002">
            <text:p>82980.002</text:p>
          </table:table-cell>
          <table:table-cell table:style-name="ce2" office:value-type="float" office:value="230.5000055556">
            <text:p>230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office:value-type="float" office:value="90178.75">
            <text:p>90178.75</text:p>
          </table:table-cell>
          <table:table-cell office:value-type="float" office:value="178.75">
            <text:p>178.75</text:p>
          </table:table-cell>
          <table:table-cell office:value-type="float" office:value="7558.748">
            <text:p>7558.748</text:p>
          </table:table-cell>
          <table:table-cell office:value-type="float" office:value="358.748">
            <text:p>358.748</text:p>
          </table:table-cell>
        </table:table-row>
        <table:table-row table:style-name="ro2">
          <table:table-cell table:style-name="ce2" office:value-type="string">
            <text:p>1924-08-30 03:37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56.68">
            <text:p>156.68</text:p>
          </table:table-cell>
          <table:table-cell table:style-name="ce3" office:value-type="float" office:value="156.686">
            <text:p>156.69</text:p>
          </table:table-cell>
          <table:table-cell table:style-name="ce3" office:value-type="float" office:value="143.022">
            <text:p>143.02</text:p>
          </table:table-cell>
          <table:table-cell table:style-name="ce2" office:value-type="string">
            <text:p><text:s/>6 ♍ 40' 48"</text:p>
          </table:table-cell>
          <table:table-cell table:style-name="ce2" office:value-type="string">
            <text:p><text:s/>6 ♍ 41' 08"</text:p>
          </table:table-cell>
          <table:table-cell table:style-name="ce2" office:value-type="string">
            <text:p>23 ♌ 01' 17"</text:p>
          </table:table-cell>
          <table:table-cell table:style-name="ce2" office:value-type="float" office:value="9.063">
            <text:p>9.063</text:p>
          </table:table-cell>
          <table:table-cell table:style-name="ce2" office:value-type="float" office:value="10.219">
            <text:p>10.219</text:p>
          </table:table-cell>
          <table:table-cell table:style-name="ce2" office:value-type="float" office:value="1.247">
            <text:p>1.247</text:p>
          </table:table-cell>
          <table:table-cell table:style-name="ce2" office:value-type="float" office:value="89796.686">
            <text:p>89796.686</text:p>
          </table:table-cell>
          <table:table-cell table:style-name="ce2" office:value-type="float" office:value="6996.68">
            <text:p>6996.68</text:p>
          </table:table-cell>
          <table:table-cell table:style-name="ce2" office:value-type="float" office:value="-216.978">
            <text:p>-216.978</text:p>
          </table:table-cell>
          <table:table-cell table:style-name="ce2" office:value-type="float" office:value="83160.006">
            <text:p>83160.006</text:p>
          </table:table-cell>
          <table:table-cell table:style-name="ce2" office:value-type="float" office:value="231.0000166667">
            <text:p>231.0000166667</text:p>
          </table:table-cell>
          <table:table-cell table:style-name="ce2" office:value-type="float" office:value="0.006">
            <text:p>0.006</text:p>
          </table:table-cell>
          <table:table-cell table:style-name="ce2" office:value-type="float" office:value="30">
            <text:p>30</text:p>
          </table:table-cell>
          <table:table-cell office:value-type="float" office:value="90373.664">
            <text:p>90373.664</text:p>
          </table:table-cell>
          <table:table-cell office:value-type="float" office:value="13.664">
            <text:p>13.664</text:p>
          </table:table-cell>
          <table:table-cell office:value-type="float" office:value="7573.658">
            <text:p>7573.658</text:p>
          </table:table-cell>
          <table:table-cell office:value-type="float" office:value="13.658">
            <text:p>13.658</text:p>
          </table:table-cell>
        </table:table-row>
        <table:table-row table:style-name="ro2">
          <table:table-cell table:style-name="ce2" office:value-type="string">
            <text:p>1924-09-13 02:00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70.202">
            <text:p>170.20</text:p>
          </table:table-cell>
          <table:table-cell table:style-name="ce3" office:value-type="float" office:value="350.207">
            <text:p>350.21</text:p>
          </table:table-cell>
          <table:table-cell table:style-name="ce3" office:value-type="float" office:value="142.871">
            <text:p>142.87</text:p>
          </table:table-cell>
          <table:table-cell table:style-name="ce2" office:value-type="string">
            <text:p>20 ♍ 12' 06"</text:p>
          </table:table-cell>
          <table:table-cell table:style-name="ce2" office:value-type="string">
            <text:p>20 ♓ 12' 25"</text:p>
          </table:table-cell>
          <table:table-cell table:style-name="ce2" office:value-type="string">
            <text:p>22 ♌ 52' 17"</text:p>
          </table:table-cell>
          <table:table-cell table:style-name="ce2" office:value-type="float" office:value="3.883">
            <text:p>3.883</text:p>
          </table:table-cell>
          <table:table-cell table:style-name="ce2" office:value-type="float" office:value="-6.089">
            <text:p>-6.089</text:p>
          </table:table-cell>
          <table:table-cell table:style-name="ce2" office:value-type="float" office:value="-2.402">
            <text:p>-2.402</text:p>
          </table:table-cell>
          <table:table-cell table:style-name="ce2" office:value-type="float" office:value="89990.207">
            <text:p>89990.207</text:p>
          </table:table-cell>
          <table:table-cell table:style-name="ce2" office:value-type="float" office:value="7010.202">
            <text:p>7010.202</text:p>
          </table:table-cell>
          <table:table-cell table:style-name="ce2" office:value-type="float" office:value="-217.129">
            <text:p>-217.129</text:p>
          </table:table-cell>
          <table:table-cell table:style-name="ce2" office:value-type="float" office:value="83340.005">
            <text:p>83340.005</text:p>
          </table:table-cell>
          <table:table-cell table:style-name="ce2" office:value-type="float" office:value="231.5000138889">
            <text:p>231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90567.336">
            <text:p>90567.336</text:p>
          </table:table-cell>
          <table:table-cell office:value-type="float" office:value="207.336">
            <text:p>207.336</text:p>
          </table:table-cell>
          <table:table-cell office:value-type="float" office:value="7587.331">
            <text:p>7587.331</text:p>
          </table:table-cell>
          <table:table-cell office:value-type="float" office:value="27.331">
            <text:p>27.331</text:p>
          </table:table-cell>
        </table:table-row>
        <table:table-row table:style-name="ro2">
          <table:table-cell table:style-name="ce2" office:value-type="string">
            <text:p>1924-09-28 15:16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85.415">
            <text:p>185.42</text:p>
          </table:table-cell>
          <table:table-cell table:style-name="ce3" office:value-type="float" office:value="185.42">
            <text:p>185.42</text:p>
          </table:table-cell>
          <table:table-cell table:style-name="ce3" office:value-type="float" office:value="142.329">
            <text:p>142.33</text:p>
          </table:table-cell>
          <table:table-cell table:style-name="ce2" office:value-type="string">
            <text:p><text:s/>5 ♎ 24' 54"</text:p>
          </table:table-cell>
          <table:table-cell table:style-name="ce2" office:value-type="string">
            <text:p><text:s/>5 ♎ 25' 12"</text:p>
          </table:table-cell>
          <table:table-cell table:style-name="ce2" office:value-type="string">
            <text:p>22 ♌ 19' 45"</text:p>
          </table:table-cell>
          <table:table-cell table:style-name="ce2" office:value-type="float" office:value="-2.152">
            <text:p>-2.152</text:p>
          </table:table-cell>
          <table:table-cell table:style-name="ce2" office:value-type="float" office:value="1.077">
            <text:p>1.077</text:p>
          </table:table-cell>
          <table:table-cell table:style-name="ce2" office:value-type="float" office:value="3.519">
            <text:p>3.519</text:p>
          </table:table-cell>
          <table:table-cell table:style-name="ce2" office:value-type="float" office:value="90185.42">
            <text:p>90185.42</text:p>
          </table:table-cell>
          <table:table-cell table:style-name="ce2" office:value-type="float" office:value="7025.415">
            <text:p>7025.415</text:p>
          </table:table-cell>
          <table:table-cell table:style-name="ce2" office:value-type="float" office:value="-217.671">
            <text:p>-217.671</text:p>
          </table:table-cell>
          <table:table-cell table:style-name="ce2" office:value-type="float" office:value="83520.005">
            <text:p>83520.005</text:p>
          </table:table-cell>
          <table:table-cell table:style-name="ce2" office:value-type="float" office:value="232.0000138889">
            <text:p>232.0000138889</text:p>
          </table:table-cell>
          <table:table-cell table:style-name="ce2" office:value-type="float" office:value="0.005">
            <text:p>0.005</text:p>
          </table:table-cell>
          <table:table-cell table:style-name="ce2" office:value-type="float" office:value="30">
            <text:p>30</text:p>
          </table:table-cell>
          <table:table-cell office:value-type="float" office:value="90763.091">
            <text:p>90763.091</text:p>
          </table:table-cell>
          <table:table-cell office:value-type="float" office:value="43.091">
            <text:p>43.091</text:p>
          </table:table-cell>
          <table:table-cell office:value-type="float" office:value="7603.086">
            <text:p>7603.086</text:p>
          </table:table-cell>
          <table:table-cell office:value-type="float" office:value="43.086">
            <text:p>43.086</text:p>
          </table:table-cell>
        </table:table-row>
        <table:table-row table:style-name="ro2">
          <table:table-cell table:style-name="ce2" office:value-type="string">
            <text:p>1924-10-12 15:21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99.229">
            <text:p>199.23</text:p>
          </table:table-cell>
          <table:table-cell table:style-name="ce3" office:value-type="float" office:value="19.229">
            <text:p>19.23</text:p>
          </table:table-cell>
          <table:table-cell table:style-name="ce3" office:value-type="float" office:value="141.446">
            <text:p>141.45</text:p>
          </table:table-cell>
          <table:table-cell table:style-name="ce2" office:value-type="string">
            <text:p>19 ♎ 13' 43"</text:p>
          </table:table-cell>
          <table:table-cell table:style-name="ce2" office:value-type="string">
            <text:p>19 ♈ 13' 45"</text:p>
          </table:table-cell>
          <table:table-cell table:style-name="ce2" office:value-type="string">
            <text:p>21 ♌ 26' 44"</text:p>
          </table:table-cell>
          <table:table-cell table:style-name="ce2" office:value-type="float" office:value="-7.53">
            <text:p>-7.53</text:p>
          </table:table-cell>
          <table:table-cell table:style-name="ce2" office:value-type="float" office:value="3.554">
            <text:p>3.554</text:p>
          </table:table-cell>
          <table:table-cell table:style-name="ce2" office:value-type="float" office:value="-4.294">
            <text:p>-4.294</text:p>
          </table:table-cell>
          <table:table-cell table:style-name="ce2" office:value-type="float" office:value="90379.229">
            <text:p>90379.229</text:p>
          </table:table-cell>
          <table:table-cell table:style-name="ce2" office:value-type="float" office:value="7039.229">
            <text:p>7039.229</text:p>
          </table:table-cell>
          <table:table-cell table:style-name="ce2" office:value-type="float" office:value="-218.554">
            <text:p>-218.554</text:p>
          </table:table-cell>
          <table:table-cell table:style-name="ce2" office:value-type="float" office:value="83700">
            <text:p>83700</text:p>
          </table:table-cell>
          <table:table-cell table:style-name="ce2" office:value-type="float" office:value="232.5">
            <text:p>232.5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5">
            <text:p>15</text:p>
          </table:table-cell>
          <table:table-cell office:value-type="float" office:value="90957.783">
            <text:p>90957.783</text:p>
          </table:table-cell>
          <table:table-cell office:value-type="float" office:value="237.783">
            <text:p>237.783</text:p>
          </table:table-cell>
          <table:table-cell office:value-type="float" office:value="7617.783">
            <text:p>7617.783</text:p>
          </table:table-cell>
          <table:table-cell office:value-type="float" office:value="57.783">
            <text:p>57.783</text:p>
          </table:table-cell>
        </table:table-row>
        <table:table-row table:style-name="ro2">
          <table:table-cell table:style-name="ce2" office:value-type="string">
            <text:p>1924-10-28 01:58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14.59">
            <text:p>214.59</text:p>
          </table:table-cell>
          <table:table-cell table:style-name="ce3" office:value-type="float" office:value="214.596">
            <text:p>214.60</text:p>
          </table:table-cell>
          <table:table-cell table:style-name="ce3" office:value-type="float" office:value="139.948">
            <text:p>139.95</text:p>
          </table:table-cell>
          <table:table-cell table:style-name="ce2" office:value-type="string">
            <text:p><text:s/>4 ♏ 35' 23"</text:p>
          </table:table-cell>
          <table:table-cell table:style-name="ce2" office:value-type="string">
            <text:p><text:s/>4 ♏ 35' 46"</text:p>
          </table:table-cell>
          <table:table-cell table:style-name="ce2" office:value-type="string">
            <text:p>19 ♌ 56' 53"</text:p>
          </table:table-cell>
          <table:table-cell table:style-name="ce2" office:value-type="float" office:value="-13.055">
            <text:p>-13.055</text:p>
          </table:table-cell>
          <table:table-cell table:style-name="ce2" office:value-type="float" office:value="-8.493">
            <text:p>-8.493</text:p>
          </table:table-cell>
          <table:table-cell table:style-name="ce2" office:value-type="float" office:value="4.841">
            <text:p>4.841</text:p>
          </table:table-cell>
          <table:table-cell table:style-name="ce2" office:value-type="float" office:value="90574.596">
            <text:p>90574.596</text:p>
          </table:table-cell>
          <table:table-cell table:style-name="ce2" office:value-type="float" office:value="7054.59">
            <text:p>7054.59</text:p>
          </table:table-cell>
          <table:table-cell table:style-name="ce2" office:value-type="float" office:value="-220.052">
            <text:p>-220.052</text:p>
          </table:table-cell>
          <table:table-cell table:style-name="ce2" office:value-type="float" office:value="83880.006">
            <text:p>83880.006</text:p>
          </table:table-cell>
          <table:table-cell table:style-name="ce2" office:value-type="float" office:value="233.0000166667">
            <text:p>233.0000166667</text:p>
          </table:table-cell>
          <table:table-cell table:style-name="ce2" office:value-type="float" office:value="0.006">
            <text:p>0.006</text:p>
          </table:table-cell>
          <table:table-cell table:style-name="ce2" office:value-type="float" office:value="30">
            <text:p>30</text:p>
          </table:table-cell>
          <table:table-cell office:value-type="float" office:value="91154.648">
            <text:p>91154.648</text:p>
          </table:table-cell>
          <table:table-cell office:value-type="float" office:value="74.648">
            <text:p>74.648</text:p>
          </table:table-cell>
          <table:table-cell office:value-type="float" office:value="7634.642">
            <text:p>7634.642</text:p>
          </table:table-cell>
          <table:table-cell office:value-type="float" office:value="74.642">
            <text:p>74.642</text:p>
          </table:table-cell>
        </table:table-row>
        <table:table-row table:style-name="ro2">
          <table:table-cell table:style-name="ce2" office:value-type="string">
            <text:p>1924-11-11 07:31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28.86">
            <text:p>228.86</text:p>
          </table:table-cell>
          <table:table-cell table:style-name="ce3" office:value-type="float" office:value="48.861">
            <text:p>48.86</text:p>
          </table:table-cell>
          <table:table-cell table:style-name="ce3" office:value-type="float" office:value="138.353">
            <text:p>138.35</text:p>
          </table:table-cell>
          <table:table-cell table:style-name="ce2" office:value-type="string">
            <text:p>18 ♏ 51' 34"</text:p>
          </table:table-cell>
          <table:table-cell table:style-name="ce2" office:value-type="string">
            <text:p>18 ♉ 51' 38"</text:p>
          </table:table-cell>
          <table:table-cell table:style-name="ce2" office:value-type="string">
            <text:p>18 ♌ 21' 11"</text:p>
          </table:table-cell>
          <table:table-cell table:style-name="ce2" office:value-type="float" office:value="-17.437">
            <text:p>-17.437</text:p>
          </table:table-cell>
          <table:table-cell table:style-name="ce2" office:value-type="float" office:value="12.634">
            <text:p>12.634</text:p>
          </table:table-cell>
          <table:table-cell table:style-name="ce2" office:value-type="float" office:value="-4.99">
            <text:p>-4.99</text:p>
          </table:table-cell>
          <table:table-cell table:style-name="ce2" office:value-type="float" office:value="90768.861">
            <text:p>90768.861</text:p>
          </table:table-cell>
          <table:table-cell table:style-name="ce2" office:value-type="float" office:value="7068.86">
            <text:p>7068.86</text:p>
          </table:table-cell>
          <table:table-cell table:style-name="ce2" office:value-type="float" office:value="-221.647">
            <text:p>-221.647</text:p>
          </table:table-cell>
          <table:table-cell table:style-name="ce2" office:value-type="float" office:value="84060.001">
            <text:p>84060.001</text:p>
          </table:table-cell>
          <table:table-cell table:style-name="ce2" office:value-type="float" office:value="233.5000027778">
            <text:p>233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91350.508">
            <text:p>91350.508</text:p>
          </table:table-cell>
          <table:table-cell office:value-type="float" office:value="270.508">
            <text:p>270.508</text:p>
          </table:table-cell>
          <table:table-cell office:value-type="float" office:value="7650.507">
            <text:p>7650.507</text:p>
          </table:table-cell>
          <table:table-cell office:value-type="float" office:value="90.507">
            <text:p>90.507</text:p>
          </table:table-cell>
        </table:table-row>
        <table:table-row table:style-name="ro2">
          <table:table-cell table:style-name="ce2" office:value-type="string">
            <text:p>1924-11-26 12:16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44.202">
            <text:p>244.20</text:p>
          </table:table-cell>
          <table:table-cell table:style-name="ce3" office:value-type="float" office:value="244.205">
            <text:p>244.21</text:p>
          </table:table-cell>
          <table:table-cell table:style-name="ce3" office:value-type="float" office:value="136.633">
            <text:p>136.63</text:p>
          </table:table-cell>
          <table:table-cell table:style-name="ce2" office:value-type="string">
            <text:p><text:s/>4 ♐ 12' 05"</text:p>
          </table:table-cell>
          <table:table-cell table:style-name="ce2" office:value-type="string">
            <text:p><text:s/>4 ♐ 12' 16"</text:p>
          </table:table-cell>
          <table:table-cell table:style-name="ce2" office:value-type="string">
            <text:p>16 ♌ 37' 57"</text:p>
          </table:table-cell>
          <table:table-cell table:style-name="ce2" office:value-type="float" office:value="-20.992">
            <text:p>-20.992</text:p>
          </table:table-cell>
          <table:table-cell table:style-name="ce2" office:value-type="float" office:value="-16.278">
            <text:p>-16.278</text:p>
          </table:table-cell>
          <table:table-cell table:style-name="ce2" office:value-type="float" office:value="4.795">
            <text:p>4.795</text:p>
          </table:table-cell>
          <table:table-cell table:style-name="ce2" office:value-type="float" office:value="90964.205">
            <text:p>90964.205</text:p>
          </table:table-cell>
          <table:table-cell table:style-name="ce2" office:value-type="float" office:value="7084.202">
            <text:p>7084.202</text:p>
          </table:table-cell>
          <table:table-cell table:style-name="ce2" office:value-type="float" office:value="-223.367">
            <text:p>-223.367</text:p>
          </table:table-cell>
          <table:table-cell table:style-name="ce2" office:value-type="float" office:value="84240.003">
            <text:p>84240.003</text:p>
          </table:table-cell>
          <table:table-cell table:style-name="ce2" office:value-type="float" office:value="234.0000083333">
            <text:p>234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91547.572">
            <text:p>91547.572</text:p>
          </table:table-cell>
          <table:table-cell office:value-type="float" office:value="107.572">
            <text:p>107.572</text:p>
          </table:table-cell>
          <table:table-cell office:value-type="float" office:value="7667.569">
            <text:p>7667.569</text:p>
          </table:table-cell>
          <table:table-cell office:value-type="float" office:value="107.569">
            <text:p>107.569</text:p>
          </table:table-cell>
        </table:table-row>
        <table:table-row table:style-name="ro2">
          <table:table-cell table:style-name="ce2" office:value-type="string">
            <text:p>1924-12-11 02:04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58.993">
            <text:p>258.99</text:p>
          </table:table-cell>
          <table:table-cell table:style-name="ce3" office:value-type="float" office:value="78.997">
            <text:p>79.00</text:p>
          </table:table-cell>
          <table:table-cell table:style-name="ce3" office:value-type="float" office:value="135.19">
            <text:p>135.19</text:p>
          </table:table-cell>
          <table:table-cell table:style-name="ce2" office:value-type="string">
            <text:p>18 ♐ 59' 36"</text:p>
          </table:table-cell>
          <table:table-cell table:style-name="ce2" office:value-type="string">
            <text:p>18 ♊ 59' 47"</text:p>
          </table:table-cell>
          <table:table-cell table:style-name="ce2" office:value-type="string">
            <text:p>15 ♌ 11' 25"</text:p>
          </table:table-cell>
          <table:table-cell table:style-name="ce2" office:value-type="float" office:value="-22.991">
            <text:p>-22.991</text:p>
          </table:table-cell>
          <table:table-cell table:style-name="ce2" office:value-type="float" office:value="18.782">
            <text:p>18.782</text:p>
          </table:table-cell>
          <table:table-cell table:style-name="ce2" office:value-type="float" office:value="-4.223">
            <text:p>-4.223</text:p>
          </table:table-cell>
          <table:table-cell table:style-name="ce2" office:value-type="float" office:value="91158.997">
            <text:p>91158.997</text:p>
          </table:table-cell>
          <table:table-cell table:style-name="ce2" office:value-type="float" office:value="7098.993">
            <text:p>7098.993</text:p>
          </table:table-cell>
          <table:table-cell table:style-name="ce2" office:value-type="float" office:value="-224.81">
            <text:p>-224.81</text:p>
          </table:table-cell>
          <table:table-cell table:style-name="ce2" office:value-type="float" office:value="84420.004">
            <text:p>84420.004</text:p>
          </table:table-cell>
          <table:table-cell table:style-name="ce2" office:value-type="float" office:value="234.5000111111">
            <text:p>234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office:value-type="float" office:value="91743.807">
            <text:p>91743.807</text:p>
          </table:table-cell>
          <table:table-cell office:value-type="float" office:value="303.807">
            <text:p>303.807</text:p>
          </table:table-cell>
          <table:table-cell office:value-type="float" office:value="7683.803">
            <text:p>7683.803</text:p>
          </table:table-cell>
          <table:table-cell office:value-type="float" office:value="123.803">
            <text:p>123.803</text:p>
          </table:table-cell>
        </table:table-row>
        <table:table-row table:style-name="ro2">
          <table:table-cell table:style-name="ce2" office:value-type="string">
            <text:p>1924-12-25 22:46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74.127">
            <text:p>274.13</text:p>
          </table:table-cell>
          <table:table-cell table:style-name="ce3" office:value-type="float" office:value="274.134">
            <text:p>274.13</text:p>
          </table:table-cell>
          <table:table-cell table:style-name="ce3" office:value-type="float" office:value="134.301">
            <text:p>134.30</text:p>
          </table:table-cell>
          <table:table-cell table:style-name="ce2" office:value-type="string">
            <text:p><text:s/>4 ♑ 07' 36"</text:p>
          </table:table-cell>
          <table:table-cell table:style-name="ce2" office:value-type="string">
            <text:p><text:s/>4 ♑ 08' 00"</text:p>
          </table:table-cell>
          <table:table-cell table:style-name="ce2" office:value-type="string">
            <text:p>14 ♌ 18' 02"</text:p>
          </table:table-cell>
          <table:table-cell table:style-name="ce2" office:value-type="float" office:value="-23.383">
            <text:p>-23.383</text:p>
          </table:table-cell>
          <table:table-cell table:style-name="ce2" office:value-type="float" office:value="-20.044">
            <text:p>-20.044</text:p>
          </table:table-cell>
          <table:table-cell table:style-name="ce2" office:value-type="float" office:value="3.34">
            <text:p>3.34</text:p>
          </table:table-cell>
          <table:table-cell table:style-name="ce2" office:value-type="float" office:value="91354.134">
            <text:p>91354.134</text:p>
          </table:table-cell>
          <table:table-cell table:style-name="ce2" office:value-type="float" office:value="7114.127">
            <text:p>7114.127</text:p>
          </table:table-cell>
          <table:table-cell table:style-name="ce2" office:value-type="float" office:value="-225.699">
            <text:p>-225.699</text:p>
          </table:table-cell>
          <table:table-cell table:style-name="ce2" office:value-type="float" office:value="84600.007">
            <text:p>84600.007</text:p>
          </table:table-cell>
          <table:table-cell table:style-name="ce2" office:value-type="float" office:value="235.0000194444">
            <text:p>235.0000194444</text:p>
          </table:table-cell>
          <table:table-cell table:style-name="ce2" office:value-type="float" office:value="0.007">
            <text:p>0.007</text:p>
          </table:table-cell>
          <table:table-cell table:style-name="ce2" office:value-type="float" office:value="30">
            <text:p>30</text:p>
          </table:table-cell>
          <table:table-cell office:value-type="float" office:value="91939.833">
            <text:p>91939.833</text:p>
          </table:table-cell>
          <table:table-cell office:value-type="float" office:value="139.833">
            <text:p>139.833</text:p>
          </table:table-cell>
          <table:table-cell office:value-type="float" office:value="7699.826">
            <text:p>7699.826</text:p>
          </table:table-cell>
          <table:table-cell office:value-type="float" office:value="139.826">
            <text:p>139.826</text:p>
          </table:table-cell>
        </table:table-row>
        <table:table-row table:style-name="ro2">
          <table:table-cell table:style-name="ce2" office:value-type="string">
            <text:p>1925-01-09 21:48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89.375">
            <text:p>289.38</text:p>
          </table:table-cell>
          <table:table-cell table:style-name="ce3" office:value-type="float" office:value="109.38">
            <text:p>109.38</text:p>
          </table:table-cell>
          <table:table-cell table:style-name="ce3" office:value-type="float" office:value="133.766">
            <text:p>133.77</text:p>
          </table:table-cell>
          <table:table-cell table:style-name="ce2" office:value-type="string">
            <text:p>19 ♑ 22' 31"</text:p>
          </table:table-cell>
          <table:table-cell table:style-name="ce2" office:value-type="string">
            <text:p>19 ♋ 22' 47"</text:p>
          </table:table-cell>
          <table:table-cell table:style-name="ce2" office:value-type="string">
            <text:p>13 ♌ 45' 57"</text:p>
          </table:table-cell>
          <table:table-cell table:style-name="ce2" office:value-type="float" office:value="-22.047">
            <text:p>-22.047</text:p>
          </table:table-cell>
          <table:table-cell table:style-name="ce2" office:value-type="float" office:value="19.9">
            <text:p>19.9</text:p>
          </table:table-cell>
          <table:table-cell table:style-name="ce2" office:value-type="float" office:value="-2.168">
            <text:p>-2.168</text:p>
          </table:table-cell>
          <table:table-cell table:style-name="ce2" office:value-type="float" office:value="91549.38">
            <text:p>91549.38</text:p>
          </table:table-cell>
          <table:table-cell table:style-name="ce2" office:value-type="float" office:value="7129.375">
            <text:p>7129.375</text:p>
          </table:table-cell>
          <table:table-cell table:style-name="ce2" office:value-type="float" office:value="-226.234">
            <text:p>-226.234</text:p>
          </table:table-cell>
          <table:table-cell table:style-name="ce2" office:value-type="float" office:value="84780.005">
            <text:p>84780.005</text:p>
          </table:table-cell>
          <table:table-cell table:style-name="ce2" office:value-type="float" office:value="235.5000138889">
            <text:p>235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92135.614">
            <text:p>92135.614</text:p>
          </table:table-cell>
          <table:table-cell office:value-type="float" office:value="335.614">
            <text:p>335.614</text:p>
          </table:table-cell>
          <table:table-cell office:value-type="float" office:value="7715.609">
            <text:p>7715.609</text:p>
          </table:table-cell>
          <table:table-cell office:value-type="float" office:value="155.609">
            <text:p>155.609</text:p>
          </table:table-cell>
        </table:table-row>
        <table:table-row table:style-name="ro2">
          <table:table-cell table:style-name="ce2" office:value-type="string">
            <text:p>1925-01-24 09:45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04.137">
            <text:p>304.14</text:p>
          </table:table-cell>
          <table:table-cell table:style-name="ce3" office:value-type="float" office:value="304.139">
            <text:p>304.14</text:p>
          </table:table-cell>
          <table:table-cell table:style-name="ce3" office:value-type="float" office:value="133.702">
            <text:p>133.70</text:p>
          </table:table-cell>
          <table:table-cell table:style-name="ce2" office:value-type="string">
            <text:p><text:s/>4 ♒ 08' 13"</text:p>
          </table:table-cell>
          <table:table-cell table:style-name="ce2" office:value-type="string">
            <text:p><text:s/>4 ♒ 08' 21"</text:p>
          </table:table-cell>
          <table:table-cell table:style-name="ce2" office:value-type="string">
            <text:p>13 ♌ 42' 08"</text:p>
          </table:table-cell>
          <table:table-cell table:style-name="ce2" office:value-type="float" office:value="-19.229">
            <text:p>-19.229</text:p>
          </table:table-cell>
          <table:table-cell table:style-name="ce2" office:value-type="float" office:value="-18.372">
            <text:p>-18.372</text:p>
          </table:table-cell>
          <table:table-cell table:style-name="ce2" office:value-type="float" office:value="0.881">
            <text:p>0.881</text:p>
          </table:table-cell>
          <table:table-cell table:style-name="ce2" office:value-type="float" office:value="91744.139">
            <text:p>91744.139</text:p>
          </table:table-cell>
          <table:table-cell table:style-name="ce2" office:value-type="float" office:value="7144.137">
            <text:p>7144.137</text:p>
          </table:table-cell>
          <table:table-cell table:style-name="ce2" office:value-type="float" office:value="-226.298">
            <text:p>-226.298</text:p>
          </table:table-cell>
          <table:table-cell table:style-name="ce2" office:value-type="float" office:value="84960.002">
            <text:p>84960.002</text:p>
          </table:table-cell>
          <table:table-cell table:style-name="ce2" office:value-type="float" office:value="236.0000055556">
            <text:p>236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92330.437">
            <text:p>92330.437</text:p>
          </table:table-cell>
          <table:table-cell office:value-type="float" office:value="170.437">
            <text:p>170.437</text:p>
          </table:table-cell>
          <table:table-cell office:value-type="float" office:value="7730.435">
            <text:p>7730.435</text:p>
          </table:table-cell>
          <table:table-cell office:value-type="float" office:value="170.435">
            <text:p>170.435</text:p>
          </table:table-cell>
        </table:table-row>
        <table:table-row table:style-name="ro2">
          <table:table-cell table:style-name="ce2" office:value-type="string">
            <text:p>1925-02-08 16:49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19.657">
            <text:p>319.66</text:p>
          </table:table-cell>
          <table:table-cell table:style-name="ce3" office:value-type="float" office:value="139.657">
            <text:p>139.66</text:p>
          </table:table-cell>
          <table:table-cell table:style-name="ce3" office:value-type="float" office:value="133.758">
            <text:p>133.76</text:p>
          </table:table-cell>
          <table:table-cell table:style-name="ce2" office:value-type="string">
            <text:p>19 ♒ 39' 24"</text:p>
          </table:table-cell>
          <table:table-cell table:style-name="ce2" office:value-type="string">
            <text:p>19 ♌ 39' 25"</text:p>
          </table:table-cell>
          <table:table-cell table:style-name="ce2" office:value-type="string">
            <text:p>13 ♌ 45' 28"</text:p>
          </table:table-cell>
          <table:table-cell table:style-name="ce2" office:value-type="float" office:value="-14.927">
            <text:p>-14.927</text:p>
          </table:table-cell>
          <table:table-cell table:style-name="ce2" office:value-type="float" office:value="15.445">
            <text:p>15.445</text:p>
          </table:table-cell>
          <table:table-cell table:style-name="ce2" office:value-type="float" office:value="0.545">
            <text:p>0.545</text:p>
          </table:table-cell>
          <table:table-cell table:style-name="ce2" office:value-type="float" office:value="91939.657">
            <text:p>91939.657</text:p>
          </table:table-cell>
          <table:table-cell table:style-name="ce2" office:value-type="float" office:value="7159.657">
            <text:p>7159.657</text:p>
          </table:table-cell>
          <table:table-cell table:style-name="ce2" office:value-type="float" office:value="-226.242">
            <text:p>-226.242</text:p>
          </table:table-cell>
          <table:table-cell table:style-name="ce2" office:value-type="float" office:value="85140">
            <text:p>85140</text:p>
          </table:table-cell>
          <table:table-cell table:style-name="ce2" office:value-type="float" office:value="236.5">
            <text:p>236.5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5">
            <text:p>15</text:p>
          </table:table-cell>
          <table:table-cell office:value-type="float" office:value="92525.899">
            <text:p>92525.899</text:p>
          </table:table-cell>
          <table:table-cell office:value-type="float" office:value="5.899">
            <text:p>5.899</text:p>
          </table:table-cell>
          <table:table-cell office:value-type="float" office:value="7745.899">
            <text:p>7745.899</text:p>
          </table:table-cell>
          <table:table-cell office:value-type="float" office:value="185.899">
            <text:p>185.899</text:p>
          </table:table-cell>
        </table:table-row>
        <table:table-row table:style-name="ro2">
          <table:table-cell table:style-name="ce2" office:value-type="string">
            <text:p>1925-02-22 21:12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33.973">
            <text:p>333.97</text:p>
          </table:table-cell>
          <table:table-cell table:style-name="ce3" office:value-type="float" office:value="333.975">
            <text:p>333.98</text:p>
          </table:table-cell>
          <table:table-cell table:style-name="ce3" office:value-type="float" office:value="133.701">
            <text:p>133.70</text:p>
          </table:table-cell>
          <table:table-cell table:style-name="ce2" office:value-type="string">
            <text:p><text:s/>3 ♓ 58' 22"</text:p>
          </table:table-cell>
          <table:table-cell table:style-name="ce2" office:value-type="string">
            <text:p><text:s/>3 ♓ 58' 30"</text:p>
          </table:table-cell>
          <table:table-cell table:style-name="ce2" office:value-type="string">
            <text:p>13 ♌ 42' 04"</text:p>
          </table:table-cell>
          <table:table-cell table:style-name="ce2" office:value-type="float" office:value="-10.055">
            <text:p>-10.055</text:p>
          </table:table-cell>
          <table:table-cell table:style-name="ce2" office:value-type="float" office:value="-11.756">
            <text:p>-11.756</text:p>
          </table:table-cell>
          <table:table-cell table:style-name="ce2" office:value-type="float" office:value="-1.827">
            <text:p>-1.827</text:p>
          </table:table-cell>
          <table:table-cell table:style-name="ce2" office:value-type="float" office:value="92133.975">
            <text:p>92133.975</text:p>
          </table:table-cell>
          <table:table-cell table:style-name="ce2" office:value-type="float" office:value="7173.973">
            <text:p>7173.973</text:p>
          </table:table-cell>
          <table:table-cell table:style-name="ce2" office:value-type="float" office:value="-226.299">
            <text:p>-226.299</text:p>
          </table:table-cell>
          <table:table-cell table:style-name="ce2" office:value-type="float" office:value="85320.002">
            <text:p>85320.002</text:p>
          </table:table-cell>
          <table:table-cell table:style-name="ce2" office:value-type="float" office:value="237.0000055556">
            <text:p>237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92720.274">
            <text:p>92720.274</text:p>
          </table:table-cell>
          <table:table-cell office:value-type="float" office:value="200.274">
            <text:p>200.274</text:p>
          </table:table-cell>
          <table:table-cell office:value-type="float" office:value="7760.272">
            <text:p>7760.272</text:p>
          </table:table-cell>
          <table:table-cell office:value-type="float" office:value="200.272">
            <text:p>200.272</text:p>
          </table:table-cell>
        </table:table-row>
        <table:table-row table:style-name="ro2">
          <table:table-cell table:style-name="ce2" office:value-type="string">
            <text:p>1925-03-10 09:21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49.518">
            <text:p>349.52</text:p>
          </table:table-cell>
          <table:table-cell table:style-name="ce3" office:value-type="float" office:value="169.521">
            <text:p>169.52</text:p>
          </table:table-cell>
          <table:table-cell table:style-name="ce3" office:value-type="float" office:value="133.379">
            <text:p>133.38</text:p>
          </table:table-cell>
          <table:table-cell table:style-name="ce2" office:value-type="string">
            <text:p>19 ♓ 31' 05"</text:p>
          </table:table-cell>
          <table:table-cell table:style-name="ce2" office:value-type="string">
            <text:p>19 ♍ 31' 17"</text:p>
          </table:table-cell>
          <table:table-cell table:style-name="ce2" office:value-type="string">
            <text:p>13 ♌ 22' 43"</text:p>
          </table:table-cell>
          <table:table-cell table:style-name="ce2" office:value-type="float" office:value="-4.151">
            <text:p>-4.151</text:p>
          </table:table-cell>
          <table:table-cell table:style-name="ce2" office:value-type="float" office:value="6.967">
            <text:p>6.967</text:p>
          </table:table-cell>
          <table:table-cell table:style-name="ce2" office:value-type="float" office:value="3.064">
            <text:p>3.064</text:p>
          </table:table-cell>
          <table:table-cell table:style-name="ce2" office:value-type="float" office:value="92329.521">
            <text:p>92329.521</text:p>
          </table:table-cell>
          <table:table-cell table:style-name="ce2" office:value-type="float" office:value="7189.518">
            <text:p>7189.518</text:p>
          </table:table-cell>
          <table:table-cell table:style-name="ce2" office:value-type="float" office:value="-226.621">
            <text:p>-226.621</text:p>
          </table:table-cell>
          <table:table-cell table:style-name="ce2" office:value-type="float" office:value="85500.003">
            <text:p>85500.003</text:p>
          </table:table-cell>
          <table:table-cell table:style-name="ce2" office:value-type="float" office:value="237.5000083333">
            <text:p>237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92916.142">
            <text:p>92916.142</text:p>
          </table:table-cell>
          <table:table-cell office:value-type="float" office:value="36.142">
            <text:p>36.142</text:p>
          </table:table-cell>
          <table:table-cell office:value-type="float" office:value="7776.139">
            <text:p>7776.139</text:p>
          </table:table-cell>
          <table:table-cell office:value-type="float" office:value="216.139">
            <text:p>216.139</text:p>
          </table:table-cell>
        </table:table-row>
        <table:table-row table:style-name="ro2">
          <table:table-cell table:style-name="ce2" office:value-type="string">
            <text:p>1925-03-24 09:03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3" office:value-type="float" office:value="3.431">
            <text:p>3.43</text:p>
          </table:table-cell>
          <table:table-cell table:style-name="ce3" office:value-type="float" office:value="132.645">
            <text:p>132.65</text:p>
          </table:table-cell>
          <table:table-cell table:style-name="ce2" office:value-type="string">
            <text:p><text:s/>3 ♈ 25' 50"</text:p>
          </table:table-cell>
          <table:table-cell table:style-name="ce2" office:value-type="string">
            <text:p><text:s/>3 ♈ 25' 52"</text:p>
          </table:table-cell>
          <table:table-cell table:style-name="ce2" office:value-type="string">
            <text:p>12 ♌ 38' 41"</text:p>
          </table:table-cell>
          <table:table-cell table:style-name="ce2" office:value-type="float" office:value="1.364">
            <text:p>1.364</text:p>
          </table:table-cell>
          <table:table-cell table:style-name="ce2" office:value-type="float" office:value="-2.276">
            <text:p>-2.276</text:p>
          </table:table-cell>
          <table:table-cell table:style-name="ce2" office:value-type="float" office:value="-3.967">
            <text:p>-3.967</text:p>
          </table:table-cell>
          <table:table-cell table:style-name="ce2" office:value-type="float" office:value="92523.431">
            <text:p>92523.431</text:p>
          </table:table-cell>
          <table:table-cell table:style-name="ce2" office:value-type="float" office:value="7203.431">
            <text:p>7203.431</text:p>
          </table:table-cell>
          <table:table-cell table:style-name="ce2" office:value-type="float" office:value="-227.355">
            <text:p>-227.355</text:p>
          </table:table-cell>
          <table:table-cell table:style-name="ce2" office:value-type="float" office:value="85680">
            <text:p>85680</text:p>
          </table:table-cell>
          <table:table-cell table:style-name="ce2" office:value-type="float" office:value="238">
            <text:p>23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0">
            <text:p>30</text:p>
          </table:table-cell>
          <table:table-cell office:value-type="float" office:value="93110.786">
            <text:p>93110.786</text:p>
          </table:table-cell>
          <table:table-cell office:value-type="float" office:value="230.786">
            <text:p>230.786</text:p>
          </table:table-cell>
          <table:table-cell office:value-type="float" office:value="7790.786">
            <text:p>7790.786</text:p>
          </table:table-cell>
          <table:table-cell office:value-type="float" office:value="230.786">
            <text:p>230.786</text:p>
          </table:table-cell>
        </table:table-row>
        <table:table-row table:style-name="ro2">
          <table:table-cell table:style-name="ce2" office:value-type="string">
            <text:p>1925-04-08 22:33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8.78">
            <text:p>18.78</text:p>
          </table:table-cell>
          <table:table-cell table:style-name="ce3" office:value-type="float" office:value="198.782">
            <text:p>198.78</text:p>
          </table:table-cell>
          <table:table-cell table:style-name="ce3" office:value-type="float" office:value="131.375">
            <text:p>131.38</text:p>
          </table:table-cell>
          <table:table-cell table:style-name="ce2" office:value-type="string">
            <text:p>18 ♈ 46' 47"</text:p>
          </table:table-cell>
          <table:table-cell table:style-name="ce2" office:value-type="string">
            <text:p>18 ♎ 46' 56"</text:p>
          </table:table-cell>
          <table:table-cell table:style-name="ce2" office:value-type="string">
            <text:p>11 ♌ 22' 29"</text:p>
          </table:table-cell>
          <table:table-cell table:style-name="ce2" office:value-type="float" office:value="7.36">
            <text:p>7.36</text:p>
          </table:table-cell>
          <table:table-cell table:style-name="ce2" office:value-type="float" office:value="-3.048">
            <text:p>-3.048</text:p>
          </table:table-cell>
          <table:table-cell table:style-name="ce2" office:value-type="float" office:value="4.659">
            <text:p>4.659</text:p>
          </table:table-cell>
          <table:table-cell table:style-name="ce2" office:value-type="float" office:value="92718.782">
            <text:p>92718.782</text:p>
          </table:table-cell>
          <table:table-cell table:style-name="ce2" office:value-type="float" office:value="7218.78">
            <text:p>7218.78</text:p>
          </table:table-cell>
          <table:table-cell table:style-name="ce2" office:value-type="float" office:value="-228.625">
            <text:p>-228.625</text:p>
          </table:table-cell>
          <table:table-cell table:style-name="ce2" office:value-type="float" office:value="85860.002">
            <text:p>85860.002</text:p>
          </table:table-cell>
          <table:table-cell table:style-name="ce2" office:value-type="float" office:value="238.5000055556">
            <text:p>238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office:value-type="float" office:value="93307.407">
            <text:p>93307.407</text:p>
          </table:table-cell>
          <table:table-cell office:value-type="float" office:value="67.407">
            <text:p>67.407</text:p>
          </table:table-cell>
          <table:table-cell office:value-type="float" office:value="7807.405">
            <text:p>7807.405</text:p>
          </table:table-cell>
          <table:table-cell office:value-type="float" office:value="247.405">
            <text:p>247.405</text:p>
          </table:table-cell>
        </table:table-row>
        <table:table-row table:style-name="ro2">
          <table:table-cell table:style-name="ce2" office:value-type="string">
            <text:p>1925-04-22 21:28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2.429">
            <text:p>32.43</text:p>
          </table:table-cell>
          <table:table-cell table:style-name="ce3" office:value-type="float" office:value="32.432">
            <text:p>32.43</text:p>
          </table:table-cell>
          <table:table-cell table:style-name="ce3" office:value-type="float" office:value="129.962">
            <text:p>129.96</text:p>
          </table:table-cell>
          <table:table-cell table:style-name="ce2" office:value-type="string">
            <text:p><text:s/>2 ♉ 25' 43"</text:p>
          </table:table-cell>
          <table:table-cell table:style-name="ce2" office:value-type="string">
            <text:p><text:s/>2 ♉ 25' 54"</text:p>
          </table:table-cell>
          <table:table-cell table:style-name="ce2" office:value-type="string">
            <text:p><text:s/>9 ♌ 57' 41"</text:p>
          </table:table-cell>
          <table:table-cell table:style-name="ce2" office:value-type="float" office:value="12.32">
            <text:p>12.32</text:p>
          </table:table-cell>
          <table:table-cell table:style-name="ce2" office:value-type="float" office:value="7.655">
            <text:p>7.655</text:p>
          </table:table-cell>
          <table:table-cell table:style-name="ce2" office:value-type="float" office:value="-4.964">
            <text:p>-4.964</text:p>
          </table:table-cell>
          <table:table-cell table:style-name="ce2" office:value-type="float" office:value="92912.432">
            <text:p>92912.432</text:p>
          </table:table-cell>
          <table:table-cell table:style-name="ce2" office:value-type="float" office:value="7232.429">
            <text:p>7232.429</text:p>
          </table:table-cell>
          <table:table-cell table:style-name="ce2" office:value-type="float" office:value="-230.038">
            <text:p>-230.038</text:p>
          </table:table-cell>
          <table:table-cell table:style-name="ce2" office:value-type="float" office:value="86040.003">
            <text:p>86040.003</text:p>
          </table:table-cell>
          <table:table-cell table:style-name="ce2" office:value-type="float" office:value="239.0000083333">
            <text:p>239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93502.47">
            <text:p>93502.47</text:p>
          </table:table-cell>
          <table:table-cell office:value-type="float" office:value="262.47">
            <text:p>262.47</text:p>
          </table:table-cell>
          <table:table-cell office:value-type="float" office:value="7822.467">
            <text:p>7822.467</text:p>
          </table:table-cell>
          <table:table-cell office:value-type="float" office:value="262.467">
            <text:p>262.467</text:p>
          </table:table-cell>
        </table:table-row>
        <table:table-row table:style-name="ro2">
          <table:table-cell table:style-name="ce2" office:value-type="string">
            <text:p>1925-05-08 08:43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47.44">
            <text:p>47.44</text:p>
          </table:table-cell>
          <table:table-cell table:style-name="ce3" office:value-type="float" office:value="227.441">
            <text:p>227.44</text:p>
          </table:table-cell>
          <table:table-cell table:style-name="ce3" office:value-type="float" office:value="128.262">
            <text:p>128.26</text:p>
          </table:table-cell>
          <table:table-cell table:style-name="ce2" office:value-type="string">
            <text:p>17 ♉ 26' 24"</text:p>
          </table:table-cell>
          <table:table-cell table:style-name="ce2" office:value-type="string">
            <text:p>17 ♏ 26' 26"</text:p>
          </table:table-cell>
          <table:table-cell table:style-name="ce2" office:value-type="string">
            <text:p><text:s/>8 ♌ 15' 42"</text:p>
          </table:table-cell>
          <table:table-cell table:style-name="ce2" office:value-type="float" office:value="17.043">
            <text:p>17.043</text:p>
          </table:table-cell>
          <table:table-cell table:style-name="ce2" office:value-type="float" office:value="-12.286">
            <text:p>-12.286</text:p>
          </table:table-cell>
          <table:table-cell table:style-name="ce2" office:value-type="float" office:value="4.952">
            <text:p>4.952</text:p>
          </table:table-cell>
          <table:table-cell table:style-name="ce2" office:value-type="float" office:value="93107.441">
            <text:p>93107.441</text:p>
          </table:table-cell>
          <table:table-cell table:style-name="ce2" office:value-type="float" office:value="7247.44">
            <text:p>7247.44</text:p>
          </table:table-cell>
          <table:table-cell table:style-name="ce2" office:value-type="float" office:value="-231.738">
            <text:p>-231.738</text:p>
          </table:table-cell>
          <table:table-cell table:style-name="ce2" office:value-type="float" office:value="86220.001">
            <text:p>86220.001</text:p>
          </table:table-cell>
          <table:table-cell table:style-name="ce2" office:value-type="float" office:value="239.5000027778">
            <text:p>239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93699.179">
            <text:p>93699.179</text:p>
          </table:table-cell>
          <table:table-cell office:value-type="float" office:value="99.179">
            <text:p>99.179</text:p>
          </table:table-cell>
          <table:table-cell office:value-type="float" office:value="7839.178">
            <text:p>7839.178</text:p>
          </table:table-cell>
          <table:table-cell office:value-type="float" office:value="279.178">
            <text:p>279.178</text:p>
          </table:table-cell>
        </table:table-row>
        <table:table-row table:style-name="ro2">
          <table:table-cell table:style-name="ce2" office:value-type="string">
            <text:p>1925-05-22 10:48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61.018">
            <text:p>61.02</text:p>
          </table:table-cell>
          <table:table-cell table:style-name="ce3" office:value-type="float" office:value="61.02">
            <text:p>61.02</text:p>
          </table:table-cell>
          <table:table-cell table:style-name="ce3" office:value-type="float" office:value="126.852">
            <text:p>126.85</text:p>
          </table:table-cell>
          <table:table-cell table:style-name="ce2" office:value-type="string">
            <text:p><text:s/>1 ♊ 01' 05"</text:p>
          </table:table-cell>
          <table:table-cell table:style-name="ce2" office:value-type="string">
            <text:p><text:s/>1 ♊ 01' 12"</text:p>
          </table:table-cell>
          <table:table-cell table:style-name="ce2" office:value-type="string">
            <text:p><text:s/>6 ♌ 51' 06"</text:p>
          </table:table-cell>
          <table:table-cell table:style-name="ce2" office:value-type="float" office:value="20.37">
            <text:p>20.37</text:p>
          </table:table-cell>
          <table:table-cell table:style-name="ce2" office:value-type="float" office:value="15.859">
            <text:p>15.859</text:p>
          </table:table-cell>
          <table:table-cell table:style-name="ce2" office:value-type="float" office:value="-4.607">
            <text:p>-4.607</text:p>
          </table:table-cell>
          <table:table-cell table:style-name="ce2" office:value-type="float" office:value="93301.02">
            <text:p>93301.02</text:p>
          </table:table-cell>
          <table:table-cell table:style-name="ce2" office:value-type="float" office:value="7261.018">
            <text:p>7261.018</text:p>
          </table:table-cell>
          <table:table-cell table:style-name="ce2" office:value-type="float" office:value="-233.148">
            <text:p>-233.148</text:p>
          </table:table-cell>
          <table:table-cell table:style-name="ce2" office:value-type="float" office:value="86400.002">
            <text:p>86400.002</text:p>
          </table:table-cell>
          <table:table-cell table:style-name="ce2" office:value-type="float" office:value="240.0000055556">
            <text:p>240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93894.168">
            <text:p>93894.168</text:p>
          </table:table-cell>
          <table:table-cell office:value-type="float" office:value="294.168">
            <text:p>294.168</text:p>
          </table:table-cell>
          <table:table-cell office:value-type="float" office:value="7854.166">
            <text:p>7854.166</text:p>
          </table:table-cell>
          <table:table-cell office:value-type="float" office:value="294.166">
            <text:p>294.166</text:p>
          </table:table-cell>
        </table:table-row>
        <table:table-row table:style-name="ro2">
          <table:table-cell table:style-name="ce2" office:value-type="string">
            <text:p>1925-06-06 16:48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75.638">
            <text:p>75.64</text:p>
          </table:table-cell>
          <table:table-cell table:style-name="ce3" office:value-type="float" office:value="255.639">
            <text:p>255.64</text:p>
          </table:table-cell>
          <table:table-cell table:style-name="ce3" office:value-type="float" office:value="125.724">
            <text:p>125.72</text:p>
          </table:table-cell>
          <table:table-cell table:style-name="ce2" office:value-type="string">
            <text:p>15 ♊ 38' 15"</text:p>
          </table:table-cell>
          <table:table-cell table:style-name="ce2" office:value-type="string">
            <text:p>15 ♐ 38' 21"</text:p>
          </table:table-cell>
          <table:table-cell table:style-name="ce2" office:value-type="string">
            <text:p><text:s/>5 ♌ 43' 27"</text:p>
          </table:table-cell>
          <table:table-cell table:style-name="ce2" office:value-type="float" office:value="22.673">
            <text:p>22.673</text:p>
          </table:table-cell>
          <table:table-cell table:style-name="ce2" office:value-type="float" office:value="-18.76">
            <text:p>-18.76</text:p>
          </table:table-cell>
          <table:table-cell table:style-name="ce2" office:value-type="float" office:value="3.935">
            <text:p>3.935</text:p>
          </table:table-cell>
          <table:table-cell table:style-name="ce2" office:value-type="float" office:value="93495.639">
            <text:p>93495.639</text:p>
          </table:table-cell>
          <table:table-cell table:style-name="ce2" office:value-type="float" office:value="7275.638">
            <text:p>7275.638</text:p>
          </table:table-cell>
          <table:table-cell table:style-name="ce2" office:value-type="float" office:value="-234.276">
            <text:p>-234.276</text:p>
          </table:table-cell>
          <table:table-cell table:style-name="ce2" office:value-type="float" office:value="86580.001">
            <text:p>86580.001</text:p>
          </table:table-cell>
          <table:table-cell table:style-name="ce2" office:value-type="float" office:value="240.5000027778">
            <text:p>240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94089.915">
            <text:p>94089.915</text:p>
          </table:table-cell>
          <table:table-cell office:value-type="float" office:value="129.915">
            <text:p>129.915</text:p>
          </table:table-cell>
          <table:table-cell office:value-type="float" office:value="7869.914">
            <text:p>7869.914</text:p>
          </table:table-cell>
          <table:table-cell office:value-type="float" office:value="309.914">
            <text:p>309.914</text:p>
          </table:table-cell>
        </table:table-row>
        <table:table-row table:style-name="ro2">
          <table:table-cell table:style-name="ce2" office:value-type="string">
            <text:p>1925-06-21 01:18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89.348">
            <text:p>89.35</text:p>
          </table:table-cell>
          <table:table-cell table:style-name="ce3" office:value-type="float" office:value="89.353">
            <text:p>89.35</text:p>
          </table:table-cell>
          <table:table-cell table:style-name="ce3" office:value-type="float" office:value="124.978">
            <text:p>124.98</text:p>
          </table:table-cell>
          <table:table-cell table:style-name="ce2" office:value-type="string">
            <text:p>29 ♊ 20' 53"</text:p>
          </table:table-cell>
          <table:table-cell table:style-name="ce2" office:value-type="string">
            <text:p>29 ♊ 21' 09"</text:p>
          </table:table-cell>
          <table:table-cell table:style-name="ce2" office:value-type="string">
            <text:p><text:s/>4 ♌ 58' 41"</text:p>
          </table:table-cell>
          <table:table-cell table:style-name="ce2" office:value-type="float" office:value="23.446">
            <text:p>23.446</text:p>
          </table:table-cell>
          <table:table-cell table:style-name="ce2" office:value-type="float" office:value="20.417">
            <text:p>20.417</text:p>
          </table:table-cell>
          <table:table-cell table:style-name="ce2" office:value-type="float" office:value="-3.028">
            <text:p>-3.028</text:p>
          </table:table-cell>
          <table:table-cell table:style-name="ce2" office:value-type="float" office:value="93689.353">
            <text:p>93689.353</text:p>
          </table:table-cell>
          <table:table-cell table:style-name="ce2" office:value-type="float" office:value="7289.348">
            <text:p>7289.348</text:p>
          </table:table-cell>
          <table:table-cell table:style-name="ce2" office:value-type="float" office:value="-235.022">
            <text:p>-235.022</text:p>
          </table:table-cell>
          <table:table-cell table:style-name="ce2" office:value-type="float" office:value="86760.005">
            <text:p>86760.005</text:p>
          </table:table-cell>
          <table:table-cell table:style-name="ce2" office:value-type="float" office:value="241.0000138889">
            <text:p>241.0000138889</text:p>
          </table:table-cell>
          <table:table-cell table:style-name="ce2" office:value-type="float" office:value="0.005">
            <text:p>0.005</text:p>
          </table:table-cell>
          <table:table-cell table:style-name="ce2" office:value-type="float" office:value="30">
            <text:p>30</text:p>
          </table:table-cell>
          <table:table-cell office:value-type="float" office:value="94284.375">
            <text:p>94284.375</text:p>
          </table:table-cell>
          <table:table-cell office:value-type="float" office:value="324.375">
            <text:p>324.375</text:p>
          </table:table-cell>
          <table:table-cell office:value-type="float" office:value="7884.37">
            <text:p>7884.37</text:p>
          </table:table-cell>
          <table:table-cell office:value-type="float" office:value="324.37">
            <text:p>324.37</text:p>
          </table:table-cell>
        </table:table-row>
        <table:table-row table:style-name="ro2">
          <table:table-cell table:style-name="ce2" office:value-type="string">
            <text:p>1925-07-05 23:54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03.596">
            <text:p>103.60</text:p>
          </table:table-cell>
          <table:table-cell table:style-name="ce3" office:value-type="float" office:value="283.598">
            <text:p>283.60</text:p>
          </table:table-cell>
          <table:table-cell table:style-name="ce3" office:value-type="float" office:value="124.706">
            <text:p>124.71</text:p>
          </table:table-cell>
          <table:table-cell table:style-name="ce2" office:value-type="string">
            <text:p>13 ♋ 35' 44"</text:p>
          </table:table-cell>
          <table:table-cell table:style-name="ce2" office:value-type="string">
            <text:p>13 ♑ 35' 51"</text:p>
          </table:table-cell>
          <table:table-cell table:style-name="ce2" office:value-type="string">
            <text:p><text:s/>4 ♌ 42' 22"</text:p>
          </table:table-cell>
          <table:table-cell table:style-name="ce2" office:value-type="float" office:value="22.753">
            <text:p>22.753</text:p>
          </table:table-cell>
          <table:table-cell table:style-name="ce2" office:value-type="float" office:value="-20.864">
            <text:p>-20.864</text:p>
          </table:table-cell>
          <table:table-cell table:style-name="ce2" office:value-type="float" office:value="1.898">
            <text:p>1.898</text:p>
          </table:table-cell>
          <table:table-cell table:style-name="ce2" office:value-type="float" office:value="93883.598">
            <text:p>93883.598</text:p>
          </table:table-cell>
          <table:table-cell table:style-name="ce2" office:value-type="float" office:value="7303.596">
            <text:p>7303.596</text:p>
          </table:table-cell>
          <table:table-cell table:style-name="ce2" office:value-type="float" office:value="-235.294">
            <text:p>-235.294</text:p>
          </table:table-cell>
          <table:table-cell table:style-name="ce2" office:value-type="float" office:value="86940.002">
            <text:p>86940.002</text:p>
          </table:table-cell>
          <table:table-cell table:style-name="ce2" office:value-type="float" office:value="241.5000055556">
            <text:p>241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office:value-type="float" office:value="94478.892">
            <text:p>94478.892</text:p>
          </table:table-cell>
          <table:table-cell office:value-type="float" office:value="158.892">
            <text:p>158.892</text:p>
          </table:table-cell>
          <table:table-cell office:value-type="float" office:value="7898.89">
            <text:p>7898.89</text:p>
          </table:table-cell>
          <table:table-cell office:value-type="float" office:value="338.89">
            <text:p>338.89</text:p>
          </table:table-cell>
        </table:table-row>
        <table:table-row table:style-name="ro2">
          <table:table-cell table:style-name="ce2" office:value-type="string">
            <text:p>1925-07-20 16:40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3" office:value-type="float" office:value="117.615">
            <text:p>117.62</text:p>
          </table:table-cell>
          <table:table-cell table:style-name="ce3" office:value-type="float" office:value="124.626">
            <text:p>124.63</text:p>
          </table:table-cell>
          <table:table-cell table:style-name="ce2" office:value-type="string">
            <text:p>27 ♋ 36' 54"</text:p>
          </table:table-cell>
          <table:table-cell table:style-name="ce2" office:value-type="string">
            <text:p>27 ♋ 36' 55"</text:p>
          </table:table-cell>
          <table:table-cell table:style-name="ce2" office:value-type="string">
            <text:p><text:s/>4 ♌ 37' 33"</text:p>
          </table:table-cell>
          <table:table-cell table:style-name="ce2" office:value-type="float" office:value="20.645">
            <text:p>20.645</text:p>
          </table:table-cell>
          <table:table-cell table:style-name="ce2" office:value-type="float" office:value="20.01">
            <text:p>20.01</text:p>
          </table:table-cell>
          <table:table-cell table:style-name="ce2" office:value-type="float" office:value="-0.648">
            <text:p>-0.648</text:p>
          </table:table-cell>
          <table:table-cell table:style-name="ce2" office:value-type="float" office:value="94077.615">
            <text:p>94077.615</text:p>
          </table:table-cell>
          <table:table-cell table:style-name="ce2" office:value-type="float" office:value="7317.615">
            <text:p>7317.615</text:p>
          </table:table-cell>
          <table:table-cell table:style-name="ce2" office:value-type="float" office:value="-235.374">
            <text:p>-235.374</text:p>
          </table:table-cell>
          <table:table-cell table:style-name="ce2" office:value-type="float" office:value="87120">
            <text:p>87120</text:p>
          </table:table-cell>
          <table:table-cell table:style-name="ce2" office:value-type="float" office:value="242">
            <text:p>24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0">
            <text:p>30</text:p>
          </table:table-cell>
          <table:table-cell office:value-type="float" office:value="94672.989">
            <text:p>94672.989</text:p>
          </table:table-cell>
          <table:table-cell office:value-type="float" office:value="352.989">
            <text:p>352.989</text:p>
          </table:table-cell>
          <table:table-cell office:value-type="float" office:value="7912.989">
            <text:p>7912.989</text:p>
          </table:table-cell>
          <table:table-cell office:value-type="float" office:value="352.989">
            <text:p>352.989</text:p>
          </table:table-cell>
        </table:table-row>
        <table:table-row table:style-name="ro2">
          <table:table-cell table:style-name="ce2" office:value-type="string">
            <text:p>1925-08-04 06:59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31.569">
            <text:p>131.57</text:p>
          </table:table-cell>
          <table:table-cell table:style-name="ce3" office:value-type="float" office:value="311.572">
            <text:p>311.57</text:p>
          </table:table-cell>
          <table:table-cell table:style-name="ce3" office:value-type="float" office:value="124.673">
            <text:p>124.67</text:p>
          </table:table-cell>
          <table:table-cell table:style-name="ce2" office:value-type="string">
            <text:p>11 ♌ 34' 07"</text:p>
          </table:table-cell>
          <table:table-cell table:style-name="ce2" office:value-type="string">
            <text:p>11 ♒ 34' 20"</text:p>
          </table:table-cell>
          <table:table-cell table:style-name="ce2" office:value-type="string">
            <text:p><text:s/>4 ♌ 40' 22"</text:p>
          </table:table-cell>
          <table:table-cell table:style-name="ce2" office:value-type="float" office:value="17.319">
            <text:p>17.319</text:p>
          </table:table-cell>
          <table:table-cell table:style-name="ce2" office:value-type="float" office:value="-17.931">
            <text:p>-17.931</text:p>
          </table:table-cell>
          <table:table-cell table:style-name="ce2" office:value-type="float" office:value="-0.638">
            <text:p>-0.638</text:p>
          </table:table-cell>
          <table:table-cell table:style-name="ce2" office:value-type="float" office:value="94271.572">
            <text:p>94271.572</text:p>
          </table:table-cell>
          <table:table-cell table:style-name="ce2" office:value-type="float" office:value="7331.569">
            <text:p>7331.569</text:p>
          </table:table-cell>
          <table:table-cell table:style-name="ce2" office:value-type="float" office:value="-235.327">
            <text:p>-235.327</text:p>
          </table:table-cell>
          <table:table-cell table:style-name="ce2" office:value-type="float" office:value="87300.003">
            <text:p>87300.003</text:p>
          </table:table-cell>
          <table:table-cell table:style-name="ce2" office:value-type="float" office:value="242.5000083333">
            <text:p>242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94866.899">
            <text:p>94866.899</text:p>
          </table:table-cell>
          <table:table-cell office:value-type="float" office:value="186.899">
            <text:p>186.899</text:p>
          </table:table-cell>
          <table:table-cell office:value-type="float" office:value="7926.896">
            <text:p>7926.896</text:p>
          </table:table-cell>
          <table:table-cell office:value-type="float" office:value="6.896">
            <text:p>6.896</text:p>
          </table:table-cell>
        </table:table-row>
        <table:table-row table:style-name="ro2">
          <table:table-cell table:style-name="ce2" office:value-type="string">
            <text:p>1925-08-19 08:15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46.019">
            <text:p>146.02</text:p>
          </table:table-cell>
          <table:table-cell table:style-name="ce3" office:value-type="float" office:value="146.022">
            <text:p>146.02</text:p>
          </table:table-cell>
          <table:table-cell table:style-name="ce3" office:value-type="float" office:value="124.655">
            <text:p>124.66</text:p>
          </table:table-cell>
          <table:table-cell table:style-name="ce2" office:value-type="string">
            <text:p>26 ♌ 01' 07"</text:p>
          </table:table-cell>
          <table:table-cell table:style-name="ce2" office:value-type="string">
            <text:p>26 ♌ 01' 19"</text:p>
          </table:table-cell>
          <table:table-cell table:style-name="ce2" office:value-type="string">
            <text:p><text:s/>4 ♌ 39' 16"</text:p>
          </table:table-cell>
          <table:table-cell table:style-name="ce2" office:value-type="float" office:value="12.85">
            <text:p>12.85</text:p>
          </table:table-cell>
          <table:table-cell table:style-name="ce2" office:value-type="float" office:value="14.654">
            <text:p>14.654</text:p>
          </table:table-cell>
          <table:table-cell table:style-name="ce2" office:value-type="float" office:value="1.919">
            <text:p>1.919</text:p>
          </table:table-cell>
          <table:table-cell table:style-name="ce2" office:value-type="float" office:value="94466.022">
            <text:p>94466.022</text:p>
          </table:table-cell>
          <table:table-cell table:style-name="ce2" office:value-type="float" office:value="7346.019">
            <text:p>7346.019</text:p>
          </table:table-cell>
          <table:table-cell table:style-name="ce2" office:value-type="float" office:value="-235.345">
            <text:p>-235.345</text:p>
          </table:table-cell>
          <table:table-cell table:style-name="ce2" office:value-type="float" office:value="87480.003">
            <text:p>87480.003</text:p>
          </table:table-cell>
          <table:table-cell table:style-name="ce2" office:value-type="float" office:value="243.0000083333">
            <text:p>243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95061.367">
            <text:p>95061.367</text:p>
          </table:table-cell>
          <table:table-cell office:value-type="float" office:value="21.367">
            <text:p>21.367</text:p>
          </table:table-cell>
          <table:table-cell office:value-type="float" office:value="7941.364">
            <text:p>7941.364</text:p>
          </table:table-cell>
          <table:table-cell office:value-type="float" office:value="21.364">
            <text:p>21.364</text:p>
          </table:table-cell>
        </table:table-row>
        <table:table-row table:style-name="ro2">
          <table:table-cell table:style-name="ce2" office:value-type="string">
            <text:p>1925-09-02 14:53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59.803">
            <text:p>159.80</text:p>
          </table:table-cell>
          <table:table-cell table:style-name="ce3" office:value-type="float" office:value="339.806">
            <text:p>339.81</text:p>
          </table:table-cell>
          <table:table-cell table:style-name="ce3" office:value-type="float" office:value="124.294">
            <text:p>124.29</text:p>
          </table:table-cell>
          <table:table-cell table:style-name="ce2" office:value-type="string">
            <text:p><text:s/>9 ♍ 48' 10"</text:p>
          </table:table-cell>
          <table:table-cell table:style-name="ce2" office:value-type="string">
            <text:p><text:s/>9 ♓ 48' 21"</text:p>
          </table:table-cell>
          <table:table-cell table:style-name="ce2" office:value-type="string">
            <text:p><text:s/>4 ♌ 17' 38"</text:p>
          </table:table-cell>
          <table:table-cell table:style-name="ce2" office:value-type="float" office:value="7.896">
            <text:p>7.896</text:p>
          </table:table-cell>
          <table:table-cell table:style-name="ce2" office:value-type="float" office:value="-10.694">
            <text:p>-10.694</text:p>
          </table:table-cell>
          <table:table-cell table:style-name="ce2" office:value-type="float" office:value="-3.024">
            <text:p>-3.024</text:p>
          </table:table-cell>
          <table:table-cell table:style-name="ce2" office:value-type="float" office:value="94659.806">
            <text:p>94659.806</text:p>
          </table:table-cell>
          <table:table-cell table:style-name="ce2" office:value-type="float" office:value="7359.803">
            <text:p>7359.803</text:p>
          </table:table-cell>
          <table:table-cell table:style-name="ce2" office:value-type="float" office:value="-235.706">
            <text:p>-235.706</text:p>
          </table:table-cell>
          <table:table-cell table:style-name="ce2" office:value-type="float" office:value="87660.003">
            <text:p>87660.003</text:p>
          </table:table-cell>
          <table:table-cell table:style-name="ce2" office:value-type="float" office:value="243.5000083333">
            <text:p>243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95255.512">
            <text:p>95255.512</text:p>
          </table:table-cell>
          <table:table-cell office:value-type="float" office:value="215.512">
            <text:p>215.512</text:p>
          </table:table-cell>
          <table:table-cell office:value-type="float" office:value="7955.509">
            <text:p>7955.509</text:p>
          </table:table-cell>
          <table:table-cell office:value-type="float" office:value="35.509">
            <text:p>35.509</text:p>
          </table:table-cell>
        </table:table-row>
        <table:table-row table:style-name="ro2">
          <table:table-cell table:style-name="ce2" office:value-type="string">
            <text:p>1925-09-17 23:13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74.728">
            <text:p>174.73</text:p>
          </table:table-cell>
          <table:table-cell table:style-name="ce3" office:value-type="float" office:value="174.733">
            <text:p>174.73</text:p>
          </table:table-cell>
          <table:table-cell table:style-name="ce3" office:value-type="float" office:value="123.573">
            <text:p>123.57</text:p>
          </table:table-cell>
          <table:table-cell table:style-name="ce2" office:value-type="string">
            <text:p>24 ♍ 43' 39"</text:p>
          </table:table-cell>
          <table:table-cell table:style-name="ce2" office:value-type="string">
            <text:p>24 ♍ 43' 57"</text:p>
          </table:table-cell>
          <table:table-cell table:style-name="ce2" office:value-type="string">
            <text:p><text:s/>3 ♌ 34' 21"</text:p>
          </table:table-cell>
          <table:table-cell table:style-name="ce2" office:value-type="float" office:value="2.095">
            <text:p>2.095</text:p>
          </table:table-cell>
          <table:table-cell table:style-name="ce2" office:value-type="float" office:value="5.75">
            <text:p>5.75</text:p>
          </table:table-cell>
          <table:table-cell table:style-name="ce2" office:value-type="float" office:value="3.985">
            <text:p>3.985</text:p>
          </table:table-cell>
          <table:table-cell table:style-name="ce2" office:value-type="float" office:value="94854.733">
            <text:p>94854.733</text:p>
          </table:table-cell>
          <table:table-cell table:style-name="ce2" office:value-type="float" office:value="7374.728">
            <text:p>7374.728</text:p>
          </table:table-cell>
          <table:table-cell table:style-name="ce2" office:value-type="float" office:value="-236.427">
            <text:p>-236.427</text:p>
          </table:table-cell>
          <table:table-cell table:style-name="ce2" office:value-type="float" office:value="87840.005">
            <text:p>87840.005</text:p>
          </table:table-cell>
          <table:table-cell table:style-name="ce2" office:value-type="float" office:value="244.0000138889">
            <text:p>244.0000138889</text:p>
          </table:table-cell>
          <table:table-cell table:style-name="ce2" office:value-type="float" office:value="0.005">
            <text:p>0.005</text:p>
          </table:table-cell>
          <table:table-cell table:style-name="ce2" office:value-type="float" office:value="30">
            <text:p>30</text:p>
          </table:table-cell>
          <table:table-cell office:value-type="float" office:value="95451.16">
            <text:p>95451.16</text:p>
          </table:table-cell>
          <table:table-cell office:value-type="float" office:value="51.16">
            <text:p>51.16</text:p>
          </table:table-cell>
          <table:table-cell office:value-type="float" office:value="7971.155">
            <text:p>7971.155</text:p>
          </table:table-cell>
          <table:table-cell office:value-type="float" office:value="51.155">
            <text:p>51.155</text:p>
          </table:table-cell>
        </table:table-row>
        <table:table-row table:style-name="ro2">
          <table:table-cell table:style-name="ce2" office:value-type="string">
            <text:p>1925-10-02 00:23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88.5">
            <text:p>188.50</text:p>
          </table:table-cell>
          <table:table-cell table:style-name="ce3" office:value-type="float" office:value="8.505">
            <text:p>8.51</text:p>
          </table:table-cell>
          <table:table-cell table:style-name="ce3" office:value-type="float" office:value="122.43">
            <text:p>122.43</text:p>
          </table:table-cell>
          <table:table-cell table:style-name="ce2" office:value-type="string">
            <text:p><text:s/>8 ♎ 29' 58"</text:p>
          </table:table-cell>
          <table:table-cell table:style-name="ce2" office:value-type="string">
            <text:p><text:s/>8 ♈ 30' 18"</text:p>
          </table:table-cell>
          <table:table-cell table:style-name="ce2" office:value-type="string">
            <text:p><text:s/>2 ♌ 25' 48"</text:p>
          </table:table-cell>
          <table:table-cell table:style-name="ce2" office:value-type="float" office:value="-3.372">
            <text:p>-3.372</text:p>
          </table:table-cell>
          <table:table-cell table:style-name="ce2" office:value-type="float" office:value="-0.873">
            <text:p>-0.873</text:p>
          </table:table-cell>
          <table:table-cell table:style-name="ce2" office:value-type="float" office:value="-4.62">
            <text:p>-4.62</text:p>
          </table:table-cell>
          <table:table-cell table:style-name="ce2" office:value-type="float" office:value="95048.505">
            <text:p>95048.505</text:p>
          </table:table-cell>
          <table:table-cell table:style-name="ce2" office:value-type="float" office:value="7388.5">
            <text:p>7388.5</text:p>
          </table:table-cell>
          <table:table-cell table:style-name="ce2" office:value-type="float" office:value="-237.57">
            <text:p>-237.57</text:p>
          </table:table-cell>
          <table:table-cell table:style-name="ce2" office:value-type="float" office:value="88020.005">
            <text:p>88020.005</text:p>
          </table:table-cell>
          <table:table-cell table:style-name="ce2" office:value-type="float" office:value="244.5000138889">
            <text:p>244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95646.075">
            <text:p>95646.075</text:p>
          </table:table-cell>
          <table:table-cell office:value-type="float" office:value="246.075">
            <text:p>246.075</text:p>
          </table:table-cell>
          <table:table-cell office:value-type="float" office:value="7986.07">
            <text:p>7986.07</text:p>
          </table:table-cell>
          <table:table-cell office:value-type="float" office:value="66.07">
            <text:p>66.07</text:p>
          </table:table-cell>
        </table:table-row>
        <table:table-row table:style-name="ro2">
          <table:table-cell table:style-name="ce2" office:value-type="string">
            <text:p>1925-10-17 13:06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03.853">
            <text:p>203.85</text:p>
          </table:table-cell>
          <table:table-cell table:style-name="ce3" office:value-type="float" office:value="203.857">
            <text:p>203.86</text:p>
          </table:table-cell>
          <table:table-cell table:style-name="ce3" office:value-type="float" office:value="120.818">
            <text:p>120.82</text:p>
          </table:table-cell>
          <table:table-cell table:style-name="ce2" office:value-type="string">
            <text:p>23 ♎ 51' 10"</text:p>
          </table:table-cell>
          <table:table-cell table:style-name="ce2" office:value-type="string">
            <text:p>23 ♎ 51' 26"</text:p>
          </table:table-cell>
          <table:table-cell table:style-name="ce2" office:value-type="string">
            <text:p><text:s/>0 ♌ 49' 06"</text:p>
          </table:table-cell>
          <table:table-cell table:style-name="ce2" office:value-type="float" office:value="-9.26">
            <text:p>-9.26</text:p>
          </table:table-cell>
          <table:table-cell table:style-name="ce2" office:value-type="float" office:value="-4.638">
            <text:p>-4.638</text:p>
          </table:table-cell>
          <table:table-cell table:style-name="ce2" office:value-type="float" office:value="4.97">
            <text:p>4.97</text:p>
          </table:table-cell>
          <table:table-cell table:style-name="ce2" office:value-type="float" office:value="95243.857">
            <text:p>95243.857</text:p>
          </table:table-cell>
          <table:table-cell table:style-name="ce2" office:value-type="float" office:value="7403.853">
            <text:p>7403.853</text:p>
          </table:table-cell>
          <table:table-cell table:style-name="ce2" office:value-type="float" office:value="-239.182">
            <text:p>-239.182</text:p>
          </table:table-cell>
          <table:table-cell table:style-name="ce2" office:value-type="float" office:value="88200.004">
            <text:p>88200.004</text:p>
          </table:table-cell>
          <table:table-cell table:style-name="ce2" office:value-type="float" office:value="245.0000111111">
            <text:p>245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95843.039">
            <text:p>95843.039</text:p>
          </table:table-cell>
          <table:table-cell office:value-type="float" office:value="83.039">
            <text:p>83.039</text:p>
          </table:table-cell>
          <table:table-cell office:value-type="float" office:value="8003.035">
            <text:p>8003.035</text:p>
          </table:table-cell>
          <table:table-cell office:value-type="float" office:value="83.035">
            <text:p>83.035</text:p>
          </table:table-cell>
        </table:table-row>
        <table:table-row table:style-name="ro2">
          <table:table-cell table:style-name="ce2" office:value-type="string">
            <text:p>1925-10-31 12:17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17.775">
            <text:p>217.78</text:p>
          </table:table-cell>
          <table:table-cell table:style-name="ce3" office:value-type="float" office:value="37.779">
            <text:p>37.78</text:p>
          </table:table-cell>
          <table:table-cell table:style-name="ce3" office:value-type="float" office:value="119.25">
            <text:p>119.25</text:p>
          </table:table-cell>
          <table:table-cell table:style-name="ce2" office:value-type="string">
            <text:p><text:s/>7 ♏ 46' 30"</text:p>
          </table:table-cell>
          <table:table-cell table:style-name="ce2" office:value-type="string">
            <text:p><text:s/>7 ♉ 46' 45"</text:p>
          </table:table-cell>
          <table:table-cell table:style-name="ce2" office:value-type="string">
            <text:p>29 ♋ 15' 00"</text:p>
          </table:table-cell>
          <table:table-cell table:style-name="ce2" office:value-type="float" office:value="-14.108">
            <text:p>-14.108</text:p>
          </table:table-cell>
          <table:table-cell table:style-name="ce2" office:value-type="float" office:value="9.418">
            <text:p>9.418</text:p>
          </table:table-cell>
          <table:table-cell table:style-name="ce2" office:value-type="float" office:value="-4.954">
            <text:p>-4.954</text:p>
          </table:table-cell>
          <table:table-cell table:style-name="ce2" office:value-type="float" office:value="95437.779">
            <text:p>95437.779</text:p>
          </table:table-cell>
          <table:table-cell table:style-name="ce2" office:value-type="float" office:value="7417.775">
            <text:p>7417.775</text:p>
          </table:table-cell>
          <table:table-cell table:style-name="ce2" office:value-type="float" office:value="-240.75">
            <text:p>-240.75</text:p>
          </table:table-cell>
          <table:table-cell table:style-name="ce2" office:value-type="float" office:value="88380.004">
            <text:p>88380.004</text:p>
          </table:table-cell>
          <table:table-cell table:style-name="ce2" office:value-type="float" office:value="245.5000111111">
            <text:p>245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office:value-type="float" office:value="96038.529">
            <text:p>96038.529</text:p>
          </table:table-cell>
          <table:table-cell office:value-type="float" office:value="278.529">
            <text:p>278.529</text:p>
          </table:table-cell>
          <table:table-cell office:value-type="float" office:value="8018.525">
            <text:p>8018.525</text:p>
          </table:table-cell>
          <table:table-cell office:value-type="float" office:value="98.525">
            <text:p>98.525</text:p>
          </table:table-cell>
        </table:table-row>
        <table:table-row table:style-name="ro2">
          <table:table-cell table:style-name="ce2" office:value-type="string">
            <text:p>1925-11-16 01:58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33.416">
            <text:p>233.42</text:p>
          </table:table-cell>
          <table:table-cell table:style-name="ce3" office:value-type="float" office:value="233.422">
            <text:p>233.42</text:p>
          </table:table-cell>
          <table:table-cell table:style-name="ce3" office:value-type="float" office:value="117.623">
            <text:p>117.62</text:p>
          </table:table-cell>
          <table:table-cell table:style-name="ce2" office:value-type="string">
            <text:p>23 ♏ 24' 57"</text:p>
          </table:table-cell>
          <table:table-cell table:style-name="ce2" office:value-type="string">
            <text:p>23 ♏ 25' 17"</text:p>
          </table:table-cell>
          <table:table-cell table:style-name="ce2" office:value-type="string">
            <text:p>27 ♋ 37' 23"</text:p>
          </table:table-cell>
          <table:table-cell table:style-name="ce2" office:value-type="float" office:value="-18.634">
            <text:p>-18.634</text:p>
          </table:table-cell>
          <table:table-cell table:style-name="ce2" office:value-type="float" office:value="-14.221">
            <text:p>-14.221</text:p>
          </table:table-cell>
          <table:table-cell table:style-name="ce2" office:value-type="float" office:value="4.556">
            <text:p>4.556</text:p>
          </table:table-cell>
          <table:table-cell table:style-name="ce2" office:value-type="float" office:value="95633.422">
            <text:p>95633.422</text:p>
          </table:table-cell>
          <table:table-cell table:style-name="ce2" office:value-type="float" office:value="7433.416">
            <text:p>7433.416</text:p>
          </table:table-cell>
          <table:table-cell table:style-name="ce2" office:value-type="float" office:value="-242.377">
            <text:p>-242.377</text:p>
          </table:table-cell>
          <table:table-cell table:style-name="ce2" office:value-type="float" office:value="88560.006">
            <text:p>88560.006</text:p>
          </table:table-cell>
          <table:table-cell table:style-name="ce2" office:value-type="float" office:value="246.0000166667">
            <text:p>246.0000166667</text:p>
          </table:table-cell>
          <table:table-cell table:style-name="ce2" office:value-type="float" office:value="0.006">
            <text:p>0.006</text:p>
          </table:table-cell>
          <table:table-cell table:style-name="ce2" office:value-type="float" office:value="30">
            <text:p>30</text:p>
          </table:table-cell>
          <table:table-cell office:value-type="float" office:value="96235.799">
            <text:p>96235.799</text:p>
          </table:table-cell>
          <table:table-cell office:value-type="float" office:value="115.799">
            <text:p>115.799</text:p>
          </table:table-cell>
          <table:table-cell office:value-type="float" office:value="8035.793">
            <text:p>8035.793</text:p>
          </table:table-cell>
          <table:table-cell office:value-type="float" office:value="115.793">
            <text:p>115.793</text:p>
          </table:table-cell>
        </table:table-row>
        <table:table-row table:style-name="ro2">
          <table:table-cell table:style-name="ce2" office:value-type="string">
            <text:p>1925-11-30 03:11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47.622">
            <text:p>247.62</text:p>
          </table:table-cell>
          <table:table-cell table:style-name="ce3" office:value-type="float" office:value="67.625">
            <text:p>67.63</text:p>
          </table:table-cell>
          <table:table-cell table:style-name="ce3" office:value-type="float" office:value="116.489">
            <text:p>116.49</text:p>
          </table:table-cell>
          <table:table-cell table:style-name="ce2" office:value-type="string">
            <text:p><text:s/>7 ♐ 37' 19"</text:p>
          </table:table-cell>
          <table:table-cell table:style-name="ce2" office:value-type="string">
            <text:p><text:s/>7 ♊ 37' 31"</text:p>
          </table:table-cell>
          <table:table-cell table:style-name="ce2" office:value-type="string">
            <text:p>26 ♋ 29' 19"</text:p>
          </table:table-cell>
          <table:table-cell table:style-name="ce2" office:value-type="float" office:value="-21.589">
            <text:p>-21.589</text:p>
          </table:table-cell>
          <table:table-cell table:style-name="ce2" office:value-type="float" office:value="17.778">
            <text:p>17.778</text:p>
          </table:table-cell>
          <table:table-cell table:style-name="ce2" office:value-type="float" office:value="-3.862">
            <text:p>-3.862</text:p>
          </table:table-cell>
          <table:table-cell table:style-name="ce2" office:value-type="float" office:value="95827.625">
            <text:p>95827.625</text:p>
          </table:table-cell>
          <table:table-cell table:style-name="ce2" office:value-type="float" office:value="7447.622">
            <text:p>7447.622</text:p>
          </table:table-cell>
          <table:table-cell table:style-name="ce2" office:value-type="float" office:value="-243.511">
            <text:p>-243.511</text:p>
          </table:table-cell>
          <table:table-cell table:style-name="ce2" office:value-type="float" office:value="88740.003">
            <text:p>88740.003</text:p>
          </table:table-cell>
          <table:table-cell table:style-name="ce2" office:value-type="float" office:value="246.5000083333">
            <text:p>246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96431.136">
            <text:p>96431.136</text:p>
          </table:table-cell>
          <table:table-cell office:value-type="float" office:value="311.136">
            <text:p>311.136</text:p>
          </table:table-cell>
          <table:table-cell office:value-type="float" office:value="8051.133">
            <text:p>8051.133</text:p>
          </table:table-cell>
          <table:table-cell office:value-type="float" office:value="131.133">
            <text:p>131.133</text:p>
          </table:table-cell>
        </table:table-row>
        <table:table-row table:style-name="ro2">
          <table:table-cell table:style-name="ce2" office:value-type="string">
            <text:p>1925-12-15 14:05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63.321">
            <text:p>263.32</text:p>
          </table:table-cell>
          <table:table-cell table:style-name="ce3" office:value-type="float" office:value="263.326">
            <text:p>263.33</text:p>
          </table:table-cell>
          <table:table-cell table:style-name="ce3" office:value-type="float" office:value="115.797">
            <text:p>115.80</text:p>
          </table:table-cell>
          <table:table-cell table:style-name="ce2" office:value-type="string">
            <text:p>23 ♐ 19' 16"</text:p>
          </table:table-cell>
          <table:table-cell table:style-name="ce2" office:value-type="string">
            <text:p>23 ♐ 19' 32"</text:p>
          </table:table-cell>
          <table:table-cell table:style-name="ce2" office:value-type="string">
            <text:p>25 ♋ 47' 48"</text:p>
          </table:table-cell>
          <table:table-cell table:style-name="ce2" office:value-type="float" office:value="-23.279">
            <text:p>-23.279</text:p>
          </table:table-cell>
          <table:table-cell table:style-name="ce2" office:value-type="float" office:value="-20.479">
            <text:p>-20.479</text:p>
          </table:table-cell>
          <table:table-cell table:style-name="ce2" office:value-type="float" office:value="2.803">
            <text:p>2.803</text:p>
          </table:table-cell>
          <table:table-cell table:style-name="ce2" office:value-type="float" office:value="96023.326">
            <text:p>96023.326</text:p>
          </table:table-cell>
          <table:table-cell table:style-name="ce2" office:value-type="float" office:value="7463.321">
            <text:p>7463.321</text:p>
          </table:table-cell>
          <table:table-cell table:style-name="ce2" office:value-type="float" office:value="-244.203">
            <text:p>-244.203</text:p>
          </table:table-cell>
          <table:table-cell table:style-name="ce2" office:value-type="float" office:value="88920.005">
            <text:p>88920.005</text:p>
          </table:table-cell>
          <table:table-cell table:style-name="ce2" office:value-type="float" office:value="247.0000138889">
            <text:p>247.0000138889</text:p>
          </table:table-cell>
          <table:table-cell table:style-name="ce2" office:value-type="float" office:value="0.005">
            <text:p>0.005</text:p>
          </table:table-cell>
          <table:table-cell table:style-name="ce2" office:value-type="float" office:value="30">
            <text:p>30</text:p>
          </table:table-cell>
          <table:table-cell office:value-type="float" office:value="96627.529">
            <text:p>96627.529</text:p>
          </table:table-cell>
          <table:table-cell office:value-type="float" office:value="147.529">
            <text:p>147.529</text:p>
          </table:table-cell>
          <table:table-cell office:value-type="float" office:value="8067.524">
            <text:p>8067.524</text:p>
          </table:table-cell>
          <table:table-cell office:value-type="float" office:value="147.524">
            <text:p>147.524</text:p>
          </table:table-cell>
        </table:table-row>
        <table:table-row table:style-name="ro2">
          <table:table-cell table:style-name="ce2" office:value-type="string">
            <text:p>1925-12-29 21:02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77.877">
            <text:p>277.88</text:p>
          </table:table-cell>
          <table:table-cell table:style-name="ce3" office:value-type="float" office:value="97.878">
            <text:p>97.88</text:p>
          </table:table-cell>
          <table:table-cell table:style-name="ce3" office:value-type="float" office:value="115.498">
            <text:p>115.50</text:p>
          </table:table-cell>
          <table:table-cell table:style-name="ce2" office:value-type="string">
            <text:p><text:s/>7 ♑ 52' 38"</text:p>
          </table:table-cell>
          <table:table-cell table:style-name="ce2" office:value-type="string">
            <text:p><text:s/>7 ♋ 52' 41"</text:p>
          </table:table-cell>
          <table:table-cell table:style-name="ce2" office:value-type="string">
            <text:p>25 ♋ 29' 53"</text:p>
          </table:table-cell>
          <table:table-cell table:style-name="ce2" office:value-type="float" office:value="-23.214">
            <text:p>-23.214</text:p>
          </table:table-cell>
          <table:table-cell table:style-name="ce2" office:value-type="float" office:value="21.617">
            <text:p>21.617</text:p>
          </table:table-cell>
          <table:table-cell table:style-name="ce2" office:value-type="float" office:value="-1.599">
            <text:p>-1.599</text:p>
          </table:table-cell>
          <table:table-cell table:style-name="ce2" office:value-type="float" office:value="96217.878">
            <text:p>96217.878</text:p>
          </table:table-cell>
          <table:table-cell table:style-name="ce2" office:value-type="float" office:value="7477.877">
            <text:p>7477.877</text:p>
          </table:table-cell>
          <table:table-cell table:style-name="ce2" office:value-type="float" office:value="-244.502">
            <text:p>-244.502</text:p>
          </table:table-cell>
          <table:table-cell table:style-name="ce2" office:value-type="float" office:value="89100.001">
            <text:p>89100.001</text:p>
          </table:table-cell>
          <table:table-cell table:style-name="ce2" office:value-type="float" office:value="247.5000027778">
            <text:p>247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96822.38">
            <text:p>96822.38</text:p>
          </table:table-cell>
          <table:table-cell office:value-type="float" office:value="342.38">
            <text:p>342.38</text:p>
          </table:table-cell>
          <table:table-cell office:value-type="float" office:value="8082.379">
            <text:p>8082.379</text:p>
          </table:table-cell>
          <table:table-cell office:value-type="float" office:value="162.379">
            <text:p>162.379</text:p>
          </table:table-cell>
        </table:table-row>
        <table:table-row table:style-name="ro2">
          <table:table-cell table:style-name="ce2" office:value-type="string">
            <text:p>1926-01-14 01:35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93.359">
            <text:p>293.36</text:p>
          </table:table-cell>
          <table:table-cell table:style-name="ce3" office:value-type="float" office:value="293.364">
            <text:p>293.36</text:p>
          </table:table-cell>
          <table:table-cell table:style-name="ce3" office:value-type="float" office:value="115.526">
            <text:p>115.53</text:p>
          </table:table-cell>
          <table:table-cell table:style-name="ce2" office:value-type="string">
            <text:p>23 ♑ 21' 34"</text:p>
          </table:table-cell>
          <table:table-cell table:style-name="ce2" office:value-type="string">
            <text:p>23 ♑ 21' 52"</text:p>
          </table:table-cell>
          <table:table-cell table:style-name="ce2" office:value-type="string">
            <text:p>25 ♋ 31' 35"</text:p>
          </table:table-cell>
          <table:table-cell table:style-name="ce2" office:value-type="float" office:value="-21.426">
            <text:p>-21.426</text:p>
          </table:table-cell>
          <table:table-cell table:style-name="ce2" office:value-type="float" office:value="-21.227">
            <text:p>-21.227</text:p>
          </table:table-cell>
          <table:table-cell table:style-name="ce2" office:value-type="float" office:value="0.201">
            <text:p>0.201</text:p>
          </table:table-cell>
          <table:table-cell table:style-name="ce2" office:value-type="float" office:value="96413.364">
            <text:p>96413.364</text:p>
          </table:table-cell>
          <table:table-cell table:style-name="ce2" office:value-type="float" office:value="7493.359">
            <text:p>7493.359</text:p>
          </table:table-cell>
          <table:table-cell table:style-name="ce2" office:value-type="float" office:value="-244.474">
            <text:p>-244.474</text:p>
          </table:table-cell>
          <table:table-cell table:style-name="ce2" office:value-type="float" office:value="89280.005">
            <text:p>89280.005</text:p>
          </table:table-cell>
          <table:table-cell table:style-name="ce2" office:value-type="float" office:value="248.0000138889">
            <text:p>248.0000138889</text:p>
          </table:table-cell>
          <table:table-cell table:style-name="ce2" office:value-type="float" office:value="0.005">
            <text:p>0.005</text:p>
          </table:table-cell>
          <table:table-cell table:style-name="ce2" office:value-type="float" office:value="30">
            <text:p>30</text:p>
          </table:table-cell>
          <table:table-cell office:value-type="float" office:value="97017.838">
            <text:p>97017.838</text:p>
          </table:table-cell>
          <table:table-cell office:value-type="float" office:value="177.838">
            <text:p>177.838</text:p>
          </table:table-cell>
          <table:table-cell office:value-type="float" office:value="8097.833">
            <text:p>8097.833</text:p>
          </table:table-cell>
          <table:table-cell office:value-type="float" office:value="177.833">
            <text:p>177.833</text:p>
          </table:table-cell>
        </table:table-row>
        <table:table-row table:style-name="ro2">
          <table:table-cell table:style-name="ce2" office:value-type="string">
            <text:p>1926-01-28 16:36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08.24">
            <text:p>308.24</text:p>
          </table:table-cell>
          <table:table-cell table:style-name="ce3" office:value-type="float" office:value="128.243">
            <text:p>128.24</text:p>
          </table:table-cell>
          <table:table-cell table:style-name="ce3" office:value-type="float" office:value="115.577">
            <text:p>115.58</text:p>
          </table:table-cell>
          <table:table-cell table:style-name="ce2" office:value-type="string">
            <text:p><text:s/>8 ♒ 14' 25"</text:p>
          </table:table-cell>
          <table:table-cell table:style-name="ce2" office:value-type="string">
            <text:p><text:s/>8 ♌ 14' 36"</text:p>
          </table:table-cell>
          <table:table-cell table:style-name="ce2" office:value-type="string">
            <text:p>25 ♋ 34' 38"</text:p>
          </table:table-cell>
          <table:table-cell table:style-name="ce2" office:value-type="float" office:value="-18.212">
            <text:p>-18.212</text:p>
          </table:table-cell>
          <table:table-cell table:style-name="ce2" office:value-type="float" office:value="19.332">
            <text:p>19.332</text:p>
          </table:table-cell>
          <table:table-cell table:style-name="ce2" office:value-type="float" office:value="1.162">
            <text:p>1.162</text:p>
          </table:table-cell>
          <table:table-cell table:style-name="ce2" office:value-type="float" office:value="96608.243">
            <text:p>96608.243</text:p>
          </table:table-cell>
          <table:table-cell table:style-name="ce2" office:value-type="float" office:value="7508.24">
            <text:p>7508.24</text:p>
          </table:table-cell>
          <table:table-cell table:style-name="ce2" office:value-type="float" office:value="-244.423">
            <text:p>-244.423</text:p>
          </table:table-cell>
          <table:table-cell table:style-name="ce2" office:value-type="float" office:value="89460.003">
            <text:p>89460.003</text:p>
          </table:table-cell>
          <table:table-cell table:style-name="ce2" office:value-type="float" office:value="248.5000083333">
            <text:p>248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97212.666">
            <text:p>97212.666</text:p>
          </table:table-cell>
          <table:table-cell office:value-type="float" office:value="12.666">
            <text:p>12.666</text:p>
          </table:table-cell>
          <table:table-cell office:value-type="float" office:value="8112.663">
            <text:p>8112.663</text:p>
          </table:table-cell>
          <table:table-cell office:value-type="float" office:value="192.663">
            <text:p>192.663</text:p>
          </table:table-cell>
        </table:table-row>
        <table:table-row table:style-name="ro2">
          <table:table-cell table:style-name="ce2" office:value-type="string">
            <text:p>1926-02-12 12:21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23.264">
            <text:p>323.26</text:p>
          </table:table-cell>
          <table:table-cell table:style-name="ce3" office:value-type="float" office:value="323.267">
            <text:p>323.27</text:p>
          </table:table-cell>
          <table:table-cell table:style-name="ce3" office:value-type="float" office:value="115.368">
            <text:p>115.37</text:p>
          </table:table-cell>
          <table:table-cell table:style-name="ce2" office:value-type="string">
            <text:p>23 ♒ 15' 50"</text:p>
          </table:table-cell>
          <table:table-cell table:style-name="ce2" office:value-type="string">
            <text:p>23 ♒ 16' 00"</text:p>
          </table:table-cell>
          <table:table-cell table:style-name="ce2" office:value-type="string">
            <text:p>25 ♋ 22' 03"</text:p>
          </table:table-cell>
          <table:table-cell table:style-name="ce2" office:value-type="float" office:value="-13.769">
            <text:p>-13.769</text:p>
          </table:table-cell>
          <table:table-cell table:style-name="ce2" office:value-type="float" office:value="-16.084">
            <text:p>-16.084</text:p>
          </table:table-cell>
          <table:table-cell table:style-name="ce2" office:value-type="float" office:value="-2.454">
            <text:p>-2.454</text:p>
          </table:table-cell>
          <table:table-cell table:style-name="ce2" office:value-type="float" office:value="96803.267">
            <text:p>96803.267</text:p>
          </table:table-cell>
          <table:table-cell table:style-name="ce2" office:value-type="float" office:value="7523.264">
            <text:p>7523.264</text:p>
          </table:table-cell>
          <table:table-cell table:style-name="ce2" office:value-type="float" office:value="-244.632">
            <text:p>-244.632</text:p>
          </table:table-cell>
          <table:table-cell table:style-name="ce2" office:value-type="float" office:value="89640.003">
            <text:p>89640.003</text:p>
          </table:table-cell>
          <table:table-cell table:style-name="ce2" office:value-type="float" office:value="249.0000083333">
            <text:p>249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97407.899">
            <text:p>97407.899</text:p>
          </table:table-cell>
          <table:table-cell office:value-type="float" office:value="207.899">
            <text:p>207.899</text:p>
          </table:table-cell>
          <table:table-cell office:value-type="float" office:value="8127.896">
            <text:p>8127.896</text:p>
          </table:table-cell>
          <table:table-cell office:value-type="float" office:value="207.896">
            <text:p>207.896</text:p>
          </table:table-cell>
        </table:table-row>
        <table:table-row table:style-name="ro2">
          <table:table-cell table:style-name="ce2" office:value-type="string">
            <text:p>1926-02-27 11:51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38.359">
            <text:p>338.36</text:p>
          </table:table-cell>
          <table:table-cell table:style-name="ce3" office:value-type="float" office:value="158.361">
            <text:p>158.36</text:p>
          </table:table-cell>
          <table:table-cell table:style-name="ce3" office:value-type="float" office:value="114.871">
            <text:p>114.87</text:p>
          </table:table-cell>
          <table:table-cell table:style-name="ce2" office:value-type="string">
            <text:p><text:s/>8 ♓ 21' 33"</text:p>
          </table:table-cell>
          <table:table-cell table:style-name="ce2" office:value-type="string">
            <text:p><text:s/>8 ♍ 21' 38"</text:p>
          </table:table-cell>
          <table:table-cell table:style-name="ce2" office:value-type="string">
            <text:p>24 ♋ 52' 16"</text:p>
          </table:table-cell>
          <table:table-cell table:style-name="ce2" office:value-type="float" office:value="-8.438">
            <text:p>-8.438</text:p>
          </table:table-cell>
          <table:table-cell table:style-name="ce2" office:value-type="float" office:value="11.726">
            <text:p>11.726</text:p>
          </table:table-cell>
          <table:table-cell table:style-name="ce2" office:value-type="float" office:value="3.548">
            <text:p>3.548</text:p>
          </table:table-cell>
          <table:table-cell table:style-name="ce2" office:value-type="float" office:value="96998.361">
            <text:p>96998.361</text:p>
          </table:table-cell>
          <table:table-cell table:style-name="ce2" office:value-type="float" office:value="7538.359">
            <text:p>7538.359</text:p>
          </table:table-cell>
          <table:table-cell table:style-name="ce2" office:value-type="float" office:value="-245.129">
            <text:p>-245.129</text:p>
          </table:table-cell>
          <table:table-cell table:style-name="ce2" office:value-type="float" office:value="89820.002">
            <text:p>89820.002</text:p>
          </table:table-cell>
          <table:table-cell table:style-name="ce2" office:value-type="float" office:value="249.5000055556">
            <text:p>249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office:value-type="float" office:value="97603.49">
            <text:p>97603.49</text:p>
          </table:table-cell>
          <table:table-cell office:value-type="float" office:value="43.49">
            <text:p>43.49</text:p>
          </table:table-cell>
          <table:table-cell office:value-type="float" office:value="8143.488">
            <text:p>8143.488</text:p>
          </table:table-cell>
          <table:table-cell office:value-type="float" office:value="223.488">
            <text:p>223.488</text:p>
          </table:table-cell>
        </table:table-row>
        <table:table-row table:style-name="ro2">
          <table:table-cell table:style-name="ce2" office:value-type="string">
            <text:p>1926-03-13 22:20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52.805">
            <text:p>352.81</text:p>
          </table:table-cell>
          <table:table-cell table:style-name="ce3" office:value-type="float" office:value="352.808">
            <text:p>352.81</text:p>
          </table:table-cell>
          <table:table-cell table:style-name="ce3" office:value-type="float" office:value="113.818">
            <text:p>113.82</text:p>
          </table:table-cell>
          <table:table-cell table:style-name="ce2" office:value-type="string">
            <text:p>22 ♓ 48' 19"</text:p>
          </table:table-cell>
          <table:table-cell table:style-name="ce2" office:value-type="string">
            <text:p>22 ♓ 48' 29"</text:p>
          </table:table-cell>
          <table:table-cell table:style-name="ce2" office:value-type="string">
            <text:p>23 ♋ 49' 04"</text:p>
          </table:table-cell>
          <table:table-cell table:style-name="ce2" office:value-type="float" office:value="-2.857">
            <text:p>-2.857</text:p>
          </table:table-cell>
          <table:table-cell table:style-name="ce2" office:value-type="float" office:value="-6.857">
            <text:p>-6.857</text:p>
          </table:table-cell>
          <table:table-cell table:style-name="ce2" office:value-type="float" office:value="-4.358">
            <text:p>-4.358</text:p>
          </table:table-cell>
          <table:table-cell table:style-name="ce2" office:value-type="float" office:value="97192.808">
            <text:p>97192.808</text:p>
          </table:table-cell>
          <table:table-cell table:style-name="ce2" office:value-type="float" office:value="7552.805">
            <text:p>7552.805</text:p>
          </table:table-cell>
          <table:table-cell table:style-name="ce2" office:value-type="float" office:value="-246.182">
            <text:p>-246.182</text:p>
          </table:table-cell>
          <table:table-cell table:style-name="ce2" office:value-type="float" office:value="90000.003">
            <text:p>90000.003</text:p>
          </table:table-cell>
          <table:table-cell table:style-name="ce2" office:value-type="float" office:value="250.0000083333">
            <text:p>250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97798.99">
            <text:p>97798.99</text:p>
          </table:table-cell>
          <table:table-cell office:value-type="float" office:value="238.99">
            <text:p>238.99</text:p>
          </table:table-cell>
          <table:table-cell office:value-type="float" office:value="8158.987">
            <text:p>8158.987</text:p>
          </table:table-cell>
          <table:table-cell office:value-type="float" office:value="238.987">
            <text:p>238.987</text:p>
          </table:table-cell>
        </table:table-row>
        <table:table-row table:style-name="ro2">
          <table:table-cell table:style-name="ce2" office:value-type="string">
            <text:p>1926-03-29 05:00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7.969">
            <text:p>7.97</text:p>
          </table:table-cell>
          <table:table-cell table:style-name="ce3" office:value-type="float" office:value="187.97">
            <text:p>187.97</text:p>
          </table:table-cell>
          <table:table-cell table:style-name="ce3" office:value-type="float" office:value="112.38">
            <text:p>112.38</text:p>
          </table:table-cell>
          <table:table-cell table:style-name="ce2" office:value-type="string">
            <text:p><text:s/>7 ♈ 58' 08"</text:p>
          </table:table-cell>
          <table:table-cell table:style-name="ce2" office:value-type="string">
            <text:p><text:s/>7 ♎ 58' 12"</text:p>
          </table:table-cell>
          <table:table-cell table:style-name="ce2" office:value-type="string">
            <text:p>22 ♋ 22' 48"</text:p>
          </table:table-cell>
          <table:table-cell table:style-name="ce2" office:value-type="float" office:value="3.162">
            <text:p>3.162</text:p>
          </table:table-cell>
          <table:table-cell table:style-name="ce2" office:value-type="float" office:value="1.301">
            <text:p>1.301</text:p>
          </table:table-cell>
          <table:table-cell table:style-name="ce2" office:value-type="float" office:value="4.857">
            <text:p>4.857</text:p>
          </table:table-cell>
          <table:table-cell table:style-name="ce2" office:value-type="float" office:value="97387.97">
            <text:p>97387.97</text:p>
          </table:table-cell>
          <table:table-cell table:style-name="ce2" office:value-type="float" office:value="7567.969">
            <text:p>7567.969</text:p>
          </table:table-cell>
          <table:table-cell table:style-name="ce2" office:value-type="float" office:value="-247.62">
            <text:p>-247.62</text:p>
          </table:table-cell>
          <table:table-cell table:style-name="ce2" office:value-type="float" office:value="90180.001">
            <text:p>90180.001</text:p>
          </table:table-cell>
          <table:table-cell table:style-name="ce2" office:value-type="float" office:value="250.5000027778">
            <text:p>250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97995.59">
            <text:p>97995.59</text:p>
          </table:table-cell>
          <table:table-cell office:value-type="float" office:value="75.59">
            <text:p>75.59</text:p>
          </table:table-cell>
          <table:table-cell office:value-type="float" office:value="8175.589">
            <text:p>8175.589</text:p>
          </table:table-cell>
          <table:table-cell office:value-type="float" office:value="255.589">
            <text:p>255.589</text:p>
          </table:table-cell>
        </table:table-row>
        <table:table-row table:style-name="ro2">
          <table:table-cell table:style-name="ce2" office:value-type="string">
            <text:p>1926-04-12 07:57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1.869">
            <text:p>21.87</text:p>
          </table:table-cell>
          <table:table-cell table:style-name="ce3" office:value-type="float" office:value="21.874">
            <text:p>21.87</text:p>
          </table:table-cell>
          <table:table-cell table:style-name="ce3" office:value-type="float" office:value="110.822">
            <text:p>110.82</text:p>
          </table:table-cell>
          <table:table-cell table:style-name="ce2" office:value-type="string">
            <text:p>21 ♈ 52' 06"</text:p>
          </table:table-cell>
          <table:table-cell table:style-name="ce2" office:value-type="string">
            <text:p>21 ♈ 52' 26"</text:p>
          </table:table-cell>
          <table:table-cell table:style-name="ce2" office:value-type="string">
            <text:p>20 ♋ 49' 17"</text:p>
          </table:table-cell>
          <table:table-cell table:style-name="ce2" office:value-type="float" office:value="8.523">
            <text:p>8.523</text:p>
          </table:table-cell>
          <table:table-cell table:style-name="ce2" office:value-type="float" office:value="3.879">
            <text:p>3.879</text:p>
          </table:table-cell>
          <table:table-cell table:style-name="ce2" office:value-type="float" office:value="-5.005">
            <text:p>-5.005</text:p>
          </table:table-cell>
          <table:table-cell table:style-name="ce2" office:value-type="float" office:value="97581.874">
            <text:p>97581.874</text:p>
          </table:table-cell>
          <table:table-cell table:style-name="ce2" office:value-type="float" office:value="7581.869">
            <text:p>7581.869</text:p>
          </table:table-cell>
          <table:table-cell table:style-name="ce2" office:value-type="float" office:value="-249.178">
            <text:p>-249.178</text:p>
          </table:table-cell>
          <table:table-cell table:style-name="ce2" office:value-type="float" office:value="90360.005">
            <text:p>90360.005</text:p>
          </table:table-cell>
          <table:table-cell table:style-name="ce2" office:value-type="float" office:value="251.0000138889">
            <text:p>251.0000138889</text:p>
          </table:table-cell>
          <table:table-cell table:style-name="ce2" office:value-type="float" office:value="0.005">
            <text:p>0.005</text:p>
          </table:table-cell>
          <table:table-cell table:style-name="ce2" office:value-type="float" office:value="30">
            <text:p>30</text:p>
          </table:table-cell>
          <table:table-cell office:value-type="float" office:value="98191.052">
            <text:p>98191.052</text:p>
          </table:table-cell>
          <table:table-cell office:value-type="float" office:value="271.052">
            <text:p>271.052</text:p>
          </table:table-cell>
          <table:table-cell office:value-type="float" office:value="8191.047">
            <text:p>8191.047</text:p>
          </table:table-cell>
          <table:table-cell office:value-type="float" office:value="271.047">
            <text:p>271.047</text:p>
          </table:table-cell>
        </table:table-row>
        <table:table-row table:style-name="ro2">
          <table:table-cell table:style-name="ce2" office:value-type="string">
            <text:p>1926-04-27 19:17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6.97">
            <text:p>36.97</text:p>
          </table:table-cell>
          <table:table-cell table:style-name="ce3" office:value-type="float" office:value="216.972">
            <text:p>216.97</text:p>
          </table:table-cell>
          <table:table-cell table:style-name="ce3" office:value-type="float" office:value="109.145">
            <text:p>109.15</text:p>
          </table:table-cell>
          <table:table-cell table:style-name="ce2" office:value-type="string">
            <text:p><text:s/>6 ♉ 58' 13"</text:p>
          </table:table-cell>
          <table:table-cell table:style-name="ce2" office:value-type="string">
            <text:p><text:s/>6 ♏ 58' 19"</text:p>
          </table:table-cell>
          <table:table-cell table:style-name="ce2" office:value-type="string">
            <text:p>19 ♋ 08' 42"</text:p>
          </table:table-cell>
          <table:table-cell table:style-name="ce2" office:value-type="float" office:value="13.846">
            <text:p>13.846</text:p>
          </table:table-cell>
          <table:table-cell table:style-name="ce2" office:value-type="float" office:value="-9.321">
            <text:p>-9.321</text:p>
          </table:table-cell>
          <table:table-cell table:style-name="ce2" office:value-type="float" office:value="4.785">
            <text:p>4.785</text:p>
          </table:table-cell>
          <table:table-cell table:style-name="ce2" office:value-type="float" office:value="97776.972">
            <text:p>97776.972</text:p>
          </table:table-cell>
          <table:table-cell table:style-name="ce2" office:value-type="float" office:value="7596.97">
            <text:p>7596.97</text:p>
          </table:table-cell>
          <table:table-cell table:style-name="ce2" office:value-type="float" office:value="-250.855">
            <text:p>-250.855</text:p>
          </table:table-cell>
          <table:table-cell table:style-name="ce2" office:value-type="float" office:value="90540.002">
            <text:p>90540.002</text:p>
          </table:table-cell>
          <table:table-cell table:style-name="ce2" office:value-type="float" office:value="251.5000055556">
            <text:p>251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office:value-type="float" office:value="98387.827">
            <text:p>98387.827</text:p>
          </table:table-cell>
          <table:table-cell office:value-type="float" office:value="107.827">
            <text:p>107.827</text:p>
          </table:table-cell>
          <table:table-cell office:value-type="float" office:value="8207.825">
            <text:p>8207.825</text:p>
          </table:table-cell>
          <table:table-cell office:value-type="float" office:value="287.825">
            <text:p>287.825</text:p>
          </table:table-cell>
        </table:table-row>
        <table:table-row table:style-name="ro2">
          <table:table-cell table:style-name="ce2" office:value-type="string">
            <text:p>1926-05-11 17:56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50.477">
            <text:p>50.48</text:p>
          </table:table-cell>
          <table:table-cell table:style-name="ce3" office:value-type="float" office:value="50.483">
            <text:p>50.48</text:p>
          </table:table-cell>
          <table:table-cell table:style-name="ce3" office:value-type="float" office:value="107.933">
            <text:p>107.93</text:p>
          </table:table-cell>
          <table:table-cell table:style-name="ce2" office:value-type="string">
            <text:p>20 ♉ 28' 38"</text:p>
          </table:table-cell>
          <table:table-cell table:style-name="ce2" office:value-type="string">
            <text:p>20 ♉ 28' 57"</text:p>
          </table:table-cell>
          <table:table-cell table:style-name="ce2" office:value-type="string">
            <text:p>17 ♋ 55' 59"</text:p>
          </table:table-cell>
          <table:table-cell table:style-name="ce2" office:value-type="float" office:value="17.875">
            <text:p>17.875</text:p>
          </table:table-cell>
          <table:table-cell table:style-name="ce2" office:value-type="float" office:value="13.743">
            <text:p>13.743</text:p>
          </table:table-cell>
          <table:table-cell table:style-name="ce2" office:value-type="float" office:value="-4.285">
            <text:p>-4.285</text:p>
          </table:table-cell>
          <table:table-cell table:style-name="ce2" office:value-type="float" office:value="97970.483">
            <text:p>97970.483</text:p>
          </table:table-cell>
          <table:table-cell table:style-name="ce2" office:value-type="float" office:value="7610.477">
            <text:p>7610.477</text:p>
          </table:table-cell>
          <table:table-cell table:style-name="ce2" office:value-type="float" office:value="-252.067">
            <text:p>-252.067</text:p>
          </table:table-cell>
          <table:table-cell table:style-name="ce2" office:value-type="float" office:value="90720.006">
            <text:p>90720.006</text:p>
          </table:table-cell>
          <table:table-cell table:style-name="ce2" office:value-type="float" office:value="252.0000166667">
            <text:p>252.0000166667</text:p>
          </table:table-cell>
          <table:table-cell table:style-name="ce2" office:value-type="float" office:value="0.006">
            <text:p>0.006</text:p>
          </table:table-cell>
          <table:table-cell table:style-name="ce2" office:value-type="float" office:value="30">
            <text:p>30</text:p>
          </table:table-cell>
          <table:table-cell office:value-type="float" office:value="98582.55">
            <text:p>98582.55</text:p>
          </table:table-cell>
          <table:table-cell office:value-type="float" office:value="302.55">
            <text:p>302.55</text:p>
          </table:table-cell>
          <table:table-cell office:value-type="float" office:value="8222.544">
            <text:p>8222.544</text:p>
          </table:table-cell>
          <table:table-cell office:value-type="float" office:value="302.544">
            <text:p>302.544</text:p>
          </table:table-cell>
        </table:table-row>
        <table:table-row table:style-name="ro2">
          <table:table-cell table:style-name="ce2" office:value-type="string">
            <text:p>1926-05-27 06:49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65.43">
            <text:p>65.43</text:p>
          </table:table-cell>
          <table:table-cell table:style-name="ce3" office:value-type="float" office:value="245.431">
            <text:p>245.43</text:p>
          </table:table-cell>
          <table:table-cell table:style-name="ce3" office:value-type="float" office:value="106.986">
            <text:p>106.99</text:p>
          </table:table-cell>
          <table:table-cell table:style-name="ce2" office:value-type="string">
            <text:p><text:s/>5 ♊ 25' 49"</text:p>
          </table:table-cell>
          <table:table-cell table:style-name="ce2" office:value-type="string">
            <text:p><text:s/>5 ♐ 25' 52"</text:p>
          </table:table-cell>
          <table:table-cell table:style-name="ce2" office:value-type="string">
            <text:p>16 ♋ 59' 10"</text:p>
          </table:table-cell>
          <table:table-cell table:style-name="ce2" office:value-type="float" office:value="21.216">
            <text:p>21.216</text:p>
          </table:table-cell>
          <table:table-cell table:style-name="ce2" office:value-type="float" office:value="-17.844">
            <text:p>-17.844</text:p>
          </table:table-cell>
          <table:table-cell table:style-name="ce2" office:value-type="float" office:value="3.426">
            <text:p>3.426</text:p>
          </table:table-cell>
          <table:table-cell table:style-name="ce2" office:value-type="float" office:value="98165.431">
            <text:p>98165.431</text:p>
          </table:table-cell>
          <table:table-cell table:style-name="ce2" office:value-type="float" office:value="7625.43">
            <text:p>7625.43</text:p>
          </table:table-cell>
          <table:table-cell table:style-name="ce2" office:value-type="float" office:value="-253.014">
            <text:p>-253.014</text:p>
          </table:table-cell>
          <table:table-cell table:style-name="ce2" office:value-type="float" office:value="90900.001">
            <text:p>90900.001</text:p>
          </table:table-cell>
          <table:table-cell table:style-name="ce2" office:value-type="float" office:value="252.5000027778">
            <text:p>252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98778.445">
            <text:p>98778.445</text:p>
          </table:table-cell>
          <table:table-cell office:value-type="float" office:value="138.445">
            <text:p>138.445</text:p>
          </table:table-cell>
          <table:table-cell office:value-type="float" office:value="8238.444">
            <text:p>8238.444</text:p>
          </table:table-cell>
          <table:table-cell office:value-type="float" office:value="318.444">
            <text:p>318.444</text:p>
          </table:table-cell>
        </table:table-row>
        <table:table-row table:style-name="ro2">
          <table:table-cell table:style-name="ce2" office:value-type="string">
            <text:p>1926-06-10 05:09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78.771">
            <text:p>78.77</text:p>
          </table:table-cell>
          <table:table-cell table:style-name="ce3" office:value-type="float" office:value="78.776">
            <text:p>78.78</text:p>
          </table:table-cell>
          <table:table-cell table:style-name="ce3" office:value-type="float" office:value="106.526">
            <text:p>106.53</text:p>
          </table:table-cell>
          <table:table-cell table:style-name="ce2" office:value-type="string">
            <text:p>18 ♊ 46' 15"</text:p>
          </table:table-cell>
          <table:table-cell table:style-name="ce2" office:value-type="string">
            <text:p>18 ♊ 46' 34"</text:p>
          </table:table-cell>
          <table:table-cell table:style-name="ce2" office:value-type="string">
            <text:p>16 ♋ 31' 31"</text:p>
          </table:table-cell>
          <table:table-cell table:style-name="ce2" office:value-type="float" office:value="22.973">
            <text:p>22.973</text:p>
          </table:table-cell>
          <table:table-cell table:style-name="ce2" office:value-type="float" office:value="20.546">
            <text:p>20.546</text:p>
          </table:table-cell>
          <table:table-cell table:style-name="ce2" office:value-type="float" office:value="-2.436">
            <text:p>-2.436</text:p>
          </table:table-cell>
          <table:table-cell table:style-name="ce2" office:value-type="float" office:value="98358.776">
            <text:p>98358.776</text:p>
          </table:table-cell>
          <table:table-cell table:style-name="ce2" office:value-type="float" office:value="7638.771">
            <text:p>7638.771</text:p>
          </table:table-cell>
          <table:table-cell table:style-name="ce2" office:value-type="float" office:value="-253.474">
            <text:p>-253.474</text:p>
          </table:table-cell>
          <table:table-cell table:style-name="ce2" office:value-type="float" office:value="91080.005">
            <text:p>91080.005</text:p>
          </table:table-cell>
          <table:table-cell table:style-name="ce2" office:value-type="float" office:value="253.0000138889">
            <text:p>253.0000138889</text:p>
          </table:table-cell>
          <table:table-cell table:style-name="ce2" office:value-type="float" office:value="0.005">
            <text:p>0.005</text:p>
          </table:table-cell>
          <table:table-cell table:style-name="ce2" office:value-type="float" office:value="30">
            <text:p>30</text:p>
          </table:table-cell>
          <table:table-cell office:value-type="float" office:value="98972.25">
            <text:p>98972.25</text:p>
          </table:table-cell>
          <table:table-cell office:value-type="float" office:value="332.25">
            <text:p>332.25</text:p>
          </table:table-cell>
          <table:table-cell office:value-type="float" office:value="8252.245">
            <text:p>8252.245</text:p>
          </table:table-cell>
          <table:table-cell office:value-type="float" office:value="332.245">
            <text:p>332.245</text:p>
          </table:table-cell>
        </table:table-row>
        <table:table-row table:style-name="ro2">
          <table:table-cell table:style-name="ce2" office:value-type="string">
            <text:p>1926-06-25 16:13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93.531">
            <text:p>93.53</text:p>
          </table:table-cell>
          <table:table-cell table:style-name="ce3" office:value-type="float" office:value="273.537">
            <text:p>273.54</text:p>
          </table:table-cell>
          <table:table-cell table:style-name="ce3" office:value-type="float" office:value="106.396">
            <text:p>106.40</text:p>
          </table:table-cell>
          <table:table-cell table:style-name="ce2" office:value-type="string">
            <text:p><text:s/>3 ♋ 31' 50"</text:p>
          </table:table-cell>
          <table:table-cell table:style-name="ce2" office:value-type="string">
            <text:p><text:s/>3 ♑ 32' 12"</text:p>
          </table:table-cell>
          <table:table-cell table:style-name="ce2" office:value-type="string">
            <text:p>16 ♋ 23' 45"</text:p>
          </table:table-cell>
          <table:table-cell table:style-name="ce2" office:value-type="float" office:value="23.401">
            <text:p>23.401</text:p>
          </table:table-cell>
          <table:table-cell table:style-name="ce2" office:value-type="float" office:value="-22.224">
            <text:p>-22.224</text:p>
          </table:table-cell>
          <table:table-cell table:style-name="ce2" office:value-type="float" office:value="1.177">
            <text:p>1.177</text:p>
          </table:table-cell>
          <table:table-cell table:style-name="ce2" office:value-type="float" office:value="98553.537">
            <text:p>98553.537</text:p>
          </table:table-cell>
          <table:table-cell table:style-name="ce2" office:value-type="float" office:value="7653.531">
            <text:p>7653.531</text:p>
          </table:table-cell>
          <table:table-cell table:style-name="ce2" office:value-type="float" office:value="-253.604">
            <text:p>-253.604</text:p>
          </table:table-cell>
          <table:table-cell table:style-name="ce2" office:value-type="float" office:value="91260.006">
            <text:p>91260.006</text:p>
          </table:table-cell>
          <table:table-cell table:style-name="ce2" office:value-type="float" office:value="253.5000166667">
            <text:p>253.5000166667</text:p>
          </table:table-cell>
          <table:table-cell table:style-name="ce2" office:value-type="float" office:value="180.006">
            <text:p>180.006</text:p>
          </table:table-cell>
          <table:table-cell table:style-name="ce2" office:value-type="float" office:value="15">
            <text:p>15</text:p>
          </table:table-cell>
          <table:table-cell office:value-type="float" office:value="99167.141">
            <text:p>99167.141</text:p>
          </table:table-cell>
          <table:table-cell office:value-type="float" office:value="167.141">
            <text:p>167.141</text:p>
          </table:table-cell>
          <table:table-cell office:value-type="float" office:value="8267.135">
            <text:p>8267.135</text:p>
          </table:table-cell>
          <table:table-cell office:value-type="float" office:value="347.135">
            <text:p>347.135</text:p>
          </table:table-cell>
        </table:table-row>
        <table:table-row table:style-name="ro2">
          <table:table-cell table:style-name="ce2" office:value-type="string">
            <text:p>1926-07-09 18:07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3" office:value-type="float" office:value="106.954">
            <text:p>106.95</text:p>
          </table:table-cell>
          <table:table-cell table:style-name="ce3" office:value-type="float" office:value="106.413">
            <text:p>106.41</text:p>
          </table:table-cell>
          <table:table-cell table:style-name="ce2" office:value-type="string">
            <text:p>16 ♋ 57' 14"</text:p>
          </table:table-cell>
          <table:table-cell table:style-name="ce2" office:value-type="string">
            <text:p>16 ♋ 57' 16"</text:p>
          </table:table-cell>
          <table:table-cell table:style-name="ce2" office:value-type="string">
            <text:p>16 ♋ 24' 45"</text:p>
          </table:table-cell>
          <table:table-cell table:style-name="ce2" office:value-type="float" office:value="22.372">
            <text:p>22.372</text:p>
          </table:table-cell>
          <table:table-cell table:style-name="ce2" office:value-type="float" office:value="22.422">
            <text:p>22.422</text:p>
          </table:table-cell>
          <table:table-cell table:style-name="ce2" office:value-type="float" office:value="0.05">
            <text:p>0.05</text:p>
          </table:table-cell>
          <table:table-cell table:style-name="ce2" office:value-type="float" office:value="98746.954">
            <text:p>98746.954</text:p>
          </table:table-cell>
          <table:table-cell table:style-name="ce2" office:value-type="float" office:value="7666.954">
            <text:p>7666.954</text:p>
          </table:table-cell>
          <table:table-cell table:style-name="ce2" office:value-type="float" office:value="-253.587">
            <text:p>-253.587</text:p>
          </table:table-cell>
          <table:table-cell table:style-name="ce2" office:value-type="float" office:value="91440">
            <text:p>91440</text:p>
          </table:table-cell>
          <table:table-cell table:style-name="ce2" office:value-type="float" office:value="254">
            <text:p>25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0">
            <text:p>30</text:p>
          </table:table-cell>
          <table:table-cell office:value-type="float" office:value="99360.541">
            <text:p>99360.541</text:p>
          </table:table-cell>
          <table:table-cell office:value-type="float" office:value="0.541">
            <text:p>0.541</text:p>
          </table:table-cell>
          <table:table-cell office:value-type="float" office:value="8280.541">
            <text:p>8280.541</text:p>
          </table:table-cell>
          <table:table-cell office:value-type="float" office:value="0.541">
            <text:p>0.541</text:p>
          </table:table-cell>
        </table:table-row>
        <table:table-row table:style-name="ro2">
          <table:table-cell table:style-name="ce2" office:value-type="string">
            <text:p>1926-07-25 00:14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21.51">
            <text:p>121.51</text:p>
          </table:table-cell>
          <table:table-cell table:style-name="ce3" office:value-type="float" office:value="301.513">
            <text:p>301.51</text:p>
          </table:table-cell>
          <table:table-cell table:style-name="ce3" office:value-type="float" office:value="106.42">
            <text:p>106.42</text:p>
          </table:table-cell>
          <table:table-cell table:style-name="ce2" office:value-type="string">
            <text:p><text:s/>1 ♌ 30' 36"</text:p>
          </table:table-cell>
          <table:table-cell table:style-name="ce2" office:value-type="string">
            <text:p><text:s/>1 ♒ 30' 48"</text:p>
          </table:table-cell>
          <table:table-cell table:style-name="ce2" office:value-type="string">
            <text:p>16 ♋ 25' 12"</text:p>
          </table:table-cell>
          <table:table-cell table:style-name="ce2" office:value-type="float" office:value="19.831">
            <text:p>19.831</text:p>
          </table:table-cell>
          <table:table-cell table:style-name="ce2" office:value-type="float" office:value="-21.171">
            <text:p>-21.171</text:p>
          </table:table-cell>
          <table:table-cell table:style-name="ce2" office:value-type="float" office:value="-1.375">
            <text:p>-1.375</text:p>
          </table:table-cell>
          <table:table-cell table:style-name="ce2" office:value-type="float" office:value="98941.513">
            <text:p>98941.513</text:p>
          </table:table-cell>
          <table:table-cell table:style-name="ce2" office:value-type="float" office:value="7681.51">
            <text:p>7681.51</text:p>
          </table:table-cell>
          <table:table-cell table:style-name="ce2" office:value-type="float" office:value="-253.58">
            <text:p>-253.58</text:p>
          </table:table-cell>
          <table:table-cell table:style-name="ce2" office:value-type="float" office:value="91620.003">
            <text:p>91620.003</text:p>
          </table:table-cell>
          <table:table-cell table:style-name="ce2" office:value-type="float" office:value="254.5000083333">
            <text:p>254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99555.093">
            <text:p>99555.093</text:p>
          </table:table-cell>
          <table:table-cell office:value-type="float" office:value="195.093">
            <text:p>195.093</text:p>
          </table:table-cell>
          <table:table-cell office:value-type="float" office:value="8295.09">
            <text:p>8295.09</text:p>
          </table:table-cell>
          <table:table-cell office:value-type="float" office:value="15.09">
            <text:p>15.09</text:p>
          </table:table-cell>
        </table:table-row>
        <table:table-row table:style-name="ro2">
          <table:table-cell table:style-name="ce2" office:value-type="string">
            <text:p>1926-08-08 08:49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35.249">
            <text:p>135.25</text:p>
          </table:table-cell>
          <table:table-cell table:style-name="ce3" office:value-type="float" office:value="135.251">
            <text:p>135.25</text:p>
          </table:table-cell>
          <table:table-cell table:style-name="ce3" office:value-type="float" office:value="106.279">
            <text:p>106.28</text:p>
          </table:table-cell>
          <table:table-cell table:style-name="ce2" office:value-type="string">
            <text:p>15 ♌ 14' 55"</text:p>
          </table:table-cell>
          <table:table-cell table:style-name="ce2" office:value-type="string">
            <text:p>15 ♌ 15' 02"</text:p>
          </table:table-cell>
          <table:table-cell table:style-name="ce2" office:value-type="string">
            <text:p>16 ♋ 16' 43"</text:p>
          </table:table-cell>
          <table:table-cell table:style-name="ce2" office:value-type="float" office:value="16.269">
            <text:p>16.269</text:p>
          </table:table-cell>
          <table:table-cell table:style-name="ce2" office:value-type="float" office:value="18.685">
            <text:p>18.685</text:p>
          </table:table-cell>
          <table:table-cell table:style-name="ce2" office:value-type="float" office:value="2.53">
            <text:p>2.53</text:p>
          </table:table-cell>
          <table:table-cell table:style-name="ce2" office:value-type="float" office:value="99135.251">
            <text:p>99135.251</text:p>
          </table:table-cell>
          <table:table-cell table:style-name="ce2" office:value-type="float" office:value="7695.249">
            <text:p>7695.249</text:p>
          </table:table-cell>
          <table:table-cell table:style-name="ce2" office:value-type="float" office:value="-253.721">
            <text:p>-253.721</text:p>
          </table:table-cell>
          <table:table-cell table:style-name="ce2" office:value-type="float" office:value="91800.002">
            <text:p>91800.002</text:p>
          </table:table-cell>
          <table:table-cell table:style-name="ce2" office:value-type="float" office:value="255.0000055556">
            <text:p>255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99748.972">
            <text:p>99748.972</text:p>
          </table:table-cell>
          <table:table-cell office:value-type="float" office:value="28.972">
            <text:p>28.972</text:p>
          </table:table-cell>
          <table:table-cell office:value-type="float" office:value="8308.97">
            <text:p>8308.97</text:p>
          </table:table-cell>
          <table:table-cell office:value-type="float" office:value="28.97">
            <text:p>28.97</text:p>
          </table:table-cell>
        </table:table-row>
        <table:table-row table:style-name="ro2">
          <table:table-cell table:style-name="ce2" office:value-type="string">
            <text:p>1926-08-23 07:38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49.62">
            <text:p>149.62</text:p>
          </table:table-cell>
          <table:table-cell table:style-name="ce3" office:value-type="float" office:value="329.623">
            <text:p>329.62</text:p>
          </table:table-cell>
          <table:table-cell table:style-name="ce3" office:value-type="float" office:value="105.668">
            <text:p>105.67</text:p>
          </table:table-cell>
          <table:table-cell table:style-name="ce2" office:value-type="string">
            <text:p>29 ♌ 37' 13"</text:p>
          </table:table-cell>
          <table:table-cell table:style-name="ce2" office:value-type="string">
            <text:p>29 ♒ 37' 22"</text:p>
          </table:table-cell>
          <table:table-cell table:style-name="ce2" office:value-type="string">
            <text:p>15 ♋ 40' 06"</text:p>
          </table:table-cell>
          <table:table-cell table:style-name="ce2" office:value-type="float" office:value="11.609">
            <text:p>11.609</text:p>
          </table:table-cell>
          <table:table-cell table:style-name="ce2" office:value-type="float" office:value="-14.956">
            <text:p>-14.956</text:p>
          </table:table-cell>
          <table:table-cell table:style-name="ce2" office:value-type="float" office:value="-3.577">
            <text:p>-3.577</text:p>
          </table:table-cell>
          <table:table-cell table:style-name="ce2" office:value-type="float" office:value="99329.623">
            <text:p>99329.623</text:p>
          </table:table-cell>
          <table:table-cell table:style-name="ce2" office:value-type="float" office:value="7709.62">
            <text:p>7709.62</text:p>
          </table:table-cell>
          <table:table-cell table:style-name="ce2" office:value-type="float" office:value="-254.332">
            <text:p>-254.332</text:p>
          </table:table-cell>
          <table:table-cell table:style-name="ce2" office:value-type="float" office:value="91980.003">
            <text:p>91980.003</text:p>
          </table:table-cell>
          <table:table-cell table:style-name="ce2" office:value-type="float" office:value="255.5000083333">
            <text:p>255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99943.955">
            <text:p>99943.955</text:p>
          </table:table-cell>
          <table:table-cell office:value-type="float" office:value="223.955">
            <text:p>223.955</text:p>
          </table:table-cell>
          <table:table-cell office:value-type="float" office:value="8323.952">
            <text:p>8323.952</text:p>
          </table:table-cell>
          <table:table-cell office:value-type="float" office:value="43.952">
            <text:p>43.952</text:p>
          </table:table-cell>
        </table:table-row>
        <table:table-row table:style-name="ro2">
          <table:table-cell table:style-name="ce2" office:value-type="string">
            <text:p>1926-09-07 00:45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63.852">
            <text:p>163.85</text:p>
          </table:table-cell>
          <table:table-cell table:style-name="ce3" office:value-type="float" office:value="163.854">
            <text:p>163.85</text:p>
          </table:table-cell>
          <table:table-cell table:style-name="ce3" office:value-type="float" office:value="104.753">
            <text:p>104.75</text:p>
          </table:table-cell>
          <table:table-cell table:style-name="ce2" office:value-type="string">
            <text:p>13 ♍ 51' 07"</text:p>
          </table:table-cell>
          <table:table-cell table:style-name="ce2" office:value-type="string">
            <text:p>13 ♍ 51' 15"</text:p>
          </table:table-cell>
          <table:table-cell table:style-name="ce2" office:value-type="string">
            <text:p>14 ♋ 45' 12"</text:p>
          </table:table-cell>
          <table:table-cell table:style-name="ce2" office:value-type="float" office:value="6.354">
            <text:p>6.354</text:p>
          </table:table-cell>
          <table:table-cell table:style-name="ce2" office:value-type="float" office:value="10.363">
            <text:p>10.363</text:p>
          </table:table-cell>
          <table:table-cell table:style-name="ce2" office:value-type="float" office:value="4.348">
            <text:p>4.348</text:p>
          </table:table-cell>
          <table:table-cell table:style-name="ce2" office:value-type="float" office:value="99523.854">
            <text:p>99523.854</text:p>
          </table:table-cell>
          <table:table-cell table:style-name="ce2" office:value-type="float" office:value="7723.852">
            <text:p>7723.852</text:p>
          </table:table-cell>
          <table:table-cell table:style-name="ce2" office:value-type="float" office:value="-255.247">
            <text:p>-255.247</text:p>
          </table:table-cell>
          <table:table-cell table:style-name="ce2" office:value-type="float" office:value="92160.002">
            <text:p>92160.002</text:p>
          </table:table-cell>
          <table:table-cell table:style-name="ce2" office:value-type="float" office:value="256.0000055556">
            <text:p>256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100139.101">
            <text:p>100139.101</text:p>
          </table:table-cell>
          <table:table-cell office:value-type="float" office:value="59.101">
            <text:p>59.101</text:p>
          </table:table-cell>
          <table:table-cell office:value-type="float" office:value="8339.099">
            <text:p>8339.099</text:p>
          </table:table-cell>
          <table:table-cell office:value-type="float" office:value="59.099">
            <text:p>59.099</text:p>
          </table:table-cell>
        </table:table-row>
        <table:table-row table:style-name="ro2">
          <table:table-cell table:style-name="ce2" office:value-type="string">
            <text:p>1926-09-21 15:19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78.085">
            <text:p>178.09</text:p>
          </table:table-cell>
          <table:table-cell table:style-name="ce3" office:value-type="float" office:value="358.088">
            <text:p>358.09</text:p>
          </table:table-cell>
          <table:table-cell table:style-name="ce3" office:value-type="float" office:value="103.334">
            <text:p>103.33</text:p>
          </table:table-cell>
          <table:table-cell table:style-name="ce2" office:value-type="string">
            <text:p>28 ♍ 05' 06"</text:p>
          </table:table-cell>
          <table:table-cell table:style-name="ce2" office:value-type="string">
            <text:p>28 ♓ 05' 15"</text:p>
          </table:table-cell>
          <table:table-cell table:style-name="ce2" office:value-type="string">
            <text:p>13 ♋ 20' 01"</text:p>
          </table:table-cell>
          <table:table-cell table:style-name="ce2" office:value-type="float" office:value="0.762">
            <text:p>0.762</text:p>
          </table:table-cell>
          <table:table-cell table:style-name="ce2" office:value-type="float" office:value="-5.206">
            <text:p>-5.206</text:p>
          </table:table-cell>
          <table:table-cell table:style-name="ce2" office:value-type="float" office:value="-4.846">
            <text:p>-4.846</text:p>
          </table:table-cell>
          <table:table-cell table:style-name="ce2" office:value-type="float" office:value="99718.088">
            <text:p>99718.088</text:p>
          </table:table-cell>
          <table:table-cell table:style-name="ce2" office:value-type="float" office:value="7738.085">
            <text:p>7738.085</text:p>
          </table:table-cell>
          <table:table-cell table:style-name="ce2" office:value-type="float" office:value="-256.666">
            <text:p>-256.666</text:p>
          </table:table-cell>
          <table:table-cell table:style-name="ce2" office:value-type="float" office:value="92340.003">
            <text:p>92340.003</text:p>
          </table:table-cell>
          <table:table-cell table:style-name="ce2" office:value-type="float" office:value="256.5000083333">
            <text:p>256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100334.754">
            <text:p>100334.754</text:p>
          </table:table-cell>
          <table:table-cell office:value-type="float" office:value="254.754">
            <text:p>254.754</text:p>
          </table:table-cell>
          <table:table-cell office:value-type="float" office:value="8354.751">
            <text:p>8354.751</text:p>
          </table:table-cell>
          <table:table-cell office:value-type="float" office:value="74.751">
            <text:p>74.751</text:p>
          </table:table-cell>
        </table:table-row>
        <table:table-row table:style-name="ro2">
          <table:table-cell table:style-name="ce2" office:value-type="string">
            <text:p>1926-10-06 17:14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92.9">
            <text:p>192.90</text:p>
          </table:table-cell>
          <table:table-cell table:style-name="ce3" office:value-type="float" office:value="192.903">
            <text:p>192.90</text:p>
          </table:table-cell>
          <table:table-cell table:style-name="ce3" office:value-type="float" office:value="101.666">
            <text:p>101.67</text:p>
          </table:table-cell>
          <table:table-cell table:style-name="ce2" office:value-type="string">
            <text:p>12 ♎ 53' 59"</text:p>
          </table:table-cell>
          <table:table-cell table:style-name="ce2" office:value-type="string">
            <text:p>12 ♎ 54' 11"</text:p>
          </table:table-cell>
          <table:table-cell table:style-name="ce2" office:value-type="string">
            <text:p>11 ♋ 39' 56"</text:p>
          </table:table-cell>
          <table:table-cell table:style-name="ce2" office:value-type="float" office:value="-5.096">
            <text:p>-5.096</text:p>
          </table:table-cell>
          <table:table-cell table:style-name="ce2" office:value-type="float" office:value="-0.502">
            <text:p>-0.502</text:p>
          </table:table-cell>
          <table:table-cell table:style-name="ce2" office:value-type="float" office:value="4.988">
            <text:p>4.988</text:p>
          </table:table-cell>
          <table:table-cell table:style-name="ce2" office:value-type="float" office:value="99912.903">
            <text:p>99912.903</text:p>
          </table:table-cell>
          <table:table-cell table:style-name="ce2" office:value-type="float" office:value="7752.9">
            <text:p>7752.9</text:p>
          </table:table-cell>
          <table:table-cell table:style-name="ce2" office:value-type="float" office:value="-258.334">
            <text:p>-258.334</text:p>
          </table:table-cell>
          <table:table-cell table:style-name="ce2" office:value-type="float" office:value="92520.003">
            <text:p>92520.003</text:p>
          </table:table-cell>
          <table:table-cell table:style-name="ce2" office:value-type="float" office:value="257.0000083333">
            <text:p>257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100531.237">
            <text:p>100531.237</text:p>
          </table:table-cell>
          <table:table-cell office:value-type="float" office:value="91.237">
            <text:p>91.237</text:p>
          </table:table-cell>
          <table:table-cell office:value-type="float" office:value="8371.234">
            <text:p>8371.234</text:p>
          </table:table-cell>
          <table:table-cell office:value-type="float" office:value="91.234">
            <text:p>91.234</text:p>
          </table:table-cell>
        </table:table-row>
        <table:table-row table:style-name="ro2">
          <table:table-cell table:style-name="ce2" office:value-type="string">
            <text:p>1926-10-21 00:16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07.06">
            <text:p>207.06</text:p>
          </table:table-cell>
          <table:table-cell table:style-name="ce3" office:value-type="float" office:value="27.065">
            <text:p>27.07</text:p>
          </table:table-cell>
          <table:table-cell table:style-name="ce3" office:value-type="float" office:value="100.103">
            <text:p>100.10</text:p>
          </table:table-cell>
          <table:table-cell table:style-name="ce2" office:value-type="string">
            <text:p>27 ♎ 03' 36"</text:p>
          </table:table-cell>
          <table:table-cell table:style-name="ce2" office:value-type="string">
            <text:p>27 ♈ 03' 55"</text:p>
          </table:table-cell>
          <table:table-cell table:style-name="ce2" office:value-type="string">
            <text:p>10 ♋ 06' 12"</text:p>
          </table:table-cell>
          <table:table-cell table:style-name="ce2" office:value-type="float" office:value="-10.43">
            <text:p>-10.43</text:p>
          </table:table-cell>
          <table:table-cell table:style-name="ce2" office:value-type="float" office:value="5.945">
            <text:p>5.945</text:p>
          </table:table-cell>
          <table:table-cell table:style-name="ce2" office:value-type="float" office:value="-4.805">
            <text:p>-4.805</text:p>
          </table:table-cell>
          <table:table-cell table:style-name="ce2" office:value-type="float" office:value="100107.065">
            <text:p>100107.065</text:p>
          </table:table-cell>
          <table:table-cell table:style-name="ce2" office:value-type="float" office:value="7767.06">
            <text:p>7767.06</text:p>
          </table:table-cell>
          <table:table-cell table:style-name="ce2" office:value-type="float" office:value="-259.897">
            <text:p>-259.897</text:p>
          </table:table-cell>
          <table:table-cell table:style-name="ce2" office:value-type="float" office:value="92700.005">
            <text:p>92700.005</text:p>
          </table:table-cell>
          <table:table-cell table:style-name="ce2" office:value-type="float" office:value="257.5000138889">
            <text:p>257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100726.962">
            <text:p>100726.962</text:p>
          </table:table-cell>
          <table:table-cell office:value-type="float" office:value="286.962">
            <text:p>286.962</text:p>
          </table:table-cell>
          <table:table-cell office:value-type="float" office:value="8386.957">
            <text:p>8386.957</text:p>
          </table:table-cell>
          <table:table-cell office:value-type="float" office:value="106.957">
            <text:p>106.957</text:p>
          </table:table-cell>
        </table:table-row>
        <table:table-row table:style-name="ro2">
          <table:table-cell table:style-name="ce2" office:value-type="string">
            <text:p>1926-11-05 09:35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22.431">
            <text:p>222.43</text:p>
          </table:table-cell>
          <table:table-cell table:style-name="ce3" office:value-type="float" office:value="222.433">
            <text:p>222.43</text:p>
          </table:table-cell>
          <table:table-cell table:style-name="ce3" office:value-type="float" office:value="98.624">
            <text:p>98.62</text:p>
          </table:table-cell>
          <table:table-cell table:style-name="ce2" office:value-type="string">
            <text:p>12 ♏ 25' 53"</text:p>
          </table:table-cell>
          <table:table-cell table:style-name="ce2" office:value-type="string">
            <text:p>12 ♏ 25' 58"</text:p>
          </table:table-cell>
          <table:table-cell table:style-name="ce2" office:value-type="string">
            <text:p><text:s/>8 ♋ 37' 27"</text:p>
          </table:table-cell>
          <table:table-cell table:style-name="ce2" office:value-type="float" office:value="-15.574">
            <text:p>-15.574</text:p>
          </table:table-cell>
          <table:table-cell table:style-name="ce2" office:value-type="float" office:value="-11.551">
            <text:p>-11.551</text:p>
          </table:table-cell>
          <table:table-cell table:style-name="ce2" office:value-type="float" office:value="4.221">
            <text:p>4.221</text:p>
          </table:table-cell>
          <table:table-cell table:style-name="ce2" office:value-type="float" office:value="100302.433">
            <text:p>100302.433</text:p>
          </table:table-cell>
          <table:table-cell table:style-name="ce2" office:value-type="float" office:value="7782.431">
            <text:p>7782.431</text:p>
          </table:table-cell>
          <table:table-cell table:style-name="ce2" office:value-type="float" office:value="-261.376">
            <text:p>-261.376</text:p>
          </table:table-cell>
          <table:table-cell table:style-name="ce2" office:value-type="float" office:value="92880.002">
            <text:p>92880.002</text:p>
          </table:table-cell>
          <table:table-cell table:style-name="ce2" office:value-type="float" office:value="258.0000055556">
            <text:p>258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100923.809">
            <text:p>100923.809</text:p>
          </table:table-cell>
          <table:table-cell office:value-type="float" office:value="123.809">
            <text:p>123.809</text:p>
          </table:table-cell>
          <table:table-cell office:value-type="float" office:value="8403.807">
            <text:p>8403.807</text:p>
          </table:table-cell>
          <table:table-cell office:value-type="float" office:value="123.807">
            <text:p>123.807</text:p>
          </table:table-cell>
        </table:table-row>
        <table:table-row table:style-name="ro2">
          <table:table-cell table:style-name="ce2" office:value-type="string">
            <text:p>1926-11-19 11:22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36.594">
            <text:p>236.59</text:p>
          </table:table-cell>
          <table:table-cell table:style-name="ce3" office:value-type="float" office:value="56.598">
            <text:p>56.60</text:p>
          </table:table-cell>
          <table:table-cell table:style-name="ce3" office:value-type="float" office:value="97.763">
            <text:p>97.76</text:p>
          </table:table-cell>
          <table:table-cell table:style-name="ce2" office:value-type="string">
            <text:p>26 ♏ 35' 38"</text:p>
          </table:table-cell>
          <table:table-cell table:style-name="ce2" office:value-type="string">
            <text:p>26 ♉ 35' 53"</text:p>
          </table:table-cell>
          <table:table-cell table:style-name="ce2" office:value-type="string">
            <text:p><text:s/>7 ♋ 45' 45"</text:p>
          </table:table-cell>
          <table:table-cell table:style-name="ce2" office:value-type="float" office:value="-19.401">
            <text:p>-19.401</text:p>
          </table:table-cell>
          <table:table-cell table:style-name="ce2" office:value-type="float" office:value="16.096">
            <text:p>16.096</text:p>
          </table:table-cell>
          <table:table-cell table:style-name="ce2" office:value-type="float" office:value="-3.397">
            <text:p>-3.397</text:p>
          </table:table-cell>
          <table:table-cell table:style-name="ce2" office:value-type="float" office:value="100496.598">
            <text:p>100496.598</text:p>
          </table:table-cell>
          <table:table-cell table:style-name="ce2" office:value-type="float" office:value="7796.594">
            <text:p>7796.594</text:p>
          </table:table-cell>
          <table:table-cell table:style-name="ce2" office:value-type="float" office:value="-262.237">
            <text:p>-262.237</text:p>
          </table:table-cell>
          <table:table-cell table:style-name="ce2" office:value-type="float" office:value="93060.004">
            <text:p>93060.004</text:p>
          </table:table-cell>
          <table:table-cell table:style-name="ce2" office:value-type="float" office:value="258.5000111111">
            <text:p>258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office:value-type="float" office:value="101118.835">
            <text:p>101118.835</text:p>
          </table:table-cell>
          <table:table-cell office:value-type="float" office:value="318.835">
            <text:p>318.835</text:p>
          </table:table-cell>
          <table:table-cell office:value-type="float" office:value="8418.831">
            <text:p>8418.831</text:p>
          </table:table-cell>
          <table:table-cell office:value-type="float" office:value="138.831">
            <text:p>138.831</text:p>
          </table:table-cell>
        </table:table-row>
        <table:table-row table:style-name="ro2">
          <table:table-cell table:style-name="ce2" office:value-type="string">
            <text:p>1926-12-05 01:12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52.363">
            <text:p>252.36</text:p>
          </table:table-cell>
          <table:table-cell table:style-name="ce3" office:value-type="float" office:value="252.366">
            <text:p>252.37</text:p>
          </table:table-cell>
          <table:table-cell table:style-name="ce3" office:value-type="float" office:value="97.248">
            <text:p>97.25</text:p>
          </table:table-cell>
          <table:table-cell table:style-name="ce2" office:value-type="string">
            <text:p>12 ♐ 21' 47"</text:p>
          </table:table-cell>
          <table:table-cell table:style-name="ce2" office:value-type="string">
            <text:p>12 ♐ 21' 57"</text:p>
          </table:table-cell>
          <table:table-cell table:style-name="ce2" office:value-type="string">
            <text:p><text:s/>7 ♋ 14' 52"</text:p>
          </table:table-cell>
          <table:table-cell table:style-name="ce2" office:value-type="float" office:value="-22.285">
            <text:p>-22.285</text:p>
          </table:table-cell>
          <table:table-cell table:style-name="ce2" office:value-type="float" office:value="-20.099">
            <text:p>-20.099</text:p>
          </table:table-cell>
          <table:table-cell table:style-name="ce2" office:value-type="float" office:value="2.205">
            <text:p>2.205</text:p>
          </table:table-cell>
          <table:table-cell table:style-name="ce2" office:value-type="float" office:value="100692.366">
            <text:p>100692.366</text:p>
          </table:table-cell>
          <table:table-cell table:style-name="ce2" office:value-type="float" office:value="7812.363">
            <text:p>7812.363</text:p>
          </table:table-cell>
          <table:table-cell table:style-name="ce2" office:value-type="float" office:value="-262.752">
            <text:p>-262.752</text:p>
          </table:table-cell>
          <table:table-cell table:style-name="ce2" office:value-type="float" office:value="93240.003">
            <text:p>93240.003</text:p>
          </table:table-cell>
          <table:table-cell table:style-name="ce2" office:value-type="float" office:value="259.0000083333">
            <text:p>259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101315.118">
            <text:p>101315.118</text:p>
          </table:table-cell>
          <table:table-cell office:value-type="float" office:value="155.118">
            <text:p>155.118</text:p>
          </table:table-cell>
          <table:table-cell office:value-type="float" office:value="8435.115">
            <text:p>8435.115</text:p>
          </table:table-cell>
          <table:table-cell office:value-type="float" office:value="155.115">
            <text:p>155.115</text:p>
          </table:table-cell>
        </table:table-row>
        <table:table-row table:style-name="ro2">
          <table:table-cell table:style-name="ce2" office:value-type="string">
            <text:p>1926-12-19 01:09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66.596">
            <text:p>266.60</text:p>
          </table:table-cell>
          <table:table-cell table:style-name="ce3" office:value-type="float" office:value="86.598">
            <text:p>86.60</text:p>
          </table:table-cell>
          <table:table-cell table:style-name="ce3" office:value-type="float" office:value="97.142">
            <text:p>97.14</text:p>
          </table:table-cell>
          <table:table-cell table:style-name="ce2" office:value-type="string">
            <text:p>26 ♐ 35' 43"</text:p>
          </table:table-cell>
          <table:table-cell table:style-name="ce2" office:value-type="string">
            <text:p>26 ♊ 35' 53"</text:p>
          </table:table-cell>
          <table:table-cell table:style-name="ce2" office:value-type="string">
            <text:p><text:s/>7 ♋ 08' 30"</text:p>
          </table:table-cell>
          <table:table-cell table:style-name="ce2" office:value-type="float" office:value="-23.405">
            <text:p>-23.405</text:p>
          </table:table-cell>
          <table:table-cell table:style-name="ce2" office:value-type="float" office:value="22.437">
            <text:p>22.437</text:p>
          </table:table-cell>
          <table:table-cell table:style-name="ce2" office:value-type="float" office:value="-0.968">
            <text:p>-0.968</text:p>
          </table:table-cell>
          <table:table-cell table:style-name="ce2" office:value-type="float" office:value="100886.598">
            <text:p>100886.598</text:p>
          </table:table-cell>
          <table:table-cell table:style-name="ce2" office:value-type="float" office:value="7826.596">
            <text:p>7826.596</text:p>
          </table:table-cell>
          <table:table-cell table:style-name="ce2" office:value-type="float" office:value="-262.858">
            <text:p>-262.858</text:p>
          </table:table-cell>
          <table:table-cell table:style-name="ce2" office:value-type="float" office:value="93420.002">
            <text:p>93420.002</text:p>
          </table:table-cell>
          <table:table-cell table:style-name="ce2" office:value-type="float" office:value="259.5000055556">
            <text:p>259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office:value-type="float" office:value="101509.456">
            <text:p>101509.456</text:p>
          </table:table-cell>
          <table:table-cell office:value-type="float" office:value="349.456">
            <text:p>349.456</text:p>
          </table:table-cell>
          <table:table-cell office:value-type="float" office:value="8449.454">
            <text:p>8449.454</text:p>
          </table:table-cell>
          <table:table-cell office:value-type="float" office:value="169.454">
            <text:p>169.454</text:p>
          </table:table-cell>
        </table:table-row>
        <table:table-row table:style-name="ro2">
          <table:table-cell table:style-name="ce2" office:value-type="string">
            <text:p>1927-01-03 15:28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82.488">
            <text:p>282.49</text:p>
          </table:table-cell>
          <table:table-cell table:style-name="ce3" office:value-type="float" office:value="282.492">
            <text:p>282.49</text:p>
          </table:table-cell>
          <table:table-cell table:style-name="ce3" office:value-type="float" office:value="97.206">
            <text:p>97.21</text:p>
          </table:table-cell>
          <table:table-cell table:style-name="ce2" office:value-type="string">
            <text:p>12 ♑ 29' 16"</text:p>
          </table:table-cell>
          <table:table-cell table:style-name="ce2" office:value-type="string">
            <text:p>12 ♑ 29' 29"</text:p>
          </table:table-cell>
          <table:table-cell table:style-name="ce2" office:value-type="string">
            <text:p><text:s/>7 ♋ 12' 20"</text:p>
          </table:table-cell>
          <table:table-cell table:style-name="ce2" office:value-type="float" office:value="-22.862">
            <text:p>-22.862</text:p>
          </table:table-cell>
          <table:table-cell table:style-name="ce2" office:value-type="float" office:value="-23.347">
            <text:p>-23.347</text:p>
          </table:table-cell>
          <table:table-cell table:style-name="ce2" office:value-type="float" office:value="-0.488">
            <text:p>-0.488</text:p>
          </table:table-cell>
          <table:table-cell table:style-name="ce2" office:value-type="float" office:value="101082.492">
            <text:p>101082.492</text:p>
          </table:table-cell>
          <table:table-cell table:style-name="ce2" office:value-type="float" office:value="7842.488">
            <text:p>7842.488</text:p>
          </table:table-cell>
          <table:table-cell table:style-name="ce2" office:value-type="float" office:value="-262.794">
            <text:p>-262.794</text:p>
          </table:table-cell>
          <table:table-cell table:style-name="ce2" office:value-type="float" office:value="93600.004">
            <text:p>93600.004</text:p>
          </table:table-cell>
          <table:table-cell table:style-name="ce2" office:value-type="float" office:value="260.0000111111">
            <text:p>260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101705.286">
            <text:p>101705.286</text:p>
          </table:table-cell>
          <table:table-cell office:value-type="float" office:value="185.286">
            <text:p>185.286</text:p>
          </table:table-cell>
          <table:table-cell office:value-type="float" office:value="8465.282">
            <text:p>8465.282</text:p>
          </table:table-cell>
          <table:table-cell office:value-type="float" office:value="185.282">
            <text:p>185.282</text:p>
          </table:table-cell>
        </table:table-row>
        <table:table-row table:style-name="ro2">
          <table:table-cell table:style-name="ce2" office:value-type="string">
            <text:p>1927-01-17 17:27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96.837">
            <text:p>296.84</text:p>
          </table:table-cell>
          <table:table-cell table:style-name="ce3" office:value-type="float" office:value="116.839">
            <text:p>116.84</text:p>
          </table:table-cell>
          <table:table-cell table:style-name="ce3" office:value-type="float" office:value="97.187">
            <text:p>97.19</text:p>
          </table:table-cell>
          <table:table-cell table:style-name="ce2" office:value-type="string">
            <text:p>26 ♑ 50' 13"</text:p>
          </table:table-cell>
          <table:table-cell table:style-name="ce2" office:value-type="string">
            <text:p>26 ♋ 50' 20"</text:p>
          </table:table-cell>
          <table:table-cell table:style-name="ce2" office:value-type="string">
            <text:p><text:s/>7 ♋ 11' 12"</text:p>
          </table:table-cell>
          <table:table-cell table:style-name="ce2" office:value-type="float" office:value="-20.797">
            <text:p>-20.797</text:p>
          </table:table-cell>
          <table:table-cell table:style-name="ce2" office:value-type="float" office:value="22.533">
            <text:p>22.533</text:p>
          </table:table-cell>
          <table:table-cell table:style-name="ce2" office:value-type="float" office:value="1.77">
            <text:p>1.77</text:p>
          </table:table-cell>
          <table:table-cell table:style-name="ce2" office:value-type="float" office:value="101276.839">
            <text:p>101276.839</text:p>
          </table:table-cell>
          <table:table-cell table:style-name="ce2" office:value-type="float" office:value="7856.837">
            <text:p>7856.837</text:p>
          </table:table-cell>
          <table:table-cell table:style-name="ce2" office:value-type="float" office:value="-262.813">
            <text:p>-262.813</text:p>
          </table:table-cell>
          <table:table-cell table:style-name="ce2" office:value-type="float" office:value="93780.002">
            <text:p>93780.002</text:p>
          </table:table-cell>
          <table:table-cell table:style-name="ce2" office:value-type="float" office:value="260.5000055556">
            <text:p>260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office:value-type="float" office:value="101899.652">
            <text:p>101899.652</text:p>
          </table:table-cell>
          <table:table-cell office:value-type="float" office:value="19.652">
            <text:p>19.652</text:p>
          </table:table-cell>
          <table:table-cell office:value-type="float" office:value="8479.65">
            <text:p>8479.65</text:p>
          </table:table-cell>
          <table:table-cell office:value-type="float" office:value="199.65">
            <text:p>199.65</text:p>
          </table:table-cell>
        </table:table-row>
        <table:table-row table:style-name="ro2">
          <table:table-cell table:style-name="ce2" office:value-type="string">
            <text:p>1927-02-02 03:54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12.529">
            <text:p>312.53</text:p>
          </table:table-cell>
          <table:table-cell table:style-name="ce3" office:value-type="float" office:value="312.531">
            <text:p>312.53</text:p>
          </table:table-cell>
          <table:table-cell table:style-name="ce3" office:value-type="float" office:value="96.801">
            <text:p>96.80</text:p>
          </table:table-cell>
          <table:table-cell table:style-name="ce2" office:value-type="string">
            <text:p>12 ♒ 31' 44"</text:p>
          </table:table-cell>
          <table:table-cell table:style-name="ce2" office:value-type="string">
            <text:p>12 ♒ 31' 50"</text:p>
          </table:table-cell>
          <table:table-cell table:style-name="ce2" office:value-type="string">
            <text:p><text:s/>6 ♋ 48' 03"</text:p>
          </table:table-cell>
          <table:table-cell table:style-name="ce2" office:value-type="float" office:value="-17.053">
            <text:p>-17.053</text:p>
          </table:table-cell>
          <table:table-cell table:style-name="ce2" office:value-type="float" office:value="-19.958">
            <text:p>-19.958</text:p>
          </table:table-cell>
          <table:table-cell table:style-name="ce2" office:value-type="float" office:value="-3.031">
            <text:p>-3.031</text:p>
          </table:table-cell>
          <table:table-cell table:style-name="ce2" office:value-type="float" office:value="101472.531">
            <text:p>101472.531</text:p>
          </table:table-cell>
          <table:table-cell table:style-name="ce2" office:value-type="float" office:value="7872.529">
            <text:p>7872.529</text:p>
          </table:table-cell>
          <table:table-cell table:style-name="ce2" office:value-type="float" office:value="-263.199">
            <text:p>-263.199</text:p>
          </table:table-cell>
          <table:table-cell table:style-name="ce2" office:value-type="float" office:value="93960.002">
            <text:p>93960.002</text:p>
          </table:table-cell>
          <table:table-cell table:style-name="ce2" office:value-type="float" office:value="261.0000055556">
            <text:p>261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102095.73">
            <text:p>102095.73</text:p>
          </table:table-cell>
          <table:table-cell office:value-type="float" office:value="215.73">
            <text:p>215.73</text:p>
          </table:table-cell>
          <table:table-cell office:value-type="float" office:value="8495.728">
            <text:p>8495.728</text:p>
          </table:table-cell>
          <table:table-cell office:value-type="float" office:value="215.728">
            <text:p>215.728</text:p>
          </table:table-cell>
        </table:table-row>
        <table:table-row table:style-name="ro2">
          <table:table-cell table:style-name="ce2" office:value-type="string">
            <text:p>1927-02-16 11:19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27.012">
            <text:p>327.01</text:p>
          </table:table-cell>
          <table:table-cell table:style-name="ce3" office:value-type="float" office:value="147.016">
            <text:p>147.02</text:p>
          </table:table-cell>
          <table:table-cell table:style-name="ce3" office:value-type="float" office:value="96.091">
            <text:p>96.09</text:p>
          </table:table-cell>
          <table:table-cell table:style-name="ce2" office:value-type="string">
            <text:p>27 ♒ 00' 42"</text:p>
          </table:table-cell>
          <table:table-cell table:style-name="ce2" office:value-type="string">
            <text:p>27 ♌ 00' 58"</text:p>
          </table:table-cell>
          <table:table-cell table:style-name="ce2" office:value-type="string">
            <text:p><text:s/>6 ♋ 05' 26"</text:p>
          </table:table-cell>
          <table:table-cell table:style-name="ce2" office:value-type="float" office:value="-12.513">
            <text:p>-12.513</text:p>
          </table:table-cell>
          <table:table-cell table:style-name="ce2" office:value-type="float" office:value="16.23">
            <text:p>16.23</text:p>
          </table:table-cell>
          <table:table-cell table:style-name="ce2" office:value-type="float" office:value="3.962">
            <text:p>3.962</text:p>
          </table:table-cell>
          <table:table-cell table:style-name="ce2" office:value-type="float" office:value="101667.016">
            <text:p>101667.016</text:p>
          </table:table-cell>
          <table:table-cell table:style-name="ce2" office:value-type="float" office:value="7887.012">
            <text:p>7887.012</text:p>
          </table:table-cell>
          <table:table-cell table:style-name="ce2" office:value-type="float" office:value="-263.909">
            <text:p>-263.909</text:p>
          </table:table-cell>
          <table:table-cell table:style-name="ce2" office:value-type="float" office:value="94140.004">
            <text:p>94140.004</text:p>
          </table:table-cell>
          <table:table-cell table:style-name="ce2" office:value-type="float" office:value="261.5000111111">
            <text:p>261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office:value-type="float" office:value="102290.925">
            <text:p>102290.925</text:p>
          </table:table-cell>
          <table:table-cell office:value-type="float" office:value="50.925">
            <text:p>50.925</text:p>
          </table:table-cell>
          <table:table-cell office:value-type="float" office:value="8510.921">
            <text:p>8510.921</text:p>
          </table:table-cell>
          <table:table-cell office:value-type="float" office:value="230.921">
            <text:p>230.921</text:p>
          </table:table-cell>
        </table:table-row>
        <table:table-row table:style-name="ro2">
          <table:table-cell table:style-name="ce2" office:value-type="string">
            <text:p>1927-03-03 14:25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42.233">
            <text:p>342.23</text:p>
          </table:table-cell>
          <table:table-cell table:style-name="ce3" office:value-type="float" office:value="342.237">
            <text:p>342.24</text:p>
          </table:table-cell>
          <table:table-cell table:style-name="ce3" office:value-type="float" office:value="94.737">
            <text:p>94.74</text:p>
          </table:table-cell>
          <table:table-cell table:style-name="ce2" office:value-type="string">
            <text:p>12 ♓ 13' 58"</text:p>
          </table:table-cell>
          <table:table-cell table:style-name="ce2" office:value-type="string">
            <text:p>12 ♓ 14' 13"</text:p>
          </table:table-cell>
          <table:table-cell table:style-name="ce2" office:value-type="string">
            <text:p><text:s/>4 ♋ 44' 12"</text:p>
          </table:table-cell>
          <table:table-cell table:style-name="ce2" office:value-type="float" office:value="-6.975">
            <text:p>-6.975</text:p>
          </table:table-cell>
          <table:table-cell table:style-name="ce2" office:value-type="float" office:value="-11.272">
            <text:p>-11.272</text:p>
          </table:table-cell>
          <table:table-cell table:style-name="ce2" office:value-type="float" office:value="-4.656">
            <text:p>-4.656</text:p>
          </table:table-cell>
          <table:table-cell table:style-name="ce2" office:value-type="float" office:value="101862.237">
            <text:p>101862.237</text:p>
          </table:table-cell>
          <table:table-cell table:style-name="ce2" office:value-type="float" office:value="7902.233">
            <text:p>7902.233</text:p>
          </table:table-cell>
          <table:table-cell table:style-name="ce2" office:value-type="float" office:value="-265.263">
            <text:p>-265.263</text:p>
          </table:table-cell>
          <table:table-cell table:style-name="ce2" office:value-type="float" office:value="94320.004">
            <text:p>94320.004</text:p>
          </table:table-cell>
          <table:table-cell table:style-name="ce2" office:value-type="float" office:value="262.0000111111">
            <text:p>262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102487.5">
            <text:p>102487.5</text:p>
          </table:table-cell>
          <table:table-cell office:value-type="float" office:value="247.5">
            <text:p>247.5</text:p>
          </table:table-cell>
          <table:table-cell office:value-type="float" office:value="8527.496">
            <text:p>8527.496</text:p>
          </table:table-cell>
          <table:table-cell office:value-type="float" office:value="247.496">
            <text:p>247.496</text:p>
          </table:table-cell>
        </table:table-row>
        <table:table-row table:style-name="ro2">
          <table:table-cell table:style-name="ce2" office:value-type="string">
            <text:p>1927-03-18 05:24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56.836">
            <text:p>356.84</text:p>
          </table:table-cell>
          <table:table-cell table:style-name="ce3" office:value-type="float" office:value="176.837">
            <text:p>176.84</text:p>
          </table:table-cell>
          <table:table-cell table:style-name="ce3" office:value-type="float" office:value="93.186">
            <text:p>93.19</text:p>
          </table:table-cell>
          <table:table-cell table:style-name="ce2" office:value-type="string">
            <text:p>26 ♓ 50' 11"</text:p>
          </table:table-cell>
          <table:table-cell table:style-name="ce2" office:value-type="string">
            <text:p>26 ♍ 50' 13"</text:p>
          </table:table-cell>
          <table:table-cell table:style-name="ce2" office:value-type="string">
            <text:p><text:s/>3 ♋ 11' 09"</text:p>
          </table:table-cell>
          <table:table-cell table:style-name="ce2" office:value-type="float" office:value="-1.258">
            <text:p>-1.258</text:p>
          </table:table-cell>
          <table:table-cell table:style-name="ce2" office:value-type="float" office:value="5.806">
            <text:p>5.806</text:p>
          </table:table-cell>
          <table:table-cell table:style-name="ce2" office:value-type="float" office:value="4.958">
            <text:p>4.958</text:p>
          </table:table-cell>
          <table:table-cell table:style-name="ce2" office:value-type="float" office:value="102056.837">
            <text:p>102056.837</text:p>
          </table:table-cell>
          <table:table-cell table:style-name="ce2" office:value-type="float" office:value="7916.836">
            <text:p>7916.836</text:p>
          </table:table-cell>
          <table:table-cell table:style-name="ce2" office:value-type="float" office:value="-266.814">
            <text:p>-266.814</text:p>
          </table:table-cell>
          <table:table-cell table:style-name="ce2" office:value-type="float" office:value="94500.001">
            <text:p>94500.001</text:p>
          </table:table-cell>
          <table:table-cell table:style-name="ce2" office:value-type="float" office:value="262.5000027778">
            <text:p>262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102683.651">
            <text:p>102683.651</text:p>
          </table:table-cell>
          <table:table-cell office:value-type="float" office:value="83.651">
            <text:p>83.651</text:p>
          </table:table-cell>
          <table:table-cell office:value-type="float" office:value="8543.65">
            <text:p>8543.65</text:p>
          </table:table-cell>
          <table:table-cell office:value-type="float" office:value="263.65">
            <text:p>263.65</text:p>
          </table:table-cell>
        </table:table-row>
        <table:table-row table:style-name="ro2">
          <table:table-cell table:style-name="ce2" office:value-type="string">
            <text:p>1927-04-01 23:24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1.446">
            <text:p>11.45</text:p>
          </table:table-cell>
          <table:table-cell table:style-name="ce3" office:value-type="float" office:value="11.449">
            <text:p>11.45</text:p>
          </table:table-cell>
          <table:table-cell table:style-name="ce3" office:value-type="float" office:value="91.502">
            <text:p>91.50</text:p>
          </table:table-cell>
          <table:table-cell table:style-name="ce2" office:value-type="string">
            <text:p>11 ♈ 26' 44"</text:p>
          </table:table-cell>
          <table:table-cell table:style-name="ce2" office:value-type="string">
            <text:p>11 ♈ 26' 54"</text:p>
          </table:table-cell>
          <table:table-cell table:style-name="ce2" office:value-type="string">
            <text:p><text:s/>1 ♋ 30' 06"</text:p>
          </table:table-cell>
          <table:table-cell table:style-name="ce2" office:value-type="float" office:value="4.529">
            <text:p>4.529</text:p>
          </table:table-cell>
          <table:table-cell table:style-name="ce2" office:value-type="float" office:value="-0.011">
            <text:p>-0.011</text:p>
          </table:table-cell>
          <table:table-cell table:style-name="ce2" office:value-type="float" office:value="-4.932">
            <text:p>-4.932</text:p>
          </table:table-cell>
          <table:table-cell table:style-name="ce2" office:value-type="float" office:value="102251.449">
            <text:p>102251.449</text:p>
          </table:table-cell>
          <table:table-cell table:style-name="ce2" office:value-type="float" office:value="7931.446">
            <text:p>7931.446</text:p>
          </table:table-cell>
          <table:table-cell table:style-name="ce2" office:value-type="float" office:value="-268.498">
            <text:p>-268.498</text:p>
          </table:table-cell>
          <table:table-cell table:style-name="ce2" office:value-type="float" office:value="94680.003">
            <text:p>94680.003</text:p>
          </table:table-cell>
          <table:table-cell table:style-name="ce2" office:value-type="float" office:value="263.0000083333">
            <text:p>263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102879.947">
            <text:p>102879.947</text:p>
          </table:table-cell>
          <table:table-cell office:value-type="float" office:value="279.947">
            <text:p>279.947</text:p>
          </table:table-cell>
          <table:table-cell office:value-type="float" office:value="8559.944">
            <text:p>8559.944</text:p>
          </table:table-cell>
          <table:table-cell office:value-type="float" office:value="279.944">
            <text:p>279.944</text:p>
          </table:table-cell>
        </table:table-row>
        <table:table-row table:style-name="ro2">
          <table:table-cell table:style-name="ce2" office:value-type="string">
            <text:p>1927-04-16 22:36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6.143">
            <text:p>26.14</text:p>
          </table:table-cell>
          <table:table-cell table:style-name="ce3" office:value-type="float" office:value="206.146">
            <text:p>206.15</text:p>
          </table:table-cell>
          <table:table-cell table:style-name="ce3" office:value-type="float" office:value="89.938">
            <text:p>89.94</text:p>
          </table:table-cell>
          <table:table-cell table:style-name="ce2" office:value-type="string">
            <text:p>26 ♈ 08' 36"</text:p>
          </table:table-cell>
          <table:table-cell table:style-name="ce2" office:value-type="string">
            <text:p>26 ♎ 08' 47"</text:p>
          </table:table-cell>
          <table:table-cell table:style-name="ce2" office:value-type="string">
            <text:p>29 ♊ 56' 18"</text:p>
          </table:table-cell>
          <table:table-cell table:style-name="ce2" office:value-type="float" office:value="10.098">
            <text:p>10.098</text:p>
          </table:table-cell>
          <table:table-cell table:style-name="ce2" office:value-type="float" office:value="-5.88">
            <text:p>-5.88</text:p>
          </table:table-cell>
          <table:table-cell table:style-name="ce2" office:value-type="float" office:value="4.524">
            <text:p>4.524</text:p>
          </table:table-cell>
          <table:table-cell table:style-name="ce2" office:value-type="float" office:value="102446.146">
            <text:p>102446.146</text:p>
          </table:table-cell>
          <table:table-cell table:style-name="ce2" office:value-type="float" office:value="7946.143">
            <text:p>7946.143</text:p>
          </table:table-cell>
          <table:table-cell table:style-name="ce2" office:value-type="float" office:value="-270.062">
            <text:p>-270.062</text:p>
          </table:table-cell>
          <table:table-cell table:style-name="ce2" office:value-type="float" office:value="94860.003">
            <text:p>94860.003</text:p>
          </table:table-cell>
          <table:table-cell table:style-name="ce2" office:value-type="float" office:value="263.5000083333">
            <text:p>263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103076.208">
            <text:p>103076.208</text:p>
          </table:table-cell>
          <table:table-cell office:value-type="float" office:value="116.208">
            <text:p>116.208</text:p>
          </table:table-cell>
          <table:table-cell office:value-type="float" office:value="8576.205">
            <text:p>8576.205</text:p>
          </table:table-cell>
          <table:table-cell office:value-type="float" office:value="296.205">
            <text:p>296.205</text:p>
          </table:table-cell>
        </table:table-row>
        <table:table-row table:style-name="ro2">
          <table:table-cell table:style-name="ce2" office:value-type="string">
            <text:p>1927-05-01 07:40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40.149">
            <text:p>40.15</text:p>
          </table:table-cell>
          <table:table-cell table:style-name="ce3" office:value-type="float" office:value="40.153">
            <text:p>40.15</text:p>
          </table:table-cell>
          <table:table-cell table:style-name="ce3" office:value-type="float" office:value="88.902">
            <text:p>88.90</text:p>
          </table:table-cell>
          <table:table-cell table:style-name="ce2" office:value-type="string">
            <text:p>10 ♉ 08' 57"</text:p>
          </table:table-cell>
          <table:table-cell table:style-name="ce2" office:value-type="string">
            <text:p>10 ♉ 09' 11"</text:p>
          </table:table-cell>
          <table:table-cell table:style-name="ce2" office:value-type="string">
            <text:p>28 ♊ 54' 08"</text:p>
          </table:table-cell>
          <table:table-cell table:style-name="ce2" office:value-type="float" office:value="14.867">
            <text:p>14.867</text:p>
          </table:table-cell>
          <table:table-cell table:style-name="ce2" office:value-type="float" office:value="11.21">
            <text:p>11.21</text:p>
          </table:table-cell>
          <table:table-cell table:style-name="ce2" office:value-type="float" office:value="-3.851">
            <text:p>-3.851</text:p>
          </table:table-cell>
          <table:table-cell table:style-name="ce2" office:value-type="float" office:value="102640.153">
            <text:p>102640.153</text:p>
          </table:table-cell>
          <table:table-cell table:style-name="ce2" office:value-type="float" office:value="7960.149">
            <text:p>7960.149</text:p>
          </table:table-cell>
          <table:table-cell table:style-name="ce2" office:value-type="float" office:value="-271.098">
            <text:p>-271.098</text:p>
          </table:table-cell>
          <table:table-cell table:style-name="ce2" office:value-type="float" office:value="95040.004">
            <text:p>95040.004</text:p>
          </table:table-cell>
          <table:table-cell table:style-name="ce2" office:value-type="float" office:value="264.0000111111">
            <text:p>264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103271.251">
            <text:p>103271.251</text:p>
          </table:table-cell>
          <table:table-cell office:value-type="float" office:value="311.251">
            <text:p>311.251</text:p>
          </table:table-cell>
          <table:table-cell office:value-type="float" office:value="8591.247">
            <text:p>8591.247</text:p>
          </table:table-cell>
          <table:table-cell office:value-type="float" office:value="311.247">
            <text:p>311.247</text:p>
          </table:table-cell>
        </table:table-row>
        <table:table-row table:style-name="ro2">
          <table:table-cell table:style-name="ce2" office:value-type="string">
            <text:p>1927-05-16 14:03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54.911">
            <text:p>54.91</text:p>
          </table:table-cell>
          <table:table-cell table:style-name="ce3" office:value-type="float" office:value="234.914">
            <text:p>234.91</text:p>
          </table:table-cell>
          <table:table-cell table:style-name="ce3" office:value-type="float" office:value="88.157">
            <text:p>88.16</text:p>
          </table:table-cell>
          <table:table-cell table:style-name="ce2" office:value-type="string">
            <text:p>24 ♉ 54' 38"</text:p>
          </table:table-cell>
          <table:table-cell table:style-name="ce2" office:value-type="string">
            <text:p>24 ♏ 54' 51"</text:p>
          </table:table-cell>
          <table:table-cell table:style-name="ce2" office:value-type="string">
            <text:p>28 ♊ 09' 23"</text:p>
          </table:table-cell>
          <table:table-cell table:style-name="ce2" office:value-type="float" office:value="19.002">
            <text:p>19.002</text:p>
          </table:table-cell>
          <table:table-cell table:style-name="ce2" office:value-type="float" office:value="-16.238">
            <text:p>-16.238</text:p>
          </table:table-cell>
          <table:table-cell table:style-name="ce2" office:value-type="float" office:value="2.849">
            <text:p>2.849</text:p>
          </table:table-cell>
          <table:table-cell table:style-name="ce2" office:value-type="float" office:value="102834.914">
            <text:p>102834.914</text:p>
          </table:table-cell>
          <table:table-cell table:style-name="ce2" office:value-type="float" office:value="7974.911">
            <text:p>7974.911</text:p>
          </table:table-cell>
          <table:table-cell table:style-name="ce2" office:value-type="float" office:value="-271.843">
            <text:p>-271.843</text:p>
          </table:table-cell>
          <table:table-cell table:style-name="ce2" office:value-type="float" office:value="95220.003">
            <text:p>95220.003</text:p>
          </table:table-cell>
          <table:table-cell table:style-name="ce2" office:value-type="float" office:value="264.5000083333">
            <text:p>264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103466.757">
            <text:p>103466.757</text:p>
          </table:table-cell>
          <table:table-cell office:value-type="float" office:value="146.757">
            <text:p>146.757</text:p>
          </table:table-cell>
          <table:table-cell office:value-type="float" office:value="8606.754">
            <text:p>8606.754</text:p>
          </table:table-cell>
          <table:table-cell office:value-type="float" office:value="326.754">
            <text:p>326.754</text:p>
          </table:table-cell>
        </table:table-row>
        <table:table-row table:style-name="ro2">
          <table:table-cell table:style-name="ce2" office:value-type="string">
            <text:p>1927-05-30 16:06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68.447">
            <text:p>68.45</text:p>
          </table:table-cell>
          <table:table-cell table:style-name="ce3" office:value-type="float" office:value="68.451">
            <text:p>68.45</text:p>
          </table:table-cell>
          <table:table-cell table:style-name="ce3" office:value-type="float" office:value="87.922">
            <text:p>87.92</text:p>
          </table:table-cell>
          <table:table-cell table:style-name="ce2" office:value-type="string">
            <text:p><text:s/>8 ♊ 26' 50"</text:p>
          </table:table-cell>
          <table:table-cell table:style-name="ce2" office:value-type="string">
            <text:p><text:s/>8 ♊ 27' 05"</text:p>
          </table:table-cell>
          <table:table-cell table:style-name="ce2" office:value-type="string">
            <text:p>27 ♊ 55' 17"</text:p>
          </table:table-cell>
          <table:table-cell table:style-name="ce2" office:value-type="float" office:value="21.722">
            <text:p>21.722</text:p>
          </table:table-cell>
          <table:table-cell table:style-name="ce2" office:value-type="float" office:value="19.991">
            <text:p>19.991</text:p>
          </table:table-cell>
          <table:table-cell table:style-name="ce2" office:value-type="float" office:value="-1.753">
            <text:p>-1.753</text:p>
          </table:table-cell>
          <table:table-cell table:style-name="ce2" office:value-type="float" office:value="103028.451">
            <text:p>103028.451</text:p>
          </table:table-cell>
          <table:table-cell table:style-name="ce2" office:value-type="float" office:value="7988.447">
            <text:p>7988.447</text:p>
          </table:table-cell>
          <table:table-cell table:style-name="ce2" office:value-type="float" office:value="-272.078">
            <text:p>-272.078</text:p>
          </table:table-cell>
          <table:table-cell table:style-name="ce2" office:value-type="float" office:value="95400.004">
            <text:p>95400.004</text:p>
          </table:table-cell>
          <table:table-cell table:style-name="ce2" office:value-type="float" office:value="265.0000111111">
            <text:p>265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103660.529">
            <text:p>103660.529</text:p>
          </table:table-cell>
          <table:table-cell office:value-type="float" office:value="340.529">
            <text:p>340.529</text:p>
          </table:table-cell>
          <table:table-cell office:value-type="float" office:value="8620.525">
            <text:p>8620.525</text:p>
          </table:table-cell>
          <table:table-cell office:value-type="float" office:value="340.525">
            <text:p>340.525</text:p>
          </table:table-cell>
        </table:table-row>
        <table:table-row table:style-name="ro2">
          <table:table-cell table:style-name="ce2" office:value-type="string">
            <text:p>1927-06-15 03:20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83.245">
            <text:p>83.25</text:p>
          </table:table-cell>
          <table:table-cell table:style-name="ce3" office:value-type="float" office:value="263.25">
            <text:p>263.25</text:p>
          </table:table-cell>
          <table:table-cell table:style-name="ce3" office:value-type="float" office:value="87.891">
            <text:p>87.89</text:p>
          </table:table-cell>
          <table:table-cell table:style-name="ce2" office:value-type="string">
            <text:p>23 ♊ 14' 42"</text:p>
          </table:table-cell>
          <table:table-cell table:style-name="ce2" office:value-type="string">
            <text:p>23 ♐ 14' 59"</text:p>
          </table:table-cell>
          <table:table-cell table:style-name="ce2" office:value-type="string">
            <text:p>27 ♊ 53' 26"</text:p>
          </table:table-cell>
          <table:table-cell table:style-name="ce2" office:value-type="float" office:value="23.276">
            <text:p>23.276</text:p>
          </table:table-cell>
          <table:table-cell table:style-name="ce2" office:value-type="float" office:value="-22.849">
            <text:p>-22.849</text:p>
          </table:table-cell>
          <table:table-cell table:style-name="ce2" office:value-type="float" office:value="0.428">
            <text:p>0.428</text:p>
          </table:table-cell>
          <table:table-cell table:style-name="ce2" office:value-type="float" office:value="103223.25">
            <text:p>103223.25</text:p>
          </table:table-cell>
          <table:table-cell table:style-name="ce2" office:value-type="float" office:value="8003.245">
            <text:p>8003.245</text:p>
          </table:table-cell>
          <table:table-cell table:style-name="ce2" office:value-type="float" office:value="-272.109">
            <text:p>-272.109</text:p>
          </table:table-cell>
          <table:table-cell table:style-name="ce2" office:value-type="float" office:value="95580.005">
            <text:p>95580.005</text:p>
          </table:table-cell>
          <table:table-cell table:style-name="ce2" office:value-type="float" office:value="265.5000138889">
            <text:p>265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103855.359">
            <text:p>103855.359</text:p>
          </table:table-cell>
          <table:table-cell office:value-type="float" office:value="175.359">
            <text:p>175.359</text:p>
          </table:table-cell>
          <table:table-cell office:value-type="float" office:value="8635.354">
            <text:p>8635.354</text:p>
          </table:table-cell>
          <table:table-cell office:value-type="float" office:value="355.354">
            <text:p>355.354</text:p>
          </table:table-cell>
        </table:table-row>
        <table:table-row table:style-name="ro2">
          <table:table-cell table:style-name="ce2" office:value-type="string">
            <text:p>1927-06-29 01:32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96.531">
            <text:p>96.53</text:p>
          </table:table-cell>
          <table:table-cell table:style-name="ce3" office:value-type="float" office:value="96.534">
            <text:p>96.53</text:p>
          </table:table-cell>
          <table:table-cell table:style-name="ce3" office:value-type="float" office:value="87.929">
            <text:p>87.93</text:p>
          </table:table-cell>
          <table:table-cell table:style-name="ce2" office:value-type="string">
            <text:p><text:s/>6 ♋ 31' 53"</text:p>
          </table:table-cell>
          <table:table-cell table:style-name="ce2" office:value-type="string">
            <text:p><text:s/>6 ♋ 32' 03"</text:p>
          </table:table-cell>
          <table:table-cell table:style-name="ce2" office:value-type="string">
            <text:p>27 ♊ 55' 44"</text:p>
          </table:table-cell>
          <table:table-cell table:style-name="ce2" office:value-type="float" office:value="23.288">
            <text:p>23.288</text:p>
          </table:table-cell>
          <table:table-cell table:style-name="ce2" office:value-type="float" office:value="24.077">
            <text:p>24.077</text:p>
          </table:table-cell>
          <table:table-cell table:style-name="ce2" office:value-type="float" office:value="0.791">
            <text:p>0.791</text:p>
          </table:table-cell>
          <table:table-cell table:style-name="ce2" office:value-type="float" office:value="103416.534">
            <text:p>103416.534</text:p>
          </table:table-cell>
          <table:table-cell table:style-name="ce2" office:value-type="float" office:value="8016.531">
            <text:p>8016.531</text:p>
          </table:table-cell>
          <table:table-cell table:style-name="ce2" office:value-type="float" office:value="-272.071">
            <text:p>-272.071</text:p>
          </table:table-cell>
          <table:table-cell table:style-name="ce2" office:value-type="float" office:value="95760.003">
            <text:p>95760.003</text:p>
          </table:table-cell>
          <table:table-cell table:style-name="ce2" office:value-type="float" office:value="266.0000083333">
            <text:p>266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104048.605">
            <text:p>104048.605</text:p>
          </table:table-cell>
          <table:table-cell office:value-type="float" office:value="8.605">
            <text:p>8.605</text:p>
          </table:table-cell>
          <table:table-cell office:value-type="float" office:value="8648.602">
            <text:p>8648.602</text:p>
          </table:table-cell>
          <table:table-cell office:value-type="float" office:value="8.602">
            <text:p>8.602</text:p>
          </table:table-cell>
        </table:table-row>
        <table:table-row table:style-name="ro2">
          <table:table-cell table:style-name="ce2" office:value-type="string">
            <text:p>1927-07-14 14:23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11.343">
            <text:p>111.34</text:p>
          </table:table-cell>
          <table:table-cell table:style-name="ce3" office:value-type="float" office:value="291.348">
            <text:p>291.35</text:p>
          </table:table-cell>
          <table:table-cell table:style-name="ce3" office:value-type="float" office:value="87.854">
            <text:p>87.85</text:p>
          </table:table-cell>
          <table:table-cell table:style-name="ce2" office:value-type="string">
            <text:p>21 ♋ 20' 35"</text:p>
          </table:table-cell>
          <table:table-cell table:style-name="ce2" office:value-type="string">
            <text:p>21 ♑ 20' 53"</text:p>
          </table:table-cell>
          <table:table-cell table:style-name="ce2" office:value-type="string">
            <text:p>27 ♊ 51' 16"</text:p>
          </table:table-cell>
          <table:table-cell table:style-name="ce2" office:value-type="float" office:value="21.755">
            <text:p>21.755</text:p>
          </table:table-cell>
          <table:table-cell table:style-name="ce2" office:value-type="float" office:value="-23.818">
            <text:p>-23.818</text:p>
          </table:table-cell>
          <table:table-cell table:style-name="ce2" office:value-type="float" office:value="-2.09">
            <text:p>-2.09</text:p>
          </table:table-cell>
          <table:table-cell table:style-name="ce2" office:value-type="float" office:value="103611.348">
            <text:p>103611.348</text:p>
          </table:table-cell>
          <table:table-cell table:style-name="ce2" office:value-type="float" office:value="8031.343">
            <text:p>8031.343</text:p>
          </table:table-cell>
          <table:table-cell table:style-name="ce2" office:value-type="float" office:value="-272.146">
            <text:p>-272.146</text:p>
          </table:table-cell>
          <table:table-cell table:style-name="ce2" office:value-type="float" office:value="95940.005">
            <text:p>95940.005</text:p>
          </table:table-cell>
          <table:table-cell table:style-name="ce2" office:value-type="float" office:value="266.5000138889">
            <text:p>266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104243.494">
            <text:p>104243.494</text:p>
          </table:table-cell>
          <table:table-cell office:value-type="float" office:value="203.494">
            <text:p>203.494</text:p>
          </table:table-cell>
          <table:table-cell office:value-type="float" office:value="8663.489">
            <text:p>8663.489</text:p>
          </table:table-cell>
          <table:table-cell office:value-type="float" office:value="23.489">
            <text:p>23.489</text:p>
          </table:table-cell>
        </table:table-row>
        <table:table-row table:style-name="ro2">
          <table:table-cell table:style-name="ce2" office:value-type="string">
            <text:p>1927-07-28 12:37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24.639">
            <text:p>124.64</text:p>
          </table:table-cell>
          <table:table-cell table:style-name="ce3" office:value-type="float" office:value="124.641">
            <text:p>124.64</text:p>
          </table:table-cell>
          <table:table-cell table:style-name="ce3" office:value-type="float" office:value="87.523">
            <text:p>87.52</text:p>
          </table:table-cell>
          <table:table-cell table:style-name="ce2" office:value-type="string">
            <text:p><text:s/>4 ♌ 38' 19"</text:p>
          </table:table-cell>
          <table:table-cell table:style-name="ce2" office:value-type="string">
            <text:p><text:s/>4 ♌ 38' 29"</text:p>
          </table:table-cell>
          <table:table-cell table:style-name="ce2" office:value-type="string">
            <text:p>27 ♊ 31' 21"</text:p>
          </table:table-cell>
          <table:table-cell table:style-name="ce2" office:value-type="float" office:value="19.111">
            <text:p>19.111</text:p>
          </table:table-cell>
          <table:table-cell table:style-name="ce2" office:value-type="float" office:value="22.143">
            <text:p>22.143</text:p>
          </table:table-cell>
          <table:table-cell table:style-name="ce2" office:value-type="float" office:value="3.125">
            <text:p>3.125</text:p>
          </table:table-cell>
          <table:table-cell table:style-name="ce2" office:value-type="float" office:value="103804.641">
            <text:p>103804.641</text:p>
          </table:table-cell>
          <table:table-cell table:style-name="ce2" office:value-type="float" office:value="8044.639">
            <text:p>8044.639</text:p>
          </table:table-cell>
          <table:table-cell table:style-name="ce2" office:value-type="float" office:value="-272.477">
            <text:p>-272.477</text:p>
          </table:table-cell>
          <table:table-cell table:style-name="ce2" office:value-type="float" office:value="96120.002">
            <text:p>96120.002</text:p>
          </table:table-cell>
          <table:table-cell table:style-name="ce2" office:value-type="float" office:value="267.0000055556">
            <text:p>267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104437.118">
            <text:p>104437.118</text:p>
          </table:table-cell>
          <table:table-cell office:value-type="float" office:value="37.118">
            <text:p>37.118</text:p>
          </table:table-cell>
          <table:table-cell office:value-type="float" office:value="8677.116">
            <text:p>8677.116</text:p>
          </table:table-cell>
          <table:table-cell office:value-type="float" office:value="37.116">
            <text:p>37.116</text:p>
          </table:table-cell>
        </table:table-row>
        <table:table-row table:style-name="ro2">
          <table:table-cell table:style-name="ce2" office:value-type="string">
            <text:p>1927-08-12 23:38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39.446">
            <text:p>139.45</text:p>
          </table:table-cell>
          <table:table-cell table:style-name="ce3" office:value-type="float" office:value="319.45">
            <text:p>319.45</text:p>
          </table:table-cell>
          <table:table-cell table:style-name="ce3" office:value-type="float" office:value="86.687">
            <text:p>86.69</text:p>
          </table:table-cell>
          <table:table-cell table:style-name="ce2" office:value-type="string">
            <text:p>19 ♌ 26' 44"</text:p>
          </table:table-cell>
          <table:table-cell table:style-name="ce2" office:value-type="string">
            <text:p>19 ♒ 27' 01"</text:p>
          </table:table-cell>
          <table:table-cell table:style-name="ce2" office:value-type="string">
            <text:p>26 ♊ 41' 12"</text:p>
          </table:table-cell>
          <table:table-cell table:style-name="ce2" office:value-type="float" office:value="14.994">
            <text:p>14.994</text:p>
          </table:table-cell>
          <table:table-cell table:style-name="ce2" office:value-type="float" office:value="-18.846">
            <text:p>-18.846</text:p>
          </table:table-cell>
          <table:table-cell table:style-name="ce2" office:value-type="float" office:value="-4.061">
            <text:p>-4.061</text:p>
          </table:table-cell>
          <table:table-cell table:style-name="ce2" office:value-type="float" office:value="103999.45">
            <text:p>103999.45</text:p>
          </table:table-cell>
          <table:table-cell table:style-name="ce2" office:value-type="float" office:value="8059.446">
            <text:p>8059.446</text:p>
          </table:table-cell>
          <table:table-cell table:style-name="ce2" office:value-type="float" office:value="-273.313">
            <text:p>-273.313</text:p>
          </table:table-cell>
          <table:table-cell table:style-name="ce2" office:value-type="float" office:value="96300.004">
            <text:p>96300.004</text:p>
          </table:table-cell>
          <table:table-cell table:style-name="ce2" office:value-type="float" office:value="267.5000111111">
            <text:p>267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office:value-type="float" office:value="104632.763">
            <text:p>104632.763</text:p>
          </table:table-cell>
          <table:table-cell office:value-type="float" office:value="232.763">
            <text:p>232.763</text:p>
          </table:table-cell>
          <table:table-cell office:value-type="float" office:value="8692.759">
            <text:p>8692.759</text:p>
          </table:table-cell>
          <table:table-cell office:value-type="float" office:value="52.759">
            <text:p>52.759</text:p>
          </table:table-cell>
        </table:table-row>
        <table:table-row table:style-name="ro2">
          <table:table-cell table:style-name="ce2" office:value-type="string">
            <text:p>1927-08-27 01:46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53.009">
            <text:p>153.01</text:p>
          </table:table-cell>
          <table:table-cell table:style-name="ce3" office:value-type="float" office:value="153.01">
            <text:p>153.01</text:p>
          </table:table-cell>
          <table:table-cell table:style-name="ce3" office:value-type="float" office:value="85.589">
            <text:p>85.59</text:p>
          </table:table-cell>
          <table:table-cell table:style-name="ce2" office:value-type="string">
            <text:p><text:s/>3 ♍ 00' 32"</text:p>
          </table:table-cell>
          <table:table-cell table:style-name="ce2" office:value-type="string">
            <text:p><text:s/>3 ♍ 00' 35"</text:p>
          </table:table-cell>
          <table:table-cell table:style-name="ce2" office:value-type="string">
            <text:p>25 ♊ 35' 18"</text:p>
          </table:table-cell>
          <table:table-cell table:style-name="ce2" office:value-type="float" office:value="10.405">
            <text:p>10.405</text:p>
          </table:table-cell>
          <table:table-cell table:style-name="ce2" office:value-type="float" office:value="14.733">
            <text:p>14.733</text:p>
          </table:table-cell>
          <table:table-cell table:style-name="ce2" office:value-type="float" office:value="4.646">
            <text:p>4.646</text:p>
          </table:table-cell>
          <table:table-cell table:style-name="ce2" office:value-type="float" office:value="104193.01">
            <text:p>104193.01</text:p>
          </table:table-cell>
          <table:table-cell table:style-name="ce2" office:value-type="float" office:value="8073.009">
            <text:p>8073.009</text:p>
          </table:table-cell>
          <table:table-cell table:style-name="ce2" office:value-type="float" office:value="-274.411">
            <text:p>-274.411</text:p>
          </table:table-cell>
          <table:table-cell table:style-name="ce2" office:value-type="float" office:value="96480.001">
            <text:p>96480.001</text:p>
          </table:table-cell>
          <table:table-cell table:style-name="ce2" office:value-type="float" office:value="268.0000027778">
            <text:p>268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104827.421">
            <text:p>104827.421</text:p>
          </table:table-cell>
          <table:table-cell office:value-type="float" office:value="67.421">
            <text:p>67.421</text:p>
          </table:table-cell>
          <table:table-cell office:value-type="float" office:value="8707.42">
            <text:p>8707.42</text:p>
          </table:table-cell>
          <table:table-cell office:value-type="float" office:value="67.42">
            <text:p>67.42</text:p>
          </table:table-cell>
        </table:table-row>
        <table:table-row table:style-name="ro2">
          <table:table-cell table:style-name="ce2" office:value-type="string">
            <text:p>1927-09-11 07:54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67.792">
            <text:p>167.79</text:p>
          </table:table-cell>
          <table:table-cell table:style-name="ce3" office:value-type="float" office:value="347.795">
            <text:p>347.80</text:p>
          </table:table-cell>
          <table:table-cell table:style-name="ce3" office:value-type="float" office:value="83.982">
            <text:p>83.98</text:p>
          </table:table-cell>
          <table:table-cell table:style-name="ce2" office:value-type="string">
            <text:p>17 ♍ 47' 29"</text:p>
          </table:table-cell>
          <table:table-cell table:style-name="ce2" office:value-type="string">
            <text:p>17 ♓ 47' 41"</text:p>
          </table:table-cell>
          <table:table-cell table:style-name="ce2" office:value-type="string">
            <text:p>23 ♊ 58' 55"</text:p>
          </table:table-cell>
          <table:table-cell table:style-name="ce2" office:value-type="float" office:value="4.827">
            <text:p>4.827</text:p>
          </table:table-cell>
          <table:table-cell table:style-name="ce2" office:value-type="float" office:value="-9.403">
            <text:p>-9.403</text:p>
          </table:table-cell>
          <table:table-cell table:style-name="ce2" office:value-type="float" office:value="-4.976">
            <text:p>-4.976</text:p>
          </table:table-cell>
          <table:table-cell table:style-name="ce2" office:value-type="float" office:value="104387.795">
            <text:p>104387.795</text:p>
          </table:table-cell>
          <table:table-cell table:style-name="ce2" office:value-type="float" office:value="8087.792">
            <text:p>8087.792</text:p>
          </table:table-cell>
          <table:table-cell table:style-name="ce2" office:value-type="float" office:value="-276.018">
            <text:p>-276.018</text:p>
          </table:table-cell>
          <table:table-cell table:style-name="ce2" office:value-type="float" office:value="96660.003">
            <text:p>96660.003</text:p>
          </table:table-cell>
          <table:table-cell table:style-name="ce2" office:value-type="float" office:value="268.5000083333">
            <text:p>268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105023.813">
            <text:p>105023.813</text:p>
          </table:table-cell>
          <table:table-cell office:value-type="float" office:value="263.813">
            <text:p>263.813</text:p>
          </table:table-cell>
          <table:table-cell office:value-type="float" office:value="8723.81">
            <text:p>8723.81</text:p>
          </table:table-cell>
          <table:table-cell office:value-type="float" office:value="83.81">
            <text:p>83.81</text:p>
          </table:table-cell>
        </table:table-row>
        <table:table-row table:style-name="ro2">
          <table:table-cell table:style-name="ce2" office:value-type="string">
            <text:p>1927-09-25 17:11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3" office:value-type="float" office:value="181.84">
            <text:p>181.84</text:p>
          </table:table-cell>
          <table:table-cell table:style-name="ce3" office:value-type="float" office:value="82.375">
            <text:p>82.38</text:p>
          </table:table-cell>
          <table:table-cell table:style-name="ce2" office:value-type="string">
            <text:p><text:s/>1 ♎ 50' 23"</text:p>
          </table:table-cell>
          <table:table-cell table:style-name="ce2" office:value-type="string">
            <text:p><text:s/>1 ♎ 50' 25"</text:p>
          </table:table-cell>
          <table:table-cell table:style-name="ce2" office:value-type="string">
            <text:p>22 ♊ 22' 30"</text:p>
          </table:table-cell>
          <table:table-cell table:style-name="ce2" office:value-type="float" office:value="-0.732">
            <text:p>-0.732</text:p>
          </table:table-cell>
          <table:table-cell table:style-name="ce2" office:value-type="float" office:value="3.789">
            <text:p>3.789</text:p>
          </table:table-cell>
          <table:table-cell table:style-name="ce2" office:value-type="float" office:value="4.929">
            <text:p>4.929</text:p>
          </table:table-cell>
          <table:table-cell table:style-name="ce2" office:value-type="float" office:value="104581.84">
            <text:p>104581.84</text:p>
          </table:table-cell>
          <table:table-cell table:style-name="ce2" office:value-type="float" office:value="8101.84">
            <text:p>8101.84</text:p>
          </table:table-cell>
          <table:table-cell table:style-name="ce2" office:value-type="float" office:value="-277.625">
            <text:p>-277.625</text:p>
          </table:table-cell>
          <table:table-cell table:style-name="ce2" office:value-type="float" office:value="96840">
            <text:p>96840</text:p>
          </table:table-cell>
          <table:table-cell table:style-name="ce2" office:value-type="float" office:value="269">
            <text:p>26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0">
            <text:p>30</text:p>
          </table:table-cell>
          <table:table-cell office:value-type="float" office:value="105219.465">
            <text:p>105219.465</text:p>
          </table:table-cell>
          <table:table-cell office:value-type="float" office:value="99.465">
            <text:p>99.465</text:p>
          </table:table-cell>
          <table:table-cell office:value-type="float" office:value="8739.465">
            <text:p>8739.465</text:p>
          </table:table-cell>
          <table:table-cell office:value-type="float" office:value="99.465">
            <text:p>99.465</text:p>
          </table:table-cell>
        </table:table-row>
        <table:table-row table:style-name="ro2">
          <table:table-cell table:style-name="ce2" office:value-type="string">
            <text:p>1927-10-10 16:15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96.57">
            <text:p>196.57</text:p>
          </table:table-cell>
          <table:table-cell table:style-name="ce3" office:value-type="float" office:value="16.572">
            <text:p>16.57</text:p>
          </table:table-cell>
          <table:table-cell table:style-name="ce3" office:value-type="float" office:value="80.872">
            <text:p>80.87</text:p>
          </table:table-cell>
          <table:table-cell table:style-name="ce2" office:value-type="string">
            <text:p>16 ♎ 34' 12"</text:p>
          </table:table-cell>
          <table:table-cell table:style-name="ce2" office:value-type="string">
            <text:p>16 ♈ 34' 18"</text:p>
          </table:table-cell>
          <table:table-cell table:style-name="ce2" office:value-type="string">
            <text:p>20 ♊ 52' 19"</text:p>
          </table:table-cell>
          <table:table-cell table:style-name="ce2" office:value-type="float" office:value="-6.516">
            <text:p>-6.516</text:p>
          </table:table-cell>
          <table:table-cell table:style-name="ce2" office:value-type="float" office:value="2.307">
            <text:p>2.307</text:p>
          </table:table-cell>
          <table:table-cell table:style-name="ce2" office:value-type="float" office:value="-4.556">
            <text:p>-4.556</text:p>
          </table:table-cell>
          <table:table-cell table:style-name="ce2" office:value-type="float" office:value="104776.572">
            <text:p>104776.572</text:p>
          </table:table-cell>
          <table:table-cell table:style-name="ce2" office:value-type="float" office:value="8116.57">
            <text:p>8116.57</text:p>
          </table:table-cell>
          <table:table-cell table:style-name="ce2" office:value-type="float" office:value="-279.128">
            <text:p>-279.128</text:p>
          </table:table-cell>
          <table:table-cell table:style-name="ce2" office:value-type="float" office:value="97020.002">
            <text:p>97020.002</text:p>
          </table:table-cell>
          <table:table-cell table:style-name="ce2" office:value-type="float" office:value="269.5000055556">
            <text:p>269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office:value-type="float" office:value="105415.7">
            <text:p>105415.7</text:p>
          </table:table-cell>
          <table:table-cell office:value-type="float" office:value="295.7">
            <text:p>295.7</text:p>
          </table:table-cell>
          <table:table-cell office:value-type="float" office:value="8755.698">
            <text:p>8755.698</text:p>
          </table:table-cell>
          <table:table-cell office:value-type="float" office:value="115.698">
            <text:p>115.698</text:p>
          </table:table-cell>
        </table:table-row>
        <table:table-row table:style-name="ro2">
          <table:table-cell table:style-name="ce2" office:value-type="string">
            <text:p>1927-10-25 10:38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11.233">
            <text:p>211.23</text:p>
          </table:table-cell>
          <table:table-cell table:style-name="ce3" office:value-type="float" office:value="211.235">
            <text:p>211.24</text:p>
          </table:table-cell>
          <table:table-cell table:style-name="ce3" office:value-type="float" office:value="79.642">
            <text:p>79.64</text:p>
          </table:table-cell>
          <table:table-cell table:style-name="ce2" office:value-type="string">
            <text:p><text:s/>1 ♏ 13' 57"</text:p>
          </table:table-cell>
          <table:table-cell table:style-name="ce2" office:value-type="string">
            <text:p><text:s/>1 ♏ 14' 07"</text:p>
          </table:table-cell>
          <table:table-cell table:style-name="ce2" office:value-type="string">
            <text:p>19 ♊ 38' 31"</text:p>
          </table:table-cell>
          <table:table-cell table:style-name="ce2" office:value-type="float" office:value="-11.907">
            <text:p>-11.907</text:p>
          </table:table-cell>
          <table:table-cell table:style-name="ce2" office:value-type="float" office:value="-8.315">
            <text:p>-8.315</text:p>
          </table:table-cell>
          <table:table-cell table:style-name="ce2" office:value-type="float" office:value="3.83">
            <text:p>3.83</text:p>
          </table:table-cell>
          <table:table-cell table:style-name="ce2" office:value-type="float" office:value="104971.235">
            <text:p>104971.235</text:p>
          </table:table-cell>
          <table:table-cell table:style-name="ce2" office:value-type="float" office:value="8131.233">
            <text:p>8131.233</text:p>
          </table:table-cell>
          <table:table-cell table:style-name="ce2" office:value-type="float" office:value="-280.358">
            <text:p>-280.358</text:p>
          </table:table-cell>
          <table:table-cell table:style-name="ce2" office:value-type="float" office:value="97200.002">
            <text:p>97200.002</text:p>
          </table:table-cell>
          <table:table-cell table:style-name="ce2" office:value-type="float" office:value="270.0000055556">
            <text:p>270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105611.593">
            <text:p>105611.593</text:p>
          </table:table-cell>
          <table:table-cell office:value-type="float" office:value="131.593">
            <text:p>131.593</text:p>
          </table:table-cell>
          <table:table-cell office:value-type="float" office:value="8771.591">
            <text:p>8771.591</text:p>
          </table:table-cell>
          <table:table-cell office:value-type="float" office:value="131.591">
            <text:p>131.591</text:p>
          </table:table-cell>
        </table:table-row>
        <table:table-row table:style-name="ro2">
          <table:table-cell table:style-name="ce2" office:value-type="string">
            <text:p>1927-11-09 01:37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25.87">
            <text:p>225.87</text:p>
          </table:table-cell>
          <table:table-cell table:style-name="ce3" office:value-type="float" office:value="45.875">
            <text:p>45.88</text:p>
          </table:table-cell>
          <table:table-cell table:style-name="ce3" office:value-type="float" office:value="79.012">
            <text:p>79.01</text:p>
          </table:table-cell>
          <table:table-cell table:style-name="ce2" office:value-type="string">
            <text:p>15 ♏ 52' 13"</text:p>
          </table:table-cell>
          <table:table-cell table:style-name="ce2" office:value-type="string">
            <text:p>15 ♉ 52' 31"</text:p>
          </table:table-cell>
          <table:table-cell table:style-name="ce2" office:value-type="string">
            <text:p>19 ♊ 00' 41"</text:p>
          </table:table-cell>
          <table:table-cell table:style-name="ce2" office:value-type="float" office:value="-16.596">
            <text:p>-16.596</text:p>
          </table:table-cell>
          <table:table-cell table:style-name="ce2" office:value-type="float" office:value="13.869">
            <text:p>13.869</text:p>
          </table:table-cell>
          <table:table-cell table:style-name="ce2" office:value-type="float" office:value="-2.848">
            <text:p>-2.848</text:p>
          </table:table-cell>
          <table:table-cell table:style-name="ce2" office:value-type="float" office:value="105165.875">
            <text:p>105165.875</text:p>
          </table:table-cell>
          <table:table-cell table:style-name="ce2" office:value-type="float" office:value="8145.87">
            <text:p>8145.87</text:p>
          </table:table-cell>
          <table:table-cell table:style-name="ce2" office:value-type="float" office:value="-280.988">
            <text:p>-280.988</text:p>
          </table:table-cell>
          <table:table-cell table:style-name="ce2" office:value-type="float" office:value="97380.005">
            <text:p>97380.005</text:p>
          </table:table-cell>
          <table:table-cell table:style-name="ce2" office:value-type="float" office:value="270.5000138889">
            <text:p>270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105806.863">
            <text:p>105806.863</text:p>
          </table:table-cell>
          <table:table-cell office:value-type="float" office:value="326.863">
            <text:p>326.863</text:p>
          </table:table-cell>
          <table:table-cell office:value-type="float" office:value="8786.858">
            <text:p>8786.858</text:p>
          </table:table-cell>
          <table:table-cell office:value-type="float" office:value="146.858">
            <text:p>146.858</text:p>
          </table:table-cell>
        </table:table-row>
        <table:table-row table:style-name="ro2">
          <table:table-cell table:style-name="ce2" office:value-type="string">
            <text:p>1927-11-24 05:10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41.141">
            <text:p>241.14</text:p>
          </table:table-cell>
          <table:table-cell table:style-name="ce3" office:value-type="float" office:value="241.143">
            <text:p>241.14</text:p>
          </table:table-cell>
          <table:table-cell table:style-name="ce3" office:value-type="float" office:value="78.678">
            <text:p>78.68</text:p>
          </table:table-cell>
          <table:table-cell table:style-name="ce2" office:value-type="string">
            <text:p><text:s/>1 ♐ 08' 27"</text:p>
          </table:table-cell>
          <table:table-cell table:style-name="ce2" office:value-type="string">
            <text:p><text:s/>1 ♐ 08' 33"</text:p>
          </table:table-cell>
          <table:table-cell table:style-name="ce2" office:value-type="string">
            <text:p>18 ♊ 40' 42"</text:p>
          </table:table-cell>
          <table:table-cell table:style-name="ce2" office:value-type="float" office:value="-20.396">
            <text:p>-20.396</text:p>
          </table:table-cell>
          <table:table-cell table:style-name="ce2" office:value-type="float" office:value="-18.841">
            <text:p>-18.841</text:p>
          </table:table-cell>
          <table:table-cell table:style-name="ce2" office:value-type="float" office:value="1.589">
            <text:p>1.589</text:p>
          </table:table-cell>
          <table:table-cell table:style-name="ce2" office:value-type="float" office:value="105361.143">
            <text:p>105361.143</text:p>
          </table:table-cell>
          <table:table-cell table:style-name="ce2" office:value-type="float" office:value="8161.141">
            <text:p>8161.141</text:p>
          </table:table-cell>
          <table:table-cell table:style-name="ce2" office:value-type="float" office:value="-281.322">
            <text:p>-281.322</text:p>
          </table:table-cell>
          <table:table-cell table:style-name="ce2" office:value-type="float" office:value="97560.002">
            <text:p>97560.002</text:p>
          </table:table-cell>
          <table:table-cell table:style-name="ce2" office:value-type="float" office:value="271.0000055556">
            <text:p>271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106002.465">
            <text:p>106002.465</text:p>
          </table:table-cell>
          <table:table-cell office:value-type="float" office:value="162.465">
            <text:p>162.465</text:p>
          </table:table-cell>
          <table:table-cell office:value-type="float" office:value="8802.463">
            <text:p>8802.463</text:p>
          </table:table-cell>
          <table:table-cell office:value-type="float" office:value="162.463">
            <text:p>162.463</text:p>
          </table:table-cell>
        </table:table-row>
        <table:table-row table:style-name="ro2">
          <table:table-cell table:style-name="ce2" office:value-type="string">
            <text:p>1927-12-08 12:33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55.645">
            <text:p>255.65</text:p>
          </table:table-cell>
          <table:table-cell table:style-name="ce3" office:value-type="float" office:value="75.651">
            <text:p>75.65</text:p>
          </table:table-cell>
          <table:table-cell table:style-name="ce3" office:value-type="float" office:value="78.691">
            <text:p>78.69</text:p>
          </table:table-cell>
          <table:table-cell table:style-name="ce2" office:value-type="string">
            <text:p>15 ♐ 38' 42"</text:p>
          </table:table-cell>
          <table:table-cell table:style-name="ce2" office:value-type="string">
            <text:p>15 ♊ 39' 03"</text:p>
          </table:table-cell>
          <table:table-cell table:style-name="ce2" office:value-type="string">
            <text:p>18 ♊ 41' 28"</text:p>
          </table:table-cell>
          <table:table-cell table:style-name="ce2" office:value-type="float" office:value="-22.675">
            <text:p>-22.675</text:p>
          </table:table-cell>
          <table:table-cell table:style-name="ce2" office:value-type="float" office:value="22.396">
            <text:p>22.396</text:p>
          </table:table-cell>
          <table:table-cell table:style-name="ce2" office:value-type="float" office:value="-0.281">
            <text:p>-0.281</text:p>
          </table:table-cell>
          <table:table-cell table:style-name="ce2" office:value-type="float" office:value="105555.651">
            <text:p>105555.651</text:p>
          </table:table-cell>
          <table:table-cell table:style-name="ce2" office:value-type="float" office:value="8175.645">
            <text:p>8175.645</text:p>
          </table:table-cell>
          <table:table-cell table:style-name="ce2" office:value-type="float" office:value="-281.309">
            <text:p>-281.309</text:p>
          </table:table-cell>
          <table:table-cell table:style-name="ce2" office:value-type="float" office:value="97740.006">
            <text:p>97740.006</text:p>
          </table:table-cell>
          <table:table-cell table:style-name="ce2" office:value-type="float" office:value="271.5000166667">
            <text:p>271.5000166667</text:p>
          </table:table-cell>
          <table:table-cell table:style-name="ce2" office:value-type="float" office:value="180.006">
            <text:p>180.006</text:p>
          </table:table-cell>
          <table:table-cell table:style-name="ce2" office:value-type="float" office:value="15">
            <text:p>15</text:p>
          </table:table-cell>
          <table:table-cell office:value-type="float" office:value="106196.96">
            <text:p>106196.96</text:p>
          </table:table-cell>
          <table:table-cell office:value-type="float" office:value="356.96">
            <text:p>356.96</text:p>
          </table:table-cell>
          <table:table-cell office:value-type="float" office:value="8816.954">
            <text:p>8816.954</text:p>
          </table:table-cell>
          <table:table-cell office:value-type="float" office:value="176.954">
            <text:p>176.954</text:p>
          </table:table-cell>
        </table:table-row>
        <table:table-row table:style-name="ro2">
          <table:table-cell table:style-name="ce2" office:value-type="string">
            <text:p>1927-12-23 23:14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71.362">
            <text:p>271.36</text:p>
          </table:table-cell>
          <table:table-cell table:style-name="ce3" office:value-type="float" office:value="271.365">
            <text:p>271.37</text:p>
          </table:table-cell>
          <table:table-cell table:style-name="ce3" office:value-type="float" office:value="78.751">
            <text:p>78.75</text:p>
          </table:table-cell>
          <table:table-cell table:style-name="ce2" office:value-type="string">
            <text:p><text:s/>1 ♑ 21' 42"</text:p>
          </table:table-cell>
          <table:table-cell table:style-name="ce2" office:value-type="string">
            <text:p><text:s/>1 ♑ 21' 54"</text:p>
          </table:table-cell>
          <table:table-cell table:style-name="ce2" office:value-type="string">
            <text:p>18 ♊ 45' 01"</text:p>
          </table:table-cell>
          <table:table-cell table:style-name="ce2" office:value-type="float" office:value="-23.442">
            <text:p>-23.442</text:p>
          </table:table-cell>
          <table:table-cell table:style-name="ce2" office:value-type="float" office:value="-24.597">
            <text:p>-24.597</text:p>
          </table:table-cell>
          <table:table-cell table:style-name="ce2" office:value-type="float" office:value="-1.155">
            <text:p>-1.155</text:p>
          </table:table-cell>
          <table:table-cell table:style-name="ce2" office:value-type="float" office:value="105751.365">
            <text:p>105751.365</text:p>
          </table:table-cell>
          <table:table-cell table:style-name="ce2" office:value-type="float" office:value="8191.362">
            <text:p>8191.362</text:p>
          </table:table-cell>
          <table:table-cell table:style-name="ce2" office:value-type="float" office:value="-281.249">
            <text:p>-281.249</text:p>
          </table:table-cell>
          <table:table-cell table:style-name="ce2" office:value-type="float" office:value="97920.003">
            <text:p>97920.003</text:p>
          </table:table-cell>
          <table:table-cell table:style-name="ce2" office:value-type="float" office:value="272.0000083333">
            <text:p>272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106392.614">
            <text:p>106392.614</text:p>
          </table:table-cell>
          <table:table-cell office:value-type="float" office:value="192.614">
            <text:p>192.614</text:p>
          </table:table-cell>
          <table:table-cell office:value-type="float" office:value="8832.611">
            <text:p>8832.611</text:p>
          </table:table-cell>
          <table:table-cell office:value-type="float" office:value="192.611">
            <text:p>192.611</text:p>
          </table:table-cell>
        </table:table-row>
        <table:table-row table:style-name="ro2">
          <table:table-cell table:style-name="ce2" office:value-type="string">
            <text:p>1928-01-07 01:08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85.711">
            <text:p>285.71</text:p>
          </table:table-cell>
          <table:table-cell table:style-name="ce3" office:value-type="float" office:value="105.711">
            <text:p>105.71</text:p>
          </table:table-cell>
          <table:table-cell table:style-name="ce3" office:value-type="float" office:value="78.586">
            <text:p>78.59</text:p>
          </table:table-cell>
          <table:table-cell table:style-name="ce2" office:value-type="string">
            <text:p>15 ♑ 42' 40"</text:p>
          </table:table-cell>
          <table:table-cell table:style-name="ce2" office:value-type="string">
            <text:p>15 ♋ 42' 41"</text:p>
          </table:table-cell>
          <table:table-cell table:style-name="ce2" office:value-type="string">
            <text:p>18 ♊ 35' 09"</text:p>
          </table:table-cell>
          <table:table-cell table:style-name="ce2" office:value-type="float" office:value="-22.524">
            <text:p>-22.524</text:p>
          </table:table-cell>
          <table:table-cell table:style-name="ce2" office:value-type="float" office:value="24.895">
            <text:p>24.895</text:p>
          </table:table-cell>
          <table:table-cell table:style-name="ce2" office:value-type="float" office:value="2.388">
            <text:p>2.388</text:p>
          </table:table-cell>
          <table:table-cell table:style-name="ce2" office:value-type="float" office:value="105945.711">
            <text:p>105945.711</text:p>
          </table:table-cell>
          <table:table-cell table:style-name="ce2" office:value-type="float" office:value="8205.711">
            <text:p>8205.711</text:p>
          </table:table-cell>
          <table:table-cell table:style-name="ce2" office:value-type="float" office:value="-281.414">
            <text:p>-281.414</text:p>
          </table:table-cell>
          <table:table-cell table:style-name="ce2" office:value-type="float" office:value="98100">
            <text:p>98100</text:p>
          </table:table-cell>
          <table:table-cell table:style-name="ce2" office:value-type="float" office:value="272.5">
            <text:p>272.5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5">
            <text:p>15</text:p>
          </table:table-cell>
          <table:table-cell office:value-type="float" office:value="106587.125">
            <text:p>106587.125</text:p>
          </table:table-cell>
          <table:table-cell office:value-type="float" office:value="27.125">
            <text:p>27.125</text:p>
          </table:table-cell>
          <table:table-cell office:value-type="float" office:value="8847.125">
            <text:p>8847.125</text:p>
          </table:table-cell>
          <table:table-cell office:value-type="float" office:value="207.125">
            <text:p>207.125</text:p>
          </table:table-cell>
        </table:table-row>
        <table:table-row table:style-name="ro2">
          <table:table-cell table:style-name="ce2" office:value-type="string">
            <text:p>1928-01-22 15:19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01.591">
            <text:p>301.59</text:p>
          </table:table-cell>
          <table:table-cell table:style-name="ce3" office:value-type="float" office:value="301.595">
            <text:p>301.60</text:p>
          </table:table-cell>
          <table:table-cell table:style-name="ce3" office:value-type="float" office:value="78.031">
            <text:p>78.03</text:p>
          </table:table-cell>
          <table:table-cell table:style-name="ce2" office:value-type="string">
            <text:p><text:s/>1 ♒ 35' 29"</text:p>
          </table:table-cell>
          <table:table-cell table:style-name="ce2" office:value-type="string">
            <text:p><text:s/>1 ♒ 35' 42"</text:p>
          </table:table-cell>
          <table:table-cell table:style-name="ce2" office:value-type="string">
            <text:p>18 ♊ 01' 50"</text:p>
          </table:table-cell>
          <table:table-cell table:style-name="ce2" office:value-type="float" office:value="-19.814">
            <text:p>-19.814</text:p>
          </table:table-cell>
          <table:table-cell table:style-name="ce2" office:value-type="float" office:value="-23.272">
            <text:p>-23.272</text:p>
          </table:table-cell>
          <table:table-cell table:style-name="ce2" office:value-type="float" office:value="-3.55">
            <text:p>-3.55</text:p>
          </table:table-cell>
          <table:table-cell table:style-name="ce2" office:value-type="float" office:value="106141.595">
            <text:p>106141.595</text:p>
          </table:table-cell>
          <table:table-cell table:style-name="ce2" office:value-type="float" office:value="8221.591">
            <text:p>8221.591</text:p>
          </table:table-cell>
          <table:table-cell table:style-name="ce2" office:value-type="float" office:value="-281.969">
            <text:p>-281.969</text:p>
          </table:table-cell>
          <table:table-cell table:style-name="ce2" office:value-type="float" office:value="98280.004">
            <text:p>98280.004</text:p>
          </table:table-cell>
          <table:table-cell table:style-name="ce2" office:value-type="float" office:value="273.0000111111">
            <text:p>273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106783.564">
            <text:p>106783.564</text:p>
          </table:table-cell>
          <table:table-cell office:value-type="float" office:value="223.564">
            <text:p>223.564</text:p>
          </table:table-cell>
          <table:table-cell office:value-type="float" office:value="8863.56">
            <text:p>8863.56</text:p>
          </table:table-cell>
          <table:table-cell office:value-type="float" office:value="223.56">
            <text:p>223.56</text:p>
          </table:table-cell>
        </table:table-row>
        <table:table-row table:style-name="ro2">
          <table:table-cell table:style-name="ce2" office:value-type="string">
            <text:p>1928-02-05 15:11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15.805">
            <text:p>315.81</text:p>
          </table:table-cell>
          <table:table-cell table:style-name="ce3" office:value-type="float" office:value="135.809">
            <text:p>135.81</text:p>
          </table:table-cell>
          <table:table-cell table:style-name="ce3" office:value-type="float" office:value="77.069">
            <text:p>77.07</text:p>
          </table:table-cell>
          <table:table-cell table:style-name="ce2" office:value-type="string">
            <text:p>15 ♒ 48' 17"</text:p>
          </table:table-cell>
          <table:table-cell table:style-name="ce2" office:value-type="string">
            <text:p>15 ♌ 48' 32"</text:p>
          </table:table-cell>
          <table:table-cell table:style-name="ce2" office:value-type="string">
            <text:p>17 ♊ 04' 08"</text:p>
          </table:table-cell>
          <table:table-cell table:style-name="ce2" office:value-type="float" office:value="-16.105">
            <text:p>-16.105</text:p>
          </table:table-cell>
          <table:table-cell table:style-name="ce2" office:value-type="float" office:value="20.241">
            <text:p>20.241</text:p>
          </table:table-cell>
          <table:table-cell table:style-name="ce2" office:value-type="float" office:value="4.337">
            <text:p>4.337</text:p>
          </table:table-cell>
          <table:table-cell table:style-name="ce2" office:value-type="float" office:value="106335.809">
            <text:p>106335.809</text:p>
          </table:table-cell>
          <table:table-cell table:style-name="ce2" office:value-type="float" office:value="8235.805">
            <text:p>8235.805</text:p>
          </table:table-cell>
          <table:table-cell table:style-name="ce2" office:value-type="float" office:value="-282.931">
            <text:p>-282.931</text:p>
          </table:table-cell>
          <table:table-cell table:style-name="ce2" office:value-type="float" office:value="98460.004">
            <text:p>98460.004</text:p>
          </table:table-cell>
          <table:table-cell table:style-name="ce2" office:value-type="float" office:value="273.5000111111">
            <text:p>273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office:value-type="float" office:value="106978.74">
            <text:p>106978.74</text:p>
          </table:table-cell>
          <table:table-cell office:value-type="float" office:value="58.74">
            <text:p>58.74</text:p>
          </table:table-cell>
          <table:table-cell office:value-type="float" office:value="8878.736">
            <text:p>8878.736</text:p>
          </table:table-cell>
          <table:table-cell office:value-type="float" office:value="238.736">
            <text:p>238.736</text:p>
          </table:table-cell>
        </table:table-row>
        <table:table-row table:style-name="ro2">
          <table:table-cell table:style-name="ce2" office:value-type="string">
            <text:p>1928-02-21 04:41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31.534">
            <text:p>331.53</text:p>
          </table:table-cell>
          <table:table-cell table:style-name="ce3" office:value-type="float" office:value="331.54">
            <text:p>331.54</text:p>
          </table:table-cell>
          <table:table-cell table:style-name="ce3" office:value-type="float" office:value="75.519">
            <text:p>75.52</text:p>
          </table:table-cell>
          <table:table-cell table:style-name="ce2" office:value-type="string">
            <text:p><text:s/>1 ♓ 32' 02"</text:p>
          </table:table-cell>
          <table:table-cell table:style-name="ce2" office:value-type="string">
            <text:p><text:s/>1 ♓ 32' 24"</text:p>
          </table:table-cell>
          <table:table-cell table:style-name="ce2" office:value-type="string">
            <text:p>15 ♊ 31' 07"</text:p>
          </table:table-cell>
          <table:table-cell table:style-name="ce2" office:value-type="float" office:value="-10.934">
            <text:p>-10.934</text:p>
          </table:table-cell>
          <table:table-cell table:style-name="ce2" office:value-type="float" office:value="-15.474">
            <text:p>-15.474</text:p>
          </table:table-cell>
          <table:table-cell table:style-name="ce2" office:value-type="float" office:value="-4.868">
            <text:p>-4.868</text:p>
          </table:table-cell>
          <table:table-cell table:style-name="ce2" office:value-type="float" office:value="106531.54">
            <text:p>106531.54</text:p>
          </table:table-cell>
          <table:table-cell table:style-name="ce2" office:value-type="float" office:value="8251.534">
            <text:p>8251.534</text:p>
          </table:table-cell>
          <table:table-cell table:style-name="ce2" office:value-type="float" office:value="-284.481">
            <text:p>-284.481</text:p>
          </table:table-cell>
          <table:table-cell table:style-name="ce2" office:value-type="float" office:value="98640.006">
            <text:p>98640.006</text:p>
          </table:table-cell>
          <table:table-cell table:style-name="ce2" office:value-type="float" office:value="274.0000166667">
            <text:p>274.0000166667</text:p>
          </table:table-cell>
          <table:table-cell table:style-name="ce2" office:value-type="float" office:value="0.006">
            <text:p>0.006</text:p>
          </table:table-cell>
          <table:table-cell table:style-name="ce2" office:value-type="float" office:value="30">
            <text:p>30</text:p>
          </table:table-cell>
          <table:table-cell office:value-type="float" office:value="107176.021">
            <text:p>107176.021</text:p>
          </table:table-cell>
          <table:table-cell office:value-type="float" office:value="256.021">
            <text:p>256.021</text:p>
          </table:table-cell>
          <table:table-cell office:value-type="float" office:value="8896.015">
            <text:p>8896.015</text:p>
          </table:table-cell>
          <table:table-cell office:value-type="float" office:value="256.015">
            <text:p>256.015</text:p>
          </table:table-cell>
        </table:table-row>
        <table:table-row table:style-name="ro2">
          <table:table-cell table:style-name="ce2" office:value-type="string">
            <text:p>1928-03-06 06:28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45.666">
            <text:p>345.67</text:p>
          </table:table-cell>
          <table:table-cell table:style-name="ce3" office:value-type="float" office:value="165.671">
            <text:p>165.67</text:p>
          </table:table-cell>
          <table:table-cell table:style-name="ce3" office:value-type="float" office:value="73.937">
            <text:p>73.94</text:p>
          </table:table-cell>
          <table:table-cell table:style-name="ce2" office:value-type="string">
            <text:p>15 ♓ 39' 58"</text:p>
          </table:table-cell>
          <table:table-cell table:style-name="ce2" office:value-type="string">
            <text:p>15 ♍ 40' 17"</text:p>
          </table:table-cell>
          <table:table-cell table:style-name="ce2" office:value-type="string">
            <text:p>13 ♊ 56' 12"</text:p>
          </table:table-cell>
          <table:table-cell table:style-name="ce2" office:value-type="float" office:value="-5.654">
            <text:p>-5.654</text:p>
          </table:table-cell>
          <table:table-cell table:style-name="ce2" office:value-type="float" office:value="10.25">
            <text:p>10.25</text:p>
          </table:table-cell>
          <table:table-cell table:style-name="ce2" office:value-type="float" office:value="4.992">
            <text:p>4.992</text:p>
          </table:table-cell>
          <table:table-cell table:style-name="ce2" office:value-type="float" office:value="106725.671">
            <text:p>106725.671</text:p>
          </table:table-cell>
          <table:table-cell table:style-name="ce2" office:value-type="float" office:value="8265.666">
            <text:p>8265.666</text:p>
          </table:table-cell>
          <table:table-cell table:style-name="ce2" office:value-type="float" office:value="-286.063">
            <text:p>-286.063</text:p>
          </table:table-cell>
          <table:table-cell table:style-name="ce2" office:value-type="float" office:value="98820.005">
            <text:p>98820.005</text:p>
          </table:table-cell>
          <table:table-cell table:style-name="ce2" office:value-type="float" office:value="274.5000138889">
            <text:p>274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107371.734">
            <text:p>107371.734</text:p>
          </table:table-cell>
          <table:table-cell office:value-type="float" office:value="91.734">
            <text:p>91.734</text:p>
          </table:table-cell>
          <table:table-cell office:value-type="float" office:value="8911.729">
            <text:p>8911.729</text:p>
          </table:table-cell>
          <table:table-cell office:value-type="float" office:value="271.729">
            <text:p>271.729</text:p>
          </table:table-cell>
        </table:table-row>
        <table:table-row table:style-name="ro2">
          <table:table-cell table:style-name="ce2" office:value-type="string">
            <text:p>1928-03-21 15:30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0.989">
            <text:p>0.99</text:p>
          </table:table-cell>
          <table:table-cell table:style-name="ce3" office:value-type="float" office:value="0.994">
            <text:p>0.99</text:p>
          </table:table-cell>
          <table:table-cell table:style-name="ce3" office:value-type="float" office:value="72.247">
            <text:p>72.25</text:p>
          </table:table-cell>
          <table:table-cell table:style-name="ce2" office:value-type="string">
            <text:p><text:s/>0 ♈ 59' 20"</text:p>
          </table:table-cell>
          <table:table-cell table:style-name="ce2" office:value-type="string">
            <text:p><text:s/>0 ♈ 59' 37"</text:p>
          </table:table-cell>
          <table:table-cell table:style-name="ce2" office:value-type="string">
            <text:p>12 ♊ 14' 48"</text:p>
          </table:table-cell>
          <table:table-cell table:style-name="ce2" office:value-type="float" office:value="0.393">
            <text:p>0.393</text:p>
          </table:table-cell>
          <table:table-cell table:style-name="ce2" office:value-type="float" office:value="-3.977">
            <text:p>-3.977</text:p>
          </table:table-cell>
          <table:table-cell table:style-name="ce2" office:value-type="float" office:value="-4.767">
            <text:p>-4.767</text:p>
          </table:table-cell>
          <table:table-cell table:style-name="ce2" office:value-type="float" office:value="106920.994">
            <text:p>106920.994</text:p>
          </table:table-cell>
          <table:table-cell table:style-name="ce2" office:value-type="float" office:value="8280.989">
            <text:p>8280.989</text:p>
          </table:table-cell>
          <table:table-cell table:style-name="ce2" office:value-type="float" office:value="-287.753">
            <text:p>-287.753</text:p>
          </table:table-cell>
          <table:table-cell table:style-name="ce2" office:value-type="float" office:value="99000.005">
            <text:p>99000.005</text:p>
          </table:table-cell>
          <table:table-cell table:style-name="ce2" office:value-type="float" office:value="275.0000138889">
            <text:p>275.0000138889</text:p>
          </table:table-cell>
          <table:table-cell table:style-name="ce2" office:value-type="float" office:value="0.005">
            <text:p>0.005</text:p>
          </table:table-cell>
          <table:table-cell table:style-name="ce2" office:value-type="float" office:value="30">
            <text:p>30</text:p>
          </table:table-cell>
          <table:table-cell office:value-type="float" office:value="107568.747">
            <text:p>107568.747</text:p>
          </table:table-cell>
          <table:table-cell office:value-type="float" office:value="288.747">
            <text:p>288.747</text:p>
          </table:table-cell>
          <table:table-cell office:value-type="float" office:value="8928.742">
            <text:p>8928.742</text:p>
          </table:table-cell>
          <table:table-cell office:value-type="float" office:value="288.742">
            <text:p>288.742</text:p>
          </table:table-cell>
        </table:table-row>
        <table:table-row table:style-name="ro2">
          <table:table-cell table:style-name="ce2" office:value-type="string">
            <text:p>1928-04-04 22:39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5.118">
            <text:p>15.12</text:p>
          </table:table-cell>
          <table:table-cell table:style-name="ce3" office:value-type="float" office:value="195.12">
            <text:p>195.12</text:p>
          </table:table-cell>
          <table:table-cell table:style-name="ce3" office:value-type="float" office:value="70.925">
            <text:p>70.93</text:p>
          </table:table-cell>
          <table:table-cell table:style-name="ce2" office:value-type="string">
            <text:p>15 ♈ 07' 05"</text:p>
          </table:table-cell>
          <table:table-cell table:style-name="ce2" office:value-type="string">
            <text:p>15 ♎ 07' 10"</text:p>
          </table:table-cell>
          <table:table-cell table:style-name="ce2" office:value-type="string">
            <text:p>10 ♊ 55' 29"</text:p>
          </table:table-cell>
          <table:table-cell table:style-name="ce2" office:value-type="float" office:value="5.957">
            <text:p>5.957</text:p>
          </table:table-cell>
          <table:table-cell table:style-name="ce2" office:value-type="float" office:value="-2.075">
            <text:p>-2.075</text:p>
          </table:table-cell>
          <table:table-cell table:style-name="ce2" office:value-type="float" office:value="4.207">
            <text:p>4.207</text:p>
          </table:table-cell>
          <table:table-cell table:style-name="ce2" office:value-type="float" office:value="107115.12">
            <text:p>107115.12</text:p>
          </table:table-cell>
          <table:table-cell table:style-name="ce2" office:value-type="float" office:value="8295.118">
            <text:p>8295.118</text:p>
          </table:table-cell>
          <table:table-cell table:style-name="ce2" office:value-type="float" office:value="-289.075">
            <text:p>-289.075</text:p>
          </table:table-cell>
          <table:table-cell table:style-name="ce2" office:value-type="float" office:value="99180.002">
            <text:p>99180.002</text:p>
          </table:table-cell>
          <table:table-cell table:style-name="ce2" office:value-type="float" office:value="275.5000055556">
            <text:p>275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office:value-type="float" office:value="107764.195">
            <text:p>107764.195</text:p>
          </table:table-cell>
          <table:table-cell office:value-type="float" office:value="124.195">
            <text:p>124.195</text:p>
          </table:table-cell>
          <table:table-cell office:value-type="float" office:value="8944.193">
            <text:p>8944.193</text:p>
          </table:table-cell>
          <table:table-cell office:value-type="float" office:value="304.193">
            <text:p>304.193</text:p>
          </table:table-cell>
        </table:table-row>
        <table:table-row table:style-name="ro2">
          <table:table-cell table:style-name="ce2" office:value-type="string">
            <text:p>1928-04-20 00:25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9.889">
            <text:p>29.89</text:p>
          </table:table-cell>
          <table:table-cell table:style-name="ce3" office:value-type="float" office:value="29.891">
            <text:p>29.89</text:p>
          </table:table-cell>
          <table:table-cell table:style-name="ce3" office:value-type="float" office:value="70.076">
            <text:p>70.08</text:p>
          </table:table-cell>
          <table:table-cell table:style-name="ce2" office:value-type="string">
            <text:p>29 ♈ 53' 22"</text:p>
          </table:table-cell>
          <table:table-cell table:style-name="ce2" office:value-type="string">
            <text:p>29 ♈ 53' 26"</text:p>
          </table:table-cell>
          <table:table-cell table:style-name="ce2" office:value-type="string">
            <text:p>10 ♊ 04' 34"</text:p>
          </table:table-cell>
          <table:table-cell table:style-name="ce2" office:value-type="float" office:value="11.438">
            <text:p>11.438</text:p>
          </table:table-cell>
          <table:table-cell table:style-name="ce2" office:value-type="float" office:value="8.309">
            <text:p>8.309</text:p>
          </table:table-cell>
          <table:table-cell table:style-name="ce2" office:value-type="float" office:value="-3.341">
            <text:p>-3.341</text:p>
          </table:table-cell>
          <table:table-cell table:style-name="ce2" office:value-type="float" office:value="107309.891">
            <text:p>107309.891</text:p>
          </table:table-cell>
          <table:table-cell table:style-name="ce2" office:value-type="float" office:value="8309.889">
            <text:p>8309.889</text:p>
          </table:table-cell>
          <table:table-cell table:style-name="ce2" office:value-type="float" office:value="-289.924">
            <text:p>-289.924</text:p>
          </table:table-cell>
          <table:table-cell table:style-name="ce2" office:value-type="float" office:value="99360.002">
            <text:p>99360.002</text:p>
          </table:table-cell>
          <table:table-cell table:style-name="ce2" office:value-type="float" office:value="276.0000055556">
            <text:p>276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107959.815">
            <text:p>107959.815</text:p>
          </table:table-cell>
          <table:table-cell office:value-type="float" office:value="319.815">
            <text:p>319.815</text:p>
          </table:table-cell>
          <table:table-cell office:value-type="float" office:value="8959.813">
            <text:p>8959.813</text:p>
          </table:table-cell>
          <table:table-cell office:value-type="float" office:value="319.813">
            <text:p>319.813</text:p>
          </table:table-cell>
        </table:table-row>
        <table:table-row table:style-name="ro2">
          <table:table-cell table:style-name="ce2" office:value-type="string">
            <text:p>1928-05-04 15:12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44.098">
            <text:p>44.10</text:p>
          </table:table-cell>
          <table:table-cell table:style-name="ce3" office:value-type="float" office:value="224.099">
            <text:p>224.10</text:p>
          </table:table-cell>
          <table:table-cell table:style-name="ce3" office:value-type="float" office:value="69.575">
            <text:p>69.58</text:p>
          </table:table-cell>
          <table:table-cell table:style-name="ce2" office:value-type="string">
            <text:p>14 ♉ 05' 51"</text:p>
          </table:table-cell>
          <table:table-cell table:style-name="ce2" office:value-type="string">
            <text:p>14 ♏ 05' 57"</text:p>
          </table:table-cell>
          <table:table-cell table:style-name="ce2" office:value-type="string">
            <text:p><text:s/>9 ♊ 34' 31"</text:p>
          </table:table-cell>
          <table:table-cell table:style-name="ce2" office:value-type="float" office:value="16.076">
            <text:p>16.076</text:p>
          </table:table-cell>
          <table:table-cell table:style-name="ce2" office:value-type="float" office:value="-13.922">
            <text:p>-13.922</text:p>
          </table:table-cell>
          <table:table-cell table:style-name="ce2" office:value-type="float" office:value="2.256">
            <text:p>2.256</text:p>
          </table:table-cell>
          <table:table-cell table:style-name="ce2" office:value-type="float" office:value="107504.099">
            <text:p>107504.099</text:p>
          </table:table-cell>
          <table:table-cell table:style-name="ce2" office:value-type="float" office:value="8324.098">
            <text:p>8324.098</text:p>
          </table:table-cell>
          <table:table-cell table:style-name="ce2" office:value-type="float" office:value="-290.425">
            <text:p>-290.425</text:p>
          </table:table-cell>
          <table:table-cell table:style-name="ce2" office:value-type="float" office:value="99540.001">
            <text:p>99540.001</text:p>
          </table:table-cell>
          <table:table-cell table:style-name="ce2" office:value-type="float" office:value="276.5000027778">
            <text:p>276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108154.524">
            <text:p>108154.524</text:p>
          </table:table-cell>
          <table:table-cell office:value-type="float" office:value="154.524">
            <text:p>154.524</text:p>
          </table:table-cell>
          <table:table-cell office:value-type="float" office:value="8974.523">
            <text:p>8974.523</text:p>
          </table:table-cell>
          <table:table-cell office:value-type="float" office:value="334.523">
            <text:p>334.523</text:p>
          </table:table-cell>
        </table:table-row>
        <table:table-row table:style-name="ro2">
          <table:table-cell table:style-name="ce2" office:value-type="string">
            <text:p>1928-05-19 08:15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58.297">
            <text:p>58.30</text:p>
          </table:table-cell>
          <table:table-cell table:style-name="ce3" office:value-type="float" office:value="58.302">
            <text:p>58.30</text:p>
          </table:table-cell>
          <table:table-cell table:style-name="ce3" office:value-type="float" office:value="69.498">
            <text:p>69.50</text:p>
          </table:table-cell>
          <table:table-cell table:style-name="ce2" office:value-type="string">
            <text:p>28 ♉ 17' 47"</text:p>
          </table:table-cell>
          <table:table-cell table:style-name="ce2" office:value-type="string">
            <text:p>28 ♉ 18' 06"</text:p>
          </table:table-cell>
          <table:table-cell table:style-name="ce2" office:value-type="string">
            <text:p><text:s/>9 ♊ 29' 53"</text:p>
          </table:table-cell>
          <table:table-cell table:style-name="ce2" office:value-type="float" office:value="19.789">
            <text:p>19.789</text:p>
          </table:table-cell>
          <table:table-cell table:style-name="ce2" office:value-type="float" office:value="18.787">
            <text:p>18.787</text:p>
          </table:table-cell>
          <table:table-cell table:style-name="ce2" office:value-type="float" office:value="-1.029">
            <text:p>-1.029</text:p>
          </table:table-cell>
          <table:table-cell table:style-name="ce2" office:value-type="float" office:value="107698.302">
            <text:p>107698.302</text:p>
          </table:table-cell>
          <table:table-cell table:style-name="ce2" office:value-type="float" office:value="8338.297">
            <text:p>8338.297</text:p>
          </table:table-cell>
          <table:table-cell table:style-name="ce2" office:value-type="float" office:value="-290.502">
            <text:p>-290.502</text:p>
          </table:table-cell>
          <table:table-cell table:style-name="ce2" office:value-type="float" office:value="99720.005">
            <text:p>99720.005</text:p>
          </table:table-cell>
          <table:table-cell table:style-name="ce2" office:value-type="float" office:value="277.0000138889">
            <text:p>277.0000138889</text:p>
          </table:table-cell>
          <table:table-cell table:style-name="ce2" office:value-type="float" office:value="0.005">
            <text:p>0.005</text:p>
          </table:table-cell>
          <table:table-cell table:style-name="ce2" office:value-type="float" office:value="30">
            <text:p>30</text:p>
          </table:table-cell>
          <table:table-cell office:value-type="float" office:value="108348.804">
            <text:p>108348.804</text:p>
          </table:table-cell>
          <table:table-cell office:value-type="float" office:value="348.804">
            <text:p>348.804</text:p>
          </table:table-cell>
          <table:table-cell office:value-type="float" office:value="8988.799">
            <text:p>8988.799</text:p>
          </table:table-cell>
          <table:table-cell office:value-type="float" office:value="348.799">
            <text:p>348.799</text:p>
          </table:table-cell>
        </table:table-row>
        <table:table-row table:style-name="ro2">
          <table:table-cell table:style-name="ce2" office:value-type="string">
            <text:p>1928-06-03 07:14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72.652">
            <text:p>72.65</text:p>
          </table:table-cell>
          <table:table-cell table:style-name="ce3" office:value-type="float" office:value="252.655">
            <text:p>252.66</text:p>
          </table:table-cell>
          <table:table-cell table:style-name="ce3" office:value-type="float" office:value="69.532">
            <text:p>69.53</text:p>
          </table:table-cell>
          <table:table-cell table:style-name="ce2" office:value-type="string">
            <text:p>12 ♊ 39' 06"</text:p>
          </table:table-cell>
          <table:table-cell table:style-name="ce2" office:value-type="string">
            <text:p>12 ♐ 39' 19"</text:p>
          </table:table-cell>
          <table:table-cell table:style-name="ce2" office:value-type="string">
            <text:p><text:s/>9 ♊ 31' 53"</text:p>
          </table:table-cell>
          <table:table-cell table:style-name="ce2" office:value-type="float" office:value="22.323">
            <text:p>22.323</text:p>
          </table:table-cell>
          <table:table-cell table:style-name="ce2" office:value-type="float" office:value="-22.611">
            <text:p>-22.611</text:p>
          </table:table-cell>
          <table:table-cell table:style-name="ce2" office:value-type="float" office:value="-0.289">
            <text:p>-0.289</text:p>
          </table:table-cell>
          <table:table-cell table:style-name="ce2" office:value-type="float" office:value="107892.655">
            <text:p>107892.655</text:p>
          </table:table-cell>
          <table:table-cell table:style-name="ce2" office:value-type="float" office:value="8352.652">
            <text:p>8352.652</text:p>
          </table:table-cell>
          <table:table-cell table:style-name="ce2" office:value-type="float" office:value="-290.468">
            <text:p>-290.468</text:p>
          </table:table-cell>
          <table:table-cell table:style-name="ce2" office:value-type="float" office:value="99900.003">
            <text:p>99900.003</text:p>
          </table:table-cell>
          <table:table-cell table:style-name="ce2" office:value-type="float" office:value="277.5000083333">
            <text:p>277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108543.123">
            <text:p>108543.123</text:p>
          </table:table-cell>
          <table:table-cell office:value-type="float" office:value="183.123">
            <text:p>183.123</text:p>
          </table:table-cell>
          <table:table-cell office:value-type="float" office:value="9003.12">
            <text:p>9003.12</text:p>
          </table:table-cell>
          <table:table-cell office:value-type="float" office:value="3.12">
            <text:p>3.12</text:p>
          </table:table-cell>
        </table:table-row>
        <table:table-row table:style-name="ro2">
          <table:table-cell table:style-name="ce2" office:value-type="string">
            <text:p>1928-06-17 15:42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86.371">
            <text:p>86.37</text:p>
          </table:table-cell>
          <table:table-cell table:style-name="ce3" office:value-type="float" office:value="86.374">
            <text:p>86.37</text:p>
          </table:table-cell>
          <table:table-cell table:style-name="ce3" office:value-type="float" office:value="69.51">
            <text:p>69.51</text:p>
          </table:table-cell>
          <table:table-cell table:style-name="ce2" office:value-type="string">
            <text:p>26 ♊ 22' 13"</text:p>
          </table:table-cell>
          <table:table-cell table:style-name="ce2" office:value-type="string">
            <text:p>26 ♊ 22' 26"</text:p>
          </table:table-cell>
          <table:table-cell table:style-name="ce2" office:value-type="string">
            <text:p><text:s/>9 ♊ 30' 34"</text:p>
          </table:table-cell>
          <table:table-cell table:style-name="ce2" office:value-type="float" office:value="23.399">
            <text:p>23.399</text:p>
          </table:table-cell>
          <table:table-cell table:style-name="ce2" office:value-type="float" office:value="24.931">
            <text:p>24.931</text:p>
          </table:table-cell>
          <table:table-cell table:style-name="ce2" office:value-type="float" office:value="1.532">
            <text:p>1.532</text:p>
          </table:table-cell>
          <table:table-cell table:style-name="ce2" office:value-type="float" office:value="108086.374">
            <text:p>108086.374</text:p>
          </table:table-cell>
          <table:table-cell table:style-name="ce2" office:value-type="float" office:value="8366.371">
            <text:p>8366.371</text:p>
          </table:table-cell>
          <table:table-cell table:style-name="ce2" office:value-type="float" office:value="-290.49">
            <text:p>-290.49</text:p>
          </table:table-cell>
          <table:table-cell table:style-name="ce2" office:value-type="float" office:value="100080.003">
            <text:p>100080.003</text:p>
          </table:table-cell>
          <table:table-cell table:style-name="ce2" office:value-type="float" office:value="278.0000083333">
            <text:p>278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108736.864">
            <text:p>108736.864</text:p>
          </table:table-cell>
          <table:table-cell office:value-type="float" office:value="16.864">
            <text:p>16.864</text:p>
          </table:table-cell>
          <table:table-cell office:value-type="float" office:value="9016.861">
            <text:p>9016.861</text:p>
          </table:table-cell>
          <table:table-cell office:value-type="float" office:value="16.861">
            <text:p>16.861</text:p>
          </table:table-cell>
        </table:table-row>
        <table:table-row table:style-name="ro2">
          <table:table-cell table:style-name="ce2" office:value-type="string">
            <text:p>1928-07-02 21:49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00.919">
            <text:p>100.92</text:p>
          </table:table-cell>
          <table:table-cell table:style-name="ce3" office:value-type="float" office:value="280.92">
            <text:p>280.92</text:p>
          </table:table-cell>
          <table:table-cell table:style-name="ce3" office:value-type="float" office:value="69.317">
            <text:p>69.32</text:p>
          </table:table-cell>
          <table:table-cell table:style-name="ce2" office:value-type="string">
            <text:p>10 ♋ 55' 08"</text:p>
          </table:table-cell>
          <table:table-cell table:style-name="ce2" office:value-type="string">
            <text:p>10 ♑ 55' 12"</text:p>
          </table:table-cell>
          <table:table-cell table:style-name="ce2" office:value-type="string">
            <text:p><text:s/>9 ♊ 19' 01"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-25.725">
            <text:p>-25.725</text:p>
          </table:table-cell>
          <table:table-cell table:style-name="ce2" office:value-type="float" office:value="-2.734">
            <text:p>-2.734</text:p>
          </table:table-cell>
          <table:table-cell table:style-name="ce2" office:value-type="float" office:value="108280.92">
            <text:p>108280.92</text:p>
          </table:table-cell>
          <table:table-cell table:style-name="ce2" office:value-type="float" office:value="8380.919">
            <text:p>8380.919</text:p>
          </table:table-cell>
          <table:table-cell table:style-name="ce2" office:value-type="float" office:value="-290.683">
            <text:p>-290.683</text:p>
          </table:table-cell>
          <table:table-cell table:style-name="ce2" office:value-type="float" office:value="100260.001">
            <text:p>100260.001</text:p>
          </table:table-cell>
          <table:table-cell table:style-name="ce2" office:value-type="float" office:value="278.5000027778">
            <text:p>278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108931.603">
            <text:p>108931.603</text:p>
          </table:table-cell>
          <table:table-cell office:value-type="float" office:value="211.603">
            <text:p>211.603</text:p>
          </table:table-cell>
          <table:table-cell office:value-type="float" office:value="9031.602">
            <text:p>9031.602</text:p>
          </table:table-cell>
          <table:table-cell office:value-type="float" office:value="31.602">
            <text:p>31.602</text:p>
          </table:table-cell>
        </table:table-row>
        <table:table-row table:style-name="ro2">
          <table:table-cell table:style-name="ce2" office:value-type="string">
            <text:p>1928-07-16 23:36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14.339">
            <text:p>114.34</text:p>
          </table:table-cell>
          <table:table-cell table:style-name="ce3" office:value-type="float" office:value="114.34">
            <text:p>114.34</text:p>
          </table:table-cell>
          <table:table-cell table:style-name="ce3" office:value-type="float" office:value="68.728">
            <text:p>68.73</text:p>
          </table:table-cell>
          <table:table-cell table:style-name="ce2" office:value-type="string">
            <text:p>24 ♋ 20' 21"</text:p>
          </table:table-cell>
          <table:table-cell table:style-name="ce2" office:value-type="string">
            <text:p>24 ♋ 20' 25"</text:p>
          </table:table-cell>
          <table:table-cell table:style-name="ce2" office:value-type="string">
            <text:p><text:s/>8 ♊ 43' 40"</text:p>
          </table:table-cell>
          <table:table-cell table:style-name="ce2" office:value-type="float" office:value="21.258">
            <text:p>21.258</text:p>
          </table:table-cell>
          <table:table-cell table:style-name="ce2" office:value-type="float" office:value="24.879">
            <text:p>24.879</text:p>
          </table:table-cell>
          <table:table-cell table:style-name="ce2" office:value-type="float" office:value="3.68">
            <text:p>3.68</text:p>
          </table:table-cell>
          <table:table-cell table:style-name="ce2" office:value-type="float" office:value="108474.34">
            <text:p>108474.34</text:p>
          </table:table-cell>
          <table:table-cell table:style-name="ce2" office:value-type="float" office:value="8394.339">
            <text:p>8394.339</text:p>
          </table:table-cell>
          <table:table-cell table:style-name="ce2" office:value-type="float" office:value="-291.272">
            <text:p>-291.272</text:p>
          </table:table-cell>
          <table:table-cell table:style-name="ce2" office:value-type="float" office:value="100440.001">
            <text:p>100440.001</text:p>
          </table:table-cell>
          <table:table-cell table:style-name="ce2" office:value-type="float" office:value="279.0000027778">
            <text:p>279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109125.612">
            <text:p>109125.612</text:p>
          </table:table-cell>
          <table:table-cell office:value-type="float" office:value="45.612">
            <text:p>45.612</text:p>
          </table:table-cell>
          <table:table-cell office:value-type="float" office:value="9045.611">
            <text:p>9045.611</text:p>
          </table:table-cell>
          <table:table-cell office:value-type="float" office:value="45.611">
            <text:p>45.611</text:p>
          </table:table-cell>
        </table:table-row>
        <table:table-row table:style-name="ro2">
          <table:table-cell table:style-name="ce2" office:value-type="string">
            <text:p>1928-08-01 10:31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29.104">
            <text:p>129.10</text:p>
          </table:table-cell>
          <table:table-cell table:style-name="ce3" office:value-type="float" office:value="309.107">
            <text:p>309.11</text:p>
          </table:table-cell>
          <table:table-cell table:style-name="ce3" office:value-type="float" office:value="67.704">
            <text:p>67.70</text:p>
          </table:table-cell>
          <table:table-cell table:style-name="ce2" office:value-type="string">
            <text:p><text:s/>9 ♌ 06' 14"</text:p>
          </table:table-cell>
          <table:table-cell table:style-name="ce2" office:value-type="string">
            <text:p><text:s/>9 ♒ 06' 24"</text:p>
          </table:table-cell>
          <table:table-cell table:style-name="ce2" office:value-type="string">
            <text:p><text:s/>7 ♊ 42' 15"</text:p>
          </table:table-cell>
          <table:table-cell table:style-name="ce2" office:value-type="float" office:value="17.987">
            <text:p>17.987</text:p>
          </table:table-cell>
          <table:table-cell table:style-name="ce2" office:value-type="float" office:value="-22.274">
            <text:p>-22.274</text:p>
          </table:table-cell>
          <table:table-cell table:style-name="ce2" office:value-type="float" office:value="-4.449">
            <text:p>-4.449</text:p>
          </table:table-cell>
          <table:table-cell table:style-name="ce2" office:value-type="float" office:value="108669.107">
            <text:p>108669.107</text:p>
          </table:table-cell>
          <table:table-cell table:style-name="ce2" office:value-type="float" office:value="8409.104">
            <text:p>8409.104</text:p>
          </table:table-cell>
          <table:table-cell table:style-name="ce2" office:value-type="float" office:value="-292.296">
            <text:p>-292.296</text:p>
          </table:table-cell>
          <table:table-cell table:style-name="ce2" office:value-type="float" office:value="100620.003">
            <text:p>100620.003</text:p>
          </table:table-cell>
          <table:table-cell table:style-name="ce2" office:value-type="float" office:value="279.5000083333">
            <text:p>279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109321.403">
            <text:p>109321.403</text:p>
          </table:table-cell>
          <table:table-cell office:value-type="float" office:value="241.403">
            <text:p>241.403</text:p>
          </table:table-cell>
          <table:table-cell office:value-type="float" office:value="9061.4">
            <text:p>9061.4</text:p>
          </table:table-cell>
          <table:table-cell office:value-type="float" office:value="61.4">
            <text:p>61.4</text:p>
          </table:table-cell>
        </table:table-row>
        <table:table-row table:style-name="ro2">
          <table:table-cell table:style-name="ce2" office:value-type="string">
            <text:p>1928-08-15 08:49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42.461">
            <text:p>142.46</text:p>
          </table:table-cell>
          <table:table-cell table:style-name="ce3" office:value-type="float" office:value="142.464">
            <text:p>142.46</text:p>
          </table:table-cell>
          <table:table-cell table:style-name="ce3" office:value-type="float" office:value="66.42">
            <text:p>66.42</text:p>
          </table:table-cell>
          <table:table-cell table:style-name="ce2" office:value-type="string">
            <text:p>22 ♌ 27' 39"</text:p>
          </table:table-cell>
          <table:table-cell table:style-name="ce2" office:value-type="string">
            <text:p>22 ♌ 27' 51"</text:p>
          </table:table-cell>
          <table:table-cell table:style-name="ce2" office:value-type="string">
            <text:p><text:s/>6 ♊ 25' 12"</text:p>
          </table:table-cell>
          <table:table-cell table:style-name="ce2" office:value-type="float" office:value="14.032">
            <text:p>14.032</text:p>
          </table:table-cell>
          <table:table-cell table:style-name="ce2" office:value-type="float" office:value="18.634">
            <text:p>18.634</text:p>
          </table:table-cell>
          <table:table-cell table:style-name="ce2" office:value-type="float" office:value="4.874">
            <text:p>4.874</text:p>
          </table:table-cell>
          <table:table-cell table:style-name="ce2" office:value-type="float" office:value="108862.464">
            <text:p>108862.464</text:p>
          </table:table-cell>
          <table:table-cell table:style-name="ce2" office:value-type="float" office:value="8422.461">
            <text:p>8422.461</text:p>
          </table:table-cell>
          <table:table-cell table:style-name="ce2" office:value-type="float" office:value="-293.58">
            <text:p>-293.58</text:p>
          </table:table-cell>
          <table:table-cell table:style-name="ce2" office:value-type="float" office:value="100800.003">
            <text:p>100800.003</text:p>
          </table:table-cell>
          <table:table-cell table:style-name="ce2" office:value-type="float" office:value="280.0000083333">
            <text:p>280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109516.044">
            <text:p>109516.044</text:p>
          </table:table-cell>
          <table:table-cell office:value-type="float" office:value="76.044">
            <text:p>76.044</text:p>
          </table:table-cell>
          <table:table-cell office:value-type="float" office:value="9076.041">
            <text:p>9076.041</text:p>
          </table:table-cell>
          <table:table-cell office:value-type="float" office:value="76.041">
            <text:p>76.041</text:p>
          </table:table-cell>
        </table:table-row>
        <table:table-row table:style-name="ro2">
          <table:table-cell table:style-name="ce2" office:value-type="string">
            <text:p>1928-08-30 21:35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57.437">
            <text:p>157.44</text:p>
          </table:table-cell>
          <table:table-cell table:style-name="ce3" office:value-type="float" office:value="337.442">
            <text:p>337.44</text:p>
          </table:table-cell>
          <table:table-cell table:style-name="ce3" office:value-type="float" office:value="64.751">
            <text:p>64.75</text:p>
          </table:table-cell>
          <table:table-cell table:style-name="ce2" office:value-type="string">
            <text:p><text:s/>7 ♍ 26' 11"</text:p>
          </table:table-cell>
          <table:table-cell table:style-name="ce2" office:value-type="string">
            <text:p><text:s/>7 ♓ 26' 32"</text:p>
          </table:table-cell>
          <table:table-cell table:style-name="ce2" office:value-type="string">
            <text:p><text:s/>4 ♊ 45' 05"</text:p>
          </table:table-cell>
          <table:table-cell table:style-name="ce2" office:value-type="float" office:value="8.783">
            <text:p>8.783</text:p>
          </table:table-cell>
          <table:table-cell table:style-name="ce2" office:value-type="float" office:value="-13.418">
            <text:p>-13.418</text:p>
          </table:table-cell>
          <table:table-cell table:style-name="ce2" office:value-type="float" office:value="-5.001">
            <text:p>-5.001</text:p>
          </table:table-cell>
          <table:table-cell table:style-name="ce2" office:value-type="float" office:value="109057.442">
            <text:p>109057.442</text:p>
          </table:table-cell>
          <table:table-cell table:style-name="ce2" office:value-type="float" office:value="8437.437">
            <text:p>8437.437</text:p>
          </table:table-cell>
          <table:table-cell table:style-name="ce2" office:value-type="float" office:value="-295.249">
            <text:p>-295.249</text:p>
          </table:table-cell>
          <table:table-cell table:style-name="ce2" office:value-type="float" office:value="100980.005">
            <text:p>100980.005</text:p>
          </table:table-cell>
          <table:table-cell table:style-name="ce2" office:value-type="float" office:value="280.5000138889">
            <text:p>280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109712.691">
            <text:p>109712.691</text:p>
          </table:table-cell>
          <table:table-cell office:value-type="float" office:value="272.691">
            <text:p>272.691</text:p>
          </table:table-cell>
          <table:table-cell office:value-type="float" office:value="9092.686">
            <text:p>9092.686</text:p>
          </table:table-cell>
          <table:table-cell office:value-type="float" office:value="92.686">
            <text:p>92.686</text:p>
          </table:table-cell>
        </table:table-row>
        <table:table-row table:style-name="ro2">
          <table:table-cell table:style-name="ce2" office:value-type="string">
            <text:p>1928-09-13 20:21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70.979">
            <text:p>170.98</text:p>
          </table:table-cell>
          <table:table-cell table:style-name="ce3" office:value-type="float" office:value="170.982">
            <text:p>170.98</text:p>
          </table:table-cell>
          <table:table-cell table:style-name="ce3" office:value-type="float" office:value="63.286">
            <text:p>63.29</text:p>
          </table:table-cell>
          <table:table-cell table:style-name="ce2" office:value-type="string">
            <text:p>20 ♍ 58' 44"</text:p>
          </table:table-cell>
          <table:table-cell table:style-name="ce2" office:value-type="string">
            <text:p>20 ♍ 58' 56"</text:p>
          </table:table-cell>
          <table:table-cell table:style-name="ce2" office:value-type="string">
            <text:p><text:s/>3 ♊ 17' 11"</text:p>
          </table:table-cell>
          <table:table-cell table:style-name="ce2" office:value-type="float" office:value="3.578">
            <text:p>3.578</text:p>
          </table:table-cell>
          <table:table-cell table:style-name="ce2" office:value-type="float" office:value="7.977">
            <text:p>7.977</text:p>
          </table:table-cell>
          <table:table-cell table:style-name="ce2" office:value-type="float" office:value="4.79">
            <text:p>4.79</text:p>
          </table:table-cell>
          <table:table-cell table:style-name="ce2" office:value-type="float" office:value="109250.982">
            <text:p>109250.982</text:p>
          </table:table-cell>
          <table:table-cell table:style-name="ce2" office:value-type="float" office:value="8450.979">
            <text:p>8450.979</text:p>
          </table:table-cell>
          <table:table-cell table:style-name="ce2" office:value-type="float" office:value="-296.714">
            <text:p>-296.714</text:p>
          </table:table-cell>
          <table:table-cell table:style-name="ce2" office:value-type="float" office:value="101160.003">
            <text:p>101160.003</text:p>
          </table:table-cell>
          <table:table-cell table:style-name="ce2" office:value-type="float" office:value="281.0000083333">
            <text:p>281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109907.696">
            <text:p>109907.696</text:p>
          </table:table-cell>
          <table:table-cell office:value-type="float" office:value="107.696">
            <text:p>107.696</text:p>
          </table:table-cell>
          <table:table-cell office:value-type="float" office:value="9107.693">
            <text:p>9107.693</text:p>
          </table:table-cell>
          <table:table-cell office:value-type="float" office:value="107.693">
            <text:p>107.693</text:p>
          </table:table-cell>
        </table:table-row>
        <table:table-row table:style-name="ro2">
          <table:table-cell table:style-name="ce2" office:value-type="string">
            <text:p>1928-09-29 07:43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86.121">
            <text:p>186.12</text:p>
          </table:table-cell>
          <table:table-cell table:style-name="ce3" office:value-type="float" office:value="6.124">
            <text:p>6.12</text:p>
          </table:table-cell>
          <table:table-cell table:style-name="ce3" office:value-type="float" office:value="61.93">
            <text:p>61.93</text:p>
          </table:table-cell>
          <table:table-cell table:style-name="ce2" office:value-type="string">
            <text:p><text:s/>6 ♎ 07' 13"</text:p>
          </table:table-cell>
          <table:table-cell table:style-name="ce2" office:value-type="string">
            <text:p><text:s/>6 ♈ 07' 26"</text:p>
          </table:table-cell>
          <table:table-cell table:style-name="ce2" office:value-type="string">
            <text:p><text:s/>1 ♊ 55' 47"</text:p>
          </table:table-cell>
          <table:table-cell table:style-name="ce2" office:value-type="float" office:value="-2.432">
            <text:p>-2.432</text:p>
          </table:table-cell>
          <table:table-cell table:style-name="ce2" office:value-type="float" office:value="-1.44">
            <text:p>-1.44</text:p>
          </table:table-cell>
          <table:table-cell table:style-name="ce2" office:value-type="float" office:value="-4.218">
            <text:p>-4.218</text:p>
          </table:table-cell>
          <table:table-cell table:style-name="ce2" office:value-type="float" office:value="109446.124">
            <text:p>109446.124</text:p>
          </table:table-cell>
          <table:table-cell table:style-name="ce2" office:value-type="float" office:value="8466.121">
            <text:p>8466.121</text:p>
          </table:table-cell>
          <table:table-cell table:style-name="ce2" office:value-type="float" office:value="-298.07">
            <text:p>-298.07</text:p>
          </table:table-cell>
          <table:table-cell table:style-name="ce2" office:value-type="float" office:value="101340.003">
            <text:p>101340.003</text:p>
          </table:table-cell>
          <table:table-cell table:style-name="ce2" office:value-type="float" office:value="281.5000083333">
            <text:p>281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110104.194">
            <text:p>110104.194</text:p>
          </table:table-cell>
          <table:table-cell office:value-type="float" office:value="304.194">
            <text:p>304.194</text:p>
          </table:table-cell>
          <table:table-cell office:value-type="float" office:value="9124.191">
            <text:p>9124.191</text:p>
          </table:table-cell>
          <table:table-cell office:value-type="float" office:value="124.191">
            <text:p>124.191</text:p>
          </table:table-cell>
        </table:table-row>
        <table:table-row table:style-name="ro2">
          <table:table-cell table:style-name="ce2" office:value-type="string">
            <text:p>1928-10-13 10:57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00.069">
            <text:p>200.07</text:p>
          </table:table-cell>
          <table:table-cell table:style-name="ce3" office:value-type="float" office:value="200.073">
            <text:p>200.07</text:p>
          </table:table-cell>
          <table:table-cell table:style-name="ce3" office:value-type="float" office:value="61.025">
            <text:p>61.03</text:p>
          </table:table-cell>
          <table:table-cell table:style-name="ce2" office:value-type="string">
            <text:p>20 ♎ 04' 09"</text:p>
          </table:table-cell>
          <table:table-cell table:style-name="ce2" office:value-type="string">
            <text:p>20 ♎ 04' 24"</text:p>
          </table:table-cell>
          <table:table-cell table:style-name="ce2" office:value-type="string">
            <text:p><text:s/>1 ♊ 01' 30"</text:p>
          </table:table-cell>
          <table:table-cell table:style-name="ce2" office:value-type="float" office:value="-7.849">
            <text:p>-7.849</text:p>
          </table:table-cell>
          <table:table-cell table:style-name="ce2" office:value-type="float" office:value="-4.711">
            <text:p>-4.711</text:p>
          </table:table-cell>
          <table:table-cell table:style-name="ce2" office:value-type="float" office:value="3.389">
            <text:p>3.389</text:p>
          </table:table-cell>
          <table:table-cell table:style-name="ce2" office:value-type="float" office:value="109640.073">
            <text:p>109640.073</text:p>
          </table:table-cell>
          <table:table-cell table:style-name="ce2" office:value-type="float" office:value="8480.069">
            <text:p>8480.069</text:p>
          </table:table-cell>
          <table:table-cell table:style-name="ce2" office:value-type="float" office:value="-298.975">
            <text:p>-298.975</text:p>
          </table:table-cell>
          <table:table-cell table:style-name="ce2" office:value-type="float" office:value="101520.004">
            <text:p>101520.004</text:p>
          </table:table-cell>
          <table:table-cell table:style-name="ce2" office:value-type="float" office:value="282.0000111111">
            <text:p>282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110299.048">
            <text:p>110299.048</text:p>
          </table:table-cell>
          <table:table-cell office:value-type="float" office:value="139.048">
            <text:p>139.048</text:p>
          </table:table-cell>
          <table:table-cell office:value-type="float" office:value="9139.044">
            <text:p>9139.044</text:p>
          </table:table-cell>
          <table:table-cell office:value-type="float" office:value="139.044">
            <text:p>139.044</text:p>
          </table:table-cell>
        </table:table-row>
        <table:table-row table:style-name="ro2">
          <table:table-cell table:style-name="ce2" office:value-type="string">
            <text:p>1928-10-28 17:43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15.277">
            <text:p>215.28</text:p>
          </table:table-cell>
          <table:table-cell table:style-name="ce3" office:value-type="float" office:value="35.277">
            <text:p>35.28</text:p>
          </table:table-cell>
          <table:table-cell table:style-name="ce3" office:value-type="float" office:value="60.594">
            <text:p>60.59</text:p>
          </table:table-cell>
          <table:table-cell table:style-name="ce2" office:value-type="string">
            <text:p><text:s/>5 ♏ 16' 37"</text:p>
          </table:table-cell>
          <table:table-cell table:style-name="ce2" office:value-type="string">
            <text:p><text:s/>5 ♉ 16' 38"</text:p>
          </table:table-cell>
          <table:table-cell table:style-name="ce2" office:value-type="string">
            <text:p><text:s/>0 ♊ 35' 38"</text:p>
          </table:table-cell>
          <table:table-cell table:style-name="ce2" office:value-type="float" office:value="-13.287">
            <text:p>-13.287</text:p>
          </table:table-cell>
          <table:table-cell table:style-name="ce2" office:value-type="float" office:value="11.168">
            <text:p>11.168</text:p>
          </table:table-cell>
          <table:table-cell table:style-name="ce2" office:value-type="float" office:value="-2.247">
            <text:p>-2.247</text:p>
          </table:table-cell>
          <table:table-cell table:style-name="ce2" office:value-type="float" office:value="109835.277">
            <text:p>109835.277</text:p>
          </table:table-cell>
          <table:table-cell table:style-name="ce2" office:value-type="float" office:value="8495.277">
            <text:p>8495.277</text:p>
          </table:table-cell>
          <table:table-cell table:style-name="ce2" office:value-type="float" office:value="-299.406">
            <text:p>-299.406</text:p>
          </table:table-cell>
          <table:table-cell table:style-name="ce2" office:value-type="float" office:value="101700">
            <text:p>101700</text:p>
          </table:table-cell>
          <table:table-cell table:style-name="ce2" office:value-type="float" office:value="282.5">
            <text:p>282.5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5">
            <text:p>15</text:p>
          </table:table-cell>
          <table:table-cell office:value-type="float" office:value="110494.683">
            <text:p>110494.683</text:p>
          </table:table-cell>
          <table:table-cell office:value-type="float" office:value="334.683">
            <text:p>334.683</text:p>
          </table:table-cell>
          <table:table-cell office:value-type="float" office:value="9154.683">
            <text:p>9154.683</text:p>
          </table:table-cell>
          <table:table-cell office:value-type="float" office:value="154.683">
            <text:p>154.683</text:p>
          </table:table-cell>
        </table:table-row>
        <table:table-row table:style-name="ro2">
          <table:table-cell table:style-name="ce2" office:value-type="string">
            <text:p>1928-11-12 04:36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29.774">
            <text:p>229.77</text:p>
          </table:table-cell>
          <table:table-cell table:style-name="ce3" office:value-type="float" office:value="229.776">
            <text:p>229.78</text:p>
          </table:table-cell>
          <table:table-cell table:style-name="ce3" office:value-type="float" office:value="60.443">
            <text:p>60.44</text:p>
          </table:table-cell>
          <table:table-cell table:style-name="ce2" office:value-type="string">
            <text:p>19 ♏ 46' 25"</text:p>
          </table:table-cell>
          <table:table-cell table:style-name="ce2" office:value-type="string">
            <text:p>19 ♏ 46' 34"</text:p>
          </table:table-cell>
          <table:table-cell table:style-name="ce2" office:value-type="string">
            <text:p><text:s/>0 ♊ 26' 33"</text:p>
          </table:table-cell>
          <table:table-cell table:style-name="ce2" office:value-type="float" office:value="-17.688">
            <text:p>-17.688</text:p>
          </table:table-cell>
          <table:table-cell table:style-name="ce2" office:value-type="float" office:value="-16.744">
            <text:p>-16.744</text:p>
          </table:table-cell>
          <table:table-cell table:style-name="ce2" office:value-type="float" office:value="0.981">
            <text:p>0.981</text:p>
          </table:table-cell>
          <table:table-cell table:style-name="ce2" office:value-type="float" office:value="110029.776">
            <text:p>110029.776</text:p>
          </table:table-cell>
          <table:table-cell table:style-name="ce2" office:value-type="float" office:value="8509.774">
            <text:p>8509.774</text:p>
          </table:table-cell>
          <table:table-cell table:style-name="ce2" office:value-type="float" office:value="-299.557">
            <text:p>-299.557</text:p>
          </table:table-cell>
          <table:table-cell table:style-name="ce2" office:value-type="float" office:value="101880.002">
            <text:p>101880.002</text:p>
          </table:table-cell>
          <table:table-cell table:style-name="ce2" office:value-type="float" office:value="283.0000055556">
            <text:p>283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110689.333">
            <text:p>110689.333</text:p>
          </table:table-cell>
          <table:table-cell office:value-type="float" office:value="169.333">
            <text:p>169.333</text:p>
          </table:table-cell>
          <table:table-cell office:value-type="float" office:value="9169.331">
            <text:p>9169.331</text:p>
          </table:table-cell>
          <table:table-cell office:value-type="float" office:value="169.331">
            <text:p>169.331</text:p>
          </table:table-cell>
        </table:table-row>
        <table:table-row table:style-name="ro2">
          <table:table-cell table:style-name="ce2" office:value-type="string">
            <text:p>1928-11-27 04:06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44.899">
            <text:p>244.90</text:p>
          </table:table-cell>
          <table:table-cell table:style-name="ce3" office:value-type="float" office:value="64.9">
            <text:p>64.90</text:p>
          </table:table-cell>
          <table:table-cell table:style-name="ce3" office:value-type="float" office:value="60.502">
            <text:p>60.50</text:p>
          </table:table-cell>
          <table:table-cell table:style-name="ce2" office:value-type="string">
            <text:p><text:s/>4 ♐ 53' 54"</text:p>
          </table:table-cell>
          <table:table-cell table:style-name="ce2" office:value-type="string">
            <text:p><text:s/>4 ♊ 53' 58"</text:p>
          </table:table-cell>
          <table:table-cell table:style-name="ce2" office:value-type="string">
            <text:p><text:s/>0 ♊ 30' 06"</text:p>
          </table:table-cell>
          <table:table-cell table:style-name="ce2" office:value-type="float" office:value="-21.122">
            <text:p>-21.122</text:p>
          </table:table-cell>
          <table:table-cell table:style-name="ce2" office:value-type="float" office:value="21.523">
            <text:p>21.523</text:p>
          </table:table-cell>
          <table:table-cell table:style-name="ce2" office:value-type="float" office:value="0.407">
            <text:p>0.407</text:p>
          </table:table-cell>
          <table:table-cell table:style-name="ce2" office:value-type="float" office:value="110224.9">
            <text:p>110224.9</text:p>
          </table:table-cell>
          <table:table-cell table:style-name="ce2" office:value-type="float" office:value="8524.899">
            <text:p>8524.899</text:p>
          </table:table-cell>
          <table:table-cell table:style-name="ce2" office:value-type="float" office:value="-299.498">
            <text:p>-299.498</text:p>
          </table:table-cell>
          <table:table-cell table:style-name="ce2" office:value-type="float" office:value="102060.001">
            <text:p>102060.001</text:p>
          </table:table-cell>
          <table:table-cell table:style-name="ce2" office:value-type="float" office:value="283.5000027778">
            <text:p>283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110884.398">
            <text:p>110884.398</text:p>
          </table:table-cell>
          <table:table-cell office:value-type="float" office:value="4.398">
            <text:p>4.398</text:p>
          </table:table-cell>
          <table:table-cell office:value-type="float" office:value="9184.397">
            <text:p>9184.397</text:p>
          </table:table-cell>
          <table:table-cell office:value-type="float" office:value="184.397">
            <text:p>184.397</text:p>
          </table:table-cell>
        </table:table-row>
        <table:table-row table:style-name="ro2">
          <table:table-cell table:style-name="ce2" office:value-type="string">
            <text:p>1928-12-12 00:07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59.955">
            <text:p>259.96</text:p>
          </table:table-cell>
          <table:table-cell table:style-name="ce3" office:value-type="float" office:value="259.957">
            <text:p>259.96</text:p>
          </table:table-cell>
          <table:table-cell table:style-name="ce3" office:value-type="float" office:value="60.509">
            <text:p>60.51</text:p>
          </table:table-cell>
          <table:table-cell table:style-name="ce2" office:value-type="string">
            <text:p>19 ♐ 57' 17"</text:p>
          </table:table-cell>
          <table:table-cell table:style-name="ce2" office:value-type="string">
            <text:p>19 ♐ 57' 25"</text:p>
          </table:table-cell>
          <table:table-cell table:style-name="ce2" office:value-type="string">
            <text:p><text:s/>0 ♊ 30' 32"</text:p>
          </table:table-cell>
          <table:table-cell table:style-name="ce2" office:value-type="float" office:value="-23.069">
            <text:p>-23.069</text:p>
          </table:table-cell>
          <table:table-cell table:style-name="ce2" office:value-type="float" office:value="-24.82">
            <text:p>-24.82</text:p>
          </table:table-cell>
          <table:table-cell table:style-name="ce2" office:value-type="float" office:value="-1.756">
            <text:p>-1.756</text:p>
          </table:table-cell>
          <table:table-cell table:style-name="ce2" office:value-type="float" office:value="110419.957">
            <text:p>110419.957</text:p>
          </table:table-cell>
          <table:table-cell table:style-name="ce2" office:value-type="float" office:value="8539.955">
            <text:p>8539.955</text:p>
          </table:table-cell>
          <table:table-cell table:style-name="ce2" office:value-type="float" office:value="-299.491">
            <text:p>-299.491</text:p>
          </table:table-cell>
          <table:table-cell table:style-name="ce2" office:value-type="float" office:value="102240.002">
            <text:p>102240.002</text:p>
          </table:table-cell>
          <table:table-cell table:style-name="ce2" office:value-type="float" office:value="284.0000055556">
            <text:p>284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111079.448">
            <text:p>111079.448</text:p>
          </table:table-cell>
          <table:table-cell office:value-type="float" office:value="199.448">
            <text:p>199.448</text:p>
          </table:table-cell>
          <table:table-cell office:value-type="float" office:value="9199.446">
            <text:p>9199.446</text:p>
          </table:table-cell>
          <table:table-cell office:value-type="float" office:value="199.446">
            <text:p>199.446</text:p>
          </table:table-cell>
        </table:table-row>
        <table:table-row table:style-name="ro2">
          <table:table-cell table:style-name="ce2" office:value-type="string">
            <text:p>1928-12-26 14:55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74.838">
            <text:p>274.84</text:p>
          </table:table-cell>
          <table:table-cell table:style-name="ce3" office:value-type="float" office:value="94.844">
            <text:p>94.84</text:p>
          </table:table-cell>
          <table:table-cell table:style-name="ce3" office:value-type="float" office:value="60.135">
            <text:p>60.14</text:p>
          </table:table-cell>
          <table:table-cell table:style-name="ce2" office:value-type="string">
            <text:p><text:s/>4 ♑ 50' 18"</text:p>
          </table:table-cell>
          <table:table-cell table:style-name="ce2" office:value-type="string">
            <text:p><text:s/>4 ♋ 50' 38"</text:p>
          </table:table-cell>
          <table:table-cell table:style-name="ce2" office:value-type="string">
            <text:p><text:s/>0 ♊ 08' 06"</text:p>
          </table:table-cell>
          <table:table-cell table:style-name="ce2" office:value-type="float" office:value="-23.361">
            <text:p>-23.361</text:p>
          </table:table-cell>
          <table:table-cell table:style-name="ce2" office:value-type="float" office:value="26.325">
            <text:p>26.325</text:p>
          </table:table-cell>
          <table:table-cell table:style-name="ce2" office:value-type="float" office:value="2.966">
            <text:p>2.966</text:p>
          </table:table-cell>
          <table:table-cell table:style-name="ce2" office:value-type="float" office:value="110614.844">
            <text:p>110614.844</text:p>
          </table:table-cell>
          <table:table-cell table:style-name="ce2" office:value-type="float" office:value="8554.838">
            <text:p>8554.838</text:p>
          </table:table-cell>
          <table:table-cell table:style-name="ce2" office:value-type="float" office:value="-299.865">
            <text:p>-299.865</text:p>
          </table:table-cell>
          <table:table-cell table:style-name="ce2" office:value-type="float" office:value="102420.006">
            <text:p>102420.006</text:p>
          </table:table-cell>
          <table:table-cell table:style-name="ce2" office:value-type="float" office:value="284.5000166667">
            <text:p>284.5000166667</text:p>
          </table:table-cell>
          <table:table-cell table:style-name="ce2" office:value-type="float" office:value="180.006">
            <text:p>180.006</text:p>
          </table:table-cell>
          <table:table-cell table:style-name="ce2" office:value-type="float" office:value="15">
            <text:p>15</text:p>
          </table:table-cell>
          <table:table-cell office:value-type="float" office:value="111274.709">
            <text:p>111274.709</text:p>
          </table:table-cell>
          <table:table-cell office:value-type="float" office:value="34.709">
            <text:p>34.709</text:p>
          </table:table-cell>
          <table:table-cell office:value-type="float" office:value="9214.703">
            <text:p>9214.703</text:p>
          </table:table-cell>
          <table:table-cell office:value-type="float" office:value="214.703">
            <text:p>214.703</text:p>
          </table:table-cell>
        </table:table-row>
        <table:table-row table:style-name="ro2">
          <table:table-cell table:style-name="ce2" office:value-type="string">
            <text:p>1929-01-10 19:29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90.321">
            <text:p>290.32</text:p>
          </table:table-cell>
          <table:table-cell table:style-name="ce3" office:value-type="float" office:value="290.324">
            <text:p>290.32</text:p>
          </table:table-cell>
          <table:table-cell table:style-name="ce3" office:value-type="float" office:value="59.396">
            <text:p>59.40</text:p>
          </table:table-cell>
          <table:table-cell table:style-name="ce2" office:value-type="string">
            <text:p>20 ♑ 19' 14"</text:p>
          </table:table-cell>
          <table:table-cell table:style-name="ce2" office:value-type="string">
            <text:p>20 ♑ 19' 26"</text:p>
          </table:table-cell>
          <table:table-cell table:style-name="ce2" office:value-type="string">
            <text:p>29 ♉ 23' 45"</text:p>
          </table:table-cell>
          <table:table-cell table:style-name="ce2" office:value-type="float" office:value="-21.912">
            <text:p>-21.912</text:p>
          </table:table-cell>
          <table:table-cell table:style-name="ce2" office:value-type="float" office:value="-25.834">
            <text:p>-25.834</text:p>
          </table:table-cell>
          <table:table-cell table:style-name="ce2" office:value-type="float" office:value="-3.969">
            <text:p>-3.969</text:p>
          </table:table-cell>
          <table:table-cell table:style-name="ce2" office:value-type="float" office:value="110810.324">
            <text:p>110810.324</text:p>
          </table:table-cell>
          <table:table-cell table:style-name="ce2" office:value-type="float" office:value="8570.321">
            <text:p>8570.321</text:p>
          </table:table-cell>
          <table:table-cell table:style-name="ce2" office:value-type="float" office:value="-300.604">
            <text:p>-300.604</text:p>
          </table:table-cell>
          <table:table-cell table:style-name="ce2" office:value-type="float" office:value="102600.003">
            <text:p>102600.003</text:p>
          </table:table-cell>
          <table:table-cell table:style-name="ce2" office:value-type="float" office:value="285.0000083333">
            <text:p>285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111470.928">
            <text:p>111470.928</text:p>
          </table:table-cell>
          <table:table-cell office:value-type="float" office:value="230.928">
            <text:p>230.928</text:p>
          </table:table-cell>
          <table:table-cell office:value-type="float" office:value="9230.925">
            <text:p>9230.925</text:p>
          </table:table-cell>
          <table:table-cell office:value-type="float" office:value="230.925">
            <text:p>230.925</text:p>
          </table:table-cell>
        </table:table-row>
        <table:table-row table:style-name="ro2">
          <table:table-cell table:style-name="ce2" office:value-type="string">
            <text:p>1929-01-25 02:10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04.856">
            <text:p>304.86</text:p>
          </table:table-cell>
          <table:table-cell table:style-name="ce3" office:value-type="float" office:value="124.86">
            <text:p>124.86</text:p>
          </table:table-cell>
          <table:table-cell table:style-name="ce3" office:value-type="float" office:value="58.133">
            <text:p>58.13</text:p>
          </table:table-cell>
          <table:table-cell table:style-name="ce2" office:value-type="string">
            <text:p><text:s/>4 ♒ 51' 19"</text:p>
          </table:table-cell>
          <table:table-cell table:style-name="ce2" office:value-type="string">
            <text:p><text:s/>4 ♌ 51' 37"</text:p>
          </table:table-cell>
          <table:table-cell table:style-name="ce2" office:value-type="string">
            <text:p>28 ♉ 07' 57"</text:p>
          </table:table-cell>
          <table:table-cell table:style-name="ce2" office:value-type="float" office:value="-19.06">
            <text:p>-19.06</text:p>
          </table:table-cell>
          <table:table-cell table:style-name="ce2" office:value-type="float" office:value="23.556">
            <text:p>23.556</text:p>
          </table:table-cell>
          <table:table-cell table:style-name="ce2" office:value-type="float" office:value="4.638">
            <text:p>4.638</text:p>
          </table:table-cell>
          <table:table-cell table:style-name="ce2" office:value-type="float" office:value="111004.86">
            <text:p>111004.86</text:p>
          </table:table-cell>
          <table:table-cell table:style-name="ce2" office:value-type="float" office:value="8584.856">
            <text:p>8584.856</text:p>
          </table:table-cell>
          <table:table-cell table:style-name="ce2" office:value-type="float" office:value="-301.867">
            <text:p>-301.867</text:p>
          </table:table-cell>
          <table:table-cell table:style-name="ce2" office:value-type="float" office:value="102780.004">
            <text:p>102780.004</text:p>
          </table:table-cell>
          <table:table-cell table:style-name="ce2" office:value-type="float" office:value="285.5000111111">
            <text:p>285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office:value-type="float" office:value="111666.727">
            <text:p>111666.727</text:p>
          </table:table-cell>
          <table:table-cell office:value-type="float" office:value="66.727">
            <text:p>66.727</text:p>
          </table:table-cell>
          <table:table-cell office:value-type="float" office:value="9246.723">
            <text:p>9246.723</text:p>
          </table:table-cell>
          <table:table-cell office:value-type="float" office:value="246.723">
            <text:p>246.723</text:p>
          </table:table-cell>
        </table:table-row>
        <table:table-row table:style-name="ro2">
          <table:table-cell table:style-name="ce2" office:value-type="string">
            <text:p>1929-02-09 12:56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20.527">
            <text:p>320.53</text:p>
          </table:table-cell>
          <table:table-cell table:style-name="ce3" office:value-type="float" office:value="320.532">
            <text:p>320.53</text:p>
          </table:table-cell>
          <table:table-cell table:style-name="ce3" office:value-type="float" office:value="56.455">
            <text:p>56.46</text:p>
          </table:table-cell>
          <table:table-cell table:style-name="ce2" office:value-type="string">
            <text:p>20 ♒ 31' 38"</text:p>
          </table:table-cell>
          <table:table-cell table:style-name="ce2" office:value-type="string">
            <text:p>20 ♒ 31' 55"</text:p>
          </table:table-cell>
          <table:table-cell table:style-name="ce2" office:value-type="string">
            <text:p>26 ♉ 27' 17"</text:p>
          </table:table-cell>
          <table:table-cell table:style-name="ce2" office:value-type="float" office:value="-14.654">
            <text:p>-14.654</text:p>
          </table:table-cell>
          <table:table-cell table:style-name="ce2" office:value-type="float" office:value="-19.36">
            <text:p>-19.36</text:p>
          </table:table-cell>
          <table:table-cell table:style-name="ce2" office:value-type="float" office:value="-4.971">
            <text:p>-4.971</text:p>
          </table:table-cell>
          <table:table-cell table:style-name="ce2" office:value-type="float" office:value="111200.532">
            <text:p>111200.532</text:p>
          </table:table-cell>
          <table:table-cell table:style-name="ce2" office:value-type="float" office:value="8600.527">
            <text:p>8600.527</text:p>
          </table:table-cell>
          <table:table-cell table:style-name="ce2" office:value-type="float" office:value="-303.545">
            <text:p>-303.545</text:p>
          </table:table-cell>
          <table:table-cell table:style-name="ce2" office:value-type="float" office:value="102960.005">
            <text:p>102960.005</text:p>
          </table:table-cell>
          <table:table-cell table:style-name="ce2" office:value-type="float" office:value="286.0000138889">
            <text:p>286.0000138889</text:p>
          </table:table-cell>
          <table:table-cell table:style-name="ce2" office:value-type="float" office:value="0.005">
            <text:p>0.005</text:p>
          </table:table-cell>
          <table:table-cell table:style-name="ce2" office:value-type="float" office:value="30">
            <text:p>30</text:p>
          </table:table-cell>
          <table:table-cell office:value-type="float" office:value="111864.077">
            <text:p>111864.077</text:p>
          </table:table-cell>
          <table:table-cell office:value-type="float" office:value="264.077">
            <text:p>264.077</text:p>
          </table:table-cell>
          <table:table-cell office:value-type="float" office:value="9264.072">
            <text:p>9264.072</text:p>
          </table:table-cell>
          <table:table-cell office:value-type="float" office:value="264.072">
            <text:p>264.072</text:p>
          </table:table-cell>
        </table:table-row>
        <table:table-row table:style-name="ro2">
          <table:table-cell table:style-name="ce2" office:value-type="string">
            <text:p>1929-02-23 13:59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34.699">
            <text:p>334.70</text:p>
          </table:table-cell>
          <table:table-cell table:style-name="ce3" office:value-type="float" office:value="154.703">
            <text:p>154.70</text:p>
          </table:table-cell>
          <table:table-cell table:style-name="ce3" office:value-type="float" office:value="54.844">
            <text:p>54.84</text:p>
          </table:table-cell>
          <table:table-cell table:style-name="ce2" office:value-type="string">
            <text:p><text:s/>4 ♓ 41' 55"</text:p>
          </table:table-cell>
          <table:table-cell table:style-name="ce2" office:value-type="string">
            <text:p><text:s/>4 ♍ 42' 09"</text:p>
          </table:table-cell>
          <table:table-cell table:style-name="ce2" office:value-type="string">
            <text:p>24 ♉ 50' 39"</text:p>
          </table:table-cell>
          <table:table-cell table:style-name="ce2" office:value-type="float" office:value="-9.792">
            <text:p>-9.792</text:p>
          </table:table-cell>
          <table:table-cell table:style-name="ce2" office:value-type="float" office:value="14.379">
            <text:p>14.379</text:p>
          </table:table-cell>
          <table:table-cell table:style-name="ce2" office:value-type="float" office:value="4.934">
            <text:p>4.934</text:p>
          </table:table-cell>
          <table:table-cell table:style-name="ce2" office:value-type="float" office:value="111394.703">
            <text:p>111394.703</text:p>
          </table:table-cell>
          <table:table-cell table:style-name="ce2" office:value-type="float" office:value="8614.699">
            <text:p>8614.699</text:p>
          </table:table-cell>
          <table:table-cell table:style-name="ce2" office:value-type="float" office:value="-305.156">
            <text:p>-305.156</text:p>
          </table:table-cell>
          <table:table-cell table:style-name="ce2" office:value-type="float" office:value="103140.004">
            <text:p>103140.004</text:p>
          </table:table-cell>
          <table:table-cell table:style-name="ce2" office:value-type="float" office:value="286.5000111111">
            <text:p>286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office:value-type="float" office:value="112059.859">
            <text:p>112059.859</text:p>
          </table:table-cell>
          <table:table-cell office:value-type="float" office:value="99.859">
            <text:p>99.859</text:p>
          </table:table-cell>
          <table:table-cell office:value-type="float" office:value="9279.855">
            <text:p>9279.855</text:p>
          </table:table-cell>
          <table:table-cell office:value-type="float" office:value="279.855">
            <text:p>279.855</text:p>
          </table:table-cell>
        </table:table-row>
        <table:table-row table:style-name="ro2">
          <table:table-cell table:style-name="ce2" office:value-type="string">
            <text:p>1929-03-11 03:37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50.3">
            <text:p>350.30</text:p>
          </table:table-cell>
          <table:table-cell table:style-name="ce3" office:value-type="float" office:value="350.301">
            <text:p>350.30</text:p>
          </table:table-cell>
          <table:table-cell table:style-name="ce3" office:value-type="float" office:value="53.233">
            <text:p>53.23</text:p>
          </table:table-cell>
          <table:table-cell table:style-name="ce2" office:value-type="string">
            <text:p>20 ♓ 18' 00"</text:p>
          </table:table-cell>
          <table:table-cell table:style-name="ce2" office:value-type="string">
            <text:p>20 ♓ 18' 04"</text:p>
          </table:table-cell>
          <table:table-cell table:style-name="ce2" office:value-type="string">
            <text:p>23 ♉ 13' 58"</text:p>
          </table:table-cell>
          <table:table-cell table:style-name="ce2" office:value-type="float" office:value="-3.845">
            <text:p>-3.845</text:p>
          </table:table-cell>
          <table:table-cell table:style-name="ce2" office:value-type="float" office:value="-7.982">
            <text:p>-7.982</text:p>
          </table:table-cell>
          <table:table-cell table:style-name="ce2" office:value-type="float" office:value="-4.503">
            <text:p>-4.503</text:p>
          </table:table-cell>
          <table:table-cell table:style-name="ce2" office:value-type="float" office:value="111590.301">
            <text:p>111590.301</text:p>
          </table:table-cell>
          <table:table-cell table:style-name="ce2" office:value-type="float" office:value="8630.3">
            <text:p>8630.3</text:p>
          </table:table-cell>
          <table:table-cell table:style-name="ce2" office:value-type="float" office:value="-306.767">
            <text:p>-306.767</text:p>
          </table:table-cell>
          <table:table-cell table:style-name="ce2" office:value-type="float" office:value="103320.001">
            <text:p>103320.001</text:p>
          </table:table-cell>
          <table:table-cell table:style-name="ce2" office:value-type="float" office:value="287.0000027778">
            <text:p>287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112257.068">
            <text:p>112257.068</text:p>
          </table:table-cell>
          <table:table-cell office:value-type="float" office:value="297.068">
            <text:p>297.068</text:p>
          </table:table-cell>
          <table:table-cell office:value-type="float" office:value="9297.067">
            <text:p>9297.067</text:p>
          </table:table-cell>
          <table:table-cell office:value-type="float" office:value="297.067">
            <text:p>297.067</text:p>
          </table:table-cell>
        </table:table-row>
        <table:table-row table:style-name="ro2">
          <table:table-cell table:style-name="ce2" office:value-type="string">
            <text:p>1929-03-25 02:47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4.186">
            <text:p>4.19</text:p>
          </table:table-cell>
          <table:table-cell table:style-name="ce3" office:value-type="float" office:value="184.19">
            <text:p>184.19</text:p>
          </table:table-cell>
          <table:table-cell table:style-name="ce3" office:value-type="float" office:value="52.184">
            <text:p>52.18</text:p>
          </table:table-cell>
          <table:table-cell table:style-name="ce2" office:value-type="string">
            <text:p><text:s/>4 ♈ 11' 08"</text:p>
          </table:table-cell>
          <table:table-cell table:style-name="ce2" office:value-type="string">
            <text:p><text:s/>4 ♎ 11' 24"</text:p>
          </table:table-cell>
          <table:table-cell table:style-name="ce2" office:value-type="string">
            <text:p>22 ♉ 11' 01"</text:p>
          </table:table-cell>
          <table:table-cell table:style-name="ce2" office:value-type="float" office:value="1.665">
            <text:p>1.665</text:p>
          </table:table-cell>
          <table:table-cell table:style-name="ce2" office:value-type="float" office:value="1.83">
            <text:p>1.83</text:p>
          </table:table-cell>
          <table:table-cell table:style-name="ce2" office:value-type="float" office:value="3.809">
            <text:p>3.809</text:p>
          </table:table-cell>
          <table:table-cell table:style-name="ce2" office:value-type="float" office:value="111784.19">
            <text:p>111784.19</text:p>
          </table:table-cell>
          <table:table-cell table:style-name="ce2" office:value-type="float" office:value="8644.186">
            <text:p>8644.186</text:p>
          </table:table-cell>
          <table:table-cell table:style-name="ce2" office:value-type="float" office:value="-307.816">
            <text:p>-307.816</text:p>
          </table:table-cell>
          <table:table-cell table:style-name="ce2" office:value-type="float" office:value="103500.004">
            <text:p>103500.004</text:p>
          </table:table-cell>
          <table:table-cell table:style-name="ce2" office:value-type="float" office:value="287.5000111111">
            <text:p>287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office:value-type="float" office:value="112452.006">
            <text:p>112452.006</text:p>
          </table:table-cell>
          <table:table-cell office:value-type="float" office:value="132.006">
            <text:p>132.006</text:p>
          </table:table-cell>
          <table:table-cell office:value-type="float" office:value="9312.002">
            <text:p>9312.002</text:p>
          </table:table-cell>
          <table:table-cell office:value-type="float" office:value="312.002">
            <text:p>312.002</text:p>
          </table:table-cell>
        </table:table-row>
        <table:table-row table:style-name="ro2">
          <table:table-cell table:style-name="ce2" office:value-type="string">
            <text:p>1929-04-09 15:33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3" office:value-type="float" office:value="19.5">
            <text:p>19.50</text:p>
          </table:table-cell>
          <table:table-cell table:style-name="ce3" office:value-type="float" office:value="51.52">
            <text:p>51.52</text:p>
          </table:table-cell>
          <table:table-cell table:number-columns-repeated="2" table:style-name="ce2" office:value-type="string">
            <text:p>19 ♈ 29' 58"</text:p>
          </table:table-cell>
          <table:table-cell table:style-name="ce2" office:value-type="string">
            <text:p>21 ♉ 31' 13"</text:p>
          </table:table-cell>
          <table:table-cell table:style-name="ce2" office:value-type="float" office:value="7.633">
            <text:p>7.633</text:p>
          </table:table-cell>
          <table:table-cell table:style-name="ce2" office:value-type="float" office:value="5.074">
            <text:p>5.074</text:p>
          </table:table-cell>
          <table:table-cell table:style-name="ce2" office:value-type="float" office:value="-2.764">
            <text:p>-2.764</text:p>
          </table:table-cell>
          <table:table-cell table:style-name="ce2" office:value-type="float" office:value="111979.5">
            <text:p>111979.5</text:p>
          </table:table-cell>
          <table:table-cell table:style-name="ce2" office:value-type="float" office:value="8659.5">
            <text:p>8659.5</text:p>
          </table:table-cell>
          <table:table-cell table:style-name="ce2" office:value-type="float" office:value="-308.48">
            <text:p>-308.48</text:p>
          </table:table-cell>
          <table:table-cell table:style-name="ce2" office:value-type="float" office:value="103680">
            <text:p>103680</text:p>
          </table:table-cell>
          <table:table-cell table:style-name="ce2" office:value-type="float" office:value="288">
            <text:p>28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0">
            <text:p>30</text:p>
          </table:table-cell>
          <table:table-cell office:value-type="float" office:value="112647.98">
            <text:p>112647.98</text:p>
          </table:table-cell>
          <table:table-cell office:value-type="float" office:value="327.98">
            <text:p>327.98</text:p>
          </table:table-cell>
          <table:table-cell office:value-type="float" office:value="9327.98">
            <text:p>9327.98</text:p>
          </table:table-cell>
          <table:table-cell office:value-type="float" office:value="327.98">
            <text:p>327.98</text:p>
          </table:table-cell>
        </table:table-row>
        <table:table-row table:style-name="ro2">
          <table:table-cell table:style-name="ce2" office:value-type="string">
            <text:p>1929-04-23 16:48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3.239">
            <text:p>33.24</text:p>
          </table:table-cell>
          <table:table-cell table:style-name="ce3" office:value-type="float" office:value="213.241">
            <text:p>213.24</text:p>
          </table:table-cell>
          <table:table-cell table:style-name="ce3" office:value-type="float" office:value="51.258">
            <text:p>51.26</text:p>
          </table:table-cell>
          <table:table-cell table:style-name="ce2" office:value-type="string">
            <text:p><text:s/>3 ♉ 14' 20"</text:p>
          </table:table-cell>
          <table:table-cell table:style-name="ce2" office:value-type="string">
            <text:p><text:s/>3 ♏ 14' 28"</text:p>
          </table:table-cell>
          <table:table-cell table:style-name="ce2" office:value-type="string">
            <text:p>21 ♉ 15' 30"</text:p>
          </table:table-cell>
          <table:table-cell table:style-name="ce2" office:value-type="float" office:value="12.599">
            <text:p>12.599</text:p>
          </table:table-cell>
          <table:table-cell table:style-name="ce2" office:value-type="float" office:value="-11.067">
            <text:p>-11.067</text:p>
          </table:table-cell>
          <table:table-cell table:style-name="ce2" office:value-type="float" office:value="1.63">
            <text:p>1.63</text:p>
          </table:table-cell>
          <table:table-cell table:style-name="ce2" office:value-type="float" office:value="112173.241">
            <text:p>112173.241</text:p>
          </table:table-cell>
          <table:table-cell table:style-name="ce2" office:value-type="float" office:value="8673.239">
            <text:p>8673.239</text:p>
          </table:table-cell>
          <table:table-cell table:style-name="ce2" office:value-type="float" office:value="-308.742">
            <text:p>-308.742</text:p>
          </table:table-cell>
          <table:table-cell table:style-name="ce2" office:value-type="float" office:value="103860.002">
            <text:p>103860.002</text:p>
          </table:table-cell>
          <table:table-cell table:style-name="ce2" office:value-type="float" office:value="288.5000055556">
            <text:p>288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office:value-type="float" office:value="112841.983">
            <text:p>112841.983</text:p>
          </table:table-cell>
          <table:table-cell office:value-type="float" office:value="161.983">
            <text:p>161.983</text:p>
          </table:table-cell>
          <table:table-cell office:value-type="float" office:value="9341.981">
            <text:p>9341.981</text:p>
          </table:table-cell>
          <table:table-cell office:value-type="float" office:value="341.981">
            <text:p>341.981</text:p>
          </table:table-cell>
        </table:table-row>
        <table:table-row table:style-name="ro2">
          <table:table-cell table:style-name="ce2" office:value-type="string">
            <text:p>1929-05-09 01:08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48.129">
            <text:p>48.13</text:p>
          </table:table-cell>
          <table:table-cell table:style-name="ce3" office:value-type="float" office:value="48.133">
            <text:p>48.13</text:p>
          </table:table-cell>
          <table:table-cell table:style-name="ce3" office:value-type="float" office:value="51.274">
            <text:p>51.27</text:p>
          </table:table-cell>
          <table:table-cell table:style-name="ce2" office:value-type="string">
            <text:p>18 ♉ 07' 44"</text:p>
          </table:table-cell>
          <table:table-cell table:style-name="ce2" office:value-type="string">
            <text:p>18 ♉ 07' 59"</text:p>
          </table:table-cell>
          <table:table-cell table:style-name="ce2" office:value-type="string">
            <text:p>21 ♉ 16' 25"</text:p>
          </table:table-cell>
          <table:table-cell table:style-name="ce2" office:value-type="float" office:value="17.237">
            <text:p>17.237</text:p>
          </table:table-cell>
          <table:table-cell table:style-name="ce2" office:value-type="float" office:value="16.96">
            <text:p>16.96</text:p>
          </table:table-cell>
          <table:table-cell table:style-name="ce2" office:value-type="float" office:value="-0.291">
            <text:p>-0.291</text:p>
          </table:table-cell>
          <table:table-cell table:style-name="ce2" office:value-type="float" office:value="112368.133">
            <text:p>112368.133</text:p>
          </table:table-cell>
          <table:table-cell table:style-name="ce2" office:value-type="float" office:value="8688.129">
            <text:p>8688.129</text:p>
          </table:table-cell>
          <table:table-cell table:style-name="ce2" office:value-type="float" office:value="-308.726">
            <text:p>-308.726</text:p>
          </table:table-cell>
          <table:table-cell table:style-name="ce2" office:value-type="float" office:value="104040.004">
            <text:p>104040.004</text:p>
          </table:table-cell>
          <table:table-cell table:style-name="ce2" office:value-type="float" office:value="289.0000111111">
            <text:p>289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113036.859">
            <text:p>113036.859</text:p>
          </table:table-cell>
          <table:table-cell office:value-type="float" office:value="356.859">
            <text:p>356.859</text:p>
          </table:table-cell>
          <table:table-cell office:value-type="float" office:value="9356.855">
            <text:p>9356.855</text:p>
          </table:table-cell>
          <table:table-cell office:value-type="float" office:value="356.855">
            <text:p>356.855</text:p>
          </table:table-cell>
        </table:table-row>
        <table:table-row table:style-name="ro2">
          <table:table-cell table:style-name="ce2" office:value-type="string">
            <text:p>1929-05-23 07:51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61.89">
            <text:p>61.89</text:p>
          </table:table-cell>
          <table:table-cell table:style-name="ce3" office:value-type="float" office:value="241.895">
            <text:p>241.90</text:p>
          </table:table-cell>
          <table:table-cell table:style-name="ce3" office:value-type="float" office:value="51.318">
            <text:p>51.32</text:p>
          </table:table-cell>
          <table:table-cell table:style-name="ce2" office:value-type="string">
            <text:p><text:s/>1 ♊ 53' 23"</text:p>
          </table:table-cell>
          <table:table-cell table:style-name="ce2" office:value-type="string">
            <text:p><text:s/>1 ♐ 53' 41"</text:p>
          </table:table-cell>
          <table:table-cell table:style-name="ce2" office:value-type="string">
            <text:p>21 ♉ 19' 04"</text:p>
          </table:table-cell>
          <table:table-cell table:style-name="ce2" office:value-type="float" office:value="20.549">
            <text:p>20.549</text:p>
          </table:table-cell>
          <table:table-cell table:style-name="ce2" office:value-type="float" office:value="-21.501">
            <text:p>-21.501</text:p>
          </table:table-cell>
          <table:table-cell table:style-name="ce2" office:value-type="float" office:value="-0.971">
            <text:p>-0.971</text:p>
          </table:table-cell>
          <table:table-cell table:style-name="ce2" office:value-type="float" office:value="112561.895">
            <text:p>112561.895</text:p>
          </table:table-cell>
          <table:table-cell table:style-name="ce2" office:value-type="float" office:value="8701.89">
            <text:p>8701.89</text:p>
          </table:table-cell>
          <table:table-cell table:style-name="ce2" office:value-type="float" office:value="-308.682">
            <text:p>-308.682</text:p>
          </table:table-cell>
          <table:table-cell table:style-name="ce2" office:value-type="float" office:value="104220.005">
            <text:p>104220.005</text:p>
          </table:table-cell>
          <table:table-cell table:style-name="ce2" office:value-type="float" office:value="289.5000138889">
            <text:p>289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113230.577">
            <text:p>113230.577</text:p>
          </table:table-cell>
          <table:table-cell office:value-type="float" office:value="190.577">
            <text:p>190.577</text:p>
          </table:table-cell>
          <table:table-cell office:value-type="float" office:value="9370.572">
            <text:p>9370.572</text:p>
          </table:table-cell>
          <table:table-cell office:value-type="float" office:value="10.572">
            <text:p>10.572</text:p>
          </table:table-cell>
        </table:table-row>
        <table:table-row table:style-name="ro2">
          <table:table-cell table:style-name="ce2" office:value-type="string">
            <text:p>1929-06-07 08:57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76.313">
            <text:p>76.31</text:p>
          </table:table-cell>
          <table:table-cell table:style-name="ce3" office:value-type="float" office:value="76.316">
            <text:p>76.32</text:p>
          </table:table-cell>
          <table:table-cell table:style-name="ce3" office:value-type="float" office:value="51.173">
            <text:p>51.17</text:p>
          </table:table-cell>
          <table:table-cell table:style-name="ce2" office:value-type="string">
            <text:p>16 ♊ 18' 45"</text:p>
          </table:table-cell>
          <table:table-cell table:style-name="ce2" office:value-type="string">
            <text:p>16 ♊ 18' 56"</text:p>
          </table:table-cell>
          <table:table-cell table:style-name="ce2" office:value-type="string">
            <text:p>21 ♉ 10' 21"</text:p>
          </table:table-cell>
          <table:table-cell table:style-name="ce2" office:value-type="float" office:value="22.746">
            <text:p>22.746</text:p>
          </table:table-cell>
          <table:table-cell table:style-name="ce2" office:value-type="float" office:value="24.964">
            <text:p>24.964</text:p>
          </table:table-cell>
          <table:table-cell table:style-name="ce2" office:value-type="float" office:value="2.229">
            <text:p>2.229</text:p>
          </table:table-cell>
          <table:table-cell table:style-name="ce2" office:value-type="float" office:value="112756.316">
            <text:p>112756.316</text:p>
          </table:table-cell>
          <table:table-cell table:style-name="ce2" office:value-type="float" office:value="8716.313">
            <text:p>8716.313</text:p>
          </table:table-cell>
          <table:table-cell table:style-name="ce2" office:value-type="float" office:value="-308.827">
            <text:p>-308.827</text:p>
          </table:table-cell>
          <table:table-cell table:style-name="ce2" office:value-type="float" office:value="104400.003">
            <text:p>104400.003</text:p>
          </table:table-cell>
          <table:table-cell table:style-name="ce2" office:value-type="float" office:value="290.0000083333">
            <text:p>290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113425.143">
            <text:p>113425.143</text:p>
          </table:table-cell>
          <table:table-cell office:value-type="float" office:value="25.143">
            <text:p>25.143</text:p>
          </table:table-cell>
          <table:table-cell office:value-type="float" office:value="9385.14">
            <text:p>9385.14</text:p>
          </table:table-cell>
          <table:table-cell office:value-type="float" office:value="25.14">
            <text:p>25.14</text:p>
          </table:table-cell>
        </table:table-row>
        <table:table-row table:style-name="ro2">
          <table:table-cell table:style-name="ce2" office:value-type="string">
            <text:p>1929-06-21 23:15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90.254">
            <text:p>90.25</text:p>
          </table:table-cell>
          <table:table-cell table:style-name="ce3" office:value-type="float" office:value="270.255">
            <text:p>270.26</text:p>
          </table:table-cell>
          <table:table-cell table:style-name="ce3" office:value-type="float" office:value="50.811">
            <text:p>50.81</text:p>
          </table:table-cell>
          <table:table-cell table:style-name="ce2" office:value-type="string">
            <text:p><text:s/>0 ♋ 15' 14"</text:p>
          </table:table-cell>
          <table:table-cell table:style-name="ce2" office:value-type="string">
            <text:p><text:s/>0 ♑ 15' 16"</text:p>
          </table:table-cell>
          <table:table-cell table:style-name="ce2" office:value-type="string">
            <text:p>20 ♉ 48' 40"</text:p>
          </table:table-cell>
          <table:table-cell table:style-name="ce2" office:value-type="float" office:value="23.449">
            <text:p>23.449</text:p>
          </table:table-cell>
          <table:table-cell table:style-name="ce2" office:value-type="float" office:value="-26.735">
            <text:p>-26.735</text:p>
          </table:table-cell>
          <table:table-cell table:style-name="ce2" office:value-type="float" office:value="-3.285">
            <text:p>-3.285</text:p>
          </table:table-cell>
          <table:table-cell table:style-name="ce2" office:value-type="float" office:value="112950.255">
            <text:p>112950.255</text:p>
          </table:table-cell>
          <table:table-cell table:style-name="ce2" office:value-type="float" office:value="8730.254">
            <text:p>8730.254</text:p>
          </table:table-cell>
          <table:table-cell table:style-name="ce2" office:value-type="float" office:value="-309.189">
            <text:p>-309.189</text:p>
          </table:table-cell>
          <table:table-cell table:style-name="ce2" office:value-type="float" office:value="104580.001">
            <text:p>104580.001</text:p>
          </table:table-cell>
          <table:table-cell table:style-name="ce2" office:value-type="float" office:value="290.5000027778">
            <text:p>290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113619.444">
            <text:p>113619.444</text:p>
          </table:table-cell>
          <table:table-cell office:value-type="float" office:value="219.444">
            <text:p>219.444</text:p>
          </table:table-cell>
          <table:table-cell office:value-type="float" office:value="9399.443">
            <text:p>9399.443</text:p>
          </table:table-cell>
          <table:table-cell office:value-type="float" office:value="39.443">
            <text:p>39.443</text:p>
          </table:table-cell>
        </table:table-row>
        <table:table-row table:style-name="ro2">
          <table:table-cell table:style-name="ce2" office:value-type="string">
            <text:p>1929-07-06 15:47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04.261">
            <text:p>104.26</text:p>
          </table:table-cell>
          <table:table-cell table:style-name="ce3" office:value-type="float" office:value="104.265">
            <text:p>104.27</text:p>
          </table:table-cell>
          <table:table-cell table:style-name="ce3" office:value-type="float" office:value="49.922">
            <text:p>49.92</text:p>
          </table:table-cell>
          <table:table-cell table:style-name="ce2" office:value-type="string">
            <text:p>14 ♋ 15' 40"</text:p>
          </table:table-cell>
          <table:table-cell table:style-name="ce2" office:value-type="string">
            <text:p>14 ♋ 15' 54"</text:p>
          </table:table-cell>
          <table:table-cell table:style-name="ce2" office:value-type="string">
            <text:p>19 ♉ 55' 20"</text:p>
          </table:table-cell>
          <table:table-cell table:style-name="ce2" office:value-type="float" office:value="22.686">
            <text:p>22.686</text:p>
          </table:table-cell>
          <table:table-cell table:style-name="ce2" office:value-type="float" office:value="26.807">
            <text:p>26.807</text:p>
          </table:table-cell>
          <table:table-cell table:style-name="ce2" office:value-type="float" office:value="4.146">
            <text:p>4.146</text:p>
          </table:table-cell>
          <table:table-cell table:style-name="ce2" office:value-type="float" office:value="113144.265">
            <text:p>113144.265</text:p>
          </table:table-cell>
          <table:table-cell table:style-name="ce2" office:value-type="float" office:value="8744.261">
            <text:p>8744.261</text:p>
          </table:table-cell>
          <table:table-cell table:style-name="ce2" office:value-type="float" office:value="-310.078">
            <text:p>-310.078</text:p>
          </table:table-cell>
          <table:table-cell table:style-name="ce2" office:value-type="float" office:value="104760.004">
            <text:p>104760.004</text:p>
          </table:table-cell>
          <table:table-cell table:style-name="ce2" office:value-type="float" office:value="291.0000111111">
            <text:p>291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113814.343">
            <text:p>113814.343</text:p>
          </table:table-cell>
          <table:table-cell office:value-type="float" office:value="54.343">
            <text:p>54.343</text:p>
          </table:table-cell>
          <table:table-cell office:value-type="float" office:value="9414.339">
            <text:p>9414.339</text:p>
          </table:table-cell>
          <table:table-cell office:value-type="float" office:value="54.339">
            <text:p>54.339</text:p>
          </table:table-cell>
        </table:table-row>
        <table:table-row table:style-name="ro2">
          <table:table-cell table:style-name="ce2" office:value-type="string">
            <text:p>1929-07-21 14:22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18.513">
            <text:p>118.51</text:p>
          </table:table-cell>
          <table:table-cell table:style-name="ce3" office:value-type="float" office:value="298.519">
            <text:p>298.52</text:p>
          </table:table-cell>
          <table:table-cell table:style-name="ce3" office:value-type="float" office:value="48.723">
            <text:p>48.72</text:p>
          </table:table-cell>
          <table:table-cell table:style-name="ce2" office:value-type="string">
            <text:p>28 ♋ 30' 47"</text:p>
          </table:table-cell>
          <table:table-cell table:style-name="ce2" office:value-type="string">
            <text:p>28 ♑ 31' 06"</text:p>
          </table:table-cell>
          <table:table-cell table:style-name="ce2" office:value-type="string">
            <text:p>18 ♉ 43' 24"</text:p>
          </table:table-cell>
          <table:table-cell table:style-name="ce2" office:value-type="float" office:value="20.468">
            <text:p>20.468</text:p>
          </table:table-cell>
          <table:table-cell table:style-name="ce2" office:value-type="float" office:value="-25.083">
            <text:p>-25.083</text:p>
          </table:table-cell>
          <table:table-cell table:style-name="ce2" office:value-type="float" office:value="-4.718">
            <text:p>-4.718</text:p>
          </table:table-cell>
          <table:table-cell table:style-name="ce2" office:value-type="float" office:value="113338.519">
            <text:p>113338.519</text:p>
          </table:table-cell>
          <table:table-cell table:style-name="ce2" office:value-type="float" office:value="8758.513">
            <text:p>8758.513</text:p>
          </table:table-cell>
          <table:table-cell table:style-name="ce2" office:value-type="float" office:value="-311.277">
            <text:p>-311.277</text:p>
          </table:table-cell>
          <table:table-cell table:style-name="ce2" office:value-type="float" office:value="104940.006">
            <text:p>104940.006</text:p>
          </table:table-cell>
          <table:table-cell table:style-name="ce2" office:value-type="float" office:value="291.5000166667">
            <text:p>291.5000166667</text:p>
          </table:table-cell>
          <table:table-cell table:style-name="ce2" office:value-type="float" office:value="180.006">
            <text:p>180.006</text:p>
          </table:table-cell>
          <table:table-cell table:style-name="ce2" office:value-type="float" office:value="15">
            <text:p>15</text:p>
          </table:table-cell>
          <table:table-cell office:value-type="float" office:value="114009.796">
            <text:p>114009.796</text:p>
          </table:table-cell>
          <table:table-cell office:value-type="float" office:value="249.796">
            <text:p>249.796</text:p>
          </table:table-cell>
          <table:table-cell office:value-type="float" office:value="9429.79">
            <text:p>9429.79</text:p>
          </table:table-cell>
          <table:table-cell office:value-type="float" office:value="69.79">
            <text:p>69.79</text:p>
          </table:table-cell>
        </table:table-row>
        <table:table-row table:style-name="ro2">
          <table:table-cell table:style-name="ce2" office:value-type="string">
            <text:p>1929-08-04 22:40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3" office:value-type="float" office:value="132.231">
            <text:p>132.23</text:p>
          </table:table-cell>
          <table:table-cell table:style-name="ce3" office:value-type="float" office:value="47.232">
            <text:p>47.23</text:p>
          </table:table-cell>
          <table:table-cell table:style-name="ce2" office:value-type="string">
            <text:p>12 ♌ 13' 50"</text:p>
          </table:table-cell>
          <table:table-cell table:style-name="ce2" office:value-type="string">
            <text:p>12 ♌ 13' 52"</text:p>
          </table:table-cell>
          <table:table-cell table:style-name="ce2" office:value-type="string">
            <text:p>17 ♉ 13' 56"</text:p>
          </table:table-cell>
          <table:table-cell table:style-name="ce2" office:value-type="float" office:value="17.137">
            <text:p>17.137</text:p>
          </table:table-cell>
          <table:table-cell table:style-name="ce2" office:value-type="float" office:value="21.919">
            <text:p>21.919</text:p>
          </table:table-cell>
          <table:table-cell table:style-name="ce2" office:value-type="float" office:value="4.988">
            <text:p>4.988</text:p>
          </table:table-cell>
          <table:table-cell table:style-name="ce2" office:value-type="float" office:value="113532.231">
            <text:p>113532.231</text:p>
          </table:table-cell>
          <table:table-cell table:style-name="ce2" office:value-type="float" office:value="8772.231">
            <text:p>8772.231</text:p>
          </table:table-cell>
          <table:table-cell table:style-name="ce2" office:value-type="float" office:value="-312.768">
            <text:p>-312.768</text:p>
          </table:table-cell>
          <table:table-cell table:style-name="ce2" office:value-type="float" office:value="105120">
            <text:p>105120</text:p>
          </table:table-cell>
          <table:table-cell table:style-name="ce2" office:value-type="float" office:value="292">
            <text:p>29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0">
            <text:p>30</text:p>
          </table:table-cell>
          <table:table-cell office:value-type="float" office:value="114204.999">
            <text:p>114204.999</text:p>
          </table:table-cell>
          <table:table-cell office:value-type="float" office:value="84.999">
            <text:p>84.999</text:p>
          </table:table-cell>
          <table:table-cell office:value-type="float" office:value="9444.999">
            <text:p>9444.999</text:p>
          </table:table-cell>
          <table:table-cell office:value-type="float" office:value="84.999">
            <text:p>84.999</text:p>
          </table:table-cell>
        </table:table-row>
        <table:table-row table:style-name="ro2">
          <table:table-cell table:style-name="ce2" office:value-type="string">
            <text:p>1929-08-20 04:43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46.877">
            <text:p>146.88</text:p>
          </table:table-cell>
          <table:table-cell table:style-name="ce3" office:value-type="float" office:value="326.88">
            <text:p>326.88</text:p>
          </table:table-cell>
          <table:table-cell table:style-name="ce3" office:value-type="float" office:value="45.57">
            <text:p>45.57</text:p>
          </table:table-cell>
          <table:table-cell table:style-name="ce2" office:value-type="string">
            <text:p>26 ♌ 52' 35"</text:p>
          </table:table-cell>
          <table:table-cell table:style-name="ce2" office:value-type="string">
            <text:p>26 ♒ 52' 48"</text:p>
          </table:table-cell>
          <table:table-cell table:style-name="ce2" office:value-type="string">
            <text:p>15 ♉ 34' 12"</text:p>
          </table:table-cell>
          <table:table-cell table:style-name="ce2" office:value-type="float" office:value="12.56">
            <text:p>12.56</text:p>
          </table:table-cell>
          <table:table-cell table:style-name="ce2" office:value-type="float" office:value="-17.164">
            <text:p>-17.164</text:p>
          </table:table-cell>
          <table:table-cell table:style-name="ce2" office:value-type="float" office:value="-4.907">
            <text:p>-4.907</text:p>
          </table:table-cell>
          <table:table-cell table:style-name="ce2" office:value-type="float" office:value="113726.88">
            <text:p>113726.88</text:p>
          </table:table-cell>
          <table:table-cell table:style-name="ce2" office:value-type="float" office:value="8786.877">
            <text:p>8786.877</text:p>
          </table:table-cell>
          <table:table-cell table:style-name="ce2" office:value-type="float" office:value="-314.43">
            <text:p>-314.43</text:p>
          </table:table-cell>
          <table:table-cell table:style-name="ce2" office:value-type="float" office:value="105300.003">
            <text:p>105300.003</text:p>
          </table:table-cell>
          <table:table-cell table:style-name="ce2" office:value-type="float" office:value="292.5000083333">
            <text:p>292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114401.31">
            <text:p>114401.31</text:p>
          </table:table-cell>
          <table:table-cell office:value-type="float" office:value="281.31">
            <text:p>281.31</text:p>
          </table:table-cell>
          <table:table-cell office:value-type="float" office:value="9461.307">
            <text:p>9461.307</text:p>
          </table:table-cell>
          <table:table-cell office:value-type="float" office:value="101.307">
            <text:p>101.307</text:p>
          </table:table-cell>
        </table:table-row>
        <table:table-row table:style-name="ro2">
          <table:table-cell table:style-name="ce2" office:value-type="string">
            <text:p>1929-09-03 06:48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60.483">
            <text:p>160.48</text:p>
          </table:table-cell>
          <table:table-cell table:style-name="ce3" office:value-type="float" office:value="160.488">
            <text:p>160.49</text:p>
          </table:table-cell>
          <table:table-cell table:style-name="ce3" office:value-type="float" office:value="44.231">
            <text:p>44.23</text:p>
          </table:table-cell>
          <table:table-cell table:style-name="ce2" office:value-type="string">
            <text:p>10 ♍ 28' 58"</text:p>
          </table:table-cell>
          <table:table-cell table:style-name="ce2" office:value-type="string">
            <text:p>10 ♍ 29' 16"</text:p>
          </table:table-cell>
          <table:table-cell table:style-name="ce2" office:value-type="string">
            <text:p>14 ♉ 13' 52"</text:p>
          </table:table-cell>
          <table:table-cell table:style-name="ce2" office:value-type="float" office:value="7.64">
            <text:p>7.64</text:p>
          </table:table-cell>
          <table:table-cell table:style-name="ce2" office:value-type="float" office:value="11.83">
            <text:p>11.83</text:p>
          </table:table-cell>
          <table:table-cell table:style-name="ce2" office:value-type="float" office:value="4.533">
            <text:p>4.533</text:p>
          </table:table-cell>
          <table:table-cell table:style-name="ce2" office:value-type="float" office:value="113920.488">
            <text:p>113920.488</text:p>
          </table:table-cell>
          <table:table-cell table:style-name="ce2" office:value-type="float" office:value="8800.483">
            <text:p>8800.483</text:p>
          </table:table-cell>
          <table:table-cell table:style-name="ce2" office:value-type="float" office:value="-315.769">
            <text:p>-315.769</text:p>
          </table:table-cell>
          <table:table-cell table:style-name="ce2" office:value-type="float" office:value="105480.005">
            <text:p>105480.005</text:p>
          </table:table-cell>
          <table:table-cell table:style-name="ce2" office:value-type="float" office:value="293.0000138889">
            <text:p>293.0000138889</text:p>
          </table:table-cell>
          <table:table-cell table:style-name="ce2" office:value-type="float" office:value="0.005">
            <text:p>0.005</text:p>
          </table:table-cell>
          <table:table-cell table:style-name="ce2" office:value-type="float" office:value="30">
            <text:p>30</text:p>
          </table:table-cell>
          <table:table-cell office:value-type="float" office:value="114596.257">
            <text:p>114596.257</text:p>
          </table:table-cell>
          <table:table-cell office:value-type="float" office:value="116.257">
            <text:p>116.257</text:p>
          </table:table-cell>
          <table:table-cell office:value-type="float" office:value="9476.252">
            <text:p>9476.252</text:p>
          </table:table-cell>
          <table:table-cell office:value-type="float" office:value="116.252">
            <text:p>116.252</text:p>
          </table:table-cell>
        </table:table-row>
        <table:table-row table:style-name="ro2">
          <table:table-cell table:style-name="ce2" office:value-type="string">
            <text:p>1929-09-18 18:16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75.541">
            <text:p>175.54</text:p>
          </table:table-cell>
          <table:table-cell table:style-name="ce3" office:value-type="float" office:value="355.545">
            <text:p>355.55</text:p>
          </table:table-cell>
          <table:table-cell table:style-name="ce3" office:value-type="float" office:value="43.056">
            <text:p>43.06</text:p>
          </table:table-cell>
          <table:table-cell table:style-name="ce2" office:value-type="string">
            <text:p>25 ♍ 32' 27"</text:p>
          </table:table-cell>
          <table:table-cell table:style-name="ce2" office:value-type="string">
            <text:p>25 ♓ 32' 43"</text:p>
          </table:table-cell>
          <table:table-cell table:style-name="ce2" office:value-type="string">
            <text:p>13 ♉ 03' 23"</text:p>
          </table:table-cell>
          <table:table-cell table:style-name="ce2" office:value-type="float" office:value="1.773">
            <text:p>1.773</text:p>
          </table:table-cell>
          <table:table-cell table:style-name="ce2" office:value-type="float" office:value="-5.24">
            <text:p>-5.24</text:p>
          </table:table-cell>
          <table:table-cell table:style-name="ce2" office:value-type="float" office:value="-3.78">
            <text:p>-3.78</text:p>
          </table:table-cell>
          <table:table-cell table:style-name="ce2" office:value-type="float" office:value="114115.545">
            <text:p>114115.545</text:p>
          </table:table-cell>
          <table:table-cell table:style-name="ce2" office:value-type="float" office:value="8815.541">
            <text:p>8815.541</text:p>
          </table:table-cell>
          <table:table-cell table:style-name="ce2" office:value-type="float" office:value="-316.944">
            <text:p>-316.944</text:p>
          </table:table-cell>
          <table:table-cell table:style-name="ce2" office:value-type="float" office:value="105660.004">
            <text:p>105660.004</text:p>
          </table:table-cell>
          <table:table-cell table:style-name="ce2" office:value-type="float" office:value="293.5000111111">
            <text:p>293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office:value-type="float" office:value="114792.489">
            <text:p>114792.489</text:p>
          </table:table-cell>
          <table:table-cell office:value-type="float" office:value="312.489">
            <text:p>312.489</text:p>
          </table:table-cell>
          <table:table-cell office:value-type="float" office:value="9492.485">
            <text:p>9492.485</text:p>
          </table:table-cell>
          <table:table-cell office:value-type="float" office:value="132.485">
            <text:p>132.485</text:p>
          </table:table-cell>
        </table:table-row>
        <table:table-row table:style-name="ro2">
          <table:table-cell table:style-name="ce2" office:value-type="string">
            <text:p>1929-10-02 17:19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89.232">
            <text:p>189.23</text:p>
          </table:table-cell>
          <table:table-cell table:style-name="ce3" office:value-type="float" office:value="189.233">
            <text:p>189.23</text:p>
          </table:table-cell>
          <table:table-cell table:style-name="ce3" office:value-type="float" office:value="42.449">
            <text:p>42.45</text:p>
          </table:table-cell>
          <table:table-cell table:style-name="ce2" office:value-type="string">
            <text:p><text:s/>9 ♎ 13' 55"</text:p>
          </table:table-cell>
          <table:table-cell table:style-name="ce2" office:value-type="string">
            <text:p><text:s/>9 ♎ 13' 58"</text:p>
          </table:table-cell>
          <table:table-cell table:style-name="ce2" office:value-type="string">
            <text:p>12 ♉ 26' 55"</text:p>
          </table:table-cell>
          <table:table-cell table:style-name="ce2" office:value-type="float" office:value="-3.661">
            <text:p>-3.661</text:p>
          </table:table-cell>
          <table:table-cell table:style-name="ce2" office:value-type="float" office:value="-1.041">
            <text:p>-1.041</text:p>
          </table:table-cell>
          <table:table-cell table:style-name="ce2" office:value-type="float" office:value="2.849">
            <text:p>2.849</text:p>
          </table:table-cell>
          <table:table-cell table:style-name="ce2" office:value-type="float" office:value="114309.233">
            <text:p>114309.233</text:p>
          </table:table-cell>
          <table:table-cell table:style-name="ce2" office:value-type="float" office:value="8829.232">
            <text:p>8829.232</text:p>
          </table:table-cell>
          <table:table-cell table:style-name="ce2" office:value-type="float" office:value="-317.551">
            <text:p>-317.551</text:p>
          </table:table-cell>
          <table:table-cell table:style-name="ce2" office:value-type="float" office:value="105840.001">
            <text:p>105840.001</text:p>
          </table:table-cell>
          <table:table-cell table:style-name="ce2" office:value-type="float" office:value="294.0000027778">
            <text:p>294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114986.784">
            <text:p>114986.784</text:p>
          </table:table-cell>
          <table:table-cell office:value-type="float" office:value="146.784">
            <text:p>146.784</text:p>
          </table:table-cell>
          <table:table-cell office:value-type="float" office:value="9506.783">
            <text:p>9506.783</text:p>
          </table:table-cell>
          <table:table-cell office:value-type="float" office:value="146.783">
            <text:p>146.783</text:p>
          </table:table-cell>
        </table:table-row>
        <table:table-row table:style-name="ro2">
          <table:table-cell table:style-name="ce2" office:value-type="string">
            <text:p>1929-10-18 07:06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04.636">
            <text:p>204.64</text:p>
          </table:table-cell>
          <table:table-cell table:style-name="ce3" office:value-type="float" office:value="24.639">
            <text:p>24.64</text:p>
          </table:table-cell>
          <table:table-cell table:style-name="ce3" office:value-type="float" office:value="42.177">
            <text:p>42.18</text:p>
          </table:table-cell>
          <table:table-cell table:style-name="ce2" office:value-type="string">
            <text:p>24 ♎ 38' 07"</text:p>
          </table:table-cell>
          <table:table-cell table:style-name="ce2" office:value-type="string">
            <text:p>24 ♈ 38' 19"</text:p>
          </table:table-cell>
          <table:table-cell table:style-name="ce2" office:value-type="string">
            <text:p>12 ♉ 10' 38"</text:p>
          </table:table-cell>
          <table:table-cell table:style-name="ce2" office:value-type="float" office:value="-9.549">
            <text:p>-9.549</text:p>
          </table:table-cell>
          <table:table-cell table:style-name="ce2" office:value-type="float" office:value="8.072">
            <text:p>8.072</text:p>
          </table:table-cell>
          <table:table-cell table:style-name="ce2" office:value-type="float" office:value="-1.588">
            <text:p>-1.588</text:p>
          </table:table-cell>
          <table:table-cell table:style-name="ce2" office:value-type="float" office:value="114504.639">
            <text:p>114504.639</text:p>
          </table:table-cell>
          <table:table-cell table:style-name="ce2" office:value-type="float" office:value="8844.636">
            <text:p>8844.636</text:p>
          </table:table-cell>
          <table:table-cell table:style-name="ce2" office:value-type="float" office:value="-317.823">
            <text:p>-317.823</text:p>
          </table:table-cell>
          <table:table-cell table:style-name="ce2" office:value-type="float" office:value="106020.003">
            <text:p>106020.003</text:p>
          </table:table-cell>
          <table:table-cell table:style-name="ce2" office:value-type="float" office:value="294.5000083333">
            <text:p>294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115182.462">
            <text:p>115182.462</text:p>
          </table:table-cell>
          <table:table-cell office:value-type="float" office:value="342.462">
            <text:p>342.462</text:p>
          </table:table-cell>
          <table:table-cell office:value-type="float" office:value="9522.459">
            <text:p>9522.459</text:p>
          </table:table-cell>
          <table:table-cell office:value-type="float" office:value="162.459">
            <text:p>162.459</text:p>
          </table:table-cell>
        </table:table-row>
        <table:table-row table:style-name="ro2">
          <table:table-cell table:style-name="ce2" office:value-type="string">
            <text:p>1929-11-01 07:01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18.594">
            <text:p>218.59</text:p>
          </table:table-cell>
          <table:table-cell table:style-name="ce3" office:value-type="float" office:value="218.597">
            <text:p>218.60</text:p>
          </table:table-cell>
          <table:table-cell table:style-name="ce3" office:value-type="float" office:value="42.162">
            <text:p>42.16</text:p>
          </table:table-cell>
          <table:table-cell table:style-name="ce2" office:value-type="string">
            <text:p><text:s/>8 ♏ 35' 38"</text:p>
          </table:table-cell>
          <table:table-cell table:style-name="ce2" office:value-type="string">
            <text:p><text:s/>8 ♏ 35' 50"</text:p>
          </table:table-cell>
          <table:table-cell table:style-name="ce2" office:value-type="string">
            <text:p>12 ♉ 09' 43"</text:p>
          </table:table-cell>
          <table:table-cell table:style-name="ce2" office:value-type="float" office:value="-14.374">
            <text:p>-14.374</text:p>
          </table:table-cell>
          <table:table-cell table:style-name="ce2" office:value-type="float" office:value="-14.063">
            <text:p>-14.063</text:p>
          </table:table-cell>
          <table:table-cell table:style-name="ce2" office:value-type="float" office:value="0.329">
            <text:p>0.329</text:p>
          </table:table-cell>
          <table:table-cell table:style-name="ce2" office:value-type="float" office:value="114698.597">
            <text:p>114698.597</text:p>
          </table:table-cell>
          <table:table-cell table:style-name="ce2" office:value-type="float" office:value="8858.594">
            <text:p>8858.594</text:p>
          </table:table-cell>
          <table:table-cell table:style-name="ce2" office:value-type="float" office:value="-317.838">
            <text:p>-317.838</text:p>
          </table:table-cell>
          <table:table-cell table:style-name="ce2" office:value-type="float" office:value="106200.003">
            <text:p>106200.003</text:p>
          </table:table-cell>
          <table:table-cell table:style-name="ce2" office:value-type="float" office:value="295.0000083333">
            <text:p>295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115376.435">
            <text:p>115376.435</text:p>
          </table:table-cell>
          <table:table-cell office:value-type="float" office:value="176.435">
            <text:p>176.435</text:p>
          </table:table-cell>
          <table:table-cell office:value-type="float" office:value="9536.432">
            <text:p>9536.432</text:p>
          </table:table-cell>
          <table:table-cell office:value-type="float" office:value="176.432">
            <text:p>176.432</text:p>
          </table:table-cell>
        </table:table-row>
        <table:table-row table:style-name="ro2">
          <table:table-cell table:style-name="ce2" office:value-type="string">
            <text:p>1929-11-16 19:15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34.179">
            <text:p>234.18</text:p>
          </table:table-cell>
          <table:table-cell table:style-name="ce3" office:value-type="float" office:value="54.184">
            <text:p>54.18</text:p>
          </table:table-cell>
          <table:table-cell table:style-name="ce3" office:value-type="float" office:value="42.21">
            <text:p>42.21</text:p>
          </table:table-cell>
          <table:table-cell table:style-name="ce2" office:value-type="string">
            <text:p>24 ♏ 10' 43"</text:p>
          </table:table-cell>
          <table:table-cell table:style-name="ce2" office:value-type="string">
            <text:p>24 ♉ 11' 01"</text:p>
          </table:table-cell>
          <table:table-cell table:style-name="ce2" office:value-type="string">
            <text:p>12 ♉ 12' 34"</text:p>
          </table:table-cell>
          <table:table-cell table:style-name="ce2" office:value-type="float" office:value="-18.825">
            <text:p>-18.825</text:p>
          </table:table-cell>
          <table:table-cell table:style-name="ce2" office:value-type="float" office:value="19.889">
            <text:p>19.889</text:p>
          </table:table-cell>
          <table:table-cell table:style-name="ce2" office:value-type="float" office:value="1.096">
            <text:p>1.096</text:p>
          </table:table-cell>
          <table:table-cell table:style-name="ce2" office:value-type="float" office:value="114894.184">
            <text:p>114894.184</text:p>
          </table:table-cell>
          <table:table-cell table:style-name="ce2" office:value-type="float" office:value="8874.179">
            <text:p>8874.179</text:p>
          </table:table-cell>
          <table:table-cell table:style-name="ce2" office:value-type="float" office:value="-317.79">
            <text:p>-317.79</text:p>
          </table:table-cell>
          <table:table-cell table:style-name="ce2" office:value-type="float" office:value="106380.005">
            <text:p>106380.005</text:p>
          </table:table-cell>
          <table:table-cell table:style-name="ce2" office:value-type="float" office:value="295.5000138889">
            <text:p>295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115571.974">
            <text:p>115571.974</text:p>
          </table:table-cell>
          <table:table-cell office:value-type="float" office:value="11.974">
            <text:p>11.974</text:p>
          </table:table-cell>
          <table:table-cell office:value-type="float" office:value="9551.969">
            <text:p>9551.969</text:p>
          </table:table-cell>
          <table:table-cell office:value-type="float" office:value="191.969">
            <text:p>191.969</text:p>
          </table:table-cell>
        </table:table-row>
        <table:table-row table:style-name="ro2">
          <table:table-cell table:style-name="ce2" office:value-type="string">
            <text:p>1929-11-30 23:49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48.529">
            <text:p>248.53</text:p>
          </table:table-cell>
          <table:table-cell table:style-name="ce3" office:value-type="float" office:value="248.533">
            <text:p>248.53</text:p>
          </table:table-cell>
          <table:table-cell table:style-name="ce3" office:value-type="float" office:value="42.101">
            <text:p>42.10</text:p>
          </table:table-cell>
          <table:table-cell table:style-name="ce2" office:value-type="string">
            <text:p><text:s/>8 ♐ 31' 45"</text:p>
          </table:table-cell>
          <table:table-cell table:style-name="ce2" office:value-type="string">
            <text:p><text:s/>8 ♐ 31' 57"</text:p>
          </table:table-cell>
          <table:table-cell table:style-name="ce2" office:value-type="string">
            <text:p>12 ♉ 06' 04"</text:p>
          </table:table-cell>
          <table:table-cell table:style-name="ce2" office:value-type="float" office:value="-21.736">
            <text:p>-21.736</text:p>
          </table:table-cell>
          <table:table-cell table:style-name="ce2" office:value-type="float" office:value="-24.036">
            <text:p>-24.036</text:p>
          </table:table-cell>
          <table:table-cell table:style-name="ce2" office:value-type="float" office:value="-2.329">
            <text:p>-2.329</text:p>
          </table:table-cell>
          <table:table-cell table:style-name="ce2" office:value-type="float" office:value="115088.533">
            <text:p>115088.533</text:p>
          </table:table-cell>
          <table:table-cell table:style-name="ce2" office:value-type="float" office:value="8888.529">
            <text:p>8888.529</text:p>
          </table:table-cell>
          <table:table-cell table:style-name="ce2" office:value-type="float" office:value="-317.899">
            <text:p>-317.899</text:p>
          </table:table-cell>
          <table:table-cell table:style-name="ce2" office:value-type="float" office:value="106560.004">
            <text:p>106560.004</text:p>
          </table:table-cell>
          <table:table-cell table:style-name="ce2" office:value-type="float" office:value="296.0000111111">
            <text:p>296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115766.432">
            <text:p>115766.432</text:p>
          </table:table-cell>
          <table:table-cell office:value-type="float" office:value="206.432">
            <text:p>206.432</text:p>
          </table:table-cell>
          <table:table-cell office:value-type="float" office:value="9566.428">
            <text:p>9566.428</text:p>
          </table:table-cell>
          <table:table-cell office:value-type="float" office:value="206.428">
            <text:p>206.428</text:p>
          </table:table-cell>
        </table:table-row>
        <table:table-row table:style-name="ro2">
          <table:table-cell table:style-name="ce2" office:value-type="string">
            <text:p>1929-12-16 06:39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64.058">
            <text:p>264.06</text:p>
          </table:table-cell>
          <table:table-cell table:style-name="ce3" office:value-type="float" office:value="84.065">
            <text:p>84.07</text:p>
          </table:table-cell>
          <table:table-cell table:style-name="ce3" office:value-type="float" office:value="41.501">
            <text:p>41.50</text:p>
          </table:table-cell>
          <table:table-cell table:style-name="ce2" office:value-type="string">
            <text:p>24 ♐ 03' 30"</text:p>
          </table:table-cell>
          <table:table-cell table:style-name="ce2" office:value-type="string">
            <text:p>24 ♊ 03' 53"</text:p>
          </table:table-cell>
          <table:table-cell table:style-name="ce2" office:value-type="string">
            <text:p>11 ♉ 30' 04"</text:p>
          </table:table-cell>
          <table:table-cell table:style-name="ce2" office:value-type="float" office:value="-23.317">
            <text:p>-23.317</text:p>
          </table:table-cell>
          <table:table-cell table:style-name="ce2" office:value-type="float" office:value="26.8">
            <text:p>26.8</text:p>
          </table:table-cell>
          <table:table-cell table:style-name="ce2" office:value-type="float" office:value="3.486">
            <text:p>3.486</text:p>
          </table:table-cell>
          <table:table-cell table:style-name="ce2" office:value-type="float" office:value="115284.065">
            <text:p>115284.065</text:p>
          </table:table-cell>
          <table:table-cell table:style-name="ce2" office:value-type="float" office:value="8904.058">
            <text:p>8904.058</text:p>
          </table:table-cell>
          <table:table-cell table:style-name="ce2" office:value-type="float" office:value="-318.499">
            <text:p>-318.499</text:p>
          </table:table-cell>
          <table:table-cell table:style-name="ce2" office:value-type="float" office:value="106740.007">
            <text:p>106740.007</text:p>
          </table:table-cell>
          <table:table-cell table:style-name="ce2" office:value-type="float" office:value="296.5000194444">
            <text:p>296.5000194444</text:p>
          </table:table-cell>
          <table:table-cell table:style-name="ce2" office:value-type="float" office:value="180.007">
            <text:p>180.007</text:p>
          </table:table-cell>
          <table:table-cell table:style-name="ce2" office:value-type="float" office:value="15">
            <text:p>15</text:p>
          </table:table-cell>
          <table:table-cell office:value-type="float" office:value="115962.564">
            <text:p>115962.564</text:p>
          </table:table-cell>
          <table:table-cell office:value-type="float" office:value="42.564">
            <text:p>42.564</text:p>
          </table:table-cell>
          <table:table-cell office:value-type="float" office:value="9582.557">
            <text:p>9582.557</text:p>
          </table:table-cell>
          <table:table-cell office:value-type="float" office:value="222.557">
            <text:p>222.557</text:p>
          </table:table-cell>
        </table:table-row>
        <table:table-row table:style-name="ro2">
          <table:table-cell table:style-name="ce2" office:value-type="string">
            <text:p>1929-12-30 18:42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78.832">
            <text:p>278.83</text:p>
          </table:table-cell>
          <table:table-cell table:style-name="ce3" office:value-type="float" office:value="278.836">
            <text:p>278.84</text:p>
          </table:table-cell>
          <table:table-cell table:style-name="ce3" office:value-type="float" office:value="40.559">
            <text:p>40.56</text:p>
          </table:table-cell>
          <table:table-cell table:style-name="ce2" office:value-type="string">
            <text:p><text:s/>8 ♑ 49' 55"</text:p>
          </table:table-cell>
          <table:table-cell table:style-name="ce2" office:value-type="string">
            <text:p><text:s/>8 ♑ 50' 09"</text:p>
          </table:table-cell>
          <table:table-cell table:style-name="ce2" office:value-type="string">
            <text:p>10 ♉ 33' 33"</text:p>
          </table:table-cell>
          <table:table-cell table:style-name="ce2" office:value-type="float" office:value="-23.156">
            <text:p>-23.156</text:p>
          </table:table-cell>
          <table:table-cell table:style-name="ce2" office:value-type="float" office:value="-27.452">
            <text:p>-27.452</text:p>
          </table:table-cell>
          <table:table-cell table:style-name="ce2" office:value-type="float" office:value="-4.306">
            <text:p>-4.306</text:p>
          </table:table-cell>
          <table:table-cell table:style-name="ce2" office:value-type="float" office:value="115478.836">
            <text:p>115478.836</text:p>
          </table:table-cell>
          <table:table-cell table:style-name="ce2" office:value-type="float" office:value="8918.832">
            <text:p>8918.832</text:p>
          </table:table-cell>
          <table:table-cell table:style-name="ce2" office:value-type="float" office:value="-319.441">
            <text:p>-319.441</text:p>
          </table:table-cell>
          <table:table-cell table:style-name="ce2" office:value-type="float" office:value="106920.004">
            <text:p>106920.004</text:p>
          </table:table-cell>
          <table:table-cell table:style-name="ce2" office:value-type="float" office:value="297.0000111111">
            <text:p>297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116158.277">
            <text:p>116158.277</text:p>
          </table:table-cell>
          <table:table-cell office:value-type="float" office:value="238.277">
            <text:p>238.277</text:p>
          </table:table-cell>
          <table:table-cell office:value-type="float" office:value="9598.273">
            <text:p>9598.273</text:p>
          </table:table-cell>
          <table:table-cell office:value-type="float" office:value="238.273">
            <text:p>238.273</text:p>
          </table:table-cell>
        </table:table-row>
        <table:table-row table:style-name="ro2">
          <table:table-cell table:style-name="ce2" office:value-type="string">
            <text:p>1930-01-14 17:22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94.061">
            <text:p>294.06</text:p>
          </table:table-cell>
          <table:table-cell table:style-name="ce3" office:value-type="float" office:value="114.067">
            <text:p>114.07</text:p>
          </table:table-cell>
          <table:table-cell table:style-name="ce3" office:value-type="float" office:value="39.004">
            <text:p>39.00</text:p>
          </table:table-cell>
          <table:table-cell table:style-name="ce2" office:value-type="string">
            <text:p>24 ♑ 03' 39"</text:p>
          </table:table-cell>
          <table:table-cell table:style-name="ce2" office:value-type="string">
            <text:p>24 ♋ 04' 01"</text:p>
          </table:table-cell>
          <table:table-cell table:style-name="ce2" office:value-type="string">
            <text:p><text:s/>9 ♉ 00' 14"</text:p>
          </table:table-cell>
          <table:table-cell table:style-name="ce2" office:value-type="float" office:value="-21.307">
            <text:p>-21.307</text:p>
          </table:table-cell>
          <table:table-cell table:style-name="ce2" office:value-type="float" office:value="26.075">
            <text:p>26.075</text:p>
          </table:table-cell>
          <table:table-cell table:style-name="ce2" office:value-type="float" office:value="4.845">
            <text:p>4.845</text:p>
          </table:table-cell>
          <table:table-cell table:style-name="ce2" office:value-type="float" office:value="115674.067">
            <text:p>115674.067</text:p>
          </table:table-cell>
          <table:table-cell table:style-name="ce2" office:value-type="float" office:value="8934.061">
            <text:p>8934.061</text:p>
          </table:table-cell>
          <table:table-cell table:style-name="ce2" office:value-type="float" office:value="-320.996">
            <text:p>-320.996</text:p>
          </table:table-cell>
          <table:table-cell table:style-name="ce2" office:value-type="float" office:value="107100.006">
            <text:p>107100.006</text:p>
          </table:table-cell>
          <table:table-cell table:style-name="ce2" office:value-type="float" office:value="297.5000166667">
            <text:p>297.5000166667</text:p>
          </table:table-cell>
          <table:table-cell table:style-name="ce2" office:value-type="float" office:value="180.006">
            <text:p>180.006</text:p>
          </table:table-cell>
          <table:table-cell table:style-name="ce2" office:value-type="float" office:value="15">
            <text:p>15</text:p>
          </table:table-cell>
          <table:table-cell office:value-type="float" office:value="116355.063">
            <text:p>116355.063</text:p>
          </table:table-cell>
          <table:table-cell office:value-type="float" office:value="75.063">
            <text:p>75.063</text:p>
          </table:table-cell>
          <table:table-cell office:value-type="float" office:value="9615.057">
            <text:p>9615.057</text:p>
          </table:table-cell>
          <table:table-cell office:value-type="float" office:value="255.057">
            <text:p>255.057</text:p>
          </table:table-cell>
        </table:table-row>
        <table:table-row table:style-name="ro2">
          <table:table-cell table:style-name="ce2" office:value-type="string">
            <text:p>1930-01-29 14:08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09.182">
            <text:p>309.18</text:p>
          </table:table-cell>
          <table:table-cell table:style-name="ce3" office:value-type="float" office:value="309.187">
            <text:p>309.19</text:p>
          </table:table-cell>
          <table:table-cell table:style-name="ce3" office:value-type="float" office:value="37.267">
            <text:p>37.27</text:p>
          </table:table-cell>
          <table:table-cell table:style-name="ce2" office:value-type="string">
            <text:p><text:s/>9 ♒ 10' 56"</text:p>
          </table:table-cell>
          <table:table-cell table:style-name="ce2" office:value-type="string">
            <text:p><text:s/>9 ♒ 11' 13"</text:p>
          </table:table-cell>
          <table:table-cell table:style-name="ce2" office:value-type="string">
            <text:p><text:s/>7 ♉ 16' 02"</text:p>
          </table:table-cell>
          <table:table-cell table:style-name="ce2" office:value-type="float" office:value="-17.967">
            <text:p>-17.967</text:p>
          </table:table-cell>
          <table:table-cell table:style-name="ce2" office:value-type="float" office:value="-22.761">
            <text:p>-22.761</text:p>
          </table:table-cell>
          <table:table-cell table:style-name="ce2" office:value-type="float" office:value="-4.977">
            <text:p>-4.977</text:p>
          </table:table-cell>
          <table:table-cell table:style-name="ce2" office:value-type="float" office:value="115869.187">
            <text:p>115869.187</text:p>
          </table:table-cell>
          <table:table-cell table:style-name="ce2" office:value-type="float" office:value="8949.182">
            <text:p>8949.182</text:p>
          </table:table-cell>
          <table:table-cell table:style-name="ce2" office:value-type="float" office:value="-322.733">
            <text:p>-322.733</text:p>
          </table:table-cell>
          <table:table-cell table:style-name="ce2" office:value-type="float" office:value="107280.005">
            <text:p>107280.005</text:p>
          </table:table-cell>
          <table:table-cell table:style-name="ce2" office:value-type="float" office:value="298.0000138889">
            <text:p>298.0000138889</text:p>
          </table:table-cell>
          <table:table-cell table:style-name="ce2" office:value-type="float" office:value="0.005">
            <text:p>0.005</text:p>
          </table:table-cell>
          <table:table-cell table:style-name="ce2" office:value-type="float" office:value="30">
            <text:p>30</text:p>
          </table:table-cell>
          <table:table-cell office:value-type="float" office:value="116551.92">
            <text:p>116551.92</text:p>
          </table:table-cell>
          <table:table-cell office:value-type="float" office:value="271.92">
            <text:p>271.92</text:p>
          </table:table-cell>
          <table:table-cell office:value-type="float" office:value="9631.915">
            <text:p>9631.915</text:p>
          </table:table-cell>
          <table:table-cell office:value-type="float" office:value="271.915">
            <text:p>271.915</text:p>
          </table:table-cell>
        </table:table-row>
        <table:table-row table:style-name="ro2">
          <table:table-cell table:style-name="ce2" office:value-type="string">
            <text:p>1930-02-13 03:39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23.937">
            <text:p>323.94</text:p>
          </table:table-cell>
          <table:table-cell table:style-name="ce3" office:value-type="float" office:value="143.94">
            <text:p>143.94</text:p>
          </table:table-cell>
          <table:table-cell table:style-name="ce3" office:value-type="float" office:value="35.622">
            <text:p>35.62</text:p>
          </table:table-cell>
          <table:table-cell table:style-name="ce2" office:value-type="string">
            <text:p>23 ♒ 56' 14"</text:p>
          </table:table-cell>
          <table:table-cell table:style-name="ce2" office:value-type="string">
            <text:p>23 ♌ 56' 25"</text:p>
          </table:table-cell>
          <table:table-cell table:style-name="ce2" office:value-type="string">
            <text:p><text:s/>5 ♉ 37' 17"</text:p>
          </table:table-cell>
          <table:table-cell table:style-name="ce2" office:value-type="float" office:value="-13.548">
            <text:p>-13.548</text:p>
          </table:table-cell>
          <table:table-cell table:style-name="ce2" office:value-type="float" office:value="18.04">
            <text:p>18.04</text:p>
          </table:table-cell>
          <table:table-cell table:style-name="ce2" office:value-type="float" office:value="4.768">
            <text:p>4.768</text:p>
          </table:table-cell>
          <table:table-cell table:style-name="ce2" office:value-type="float" office:value="116063.94">
            <text:p>116063.94</text:p>
          </table:table-cell>
          <table:table-cell table:style-name="ce2" office:value-type="float" office:value="8963.937">
            <text:p>8963.937</text:p>
          </table:table-cell>
          <table:table-cell table:style-name="ce2" office:value-type="float" office:value="-324.378">
            <text:p>-324.378</text:p>
          </table:table-cell>
          <table:table-cell table:style-name="ce2" office:value-type="float" office:value="107460.003">
            <text:p>107460.003</text:p>
          </table:table-cell>
          <table:table-cell table:style-name="ce2" office:value-type="float" office:value="298.5000083333">
            <text:p>298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116748.318">
            <text:p>116748.318</text:p>
          </table:table-cell>
          <table:table-cell office:value-type="float" office:value="108.318">
            <text:p>108.318</text:p>
          </table:table-cell>
          <table:table-cell office:value-type="float" office:value="9648.315">
            <text:p>9648.315</text:p>
          </table:table-cell>
          <table:table-cell office:value-type="float" office:value="288.315">
            <text:p>288.315</text:p>
          </table:table-cell>
        </table:table-row>
        <table:table-row table:style-name="ro2">
          <table:table-cell table:style-name="ce2" office:value-type="string">
            <text:p>1930-02-28 08:33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39.253">
            <text:p>339.25</text:p>
          </table:table-cell>
          <table:table-cell table:style-name="ce3" office:value-type="float" office:value="339.258">
            <text:p>339.26</text:p>
          </table:table-cell>
          <table:table-cell table:style-name="ce3" office:value-type="float" office:value="34.156">
            <text:p>34.16</text:p>
          </table:table-cell>
          <table:table-cell table:style-name="ce2" office:value-type="string">
            <text:p><text:s/>9 ♓ 15' 10"</text:p>
          </table:table-cell>
          <table:table-cell table:style-name="ce2" office:value-type="string">
            <text:p><text:s/>9 ♓ 15' 29"</text:p>
          </table:table-cell>
          <table:table-cell table:style-name="ce2" office:value-type="string">
            <text:p><text:s/>4 ♉ 09' 21"</text:p>
          </table:table-cell>
          <table:table-cell table:style-name="ce2" office:value-type="float" office:value="-8.104">
            <text:p>-8.104</text:p>
          </table:table-cell>
          <table:table-cell table:style-name="ce2" office:value-type="float" office:value="-11.949">
            <text:p>-11.949</text:p>
          </table:table-cell>
          <table:table-cell table:style-name="ce2" office:value-type="float" office:value="-4.155">
            <text:p>-4.155</text:p>
          </table:table-cell>
          <table:table-cell table:style-name="ce2" office:value-type="float" office:value="116259.258">
            <text:p>116259.258</text:p>
          </table:table-cell>
          <table:table-cell table:style-name="ce2" office:value-type="float" office:value="8979.253">
            <text:p>8979.253</text:p>
          </table:table-cell>
          <table:table-cell table:style-name="ce2" office:value-type="float" office:value="-325.844">
            <text:p>-325.844</text:p>
          </table:table-cell>
          <table:table-cell table:style-name="ce2" office:value-type="float" office:value="107640.005">
            <text:p>107640.005</text:p>
          </table:table-cell>
          <table:table-cell table:style-name="ce2" office:value-type="float" office:value="299.0000138889">
            <text:p>299.0000138889</text:p>
          </table:table-cell>
          <table:table-cell table:style-name="ce2" office:value-type="float" office:value="0.005">
            <text:p>0.005</text:p>
          </table:table-cell>
          <table:table-cell table:style-name="ce2" office:value-type="float" office:value="30">
            <text:p>30</text:p>
          </table:table-cell>
          <table:table-cell office:value-type="float" office:value="116945.102">
            <text:p>116945.102</text:p>
          </table:table-cell>
          <table:table-cell office:value-type="float" office:value="305.102">
            <text:p>305.102</text:p>
          </table:table-cell>
          <table:table-cell office:value-type="float" office:value="9665.097">
            <text:p>9665.097</text:p>
          </table:table-cell>
          <table:table-cell office:value-type="float" office:value="305.097">
            <text:p>305.097</text:p>
          </table:table-cell>
        </table:table-row>
        <table:table-row table:style-name="ro2">
          <table:table-cell table:style-name="ce2" office:value-type="string">
            <text:p>1930-03-14 13:58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53.48">
            <text:p>353.48</text:p>
          </table:table-cell>
          <table:table-cell table:style-name="ce3" office:value-type="float" office:value="173.48">
            <text:p>173.48</text:p>
          </table:table-cell>
          <table:table-cell table:style-name="ce3" office:value-type="float" office:value="33.341">
            <text:p>33.34</text:p>
          </table:table-cell>
          <table:table-cell table:style-name="ce2" office:value-type="string">
            <text:p>23 ♓ 28' 49"</text:p>
          </table:table-cell>
          <table:table-cell table:style-name="ce2" office:value-type="string">
            <text:p>23 ♍ 28' 49"</text:p>
          </table:table-cell>
          <table:table-cell table:style-name="ce2" office:value-type="string">
            <text:p><text:s/>3 ♉ 20' 27"</text:p>
          </table:table-cell>
          <table:table-cell table:style-name="ce2" office:value-type="float" office:value="-2.59">
            <text:p>-2.59</text:p>
          </table:table-cell>
          <table:table-cell table:style-name="ce2" office:value-type="float" office:value="5.628">
            <text:p>5.628</text:p>
          </table:table-cell>
          <table:table-cell table:style-name="ce2" office:value-type="float" office:value="3.31">
            <text:p>3.31</text:p>
          </table:table-cell>
          <table:table-cell table:style-name="ce2" office:value-type="float" office:value="116453.48">
            <text:p>116453.48</text:p>
          </table:table-cell>
          <table:table-cell table:style-name="ce2" office:value-type="float" office:value="8993.48">
            <text:p>8993.48</text:p>
          </table:table-cell>
          <table:table-cell table:style-name="ce2" office:value-type="float" office:value="-326.659">
            <text:p>-326.659</text:p>
          </table:table-cell>
          <table:table-cell table:style-name="ce2" office:value-type="float" office:value="107820">
            <text:p>107820</text:p>
          </table:table-cell>
          <table:table-cell table:style-name="ce2" office:value-type="float" office:value="299.5">
            <text:p>299.5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5">
            <text:p>15</text:p>
          </table:table-cell>
          <table:table-cell office:value-type="float" office:value="117140.139">
            <text:p>117140.139</text:p>
          </table:table-cell>
          <table:table-cell office:value-type="float" office:value="140.139">
            <text:p>140.139</text:p>
          </table:table-cell>
          <table:table-cell office:value-type="float" office:value="9680.139">
            <text:p>9680.139</text:p>
          </table:table-cell>
          <table:table-cell office:value-type="float" office:value="320.139">
            <text:p>320.139</text:p>
          </table:table-cell>
        </table:table-row>
        <table:table-row table:style-name="ro2">
          <table:table-cell table:style-name="ce2" office:value-type="string">
            <text:p>1930-03-30 00:47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8.808">
            <text:p>8.81</text:p>
          </table:table-cell>
          <table:table-cell table:style-name="ce3" office:value-type="float" office:value="8.809">
            <text:p>8.81</text:p>
          </table:table-cell>
          <table:table-cell table:style-name="ce3" office:value-type="float" office:value="32.853">
            <text:p>32.85</text:p>
          </table:table-cell>
          <table:table-cell table:style-name="ce2" office:value-type="string">
            <text:p><text:s/>8 ♈ 48' 27"</text:p>
          </table:table-cell>
          <table:table-cell table:style-name="ce2" office:value-type="string">
            <text:p><text:s/>8 ♈ 48' 31"</text:p>
          </table:table-cell>
          <table:table-cell table:style-name="ce2" office:value-type="string">
            <text:p><text:s/>2 ♉ 51' 11"</text:p>
          </table:table-cell>
          <table:table-cell table:style-name="ce2" office:value-type="float" office:value="3.493">
            <text:p>3.493</text:p>
          </table:table-cell>
          <table:table-cell table:style-name="ce2" office:value-type="float" office:value="1.532">
            <text:p>1.532</text:p>
          </table:table-cell>
          <table:table-cell table:style-name="ce2" office:value-type="float" office:value="-2.134">
            <text:p>-2.134</text:p>
          </table:table-cell>
          <table:table-cell table:style-name="ce2" office:value-type="float" office:value="116648.809">
            <text:p>116648.809</text:p>
          </table:table-cell>
          <table:table-cell table:style-name="ce2" office:value-type="float" office:value="9008.808">
            <text:p>9008.808</text:p>
          </table:table-cell>
          <table:table-cell table:style-name="ce2" office:value-type="float" office:value="-327.147">
            <text:p>-327.147</text:p>
          </table:table-cell>
          <table:table-cell table:style-name="ce2" office:value-type="float" office:value="108000.001">
            <text:p>108000.001</text:p>
          </table:table-cell>
          <table:table-cell table:style-name="ce2" office:value-type="float" office:value="300.0000027778">
            <text:p>300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117335.956">
            <text:p>117335.956</text:p>
          </table:table-cell>
          <table:table-cell office:value-type="float" office:value="335.956">
            <text:p>335.956</text:p>
          </table:table-cell>
          <table:table-cell office:value-type="float" office:value="9695.955">
            <text:p>9695.955</text:p>
          </table:table-cell>
          <table:table-cell office:value-type="float" office:value="335.955">
            <text:p>335.955</text:p>
          </table:table-cell>
        </table:table-row>
        <table:table-row table:style-name="ro2">
          <table:table-cell table:style-name="ce2" office:value-type="string">
            <text:p>1930-04-13 00:49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2.581">
            <text:p>22.58</text:p>
          </table:table-cell>
          <table:table-cell table:style-name="ce3" office:value-type="float" office:value="202.583">
            <text:p>202.58</text:p>
          </table:table-cell>
          <table:table-cell table:style-name="ce3" office:value-type="float" office:value="32.772">
            <text:p>32.77</text:p>
          </table:table-cell>
          <table:table-cell table:style-name="ce2" office:value-type="string">
            <text:p>22 ♈ 34' 53"</text:p>
          </table:table-cell>
          <table:table-cell table:style-name="ce2" office:value-type="string">
            <text:p>22 ♎ 35' 00"</text:p>
          </table:table-cell>
          <table:table-cell table:style-name="ce2" office:value-type="string">
            <text:p><text:s/>2 ♉ 46' 17"</text:p>
          </table:table-cell>
          <table:table-cell table:style-name="ce2" office:value-type="float" office:value="8.79">
            <text:p>8.79</text:p>
          </table:table-cell>
          <table:table-cell table:style-name="ce2" office:value-type="float" office:value="-7.923">
            <text:p>-7.923</text:p>
          </table:table-cell>
          <table:table-cell table:style-name="ce2" office:value-type="float" office:value="0.935">
            <text:p>0.935</text:p>
          </table:table-cell>
          <table:table-cell table:style-name="ce2" office:value-type="float" office:value="116842.583">
            <text:p>116842.583</text:p>
          </table:table-cell>
          <table:table-cell table:style-name="ce2" office:value-type="float" office:value="9022.581">
            <text:p>9022.581</text:p>
          </table:table-cell>
          <table:table-cell table:style-name="ce2" office:value-type="float" office:value="-327.228">
            <text:p>-327.228</text:p>
          </table:table-cell>
          <table:table-cell table:style-name="ce2" office:value-type="float" office:value="108180.002">
            <text:p>108180.002</text:p>
          </table:table-cell>
          <table:table-cell table:style-name="ce2" office:value-type="float" office:value="300.5000055556">
            <text:p>300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office:value-type="float" office:value="117529.811">
            <text:p>117529.811</text:p>
          </table:table-cell>
          <table:table-cell office:value-type="float" office:value="169.811">
            <text:p>169.811</text:p>
          </table:table-cell>
          <table:table-cell office:value-type="float" office:value="9709.809">
            <text:p>9709.809</text:p>
          </table:table-cell>
          <table:table-cell office:value-type="float" office:value="349.809">
            <text:p>349.809</text:p>
          </table:table-cell>
        </table:table-row>
        <table:table-row table:style-name="ro2">
          <table:table-cell table:style-name="ce2" office:value-type="string">
            <text:p>1930-04-28 14:09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7.759">
            <text:p>37.76</text:p>
          </table:table-cell>
          <table:table-cell table:style-name="ce3" office:value-type="float" office:value="37.762">
            <text:p>37.76</text:p>
          </table:table-cell>
          <table:table-cell table:style-name="ce3" office:value-type="float" office:value="32.827">
            <text:p>32.83</text:p>
          </table:table-cell>
          <table:table-cell table:style-name="ce2" office:value-type="string">
            <text:p><text:s/>7 ♉ 45' 30"</text:p>
          </table:table-cell>
          <table:table-cell table:style-name="ce2" office:value-type="string">
            <text:p><text:s/>7 ♉ 45' 43"</text:p>
          </table:table-cell>
          <table:table-cell table:style-name="ce2" office:value-type="string">
            <text:p><text:s/>2 ♉ 49' 36"</text:p>
          </table:table-cell>
          <table:table-cell table:style-name="ce2" office:value-type="float" office:value="14.104">
            <text:p>14.104</text:p>
          </table:table-cell>
          <table:table-cell table:style-name="ce2" office:value-type="float" office:value="14.536">
            <text:p>14.536</text:p>
          </table:table-cell>
          <table:table-cell table:style-name="ce2" office:value-type="float" office:value="0.455">
            <text:p>0.455</text:p>
          </table:table-cell>
          <table:table-cell table:style-name="ce2" office:value-type="float" office:value="117037.762">
            <text:p>117037.762</text:p>
          </table:table-cell>
          <table:table-cell table:style-name="ce2" office:value-type="float" office:value="9037.759">
            <text:p>9037.759</text:p>
          </table:table-cell>
          <table:table-cell table:style-name="ce2" office:value-type="float" office:value="-327.173">
            <text:p>-327.173</text:p>
          </table:table-cell>
          <table:table-cell table:style-name="ce2" office:value-type="float" office:value="108360.003">
            <text:p>108360.003</text:p>
          </table:table-cell>
          <table:table-cell table:style-name="ce2" office:value-type="float" office:value="301.0000083333">
            <text:p>301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117724.935">
            <text:p>117724.935</text:p>
          </table:table-cell>
          <table:table-cell office:value-type="float" office:value="4.935">
            <text:p>4.935</text:p>
          </table:table-cell>
          <table:table-cell office:value-type="float" office:value="9724.932">
            <text:p>9724.932</text:p>
          </table:table-cell>
          <table:table-cell office:value-type="float" office:value="4.932">
            <text:p>4.932</text:p>
          </table:table-cell>
        </table:table-row>
        <table:table-row table:style-name="ro2">
          <table:table-cell table:style-name="ce2" office:value-type="string">
            <text:p>1930-05-12 12:30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51.249">
            <text:p>51.25</text:p>
          </table:table-cell>
          <table:table-cell table:style-name="ce3" office:value-type="float" office:value="231.252">
            <text:p>231.25</text:p>
          </table:table-cell>
          <table:table-cell table:style-name="ce3" office:value-type="float" office:value="32.807">
            <text:p>32.81</text:p>
          </table:table-cell>
          <table:table-cell table:style-name="ce2" office:value-type="string">
            <text:p>21 ♉ 14' 55"</text:p>
          </table:table-cell>
          <table:table-cell table:style-name="ce2" office:value-type="string">
            <text:p>21 ♏ 15' 07"</text:p>
          </table:table-cell>
          <table:table-cell table:style-name="ce2" office:value-type="string">
            <text:p><text:s/>2 ♉ 48' 25"</text:p>
          </table:table-cell>
          <table:table-cell table:style-name="ce2" office:value-type="float" office:value="18.081">
            <text:p>18.081</text:p>
          </table:table-cell>
          <table:table-cell table:style-name="ce2" office:value-type="float" office:value="-19.687">
            <text:p>-19.687</text:p>
          </table:table-cell>
          <table:table-cell table:style-name="ce2" office:value-type="float" office:value="-1.665">
            <text:p>-1.665</text:p>
          </table:table-cell>
          <table:table-cell table:style-name="ce2" office:value-type="float" office:value="117231.252">
            <text:p>117231.252</text:p>
          </table:table-cell>
          <table:table-cell table:style-name="ce2" office:value-type="float" office:value="9051.249">
            <text:p>9051.249</text:p>
          </table:table-cell>
          <table:table-cell table:style-name="ce2" office:value-type="float" office:value="-327.193">
            <text:p>-327.193</text:p>
          </table:table-cell>
          <table:table-cell table:style-name="ce2" office:value-type="float" office:value="108540.003">
            <text:p>108540.003</text:p>
          </table:table-cell>
          <table:table-cell table:style-name="ce2" office:value-type="float" office:value="301.5000083333">
            <text:p>301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117918.445">
            <text:p>117918.445</text:p>
          </table:table-cell>
          <table:table-cell office:value-type="float" office:value="198.445">
            <text:p>198.445</text:p>
          </table:table-cell>
          <table:table-cell office:value-type="float" office:value="9738.442">
            <text:p>9738.442</text:p>
          </table:table-cell>
          <table:table-cell office:value-type="float" office:value="18.442">
            <text:p>18.442</text:p>
          </table:table-cell>
        </table:table-row>
        <table:table-row table:style-name="ro2">
          <table:table-cell table:style-name="ce2" office:value-type="string">
            <text:p>1930-05-28 00:37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66.168">
            <text:p>66.17</text:p>
          </table:table-cell>
          <table:table-cell table:style-name="ce3" office:value-type="float" office:value="66.169">
            <text:p>66.17</text:p>
          </table:table-cell>
          <table:table-cell table:style-name="ce3" office:value-type="float" office:value="32.511">
            <text:p>32.51</text:p>
          </table:table-cell>
          <table:table-cell table:style-name="ce2" office:value-type="string">
            <text:p><text:s/>6 ♊ 10' 03"</text:p>
          </table:table-cell>
          <table:table-cell table:style-name="ce2" office:value-type="string">
            <text:p><text:s/>6 ♊ 10' 08"</text:p>
          </table:table-cell>
          <table:table-cell table:style-name="ce2" office:value-type="string">
            <text:p><text:s/>2 ♉ 30' 37"</text:p>
          </table:table-cell>
          <table:table-cell table:style-name="ce2" office:value-type="float" office:value="21.347">
            <text:p>21.347</text:p>
          </table:table-cell>
          <table:table-cell table:style-name="ce2" office:value-type="float" office:value="24.184">
            <text:p>24.184</text:p>
          </table:table-cell>
          <table:table-cell table:style-name="ce2" office:value-type="float" office:value="2.88">
            <text:p>2.88</text:p>
          </table:table-cell>
          <table:table-cell table:style-name="ce2" office:value-type="float" office:value="117426.169">
            <text:p>117426.169</text:p>
          </table:table-cell>
          <table:table-cell table:style-name="ce2" office:value-type="float" office:value="9066.168">
            <text:p>9066.168</text:p>
          </table:table-cell>
          <table:table-cell table:style-name="ce2" office:value-type="float" office:value="-327.489">
            <text:p>-327.489</text:p>
          </table:table-cell>
          <table:table-cell table:style-name="ce2" office:value-type="float" office:value="108720.001">
            <text:p>108720.001</text:p>
          </table:table-cell>
          <table:table-cell table:style-name="ce2" office:value-type="float" office:value="302.0000027778">
            <text:p>302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118113.658">
            <text:p>118113.658</text:p>
          </table:table-cell>
          <table:table-cell office:value-type="float" office:value="33.658">
            <text:p>33.658</text:p>
          </table:table-cell>
          <table:table-cell office:value-type="float" office:value="9753.657">
            <text:p>9753.657</text:p>
          </table:table-cell>
          <table:table-cell office:value-type="float" office:value="33.657">
            <text:p>33.657</text:p>
          </table:table-cell>
        </table:table-row>
        <table:table-row table:style-name="ro2">
          <table:table-cell table:style-name="ce2" office:value-type="string">
            <text:p>1930-06-11 01:12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79.596">
            <text:p>79.60</text:p>
          </table:table-cell>
          <table:table-cell table:style-name="ce3" office:value-type="float" office:value="259.598">
            <text:p>259.60</text:p>
          </table:table-cell>
          <table:table-cell table:style-name="ce3" office:value-type="float" office:value="31.929">
            <text:p>31.93</text:p>
          </table:table-cell>
          <table:table-cell table:style-name="ce2" office:value-type="string">
            <text:p>19 ♊ 35' 46"</text:p>
          </table:table-cell>
          <table:table-cell table:style-name="ce2" office:value-type="string">
            <text:p>19 ♐ 35' 51"</text:p>
          </table:table-cell>
          <table:table-cell table:style-name="ce2" office:value-type="string">
            <text:p><text:s/>1 ♉ 55' 45"</text:p>
          </table:table-cell>
          <table:table-cell table:style-name="ce2" office:value-type="float" office:value="23.042">
            <text:p>23.042</text:p>
          </table:table-cell>
          <table:table-cell table:style-name="ce2" office:value-type="float" office:value="-26.817">
            <text:p>-26.817</text:p>
          </table:table-cell>
          <table:table-cell table:style-name="ce2" office:value-type="float" office:value="-3.786">
            <text:p>-3.786</text:p>
          </table:table-cell>
          <table:table-cell table:style-name="ce2" office:value-type="float" office:value="117619.598">
            <text:p>117619.598</text:p>
          </table:table-cell>
          <table:table-cell table:style-name="ce2" office:value-type="float" office:value="9079.596">
            <text:p>9079.596</text:p>
          </table:table-cell>
          <table:table-cell table:style-name="ce2" office:value-type="float" office:value="-328.071">
            <text:p>-328.071</text:p>
          </table:table-cell>
          <table:table-cell table:style-name="ce2" office:value-type="float" office:value="108900.002">
            <text:p>108900.002</text:p>
          </table:table-cell>
          <table:table-cell table:style-name="ce2" office:value-type="float" office:value="302.5000055556">
            <text:p>302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office:value-type="float" office:value="118307.669">
            <text:p>118307.669</text:p>
          </table:table-cell>
          <table:table-cell office:value-type="float" office:value="227.669">
            <text:p>227.669</text:p>
          </table:table-cell>
          <table:table-cell office:value-type="float" office:value="9767.667">
            <text:p>9767.667</text:p>
          </table:table-cell>
          <table:table-cell office:value-type="float" office:value="47.667">
            <text:p>47.667</text:p>
          </table:table-cell>
        </table:table-row>
        <table:table-row table:style-name="ro2">
          <table:table-cell table:style-name="ce2" office:value-type="string">
            <text:p>1930-06-26 08:47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94.217">
            <text:p>94.22</text:p>
          </table:table-cell>
          <table:table-cell table:style-name="ce3" office:value-type="float" office:value="94.219">
            <text:p>94.22</text:p>
          </table:table-cell>
          <table:table-cell table:style-name="ce3" office:value-type="float" office:value="30.778">
            <text:p>30.78</text:p>
          </table:table-cell>
          <table:table-cell table:style-name="ce2" office:value-type="string">
            <text:p><text:s/>4 ♋ 12' 59"</text:p>
          </table:table-cell>
          <table:table-cell table:style-name="ce2" office:value-type="string">
            <text:p><text:s/>4 ♋ 13' 07"</text:p>
          </table:table-cell>
          <table:table-cell table:style-name="ce2" office:value-type="string">
            <text:p><text:s/>0 ♉ 46' 41"</text:p>
          </table:table-cell>
          <table:table-cell table:style-name="ce2" office:value-type="float" office:value="23.383">
            <text:p>23.383</text:p>
          </table:table-cell>
          <table:table-cell table:style-name="ce2" office:value-type="float" office:value="27.902">
            <text:p>27.902</text:p>
          </table:table-cell>
          <table:table-cell table:style-name="ce2" office:value-type="float" office:value="4.521">
            <text:p>4.521</text:p>
          </table:table-cell>
          <table:table-cell table:style-name="ce2" office:value-type="float" office:value="117814.219">
            <text:p>117814.219</text:p>
          </table:table-cell>
          <table:table-cell table:style-name="ce2" office:value-type="float" office:value="9094.217">
            <text:p>9094.217</text:p>
          </table:table-cell>
          <table:table-cell table:style-name="ce2" office:value-type="float" office:value="-329.222">
            <text:p>-329.222</text:p>
          </table:table-cell>
          <table:table-cell table:style-name="ce2" office:value-type="float" office:value="109080.002">
            <text:p>109080.002</text:p>
          </table:table-cell>
          <table:table-cell table:style-name="ce2" office:value-type="float" office:value="303.0000055556">
            <text:p>303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118503.441">
            <text:p>118503.441</text:p>
          </table:table-cell>
          <table:table-cell office:value-type="float" office:value="63.441">
            <text:p>63.441</text:p>
          </table:table-cell>
          <table:table-cell office:value-type="float" office:value="9783.439">
            <text:p>9783.439</text:p>
          </table:table-cell>
          <table:table-cell office:value-type="float" office:value="63.439">
            <text:p>63.439</text:p>
          </table:table-cell>
        </table:table-row>
        <table:table-row table:style-name="ro2">
          <table:table-cell table:style-name="ce2" office:value-type="string">
            <text:p>1930-07-10 15:02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07.814">
            <text:p>107.81</text:p>
          </table:table-cell>
          <table:table-cell table:style-name="ce3" office:value-type="float" office:value="287.817">
            <text:p>287.82</text:p>
          </table:table-cell>
          <table:table-cell table:style-name="ce3" office:value-type="float" office:value="29.452">
            <text:p>29.45</text:p>
          </table:table-cell>
          <table:table-cell table:style-name="ce2" office:value-type="string">
            <text:p>17 ♋ 48' 50"</text:p>
          </table:table-cell>
          <table:table-cell table:style-name="ce2" office:value-type="string">
            <text:p>17 ♑ 49' 01"</text:p>
          </table:table-cell>
          <table:table-cell table:style-name="ce2" office:value-type="string">
            <text:p>29 ♈ 27' 07"</text:p>
          </table:table-cell>
          <table:table-cell table:style-name="ce2" office:value-type="float" office:value="22.264">
            <text:p>22.264</text:p>
          </table:table-cell>
          <table:table-cell table:style-name="ce2" office:value-type="float" office:value="-27.117">
            <text:p>-27.117</text:p>
          </table:table-cell>
          <table:table-cell table:style-name="ce2" office:value-type="float" office:value="-4.898">
            <text:p>-4.898</text:p>
          </table:table-cell>
          <table:table-cell table:style-name="ce2" office:value-type="float" office:value="118007.817">
            <text:p>118007.817</text:p>
          </table:table-cell>
          <table:table-cell table:style-name="ce2" office:value-type="float" office:value="9107.814">
            <text:p>9107.814</text:p>
          </table:table-cell>
          <table:table-cell table:style-name="ce2" office:value-type="float" office:value="-330.548">
            <text:p>-330.548</text:p>
          </table:table-cell>
          <table:table-cell table:style-name="ce2" office:value-type="float" office:value="109260.003">
            <text:p>109260.003</text:p>
          </table:table-cell>
          <table:table-cell table:style-name="ce2" office:value-type="float" office:value="303.5000083333">
            <text:p>303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118698.365">
            <text:p>118698.365</text:p>
          </table:table-cell>
          <table:table-cell office:value-type="float" office:value="258.365">
            <text:p>258.365</text:p>
          </table:table-cell>
          <table:table-cell office:value-type="float" office:value="9798.362">
            <text:p>9798.362</text:p>
          </table:table-cell>
          <table:table-cell office:value-type="float" office:value="78.362">
            <text:p>78.362</text:p>
          </table:table-cell>
        </table:table-row>
        <table:table-row table:style-name="ro2">
          <table:table-cell table:style-name="ce2" office:value-type="string">
            <text:p>1930-07-25 15:42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22.157">
            <text:p>122.16</text:p>
          </table:table-cell>
          <table:table-cell table:style-name="ce3" office:value-type="float" office:value="122.162">
            <text:p>122.16</text:p>
          </table:table-cell>
          <table:table-cell table:style-name="ce3" office:value-type="float" office:value="27.824">
            <text:p>27.82</text:p>
          </table:table-cell>
          <table:table-cell table:style-name="ce2" office:value-type="string">
            <text:p><text:s/>2 ♌ 09' 23"</text:p>
          </table:table-cell>
          <table:table-cell table:style-name="ce2" office:value-type="string">
            <text:p><text:s/>2 ♌ 09' 43"</text:p>
          </table:table-cell>
          <table:table-cell table:style-name="ce2" office:value-type="string">
            <text:p>27 ♈ 49' 24"</text:p>
          </table:table-cell>
          <table:table-cell table:style-name="ce2" office:value-type="float" office:value="19.689">
            <text:p>19.689</text:p>
          </table:table-cell>
          <table:table-cell table:style-name="ce2" office:value-type="float" office:value="24.545">
            <text:p>24.545</text:p>
          </table:table-cell>
          <table:table-cell table:style-name="ce2" office:value-type="float" office:value="4.99">
            <text:p>4.99</text:p>
          </table:table-cell>
          <table:table-cell table:style-name="ce2" office:value-type="float" office:value="118202.162">
            <text:p>118202.162</text:p>
          </table:table-cell>
          <table:table-cell table:style-name="ce2" office:value-type="float" office:value="9122.157">
            <text:p>9122.157</text:p>
          </table:table-cell>
          <table:table-cell table:style-name="ce2" office:value-type="float" office:value="-332.176">
            <text:p>-332.176</text:p>
          </table:table-cell>
          <table:table-cell table:style-name="ce2" office:value-type="float" office:value="109440.005">
            <text:p>109440.005</text:p>
          </table:table-cell>
          <table:table-cell table:style-name="ce2" office:value-type="float" office:value="304.0000138889">
            <text:p>304.0000138889</text:p>
          </table:table-cell>
          <table:table-cell table:style-name="ce2" office:value-type="float" office:value="0.005">
            <text:p>0.005</text:p>
          </table:table-cell>
          <table:table-cell table:style-name="ce2" office:value-type="float" office:value="30">
            <text:p>30</text:p>
          </table:table-cell>
          <table:table-cell office:value-type="float" office:value="118894.338">
            <text:p>118894.338</text:p>
          </table:table-cell>
          <table:table-cell office:value-type="float" office:value="94.338">
            <text:p>94.338</text:p>
          </table:table-cell>
          <table:table-cell office:value-type="float" office:value="9814.333">
            <text:p>9814.333</text:p>
          </table:table-cell>
          <table:table-cell office:value-type="float" office:value="94.333">
            <text:p>94.333</text:p>
          </table:table-cell>
        </table:table-row>
        <table:table-row table:style-name="ro2">
          <table:table-cell table:style-name="ce2" office:value-type="string">
            <text:p>1930-08-09 05:58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36.125">
            <text:p>136.13</text:p>
          </table:table-cell>
          <table:table-cell table:style-name="ce3" office:value-type="float" office:value="316.127">
            <text:p>316.13</text:p>
          </table:table-cell>
          <table:table-cell table:style-name="ce3" office:value-type="float" office:value="26.284">
            <text:p>26.28</text:p>
          </table:table-cell>
          <table:table-cell table:style-name="ce2" office:value-type="string">
            <text:p>16 ♌ 07' 29"</text:p>
          </table:table-cell>
          <table:table-cell table:style-name="ce2" office:value-type="string">
            <text:p>16 ♒ 07' 38"</text:p>
          </table:table-cell>
          <table:table-cell table:style-name="ce2" office:value-type="string">
            <text:p>26 ♈ 17' 03"</text:p>
          </table:table-cell>
          <table:table-cell table:style-name="ce2" office:value-type="float" office:value="16.011">
            <text:p>16.011</text:p>
          </table:table-cell>
          <table:table-cell table:style-name="ce2" office:value-type="float" office:value="-20.513">
            <text:p>-20.513</text:p>
          </table:table-cell>
          <table:table-cell table:style-name="ce2" office:value-type="float" office:value="-4.724">
            <text:p>-4.724</text:p>
          </table:table-cell>
          <table:table-cell table:style-name="ce2" office:value-type="float" office:value="118396.127">
            <text:p>118396.127</text:p>
          </table:table-cell>
          <table:table-cell table:style-name="ce2" office:value-type="float" office:value="9136.125">
            <text:p>9136.125</text:p>
          </table:table-cell>
          <table:table-cell table:style-name="ce2" office:value-type="float" office:value="-333.716">
            <text:p>-333.716</text:p>
          </table:table-cell>
          <table:table-cell table:style-name="ce2" office:value-type="float" office:value="109620.002">
            <text:p>109620.002</text:p>
          </table:table-cell>
          <table:table-cell table:style-name="ce2" office:value-type="float" office:value="304.5000055556">
            <text:p>304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office:value-type="float" office:value="119089.843">
            <text:p>119089.843</text:p>
          </table:table-cell>
          <table:table-cell office:value-type="float" office:value="289.843">
            <text:p>289.843</text:p>
          </table:table-cell>
          <table:table-cell office:value-type="float" office:value="9829.841">
            <text:p>9829.841</text:p>
          </table:table-cell>
          <table:table-cell office:value-type="float" office:value="109.841">
            <text:p>109.841</text:p>
          </table:table-cell>
        </table:table-row>
        <table:table-row table:style-name="ro2">
          <table:table-cell table:style-name="ce2" office:value-type="string">
            <text:p>1930-08-23 22:37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50.254">
            <text:p>150.25</text:p>
          </table:table-cell>
          <table:table-cell table:style-name="ce3" office:value-type="float" office:value="150.258">
            <text:p>150.26</text:p>
          </table:table-cell>
          <table:table-cell table:style-name="ce3" office:value-type="float" office:value="25.082">
            <text:p>25.08</text:p>
          </table:table-cell>
          <table:table-cell table:style-name="ce2" office:value-type="string">
            <text:p><text:s/>0 ♍ 15' 16"</text:p>
          </table:table-cell>
          <table:table-cell table:style-name="ce2" office:value-type="string">
            <text:p><text:s/>0 ♍ 15' 29"</text:p>
          </table:table-cell>
          <table:table-cell table:style-name="ce2" office:value-type="string">
            <text:p>25 ♈ 04' 54"</text:p>
          </table:table-cell>
          <table:table-cell table:style-name="ce2" office:value-type="float" office:value="11.388">
            <text:p>11.388</text:p>
          </table:table-cell>
          <table:table-cell table:style-name="ce2" office:value-type="float" office:value="15.28">
            <text:p>15.28</text:p>
          </table:table-cell>
          <table:table-cell table:style-name="ce2" office:value-type="float" office:value="4.165">
            <text:p>4.165</text:p>
          </table:table-cell>
          <table:table-cell table:style-name="ce2" office:value-type="float" office:value="118590.258">
            <text:p>118590.258</text:p>
          </table:table-cell>
          <table:table-cell table:style-name="ce2" office:value-type="float" office:value="9150.254">
            <text:p>9150.254</text:p>
          </table:table-cell>
          <table:table-cell table:style-name="ce2" office:value-type="float" office:value="-334.918">
            <text:p>-334.918</text:p>
          </table:table-cell>
          <table:table-cell table:style-name="ce2" office:value-type="float" office:value="109800.004">
            <text:p>109800.004</text:p>
          </table:table-cell>
          <table:table-cell table:style-name="ce2" office:value-type="float" office:value="305.0000111111">
            <text:p>305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119285.176">
            <text:p>119285.176</text:p>
          </table:table-cell>
          <table:table-cell office:value-type="float" office:value="125.176">
            <text:p>125.176</text:p>
          </table:table-cell>
          <table:table-cell office:value-type="float" office:value="9845.172">
            <text:p>9845.172</text:p>
          </table:table-cell>
          <table:table-cell office:value-type="float" office:value="125.172">
            <text:p>125.172</text:p>
          </table:table-cell>
        </table:table-row>
        <table:table-row table:style-name="ro2">
          <table:table-cell table:style-name="ce2" office:value-type="string">
            <text:p>1930-09-07 21:48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64.736">
            <text:p>164.74</text:p>
          </table:table-cell>
          <table:table-cell table:style-name="ce3" office:value-type="float" office:value="344.737">
            <text:p>344.74</text:p>
          </table:table-cell>
          <table:table-cell table:style-name="ce3" office:value-type="float" office:value="24.148">
            <text:p>24.15</text:p>
          </table:table-cell>
          <table:table-cell table:style-name="ce2" office:value-type="string">
            <text:p>14 ♍ 44' 09"</text:p>
          </table:table-cell>
          <table:table-cell table:style-name="ce2" office:value-type="string">
            <text:p>14 ♓ 44' 11"</text:p>
          </table:table-cell>
          <table:table-cell table:style-name="ce2" office:value-type="string">
            <text:p>24 ♈ 08' 54"</text:p>
          </table:table-cell>
          <table:table-cell table:style-name="ce2" office:value-type="float" office:value="6.014">
            <text:p>6.014</text:p>
          </table:table-cell>
          <table:table-cell table:style-name="ce2" office:value-type="float" office:value="-9.038">
            <text:p>-9.038</text:p>
          </table:table-cell>
          <table:table-cell table:style-name="ce2" office:value-type="float" office:value="-3.281">
            <text:p>-3.281</text:p>
          </table:table-cell>
          <table:table-cell table:style-name="ce2" office:value-type="float" office:value="118784.737">
            <text:p>118784.737</text:p>
          </table:table-cell>
          <table:table-cell table:style-name="ce2" office:value-type="float" office:value="9164.736">
            <text:p>9164.736</text:p>
          </table:table-cell>
          <table:table-cell table:style-name="ce2" office:value-type="float" office:value="-335.852">
            <text:p>-335.852</text:p>
          </table:table-cell>
          <table:table-cell table:style-name="ce2" office:value-type="float" office:value="109980.001">
            <text:p>109980.001</text:p>
          </table:table-cell>
          <table:table-cell table:style-name="ce2" office:value-type="float" office:value="305.5000027778">
            <text:p>305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119480.589">
            <text:p>119480.589</text:p>
          </table:table-cell>
          <table:table-cell office:value-type="float" office:value="320.589">
            <text:p>320.589</text:p>
          </table:table-cell>
          <table:table-cell office:value-type="float" office:value="9860.588">
            <text:p>9860.588</text:p>
          </table:table-cell>
          <table:table-cell office:value-type="float" office:value="140.588">
            <text:p>140.588</text:p>
          </table:table-cell>
        </table:table-row>
        <table:table-row table:style-name="ro2">
          <table:table-cell table:style-name="ce2" office:value-type="string">
            <text:p>1930-09-22 06:42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78.745">
            <text:p>178.75</text:p>
          </table:table-cell>
          <table:table-cell table:style-name="ce3" office:value-type="float" office:value="178.746">
            <text:p>178.75</text:p>
          </table:table-cell>
          <table:table-cell table:style-name="ce3" office:value-type="float" office:value="23.777">
            <text:p>23.78</text:p>
          </table:table-cell>
          <table:table-cell table:style-name="ce2" office:value-type="string">
            <text:p>28 ♍ 44' 41"</text:p>
          </table:table-cell>
          <table:table-cell table:style-name="ce2" office:value-type="string">
            <text:p>28 ♍ 44' 46"</text:p>
          </table:table-cell>
          <table:table-cell table:style-name="ce2" office:value-type="string">
            <text:p>23 ♈ 46' 37"</text:p>
          </table:table-cell>
          <table:table-cell table:style-name="ce2" office:value-type="float" office:value="0.499">
            <text:p>0.499</text:p>
          </table:table-cell>
          <table:table-cell table:style-name="ce2" office:value-type="float" office:value="2.534">
            <text:p>2.534</text:p>
          </table:table-cell>
          <table:table-cell table:style-name="ce2" office:value-type="float" office:value="2.218">
            <text:p>2.218</text:p>
          </table:table-cell>
          <table:table-cell table:style-name="ce2" office:value-type="float" office:value="118978.746">
            <text:p>118978.746</text:p>
          </table:table-cell>
          <table:table-cell table:style-name="ce2" office:value-type="float" office:value="9178.745">
            <text:p>9178.745</text:p>
          </table:table-cell>
          <table:table-cell table:style-name="ce2" office:value-type="float" office:value="-336.223">
            <text:p>-336.223</text:p>
          </table:table-cell>
          <table:table-cell table:style-name="ce2" office:value-type="float" office:value="110160.001">
            <text:p>110160.001</text:p>
          </table:table-cell>
          <table:table-cell table:style-name="ce2" office:value-type="float" office:value="306.0000027778">
            <text:p>306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119674.969">
            <text:p>119674.969</text:p>
          </table:table-cell>
          <table:table-cell office:value-type="float" office:value="154.969">
            <text:p>154.969</text:p>
          </table:table-cell>
          <table:table-cell office:value-type="float" office:value="9874.968">
            <text:p>9874.968</text:p>
          </table:table-cell>
          <table:table-cell office:value-type="float" office:value="154.968">
            <text:p>154.968</text:p>
          </table:table-cell>
        </table:table-row>
        <table:table-row table:style-name="ro2">
          <table:table-cell table:style-name="ce2" office:value-type="string">
            <text:p>1930-10-07 13:56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93.785">
            <text:p>193.79</text:p>
          </table:table-cell>
          <table:table-cell table:style-name="ce3" office:value-type="float" office:value="13.789">
            <text:p>13.79</text:p>
          </table:table-cell>
          <table:table-cell table:style-name="ce3" office:value-type="float" office:value="23.641">
            <text:p>23.64</text:p>
          </table:table-cell>
          <table:table-cell table:style-name="ce2" office:value-type="string">
            <text:p>13 ♎ 47' 05"</text:p>
          </table:table-cell>
          <table:table-cell table:style-name="ce2" office:value-type="string">
            <text:p>13 ♈ 47' 20"</text:p>
          </table:table-cell>
          <table:table-cell table:style-name="ce2" office:value-type="string">
            <text:p>23 ♈ 38' 28"</text:p>
          </table:table-cell>
          <table:table-cell table:style-name="ce2" office:value-type="float" office:value="-5.441">
            <text:p>-5.441</text:p>
          </table:table-cell>
          <table:table-cell table:style-name="ce2" office:value-type="float" office:value="4.609">
            <text:p>4.609</text:p>
          </table:table-cell>
          <table:table-cell table:style-name="ce2" office:value-type="float" office:value="-0.905">
            <text:p>-0.905</text:p>
          </table:table-cell>
          <table:table-cell table:style-name="ce2" office:value-type="float" office:value="119173.789">
            <text:p>119173.789</text:p>
          </table:table-cell>
          <table:table-cell table:style-name="ce2" office:value-type="float" office:value="9193.785">
            <text:p>9193.785</text:p>
          </table:table-cell>
          <table:table-cell table:style-name="ce2" office:value-type="float" office:value="-336.359">
            <text:p>-336.359</text:p>
          </table:table-cell>
          <table:table-cell table:style-name="ce2" office:value-type="float" office:value="110340.004">
            <text:p>110340.004</text:p>
          </table:table-cell>
          <table:table-cell table:style-name="ce2" office:value-type="float" office:value="306.5000111111">
            <text:p>306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office:value-type="float" office:value="119870.148">
            <text:p>119870.148</text:p>
          </table:table-cell>
          <table:table-cell office:value-type="float" office:value="350.148">
            <text:p>350.148</text:p>
          </table:table-cell>
          <table:table-cell office:value-type="float" office:value="9890.144">
            <text:p>9890.144</text:p>
          </table:table-cell>
          <table:table-cell office:value-type="float" office:value="170.144">
            <text:p>170.144</text:p>
          </table:table-cell>
        </table:table-row>
        <table:table-row table:style-name="ro2">
          <table:table-cell table:style-name="ce2" office:value-type="string">
            <text:p>1930-10-21 16:48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07.78">
            <text:p>207.78</text:p>
          </table:table-cell>
          <table:table-cell table:style-name="ce3" office:value-type="float" office:value="207.781">
            <text:p>207.78</text:p>
          </table:table-cell>
          <table:table-cell table:style-name="ce3" office:value-type="float" office:value="23.686">
            <text:p>23.69</text:p>
          </table:table-cell>
          <table:table-cell table:style-name="ce2" office:value-type="string">
            <text:p>27 ♎ 46' 47"</text:p>
          </table:table-cell>
          <table:table-cell table:style-name="ce2" office:value-type="string">
            <text:p>27 ♎ 46' 52"</text:p>
          </table:table-cell>
          <table:table-cell table:style-name="ce2" office:value-type="string">
            <text:p>23 ♈ 41' 10"</text:p>
          </table:table-cell>
          <table:table-cell table:style-name="ce2" office:value-type="float" office:value="-10.689">
            <text:p>-10.689</text:p>
          </table:table-cell>
          <table:table-cell table:style-name="ce2" office:value-type="float" office:value="-11.043">
            <text:p>-11.043</text:p>
          </table:table-cell>
          <table:table-cell table:style-name="ce2" office:value-type="float" office:value="-0.378">
            <text:p>-0.378</text:p>
          </table:table-cell>
          <table:table-cell table:style-name="ce2" office:value-type="float" office:value="119367.781">
            <text:p>119367.781</text:p>
          </table:table-cell>
          <table:table-cell table:style-name="ce2" office:value-type="float" office:value="9207.78">
            <text:p>9207.78</text:p>
          </table:table-cell>
          <table:table-cell table:style-name="ce2" office:value-type="float" office:value="-336.314">
            <text:p>-336.314</text:p>
          </table:table-cell>
          <table:table-cell table:style-name="ce2" office:value-type="float" office:value="110520.001">
            <text:p>110520.001</text:p>
          </table:table-cell>
          <table:table-cell table:style-name="ce2" office:value-type="float" office:value="307.0000027778">
            <text:p>307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120064.095">
            <text:p>120064.095</text:p>
          </table:table-cell>
          <table:table-cell office:value-type="float" office:value="184.095">
            <text:p>184.095</text:p>
          </table:table-cell>
          <table:table-cell office:value-type="float" office:value="9904.094">
            <text:p>9904.094</text:p>
          </table:table-cell>
          <table:table-cell office:value-type="float" office:value="184.094">
            <text:p>184.094</text:p>
          </table:table-cell>
        </table:table-row>
        <table:table-row table:style-name="ro2">
          <table:table-cell table:style-name="ce2" office:value-type="string">
            <text:p>1930-11-06 05:29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23.298">
            <text:p>223.30</text:p>
          </table:table-cell>
          <table:table-cell table:style-name="ce3" office:value-type="float" office:value="43.3">
            <text:p>43.30</text:p>
          </table:table-cell>
          <table:table-cell table:style-name="ce3" office:value-type="float" office:value="23.683">
            <text:p>23.68</text:p>
          </table:table-cell>
          <table:table-cell table:style-name="ce2" office:value-type="string">
            <text:p>13 ♏ 17' 51"</text:p>
          </table:table-cell>
          <table:table-cell table:style-name="ce2" office:value-type="string">
            <text:p>13 ♉ 18' 01"</text:p>
          </table:table-cell>
          <table:table-cell table:style-name="ce2" office:value-type="string">
            <text:p>23 ♈ 40' 59"</text:p>
          </table:table-cell>
          <table:table-cell table:style-name="ce2" office:value-type="float" office:value="-15.838">
            <text:p>-15.838</text:p>
          </table:table-cell>
          <table:table-cell table:style-name="ce2" office:value-type="float" office:value="17.522">
            <text:p>17.522</text:p>
          </table:table-cell>
          <table:table-cell table:style-name="ce2" office:value-type="float" office:value="1.766">
            <text:p>1.766</text:p>
          </table:table-cell>
          <table:table-cell table:style-name="ce2" office:value-type="float" office:value="119563.3">
            <text:p>119563.3</text:p>
          </table:table-cell>
          <table:table-cell table:style-name="ce2" office:value-type="float" office:value="9223.298">
            <text:p>9223.298</text:p>
          </table:table-cell>
          <table:table-cell table:style-name="ce2" office:value-type="float" office:value="-336.317">
            <text:p>-336.317</text:p>
          </table:table-cell>
          <table:table-cell table:style-name="ce2" office:value-type="float" office:value="110700.002">
            <text:p>110700.002</text:p>
          </table:table-cell>
          <table:table-cell table:style-name="ce2" office:value-type="float" office:value="307.5000055556">
            <text:p>307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office:value-type="float" office:value="120259.617">
            <text:p>120259.617</text:p>
          </table:table-cell>
          <table:table-cell office:value-type="float" office:value="19.617">
            <text:p>19.617</text:p>
          </table:table-cell>
          <table:table-cell office:value-type="float" office:value="9919.615">
            <text:p>9919.615</text:p>
          </table:table-cell>
          <table:table-cell office:value-type="float" office:value="199.615">
            <text:p>199.615</text:p>
          </table:table-cell>
        </table:table-row>
        <table:table-row table:style-name="ro2">
          <table:table-cell table:style-name="ce2" office:value-type="string">
            <text:p>1930-11-20 05:22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37.386">
            <text:p>237.39</text:p>
          </table:table-cell>
          <table:table-cell table:style-name="ce3" office:value-type="float" office:value="237.389">
            <text:p>237.39</text:p>
          </table:table-cell>
          <table:table-cell table:style-name="ce3" office:value-type="float" office:value="23.388">
            <text:p>23.39</text:p>
          </table:table-cell>
          <table:table-cell table:style-name="ce2" office:value-type="string">
            <text:p>27 ♏ 23' 10"</text:p>
          </table:table-cell>
          <table:table-cell table:style-name="ce2" office:value-type="string">
            <text:p>27 ♏ 23' 19"</text:p>
          </table:table-cell>
          <table:table-cell table:style-name="ce2" office:value-type="string">
            <text:p>23 ♈ 23' 15"</text:p>
          </table:table-cell>
          <table:table-cell table:style-name="ce2" office:value-type="float" office:value="-19.585">
            <text:p>-19.585</text:p>
          </table:table-cell>
          <table:table-cell table:style-name="ce2" office:value-type="float" office:value="-22.415">
            <text:p>-22.415</text:p>
          </table:table-cell>
          <table:table-cell table:style-name="ce2" office:value-type="float" office:value="-2.907">
            <text:p>-2.907</text:p>
          </table:table-cell>
          <table:table-cell table:style-name="ce2" office:value-type="float" office:value="119757.389">
            <text:p>119757.389</text:p>
          </table:table-cell>
          <table:table-cell table:style-name="ce2" office:value-type="float" office:value="9237.386">
            <text:p>9237.386</text:p>
          </table:table-cell>
          <table:table-cell table:style-name="ce2" office:value-type="float" office:value="-336.612">
            <text:p>-336.612</text:p>
          </table:table-cell>
          <table:table-cell table:style-name="ce2" office:value-type="float" office:value="110880.003">
            <text:p>110880.003</text:p>
          </table:table-cell>
          <table:table-cell table:style-name="ce2" office:value-type="float" office:value="308.0000083333">
            <text:p>308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120454.001">
            <text:p>120454.001</text:p>
          </table:table-cell>
          <table:table-cell office:value-type="float" office:value="214.001">
            <text:p>214.001</text:p>
          </table:table-cell>
          <table:table-cell office:value-type="float" office:value="9933.998">
            <text:p>9933.998</text:p>
          </table:table-cell>
          <table:table-cell office:value-type="float" office:value="213.998">
            <text:p>213.998</text:p>
          </table:table-cell>
        </table:table-row>
        <table:table-row table:style-name="ro2">
          <table:table-cell table:style-name="ce2" office:value-type="string">
            <text:p>1930-12-05 19:40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53.18">
            <text:p>253.18</text:p>
          </table:table-cell>
          <table:table-cell table:style-name="ce3" office:value-type="float" office:value="73.181">
            <text:p>73.18</text:p>
          </table:table-cell>
          <table:table-cell table:style-name="ce3" office:value-type="float" office:value="22.594">
            <text:p>22.59</text:p>
          </table:table-cell>
          <table:table-cell table:style-name="ce2" office:value-type="string">
            <text:p>13 ♐ 10' 47"</text:p>
          </table:table-cell>
          <table:table-cell table:style-name="ce2" office:value-type="string">
            <text:p>13 ♊ 10' 51"</text:p>
          </table:table-cell>
          <table:table-cell table:style-name="ce2" office:value-type="string">
            <text:p>22 ♈ 35' 37"</text:p>
          </table:table-cell>
          <table:table-cell table:style-name="ce2" office:value-type="float" office:value="-22.391">
            <text:p>-22.391</text:p>
          </table:table-cell>
          <table:table-cell table:style-name="ce2" office:value-type="float" office:value="26.308">
            <text:p>26.308</text:p>
          </table:table-cell>
          <table:table-cell table:style-name="ce2" office:value-type="float" office:value="3.948">
            <text:p>3.948</text:p>
          </table:table-cell>
          <table:table-cell table:style-name="ce2" office:value-type="float" office:value="119953.181">
            <text:p>119953.181</text:p>
          </table:table-cell>
          <table:table-cell table:style-name="ce2" office:value-type="float" office:value="9253.18">
            <text:p>9253.18</text:p>
          </table:table-cell>
          <table:table-cell table:style-name="ce2" office:value-type="float" office:value="-337.406">
            <text:p>-337.406</text:p>
          </table:table-cell>
          <table:table-cell table:style-name="ce2" office:value-type="float" office:value="111060.001">
            <text:p>111060.001</text:p>
          </table:table-cell>
          <table:table-cell table:style-name="ce2" office:value-type="float" office:value="308.5000027778">
            <text:p>308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120650.587">
            <text:p>120650.587</text:p>
          </table:table-cell>
          <table:table-cell office:value-type="float" office:value="50.587">
            <text:p>50.587</text:p>
          </table:table-cell>
          <table:table-cell office:value-type="float" office:value="9950.586">
            <text:p>9950.586</text:p>
          </table:table-cell>
          <table:table-cell office:value-type="float" office:value="230.586">
            <text:p>230.586</text:p>
          </table:table-cell>
        </table:table-row>
        <table:table-row table:style-name="ro2">
          <table:table-cell table:style-name="ce2" office:value-type="string">
            <text:p>1930-12-19 20:24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67.448">
            <text:p>267.45</text:p>
          </table:table-cell>
          <table:table-cell table:style-name="ce3" office:value-type="float" office:value="267.452">
            <text:p>267.45</text:p>
          </table:table-cell>
          <table:table-cell table:style-name="ce3" office:value-type="float" office:value="21.445">
            <text:p>21.45</text:p>
          </table:table-cell>
          <table:table-cell table:style-name="ce2" office:value-type="string">
            <text:p>27 ♐ 26' 53"</text:p>
          </table:table-cell>
          <table:table-cell table:style-name="ce2" office:value-type="string">
            <text:p>27 ♐ 27' 08"</text:p>
          </table:table-cell>
          <table:table-cell table:style-name="ce2" office:value-type="string">
            <text:p>21 ♈ 26' 41"</text:p>
          </table:table-cell>
          <table:table-cell table:style-name="ce2" office:value-type="float" office:value="-23.426">
            <text:p>-23.426</text:p>
          </table:table-cell>
          <table:table-cell table:style-name="ce2" office:value-type="float" office:value="-28.027">
            <text:p>-28.027</text:p>
          </table:table-cell>
          <table:table-cell table:style-name="ce2" office:value-type="float" office:value="-4.602">
            <text:p>-4.602</text:p>
          </table:table-cell>
          <table:table-cell table:style-name="ce2" office:value-type="float" office:value="120147.452">
            <text:p>120147.452</text:p>
          </table:table-cell>
          <table:table-cell table:style-name="ce2" office:value-type="float" office:value="9267.448">
            <text:p>9267.448</text:p>
          </table:table-cell>
          <table:table-cell table:style-name="ce2" office:value-type="float" office:value="-338.555">
            <text:p>-338.555</text:p>
          </table:table-cell>
          <table:table-cell table:style-name="ce2" office:value-type="float" office:value="111240.004">
            <text:p>111240.004</text:p>
          </table:table-cell>
          <table:table-cell table:style-name="ce2" office:value-type="float" office:value="309.0000111111">
            <text:p>309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120846.007">
            <text:p>120846.007</text:p>
          </table:table-cell>
          <table:table-cell office:value-type="float" office:value="246.007">
            <text:p>246.007</text:p>
          </table:table-cell>
          <table:table-cell office:value-type="float" office:value="9966.003">
            <text:p>9966.003</text:p>
          </table:table-cell>
          <table:table-cell office:value-type="float" office:value="246.003">
            <text:p>246.003</text:p>
          </table:table-cell>
        </table:table-row>
        <table:table-row table:style-name="ro2">
          <table:table-cell table:style-name="ce2" office:value-type="string">
            <text:p>1931-01-04 08:15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83.237">
            <text:p>283.24</text:p>
          </table:table-cell>
          <table:table-cell table:style-name="ce3" office:value-type="float" office:value="103.24">
            <text:p>103.24</text:p>
          </table:table-cell>
          <table:table-cell table:style-name="ce3" office:value-type="float" office:value="19.721">
            <text:p>19.72</text:p>
          </table:table-cell>
          <table:table-cell table:style-name="ce2" office:value-type="string">
            <text:p>13 ♑ 14' 12"</text:p>
          </table:table-cell>
          <table:table-cell table:style-name="ce2" office:value-type="string">
            <text:p>13 ♋ 14' 24"</text:p>
          </table:table-cell>
          <table:table-cell table:style-name="ce2" office:value-type="string">
            <text:p>19 ♈ 43' 14"</text:p>
          </table:table-cell>
          <table:table-cell table:style-name="ce2" office:value-type="float" office:value="-22.792">
            <text:p>-22.792</text:p>
          </table:table-cell>
          <table:table-cell table:style-name="ce2" office:value-type="float" office:value="27.735">
            <text:p>27.735</text:p>
          </table:table-cell>
          <table:table-cell table:style-name="ce2" office:value-type="float" office:value="4.969">
            <text:p>4.969</text:p>
          </table:table-cell>
          <table:table-cell table:style-name="ce2" office:value-type="float" office:value="120343.24">
            <text:p>120343.24</text:p>
          </table:table-cell>
          <table:table-cell table:style-name="ce2" office:value-type="float" office:value="9283.237">
            <text:p>9283.237</text:p>
          </table:table-cell>
          <table:table-cell table:style-name="ce2" office:value-type="float" office:value="-340.279">
            <text:p>-340.279</text:p>
          </table:table-cell>
          <table:table-cell table:style-name="ce2" office:value-type="float" office:value="111420.003">
            <text:p>111420.003</text:p>
          </table:table-cell>
          <table:table-cell table:style-name="ce2" office:value-type="float" office:value="309.5000083333">
            <text:p>309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121043.519">
            <text:p>121043.519</text:p>
          </table:table-cell>
          <table:table-cell office:value-type="float" office:value="83.519">
            <text:p>83.519</text:p>
          </table:table-cell>
          <table:table-cell office:value-type="float" office:value="9983.516">
            <text:p>9983.516</text:p>
          </table:table-cell>
          <table:table-cell office:value-type="float" office:value="263.516">
            <text:p>263.516</text:p>
          </table:table-cell>
        </table:table-row>
        <table:table-row table:style-name="ro2">
          <table:table-cell table:style-name="ce2" office:value-type="string">
            <text:p>1931-01-18 13:36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97.728">
            <text:p>297.73</text:p>
          </table:table-cell>
          <table:table-cell table:style-name="ce3" office:value-type="float" office:value="297.729">
            <text:p>297.73</text:p>
          </table:table-cell>
          <table:table-cell table:style-name="ce3" office:value-type="float" office:value="18.046">
            <text:p>18.05</text:p>
          </table:table-cell>
          <table:table-cell table:style-name="ce2" office:value-type="string">
            <text:p>27 ♑ 43' 41"</text:p>
          </table:table-cell>
          <table:table-cell table:style-name="ce2" office:value-type="string">
            <text:p>27 ♑ 43' 44"</text:p>
          </table:table-cell>
          <table:table-cell table:style-name="ce2" office:value-type="string">
            <text:p>18 ♈ 02' 44"</text:p>
          </table:table-cell>
          <table:table-cell table:style-name="ce2" office:value-type="float" office:value="-20.626">
            <text:p>-20.626</text:p>
          </table:table-cell>
          <table:table-cell table:style-name="ce2" office:value-type="float" office:value="-25.449">
            <text:p>-25.449</text:p>
          </table:table-cell>
          <table:table-cell table:style-name="ce2" office:value-type="float" office:value="-4.925">
            <text:p>-4.925</text:p>
          </table:table-cell>
          <table:table-cell table:style-name="ce2" office:value-type="float" office:value="120537.729">
            <text:p>120537.729</text:p>
          </table:table-cell>
          <table:table-cell table:style-name="ce2" office:value-type="float" office:value="9297.728">
            <text:p>9297.728</text:p>
          </table:table-cell>
          <table:table-cell table:style-name="ce2" office:value-type="float" office:value="-341.954">
            <text:p>-341.954</text:p>
          </table:table-cell>
          <table:table-cell table:style-name="ce2" office:value-type="float" office:value="111600.001">
            <text:p>111600.001</text:p>
          </table:table-cell>
          <table:table-cell table:style-name="ce2" office:value-type="float" office:value="310.0000027778">
            <text:p>310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121239.683">
            <text:p>121239.683</text:p>
          </table:table-cell>
          <table:table-cell office:value-type="float" office:value="279.683">
            <text:p>279.683</text:p>
          </table:table-cell>
          <table:table-cell office:value-type="float" office:value="9999.682">
            <text:p>9999.682</text:p>
          </table:table-cell>
          <table:table-cell office:value-type="float" office:value="279.682">
            <text:p>279.682</text:p>
          </table:table-cell>
        </table:table-row>
        <table:table-row table:style-name="ro2">
          <table:table-cell table:style-name="ce2" office:value-type="string">
            <text:p>1931-02-02 19:26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13.222">
            <text:p>313.22</text:p>
          </table:table-cell>
          <table:table-cell table:style-name="ce3" office:value-type="float" office:value="133.223">
            <text:p>133.22</text:p>
          </table:table-cell>
          <table:table-cell table:style-name="ce3" office:value-type="float" office:value="16.453">
            <text:p>16.45</text:p>
          </table:table-cell>
          <table:table-cell table:style-name="ce2" office:value-type="string">
            <text:p>13 ♒ 13' 18"</text:p>
          </table:table-cell>
          <table:table-cell table:style-name="ce2" office:value-type="string">
            <text:p>13 ♌ 13' 22"</text:p>
          </table:table-cell>
          <table:table-cell table:style-name="ce2" office:value-type="string">
            <text:p>16 ♈ 27' 12"</text:p>
          </table:table-cell>
          <table:table-cell table:style-name="ce2" office:value-type="float" office:value="-16.858">
            <text:p>-16.858</text:p>
          </table:table-cell>
          <table:table-cell table:style-name="ce2" office:value-type="float" office:value="21.183">
            <text:p>21.183</text:p>
          </table:table-cell>
          <table:table-cell table:style-name="ce2" office:value-type="float" office:value="4.518">
            <text:p>4.518</text:p>
          </table:table-cell>
          <table:table-cell table:style-name="ce2" office:value-type="float" office:value="120733.223">
            <text:p>120733.223</text:p>
          </table:table-cell>
          <table:table-cell table:style-name="ce2" office:value-type="float" office:value="9313.222">
            <text:p>9313.222</text:p>
          </table:table-cell>
          <table:table-cell table:style-name="ce2" office:value-type="float" office:value="-343.547">
            <text:p>-343.547</text:p>
          </table:table-cell>
          <table:table-cell table:style-name="ce2" office:value-type="float" office:value="111780.001">
            <text:p>111780.001</text:p>
          </table:table-cell>
          <table:table-cell table:style-name="ce2" office:value-type="float" office:value="310.5000027778">
            <text:p>310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121436.77">
            <text:p>121436.77</text:p>
          </table:table-cell>
          <table:table-cell office:value-type="float" office:value="116.77">
            <text:p>116.77</text:p>
          </table:table-cell>
          <table:table-cell office:value-type="float" office:value="10016.769">
            <text:p>10016.769</text:p>
          </table:table-cell>
          <table:table-cell office:value-type="float" office:value="296.769">
            <text:p>296.769</text:p>
          </table:table-cell>
        </table:table-row>
        <table:table-row table:style-name="ro2">
          <table:table-cell table:style-name="ce2" office:value-type="string">
            <text:p>1931-02-17 08:11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3" office:value-type="float" office:value="327.926">
            <text:p>327.93</text:p>
          </table:table-cell>
          <table:table-cell table:style-name="ce3" office:value-type="float" office:value="15.253">
            <text:p>15.25</text:p>
          </table:table-cell>
          <table:table-cell table:style-name="ce2" office:value-type="string">
            <text:p>27 ♒ 55' 32"</text:p>
          </table:table-cell>
          <table:table-cell table:style-name="ce2" office:value-type="string">
            <text:p>27 ♒ 55' 33"</text:p>
          </table:table-cell>
          <table:table-cell table:style-name="ce2" office:value-type="string">
            <text:p>15 ♈ 15' 10"</text:p>
          </table:table-cell>
          <table:table-cell table:style-name="ce2" office:value-type="float" office:value="-12.2">
            <text:p>-12.2</text:p>
          </table:table-cell>
          <table:table-cell table:style-name="ce2" office:value-type="float" office:value="-15.734">
            <text:p>-15.734</text:p>
          </table:table-cell>
          <table:table-cell table:style-name="ce2" office:value-type="float" office:value="-3.769">
            <text:p>-3.769</text:p>
          </table:table-cell>
          <table:table-cell table:style-name="ce2" office:value-type="float" office:value="120927.926">
            <text:p>120927.926</text:p>
          </table:table-cell>
          <table:table-cell table:style-name="ce2" office:value-type="float" office:value="9327.926">
            <text:p>9327.926</text:p>
          </table:table-cell>
          <table:table-cell table:style-name="ce2" office:value-type="float" office:value="-344.747">
            <text:p>-344.747</text:p>
          </table:table-cell>
          <table:table-cell table:style-name="ce2" office:value-type="float" office:value="111960">
            <text:p>111960</text:p>
          </table:table-cell>
          <table:table-cell table:style-name="ce2" office:value-type="float" office:value="311">
            <text:p>3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0">
            <text:p>30</text:p>
          </table:table-cell>
          <table:table-cell office:value-type="float" office:value="121632.673">
            <text:p>121632.673</text:p>
          </table:table-cell>
          <table:table-cell office:value-type="float" office:value="312.673">
            <text:p>312.673</text:p>
          </table:table-cell>
          <table:table-cell office:value-type="float" office:value="10032.673">
            <text:p>10032.673</text:p>
          </table:table-cell>
          <table:table-cell office:value-type="float" office:value="312.673">
            <text:p>312.673</text:p>
          </table:table-cell>
        </table:table-row>
        <table:table-row table:style-name="ro2">
          <table:table-cell table:style-name="ce2" office:value-type="string">
            <text:p>1931-03-04 05:36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42.903">
            <text:p>342.90</text:p>
          </table:table-cell>
          <table:table-cell table:style-name="ce3" office:value-type="float" office:value="162.905">
            <text:p>162.91</text:p>
          </table:table-cell>
          <table:table-cell table:style-name="ce3" office:value-type="float" office:value="14.646">
            <text:p>14.65</text:p>
          </table:table-cell>
          <table:table-cell table:style-name="ce2" office:value-type="string">
            <text:p>12 ♓ 54' 09"</text:p>
          </table:table-cell>
          <table:table-cell table:style-name="ce2" office:value-type="string">
            <text:p>12 ♍ 54' 19"</text:p>
          </table:table-cell>
          <table:table-cell table:style-name="ce2" office:value-type="string">
            <text:p>14 ♈ 38' 46"</text:p>
          </table:table-cell>
          <table:table-cell table:style-name="ce2" office:value-type="float" office:value="-6.719">
            <text:p>-6.719</text:p>
          </table:table-cell>
          <table:table-cell table:style-name="ce2" office:value-type="float" office:value="9.253">
            <text:p>9.253</text:p>
          </table:table-cell>
          <table:table-cell table:style-name="ce2" office:value-type="float" office:value="2.746">
            <text:p>2.746</text:p>
          </table:table-cell>
          <table:table-cell table:style-name="ce2" office:value-type="float" office:value="121122.905">
            <text:p>121122.905</text:p>
          </table:table-cell>
          <table:table-cell table:style-name="ce2" office:value-type="float" office:value="9342.903">
            <text:p>9342.903</text:p>
          </table:table-cell>
          <table:table-cell table:style-name="ce2" office:value-type="float" office:value="-345.354">
            <text:p>-345.354</text:p>
          </table:table-cell>
          <table:table-cell table:style-name="ce2" office:value-type="float" office:value="112140.002">
            <text:p>112140.002</text:p>
          </table:table-cell>
          <table:table-cell table:style-name="ce2" office:value-type="float" office:value="311.5000055556">
            <text:p>311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office:value-type="float" office:value="121828.259">
            <text:p>121828.259</text:p>
          </table:table-cell>
          <table:table-cell office:value-type="float" office:value="148.259">
            <text:p>148.259</text:p>
          </table:table-cell>
          <table:table-cell office:value-type="float" office:value="10048.257">
            <text:p>10048.257</text:p>
          </table:table-cell>
          <table:table-cell office:value-type="float" office:value="328.257">
            <text:p>328.257</text:p>
          </table:table-cell>
        </table:table-row>
        <table:table-row table:style-name="ro2">
          <table:table-cell table:style-name="ce2" office:value-type="string">
            <text:p>1931-03-19 02:51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57.76">
            <text:p>357.76</text:p>
          </table:table-cell>
          <table:table-cell table:style-name="ce3" office:value-type="float" office:value="357.762">
            <text:p>357.76</text:p>
          </table:table-cell>
          <table:table-cell table:style-name="ce3" office:value-type="float" office:value="14.349">
            <text:p>14.35</text:p>
          </table:table-cell>
          <table:table-cell table:style-name="ce2" office:value-type="string">
            <text:p>27 ♓ 45' 34"</text:p>
          </table:table-cell>
          <table:table-cell table:style-name="ce2" office:value-type="string">
            <text:p>27 ♓ 45' 42"</text:p>
          </table:table-cell>
          <table:table-cell table:style-name="ce2" office:value-type="string">
            <text:p>14 ♈ 20' 55"</text:p>
          </table:table-cell>
          <table:table-cell table:style-name="ce2" office:value-type="float" office:value="-0.891">
            <text:p>-0.891</text:p>
          </table:table-cell>
          <table:table-cell table:style-name="ce2" office:value-type="float" office:value="-2.273">
            <text:p>-2.273</text:p>
          </table:table-cell>
          <table:table-cell table:style-name="ce2" office:value-type="float" office:value="-1.507">
            <text:p>-1.507</text:p>
          </table:table-cell>
          <table:table-cell table:style-name="ce2" office:value-type="float" office:value="121317.762">
            <text:p>121317.762</text:p>
          </table:table-cell>
          <table:table-cell table:style-name="ce2" office:value-type="float" office:value="9357.76">
            <text:p>9357.76</text:p>
          </table:table-cell>
          <table:table-cell table:style-name="ce2" office:value-type="float" office:value="-345.651">
            <text:p>-345.651</text:p>
          </table:table-cell>
          <table:table-cell table:style-name="ce2" office:value-type="float" office:value="112320.002">
            <text:p>112320.002</text:p>
          </table:table-cell>
          <table:table-cell table:style-name="ce2" office:value-type="float" office:value="312.0000055556">
            <text:p>312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122023.413">
            <text:p>122023.413</text:p>
          </table:table-cell>
          <table:table-cell office:value-type="float" office:value="343.413">
            <text:p>343.413</text:p>
          </table:table-cell>
          <table:table-cell office:value-type="float" office:value="10063.411">
            <text:p>10063.411</text:p>
          </table:table-cell>
          <table:table-cell office:value-type="float" office:value="343.411">
            <text:p>343.411</text:p>
          </table:table-cell>
        </table:table-row>
        <table:table-row table:style-name="ro2">
          <table:table-cell table:style-name="ce2" office:value-type="string">
            <text:p>1931-04-02 15:06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2.124">
            <text:p>12.12</text:p>
          </table:table-cell>
          <table:table-cell table:style-name="ce3" office:value-type="float" office:value="192.128">
            <text:p>192.13</text:p>
          </table:table-cell>
          <table:table-cell table:style-name="ce3" office:value-type="float" office:value="14.373">
            <text:p>14.37</text:p>
          </table:table-cell>
          <table:table-cell table:style-name="ce2" office:value-type="string">
            <text:p>12 ♈ 07' 27"</text:p>
          </table:table-cell>
          <table:table-cell table:style-name="ce2" office:value-type="string">
            <text:p>12 ♎ 07' 39"</text:p>
          </table:table-cell>
          <table:table-cell table:style-name="ce2" office:value-type="string">
            <text:p>14 ♈ 22' 21"</text:p>
          </table:table-cell>
          <table:table-cell table:style-name="ce2" office:value-type="float" office:value="4.795">
            <text:p>4.795</text:p>
          </table:table-cell>
          <table:table-cell table:style-name="ce2" office:value-type="float" office:value="-4.604">
            <text:p>-4.604</text:p>
          </table:table-cell>
          <table:table-cell table:style-name="ce2" office:value-type="float" office:value="0.208">
            <text:p>0.208</text:p>
          </table:table-cell>
          <table:table-cell table:style-name="ce2" office:value-type="float" office:value="121512.128">
            <text:p>121512.128</text:p>
          </table:table-cell>
          <table:table-cell table:style-name="ce2" office:value-type="float" office:value="9372.124">
            <text:p>9372.124</text:p>
          </table:table-cell>
          <table:table-cell table:style-name="ce2" office:value-type="float" office:value="-345.627">
            <text:p>-345.627</text:p>
          </table:table-cell>
          <table:table-cell table:style-name="ce2" office:value-type="float" office:value="112500.004">
            <text:p>112500.004</text:p>
          </table:table-cell>
          <table:table-cell table:style-name="ce2" office:value-type="float" office:value="312.5000111111">
            <text:p>312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office:value-type="float" office:value="122217.755">
            <text:p>122217.755</text:p>
          </table:table-cell>
          <table:table-cell office:value-type="float" office:value="177.755">
            <text:p>177.755</text:p>
          </table:table-cell>
          <table:table-cell office:value-type="float" office:value="10077.751">
            <text:p>10077.751</text:p>
          </table:table-cell>
          <table:table-cell office:value-type="float" office:value="357.751">
            <text:p>357.751</text:p>
          </table:table-cell>
        </table:table-row>
        <table:table-row table:style-name="ro2">
          <table:table-cell table:style-name="ce2" office:value-type="string">
            <text:p>1931-04-17 20:00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7.049">
            <text:p>27.05</text:p>
          </table:table-cell>
          <table:table-cell table:style-name="ce3" office:value-type="float" office:value="27.054">
            <text:p>27.05</text:p>
          </table:table-cell>
          <table:table-cell table:style-name="ce3" office:value-type="float" office:value="14.425">
            <text:p>14.43</text:p>
          </table:table-cell>
          <table:table-cell table:style-name="ce2" office:value-type="string">
            <text:p>27 ♈ 02' 55"</text:p>
          </table:table-cell>
          <table:table-cell table:style-name="ce2" office:value-type="string">
            <text:p>27 ♈ 03' 13"</text:p>
          </table:table-cell>
          <table:table-cell table:style-name="ce2" office:value-type="string">
            <text:p>14 ♈ 25' 30"</text:p>
          </table:table-cell>
          <table:table-cell table:style-name="ce2" office:value-type="float" office:value="10.426">
            <text:p>10.426</text:p>
          </table:table-cell>
          <table:table-cell table:style-name="ce2" office:value-type="float" office:value="11.507">
            <text:p>11.507</text:p>
          </table:table-cell>
          <table:table-cell table:style-name="ce2" office:value-type="float" office:value="1.157">
            <text:p>1.157</text:p>
          </table:table-cell>
          <table:table-cell table:style-name="ce2" office:value-type="float" office:value="121707.054">
            <text:p>121707.054</text:p>
          </table:table-cell>
          <table:table-cell table:style-name="ce2" office:value-type="float" office:value="9387.049">
            <text:p>9387.049</text:p>
          </table:table-cell>
          <table:table-cell table:style-name="ce2" office:value-type="float" office:value="-345.575">
            <text:p>-345.575</text:p>
          </table:table-cell>
          <table:table-cell table:style-name="ce2" office:value-type="float" office:value="112680.005">
            <text:p>112680.005</text:p>
          </table:table-cell>
          <table:table-cell table:style-name="ce2" office:value-type="float" office:value="313.0000138889">
            <text:p>313.0000138889</text:p>
          </table:table-cell>
          <table:table-cell table:style-name="ce2" office:value-type="float" office:value="0.005">
            <text:p>0.005</text:p>
          </table:table-cell>
          <table:table-cell table:style-name="ce2" office:value-type="float" office:value="30">
            <text:p>30</text:p>
          </table:table-cell>
          <table:table-cell office:value-type="float" office:value="122412.629">
            <text:p>122412.629</text:p>
          </table:table-cell>
          <table:table-cell office:value-type="float" office:value="12.629">
            <text:p>12.629</text:p>
          </table:table-cell>
          <table:table-cell office:value-type="float" office:value="10092.624">
            <text:p>10092.624</text:p>
          </table:table-cell>
          <table:table-cell office:value-type="float" office:value="12.624">
            <text:p>12.624</text:p>
          </table:table-cell>
        </table:table-row>
        <table:table-row table:style-name="ro2">
          <table:table-cell table:style-name="ce2" office:value-type="string">
            <text:p>1931-05-02 00:15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40.852">
            <text:p>40.85</text:p>
          </table:table-cell>
          <table:table-cell table:style-name="ce3" office:value-type="float" office:value="220.858">
            <text:p>220.86</text:p>
          </table:table-cell>
          <table:table-cell table:style-name="ce3" office:value-type="float" office:value="14.26">
            <text:p>14.26</text:p>
          </table:table-cell>
          <table:table-cell table:style-name="ce2" office:value-type="string">
            <text:p>10 ♉ 51' 07"</text:p>
          </table:table-cell>
          <table:table-cell table:style-name="ce2" office:value-type="string">
            <text:p>10 ♏ 51' 28"</text:p>
          </table:table-cell>
          <table:table-cell table:style-name="ce2" office:value-type="string">
            <text:p>14 ♈ 15' 36"</text:p>
          </table:table-cell>
          <table:table-cell table:style-name="ce2" office:value-type="float" office:value="15.088">
            <text:p>15.088</text:p>
          </table:table-cell>
          <table:table-cell table:style-name="ce2" office:value-type="float" office:value="-17.32">
            <text:p>-17.32</text:p>
          </table:table-cell>
          <table:table-cell table:style-name="ce2" office:value-type="float" office:value="-2.348">
            <text:p>-2.348</text:p>
          </table:table-cell>
          <table:table-cell table:style-name="ce2" office:value-type="float" office:value="121900.858">
            <text:p>121900.858</text:p>
          </table:table-cell>
          <table:table-cell table:style-name="ce2" office:value-type="float" office:value="9400.852">
            <text:p>9400.852</text:p>
          </table:table-cell>
          <table:table-cell table:style-name="ce2" office:value-type="float" office:value="-345.74">
            <text:p>-345.74</text:p>
          </table:table-cell>
          <table:table-cell table:style-name="ce2" office:value-type="float" office:value="112860.006">
            <text:p>112860.006</text:p>
          </table:table-cell>
          <table:table-cell table:style-name="ce2" office:value-type="float" office:value="313.5000166667">
            <text:p>313.5000166667</text:p>
          </table:table-cell>
          <table:table-cell table:style-name="ce2" office:value-type="float" office:value="180.006">
            <text:p>180.006</text:p>
          </table:table-cell>
          <table:table-cell table:style-name="ce2" office:value-type="float" office:value="15">
            <text:p>15</text:p>
          </table:table-cell>
          <table:table-cell office:value-type="float" office:value="122606.598">
            <text:p>122606.598</text:p>
          </table:table-cell>
          <table:table-cell office:value-type="float" office:value="206.598">
            <text:p>206.598</text:p>
          </table:table-cell>
          <table:table-cell office:value-type="float" office:value="10106.592">
            <text:p>10106.592</text:p>
          </table:table-cell>
          <table:table-cell office:value-type="float" office:value="26.592">
            <text:p>26.592</text:p>
          </table:table-cell>
        </table:table-row>
        <table:table-row table:style-name="ro2">
          <table:table-cell table:style-name="ce2" office:value-type="string">
            <text:p>1931-05-17 10:28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55.762">
            <text:p>55.76</text:p>
          </table:table-cell>
          <table:table-cell table:style-name="ce3" office:value-type="float" office:value="55.763">
            <text:p>55.76</text:p>
          </table:table-cell>
          <table:table-cell table:style-name="ce3" office:value-type="float" office:value="13.799">
            <text:p>13.80</text:p>
          </table:table-cell>
          <table:table-cell table:style-name="ce2" office:value-type="string">
            <text:p>25 ♉ 45' 43"</text:p>
          </table:table-cell>
          <table:table-cell table:style-name="ce2" office:value-type="string">
            <text:p>25 ♉ 45' 47"</text:p>
          </table:table-cell>
          <table:table-cell table:style-name="ce2" office:value-type="string">
            <text:p>13 ♈ 47' 57"</text:p>
          </table:table-cell>
          <table:table-cell table:style-name="ce2" office:value-type="float" office:value="19.208">
            <text:p>19.208</text:p>
          </table:table-cell>
          <table:table-cell table:style-name="ce2" office:value-type="float" office:value="22.559">
            <text:p>22.559</text:p>
          </table:table-cell>
          <table:table-cell table:style-name="ce2" office:value-type="float" office:value="3.452">
            <text:p>3.452</text:p>
          </table:table-cell>
          <table:table-cell table:style-name="ce2" office:value-type="float" office:value="122095.763">
            <text:p>122095.763</text:p>
          </table:table-cell>
          <table:table-cell table:style-name="ce2" office:value-type="float" office:value="9415.762">
            <text:p>9415.762</text:p>
          </table:table-cell>
          <table:table-cell table:style-name="ce2" office:value-type="float" office:value="-346.201">
            <text:p>-346.201</text:p>
          </table:table-cell>
          <table:table-cell table:style-name="ce2" office:value-type="float" office:value="113040.001">
            <text:p>113040.001</text:p>
          </table:table-cell>
          <table:table-cell table:style-name="ce2" office:value-type="float" office:value="314.0000027778">
            <text:p>314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122801.964">
            <text:p>122801.964</text:p>
          </table:table-cell>
          <table:table-cell office:value-type="float" office:value="41.964">
            <text:p>41.964</text:p>
          </table:table-cell>
          <table:table-cell office:value-type="float" office:value="10121.963">
            <text:p>10121.963</text:p>
          </table:table-cell>
          <table:table-cell office:value-type="float" office:value="41.963">
            <text:p>41.963</text:p>
          </table:table-cell>
        </table:table-row>
        <table:table-row table:style-name="ro2">
          <table:table-cell table:style-name="ce2" office:value-type="string">
            <text:p>1931-05-31 09:33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69.176">
            <text:p>69.18</text:p>
          </table:table-cell>
          <table:table-cell table:style-name="ce3" office:value-type="float" office:value="249.179">
            <text:p>249.18</text:p>
          </table:table-cell>
          <table:table-cell table:style-name="ce3" office:value-type="float" office:value="12.946">
            <text:p>12.95</text:p>
          </table:table-cell>
          <table:table-cell table:style-name="ce2" office:value-type="string">
            <text:p><text:s/>9 ♊ 10' 34"</text:p>
          </table:table-cell>
          <table:table-cell table:style-name="ce2" office:value-type="string">
            <text:p><text:s/>9 ♐ 10' 42"</text:p>
          </table:table-cell>
          <table:table-cell table:style-name="ce2" office:value-type="string">
            <text:p>12 ♈ 56' 46"</text:p>
          </table:table-cell>
          <table:table-cell table:style-name="ce2" office:value-type="float" office:value="21.837">
            <text:p>21.837</text:p>
          </table:table-cell>
          <table:table-cell table:style-name="ce2" office:value-type="float" office:value="-26.02">
            <text:p>-26.02</text:p>
          </table:table-cell>
          <table:table-cell table:style-name="ce2" office:value-type="float" office:value="-4.234">
            <text:p>-4.234</text:p>
          </table:table-cell>
          <table:table-cell table:style-name="ce2" office:value-type="float" office:value="122289.179">
            <text:p>122289.179</text:p>
          </table:table-cell>
          <table:table-cell table:style-name="ce2" office:value-type="float" office:value="9429.176">
            <text:p>9429.176</text:p>
          </table:table-cell>
          <table:table-cell table:style-name="ce2" office:value-type="float" office:value="-347.054">
            <text:p>-347.054</text:p>
          </table:table-cell>
          <table:table-cell table:style-name="ce2" office:value-type="float" office:value="113220.003">
            <text:p>113220.003</text:p>
          </table:table-cell>
          <table:table-cell table:style-name="ce2" office:value-type="float" office:value="314.5000083333">
            <text:p>314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122996.233">
            <text:p>122996.233</text:p>
          </table:table-cell>
          <table:table-cell office:value-type="float" office:value="236.233">
            <text:p>236.233</text:p>
          </table:table-cell>
          <table:table-cell office:value-type="float" office:value="10136.23">
            <text:p>10136.23</text:p>
          </table:table-cell>
          <table:table-cell office:value-type="float" office:value="56.23">
            <text:p>56.23</text:p>
          </table:table-cell>
        </table:table-row>
        <table:table-row table:style-name="ro2">
          <table:table-cell table:style-name="ce2" office:value-type="string">
            <text:p>1931-06-15 22:02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84.022">
            <text:p>84.02</text:p>
          </table:table-cell>
          <table:table-cell table:style-name="ce3" office:value-type="float" office:value="84.024">
            <text:p>84.02</text:p>
          </table:table-cell>
          <table:table-cell table:style-name="ce3" office:value-type="float" office:value="11.611">
            <text:p>11.61</text:p>
          </table:table-cell>
          <table:table-cell table:style-name="ce2" office:value-type="string">
            <text:p>24 ♊ 01' 18"</text:p>
          </table:table-cell>
          <table:table-cell table:style-name="ce2" office:value-type="string">
            <text:p>24 ♊ 01' 26"</text:p>
          </table:table-cell>
          <table:table-cell table:style-name="ce2" office:value-type="string">
            <text:p>11 ♈ 36' 41"</text:p>
          </table:table-cell>
          <table:table-cell table:style-name="ce2" office:value-type="float" office:value="23.316">
            <text:p>23.316</text:p>
          </table:table-cell>
          <table:table-cell table:style-name="ce2" office:value-type="float" office:value="28.105">
            <text:p>28.105</text:p>
          </table:table-cell>
          <table:table-cell table:style-name="ce2" office:value-type="float" office:value="4.794">
            <text:p>4.794</text:p>
          </table:table-cell>
          <table:table-cell table:style-name="ce2" office:value-type="float" office:value="122484.024">
            <text:p>122484.024</text:p>
          </table:table-cell>
          <table:table-cell table:style-name="ce2" office:value-type="float" office:value="9444.022">
            <text:p>9444.022</text:p>
          </table:table-cell>
          <table:table-cell table:style-name="ce2" office:value-type="float" office:value="-348.389">
            <text:p>-348.389</text:p>
          </table:table-cell>
          <table:table-cell table:style-name="ce2" office:value-type="float" office:value="113400.002">
            <text:p>113400.002</text:p>
          </table:table-cell>
          <table:table-cell table:style-name="ce2" office:value-type="float" office:value="315.0000055556">
            <text:p>315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123192.413">
            <text:p>123192.413</text:p>
          </table:table-cell>
          <table:table-cell office:value-type="float" office:value="72.413">
            <text:p>72.413</text:p>
          </table:table-cell>
          <table:table-cell office:value-type="float" office:value="10152.411">
            <text:p>10152.411</text:p>
          </table:table-cell>
          <table:table-cell office:value-type="float" office:value="72.411">
            <text:p>72.411</text:p>
          </table:table-cell>
        </table:table-row>
        <table:table-row table:style-name="ro2">
          <table:table-cell table:style-name="ce2" office:value-type="string">
            <text:p>1931-06-29 19:47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97.289">
            <text:p>97.29</text:p>
          </table:table-cell>
          <table:table-cell table:style-name="ce3" office:value-type="float" office:value="277.29">
            <text:p>277.29</text:p>
          </table:table-cell>
          <table:table-cell table:style-name="ce3" office:value-type="float" office:value="10.199">
            <text:p>10.20</text:p>
          </table:table-cell>
          <table:table-cell table:style-name="ce2" office:value-type="string">
            <text:p><text:s/>7 ♋ 17' 20"</text:p>
          </table:table-cell>
          <table:table-cell table:style-name="ce2" office:value-type="string">
            <text:p><text:s/>7 ♑ 17' 22"</text:p>
          </table:table-cell>
          <table:table-cell table:style-name="ce2" office:value-type="string">
            <text:p>10 ♈ 11' 56"</text:p>
          </table:table-cell>
          <table:table-cell table:style-name="ce2" office:value-type="float" office:value="23.25">
            <text:p>23.25</text:p>
          </table:table-cell>
          <table:table-cell table:style-name="ce2" office:value-type="float" office:value="-28.24">
            <text:p>-28.24</text:p>
          </table:table-cell>
          <table:table-cell table:style-name="ce2" office:value-type="float" office:value="-4.998">
            <text:p>-4.998</text:p>
          </table:table-cell>
          <table:table-cell table:style-name="ce2" office:value-type="float" office:value="122677.29">
            <text:p>122677.29</text:p>
          </table:table-cell>
          <table:table-cell table:style-name="ce2" office:value-type="float" office:value="9457.289">
            <text:p>9457.289</text:p>
          </table:table-cell>
          <table:table-cell table:style-name="ce2" office:value-type="float" office:value="-349.801">
            <text:p>-349.801</text:p>
          </table:table-cell>
          <table:table-cell table:style-name="ce2" office:value-type="float" office:value="113580.001">
            <text:p>113580.001</text:p>
          </table:table-cell>
          <table:table-cell table:style-name="ce2" office:value-type="float" office:value="315.5000027778">
            <text:p>315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123387.091">
            <text:p>123387.091</text:p>
          </table:table-cell>
          <table:table-cell office:value-type="float" office:value="267.091">
            <text:p>267.091</text:p>
          </table:table-cell>
          <table:table-cell office:value-type="float" office:value="10167.09">
            <text:p>10167.09</text:p>
          </table:table-cell>
          <table:table-cell office:value-type="float" office:value="87.09">
            <text:p>87.09</text:p>
          </table:table-cell>
        </table:table-row>
        <table:table-row table:style-name="ro2">
          <table:table-cell table:style-name="ce2" office:value-type="string">
            <text:p>1931-07-15 07:20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12.051">
            <text:p>112.05</text:p>
          </table:table-cell>
          <table:table-cell table:style-name="ce3" office:value-type="float" office:value="112.054">
            <text:p>112.05</text:p>
          </table:table-cell>
          <table:table-cell table:style-name="ce3" office:value-type="float" office:value="8.563">
            <text:p>8.56</text:p>
          </table:table-cell>
          <table:table-cell table:style-name="ce2" office:value-type="string">
            <text:p>22 ♋ 03' 01"</text:p>
          </table:table-cell>
          <table:table-cell table:style-name="ce2" office:value-type="string">
            <text:p>22 ♋ 03' 14"</text:p>
          </table:table-cell>
          <table:table-cell table:style-name="ce2" office:value-type="string">
            <text:p><text:s/>8 ♈ 33' 46"</text:p>
          </table:table-cell>
          <table:table-cell table:style-name="ce2" office:value-type="float" office:value="21.645">
            <text:p>21.645</text:p>
          </table:table-cell>
          <table:table-cell table:style-name="ce2" office:value-type="float" office:value="26.463">
            <text:p>26.463</text:p>
          </table:table-cell>
          <table:table-cell table:style-name="ce2" office:value-type="float" office:value="4.885">
            <text:p>4.885</text:p>
          </table:table-cell>
          <table:table-cell table:style-name="ce2" office:value-type="float" office:value="122872.054">
            <text:p>122872.054</text:p>
          </table:table-cell>
          <table:table-cell table:style-name="ce2" office:value-type="float" office:value="9472.051">
            <text:p>9472.051</text:p>
          </table:table-cell>
          <table:table-cell table:style-name="ce2" office:value-type="float" office:value="-351.437">
            <text:p>-351.437</text:p>
          </table:table-cell>
          <table:table-cell table:style-name="ce2" office:value-type="float" office:value="113760.003">
            <text:p>113760.003</text:p>
          </table:table-cell>
          <table:table-cell table:style-name="ce2" office:value-type="float" office:value="316.0000083333">
            <text:p>316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123583.491">
            <text:p>123583.491</text:p>
          </table:table-cell>
          <table:table-cell office:value-type="float" office:value="103.491">
            <text:p>103.491</text:p>
          </table:table-cell>
          <table:table-cell office:value-type="float" office:value="10183.488">
            <text:p>10183.488</text:p>
          </table:table-cell>
          <table:table-cell office:value-type="float" office:value="103.488">
            <text:p>103.488</text:p>
          </table:table-cell>
        </table:table-row>
        <table:table-row table:style-name="ro2">
          <table:table-cell table:style-name="ce2" office:value-type="string">
            <text:p>1931-07-29 07:48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25.437">
            <text:p>125.44</text:p>
          </table:table-cell>
          <table:table-cell table:style-name="ce3" office:value-type="float" office:value="305.438">
            <text:p>305.44</text:p>
          </table:table-cell>
          <table:table-cell table:style-name="ce3" office:value-type="float" office:value="7.252">
            <text:p>7.25</text:p>
          </table:table-cell>
          <table:table-cell table:style-name="ce2" office:value-type="string">
            <text:p><text:s/>5 ♌ 26' 11"</text:p>
          </table:table-cell>
          <table:table-cell table:style-name="ce2" office:value-type="string">
            <text:p><text:s/>5 ♒ 26' 16"</text:p>
          </table:table-cell>
          <table:table-cell table:style-name="ce2" office:value-type="string">
            <text:p><text:s/>7 ♈ 15' 06"</text:p>
          </table:table-cell>
          <table:table-cell table:style-name="ce2" office:value-type="float" office:value="18.919">
            <text:p>18.919</text:p>
          </table:table-cell>
          <table:table-cell table:style-name="ce2" office:value-type="float" office:value="-23.245">
            <text:p>-23.245</text:p>
          </table:table-cell>
          <table:table-cell table:style-name="ce2" office:value-type="float" office:value="-4.464">
            <text:p>-4.464</text:p>
          </table:table-cell>
          <table:table-cell table:style-name="ce2" office:value-type="float" office:value="123065.438">
            <text:p>123065.438</text:p>
          </table:table-cell>
          <table:table-cell table:style-name="ce2" office:value-type="float" office:value="9485.437">
            <text:p>9485.437</text:p>
          </table:table-cell>
          <table:table-cell table:style-name="ce2" office:value-type="float" office:value="-352.748">
            <text:p>-352.748</text:p>
          </table:table-cell>
          <table:table-cell table:style-name="ce2" office:value-type="float" office:value="113940.001">
            <text:p>113940.001</text:p>
          </table:table-cell>
          <table:table-cell table:style-name="ce2" office:value-type="float" office:value="316.5000027778">
            <text:p>316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123778.186">
            <text:p>123778.186</text:p>
          </table:table-cell>
          <table:table-cell office:value-type="float" office:value="298.186">
            <text:p>298.186</text:p>
          </table:table-cell>
          <table:table-cell office:value-type="float" office:value="10198.185">
            <text:p>10198.185</text:p>
          </table:table-cell>
          <table:table-cell office:value-type="float" office:value="118.185">
            <text:p>118.185</text:p>
          </table:table-cell>
        </table:table-row>
        <table:table-row table:style-name="ro2">
          <table:table-cell table:style-name="ce2" office:value-type="string">
            <text:p>1931-08-13 15:28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40.114">
            <text:p>140.11</text:p>
          </table:table-cell>
          <table:table-cell table:style-name="ce3" office:value-type="float" office:value="140.12">
            <text:p>140.12</text:p>
          </table:table-cell>
          <table:table-cell table:style-name="ce3" office:value-type="float" office:value="6.231">
            <text:p>6.23</text:p>
          </table:table-cell>
          <table:table-cell table:style-name="ce2" office:value-type="string">
            <text:p>20 ♌ 06' 48"</text:p>
          </table:table-cell>
          <table:table-cell table:style-name="ce2" office:value-type="string">
            <text:p>20 ♌ 07' 11"</text:p>
          </table:table-cell>
          <table:table-cell table:style-name="ce2" office:value-type="string">
            <text:p><text:s/>6 ♈ 13' 52"</text:p>
          </table:table-cell>
          <table:table-cell table:style-name="ce2" office:value-type="float" office:value="14.785">
            <text:p>14.785</text:p>
          </table:table-cell>
          <table:table-cell table:style-name="ce2" office:value-type="float" office:value="18.3">
            <text:p>18.3</text:p>
          </table:table-cell>
          <table:table-cell table:style-name="ce2" office:value-type="float" office:value="3.711">
            <text:p>3.711</text:p>
          </table:table-cell>
          <table:table-cell table:style-name="ce2" office:value-type="float" office:value="123260.12">
            <text:p>123260.12</text:p>
          </table:table-cell>
          <table:table-cell table:style-name="ce2" office:value-type="float" office:value="9500.114">
            <text:p>9500.114</text:p>
          </table:table-cell>
          <table:table-cell table:style-name="ce2" office:value-type="float" office:value="-353.769">
            <text:p>-353.769</text:p>
          </table:table-cell>
          <table:table-cell table:style-name="ce2" office:value-type="float" office:value="114120.006">
            <text:p>114120.006</text:p>
          </table:table-cell>
          <table:table-cell table:style-name="ce2" office:value-type="float" office:value="317.0000166667">
            <text:p>317.0000166667</text:p>
          </table:table-cell>
          <table:table-cell table:style-name="ce2" office:value-type="float" office:value="0.006">
            <text:p>0.006</text:p>
          </table:table-cell>
          <table:table-cell table:style-name="ce2" office:value-type="float" office:value="30">
            <text:p>30</text:p>
          </table:table-cell>
          <table:table-cell office:value-type="float" office:value="123973.889">
            <text:p>123973.889</text:p>
          </table:table-cell>
          <table:table-cell office:value-type="float" office:value="133.889">
            <text:p>133.889</text:p>
          </table:table-cell>
          <table:table-cell office:value-type="float" office:value="10213.883">
            <text:p>10213.883</text:p>
          </table:table-cell>
          <table:table-cell office:value-type="float" office:value="133.883">
            <text:p>133.883</text:p>
          </table:table-cell>
        </table:table-row>
        <table:table-row table:style-name="ro2">
          <table:table-cell table:style-name="ce2" office:value-type="string">
            <text:p>1931-08-27 22:10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53.865">
            <text:p>153.87</text:p>
          </table:table-cell>
          <table:table-cell table:style-name="ce3" office:value-type="float" office:value="333.866">
            <text:p>333.87</text:p>
          </table:table-cell>
          <table:table-cell table:style-name="ce3" office:value-type="float" office:value="5.596">
            <text:p>5.60</text:p>
          </table:table-cell>
          <table:table-cell table:style-name="ce2" office:value-type="string">
            <text:p><text:s/>3 ♍ 51' 52"</text:p>
          </table:table-cell>
          <table:table-cell table:style-name="ce2" office:value-type="string">
            <text:p><text:s/>3 ♓ 51' 57"</text:p>
          </table:table-cell>
          <table:table-cell table:style-name="ce2" office:value-type="string">
            <text:p><text:s/>5 ♈ 35' 44"</text:p>
          </table:table-cell>
          <table:table-cell table:style-name="ce2" office:value-type="float" office:value="10.096">
            <text:p>10.096</text:p>
          </table:table-cell>
          <table:table-cell table:style-name="ce2" office:value-type="float" office:value="-12.651">
            <text:p>-12.651</text:p>
          </table:table-cell>
          <table:table-cell table:style-name="ce2" office:value-type="float" office:value="-2.744">
            <text:p>-2.744</text:p>
          </table:table-cell>
          <table:table-cell table:style-name="ce2" office:value-type="float" office:value="123453.866">
            <text:p>123453.866</text:p>
          </table:table-cell>
          <table:table-cell table:style-name="ce2" office:value-type="float" office:value="9513.865">
            <text:p>9513.865</text:p>
          </table:table-cell>
          <table:table-cell table:style-name="ce2" office:value-type="float" office:value="-354.404">
            <text:p>-354.404</text:p>
          </table:table-cell>
          <table:table-cell table:style-name="ce2" office:value-type="float" office:value="114300.001">
            <text:p>114300.001</text:p>
          </table:table-cell>
          <table:table-cell table:style-name="ce2" office:value-type="float" office:value="317.5000027778">
            <text:p>317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124168.27">
            <text:p>124168.27</text:p>
          </table:table-cell>
          <table:table-cell office:value-type="float" office:value="328.27">
            <text:p>328.27</text:p>
          </table:table-cell>
          <table:table-cell office:value-type="float" office:value="10228.269">
            <text:p>10228.269</text:p>
          </table:table-cell>
          <table:table-cell office:value-type="float" office:value="148.269">
            <text:p>148.269</text:p>
          </table:table-cell>
        </table:table-row>
        <table:table-row table:style-name="ro2">
          <table:table-cell table:style-name="ce2" office:value-type="string">
            <text:p>1931-09-11 23:26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68.456">
            <text:p>168.46</text:p>
          </table:table-cell>
          <table:table-cell table:style-name="ce3" office:value-type="float" office:value="168.457">
            <text:p>168.46</text:p>
          </table:table-cell>
          <table:table-cell table:style-name="ce3" office:value-type="float" office:value="5.404">
            <text:p>5.40</text:p>
          </table:table-cell>
          <table:table-cell table:style-name="ce2" office:value-type="string">
            <text:p>18 ♍ 27' 22"</text:p>
          </table:table-cell>
          <table:table-cell table:style-name="ce2" office:value-type="string">
            <text:p>18 ♍ 27' 25"</text:p>
          </table:table-cell>
          <table:table-cell table:style-name="ce2" office:value-type="string">
            <text:p><text:s/>5 ♈ 24' 13"</text:p>
          </table:table-cell>
          <table:table-cell table:style-name="ce2" office:value-type="float" office:value="4.568">
            <text:p>4.568</text:p>
          </table:table-cell>
          <table:table-cell table:style-name="ce2" office:value-type="float" office:value="5.985">
            <text:p>5.985</text:p>
          </table:table-cell>
          <table:table-cell table:style-name="ce2" office:value-type="float" office:value="1.54">
            <text:p>1.54</text:p>
          </table:table-cell>
          <table:table-cell table:style-name="ce2" office:value-type="float" office:value="123648.457">
            <text:p>123648.457</text:p>
          </table:table-cell>
          <table:table-cell table:style-name="ce2" office:value-type="float" office:value="9528.456">
            <text:p>9528.456</text:p>
          </table:table-cell>
          <table:table-cell table:style-name="ce2" office:value-type="float" office:value="-354.596">
            <text:p>-354.596</text:p>
          </table:table-cell>
          <table:table-cell table:style-name="ce2" office:value-type="float" office:value="114480.001">
            <text:p>114480.001</text:p>
          </table:table-cell>
          <table:table-cell table:style-name="ce2" office:value-type="float" office:value="318.0000027778">
            <text:p>318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124363.053">
            <text:p>124363.053</text:p>
          </table:table-cell>
          <table:table-cell office:value-type="float" office:value="163.053">
            <text:p>163.053</text:p>
          </table:table-cell>
          <table:table-cell office:value-type="float" office:value="10243.052">
            <text:p>10243.052</text:p>
          </table:table-cell>
          <table:table-cell office:value-type="float" office:value="163.052">
            <text:p>163.052</text:p>
          </table:table-cell>
        </table:table-row>
        <table:table-row table:style-name="ro2">
          <table:table-cell table:style-name="ce2" office:value-type="string">
            <text:p>1931-09-26 14:45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82.756">
            <text:p>182.76</text:p>
          </table:table-cell>
          <table:table-cell table:style-name="ce3" office:value-type="float" office:value="2.759">
            <text:p>2.76</text:p>
          </table:table-cell>
          <table:table-cell table:style-name="ce3" office:value-type="float" office:value="5.382">
            <text:p>5.38</text:p>
          </table:table-cell>
          <table:table-cell table:style-name="ce2" office:value-type="string">
            <text:p><text:s/>2 ♎ 45' 22"</text:p>
          </table:table-cell>
          <table:table-cell table:style-name="ce2" office:value-type="string">
            <text:p><text:s/>2 ♈ 45' 31"</text:p>
          </table:table-cell>
          <table:table-cell table:style-name="ce2" office:value-type="string">
            <text:p><text:s/>5 ♈ 22' 53"</text:p>
          </table:table-cell>
          <table:table-cell table:style-name="ce2" office:value-type="float" office:value="-1.097">
            <text:p>-1.097</text:p>
          </table:table-cell>
          <table:table-cell table:style-name="ce2" office:value-type="float" office:value="0.875">
            <text:p>0.875</text:p>
          </table:table-cell>
          <table:table-cell table:style-name="ce2" office:value-type="float" office:value="-0.243">
            <text:p>-0.243</text:p>
          </table:table-cell>
          <table:table-cell table:style-name="ce2" office:value-type="float" office:value="123842.759">
            <text:p>123842.759</text:p>
          </table:table-cell>
          <table:table-cell table:style-name="ce2" office:value-type="float" office:value="9542.756">
            <text:p>9542.756</text:p>
          </table:table-cell>
          <table:table-cell table:style-name="ce2" office:value-type="float" office:value="-354.618">
            <text:p>-354.618</text:p>
          </table:table-cell>
          <table:table-cell table:style-name="ce2" office:value-type="float" office:value="114660.003">
            <text:p>114660.003</text:p>
          </table:table-cell>
          <table:table-cell table:style-name="ce2" office:value-type="float" office:value="318.5000083333">
            <text:p>318.5000083333</text:p>
          </table:table-cell>
          <table:table-cell table:style-name="ce2" office:value-type="float" office:value="180.003">
            <text:p>180.003</text:p>
          </table:table-cell>
          <table:table-cell table:style-name="ce2" office:value-type="float" office:value="15">
            <text:p>15</text:p>
          </table:table-cell>
          <table:table-cell office:value-type="float" office:value="124557.377">
            <text:p>124557.377</text:p>
          </table:table-cell>
          <table:table-cell office:value-type="float" office:value="357.377">
            <text:p>357.377</text:p>
          </table:table-cell>
          <table:table-cell office:value-type="float" office:value="10257.374">
            <text:p>10257.374</text:p>
          </table:table-cell>
          <table:table-cell office:value-type="float" office:value="177.374">
            <text:p>177.374</text:p>
          </table:table-cell>
        </table:table-row>
        <table:table-row table:style-name="ro2">
          <table:table-cell table:style-name="ce2" office:value-type="string">
            <text:p>1931-10-11 08:06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97.258">
            <text:p>197.26</text:p>
          </table:table-cell>
          <table:table-cell table:style-name="ce3" office:value-type="float" office:value="197.259">
            <text:p>197.26</text:p>
          </table:table-cell>
          <table:table-cell table:style-name="ce3" office:value-type="float" office:value="5.41">
            <text:p>5.41</text:p>
          </table:table-cell>
          <table:table-cell table:style-name="ce2" office:value-type="string">
            <text:p>17 ♎ 15' 28"</text:p>
          </table:table-cell>
          <table:table-cell table:style-name="ce2" office:value-type="string">
            <text:p>17 ♎ 15' 33"</text:p>
          </table:table-cell>
          <table:table-cell table:style-name="ce2" office:value-type="string">
            <text:p><text:s/>5 ♈ 24' 37"</text:p>
          </table:table-cell>
          <table:table-cell table:style-name="ce2" office:value-type="float" office:value="-6.781">
            <text:p>-6.781</text:p>
          </table:table-cell>
          <table:table-cell table:style-name="ce2" office:value-type="float" office:value="-7.786">
            <text:p>-7.786</text:p>
          </table:table-cell>
          <table:table-cell table:style-name="ce2" office:value-type="float" office:value="-1.088">
            <text:p>-1.088</text:p>
          </table:table-cell>
          <table:table-cell table:style-name="ce2" office:value-type="float" office:value="124037.259">
            <text:p>124037.259</text:p>
          </table:table-cell>
          <table:table-cell table:style-name="ce2" office:value-type="float" office:value="9557.258">
            <text:p>9557.258</text:p>
          </table:table-cell>
          <table:table-cell table:style-name="ce2" office:value-type="float" office:value="-354.59">
            <text:p>-354.59</text:p>
          </table:table-cell>
          <table:table-cell table:style-name="ce2" office:value-type="float" office:value="114840.001">
            <text:p>114840.001</text:p>
          </table:table-cell>
          <table:table-cell table:style-name="ce2" office:value-type="float" office:value="319.0000027778">
            <text:p>319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124751.849">
            <text:p>124751.849</text:p>
          </table:table-cell>
          <table:table-cell office:value-type="float" office:value="191.849">
            <text:p>191.849</text:p>
          </table:table-cell>
          <table:table-cell office:value-type="float" office:value="10271.848">
            <text:p>10271.848</text:p>
          </table:table-cell>
          <table:table-cell office:value-type="float" office:value="191.848">
            <text:p>191.848</text:p>
          </table:table-cell>
        </table:table-row>
        <table:table-row table:style-name="ro2">
          <table:table-cell table:style-name="ce2" office:value-type="string">
            <text:p>1931-10-26 08:34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12.178">
            <text:p>212.18</text:p>
          </table:table-cell>
          <table:table-cell table:style-name="ce3" office:value-type="float" office:value="32.179">
            <text:p>32.18</text:p>
          </table:table-cell>
          <table:table-cell table:style-name="ce3" office:value-type="float" office:value="5.313">
            <text:p>5.31</text:p>
          </table:table-cell>
          <table:table-cell table:style-name="ce2" office:value-type="string">
            <text:p><text:s/>2 ♏ 10' 41"</text:p>
          </table:table-cell>
          <table:table-cell table:style-name="ce2" office:value-type="string">
            <text:p><text:s/>2 ♉ 10' 44"</text:p>
          </table:table-cell>
          <table:table-cell table:style-name="ce2" office:value-type="string">
            <text:p><text:s/>5 ♈ 18' 45"</text:p>
          </table:table-cell>
          <table:table-cell table:style-name="ce2" office:value-type="float" office:value="-12.236">
            <text:p>-12.236</text:p>
          </table:table-cell>
          <table:table-cell table:style-name="ce2" office:value-type="float" office:value="14.458">
            <text:p>14.458</text:p>
          </table:table-cell>
          <table:table-cell table:style-name="ce2" office:value-type="float" office:value="2.368">
            <text:p>2.368</text:p>
          </table:table-cell>
          <table:table-cell table:style-name="ce2" office:value-type="float" office:value="124232.179">
            <text:p>124232.179</text:p>
          </table:table-cell>
          <table:table-cell table:style-name="ce2" office:value-type="float" office:value="9572.178">
            <text:p>9572.178</text:p>
          </table:table-cell>
          <table:table-cell table:style-name="ce2" office:value-type="float" office:value="-354.687">
            <text:p>-354.687</text:p>
          </table:table-cell>
          <table:table-cell table:style-name="ce2" office:value-type="float" office:value="115020.001">
            <text:p>115020.001</text:p>
          </table:table-cell>
          <table:table-cell table:style-name="ce2" office:value-type="float" office:value="319.5000027778">
            <text:p>319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124946.866">
            <text:p>124946.866</text:p>
          </table:table-cell>
          <table:table-cell office:value-type="float" office:value="26.866">
            <text:p>26.866</text:p>
          </table:table-cell>
          <table:table-cell office:value-type="float" office:value="10286.865">
            <text:p>10286.865</text:p>
          </table:table-cell>
          <table:table-cell office:value-type="float" office:value="206.865">
            <text:p>206.865</text:p>
          </table:table-cell>
        </table:table-row>
        <table:table-row table:style-name="ro2">
          <table:table-cell table:style-name="ce2" office:value-type="string">
            <text:p>1931-11-09 17:56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26.588">
            <text:p>226.59</text:p>
          </table:table-cell>
          <table:table-cell table:style-name="ce3" office:value-type="float" office:value="226.594">
            <text:p>226.59</text:p>
          </table:table-cell>
          <table:table-cell table:style-name="ce3" office:value-type="float" office:value="4.766">
            <text:p>4.77</text:p>
          </table:table-cell>
          <table:table-cell table:style-name="ce2" office:value-type="string">
            <text:p>16 ♏ 35' 15"</text:p>
          </table:table-cell>
          <table:table-cell table:style-name="ce2" office:value-type="string">
            <text:p>16 ♏ 35' 37"</text:p>
          </table:table-cell>
          <table:table-cell table:style-name="ce2" office:value-type="string">
            <text:p><text:s/>4 ♈ 45' 58"</text:p>
          </table:table-cell>
          <table:table-cell table:style-name="ce2" office:value-type="float" office:value="-16.804">
            <text:p>-16.804</text:p>
          </table:table-cell>
          <table:table-cell table:style-name="ce2" office:value-type="float" office:value="-20.106">
            <text:p>-20.106</text:p>
          </table:table-cell>
          <table:table-cell table:style-name="ce2" office:value-type="float" office:value="-3.447">
            <text:p>-3.447</text:p>
          </table:table-cell>
          <table:table-cell table:style-name="ce2" office:value-type="float" office:value="124426.594">
            <text:p>124426.594</text:p>
          </table:table-cell>
          <table:table-cell table:style-name="ce2" office:value-type="float" office:value="9586.588">
            <text:p>9586.588</text:p>
          </table:table-cell>
          <table:table-cell table:style-name="ce2" office:value-type="float" office:value="-355.234">
            <text:p>-355.234</text:p>
          </table:table-cell>
          <table:table-cell table:style-name="ce2" office:value-type="float" office:value="115200.006">
            <text:p>115200.006</text:p>
          </table:table-cell>
          <table:table-cell table:style-name="ce2" office:value-type="float" office:value="320.0000166667">
            <text:p>320.0000166667</text:p>
          </table:table-cell>
          <table:table-cell table:style-name="ce2" office:value-type="float" office:value="0.006">
            <text:p>0.006</text:p>
          </table:table-cell>
          <table:table-cell table:style-name="ce2" office:value-type="float" office:value="30">
            <text:p>30</text:p>
          </table:table-cell>
          <table:table-cell office:value-type="float" office:value="125141.828">
            <text:p>125141.828</text:p>
          </table:table-cell>
          <table:table-cell office:value-type="float" office:value="221.828">
            <text:p>221.828</text:p>
          </table:table-cell>
          <table:table-cell office:value-type="float" office:value="10301.822">
            <text:p>10301.822</text:p>
          </table:table-cell>
          <table:table-cell office:value-type="float" office:value="221.822">
            <text:p>221.822</text:p>
          </table:table-cell>
        </table:table-row>
        <table:table-row table:style-name="ro2">
          <table:table-cell table:style-name="ce2" office:value-type="string">
            <text:p>1931-11-25 02:10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42.06">
            <text:p>242.06</text:p>
          </table:table-cell>
          <table:table-cell table:style-name="ce3" office:value-type="float" office:value="62.062">
            <text:p>62.06</text:p>
          </table:table-cell>
          <table:table-cell table:style-name="ce3" office:value-type="float" office:value="3.792">
            <text:p>3.79</text:p>
          </table:table-cell>
          <table:table-cell table:style-name="ce2" office:value-type="string">
            <text:p><text:s/>2 ♐ 03' 35"</text:p>
          </table:table-cell>
          <table:table-cell table:style-name="ce2" office:value-type="string">
            <text:p><text:s/>2 ♊ 03' 42"</text:p>
          </table:table-cell>
          <table:table-cell table:style-name="ce2" office:value-type="string">
            <text:p><text:s/>3 ♈ 47' 29"</text:p>
          </table:table-cell>
          <table:table-cell table:style-name="ce2" office:value-type="float" office:value="-20.583">
            <text:p>-20.583</text:p>
          </table:table-cell>
          <table:table-cell table:style-name="ce2" office:value-type="float" office:value="24.811">
            <text:p>24.811</text:p>
          </table:table-cell>
          <table:table-cell table:style-name="ce2" office:value-type="float" office:value="4.317">
            <text:p>4.317</text:p>
          </table:table-cell>
          <table:table-cell table:style-name="ce2" office:value-type="float" office:value="124622.062">
            <text:p>124622.062</text:p>
          </table:table-cell>
          <table:table-cell table:style-name="ce2" office:value-type="float" office:value="9602.06">
            <text:p>9602.06</text:p>
          </table:table-cell>
          <table:table-cell table:style-name="ce2" office:value-type="float" office:value="-356.208">
            <text:p>-356.208</text:p>
          </table:table-cell>
          <table:table-cell table:style-name="ce2" office:value-type="float" office:value="115380.002">
            <text:p>115380.002</text:p>
          </table:table-cell>
          <table:table-cell table:style-name="ce2" office:value-type="float" office:value="320.5000055556">
            <text:p>320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office:value-type="float" office:value="125338.27">
            <text:p>125338.27</text:p>
          </table:table-cell>
          <table:table-cell office:value-type="float" office:value="58.27">
            <text:p>58.27</text:p>
          </table:table-cell>
          <table:table-cell office:value-type="float" office:value="10318.268">
            <text:p>10318.268</text:p>
          </table:table-cell>
          <table:table-cell office:value-type="float" office:value="238.268">
            <text:p>238.268</text:p>
          </table:table-cell>
        </table:table-row>
        <table:table-row table:style-name="ro2">
          <table:table-cell table:style-name="ce2" office:value-type="string">
            <text:p>1931-12-09 05:17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56.387">
            <text:p>256.39</text:p>
          </table:table-cell>
          <table:table-cell table:style-name="ce3" office:value-type="float" office:value="256.392">
            <text:p>256.39</text:p>
          </table:table-cell>
          <table:table-cell table:style-name="ce3" office:value-type="float" office:value="2.402">
            <text:p>2.40</text:p>
          </table:table-cell>
          <table:table-cell table:style-name="ce2" office:value-type="string">
            <text:p>16 ♐ 23' 12"</text:p>
          </table:table-cell>
          <table:table-cell table:style-name="ce2" office:value-type="string">
            <text:p>16 ♐ 23' 32"</text:p>
          </table:table-cell>
          <table:table-cell table:style-name="ce2" office:value-type="string">
            <text:p><text:s/>2 ♈ 24' 08"</text:p>
          </table:table-cell>
          <table:table-cell table:style-name="ce2" office:value-type="float" office:value="-22.754">
            <text:p>-22.754</text:p>
          </table:table-cell>
          <table:table-cell table:style-name="ce2" office:value-type="float" office:value="-27.557">
            <text:p>-27.557</text:p>
          </table:table-cell>
          <table:table-cell table:style-name="ce2" office:value-type="float" office:value="-4.829">
            <text:p>-4.829</text:p>
          </table:table-cell>
          <table:table-cell table:style-name="ce2" office:value-type="float" office:value="124816.392">
            <text:p>124816.392</text:p>
          </table:table-cell>
          <table:table-cell table:style-name="ce2" office:value-type="float" office:value="9616.387">
            <text:p>9616.387</text:p>
          </table:table-cell>
          <table:table-cell table:style-name="ce2" office:value-type="float" office:value="-357.598">
            <text:p>-357.598</text:p>
          </table:table-cell>
          <table:table-cell table:style-name="ce2" office:value-type="float" office:value="115560.005">
            <text:p>115560.005</text:p>
          </table:table-cell>
          <table:table-cell table:style-name="ce2" office:value-type="float" office:value="321.0000138889">
            <text:p>321.0000138889</text:p>
          </table:table-cell>
          <table:table-cell table:style-name="ce2" office:value-type="float" office:value="0.005">
            <text:p>0.005</text:p>
          </table:table-cell>
          <table:table-cell table:style-name="ce2" office:value-type="float" office:value="30">
            <text:p>30</text:p>
          </table:table-cell>
          <table:table-cell office:value-type="float" office:value="125533.99">
            <text:p>125533.99</text:p>
          </table:table-cell>
          <table:table-cell office:value-type="float" office:value="253.99">
            <text:p>253.99</text:p>
          </table:table-cell>
          <table:table-cell office:value-type="float" office:value="10333.985">
            <text:p>10333.985</text:p>
          </table:table-cell>
          <table:table-cell office:value-type="float" office:value="253.985">
            <text:p>253.985</text:p>
          </table:table-cell>
        </table:table-row>
        <table:table-row table:style-name="ro2">
          <table:table-cell table:style-name="ce2" office:value-type="string">
            <text:p>1931-12-24 18:24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72.209">
            <text:p>272.21</text:p>
          </table:table-cell>
          <table:table-cell table:style-name="ce3" office:value-type="float" office:value="92.213">
            <text:p>92.21</text:p>
          </table:table-cell>
          <table:table-cell table:style-name="ce3" office:value-type="float" office:value="0.609">
            <text:p>0.61</text:p>
          </table:table-cell>
          <table:table-cell table:style-name="ce2" office:value-type="string">
            <text:p><text:s/>2 ♑ 12' 32"</text:p>
          </table:table-cell>
          <table:table-cell table:style-name="ce2" office:value-type="string">
            <text:p><text:s/>2 ♋ 12' 47"</text:p>
          </table:table-cell>
          <table:table-cell table:style-name="ce2" office:value-type="string">
            <text:p><text:s/>0 ♈ 36' 30"</text:p>
          </table:table-cell>
          <table:table-cell table:style-name="ce2" office:value-type="float" office:value="-23.432">
            <text:p>-23.432</text:p>
          </table:table-cell>
          <table:table-cell table:style-name="ce2" office:value-type="float" office:value="28.425">
            <text:p>28.425</text:p>
          </table:table-cell>
          <table:table-cell table:style-name="ce2" office:value-type="float" office:value="4.994">
            <text:p>4.994</text:p>
          </table:table-cell>
          <table:table-cell table:style-name="ce2" office:value-type="float" office:value="125012.213">
            <text:p>125012.213</text:p>
          </table:table-cell>
          <table:table-cell table:style-name="ce2" office:value-type="float" office:value="9632.209">
            <text:p>9632.209</text:p>
          </table:table-cell>
          <table:table-cell table:style-name="ce2" office:value-type="float" office:value="-359.391">
            <text:p>-359.391</text:p>
          </table:table-cell>
          <table:table-cell table:style-name="ce2" office:value-type="float" office:value="115740.004">
            <text:p>115740.004</text:p>
          </table:table-cell>
          <table:table-cell table:style-name="ce2" office:value-type="float" office:value="321.5000111111">
            <text:p>321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office:value-type="float" office:value="125731.604">
            <text:p>125731.604</text:p>
          </table:table-cell>
          <table:table-cell office:value-type="float" office:value="91.604">
            <text:p>91.604</text:p>
          </table:table-cell>
          <table:table-cell office:value-type="float" office:value="10351.6">
            <text:p>10351.6</text:p>
          </table:table-cell>
          <table:table-cell office:value-type="float" office:value="271.6">
            <text:p>271.6</text:p>
          </table:table-cell>
        </table:table-row>
        <table:table-row table:style-name="ro2">
          <table:table-cell table:style-name="ce2" office:value-type="string">
            <text:p>1932-01-07 18:29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86.482">
            <text:p>286.48</text:p>
          </table:table-cell>
          <table:table-cell table:style-name="ce3" office:value-type="float" office:value="286.484">
            <text:p>286.48</text:p>
          </table:table-cell>
          <table:table-cell table:style-name="ce3" office:value-type="float" office:value="359.03">
            <text:p>359.03</text:p>
          </table:table-cell>
          <table:table-cell table:style-name="ce2" office:value-type="string">
            <text:p>16 ♑ 28' 54"</text:p>
          </table:table-cell>
          <table:table-cell table:style-name="ce2" office:value-type="string">
            <text:p>16 ♑ 29' 03"</text:p>
          </table:table-cell>
          <table:table-cell table:style-name="ce2" office:value-type="string">
            <text:p>29 ♓ 01' 47"</text:p>
          </table:table-cell>
          <table:table-cell table:style-name="ce2" office:value-type="float" office:value="-22.433">
            <text:p>-22.433</text:p>
          </table:table-cell>
          <table:table-cell table:style-name="ce2" office:value-type="float" office:value="-27.187">
            <text:p>-27.187</text:p>
          </table:table-cell>
          <table:table-cell table:style-name="ce2" office:value-type="float" office:value="-4.791">
            <text:p>-4.791</text:p>
          </table:table-cell>
          <table:table-cell table:style-name="ce2" office:value-type="float" office:value="125206.484">
            <text:p>125206.484</text:p>
          </table:table-cell>
          <table:table-cell table:style-name="ce2" office:value-type="float" office:value="9646.482">
            <text:p>9646.482</text:p>
          </table:table-cell>
          <table:table-cell table:style-name="ce2" office:value-type="float" office:value="-360.97">
            <text:p>-360.97</text:p>
          </table:table-cell>
          <table:table-cell table:style-name="ce2" office:value-type="float" office:value="115920.002">
            <text:p>115920.002</text:p>
          </table:table-cell>
          <table:table-cell table:style-name="ce2" office:value-type="float" office:value="322.0000055556">
            <text:p>322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125927.454">
            <text:p>125927.454</text:p>
          </table:table-cell>
          <table:table-cell office:value-type="float" office:value="287.454">
            <text:p>287.454</text:p>
          </table:table-cell>
          <table:table-cell office:value-type="float" office:value="10367.452">
            <text:p>10367.452</text:p>
          </table:table-cell>
          <table:table-cell office:value-type="float" office:value="287.452">
            <text:p>287.452</text:p>
          </table:table-cell>
        </table:table-row>
        <table:table-row table:style-name="ro2">
          <table:table-cell table:style-name="ce2" office:value-type="string">
            <text:p>1932-01-23 08:45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02.364">
            <text:p>302.36</text:p>
          </table:table-cell>
          <table:table-cell table:style-name="ce3" office:value-type="float" office:value="122.369">
            <text:p>122.37</text:p>
          </table:table-cell>
          <table:table-cell table:style-name="ce3" office:value-type="float" office:value="357.57">
            <text:p>357.57</text:p>
          </table:table-cell>
          <table:table-cell table:style-name="ce2" office:value-type="string">
            <text:p><text:s/>2 ♒ 21' 49"</text:p>
          </table:table-cell>
          <table:table-cell table:style-name="ce2" office:value-type="string">
            <text:p><text:s/>2 ♌ 22' 06"</text:p>
          </table:table-cell>
          <table:table-cell table:style-name="ce2" office:value-type="string">
            <text:p>27 ♓ 34' 13"</text:p>
          </table:table-cell>
          <table:table-cell table:style-name="ce2" office:value-type="float" office:value="-19.642">
            <text:p>-19.642</text:p>
          </table:table-cell>
          <table:table-cell table:style-name="ce2" office:value-type="float" office:value="23.713">
            <text:p>23.713</text:p>
          </table:table-cell>
          <table:table-cell table:style-name="ce2" office:value-type="float" office:value="4.183">
            <text:p>4.183</text:p>
          </table:table-cell>
          <table:table-cell table:style-name="ce2" office:value-type="float" office:value="125402.369">
            <text:p>125402.369</text:p>
          </table:table-cell>
          <table:table-cell table:style-name="ce2" office:value-type="float" office:value="9662.364">
            <text:p>9662.364</text:p>
          </table:table-cell>
          <table:table-cell table:style-name="ce2" office:value-type="float" office:value="-362.43">
            <text:p>-362.43</text:p>
          </table:table-cell>
          <table:table-cell table:style-name="ce2" office:value-type="float" office:value="116100.005">
            <text:p>116100.005</text:p>
          </table:table-cell>
          <table:table-cell table:style-name="ce2" office:value-type="float" office:value="322.5000138889">
            <text:p>322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126124.799">
            <text:p>126124.799</text:p>
          </table:table-cell>
          <table:table-cell office:value-type="float" office:value="124.799">
            <text:p>124.799</text:p>
          </table:table-cell>
          <table:table-cell office:value-type="float" office:value="10384.794">
            <text:p>10384.794</text:p>
          </table:table-cell>
          <table:table-cell office:value-type="float" office:value="304.794">
            <text:p>304.794</text:p>
          </table:table-cell>
        </table:table-row>
        <table:table-row table:style-name="ro2">
          <table:table-cell table:style-name="ce2" office:value-type="string">
            <text:p>1932-02-06 09:45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3" office:value-type="float" office:value="316.623">
            <text:p>316.62</text:p>
          </table:table-cell>
          <table:table-cell table:style-name="ce3" office:value-type="float" office:value="356.682">
            <text:p>356.68</text:p>
          </table:table-cell>
          <table:table-cell table:number-columns-repeated="2" table:style-name="ce2" office:value-type="string">
            <text:p>16 ♒ 37' 22"</text:p>
          </table:table-cell>
          <table:table-cell table:style-name="ce2" office:value-type="string">
            <text:p>26 ♓ 40' 55"</text:p>
          </table:table-cell>
          <table:table-cell table:style-name="ce2" office:value-type="float" office:value="-15.862">
            <text:p>-15.862</text:p>
          </table:table-cell>
          <table:table-cell table:style-name="ce2" office:value-type="float" office:value="-19.032">
            <text:p>-19.032</text:p>
          </table:table-cell>
          <table:table-cell table:style-name="ce2" office:value-type="float" office:value="-3.327">
            <text:p>-3.327</text:p>
          </table:table-cell>
          <table:table-cell table:style-name="ce2" office:value-type="float" office:value="125596.623">
            <text:p>125596.623</text:p>
          </table:table-cell>
          <table:table-cell table:style-name="ce2" office:value-type="float" office:value="9676.623">
            <text:p>9676.623</text:p>
          </table:table-cell>
          <table:table-cell table:style-name="ce2" office:value-type="float" office:value="-363.318">
            <text:p>-363.318</text:p>
          </table:table-cell>
          <table:table-cell table:style-name="ce2" office:value-type="float" office:value="116280">
            <text:p>116280</text:p>
          </table:table-cell>
          <table:table-cell table:style-name="ce2" office:value-type="float" office:value="323">
            <text:p>32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0">
            <text:p>30</text:p>
          </table:table-cell>
          <table:table-cell office:value-type="float" office:value="126319.941">
            <text:p>126319.941</text:p>
          </table:table-cell>
          <table:table-cell office:value-type="float" office:value="319.941">
            <text:p>319.941</text:p>
          </table:table-cell>
          <table:table-cell office:value-type="float" office:value="10399.941">
            <text:p>10399.941</text:p>
          </table:table-cell>
          <table:table-cell office:value-type="float" office:value="319.941">
            <text:p>319.941</text:p>
          </table:table-cell>
        </table:table-row>
        <table:table-row table:style-name="ro2">
          <table:table-cell table:style-name="ce2" office:value-type="string">
            <text:p>1932-02-21 21:08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32.258">
            <text:p>332.26</text:p>
          </table:table-cell>
          <table:table-cell table:style-name="ce3" office:value-type="float" office:value="152.263">
            <text:p>152.26</text:p>
          </table:table-cell>
          <table:table-cell table:style-name="ce3" office:value-type="float" office:value="356.257">
            <text:p>356.26</text:p>
          </table:table-cell>
          <table:table-cell table:style-name="ce2" office:value-type="string">
            <text:p><text:s/>2 ♓ 15' 29"</text:p>
          </table:table-cell>
          <table:table-cell table:style-name="ce2" office:value-type="string">
            <text:p><text:s/>2 ♍ 15' 47"</text:p>
          </table:table-cell>
          <table:table-cell table:style-name="ce2" office:value-type="string">
            <text:p>26 ♓ 15' 26"</text:p>
          </table:table-cell>
          <table:table-cell table:style-name="ce2" office:value-type="float" office:value="-10.675">
            <text:p>-10.675</text:p>
          </table:table-cell>
          <table:table-cell table:style-name="ce2" office:value-type="float" office:value="12.667">
            <text:p>12.667</text:p>
          </table:table-cell>
          <table:table-cell table:style-name="ce2" office:value-type="float" office:value="2.137">
            <text:p>2.137</text:p>
          </table:table-cell>
          <table:table-cell table:style-name="ce2" office:value-type="float" office:value="125792.263">
            <text:p>125792.263</text:p>
          </table:table-cell>
          <table:table-cell table:style-name="ce2" office:value-type="float" office:value="9692.258">
            <text:p>9692.258</text:p>
          </table:table-cell>
          <table:table-cell table:style-name="ce2" office:value-type="float" office:value="-363.743">
            <text:p>-363.743</text:p>
          </table:table-cell>
          <table:table-cell table:style-name="ce2" office:value-type="float" office:value="116460.005">
            <text:p>116460.005</text:p>
          </table:table-cell>
          <table:table-cell table:style-name="ce2" office:value-type="float" office:value="323.5000138889">
            <text:p>323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126516.006">
            <text:p>126516.006</text:p>
          </table:table-cell>
          <table:table-cell office:value-type="float" office:value="156.006">
            <text:p>156.006</text:p>
          </table:table-cell>
          <table:table-cell office:value-type="float" office:value="10416.001">
            <text:p>10416.001</text:p>
          </table:table-cell>
          <table:table-cell office:value-type="float" office:value="336.001">
            <text:p>336.001</text:p>
          </table:table-cell>
        </table:table-row>
        <table:table-row table:style-name="ro2">
          <table:table-cell table:style-name="ce2" office:value-type="string">
            <text:p>1932-03-07 02:45 EST-0500</text:p>
          </table:table-cell>
          <table:table-cell table:style-name="ce2" office:value-type="string">
            <text:p>Mo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346.546">
            <text:p>346.55</text:p>
          </table:table-cell>
          <table:table-cell table:style-name="ce3" office:value-type="float" office:value="346.548">
            <text:p>346.55</text:p>
          </table:table-cell>
          <table:table-cell table:style-name="ce3" office:value-type="float" office:value="356.139">
            <text:p>356.14</text:p>
          </table:table-cell>
          <table:table-cell table:style-name="ce2" office:value-type="string">
            <text:p>16 ♓ 32' 45"</text:p>
          </table:table-cell>
          <table:table-cell table:style-name="ce2" office:value-type="string">
            <text:p>16 ♓ 32' 53"</text:p>
          </table:table-cell>
          <table:table-cell table:style-name="ce2" office:value-type="string">
            <text:p>26 ♓ 08' 19"</text:p>
          </table:table-cell>
          <table:table-cell table:style-name="ce2" office:value-type="float" office:value="-5.313">
            <text:p>-5.313</text:p>
          </table:table-cell>
          <table:table-cell table:style-name="ce2" office:value-type="float" office:value="-6.125">
            <text:p>-6.125</text:p>
          </table:table-cell>
          <table:table-cell table:style-name="ce2" office:value-type="float" office:value="-0.883">
            <text:p>-0.883</text:p>
          </table:table-cell>
          <table:table-cell table:style-name="ce2" office:value-type="float" office:value="125986.548">
            <text:p>125986.548</text:p>
          </table:table-cell>
          <table:table-cell table:style-name="ce2" office:value-type="float" office:value="9706.546">
            <text:p>9706.546</text:p>
          </table:table-cell>
          <table:table-cell table:style-name="ce2" office:value-type="float" office:value="-363.861">
            <text:p>-363.861</text:p>
          </table:table-cell>
          <table:table-cell table:style-name="ce2" office:value-type="float" office:value="116640.002">
            <text:p>116640.002</text:p>
          </table:table-cell>
          <table:table-cell table:style-name="ce2" office:value-type="float" office:value="324.0000055556">
            <text:p>324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126710.409">
            <text:p>126710.409</text:p>
          </table:table-cell>
          <table:table-cell office:value-type="float" office:value="350.409">
            <text:p>350.409</text:p>
          </table:table-cell>
          <table:table-cell office:value-type="float" office:value="10430.407">
            <text:p>10430.407</text:p>
          </table:table-cell>
          <table:table-cell office:value-type="float" office:value="350.407">
            <text:p>350.407</text:p>
          </table:table-cell>
        </table:table-row>
        <table:table-row table:style-name="ro2">
          <table:table-cell table:style-name="ce2" office:value-type="string">
            <text:p>1932-03-22 07:38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.69">
            <text:p>1.69</text:p>
          </table:table-cell>
          <table:table-cell table:style-name="ce3" office:value-type="float" office:value="181.695">
            <text:p>181.70</text:p>
          </table:table-cell>
          <table:table-cell table:style-name="ce3" office:value-type="float" office:value="356.199">
            <text:p>356.20</text:p>
          </table:table-cell>
          <table:table-cell table:style-name="ce2" office:value-type="string">
            <text:p><text:s/>1 ♈ 41' 23"</text:p>
          </table:table-cell>
          <table:table-cell table:style-name="ce2" office:value-type="string">
            <text:p><text:s/>1 ♎ 41' 42"</text:p>
          </table:table-cell>
          <table:table-cell table:style-name="ce2" office:value-type="string">
            <text:p>26 ♓ 11' 55"</text:p>
          </table:table-cell>
          <table:table-cell table:style-name="ce2" office:value-type="float" office:value="0.672">
            <text:p>0.672</text:p>
          </table:table-cell>
          <table:table-cell table:style-name="ce2" office:value-type="float" office:value="-1.141">
            <text:p>-1.141</text:p>
          </table:table-cell>
          <table:table-cell table:style-name="ce2" office:value-type="float" office:value="-0.508">
            <text:p>-0.508</text:p>
          </table:table-cell>
          <table:table-cell table:style-name="ce2" office:value-type="float" office:value="126181.695">
            <text:p>126181.695</text:p>
          </table:table-cell>
          <table:table-cell table:style-name="ce2" office:value-type="float" office:value="9721.69">
            <text:p>9721.69</text:p>
          </table:table-cell>
          <table:table-cell table:style-name="ce2" office:value-type="float" office:value="-363.801">
            <text:p>-363.801</text:p>
          </table:table-cell>
          <table:table-cell table:style-name="ce2" office:value-type="float" office:value="116820.005">
            <text:p>116820.005</text:p>
          </table:table-cell>
          <table:table-cell table:style-name="ce2" office:value-type="float" office:value="324.5000138889">
            <text:p>324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office:value-type="float" office:value="126905.496">
            <text:p>126905.496</text:p>
          </table:table-cell>
          <table:table-cell office:value-type="float" office:value="185.496">
            <text:p>185.496</text:p>
          </table:table-cell>
          <table:table-cell office:value-type="float" office:value="10445.491">
            <text:p>10445.491</text:p>
          </table:table-cell>
          <table:table-cell office:value-type="float" office:value="5.491">
            <text:p>5.491</text:p>
          </table:table-cell>
        </table:table-row>
        <table:table-row table:style-name="ro2">
          <table:table-cell table:style-name="ce2" office:value-type="string">
            <text:p>1932-04-05 20:22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6.042">
            <text:p>16.04</text:p>
          </table:table-cell>
          <table:table-cell table:style-name="ce3" office:value-type="float" office:value="16.044">
            <text:p>16.04</text:p>
          </table:table-cell>
          <table:table-cell table:style-name="ce3" office:value-type="float" office:value="356.192">
            <text:p>356.19</text:p>
          </table:table-cell>
          <table:table-cell table:style-name="ce2" office:value-type="string">
            <text:p>16 ♈ 02' 29"</text:p>
          </table:table-cell>
          <table:table-cell table:style-name="ce2" office:value-type="string">
            <text:p>16 ♈ 02' 37"</text:p>
          </table:table-cell>
          <table:table-cell table:style-name="ce2" office:value-type="string">
            <text:p>26 ♓ 11' 32"</text:p>
          </table:table-cell>
          <table:table-cell table:style-name="ce2" office:value-type="float" office:value="6.314">
            <text:p>6.314</text:p>
          </table:table-cell>
          <table:table-cell table:style-name="ce2" office:value-type="float" office:value="7.965">
            <text:p>7.965</text:p>
          </table:table-cell>
          <table:table-cell table:style-name="ce2" office:value-type="float" office:value="1.789">
            <text:p>1.789</text:p>
          </table:table-cell>
          <table:table-cell table:style-name="ce2" office:value-type="float" office:value="126376.044">
            <text:p>126376.044</text:p>
          </table:table-cell>
          <table:table-cell table:style-name="ce2" office:value-type="float" office:value="9736.042">
            <text:p>9736.042</text:p>
          </table:table-cell>
          <table:table-cell table:style-name="ce2" office:value-type="float" office:value="-363.808">
            <text:p>-363.808</text:p>
          </table:table-cell>
          <table:table-cell table:style-name="ce2" office:value-type="float" office:value="117000.002">
            <text:p>117000.002</text:p>
          </table:table-cell>
          <table:table-cell table:style-name="ce2" office:value-type="float" office:value="325.0000055556">
            <text:p>325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127099.852">
            <text:p>127099.852</text:p>
          </table:table-cell>
          <table:table-cell office:value-type="float" office:value="19.852">
            <text:p>19.852</text:p>
          </table:table-cell>
          <table:table-cell office:value-type="float" office:value="10459.85">
            <text:p>10459.85</text:p>
          </table:table-cell>
          <table:table-cell office:value-type="float" office:value="19.85">
            <text:p>19.85</text:p>
          </table:table-cell>
        </table:table-row>
        <table:table-row table:style-name="ro2">
          <table:table-cell table:style-name="ce2" office:value-type="string">
            <text:p>1932-04-20 16:27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30.574">
            <text:p>30.57</text:p>
          </table:table-cell>
          <table:table-cell table:style-name="ce3" office:value-type="float" office:value="210.578">
            <text:p>210.58</text:p>
          </table:table-cell>
          <table:table-cell table:style-name="ce3" office:value-type="float" office:value="355.822">
            <text:p>355.82</text:p>
          </table:table-cell>
          <table:table-cell table:style-name="ce2" office:value-type="string">
            <text:p><text:s/>0 ♉ 34' 27"</text:p>
          </table:table-cell>
          <table:table-cell table:style-name="ce2" office:value-type="string">
            <text:p><text:s/>0 ♏ 34' 41"</text:p>
          </table:table-cell>
          <table:table-cell table:style-name="ce2" office:value-type="string">
            <text:p>25 ♓ 49' 20"</text:p>
          </table:table-cell>
          <table:table-cell table:style-name="ce2" office:value-type="float" office:value="11.679">
            <text:p>11.679</text:p>
          </table:table-cell>
          <table:table-cell table:style-name="ce2" office:value-type="float" office:value="-14.458">
            <text:p>-14.458</text:p>
          </table:table-cell>
          <table:table-cell table:style-name="ce2" office:value-type="float" office:value="-2.968">
            <text:p>-2.968</text:p>
          </table:table-cell>
          <table:table-cell table:style-name="ce2" office:value-type="float" office:value="126570.578">
            <text:p>126570.578</text:p>
          </table:table-cell>
          <table:table-cell table:style-name="ce2" office:value-type="float" office:value="9750.574">
            <text:p>9750.574</text:p>
          </table:table-cell>
          <table:table-cell table:style-name="ce2" office:value-type="float" office:value="-364.178">
            <text:p>-364.178</text:p>
          </table:table-cell>
          <table:table-cell table:style-name="ce2" office:value-type="float" office:value="117180.004">
            <text:p>117180.004</text:p>
          </table:table-cell>
          <table:table-cell table:style-name="ce2" office:value-type="float" office:value="325.5000111111">
            <text:p>325.5000111111</text:p>
          </table:table-cell>
          <table:table-cell table:style-name="ce2" office:value-type="float" office:value="180.004">
            <text:p>180.004</text:p>
          </table:table-cell>
          <table:table-cell table:style-name="ce2" office:value-type="float" office:value="15">
            <text:p>15</text:p>
          </table:table-cell>
          <table:table-cell office:value-type="float" office:value="127294.756">
            <text:p>127294.756</text:p>
          </table:table-cell>
          <table:table-cell office:value-type="float" office:value="214.756">
            <text:p>214.756</text:p>
          </table:table-cell>
          <table:table-cell office:value-type="float" office:value="10474.752">
            <text:p>10474.752</text:p>
          </table:table-cell>
          <table:table-cell office:value-type="float" office:value="34.752">
            <text:p>34.752</text:p>
          </table:table-cell>
        </table:table-row>
        <table:table-row table:style-name="ro2">
          <table:table-cell table:style-name="ce2" office:value-type="string">
            <text:p>1932-05-05 13:12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45.017">
            <text:p>45.02</text:p>
          </table:table-cell>
          <table:table-cell table:style-name="ce3" office:value-type="float" office:value="45.02">
            <text:p>45.02</text:p>
          </table:table-cell>
          <table:table-cell table:style-name="ce3" office:value-type="float" office:value="355.166">
            <text:p>355.17</text:p>
          </table:table-cell>
          <table:table-cell table:style-name="ce2" office:value-type="string">
            <text:p>15 ♉ 01' 02"</text:p>
          </table:table-cell>
          <table:table-cell table:style-name="ce2" office:value-type="string">
            <text:p>15 ♉ 01' 10"</text:p>
          </table:table-cell>
          <table:table-cell table:style-name="ce2" office:value-type="string">
            <text:p>25 ♓ 09' 56"</text:p>
          </table:table-cell>
          <table:table-cell table:style-name="ce2" office:value-type="float" office:value="16.349">
            <text:p>16.349</text:p>
          </table:table-cell>
          <table:table-cell table:style-name="ce2" office:value-type="float" office:value="20.085">
            <text:p>20.085</text:p>
          </table:table-cell>
          <table:table-cell table:style-name="ce2" office:value-type="float" office:value="3.911">
            <text:p>3.911</text:p>
          </table:table-cell>
          <table:table-cell table:style-name="ce2" office:value-type="float" office:value="126765.02">
            <text:p>126765.02</text:p>
          </table:table-cell>
          <table:table-cell table:style-name="ce2" office:value-type="float" office:value="9765.017">
            <text:p>9765.017</text:p>
          </table:table-cell>
          <table:table-cell table:style-name="ce2" office:value-type="float" office:value="-364.834">
            <text:p>-364.834</text:p>
          </table:table-cell>
          <table:table-cell table:style-name="ce2" office:value-type="float" office:value="117360.003">
            <text:p>117360.003</text:p>
          </table:table-cell>
          <table:table-cell table:style-name="ce2" office:value-type="float" office:value="326.0000083333">
            <text:p>326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127489.854">
            <text:p>127489.854</text:p>
          </table:table-cell>
          <table:table-cell office:value-type="float" office:value="49.854">
            <text:p>49.854</text:p>
          </table:table-cell>
          <table:table-cell office:value-type="float" office:value="10489.851">
            <text:p>10489.851</text:p>
          </table:table-cell>
          <table:table-cell office:value-type="float" office:value="49.851">
            <text:p>49.851</text:p>
          </table:table-cell>
        </table:table-row>
        <table:table-row table:style-name="ro2">
          <table:table-cell table:style-name="ce2" office:value-type="string">
            <text:p>1932-05-20 00:09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58.966">
            <text:p>58.97</text:p>
          </table:table-cell>
          <table:table-cell table:style-name="ce3" office:value-type="float" office:value="238.966">
            <text:p>238.97</text:p>
          </table:table-cell>
          <table:table-cell table:style-name="ce3" office:value-type="float" office:value="353.997">
            <text:p>354.00</text:p>
          </table:table-cell>
          <table:table-cell table:style-name="ce2" office:value-type="string">
            <text:p>28 ♉ 57' 57"</text:p>
          </table:table-cell>
          <table:table-cell table:style-name="ce2" office:value-type="string">
            <text:p>28 ♏ 57' 58"</text:p>
          </table:table-cell>
          <table:table-cell table:style-name="ce2" office:value-type="string">
            <text:p>23 ♓ 59' 47"</text:p>
          </table:table-cell>
          <table:table-cell table:style-name="ce2" office:value-type="float" office:value="19.937">
            <text:p>19.937</text:p>
          </table:table-cell>
          <table:table-cell table:style-name="ce2" office:value-type="float" office:value="-24.406">
            <text:p>-24.406</text:p>
          </table:table-cell>
          <table:table-cell table:style-name="ce2" office:value-type="float" office:value="-4.583">
            <text:p>-4.583</text:p>
          </table:table-cell>
          <table:table-cell table:style-name="ce2" office:value-type="float" office:value="126958.966">
            <text:p>126958.966</text:p>
          </table:table-cell>
          <table:table-cell table:style-name="ce2" office:value-type="float" office:value="9778.966">
            <text:p>9778.966</text:p>
          </table:table-cell>
          <table:table-cell table:style-name="ce2" office:value-type="float" office:value="-366.003">
            <text:p>-366.003</text:p>
          </table:table-cell>
          <table:table-cell table:style-name="ce2" office:value-type="float" office:value="117540">
            <text:p>117540</text:p>
          </table:table-cell>
          <table:table-cell table:style-name="ce2" office:value-type="float" office:value="326.5">
            <text:p>326.5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5">
            <text:p>15</text:p>
          </table:table-cell>
          <table:table-cell office:value-type="float" office:value="127684.969">
            <text:p>127684.969</text:p>
          </table:table-cell>
          <table:table-cell office:value-type="float" office:value="244.969">
            <text:p>244.969</text:p>
          </table:table-cell>
          <table:table-cell office:value-type="float" office:value="10504.969">
            <text:p>10504.969</text:p>
          </table:table-cell>
          <table:table-cell office:value-type="float" office:value="64.969">
            <text:p>64.969</text:p>
          </table:table-cell>
        </table:table-row>
        <table:table-row table:style-name="ro2">
          <table:table-cell table:style-name="ce2" office:value-type="string">
            <text:p>1932-06-04 04:16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73.522">
            <text:p>73.52</text:p>
          </table:table-cell>
          <table:table-cell table:style-name="ce3" office:value-type="float" office:value="73.523">
            <text:p>73.52</text:p>
          </table:table-cell>
          <table:table-cell table:style-name="ce3" office:value-type="float" office:value="352.52">
            <text:p>352.52</text:p>
          </table:table-cell>
          <table:table-cell table:style-name="ce2" office:value-type="string">
            <text:p>13 ♊ 31' 20"</text:p>
          </table:table-cell>
          <table:table-cell table:style-name="ce2" office:value-type="string">
            <text:p>13 ♊ 31' 21"</text:p>
          </table:table-cell>
          <table:table-cell table:style-name="ce2" office:value-type="string">
            <text:p>22 ♓ 31' 13"</text:p>
          </table:table-cell>
          <table:table-cell table:style-name="ce2" office:value-type="float" office:value="22.434">
            <text:p>22.434</text:p>
          </table:table-cell>
          <table:table-cell table:style-name="ce2" office:value-type="float" office:value="27.335">
            <text:p>27.335</text:p>
          </table:table-cell>
          <table:table-cell table:style-name="ce2" office:value-type="float" office:value="4.94">
            <text:p>4.94</text:p>
          </table:table-cell>
          <table:table-cell table:style-name="ce2" office:value-type="float" office:value="127153.523">
            <text:p>127153.523</text:p>
          </table:table-cell>
          <table:table-cell table:style-name="ce2" office:value-type="float" office:value="9793.522">
            <text:p>9793.522</text:p>
          </table:table-cell>
          <table:table-cell table:style-name="ce2" office:value-type="float" office:value="-367.48">
            <text:p>-367.48</text:p>
          </table:table-cell>
          <table:table-cell table:style-name="ce2" office:value-type="float" office:value="117720.001">
            <text:p>117720.001</text:p>
          </table:table-cell>
          <table:table-cell table:style-name="ce2" office:value-type="float" office:value="327.0000027778">
            <text:p>327.000002777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30">
            <text:p>30</text:p>
          </table:table-cell>
          <table:table-cell office:value-type="float" office:value="127881.003">
            <text:p>127881.003</text:p>
          </table:table-cell>
          <table:table-cell office:value-type="float" office:value="81.003">
            <text:p>81.003</text:p>
          </table:table-cell>
          <table:table-cell office:value-type="float" office:value="10521.002">
            <text:p>10521.002</text:p>
          </table:table-cell>
          <table:table-cell office:value-type="float" office:value="81.002">
            <text:p>81.002</text:p>
          </table:table-cell>
        </table:table-row>
        <table:table-row table:style-name="ro2">
          <table:table-cell table:style-name="ce2" office:value-type="string">
            <text:p>1932-06-18 07:39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87.036">
            <text:p>87.04</text:p>
          </table:table-cell>
          <table:table-cell table:style-name="ce3" office:value-type="float" office:value="267.042">
            <text:p>267.04</text:p>
          </table:table-cell>
          <table:table-cell table:style-name="ce3" office:value-type="float" office:value="351.008">
            <text:p>351.01</text:p>
          </table:table-cell>
          <table:table-cell table:style-name="ce2" office:value-type="string">
            <text:p>27 ♊ 02' 08"</text:p>
          </table:table-cell>
          <table:table-cell table:style-name="ce2" office:value-type="string">
            <text:p>27 ♐ 02' 29"</text:p>
          </table:table-cell>
          <table:table-cell table:style-name="ce2" office:value-type="string">
            <text:p>21 ♓ 00' 27"</text:p>
          </table:table-cell>
          <table:table-cell table:style-name="ce2" office:value-type="float" office:value="23.417">
            <text:p>23.417</text:p>
          </table:table-cell>
          <table:table-cell table:style-name="ce2" office:value-type="float" office:value="-28.395">
            <text:p>-28.395</text:p>
          </table:table-cell>
          <table:table-cell table:style-name="ce2" office:value-type="float" office:value="-4.979">
            <text:p>-4.979</text:p>
          </table:table-cell>
          <table:table-cell table:style-name="ce2" office:value-type="float" office:value="127347.042">
            <text:p>127347.042</text:p>
          </table:table-cell>
          <table:table-cell table:style-name="ce2" office:value-type="float" office:value="9807.036">
            <text:p>9807.036</text:p>
          </table:table-cell>
          <table:table-cell table:style-name="ce2" office:value-type="float" office:value="-368.992">
            <text:p>-368.992</text:p>
          </table:table-cell>
          <table:table-cell table:style-name="ce2" office:value-type="float" office:value="117900.006">
            <text:p>117900.006</text:p>
          </table:table-cell>
          <table:table-cell table:style-name="ce2" office:value-type="float" office:value="327.5000166667">
            <text:p>327.5000166667</text:p>
          </table:table-cell>
          <table:table-cell table:style-name="ce2" office:value-type="float" office:value="180.006">
            <text:p>180.006</text:p>
          </table:table-cell>
          <table:table-cell table:style-name="ce2" office:value-type="float" office:value="15">
            <text:p>15</text:p>
          </table:table-cell>
          <table:table-cell office:value-type="float" office:value="128076.034">
            <text:p>128076.034</text:p>
          </table:table-cell>
          <table:table-cell office:value-type="float" office:value="276.034">
            <text:p>276.034</text:p>
          </table:table-cell>
          <table:table-cell office:value-type="float" office:value="10536.028">
            <text:p>10536.028</text:p>
          </table:table-cell>
          <table:table-cell office:value-type="float" office:value="96.028">
            <text:p>96.028</text:p>
          </table:table-cell>
        </table:table-row>
        <table:table-row table:style-name="ro2">
          <table:table-cell table:style-name="ce2" office:value-type="string">
            <text:p>1932-07-03 17:20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01.726">
            <text:p>101.73</text:p>
          </table:table-cell>
          <table:table-cell table:style-name="ce3" office:value-type="float" office:value="101.729">
            <text:p>101.73</text:p>
          </table:table-cell>
          <table:table-cell table:style-name="ce3" office:value-type="float" office:value="349.437">
            <text:p>349.44</text:p>
          </table:table-cell>
          <table:table-cell table:style-name="ce2" office:value-type="string">
            <text:p>11 ♋ 43' 34"</text:p>
          </table:table-cell>
          <table:table-cell table:style-name="ce2" office:value-type="string">
            <text:p>11 ♋ 43' 44"</text:p>
          </table:table-cell>
          <table:table-cell table:style-name="ce2" office:value-type="string">
            <text:p>19 ♓ 26' 13"</text:p>
          </table:table-cell>
          <table:table-cell table:style-name="ce2" office:value-type="float" office:value="22.933">
            <text:p>22.933</text:p>
          </table:table-cell>
          <table:table-cell table:style-name="ce2" office:value-type="float" office:value="27.574">
            <text:p>27.574</text:p>
          </table:table-cell>
          <table:table-cell table:style-name="ce2" office:value-type="float" office:value="4.66">
            <text:p>4.66</text:p>
          </table:table-cell>
          <table:table-cell table:style-name="ce2" office:value-type="float" office:value="127541.729">
            <text:p>127541.729</text:p>
          </table:table-cell>
          <table:table-cell table:style-name="ce2" office:value-type="float" office:value="9821.726">
            <text:p>9821.726</text:p>
          </table:table-cell>
          <table:table-cell table:style-name="ce2" office:value-type="float" office:value="-370.563">
            <text:p>-370.563</text:p>
          </table:table-cell>
          <table:table-cell table:style-name="ce2" office:value-type="float" office:value="118080.003">
            <text:p>118080.003</text:p>
          </table:table-cell>
          <table:table-cell table:style-name="ce2" office:value-type="float" office:value="328.0000083333">
            <text:p>328.0000083333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30">
            <text:p>30</text:p>
          </table:table-cell>
          <table:table-cell office:value-type="float" office:value="128272.292">
            <text:p>128272.292</text:p>
          </table:table-cell>
          <table:table-cell office:value-type="float" office:value="112.292">
            <text:p>112.292</text:p>
          </table:table-cell>
          <table:table-cell office:value-type="float" office:value="10552.289">
            <text:p>10552.289</text:p>
          </table:table-cell>
          <table:table-cell office:value-type="float" office:value="112.289">
            <text:p>112.289</text:p>
          </table:table-cell>
        </table:table-row>
        <table:table-row table:style-name="ro2">
          <table:table-cell table:style-name="ce2" office:value-type="string">
            <text:p>1932-07-17 16:07 EST-0500</text:p>
          </table:table-cell>
          <table:table-cell table:style-name="ce2" office:value-type="string">
            <text:p>Sun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15.029">
            <text:p>115.03</text:p>
          </table:table-cell>
          <table:table-cell table:style-name="ce3" office:value-type="float" office:value="295.035">
            <text:p>295.04</text:p>
          </table:table-cell>
          <table:table-cell table:style-name="ce3" office:value-type="float" office:value="348.349">
            <text:p>348.35</text:p>
          </table:table-cell>
          <table:table-cell table:style-name="ce2" office:value-type="string">
            <text:p>25 ♋ 01' 42"</text:p>
          </table:table-cell>
          <table:table-cell table:style-name="ce2" office:value-type="string">
            <text:p>25 ♑ 02' 04"</text:p>
          </table:table-cell>
          <table:table-cell table:style-name="ce2" office:value-type="string">
            <text:p>18 ♓ 20' 56"</text:p>
          </table:table-cell>
          <table:table-cell table:style-name="ce2" office:value-type="float" office:value="21.136">
            <text:p>21.136</text:p>
          </table:table-cell>
          <table:table-cell table:style-name="ce2" office:value-type="float" office:value="-25.156">
            <text:p>-25.156</text:p>
          </table:table-cell>
          <table:table-cell table:style-name="ce2" office:value-type="float" office:value="-4.09">
            <text:p>-4.09</text:p>
          </table:table-cell>
          <table:table-cell table:style-name="ce2" office:value-type="float" office:value="127735.035">
            <text:p>127735.035</text:p>
          </table:table-cell>
          <table:table-cell table:style-name="ce2" office:value-type="float" office:value="9835.029">
            <text:p>9835.029</text:p>
          </table:table-cell>
          <table:table-cell table:style-name="ce2" office:value-type="float" office:value="-371.651">
            <text:p>-371.651</text:p>
          </table:table-cell>
          <table:table-cell table:style-name="ce2" office:value-type="float" office:value="118260.006">
            <text:p>118260.006</text:p>
          </table:table-cell>
          <table:table-cell table:style-name="ce2" office:value-type="float" office:value="328.5000166667">
            <text:p>328.5000166667</text:p>
          </table:table-cell>
          <table:table-cell table:style-name="ce2" office:value-type="float" office:value="180.006">
            <text:p>180.006</text:p>
          </table:table-cell>
          <table:table-cell table:style-name="ce2" office:value-type="float" office:value="15">
            <text:p>15</text:p>
          </table:table-cell>
          <table:table-cell office:value-type="float" office:value="128466.686">
            <text:p>128466.686</text:p>
          </table:table-cell>
          <table:table-cell office:value-type="float" office:value="306.686">
            <text:p>306.686</text:p>
          </table:table-cell>
          <table:table-cell office:value-type="float" office:value="10566.68">
            <text:p>10566.68</text:p>
          </table:table-cell>
          <table:table-cell office:value-type="float" office:value="126.68">
            <text:p>126.68</text:p>
          </table:table-cell>
        </table:table-row>
        <table:table-row table:style-name="ro2">
          <table:table-cell table:style-name="ce2" office:value-type="string">
            <text:p>1932-08-02 04:42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29.863">
            <text:p>129.86</text:p>
          </table:table-cell>
          <table:table-cell table:style-name="ce3" office:value-type="float" office:value="129.865">
            <text:p>129.87</text:p>
          </table:table-cell>
          <table:table-cell table:style-name="ce3" office:value-type="float" office:value="347.521">
            <text:p>347.52</text:p>
          </table:table-cell>
          <table:table-cell table:style-name="ce2" office:value-type="string">
            <text:p><text:s/>9 ♌ 51' 45"</text:p>
          </table:table-cell>
          <table:table-cell table:style-name="ce2" office:value-type="string">
            <text:p><text:s/>9 ♌ 51' 54"</text:p>
          </table:table-cell>
          <table:table-cell table:style-name="ce2" office:value-type="string">
            <text:p>17 ♓ 31' 14"</text:p>
          </table:table-cell>
          <table:table-cell table:style-name="ce2" office:value-type="float" office:value="17.786">
            <text:p>17.786</text:p>
          </table:table-cell>
          <table:table-cell table:style-name="ce2" office:value-type="float" office:value="20.832">
            <text:p>20.832</text:p>
          </table:table-cell>
          <table:table-cell table:style-name="ce2" office:value-type="float" office:value="3.165">
            <text:p>3.165</text:p>
          </table:table-cell>
          <table:table-cell table:style-name="ce2" office:value-type="float" office:value="127929.865">
            <text:p>127929.865</text:p>
          </table:table-cell>
          <table:table-cell table:style-name="ce2" office:value-type="float" office:value="9849.863">
            <text:p>9849.863</text:p>
          </table:table-cell>
          <table:table-cell table:style-name="ce2" office:value-type="float" office:value="-372.479">
            <text:p>-372.479</text:p>
          </table:table-cell>
          <table:table-cell table:style-name="ce2" office:value-type="float" office:value="118440.002">
            <text:p>118440.002</text:p>
          </table:table-cell>
          <table:table-cell table:style-name="ce2" office:value-type="float" office:value="329.0000055556">
            <text:p>329.000005555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30">
            <text:p>30</text:p>
          </table:table-cell>
          <table:table-cell office:value-type="float" office:value="128662.344">
            <text:p>128662.344</text:p>
          </table:table-cell>
          <table:table-cell office:value-type="float" office:value="142.344">
            <text:p>142.344</text:p>
          </table:table-cell>
          <table:table-cell office:value-type="float" office:value="10582.342">
            <text:p>10582.342</text:p>
          </table:table-cell>
          <table:table-cell office:value-type="float" office:value="142.342">
            <text:p>142.342</text:p>
          </table:table-cell>
        </table:table-row>
        <table:table-row table:style-name="ro2">
          <table:table-cell table:style-name="ce2" office:value-type="string">
            <text:p>1932-08-16 02:42 EST-0500</text:p>
          </table:table-cell>
          <table:table-cell table:style-name="ce2" office:value-type="string">
            <text:p>Tue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43.212">
            <text:p>143.21</text:p>
          </table:table-cell>
          <table:table-cell table:style-name="ce3" office:value-type="float" office:value="323.214">
            <text:p>323.21</text:p>
          </table:table-cell>
          <table:table-cell table:style-name="ce3" office:value-type="float" office:value="347.159">
            <text:p>347.16</text:p>
          </table:table-cell>
          <table:table-cell table:style-name="ce2" office:value-type="string">
            <text:p>23 ♌ 12' 42"</text:p>
          </table:table-cell>
          <table:table-cell table:style-name="ce2" office:value-type="string">
            <text:p>23 ♒ 12' 51"</text:p>
          </table:table-cell>
          <table:table-cell table:style-name="ce2" office:value-type="string">
            <text:p>17 ♓ 09' 31"</text:p>
          </table:table-cell>
          <table:table-cell table:style-name="ce2" office:value-type="float" office:value="13.787">
            <text:p>13.787</text:p>
          </table:table-cell>
          <table:table-cell table:style-name="ce2" office:value-type="float" office:value="-15.796">
            <text:p>-15.796</text:p>
          </table:table-cell>
          <table:table-cell table:style-name="ce2" office:value-type="float" office:value="-2.128">
            <text:p>-2.128</text:p>
          </table:table-cell>
          <table:table-cell table:style-name="ce2" office:value-type="float" office:value="128123.214">
            <text:p>128123.214</text:p>
          </table:table-cell>
          <table:table-cell table:style-name="ce2" office:value-type="float" office:value="9863.212">
            <text:p>9863.212</text:p>
          </table:table-cell>
          <table:table-cell table:style-name="ce2" office:value-type="float" office:value="-372.841">
            <text:p>-372.841</text:p>
          </table:table-cell>
          <table:table-cell table:style-name="ce2" office:value-type="float" office:value="118620.002">
            <text:p>118620.002</text:p>
          </table:table-cell>
          <table:table-cell table:style-name="ce2" office:value-type="float" office:value="329.5000055556">
            <text:p>329.5000055556</text:p>
          </table:table-cell>
          <table:table-cell table:style-name="ce2" office:value-type="float" office:value="180.002">
            <text:p>180.002</text:p>
          </table:table-cell>
          <table:table-cell table:style-name="ce2" office:value-type="float" office:value="15">
            <text:p>15</text:p>
          </table:table-cell>
          <table:table-cell office:value-type="float" office:value="128856.055">
            <text:p>128856.055</text:p>
          </table:table-cell>
          <table:table-cell office:value-type="float" office:value="336.055">
            <text:p>336.055</text:p>
          </table:table-cell>
          <table:table-cell office:value-type="float" office:value="10596.053">
            <text:p>10596.053</text:p>
          </table:table-cell>
          <table:table-cell office:value-type="float" office:value="156.053">
            <text:p>156.053</text:p>
          </table:table-cell>
        </table:table-row>
        <table:table-row table:style-name="ro2">
          <table:table-cell table:style-name="ce2" office:value-type="string">
            <text:p>1932-08-31 14:55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58.172">
            <text:p>158.17</text:p>
          </table:table-cell>
          <table:table-cell table:style-name="ce3" office:value-type="float" office:value="158.178">
            <text:p>158.18</text:p>
          </table:table-cell>
          <table:table-cell table:style-name="ce3" office:value-type="float" office:value="347.089">
            <text:p>347.09</text:p>
          </table:table-cell>
          <table:table-cell table:style-name="ce2" office:value-type="string">
            <text:p><text:s/>8 ♍ 10' 18"</text:p>
          </table:table-cell>
          <table:table-cell table:style-name="ce2" office:value-type="string">
            <text:p><text:s/>8 ♍ 10' 39"</text:p>
          </table:table-cell>
          <table:table-cell table:style-name="ce2" office:value-type="string">
            <text:p>17 ♓ 05' 19"</text:p>
          </table:table-cell>
          <table:table-cell table:style-name="ce2" office:value-type="float" office:value="8.509">
            <text:p>8.509</text:p>
          </table:table-cell>
          <table:table-cell table:style-name="ce2" office:value-type="float" office:value="9.267">
            <text:p>9.267</text:p>
          </table:table-cell>
          <table:table-cell table:style-name="ce2" office:value-type="float" office:value="0.82">
            <text:p>0.82</text:p>
          </table:table-cell>
          <table:table-cell table:style-name="ce2" office:value-type="float" office:value="128318.178">
            <text:p>128318.178</text:p>
          </table:table-cell>
          <table:table-cell table:style-name="ce2" office:value-type="float" office:value="9878.172">
            <text:p>9878.172</text:p>
          </table:table-cell>
          <table:table-cell table:style-name="ce2" office:value-type="float" office:value="-372.911">
            <text:p>-372.911</text:p>
          </table:table-cell>
          <table:table-cell table:style-name="ce2" office:value-type="float" office:value="118800.006">
            <text:p>118800.006</text:p>
          </table:table-cell>
          <table:table-cell table:style-name="ce2" office:value-type="float" office:value="330.0000166667">
            <text:p>330.0000166667</text:p>
          </table:table-cell>
          <table:table-cell table:style-name="ce2" office:value-type="float" office:value="0.006">
            <text:p>0.006</text:p>
          </table:table-cell>
          <table:table-cell table:style-name="ce2" office:value-type="float" office:value="30">
            <text:p>30</text:p>
          </table:table-cell>
          <table:table-cell office:value-type="float" office:value="129051.089">
            <text:p>129051.089</text:p>
          </table:table-cell>
          <table:table-cell office:value-type="float" office:value="171.089">
            <text:p>171.089</text:p>
          </table:table-cell>
          <table:table-cell office:value-type="float" office:value="10611.083">
            <text:p>10611.083</text:p>
          </table:table-cell>
          <table:table-cell office:value-type="float" office:value="171.083">
            <text:p>171.083</text:p>
          </table:table-cell>
        </table:table-row>
        <table:table-row table:style-name="ro2">
          <table:table-cell table:style-name="ce2" office:value-type="string">
            <text:p>1932-09-14 16:06 EST-0500</text:p>
          </table:table-cell>
          <table:table-cell table:style-name="ce2" office:value-type="string">
            <text:p>Wed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171.818">
            <text:p>171.82</text:p>
          </table:table-cell>
          <table:table-cell table:style-name="ce3" office:value-type="float" office:value="351.819">
            <text:p>351.82</text:p>
          </table:table-cell>
          <table:table-cell table:style-name="ce3" office:value-type="float" office:value="347.127">
            <text:p>347.13</text:p>
          </table:table-cell>
          <table:table-cell table:style-name="ce2" office:value-type="string">
            <text:p>21 ♍ 49' 05"</text:p>
          </table:table-cell>
          <table:table-cell table:style-name="ce2" office:value-type="string">
            <text:p>21 ♓ 49' 08"</text:p>
          </table:table-cell>
          <table:table-cell table:style-name="ce2" office:value-type="string">
            <text:p>17 ♓ 07' 38"</text:p>
          </table:table-cell>
          <table:table-cell table:style-name="ce2" office:value-type="float" office:value="3.247">
            <text:p>3.247</text:p>
          </table:table-cell>
          <table:table-cell table:style-name="ce2" office:value-type="float" office:value="-2.848">
            <text:p>-2.848</text:p>
          </table:table-cell>
          <table:table-cell table:style-name="ce2" office:value-type="float" office:value="0.433">
            <text:p>0.433</text:p>
          </table:table-cell>
          <table:table-cell table:style-name="ce2" office:value-type="float" office:value="128511.819">
            <text:p>128511.819</text:p>
          </table:table-cell>
          <table:table-cell table:style-name="ce2" office:value-type="float" office:value="9891.818">
            <text:p>9891.818</text:p>
          </table:table-cell>
          <table:table-cell table:style-name="ce2" office:value-type="float" office:value="-372.873">
            <text:p>-372.873</text:p>
          </table:table-cell>
          <table:table-cell table:style-name="ce2" office:value-type="float" office:value="118980.001">
            <text:p>118980.001</text:p>
          </table:table-cell>
          <table:table-cell table:style-name="ce2" office:value-type="float" office:value="330.5000027778">
            <text:p>330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129244.692">
            <text:p>129244.692</text:p>
          </table:table-cell>
          <table:table-cell office:value-type="float" office:value="4.692">
            <text:p>4.692</text:p>
          </table:table-cell>
          <table:table-cell office:value-type="float" office:value="10624.691">
            <text:p>10624.691</text:p>
          </table:table-cell>
          <table:table-cell office:value-type="float" office:value="184.691">
            <text:p>184.691</text:p>
          </table:table-cell>
        </table:table-row>
        <table:table-row table:style-name="ro2">
          <table:table-cell table:style-name="ce2" office:value-type="string">
            <text:p>1932-09-30 00:30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86.846">
            <text:p>186.85</text:p>
          </table:table-cell>
          <table:table-cell table:style-name="ce3" office:value-type="float" office:value="186.853">
            <text:p>186.85</text:p>
          </table:table-cell>
          <table:table-cell table:style-name="ce3" office:value-type="float" office:value="347.084">
            <text:p>347.08</text:p>
          </table:table-cell>
          <table:table-cell table:style-name="ce2" office:value-type="string">
            <text:p><text:s/>6 ♎ 50' 46"</text:p>
          </table:table-cell>
          <table:table-cell table:style-name="ce2" office:value-type="string">
            <text:p><text:s/>6 ♎ 51' 09"</text:p>
          </table:table-cell>
          <table:table-cell table:style-name="ce2" office:value-type="string">
            <text:p>17 ♓ 05' 02"</text:p>
          </table:table-cell>
          <table:table-cell table:style-name="ce2" office:value-type="float" office:value="-2.719">
            <text:p>-2.719</text:p>
          </table:table-cell>
          <table:table-cell table:style-name="ce2" office:value-type="float" office:value="-4.356">
            <text:p>-4.356</text:p>
          </table:table-cell>
          <table:table-cell table:style-name="ce2" office:value-type="float" office:value="-1.78">
            <text:p>-1.78</text:p>
          </table:table-cell>
          <table:table-cell table:style-name="ce2" office:value-type="float" office:value="128706.853">
            <text:p>128706.853</text:p>
          </table:table-cell>
          <table:table-cell table:style-name="ce2" office:value-type="float" office:value="9906.846">
            <text:p>9906.846</text:p>
          </table:table-cell>
          <table:table-cell table:style-name="ce2" office:value-type="float" office:value="-372.916">
            <text:p>-372.916</text:p>
          </table:table-cell>
          <table:table-cell table:style-name="ce2" office:value-type="float" office:value="119160.007">
            <text:p>119160.007</text:p>
          </table:table-cell>
          <table:table-cell table:style-name="ce2" office:value-type="float" office:value="331.0000194444">
            <text:p>331.0000194444</text:p>
          </table:table-cell>
          <table:table-cell table:style-name="ce2" office:value-type="float" office:value="0.007">
            <text:p>0.007</text:p>
          </table:table-cell>
          <table:table-cell table:style-name="ce2" office:value-type="float" office:value="30">
            <text:p>30</text:p>
          </table:table-cell>
          <table:table-cell office:value-type="float" office:value="129439.769">
            <text:p>129439.769</text:p>
          </table:table-cell>
          <table:table-cell office:value-type="float" office:value="199.769">
            <text:p>199.769</text:p>
          </table:table-cell>
          <table:table-cell office:value-type="float" office:value="10639.762">
            <text:p>10639.762</text:p>
          </table:table-cell>
          <table:table-cell office:value-type="float" office:value="199.762">
            <text:p>199.762</text:p>
          </table:table-cell>
        </table:table-row>
        <table:table-row table:style-name="ro2">
          <table:table-cell table:style-name="ce2" office:value-type="string">
            <text:p>1932-10-14 08:18 EST-0500</text:p>
          </table:table-cell>
          <table:table-cell table:style-name="ce2" office:value-type="string">
            <text:p>Fri</text:p>
          </table:table-cell>
          <table:table-cell table:style-name="ce2" office:value-type="float" office:value="15">
            <text:p>15</text:p>
          </table:table-cell>
          <table:table-cell table:style-name="ce3" office:value-type="float" office:value="200.989">
            <text:p>200.99</text:p>
          </table:table-cell>
          <table:table-cell table:style-name="ce3" office:value-type="float" office:value="20.99">
            <text:p>20.99</text:p>
          </table:table-cell>
          <table:table-cell table:style-name="ce3" office:value-type="float" office:value="346.832">
            <text:p>346.83</text:p>
          </table:table-cell>
          <table:table-cell table:style-name="ce2" office:value-type="string">
            <text:p>20 ♎ 59' 21"</text:p>
          </table:table-cell>
          <table:table-cell table:style-name="ce2" office:value-type="string">
            <text:p>20 ♈ 59' 25"</text:p>
          </table:table-cell>
          <table:table-cell table:style-name="ce2" office:value-type="string">
            <text:p>16 ♓ 49' 56"</text:p>
          </table:table-cell>
          <table:table-cell table:style-name="ce2" office:value-type="float" office:value="-8.195">
            <text:p>-8.195</text:p>
          </table:table-cell>
          <table:table-cell table:style-name="ce2" office:value-type="float" office:value="10.897">
            <text:p>10.897</text:p>
          </table:table-cell>
          <table:table-cell table:style-name="ce2" office:value-type="float" office:value="2.916">
            <text:p>2.916</text:p>
          </table:table-cell>
          <table:table-cell table:style-name="ce2" office:value-type="float" office:value="128900.99">
            <text:p>128900.99</text:p>
          </table:table-cell>
          <table:table-cell table:style-name="ce2" office:value-type="float" office:value="9920.989">
            <text:p>9920.989</text:p>
          </table:table-cell>
          <table:table-cell table:style-name="ce2" office:value-type="float" office:value="-373.168">
            <text:p>-373.168</text:p>
          </table:table-cell>
          <table:table-cell table:style-name="ce2" office:value-type="float" office:value="119340.001">
            <text:p>119340.001</text:p>
          </table:table-cell>
          <table:table-cell table:style-name="ce2" office:value-type="float" office:value="331.5000027778">
            <text:p>331.5000027778</text:p>
          </table:table-cell>
          <table:table-cell table:style-name="ce2" office:value-type="float" office:value="180.001">
            <text:p>180.001</text:p>
          </table:table-cell>
          <table:table-cell table:style-name="ce2" office:value-type="float" office:value="15">
            <text:p>15</text:p>
          </table:table-cell>
          <table:table-cell office:value-type="float" office:value="129634.158">
            <text:p>129634.158</text:p>
          </table:table-cell>
          <table:table-cell office:value-type="float" office:value="34.158">
            <text:p>34.158</text:p>
          </table:table-cell>
          <table:table-cell office:value-type="float" office:value="10654.157">
            <text:p>10654.157</text:p>
          </table:table-cell>
          <table:table-cell office:value-type="float" office:value="214.157">
            <text:p>214.157</text:p>
          </table:table-cell>
        </table:table-row>
        <table:table-row table:style-name="ro2">
          <table:table-cell table:style-name="ce2" office:value-type="string">
            <text:p>1932-10-29 09:56 EST-0500</text:p>
          </table:table-cell>
          <table:table-cell table:style-name="ce2" office:value-type="string">
            <text:p>Sat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215.991">
            <text:p>215.99</text:p>
          </table:table-cell>
          <table:table-cell table:style-name="ce3" office:value-type="float" office:value="215.995">
            <text:p>216.00</text:p>
          </table:table-cell>
          <table:table-cell table:style-name="ce3" office:value-type="float" office:value="346.016">
            <text:p>346.02</text:p>
          </table:table-cell>
          <table:table-cell table:style-name="ce2" office:value-type="string">
            <text:p><text:s/>5 ♏ 59' 27"</text:p>
          </table:table-cell>
          <table:table-cell table:style-name="ce2" office:value-type="string">
            <text:p><text:s/>5 ♏ 59' 40"</text:p>
          </table:table-cell>
          <table:table-cell table:style-name="ce2" office:value-type="string">
            <text:p>16 ♓ 00' 56"</text:p>
          </table:table-cell>
          <table:table-cell table:style-name="ce2" office:value-type="float" office:value="-13.525">
            <text:p>-13.525</text:p>
          </table:table-cell>
          <table:table-cell table:style-name="ce2" office:value-type="float" office:value="-17.219">
            <text:p>-17.219</text:p>
          </table:table-cell>
          <table:table-cell table:style-name="ce2" office:value-type="float" office:value="-3.918">
            <text:p>-3.918</text:p>
          </table:table-cell>
          <table:table-cell table:style-name="ce2" office:value-type="float" office:value="129095.995">
            <text:p>129095.995</text:p>
          </table:table-cell>
          <table:table-cell table:style-name="ce2" office:value-type="float" office:value="9935.991">
            <text:p>9935.991</text:p>
          </table:table-cell>
          <table:table-cell table:style-name="ce2" office:value-type="float" office:value="-373.984">
            <text:p>-373.984</text:p>
          </table:table-cell>
          <table:table-cell table:style-name="ce2" office:value-type="float" office:value="119520.004">
            <text:p>119520.004</text:p>
          </table:table-cell>
          <table:table-cell table:style-name="ce2" office:value-type="float" office:value="332.0000111111">
            <text:p>332.000011111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30">
            <text:p>30</text:p>
          </table:table-cell>
          <table:table-cell office:value-type="float" office:value="129829.979">
            <text:p>129829.979</text:p>
          </table:table-cell>
          <table:table-cell office:value-type="float" office:value="229.979">
            <text:p>229.979</text:p>
          </table:table-cell>
          <table:table-cell office:value-type="float" office:value="10669.975">
            <text:p>10669.975</text:p>
          </table:table-cell>
          <table:table-cell office:value-type="float" office:value="229.975">
            <text:p>229.975</text:p>
          </table:table-cell>
        </table:table-row>
        <table:table-row table:style-name="ro2">
          <table:table-cell office:value-type="string">
            <text:p>1932-11-13 02:29 EST-0500</text:p>
          </table:table-cell>
          <table:table-cell office:value-type="string">
            <text:p>Sun</text:p>
          </table:table-cell>
          <table:table-cell office:value-type="float" office:value="15">
            <text:p>15</text:p>
          </table:table-cell>
          <table:table-cell office:value-type="float" office:value="230.73">
            <text:p>230.73</text:p>
          </table:table-cell>
          <table:table-cell office:value-type="float" office:value="50.733">
            <text:p>50.73</text:p>
          </table:table-cell>
          <table:table-cell office:value-type="float" office:value="344.861">
            <text:p>344.86</text:p>
          </table:table-cell>
          <table:table-cell office:value-type="string">
            <text:p>20 ♏ 43' 47"</text:p>
          </table:table-cell>
          <table:table-cell office:value-type="string">
            <text:p>20 ♉ 43' 57"</text:p>
          </table:table-cell>
          <table:table-cell office:value-type="string">
            <text:p>14 ♓ 51' 41"</text:p>
          </table:table-cell>
          <table:table-cell office:value-type="float" office:value="-17.944">
            <text:p>-17.944</text:p>
          </table:table-cell>
          <table:table-cell office:value-type="float" office:value="22.368">
            <text:p>22.368</text:p>
          </table:table-cell>
          <table:table-cell office:value-type="float" office:value="4.592">
            <text:p>4.592</text:p>
          </table:table-cell>
          <table:table-cell office:value-type="float" office:value="129290.733">
            <text:p>129290.733</text:p>
          </table:table-cell>
          <table:table-cell office:value-type="float" office:value="9950.73">
            <text:p>9950.73</text:p>
          </table:table-cell>
          <table:table-cell office:value-type="float" office:value="-375.139">
            <text:p>-375.139</text:p>
          </table:table-cell>
          <table:table-cell office:value-type="float" office:value="119700.003">
            <text:p>119700.003</text:p>
          </table:table-cell>
          <table:table-cell office:value-type="float" office:value="332.5000083333">
            <text:p>332.5000083333</text:p>
          </table:table-cell>
          <table:table-cell office:value-type="float" office:value="180.003">
            <text:p>180.003</text:p>
          </table:table-cell>
          <table:table-cell office:value-type="float" office:value="15">
            <text:p>15</text:p>
          </table:table-cell>
          <table:table-cell office:value-type="float" office:value="130025.872">
            <text:p>130025.872</text:p>
          </table:table-cell>
          <table:table-cell office:value-type="float" office:value="65.872">
            <text:p>65.872</text:p>
          </table:table-cell>
          <table:table-cell office:value-type="float" office:value="10685.869">
            <text:p>10685.869</text:p>
          </table:table-cell>
          <table:table-cell office:value-type="float" office:value="245.869">
            <text:p>245.869</text:p>
          </table:table-cell>
        </table:table-row>
        <table:table-row table:style-name="ro2">
          <table:table-cell office:value-type="string">
            <text:p>1932-11-27 19:44 EST-0500</text:p>
          </table:table-cell>
          <table:table-cell office:value-type="string">
            <text:p>Sun</text:p>
          </table:table-cell>
          <table:table-cell office:value-type="float" office:value="30">
            <text:p>30</text:p>
          </table:table-cell>
          <table:table-cell office:value-type="float" office:value="245.597">
            <text:p>245.60</text:p>
          </table:table-cell>
          <table:table-cell office:value-type="float" office:value="245.6">
            <text:p>245.60</text:p>
          </table:table-cell>
          <table:table-cell office:value-type="float" office:value="343.226">
            <text:p>343.23</text:p>
          </table:table-cell>
          <table:table-cell office:value-type="string">
            <text:p><text:s/>5 ♐ 35' 48"</text:p>
          </table:table-cell>
          <table:table-cell office:value-type="string">
            <text:p><text:s/>5 ♐ 36' 00"</text:p>
          </table:table-cell>
          <table:table-cell office:value-type="string">
            <text:p>13 ♓ 13' 33"</text:p>
          </table:table-cell>
          <table:table-cell office:value-type="float" office:value="-21.248">
            <text:p>-21.248</text:p>
          </table:table-cell>
          <table:table-cell office:value-type="float" office:value="-26.125">
            <text:p>-26.125</text:p>
          </table:table-cell>
          <table:table-cell office:value-type="float" office:value="-4.958">
            <text:p>-4.958</text:p>
          </table:table-cell>
          <table:table-cell office:value-type="float" office:value="129485.6">
            <text:p>129485.6</text:p>
          </table:table-cell>
          <table:table-cell office:value-type="float" office:value="9965.597">
            <text:p>9965.597</text:p>
          </table:table-cell>
          <table:table-cell office:value-type="float" office:value="-376.774">
            <text:p>-376.774</text:p>
          </table:table-cell>
          <table:table-cell office:value-type="float" office:value="119880.003">
            <text:p>119880.003</text:p>
          </table:table-cell>
          <table:table-cell office:value-type="float" office:value="333.0000083333">
            <text:p>333.0000083333</text:p>
          </table:table-cell>
          <table:table-cell office:value-type="float" office:value="0.003">
            <text:p>0.003</text:p>
          </table:table-cell>
          <table:table-cell office:value-type="float" office:value="30">
            <text:p>30</text:p>
          </table:table-cell>
          <table:table-cell office:value-type="float" office:value="130222.374">
            <text:p>130222.374</text:p>
          </table:table-cell>
          <table:table-cell office:value-type="float" office:value="262.374">
            <text:p>262.374</text:p>
          </table:table-cell>
          <table:table-cell office:value-type="float" office:value="10702.371">
            <text:p>10702.371</text:p>
          </table:table-cell>
          <table:table-cell office:value-type="float" office:value="262.371">
            <text:p>262.371</text:p>
          </table:table-cell>
        </table:table-row>
        <table:table-row table:style-name="ro2">
          <table:table-cell office:value-type="string">
            <text:p>1932-12-12 21:21 EST-0500</text:p>
          </table:table-cell>
          <table:table-cell office:value-type="string">
            <text:p>Mon</text:p>
          </table:table-cell>
          <table:table-cell office:value-type="float" office:value="15">
            <text:p>15</text:p>
          </table:table-cell>
          <table:table-cell office:value-type="float" office:value="260.894">
            <text:p>260.89</text:p>
          </table:table-cell>
          <table:table-cell office:value-type="float" office:value="80.895">
            <text:p>80.90</text:p>
          </table:table-cell>
          <table:table-cell office:value-type="float" office:value="341.433">
            <text:p>341.43</text:p>
          </table:table-cell>
          <table:table-cell office:value-type="string">
            <text:p>20 ♐ 53' 37"</text:p>
          </table:table-cell>
          <table:table-cell office:value-type="string">
            <text:p>20 ♊ 53' 40"</text:p>
          </table:table-cell>
          <table:table-cell office:value-type="string">
            <text:p>11 ♓ 25' 59"</text:p>
          </table:table-cell>
          <table:table-cell office:value-type="float" office:value="-23.137">
            <text:p>-23.137</text:p>
          </table:table-cell>
          <table:table-cell office:value-type="float" office:value="28.047">
            <text:p>28.047</text:p>
          </table:table-cell>
          <table:table-cell office:value-type="float" office:value="4.922">
            <text:p>4.922</text:p>
          </table:table-cell>
          <table:table-cell office:value-type="float" office:value="129680.895">
            <text:p>129680.895</text:p>
          </table:table-cell>
          <table:table-cell office:value-type="float" office:value="9980.894">
            <text:p>9980.894</text:p>
          </table:table-cell>
          <table:table-cell office:value-type="float" office:value="-378.567">
            <text:p>-378.567</text:p>
          </table:table-cell>
          <table:table-cell office:value-type="float" office:value="120060.001">
            <text:p>120060.001</text:p>
          </table:table-cell>
          <table:table-cell office:value-type="float" office:value="333.5000027778">
            <text:p>333.5000027778</text:p>
          </table:table-cell>
          <table:table-cell office:value-type="float" office:value="180.001">
            <text:p>180.001</text:p>
          </table:table-cell>
          <table:table-cell office:value-type="float" office:value="15">
            <text:p>15</text:p>
          </table:table-cell>
          <table:table-cell office:value-type="float" office:value="130419.462">
            <text:p>130419.462</text:p>
          </table:table-cell>
          <table:table-cell office:value-type="float" office:value="99.462">
            <text:p>99.462</text:p>
          </table:table-cell>
          <table:table-cell office:value-type="float" office:value="10719.461">
            <text:p>10719.461</text:p>
          </table:table-cell>
          <table:table-cell office:value-type="float" office:value="279.461">
            <text:p>279.461</text:p>
          </table:table-cell>
        </table:table-row>
        <table:table-row table:style-name="ro2">
          <table:table-cell office:value-type="string">
            <text:p>1932-12-27 06:23 EST-0500</text:p>
          </table:table-cell>
          <table:table-cell office:value-type="string">
            <text:p>Tue</text:p>
          </table:table-cell>
          <table:table-cell office:value-type="float" office:value="30">
            <text:p>30</text:p>
          </table:table-cell>
          <table:table-cell office:value-type="float" office:value="275.533">
            <text:p>275.53</text:p>
          </table:table-cell>
          <table:table-cell office:value-type="float" office:value="275.536">
            <text:p>275.54</text:p>
          </table:table-cell>
          <table:table-cell office:value-type="float" office:value="339.925">
            <text:p>339.93</text:p>
          </table:table-cell>
          <table:table-cell office:value-type="string">
            <text:p><text:s/>5 ♑ 31' 59"</text:p>
          </table:table-cell>
          <table:table-cell office:value-type="string">
            <text:p><text:s/>5 ♑ 32' 09"</text:p>
          </table:table-cell>
          <table:table-cell office:value-type="string">
            <text:p><text:s/>9 ♓ 55' 31"</text:p>
          </table:table-cell>
          <table:table-cell office:value-type="float" office:value="-23.335">
            <text:p>-23.335</text:p>
          </table:table-cell>
          <table:table-cell office:value-type="float" office:value="-27.881">
            <text:p>-27.881</text:p>
          </table:table-cell>
          <table:table-cell office:value-type="float" office:value="-4.551">
            <text:p>-4.551</text:p>
          </table:table-cell>
          <table:table-cell office:value-type="float" office:value="129875.536">
            <text:p>129875.536</text:p>
          </table:table-cell>
          <table:table-cell office:value-type="float" office:value="9995.533">
            <text:p>9995.533</text:p>
          </table:table-cell>
          <table:table-cell office:value-type="float" office:value="-380.075">
            <text:p>-380.075</text:p>
          </table:table-cell>
          <table:table-cell office:value-type="float" office:value="120240.003">
            <text:p>120240.003</text:p>
          </table:table-cell>
          <table:table-cell office:value-type="float" office:value="334.0000083333">
            <text:p>334.0000083333</text:p>
          </table:table-cell>
          <table:table-cell office:value-type="float" office:value="0.003">
            <text:p>0.003</text:p>
          </table:table-cell>
          <table:table-cell office:value-type="float" office:value="30">
            <text:p>30</text:p>
          </table:table-cell>
          <table:table-cell office:value-type="float" office:value="130615.611">
            <text:p>130615.611</text:p>
          </table:table-cell>
          <table:table-cell office:value-type="float" office:value="295.611">
            <text:p>295.611</text:p>
          </table:table-cell>
          <table:table-cell office:value-type="float" office:value="10735.608">
            <text:p>10735.608</text:p>
          </table:table-cell>
          <table:table-cell office:value-type="float" office:value="295.608">
            <text:p>295.608</text:p>
          </table:table-cell>
        </table:table-row>
        <table:table-row table:style-name="ro2">
          <table:table-cell office:value-type="string">
            <text:p>1933-01-11 15:36 EST-0500</text:p>
          </table:table-cell>
          <table:table-cell office:value-type="string">
            <text:p>Wed</text:p>
          </table:table-cell>
          <table:table-cell office:value-type="float" office:value="15">
            <text:p>15</text:p>
          </table:table-cell>
          <table:table-cell office:value-type="float" office:value="291.213">
            <text:p>291.21</text:p>
          </table:table-cell>
          <table:table-cell office:value-type="float" office:value="111.215">
            <text:p>111.22</text:p>
          </table:table-cell>
          <table:table-cell office:value-type="float" office:value="338.64">
            <text:p>338.64</text:p>
          </table:table-cell>
          <table:table-cell office:value-type="string">
            <text:p>21 ♑ 12' 47"</text:p>
          </table:table-cell>
          <table:table-cell office:value-type="string">
            <text:p>21 ♋ 12' 54"</text:p>
          </table:table-cell>
          <table:table-cell office:value-type="string">
            <text:p><text:s/>8 ♓ 38' 25"</text:p>
          </table:table-cell>
          <table:table-cell office:value-type="float" office:value="-21.776">
            <text:p>-21.776</text:p>
          </table:table-cell>
          <table:table-cell office:value-type="float" office:value="25.499">
            <text:p>25.499</text:p>
          </table:table-cell>
          <table:table-cell office:value-type="float" office:value="3.77">
            <text:p>3.77</text:p>
          </table:table-cell>
          <table:table-cell office:value-type="float" office:value="130071.215">
            <text:p>130071.215</text:p>
          </table:table-cell>
          <table:table-cell office:value-type="float" office:value="10011.213">
            <text:p>10011.213</text:p>
          </table:table-cell>
          <table:table-cell office:value-type="float" office:value="-381.36">
            <text:p>-381.36</text:p>
          </table:table-cell>
          <table:table-cell office:value-type="float" office:value="120420.002">
            <text:p>120420.002</text:p>
          </table:table-cell>
          <table:table-cell office:value-type="float" office:value="334.5000055556">
            <text:p>334.5000055556</text:p>
          </table:table-cell>
          <table:table-cell office:value-type="float" office:value="180.002">
            <text:p>180.002</text:p>
          </table:table-cell>
          <table:table-cell office:value-type="float" office:value="15">
            <text:p>15</text:p>
          </table:table-cell>
          <table:table-cell office:value-type="float" office:value="130812.575">
            <text:p>130812.575</text:p>
          </table:table-cell>
          <table:table-cell office:value-type="float" office:value="132.575">
            <text:p>132.575</text:p>
          </table:table-cell>
          <table:table-cell office:value-type="float" office:value="10752.573">
            <text:p>10752.573</text:p>
          </table:table-cell>
          <table:table-cell office:value-type="float" office:value="312.573">
            <text:p>312.573</text:p>
          </table:table-cell>
        </table:table-row>
        <table:table-row table:style-name="ro2">
          <table:table-cell office:value-type="string">
            <text:p>1933-01-25 18:20 EST-0500</text:p>
          </table:table-cell>
          <table:table-cell office:value-type="string">
            <text:p>Wed</text:p>
          </table:table-cell>
          <table:table-cell office:value-type="float" office:value="30">
            <text:p>30</text:p>
          </table:table-cell>
          <table:table-cell office:value-type="float" office:value="305.579">
            <text:p>305.58</text:p>
          </table:table-cell>
          <table:table-cell office:value-type="float" office:value="305.58">
            <text:p>305.58</text:p>
          </table:table-cell>
          <table:table-cell office:value-type="float" office:value="338.022">
            <text:p>338.02</text:p>
          </table:table-cell>
          <table:table-cell office:value-type="string">
            <text:p><text:s/>5 ♒ 34' 43"</text:p>
          </table:table-cell>
          <table:table-cell office:value-type="string">
            <text:p><text:s/>5 ♒ 34' 49"</text:p>
          </table:table-cell>
          <table:table-cell office:value-type="string">
            <text:p><text:s/>8 ♓ 01' 19"</text:p>
          </table:table-cell>
          <table:table-cell office:value-type="float" office:value="-18.885">
            <text:p>-18.885</text:p>
          </table:table-cell>
          <table:table-cell office:value-type="float" office:value="-21.589">
            <text:p>-21.589</text:p>
          </table:table-cell>
          <table:table-cell office:value-type="float" office:value="-2.791">
            <text:p>-2.791</text:p>
          </table:table-cell>
          <table:table-cell office:value-type="float" office:value="130265.58">
            <text:p>130265.58</text:p>
          </table:table-cell>
          <table:table-cell office:value-type="float" office:value="10025.579">
            <text:p>10025.579</text:p>
          </table:table-cell>
          <table:table-cell office:value-type="float" office:value="-381.978">
            <text:p>-381.978</text:p>
          </table:table-cell>
          <table:table-cell office:value-type="float" office:value="120600.001">
            <text:p>120600.001</text:p>
          </table:table-cell>
          <table:table-cell office:value-type="float" office:value="335.0000027778">
            <text:p>335.0000027778</text:p>
          </table:table-cell>
          <table:table-cell office:value-type="float" office:value="0.001">
            <text:p>0.001</text:p>
          </table:table-cell>
          <table:table-cell office:value-type="float" office:value="30">
            <text:p>30</text:p>
          </table:table-cell>
          <table:table-cell office:value-type="float" office:value="131007.558">
            <text:p>131007.558</text:p>
          </table:table-cell>
          <table:table-cell office:value-type="float" office:value="327.558">
            <text:p>327.558</text:p>
          </table:table-cell>
          <table:table-cell office:value-type="float" office:value="10767.557">
            <text:p>10767.557</text:p>
          </table:table-cell>
          <table:table-cell office:value-type="float" office:value="327.557">
            <text:p>327.557</text:p>
          </table:table-cell>
        </table:table-row>
        <table:table-row table:style-name="ro2">
          <table:table-cell office:value-type="string">
            <text:p>1933-02-10 08:01 EST-0500</text:p>
          </table:table-cell>
          <table:table-cell office:value-type="string">
            <text:p>Fri</text:p>
          </table:table-cell>
          <table:table-cell office:value-type="float" office:value="15">
            <text:p>15</text:p>
          </table:table-cell>
          <table:table-cell office:value-type="float" office:value="321.371">
            <text:p>321.37</text:p>
          </table:table-cell>
          <table:table-cell office:value-type="float" office:value="141.375">
            <text:p>141.38</text:p>
          </table:table-cell>
          <table:table-cell office:value-type="float" office:value="337.746">
            <text:p>337.75</text:p>
          </table:table-cell>
          <table:table-cell office:value-type="string">
            <text:p>21 ♒ 22' 14"</text:p>
          </table:table-cell>
          <table:table-cell office:value-type="string">
            <text:p>21 ♌ 22' 30"</text:p>
          </table:table-cell>
          <table:table-cell office:value-type="string">
            <text:p><text:s/>7 ♓ 44' 47"</text:p>
          </table:table-cell>
          <table:table-cell office:value-type="float" office:value="-14.385">
            <text:p>-14.385</text:p>
          </table:table-cell>
          <table:table-cell office:value-type="float" office:value="15.79">
            <text:p>15.79</text:p>
          </table:table-cell>
          <table:table-cell office:value-type="float" office:value="1.485">
            <text:p>1.485</text:p>
          </table:table-cell>
          <table:table-cell office:value-type="float" office:value="130461.375">
            <text:p>130461.375</text:p>
          </table:table-cell>
          <table:table-cell office:value-type="float" office:value="10041.371">
            <text:p>10041.371</text:p>
          </table:table-cell>
          <table:table-cell office:value-type="float" office:value="-382.254">
            <text:p>-382.254</text:p>
          </table:table-cell>
          <table:table-cell office:value-type="float" office:value="120780.004">
            <text:p>120780.004</text:p>
          </table:table-cell>
          <table:table-cell office:value-type="float" office:value="335.5000111111">
            <text:p>335.5000111111</text:p>
          </table:table-cell>
          <table:table-cell office:value-type="float" office:value="180.004">
            <text:p>180.004</text:p>
          </table:table-cell>
          <table:table-cell office:value-type="float" office:value="15">
            <text:p>15</text:p>
          </table:table-cell>
          <table:table-cell office:value-type="float" office:value="131203.629">
            <text:p>131203.629</text:p>
          </table:table-cell>
          <table:table-cell office:value-type="float" office:value="163.629">
            <text:p>163.629</text:p>
          </table:table-cell>
          <table:table-cell office:value-type="float" office:value="10783.625">
            <text:p>10783.625</text:p>
          </table:table-cell>
          <table:table-cell office:value-type="float" office:value="343.625">
            <text:p>343.625</text:p>
          </table:table-cell>
        </table:table-row>
        <table:table-row table:style-name="ro2">
          <table:table-cell office:value-type="string">
            <text:p>1933-02-24 07:44 EST-0500</text:p>
          </table:table-cell>
          <table:table-cell office:value-type="string">
            <text:p>Fri</text:p>
          </table:table-cell>
          <table:table-cell office:value-type="float" office:value="30">
            <text:p>30</text:p>
          </table:table-cell>
          <table:table-cell office:value-type="float" office:value="335.482">
            <text:p>335.48</text:p>
          </table:table-cell>
          <table:table-cell office:value-type="float" office:value="335.484">
            <text:p>335.48</text:p>
          </table:table-cell>
          <table:table-cell office:value-type="float" office:value="337.751">
            <text:p>337.75</text:p>
          </table:table-cell>
          <table:table-cell office:value-type="string">
            <text:p><text:s/>5 ♓ 28' 53"</text:p>
          </table:table-cell>
          <table:table-cell office:value-type="string">
            <text:p><text:s/>5 ♓ 29' 01"</text:p>
          </table:table-cell>
          <table:table-cell office:value-type="string">
            <text:p><text:s/>7 ♓ 45' 03"</text:p>
          </table:table-cell>
          <table:table-cell office:value-type="float" office:value="-9.506">
            <text:p>-9.506</text:p>
          </table:table-cell>
          <table:table-cell office:value-type="float" office:value="-9.7">
            <text:p>-9.7</text:p>
          </table:table-cell>
          <table:table-cell office:value-type="float" office:value="-0.209">
            <text:p>-0.209</text:p>
          </table:table-cell>
          <table:table-cell office:value-type="float" office:value="130655.484">
            <text:p>130655.484</text:p>
          </table:table-cell>
          <table:table-cell office:value-type="float" office:value="10055.482">
            <text:p>10055.482</text:p>
          </table:table-cell>
          <table:table-cell office:value-type="float" office:value="-382.249">
            <text:p>-382.249</text:p>
          </table:table-cell>
          <table:table-cell office:value-type="float" office:value="120960.002">
            <text:p>120960.002</text:p>
          </table:table-cell>
          <table:table-cell office:value-type="float" office:value="336.0000055556">
            <text:p>336.0000055556</text:p>
          </table:table-cell>
          <table:table-cell office:value-type="float" office:value="0.002">
            <text:p>0.002</text:p>
          </table:table-cell>
          <table:table-cell office:value-type="float" office:value="30">
            <text:p>30</text:p>
          </table:table-cell>
          <table:table-cell office:value-type="float" office:value="131397.733">
            <text:p>131397.733</text:p>
          </table:table-cell>
          <table:table-cell office:value-type="float" office:value="357.733">
            <text:p>357.733</text:p>
          </table:table-cell>
          <table:table-cell office:value-type="float" office:value="10797.731">
            <text:p>10797.731</text:p>
          </table:table-cell>
          <table:table-cell office:value-type="float" office:value="357.731">
            <text:p>357.731</text:p>
          </table:table-cell>
        </table:table-row>
        <table:table-row table:style-name="ro2">
          <table:table-cell office:value-type="string">
            <text:p>1933-03-11 21:46 EST-0500</text:p>
          </table:table-cell>
          <table:table-cell office:value-type="string">
            <text:p>Sat</text:p>
          </table:table-cell>
          <table:table-cell office:value-type="float" office:value="15">
            <text:p>15</text:p>
          </table:table-cell>
          <table:table-cell office:value-type="float" office:value="351.094">
            <text:p>351.09</text:p>
          </table:table-cell>
          <table:table-cell office:value-type="float" office:value="171.095">
            <text:p>171.10</text:p>
          </table:table-cell>
          <table:table-cell office:value-type="float" office:value="337.795">
            <text:p>337.80</text:p>
          </table:table-cell>
          <table:table-cell office:value-type="string">
            <text:p>21 ♓ 05' 37"</text:p>
          </table:table-cell>
          <table:table-cell office:value-type="string">
            <text:p>21 ♍ 05' 43"</text:p>
          </table:table-cell>
          <table:table-cell office:value-type="string">
            <text:p><text:s/>7 ♓ 47' 40"</text:p>
          </table:table-cell>
          <table:table-cell office:value-type="float" office:value="-3.532">
            <text:p>-3.532</text:p>
          </table:table-cell>
          <table:table-cell office:value-type="float" office:value="2.415">
            <text:p>2.415</text:p>
          </table:table-cell>
          <table:table-cell office:value-type="float" office:value="-1.214">
            <text:p>-1.214</text:p>
          </table:table-cell>
          <table:table-cell office:value-type="float" office:value="130851.095">
            <text:p>130851.095</text:p>
          </table:table-cell>
          <table:table-cell office:value-type="float" office:value="10071.094">
            <text:p>10071.094</text:p>
          </table:table-cell>
          <table:table-cell office:value-type="float" office:value="-382.205">
            <text:p>-382.205</text:p>
          </table:table-cell>
          <table:table-cell office:value-type="float" office:value="121140.001">
            <text:p>121140.001</text:p>
          </table:table-cell>
          <table:table-cell office:value-type="float" office:value="336.5000027778">
            <text:p>336.5000027778</text:p>
          </table:table-cell>
          <table:table-cell office:value-type="float" office:value="180.001">
            <text:p>180.001</text:p>
          </table:table-cell>
          <table:table-cell office:value-type="float" office:value="15">
            <text:p>15</text:p>
          </table:table-cell>
          <table:table-cell office:value-type="float" office:value="131593.3">
            <text:p>131593.3</text:p>
          </table:table-cell>
          <table:table-cell office:value-type="float" office:value="193.3">
            <text:p>193.3</text:p>
          </table:table-cell>
          <table:table-cell office:value-type="float" office:value="10813.299">
            <text:p>10813.299</text:p>
          </table:table-cell>
          <table:table-cell office:value-type="float" office:value="13.299">
            <text:p>13.299</text:p>
          </table:table-cell>
        </table:table-row>
        <table:table-row table:style-name="ro2">
          <table:table-cell office:value-type="string">
            <text:p>1933-03-25 22:21 EST-0500</text:p>
          </table:table-cell>
          <table:table-cell office:value-type="string">
            <text:p>Sat</text:p>
          </table:table-cell>
          <table:table-cell office:value-type="float" office:value="30">
            <text:p>30</text:p>
          </table:table-cell>
          <table:table-cell office:value-type="float" office:value="5.032">
            <text:p>5.03</text:p>
          </table:table-cell>
          <table:table-cell office:value-type="float" office:value="5.037">
            <text:p>5.04</text:p>
          </table:table-cell>
          <table:table-cell office:value-type="float" office:value="337.658">
            <text:p>337.66</text:p>
          </table:table-cell>
          <table:table-cell office:value-type="string">
            <text:p><text:s/>5 ♈ 01' 53"</text:p>
          </table:table-cell>
          <table:table-cell office:value-type="string">
            <text:p><text:s/>5 ♈ 02' 12"</text:p>
          </table:table-cell>
          <table:table-cell office:value-type="string">
            <text:p><text:s/>7 ♓ 39' 30"</text:p>
          </table:table-cell>
          <table:table-cell office:value-type="float" office:value="2">
            <text:p>2</text:p>
          </table:table-cell>
          <table:table-cell office:value-type="float" office:value="4.208">
            <text:p>4.208</text:p>
          </table:table-cell>
          <table:table-cell office:value-type="float" office:value="2.403">
            <text:p>2.403</text:p>
          </table:table-cell>
          <table:table-cell office:value-type="float" office:value="131045.037">
            <text:p>131045.037</text:p>
          </table:table-cell>
          <table:table-cell office:value-type="float" office:value="10085.032">
            <text:p>10085.032</text:p>
          </table:table-cell>
          <table:table-cell office:value-type="float" office:value="-382.342">
            <text:p>-382.342</text:p>
          </table:table-cell>
          <table:table-cell office:value-type="float" office:value="121320.005">
            <text:p>121320.005</text:p>
          </table:table-cell>
          <table:table-cell office:value-type="float" office:value="337.0000138889">
            <text:p>337.0000138889</text:p>
          </table:table-cell>
          <table:table-cell office:value-type="float" office:value="0.005">
            <text:p>0.005</text:p>
          </table:table-cell>
          <table:table-cell office:value-type="float" office:value="30">
            <text:p>30</text:p>
          </table:table-cell>
          <table:table-cell office:value-type="float" office:value="131787.379">
            <text:p>131787.379</text:p>
          </table:table-cell>
          <table:table-cell office:value-type="float" office:value="27.379">
            <text:p>27.379</text:p>
          </table:table-cell>
          <table:table-cell office:value-type="float" office:value="10827.374">
            <text:p>10827.374</text:p>
          </table:table-cell>
          <table:table-cell office:value-type="float" office:value="27.374">
            <text:p>27.374</text:p>
          </table:table-cell>
        </table:table-row>
        <table:table-row table:style-name="ro2">
          <table:table-cell office:value-type="string">
            <text:p>1933-04-10 08:38 EST-0500</text:p>
          </table:table-cell>
          <table:table-cell office:value-type="string">
            <text:p>Mon</text:p>
          </table:table-cell>
          <table:table-cell office:value-type="float" office:value="15">
            <text:p>15</text:p>
          </table:table-cell>
          <table:table-cell office:value-type="float" office:value="20.236">
            <text:p>20.24</text:p>
          </table:table-cell>
          <table:table-cell office:value-type="float" office:value="200.237">
            <text:p>200.24</text:p>
          </table:table-cell>
          <table:table-cell office:value-type="float" office:value="337.073">
            <text:p>337.07</text:p>
          </table:table-cell>
          <table:table-cell office:value-type="string">
            <text:p>20 ♈ 14' 10"</text:p>
          </table:table-cell>
          <table:table-cell office:value-type="string">
            <text:p>20 ♎ 14' 13"</text:p>
          </table:table-cell>
          <table:table-cell office:value-type="string">
            <text:p><text:s/>7 ♓ 04' 24"</text:p>
          </table:table-cell>
          <table:table-cell office:value-type="float" office:value="7.912">
            <text:p>7.912</text:p>
          </table:table-cell>
          <table:table-cell office:value-type="float" office:value="-11.173">
            <text:p>-11.173</text:p>
          </table:table-cell>
          <table:table-cell office:value-type="float" office:value="-3.523">
            <text:p>-3.523</text:p>
          </table:table-cell>
          <table:table-cell office:value-type="float" office:value="131240.237">
            <text:p>131240.237</text:p>
          </table:table-cell>
          <table:table-cell office:value-type="float" office:value="10100.236">
            <text:p>10100.236</text:p>
          </table:table-cell>
          <table:table-cell office:value-type="float" office:value="-382.927">
            <text:p>-382.927</text:p>
          </table:table-cell>
          <table:table-cell office:value-type="float" office:value="121500.001">
            <text:p>121500.001</text:p>
          </table:table-cell>
          <table:table-cell office:value-type="float" office:value="337.5000027778">
            <text:p>337.5000027778</text:p>
          </table:table-cell>
          <table:table-cell office:value-type="float" office:value="180.001">
            <text:p>180.001</text:p>
          </table:table-cell>
          <table:table-cell office:value-type="float" office:value="15">
            <text:p>15</text:p>
          </table:table-cell>
          <table:table-cell office:value-type="float" office:value="131983.164">
            <text:p>131983.164</text:p>
          </table:table-cell>
          <table:table-cell office:value-type="float" office:value="223.164">
            <text:p>223.164</text:p>
          </table:table-cell>
          <table:table-cell office:value-type="float" office:value="10843.163">
            <text:p>10843.163</text:p>
          </table:table-cell>
          <table:table-cell office:value-type="float" office:value="43.163">
            <text:p>43.163</text:p>
          </table:table-cell>
        </table:table-row>
        <table:table-row table:style-name="ro2">
          <table:table-cell office:value-type="string">
            <text:p>1933-04-24 13:39 EST-0500</text:p>
          </table:table-cell>
          <table:table-cell office:value-type="string">
            <text:p>Mon</text:p>
          </table:table-cell>
          <table:table-cell office:value-type="float" office:value="30">
            <text:p>30</text:p>
          </table:table-cell>
          <table:table-cell office:value-type="float" office:value="34.122">
            <text:p>34.12</text:p>
          </table:table-cell>
          <table:table-cell office:value-type="float" office:value="34.124">
            <text:p>34.12</text:p>
          </table:table-cell>
          <table:table-cell office:value-type="float" office:value="336.198">
            <text:p>336.20</text:p>
          </table:table-cell>
          <table:table-cell office:value-type="string">
            <text:p><text:s/>4 ♉ 07' 20"</text:p>
          </table:table-cell>
          <table:table-cell office:value-type="string">
            <text:p><text:s/>4 ♉ 07' 27"</text:p>
          </table:table-cell>
          <table:table-cell office:value-type="string">
            <text:p><text:s/>6 ♓ 11' 51"</text:p>
          </table:table-cell>
          <table:table-cell office:value-type="float" office:value="12.899">
            <text:p>12.899</text:p>
          </table:table-cell>
          <table:table-cell office:value-type="float" office:value="16.938">
            <text:p>16.938</text:p>
          </table:table-cell>
          <table:table-cell office:value-type="float" office:value="4.295">
            <text:p>4.295</text:p>
          </table:table-cell>
          <table:table-cell office:value-type="float" office:value="131434.124">
            <text:p>131434.124</text:p>
          </table:table-cell>
          <table:table-cell office:value-type="float" office:value="10114.122">
            <text:p>10114.122</text:p>
          </table:table-cell>
          <table:table-cell office:value-type="float" office:value="-383.802">
            <text:p>-383.802</text:p>
          </table:table-cell>
          <table:table-cell office:value-type="float" office:value="121680.002">
            <text:p>121680.002</text:p>
          </table:table-cell>
          <table:table-cell office:value-type="float" office:value="338.0000055556">
            <text:p>338.0000055556</text:p>
          </table:table-cell>
          <table:table-cell office:value-type="float" office:value="0.002">
            <text:p>0.002</text:p>
          </table:table-cell>
          <table:table-cell office:value-type="float" office:value="30">
            <text:p>30</text:p>
          </table:table-cell>
          <table:table-cell office:value-type="float" office:value="132177.926">
            <text:p>132177.926</text:p>
          </table:table-cell>
          <table:table-cell office:value-type="float" office:value="57.926">
            <text:p>57.926</text:p>
          </table:table-cell>
          <table:table-cell office:value-type="float" office:value="10857.924">
            <text:p>10857.924</text:p>
          </table:table-cell>
          <table:table-cell office:value-type="float" office:value="57.924">
            <text:p>57.924</text:p>
          </table:table-cell>
        </table:table-row>
        <table:table-row table:style-name="ro2">
          <table:table-cell office:value-type="string">
            <text:p>1933-05-09 17:05 EST-0500</text:p>
          </table:table-cell>
          <table:table-cell office:value-type="string">
            <text:p>Tue</text:p>
          </table:table-cell>
          <table:table-cell office:value-type="float" office:value="15">
            <text:p>15</text:p>
          </table:table-cell>
          <table:table-cell office:value-type="float" office:value="48.808">
            <text:p>48.81</text:p>
          </table:table-cell>
          <table:table-cell office:value-type="float" office:value="228.811">
            <text:p>228.81</text:p>
          </table:table-cell>
          <table:table-cell office:value-type="float" office:value="334.755">
            <text:p>334.76</text:p>
          </table:table-cell>
          <table:table-cell office:value-type="string">
            <text:p>18 ♉ 48' 27"</text:p>
          </table:table-cell>
          <table:table-cell office:value-type="string">
            <text:p>18 ♏ 48' 39"</text:p>
          </table:table-cell>
          <table:table-cell office:value-type="string">
            <text:p><text:s/>4 ♓ 45' 17"</text:p>
          </table:table-cell>
          <table:table-cell office:value-type="float" office:value="17.425">
            <text:p>17.425</text:p>
          </table:table-cell>
          <table:table-cell office:value-type="float" office:value="-22.063">
            <text:p>-22.063</text:p>
          </table:table-cell>
          <table:table-cell office:value-type="float" office:value="-4.828">
            <text:p>-4.828</text:p>
          </table:table-cell>
          <table:table-cell office:value-type="float" office:value="131628.811">
            <text:p>131628.811</text:p>
          </table:table-cell>
          <table:table-cell office:value-type="float" office:value="10128.808">
            <text:p>10128.808</text:p>
          </table:table-cell>
          <table:table-cell office:value-type="float" office:value="-385.245">
            <text:p>-385.245</text:p>
          </table:table-cell>
          <table:table-cell office:value-type="float" office:value="121860.003">
            <text:p>121860.003</text:p>
          </table:table-cell>
          <table:table-cell office:value-type="float" office:value="338.5000083333">
            <text:p>338.5000083333</text:p>
          </table:table-cell>
          <table:table-cell office:value-type="float" office:value="180.003">
            <text:p>180.003</text:p>
          </table:table-cell>
          <table:table-cell office:value-type="float" office:value="15">
            <text:p>15</text:p>
          </table:table-cell>
          <table:table-cell office:value-type="float" office:value="132374.056">
            <text:p>132374.056</text:p>
          </table:table-cell>
          <table:table-cell office:value-type="float" office:value="254.056">
            <text:p>254.056</text:p>
          </table:table-cell>
          <table:table-cell office:value-type="float" office:value="10874.053">
            <text:p>10874.053</text:p>
          </table:table-cell>
          <table:table-cell office:value-type="float" office:value="74.053">
            <text:p>74.053</text:p>
          </table:table-cell>
        </table:table-row>
        <table:table-row table:style-name="ro2">
          <table:table-cell office:value-type="string">
            <text:p>1933-05-24 05:07 EST-0500</text:p>
          </table:table-cell>
          <table:table-cell office:value-type="string">
            <text:p>Wed</text:p>
          </table:table-cell>
          <table:table-cell office:value-type="float" office:value="30">
            <text:p>30</text:p>
          </table:table-cell>
          <table:table-cell office:value-type="float" office:value="62.777">
            <text:p>62.78</text:p>
          </table:table-cell>
          <table:table-cell office:value-type="float" office:value="62.78">
            <text:p>62.78</text:p>
          </table:table-cell>
          <table:table-cell office:value-type="float" office:value="333.216">
            <text:p>333.22</text:p>
          </table:table-cell>
          <table:table-cell office:value-type="string">
            <text:p><text:s/>2 ♊ 46' 37"</text:p>
          </table:table-cell>
          <table:table-cell office:value-type="string">
            <text:p><text:s/>2 ♊ 46' 48"</text:p>
          </table:table-cell>
          <table:table-cell office:value-type="string">
            <text:p><text:s/>3 ♓ 12' 58"</text:p>
          </table:table-cell>
          <table:table-cell office:value-type="float" office:value="20.724">
            <text:p>20.724</text:p>
          </table:table-cell>
          <table:table-cell office:value-type="float" office:value="25.613">
            <text:p>25.613</text:p>
          </table:table-cell>
          <table:table-cell office:value-type="float" office:value="4.987">
            <text:p>4.987</text:p>
          </table:table-cell>
          <table:table-cell office:value-type="float" office:value="131822.78">
            <text:p>131822.78</text:p>
          </table:table-cell>
          <table:table-cell office:value-type="float" office:value="10142.777">
            <text:p>10142.777</text:p>
          </table:table-cell>
          <table:table-cell office:value-type="float" office:value="-386.784">
            <text:p>-386.784</text:p>
          </table:table-cell>
          <table:table-cell office:value-type="float" office:value="122040.003">
            <text:p>122040.003</text:p>
          </table:table-cell>
          <table:table-cell office:value-type="float" office:value="339.0000083333">
            <text:p>339.0000083333</text:p>
          </table:table-cell>
          <table:table-cell office:value-type="float" office:value="0.003">
            <text:p>0.003</text:p>
          </table:table-cell>
          <table:table-cell office:value-type="float" office:value="30">
            <text:p>30</text:p>
          </table:table-cell>
          <table:table-cell office:value-type="float" office:value="132569.564">
            <text:p>132569.564</text:p>
          </table:table-cell>
          <table:table-cell office:value-type="float" office:value="89.564">
            <text:p>89.564</text:p>
          </table:table-cell>
          <table:table-cell office:value-type="float" office:value="10889.561">
            <text:p>10889.561</text:p>
          </table:table-cell>
          <table:table-cell office:value-type="float" office:value="89.561">
            <text:p>89.561</text:p>
          </table:table-cell>
        </table:table-row>
        <table:table-row table:style-name="ro2">
          <table:table-cell office:value-type="string">
            <text:p>1933-06-08 00:05 EST-0500</text:p>
          </table:table-cell>
          <table:table-cell office:value-type="string">
            <text:p>Thu</text:p>
          </table:table-cell>
          <table:table-cell office:value-type="float" office:value="15">
            <text:p>15</text:p>
          </table:table-cell>
          <table:table-cell office:value-type="float" office:value="76.95">
            <text:p>76.95</text:p>
          </table:table-cell>
          <table:table-cell office:value-type="float" office:value="256.955">
            <text:p>256.96</text:p>
          </table:table-cell>
          <table:table-cell office:value-type="float" office:value="331.644">
            <text:p>331.64</text:p>
          </table:table-cell>
          <table:table-cell office:value-type="string">
            <text:p>16 ♊ 57' 00"</text:p>
          </table:table-cell>
          <table:table-cell office:value-type="string">
            <text:p>16 ♐ 57' 17"</text:p>
          </table:table-cell>
          <table:table-cell office:value-type="string">
            <text:p><text:s/>1 ♓ 38' 39"</text:p>
          </table:table-cell>
          <table:table-cell office:value-type="float" office:value="22.81">
            <text:p>22.81</text:p>
          </table:table-cell>
          <table:table-cell office:value-type="float" office:value="-27.629">
            <text:p>-27.629</text:p>
          </table:table-cell>
          <table:table-cell office:value-type="float" office:value="-4.842">
            <text:p>-4.842</text:p>
          </table:table-cell>
          <table:table-cell office:value-type="float" office:value="132016.955">
            <text:p>132016.955</text:p>
          </table:table-cell>
          <table:table-cell office:value-type="float" office:value="10156.95">
            <text:p>10156.95</text:p>
          </table:table-cell>
          <table:table-cell office:value-type="float" office:value="-388.356">
            <text:p>-388.356</text:p>
          </table:table-cell>
          <table:table-cell office:value-type="float" office:value="122220.005">
            <text:p>122220.005</text:p>
          </table:table-cell>
          <table:table-cell office:value-type="float" office:value="339.5000138889">
            <text:p>339.5000138889</text:p>
          </table:table-cell>
          <table:table-cell office:value-type="float" office:value="180.005">
            <text:p>180.005</text:p>
          </table:table-cell>
          <table:table-cell office:value-type="float" office:value="15">
            <text:p>15</text:p>
          </table:table-cell>
          <table:table-cell office:value-type="float" office:value="132765.311">
            <text:p>132765.311</text:p>
          </table:table-cell>
          <table:table-cell office:value-type="float" office:value="285.311">
            <text:p>285.311</text:p>
          </table:table-cell>
          <table:table-cell office:value-type="float" office:value="10905.306">
            <text:p>10905.306</text:p>
          </table:table-cell>
          <table:table-cell office:value-type="float" office:value="105.306">
            <text:p>105.306</text:p>
          </table:table-cell>
        </table:table-row>
        <table:table-row table:style-name="ro2">
          <table:table-cell office:value-type="string">
            <text:p>1933-06-22 20:23 EST-0500</text:p>
          </table:table-cell>
          <table:table-cell office:value-type="string">
            <text:p>Thu</text:p>
          </table:table-cell>
          <table:table-cell office:value-type="float" office:value="30">
            <text:p>30</text:p>
          </table:table-cell>
          <table:table-cell office:value-type="float" office:value="91.127">
            <text:p>91.13</text:p>
          </table:table-cell>
          <table:table-cell office:value-type="float" office:value="91.131">
            <text:p>91.13</text:p>
          </table:table-cell>
          <table:table-cell office:value-type="float" office:value="330.238">
            <text:p>330.24</text:p>
          </table:table-cell>
          <table:table-cell office:value-type="string">
            <text:p><text:s/>1 ♋ 07' 36"</text:p>
          </table:table-cell>
          <table:table-cell office:value-type="string">
            <text:p><text:s/>1 ♋ 07' 50"</text:p>
          </table:table-cell>
          <table:table-cell office:value-type="string">
            <text:p><text:s/>0 ♓ 14' 18"</text:p>
          </table:table-cell>
          <table:table-cell office:value-type="float" office:value="23.445">
            <text:p>23.445</text:p>
          </table:table-cell>
          <table:table-cell office:value-type="float" office:value="27.79">
            <text:p>27.79</text:p>
          </table:table-cell>
          <table:table-cell office:value-type="float" office:value="4.345">
            <text:p>4.345</text:p>
          </table:table-cell>
          <table:table-cell office:value-type="float" office:value="132211.131">
            <text:p>132211.131</text:p>
          </table:table-cell>
          <table:table-cell office:value-type="float" office:value="10171.127">
            <text:p>10171.127</text:p>
          </table:table-cell>
          <table:table-cell office:value-type="float" office:value="-389.762">
            <text:p>-389.762</text:p>
          </table:table-cell>
          <table:table-cell office:value-type="float" office:value="122400.004">
            <text:p>122400.004</text:p>
          </table:table-cell>
          <table:table-cell office:value-type="float" office:value="340.0000111111">
            <text:p>340.0000111111</text:p>
          </table:table-cell>
          <table:table-cell office:value-type="float" office:value="0.004">
            <text:p>0.004</text:p>
          </table:table-cell>
          <table:table-cell office:value-type="float" office:value="30">
            <text:p>30</text:p>
          </table:table-cell>
          <table:table-cell office:value-type="float" office:value="132960.893">
            <text:p>132960.893</text:p>
          </table:table-cell>
          <table:table-cell office:value-type="float" office:value="120.893">
            <text:p>120.893</text:p>
          </table:table-cell>
          <table:table-cell office:value-type="float" office:value="10920.889">
            <text:p>10920.889</text:p>
          </table:table-cell>
          <table:table-cell office:value-type="float" office:value="120.889">
            <text:p>120.889</text:p>
          </table:table-cell>
        </table:table-row>
        <table:table-row table:style-name="ro2">
          <table:table-cell office:value-type="string">
            <text:p>1933-07-07 06:51 EST-0500</text:p>
          </table:table-cell>
          <table:table-cell office:value-type="string">
            <text:p>Fri</text:p>
          </table:table-cell>
          <table:table-cell office:value-type="float" office:value="15">
            <text:p>15</text:p>
          </table:table-cell>
          <table:table-cell office:value-type="float" office:value="104.891">
            <text:p>104.89</text:p>
          </table:table-cell>
          <table:table-cell office:value-type="float" office:value="284.894">
            <text:p>284.89</text:p>
          </table:table-cell>
          <table:table-cell office:value-type="float" office:value="329.352">
            <text:p>329.35</text:p>
          </table:table-cell>
          <table:table-cell office:value-type="string">
            <text:p>14 ♋ 53' 28"</text:p>
          </table:table-cell>
          <table:table-cell office:value-type="string">
            <text:p>14 ♑ 53' 38"</text:p>
          </table:table-cell>
          <table:table-cell office:value-type="string">
            <text:p>29 ♒ 21' 06"</text:p>
          </table:table-cell>
          <table:table-cell office:value-type="float" office:value="22.618">
            <text:p>22.618</text:p>
          </table:table-cell>
          <table:table-cell office:value-type="float" office:value="-26.199">
            <text:p>-26.199</text:p>
          </table:table-cell>
          <table:table-cell office:value-type="float" office:value="-3.604">
            <text:p>-3.604</text:p>
          </table:table-cell>
          <table:table-cell office:value-type="float" office:value="132404.894">
            <text:p>132404.894</text:p>
          </table:table-cell>
          <table:table-cell office:value-type="float" office:value="10184.891">
            <text:p>10184.891</text:p>
          </table:table-cell>
          <table:table-cell office:value-type="float" office:value="-390.648">
            <text:p>-390.648</text:p>
          </table:table-cell>
          <table:table-cell office:value-type="float" office:value="122580.003">
            <text:p>122580.003</text:p>
          </table:table-cell>
          <table:table-cell office:value-type="float" office:value="340.5000083333">
            <text:p>340.5000083333</text:p>
          </table:table-cell>
          <table:table-cell office:value-type="float" office:value="180.003">
            <text:p>180.003</text:p>
          </table:table-cell>
          <table:table-cell office:value-type="float" office:value="15">
            <text:p>15</text:p>
          </table:table-cell>
          <table:table-cell office:value-type="float" office:value="133155.542">
            <text:p>133155.542</text:p>
          </table:table-cell>
          <table:table-cell office:value-type="float" office:value="315.542">
            <text:p>315.542</text:p>
          </table:table-cell>
          <table:table-cell office:value-type="float" office:value="10935.539">
            <text:p>10935.539</text:p>
          </table:table-cell>
          <table:table-cell office:value-type="float" office:value="135.539">
            <text:p>135.539</text:p>
          </table:table-cell>
        </table:table-row>
        <table:table-row table:style-name="ro2">
          <table:table-cell office:value-type="string">
            <text:p>1933-07-22 11:04 EST-0500</text:p>
          </table:table-cell>
          <table:table-cell office:value-type="string">
            <text:p>Sat</text:p>
          </table:table-cell>
          <table:table-cell office:value-type="float" office:value="30">
            <text:p>30</text:p>
          </table:table-cell>
          <table:table-cell office:value-type="float" office:value="119.368">
            <text:p>119.37</text:p>
          </table:table-cell>
          <table:table-cell office:value-type="float" office:value="119.374">
            <text:p>119.37</text:p>
          </table:table-cell>
          <table:table-cell office:value-type="float" office:value="328.735">
            <text:p>328.74</text:p>
          </table:table-cell>
          <table:table-cell office:value-type="string">
            <text:p>29 ♋ 22' 05"</text:p>
          </table:table-cell>
          <table:table-cell office:value-type="string">
            <text:p>29 ♋ 22' 24"</text:p>
          </table:table-cell>
          <table:table-cell office:value-type="string">
            <text:p>28 ♒ 44' 05"</text:p>
          </table:table-cell>
          <table:table-cell office:value-type="float" office:value="20.292">
            <text:p>20.292</text:p>
          </table:table-cell>
          <table:table-cell office:value-type="float" office:value="22.792">
            <text:p>22.792</text:p>
          </table:table-cell>
          <table:table-cell office:value-type="float" office:value="2.558">
            <text:p>2.558</text:p>
          </table:table-cell>
          <table:table-cell office:value-type="float" office:value="132599.374">
            <text:p>132599.374</text:p>
          </table:table-cell>
          <table:table-cell office:value-type="float" office:value="10199.368">
            <text:p>10199.368</text:p>
          </table:table-cell>
          <table:table-cell office:value-type="float" office:value="-391.265">
            <text:p>-391.265</text:p>
          </table:table-cell>
          <table:table-cell office:value-type="float" office:value="122760.006">
            <text:p>122760.006</text:p>
          </table:table-cell>
          <table:table-cell office:value-type="float" office:value="341.0000166667">
            <text:p>341.0000166667</text:p>
          </table:table-cell>
          <table:table-cell office:value-type="float" office:value="0.006">
            <text:p>0.006</text:p>
          </table:table-cell>
          <table:table-cell office:value-type="float" office:value="30">
            <text:p>30</text:p>
          </table:table-cell>
          <table:table-cell office:value-type="float" office:value="133350.639">
            <text:p>133350.639</text:p>
          </table:table-cell>
          <table:table-cell office:value-type="float" office:value="150.639">
            <text:p>150.639</text:p>
          </table:table-cell>
          <table:table-cell office:value-type="float" office:value="10950.633">
            <text:p>10950.633</text:p>
          </table:table-cell>
          <table:table-cell office:value-type="float" office:value="150.633">
            <text:p>150.633</text:p>
          </table:table-cell>
        </table:table-row>
        <table:table-row table:style-name="ro2">
          <table:table-cell office:value-type="string">
            <text:p>1933-08-05 14:32 EST-0500</text:p>
          </table:table-cell>
          <table:table-cell office:value-type="string">
            <text:p>Sat</text:p>
          </table:table-cell>
          <table:table-cell office:value-type="float" office:value="15">
            <text:p>15</text:p>
          </table:table-cell>
          <table:table-cell office:value-type="float" office:value="132.895">
            <text:p>132.90</text:p>
          </table:table-cell>
          <table:table-cell office:value-type="float" office:value="312.9">
            <text:p>312.90</text:p>
          </table:table-cell>
          <table:table-cell office:value-type="float" office:value="328.578">
            <text:p>328.58</text:p>
          </table:table-cell>
          <table:table-cell office:value-type="string">
            <text:p>12 ♌ 53' 41"</text:p>
          </table:table-cell>
          <table:table-cell office:value-type="string">
            <text:p>12 ♒ 53' 59"</text:p>
          </table:table-cell>
          <table:table-cell office:value-type="string">
            <text:p>28 ♒ 34' 42"</text:p>
          </table:table-cell>
          <table:table-cell office:value-type="float" office:value="16.95">
            <text:p>16.95</text:p>
          </table:table-cell>
          <table:table-cell office:value-type="float" office:value="-18.315">
            <text:p>-18.315</text:p>
          </table:table-cell>
          <table:table-cell office:value-type="float" office:value="-1.425">
            <text:p>-1.425</text:p>
          </table:table-cell>
          <table:table-cell office:value-type="float" office:value="132792.9">
            <text:p>132792.9</text:p>
          </table:table-cell>
          <table:table-cell office:value-type="float" office:value="10212.895">
            <text:p>10212.895</text:p>
          </table:table-cell>
          <table:table-cell office:value-type="float" office:value="-391.422">
            <text:p>-391.422</text:p>
          </table:table-cell>
          <table:table-cell office:value-type="float" office:value="122940.005">
            <text:p>122940.005</text:p>
          </table:table-cell>
          <table:table-cell office:value-type="float" office:value="341.5000138889">
            <text:p>341.5000138889</text:p>
          </table:table-cell>
          <table:table-cell office:value-type="float" office:value="180.005">
            <text:p>180.005</text:p>
          </table:table-cell>
          <table:table-cell office:value-type="float" office:value="15">
            <text:p>15</text:p>
          </table:table-cell>
          <table:table-cell office:value-type="float" office:value="133544.322">
            <text:p>133544.322</text:p>
          </table:table-cell>
          <table:table-cell office:value-type="float" office:value="344.322">
            <text:p>344.322</text:p>
          </table:table-cell>
          <table:table-cell office:value-type="float" office:value="10964.317">
            <text:p>10964.317</text:p>
          </table:table-cell>
          <table:table-cell office:value-type="float" office:value="164.317">
            <text:p>164.317</text:p>
          </table:table-cell>
        </table:table-row>
        <table:table-row table:style-name="ro2">
          <table:table-cell office:value-type="string">
            <text:p>1933-08-21 00:48 EST-0500</text:p>
          </table:table-cell>
          <table:table-cell office:value-type="string">
            <text:p>Mon</text:p>
          </table:table-cell>
          <table:table-cell office:value-type="float" office:value="30">
            <text:p>30</text:p>
          </table:table-cell>
          <table:table-cell office:value-type="float" office:value="147.713">
            <text:p>147.71</text:p>
          </table:table-cell>
          <table:table-cell office:value-type="float" office:value="147.714">
            <text:p>147.71</text:p>
          </table:table-cell>
          <table:table-cell office:value-type="float" office:value="328.587">
            <text:p>328.59</text:p>
          </table:table-cell>
          <table:table-cell office:value-type="string">
            <text:p>27 ♌ 42' 48"</text:p>
          </table:table-cell>
          <table:table-cell office:value-type="string">
            <text:p>27 ♌ 42' 49"</text:p>
          </table:table-cell>
          <table:table-cell office:value-type="string">
            <text:p>28 ♒ 35' 14"</text:p>
          </table:table-cell>
          <table:table-cell office:value-type="float" office:value="12.273">
            <text:p>12.273</text:p>
          </table:table-cell>
          <table:table-cell office:value-type="float" office:value="12.349">
            <text:p>12.349</text:p>
          </table:table-cell>
          <table:table-cell office:value-type="float" office:value="0.081">
            <text:p>0.081</text:p>
          </table:table-cell>
          <table:table-cell office:value-type="float" office:value="132987.714">
            <text:p>132987.714</text:p>
          </table:table-cell>
          <table:table-cell office:value-type="float" office:value="10227.713">
            <text:p>10227.713</text:p>
          </table:table-cell>
          <table:table-cell office:value-type="float" office:value="-391.413">
            <text:p>-391.413</text:p>
          </table:table-cell>
          <table:table-cell office:value-type="float" office:value="123120.001">
            <text:p>123120.001</text:p>
          </table:table-cell>
          <table:table-cell office:value-type="float" office:value="342.0000027778">
            <text:p>342.0000027778</text:p>
          </table:table-cell>
          <table:table-cell office:value-type="float" office:value="0.001">
            <text:p>0.001</text:p>
          </table:table-cell>
          <table:table-cell office:value-type="float" office:value="30">
            <text:p>30</text:p>
          </table:table-cell>
          <table:table-cell office:value-type="float" office:value="133739.127">
            <text:p>133739.127</text:p>
          </table:table-cell>
          <table:table-cell office:value-type="float" office:value="179.127">
            <text:p>179.127</text:p>
          </table:table-cell>
          <table:table-cell office:value-type="float" office:value="10979.126">
            <text:p>10979.126</text:p>
          </table:table-cell>
          <table:table-cell office:value-type="float" office:value="179.126">
            <text:p>179.126</text:p>
          </table:table-cell>
        </table:table-row>
        <table:table-row table:style-name="ro2">
          <table:table-cell office:value-type="string">
            <text:p>1933-09-04 00:04 EST-0500</text:p>
          </table:table-cell>
          <table:table-cell office:value-type="string">
            <text:p>Mon</text:p>
          </table:table-cell>
          <table:table-cell office:value-type="float" office:value="15">
            <text:p>15</text:p>
          </table:table-cell>
          <table:table-cell office:value-type="float" office:value="161.212">
            <text:p>161.21</text:p>
          </table:table-cell>
          <table:table-cell office:value-type="float" office:value="341.212">
            <text:p>341.21</text:p>
          </table:table-cell>
          <table:table-cell office:value-type="float" office:value="328.609">
            <text:p>328.61</text:p>
          </table:table-cell>
          <table:table-cell office:value-type="string">
            <text:p>11 ♍ 12' 41"</text:p>
          </table:table-cell>
          <table:table-cell office:value-type="string">
            <text:p>11 ♓ 12' 41"</text:p>
          </table:table-cell>
          <table:table-cell office:value-type="string">
            <text:p>28 ♒ 36' 33"</text:p>
          </table:table-cell>
          <table:table-cell office:value-type="float" office:value="7.364">
            <text:p>7.364</text:p>
          </table:table-cell>
          <table:table-cell office:value-type="float" office:value="-6.298">
            <text:p>-6.298</text:p>
          </table:table-cell>
          <table:table-cell office:value-type="float" office:value="1.152">
            <text:p>1.152</text:p>
          </table:table-cell>
          <table:table-cell office:value-type="float" office:value="133181.212">
            <text:p>133181.212</text:p>
          </table:table-cell>
          <table:table-cell office:value-type="float" office:value="10241.212">
            <text:p>10241.212</text:p>
          </table:table-cell>
          <table:table-cell office:value-type="float" office:value="-391.391">
            <text:p>-391.391</text:p>
          </table:table-cell>
          <table:table-cell office:value-type="float" office:value="123300">
            <text:p>123300</text:p>
          </table:table-cell>
          <table:table-cell office:value-type="float" office:value="342.5">
            <text:p>342.5</text:p>
          </table:table-cell>
          <table:table-cell office:value-type="float" office:value="180">
            <text:p>180</text:p>
          </table:table-cell>
          <table:table-cell office:value-type="float" office:value="15">
            <text:p>15</text:p>
          </table:table-cell>
          <table:table-cell office:value-type="float" office:value="133932.603">
            <text:p>133932.603</text:p>
          </table:table-cell>
          <table:table-cell office:value-type="float" office:value="12.603">
            <text:p>12.603</text:p>
          </table:table-cell>
          <table:table-cell office:value-type="float" office:value="10992.603">
            <text:p>10992.603</text:p>
          </table:table-cell>
          <table:table-cell office:value-type="float" office:value="192.603">
            <text:p>192.603</text:p>
          </table:table-cell>
        </table:table-row>
        <table:table-row table:style-name="ro2">
          <table:table-cell office:value-type="string">
            <text:p>1933-09-19 13:21 EST-0500</text:p>
          </table:table-cell>
          <table:table-cell office:value-type="string">
            <text:p>Tue</text:p>
          </table:table-cell>
          <table:table-cell office:value-type="float" office:value="30">
            <text:p>30</text:p>
          </table:table-cell>
          <table:table-cell office:value-type="float" office:value="176.349">
            <text:p>176.35</text:p>
          </table:table-cell>
          <table:table-cell office:value-type="float" office:value="176.35">
            <text:p>176.35</text:p>
          </table:table-cell>
          <table:table-cell office:value-type="float" office:value="328.463">
            <text:p>328.46</text:p>
          </table:table-cell>
          <table:table-cell office:value-type="string">
            <text:p>26 ♍ 20' 58"</text:p>
          </table:table-cell>
          <table:table-cell office:value-type="string">
            <text:p>26 ♍ 21' 01"</text:p>
          </table:table-cell>
          <table:table-cell office:value-type="string">
            <text:p>28 ♒ 27' 45"</text:p>
          </table:table-cell>
          <table:table-cell office:value-type="float" office:value="1.452">
            <text:p>1.452</text:p>
          </table:table-cell>
          <table:table-cell office:value-type="float" office:value="-0.791">
            <text:p>-0.791</text:p>
          </table:table-cell>
          <table:table-cell office:value-type="float" office:value="-2.444">
            <text:p>-2.444</text:p>
          </table:table-cell>
          <table:table-cell office:value-type="float" office:value="133376.35">
            <text:p>133376.35</text:p>
          </table:table-cell>
          <table:table-cell office:value-type="float" office:value="10256.349">
            <text:p>10256.349</text:p>
          </table:table-cell>
          <table:table-cell office:value-type="float" office:value="-391.537">
            <text:p>-391.537</text:p>
          </table:table-cell>
          <table:table-cell office:value-type="float" office:value="123480.001">
            <text:p>123480.001</text:p>
          </table:table-cell>
          <table:table-cell office:value-type="float" office:value="343.0000027778">
            <text:p>343.0000027778</text:p>
          </table:table-cell>
          <table:table-cell office:value-type="float" office:value="0.001">
            <text:p>0.001</text:p>
          </table:table-cell>
          <table:table-cell office:value-type="float" office:value="30">
            <text:p>30</text:p>
          </table:table-cell>
          <table:table-cell office:value-type="float" office:value="134127.887">
            <text:p>134127.887</text:p>
          </table:table-cell>
          <table:table-cell office:value-type="float" office:value="207.887">
            <text:p>207.887</text:p>
          </table:table-cell>
          <table:table-cell office:value-type="float" office:value="11007.886">
            <text:p>11007.886</text:p>
          </table:table-cell>
          <table:table-cell office:value-type="float" office:value="207.886">
            <text:p>207.886</text:p>
          </table:table-cell>
        </table:table-row>
        <table:table-row table:style-name="ro2">
          <table:table-cell office:value-type="string">
            <text:p>1933-10-03 12:08 EST-0500</text:p>
          </table:table-cell>
          <table:table-cell office:value-type="string">
            <text:p>Tue</text:p>
          </table:table-cell>
          <table:table-cell office:value-type="float" office:value="15">
            <text:p>15</text:p>
          </table:table-cell>
          <table:table-cell office:value-type="float" office:value="190.037">
            <text:p>190.04</text:p>
          </table:table-cell>
          <table:table-cell office:value-type="float" office:value="10.039">
            <text:p>10.04</text:p>
          </table:table-cell>
          <table:table-cell office:value-type="float" office:value="327.996">
            <text:p>328.00</text:p>
          </table:table-cell>
          <table:table-cell office:value-type="string">
            <text:p>10 ♎ 02' 11"</text:p>
          </table:table-cell>
          <table:table-cell office:value-type="string">
            <text:p>10 ♈ 02' 18"</text:p>
          </table:table-cell>
          <table:table-cell office:value-type="string">
            <text:p>27 ♒ 59' 44"</text:p>
          </table:table-cell>
          <table:table-cell office:value-type="float" office:value="-3.977">
            <text:p>-3.977</text:p>
          </table:table-cell>
          <table:table-cell office:value-type="float" office:value="7.15">
            <text:p>7.15</text:p>
          </table:table-cell>
          <table:table-cell office:value-type="float" office:value="3.451">
            <text:p>3.451</text:p>
          </table:table-cell>
          <table:table-cell office:value-type="float" office:value="133570.039">
            <text:p>133570.039</text:p>
          </table:table-cell>
          <table:table-cell office:value-type="float" office:value="10270.037">
            <text:p>10270.037</text:p>
          </table:table-cell>
          <table:table-cell office:value-type="float" office:value="-392.004">
            <text:p>-392.004</text:p>
          </table:table-cell>
          <table:table-cell office:value-type="float" office:value="123660.002">
            <text:p>123660.002</text:p>
          </table:table-cell>
          <table:table-cell office:value-type="float" office:value="343.5000055556">
            <text:p>343.5000055556</text:p>
          </table:table-cell>
          <table:table-cell office:value-type="float" office:value="180.002">
            <text:p>180.002</text:p>
          </table:table-cell>
          <table:table-cell office:value-type="float" office:value="15">
            <text:p>15</text:p>
          </table:table-cell>
          <table:table-cell office:value-type="float" office:value="134322.043">
            <text:p>134322.043</text:p>
          </table:table-cell>
          <table:table-cell office:value-type="float" office:value="42.043">
            <text:p>42.043</text:p>
          </table:table-cell>
          <table:table-cell office:value-type="float" office:value="11022.041">
            <text:p>11022.041</text:p>
          </table:table-cell>
          <table:table-cell office:value-type="float" office:value="222.041">
            <text:p>222.041</text:p>
          </table:table-cell>
        </table:table-row>
        <table:table-row table:style-name="ro2">
          <table:table-cell office:value-type="string">
            <text:p>1933-10-19 00:45 EST-0500</text:p>
          </table:table-cell>
          <table:table-cell office:value-type="string">
            <text:p>Thu</text:p>
          </table:table-cell>
          <table:table-cell office:value-type="float" office:value="30">
            <text:p>30</text:p>
          </table:table-cell>
          <table:table-cell office:value-type="float" office:value="205.4">
            <text:p>205.40</text:p>
          </table:table-cell>
          <table:table-cell office:value-type="float" office:value="205.404">
            <text:p>205.40</text:p>
          </table:table-cell>
          <table:table-cell office:value-type="float" office:value="326.96">
            <text:p>326.96</text:p>
          </table:table-cell>
          <table:table-cell office:value-type="string">
            <text:p>25 ♎ 23' 59"</text:p>
          </table:table-cell>
          <table:table-cell office:value-type="string">
            <text:p>25 ♎ 24' 14"</text:p>
          </table:table-cell>
          <table:table-cell office:value-type="string">
            <text:p>26 ♒ 57' 34"</text:p>
          </table:table-cell>
          <table:table-cell office:value-type="float" office:value="-9.828">
            <text:p>-9.828</text:p>
          </table:table-cell>
          <table:table-cell office:value-type="float" office:value="-13.85">
            <text:p>-13.85</text:p>
          </table:table-cell>
          <table:table-cell office:value-type="float" office:value="-4.323">
            <text:p>-4.323</text:p>
          </table:table-cell>
          <table:table-cell office:value-type="float" office:value="133765.404">
            <text:p>133765.404</text:p>
          </table:table-cell>
          <table:table-cell office:value-type="float" office:value="10285.4">
            <text:p>10285.4</text:p>
          </table:table-cell>
          <table:table-cell office:value-type="float" office:value="-393.04">
            <text:p>-393.04</text:p>
          </table:table-cell>
          <table:table-cell office:value-type="float" office:value="123840.004">
            <text:p>123840.004</text:p>
          </table:table-cell>
          <table:table-cell office:value-type="float" office:value="344.0000111111">
            <text:p>344.0000111111</text:p>
          </table:table-cell>
          <table:table-cell office:value-type="float" office:value="0.004">
            <text:p>0.004</text:p>
          </table:table-cell>
          <table:table-cell office:value-type="float" office:value="30">
            <text:p>30</text:p>
          </table:table-cell>
          <table:table-cell office:value-type="float" office:value="134518.444">
            <text:p>134518.444</text:p>
          </table:table-cell>
          <table:table-cell office:value-type="float" office:value="238.444">
            <text:p>238.444</text:p>
          </table:table-cell>
          <table:table-cell office:value-type="float" office:value="11038.44">
            <text:p>11038.44</text:p>
          </table:table-cell>
          <table:table-cell office:value-type="float" office:value="238.44">
            <text:p>238.44</text:p>
          </table:table-cell>
        </table:table-row>
        <table:table-row table:style-name="ro2">
          <table:table-cell office:value-type="string">
            <text:p>1933-11-02 03:00 EST-0500</text:p>
          </table:table-cell>
          <table:table-cell office:value-type="string">
            <text:p>Thu</text:p>
          </table:table-cell>
          <table:table-cell office:value-type="float" office:value="15">
            <text:p>15</text:p>
          </table:table-cell>
          <table:table-cell office:value-type="float" office:value="219.461">
            <text:p>219.46</text:p>
          </table:table-cell>
          <table:table-cell office:value-type="float" office:value="39.462">
            <text:p>39.46</text:p>
          </table:table-cell>
          <table:table-cell office:value-type="float" office:value="325.657">
            <text:p>325.66</text:p>
          </table:table-cell>
          <table:table-cell office:value-type="string">
            <text:p><text:s/>9 ♏ 27' 41"</text:p>
          </table:table-cell>
          <table:table-cell office:value-type="string">
            <text:p><text:s/>9 ♉ 27' 44"</text:p>
          </table:table-cell>
          <table:table-cell office:value-type="string">
            <text:p>25 ♒ 39' 23"</text:p>
          </table:table-cell>
          <table:table-cell office:value-type="float" office:value="-14.65">
            <text:p>-14.65</text:p>
          </table:table-cell>
          <table:table-cell office:value-type="float" office:value="19.207">
            <text:p>19.207</text:p>
          </table:table-cell>
          <table:table-cell office:value-type="float" office:value="4.812">
            <text:p>4.812</text:p>
          </table:table-cell>
          <table:table-cell office:value-type="float" office:value="133959.462">
            <text:p>133959.462</text:p>
          </table:table-cell>
          <table:table-cell office:value-type="float" office:value="10299.461">
            <text:p>10299.461</text:p>
          </table:table-cell>
          <table:table-cell office:value-type="float" office:value="-394.343">
            <text:p>-394.343</text:p>
          </table:table-cell>
          <table:table-cell office:value-type="float" office:value="124020.001">
            <text:p>124020.001</text:p>
          </table:table-cell>
          <table:table-cell office:value-type="float" office:value="344.5000027778">
            <text:p>344.5000027778</text:p>
          </table:table-cell>
          <table:table-cell office:value-type="float" office:value="180.001">
            <text:p>180.001</text:p>
          </table:table-cell>
          <table:table-cell office:value-type="float" office:value="15">
            <text:p>15</text:p>
          </table:table-cell>
          <table:table-cell office:value-type="float" office:value="134713.805">
            <text:p>134713.805</text:p>
          </table:table-cell>
          <table:table-cell office:value-type="float" office:value="73.805">
            <text:p>73.805</text:p>
          </table:table-cell>
          <table:table-cell office:value-type="float" office:value="11053.804">
            <text:p>11053.804</text:p>
          </table:table-cell>
          <table:table-cell office:value-type="float" office:value="253.804">
            <text:p>253.804</text:p>
          </table:table-cell>
        </table:table-row>
        <table:table-row table:style-name="ro2">
          <table:table-cell office:value-type="string">
            <text:p>1933-11-17 11:24 EST-0500</text:p>
          </table:table-cell>
          <table:table-cell office:value-type="string">
            <text:p>Fri</text:p>
          </table:table-cell>
          <table:table-cell office:value-type="float" office:value="30">
            <text:p>30</text:p>
          </table:table-cell>
          <table:table-cell office:value-type="float" office:value="234.893">
            <text:p>234.89</text:p>
          </table:table-cell>
          <table:table-cell office:value-type="float" office:value="234.898">
            <text:p>234.90</text:p>
          </table:table-cell>
          <table:table-cell office:value-type="float" office:value="323.888">
            <text:p>323.89</text:p>
          </table:table-cell>
          <table:table-cell office:value-type="string">
            <text:p>24 ♏ 53' 33"</text:p>
          </table:table-cell>
          <table:table-cell office:value-type="string">
            <text:p>24 ♏ 53' 53"</text:p>
          </table:table-cell>
          <table:table-cell office:value-type="string">
            <text:p>23 ♒ 53' 17"</text:p>
          </table:table-cell>
          <table:table-cell office:value-type="float" office:value="-18.999">
            <text:p>-18.999</text:p>
          </table:table-cell>
          <table:table-cell office:value-type="float" office:value="-23.845">
            <text:p>-23.845</text:p>
          </table:table-cell>
          <table:table-cell office:value-type="float" office:value="-4.999">
            <text:p>-4.999</text:p>
          </table:table-cell>
          <table:table-cell office:value-type="float" office:value="134154.898">
            <text:p>134154.898</text:p>
          </table:table-cell>
          <table:table-cell office:value-type="float" office:value="10314.893">
            <text:p>10314.893</text:p>
          </table:table-cell>
          <table:table-cell office:value-type="float" office:value="-396.112">
            <text:p>-396.112</text:p>
          </table:table-cell>
          <table:table-cell office:value-type="float" office:value="124200.005">
            <text:p>124200.005</text:p>
          </table:table-cell>
          <table:table-cell office:value-type="float" office:value="345.0000138889">
            <text:p>345.0000138889</text:p>
          </table:table-cell>
          <table:table-cell office:value-type="float" office:value="0.005">
            <text:p>0.005</text:p>
          </table:table-cell>
          <table:table-cell office:value-type="float" office:value="30">
            <text:p>30</text:p>
          </table:table-cell>
          <table:table-cell office:value-type="float" office:value="134911.01">
            <text:p>134911.01</text:p>
          </table:table-cell>
          <table:table-cell office:value-type="float" office:value="271.01">
            <text:p>271.01</text:p>
          </table:table-cell>
          <table:table-cell office:value-type="float" office:value="11071.005">
            <text:p>11071.005</text:p>
          </table:table-cell>
          <table:table-cell office:value-type="float" office:value="271.005">
            <text:p>271.005</text:p>
          </table:table-cell>
        </table:table-row>
        <table:table-row table:style-name="ro2">
          <table:table-cell office:value-type="string">
            <text:p>1933-12-01 20:31 EST-0500</text:p>
          </table:table-cell>
          <table:table-cell office:value-type="string">
            <text:p>Fri</text:p>
          </table:table-cell>
          <table:table-cell office:value-type="float" office:value="15">
            <text:p>15</text:p>
          </table:table-cell>
          <table:table-cell office:value-type="float" office:value="249.44">
            <text:p>249.44</text:p>
          </table:table-cell>
          <table:table-cell office:value-type="float" office:value="69.441">
            <text:p>69.44</text:p>
          </table:table-cell>
          <table:table-cell office:value-type="float" office:value="322.23">
            <text:p>322.23</text:p>
          </table:table-cell>
          <table:table-cell office:value-type="string">
            <text:p><text:s/>9 ♐ 26' 22"</text:p>
          </table:table-cell>
          <table:table-cell office:value-type="string">
            <text:p><text:s/>9 ♊ 26' 29"</text:p>
          </table:table-cell>
          <table:table-cell office:value-type="string">
            <text:p>22 ♒ 13' 48"</text:p>
          </table:table-cell>
          <table:table-cell office:value-type="float" office:value="-21.876">
            <text:p>-21.876</text:p>
          </table:table-cell>
          <table:table-cell office:value-type="float" office:value="26.608">
            <text:p>26.608</text:p>
          </table:table-cell>
          <table:table-cell office:value-type="float" office:value="4.788">
            <text:p>4.788</text:p>
          </table:table-cell>
          <table:table-cell office:value-type="float" office:value="134349.441">
            <text:p>134349.441</text:p>
          </table:table-cell>
          <table:table-cell office:value-type="float" office:value="10329.44">
            <text:p>10329.44</text:p>
          </table:table-cell>
          <table:table-cell office:value-type="float" office:value="-397.77">
            <text:p>-397.77</text:p>
          </table:table-cell>
          <table:table-cell office:value-type="float" office:value="124380.001">
            <text:p>124380.001</text:p>
          </table:table-cell>
          <table:table-cell office:value-type="float" office:value="345.5000027778">
            <text:p>345.5000027778</text:p>
          </table:table-cell>
          <table:table-cell office:value-type="float" office:value="180.001">
            <text:p>180.001</text:p>
          </table:table-cell>
          <table:table-cell office:value-type="float" office:value="15">
            <text:p>15</text:p>
          </table:table-cell>
          <table:table-cell office:value-type="float" office:value="135107.211">
            <text:p>135107.211</text:p>
          </table:table-cell>
          <table:table-cell office:value-type="float" office:value="107.211">
            <text:p>107.211</text:p>
          </table:table-cell>
          <table:table-cell office:value-type="float" office:value="11087.21">
            <text:p>11087.21</text:p>
          </table:table-cell>
          <table:table-cell office:value-type="float" office:value="287.21">
            <text:p>287.21</text:p>
          </table:table-cell>
        </table:table-row>
        <table:table-row table:style-name="ro2">
          <table:table-cell office:value-type="string">
            <text:p>1933-12-16 21:53 EST-0500</text:p>
          </table:table-cell>
          <table:table-cell office:value-type="string">
            <text:p>Sat</text:p>
          </table:table-cell>
          <table:table-cell office:value-type="float" office:value="30">
            <text:p>30</text:p>
          </table:table-cell>
          <table:table-cell office:value-type="float" office:value="264.74">
            <text:p>264.74</text:p>
          </table:table-cell>
          <table:table-cell office:value-type="float" office:value="264.742">
            <text:p>264.74</text:p>
          </table:table-cell>
          <table:table-cell office:value-type="float" office:value="320.837">
            <text:p>320.84</text:p>
          </table:table-cell>
          <table:table-cell office:value-type="string">
            <text:p>24 ♐ 44' 24"</text:p>
          </table:table-cell>
          <table:table-cell office:value-type="string">
            <text:p>24 ♐ 44' 31"</text:p>
          </table:table-cell>
          <table:table-cell office:value-type="string">
            <text:p>20 ♒ 50' 13"</text:p>
          </table:table-cell>
          <table:table-cell office:value-type="float" office:value="-23.345">
            <text:p>-23.345</text:p>
          </table:table-cell>
          <table:table-cell office:value-type="float" office:value="-27.568">
            <text:p>-27.568</text:p>
          </table:table-cell>
          <table:table-cell office:value-type="float" office:value="-4.226">
            <text:p>-4.226</text:p>
          </table:table-cell>
          <table:table-cell office:value-type="float" office:value="134544.742">
            <text:p>134544.742</text:p>
          </table:table-cell>
          <table:table-cell office:value-type="float" office:value="10344.74">
            <text:p>10344.74</text:p>
          </table:table-cell>
          <table:table-cell office:value-type="float" office:value="-399.163">
            <text:p>-399.163</text:p>
          </table:table-cell>
          <table:table-cell office:value-type="float" office:value="124560.002">
            <text:p>124560.002</text:p>
          </table:table-cell>
          <table:table-cell office:value-type="float" office:value="346.0000055556">
            <text:p>346.0000055556</text:p>
          </table:table-cell>
          <table:table-cell office:value-type="float" office:value="0.002">
            <text:p>0.002</text:p>
          </table:table-cell>
          <table:table-cell office:value-type="float" office:value="30">
            <text:p>30</text:p>
          </table:table-cell>
          <table:table-cell office:value-type="float" office:value="135303.905">
            <text:p>135303.905</text:p>
          </table:table-cell>
          <table:table-cell office:value-type="float" office:value="303.905">
            <text:p>303.905</text:p>
          </table:table-cell>
          <table:table-cell office:value-type="float" office:value="11103.903">
            <text:p>11103.903</text:p>
          </table:table-cell>
          <table:table-cell office:value-type="float" office:value="303.903">
            <text:p>303.903</text:p>
          </table:table-cell>
        </table:table-row>
        <table:table-row table:style-name="ro2">
          <table:table-cell office:value-type="string">
            <text:p>1933-12-31 15:54 EST-0500</text:p>
          </table:table-cell>
          <table:table-cell office:value-type="string">
            <text:p>Sun</text:p>
          </table:table-cell>
          <table:table-cell office:value-type="float" office:value="15">
            <text:p>15</text:p>
          </table:table-cell>
          <table:table-cell office:value-type="float" office:value="279.768">
            <text:p>279.77</text:p>
          </table:table-cell>
          <table:table-cell office:value-type="float" office:value="99.769">
            <text:p>99.77</text:p>
          </table:table-cell>
          <table:table-cell office:value-type="float" office:value="319.816">
            <text:p>319.82</text:p>
          </table:table-cell>
          <table:table-cell office:value-type="string">
            <text:p><text:s/>9 ♑ 46' 05"</text:p>
          </table:table-cell>
          <table:table-cell office:value-type="string">
            <text:p><text:s/>9 ♋ 46' 10"</text:p>
          </table:table-cell>
          <table:table-cell office:value-type="string">
            <text:p>19 ♒ 48' 58"</text:p>
          </table:table-cell>
          <table:table-cell office:value-type="float" office:value="-23.09">
            <text:p>-23.09</text:p>
          </table:table-cell>
          <table:table-cell office:value-type="float" office:value="26.405">
            <text:p>26.405</text:p>
          </table:table-cell>
          <table:table-cell office:value-type="float" office:value="3.325">
            <text:p>3.325</text:p>
          </table:table-cell>
          <table:table-cell office:value-type="float" office:value="134739.769">
            <text:p>134739.769</text:p>
          </table:table-cell>
          <table:table-cell office:value-type="float" office:value="10359.768">
            <text:p>10359.768</text:p>
          </table:table-cell>
          <table:table-cell office:value-type="float" office:value="-400.184">
            <text:p>-400.184</text:p>
          </table:table-cell>
          <table:table-cell office:value-type="float" office:value="124740.001">
            <text:p>124740.001</text:p>
          </table:table-cell>
          <table:table-cell office:value-type="float" office:value="346.5000027778">
            <text:p>346.5000027778</text:p>
          </table:table-cell>
          <table:table-cell office:value-type="float" office:value="180.001">
            <text:p>180.001</text:p>
          </table:table-cell>
          <table:table-cell office:value-type="float" office:value="15">
            <text:p>15</text:p>
          </table:table-cell>
          <table:table-cell office:value-type="float" office:value="135499.953">
            <text:p>135499.953</text:p>
          </table:table-cell>
          <table:table-cell office:value-type="float" office:value="139.953">
            <text:p>139.953</text:p>
          </table:table-cell>
          <table:table-cell office:value-type="float" office:value="11119.952">
            <text:p>11119.952</text:p>
          </table:table-cell>
          <table:table-cell office:value-type="float" office:value="319.952">
            <text:p>319.952</text:p>
          </table:table-cell>
        </table:table-row>
        <table:table-row table:style-name="ro2">
          <table:table-cell office:value-type="string">
            <text:p>1934-01-15 08:38 EST-0500</text:p>
          </table:table-cell>
          <table:table-cell office:value-type="string">
            <text:p>Mon</text:p>
          </table:table-cell>
          <table:table-cell office:value-type="float" office:value="30">
            <text:p>30</text:p>
          </table:table-cell>
          <table:table-cell office:value-type="float" office:value="294.745">
            <text:p>294.75</text:p>
          </table:table-cell>
          <table:table-cell office:value-type="float" office:value="294.751">
            <text:p>294.75</text:p>
          </table:table-cell>
          <table:table-cell office:value-type="float" office:value="319.415">
            <text:p>319.42</text:p>
          </table:table-cell>
          <table:table-cell office:value-type="string">
            <text:p>24 ♑ 44' 42"</text:p>
          </table:table-cell>
          <table:table-cell office:value-type="string">
            <text:p>24 ♑ 45' 03"</text:p>
          </table:table-cell>
          <table:table-cell office:value-type="string">
            <text:p>19 ♒ 24' 53"</text:p>
          </table:table-cell>
          <table:table-cell office:value-type="float" office:value="-21.187">
            <text:p>-21.187</text:p>
          </table:table-cell>
          <table:table-cell office:value-type="float" office:value="-23.341">
            <text:p>-23.341</text:p>
          </table:table-cell>
          <table:table-cell office:value-type="float" office:value="-2.192">
            <text:p>-2.192</text:p>
          </table:table-cell>
          <table:table-cell office:value-type="float" office:value="134934.751">
            <text:p>134934.751</text:p>
          </table:table-cell>
          <table:table-cell office:value-type="float" office:value="10374.745">
            <text:p>10374.745</text:p>
          </table:table-cell>
          <table:table-cell office:value-type="float" office:value="-400.585">
            <text:p>-400.585</text:p>
          </table:table-cell>
          <table:table-cell office:value-type="float" office:value="124920.006">
            <text:p>124920.006</text:p>
          </table:table-cell>
          <table:table-cell office:value-type="float" office:value="347.0000166667">
            <text:p>347.0000166667</text:p>
          </table:table-cell>
          <table:table-cell office:value-type="float" office:value="0.006">
            <text:p>0.006</text:p>
          </table:table-cell>
          <table:table-cell office:value-type="float" office:value="30">
            <text:p>30</text:p>
          </table:table-cell>
          <table:table-cell office:value-type="float" office:value="135695.336">
            <text:p>135695.336</text:p>
          </table:table-cell>
          <table:table-cell office:value-type="float" office:value="335.336">
            <text:p>335.336</text:p>
          </table:table-cell>
          <table:table-cell office:value-type="float" office:value="11135.33">
            <text:p>11135.33</text:p>
          </table:table-cell>
          <table:table-cell office:value-type="float" office:value="335.33">
            <text:p>335.33</text:p>
          </table:table-cell>
        </table:table-row>
        <table:table-row table:style-name="ro2">
          <table:table-cell office:value-type="string">
            <text:p>1934-01-30 11:32 EST-0500</text:p>
          </table:table-cell>
          <table:table-cell office:value-type="string">
            <text:p>Tue</text:p>
          </table:table-cell>
          <table:table-cell office:value-type="float" office:value="15">
            <text:p>15</text:p>
          </table:table-cell>
          <table:table-cell office:value-type="float" office:value="310.124">
            <text:p>310.12</text:p>
          </table:table-cell>
          <table:table-cell office:value-type="float" office:value="130.128">
            <text:p>130.13</text:p>
          </table:table-cell>
          <table:table-cell office:value-type="float" office:value="319.278">
            <text:p>319.28</text:p>
          </table:table-cell>
          <table:table-cell office:value-type="string">
            <text:p>10 ♒ 07' 26"</text:p>
          </table:table-cell>
          <table:table-cell office:value-type="string">
            <text:p>10 ♌ 07' 39"</text:p>
          </table:table-cell>
          <table:table-cell office:value-type="string">
            <text:p>19 ♒ 16' 40"</text:p>
          </table:table-cell>
          <table:table-cell office:value-type="float" office:value="-17.715">
            <text:p>-17.715</text:p>
          </table:table-cell>
          <table:table-cell office:value-type="float" office:value="18.526">
            <text:p>18.526</text:p>
          </table:table-cell>
          <table:table-cell office:value-type="float" office:value="0.843">
            <text:p>0.843</text:p>
          </table:table-cell>
          <table:table-cell office:value-type="float" office:value="135130.128">
            <text:p>135130.128</text:p>
          </table:table-cell>
          <table:table-cell office:value-type="float" office:value="10390.124">
            <text:p>10390.124</text:p>
          </table:table-cell>
          <table:table-cell office:value-type="float" office:value="-400.722">
            <text:p>-400.722</text:p>
          </table:table-cell>
          <table:table-cell office:value-type="float" office:value="125100.004">
            <text:p>125100.004</text:p>
          </table:table-cell>
          <table:table-cell office:value-type="float" office:value="347.5000111111">
            <text:p>347.5000111111</text:p>
          </table:table-cell>
          <table:table-cell office:value-type="float" office:value="180.004">
            <text:p>180.004</text:p>
          </table:table-cell>
          <table:table-cell office:value-type="float" office:value="15">
            <text:p>15</text:p>
          </table:table-cell>
          <table:table-cell office:value-type="float" office:value="135890.85">
            <text:p>135890.85</text:p>
          </table:table-cell>
          <table:table-cell office:value-type="float" office:value="170.85">
            <text:p>170.85</text:p>
          </table:table-cell>
          <table:table-cell office:value-type="float" office:value="11150.846">
            <text:p>11150.846</text:p>
          </table:table-cell>
          <table:table-cell office:value-type="float" office:value="350.846">
            <text:p>350.846</text:p>
          </table:table-cell>
        </table:table-row>
        <table:table-row table:style-name="ro2">
          <table:table-cell office:value-type="string">
            <text:p>1934-02-13 19:44 EST-0500</text:p>
          </table:table-cell>
          <table:table-cell office:value-type="string">
            <text:p>Tue</text:p>
          </table:table-cell>
          <table:table-cell office:value-type="float" office:value="30">
            <text:p>30</text:p>
          </table:table-cell>
          <table:table-cell office:value-type="float" office:value="324.651">
            <text:p>324.65</text:p>
          </table:table-cell>
          <table:table-cell office:value-type="float" office:value="324.652">
            <text:p>324.65</text:p>
          </table:table-cell>
          <table:table-cell office:value-type="float" office:value="319.33">
            <text:p>319.33</text:p>
          </table:table-cell>
          <table:table-cell office:value-type="string">
            <text:p>24 ♒ 39' 04"</text:p>
          </table:table-cell>
          <table:table-cell office:value-type="string">
            <text:p>24 ♒ 39' 08"</text:p>
          </table:table-cell>
          <table:table-cell office:value-type="string">
            <text:p>19 ♒ 19' 47"</text:p>
          </table:table-cell>
          <table:table-cell office:value-type="float" office:value="-13.311">
            <text:p>-13.311</text:p>
          </table:table-cell>
          <table:table-cell office:value-type="float" office:value="-12.846">
            <text:p>-12.846</text:p>
          </table:table-cell>
          <table:table-cell office:value-type="float" office:value="0.492">
            <text:p>0.492</text:p>
          </table:table-cell>
          <table:table-cell office:value-type="float" office:value="135324.652">
            <text:p>135324.652</text:p>
          </table:table-cell>
          <table:table-cell office:value-type="float" office:value="10404.651">
            <text:p>10404.651</text:p>
          </table:table-cell>
          <table:table-cell office:value-type="float" office:value="-400.67">
            <text:p>-400.67</text:p>
          </table:table-cell>
          <table:table-cell office:value-type="float" office:value="125280.001">
            <text:p>125280.001</text:p>
          </table:table-cell>
          <table:table-cell office:value-type="float" office:value="348.0000027778">
            <text:p>348.0000027778</text:p>
          </table:table-cell>
          <table:table-cell office:value-type="float" office:value="0.001">
            <text:p>0.001</text:p>
          </table:table-cell>
          <table:table-cell office:value-type="float" office:value="30">
            <text:p>30</text:p>
          </table:table-cell>
          <table:table-cell office:value-type="float" office:value="136085.322">
            <text:p>136085.322</text:p>
          </table:table-cell>
          <table:table-cell office:value-type="float" office:value="5.322">
            <text:p>5.322</text:p>
          </table:table-cell>
          <table:table-cell office:value-type="float" office:value="11165.321">
            <text:p>11165.321</text:p>
          </table:table-cell>
          <table:table-cell office:value-type="float" office:value="5.321">
            <text:p>5.321</text:p>
          </table:table-cell>
        </table:table-row>
        <table:table-row table:style-name="ro2">
          <table:table-cell office:value-type="string">
            <text:p>1934-03-01 05:26 EST-0500</text:p>
          </table:table-cell>
          <table:table-cell office:value-type="string">
            <text:p>Thu</text:p>
          </table:table-cell>
          <table:table-cell office:value-type="float" office:value="15">
            <text:p>15</text:p>
          </table:table-cell>
          <table:table-cell office:value-type="float" office:value="340.164">
            <text:p>340.16</text:p>
          </table:table-cell>
          <table:table-cell office:value-type="float" office:value="160.169">
            <text:p>160.17</text:p>
          </table:table-cell>
          <table:table-cell office:value-type="float" office:value="319.318">
            <text:p>319.32</text:p>
          </table:table-cell>
          <table:table-cell office:value-type="string">
            <text:p>10 ♓ 09' 49"</text:p>
          </table:table-cell>
          <table:table-cell office:value-type="string">
            <text:p>10 ♍ 10' 09"</text:p>
          </table:table-cell>
          <table:table-cell office:value-type="string">
            <text:p>19 ♒ 19' 05"</text:p>
          </table:table-cell>
          <table:table-cell office:value-type="float" office:value="-7.761">
            <text:p>-7.761</text:p>
          </table:table-cell>
          <table:table-cell office:value-type="float" office:value="6.023">
            <text:p>6.023</text:p>
          </table:table-cell>
          <table:table-cell office:value-type="float" office:value="-1.874">
            <text:p>-1.874</text:p>
          </table:table-cell>
          <table:table-cell office:value-type="float" office:value="135520.169">
            <text:p>135520.169</text:p>
          </table:table-cell>
          <table:table-cell office:value-type="float" office:value="10420.164">
            <text:p>10420.164</text:p>
          </table:table-cell>
          <table:table-cell office:value-type="float" office:value="-400.682">
            <text:p>-400.682</text:p>
          </table:table-cell>
          <table:table-cell office:value-type="float" office:value="125460.005">
            <text:p>125460.005</text:p>
          </table:table-cell>
          <table:table-cell office:value-type="float" office:value="348.5000138889">
            <text:p>348.5000138889</text:p>
          </table:table-cell>
          <table:table-cell office:value-type="float" office:value="180.005">
            <text:p>180.005</text:p>
          </table:table-cell>
          <table:table-cell office:value-type="float" office:value="15">
            <text:p>15</text:p>
          </table:table-cell>
          <table:table-cell office:value-type="float" office:value="136280.851">
            <text:p>136280.851</text:p>
          </table:table-cell>
          <table:table-cell office:value-type="float" office:value="200.851">
            <text:p>200.851</text:p>
          </table:table-cell>
          <table:table-cell office:value-type="float" office:value="11180.846">
            <text:p>11180.846</text:p>
          </table:table-cell>
          <table:table-cell office:value-type="float" office:value="20.846">
            <text:p>20.846</text:p>
          </table:table-cell>
        </table:table-row>
        <table:table-row table:style-name="ro2">
          <table:table-cell office:value-type="string">
            <text:p>1934-03-15 07:08 EST-0500</text:p>
          </table:table-cell>
          <table:table-cell office:value-type="string">
            <text:p>Thu</text:p>
          </table:table-cell>
          <table:table-cell office:value-type="float" office:value="30">
            <text:p>30</text:p>
          </table:table-cell>
          <table:table-cell table:number-columns-repeated="2" office:value-type="float" office:value="354.232">
            <text:p>354.23</text:p>
          </table:table-cell>
          <table:table-cell office:value-type="float" office:value="318.976">
            <text:p>318.98</text:p>
          </table:table-cell>
          <table:table-cell office:value-type="string">
            <text:p>24 ♓ 13' 53"</text:p>
          </table:table-cell>
          <table:table-cell office:value-type="string">
            <text:p>24 ♓ 13' 54"</text:p>
          </table:table-cell>
          <table:table-cell office:value-type="string">
            <text:p>18 ♒ 58' 32"</text:p>
          </table:table-cell>
          <table:table-cell office:value-type="float" office:value="-2.292">
            <text:p>-2.292</text:p>
          </table:table-cell>
          <table:table-cell office:value-type="float" office:value="0.464">
            <text:p>0.464</text:p>
          </table:table-cell>
          <table:table-cell office:value-type="float" office:value="3.002">
            <text:p>3.002</text:p>
          </table:table-cell>
          <table:table-cell office:value-type="float" office:value="135714.232">
            <text:p>135714.232</text:p>
          </table:table-cell>
          <table:table-cell office:value-type="float" office:value="10434.232">
            <text:p>10434.232</text:p>
          </table:table-cell>
          <table:table-cell office:value-type="float" office:value="-401.024">
            <text:p>-401.024</text:p>
          </table:table-cell>
          <table:table-cell office:value-type="float" office:value="125640">
            <text:p>125640</text:p>
          </table:table-cell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36475.256">
            <text:p>136475.256</text:p>
          </table:table-cell>
          <table:table-cell office:value-type="float" office:value="35.256">
            <text:p>35.256</text:p>
          </table:table-cell>
          <table:table-cell office:value-type="float" office:value="11195.256">
            <text:p>11195.256</text:p>
          </table:table-cell>
          <table:table-cell office:value-type="float" office:value="35.256">
            <text:p>35.256</text:p>
          </table:table-cell>
        </table:table-row>
        <table:table-row table:style-name="ro2">
          <table:table-cell office:value-type="string">
            <text:p>1934-03-30 20:15 EST-0500</text:p>
          </table:table-cell>
          <table:table-cell office:value-type="string">
            <text:p>Fri</text:p>
          </table:table-cell>
          <table:table-cell office:value-type="float" office:value="15">
            <text:p>15</text:p>
          </table:table-cell>
          <table:table-cell office:value-type="float" office:value="9.649">
            <text:p>9.65</text:p>
          </table:table-cell>
          <table:table-cell office:value-type="float" office:value="189.654">
            <text:p>189.65</text:p>
          </table:table-cell>
          <table:table-cell office:value-type="float" office:value="318.197">
            <text:p>318.20</text:p>
          </table:table-cell>
          <table:table-cell office:value-type="string">
            <text:p><text:s/>9 ♈ 38' 55"</text:p>
          </table:table-cell>
          <table:table-cell office:value-type="string">
            <text:p><text:s/>9 ♎ 39' 12"</text:p>
          </table:table-cell>
          <table:table-cell office:value-type="string">
            <text:p>18 ♒ 11' 49"</text:p>
          </table:table-cell>
          <table:table-cell office:value-type="float" office:value="3.824">
            <text:p>3.824</text:p>
          </table:table-cell>
          <table:table-cell office:value-type="float" office:value="-7.501">
            <text:p>-7.501</text:p>
          </table:table-cell>
          <table:table-cell office:value-type="float" office:value="-3.998">
            <text:p>-3.998</text:p>
          </table:table-cell>
          <table:table-cell office:value-type="float" office:value="135909.654">
            <text:p>135909.654</text:p>
          </table:table-cell>
          <table:table-cell office:value-type="float" office:value="10449.649">
            <text:p>10449.649</text:p>
          </table:table-cell>
          <table:table-cell office:value-type="float" office:value="-401.803">
            <text:p>-401.803</text:p>
          </table:table-cell>
          <table:table-cell office:value-type="float" office:value="125820.005">
            <text:p>125820.005</text:p>
          </table:table-cell>
          <table:table-cell office:value-type="float" office:value="349.5000138889">
            <text:p>349.5000138889</text:p>
          </table:table-cell>
          <table:table-cell office:value-type="float" office:value="180.005">
            <text:p>180.005</text:p>
          </table:table-cell>
          <table:table-cell office:value-type="float" office:value="15">
            <text:p>15</text:p>
          </table:table-cell>
          <table:table-cell office:value-type="float" office:value="136671.457">
            <text:p>136671.457</text:p>
          </table:table-cell>
          <table:table-cell office:value-type="float" office:value="231.457">
            <text:p>231.457</text:p>
          </table:table-cell>
          <table:table-cell office:value-type="float" office:value="11211.452">
            <text:p>11211.452</text:p>
          </table:table-cell>
          <table:table-cell office:value-type="float" office:value="51.452">
            <text:p>51.452</text:p>
          </table:table-cell>
        </table:table-row>
        <table:table-row table:style-name="ro2">
          <table:table-cell office:value-type="string">
            <text:p>1934-04-13 18:57 EST-0500</text:p>
          </table:table-cell>
          <table:table-cell office:value-type="string">
            <text:p>Fri</text:p>
          </table:table-cell>
          <table:table-cell office:value-type="float" office:value="30">
            <text:p>30</text:p>
          </table:table-cell>
          <table:table-cell office:value-type="float" office:value="23.362">
            <text:p>23.36</text:p>
          </table:table-cell>
          <table:table-cell office:value-type="float" office:value="23.363">
            <text:p>23.36</text:p>
          </table:table-cell>
          <table:table-cell office:value-type="float" office:value="317.081">
            <text:p>317.08</text:p>
          </table:table-cell>
          <table:table-cell office:value-type="string">
            <text:p>23 ♈ 21' 44"</text:p>
          </table:table-cell>
          <table:table-cell office:value-type="string">
            <text:p>23 ♈ 21' 47"</text:p>
          </table:table-cell>
          <table:table-cell office:value-type="string">
            <text:p>17 ♒ 04' 52"</text:p>
          </table:table-cell>
          <table:table-cell office:value-type="float" office:value="9.079">
            <text:p>9.079</text:p>
          </table:table-cell>
          <table:table-cell office:value-type="float" office:value="13.368">
            <text:p>13.368</text:p>
          </table:table-cell>
          <table:table-cell office:value-type="float" office:value="4.621">
            <text:p>4.621</text:p>
          </table:table-cell>
          <table:table-cell office:value-type="float" office:value="136103.363">
            <text:p>136103.363</text:p>
          </table:table-cell>
          <table:table-cell office:value-type="float" office:value="10463.362">
            <text:p>10463.362</text:p>
          </table:table-cell>
          <table:table-cell office:value-type="float" office:value="-402.919">
            <text:p>-402.919</text:p>
          </table:table-cell>
          <table:table-cell office:value-type="float" office:value="126000.001">
            <text:p>126000.001</text:p>
          </table:table-cell>
          <table:table-cell office:value-type="float" office:value="350.0000027778">
            <text:p>350.0000027778</text:p>
          </table:table-cell>
          <table:table-cell office:value-type="float" office:value="0.001">
            <text:p>0.001</text:p>
          </table:table-cell>
          <table:table-cell office:value-type="float" office:value="30">
            <text:p>30</text:p>
          </table:table-cell>
          <table:table-cell office:value-type="float" office:value="136866.282">
            <text:p>136866.282</text:p>
          </table:table-cell>
          <table:table-cell office:value-type="float" office:value="66.282">
            <text:p>66.282</text:p>
          </table:table-cell>
          <table:table-cell office:value-type="float" office:value="11226.281">
            <text:p>11226.281</text:p>
          </table:table-cell>
          <table:table-cell office:value-type="float" office:value="66.281">
            <text:p>66.281</text:p>
          </table:table-cell>
        </table:table-row>
        <table:table-row table:style-name="ro2">
          <table:table-cell office:value-type="string">
            <text:p>1934-04-29 07:46 EST-0500</text:p>
          </table:table-cell>
          <table:table-cell office:value-type="string">
            <text:p>Sun</text:p>
          </table:table-cell>
          <table:table-cell office:value-type="float" office:value="15">
            <text:p>15</text:p>
          </table:table-cell>
          <table:table-cell office:value-type="float" office:value="38.513">
            <text:p>38.51</text:p>
          </table:table-cell>
          <table:table-cell office:value-type="float" office:value="218.515">
            <text:p>218.52</text:p>
          </table:table-cell>
          <table:table-cell office:value-type="float" office:value="315.481">
            <text:p>315.48</text:p>
          </table:table-cell>
          <table:table-cell office:value-type="string">
            <text:p><text:s/>8 ♉ 30' 45"</text:p>
          </table:table-cell>
          <table:table-cell office:value-type="string">
            <text:p><text:s/>8 ♏ 30' 52"</text:p>
          </table:table-cell>
          <table:table-cell office:value-type="string">
            <text:p>15 ♒ 28' 52"</text:p>
          </table:table-cell>
          <table:table-cell office:value-type="float" office:value="14.347">
            <text:p>14.347</text:p>
          </table:table-cell>
          <table:table-cell office:value-type="float" office:value="-19.049">
            <text:p>-19.049</text:p>
          </table:table-cell>
          <table:table-cell office:value-type="float" office:value="-4.972">
            <text:p>-4.972</text:p>
          </table:table-cell>
          <table:table-cell office:value-type="float" office:value="136298.515">
            <text:p>136298.515</text:p>
          </table:table-cell>
          <table:table-cell office:value-type="float" office:value="10478.513">
            <text:p>10478.513</text:p>
          </table:table-cell>
          <table:table-cell office:value-type="float" office:value="-404.519">
            <text:p>-404.519</text:p>
          </table:table-cell>
          <table:table-cell office:value-type="float" office:value="126180.002">
            <text:p>126180.002</text:p>
          </table:table-cell>
          <table:table-cell office:value-type="float" office:value="350.5000055556">
            <text:p>350.5000055556</text:p>
          </table:table-cell>
          <table:table-cell office:value-type="float" office:value="180.002">
            <text:p>180.002</text:p>
          </table:table-cell>
          <table:table-cell office:value-type="float" office:value="15">
            <text:p>15</text:p>
          </table:table-cell>
          <table:table-cell office:value-type="float" office:value="137063.034">
            <text:p>137063.034</text:p>
          </table:table-cell>
          <table:table-cell office:value-type="float" office:value="263.034">
            <text:p>263.034</text:p>
          </table:table-cell>
          <table:table-cell office:value-type="float" office:value="11243.032">
            <text:p>11243.032</text:p>
          </table:table-cell>
          <table:table-cell office:value-type="float" office:value="83.032">
            <text:p>83.032</text:p>
          </table:table-cell>
        </table:table-row>
        <table:table-row table:style-name="ro2">
          <table:table-cell office:value-type="string">
            <text:p>1934-05-13 07:31 EST-0500</text:p>
          </table:table-cell>
          <table:table-cell office:value-type="string">
            <text:p>Sun</text:p>
          </table:table-cell>
          <table:table-cell office:value-type="float" office:value="30">
            <text:p>30</text:p>
          </table:table-cell>
          <table:table-cell office:value-type="float" office:value="52.055">
            <text:p>52.06</text:p>
          </table:table-cell>
          <table:table-cell office:value-type="float" office:value="52.06">
            <text:p>52.06</text:p>
          </table:table-cell>
          <table:table-cell office:value-type="float" office:value="313.971">
            <text:p>313.97</text:p>
          </table:table-cell>
          <table:table-cell office:value-type="string">
            <text:p>22 ♉ 03' 17"</text:p>
          </table:table-cell>
          <table:table-cell office:value-type="string">
            <text:p>22 ♉ 03' 36"</text:p>
          </table:table-cell>
          <table:table-cell office:value-type="string">
            <text:p>13 ♒ 58' 16"</text:p>
          </table:table-cell>
          <table:table-cell office:value-type="float" office:value="18.289">
            <text:p>18.289</text:p>
          </table:table-cell>
          <table:table-cell office:value-type="float" office:value="23.074">
            <text:p>23.074</text:p>
          </table:table-cell>
          <table:table-cell office:value-type="float" office:value="4.956">
            <text:p>4.956</text:p>
          </table:table-cell>
          <table:table-cell office:value-type="float" office:value="136492.06">
            <text:p>136492.06</text:p>
          </table:table-cell>
          <table:table-cell office:value-type="float" office:value="10492.055">
            <text:p>10492.055</text:p>
          </table:table-cell>
          <table:table-cell office:value-type="float" office:value="-406.029">
            <text:p>-406.029</text:p>
          </table:table-cell>
          <table:table-cell office:value-type="float" office:value="126360.005">
            <text:p>126360.005</text:p>
          </table:table-cell>
          <table:table-cell office:value-type="float" office:value="351.0000138889">
            <text:p>351.0000138889</text:p>
          </table:table-cell>
          <table:table-cell office:value-type="float" office:value="0.005">
            <text:p>0.005</text:p>
          </table:table-cell>
          <table:table-cell office:value-type="float" office:value="30">
            <text:p>30</text:p>
          </table:table-cell>
          <table:table-cell office:value-type="float" office:value="137258.089">
            <text:p>137258.089</text:p>
          </table:table-cell>
          <table:table-cell office:value-type="float" office:value="98.089">
            <text:p>98.089</text:p>
          </table:table-cell>
          <table:table-cell office:value-type="float" office:value="11258.084">
            <text:p>11258.084</text:p>
          </table:table-cell>
          <table:table-cell office:value-type="float" office:value="98.084">
            <text:p>98.084</text:p>
          </table:table-cell>
        </table:table-row>
        <table:table-row table:style-name="ro2">
          <table:table-cell office:value-type="string">
            <text:p>1934-05-28 16:41 EST-0500</text:p>
          </table:table-cell>
          <table:table-cell office:value-type="string">
            <text:p>Mon</text:p>
          </table:table-cell>
          <table:table-cell office:value-type="float" office:value="15">
            <text:p>15</text:p>
          </table:table-cell>
          <table:table-cell office:value-type="float" office:value="66.851">
            <text:p>66.85</text:p>
          </table:table-cell>
          <table:table-cell office:value-type="float" office:value="246.852">
            <text:p>246.85</text:p>
          </table:table-cell>
          <table:table-cell office:value-type="float" office:value="312.455">
            <text:p>312.46</text:p>
          </table:table-cell>
          <table:table-cell office:value-type="string">
            <text:p><text:s/>6 ♊ 51' 04"</text:p>
          </table:table-cell>
          <table:table-cell office:value-type="string">
            <text:p><text:s/>6 ♐ 51' 07"</text:p>
          </table:table-cell>
          <table:table-cell office:value-type="string">
            <text:p>12 ♒ 27' 17"</text:p>
          </table:table-cell>
          <table:table-cell office:value-type="float" office:value="21.463">
            <text:p>21.463</text:p>
          </table:table-cell>
          <table:table-cell office:value-type="float" office:value="-26.001">
            <text:p>-26.001</text:p>
          </table:table-cell>
          <table:table-cell office:value-type="float" office:value="-4.606">
            <text:p>-4.606</text:p>
          </table:table-cell>
          <table:table-cell office:value-type="float" office:value="136686.852">
            <text:p>136686.852</text:p>
          </table:table-cell>
          <table:table-cell office:value-type="float" office:value="10506.851">
            <text:p>10506.851</text:p>
          </table:table-cell>
          <table:table-cell office:value-type="float" office:value="-407.545">
            <text:p>-407.545</text:p>
          </table:table-cell>
          <table:table-cell office:value-type="float" office:value="126540.001">
            <text:p>126540.001</text:p>
          </table:table-cell>
          <table:table-cell office:value-type="float" office:value="351.5000027778">
            <text:p>351.5000027778</text:p>
          </table:table-cell>
          <table:table-cell office:value-type="float" office:value="180.001">
            <text:p>180.001</text:p>
          </table:table-cell>
          <table:table-cell office:value-type="float" office:value="15">
            <text:p>15</text:p>
          </table:table-cell>
          <table:table-cell office:value-type="float" office:value="137454.397">
            <text:p>137454.397</text:p>
          </table:table-cell>
          <table:table-cell office:value-type="float" office:value="294.397">
            <text:p>294.397</text:p>
          </table:table-cell>
          <table:table-cell office:value-type="float" office:value="11274.396">
            <text:p>11274.396</text:p>
          </table:table-cell>
          <table:table-cell office:value-type="float" office:value="114.396">
            <text:p>114.396</text:p>
          </table:table-cell>
        </table:table-row>
        <table:table-row table:style-name="ro2">
          <table:table-cell office:value-type="string">
            <text:p>1934-06-11 21:12 EST-0500</text:p>
          </table:table-cell>
          <table:table-cell office:value-type="string">
            <text:p>Mon</text:p>
          </table:table-cell>
          <table:table-cell office:value-type="float" office:value="30">
            <text:p>30</text:p>
          </table:table-cell>
          <table:table-cell office:value-type="float" office:value="80.433">
            <text:p>80.43</text:p>
          </table:table-cell>
          <table:table-cell office:value-type="float" office:value="80.437">
            <text:p>80.44</text:p>
          </table:table-cell>
          <table:table-cell office:value-type="float" office:value="311.325">
            <text:p>311.33</text:p>
          </table:table-cell>
          <table:table-cell office:value-type="string">
            <text:p>20 ♊ 25' 59"</text:p>
          </table:table-cell>
          <table:table-cell office:value-type="string">
            <text:p>20 ♊ 26' 12"</text:p>
          </table:table-cell>
          <table:table-cell office:value-type="string">
            <text:p>11 ♒ 19' 31"</text:p>
          </table:table-cell>
          <table:table-cell office:value-type="float" office:value="23.104">
            <text:p>23.104</text:p>
          </table:table-cell>
          <table:table-cell office:value-type="float" office:value="27.063">
            <text:p>27.063</text:p>
          </table:table-cell>
          <table:table-cell office:value-type="float" office:value="3.969">
            <text:p>3.969</text:p>
          </table:table-cell>
          <table:table-cell office:value-type="float" office:value="136880.437">
            <text:p>136880.437</text:p>
          </table:table-cell>
          <table:table-cell office:value-type="float" office:value="10520.433">
            <text:p>10520.433</text:p>
          </table:table-cell>
          <table:table-cell office:value-type="float" office:value="-408.675">
            <text:p>-408.675</text:p>
          </table:table-cell>
          <table:table-cell office:value-type="float" office:value="126720.004">
            <text:p>126720.004</text:p>
          </table:table-cell>
          <table:table-cell office:value-type="float" office:value="352.0000111111">
            <text:p>352.0000111111</text:p>
          </table:table-cell>
          <table:table-cell office:value-type="float" office:value="0.004">
            <text:p>0.004</text:p>
          </table:table-cell>
          <table:table-cell office:value-type="float" office:value="30">
            <text:p>30</text:p>
          </table:table-cell>
          <table:table-cell office:value-type="float" office:value="137649.112">
            <text:p>137649.112</text:p>
          </table:table-cell>
          <table:table-cell office:value-type="float" office:value="129.112">
            <text:p>129.112</text:p>
          </table:table-cell>
          <table:table-cell office:value-type="float" office:value="11289.108">
            <text:p>11289.108</text:p>
          </table:table-cell>
          <table:table-cell office:value-type="float" office:value="129.108">
            <text:p>129.108</text:p>
          </table:table-cell>
        </table:table-row>
        <table:table-row table:style-name="ro2">
          <table:table-cell office:value-type="string">
            <text:p>1934-06-27 00:08 EST-0500</text:p>
          </table:table-cell>
          <table:table-cell office:value-type="string">
            <text:p>Wed</text:p>
          </table:table-cell>
          <table:table-cell office:value-type="float" office:value="15">
            <text:p>15</text:p>
          </table:table-cell>
          <table:table-cell office:value-type="float" office:value="94.866">
            <text:p>94.87</text:p>
          </table:table-cell>
          <table:table-cell office:value-type="float" office:value="274.867">
            <text:p>274.87</text:p>
          </table:table-cell>
          <table:table-cell office:value-type="float" office:value="310.642">
            <text:p>310.64</text:p>
          </table:table-cell>
          <table:table-cell office:value-type="string">
            <text:p><text:s/>4 ♋ 51' 58"</text:p>
          </table:table-cell>
          <table:table-cell office:value-type="string">
            <text:p><text:s/>4 ♑ 52' 00"</text:p>
          </table:table-cell>
          <table:table-cell office:value-type="string">
            <text:p>10 ♒ 38' 31"</text:p>
          </table:table-cell>
          <table:table-cell office:value-type="float" office:value="23.36">
            <text:p>23.36</text:p>
          </table:table-cell>
          <table:table-cell office:value-type="float" office:value="-26.399">
            <text:p>-26.399</text:p>
          </table:table-cell>
          <table:table-cell office:value-type="float" office:value="-3.042">
            <text:p>-3.042</text:p>
          </table:table-cell>
          <table:table-cell office:value-type="float" office:value="137074.867">
            <text:p>137074.867</text:p>
          </table:table-cell>
          <table:table-cell office:value-type="float" office:value="10534.866">
            <text:p>10534.866</text:p>
          </table:table-cell>
          <table:table-cell office:value-type="float" office:value="-409.358">
            <text:p>-409.358</text:p>
          </table:table-cell>
          <table:table-cell office:value-type="float" office:value="126900.001">
            <text:p>126900.001</text:p>
          </table:table-cell>
          <table:table-cell office:value-type="float" office:value="352.5000027778">
            <text:p>352.5000027778</text:p>
          </table:table-cell>
          <table:table-cell office:value-type="float" office:value="180.001">
            <text:p>180.001</text:p>
          </table:table-cell>
          <table:table-cell office:value-type="float" office:value="15">
            <text:p>15</text:p>
          </table:table-cell>
          <table:table-cell office:value-type="float" office:value="137844.225">
            <text:p>137844.225</text:p>
          </table:table-cell>
          <table:table-cell office:value-type="float" office:value="324.225">
            <text:p>324.225</text:p>
          </table:table-cell>
          <table:table-cell office:value-type="float" office:value="11304.224">
            <text:p>11304.224</text:p>
          </table:table-cell>
          <table:table-cell office:value-type="float" office:value="144.224">
            <text:p>144.224</text:p>
          </table:table-cell>
        </table:table-row>
        <table:table-row table:style-name="ro2">
          <table:table-cell office:value-type="string">
            <text:p>1934-07-11 12:07 EST-0500</text:p>
          </table:table-cell>
          <table:table-cell office:value-type="string">
            <text:p>Wed</text:p>
          </table:table-cell>
          <table:table-cell office:value-type="float" office:value="30">
            <text:p>30</text:p>
          </table:table-cell>
          <table:table-cell office:value-type="float" office:value="108.69">
            <text:p>108.69</text:p>
          </table:table-cell>
          <table:table-cell office:value-type="float" office:value="108.693">
            <text:p>108.69</text:p>
          </table:table-cell>
          <table:table-cell office:value-type="float" office:value="310.265">
            <text:p>310.27</text:p>
          </table:table-cell>
          <table:table-cell office:value-type="string">
            <text:p>18 ♋ 41' 24"</text:p>
          </table:table-cell>
          <table:table-cell office:value-type="string">
            <text:p>18 ♋ 41' 36"</text:p>
          </table:table-cell>
          <table:table-cell office:value-type="string">
            <text:p>10 ♒ 15' 55"</text:p>
          </table:table-cell>
          <table:table-cell office:value-type="float" office:value="22.145">
            <text:p>22.145</text:p>
          </table:table-cell>
          <table:table-cell office:value-type="float" office:value="24.061">
            <text:p>24.061</text:p>
          </table:table-cell>
          <table:table-cell office:value-type="float" office:value="1.935">
            <text:p>1.935</text:p>
          </table:table-cell>
          <table:table-cell office:value-type="float" office:value="137268.693">
            <text:p>137268.693</text:p>
          </table:table-cell>
          <table:table-cell office:value-type="float" office:value="10548.69">
            <text:p>10548.69</text:p>
          </table:table-cell>
          <table:table-cell office:value-type="float" office:value="-409.735">
            <text:p>-409.735</text:p>
          </table:table-cell>
          <table:table-cell office:value-type="float" office:value="127080.003">
            <text:p>127080.003</text:p>
          </table:table-cell>
          <table:table-cell office:value-type="float" office:value="353.0000083333">
            <text:p>353.0000083333</text:p>
          </table:table-cell>
          <table:table-cell office:value-type="float" office:value="0.003">
            <text:p>0.003</text:p>
          </table:table-cell>
          <table:table-cell office:value-type="float" office:value="30">
            <text:p>30</text:p>
          </table:table-cell>
          <table:table-cell office:value-type="float" office:value="138038.428">
            <text:p>138038.428</text:p>
          </table:table-cell>
          <table:table-cell office:value-type="float" office:value="158.428">
            <text:p>158.428</text:p>
          </table:table-cell>
          <table:table-cell office:value-type="float" office:value="11318.425">
            <text:p>11318.425</text:p>
          </table:table-cell>
          <table:table-cell office:value-type="float" office:value="158.425">
            <text:p>158.425</text:p>
          </table:table-cell>
        </table:table-row>
        <table:table-row table:style-name="ro2">
          <table:table-cell office:value-type="string">
            <text:p>1934-07-26 07:09 EST-0500</text:p>
          </table:table-cell>
          <table:table-cell office:value-type="string">
            <text:p>Thu</text:p>
          </table:table-cell>
          <table:table-cell office:value-type="float" office:value="15">
            <text:p>15</text:p>
          </table:table-cell>
          <table:table-cell office:value-type="float" office:value="122.809">
            <text:p>122.81</text:p>
          </table:table-cell>
          <table:table-cell office:value-type="float" office:value="302.814">
            <text:p>302.81</text:p>
          </table:table-cell>
          <table:table-cell office:value-type="float" office:value="310.242">
            <text:p>310.24</text:p>
          </table:table-cell>
          <table:table-cell office:value-type="string">
            <text:p><text:s/>2 ♌ 48' 32"</text:p>
          </table:table-cell>
          <table:table-cell office:value-type="string">
            <text:p><text:s/>2 ♒ 48' 51"</text:p>
          </table:table-cell>
          <table:table-cell office:value-type="string">
            <text:p>10 ♒ 14' 31"</text:p>
          </table:table-cell>
          <table:table-cell office:value-type="float" office:value="19.54">
            <text:p>19.54</text:p>
          </table:table-cell>
          <table:table-cell office:value-type="float" office:value="-20.206">
            <text:p>-20.206</text:p>
          </table:table-cell>
          <table:table-cell office:value-type="float" office:value="-0.686">
            <text:p>-0.686</text:p>
          </table:table-cell>
          <table:table-cell office:value-type="float" office:value="137462.814">
            <text:p>137462.814</text:p>
          </table:table-cell>
          <table:table-cell office:value-type="float" office:value="10562.809">
            <text:p>10562.809</text:p>
          </table:table-cell>
          <table:table-cell office:value-type="float" office:value="-409.758">
            <text:p>-409.758</text:p>
          </table:table-cell>
          <table:table-cell office:value-type="float" office:value="127260.005">
            <text:p>127260.005</text:p>
          </table:table-cell>
          <table:table-cell office:value-type="float" office:value="353.5000138889">
            <text:p>353.5000138889</text:p>
          </table:table-cell>
          <table:table-cell office:value-type="float" office:value="180.005">
            <text:p>180.005</text:p>
          </table:table-cell>
          <table:table-cell office:value-type="float" office:value="15">
            <text:p>15</text:p>
          </table:table-cell>
          <table:table-cell office:value-type="float" office:value="138232.572">
            <text:p>138232.572</text:p>
          </table:table-cell>
          <table:table-cell office:value-type="float" office:value="352.572">
            <text:p>352.572</text:p>
          </table:table-cell>
          <table:table-cell office:value-type="float" office:value="11332.567">
            <text:p>11332.567</text:p>
          </table:table-cell>
          <table:table-cell office:value-type="float" office:value="172.567">
            <text:p>172.567</text:p>
          </table:table-cell>
        </table:table-row>
        <table:table-row table:style-name="ro2">
          <table:table-cell office:value-type="string">
            <text:p>1934-08-10 03:46 EST-0500</text:p>
          </table:table-cell>
          <table:table-cell office:value-type="string">
            <text:p>Fri</text:p>
          </table:table-cell>
          <table:table-cell office:value-type="float" office:value="30">
            <text:p>30</text:p>
          </table:table-cell>
          <table:table-cell office:value-type="float" office:value="137.033">
            <text:p>137.03</text:p>
          </table:table-cell>
          <table:table-cell office:value-type="float" office:value="137.034">
            <text:p>137.03</text:p>
          </table:table-cell>
          <table:table-cell office:value-type="float" office:value="310.291">
            <text:p>310.29</text:p>
          </table:table-cell>
          <table:table-cell office:value-type="string">
            <text:p>17 ♌ 01' 57"</text:p>
          </table:table-cell>
          <table:table-cell office:value-type="string">
            <text:p>17 ♌ 02' 01"</text:p>
          </table:table-cell>
          <table:table-cell office:value-type="string">
            <text:p>10 ♒ 17' 26"</text:p>
          </table:table-cell>
          <table:table-cell office:value-type="float" office:value="15.737">
            <text:p>15.737</text:p>
          </table:table-cell>
          <table:table-cell office:value-type="float" office:value="15.143">
            <text:p>15.143</text:p>
          </table:table-cell>
          <table:table-cell office:value-type="float" office:value="-0.623">
            <text:p>-0.623</text:p>
          </table:table-cell>
          <table:table-cell office:value-type="float" office:value="137657.034">
            <text:p>137657.034</text:p>
          </table:table-cell>
          <table:table-cell office:value-type="float" office:value="10577.033">
            <text:p>10577.033</text:p>
          </table:table-cell>
          <table:table-cell office:value-type="float" office:value="-409.709">
            <text:p>-409.709</text:p>
          </table:table-cell>
          <table:table-cell office:value-type="float" office:value="127440.001">
            <text:p>127440.001</text:p>
          </table:table-cell>
          <table:table-cell office:value-type="float" office:value="354.0000027778">
            <text:p>354.0000027778</text:p>
          </table:table-cell>
          <table:table-cell office:value-type="float" office:value="0.001">
            <text:p>0.001</text:p>
          </table:table-cell>
          <table:table-cell office:value-type="float" office:value="30">
            <text:p>30</text:p>
          </table:table-cell>
          <table:table-cell office:value-type="float" office:value="138426.743">
            <text:p>138426.743</text:p>
          </table:table-cell>
          <table:table-cell office:value-type="float" office:value="186.743">
            <text:p>186.743</text:p>
          </table:table-cell>
          <table:table-cell office:value-type="float" office:value="11346.742">
            <text:p>11346.742</text:p>
          </table:table-cell>
          <table:table-cell office:value-type="float" office:value="186.742">
            <text:p>186.742</text:p>
          </table:table-cell>
        </table:table-row>
        <table:table-row table:style-name="ro2">
          <table:table-cell office:value-type="string">
            <text:p>1934-08-24 14:37 EST-0500</text:p>
          </table:table-cell>
          <table:table-cell office:value-type="string">
            <text:p>Fri</text:p>
          </table:table-cell>
          <table:table-cell office:value-type="float" office:value="15">
            <text:p>15</text:p>
          </table:table-cell>
          <table:table-cell office:value-type="float" office:value="150.933">
            <text:p>150.93</text:p>
          </table:table-cell>
          <table:table-cell office:value-type="float" office:value="330.936">
            <text:p>330.94</text:p>
          </table:table-cell>
          <table:table-cell office:value-type="float" office:value="310.218">
            <text:p>310.22</text:p>
          </table:table-cell>
          <table:table-cell office:value-type="string">
            <text:p><text:s/>0 ♍ 55' 59"</text:p>
          </table:table-cell>
          <table:table-cell office:value-type="string">
            <text:p><text:s/>0 ♓ 56' 09"</text:p>
          </table:table-cell>
          <table:table-cell office:value-type="string">
            <text:p>10 ♒ 13' 04"</text:p>
          </table:table-cell>
          <table:table-cell office:value-type="float" office:value="11.147">
            <text:p>11.147</text:p>
          </table:table-cell>
          <table:table-cell office:value-type="float" office:value="-9.402">
            <text:p>-9.402</text:p>
          </table:table-cell>
          <table:table-cell office:value-type="float" office:value="1.865">
            <text:p>1.865</text:p>
          </table:table-cell>
          <table:table-cell office:value-type="float" office:value="137850.936">
            <text:p>137850.936</text:p>
          </table:table-cell>
          <table:table-cell office:value-type="float" office:value="10590.933">
            <text:p>10590.933</text:p>
          </table:table-cell>
          <table:table-cell office:value-type="float" office:value="-409.782">
            <text:p>-409.782</text:p>
          </table:table-cell>
          <table:table-cell office:value-type="float" office:value="127620.003">
            <text:p>127620.003</text:p>
          </table:table-cell>
          <table:table-cell office:value-type="float" office:value="354.5000083333">
            <text:p>354.5000083333</text:p>
          </table:table-cell>
          <table:table-cell office:value-type="float" office:value="180.003">
            <text:p>180.003</text:p>
          </table:table-cell>
          <table:table-cell office:value-type="float" office:value="15">
            <text:p>15</text:p>
          </table:table-cell>
          <table:table-cell office:value-type="float" office:value="138620.718">
            <text:p>138620.718</text:p>
          </table:table-cell>
          <table:table-cell office:value-type="float" office:value="20.718">
            <text:p>20.718</text:p>
          </table:table-cell>
          <table:table-cell office:value-type="float" office:value="11360.715">
            <text:p>11360.715</text:p>
          </table:table-cell>
          <table:table-cell office:value-type="float" office:value="200.715">
            <text:p>200.715</text:p>
          </table:table-cell>
        </table:table-row>
        <table:table-row table:style-name="ro2">
          <table:table-cell office:value-type="string">
            <text:p>1934-09-08 19:20 EST-0500</text:p>
          </table:table-cell>
          <table:table-cell office:value-type="string">
            <text:p>Sat</text:p>
          </table:table-cell>
          <table:table-cell office:value-type="float" office:value="30">
            <text:p>30</text:p>
          </table:table-cell>
          <table:table-cell office:value-type="float" office:value="165.643">
            <text:p>165.64</text:p>
          </table:table-cell>
          <table:table-cell office:value-type="float" office:value="165.644">
            <text:p>165.64</text:p>
          </table:table-cell>
          <table:table-cell office:value-type="float" office:value="309.935">
            <text:p>309.94</text:p>
          </table:table-cell>
          <table:table-cell office:value-type="string">
            <text:p>15 ♍ 38' 35"</text:p>
          </table:table-cell>
          <table:table-cell office:value-type="string">
            <text:p>15 ♍ 38' 37"</text:p>
          </table:table-cell>
          <table:table-cell office:value-type="string">
            <text:p><text:s/>9 ♒ 56' 05"</text:p>
          </table:table-cell>
          <table:table-cell office:value-type="float" office:value="5.663">
            <text:p>5.663</text:p>
          </table:table-cell>
          <table:table-cell office:value-type="float" office:value="2.866">
            <text:p>2.866</text:p>
          </table:table-cell>
          <table:table-cell office:value-type="float" office:value="-3.033">
            <text:p>-3.033</text:p>
          </table:table-cell>
          <table:table-cell office:value-type="float" office:value="138045.644">
            <text:p>138045.644</text:p>
          </table:table-cell>
          <table:table-cell office:value-type="float" office:value="10605.643">
            <text:p>10605.643</text:p>
          </table:table-cell>
          <table:table-cell office:value-type="float" office:value="-410.065">
            <text:p>-410.065</text:p>
          </table:table-cell>
          <table:table-cell office:value-type="float" office:value="127800.001">
            <text:p>127800.001</text:p>
          </table:table-cell>
          <table:table-cell office:value-type="float" office:value="355.0000027778">
            <text:p>355.0000027778</text:p>
          </table:table-cell>
          <table:table-cell office:value-type="float" office:value="0.001">
            <text:p>0.001</text:p>
          </table:table-cell>
          <table:table-cell office:value-type="float" office:value="30">
            <text:p>30</text:p>
          </table:table-cell>
          <table:table-cell office:value-type="float" office:value="138815.709">
            <text:p>138815.709</text:p>
          </table:table-cell>
          <table:table-cell office:value-type="float" office:value="215.709">
            <text:p>215.709</text:p>
          </table:table-cell>
          <table:table-cell office:value-type="float" office:value="11375.708">
            <text:p>11375.708</text:p>
          </table:table-cell>
          <table:table-cell office:value-type="float" office:value="215.708">
            <text:p>215.708</text:p>
          </table:table-cell>
        </table:table-row>
        <table:table-row table:style-name="ro2">
          <table:table-cell office:value-type="string">
            <text:p>1934-09-22 23:19 EST-0500</text:p>
          </table:table-cell>
          <table:table-cell office:value-type="string">
            <text:p>Sat</text:p>
          </table:table-cell>
          <table:table-cell office:value-type="float" office:value="15">
            <text:p>15</text:p>
          </table:table-cell>
          <table:table-cell office:value-type="float" office:value="179.458">
            <text:p>179.46</text:p>
          </table:table-cell>
          <table:table-cell office:value-type="float" office:value="359.463">
            <text:p>359.46</text:p>
          </table:table-cell>
          <table:table-cell office:value-type="float" office:value="309.191">
            <text:p>309.19</text:p>
          </table:table-cell>
          <table:table-cell office:value-type="string">
            <text:p>29 ♍ 27' 30"</text:p>
          </table:table-cell>
          <table:table-cell office:value-type="string">
            <text:p>29 ♓ 27' 47"</text:p>
          </table:table-cell>
          <table:table-cell office:value-type="string">
            <text:p><text:s/>9 ♒ 11' 29"</text:p>
          </table:table-cell>
          <table:table-cell office:value-type="float" office:value="0.216">
            <text:p>0.216</text:p>
          </table:table-cell>
          <table:table-cell office:value-type="float" office:value="3.402">
            <text:p>3.402</text:p>
          </table:table-cell>
          <table:table-cell office:value-type="float" office:value="3.942">
            <text:p>3.942</text:p>
          </table:table-cell>
          <table:table-cell office:value-type="float" office:value="138239.463">
            <text:p>138239.463</text:p>
          </table:table-cell>
          <table:table-cell office:value-type="float" office:value="10619.458">
            <text:p>10619.458</text:p>
          </table:table-cell>
          <table:table-cell office:value-type="float" office:value="-410.809">
            <text:p>-410.809</text:p>
          </table:table-cell>
          <table:table-cell office:value-type="float" office:value="127980.005">
            <text:p>127980.005</text:p>
          </table:table-cell>
          <table:table-cell office:value-type="float" office:value="355.5000138889">
            <text:p>355.5000138889</text:p>
          </table:table-cell>
          <table:table-cell office:value-type="float" office:value="180.005">
            <text:p>180.005</text:p>
          </table:table-cell>
          <table:table-cell office:value-type="float" office:value="15">
            <text:p>15</text:p>
          </table:table-cell>
          <table:table-cell office:value-type="float" office:value="139010.272">
            <text:p>139010.272</text:p>
          </table:table-cell>
          <table:table-cell office:value-type="float" office:value="50.272">
            <text:p>50.272</text:p>
          </table:table-cell>
          <table:table-cell office:value-type="float" office:value="11390.267">
            <text:p>11390.267</text:p>
          </table:table-cell>
          <table:table-cell office:value-type="float" office:value="230.267">
            <text:p>230.267</text:p>
          </table:table-cell>
        </table:table-row>
        <table:table-row table:style-name="ro2">
          <table:table-cell office:value-type="string">
            <text:p>1934-10-08 10:06 EST-0500</text:p>
          </table:table-cell>
          <table:table-cell office:value-type="string">
            <text:p>Mon</text:p>
          </table:table-cell>
          <table:table-cell office:value-type="float" office:value="30">
            <text:p>30</text:p>
          </table:table-cell>
          <table:table-cell office:value-type="float" office:value="194.65">
            <text:p>194.65</text:p>
          </table:table-cell>
          <table:table-cell office:value-type="float" office:value="194.654">
            <text:p>194.65</text:p>
          </table:table-cell>
          <table:table-cell office:value-type="float" office:value="307.982">
            <text:p>307.98</text:p>
          </table:table-cell>
          <table:table-cell office:value-type="string">
            <text:p>14 ♎ 38' 58"</text:p>
          </table:table-cell>
          <table:table-cell office:value-type="string">
            <text:p>14 ♎ 39' 16"</text:p>
          </table:table-cell>
          <table:table-cell office:value-type="string">
            <text:p><text:s/>7 ♒ 58' 55"</text:p>
          </table:table-cell>
          <table:table-cell office:value-type="float" office:value="-5.776">
            <text:p>-5.776</text:p>
          </table:table-cell>
          <table:table-cell office:value-type="float" office:value="-10.045">
            <text:p>-10.045</text:p>
          </table:table-cell>
          <table:table-cell office:value-type="float" office:value="-4.632">
            <text:p>-4.632</text:p>
          </table:table-cell>
          <table:table-cell office:value-type="float" office:value="138434.654">
            <text:p>138434.654</text:p>
          </table:table-cell>
          <table:table-cell office:value-type="float" office:value="10634.65">
            <text:p>10634.65</text:p>
          </table:table-cell>
          <table:table-cell office:value-type="float" office:value="-412.018">
            <text:p>-412.018</text:p>
          </table:table-cell>
          <table:table-cell office:value-type="float" office:value="128160.004">
            <text:p>128160.004</text:p>
          </table:table-cell>
          <table:table-cell office:value-type="float" office:value="356.0000111111">
            <text:p>356.0000111111</text:p>
          </table:table-cell>
          <table:table-cell office:value-type="float" office:value="0.004">
            <text:p>0.004</text:p>
          </table:table-cell>
          <table:table-cell office:value-type="float" office:value="30">
            <text:p>30</text:p>
          </table:table-cell>
          <table:table-cell office:value-type="float" office:value="139206.672">
            <text:p>139206.672</text:p>
          </table:table-cell>
          <table:table-cell office:value-type="float" office:value="246.672">
            <text:p>246.672</text:p>
          </table:table-cell>
          <table:table-cell office:value-type="float" office:value="11406.668">
            <text:p>11406.668</text:p>
          </table:table-cell>
          <table:table-cell office:value-type="float" office:value="246.668">
            <text:p>246.668</text:p>
          </table:table-cell>
        </table:table-row>
        <table:table-row table:style-name="ro2">
          <table:table-cell office:value-type="string">
            <text:p>1934-10-22 10:01 EST-0500</text:p>
          </table:table-cell>
          <table:table-cell office:value-type="string">
            <text:p>Mon</text:p>
          </table:table-cell>
          <table:table-cell office:value-type="float" office:value="15">
            <text:p>15</text:p>
          </table:table-cell>
          <table:table-cell office:value-type="float" office:value="208.53">
            <text:p>208.53</text:p>
          </table:table-cell>
          <table:table-cell office:value-type="float" office:value="28.532">
            <text:p>28.53</text:p>
          </table:table-cell>
          <table:table-cell office:value-type="float" office:value="306.526">
            <text:p>306.53</text:p>
          </table:table-cell>
          <table:table-cell office:value-type="string">
            <text:p>28 ♎ 31' 48"</text:p>
          </table:table-cell>
          <table:table-cell office:value-type="string">
            <text:p>28 ♈ 31' 55"</text:p>
          </table:table-cell>
          <table:table-cell office:value-type="string">
            <text:p><text:s/>6 ♒ 31' 33"</text:p>
          </table:table-cell>
          <table:table-cell office:value-type="float" office:value="-10.956">
            <text:p>-10.956</text:p>
          </table:table-cell>
          <table:table-cell office:value-type="float" office:value="15.586">
            <text:p>15.586</text:p>
          </table:table-cell>
          <table:table-cell office:value-type="float" office:value="4.96">
            <text:p>4.96</text:p>
          </table:table-cell>
          <table:table-cell office:value-type="float" office:value="138628.532">
            <text:p>138628.532</text:p>
          </table:table-cell>
          <table:table-cell office:value-type="float" office:value="10648.53">
            <text:p>10648.53</text:p>
          </table:table-cell>
          <table:table-cell office:value-type="float" office:value="-413.474">
            <text:p>-413.474</text:p>
          </table:table-cell>
          <table:table-cell office:value-type="float" office:value="128340.002">
            <text:p>128340.002</text:p>
          </table:table-cell>
          <table:table-cell office:value-type="float" office:value="356.5000055556">
            <text:p>356.5000055556</text:p>
          </table:table-cell>
          <table:table-cell office:value-type="float" office:value="180.002">
            <text:p>180.002</text:p>
          </table:table-cell>
          <table:table-cell office:value-type="float" office:value="15">
            <text:p>15</text:p>
          </table:table-cell>
          <table:table-cell office:value-type="float" office:value="139402.006">
            <text:p>139402.006</text:p>
          </table:table-cell>
          <table:table-cell office:value-type="float" office:value="82.006">
            <text:p>82.006</text:p>
          </table:table-cell>
          <table:table-cell office:value-type="float" office:value="11422.004">
            <text:p>11422.004</text:p>
          </table:table-cell>
          <table:table-cell office:value-type="float" office:value="262.004">
            <text:p>262.004</text:p>
          </table:table-cell>
        </table:table-row>
        <table:table-row table:style-name="ro2">
          <table:table-cell office:value-type="string">
            <text:p>1934-11-06 23:44 EST-0500</text:p>
          </table:table-cell>
          <table:table-cell office:value-type="string">
            <text:p>Tue</text:p>
          </table:table-cell>
          <table:table-cell office:value-type="float" office:value="30">
            <text:p>30</text:p>
          </table:table-cell>
          <table:table-cell office:value-type="float" office:value="224.097">
            <text:p>224.10</text:p>
          </table:table-cell>
          <table:table-cell office:value-type="float" office:value="224.1">
            <text:p>224.10</text:p>
          </table:table-cell>
          <table:table-cell office:value-type="float" office:value="304.743">
            <text:p>304.74</text:p>
          </table:table-cell>
          <table:table-cell office:value-type="string">
            <text:p>14 ♏ 05' 50"</text:p>
          </table:table-cell>
          <table:table-cell office:value-type="string">
            <text:p>14 ♏ 06' 01"</text:p>
          </table:table-cell>
          <table:table-cell office:value-type="string">
            <text:p><text:s/>4 ♒ 44' 34"</text:p>
          </table:table-cell>
          <table:table-cell office:value-type="float" office:value="-16.076">
            <text:p>-16.076</text:p>
          </table:table-cell>
          <table:table-cell office:value-type="float" office:value="-20.79">
            <text:p>-20.79</text:p>
          </table:table-cell>
          <table:table-cell office:value-type="float" office:value="-4.943">
            <text:p>-4.943</text:p>
          </table:table-cell>
          <table:table-cell office:value-type="float" office:value="138824.1">
            <text:p>138824.1</text:p>
          </table:table-cell>
          <table:table-cell office:value-type="float" office:value="10664.097">
            <text:p>10664.097</text:p>
          </table:table-cell>
          <table:table-cell office:value-type="float" office:value="-415.257">
            <text:p>-415.257</text:p>
          </table:table-cell>
          <table:table-cell office:value-type="float" office:value="128520.003">
            <text:p>128520.003</text:p>
          </table:table-cell>
          <table:table-cell office:value-type="float" office:value="357.0000083333">
            <text:p>357.0000083333</text:p>
          </table:table-cell>
          <table:table-cell office:value-type="float" office:value="0.003">
            <text:p>0.003</text:p>
          </table:table-cell>
          <table:table-cell office:value-type="float" office:value="30">
            <text:p>30</text:p>
          </table:table-cell>
          <table:table-cell office:value-type="float" office:value="139599.357">
            <text:p>139599.357</text:p>
          </table:table-cell>
          <table:table-cell office:value-type="float" office:value="279.357">
            <text:p>279.357</text:p>
          </table:table-cell>
          <table:table-cell office:value-type="float" office:value="11439.354">
            <text:p>11439.354</text:p>
          </table:table-cell>
          <table:table-cell office:value-type="float" office:value="279.354">
            <text:p>279.354</text:p>
          </table:table-cell>
        </table:table-row>
        <table:table-row table:style-name="ro2">
          <table:table-cell office:value-type="string">
            <text:p>1934-11-20 23:26 EST-0500</text:p>
          </table:table-cell>
          <table:table-cell office:value-type="string">
            <text:p>Tue</text:p>
          </table:table-cell>
          <table:table-cell office:value-type="float" office:value="15">
            <text:p>15</text:p>
          </table:table-cell>
          <table:table-cell office:value-type="float" office:value="238.184">
            <text:p>238.18</text:p>
          </table:table-cell>
          <table:table-cell office:value-type="float" office:value="58.184">
            <text:p>58.18</text:p>
          </table:table-cell>
          <table:table-cell office:value-type="float" office:value="303.284">
            <text:p>303.28</text:p>
          </table:table-cell>
          <table:table-cell office:value-type="string">
            <text:p>28 ♏ 11' 01"</text:p>
          </table:table-cell>
          <table:table-cell office:value-type="string">
            <text:p>28 ♉ 11' 03"</text:p>
          </table:table-cell>
          <table:table-cell office:value-type="string">
            <text:p><text:s/>3 ♒ 17' 01"</text:p>
          </table:table-cell>
          <table:table-cell office:value-type="float" office:value="-19.764">
            <text:p>-19.764</text:p>
          </table:table-cell>
          <table:table-cell office:value-type="float" office:value="24.226">
            <text:p>24.226</text:p>
          </table:table-cell>
          <table:table-cell office:value-type="float" office:value="4.581">
            <text:p>4.581</text:p>
          </table:table-cell>
          <table:table-cell office:value-type="float" office:value="139018.184">
            <text:p>139018.184</text:p>
          </table:table-cell>
          <table:table-cell office:value-type="float" office:value="10678.184">
            <text:p>10678.184</text:p>
          </table:table-cell>
          <table:table-cell office:value-type="float" office:value="-416.716">
            <text:p>-416.716</text:p>
          </table:table-cell>
          <table:table-cell office:value-type="float" office:value="128700">
            <text:p>128700</text:p>
          </table:table-cell>
          <table:table-cell office:value-type="float" office:value="357.5">
            <text:p>357.5</text:p>
          </table:table-cell>
          <table:table-cell office:value-type="float" office:value="180">
            <text:p>180</text:p>
          </table:table-cell>
          <table:table-cell office:value-type="float" office:value="15">
            <text:p>15</text:p>
          </table:table-cell>
          <table:table-cell office:value-type="float" office:value="139794.9">
            <text:p>139794.9</text:p>
          </table:table-cell>
          <table:table-cell office:value-type="float" office:value="114.9">
            <text:p>114.9</text:p>
          </table:table-cell>
          <table:table-cell office:value-type="float" office:value="11454.9">
            <text:p>11454.9</text:p>
          </table:table-cell>
          <table:table-cell office:value-type="float" office:value="294.9">
            <text:p>294.9</text:p>
          </table:table-cell>
        </table:table-row>
        <table:table-row table:style-name="ro2">
          <table:table-cell office:value-type="string">
            <text:p>1934-12-06 12:26 EST-0500</text:p>
          </table:table-cell>
          <table:table-cell office:value-type="string">
            <text:p>Thu</text:p>
          </table:table-cell>
          <table:table-cell office:value-type="float" office:value="30">
            <text:p>30</text:p>
          </table:table-cell>
          <table:table-cell office:value-type="float" office:value="253.926">
            <text:p>253.93</text:p>
          </table:table-cell>
          <table:table-cell office:value-type="float" office:value="253.931">
            <text:p>253.93</text:p>
          </table:table-cell>
          <table:table-cell office:value-type="float" office:value="302.062">
            <text:p>302.06</text:p>
          </table:table-cell>
          <table:table-cell office:value-type="string">
            <text:p>13 ♐ 55' 33"</text:p>
          </table:table-cell>
          <table:table-cell office:value-type="string">
            <text:p>13 ♐ 55' 50"</text:p>
          </table:table-cell>
          <table:table-cell office:value-type="string">
            <text:p><text:s/>2 ♒ 03' 42"</text:p>
          </table:table-cell>
          <table:table-cell office:value-type="float" office:value="-22.481">
            <text:p>-22.481</text:p>
          </table:table-cell>
          <table:table-cell office:value-type="float" office:value="-26.278">
            <text:p>-26.278</text:p>
          </table:table-cell>
          <table:table-cell office:value-type="float" office:value="-3.824">
            <text:p>-3.824</text:p>
          </table:table-cell>
          <table:table-cell office:value-type="float" office:value="139213.931">
            <text:p>139213.931</text:p>
          </table:table-cell>
          <table:table-cell office:value-type="float" office:value="10693.926">
            <text:p>10693.926</text:p>
          </table:table-cell>
          <table:table-cell office:value-type="float" office:value="-417.938">
            <text:p>-417.938</text:p>
          </table:table-cell>
          <table:table-cell office:value-type="float" office:value="128880.005">
            <text:p>128880.005</text:p>
          </table:table-cell>
          <table:table-cell office:value-type="float" office:value="358.0000138889">
            <text:p>358.0000138889</text:p>
          </table:table-cell>
          <table:table-cell office:value-type="float" office:value="0.005">
            <text:p>0.005</text:p>
          </table:table-cell>
          <table:table-cell office:value-type="float" office:value="30">
            <text:p>30</text:p>
          </table:table-cell>
          <table:table-cell office:value-type="float" office:value="139991.869">
            <text:p>139991.869</text:p>
          </table:table-cell>
          <table:table-cell office:value-type="float" office:value="311.869">
            <text:p>311.869</text:p>
          </table:table-cell>
          <table:table-cell office:value-type="float" office:value="11471.864">
            <text:p>11471.864</text:p>
          </table:table-cell>
          <table:table-cell office:value-type="float" office:value="311.864">
            <text:p>311.864</text:p>
          </table:table-cell>
        </table:table-row>
        <table:table-row table:style-name="ro2">
          <table:table-cell office:value-type="string">
            <text:p>1934-12-20 15:54 EST-0500</text:p>
          </table:table-cell>
          <table:table-cell office:value-type="string">
            <text:p>Thu</text:p>
          </table:table-cell>
          <table:table-cell office:value-type="float" office:value="15">
            <text:p>15</text:p>
          </table:table-cell>
          <table:table-cell office:value-type="float" office:value="268.312">
            <text:p>268.31</text:p>
          </table:table-cell>
          <table:table-cell office:value-type="float" office:value="88.314">
            <text:p>88.31</text:p>
          </table:table-cell>
          <table:table-cell office:value-type="float" office:value="301.354">
            <text:p>301.35</text:p>
          </table:table-cell>
          <table:table-cell office:value-type="string">
            <text:p>28 ♐ 18' 43"</text:p>
          </table:table-cell>
          <table:table-cell office:value-type="string">
            <text:p>28 ♊ 18' 49"</text:p>
          </table:table-cell>
          <table:table-cell office:value-type="string">
            <text:p><text:s/>1 ♒ 21' 16"</text:p>
          </table:table-cell>
          <table:table-cell office:value-type="float" office:value="-23.438">
            <text:p>-23.438</text:p>
          </table:table-cell>
          <table:table-cell office:value-type="float" office:value="26.279">
            <text:p>26.279</text:p>
          </table:table-cell>
          <table:table-cell office:value-type="float" office:value="2.841">
            <text:p>2.841</text:p>
          </table:table-cell>
          <table:table-cell office:value-type="float" office:value="139408.314">
            <text:p>139408.314</text:p>
          </table:table-cell>
          <table:table-cell office:value-type="float" office:value="10708.312">
            <text:p>10708.312</text:p>
          </table:table-cell>
          <table:table-cell office:value-type="float" office:value="-418.646">
            <text:p>-418.646</text:p>
          </table:table-cell>
          <table:table-cell office:value-type="float" office:value="129060.002">
            <text:p>129060.002</text:p>
          </table:table-cell>
          <table:table-cell office:value-type="float" office:value="358.5000055556">
            <text:p>358.5000055556</text:p>
          </table:table-cell>
          <table:table-cell office:value-type="float" office:value="180.002">
            <text:p>180.002</text:p>
          </table:table-cell>
          <table:table-cell office:value-type="float" office:value="15">
            <text:p>15</text:p>
          </table:table-cell>
          <table:table-cell office:value-type="float" office:value="140186.96">
            <text:p>140186.96</text:p>
          </table:table-cell>
          <table:table-cell office:value-type="float" office:value="146.96">
            <text:p>146.96</text:p>
          </table:table-cell>
          <table:table-cell office:value-type="float" office:value="11486.958">
            <text:p>11486.958</text:p>
          </table:table-cell>
          <table:table-cell office:value-type="float" office:value="326.958">
            <text:p>326.958</text:p>
          </table:table-cell>
        </table:table-row>
        <table:table-row table:style-name="ro2">
          <table:table-cell office:value-type="string">
            <text:p>1935-01-05 00:21 EST-0500</text:p>
          </table:table-cell>
          <table:table-cell office:value-type="string">
            <text:p>Sat</text:p>
          </table:table-cell>
          <table:table-cell office:value-type="float" office:value="30">
            <text:p>30</text:p>
          </table:table-cell>
          <table:table-cell office:value-type="float" office:value="283.957">
            <text:p>283.96</text:p>
          </table:table-cell>
          <table:table-cell office:value-type="float" office:value="283.961">
            <text:p>283.96</text:p>
          </table:table-cell>
          <table:table-cell office:value-type="float" office:value="301.122">
            <text:p>301.12</text:p>
          </table:table-cell>
          <table:table-cell office:value-type="string">
            <text:p>13 ♑ 57' 24"</text:p>
          </table:table-cell>
          <table:table-cell office:value-type="string">
            <text:p>13 ♑ 57' 39"</text:p>
          </table:table-cell>
          <table:table-cell office:value-type="string">
            <text:p><text:s/>1 ♒ 07' 18"</text:p>
          </table:table-cell>
          <table:table-cell office:value-type="float" office:value="-22.717">
            <text:p>-22.717</text:p>
          </table:table-cell>
          <table:table-cell office:value-type="float" office:value="-24.268">
            <text:p>-24.268</text:p>
          </table:table-cell>
          <table:table-cell office:value-type="float" office:value="-1.559">
            <text:p>-1.559</text:p>
          </table:table-cell>
          <table:table-cell office:value-type="float" office:value="139603.961">
            <text:p>139603.961</text:p>
          </table:table-cell>
          <table:table-cell office:value-type="float" office:value="10723.957">
            <text:p>10723.957</text:p>
          </table:table-cell>
          <table:table-cell office:value-type="float" office:value="-418.878">
            <text:p>-418.878</text:p>
          </table:table-cell>
          <table:table-cell office:value-type="float" office:value="129240.004">
            <text:p>129240.004</text:p>
          </table:table-cell>
          <table:table-cell office:value-type="float" office:value="359.0000111111">
            <text:p>359.0000111111</text:p>
          </table:table-cell>
          <table:table-cell office:value-type="float" office:value="0.004">
            <text:p>0.004</text:p>
          </table:table-cell>
          <table:table-cell office:value-type="float" office:value="30">
            <text:p>30</text:p>
          </table:table-cell>
          <table:table-cell office:value-type="float" office:value="140382.839">
            <text:p>140382.839</text:p>
          </table:table-cell>
          <table:table-cell office:value-type="float" office:value="342.839">
            <text:p>342.839</text:p>
          </table:table-cell>
          <table:table-cell office:value-type="float" office:value="11502.835">
            <text:p>11502.835</text:p>
          </table:table-cell>
          <table:table-cell office:value-type="float" office:value="342.835">
            <text:p>342.835</text:p>
          </table:table-cell>
        </table:table-row>
        <table:table-row table:style-name="ro2">
          <table:table-cell office:value-type="string">
            <text:p>1935-01-19 10:45 EST-0500</text:p>
          </table:table-cell>
          <table:table-cell office:value-type="string">
            <text:p>Sat</text:p>
          </table:table-cell>
          <table:table-cell office:value-type="float" office:value="15">
            <text:p>15</text:p>
          </table:table-cell>
          <table:table-cell office:value-type="float" office:value="298.661">
            <text:p>298.66</text:p>
          </table:table-cell>
          <table:table-cell office:value-type="float" office:value="118.666">
            <text:p>118.67</text:p>
          </table:table-cell>
          <table:table-cell office:value-type="float" office:value="301.103">
            <text:p>301.10</text:p>
          </table:table-cell>
          <table:table-cell office:value-type="string">
            <text:p>28 ♑ 39' 41"</text:p>
          </table:table-cell>
          <table:table-cell office:value-type="string">
            <text:p>28 ♋ 39' 55"</text:p>
          </table:table-cell>
          <table:table-cell office:value-type="string">
            <text:p><text:s/>1 ♒ 06' 09"</text:p>
          </table:table-cell>
          <table:table-cell office:value-type="float" office:value="-20.437">
            <text:p>-20.437</text:p>
          </table:table-cell>
          <table:table-cell office:value-type="float" office:value="20.657">
            <text:p>20.657</text:p>
          </table:table-cell>
          <table:table-cell office:value-type="float" office:value="0.226">
            <text:p>0.226</text:p>
          </table:table-cell>
          <table:table-cell office:value-type="float" office:value="139798.666">
            <text:p>139798.666</text:p>
          </table:table-cell>
          <table:table-cell office:value-type="float" office:value="10738.661">
            <text:p>10738.661</text:p>
          </table:table-cell>
          <table:table-cell office:value-type="float" office:value="-418.897">
            <text:p>-418.897</text:p>
          </table:table-cell>
          <table:table-cell office:value-type="float" office:value="129420.005">
            <text:p>129420.005</text:p>
          </table:table-cell>
          <table:table-cell office:value-type="float" office:value="359.5000138889">
            <text:p>359.5000138889</text:p>
          </table:table-cell>
          <table:table-cell office:value-type="float" office:value="180.005">
            <text:p>180.005</text:p>
          </table:table-cell>
          <table:table-cell office:value-type="float" office:value="15">
            <text:p>15</text:p>
          </table:table-cell>
          <table:table-cell office:value-type="float" office:value="140577.563">
            <text:p>140577.563</text:p>
          </table:table-cell>
          <table:table-cell office:value-type="float" office:value="177.563">
            <text:p>177.563</text:p>
          </table:table-cell>
          <table:table-cell office:value-type="float" office:value="11517.558">
            <text:p>11517.558</text:p>
          </table:table-cell>
          <table:table-cell office:value-type="float" office:value="357.558">
            <text:p>357.558</text:p>
          </table:table-cell>
        </table:table-row>
        <table:table-row table:style-name="ro2">
          <table:table-cell office:value-type="string">
            <text:p>1935-02-03 11:28 EST-0500</text:p>
          </table:table-cell>
          <table:table-cell office:value-type="string">
            <text:p>Sun</text:p>
          </table:table-cell>
          <table:table-cell office:value-type="float" office:value="30">
            <text:p>30</text:p>
          </table:table-cell>
          <table:table-cell office:value-type="float" office:value="313.935">
            <text:p>313.94</text:p>
          </table:table-cell>
          <table:table-cell office:value-type="float" office:value="313.94">
            <text:p>313.94</text:p>
          </table:table-cell>
          <table:table-cell office:value-type="float" office:value="301.133">
            <text:p>301.13</text:p>
          </table:table-cell>
          <table:table-cell office:value-type="string">
            <text:p>13 ♒ 56' 05"</text:p>
          </table:table-cell>
          <table:table-cell office:value-type="string">
            <text:p>13 ♒ 56' 22"</text:p>
          </table:table-cell>
          <table:table-cell office:value-type="string">
            <text:p><text:s/>1 ♒ 07' 58"</text:p>
          </table:table-cell>
          <table:table-cell office:value-type="float" office:value="-16.652">
            <text:p>-16.652</text:p>
          </table:table-cell>
          <table:table-cell office:value-type="float" office:value="-15.526">
            <text:p>-15.526</text:p>
          </table:table-cell>
          <table:table-cell office:value-type="float" office:value="1.174">
            <text:p>1.174</text:p>
          </table:table-cell>
          <table:table-cell office:value-type="float" office:value="139993.94">
            <text:p>139993.94</text:p>
          </table:table-cell>
          <table:table-cell office:value-type="float" office:value="10753.935">
            <text:p>10753.935</text:p>
          </table:table-cell>
          <table:table-cell office:value-type="float" office:value="-418.867">
            <text:p>-418.867</text:p>
          </table:table-cell>
          <table:table-cell office:value-type="float" office:value="129600.005">
            <text:p>129600.005</text:p>
          </table:table-cell>
          <table:table-cell office:value-type="float" office:value="360.0000138889">
            <text:p>360.0000138889</text:p>
          </table:table-cell>
          <table:table-cell office:value-type="float" office:value="0.005">
            <text:p>0.005</text:p>
          </table:table-cell>
          <table:table-cell office:value-type="float" office:value="30">
            <text:p>30</text:p>
          </table:table-cell>
          <table:table-cell office:value-type="float" office:value="140772.807">
            <text:p>140772.807</text:p>
          </table:table-cell>
          <table:table-cell office:value-type="float" office:value="12.807">
            <text:p>12.807</text:p>
          </table:table-cell>
          <table:table-cell office:value-type="float" office:value="11532.802">
            <text:p>11532.802</text:p>
          </table:table-cell>
          <table:table-cell office:value-type="float" office:value="12.802">
            <text:p>12.802</text:p>
          </table:table-cell>
        </table:table-row>
        <table:table-row table:style-name="ro2">
          <table:table-cell office:value-type="string">
            <text:p>1935-02-18 06:18 EST-0500</text:p>
          </table:table-cell>
          <table:table-cell office:value-type="string">
            <text:p>Mon</text:p>
          </table:table-cell>
          <table:table-cell office:value-type="float" office:value="15">
            <text:p>15</text:p>
          </table:table-cell>
          <table:table-cell office:value-type="float" office:value="328.89">
            <text:p>328.89</text:p>
          </table:table-cell>
          <table:table-cell office:value-type="float" office:value="148.894">
            <text:p>148.89</text:p>
          </table:table-cell>
          <table:table-cell office:value-type="float" office:value="301.015">
            <text:p>301.02</text:p>
          </table:table-cell>
          <table:table-cell office:value-type="string">
            <text:p>28 ♒ 53' 24"</text:p>
          </table:table-cell>
          <table:table-cell office:value-type="string">
            <text:p>28 ♌ 53' 37"</text:p>
          </table:table-cell>
          <table:table-cell office:value-type="string">
            <text:p><text:s/>1 ♒ 00' 53"</text:p>
          </table:table-cell>
          <table:table-cell office:value-type="float" office:value="-11.865">
            <text:p>-11.865</text:p>
          </table:table-cell>
          <table:table-cell office:value-type="float" office:value="9.567">
            <text:p>9.567</text:p>
          </table:table-cell>
          <table:table-cell office:value-type="float" office:value="-2.449">
            <text:p>-2.449</text:p>
          </table:table-cell>
          <table:table-cell office:value-type="float" office:value="140188.894">
            <text:p>140188.894</text:p>
          </table:table-cell>
          <table:table-cell office:value-type="float" office:value="10768.89">
            <text:p>10768.89</text:p>
          </table:table-cell>
          <table:table-cell office:value-type="float" office:value="-418.985">
            <text:p>-418.985</text:p>
          </table:table-cell>
          <table:table-cell office:value-type="float" office:value="129780.004">
            <text:p>129780.004</text:p>
          </table:table-cell>
          <table:table-cell office:value-type="float" office:value="360.5000111111">
            <text:p>360.5000111111</text:p>
          </table:table-cell>
          <table:table-cell office:value-type="float" office:value="180.004">
            <text:p>180.004</text:p>
          </table:table-cell>
          <table:table-cell office:value-type="float" office:value="15">
            <text:p>15</text:p>
          </table:table-cell>
          <table:table-cell office:value-type="float" office:value="140967.879">
            <text:p>140967.879</text:p>
          </table:table-cell>
          <table:table-cell office:value-type="float" office:value="207.879">
            <text:p>207.879</text:p>
          </table:table-cell>
          <table:table-cell office:value-type="float" office:value="11547.875">
            <text:p>11547.875</text:p>
          </table:table-cell>
          <table:table-cell office:value-type="float" office:value="27.875">
            <text:p>27.875</text:p>
          </table:table-cell>
        </table:table-row>
        <table:table-row table:style-name="ro2">
          <table:table-cell office:value-type="string">
            <text:p>1935-03-04 21:41 EST-0500</text:p>
          </table:table-cell>
          <table:table-cell office:value-type="string">
            <text:p>Mon</text:p>
          </table:table-cell>
          <table:table-cell office:value-type="float" office:value="30">
            <text:p>30</text:p>
          </table:table-cell>
          <table:table-cell office:value-type="float" office:value="343.608">
            <text:p>343.61</text:p>
          </table:table-cell>
          <table:table-cell office:value-type="float" office:value="343.614">
            <text:p>343.61</text:p>
          </table:table-cell>
          <table:table-cell office:value-type="float" office:value="300.406">
            <text:p>300.41</text:p>
          </table:table-cell>
          <table:table-cell office:value-type="string">
            <text:p>13 ♓ 36' 30"</text:p>
          </table:table-cell>
          <table:table-cell office:value-type="string">
            <text:p>13 ♓ 36' 50"</text:p>
          </table:table-cell>
          <table:table-cell office:value-type="string">
            <text:p><text:s/>0 ♒ 24' 23"</text:p>
          </table:table-cell>
          <table:table-cell office:value-type="float" office:value="-6.448">
            <text:p>-6.448</text:p>
          </table:table-cell>
          <table:table-cell office:value-type="float" office:value="-3.18">
            <text:p>-3.18</text:p>
          </table:table-cell>
          <table:table-cell office:value-type="float" office:value="3.536">
            <text:p>3.536</text:p>
          </table:table-cell>
          <table:table-cell office:value-type="float" office:value="140383.614">
            <text:p>140383.614</text:p>
          </table:table-cell>
          <table:table-cell office:value-type="float" office:value="10783.608">
            <text:p>10783.608</text:p>
          </table:table-cell>
          <table:table-cell office:value-type="float" office:value="-419.594">
            <text:p>-419.594</text:p>
          </table:table-cell>
          <table:table-cell office:value-type="float" office:value="129960.006">
            <text:p>129960.006</text:p>
          </table:table-cell>
          <table:table-cell office:value-type="float" office:value="361.0000166667">
            <text:p>361.0000166667</text:p>
          </table:table-cell>
          <table:table-cell office:value-type="float" office:value="0.006">
            <text:p>0.006</text:p>
          </table:table-cell>
          <table:table-cell office:value-type="float" office:value="30">
            <text:p>30</text:p>
          </table:table-cell>
          <table:table-cell office:value-type="float" office:value="141163.208">
            <text:p>141163.208</text:p>
          </table:table-cell>
          <table:table-cell office:value-type="float" office:value="43.208">
            <text:p>43.208</text:p>
          </table:table-cell>
          <table:table-cell office:value-type="float" office:value="11563.202">
            <text:p>11563.202</text:p>
          </table:table-cell>
          <table:table-cell office:value-type="float" office:value="43.202">
            <text:p>43.202</text:p>
          </table:table-cell>
        </table:table-row>
        <table:table-row table:style-name="ro2">
          <table:table-cell office:value-type="string">
            <text:p>1935-03-20 00:32 EST-0500</text:p>
          </table:table-cell>
          <table:table-cell office:value-type="string">
            <text:p>Wed</text:p>
          </table:table-cell>
          <table:table-cell office:value-type="float" office:value="15">
            <text:p>15</text:p>
          </table:table-cell>
          <table:table-cell office:value-type="float" office:value="358.692">
            <text:p>358.69</text:p>
          </table:table-cell>
          <table:table-cell office:value-type="float" office:value="178.694">
            <text:p>178.69</text:p>
          </table:table-cell>
          <table:table-cell office:value-type="float" office:value="299.429">
            <text:p>299.43</text:p>
          </table:table-cell>
          <table:table-cell office:value-type="string">
            <text:p>28 ♓ 41' 31"</text:p>
          </table:table-cell>
          <table:table-cell office:value-type="string">
            <text:p>28 ♍ 41' 39"</text:p>
          </table:table-cell>
          <table:table-cell office:value-type="string">
            <text:p>29 ♑ 25' 45"</text:p>
          </table:table-cell>
          <table:table-cell office:value-type="float" office:value="-0.521">
            <text:p>-0.521</text:p>
          </table:table-cell>
          <table:table-cell office:value-type="float" office:value="-3.48">
            <text:p>-3.48</text:p>
          </table:table-cell>
          <table:table-cell office:value-type="float" office:value="-4.36">
            <text:p>-4.36</text:p>
          </table:table-cell>
          <table:table-cell office:value-type="float" office:value="140578.694">
            <text:p>140578.694</text:p>
          </table:table-cell>
          <table:table-cell office:value-type="float" office:value="10798.692">
            <text:p>10798.692</text:p>
          </table:table-cell>
          <table:table-cell office:value-type="float" office:value="-420.571">
            <text:p>-420.571</text:p>
          </table:table-cell>
          <table:table-cell office:value-type="float" office:value="130140.002">
            <text:p>130140.002</text:p>
          </table:table-cell>
          <table:table-cell office:value-type="float" office:value="361.5000055556">
            <text:p>361.5000055556</text:p>
          </table:table-cell>
          <table:table-cell office:value-type="float" office:value="180.002">
            <text:p>180.002</text:p>
          </table:table-cell>
          <table:table-cell office:value-type="float" office:value="15">
            <text:p>15</text:p>
          </table:table-cell>
          <table:table-cell office:value-type="float" office:value="141359.265">
            <text:p>141359.265</text:p>
          </table:table-cell>
          <table:table-cell office:value-type="float" office:value="239.265">
            <text:p>239.265</text:p>
          </table:table-cell>
          <table:table-cell office:value-type="float" office:value="11579.263">
            <text:p>11579.263</text:p>
          </table:table-cell>
          <table:table-cell office:value-type="float" office:value="59.263">
            <text:p>59.263</text:p>
          </table:table-cell>
        </table:table-row>
        <table:table-row table:style-name="ro2">
          <table:table-cell office:value-type="string">
            <text:p>1935-04-03 07:11 EST-0500</text:p>
          </table:table-cell>
          <table:table-cell office:value-type="string">
            <text:p>Wed</text:p>
          </table:table-cell>
          <table:table-cell office:value-type="float" office:value="30">
            <text:p>30</text:p>
          </table:table-cell>
          <table:table-cell office:value-type="float" office:value="12.82">
            <text:p>12.82</text:p>
          </table:table-cell>
          <table:table-cell office:value-type="float" office:value="12.826">
            <text:p>12.83</text:p>
          </table:table-cell>
          <table:table-cell office:value-type="float" office:value="298.032">
            <text:p>298.03</text:p>
          </table:table-cell>
          <table:table-cell office:value-type="string">
            <text:p>12 ♈ 49' 11"</text:p>
          </table:table-cell>
          <table:table-cell office:value-type="string">
            <text:p>12 ♈ 49' 34"</text:p>
          </table:table-cell>
          <table:table-cell office:value-type="string">
            <text:p>28 ♑ 01' 56"</text:p>
          </table:table-cell>
          <table:table-cell office:value-type="float" office:value="5.066">
            <text:p>5.066</text:p>
          </table:table-cell>
          <table:table-cell office:value-type="float" office:value="9.532">
            <text:p>9.532</text:p>
          </table:table-cell>
          <table:table-cell office:value-type="float" office:value="4.85">
            <text:p>4.85</text:p>
          </table:table-cell>
          <table:table-cell office:value-type="float" office:value="140772.826">
            <text:p>140772.826</text:p>
          </table:table-cell>
          <table:table-cell office:value-type="float" office:value="10812.82">
            <text:p>10812.82</text:p>
          </table:table-cell>
          <table:table-cell office:value-type="float" office:value="-421.968">
            <text:p>-421.968</text:p>
          </table:table-cell>
          <table:table-cell office:value-type="float" office:value="130320.006">
            <text:p>130320.006</text:p>
          </table:table-cell>
          <table:table-cell office:value-type="float" office:value="362.0000166667">
            <text:p>362.0000166667</text:p>
          </table:table-cell>
          <table:table-cell office:value-type="float" office:value="0.006">
            <text:p>0.006</text:p>
          </table:table-cell>
          <table:table-cell office:value-type="float" office:value="30">
            <text:p>30</text:p>
          </table:table-cell>
          <table:table-cell office:value-type="float" office:value="141554.794">
            <text:p>141554.794</text:p>
          </table:table-cell>
          <table:table-cell office:value-type="float" office:value="74.794">
            <text:p>74.794</text:p>
          </table:table-cell>
          <table:table-cell office:value-type="float" office:value="11594.788">
            <text:p>11594.788</text:p>
          </table:table-cell>
          <table:table-cell office:value-type="float" office:value="74.788">
            <text:p>74.788</text:p>
          </table:table-cell>
        </table:table-row>
        <table:table-row table:style-name="ro2">
          <table:table-cell office:value-type="string">
            <text:p>1935-04-18 16:10 EST-0500</text:p>
          </table:table-cell>
          <table:table-cell office:value-type="string">
            <text:p>Thu</text:p>
          </table:table-cell>
          <table:table-cell office:value-type="float" office:value="15">
            <text:p>15</text:p>
          </table:table-cell>
          <table:table-cell office:value-type="float" office:value="27.905">
            <text:p>27.91</text:p>
          </table:table-cell>
          <table:table-cell office:value-type="float" office:value="207.905">
            <text:p>207.91</text:p>
          </table:table-cell>
          <table:table-cell office:value-type="float" office:value="296.346">
            <text:p>296.35</text:p>
          </table:table-cell>
          <table:table-cell office:value-type="string">
            <text:p>27 ♈ 54' 16"</text:p>
          </table:table-cell>
          <table:table-cell office:value-type="string">
            <text:p>27 ♎ 54' 18"</text:p>
          </table:table-cell>
          <table:table-cell office:value-type="string">
            <text:p>26 ♑ 20' 44"</text:p>
          </table:table-cell>
          <table:table-cell office:value-type="float" office:value="10.733">
            <text:p>10.733</text:p>
          </table:table-cell>
          <table:table-cell office:value-type="float" office:value="-15.391">
            <text:p>-15.391</text:p>
          </table:table-cell>
          <table:table-cell office:value-type="float" office:value="-4.995">
            <text:p>-4.995</text:p>
          </table:table-cell>
          <table:table-cell office:value-type="float" office:value="140967.905">
            <text:p>140967.905</text:p>
          </table:table-cell>
          <table:table-cell office:value-type="float" office:value="10827.905">
            <text:p>10827.905</text:p>
          </table:table-cell>
          <table:table-cell office:value-type="float" office:value="-423.654">
            <text:p>-423.654</text:p>
          </table:table-cell>
          <table:table-cell office:value-type="float" office:value="130500">
            <text:p>130500</text:p>
          </table:table-cell>
          <table:table-cell office:value-type="float" office:value="362.5">
            <text:p>362.5</text:p>
          </table:table-cell>
          <table:table-cell office:value-type="float" office:value="180">
            <text:p>180</text:p>
          </table:table-cell>
          <table:table-cell office:value-type="float" office:value="15">
            <text:p>15</text:p>
          </table:table-cell>
          <table:table-cell office:value-type="float" office:value="141751.559">
            <text:p>141751.559</text:p>
          </table:table-cell>
          <table:table-cell office:value-type="float" office:value="271.559">
            <text:p>271.559</text:p>
          </table:table-cell>
          <table:table-cell office:value-type="float" office:value="11611.559">
            <text:p>11611.559</text:p>
          </table:table-cell>
          <table:table-cell office:value-type="float" office:value="91.559">
            <text:p>91.559</text:p>
          </table:table-cell>
        </table:table-row>
        <table:table-row table:style-name="ro2">
          <table:table-cell office:value-type="string">
            <text:p>1935-05-02 16:37 EST-0500</text:p>
          </table:table-cell>
          <table:table-cell office:value-type="string">
            <text:p>Thu</text:p>
          </table:table-cell>
          <table:table-cell office:value-type="float" office:value="30">
            <text:p>30</text:p>
          </table:table-cell>
          <table:table-cell office:value-type="float" office:value="41.549">
            <text:p>41.55</text:p>
          </table:table-cell>
          <table:table-cell office:value-type="float" office:value="41.55">
            <text:p>41.55</text:p>
          </table:table-cell>
          <table:table-cell office:value-type="float" office:value="294.867">
            <text:p>294.87</text:p>
          </table:table-cell>
          <table:table-cell office:value-type="string">
            <text:p>11 ♉ 32' 56"</text:p>
          </table:table-cell>
          <table:table-cell office:value-type="string">
            <text:p>11 ♉ 33' 01"</text:p>
          </table:table-cell>
          <table:table-cell office:value-type="string">
            <text:p>24 ♑ 52' 01"</text:p>
          </table:table-cell>
          <table:table-cell office:value-type="float" office:value="15.304">
            <text:p>15.304</text:p>
          </table:table-cell>
          <table:table-cell office:value-type="float" office:value="19.877">
            <text:p>19.877</text:p>
          </table:table-cell>
          <table:table-cell office:value-type="float" office:value="4.814">
            <text:p>4.814</text:p>
          </table:table-cell>
          <table:table-cell office:value-type="float" office:value="141161.55">
            <text:p>141161.55</text:p>
          </table:table-cell>
          <table:table-cell office:value-type="float" office:value="10841.549">
            <text:p>10841.549</text:p>
          </table:table-cell>
          <table:table-cell office:value-type="float" office:value="-425.133">
            <text:p>-425.133</text:p>
          </table:table-cell>
          <table:table-cell office:value-type="float" office:value="130680.001">
            <text:p>130680.001</text:p>
          </table:table-cell>
          <table:table-cell office:value-type="float" office:value="363.0000027778">
            <text:p>363.0000027778</text:p>
          </table:table-cell>
          <table:table-cell office:value-type="float" office:value="0.001">
            <text:p>0.001</text:p>
          </table:table-cell>
          <table:table-cell office:value-type="float" office:value="30">
            <text:p>30</text:p>
          </table:table-cell>
          <table:table-cell office:value-type="float" office:value="141946.683">
            <text:p>141946.683</text:p>
          </table:table-cell>
          <table:table-cell office:value-type="float" office:value="106.683">
            <text:p>106.683</text:p>
          </table:table-cell>
          <table:table-cell office:value-type="float" office:value="11626.682">
            <text:p>11626.682</text:p>
          </table:table-cell>
          <table:table-cell office:value-type="float" office:value="106.682">
            <text:p>106.682</text:p>
          </table:table-cell>
        </table:table-row>
        <table:table-row table:style-name="ro2">
          <table:table-cell office:value-type="string">
            <text:p>1935-05-18 04:58 EST-0500</text:p>
          </table:table-cell>
          <table:table-cell office:value-type="string">
            <text:p>Sat</text:p>
          </table:table-cell>
          <table:table-cell office:value-type="float" office:value="15">
            <text:p>15</text:p>
          </table:table-cell>
          <table:table-cell office:value-type="float" office:value="56.541">
            <text:p>56.54</text:p>
          </table:table-cell>
          <table:table-cell office:value-type="float" office:value="236.545">
            <text:p>236.55</text:p>
          </table:table-cell>
          <table:table-cell office:value-type="float" office:value="293.473">
            <text:p>293.47</text:p>
          </table:table-cell>
          <table:table-cell office:value-type="string">
            <text:p>26 ♉ 32' 26"</text:p>
          </table:table-cell>
          <table:table-cell office:value-type="string">
            <text:p>26 ♏ 32' 40"</text:p>
          </table:table-cell>
          <table:table-cell office:value-type="string">
            <text:p>23 ♑ 28' 22"</text:p>
          </table:table-cell>
          <table:table-cell office:value-type="float" office:value="19.389">
            <text:p>19.389</text:p>
          </table:table-cell>
          <table:table-cell office:value-type="float" office:value="-23.531">
            <text:p>-23.531</text:p>
          </table:table-cell>
          <table:table-cell office:value-type="float" office:value="-4.261">
            <text:p>-4.261</text:p>
          </table:table-cell>
          <table:table-cell office:value-type="float" office:value="141356.545">
            <text:p>141356.545</text:p>
          </table:table-cell>
          <table:table-cell office:value-type="float" office:value="10856.541">
            <text:p>10856.541</text:p>
          </table:table-cell>
          <table:table-cell office:value-type="float" office:value="-426.527">
            <text:p>-426.527</text:p>
          </table:table-cell>
          <table:table-cell office:value-type="float" office:value="130860.004">
            <text:p>130860.004</text:p>
          </table:table-cell>
          <table:table-cell office:value-type="float" office:value="363.5000111111">
            <text:p>363.5000111111</text:p>
          </table:table-cell>
          <table:table-cell office:value-type="float" office:value="180.004">
            <text:p>180.004</text:p>
          </table:table-cell>
          <table:table-cell office:value-type="float" office:value="15">
            <text:p>15</text:p>
          </table:table-cell>
          <table:table-cell office:value-type="float" office:value="142143.072">
            <text:p>142143.072</text:p>
          </table:table-cell>
          <table:table-cell office:value-type="float" office:value="303.072">
            <text:p>303.072</text:p>
          </table:table-cell>
          <table:table-cell office:value-type="float" office:value="11643.068">
            <text:p>11643.068</text:p>
          </table:table-cell>
          <table:table-cell office:value-type="float" office:value="123.068">
            <text:p>123.068</text:p>
          </table:table-cell>
        </table:table-row>
        <table:table-row table:style-name="ro2">
          <table:table-cell office:value-type="string">
            <text:p>1935-06-01 02:52 EST-0500</text:p>
          </table:table-cell>
          <table:table-cell office:value-type="string">
            <text:p>Sat</text:p>
          </table:table-cell>
          <table:table-cell office:value-type="float" office:value="30">
            <text:p>30</text:p>
          </table:table-cell>
          <table:table-cell office:value-type="float" office:value="69.905">
            <text:p>69.91</text:p>
          </table:table-cell>
          <table:table-cell office:value-type="float" office:value="69.907">
            <text:p>69.91</text:p>
          </table:table-cell>
          <table:table-cell office:value-type="float" office:value="292.629">
            <text:p>292.63</text:p>
          </table:table-cell>
          <table:table-cell office:value-type="string">
            <text:p><text:s/>9 ♊ 54' 16"</text:p>
          </table:table-cell>
          <table:table-cell office:value-type="string">
            <text:p><text:s/>9 ♊ 54' 26"</text:p>
          </table:table-cell>
          <table:table-cell office:value-type="string">
            <text:p>22 ♑ 37' 44"</text:p>
          </table:table-cell>
          <table:table-cell office:value-type="float" office:value="21.944">
            <text:p>21.944</text:p>
          </table:table-cell>
          <table:table-cell office:value-type="float" office:value="25.403">
            <text:p>25.403</text:p>
          </table:table-cell>
          <table:table-cell office:value-type="float" office:value="3.497">
            <text:p>3.497</text:p>
          </table:table-cell>
          <table:table-cell office:value-type="float" office:value="141549.907">
            <text:p>141549.907</text:p>
          </table:table-cell>
          <table:table-cell office:value-type="float" office:value="10869.905">
            <text:p>10869.905</text:p>
          </table:table-cell>
          <table:table-cell office:value-type="float" office:value="-427.371">
            <text:p>-427.371</text:p>
          </table:table-cell>
          <table:table-cell office:value-type="float" office:value="131040.002">
            <text:p>131040.002</text:p>
          </table:table-cell>
          <table:table-cell office:value-type="float" office:value="364.0000055556">
            <text:p>364.0000055556</text:p>
          </table:table-cell>
          <table:table-cell office:value-type="float" office:value="0.002">
            <text:p>0.002</text:p>
          </table:table-cell>
          <table:table-cell office:value-type="float" office:value="30">
            <text:p>30</text:p>
          </table:table-cell>
          <table:table-cell office:value-type="float" office:value="142337.278">
            <text:p>142337.278</text:p>
          </table:table-cell>
          <table:table-cell office:value-type="float" office:value="137.278">
            <text:p>137.278</text:p>
          </table:table-cell>
          <table:table-cell office:value-type="float" office:value="11657.276">
            <text:p>11657.276</text:p>
          </table:table-cell>
          <table:table-cell office:value-type="float" office:value="137.276">
            <text:p>137.276</text:p>
          </table:table-cell>
        </table:table-row>
        <table:table-row table:style-name="ro2">
          <table:table-cell office:value-type="string">
            <text:p>1935-06-16 15:21 EST-0500</text:p>
          </table:table-cell>
          <table:table-cell office:value-type="string">
            <text:p>Sun</text:p>
          </table:table-cell>
          <table:table-cell office:value-type="float" office:value="15">
            <text:p>15</text:p>
          </table:table-cell>
          <table:table-cell office:value-type="float" office:value="84.747">
            <text:p>84.75</text:p>
          </table:table-cell>
          <table:table-cell office:value-type="float" office:value="264.751">
            <text:p>264.75</text:p>
          </table:table-cell>
          <table:table-cell office:value-type="float" office:value="292.132">
            <text:p>292.13</text:p>
          </table:table-cell>
          <table:table-cell office:value-type="string">
            <text:p>24 ♊ 44' 48"</text:p>
          </table:table-cell>
          <table:table-cell office:value-type="string">
            <text:p>24 ♐ 45' 04"</text:p>
          </table:table-cell>
          <table:table-cell office:value-type="string">
            <text:p>22 ♑ 07' 54"</text:p>
          </table:table-cell>
          <table:table-cell office:value-type="float" office:value="23.344">
            <text:p>23.344</text:p>
          </table:table-cell>
          <table:table-cell office:value-type="float" office:value="-25.75">
            <text:p>-25.75</text:p>
          </table:table-cell>
          <table:table-cell office:value-type="float" office:value="-2.407">
            <text:p>-2.407</text:p>
          </table:table-cell>
          <table:table-cell office:value-type="float" office:value="141744.751">
            <text:p>141744.751</text:p>
          </table:table-cell>
          <table:table-cell office:value-type="float" office:value="10884.747">
            <text:p>10884.747</text:p>
          </table:table-cell>
          <table:table-cell office:value-type="float" office:value="-427.868">
            <text:p>-427.868</text:p>
          </table:table-cell>
          <table:table-cell office:value-type="float" office:value="131220.004">
            <text:p>131220.004</text:p>
          </table:table-cell>
          <table:table-cell office:value-type="float" office:value="364.5000111111">
            <text:p>364.5000111111</text:p>
          </table:table-cell>
          <table:table-cell office:value-type="float" office:value="180.004">
            <text:p>180.004</text:p>
          </table:table-cell>
          <table:table-cell office:value-type="float" office:value="15">
            <text:p>15</text:p>
          </table:table-cell>
          <table:table-cell office:value-type="float" office:value="142532.619">
            <text:p>142532.619</text:p>
          </table:table-cell>
          <table:table-cell office:value-type="float" office:value="332.619">
            <text:p>332.619</text:p>
          </table:table-cell>
          <table:table-cell office:value-type="float" office:value="11672.615">
            <text:p>11672.615</text:p>
          </table:table-cell>
          <table:table-cell office:value-type="float" office:value="152.615">
            <text:p>152.615</text:p>
          </table:table-cell>
        </table:table-row>
        <table:table-row table:style-name="ro2">
          <table:table-cell office:value-type="string">
            <text:p>1935-06-30 14:45 EST-0500</text:p>
          </table:table-cell>
          <table:table-cell office:value-type="string">
            <text:p>Sun</text:p>
          </table:table-cell>
          <table:table-cell office:value-type="float" office:value="30">
            <text:p>30</text:p>
          </table:table-cell>
          <table:table-cell table:number-columns-repeated="2" office:value-type="float" office:value="98.079">
            <text:p>98.08</text:p>
          </table:table-cell>
          <table:table-cell office:value-type="float" office:value="291.969">
            <text:p>291.97</text:p>
          </table:table-cell>
          <table:table-cell office:value-type="string">
            <text:p><text:s/>8 ♋ 04' 42"</text:p>
          </table:table-cell>
          <table:table-cell office:value-type="string">
            <text:p><text:s/>8 ♋ 04' 46"</text:p>
          </table:table-cell>
          <table:table-cell office:value-type="string">
            <text:p>21 ♑ 58' 08"</text:p>
          </table:table-cell>
          <table:table-cell office:value-type="float" office:value="23.202">
            <text:p>23.202</text:p>
          </table:table-cell>
          <table:table-cell office:value-type="float" office:value="24.467">
            <text:p>24.467</text:p>
          </table:table-cell>
          <table:table-cell office:value-type="float" office:value="1.268">
            <text:p>1.268</text:p>
          </table:table-cell>
          <table:table-cell office:value-type="float" office:value="141938.079">
            <text:p>141938.079</text:p>
          </table:table-cell>
          <table:table-cell office:value-type="float" office:value="10898.079">
            <text:p>10898.079</text:p>
          </table:table-cell>
          <table:table-cell office:value-type="float" office:value="-428.031">
            <text:p>-428.031</text:p>
          </table:table-cell>
          <table:table-cell office:value-type="float" office:value="131400">
            <text:p>131400</text:p>
          </table:table-cell>
          <table:table-cell office:value-type="float" office:value="365">
            <text:p>36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42726.11">
            <text:p>142726.11</text:p>
          </table:table-cell>
          <table:table-cell office:value-type="float" office:value="166.11">
            <text:p>166.11</text:p>
          </table:table-cell>
          <table:table-cell office:value-type="float" office:value="11686.11">
            <text:p>11686.11</text:p>
          </table:table-cell>
          <table:table-cell office:value-type="float" office:value="166.11">
            <text:p>166.11</text:p>
          </table:table-cell>
        </table:table-row>
        <table:table-row table:style-name="ro2">
          <table:table-cell office:value-type="string">
            <text:p>1935-07-16 00:01 EST-0500</text:p>
          </table:table-cell>
          <table:table-cell office:value-type="string">
            <text:p>Tue</text:p>
          </table:table-cell>
          <table:table-cell office:value-type="float" office:value="15">
            <text:p>15</text:p>
          </table:table-cell>
          <table:table-cell office:value-type="float" office:value="112.749">
            <text:p>112.75</text:p>
          </table:table-cell>
          <table:table-cell office:value-type="float" office:value="292.753">
            <text:p>292.75</text:p>
          </table:table-cell>
          <table:table-cell office:value-type="float" office:value="292.012">
            <text:p>292.01</text:p>
          </table:table-cell>
          <table:table-cell office:value-type="string">
            <text:p>22 ♋ 44' 56"</text:p>
          </table:table-cell>
          <table:table-cell office:value-type="string">
            <text:p>22 ♑ 45' 12"</text:p>
          </table:table-cell>
          <table:table-cell office:value-type="string">
            <text:p>22 ♑ 00' 42"</text:p>
          </table:table-cell>
          <table:table-cell office:value-type="float" office:value="21.529">
            <text:p>21.529</text:p>
          </table:table-cell>
          <table:table-cell office:value-type="float" office:value="-21.46">
            <text:p>-21.46</text:p>
          </table:table-cell>
          <table:table-cell office:value-type="float" office:value="0.069">
            <text:p>0.069</text:p>
          </table:table-cell>
          <table:table-cell office:value-type="float" office:value="142132.753">
            <text:p>142132.753</text:p>
          </table:table-cell>
          <table:table-cell office:value-type="float" office:value="10912.749">
            <text:p>10912.749</text:p>
          </table:table-cell>
          <table:table-cell office:value-type="float" office:value="-427.988">
            <text:p>-427.988</text:p>
          </table:table-cell>
          <table:table-cell office:value-type="float" office:value="131580.004">
            <text:p>131580.004</text:p>
          </table:table-cell>
          <table:table-cell office:value-type="float" office:value="365.5000111111">
            <text:p>365.5000111111</text:p>
          </table:table-cell>
          <table:table-cell office:value-type="float" office:value="180.004">
            <text:p>180.004</text:p>
          </table:table-cell>
          <table:table-cell office:value-type="float" office:value="15">
            <text:p>15</text:p>
          </table:table-cell>
          <table:table-cell office:value-type="float" office:value="142920.741">
            <text:p>142920.741</text:p>
          </table:table-cell>
          <table:table-cell office:value-type="float" office:value="0.741">
            <text:p>0.741</text:p>
          </table:table-cell>
          <table:table-cell office:value-type="float" office:value="11700.737">
            <text:p>11700.737</text:p>
          </table:table-cell>
          <table:table-cell office:value-type="float" office:value="180.737">
            <text:p>180.737</text:p>
          </table:table-cell>
        </table:table-row>
        <table:table-row table:style-name="ro2">
          <table:table-cell office:value-type="string">
            <text:p>1935-07-30 04:33 EST-0500</text:p>
          </table:table-cell>
          <table:table-cell office:value-type="string">
            <text:p>Tue</text:p>
          </table:table-cell>
          <table:table-cell office:value-type="float" office:value="30">
            <text:p>30</text:p>
          </table:table-cell>
          <table:table-cell office:value-type="float" office:value="126.299">
            <text:p>126.30</text:p>
          </table:table-cell>
          <table:table-cell office:value-type="float" office:value="126.302">
            <text:p>126.30</text:p>
          </table:table-cell>
          <table:table-cell office:value-type="float" office:value="292.04">
            <text:p>292.04</text:p>
          </table:table-cell>
          <table:table-cell office:value-type="string">
            <text:p><text:s/>6 ♌ 17' 54"</text:p>
          </table:table-cell>
          <table:table-cell office:value-type="string">
            <text:p><text:s/>6 ♌ 18' 06"</text:p>
          </table:table-cell>
          <table:table-cell office:value-type="string">
            <text:p>22 ♑ 02' 24"</text:p>
          </table:table-cell>
          <table:table-cell office:value-type="float" office:value="18.706">
            <text:p>18.706</text:p>
          </table:table-cell>
          <table:table-cell office:value-type="float" office:value="17.445">
            <text:p>17.445</text:p>
          </table:table-cell>
          <table:table-cell office:value-type="float" office:value="-1.301">
            <text:p>-1.301</text:p>
          </table:table-cell>
          <table:table-cell office:value-type="float" office:value="142326.302">
            <text:p>142326.302</text:p>
          </table:table-cell>
          <table:table-cell office:value-type="float" office:value="10926.299">
            <text:p>10926.299</text:p>
          </table:table-cell>
          <table:table-cell office:value-type="float" office:value="-427.96">
            <text:p>-427.96</text:p>
          </table:table-cell>
          <table:table-cell office:value-type="float" office:value="131760.003">
            <text:p>131760.003</text:p>
          </table:table-cell>
          <table:table-cell office:value-type="float" office:value="366.0000083333">
            <text:p>366.0000083333</text:p>
          </table:table-cell>
          <table:table-cell office:value-type="float" office:value="0.003">
            <text:p>0.003</text:p>
          </table:table-cell>
          <table:table-cell office:value-type="float" office:value="30">
            <text:p>30</text:p>
          </table:table-cell>
          <table:table-cell office:value-type="float" office:value="143114.262">
            <text:p>143114.262</text:p>
          </table:table-cell>
          <table:table-cell office:value-type="float" office:value="194.262">
            <text:p>194.262</text:p>
          </table:table-cell>
          <table:table-cell office:value-type="float" office:value="11714.259">
            <text:p>11714.259</text:p>
          </table:table-cell>
          <table:table-cell office:value-type="float" office:value="194.259">
            <text:p>194.259</text:p>
          </table:table-cell>
        </table:table-row>
        <table:table-row table:style-name="ro2">
          <table:table-cell office:value-type="string">
            <text:p>1935-08-14 07:44 EST-0500</text:p>
          </table:table-cell>
          <table:table-cell office:value-type="string">
            <text:p>Wed</text:p>
          </table:table-cell>
          <table:table-cell office:value-type="float" office:value="15">
            <text:p>15</text:p>
          </table:table-cell>
          <table:table-cell office:value-type="float" office:value="140.799">
            <text:p>140.80</text:p>
          </table:table-cell>
          <table:table-cell office:value-type="float" office:value="320.806">
            <text:p>320.81</text:p>
          </table:table-cell>
          <table:table-cell office:value-type="float" office:value="291.819">
            <text:p>291.82</text:p>
          </table:table-cell>
          <table:table-cell office:value-type="string">
            <text:p>20 ♌ 47' 57"</text:p>
          </table:table-cell>
          <table:table-cell office:value-type="string">
            <text:p>20 ♒ 48' 21"</text:p>
          </table:table-cell>
          <table:table-cell office:value-type="string">
            <text:p>21 ♑ 49' 08"</text:p>
          </table:table-cell>
          <table:table-cell office:value-type="float" office:value="14.567">
            <text:p>14.567</text:p>
          </table:table-cell>
          <table:table-cell office:value-type="float" office:value="-12.162">
            <text:p>-12.162</text:p>
          </table:table-cell>
          <table:table-cell office:value-type="float" office:value="2.533">
            <text:p>2.533</text:p>
          </table:table-cell>
          <table:table-cell office:value-type="float" office:value="142520.806">
            <text:p>142520.806</text:p>
          </table:table-cell>
          <table:table-cell office:value-type="float" office:value="10940.799">
            <text:p>10940.799</text:p>
          </table:table-cell>
          <table:table-cell office:value-type="float" office:value="-428.181">
            <text:p>-428.181</text:p>
          </table:table-cell>
          <table:table-cell office:value-type="float" office:value="131940.007">
            <text:p>131940.007</text:p>
          </table:table-cell>
          <table:table-cell office:value-type="float" office:value="366.5000194444">
            <text:p>366.5000194444</text:p>
          </table:table-cell>
          <table:table-cell office:value-type="float" office:value="180.007">
            <text:p>180.007</text:p>
          </table:table-cell>
          <table:table-cell office:value-type="float" office:value="15">
            <text:p>15</text:p>
          </table:table-cell>
          <table:table-cell office:value-type="float" office:value="143308.987">
            <text:p>143308.987</text:p>
          </table:table-cell>
          <table:table-cell office:value-type="float" office:value="28.987">
            <text:p>28.987</text:p>
          </table:table-cell>
          <table:table-cell office:value-type="float" office:value="11728.98">
            <text:p>11728.98</text:p>
          </table:table-cell>
          <table:table-cell office:value-type="float" office:value="208.98">
            <text:p>208.98</text:p>
          </table:table-cell>
        </table:table-row>
        <table:table-row table:style-name="ro2">
          <table:table-cell office:value-type="string">
            <text:p>1935-08-28 20:01 EST-0500</text:p>
          </table:table-cell>
          <table:table-cell office:value-type="string">
            <text:p>Wed</text:p>
          </table:table-cell>
          <table:table-cell office:value-type="float" office:value="30">
            <text:p>30</text:p>
          </table:table-cell>
          <table:table-cell office:value-type="float" office:value="154.778">
            <text:p>154.78</text:p>
          </table:table-cell>
          <table:table-cell office:value-type="float" office:value="154.783">
            <text:p>154.78</text:p>
          </table:table-cell>
          <table:table-cell office:value-type="float" office:value="291.353">
            <text:p>291.35</text:p>
          </table:table-cell>
          <table:table-cell office:value-type="string">
            <text:p><text:s/>4 ♍ 46' 40"</text:p>
          </table:table-cell>
          <table:table-cell office:value-type="string">
            <text:p><text:s/>4 ♍ 46' 58"</text:p>
          </table:table-cell>
          <table:table-cell office:value-type="string">
            <text:p>21 ♑ 21' 10"</text:p>
          </table:table-cell>
          <table:table-cell office:value-type="float" office:value="9.763">
            <text:p>9.763</text:p>
          </table:table-cell>
          <table:table-cell office:value-type="float" office:value="6.465">
            <text:p>6.465</text:p>
          </table:table-cell>
          <table:table-cell office:value-type="float" office:value="-3.538">
            <text:p>-3.538</text:p>
          </table:table-cell>
          <table:table-cell office:value-type="float" office:value="142714.783">
            <text:p>142714.783</text:p>
          </table:table-cell>
          <table:table-cell office:value-type="float" office:value="10954.778">
            <text:p>10954.778</text:p>
          </table:table-cell>
          <table:table-cell office:value-type="float" office:value="-428.647">
            <text:p>-428.647</text:p>
          </table:table-cell>
          <table:table-cell office:value-type="float" office:value="132120.005">
            <text:p>132120.005</text:p>
          </table:table-cell>
          <table:table-cell office:value-type="float" office:value="367.0000138889">
            <text:p>367.0000138889</text:p>
          </table:table-cell>
          <table:table-cell office:value-type="float" office:value="0.005">
            <text:p>0.005</text:p>
          </table:table-cell>
          <table:table-cell office:value-type="float" office:value="30">
            <text:p>30</text:p>
          </table:table-cell>
          <table:table-cell office:value-type="float" office:value="143503.43">
            <text:p>143503.43</text:p>
          </table:table-cell>
          <table:table-cell office:value-type="float" office:value="223.43">
            <text:p>223.43</text:p>
          </table:table-cell>
          <table:table-cell office:value-type="float" office:value="11743.425">
            <text:p>11743.425</text:p>
          </table:table-cell>
          <table:table-cell office:value-type="float" office:value="223.425">
            <text:p>223.425</text:p>
          </table:table-cell>
        </table:table-row>
        <table:table-row table:style-name="ro2">
          <table:table-cell office:value-type="string">
            <text:p>1935-09-12 15:18 EST-0500</text:p>
          </table:table-cell>
          <table:table-cell office:value-type="string">
            <text:p>Thu</text:p>
          </table:table-cell>
          <table:table-cell office:value-type="float" office:value="15">
            <text:p>15</text:p>
          </table:table-cell>
          <table:table-cell office:value-type="float" office:value="169.133">
            <text:p>169.13</text:p>
          </table:table-cell>
          <table:table-cell office:value-type="float" office:value="349.135">
            <text:p>349.14</text:p>
          </table:table-cell>
          <table:table-cell office:value-type="float" office:value="290.309">
            <text:p>290.31</text:p>
          </table:table-cell>
          <table:table-cell office:value-type="string">
            <text:p>19 ♍ 07' 58"</text:p>
          </table:table-cell>
          <table:table-cell office:value-type="string">
            <text:p>19 ♓ 08' 05"</text:p>
          </table:table-cell>
          <table:table-cell office:value-type="string">
            <text:p>20 ♑ 18' 33"</text:p>
          </table:table-cell>
          <table:table-cell office:value-type="float" office:value="4.303">
            <text:p>4.303</text:p>
          </table:table-cell>
          <table:table-cell office:value-type="float" office:value="-0.302">
            <text:p>-0.302</text:p>
          </table:table-cell>
          <table:table-cell office:value-type="float" office:value="4.346">
            <text:p>4.346</text:p>
          </table:table-cell>
          <table:table-cell office:value-type="float" office:value="142909.135">
            <text:p>142909.135</text:p>
          </table:table-cell>
          <table:table-cell office:value-type="float" office:value="10969.133">
            <text:p>10969.133</text:p>
          </table:table-cell>
          <table:table-cell office:value-type="float" office:value="-429.691">
            <text:p>-429.691</text:p>
          </table:table-cell>
          <table:table-cell office:value-type="float" office:value="132300.002">
            <text:p>132300.002</text:p>
          </table:table-cell>
          <table:table-cell office:value-type="float" office:value="367.5000055556">
            <text:p>367.5000055556</text:p>
          </table:table-cell>
          <table:table-cell office:value-type="float" office:value="180.002">
            <text:p>180.002</text:p>
          </table:table-cell>
          <table:table-cell office:value-type="float" office:value="15">
            <text:p>15</text:p>
          </table:table-cell>
          <table:table-cell office:value-type="float" office:value="143698.826">
            <text:p>143698.826</text:p>
          </table:table-cell>
          <table:table-cell office:value-type="float" office:value="58.826">
            <text:p>58.826</text:p>
          </table:table-cell>
          <table:table-cell office:value-type="float" office:value="11758.824">
            <text:p>11758.824</text:p>
          </table:table-cell>
          <table:table-cell office:value-type="float" office:value="238.824">
            <text:p>238.824</text:p>
          </table:table-cell>
        </table:table-row>
        <table:table-row table:style-name="ro2">
          <table:table-cell office:value-type="string">
            <text:p>1935-09-27 12:30 EST-0500</text:p>
          </table:table-cell>
          <table:table-cell office:value-type="string">
            <text:p>Fri</text:p>
          </table:table-cell>
          <table:table-cell office:value-type="float" office:value="30">
            <text:p>30</text:p>
          </table:table-cell>
          <table:table-cell table:number-columns-repeated="2" office:value-type="float" office:value="183.678">
            <text:p>183.68</text:p>
          </table:table-cell>
          <table:table-cell office:value-type="float" office:value="288.951">
            <text:p>288.95</text:p>
          </table:table-cell>
          <table:table-cell office:value-type="string">
            <text:p><text:s/>3 ♎ 40' 39"</text:p>
          </table:table-cell>
          <table:table-cell office:value-type="string">
            <text:p><text:s/>3 ♎ 40' 42"</text:p>
          </table:table-cell>
          <table:table-cell office:value-type="string">
            <text:p>18 ♑ 57' 05"</text:p>
          </table:table-cell>
          <table:table-cell office:value-type="float" office:value="-1.463">
            <text:p>-1.463</text:p>
          </table:table-cell>
          <table:table-cell office:value-type="float" office:value="-5.895">
            <text:p>-5.895</text:p>
          </table:table-cell>
          <table:table-cell office:value-type="float" office:value="-4.831">
            <text:p>-4.831</text:p>
          </table:table-cell>
          <table:table-cell office:value-type="float" office:value="143103.678">
            <text:p>143103.678</text:p>
          </table:table-cell>
          <table:table-cell office:value-type="float" office:value="10983.678">
            <text:p>10983.678</text:p>
          </table:table-cell>
          <table:table-cell office:value-type="float" office:value="-431.049">
            <text:p>-431.049</text:p>
          </table:table-cell>
          <table:table-cell office:value-type="float" office:value="132480">
            <text:p>132480</text:p>
          </table:table-cell>
          <table:table-cell office:value-type="float" office:value="368">
            <text:p>368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43894.727">
            <text:p>143894.727</text:p>
          </table:table-cell>
          <table:table-cell office:value-type="float" office:value="254.727">
            <text:p>254.727</text:p>
          </table:table-cell>
          <table:table-cell office:value-type="float" office:value="11774.727">
            <text:p>11774.727</text:p>
          </table:table-cell>
          <table:table-cell office:value-type="float" office:value="254.727">
            <text:p>254.727</text:p>
          </table:table-cell>
        </table:table-row>
        <table:table-row table:style-name="ro2">
          <table:table-cell office:value-type="string">
            <text:p>1935-10-11 23:39 EST-0500</text:p>
          </table:table-cell>
          <table:table-cell office:value-type="string">
            <text:p>Fri</text:p>
          </table:table-cell>
          <table:table-cell office:value-type="float" office:value="15">
            <text:p>15</text:p>
          </table:table-cell>
          <table:table-cell office:value-type="float" office:value="197.932">
            <text:p>197.93</text:p>
          </table:table-cell>
          <table:table-cell office:value-type="float" office:value="17.933">
            <text:p>17.93</text:p>
          </table:table-cell>
          <table:table-cell office:value-type="float" office:value="287.327">
            <text:p>287.33</text:p>
          </table:table-cell>
          <table:table-cell office:value-type="string">
            <text:p>17 ♎ 55' 56"</text:p>
          </table:table-cell>
          <table:table-cell office:value-type="string">
            <text:p>17 ♈ 55' 58"</text:p>
          </table:table-cell>
          <table:table-cell office:value-type="string">
            <text:p>17 ♑ 19' 37"</text:p>
          </table:table-cell>
          <table:table-cell office:value-type="float" office:value="-7.037">
            <text:p>-7.037</text:p>
          </table:table-cell>
          <table:table-cell office:value-type="float" office:value="11.656">
            <text:p>11.656</text:p>
          </table:table-cell>
          <table:table-cell office:value-type="float" office:value="5.001">
            <text:p>5.001</text:p>
          </table:table-cell>
          <table:table-cell office:value-type="float" office:value="143297.933">
            <text:p>143297.933</text:p>
          </table:table-cell>
          <table:table-cell office:value-type="float" office:value="10997.932">
            <text:p>10997.932</text:p>
          </table:table-cell>
          <table:table-cell office:value-type="float" office:value="-432.673">
            <text:p>-432.673</text:p>
          </table:table-cell>
          <table:table-cell office:value-type="float" office:value="132660.001">
            <text:p>132660.001</text:p>
          </table:table-cell>
          <table:table-cell office:value-type="float" office:value="368.5000027778">
            <text:p>368.5000027778</text:p>
          </table:table-cell>
          <table:table-cell office:value-type="float" office:value="180.001">
            <text:p>180.001</text:p>
          </table:table-cell>
          <table:table-cell office:value-type="float" office:value="15">
            <text:p>15</text:p>
          </table:table-cell>
          <table:table-cell office:value-type="float" office:value="144090.606">
            <text:p>144090.606</text:p>
          </table:table-cell>
          <table:table-cell office:value-type="float" office:value="90.606">
            <text:p>90.606</text:p>
          </table:table-cell>
          <table:table-cell office:value-type="float" office:value="11790.605">
            <text:p>11790.605</text:p>
          </table:table-cell>
          <table:table-cell office:value-type="float" office:value="270.605">
            <text:p>270.605</text:p>
          </table:table-cell>
        </table:table-row>
        <table:table-row table:style-name="ro2">
          <table:table-cell office:value-type="string">
            <text:p>1935-10-27 05:16 EST-0500</text:p>
          </table:table-cell>
          <table:table-cell office:value-type="string">
            <text:p>Sun</text:p>
          </table:table-cell>
          <table:table-cell office:value-type="float" office:value="30">
            <text:p>30</text:p>
          </table:table-cell>
          <table:table-cell office:value-type="float" office:value="213.073">
            <text:p>213.07</text:p>
          </table:table-cell>
          <table:table-cell office:value-type="float" office:value="213.075">
            <text:p>213.08</text:p>
          </table:table-cell>
          <table:table-cell office:value-type="float" office:value="285.599">
            <text:p>285.60</text:p>
          </table:table-cell>
          <table:table-cell office:value-type="string">
            <text:p><text:s/>3 ♏ 04' 21"</text:p>
          </table:table-cell>
          <table:table-cell office:value-type="string">
            <text:p><text:s/>3 ♏ 04' 31"</text:p>
          </table:table-cell>
          <table:table-cell office:value-type="string">
            <text:p>15 ♑ 35' 55"</text:p>
          </table:table-cell>
          <table:table-cell office:value-type="float" office:value="-12.542">
            <text:p>-12.542</text:p>
          </table:table-cell>
          <table:table-cell office:value-type="float" office:value="-17.031">
            <text:p>-17.031</text:p>
          </table:table-cell>
          <table:table-cell office:value-type="float" office:value="-4.782">
            <text:p>-4.782</text:p>
          </table:table-cell>
          <table:table-cell office:value-type="float" office:value="143493.075">
            <text:p>143493.075</text:p>
          </table:table-cell>
          <table:table-cell office:value-type="float" office:value="11013.073">
            <text:p>11013.073</text:p>
          </table:table-cell>
          <table:table-cell office:value-type="float" office:value="-434.401">
            <text:p>-434.401</text:p>
          </table:table-cell>
          <table:table-cell office:value-type="float" office:value="132840.002">
            <text:p>132840.002</text:p>
          </table:table-cell>
          <table:table-cell office:value-type="float" office:value="369.0000055556">
            <text:p>369.0000055556</text:p>
          </table:table-cell>
          <table:table-cell office:value-type="float" office:value="0.002">
            <text:p>0.002</text:p>
          </table:table-cell>
          <table:table-cell office:value-type="float" office:value="30">
            <text:p>30</text:p>
          </table:table-cell>
          <table:table-cell office:value-type="float" office:value="144287.476">
            <text:p>144287.476</text:p>
          </table:table-cell>
          <table:table-cell office:value-type="float" office:value="287.476">
            <text:p>287.476</text:p>
          </table:table-cell>
          <table:table-cell office:value-type="float" office:value="11807.474">
            <text:p>11807.474</text:p>
          </table:table-cell>
          <table:table-cell office:value-type="float" office:value="287.474">
            <text:p>287.474</text:p>
          </table:table-cell>
        </table:table-row>
        <table:table-row table:style-name="ro2">
          <table:table-cell office:value-type="string">
            <text:p>1935-11-10 09:42 EST-0500</text:p>
          </table:table-cell>
          <table:table-cell office:value-type="string">
            <text:p>Sun</text:p>
          </table:table-cell>
          <table:table-cell office:value-type="float" office:value="15">
            <text:p>15</text:p>
          </table:table-cell>
          <table:table-cell office:value-type="float" office:value="227.283">
            <text:p>227.28</text:p>
          </table:table-cell>
          <table:table-cell office:value-type="float" office:value="47.289">
            <text:p>47.29</text:p>
          </table:table-cell>
          <table:table-cell office:value-type="float" office:value="284.309">
            <text:p>284.31</text:p>
          </table:table-cell>
          <table:table-cell office:value-type="string">
            <text:p>17 ♏ 17' 00"</text:p>
          </table:table-cell>
          <table:table-cell office:value-type="string">
            <text:p>17 ♉ 17' 18"</text:p>
          </table:table-cell>
          <table:table-cell office:value-type="string">
            <text:p>14 ♑ 18' 33"</text:p>
          </table:table-cell>
          <table:table-cell office:value-type="float" office:value="-16.999">
            <text:p>-16.999</text:p>
          </table:table-cell>
          <table:table-cell office:value-type="float" office:value="21.086">
            <text:p>21.086</text:p>
          </table:table-cell>
          <table:table-cell office:value-type="float" office:value="4.262">
            <text:p>4.262</text:p>
          </table:table-cell>
          <table:table-cell office:value-type="float" office:value="143687.289">
            <text:p>143687.289</text:p>
          </table:table-cell>
          <table:table-cell office:value-type="float" office:value="11027.283">
            <text:p>11027.283</text:p>
          </table:table-cell>
          <table:table-cell office:value-type="float" office:value="-435.691">
            <text:p>-435.691</text:p>
          </table:table-cell>
          <table:table-cell office:value-type="float" office:value="133020.006">
            <text:p>133020.006</text:p>
          </table:table-cell>
          <table:table-cell office:value-type="float" office:value="369.5000166667">
            <text:p>369.5000166667</text:p>
          </table:table-cell>
          <table:table-cell office:value-type="float" office:value="180.006">
            <text:p>180.006</text:p>
          </table:table-cell>
          <table:table-cell office:value-type="float" office:value="15">
            <text:p>15</text:p>
          </table:table-cell>
          <table:table-cell office:value-type="float" office:value="144482.98">
            <text:p>144482.98</text:p>
          </table:table-cell>
          <table:table-cell office:value-type="float" office:value="122.98">
            <text:p>122.98</text:p>
          </table:table-cell>
          <table:table-cell office:value-type="float" office:value="11822.974">
            <text:p>11822.974</text:p>
          </table:table-cell>
          <table:table-cell office:value-type="float" office:value="302.974">
            <text:p>302.974</text:p>
          </table:table-cell>
        </table:table-row>
        <table:table-row table:style-name="ro2">
          <table:table-cell office:value-type="string">
            <text:p>1935-11-25 21:37 EST-0500</text:p>
          </table:table-cell>
          <table:table-cell office:value-type="string">
            <text:p>Mon</text:p>
          </table:table-cell>
          <table:table-cell office:value-type="float" office:value="30">
            <text:p>30</text:p>
          </table:table-cell>
          <table:table-cell office:value-type="float" office:value="242.916">
            <text:p>242.92</text:p>
          </table:table-cell>
          <table:table-cell office:value-type="float" office:value="242.922">
            <text:p>242.92</text:p>
          </table:table-cell>
          <table:table-cell office:value-type="float" office:value="283.277">
            <text:p>283.28</text:p>
          </table:table-cell>
          <table:table-cell office:value-type="string">
            <text:p><text:s/>2 ♐ 54' 57"</text:p>
          </table:table-cell>
          <table:table-cell office:value-type="string">
            <text:p><text:s/>2 ♐ 55' 18"</text:p>
          </table:table-cell>
          <table:table-cell office:value-type="string">
            <text:p>13 ♑ 16' 35"</text:p>
          </table:table-cell>
          <table:table-cell office:value-type="float" office:value="-20.75">
            <text:p>-20.75</text:p>
          </table:table-cell>
          <table:table-cell office:value-type="float" office:value="-24.029">
            <text:p>-24.029</text:p>
          </table:table-cell>
          <table:table-cell office:value-type="float" office:value="-3.343">
            <text:p>-3.343</text:p>
          </table:table-cell>
          <table:table-cell office:value-type="float" office:value="143882.922">
            <text:p>143882.922</text:p>
          </table:table-cell>
          <table:table-cell office:value-type="float" office:value="11042.916">
            <text:p>11042.916</text:p>
          </table:table-cell>
          <table:table-cell office:value-type="float" office:value="-436.723">
            <text:p>-436.723</text:p>
          </table:table-cell>
          <table:table-cell office:value-type="float" office:value="133200.006">
            <text:p>133200.006</text:p>
          </table:table-cell>
          <table:table-cell office:value-type="float" office:value="370.0000166667">
            <text:p>370.0000166667</text:p>
          </table:table-cell>
          <table:table-cell office:value-type="float" office:value="0.006">
            <text:p>0.006</text:p>
          </table:table-cell>
          <table:table-cell office:value-type="float" office:value="30">
            <text:p>30</text:p>
          </table:table-cell>
          <table:table-cell office:value-type="float" office:value="144679.645">
            <text:p>144679.645</text:p>
          </table:table-cell>
          <table:table-cell office:value-type="float" office:value="319.645">
            <text:p>319.645</text:p>
          </table:table-cell>
          <table:table-cell office:value-type="float" office:value="11839.639">
            <text:p>11839.639</text:p>
          </table:table-cell>
          <table:table-cell office:value-type="float" office:value="319.639">
            <text:p>319.639</text:p>
          </table:table-cell>
        </table:table-row>
        <table:table-row table:style-name="ro2">
          <table:table-cell office:value-type="string">
            <text:p>1935-12-09 22:11 EST-0500</text:p>
          </table:table-cell>
          <table:table-cell office:value-type="string">
            <text:p>Mon</text:p>
          </table:table-cell>
          <table:table-cell office:value-type="float" office:value="15">
            <text:p>15</text:p>
          </table:table-cell>
          <table:table-cell office:value-type="float" office:value="257.14">
            <text:p>257.14</text:p>
          </table:table-cell>
          <table:table-cell office:value-type="float" office:value="77.141">
            <text:p>77.14</text:p>
          </table:table-cell>
          <table:table-cell office:value-type="float" office:value="282.843">
            <text:p>282.84</text:p>
          </table:table-cell>
          <table:table-cell office:value-type="string">
            <text:p>17 ♐ 08' 25"</text:p>
          </table:table-cell>
          <table:table-cell office:value-type="string">
            <text:p>17 ♊ 08' 29"</text:p>
          </table:table-cell>
          <table:table-cell office:value-type="string">
            <text:p>12 ♑ 50' 36"</text:p>
          </table:table-cell>
          <table:table-cell office:value-type="float" office:value="-22.826">
            <text:p>-22.826</text:p>
          </table:table-cell>
          <table:table-cell office:value-type="float" office:value="25.087">
            <text:p>25.087</text:p>
          </table:table-cell>
          <table:table-cell office:value-type="float" office:value="2.271">
            <text:p>2.271</text:p>
          </table:table-cell>
          <table:table-cell office:value-type="float" office:value="144077.141">
            <text:p>144077.141</text:p>
          </table:table-cell>
          <table:table-cell office:value-type="float" office:value="11057.14">
            <text:p>11057.14</text:p>
          </table:table-cell>
          <table:table-cell office:value-type="float" office:value="-437.157">
            <text:p>-437.157</text:p>
          </table:table-cell>
          <table:table-cell office:value-type="float" office:value="133380.001">
            <text:p>133380.001</text:p>
          </table:table-cell>
          <table:table-cell office:value-type="float" office:value="370.5000027778">
            <text:p>370.5000027778</text:p>
          </table:table-cell>
          <table:table-cell office:value-type="float" office:value="180.001">
            <text:p>180.001</text:p>
          </table:table-cell>
          <table:table-cell office:value-type="float" office:value="15">
            <text:p>15</text:p>
          </table:table-cell>
          <table:table-cell office:value-type="float" office:value="144874.298">
            <text:p>144874.298</text:p>
          </table:table-cell>
          <table:table-cell office:value-type="float" office:value="154.298">
            <text:p>154.298</text:p>
          </table:table-cell>
          <table:table-cell office:value-type="float" office:value="11854.297">
            <text:p>11854.297</text:p>
          </table:table-cell>
          <table:table-cell office:value-type="float" office:value="334.297">
            <text:p>334.297</text:p>
          </table:table-cell>
        </table:table-row>
        <table:table-row table:style-name="ro2">
          <table:table-cell office:value-type="string">
            <text:p>1935-12-25 12:50 EST-0500</text:p>
          </table:table-cell>
          <table:table-cell office:value-type="string">
            <text:p>Wed</text:p>
          </table:table-cell>
          <table:table-cell office:value-type="float" office:value="30">
            <text:p>30</text:p>
          </table:table-cell>
          <table:table-cell office:value-type="float" office:value="273.031">
            <text:p>273.03</text:p>
          </table:table-cell>
          <table:table-cell office:value-type="float" office:value="273.036">
            <text:p>273.04</text:p>
          </table:table-cell>
          <table:table-cell office:value-type="float" office:value="282.732">
            <text:p>282.73</text:p>
          </table:table-cell>
          <table:table-cell office:value-type="string">
            <text:p><text:s/>3 ♑ 01' 50"</text:p>
          </table:table-cell>
          <table:table-cell office:value-type="string">
            <text:p><text:s/>3 ♑ 02' 08"</text:p>
          </table:table-cell>
          <table:table-cell office:value-type="string">
            <text:p>12 ♑ 43' 53"</text:p>
          </table:table-cell>
          <table:table-cell office:value-type="float" office:value="-23.413">
            <text:p>-23.413</text:p>
          </table:table-cell>
          <table:table-cell office:value-type="float" office:value="-24.304">
            <text:p>-24.304</text:p>
          </table:table-cell>
          <table:table-cell office:value-type="float" office:value="-0.891">
            <text:p>-0.891</text:p>
          </table:table-cell>
          <table:table-cell office:value-type="float" office:value="144273.036">
            <text:p>144273.036</text:p>
          </table:table-cell>
          <table:table-cell office:value-type="float" office:value="11073.031">
            <text:p>11073.031</text:p>
          </table:table-cell>
          <table:table-cell office:value-type="float" office:value="-437.268">
            <text:p>-437.268</text:p>
          </table:table-cell>
          <table:table-cell office:value-type="float" office:value="133560.005">
            <text:p>133560.005</text:p>
          </table:table-cell>
          <table:table-cell office:value-type="float" office:value="371.0000138889">
            <text:p>371.0000138889</text:p>
          </table:table-cell>
          <table:table-cell office:value-type="float" office:value="0.005">
            <text:p>0.005</text:p>
          </table:table-cell>
          <table:table-cell office:value-type="float" office:value="30">
            <text:p>30</text:p>
          </table:table-cell>
          <table:table-cell office:value-type="float" office:value="145070.304">
            <text:p>145070.304</text:p>
          </table:table-cell>
          <table:table-cell office:value-type="float" office:value="350.304">
            <text:p>350.304</text:p>
          </table:table-cell>
          <table:table-cell office:value-type="float" office:value="11870.299">
            <text:p>11870.299</text:p>
          </table:table-cell>
          <table:table-cell office:value-type="float" office:value="350.299">
            <text:p>350.299</text:p>
          </table:table-cell>
        </table:table-row>
        <table:table-row table:style-name="ro2">
          <table:table-cell office:value-type="string">
            <text:p>1936-01-08 13:15 EST-0500</text:p>
          </table:table-cell>
          <table:table-cell office:value-type="string">
            <text:p>Wed</text:p>
          </table:table-cell>
          <table:table-cell office:value-type="float" office:value="15">
            <text:p>15</text:p>
          </table:table-cell>
          <table:table-cell office:value-type="float" office:value="287.319">
            <text:p>287.32</text:p>
          </table:table-cell>
          <table:table-cell office:value-type="float" office:value="107.325">
            <text:p>107.33</text:p>
          </table:table-cell>
          <table:table-cell office:value-type="float" office:value="282.775">
            <text:p>282.78</text:p>
          </table:table-cell>
          <table:table-cell office:value-type="string">
            <text:p>17 ♑ 19' 09"</text:p>
          </table:table-cell>
          <table:table-cell office:value-type="string">
            <text:p>17 ♋ 19' 29"</text:p>
          </table:table-cell>
          <table:table-cell office:value-type="string">
            <text:p>12 ♑ 46' 30"</text:p>
          </table:table-cell>
          <table:table-cell office:value-type="float" office:value="-22.326">
            <text:p>-22.326</text:p>
          </table:table-cell>
          <table:table-cell office:value-type="float" office:value="21.909">
            <text:p>21.909</text:p>
          </table:table-cell>
          <table:table-cell office:value-type="float" office:value="-0.42">
            <text:p>-0.42</text:p>
          </table:table-cell>
          <table:table-cell office:value-type="float" office:value="144467.325">
            <text:p>144467.325</text:p>
          </table:table-cell>
          <table:table-cell office:value-type="float" office:value="11087.319">
            <text:p>11087.319</text:p>
          </table:table-cell>
          <table:table-cell office:value-type="float" office:value="-437.225">
            <text:p>-437.225</text:p>
          </table:table-cell>
          <table:table-cell office:value-type="float" office:value="133740.006">
            <text:p>133740.006</text:p>
          </table:table-cell>
          <table:table-cell office:value-type="float" office:value="371.5000166667">
            <text:p>371.5000166667</text:p>
          </table:table-cell>
          <table:table-cell office:value-type="float" office:value="180.006">
            <text:p>180.006</text:p>
          </table:table-cell>
          <table:table-cell office:value-type="float" office:value="15">
            <text:p>15</text:p>
          </table:table-cell>
          <table:table-cell office:value-type="float" office:value="145264.55">
            <text:p>145264.55</text:p>
          </table:table-cell>
          <table:table-cell office:value-type="float" office:value="184.55">
            <text:p>184.55</text:p>
          </table:table-cell>
          <table:table-cell office:value-type="float" office:value="11884.544">
            <text:p>11884.544</text:p>
          </table:table-cell>
          <table:table-cell office:value-type="float" office:value="4.544">
            <text:p>4.544</text:p>
          </table:table-cell>
        </table:table-row>
        <table:table-row table:style-name="ro2">
          <table:table-cell office:value-type="string">
            <text:p>1936-01-24 02:19 EST-0500</text:p>
          </table:table-cell>
          <table:table-cell office:value-type="string">
            <text:p>Fri</text:p>
          </table:table-cell>
          <table:table-cell office:value-type="float" office:value="30">
            <text:p>30</text:p>
          </table:table-cell>
          <table:table-cell office:value-type="float" office:value="303.149">
            <text:p>303.15</text:p>
          </table:table-cell>
          <table:table-cell office:value-type="float" office:value="303.154">
            <text:p>303.15</text:p>
          </table:table-cell>
          <table:table-cell office:value-type="float" office:value="282.738">
            <text:p>282.74</text:p>
          </table:table-cell>
          <table:table-cell office:value-type="string">
            <text:p><text:s/>3 ♒ 08' 56"</text:p>
          </table:table-cell>
          <table:table-cell office:value-type="string">
            <text:p><text:s/>3 ♒ 09' 15"</text:p>
          </table:table-cell>
          <table:table-cell office:value-type="string">
            <text:p>12 ♑ 44' 16"</text:p>
          </table:table-cell>
          <table:table-cell office:value-type="float" office:value="-19.46">
            <text:p>-19.46</text:p>
          </table:table-cell>
          <table:table-cell office:value-type="float" office:value="-17.673">
            <text:p>-17.673</text:p>
          </table:table-cell>
          <table:table-cell office:value-type="float" office:value="1.835">
            <text:p>1.835</text:p>
          </table:table-cell>
          <table:table-cell office:value-type="float" office:value="144663.154">
            <text:p>144663.154</text:p>
          </table:table-cell>
          <table:table-cell office:value-type="float" office:value="11103.149">
            <text:p>11103.149</text:p>
          </table:table-cell>
          <table:table-cell office:value-type="float" office:value="-437.262">
            <text:p>-437.262</text:p>
          </table:table-cell>
          <table:table-cell office:value-type="float" office:value="133920.005">
            <text:p>133920.005</text:p>
          </table:table-cell>
          <table:table-cell office:value-type="float" office:value="372.0000138889">
            <text:p>372.0000138889</text:p>
          </table:table-cell>
          <table:table-cell office:value-type="float" office:value="0.005">
            <text:p>0.005</text:p>
          </table:table-cell>
          <table:table-cell office:value-type="float" office:value="30">
            <text:p>30</text:p>
          </table:table-cell>
          <table:table-cell office:value-type="float" office:value="145460.416">
            <text:p>145460.416</text:p>
          </table:table-cell>
          <table:table-cell office:value-type="float" office:value="20.416">
            <text:p>20.416</text:p>
          </table:table-cell>
          <table:table-cell office:value-type="float" office:value="11900.411">
            <text:p>11900.411</text:p>
          </table:table-cell>
          <table:table-cell office:value-type="float" office:value="20.411">
            <text:p>20.411</text:p>
          </table:table-cell>
        </table:table-row>
        <table:table-row table:style-name="ro2">
          <table:table-cell office:value-type="string">
            <text:p>1936-02-07 06:19 EST-0500</text:p>
          </table:table-cell>
          <table:table-cell office:value-type="string">
            <text:p>Fri</text:p>
          </table:table-cell>
          <table:table-cell office:value-type="float" office:value="15">
            <text:p>15</text:p>
          </table:table-cell>
          <table:table-cell office:value-type="float" office:value="317.532">
            <text:p>317.53</text:p>
          </table:table-cell>
          <table:table-cell office:value-type="float" office:value="137.533">
            <text:p>137.53</text:p>
          </table:table-cell>
          <table:table-cell office:value-type="float" office:value="282.45">
            <text:p>282.45</text:p>
          </table:table-cell>
          <table:table-cell office:value-type="string">
            <text:p>17 ♒ 31' 54"</text:p>
          </table:table-cell>
          <table:table-cell office:value-type="string">
            <text:p>17 ♌ 32' 00"</text:p>
          </table:table-cell>
          <table:table-cell office:value-type="string">
            <text:p>12 ♑ 26' 58"</text:p>
          </table:table-cell>
          <table:table-cell office:value-type="float" office:value="-15.585">
            <text:p>-15.585</text:p>
          </table:table-cell>
          <table:table-cell office:value-type="float" office:value="12.741">
            <text:p>12.741</text:p>
          </table:table-cell>
          <table:table-cell office:value-type="float" office:value="-2.983">
            <text:p>-2.983</text:p>
          </table:table-cell>
          <table:table-cell office:value-type="float" office:value="144857.533">
            <text:p>144857.533</text:p>
          </table:table-cell>
          <table:table-cell office:value-type="float" office:value="11117.532">
            <text:p>11117.532</text:p>
          </table:table-cell>
          <table:table-cell office:value-type="float" office:value="-437.55">
            <text:p>-437.55</text:p>
          </table:table-cell>
          <table:table-cell office:value-type="float" office:value="134100.001">
            <text:p>134100.001</text:p>
          </table:table-cell>
          <table:table-cell office:value-type="float" office:value="372.5000027778">
            <text:p>372.5000027778</text:p>
          </table:table-cell>
          <table:table-cell office:value-type="float" office:value="180.001">
            <text:p>180.001</text:p>
          </table:table-cell>
          <table:table-cell office:value-type="float" office:value="15">
            <text:p>15</text:p>
          </table:table-cell>
          <table:table-cell office:value-type="float" office:value="145655.083">
            <text:p>145655.083</text:p>
          </table:table-cell>
          <table:table-cell office:value-type="float" office:value="215.083">
            <text:p>215.083</text:p>
          </table:table-cell>
          <table:table-cell office:value-type="float" office:value="11915.082">
            <text:p>11915.082</text:p>
          </table:table-cell>
          <table:table-cell office:value-type="float" office:value="35.082">
            <text:p>35.082</text:p>
          </table:table-cell>
        </table:table-row>
        <table:table-row table:style-name="ro2">
          <table:table-cell office:value-type="string">
            <text:p>1936-02-22 13:43 EST-0500</text:p>
          </table:table-cell>
          <table:table-cell office:value-type="string">
            <text:p>Sat</text:p>
          </table:table-cell>
          <table:table-cell office:value-type="float" office:value="30">
            <text:p>30</text:p>
          </table:table-cell>
          <table:table-cell office:value-type="float" office:value="332.995">
            <text:p>333.00</text:p>
          </table:table-cell>
          <table:table-cell office:value-type="float" office:value="333.001">
            <text:p>333.00</text:p>
          </table:table-cell>
          <table:table-cell office:value-type="float" office:value="281.576">
            <text:p>281.58</text:p>
          </table:table-cell>
          <table:table-cell office:value-type="string">
            <text:p><text:s/>2 ♓ 59' 41"</text:p>
          </table:table-cell>
          <table:table-cell office:value-type="string">
            <text:p><text:s/>3 ♓ 00' 02"</text:p>
          </table:table-cell>
          <table:table-cell office:value-type="string">
            <text:p>11 ♑ 34' 35"</text:p>
          </table:table-cell>
          <table:table-cell office:value-type="float" office:value="-10.41">
            <text:p>-10.41</text:p>
          </table:table-cell>
          <table:table-cell office:value-type="float" office:value="-6.679">
            <text:p>-6.679</text:p>
          </table:table-cell>
          <table:table-cell office:value-type="float" office:value="3.995">
            <text:p>3.995</text:p>
          </table:table-cell>
          <table:table-cell office:value-type="float" office:value="145053.001">
            <text:p>145053.001</text:p>
          </table:table-cell>
          <table:table-cell office:value-type="float" office:value="11132.995">
            <text:p>11132.995</text:p>
          </table:table-cell>
          <table:table-cell office:value-type="float" office:value="-438.424">
            <text:p>-438.424</text:p>
          </table:table-cell>
          <table:table-cell office:value-type="float" office:value="134280.006">
            <text:p>134280.006</text:p>
          </table:table-cell>
          <table:table-cell office:value-type="float" office:value="373.0000166667">
            <text:p>373.0000166667</text:p>
          </table:table-cell>
          <table:table-cell office:value-type="float" office:value="0.006">
            <text:p>0.006</text:p>
          </table:table-cell>
          <table:table-cell office:value-type="float" office:value="30">
            <text:p>30</text:p>
          </table:table-cell>
          <table:table-cell office:value-type="float" office:value="145851.425">
            <text:p>145851.425</text:p>
          </table:table-cell>
          <table:table-cell office:value-type="float" office:value="51.425">
            <text:p>51.425</text:p>
          </table:table-cell>
          <table:table-cell office:value-type="float" office:value="11931.419">
            <text:p>11931.419</text:p>
          </table:table-cell>
          <table:table-cell office:value-type="float" office:value="51.419">
            <text:p>51.419</text:p>
          </table:table-cell>
        </table:table-row>
        <table:table-row table:style-name="ro2">
          <table:table-cell office:value-type="string">
            <text:p>1936-03-08 00:14 EST-0500</text:p>
          </table:table-cell>
          <table:table-cell office:value-type="string">
            <text:p>Sun</text:p>
          </table:table-cell>
          <table:table-cell office:value-type="float" office:value="15">
            <text:p>15</text:p>
          </table:table-cell>
          <table:table-cell office:value-type="float" office:value="347.482">
            <text:p>347.48</text:p>
          </table:table-cell>
          <table:table-cell office:value-type="float" office:value="167.486">
            <text:p>167.49</text:p>
          </table:table-cell>
          <table:table-cell office:value-type="float" office:value="280.405">
            <text:p>280.41</text:p>
          </table:table-cell>
          <table:table-cell office:value-type="string">
            <text:p>17 ♓ 28' 54"</text:p>
          </table:table-cell>
          <table:table-cell office:value-type="string">
            <text:p>17 ♍ 29' 08"</text:p>
          </table:table-cell>
          <table:table-cell office:value-type="string">
            <text:p>10 ♑ 24' 17"</text:p>
          </table:table-cell>
          <table:table-cell office:value-type="float" office:value="-4.948">
            <text:p>-4.948</text:p>
          </table:table-cell>
          <table:table-cell office:value-type="float" office:value="0.679">
            <text:p>0.679</text:p>
          </table:table-cell>
          <table:table-cell office:value-type="float" office:value="-4.632">
            <text:p>-4.632</text:p>
          </table:table-cell>
          <table:table-cell office:value-type="float" office:value="145247.486">
            <text:p>145247.486</text:p>
          </table:table-cell>
          <table:table-cell office:value-type="float" office:value="11147.482">
            <text:p>11147.482</text:p>
          </table:table-cell>
          <table:table-cell office:value-type="float" office:value="-439.595">
            <text:p>-439.595</text:p>
          </table:table-cell>
          <table:table-cell office:value-type="float" office:value="134460.004">
            <text:p>134460.004</text:p>
          </table:table-cell>
          <table:table-cell office:value-type="float" office:value="373.5000111111">
            <text:p>373.5000111111</text:p>
          </table:table-cell>
          <table:table-cell office:value-type="float" office:value="180.004">
            <text:p>180.004</text:p>
          </table:table-cell>
          <table:table-cell office:value-type="float" office:value="15">
            <text:p>15</text:p>
          </table:table-cell>
          <table:table-cell office:value-type="float" office:value="146047.081">
            <text:p>146047.081</text:p>
          </table:table-cell>
          <table:table-cell office:value-type="float" office:value="247.081">
            <text:p>247.081</text:p>
          </table:table-cell>
          <table:table-cell office:value-type="float" office:value="11947.077">
            <text:p>11947.077</text:p>
          </table:table-cell>
          <table:table-cell office:value-type="float" office:value="67.077">
            <text:p>67.077</text:p>
          </table:table-cell>
        </table:table-row>
        <table:table-row table:style-name="ro2">
          <table:table-cell office:value-type="string">
            <text:p>1936-03-22 23:14 EST-0500</text:p>
          </table:table-cell>
          <table:table-cell office:value-type="string">
            <text:p>Sun</text:p>
          </table:table-cell>
          <table:table-cell office:value-type="float" office:value="30">
            <text:p>30</text:p>
          </table:table-cell>
          <table:table-cell office:value-type="float" office:value="2.374">
            <text:p>2.37</text:p>
          </table:table-cell>
          <table:table-cell office:value-type="float" office:value="2.377">
            <text:p>2.38</text:p>
          </table:table-cell>
          <table:table-cell office:value-type="float" office:value="278.756">
            <text:p>278.76</text:p>
          </table:table-cell>
          <table:table-cell office:value-type="string">
            <text:p><text:s/>2 ♈ 22' 27"</text:p>
          </table:table-cell>
          <table:table-cell office:value-type="string">
            <text:p><text:s/>2 ♈ 22' 35"</text:p>
          </table:table-cell>
          <table:table-cell office:value-type="string">
            <text:p><text:s/>8 ♑ 45' 20"</text:p>
          </table:table-cell>
          <table:table-cell office:value-type="float" office:value="0.945">
            <text:p>0.945</text:p>
          </table:table-cell>
          <table:table-cell office:value-type="float" office:value="5.506">
            <text:p>5.506</text:p>
          </table:table-cell>
          <table:table-cell office:value-type="float" office:value="4.972">
            <text:p>4.972</text:p>
          </table:table-cell>
          <table:table-cell office:value-type="float" office:value="145442.377">
            <text:p>145442.377</text:p>
          </table:table-cell>
          <table:table-cell office:value-type="float" office:value="11162.374">
            <text:p>11162.374</text:p>
          </table:table-cell>
          <table:table-cell office:value-type="float" office:value="-441.244">
            <text:p>-441.244</text:p>
          </table:table-cell>
          <table:table-cell office:value-type="float" office:value="134640.003">
            <text:p>134640.003</text:p>
          </table:table-cell>
          <table:table-cell office:value-type="float" office:value="374.0000083333">
            <text:p>374.0000083333</text:p>
          </table:table-cell>
          <table:table-cell office:value-type="float" office:value="0.003">
            <text:p>0.003</text:p>
          </table:table-cell>
          <table:table-cell office:value-type="float" office:value="30">
            <text:p>30</text:p>
          </table:table-cell>
          <table:table-cell office:value-type="float" office:value="146243.621">
            <text:p>146243.621</text:p>
          </table:table-cell>
          <table:table-cell office:value-type="float" office:value="83.621">
            <text:p>83.621</text:p>
          </table:table-cell>
          <table:table-cell office:value-type="float" office:value="11963.618">
            <text:p>11963.618</text:p>
          </table:table-cell>
          <table:table-cell office:value-type="float" office:value="83.618">
            <text:p>83.618</text:p>
          </table:table-cell>
        </table:table-row>
        <table:table-row table:style-name="ro2">
          <table:table-cell office:value-type="string">
            <text:p>1936-04-06 17:47 EST-0500</text:p>
          </table:table-cell>
          <table:table-cell office:value-type="string">
            <text:p>Mon</text:p>
          </table:table-cell>
          <table:table-cell office:value-type="float" office:value="15">
            <text:p>15</text:p>
          </table:table-cell>
          <table:table-cell office:value-type="float" office:value="16.959">
            <text:p>16.96</text:p>
          </table:table-cell>
          <table:table-cell office:value-type="float" office:value="196.961">
            <text:p>196.96</text:p>
          </table:table-cell>
          <table:table-cell office:value-type="float" office:value="277.071">
            <text:p>277.07</text:p>
          </table:table-cell>
          <table:table-cell office:value-type="string">
            <text:p>16 ♈ 57' 32"</text:p>
          </table:table-cell>
          <table:table-cell office:value-type="string">
            <text:p>16 ♎ 57' 41"</text:p>
          </table:table-cell>
          <table:table-cell office:value-type="string">
            <text:p><text:s/>7 ♑ 04' 15"</text:p>
          </table:table-cell>
          <table:table-cell office:value-type="float" office:value="6.665">
            <text:p>6.665</text:p>
          </table:table-cell>
          <table:table-cell office:value-type="float" office:value="-11.206">
            <text:p>-11.206</text:p>
          </table:table-cell>
          <table:table-cell office:value-type="float" office:value="-4.92">
            <text:p>-4.92</text:p>
          </table:table-cell>
          <table:table-cell office:value-type="float" office:value="145636.961">
            <text:p>145636.961</text:p>
          </table:table-cell>
          <table:table-cell office:value-type="float" office:value="11176.959">
            <text:p>11176.959</text:p>
          </table:table-cell>
          <table:table-cell office:value-type="float" office:value="-442.929">
            <text:p>-442.929</text:p>
          </table:table-cell>
          <table:table-cell office:value-type="float" office:value="134820.002">
            <text:p>134820.002</text:p>
          </table:table-cell>
          <table:table-cell office:value-type="float" office:value="374.5000055556">
            <text:p>374.5000055556</text:p>
          </table:table-cell>
          <table:table-cell office:value-type="float" office:value="180.002">
            <text:p>180.002</text:p>
          </table:table-cell>
          <table:table-cell office:value-type="float" office:value="15">
            <text:p>15</text:p>
          </table:table-cell>
          <table:table-cell office:value-type="float" office:value="146439.89">
            <text:p>146439.89</text:p>
          </table:table-cell>
          <table:table-cell office:value-type="float" office:value="279.89">
            <text:p>279.89</text:p>
          </table:table-cell>
          <table:table-cell office:value-type="float" office:value="11979.888">
            <text:p>11979.888</text:p>
          </table:table-cell>
          <table:table-cell office:value-type="float" office:value="99.888">
            <text:p>99.888</text:p>
          </table:table-cell>
        </table:table-row>
        <table:table-row table:style-name="ro2">
          <table:table-cell office:value-type="string">
            <text:p>1936-04-21 07:33 EST-0500</text:p>
          </table:table-cell>
          <table:table-cell office:value-type="string">
            <text:p>Tue</text:p>
          </table:table-cell>
          <table:table-cell office:value-type="float" office:value="30">
            <text:p>30</text:p>
          </table:table-cell>
          <table:table-cell office:value-type="float" office:value="31.227">
            <text:p>31.23</text:p>
          </table:table-cell>
          <table:table-cell office:value-type="float" office:value="31.232">
            <text:p>31.23</text:p>
          </table:table-cell>
          <table:table-cell office:value-type="float" office:value="275.628">
            <text:p>275.63</text:p>
          </table:table-cell>
          <table:table-cell office:value-type="string">
            <text:p><text:s/>1 ♉ 13' 37"</text:p>
          </table:table-cell>
          <table:table-cell office:value-type="string">
            <text:p><text:s/>1 ♉ 13' 54"</text:p>
          </table:table-cell>
          <table:table-cell office:value-type="string">
            <text:p><text:s/>5 ♑ 37' 42"</text:p>
          </table:table-cell>
          <table:table-cell office:value-type="float" office:value="11.905">
            <text:p>11.905</text:p>
          </table:table-cell>
          <table:table-cell office:value-type="float" office:value="16.173">
            <text:p>16.173</text:p>
          </table:table-cell>
          <table:table-cell office:value-type="float" office:value="4.556">
            <text:p>4.556</text:p>
          </table:table-cell>
          <table:table-cell office:value-type="float" office:value="145831.232">
            <text:p>145831.232</text:p>
          </table:table-cell>
          <table:table-cell office:value-type="float" office:value="11191.227">
            <text:p>11191.227</text:p>
          </table:table-cell>
          <table:table-cell office:value-type="float" office:value="-444.372">
            <text:p>-444.372</text:p>
          </table:table-cell>
          <table:table-cell office:value-type="float" office:value="135000.005">
            <text:p>135000.005</text:p>
          </table:table-cell>
          <table:table-cell office:value-type="float" office:value="375.0000138889">
            <text:p>375.0000138889</text:p>
          </table:table-cell>
          <table:table-cell office:value-type="float" office:value="0.005">
            <text:p>0.005</text:p>
          </table:table-cell>
          <table:table-cell office:value-type="float" office:value="30">
            <text:p>30</text:p>
          </table:table-cell>
          <table:table-cell office:value-type="float" office:value="146635.604">
            <text:p>146635.604</text:p>
          </table:table-cell>
          <table:table-cell office:value-type="float" office:value="115.604">
            <text:p>115.604</text:p>
          </table:table-cell>
          <table:table-cell office:value-type="float" office:value="11995.599">
            <text:p>11995.599</text:p>
          </table:table-cell>
          <table:table-cell office:value-type="float" office:value="115.599">
            <text:p>115.599</text:p>
          </table:table-cell>
        </table:table-row>
        <table:table-row table:style-name="ro2">
          <table:table-cell office:value-type="string">
            <text:p>1936-05-06 10:01 EST-0500</text:p>
          </table:table-cell>
          <table:table-cell office:value-type="string">
            <text:p>Wed</text:p>
          </table:table-cell>
          <table:table-cell office:value-type="float" office:value="15">
            <text:p>15</text:p>
          </table:table-cell>
          <table:table-cell office:value-type="float" office:value="45.896">
            <text:p>45.90</text:p>
          </table:table-cell>
          <table:table-cell office:value-type="float" office:value="225.896">
            <text:p>225.90</text:p>
          </table:table-cell>
          <table:table-cell office:value-type="float" office:value="274.421">
            <text:p>274.42</text:p>
          </table:table-cell>
          <table:table-cell office:value-type="string">
            <text:p>15 ♉ 53' 45"</text:p>
          </table:table-cell>
          <table:table-cell office:value-type="string">
            <text:p>15 ♏ 53' 46"</text:p>
          </table:table-cell>
          <table:table-cell office:value-type="string">
            <text:p><text:s/>4 ♑ 25' 16"</text:p>
          </table:table-cell>
          <table:table-cell office:value-type="float" office:value="16.603">
            <text:p>16.603</text:p>
          </table:table-cell>
          <table:table-cell office:value-type="float" office:value="-20.269">
            <text:p>-20.269</text:p>
          </table:table-cell>
          <table:table-cell office:value-type="float" office:value="-3.833">
            <text:p>-3.833</text:p>
          </table:table-cell>
          <table:table-cell office:value-type="float" office:value="146025.896">
            <text:p>146025.896</text:p>
          </table:table-cell>
          <table:table-cell office:value-type="float" office:value="11205.896">
            <text:p>11205.896</text:p>
          </table:table-cell>
          <table:table-cell office:value-type="float" office:value="-445.579">
            <text:p>-445.579</text:p>
          </table:table-cell>
          <table:table-cell office:value-type="float" office:value="135180">
            <text:p>135180</text:p>
          </table:table-cell>
          <table:table-cell office:value-type="float" office:value="375.5">
            <text:p>375.5</text:p>
          </table:table-cell>
          <table:table-cell office:value-type="float" office:value="180">
            <text:p>180</text:p>
          </table:table-cell>
          <table:table-cell office:value-type="float" office:value="15">
            <text:p>15</text:p>
          </table:table-cell>
          <table:table-cell office:value-type="float" office:value="146831.475">
            <text:p>146831.475</text:p>
          </table:table-cell>
          <table:table-cell office:value-type="float" office:value="311.475">
            <text:p>311.475</text:p>
          </table:table-cell>
          <table:table-cell office:value-type="float" office:value="12011.475">
            <text:p>12011.475</text:p>
          </table:table-cell>
          <table:table-cell office:value-type="float" office:value="131.475">
            <text:p>131.475</text:p>
          </table:table-cell>
        </table:table-row>
        <table:table-row table:style-name="ro2">
          <table:table-cell office:value-type="string">
            <text:p>1936-05-20 15:35 EST-0500</text:p>
          </table:table-cell>
          <table:table-cell office:value-type="string">
            <text:p>Wed</text:p>
          </table:table-cell>
          <table:table-cell office:value-type="float" office:value="30">
            <text:p>30</text:p>
          </table:table-cell>
          <table:table-cell office:value-type="float" office:value="59.623">
            <text:p>59.62</text:p>
          </table:table-cell>
          <table:table-cell office:value-type="float" office:value="59.625">
            <text:p>59.63</text:p>
          </table:table-cell>
          <table:table-cell office:value-type="float" office:value="273.819">
            <text:p>273.82</text:p>
          </table:table-cell>
          <table:table-cell office:value-type="string">
            <text:p>29 ♉ 37' 23"</text:p>
          </table:table-cell>
          <table:table-cell office:value-type="string">
            <text:p>29 ♉ 37' 30"</text:p>
          </table:table-cell>
          <table:table-cell office:value-type="string">
            <text:p><text:s/>3 ♑ 49' 06"</text:p>
          </table:table-cell>
          <table:table-cell office:value-type="float" office:value="20.077">
            <text:p>20.077</text:p>
          </table:table-cell>
          <table:table-cell office:value-type="float" office:value="22.929">
            <text:p>22.929</text:p>
          </table:table-cell>
          <table:table-cell office:value-type="float" office:value="2.92">
            <text:p>2.92</text:p>
          </table:table-cell>
          <table:table-cell office:value-type="float" office:value="146219.625">
            <text:p>146219.625</text:p>
          </table:table-cell>
          <table:table-cell office:value-type="float" office:value="11219.623">
            <text:p>11219.623</text:p>
          </table:table-cell>
          <table:table-cell office:value-type="float" office:value="-446.181">
            <text:p>-446.181</text:p>
          </table:table-cell>
          <table:table-cell office:value-type="float" office:value="135360.002">
            <text:p>135360.002</text:p>
          </table:table-cell>
          <table:table-cell office:value-type="float" office:value="376.0000055556">
            <text:p>376.0000055556</text:p>
          </table:table-cell>
          <table:table-cell office:value-type="float" office:value="0.002">
            <text:p>0.002</text:p>
          </table:table-cell>
          <table:table-cell office:value-type="float" office:value="30">
            <text:p>30</text:p>
          </table:table-cell>
          <table:table-cell office:value-type="float" office:value="147025.806">
            <text:p>147025.806</text:p>
          </table:table-cell>
          <table:table-cell office:value-type="float" office:value="145.806">
            <text:p>145.806</text:p>
          </table:table-cell>
          <table:table-cell office:value-type="float" office:value="12025.804">
            <text:p>12025.804</text:p>
          </table:table-cell>
          <table:table-cell office:value-type="float" office:value="145.804">
            <text:p>145.804</text:p>
          </table:table-cell>
        </table:table-row>
        <table:table-row table:style-name="ro2">
          <table:table-cell office:value-type="string">
            <text:p>1936-06-05 00:23 EST-0500</text:p>
          </table:table-cell>
          <table:table-cell office:value-type="string">
            <text:p>Fri</text:p>
          </table:table-cell>
          <table:table-cell office:value-type="float" office:value="15">
            <text:p>15</text:p>
          </table:table-cell>
          <table:table-cell office:value-type="float" office:value="74.363">
            <text:p>74.36</text:p>
          </table:table-cell>
          <table:table-cell office:value-type="float" office:value="254.365">
            <text:p>254.37</text:p>
          </table:table-cell>
          <table:table-cell office:value-type="float" office:value="273.491">
            <text:p>273.49</text:p>
          </table:table-cell>
          <table:table-cell office:value-type="string">
            <text:p>14 ♊ 21' 46"</text:p>
          </table:table-cell>
          <table:table-cell office:value-type="string">
            <text:p>14 ♐ 21' 53"</text:p>
          </table:table-cell>
          <table:table-cell office:value-type="string">
            <text:p><text:s/>3 ♑ 29' 28"</text:p>
          </table:table-cell>
          <table:table-cell office:value-type="float" office:value="22.531">
            <text:p>22.531</text:p>
          </table:table-cell>
          <table:table-cell office:value-type="float" office:value="-24.243">
            <text:p>-24.243</text:p>
          </table:table-cell>
          <table:table-cell office:value-type="float" office:value="-1.723">
            <text:p>-1.723</text:p>
          </table:table-cell>
          <table:table-cell office:value-type="float" office:value="146414.365">
            <text:p>146414.365</text:p>
          </table:table-cell>
          <table:table-cell office:value-type="float" office:value="11234.363">
            <text:p>11234.363</text:p>
          </table:table-cell>
          <table:table-cell office:value-type="float" office:value="-446.509">
            <text:p>-446.509</text:p>
          </table:table-cell>
          <table:table-cell office:value-type="float" office:value="135540.002">
            <text:p>135540.002</text:p>
          </table:table-cell>
          <table:table-cell office:value-type="float" office:value="376.5000055556">
            <text:p>376.5000055556</text:p>
          </table:table-cell>
          <table:table-cell office:value-type="float" office:value="180.002">
            <text:p>180.002</text:p>
          </table:table-cell>
          <table:table-cell office:value-type="float" office:value="15">
            <text:p>15</text:p>
          </table:table-cell>
          <table:table-cell office:value-type="float" office:value="147220.874">
            <text:p>147220.874</text:p>
          </table:table-cell>
          <table:table-cell office:value-type="float" office:value="340.874">
            <text:p>340.874</text:p>
          </table:table-cell>
          <table:table-cell office:value-type="float" office:value="12040.872">
            <text:p>12040.872</text:p>
          </table:table-cell>
          <table:table-cell office:value-type="float" office:value="160.872">
            <text:p>160.872</text:p>
          </table:table-cell>
        </table:table-row>
        <table:table-row table:style-name="ro2">
          <table:table-cell office:value-type="string">
            <text:p>1936-06-19 00:15 EST-0500</text:p>
          </table:table-cell>
          <table:table-cell office:value-type="string">
            <text:p>Fri</text:p>
          </table:table-cell>
          <table:table-cell office:value-type="float" office:value="30">
            <text:p>30</text:p>
          </table:table-cell>
          <table:table-cell office:value-type="float" office:value="87.735">
            <text:p>87.74</text:p>
          </table:table-cell>
          <table:table-cell office:value-type="float" office:value="87.739">
            <text:p>87.74</text:p>
          </table:table-cell>
          <table:table-cell office:value-type="float" office:value="273.473">
            <text:p>273.47</text:p>
          </table:table-cell>
          <table:table-cell office:value-type="string">
            <text:p>27 ♊ 44' 04"</text:p>
          </table:table-cell>
          <table:table-cell office:value-type="string">
            <text:p>27 ♊ 44' 18"</text:p>
          </table:table-cell>
          <table:table-cell office:value-type="string">
            <text:p><text:s/>3 ♑ 28' 23"</text:p>
          </table:table-cell>
          <table:table-cell office:value-type="float" office:value="23.428">
            <text:p>23.428</text:p>
          </table:table-cell>
          <table:table-cell office:value-type="float" office:value="23.957">
            <text:p>23.957</text:p>
          </table:table-cell>
          <table:table-cell office:value-type="float" office:value="0.529">
            <text:p>0.529</text:p>
          </table:table-cell>
          <table:table-cell office:value-type="float" office:value="146607.739">
            <text:p>146607.739</text:p>
          </table:table-cell>
          <table:table-cell office:value-type="float" office:value="11247.735">
            <text:p>11247.735</text:p>
          </table:table-cell>
          <table:table-cell office:value-type="float" office:value="-446.527">
            <text:p>-446.527</text:p>
          </table:table-cell>
          <table:table-cell office:value-type="float" office:value="135720.004">
            <text:p>135720.004</text:p>
          </table:table-cell>
          <table:table-cell office:value-type="float" office:value="377.0000111111">
            <text:p>377.0000111111</text:p>
          </table:table-cell>
          <table:table-cell office:value-type="float" office:value="0.004">
            <text:p>0.004</text:p>
          </table:table-cell>
          <table:table-cell office:value-type="float" office:value="30">
            <text:p>30</text:p>
          </table:table-cell>
          <table:table-cell office:value-type="float" office:value="147414.266">
            <text:p>147414.266</text:p>
          </table:table-cell>
          <table:table-cell office:value-type="float" office:value="174.266">
            <text:p>174.266</text:p>
          </table:table-cell>
          <table:table-cell office:value-type="float" office:value="12054.262">
            <text:p>12054.262</text:p>
          </table:table-cell>
          <table:table-cell office:value-type="float" office:value="174.262">
            <text:p>174.262</text:p>
          </table:table-cell>
        </table:table-row>
        <table:table-row table:style-name="ro2">
          <table:table-cell office:value-type="string">
            <text:p>1936-07-04 12:35 EST-0500</text:p>
          </table:table-cell>
          <table:table-cell office:value-type="string">
            <text:p>Sat</text:p>
          </table:table-cell>
          <table:table-cell office:value-type="float" office:value="15">
            <text:p>15</text:p>
          </table:table-cell>
          <table:table-cell office:value-type="float" office:value="102.528">
            <text:p>102.53</text:p>
          </table:table-cell>
          <table:table-cell office:value-type="float" office:value="282.529">
            <text:p>282.53</text:p>
          </table:table-cell>
          <table:table-cell office:value-type="float" office:value="273.53">
            <text:p>273.53</text:p>
          </table:table-cell>
          <table:table-cell office:value-type="string">
            <text:p>12 ♋ 31' 42"</text:p>
          </table:table-cell>
          <table:table-cell office:value-type="string">
            <text:p>12 ♑ 31' 44"</text:p>
          </table:table-cell>
          <table:table-cell office:value-type="string">
            <text:p><text:s/>3 ♑ 31' 47"</text:p>
          </table:table-cell>
          <table:table-cell office:value-type="float" office:value="22.857">
            <text:p>22.857</text:p>
          </table:table-cell>
          <table:table-cell office:value-type="float" office:value="-22.034">
            <text:p>-22.034</text:p>
          </table:table-cell>
          <table:table-cell office:value-type="float" office:value="0.827">
            <text:p>0.827</text:p>
          </table:table-cell>
          <table:table-cell office:value-type="float" office:value="146802.529">
            <text:p>146802.529</text:p>
          </table:table-cell>
          <table:table-cell office:value-type="float" office:value="11262.528">
            <text:p>11262.528</text:p>
          </table:table-cell>
          <table:table-cell office:value-type="float" office:value="-446.47">
            <text:p>-446.47</text:p>
          </table:table-cell>
          <table:table-cell office:value-type="float" office:value="135900.001">
            <text:p>135900.001</text:p>
          </table:table-cell>
          <table:table-cell office:value-type="float" office:value="377.5000027778">
            <text:p>377.5000027778</text:p>
          </table:table-cell>
          <table:table-cell office:value-type="float" office:value="180.001">
            <text:p>180.001</text:p>
          </table:table-cell>
          <table:table-cell office:value-type="float" office:value="15">
            <text:p>15</text:p>
          </table:table-cell>
          <table:table-cell office:value-type="float" office:value="147608.999">
            <text:p>147608.999</text:p>
          </table:table-cell>
          <table:table-cell office:value-type="float" office:value="8.999">
            <text:p>8.999</text:p>
          </table:table-cell>
          <table:table-cell office:value-type="float" office:value="12068.998">
            <text:p>12068.998</text:p>
          </table:table-cell>
          <table:table-cell office:value-type="float" office:value="188.998">
            <text:p>188.998</text:p>
          </table:table-cell>
        </table:table-row>
        <table:table-row table:style-name="ro2">
          <table:table-cell office:value-type="string">
            <text:p>1936-07-18 10:19 EST-0500</text:p>
          </table:table-cell>
          <table:table-cell office:value-type="string">
            <text:p>Sat</text:p>
          </table:table-cell>
          <table:table-cell office:value-type="float" office:value="30">
            <text:p>30</text:p>
          </table:table-cell>
          <table:table-cell office:value-type="float" office:value="115.789">
            <text:p>115.79</text:p>
          </table:table-cell>
          <table:table-cell office:value-type="float" office:value="115.791">
            <text:p>115.79</text:p>
          </table:table-cell>
          <table:table-cell office:value-type="float" office:value="273.461">
            <text:p>273.46</text:p>
          </table:table-cell>
          <table:table-cell office:value-type="string">
            <text:p>25 ♋ 47' 21"</text:p>
          </table:table-cell>
          <table:table-cell office:value-type="string">
            <text:p>25 ♋ 47' 29"</text:p>
          </table:table-cell>
          <table:table-cell office:value-type="string">
            <text:p><text:s/>3 ♑ 27' 38"</text:p>
          </table:table-cell>
          <table:table-cell office:value-type="float" office:value="20.994">
            <text:p>20.994</text:p>
          </table:table-cell>
          <table:table-cell office:value-type="float" office:value="19.034">
            <text:p>19.034</text:p>
          </table:table-cell>
          <table:table-cell office:value-type="float" office:value="-1.994">
            <text:p>-1.994</text:p>
          </table:table-cell>
          <table:table-cell office:value-type="float" office:value="146995.791">
            <text:p>146995.791</text:p>
          </table:table-cell>
          <table:table-cell office:value-type="float" office:value="11275.789">
            <text:p>11275.789</text:p>
          </table:table-cell>
          <table:table-cell office:value-type="float" office:value="-446.539">
            <text:p>-446.539</text:p>
          </table:table-cell>
          <table:table-cell office:value-type="float" office:value="136080.002">
            <text:p>136080.002</text:p>
          </table:table-cell>
          <table:table-cell office:value-type="float" office:value="378.0000055556">
            <text:p>378.0000055556</text:p>
          </table:table-cell>
          <table:table-cell office:value-type="float" office:value="0.002">
            <text:p>0.002</text:p>
          </table:table-cell>
          <table:table-cell office:value-type="float" office:value="30">
            <text:p>30</text:p>
          </table:table-cell>
          <table:table-cell office:value-type="float" office:value="147802.33">
            <text:p>147802.33</text:p>
          </table:table-cell>
          <table:table-cell office:value-type="float" office:value="202.33">
            <text:p>202.33</text:p>
          </table:table-cell>
          <table:table-cell office:value-type="float" office:value="12082.328">
            <text:p>12082.328</text:p>
          </table:table-cell>
          <table:table-cell office:value-type="float" office:value="202.328">
            <text:p>202.328</text:p>
          </table:table-cell>
        </table:table-row>
        <table:table-row table:style-name="ro2">
          <table:table-cell office:value-type="string">
            <text:p>1936-08-02 22:48 EST-0500</text:p>
          </table:table-cell>
          <table:table-cell office:value-type="string">
            <text:p>Sun</text:p>
          </table:table-cell>
          <table:table-cell office:value-type="float" office:value="15">
            <text:p>15</text:p>
          </table:table-cell>
          <table:table-cell office:value-type="float" office:value="130.62">
            <text:p>130.62</text:p>
          </table:table-cell>
          <table:table-cell office:value-type="float" office:value="310.624">
            <text:p>310.62</text:p>
          </table:table-cell>
          <table:table-cell office:value-type="float" office:value="273.076">
            <text:p>273.08</text:p>
          </table:table-cell>
          <table:table-cell office:value-type="string">
            <text:p>10 ♌ 37' 12"</text:p>
          </table:table-cell>
          <table:table-cell office:value-type="string">
            <text:p>10 ♒ 37' 26"</text:p>
          </table:table-cell>
          <table:table-cell office:value-type="string">
            <text:p><text:s/>3 ♑ 04' 34"</text:p>
          </table:table-cell>
          <table:table-cell office:value-type="float" office:value="17.58">
            <text:p>17.58</text:p>
          </table:table-cell>
          <table:table-cell office:value-type="float" office:value="-14.539">
            <text:p>-14.539</text:p>
          </table:table-cell>
          <table:table-cell office:value-type="float" office:value="3.156">
            <text:p>3.156</text:p>
          </table:table-cell>
          <table:table-cell office:value-type="float" office:value="147190.624">
            <text:p>147190.624</text:p>
          </table:table-cell>
          <table:table-cell office:value-type="float" office:value="11290.62">
            <text:p>11290.62</text:p>
          </table:table-cell>
          <table:table-cell office:value-type="float" office:value="-446.924">
            <text:p>-446.924</text:p>
          </table:table-cell>
          <table:table-cell office:value-type="float" office:value="136260.004">
            <text:p>136260.004</text:p>
          </table:table-cell>
          <table:table-cell office:value-type="float" office:value="378.5000111111">
            <text:p>378.5000111111</text:p>
          </table:table-cell>
          <table:table-cell office:value-type="float" office:value="180.004">
            <text:p>180.004</text:p>
          </table:table-cell>
          <table:table-cell office:value-type="float" office:value="15">
            <text:p>15</text:p>
          </table:table-cell>
          <table:table-cell office:value-type="float" office:value="147997.548">
            <text:p>147997.548</text:p>
          </table:table-cell>
          <table:table-cell office:value-type="float" office:value="37.548">
            <text:p>37.548</text:p>
          </table:table-cell>
          <table:table-cell office:value-type="float" office:value="12097.544">
            <text:p>12097.544</text:p>
          </table:table-cell>
          <table:table-cell office:value-type="float" office:value="217.544">
            <text:p>217.544</text:p>
          </table:table-cell>
        </table:table-row>
        <table:table-row table:style-name="ro2">
          <table:table-cell office:value-type="string">
            <text:p>1936-08-16 22:21 EST-0500</text:p>
          </table:table-cell>
          <table:table-cell office:value-type="string">
            <text:p>Sun</text:p>
          </table:table-cell>
          <table:table-cell office:value-type="float" office:value="30">
            <text:p>30</text:p>
          </table:table-cell>
          <table:table-cell office:value-type="float" office:value="144.034">
            <text:p>144.03</text:p>
          </table:table-cell>
          <table:table-cell office:value-type="float" office:value="144.035">
            <text:p>144.04</text:p>
          </table:table-cell>
          <table:table-cell office:value-type="float" office:value="272.387">
            <text:p>272.39</text:p>
          </table:table-cell>
          <table:table-cell office:value-type="string">
            <text:p>24 ♌ 02' 00"</text:p>
          </table:table-cell>
          <table:table-cell office:value-type="string">
            <text:p>24 ♌ 02' 07"</text:p>
          </table:table-cell>
          <table:table-cell office:value-type="string">
            <text:p><text:s/>2 ♑ 23' 14"</text:p>
          </table:table-cell>
          <table:table-cell office:value-type="float" office:value="13.515">
            <text:p>13.515</text:p>
          </table:table-cell>
          <table:table-cell office:value-type="float" office:value="9.735">
            <text:p>9.735</text:p>
          </table:table-cell>
          <table:table-cell office:value-type="float" office:value="-4.002">
            <text:p>-4.002</text:p>
          </table:table-cell>
          <table:table-cell office:value-type="float" office:value="147384.035">
            <text:p>147384.035</text:p>
          </table:table-cell>
          <table:table-cell office:value-type="float" office:value="11304.034">
            <text:p>11304.034</text:p>
          </table:table-cell>
          <table:table-cell office:value-type="float" office:value="-447.613">
            <text:p>-447.613</text:p>
          </table:table-cell>
          <table:table-cell office:value-type="float" office:value="136440.001">
            <text:p>136440.001</text:p>
          </table:table-cell>
          <table:table-cell office:value-type="float" office:value="379.0000027778">
            <text:p>379.0000027778</text:p>
          </table:table-cell>
          <table:table-cell office:value-type="float" office:value="0.001">
            <text:p>0.001</text:p>
          </table:table-cell>
          <table:table-cell office:value-type="float" office:value="30">
            <text:p>30</text:p>
          </table:table-cell>
          <table:table-cell office:value-type="float" office:value="148191.648">
            <text:p>148191.648</text:p>
          </table:table-cell>
          <table:table-cell office:value-type="float" office:value="231.648">
            <text:p>231.648</text:p>
          </table:table-cell>
          <table:table-cell office:value-type="float" office:value="12111.647">
            <text:p>12111.647</text:p>
          </table:table-cell>
          <table:table-cell office:value-type="float" office:value="231.647">
            <text:p>231.647</text:p>
          </table:table-cell>
        </table:table-row>
        <table:table-row table:style-name="ro2">
          <table:table-cell office:value-type="string">
            <text:p>1936-09-01 07:38 EST-0500</text:p>
          </table:table-cell>
          <table:table-cell office:value-type="string">
            <text:p>Tue</text:p>
          </table:table-cell>
          <table:table-cell office:value-type="float" office:value="15">
            <text:p>15</text:p>
          </table:table-cell>
          <table:table-cell office:value-type="float" office:value="158.878">
            <text:p>158.88</text:p>
          </table:table-cell>
          <table:table-cell office:value-type="float" office:value="338.884">
            <text:p>338.88</text:p>
          </table:table-cell>
          <table:table-cell office:value-type="float" office:value="271.109">
            <text:p>271.11</text:p>
          </table:table-cell>
          <table:table-cell office:value-type="string">
            <text:p><text:s/>8 ♍ 52' 42"</text:p>
          </table:table-cell>
          <table:table-cell office:value-type="string">
            <text:p><text:s/>8 ♓ 53' 03"</text:p>
          </table:table-cell>
          <table:table-cell office:value-type="string">
            <text:p><text:s/>1 ♑ 06' 31"</text:p>
          </table:table-cell>
          <table:table-cell office:value-type="float" office:value="8.244">
            <text:p>8.244</text:p>
          </table:table-cell>
          <table:table-cell office:value-type="float" office:value="-3.913">
            <text:p>-3.913</text:p>
          </table:table-cell>
          <table:table-cell office:value-type="float" office:value="4.666">
            <text:p>4.666</text:p>
          </table:table-cell>
          <table:table-cell office:value-type="float" office:value="147578.884">
            <text:p>147578.884</text:p>
          </table:table-cell>
          <table:table-cell office:value-type="float" office:value="11318.878">
            <text:p>11318.878</text:p>
          </table:table-cell>
          <table:table-cell office:value-type="float" office:value="-448.891">
            <text:p>-448.891</text:p>
          </table:table-cell>
          <table:table-cell office:value-type="float" office:value="136620.006">
            <text:p>136620.006</text:p>
          </table:table-cell>
          <table:table-cell office:value-type="float" office:value="379.5000166667">
            <text:p>379.5000166667</text:p>
          </table:table-cell>
          <table:table-cell office:value-type="float" office:value="180.006">
            <text:p>180.006</text:p>
          </table:table-cell>
          <table:table-cell office:value-type="float" office:value="15">
            <text:p>15</text:p>
          </table:table-cell>
          <table:table-cell office:value-type="float" office:value="148387.775">
            <text:p>148387.775</text:p>
          </table:table-cell>
          <table:table-cell office:value-type="float" office:value="67.775">
            <text:p>67.775</text:p>
          </table:table-cell>
          <table:table-cell office:value-type="float" office:value="12127.769">
            <text:p>12127.769</text:p>
          </table:table-cell>
          <table:table-cell office:value-type="float" office:value="247.769">
            <text:p>247.769</text:p>
          </table:table-cell>
        </table:table-row>
        <table:table-row table:style-name="ro2">
          <table:table-cell office:value-type="string">
            <text:p>1936-09-15 12:42 EST-0500</text:p>
          </table:table-cell>
          <table:table-cell office:value-type="string">
            <text:p>Tue</text:p>
          </table:table-cell>
          <table:table-cell office:value-type="float" office:value="30">
            <text:p>30</text:p>
          </table:table-cell>
          <table:table-cell office:value-type="float" office:value="172.686">
            <text:p>172.69</text:p>
          </table:table-cell>
          <table:table-cell office:value-type="float" office:value="172.687">
            <text:p>172.69</text:p>
          </table:table-cell>
          <table:table-cell office:value-type="float" office:value="269.672">
            <text:p>269.67</text:p>
          </table:table-cell>
          <table:table-cell office:value-type="string">
            <text:p>22 ♍ 41' 08"</text:p>
          </table:table-cell>
          <table:table-cell office:value-type="string">
            <text:p>22 ♍ 41' 14"</text:p>
          </table:table-cell>
          <table:table-cell office:value-type="string">
            <text:p>29 ♐ 40' 19"</text:p>
          </table:table-cell>
          <table:table-cell office:value-type="float" office:value="2.904">
            <text:p>2.904</text:p>
          </table:table-cell>
          <table:table-cell office:value-type="float" office:value="-1.652">
            <text:p>-1.652</text:p>
          </table:table-cell>
          <table:table-cell office:value-type="float" office:value="-4.958">
            <text:p>-4.958</text:p>
          </table:table-cell>
          <table:table-cell office:value-type="float" office:value="147772.687">
            <text:p>147772.687</text:p>
          </table:table-cell>
          <table:table-cell office:value-type="float" office:value="11332.686">
            <text:p>11332.686</text:p>
          </table:table-cell>
          <table:table-cell office:value-type="float" office:value="-450.328">
            <text:p>-450.328</text:p>
          </table:table-cell>
          <table:table-cell office:value-type="float" office:value="136800.001">
            <text:p>136800.001</text:p>
          </table:table-cell>
          <table:table-cell office:value-type="float" office:value="380.0000027778">
            <text:p>380.0000027778</text:p>
          </table:table-cell>
          <table:table-cell office:value-type="float" office:value="0.001">
            <text:p>0.001</text:p>
          </table:table-cell>
          <table:table-cell office:value-type="float" office:value="30">
            <text:p>30</text:p>
          </table:table-cell>
          <table:table-cell office:value-type="float" office:value="148583.015">
            <text:p>148583.015</text:p>
          </table:table-cell>
          <table:table-cell office:value-type="float" office:value="263.015">
            <text:p>263.015</text:p>
          </table:table-cell>
          <table:table-cell office:value-type="float" office:value="12143.014">
            <text:p>12143.014</text:p>
          </table:table-cell>
          <table:table-cell office:value-type="float" office:value="263.014">
            <text:p>263.014</text:p>
          </table:table-cell>
        </table:table-row>
        <table:table-row table:style-name="ro2">
          <table:table-cell office:value-type="string">
            <text:p>1936-09-30 16:01 EST-0500</text:p>
          </table:table-cell>
          <table:table-cell office:value-type="string">
            <text:p>Wed</text:p>
          </table:table-cell>
          <table:table-cell office:value-type="float" office:value="15">
            <text:p>15</text:p>
          </table:table-cell>
          <table:table-cell office:value-type="float" office:value="187.511">
            <text:p>187.51</text:p>
          </table:table-cell>
          <table:table-cell office:value-type="float" office:value="7.517">
            <text:p>7.52</text:p>
          </table:table-cell>
          <table:table-cell office:value-type="float" office:value="267.971">
            <text:p>267.97</text:p>
          </table:table-cell>
          <table:table-cell office:value-type="string">
            <text:p><text:s/>7 ♎ 30' 41"</text:p>
          </table:table-cell>
          <table:table-cell office:value-type="string">
            <text:p><text:s/>7 ♈ 31' 00"</text:p>
          </table:table-cell>
          <table:table-cell office:value-type="string">
            <text:p>27 ♐ 58' 14"</text:p>
          </table:table-cell>
          <table:table-cell office:value-type="float" office:value="-2.982">
            <text:p>-2.982</text:p>
          </table:table-cell>
          <table:table-cell office:value-type="float" office:value="7.521">
            <text:p>7.521</text:p>
          </table:table-cell>
          <table:table-cell office:value-type="float" office:value="4.942">
            <text:p>4.942</text:p>
          </table:table-cell>
          <table:table-cell office:value-type="float" office:value="147967.517">
            <text:p>147967.517</text:p>
          </table:table-cell>
          <table:table-cell office:value-type="float" office:value="11347.511">
            <text:p>11347.511</text:p>
          </table:table-cell>
          <table:table-cell office:value-type="float" office:value="-452.029">
            <text:p>-452.029</text:p>
          </table:table-cell>
          <table:table-cell office:value-type="float" office:value="136980.006">
            <text:p>136980.006</text:p>
          </table:table-cell>
          <table:table-cell office:value-type="float" office:value="380.5000166667">
            <text:p>380.5000166667</text:p>
          </table:table-cell>
          <table:table-cell office:value-type="float" office:value="180.006">
            <text:p>180.006</text:p>
          </table:table-cell>
          <table:table-cell office:value-type="float" office:value="15">
            <text:p>15</text:p>
          </table:table-cell>
          <table:table-cell office:value-type="float" office:value="148779.546">
            <text:p>148779.546</text:p>
          </table:table-cell>
          <table:table-cell office:value-type="float" office:value="99.546">
            <text:p>99.546</text:p>
          </table:table-cell>
          <table:table-cell office:value-type="float" office:value="12159.54">
            <text:p>12159.54</text:p>
          </table:table-cell>
          <table:table-cell office:value-type="float" office:value="279.54">
            <text:p>279.54</text:p>
          </table:table-cell>
        </table:table-row>
        <table:table-row table:style-name="ro2">
          <table:table-cell office:value-type="string">
            <text:p>1936-10-15 05:21 EST-0500</text:p>
          </table:table-cell>
          <table:table-cell office:value-type="string">
            <text:p>Thu</text:p>
          </table:table-cell>
          <table:table-cell office:value-type="float" office:value="30">
            <text:p>30</text:p>
          </table:table-cell>
          <table:table-cell office:value-type="float" office:value="201.887">
            <text:p>201.89</text:p>
          </table:table-cell>
          <table:table-cell office:value-type="float" office:value="201.889">
            <text:p>201.89</text:p>
          </table:table-cell>
          <table:table-cell office:value-type="float" office:value="266.428">
            <text:p>266.43</text:p>
          </table:table-cell>
          <table:table-cell office:value-type="string">
            <text:p>21 ♎ 53' 14"</text:p>
          </table:table-cell>
          <table:table-cell office:value-type="string">
            <text:p>21 ♎ 53' 19"</text:p>
          </table:table-cell>
          <table:table-cell office:value-type="string">
            <text:p>26 ♐ 25' 42"</text:p>
          </table:table-cell>
          <table:table-cell office:value-type="float" office:value="-8.531">
            <text:p>-8.531</text:p>
          </table:table-cell>
          <table:table-cell office:value-type="float" office:value="-12.751">
            <text:p>-12.751</text:p>
          </table:table-cell>
          <table:table-cell office:value-type="float" office:value="-4.554">
            <text:p>-4.554</text:p>
          </table:table-cell>
          <table:table-cell office:value-type="float" office:value="148161.889">
            <text:p>148161.889</text:p>
          </table:table-cell>
          <table:table-cell office:value-type="float" office:value="11361.887">
            <text:p>11361.887</text:p>
          </table:table-cell>
          <table:table-cell office:value-type="float" office:value="-453.572">
            <text:p>-453.572</text:p>
          </table:table-cell>
          <table:table-cell office:value-type="float" office:value="137160.002">
            <text:p>137160.002</text:p>
          </table:table-cell>
          <table:table-cell office:value-type="float" office:value="381.0000055556">
            <text:p>381.0000055556</text:p>
          </table:table-cell>
          <table:table-cell office:value-type="float" office:value="0.002">
            <text:p>0.002</text:p>
          </table:table-cell>
          <table:table-cell office:value-type="float" office:value="30">
            <text:p>30</text:p>
          </table:table-cell>
          <table:table-cell office:value-type="float" office:value="148975.461">
            <text:p>148975.461</text:p>
          </table:table-cell>
          <table:table-cell office:value-type="float" office:value="295.461">
            <text:p>295.461</text:p>
          </table:table-cell>
          <table:table-cell office:value-type="float" office:value="12175.459">
            <text:p>12175.459</text:p>
          </table:table-cell>
          <table:table-cell office:value-type="float" office:value="295.459">
            <text:p>295.459</text:p>
          </table:table-cell>
        </table:table-row>
        <table:table-row table:style-name="ro2">
          <table:table-cell office:value-type="string">
            <text:p>1936-10-30 00:58 EST-0500</text:p>
          </table:table-cell>
          <table:table-cell office:value-type="string">
            <text:p>Fri</text:p>
          </table:table-cell>
          <table:table-cell office:value-type="float" office:value="15">
            <text:p>15</text:p>
          </table:table-cell>
          <table:table-cell office:value-type="float" office:value="216.645">
            <text:p>216.65</text:p>
          </table:table-cell>
          <table:table-cell office:value-type="float" office:value="36.647">
            <text:p>36.65</text:p>
          </table:table-cell>
          <table:table-cell office:value-type="float" office:value="265.313">
            <text:p>265.31</text:p>
          </table:table-cell>
          <table:table-cell office:value-type="string">
            <text:p><text:s/>6 ♏ 38' 41"</text:p>
          </table:table-cell>
          <table:table-cell office:value-type="string">
            <text:p><text:s/>6 ♉ 38' 50"</text:p>
          </table:table-cell>
          <table:table-cell office:value-type="string">
            <text:p>25 ♐ 18' 46"</text:p>
          </table:table-cell>
          <table:table-cell office:value-type="float" office:value="-13.738">
            <text:p>-13.738</text:p>
          </table:table-cell>
          <table:table-cell office:value-type="float" office:value="17.374">
            <text:p>17.374</text:p>
          </table:table-cell>
          <table:table-cell office:value-type="float" office:value="3.853">
            <text:p>3.853</text:p>
          </table:table-cell>
          <table:table-cell office:value-type="float" office:value="148356.647">
            <text:p>148356.647</text:p>
          </table:table-cell>
          <table:table-cell office:value-type="float" office:value="11376.645">
            <text:p>11376.645</text:p>
          </table:table-cell>
          <table:table-cell office:value-type="float" office:value="-454.687">
            <text:p>-454.687</text:p>
          </table:table-cell>
          <table:table-cell office:value-type="float" office:value="137340.002">
            <text:p>137340.002</text:p>
          </table:table-cell>
          <table:table-cell office:value-type="float" office:value="381.5000055556">
            <text:p>381.5000055556</text:p>
          </table:table-cell>
          <table:table-cell office:value-type="float" office:value="180.002">
            <text:p>180.002</text:p>
          </table:table-cell>
          <table:table-cell office:value-type="float" office:value="15">
            <text:p>15</text:p>
          </table:table-cell>
          <table:table-cell office:value-type="float" office:value="149171.334">
            <text:p>149171.334</text:p>
          </table:table-cell>
          <table:table-cell office:value-type="float" office:value="131.334">
            <text:p>131.334</text:p>
          </table:table-cell>
          <table:table-cell office:value-type="float" office:value="12191.332">
            <text:p>12191.332</text:p>
          </table:table-cell>
          <table:table-cell office:value-type="float" office:value="311.332">
            <text:p>311.332</text:p>
          </table:table-cell>
        </table:table-row>
        <table:table-row table:style-name="ro2">
          <table:table-cell office:value-type="string">
            <text:p>1936-11-13 23:43 EST-0500</text:p>
          </table:table-cell>
          <table:table-cell office:value-type="string">
            <text:p>Fri</text:p>
          </table:table-cell>
          <table:table-cell office:value-type="float" office:value="30">
            <text:p>30</text:p>
          </table:table-cell>
          <table:table-cell office:value-type="float" office:value="231.649">
            <text:p>231.65</text:p>
          </table:table-cell>
          <table:table-cell office:value-type="float" office:value="231.653">
            <text:p>231.65</text:p>
          </table:table-cell>
          <table:table-cell office:value-type="float" office:value="264.525">
            <text:p>264.53</text:p>
          </table:table-cell>
          <table:table-cell office:value-type="string">
            <text:p>21 ♏ 38' 56"</text:p>
          </table:table-cell>
          <table:table-cell office:value-type="string">
            <text:p>21 ♏ 39' 09"</text:p>
          </table:table-cell>
          <table:table-cell office:value-type="string">
            <text:p>24 ♐ 31' 29"</text:p>
          </table:table-cell>
          <table:table-cell office:value-type="float" office:value="-18.183">
            <text:p>-18.183</text:p>
          </table:table-cell>
          <table:table-cell office:value-type="float" office:value="-20.911">
            <text:p>-20.911</text:p>
          </table:table-cell>
          <table:table-cell office:value-type="float" office:value="-2.826">
            <text:p>-2.826</text:p>
          </table:table-cell>
          <table:table-cell office:value-type="float" office:value="148551.653">
            <text:p>148551.653</text:p>
          </table:table-cell>
          <table:table-cell office:value-type="float" office:value="11391.649">
            <text:p>11391.649</text:p>
          </table:table-cell>
          <table:table-cell office:value-type="float" office:value="-455.475">
            <text:p>-455.475</text:p>
          </table:table-cell>
          <table:table-cell office:value-type="float" office:value="137520.004">
            <text:p>137520.004</text:p>
          </table:table-cell>
          <table:table-cell office:value-type="float" office:value="382.0000111111">
            <text:p>382.0000111111</text:p>
          </table:table-cell>
          <table:table-cell office:value-type="float" office:value="0.004">
            <text:p>0.004</text:p>
          </table:table-cell>
          <table:table-cell office:value-type="float" office:value="30">
            <text:p>30</text:p>
          </table:table-cell>
          <table:table-cell office:value-type="float" office:value="149367.128">
            <text:p>149367.128</text:p>
          </table:table-cell>
          <table:table-cell office:value-type="float" office:value="327.128">
            <text:p>327.128</text:p>
          </table:table-cell>
          <table:table-cell office:value-type="float" office:value="12207.124">
            <text:p>12207.124</text:p>
          </table:table-cell>
          <table:table-cell office:value-type="float" office:value="327.124">
            <text:p>327.124</text:p>
          </table:table-cell>
        </table:table-row>
        <table:table-row table:style-name="ro2">
          <table:table-cell office:value-type="string">
            <text:p>1936-11-28 11:12 EST-0500</text:p>
          </table:table-cell>
          <table:table-cell office:value-type="string">
            <text:p>Sat</text:p>
          </table:table-cell>
          <table:table-cell office:value-type="float" office:value="15">
            <text:p>15</text:p>
          </table:table-cell>
          <table:table-cell office:value-type="float" office:value="246.279">
            <text:p>246.28</text:p>
          </table:table-cell>
          <table:table-cell office:value-type="float" office:value="66.283">
            <text:p>66.28</text:p>
          </table:table-cell>
          <table:table-cell office:value-type="float" office:value="264.3">
            <text:p>264.30</text:p>
          </table:table-cell>
          <table:table-cell office:value-type="string">
            <text:p><text:s/>6 ♐ 16' 42"</text:p>
          </table:table-cell>
          <table:table-cell office:value-type="string">
            <text:p><text:s/>6 ♊ 17' 00"</text:p>
          </table:table-cell>
          <table:table-cell office:value-type="string">
            <text:p>24 ♐ 18' 00"</text:p>
          </table:table-cell>
          <table:table-cell office:value-type="float" office:value="-21.364">
            <text:p>-21.364</text:p>
          </table:table-cell>
          <table:table-cell office:value-type="float" office:value="22.972">
            <text:p>22.972</text:p>
          </table:table-cell>
          <table:table-cell office:value-type="float" office:value="1.632">
            <text:p>1.632</text:p>
          </table:table-cell>
          <table:table-cell office:value-type="float" office:value="148746.283">
            <text:p>148746.283</text:p>
          </table:table-cell>
          <table:table-cell office:value-type="float" office:value="11406.279">
            <text:p>11406.279</text:p>
          </table:table-cell>
          <table:table-cell office:value-type="float" office:value="-455.7">
            <text:p>-455.7</text:p>
          </table:table-cell>
          <table:table-cell office:value-type="float" office:value="137700.004">
            <text:p>137700.004</text:p>
          </table:table-cell>
          <table:table-cell office:value-type="float" office:value="382.5000111111">
            <text:p>382.5000111111</text:p>
          </table:table-cell>
          <table:table-cell office:value-type="float" office:value="180.004">
            <text:p>180.004</text:p>
          </table:table-cell>
          <table:table-cell office:value-type="float" office:value="15">
            <text:p>15</text:p>
          </table:table-cell>
          <table:table-cell office:value-type="float" office:value="149561.983">
            <text:p>149561.983</text:p>
          </table:table-cell>
          <table:table-cell office:value-type="float" office:value="161.983">
            <text:p>161.983</text:p>
          </table:table-cell>
          <table:table-cell office:value-type="float" office:value="12221.979">
            <text:p>12221.979</text:p>
          </table:table-cell>
          <table:table-cell office:value-type="float" office:value="341.979">
            <text:p>341.979</text:p>
          </table:table-cell>
        </table:table-row>
        <table:table-row table:style-name="ro2">
          <table:table-cell office:value-type="string">
            <text:p>1936-12-13 18:26 EST-0500</text:p>
          </table:table-cell>
          <table:table-cell office:value-type="string">
            <text:p>Sun</text:p>
          </table:table-cell>
          <table:table-cell office:value-type="float" office:value="30">
            <text:p>30</text:p>
          </table:table-cell>
          <table:table-cell office:value-type="float" office:value="261.816">
            <text:p>261.82</text:p>
          </table:table-cell>
          <table:table-cell office:value-type="float" office:value="261.82">
            <text:p>261.82</text:p>
          </table:table-cell>
          <table:table-cell office:value-type="float" office:value="264.28">
            <text:p>264.28</text:p>
          </table:table-cell>
          <table:table-cell office:value-type="string">
            <text:p>21 ♐ 48' 58"</text:p>
          </table:table-cell>
          <table:table-cell office:value-type="string">
            <text:p>21 ♐ 49' 10"</text:p>
          </table:table-cell>
          <table:table-cell office:value-type="string">
            <text:p>24 ♐ 16' 49"</text:p>
          </table:table-cell>
          <table:table-cell office:value-type="float" office:value="-23.194">
            <text:p>-23.194</text:p>
          </table:table-cell>
          <table:table-cell office:value-type="float" office:value="-23.422">
            <text:p>-23.422</text:p>
          </table:table-cell>
          <table:table-cell office:value-type="float" office:value="-0.228">
            <text:p>-0.228</text:p>
          </table:table-cell>
          <table:table-cell office:value-type="float" office:value="148941.82">
            <text:p>148941.82</text:p>
          </table:table-cell>
          <table:table-cell office:value-type="float" office:value="11421.816">
            <text:p>11421.816</text:p>
          </table:table-cell>
          <table:table-cell office:value-type="float" office:value="-455.72">
            <text:p>-455.72</text:p>
          </table:table-cell>
          <table:table-cell office:value-type="float" office:value="137880.004">
            <text:p>137880.004</text:p>
          </table:table-cell>
          <table:table-cell office:value-type="float" office:value="383.0000111111">
            <text:p>383.0000111111</text:p>
          </table:table-cell>
          <table:table-cell office:value-type="float" office:value="0.004">
            <text:p>0.004</text:p>
          </table:table-cell>
          <table:table-cell office:value-type="float" office:value="30">
            <text:p>30</text:p>
          </table:table-cell>
          <table:table-cell office:value-type="float" office:value="149757.54">
            <text:p>149757.54</text:p>
          </table:table-cell>
          <table:table-cell office:value-type="float" office:value="357.54">
            <text:p>357.54</text:p>
          </table:table-cell>
          <table:table-cell office:value-type="float" office:value="12237.536">
            <text:p>12237.536</text:p>
          </table:table-cell>
          <table:table-cell office:value-type="float" office:value="357.536">
            <text:p>357.536</text:p>
          </table:table-cell>
        </table:table-row>
        <table:table-row table:style-name="ro2">
          <table:table-cell office:value-type="string">
            <text:p>1936-12-27 23:00 EST-0500</text:p>
          </table:table-cell>
          <table:table-cell office:value-type="string">
            <text:p>Sun</text:p>
          </table:table-cell>
          <table:table-cell office:value-type="float" office:value="15">
            <text:p>15</text:p>
          </table:table-cell>
          <table:table-cell office:value-type="float" office:value="276.27">
            <text:p>276.27</text:p>
          </table:table-cell>
          <table:table-cell office:value-type="float" office:value="96.272">
            <text:p>96.27</text:p>
          </table:table-cell>
          <table:table-cell office:value-type="float" office:value="264.312">
            <text:p>264.31</text:p>
          </table:table-cell>
          <table:table-cell office:value-type="string">
            <text:p><text:s/>6 ♑ 16' 12"</text:p>
          </table:table-cell>
          <table:table-cell office:value-type="string">
            <text:p><text:s/>6 ♋ 16' 19"</text:p>
          </table:table-cell>
          <table:table-cell office:value-type="string">
            <text:p>24 ♐ 18' 41"</text:p>
          </table:table-cell>
          <table:table-cell office:value-type="float" office:value="-23.299">
            <text:p>-23.299</text:p>
          </table:table-cell>
          <table:table-cell office:value-type="float" office:value="22.202">
            <text:p>22.202</text:p>
          </table:table-cell>
          <table:table-cell office:value-type="float" office:value="-1.097">
            <text:p>-1.097</text:p>
          </table:table-cell>
          <table:table-cell office:value-type="float" office:value="149136.272">
            <text:p>149136.272</text:p>
          </table:table-cell>
          <table:table-cell office:value-type="float" office:value="11436.27">
            <text:p>11436.27</text:p>
          </table:table-cell>
          <table:table-cell office:value-type="float" office:value="-455.688">
            <text:p>-455.688</text:p>
          </table:table-cell>
          <table:table-cell office:value-type="float" office:value="138060.002">
            <text:p>138060.002</text:p>
          </table:table-cell>
          <table:table-cell office:value-type="float" office:value="383.5000055556">
            <text:p>383.5000055556</text:p>
          </table:table-cell>
          <table:table-cell office:value-type="float" office:value="180.002">
            <text:p>180.002</text:p>
          </table:table-cell>
          <table:table-cell office:value-type="float" office:value="15">
            <text:p>15</text:p>
          </table:table-cell>
          <table:table-cell office:value-type="float" office:value="149951.96">
            <text:p>149951.96</text:p>
          </table:table-cell>
          <table:table-cell office:value-type="float" office:value="191.96">
            <text:p>191.96</text:p>
          </table:table-cell>
          <table:table-cell office:value-type="float" office:value="12251.958">
            <text:p>12251.958</text:p>
          </table:table-cell>
          <table:table-cell office:value-type="float" office:value="11.958">
            <text:p>11.958</text:p>
          </table:table-cell>
        </table:table-row>
        <table:table-row table:style-name="ro2" table:number-rows-repeated="1047805">
          <table:table-cell table:number-columns-repeated="23"/>
        </table:table-row>
        <table:table-row table:style-name="ro3" table:number-rows-repeated="2">
          <table:table-cell table:number-columns-repeated="23"/>
        </table:table-row>
        <table:table-row table:style-name="ro3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printed-by>Ryan </meta:printed-by>
    <meta:print-date>2014-04-18T16:11:01</meta:print-date>
    <dc:date>2014-04-18T16:13:27</dc:date>
    <dc:creator>Ryan </dc:creator>
    <meta:document-statistic meta:table-count="1" meta:cell-count="17664" meta:object-count="0"/>
    <meta:generator>LibreOffice/3.6$Linux_X86_64 LibreOffice_project/360m1$Build-304</meta:generator>
  </office:meta>
</office:document-meta>
</file>